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Jost" svg:font-family="Jost"/>
    <style:font-face style:name="Roboto" svg:font-family="Roboto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co2" style:family="table-column">
      <style:table-column-properties fo:break-before="auto" style:column-width="243.81pt"/>
    </style:style>
    <style:style style:name="co3" style:family="table-column">
      <style:table-column-properties fo:break-before="auto" style:column-width="84.05pt"/>
    </style:style>
    <style:style style:name="co4" style:family="table-column">
      <style:table-column-properties fo:break-before="auto" style:column-width="77.1pt"/>
    </style:style>
    <style:style style:name="co5" style:family="table-column">
      <style:table-column-properties fo:break-before="auto" style:column-width="171.55pt"/>
    </style:style>
    <style:style style:name="co6" style:family="table-column">
      <style:table-column-properties fo:break-before="auto" style:column-width="209.06pt"/>
    </style:style>
    <style:style style:name="ro1" style:family="table-row">
      <style:table-row-properties style:row-height="42.01pt" fo:break-before="auto" style:use-optimal-row-height="false"/>
    </style:style>
    <style:style style:name="ro2" style:family="table-row">
      <style:table-row-properties style:row-height="22.51pt" fo:break-before="auto" style:use-optimal-row-height="false"/>
    </style:style>
    <style:style style:name="ro3" style:family="table-row">
      <style:table-row-properties style:row-height="15.76pt" fo:break-before="auto" style:use-optimal-row-height="true"/>
    </style:style>
    <style:style style:name="ro4" style:family="table-row">
      <style:table-row-properties style:row-height="15.76pt" fo:break-before="auto" style:use-optimal-row-height="false"/>
    </style:style>
    <style:style style:name="ro5" style:family="table-row">
      <style:table-row-properties style:row-height="21pt" fo:break-before="auto" style:use-optimal-row-height="false"/>
    </style:style>
    <style:style style:name="ro6" style:family="table-row">
      <style:table-row-properties style:row-height="24.01pt" fo:break-before="auto" style:use-optimal-row-height="false"/>
    </style:style>
    <style:style style:name="ta1" style:family="table" style:master-page-name="PageStyle_5f_Zusammenfassung">
      <style:table-properties table:display="true" style:writing-mode="lr-tb"/>
    </style:style>
    <style:style style:name="ta2" style:family="table" style:master-page-name="PageStyle_5f_Einzelplan_20_01">
      <style:table-properties table:display="true" style:writing-mode="lr-tb" tableooo:tab-color="#93c47d"/>
    </style:style>
    <style:style style:name="ta3" style:family="table" style:master-page-name="PageStyle_5f_Einzelplan_20_02">
      <style:table-properties table:display="true" style:writing-mode="lr-tb" tableooo:tab-color="#93c47d"/>
    </style:style>
    <style:style style:name="ta4" style:family="table" style:master-page-name="PageStyle_5f_Einzelplan_20_03">
      <style:table-properties table:display="true" style:writing-mode="lr-tb" tableooo:tab-color="#93c47d"/>
    </style:style>
    <style:style style:name="ta5" style:family="table" style:master-page-name="PageStyle_5f_Einzelplan_20_04">
      <style:table-properties table:display="true" style:writing-mode="lr-tb" tableooo:tab-color="#93c47d"/>
    </style:style>
    <style:style style:name="ta6" style:family="table" style:master-page-name="PageStyle_5f_Einzelplan_20_05">
      <style:table-properties table:display="true" style:writing-mode="lr-tb" tableooo:tab-color="#93c47d"/>
    </style:style>
    <style:style style:name="ta7" style:family="table" style:master-page-name="PageStyle_5f_Einzelplan_20_06">
      <style:table-properties table:display="true" style:writing-mode="lr-tb" tableooo:tab-color="#93c47d"/>
    </style:style>
    <style:style style:name="ta8" style:family="table" style:master-page-name="PageStyle_5f_Einzelplan_20_07">
      <style:table-properties table:display="true" style:writing-mode="lr-tb" tableooo:tab-color="#93c47d"/>
    </style:style>
    <style:style style:name="ta9" style:family="table" style:master-page-name="PageStyle_5f_Einzelplan_20_08">
      <style:table-properties table:display="true" style:writing-mode="lr-tb" tableooo:tab-color="#93c47d"/>
    </style:style>
    <style:style style:name="ta10" style:family="table" style:master-page-name="PageStyle_5f_Einzelplan_20_09">
      <style:table-properties table:display="true" style:writing-mode="lr-tb" tableooo:tab-color="#93c47d"/>
    </style:style>
    <style:style style:name="ta11" style:family="table" style:master-page-name="PageStyle_5f_Einzelplan_20_10">
      <style:table-properties table:display="true" style:writing-mode="lr-tb" tableooo:tab-color="#93c47d"/>
    </style:style>
    <style:style style:name="ta12" style:family="table" style:master-page-name="PageStyle_5f_Einzelplan_20_11">
      <style:table-properties table:display="true" style:writing-mode="lr-tb" tableooo:tab-color="#93c47d"/>
    </style:style>
    <style:style style:name="ta13" style:family="table" style:master-page-name="PageStyle_5f_Einzelplan_20_12">
      <style:table-properties table:display="true" style:writing-mode="lr-tb" tableooo:tab-color="#93c47d"/>
    </style:style>
    <style:style style:name="ta14" style:family="table" style:master-page-name="PageStyle_5f_Einzelplan_20_13">
      <style:table-properties table:display="true" style:writing-mode="lr-tb" tableooo:tab-color="#93c47d"/>
    </style:style>
    <style:style style:name="ta15" style:family="table" style:master-page-name="PageStyle_5f_Einzelplan_20_14">
      <style:table-properties table:display="true" style:writing-mode="lr-tb" tableooo:tab-color="#93c47d"/>
    </style:style>
    <style:style style:name="ta16" style:family="table" style:master-page-name="PageStyle_5f_Einzelplan_20_15">
      <style:table-properties table:display="true" style:writing-mode="lr-tb" tableooo:tab-color="#93c47d"/>
    </style:style>
    <style:style style:name="ta17" style:family="table" style:master-page-name="PageStyle_5f_Einzelplan_20_16">
      <style:table-properties table:display="true" style:writing-mode="lr-tb" tableooo:tab-color="#93c47d"/>
    </style:style>
    <style:style style:name="ta18" style:family="table" style:master-page-name="PageStyle_5f_Einzelplan_20_17">
      <style:table-properties table:display="true" style:writing-mode="lr-tb" tableooo:tab-color="#93c47d"/>
    </style:style>
    <style:style style:name="ta19" style:family="table" style:master-page-name="PageStyle_5f_Einzelplan_20_18">
      <style:table-properties table:display="true" style:writing-mode="lr-tb" tableooo:tab-color="#93c47d"/>
    </style:style>
    <style:style style:name="ta20" style:family="table" style:master-page-name="PageStyle_5f_Einzelplan_20_19">
      <style:table-properties table:display="true" style:writing-mode="lr-tb" tableooo:tab-color="#93c47d"/>
    </style:style>
    <style:style style:name="ta21" style:family="table" style:master-page-name="PageStyle_5f_Einzelplan_20_20">
      <style:table-properties table:display="true" style:writing-mode="lr-tb" tableooo:tab-color="#93c47d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Jost" fo:font-size="11pt" fo:font-style="normal" fo:text-shadow="none" style:text-underline-style="none" fo:font-weight="normal" style:font-size-asian="11pt" style:font-style-asian="normal" style:font-weight-asian="normal" style:font-name-complex="Jost" style:font-size-complex="11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Jost" fo:font-size="11pt" fo:font-style="normal" fo:text-shadow="none" style:text-underline-style="none" fo:font-weight="normal" style:font-size-asian="11pt" style:font-style-asian="normal" style:font-weight-asian="normal" style:font-name-complex="Jost" style:font-size-complex="11pt" style:font-style-complex="normal" style:font-weight-complex="normal"/>
    </style:style>
    <style:style style:name="ce3" style:family="table-cell" style:parent-style-name="Default">
      <style:table-cell-properties fo:border-bottom="0.74pt solid #284e3f" style:diagonal-bl-tr="none" style:diagonal-tl-br="none" style:text-align-source="value-type" style:repeat-content="false" fo:wrap-option="no-wrap" fo:border-left="0.74pt solid #284e3f" style:direction="ltr" fo:border-right="0.74pt solid #f6f8f9" style:rotation-angle="0" style:rotation-align="none" style:shrink-to-fit="false" fo:border-top="0.74pt solid #f6f8f9" style:vertical-align="middle" loext:vertical-justify="auto"/>
      <style:paragraph-properties css3t:text-justify="auto" fo:margin-left="0pt" style:writing-mode="page"/>
      <style:text-properties fo:color="#434343" style:text-outline="false" style:text-line-through-style="none" style:text-line-through-type="none" style:font-name="Jost" fo:font-size="11pt" fo:font-style="normal" fo:text-shadow="none" style:text-underline-style="none" fo:font-weight="normal" style:font-size-asian="11pt" style:font-style-asian="normal" style:font-weight-asian="normal" style:font-name-complex="Jost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Jost" fo:font-size="11pt" fo:font-style="normal" fo:text-shadow="none" style:text-underline-style="none" fo:font-weight="normal" style:font-size-asian="11pt" style:font-style-asian="normal" style:font-weight-asian="normal" style:font-name-complex="Jost" style:font-size-complex="11pt" style:font-style-complex="normal" style:font-weight-complex="normal"/>
    </style:style>
    <style:style style:name="ce6" style:family="table-cell" style:parent-style-name="Default">
      <style:table-cell-properties fo:border-bottom="0.74pt solid #284e3f" style:diagonal-bl-tr="none" style:diagonal-tl-br="none" style:text-align-source="value-type" style:repeat-content="false" fo:wrap-option="wrap" fo:border-left="0.74pt solid #f6f8f9" style:direction="ltr" fo:border-right="0.74pt solid #f6f8f9" style:rotation-angle="0" style:rotation-align="none" style:shrink-to-fit="false" fo:border-top="0.74pt solid #f6f8f9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Jost" fo:font-size="11pt" fo:font-style="normal" fo:text-shadow="none" style:text-underline-style="none" fo:font-weight="normal" style:font-size-asian="11pt" style:font-style-asian="normal" style:font-weight-asian="normal" style:font-name-complex="Jost" style:font-size-complex="11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 style:data-style-name="N125">
      <style:table-cell-properties style:diagonal-bl-tr="none" style:diagonal-tl-br="none" style:text-align-source="value-type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Jost" fo:font-size="11pt" fo:font-style="normal" fo:text-shadow="none" style:text-underline-style="none" fo:font-weight="normal" style:font-size-asian="11pt" style:font-style-asian="normal" style:font-weight-asian="normal" style:font-name-complex="Jost" style:font-size-complex="11pt" style:font-style-complex="normal" style:font-weight-complex="normal"/>
    </style:style>
    <style:style style:name="ce9" style:family="table-cell" style:parent-style-name="Default" style:data-style-name="N125">
      <style:table-cell-properties style:diagonal-bl-tr="none" style:diagonal-tl-br="none" style:text-align-source="value-type" style:repeat-content="false" fo:wrap-option="no-wrap" fo:border="0.74pt solid #f6f8f9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Jost" fo:font-size="11pt" fo:font-style="normal" fo:text-shadow="none" style:text-underline-style="none" fo:font-weight="normal" style:font-size-asian="11pt" style:font-style-asian="normal" style:font-weight-asian="normal" style:font-name-complex="Jost" style:font-size-complex="11pt" style:font-style-complex="normal" style:font-weight-complex="normal"/>
    </style:style>
    <style:style style:name="ce10" style:family="table-cell" style:parent-style-name="Default" style:data-style-name="N125">
      <style:table-cell-properties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434343" style:text-outline="false" style:text-line-through-style="none" style:text-line-through-type="none" style:font-name="Jost" fo:font-size="11pt" fo:font-style="normal" fo:text-shadow="none" style:text-underline-style="none" fo:font-weight="normal" style:font-size-asian="11pt" style:font-style-asian="normal" style:font-weight-asian="normal" style:font-name-complex="Jost" style:font-size-complex="11pt" style:font-style-complex="normal" style:font-weight-complex="normal"/>
    </style:style>
    <style:style style:name="ce11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434343" style:text-outline="false" style:text-line-through-style="none" style:text-line-through-type="none" style:font-name="Jost" fo:font-size="11pt" fo:font-style="normal" fo:text-shadow="none" style:text-underline-style="none" fo:font-weight="normal" style:font-size-asian="11pt" style:font-style-asian="normal" style:font-weight-asian="normal" style:font-name-complex="Jost" style:font-size-complex="11pt" style:font-style-complex="normal" style:font-weight-complex="normal"/>
    </style:style>
    <style:style style:name="ce12" style:family="table-cell" style:parent-style-name="Default" style:data-style-name="N125">
      <style:table-cell-properties fo:border-bottom="0.74pt solid #284e3f" style:diagonal-bl-tr="none" style:diagonal-tl-br="none" style:text-align-source="fix" style:repeat-content="false" fo:wrap-option="no-wrap" fo:border-left="0.74pt solid #f6f8f9" style:direction="ltr" fo:border-right="0.74pt solid #f6f8f9" style:rotation-angle="0" style:rotation-align="none" style:shrink-to-fit="false" fo:border-top="0.74pt solid #f6f8f9" style:vertical-align="middle" loext:vertical-justify="auto"/>
      <style:paragraph-properties fo:text-align="end" css3t:text-justify="auto" fo:margin-left="0pt" style:writing-mode="page"/>
      <style:text-properties fo:color="#434343" style:text-outline="false" style:text-line-through-style="none" style:text-line-through-type="none" style:font-name="Jost" fo:font-size="11pt" fo:font-style="normal" fo:text-shadow="none" style:text-underline-style="none" fo:font-weight="normal" style:font-size-asian="11pt" style:font-style-asian="normal" style:font-weight-asian="normal" style:font-name-complex="Jost" style:font-size-complex="11pt" style:font-style-complex="normal" style:font-weight-complex="normal"/>
    </style:style>
    <style:style style:name="ce13" style:family="table-cell" style:parent-style-name="Default" style:data-style-name="N125">
      <style:table-cell-properties style:diagonal-bl-tr="none" style:diagonal-tl-br="none" style:text-align-source="fix" style:repeat-content="false" fo:wrap-option="no-wrap" fo:border="0.74pt solid #f6f8f9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434343" style:text-outline="false" style:text-line-through-style="none" style:text-line-through-type="none" style:font-name="Jost" fo:font-size="11pt" fo:font-style="normal" fo:text-shadow="none" style:text-underline-style="none" fo:font-weight="normal" style:font-size-asian="11pt" style:font-style-asian="normal" style:font-weight-asian="normal" style:font-name-complex="Jost" style:font-size-complex="11pt" style:font-style-complex="normal" style:font-weight-complex="normal"/>
    </style:style>
    <style:style style:name="ce14" style:family="table-cell" style:parent-style-name="Default" style:data-style-name="N3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 style:data-style-name="N4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 style:data-style-name="N125">
      <style:table-cell-properties fo:border-bottom="0.74pt solid #ffffff" style:diagonal-bl-tr="none" style:diagonal-tl-br="none" style:text-align-source="fix" style:repeat-content="false" fo:wrap-option="no-wrap" fo:border-left="0.74pt solid #ffffff" style:direction="ltr" fo:border-right="none" style:rotation-angle="0" style:rotation-align="none" style:shrink-to-fit="false" fo:border-top="0.74pt solid #ffffff" style:vertical-align="middle" loext:vertical-justify="auto"/>
      <style:paragraph-properties fo:text-align="end" css3t:text-justify="auto" fo:margin-left="0pt" style:writing-mode="page"/>
      <style:text-properties fo:color="#434343" style:text-outline="false" style:text-line-through-style="none" style:text-line-through-type="none" style:font-name="Jost" fo:font-size="11pt" fo:font-style="normal" fo:text-shadow="none" style:text-underline-style="none" fo:font-weight="normal" style:font-size-asian="11pt" style:font-style-asian="normal" style:font-weight-asian="normal" style:font-name-complex="Jost" style:font-size-complex="11pt" style:font-style-complex="normal" style:font-weight-complex="normal"/>
    </style:style>
    <style:style style:name="ce17" style:family="table-cell" style:parent-style-name="Default" style:data-style-name="N125">
      <style:table-cell-properties fo:border-bottom="0.74pt solid #f6f8f9" style:diagonal-bl-tr="none" style:diagonal-tl-br="none" style:text-align-source="fix" style:repeat-content="false" fo:wrap-option="no-wrap" fo:border-left="0.74pt solid #f6f8f9" style:direction="ltr" fo:border-right="none" style:rotation-angle="0" style:rotation-align="none" style:shrink-to-fit="false" fo:border-top="0.74pt solid #f6f8f9" style:vertical-align="middle" loext:vertical-justify="auto"/>
      <style:paragraph-properties fo:text-align="end" css3t:text-justify="auto" fo:margin-left="0pt" style:writing-mode="page"/>
      <style:text-properties fo:color="#434343" style:text-outline="false" style:text-line-through-style="none" style:text-line-through-type="none" style:font-name="Jost" fo:font-size="11pt" fo:font-style="normal" fo:text-shadow="none" style:text-underline-style="none" fo:font-weight="normal" style:font-size-asian="11pt" style:font-style-asian="normal" style:font-weight-asian="normal" style:font-name-complex="Jost" style:font-size-complex="11pt" style:font-style-complex="normal" style:font-weight-complex="normal"/>
    </style:style>
    <style:style style:name="ce18" style:family="table-cell" style:parent-style-name="Default" style:data-style-name="N125">
      <style:table-cell-properties fo:border-bottom="0.74pt solid #284e3f" style:diagonal-bl-tr="none" style:diagonal-tl-br="none" style:text-align-source="fix" style:repeat-content="false" fo:wrap-option="no-wrap" fo:border-left="0.74pt solid #f6f8f9" style:direction="ltr" fo:border-right="0.74pt solid #f6f8f9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fo:color="#434343" style:text-outline="false" style:text-line-through-style="none" style:text-line-through-type="none" style:font-name="Jost" fo:font-size="11pt" fo:font-style="normal" fo:text-shadow="none" style:text-underline-style="none" fo:font-weight="normal" style:font-size-asian="11pt" style:font-style-asian="normal" style:font-weight-asian="normal" style:font-name-complex="Jost" style:font-size-complex="11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Jost" fo:font-size="11pt" fo:font-style="normal" fo:text-shadow="none" style:text-underline-style="none" fo:font-weight="normal" style:font-size-asian="11pt" style:font-style-asian="normal" style:font-weight-asian="normal" style:font-name-complex="Jost" style:font-size-complex="11pt" style:font-style-complex="normal" style:font-weight-complex="normal"/>
    </style:style>
    <style:style style:name="ce20" style:family="table-cell" style:parent-style-name="Default" style:data-style-name="N125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Jost" fo:font-size="11pt" fo:font-style="normal" fo:text-shadow="none" style:text-underline-style="none" fo:font-weight="normal" style:font-size-asian="11pt" style:font-style-asian="normal" style:font-weight-asian="normal" style:font-name-complex="Jost" style:font-size-complex="11pt" style:font-style-complex="normal" style:font-weight-complex="normal"/>
    </style:style>
    <style:style style:name="ce21" style:family="table-cell" style:parent-style-name="Default" style:data-style-name="N125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fo:color="#434343" style:text-outline="false" style:text-line-through-style="none" style:text-line-through-type="none" style:font-name="Jost" fo:font-size="11pt" fo:font-style="normal" fo:text-shadow="none" style:text-underline-style="none" fo:font-weight="normal" style:font-size-asian="11pt" style:font-style-asian="normal" style:font-weight-asian="normal" style:font-name-complex="Jost" style:font-size-complex="11pt" style:font-style-complex="normal" style:font-weight-complex="normal"/>
    </style:style>
    <style:style style:name="ce22" style:family="table-cell" style:parent-style-name="Default" style:data-style-name="N125">
      <style:table-cell-properties fo:border-bottom="0.74pt solid #284e3f" style:diagonal-bl-tr="none" style:diagonal-tl-br="none" style:text-align-source="fix" style:repeat-content="false" fo:wrap-option="no-wrap" fo:border-left="0.74pt solid #f6f8f9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fo:color="#434343" style:text-outline="false" style:text-line-through-style="none" style:text-line-through-type="none" style:font-name="Jost" fo:font-size="11pt" fo:font-style="normal" fo:text-shadow="none" style:text-underline-style="none" fo:font-weight="normal" style:font-size-asian="11pt" style:font-style-asian="normal" style:font-weight-asian="normal" style:font-name-complex="Jost" style:font-size-complex="11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24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>
      <style:table-cell-properties fo:border-bottom="0.74pt solid #284e3f" style:diagonal-bl-tr="none" style:diagonal-tl-br="none" style:text-align-source="value-type" style:repeat-content="false" fo:wrap-option="no-wrap" fo:border-left="0.74pt solid #284e3f" style:direction="ltr" fo:border-right="0.74pt solid #f6f8f9" style:rotation-angle="0" style:rotation-align="none" style:shrink-to-fit="false" fo:border-top="0.74pt solid #f6f8f9" style:vertical-align="middle" loext:vertical-justify="auto"/>
      <style:paragraph-properties css3t:text-justify="auto" fo:margin-left="0pt" style:writing-mode="page"/>
      <style:text-properties fo:color="#434343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26" style:family="table-cell" style:parent-style-name="Default">
      <style:table-cell-properties fo:border-bottom="0.74pt solid #284e3f" style:diagonal-bl-tr="none" style:diagonal-tl-br="none" style:text-align-source="value-type" style:repeat-content="false" fo:wrap-option="wrap" fo:border-left="0.74pt solid #f6f8f9" style:direction="ltr" fo:border-right="0.74pt solid #f6f8f9" style:rotation-angle="0" style:rotation-align="none" style:shrink-to-fit="false" fo:border-top="0.74pt solid #f6f8f9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 style:data-style-name="N125">
      <style:table-cell-properties style:diagonal-bl-tr="none" style:diagonal-tl-br="none" style:text-align-source="value-type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 style:data-style-name="N125">
      <style:table-cell-properties style:diagonal-bl-tr="none" style:diagonal-tl-br="none" style:text-align-source="value-type" style:repeat-content="false" fo:wrap-option="no-wrap" fo:border="0.74pt solid #f6f8f9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 style:data-style-name="N125">
      <style:table-cell-properties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434343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30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434343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31" style:family="table-cell" style:parent-style-name="Default" style:data-style-name="N125">
      <style:table-cell-properties fo:border-bottom="0.74pt solid #ffffff" style:diagonal-bl-tr="none" style:diagonal-tl-br="none" style:text-align-source="fix" style:repeat-content="false" fo:wrap-option="no-wrap" fo:border-left="0.74pt solid #ffffff" style:direction="ltr" fo:border-right="none" style:rotation-angle="0" style:rotation-align="none" style:shrink-to-fit="false" fo:border-top="0.74pt solid #ffffff" style:vertical-align="middle" loext:vertical-justify="auto"/>
      <style:paragraph-properties fo:text-align="end" css3t:text-justify="auto" fo:margin-left="0pt" style:writing-mode="page"/>
      <style:text-properties fo:color="#434343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32" style:family="table-cell" style:parent-style-name="Default" style:data-style-name="N125">
      <style:table-cell-properties fo:border-bottom="0.74pt solid #f6f8f9" style:diagonal-bl-tr="none" style:diagonal-tl-br="none" style:text-align-source="fix" style:repeat-content="false" fo:wrap-option="no-wrap" fo:border-left="0.74pt solid #f6f8f9" style:direction="ltr" fo:border-right="none" style:rotation-angle="0" style:rotation-align="none" style:shrink-to-fit="false" fo:border-top="0.74pt solid #f6f8f9" style:vertical-align="middle" loext:vertical-justify="auto"/>
      <style:paragraph-properties fo:text-align="end" css3t:text-justify="auto" fo:margin-left="0pt" style:writing-mode="page"/>
      <style:text-properties fo:color="#434343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33" style:family="table-cell" style:parent-style-name="Default" style:data-style-name="N125">
      <style:table-cell-properties fo:border-bottom="none" style:diagonal-bl-tr="none" style:diagonal-tl-br="none" style:text-align-source="fix" style:repeat-content="false" fo:wrap-option="no-wrap" fo:border-left="0.74pt solid #ffffff" style:direction="ltr" fo:border-right="none" style:rotation-angle="0" style:rotation-align="none" style:shrink-to-fit="false" fo:border-top="0.74pt solid #ffffff" style:vertical-align="middle" loext:vertical-justify="auto"/>
      <style:paragraph-properties fo:text-align="end" css3t:text-justify="auto" fo:margin-left="0pt" style:writing-mode="page"/>
      <style:text-properties fo:color="#434343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3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Jost" fo:font-size="10pt" fo:font-style="normal" fo:text-shadow="none" style:text-underline-style="none" fo:font-weight="normal" style:font-size-asian="10pt" style:font-style-asian="normal" style:font-weight-asian="normal" style:font-name-complex="Jost" style:font-size-complex="10pt" style:font-style-complex="normal" style:font-weight-complex="normal"/>
    </style:style>
    <style:style style:name="ce37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Jost" fo:font-size="10pt" fo:font-style="normal" fo:text-shadow="none" style:text-underline-style="none" fo:font-weight="normal" style:font-size-asian="10pt" style:font-style-asian="normal" style:font-weight-asian="normal" style:font-name-complex="Jost" style:font-size-complex="10pt" style:font-style-complex="normal" style:font-weight-complex="normal"/>
    </style:style>
    <style:style style:name="ce3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Jost" fo:font-size="10pt" fo:font-style="normal" fo:text-shadow="none" style:text-underline-style="none" fo:font-weight="normal" style:font-size-asian="10pt" style:font-style-asian="normal" style:font-weight-asian="normal" style:font-name-complex="Jost" style:font-size-complex="10pt" style:font-style-complex="normal" style:font-weight-complex="normal"/>
    </style:style>
    <style:style style:name="ce39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Jost" fo:font-size="10pt" fo:font-style="normal" fo:text-shadow="none" style:text-underline-style="none" fo:font-weight="bold" style:font-size-asian="10pt" style:font-style-asian="normal" style:font-weight-asian="bold" style:font-name-complex="Jost" style:font-size-complex="10pt" style:font-style-complex="normal" style:font-weight-complex="bold"/>
    </style:style>
    <style:style style:name="ce40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1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Jost" fo:font-size="10pt" fo:font-style="normal" fo:text-shadow="none" style:text-underline-style="none" fo:font-weight="normal" style:font-size-asian="10pt" style:font-style-asian="normal" style:font-weight-asian="normal" style:font-name-complex="Jost" style:font-size-complex="10pt" style:font-style-complex="normal" style:font-weight-complex="normal"/>
    </style:style>
    <style:style style:name="ce4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Jost" fo:font-size="10pt" fo:font-style="normal" fo:text-shadow="none" style:text-underline-style="none" fo:font-weight="normal" style:font-size-asian="10pt" style:font-style-asian="normal" style:font-weight-asian="normal" style:font-name-complex="Jost" style:font-size-complex="10pt" style:font-style-complex="normal" style:font-weight-complex="normal"/>
    </style:style>
    <style:style style:name="ce4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Jost" fo:font-size="10pt" fo:font-style="normal" fo:text-shadow="none" style:text-underline-style="none" fo:font-weight="bold" style:font-size-asian="10pt" style:font-style-asian="normal" style:font-weight-asian="bold" style:font-name-complex="Jost" style:font-size-complex="10pt" style:font-style-complex="normal" style:font-weight-complex="bold"/>
    </style:style>
    <style:style style:name="ce45" style:family="table-cell" style:parent-style-name="Default" style:data-style-name="N125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Jost" fo:font-size="10pt" fo:font-style="normal" fo:text-shadow="none" style:text-underline-style="none" fo:font-weight="normal" style:font-size-asian="10pt" style:font-style-asian="normal" style:font-weight-asian="normal" style:font-name-complex="Jost" style:font-size-complex="10pt" style:font-style-complex="normal" style:font-weight-complex="normal"/>
    </style:style>
    <style:style style:name="ce46" style:family="table-cell" style:parent-style-name="Default" style:data-style-name="N125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Jost" fo:font-size="10pt" fo:font-style="normal" fo:text-shadow="none" style:text-underline-style="none" fo:font-weight="bold" style:font-size-asian="10pt" style:font-style-asian="normal" style:font-weight-asian="bold" style:font-name-complex="Jost" style:font-size-complex="10pt" style:font-style-complex="normal" style:font-weight-complex="bold"/>
    </style:style>
    <style:style style:name="ce47" style:family="table-cell" style:parent-style-name="Default" style:data-style-name="N4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Jost" fo:font-size="8pt" fo:font-style="normal" fo:text-shadow="none" style:text-underline-style="none" fo:font-weight="normal" style:font-size-asian="8pt" style:font-style-asian="normal" style:font-weight-asian="normal" style:font-name-complex="Jost" style:font-size-complex="8pt" style:font-style-complex="normal" style:font-weight-complex="normal"/>
    </style:style>
    <style:style style:name="ce49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Jost" fo:font-size="8pt" fo:font-style="normal" fo:text-shadow="none" style:text-underline-style="none" fo:font-weight="normal" style:font-size-asian="8pt" style:font-style-asian="normal" style:font-weight-asian="normal" style:font-name-complex="Jost" style:font-size-complex="8pt" style:font-style-complex="normal" style:font-weight-complex="normal"/>
    </style:style>
    <style:style style:name="ce5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Jost" fo:font-size="8pt" fo:font-style="normal" fo:text-shadow="none" style:text-underline-style="none" fo:font-weight="normal" style:font-size-asian="8pt" style:font-style-asian="normal" style:font-weight-asian="normal" style:font-name-complex="Jost" style:font-size-complex="8pt" style:font-style-complex="normal" style:font-weight-complex="normal"/>
    </style:style>
    <style:style style:name="ce5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Jost" fo:font-size="8pt" fo:font-style="normal" fo:text-shadow="none" style:text-underline-style="none" fo:font-weight="bold" style:font-size-asian="8pt" style:font-style-asian="normal" style:font-weight-asian="bold" style:font-name-complex="Jost" style:font-size-complex="8pt" style:font-style-complex="normal" style:font-weight-complex="bold"/>
    </style:style>
    <style:style style:name="ce5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Jost" fo:font-size="11pt" fo:font-style="normal" fo:text-shadow="none" style:text-underline-style="none" fo:font-weight="normal" style:font-size-asian="11pt" style:font-style-asian="normal" style:font-weight-asian="normal" style:font-name-complex="Jost" style:font-size-complex="11pt" style:font-style-complex="normal" style:font-weight-complex="normal"/>
    </style:style>
    <style:style style:name="ce53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Jost" fo:font-size="11pt" fo:font-style="normal" fo:text-shadow="none" style:text-underline-style="none" fo:font-weight="normal" style:font-size-asian="11pt" style:font-style-asian="normal" style:font-weight-asian="normal" style:font-name-complex="Jost" style:font-size-complex="11pt" style:font-style-complex="normal" style:font-weight-complex="normal"/>
    </style:style>
    <style:style style:name="ce5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Jost" fo:font-size="11pt" fo:font-style="normal" fo:text-shadow="none" style:text-underline-style="none" fo:font-weight="normal" style:font-size-asian="11pt" style:font-style-asian="normal" style:font-weight-asian="normal" style:font-name-complex="Jost" style:font-size-complex="11pt" style:font-style-complex="normal" style:font-weight-complex="normal"/>
    </style:style>
    <style:style style:name="ce5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Jost" fo:font-size="11pt" fo:font-style="normal" fo:text-shadow="none" style:text-underline-style="none" fo:font-weight="bold" style:font-size-asian="11pt" style:font-style-asian="normal" style:font-weight-asian="bold" style:font-name-complex="Jost" style:font-size-complex="11pt" style:font-style-complex="normal" style:font-weight-complex="bold"/>
    </style:style>
    <style:style style:name="ce5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Jost" fo:font-size="11pt" fo:font-style="normal" fo:text-shadow="none" style:text-underline-style="none" fo:font-weight="normal" style:font-size-asian="11pt" style:font-style-asian="normal" style:font-weight-asian="normal" style:font-name-complex="Jost" style:font-size-complex="11pt" style:font-style-complex="normal" style:font-weight-complex="normal"/>
    </style:style>
    <style:style style:name="ce5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Jost" fo:font-size="11pt" fo:font-style="normal" fo:text-shadow="none" style:text-underline-style="none" fo:font-weight="normal" style:font-size-asian="11pt" style:font-style-asian="normal" style:font-weight-asian="normal" style:font-name-complex="Jost" style:font-size-complex="11pt" style:font-style-complex="normal" style:font-weight-complex="normal"/>
    </style:style>
    <style:style style:name="ce5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Jost" fo:font-size="11pt" fo:font-style="normal" fo:text-shadow="none" style:text-underline-style="none" fo:font-weight="bold" style:font-size-asian="11pt" style:font-style-asian="normal" style:font-weight-asian="bold" style:font-name-complex="Jost" style:font-size-complex="11pt" style:font-style-complex="normal" style:font-weight-complex="bold"/>
    </style:style>
    <style:style style:name="ce5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Jost" fo:font-size="8pt" fo:font-style="normal" fo:text-shadow="none" style:text-underline-style="none" fo:font-weight="normal" style:font-size-asian="8pt" style:font-style-asian="normal" style:font-weight-asian="normal" style:font-name-complex="Jost" style:font-size-complex="8pt" style:font-style-complex="normal" style:font-weight-complex="normal"/>
    </style:style>
    <style:style style:name="ce60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Jost" fo:font-size="11pt" fo:font-style="normal" fo:text-shadow="none" style:text-underline-style="none" fo:font-weight="normal" style:font-size-asian="11pt" style:font-style-asian="normal" style:font-weight-asian="normal" style:font-name-complex="Jost" style:font-size-complex="11pt" style:font-style-complex="normal" style:font-weight-complex="normal"/>
    </style:style>
    <style:style style:name="ce61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Jost" fo:font-size="11pt" fo:font-style="normal" fo:text-shadow="none" style:text-underline-style="none" fo:font-weight="bold" style:font-size-asian="11pt" style:font-style-asian="normal" style:font-weight-asian="bold" style:font-name-complex="Jost" style:font-size-complex="11pt" style:font-style-complex="normal" style:font-weight-complex="bold"/>
    </style:style>
    <style:style style:name="ce62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Jost" fo:font-size="11pt" fo:font-style="normal" fo:text-shadow="none" style:text-underline-style="none" fo:font-weight="normal" style:font-size-asian="11pt" style:font-style-asian="normal" style:font-weight-asian="normal" style:font-name-complex="Jost" style:font-size-complex="11pt" style:font-style-complex="normal" style:font-weight-complex="normal"/>
    </style:style>
    <style:style style:name="ce6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5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7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8" style:family="table-cell" style:parent-style-name="Default" style:data-style-name="N4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9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0" style:family="table-cell" style:parent-style-name="Default" style:data-style-name="N125">
      <style:table-cell-properties fo:background-color="#f6f8f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1" style:family="table-cell" style:parent-style-name="Default" style:data-style-name="N125">
      <style:table-cell-properties fo:border-bottom="none" style:diagonal-bl-tr="none" style:diagonal-tl-br="none" style:text-align-source="fix" style:repeat-content="false" fo:wrap-option="no-wrap" fo:border-left="none" style:direction="ltr" fo:border-right="0.74pt solid #356854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2" style:family="table-cell" style:parent-style-name="Default" style:data-style-name="N100">
      <style:table-cell-properties fo:border-bottom="0.74pt solid #ffffff" style:diagonal-bl-tr="none" style:diagonal-tl-br="none" style:text-align-source="value-type" style:repeat-content="false" fo:wrap-option="no-wrap" fo:border-left="0.74pt solid #284e3f" style:direction="ltr" fo:border-right="0.74pt solid #ffffff" style:rotation-angle="0" style:rotation-align="none" style:shrink-to-fit="false" fo:border-top="0.74pt solid #ffffff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3" style:family="table-cell" style:parent-style-name="Default">
      <style:table-cell-properties style:diagonal-bl-tr="none" style:diagonal-tl-br="none" style:text-align-source="value-type" style:repeat-content="false" fo:wrap-option="no-wrap" fo:border="0.74pt solid #ffffff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4" style:family="table-cell" style:parent-style-name="Default" style:data-style-name="N125">
      <style:table-cell-properties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5" style:family="table-cell" style:parent-style-name="Default" style:data-style-name="N125">
      <style:table-cell-properties fo:border-bottom="0.74pt solid #ffffff" style:diagonal-bl-tr="none" style:diagonal-tl-br="none" style:text-align-source="fix" style:repeat-content="false" fo:wrap-option="no-wrap" fo:border-left="0.74pt solid #ffffff" style:direction="ltr" fo:border-right="0.74pt solid #284e3f" style:rotation-angle="0" style:rotation-align="none" style:shrink-to-fit="false" fo:border-top="0.74pt solid #ffffff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6" style:family="table-cell" style:parent-style-name="Default" style:data-style-name="N125">
      <style:table-cell-properties style:diagonal-bl-tr="none" style:diagonal-tl-br="none" style:text-align-source="value-type" style:repeat-content="false" fo:wrap-option="no-wrap" fo:border="0.74pt solid #ffffff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7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78" style:family="table-cell" style:parent-style-name="Default" style:data-style-name="N100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434343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79" style:family="table-cell" style:parent-style-name="Default" style:data-style-name="N100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0" style:family="table-cell" style:parent-style-name="Default" style:data-style-name="N100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1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8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434343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83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434343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84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5" style:family="table-cell" style:parent-style-name="Default" style:data-style-name="N125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6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87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fo:color="#434343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88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9" style:family="table-cell" style:parent-style-name="Default" style:data-style-name="N125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0" style:family="table-cell" style:parent-style-name="Default" style:data-style-name="N126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1" style:family="table-cell" style:parent-style-name="Default" style:data-style-name="N126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92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434343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9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4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5" style:family="table-cell" style:parent-style-name="Default" style:data-style-name="N125">
      <style:table-cell-properties style:diagonal-bl-tr="none" style:diagonal-tl-br="none" style:text-align-source="fix" style:repeat-content="false" fo:wrap-option="no-wrap" fo:border="0.74pt solid #f6f8f9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434343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96" style:family="table-cell" style:parent-style-name="Default" style:data-style-name="N100">
      <style:table-cell-properties fo:border-bottom="0.74pt solid #f6f8f9" fo:background-color="#f6f8f9" style:diagonal-bl-tr="none" style:diagonal-tl-br="none" style:text-align-source="value-type" style:repeat-content="false" fo:wrap-option="no-wrap" fo:border-left="0.74pt solid #284e3f" style:direction="ltr" fo:border-right="0.74pt solid #f6f8f9" style:rotation-angle="0" style:rotation-align="none" style:shrink-to-fit="false" fo:border-top="0.74pt solid #f6f8f9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7" style:family="table-cell" style:parent-style-name="Default">
      <style:table-cell-properties fo:background-color="#f6f8f9" style:diagonal-bl-tr="none" style:diagonal-tl-br="none" style:text-align-source="value-type" style:repeat-content="false" fo:wrap-option="no-wrap" fo:border="0.74pt solid #f6f8f9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8" style:family="table-cell" style:parent-style-name="Default">
      <style:table-cell-properties fo:border-bottom="0.74pt solid #ffffff" style:diagonal-bl-tr="none" style:diagonal-tl-br="none" style:text-align-source="value-type" style:repeat-content="false" fo:wrap-option="no-wrap" fo:border-left="0.74pt solid #284e3f" style:direction="ltr" fo:border-right="0.74pt solid #ffffff" style:rotation-angle="0" style:rotation-align="none" style:shrink-to-fit="false" fo:border-top="0.74pt solid #ffffff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9" style:family="table-cell" style:parent-style-name="Default" style:data-style-name="N127">
      <style:table-cell-properties fo:border-bottom="0.74pt solid #ffffff" fo:background-color="#ffffff" style:diagonal-bl-tr="none" style:diagonal-tl-br="none" style:text-align-source="fix" style:repeat-content="false" fo:wrap-option="no-wrap" fo:border-left="0.74pt solid #284e3f" style:direction="ltr" fo:border-right="0.74pt solid #ffffff" style:rotation-angle="0" style:rotation-align="none" style:shrink-to-fit="false" fo:border-top="0.74pt solid #ffffff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0" style:family="table-cell" style:parent-style-name="Default" style:data-style-name="N127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1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ffffff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2" style:family="table-cell" style:parent-style-name="Default" style:data-style-name="N125">
      <style:table-cell-properties fo:background-color="#ffffff" style:diagonal-bl-tr="none" style:diagonal-tl-br="none" style:text-align-source="value-type" style:repeat-content="false" fo:wrap-option="no-wrap" fo:border="0.74pt solid #ffffff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3" style:family="table-cell" style:parent-style-name="Default" style:data-style-name="N125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4" style:family="table-cell" style:parent-style-name="Default" style:data-style-name="N100">
      <style:table-cell-properties fo:border-bottom="0.74pt solid #ffffff" fo:background-color="#ffffff" style:diagonal-bl-tr="none" style:diagonal-tl-br="none" style:text-align-source="value-type" style:repeat-content="false" fo:wrap-option="no-wrap" fo:border-left="0.74pt solid #284e3f" style:direction="ltr" fo:border-right="0.74pt solid #ffffff" style:rotation-angle="0" style:rotation-align="none" style:shrink-to-fit="false" fo:border-top="0.74pt solid #ffffff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5" style:family="table-cell" style:parent-style-name="Default" style:data-style-name="N100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6" style:family="table-cell" style:parent-style-name="Default">
      <style:table-cell-properties fo:background-color="#f6f8f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7" style:family="table-cell" style:parent-style-name="Default" style:data-style-name="N125">
      <style:table-cell-properties fo:background-color="#ffffff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8" style:family="table-cell" style:parent-style-name="Default" style:data-style-name="N125">
      <style:table-cell-properties fo:border-bottom="0.74pt solid #ffffff" fo:background-color="#ffffff" style:diagonal-bl-tr="none" style:diagonal-tl-br="none" style:text-align-source="value-type" style:repeat-content="false" fo:wrap-option="no-wrap" fo:border-left="0.74pt solid #ffffff" style:direction="ltr" fo:border-right="0.74pt solid #284e3f" style:rotation-angle="0" style:rotation-align="none" style:shrink-to-fit="false" fo:border-top="0.74pt solid #ffffff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9" style:family="table-cell" style:parent-style-name="Default" style:data-style-name="N125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0" style:family="table-cell" style:parent-style-name="Default" style:data-style-name="N127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1" style:family="table-cell" style:parent-style-name="Default" style:data-style-name="N127">
      <style:table-cell-properties fo:background-color="#f6f8f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2" style:family="table-cell" style:parent-style-name="Default" style:data-style-name="N126">
      <style:table-cell-properties fo:background-color="#f6f8f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3" style:family="table-cell" style:parent-style-name="Default" style:data-style-name="N126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4" style:family="table-cell" style:parent-style-name="Default" style:data-style-name="N125">
      <style:table-cell-properties fo:background-color="#f6f8f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5" style:family="table-cell" style:parent-style-name="Default" style:data-style-name="N125">
      <style:table-cell-properties fo:border-bottom="none" fo:background-color="#f6f8f9" style:diagonal-bl-tr="none" style:diagonal-tl-br="none" style:text-align-source="fix" style:repeat-content="false" fo:wrap-option="no-wrap" fo:border-left="none" style:direction="ltr" fo:border-right="0.74pt solid #356854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6" style:family="table-cell" style:parent-style-name="Default" style:data-style-name="N128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7" style:family="table-cell" style:parent-style-name="Default" style:data-style-name="N129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8" style:family="table-cell" style:parent-style-name="Default" style:data-style-name="N125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74pt solid #356854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9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0" style:family="table-cell" style:parent-style-name="Default" style:data-style-name="N125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 and cell-content-is-between(AND(ISNUMBER([.C2]);(NOT(OR(NOT(ISERROR(DATEVALUE([.C2]))); AND(ISNUMBER([.C2]); LEFT(CELL(&quot;format&quot;; [.C2]))=&quot;D&quot;))))),0)" table:allow-empty-cell="true" table:base-cell-address="Zusammenfassung.C2"/>
        <table:content-validation table:name="val2" table:condition="of: and cell-content-is-between(AND(ISNUMBER([.C2]);(NOT(OR(NOT(ISERROR(DATEVALUE([.C2]))); AND(ISNUMBER([.C2]); LEFT(CELL(&quot;format&quot;; [.C2]))=&quot;D&quot;))))),0)" table:allow-empty-cell="true" table:base-cell-address="'Einzelplan 01'.C2"/>
        <table:content-validation table:name="val3" table:condition="of: and cell-content-is-between(AND(ISNUMBER([.C2]);(NOT(OR(NOT(ISERROR(DATEVALUE([.C2]))); AND(ISNUMBER([.C2]); LEFT(CELL(&quot;format&quot;; [.C2]))=&quot;D&quot;))))),0)" table:allow-empty-cell="true" table:base-cell-address="'Einzelplan 02'.C2"/>
        <table:content-validation table:name="val4" table:condition="of: and cell-content-is-between(AND(ISNUMBER([.C2]);(NOT(OR(NOT(ISERROR(DATEVALUE([.C2]))); AND(ISNUMBER([.C2]); LEFT(CELL(&quot;format&quot;; [.C2]))=&quot;D&quot;))))),0)" table:allow-empty-cell="true" table:base-cell-address="'Einzelplan 03'.C2"/>
        <table:content-validation table:name="val5" table:condition="of: and cell-content-is-between(AND(ISNUMBER([.C2]);(NOT(OR(NOT(ISERROR(DATEVALUE([.C2]))); AND(ISNUMBER([.C2]); LEFT(CELL(&quot;format&quot;; [.C2]))=&quot;D&quot;))))),0)" table:allow-empty-cell="true" table:base-cell-address="'Einzelplan 04'.C2"/>
        <table:content-validation table:name="val6" table:condition="of: and cell-content-is-between(AND(ISNUMBER([.T2]);(NOT(OR(NOT(ISERROR(DATEVALUE([.T2]))); AND(ISNUMBER([.T2]); LEFT(CELL(&quot;format&quot;; [.T2]))=&quot;D&quot;))))),0)" table:allow-empty-cell="true" table:base-cell-address="'Einzelplan 05'.T2"/>
        <table:content-validation table:name="val7" table:condition="of: and cell-content-is-between(AND(ISNUMBER([.C2]);(NOT(OR(NOT(ISERROR(DATEVALUE([.C2]))); AND(ISNUMBER([.C2]); LEFT(CELL(&quot;format&quot;; [.C2]))=&quot;D&quot;))))),0)" table:allow-empty-cell="true" table:base-cell-address="'Einzelplan 06'.C2"/>
        <table:content-validation table:name="val8" table:condition="of: and cell-content-is-between(AND(ISNUMBER([.C2]);(NOT(OR(NOT(ISERROR(DATEVALUE([.C2]))); AND(ISNUMBER([.C2]); LEFT(CELL(&quot;format&quot;; [.C2]))=&quot;D&quot;))))),0)" table:allow-empty-cell="true" table:base-cell-address="'Einzelplan 07'.C2"/>
        <table:content-validation table:name="val9" table:condition="of: and cell-content-is-between(AND(ISNUMBER([.C2]);(NOT(OR(NOT(ISERROR(DATEVALUE([.C2]))); AND(ISNUMBER([.C2]); LEFT(CELL(&quot;format&quot;; [.C2]))=&quot;D&quot;))))),0)" table:allow-empty-cell="true" table:base-cell-address="'Einzelplan 08'.C2"/>
        <table:content-validation table:name="val10" table:condition="of: and cell-content-is-between(AND(ISNUMBER([.C2]);(NOT(OR(NOT(ISERROR(DATEVALUE([.C2]))); AND(ISNUMBER([.C2]); LEFT(CELL(&quot;format&quot;; [.C2]))=&quot;D&quot;))))),0)" table:allow-empty-cell="true" table:base-cell-address="'Einzelplan 09'.C2"/>
        <table:content-validation table:name="val11" table:condition="of: and cell-content-is-between(AND(ISNUMBER([.C2]);(NOT(OR(NOT(ISERROR(DATEVALUE([.C2]))); AND(ISNUMBER([.C2]); LEFT(CELL(&quot;format&quot;; [.C2]))=&quot;D&quot;))))),0)" table:allow-empty-cell="true" table:base-cell-address="'Einzelplan 10'.C2"/>
        <table:content-validation table:name="val12" table:condition="of: and cell-content-is-between(AND(ISNUMBER([.C2]);(NOT(OR(NOT(ISERROR(DATEVALUE([.C2]))); AND(ISNUMBER([.C2]); LEFT(CELL(&quot;format&quot;; [.C2]))=&quot;D&quot;))))),0)" table:allow-empty-cell="true" table:base-cell-address="'Einzelplan 11'.C2"/>
        <table:content-validation table:name="val13" table:condition="of: and cell-content-is-between(AND(ISNUMBER([.C2]);(NOT(OR(NOT(ISERROR(DATEVALUE([.C2]))); AND(ISNUMBER([.C2]); LEFT(CELL(&quot;format&quot;; [.C2]))=&quot;D&quot;))))),0)" table:allow-empty-cell="true" table:base-cell-address="'Einzelplan 12'.C2"/>
        <table:content-validation table:name="val14" table:condition="of: and cell-content-is-between(AND(ISNUMBER([.C2]);(NOT(OR(NOT(ISERROR(DATEVALUE([.C2]))); AND(ISNUMBER([.C2]); LEFT(CELL(&quot;format&quot;; [.C2]))=&quot;D&quot;))))),0)" table:allow-empty-cell="true" table:base-cell-address="'Einzelplan 13'.C2"/>
        <table:content-validation table:name="val15" table:condition="of: and cell-content-is-between(AND(ISNUMBER([.C2]);(NOT(OR(NOT(ISERROR(DATEVALUE([.C2]))); AND(ISNUMBER([.C2]); LEFT(CELL(&quot;format&quot;; [.C2]))=&quot;D&quot;))))),0)" table:allow-empty-cell="true" table:base-cell-address="'Einzelplan 14'.C2"/>
        <table:content-validation table:name="val16" table:condition="of: and cell-content-is-between(AND(ISNUMBER([.C2]);(NOT(OR(NOT(ISERROR(DATEVALUE([.C2]))); AND(ISNUMBER([.C2]); LEFT(CELL(&quot;format&quot;; [.C2]))=&quot;D&quot;))))),0)" table:allow-empty-cell="true" table:base-cell-address="'Einzelplan 15'.C2"/>
        <table:content-validation table:name="val17" table:condition="of: and cell-content-is-between(AND(ISNUMBER([.C2]);(NOT(OR(NOT(ISERROR(DATEVALUE([.C2]))); AND(ISNUMBER([.C2]); LEFT(CELL(&quot;format&quot;; [.C2]))=&quot;D&quot;))))),0)" table:allow-empty-cell="true" table:base-cell-address="'Einzelplan 16'.C2"/>
        <table:content-validation table:name="val18" table:condition="of: and cell-content-is-between(AND(ISNUMBER([.C2]);(NOT(OR(NOT(ISERROR(DATEVALUE([.C2]))); AND(ISNUMBER([.C2]); LEFT(CELL(&quot;format&quot;; [.C2]))=&quot;D&quot;))))),0)" table:allow-empty-cell="true" table:base-cell-address="'Einzelplan 17'.C2"/>
        <table:content-validation table:name="val19" table:condition="of: and cell-content-is-between(AND(ISNUMBER([.C2]);(NOT(OR(NOT(ISERROR(DATEVALUE([.C2]))); AND(ISNUMBER([.C2]); LEFT(CELL(&quot;format&quot;; [.C2]))=&quot;D&quot;))))),0)" table:allow-empty-cell="true" table:base-cell-address="'Einzelplan 18'.C2"/>
        <table:content-validation table:name="val20" table:condition="of: and cell-content-is-between(AND(ISNUMBER([.C2]);(NOT(OR(NOT(ISERROR(DATEVALUE([.C2]))); AND(ISNUMBER([.C2]); LEFT(CELL(&quot;format&quot;; [.C2]))=&quot;D&quot;))))),0)" table:allow-empty-cell="true" table:base-cell-address="'Einzelplan 19'.C2"/>
        <table:content-validation table:name="val21" table:condition="of: and cell-content-is-between(AND(ISNUMBER([.C2]);(NOT(OR(NOT(ISERROR(DATEVALUE([.C2]))); AND(ISNUMBER([.C2]); LEFT(CELL(&quot;format&quot;; [.C2]))=&quot;D&quot;))))),0)" table:allow-empty-cell="true" table:base-cell-address="'Einzelplan 20'.C2"/>
      </table:content-validations>
      <table:table table:name="Zusammenfassung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4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14" table:default-cell-style-name="Default"/>
        <table:table-column table:style-name="co1" table:number-columns-repeated="991" table:default-cell-style-name="Default"/>
        <table:table-row table:style-name="ro1">
          <table:table-cell table:style-name="ce1" office:value-type="string" calcext:value-type="string">
            <text:p>Einzelplan</text:p>
          </table:table-cell>
          <table:table-cell table:style-name="ce1" office:value-type="string" calcext:value-type="string">
            <text:p>Bezeichnung</text:p>
          </table:table-cell>
          <table:table-cell table:style-name="ce1" office:value-type="string" calcext:value-type="string">
            <text:p>0 Einnahmen aus Steuern und steuerähnlichen Abgaben</text:p>
          </table:table-cell>
          <table:table-cell table:style-name="ce1" office:value-type="string" calcext:value-type="string">
            <text:p>1 Verwaltungseinnahmen, Einnahmen aus Schuldendienst und dgl.</text:p>
          </table:table-cell>
          <table:table-cell table:style-name="ce1" office:value-type="string" calcext:value-type="string">
            <text:p>2 Einnahmen aus Zuweisungen und Zuschüssen mit Ausnahme für Investitionen</text:p>
          </table:table-cell>
          <table:table-cell table:style-name="ce1" office:value-type="string" calcext:value-type="string">
            <text:p>3 Einnahmen aus Schuldenaufnahmen, aus Zuweisungen und Zuschüssen für Investitionen, besondere Finanzierungseinnahmen</text:p>
          </table:table-cell>
          <table:table-cell table:style-name="ce1" office:value-type="string" calcext:value-type="string">
            <text:p>Summe Einnahmen</text:p>
          </table:table-cell>
          <table:table-cell table:style-name="ce1" office:value-type="string" calcext:value-type="string">
            <text:p>4 Personalausgaben</text:p>
          </table:table-cell>
          <table:table-cell table:style-name="ce1" office:value-type="string" calcext:value-type="string">
            <text:p>5 Sächliche Verwaltungsausgaben usw., Ausgaben für den Schuldendienst</text:p>
          </table:table-cell>
          <table:table-cell table:style-name="ce1" office:value-type="string" calcext:value-type="string">
            <text:p>6 Ausgaben für Zuweisungen und Zuschüsse mit Ausnahme für Investitionen</text:p>
          </table:table-cell>
          <table:table-cell table:style-name="ce1" office:value-type="string" calcext:value-type="string">
            <text:p>7 Baumaßnahmen</text:p>
          </table:table-cell>
          <table:table-cell table:style-name="ce1" office:value-type="string" calcext:value-type="string">
            <text:p>8 Sonstige Ausgaben für Investitionen und Investitionsförderungsmaßnahmen</text:p>
          </table:table-cell>
          <table:table-cell table:style-name="ce1" office:value-type="string" calcext:value-type="string">
            <text:p>9 Besondere Finanzierungsausgaben</text:p>
          </table:table-cell>
          <table:table-cell table:style-name="ce1" office:value-type="string" calcext:value-type="string">
            <text:p>Summe Ausgaben</text:p>
          </table:table-cell>
          <table:table-cell table:style-name="ce1" office:value-type="string" calcext:value-type="string">
            <text:p>"+ Überschuss - Zuschuss"</text:p>
          </table:table-cell>
          <table:table-cell table:style-name="ce19" office:value-type="string" calcext:value-type="string">
            <text:p>Verplfichtungsermächtigungen</text:p>
          </table:table-cell>
          <table:table-cell table:style-name="ce4"/>
          <table:table-cell table:style-name="ce23" office:value-type="string" calcext:value-type="string">
            <text:p>Einzelplan</text:p>
          </table:table-cell>
          <table:table-cell table:style-name="ce23" office:value-type="string" calcext:value-type="string">
            <text:p>Bezeichnung</text:p>
          </table:table-cell>
          <table:table-cell table:style-name="ce23" office:value-type="string" calcext:value-type="string">
            <text:p>0 Einnahmen aus Steuern und steuerähnlichen Abgaben</text:p>
          </table:table-cell>
          <table:table-cell table:style-name="ce23" office:value-type="string" calcext:value-type="string">
            <text:p>1 Verwaltungseinnahmen, Einnahmen aus Schuldendienst und dgl.</text:p>
          </table:table-cell>
          <table:table-cell table:style-name="ce23" office:value-type="string" calcext:value-type="string">
            <text:p>2 Einnahmen aus Zuweisungen und Zuschüssen mit Ausnahme für Investitionen</text:p>
          </table:table-cell>
          <table:table-cell table:style-name="ce23" office:value-type="string" calcext:value-type="string">
            <text:p>3 Einnahmen aus Schuldenaufnahmen, aus Zuweisungen und Zuschüssen für Investitionen, besondere Finanzierungseinnahmen</text:p>
          </table:table-cell>
          <table:table-cell table:style-name="ce23" office:value-type="string" calcext:value-type="string">
            <text:p>Summe Einnahmen</text:p>
          </table:table-cell>
          <table:table-cell table:style-name="ce23" office:value-type="string" calcext:value-type="string">
            <text:p>4 Personalausgaben</text:p>
          </table:table-cell>
          <table:table-cell table:style-name="ce23" office:value-type="string" calcext:value-type="string">
            <text:p>5 Sächliche Verwaltungsausgaben usw., Ausgaben für den Schuldendienst</text:p>
          </table:table-cell>
          <table:table-cell table:style-name="ce23" office:value-type="string" calcext:value-type="string">
            <text:p>6 Ausgaben für Zuweisungen und Zuschüsse mit Ausnahme für Investitionen</text:p>
          </table:table-cell>
          <table:table-cell table:style-name="ce23" office:value-type="string" calcext:value-type="string">
            <text:p>7 Baumaßnahmen</text:p>
          </table:table-cell>
          <table:table-cell table:style-name="ce23" office:value-type="string" calcext:value-type="string">
            <text:p>8 Sonstige Ausgaben für Investitionen und Investitionsförderungsmaßnahmen</text:p>
          </table:table-cell>
          <table:table-cell table:style-name="ce23" office:value-type="string" calcext:value-type="string">
            <text:p>9 Besondere Finanzierungsausgaben</text:p>
          </table:table-cell>
          <table:table-cell table:style-name="ce23" office:value-type="string" calcext:value-type="string">
            <text:p>Summe Ausgaben</text:p>
          </table:table-cell>
          <table:table-cell table:style-name="ce23" office:value-type="string" calcext:value-type="string">
            <text:p>"+ Überschuss - Zuschuss"</text:p>
          </table:table-cell>
          <table:table-cell table:style-name="ce34" office:value-type="string" calcext:value-type="string">
            <text:p>Verpflichtungsermächtigungen</text:p>
          </table:table-cell>
          <table:table-cell table:number-columns-repeated="991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Landtag</text:p>
          </table:table-cell>
          <table:table-cell table:style-name="ce8" table:content-validation-name="val1" table:formula="of:=[$'Einzelplan 01'.C9]" office:value-type="currency" office:currency="EUR" office:value="0" calcext:value-type="currency">
            <text:p>0 €</text:p>
          </table:table-cell>
          <table:table-cell table:style-name="ce8" table:content-validation-name="val1" table:formula="of:=[$'Einzelplan 01'.D9]" office:value-type="currency" office:currency="EUR" office:value="101200" calcext:value-type="currency">
            <text:p>101,200 €</text:p>
          </table:table-cell>
          <table:table-cell table:style-name="ce8" table:content-validation-name="val1" table:formula="of:=[$'Einzelplan 01'.E9]" office:value-type="currency" office:currency="EUR" office:value="79800" calcext:value-type="currency">
            <text:p>79,800 €</text:p>
          </table:table-cell>
          <table:table-cell table:style-name="ce8" table:content-validation-name="val1" table:formula="of:=[$'Einzelplan 01'.F9]" office:value-type="currency" office:currency="EUR" office:value="545300" calcext:value-type="currency">
            <text:p>545,300 €</text:p>
          </table:table-cell>
          <table:table-cell table:style-name="ce13" table:content-validation-name="val1" table:formula="of:=SUM([.C2];[.F2];[.D2];[.E2])" office:value-type="currency" office:currency="EUR" office:value="726300" calcext:value-type="currency">
            <text:p>726,300 €</text:p>
          </table:table-cell>
          <table:table-cell table:style-name="ce8" table:content-validation-name="val1" table:formula="of:=[$'Einzelplan 01'.H9]" office:value-type="currency" office:currency="EUR" office:value="58601700" calcext:value-type="currency">
            <text:p>58,601,700 €</text:p>
          </table:table-cell>
          <table:table-cell table:style-name="ce8" table:content-validation-name="val1" table:formula="of:=[$'Einzelplan 01'.I9]" office:value-type="currency" office:currency="EUR" office:value="4442400" calcext:value-type="currency">
            <text:p>4,442,400 €</text:p>
          </table:table-cell>
          <table:table-cell table:style-name="ce8" table:content-validation-name="val1" table:formula="of:=[$'Einzelplan 01'.J9]" office:value-type="currency" office:currency="EUR" office:value="18407500" calcext:value-type="currency">
            <text:p>18,407,500 €</text:p>
          </table:table-cell>
          <table:table-cell table:style-name="ce8" table:content-validation-name="val1" table:formula="of:=[$'Einzelplan 01'.K9]" office:value-type="currency" office:currency="EUR" office:value="50000" calcext:value-type="currency">
            <text:p>50,000 €</text:p>
          </table:table-cell>
          <table:table-cell table:style-name="ce8" table:content-validation-name="val1" table:formula="of:=[$'Einzelplan 01'.L9]" office:value-type="currency" office:currency="EUR" office:value="3811300" calcext:value-type="currency">
            <text:p>3,811,300 €</text:p>
          </table:table-cell>
          <table:table-cell table:style-name="ce8" table:content-validation-name="val1" table:formula="of:=[$'Einzelplan 01'.M9]" office:value-type="currency" office:currency="EUR" office:value="294800" calcext:value-type="currency">
            <text:p>294,800 €</text:p>
          </table:table-cell>
          <table:table-cell table:style-name="ce16" table:content-validation-name="val1" table:formula="of:=SUM([.H2:.M2])" office:value-type="currency" office:currency="EUR" office:value="85607700" calcext:value-type="currency">
            <text:p>85,607,700 €</text:p>
          </table:table-cell>
          <table:table-cell table:style-name="ce11" table:content-validation-name="val1" table:formula="of:=[.G2]-[.N2]" office:value-type="currency" office:currency="EUR" office:value="-84881400" calcext:value-type="currency">
            <text:p>-84,881,400 €</text:p>
          </table:table-cell>
          <table:table-cell table:style-name="ce20" table:formula="of:=[$'Einzelplan 01'.P9]" office:value-type="currency" office:currency="EUR" office:value="2488900" calcext:value-type="currency">
            <text:p>2,488,900 €</text:p>
          </table:table-cell>
          <table:table-cell table:style-name="ce4"/>
          <table:table-cell table:style-name="ce24" office:value-type="string" calcext:value-type="string">
            <text:p>1</text:p>
          </table:table-cell>
          <table:table-cell table:style-name="ce5" office:value-type="string" calcext:value-type="string">
            <text:p>Landtag</text:p>
          </table:table-cell>
          <table:table-cell table:style-name="ce27" table:content-validation-name="val1" table:formula="of:=[$'Einzelplan 01'.T12]" office:value-type="currency" office:currency="EUR" office:value="0" calcext:value-type="currency">
            <text:p>0 €</text:p>
          </table:table-cell>
          <table:table-cell table:style-name="ce27" table:content-validation-name="val1" table:formula="of:=[$'Einzelplan 01'.U12]" office:value-type="currency" office:currency="EUR" office:value="79600" calcext:value-type="currency">
            <text:p>79,600 €</text:p>
          </table:table-cell>
          <table:table-cell table:style-name="ce27" table:content-validation-name="val1" table:formula="of:=[$'Einzelplan 01'.V12]" office:value-type="currency" office:currency="EUR" office:value="65000" calcext:value-type="currency">
            <text:p>65,000 €</text:p>
          </table:table-cell>
          <table:table-cell table:style-name="ce27" table:content-validation-name="val1" table:formula="of:=[$'Einzelplan 01'.W12]" office:value-type="currency" office:currency="EUR" office:value="0" calcext:value-type="currency">
            <text:p>0 €</text:p>
          </table:table-cell>
          <table:table-cell table:style-name="ce29" table:content-validation-name="val1" table:formula="of:=SUM([.T2];[.W2];[.U2];[.V2])" office:value-type="currency" office:currency="EUR" office:value="144600" calcext:value-type="currency">
            <text:p>144,600 €</text:p>
          </table:table-cell>
          <table:table-cell table:style-name="ce27" table:content-validation-name="val1" table:formula="of:=[$'Einzelplan 01'.Y12]" office:value-type="currency" office:currency="EUR" office:value="54336900" calcext:value-type="currency">
            <text:p>54,336,900 €</text:p>
          </table:table-cell>
          <table:table-cell table:style-name="ce27" table:content-validation-name="val1" table:formula="of:=[$'Einzelplan 01'.Z12]" office:value-type="currency" office:currency="EUR" office:value="12703700" calcext:value-type="currency">
            <text:p>12,703,700 €</text:p>
          </table:table-cell>
          <table:table-cell table:style-name="ce27" table:content-validation-name="val1" table:formula="of:=[$'Einzelplan 01'.AA12]" office:value-type="currency" office:currency="EUR" office:value="15089500" calcext:value-type="currency">
            <text:p>15,089,500 €</text:p>
          </table:table-cell>
          <table:table-cell table:style-name="ce27" table:content-validation-name="val1" table:formula="of:=[$'Einzelplan 01'.AB12]" office:value-type="currency" office:currency="EUR" office:value="0" calcext:value-type="currency">
            <text:p>0 €</text:p>
          </table:table-cell>
          <table:table-cell table:style-name="ce27" table:content-validation-name="val1" table:formula="of:=[$'Einzelplan 01'.AC12]" office:value-type="currency" office:currency="EUR" office:value="12081000" calcext:value-type="currency">
            <text:p>12,081,000 €</text:p>
          </table:table-cell>
          <table:table-cell table:style-name="ce27" table:content-validation-name="val1" table:formula="of:=[$'Einzelplan 01'.AD12]" office:value-type="currency" office:currency="EUR" office:value="193000" calcext:value-type="currency">
            <text:p>193,000 €</text:p>
          </table:table-cell>
          <table:table-cell table:style-name="ce31" table:content-validation-name="val1" table:formula="of:=SUM([.Y2:.AD2])" office:value-type="currency" office:currency="EUR" office:value="94404100" calcext:value-type="currency">
            <text:p>94,404,100 €</text:p>
          </table:table-cell>
          <table:table-cell table:style-name="ce30" table:content-validation-name="val1" table:formula="of:=[.X2]-[.AE2]" office:value-type="currency" office:currency="EUR" office:value="-94259500" calcext:value-type="currency">
            <text:p>-94,259,500 €</text:p>
          </table:table-cell>
          <table:table-cell table:style-name="ce35" table:formula="of:=[$'Einzelplan 01'.AG12]" office:value-type="currency" office:currency="EUR" office:value="450000" calcext:value-type="currency">
            <text:p>450,000 €</text:p>
          </table:table-cell>
          <table:table-cell table:number-columns-repeated="991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Staatskanzlei</text:p>
          </table:table-cell>
          <table:table-cell table:style-name="ce9" table:content-validation-name="val1" table:formula="of:=[$'Einzelplan 02'.C5]" office:value-type="currency" office:currency="EUR" office:value="0" calcext:value-type="currency">
            <text:p>0 €</text:p>
          </table:table-cell>
          <table:table-cell table:style-name="ce9" table:content-validation-name="val1" table:formula="of:=[$'Einzelplan 02'.D5]" office:value-type="currency" office:currency="EUR" office:value="689700" calcext:value-type="currency">
            <text:p>689,700 €</text:p>
          </table:table-cell>
          <table:table-cell table:style-name="ce9" table:content-validation-name="val1" table:formula="of:=[$'Einzelplan 02'.E5]" office:value-type="currency" office:currency="EUR" office:value="4860000" calcext:value-type="currency">
            <text:p>4,860,000 €</text:p>
          </table:table-cell>
          <table:table-cell table:style-name="ce9" table:content-validation-name="val1" table:formula="of:=[$'Einzelplan 02'.F5]" office:value-type="currency" office:currency="EUR" office:value="150000" calcext:value-type="currency">
            <text:p>150,000 €</text:p>
          </table:table-cell>
          <table:table-cell table:style-name="ce13" table:content-validation-name="val1" table:formula="of:=SUM([.C3];[.F3];[.D3];[.E3])" office:value-type="currency" office:currency="EUR" office:value="5699700" calcext:value-type="currency">
            <text:p>5,699,700 €</text:p>
          </table:table-cell>
          <table:table-cell table:style-name="ce9" table:content-validation-name="val1" table:formula="of:=[$'Einzelplan 02'.H5]" office:value-type="currency" office:currency="EUR" office:value="107412400" calcext:value-type="currency">
            <text:p>107,412,400 €</text:p>
          </table:table-cell>
          <table:table-cell table:style-name="ce9" table:content-validation-name="val1" table:formula="of:=[$'Einzelplan 02'.I5]" office:value-type="currency" office:currency="EUR" office:value="61761000" calcext:value-type="currency">
            <text:p>61,761,000 €</text:p>
          </table:table-cell>
          <table:table-cell table:style-name="ce9" table:content-validation-name="val1" table:formula="of:=[$'Einzelplan 02'.J5]" office:value-type="currency" office:currency="EUR" office:value="81483200" calcext:value-type="currency">
            <text:p>81,483,200 €</text:p>
          </table:table-cell>
          <table:table-cell table:style-name="ce9" table:content-validation-name="val1" table:formula="of:=[$'Einzelplan 02'.K5]" office:value-type="currency" office:currency="EUR" office:value="110000" calcext:value-type="currency">
            <text:p>110,000 €</text:p>
          </table:table-cell>
          <table:table-cell table:style-name="ce9" table:content-validation-name="val1" table:formula="of:=[$'Einzelplan 02'.L5]" office:value-type="currency" office:currency="EUR" office:value="1015000" calcext:value-type="currency">
            <text:p>1,015,000 €</text:p>
          </table:table-cell>
          <table:table-cell table:style-name="ce9" table:content-validation-name="val1" table:formula="of:=[$'Einzelplan 02'.M5]" office:value-type="currency" office:currency="EUR" office:value="11573300" calcext:value-type="currency">
            <text:p>11,573,300 €</text:p>
          </table:table-cell>
          <table:table-cell table:style-name="ce17" table:content-validation-name="val1" table:formula="of:=SUM([.H3:.M3])" office:value-type="currency" office:currency="EUR" office:value="263354900" calcext:value-type="currency">
            <text:p>263,354,900 €</text:p>
          </table:table-cell>
          <table:table-cell table:style-name="ce11" table:content-validation-name="val1" table:formula="of:=[.G3]-[.N3]" office:value-type="currency" office:currency="EUR" office:value="-257655200" calcext:value-type="currency">
            <text:p>-257,655,200 €</text:p>
          </table:table-cell>
          <table:table-cell table:style-name="ce20" table:formula="of:=[$'Einzelplan 02'.P5]" office:value-type="currency" office:currency="EUR" office:value="77384000" calcext:value-type="currency">
            <text:p>77,384,000 €</text:p>
          </table:table-cell>
          <table:table-cell table:style-name="ce4"/>
          <table:table-cell table:style-name="ce24" office:value-type="string" calcext:value-type="string">
            <text:p>2</text:p>
          </table:table-cell>
          <table:table-cell table:style-name="ce5" office:value-type="string" calcext:value-type="string">
            <text:p>Staatskanzlei</text:p>
          </table:table-cell>
          <table:table-cell table:style-name="ce28" table:content-validation-name="val1" table:formula="of:=[$'Einzelplan 02'.T7]" office:value-type="currency" office:currency="EUR" office:value="0" calcext:value-type="currency">
            <text:p>0 €</text:p>
          </table:table-cell>
          <table:table-cell table:style-name="ce28" table:content-validation-name="val1" table:formula="of:=[$'Einzelplan 02'.U7]" office:value-type="currency" office:currency="EUR" office:value="675800" calcext:value-type="currency">
            <text:p>675,800 €</text:p>
          </table:table-cell>
          <table:table-cell table:style-name="ce28" table:content-validation-name="val1" table:formula="of:=[$'Einzelplan 02'.V7]" office:value-type="currency" office:currency="EUR" office:value="4755000" calcext:value-type="currency">
            <text:p>4,755,000 €</text:p>
          </table:table-cell>
          <table:table-cell table:style-name="ce28" table:content-validation-name="val1" table:formula="of:=[$'Einzelplan 02'.W7]" office:value-type="currency" office:currency="EUR" office:value="150000" calcext:value-type="currency">
            <text:p>150,000 €</text:p>
          </table:table-cell>
          <table:table-cell table:style-name="ce29" table:content-validation-name="val1" table:formula="of:=SUM([.T3];[.W3];[.U3];[.V3])" office:value-type="currency" office:currency="EUR" office:value="5580800" calcext:value-type="currency">
            <text:p>5,580,800 €</text:p>
          </table:table-cell>
          <table:table-cell table:style-name="ce28" table:content-validation-name="val1" table:formula="of:=[$'Einzelplan 02'.Y7]" office:value-type="currency" office:currency="EUR" office:value="15844600" calcext:value-type="currency">
            <text:p>15,844,600 €</text:p>
          </table:table-cell>
          <table:table-cell table:style-name="ce28" table:content-validation-name="val1" table:formula="of:=[$'Einzelplan 02'.Z7]" office:value-type="currency" office:currency="EUR" office:value="11827400" calcext:value-type="currency">
            <text:p>11,827,400 €</text:p>
          </table:table-cell>
          <table:table-cell table:style-name="ce28" table:content-validation-name="val1" table:formula="of:=[$'Einzelplan 02'.AA7]" office:value-type="currency" office:currency="EUR" office:value="15751100" calcext:value-type="currency">
            <text:p>15,751,100 €</text:p>
          </table:table-cell>
          <table:table-cell table:style-name="ce28" table:content-validation-name="val1" table:formula="of:=[$'Einzelplan 02'.AB7]" office:value-type="currency" office:currency="EUR" office:value="16600" calcext:value-type="currency">
            <text:p>16,600 €</text:p>
          </table:table-cell>
          <table:table-cell table:style-name="ce28" table:content-validation-name="val1" table:formula="of:=[$'Einzelplan 02'.AC7]" office:value-type="currency" office:currency="EUR" office:value="551500" calcext:value-type="currency">
            <text:p>551,500 €</text:p>
          </table:table-cell>
          <table:table-cell table:style-name="ce28" table:content-validation-name="val1" table:formula="of:=[$'Einzelplan 02'.AD7]" office:value-type="currency" office:currency="EUR" office:value="4455500" calcext:value-type="currency">
            <text:p>4,455,500 €</text:p>
          </table:table-cell>
          <table:table-cell table:style-name="ce32" table:content-validation-name="val1" table:formula="of:=SUM([.Y3:.AD3])" office:value-type="currency" office:currency="EUR" office:value="48446700" calcext:value-type="currency">
            <text:p>48,446,700 €</text:p>
          </table:table-cell>
          <table:table-cell table:style-name="ce30" table:content-validation-name="val1" table:formula="of:=[.X3]-[.AE3]" office:value-type="currency" office:currency="EUR" office:value="-42865900" calcext:value-type="currency">
            <text:p>-42,865,900 €</text:p>
          </table:table-cell>
          <table:table-cell table:style-name="ce35" table:formula="of:=[$'Einzelplan 02'.AG7]" office:value-type="currency" office:currency="EUR" office:value="17687400" calcext:value-type="currency">
            <text:p>17,687,400 €</text:p>
          </table:table-cell>
          <table:table-cell table:number-columns-repeated="991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Staatsministerium des Innern, Bau und für kommunale Angelegenheiten</text:p>
          </table:table-cell>
          <table:table-cell table:style-name="ce8" table:content-validation-name="val1" table:formula="of:=[$'Einzelplan 03'.C12]" office:value-type="currency" office:currency="EUR" office:value="0" calcext:value-type="currency">
            <text:p>0 €</text:p>
          </table:table-cell>
          <table:table-cell table:style-name="ce8" table:content-validation-name="val1" table:formula="of:=[$'Einzelplan 03'.D12]" office:value-type="currency" office:currency="EUR" office:value="233400300" calcext:value-type="currency">
            <text:p>233,400,300 €</text:p>
          </table:table-cell>
          <table:table-cell table:style-name="ce8" table:content-validation-name="val1" table:formula="of:=[$'Einzelplan 03'.E12]" office:value-type="currency" office:currency="EUR" office:value="657003800" calcext:value-type="currency">
            <text:p>657,003,800 €</text:p>
          </table:table-cell>
          <table:table-cell table:style-name="ce8" table:content-validation-name="val1" table:formula="of:=[$'Einzelplan 03'.F12]" office:value-type="currency" office:currency="EUR" office:value="496825800" calcext:value-type="currency">
            <text:p>496,825,800 €</text:p>
          </table:table-cell>
          <table:table-cell table:style-name="ce13" table:content-validation-name="val1" table:formula="of:=SUM([.C4];[.F4];[.D4];[.E4])" office:value-type="currency" office:currency="EUR" office:value="1387229900" calcext:value-type="currency">
            <text:p>1,387,229,900 €</text:p>
          </table:table-cell>
          <table:table-cell table:style-name="ce8" table:content-validation-name="val1" table:formula="of:=[$'Einzelplan 03'.H12]" office:value-type="currency" office:currency="EUR" office:value="873556200" calcext:value-type="currency">
            <text:p>873,556,200 €</text:p>
          </table:table-cell>
          <table:table-cell table:style-name="ce8" table:content-validation-name="val1" table:formula="of:=[$'Einzelplan 03'.I12]" office:value-type="currency" office:currency="EUR" office:value="903826700" calcext:value-type="currency">
            <text:p>903,826,700 €</text:p>
          </table:table-cell>
          <table:table-cell table:style-name="ce8" table:content-validation-name="val1" table:formula="of:=[$'Einzelplan 03'.J12]" office:value-type="currency" office:currency="EUR" office:value="2501651200" calcext:value-type="currency">
            <text:p>2,501,651,200 €</text:p>
          </table:table-cell>
          <table:table-cell table:style-name="ce8" table:content-validation-name="val1" table:formula="of:=[$'Einzelplan 03'.K12]" office:value-type="currency" office:currency="EUR" office:value="90000" calcext:value-type="currency">
            <text:p>90,000 €</text:p>
          </table:table-cell>
          <table:table-cell table:style-name="ce8" table:content-validation-name="val1" table:formula="of:=[$'Einzelplan 03'.L12]" office:value-type="currency" office:currency="EUR" office:value="1784735900" calcext:value-type="currency">
            <text:p>1,784,735,900 €</text:p>
          </table:table-cell>
          <table:table-cell table:style-name="ce8" table:content-validation-name="val1" table:formula="of:=[$'Einzelplan 03'.M12]" office:value-type="currency" office:currency="EUR" office:value="27730800" calcext:value-type="currency">
            <text:p>27,730,800 €</text:p>
          </table:table-cell>
          <table:table-cell table:style-name="ce16" table:content-validation-name="val1" table:formula="of:=SUM([.H4:.M4])" office:value-type="currency" office:currency="EUR" office:value="6091590800" calcext:value-type="currency">
            <text:p>6,091,590,800 €</text:p>
          </table:table-cell>
          <table:table-cell table:style-name="ce11" table:content-validation-name="val1" table:formula="of:=[.G4]-[.N4]" office:value-type="currency" office:currency="EUR" office:value="-4704360900" calcext:value-type="currency">
            <text:p>-4,704,360,900 €</text:p>
          </table:table-cell>
          <table:table-cell table:style-name="ce20" table:formula="of:=[$'Einzelplan 03'.P12]" office:value-type="currency" office:currency="EUR" office:value="3642250800" calcext:value-type="currency">
            <text:p>3,642,250,800 €</text:p>
          </table:table-cell>
          <table:table-cell table:style-name="ce4"/>
          <table:table-cell table:style-name="ce24" office:value-type="string" calcext:value-type="string">
            <text:p>3</text:p>
          </table:table-cell>
          <table:table-cell table:style-name="ce5" office:value-type="string" calcext:value-type="string">
            <text:p>Staatsministerin des Innern, Bau und für kommunale Angelegenheiten</text:p>
          </table:table-cell>
          <table:table-cell table:style-name="ce27" table:content-validation-name="val1" table:formula="of:=[$'Einzelplan 03'.T20]" office:value-type="currency" office:currency="EUR" office:value="0" calcext:value-type="currency">
            <text:p>0 €</text:p>
          </table:table-cell>
          <table:table-cell table:style-name="ce27" table:content-validation-name="val1" table:formula="of:=[$'Einzelplan 03'.U20]" office:value-type="currency" office:currency="EUR" office:value="193903600" calcext:value-type="currency">
            <text:p>193,903,600 €</text:p>
          </table:table-cell>
          <table:table-cell table:style-name="ce27" table:content-validation-name="val1" table:formula="of:=[$'Einzelplan 03'.V20]" office:value-type="currency" office:currency="EUR" office:value="706255100" calcext:value-type="currency">
            <text:p>706,255,100 €</text:p>
          </table:table-cell>
          <table:table-cell table:style-name="ce27" table:content-validation-name="val1" table:formula="of:=[$'Einzelplan 03'.W20]" office:value-type="currency" office:currency="EUR" office:value="570235400" calcext:value-type="currency">
            <text:p>570,235,400 €</text:p>
          </table:table-cell>
          <table:table-cell table:style-name="ce29" table:content-validation-name="val1" table:formula="of:=SUM([.T4];[.W4];[.U4];[.V4])" office:value-type="currency" office:currency="EUR" office:value="1470394100" calcext:value-type="currency">
            <text:p>1,470,394,100 €</text:p>
          </table:table-cell>
          <table:table-cell table:style-name="ce27" table:content-validation-name="val1" table:formula="of:=[$'Einzelplan 03'.Y20]" office:value-type="currency" office:currency="EUR" office:value="616538100" calcext:value-type="currency">
            <text:p>616,538,100 €</text:p>
          </table:table-cell>
          <table:table-cell table:style-name="ce27" table:content-validation-name="val1" table:formula="of:=[$'Einzelplan 03'.Z20]" office:value-type="currency" office:currency="EUR" office:value="976590800" calcext:value-type="currency">
            <text:p>976,590,800 €</text:p>
          </table:table-cell>
          <table:table-cell table:style-name="ce27" table:content-validation-name="val1" table:formula="of:=[$'Einzelplan 03'.AA20]" office:value-type="currency" office:currency="EUR" office:value="2909502700" calcext:value-type="currency">
            <text:p>2,909,502,700 €</text:p>
          </table:table-cell>
          <table:table-cell table:style-name="ce27" table:content-validation-name="val1" table:formula="of:=[$'Einzelplan 03'.AB20]" office:value-type="currency" office:currency="EUR" office:value="5500" calcext:value-type="currency">
            <text:p>5,500 €</text:p>
          </table:table-cell>
          <table:table-cell table:style-name="ce27" table:content-validation-name="val1" table:formula="of:=[$'Einzelplan 03'.AC20]" office:value-type="currency" office:currency="EUR" office:value="9368798200" calcext:value-type="currency">
            <text:p>9,368,798,200 €</text:p>
          </table:table-cell>
          <table:table-cell table:style-name="ce27" table:content-validation-name="val1" table:formula="of:=[$'Einzelplan 03'.AD20]" office:value-type="currency" office:currency="EUR" office:value="13346300" calcext:value-type="currency">
            <text:p>13,346,300 €</text:p>
          </table:table-cell>
          <table:table-cell table:style-name="ce31" table:content-validation-name="val1" table:formula="of:=SUM([.Y4:.AD4])" office:value-type="currency" office:currency="EUR" office:value="13884781600" calcext:value-type="currency">
            <text:p>13,884,781,600 €</text:p>
          </table:table-cell>
          <table:table-cell table:style-name="ce30" table:content-validation-name="val1" table:formula="of:=[.X4]-[.AE4]" office:value-type="currency" office:currency="EUR" office:value="-12414387500" calcext:value-type="currency">
            <text:p>-12,414,387,500 €</text:p>
          </table:table-cell>
          <table:table-cell table:style-name="ce35" table:formula="of:=[$'Einzelplan 03'.AG20]" office:value-type="currency" office:currency="EUR" office:value="23534260400" calcext:value-type="currency">
            <text:p>23,534,260,400 €</text:p>
          </table:table-cell>
          <table:table-cell table:number-columns-repeated="991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5" office:value-type="string" calcext:value-type="string">
            <text:p>Staatsministerium für Bildung und sportliche Ertüchtigung</text:p>
          </table:table-cell>
          <table:table-cell table:style-name="ce9" table:content-validation-name="val1" table:formula="of:=[$'Einzelplan 04'.C49]" office:value-type="currency" office:currency="EUR" office:value="0" calcext:value-type="currency">
            <text:p>0 €</text:p>
          </table:table-cell>
          <table:table-cell table:style-name="ce9" table:content-validation-name="val1" table:formula="of:=[$'Einzelplan 04'.D49]" office:value-type="currency" office:currency="EUR" office:value="85737900" calcext:value-type="currency">
            <text:p>85,737,900 €</text:p>
          </table:table-cell>
          <table:table-cell table:style-name="ce9" table:content-validation-name="val1" table:formula="of:=[$'Einzelplan 04'.E49]" office:value-type="currency" office:currency="EUR" office:value="492876700" calcext:value-type="currency">
            <text:p>492,876,700 €</text:p>
          </table:table-cell>
          <table:table-cell table:style-name="ce9" table:content-validation-name="val1" table:formula="of:=[$'Einzelplan 04'.F49]" office:value-type="currency" office:currency="EUR" office:value="318603700" calcext:value-type="currency">
            <text:p>318,603,700 €</text:p>
          </table:table-cell>
          <table:table-cell table:style-name="ce13" table:content-validation-name="val1" table:formula="of:=SUM([.C5];[.F5];[.D5];[.E5])" office:value-type="currency" office:currency="EUR" office:value="897218300" calcext:value-type="currency">
            <text:p>897,218,300 €</text:p>
          </table:table-cell>
          <table:table-cell table:style-name="ce9" table:content-validation-name="val1" table:formula="of:=[$'Einzelplan 04'.H49]" office:value-type="currency" office:currency="EUR" office:value="12535072500" calcext:value-type="currency">
            <text:p>12,535,072,500 €</text:p>
          </table:table-cell>
          <table:table-cell table:style-name="ce9" table:content-validation-name="val1" table:formula="of:=[$'Einzelplan 04'.I49]" office:value-type="currency" office:currency="EUR" office:value="700927200" calcext:value-type="currency">
            <text:p>700,927,200 €</text:p>
          </table:table-cell>
          <table:table-cell table:style-name="ce9" table:content-validation-name="val1" table:formula="of:=[$'Einzelplan 04'.J49]" office:value-type="currency" office:currency="EUR" office:value="6464587900" calcext:value-type="currency">
            <text:p>6,464,587,900 €</text:p>
          </table:table-cell>
          <table:table-cell table:style-name="ce9" table:content-validation-name="val1" table:formula="of:=[$'Einzelplan 04'.K49]" office:value-type="currency" office:currency="EUR" office:value="0" calcext:value-type="currency">
            <text:p>0 €</text:p>
          </table:table-cell>
          <table:table-cell table:style-name="ce9" table:content-validation-name="val1" table:formula="of:=[$'Einzelplan 04'.L49]" office:value-type="currency" office:currency="EUR" office:value="515363600" calcext:value-type="currency">
            <text:p>515,363,600 €</text:p>
          </table:table-cell>
          <table:table-cell table:style-name="ce9" table:content-validation-name="val1" table:formula="of:=[$'Einzelplan 04'.M49]" office:value-type="currency" office:currency="EUR" office:value="327841400" calcext:value-type="currency">
            <text:p>327,841,400 €</text:p>
          </table:table-cell>
          <table:table-cell table:style-name="ce17" table:content-validation-name="val1" table:formula="of:=SUM([.H5:.M5])" office:value-type="currency" office:currency="EUR" office:value="20543792600" calcext:value-type="currency">
            <text:p>20,543,792,600 €</text:p>
          </table:table-cell>
          <table:table-cell table:style-name="ce11" table:content-validation-name="val1" table:formula="of:=[.G5]-[.N5]" office:value-type="currency" office:currency="EUR" office:value="-19646574300" calcext:value-type="currency">
            <text:p>-19,646,574,300 €</text:p>
          </table:table-cell>
          <table:table-cell table:style-name="ce20" table:formula="of:=[$'Einzelplan 04'.P49]" office:value-type="currency" office:currency="EUR" office:value="1681002100" calcext:value-type="currency">
            <text:p>1,681,002,100 €</text:p>
          </table:table-cell>
          <table:table-cell table:style-name="ce4"/>
          <table:table-cell table:style-name="ce24" office:value-type="string" calcext:value-type="string">
            <text:p>4</text:p>
          </table:table-cell>
          <table:table-cell table:style-name="ce5" office:value-type="string" calcext:value-type="string">
            <text:p>Staatsminister für Bildung und sportliche Ertüchtigung</text:p>
          </table:table-cell>
          <table:table-cell table:style-name="ce28" table:content-validation-name="val1" table:formula="of:=[$'Einzelplan 04'.T49]" office:value-type="currency" office:currency="EUR" office:value="0" calcext:value-type="currency">
            <text:p>0 €</text:p>
          </table:table-cell>
          <table:table-cell table:style-name="ce28" table:content-validation-name="val1" table:formula="of:=[$'Einzelplan 04'.U49]" office:value-type="currency" office:currency="EUR" office:value="95641000" calcext:value-type="currency">
            <text:p>95,641,000 €</text:p>
          </table:table-cell>
          <table:table-cell table:style-name="ce28" table:content-validation-name="val1" table:formula="of:=[$'Einzelplan 04'.V49]" office:value-type="currency" office:currency="EUR" office:value="430040600" calcext:value-type="currency">
            <text:p>430,040,600 €</text:p>
          </table:table-cell>
          <table:table-cell table:style-name="ce28" table:content-validation-name="val1" table:formula="of:=[$'Einzelplan 04'.W49]" office:value-type="currency" office:currency="EUR" office:value="201820700" calcext:value-type="currency">
            <text:p>201,820,700 €</text:p>
          </table:table-cell>
          <table:table-cell table:style-name="ce29" table:content-validation-name="val1" table:formula="of:=SUM([.T5];[.W5];[.U5];[.V5])" office:value-type="currency" office:currency="EUR" office:value="727502300" calcext:value-type="currency">
            <text:p>727,502,300 €</text:p>
          </table:table-cell>
          <table:table-cell table:style-name="ce28" table:content-validation-name="val1" table:formula="of:=[$'Einzelplan 04'.Y49]" office:value-type="currency" office:currency="EUR" office:value="12408129100" calcext:value-type="currency">
            <text:p>12,408,129,100 €</text:p>
          </table:table-cell>
          <table:table-cell table:style-name="ce28" table:content-validation-name="val1" table:formula="of:=[$'Einzelplan 04'.Z49]" office:value-type="currency" office:currency="EUR" office:value="2467616600" calcext:value-type="currency">
            <text:p>2,467,616,600 €</text:p>
          </table:table-cell>
          <table:table-cell table:style-name="ce28" table:content-validation-name="val1" table:formula="of:=[$'Einzelplan 04'.AA49]" office:value-type="currency" office:currency="EUR" office:value="10272088700" calcext:value-type="currency">
            <text:p>10,272,088,700 €</text:p>
          </table:table-cell>
          <table:table-cell table:style-name="ce28" table:content-validation-name="val1" table:formula="of:=[$'Einzelplan 04'.AB49]" office:value-type="currency" office:currency="EUR" office:value="0" calcext:value-type="currency">
            <text:p>0 €</text:p>
          </table:table-cell>
          <table:table-cell table:style-name="ce28" table:content-validation-name="val1" table:formula="of:=[$'Einzelplan 04'.AC49]" office:value-type="currency" office:currency="EUR" office:value="443926700" calcext:value-type="currency">
            <text:p>443,926,700 €</text:p>
          </table:table-cell>
          <table:table-cell table:style-name="ce28" table:content-validation-name="val1" table:formula="of:=[$'Einzelplan 04'.AD49]" office:value-type="currency" office:currency="EUR" office:value="377967100" calcext:value-type="currency">
            <text:p>377,967,100 €</text:p>
          </table:table-cell>
          <table:table-cell table:style-name="ce32" table:content-validation-name="val1" table:formula="of:=SUM([.Y5:.AD5])" office:value-type="currency" office:currency="EUR" office:value="25969728200" calcext:value-type="currency">
            <text:p>25,969,728,200 €</text:p>
          </table:table-cell>
          <table:table-cell table:style-name="ce30" table:content-validation-name="val1" table:formula="of:=[.X5]-[.AE5]" office:value-type="currency" office:currency="EUR" office:value="-25242225900" calcext:value-type="currency">
            <text:p>-25,242,225,900 €</text:p>
          </table:table-cell>
          <table:table-cell table:style-name="ce35" table:formula="of:=[$'Einzelplan 04'.AG49]" office:value-type="currency" office:currency="EUR" office:value="1591643300" calcext:value-type="currency">
            <text:p>1,591,643,300 €</text:p>
          </table:table-cell>
          <table:table-cell table:number-columns-repeated="991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5" office:value-type="string" calcext:value-type="string">
            <text:p>Staatsministerium für Rechtsstaatlichkeit und Angelegenheiten des Staates</text:p>
          </table:table-cell>
          <table:table-cell table:style-name="ce8" table:content-validation-name="val1" table:formula="of:=[$'Einzelplan 05'.C15]" office:value-type="currency" office:currency="EUR" office:value="0" calcext:value-type="currency">
            <text:p>0 €</text:p>
          </table:table-cell>
          <table:table-cell table:style-name="ce8" table:content-validation-name="val1" table:formula="of:=[$'Einzelplan 05'.D15]" office:value-type="currency" office:currency="EUR" office:value="1118005100" calcext:value-type="currency">
            <text:p>1,118,005,100 €</text:p>
          </table:table-cell>
          <table:table-cell table:style-name="ce8" table:content-validation-name="val1" table:formula="of:=[$'Einzelplan 05'.E15]" office:value-type="currency" office:currency="EUR" office:value="76794700" calcext:value-type="currency">
            <text:p>76,794,700 €</text:p>
          </table:table-cell>
          <table:table-cell table:style-name="ce8" table:content-validation-name="val1" table:formula="of:=[$'Einzelplan 05'.F15]" office:value-type="currency" office:currency="EUR" office:value="3607500" calcext:value-type="currency">
            <text:p>3,607,500 €</text:p>
          </table:table-cell>
          <table:table-cell table:style-name="ce13" table:content-validation-name="val1" table:formula="of:=SUM([.C6];[.F6];[.D6];[.E6])" office:value-type="currency" office:currency="EUR" office:value="1198407300" calcext:value-type="currency">
            <text:p>1,198,407,300 €</text:p>
          </table:table-cell>
          <table:table-cell table:style-name="ce8" table:content-validation-name="val1" table:formula="of:=[$'Einzelplan 05'.H15]" office:value-type="currency" office:currency="EUR" office:value="2160166100" calcext:value-type="currency">
            <text:p>2,160,166,100 €</text:p>
          </table:table-cell>
          <table:table-cell table:style-name="ce8" table:content-validation-name="val1" table:formula="of:=[$'Einzelplan 05'.I15]" office:value-type="currency" office:currency="EUR" office:value="1169042300" calcext:value-type="currency">
            <text:p>1,169,042,300 €</text:p>
          </table:table-cell>
          <table:table-cell table:style-name="ce8" table:content-validation-name="val1" table:formula="of:=[$'Einzelplan 05'.J15]" office:value-type="currency" office:currency="EUR" office:value="881771400" calcext:value-type="currency">
            <text:p>881,771,400 €</text:p>
          </table:table-cell>
          <table:table-cell table:style-name="ce8" table:content-validation-name="val1" table:formula="of:=[$'Einzelplan 05'.K15]" office:value-type="currency" office:currency="EUR" office:value="0" calcext:value-type="currency">
            <text:p>0 €</text:p>
          </table:table-cell>
          <table:table-cell table:style-name="ce8" table:content-validation-name="val1" table:formula="of:=[$'Einzelplan 05'.L15]" office:value-type="currency" office:currency="EUR" office:value="180379200" calcext:value-type="currency">
            <text:p>180,379,200 €</text:p>
          </table:table-cell>
          <table:table-cell table:style-name="ce8" table:content-validation-name="val1" table:formula="of:=[$'Einzelplan 05'.M15]" office:value-type="currency" office:currency="EUR" office:value="8019000" calcext:value-type="currency">
            <text:p>8,019,000 €</text:p>
          </table:table-cell>
          <table:table-cell table:style-name="ce16" table:content-validation-name="val1" table:formula="of:=SUM([.H6:.M6])" office:value-type="currency" office:currency="EUR" office:value="4399378000" calcext:value-type="currency">
            <text:p>4,399,378,000 €</text:p>
          </table:table-cell>
          <table:table-cell table:style-name="ce11" table:content-validation-name="val1" table:formula="of:=[.G6]-[.N6]" office:value-type="currency" office:currency="EUR" office:value="-3200970700" calcext:value-type="currency">
            <text:p>-3,200,970,700 €</text:p>
          </table:table-cell>
          <table:table-cell table:style-name="ce20" table:formula="of:=[$'Einzelplan 05'.P15]" office:value-type="currency" office:currency="EUR" office:value="224800400" calcext:value-type="currency">
            <text:p>224,800,400 €</text:p>
          </table:table-cell>
          <table:table-cell table:style-name="ce4"/>
          <table:table-cell table:style-name="ce24" office:value-type="string" calcext:value-type="string">
            <text:p>5</text:p>
          </table:table-cell>
          <table:table-cell table:style-name="ce5" office:value-type="string" calcext:value-type="string">
            <text:p>Staatsminister für Rechtsstaatlichkeit und Angelegenheiten des Staates</text:p>
          </table:table-cell>
          <table:table-cell table:style-name="ce27" table:content-validation-name="val1" table:formula="of:=[$'Einzelplan 05'.T15]" office:value-type="currency" office:currency="EUR" office:value="0" calcext:value-type="currency">
            <text:p>0 €</text:p>
          </table:table-cell>
          <table:table-cell table:style-name="ce27" table:content-validation-name="val1" table:formula="of:=[$'Einzelplan 05'.U15]" office:value-type="currency" office:currency="EUR" office:value="1108636400" calcext:value-type="currency">
            <text:p>1,108,636,400 €</text:p>
          </table:table-cell>
          <table:table-cell table:style-name="ce27" table:content-validation-name="val1" table:formula="of:=[$'Einzelplan 05'.V15]" office:value-type="currency" office:currency="EUR" office:value="78215100" calcext:value-type="currency">
            <text:p>78,215,100 €</text:p>
          </table:table-cell>
          <table:table-cell table:style-name="ce27" table:content-validation-name="val1" table:formula="of:=[$'Einzelplan 05'.W15]" office:value-type="currency" office:currency="EUR" office:value="3000000" calcext:value-type="currency">
            <text:p>3,000,000 €</text:p>
          </table:table-cell>
          <table:table-cell table:style-name="ce29" table:content-validation-name="val1" table:formula="of:=SUM([.T6];[.W6];[.U6];[.V6])" office:value-type="currency" office:currency="EUR" office:value="1189851500" calcext:value-type="currency">
            <text:p>1,189,851,500 €</text:p>
          </table:table-cell>
          <table:table-cell table:style-name="ce27" table:content-validation-name="val1" table:formula="of:=[$'Einzelplan 05'.Y15]" office:value-type="currency" office:currency="EUR" office:value="2292408200" calcext:value-type="currency">
            <text:p>2,292,408,200 €</text:p>
          </table:table-cell>
          <table:table-cell table:style-name="ce27" table:content-validation-name="val1" table:formula="of:=[$'Einzelplan 05'.Z15]" office:value-type="currency" office:currency="EUR" office:value="1208980900" calcext:value-type="currency">
            <text:p>1,208,980,900 €</text:p>
          </table:table-cell>
          <table:table-cell table:style-name="ce27" table:content-validation-name="val1" table:formula="of:=[$'Einzelplan 05'.AA15]" office:value-type="currency" office:currency="EUR" office:value="887835900" calcext:value-type="currency">
            <text:p>887,835,900 €</text:p>
          </table:table-cell>
          <table:table-cell table:style-name="ce27" table:content-validation-name="val1" table:formula="of:=[$'Einzelplan 05'.AB15]" office:value-type="currency" office:currency="EUR" office:value="0" calcext:value-type="currency">
            <text:p>0 €</text:p>
          </table:table-cell>
          <table:table-cell table:style-name="ce27" table:content-validation-name="val1" table:formula="of:=[$'Einzelplan 05'.AC15]" office:value-type="currency" office:currency="EUR" office:value="106233300" calcext:value-type="currency">
            <text:p>106,233,300 €</text:p>
          </table:table-cell>
          <table:table-cell table:style-name="ce27" table:content-validation-name="val1" table:formula="of:=[$'Einzelplan 05'.AD15]" office:value-type="currency" office:currency="EUR" office:value="12982400" calcext:value-type="currency">
            <text:p>12,982,400 €</text:p>
          </table:table-cell>
          <table:table-cell table:style-name="ce31" table:content-validation-name="val1" table:formula="of:=SUM([.Y6:.AD6])" office:value-type="currency" office:currency="EUR" office:value="4508440700" calcext:value-type="currency">
            <text:p>4,508,440,700 €</text:p>
          </table:table-cell>
          <table:table-cell table:style-name="ce30" table:content-validation-name="val1" table:formula="of:=[.X6]-[.AE6]" office:value-type="currency" office:currency="EUR" office:value="-3318589200" calcext:value-type="currency">
            <text:p>-3,318,589,200 €</text:p>
          </table:table-cell>
          <table:table-cell table:style-name="ce35" table:formula="of:=[$'Einzelplan 05'.AG15]" office:value-type="currency" office:currency="EUR" office:value="236060000" calcext:value-type="currency">
            <text:p>236,060,000 €</text:p>
          </table:table-cell>
          <table:table-cell table:number-columns-repeated="991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5" office:value-type="string" calcext:value-type="string">
            <text:p>Staatsministerium für Kapitalakkumulation des Fiskus</text:p>
          </table:table-cell>
          <table:table-cell table:style-name="ce9" table:content-validation-name="val1" table:formula="of:=[$'Einzelplan 06'.C9]" office:value-type="currency" office:currency="EUR" office:value="0" calcext:value-type="currency">
            <text:p>0 €</text:p>
          </table:table-cell>
          <table:table-cell table:style-name="ce9" table:content-validation-name="val1" table:formula="of:=[$'Einzelplan 06'.D9]" office:value-type="currency" office:currency="EUR" office:value="391297600" calcext:value-type="currency">
            <text:p>391,297,600 €</text:p>
          </table:table-cell>
          <table:table-cell table:style-name="ce9" table:content-validation-name="val1" table:formula="of:=[$'Einzelplan 06'.E9]" office:value-type="currency" office:currency="EUR" office:value="76428500" calcext:value-type="currency">
            <text:p>76,428,500 €</text:p>
          </table:table-cell>
          <table:table-cell table:style-name="ce9" table:content-validation-name="val1" table:formula="of:=[$'Einzelplan 06'.F9]" office:value-type="currency" office:currency="EUR" office:value="0" calcext:value-type="currency">
            <text:p>0 €</text:p>
          </table:table-cell>
          <table:table-cell table:style-name="ce13" table:content-validation-name="val1" table:formula="of:=SUM([.C7];[.F7];[.D7];[.E7])" office:value-type="currency" office:currency="EUR" office:value="467726100" calcext:value-type="currency">
            <text:p>467,726,100 €</text:p>
          </table:table-cell>
          <table:table-cell table:style-name="ce9" table:content-validation-name="val1" table:formula="of:=[$'Einzelplan 06'.H9]" office:value-type="currency" office:currency="EUR" office:value="1629161300" calcext:value-type="currency">
            <text:p>1,629,161,300 €</text:p>
          </table:table-cell>
          <table:table-cell table:style-name="ce9" table:content-validation-name="val1" table:formula="of:=[$'Einzelplan 06'.I9]" office:value-type="currency" office:currency="EUR" office:value="240287600" calcext:value-type="currency">
            <text:p>240,287,600 €</text:p>
          </table:table-cell>
          <table:table-cell table:style-name="ce9" table:content-validation-name="val1" table:formula="of:=[$'Einzelplan 06'.J9]" office:value-type="currency" office:currency="EUR" office:value="154149300" calcext:value-type="currency">
            <text:p>154,149,300 €</text:p>
          </table:table-cell>
          <table:table-cell table:style-name="ce9" table:content-validation-name="val1" table:formula="of:=[$'Einzelplan 06'.K9]" office:value-type="currency" office:currency="EUR" office:value="57000" calcext:value-type="currency">
            <text:p>57,000 €</text:p>
          </table:table-cell>
          <table:table-cell table:style-name="ce9" table:content-validation-name="val1" table:formula="of:=[$'Einzelplan 06'.L9]" office:value-type="currency" office:currency="EUR" office:value="43845800" calcext:value-type="currency">
            <text:p>43,845,800 €</text:p>
          </table:table-cell>
          <table:table-cell table:style-name="ce9" table:content-validation-name="val1" table:formula="of:=[$'Einzelplan 06'.M9]" office:value-type="currency" office:currency="EUR" office:value="15896500" calcext:value-type="currency">
            <text:p>15,896,500 €</text:p>
          </table:table-cell>
          <table:table-cell table:style-name="ce17" table:content-validation-name="val1" table:formula="of:=SUM([.H7:.M7])" office:value-type="currency" office:currency="EUR" office:value="2083397500" calcext:value-type="currency">
            <text:p>2,083,397,500 €</text:p>
          </table:table-cell>
          <table:table-cell table:style-name="ce11" table:content-validation-name="val1" table:formula="of:=[.G7]-[.N7]" office:value-type="currency" office:currency="EUR" office:value="-1615671400" calcext:value-type="currency">
            <text:p>-1,615,671,400 €</text:p>
          </table:table-cell>
          <table:table-cell table:style-name="ce20" table:formula="of:=[$'Einzelplan 06'.P9]" office:value-type="currency" office:currency="EUR" office:value="295415200" calcext:value-type="currency">
            <text:p>295,415,200 €</text:p>
          </table:table-cell>
          <table:table-cell table:style-name="ce4"/>
          <table:table-cell table:style-name="ce24" office:value-type="string" calcext:value-type="string">
            <text:p>6</text:p>
          </table:table-cell>
          <table:table-cell table:style-name="ce5" office:value-type="string" calcext:value-type="string">
            <text:p>Staatsminister für Kapitalakkumulation des Fiskus</text:p>
          </table:table-cell>
          <table:table-cell table:style-name="ce28" table:content-validation-name="val1" table:formula="of:=[$'Einzelplan 06'.T10]" office:value-type="currency" office:currency="EUR" office:value="0" calcext:value-type="currency">
            <text:p>0 €</text:p>
          </table:table-cell>
          <table:table-cell table:style-name="ce28" table:content-validation-name="val1" table:formula="of:=[$'Einzelplan 06'.U10]" office:value-type="currency" office:currency="EUR" office:value="2399530100" calcext:value-type="currency">
            <text:p>2,399,530,100 €</text:p>
          </table:table-cell>
          <table:table-cell table:style-name="ce28" table:content-validation-name="val1" table:formula="of:=[$'Einzelplan 06'.V10]" office:value-type="currency" office:currency="EUR" office:value="238058300" calcext:value-type="currency">
            <text:p>238,058,300 €</text:p>
          </table:table-cell>
          <table:table-cell table:style-name="ce28" table:content-validation-name="val1" table:formula="of:=[$'Einzelplan 06'.W10]" office:value-type="currency" office:currency="EUR" office:value="37900000000" calcext:value-type="currency">
            <text:p>37,900,000,000 €</text:p>
          </table:table-cell>
          <table:table-cell table:style-name="ce29" table:content-validation-name="val1" table:formula="of:=SUM([.T7];[.W7];[.U7];[.V7])" office:value-type="currency" office:currency="EUR" office:value="40537588400" calcext:value-type="currency">
            <text:p>40,537,588,400 €</text:p>
          </table:table-cell>
          <table:table-cell table:style-name="ce28" table:content-validation-name="val1" table:formula="of:=[$'Einzelplan 06'.Y10]" office:value-type="currency" office:currency="EUR" office:value="2080154800" calcext:value-type="currency">
            <text:p>2,080,154,800 €</text:p>
          </table:table-cell>
          <table:table-cell table:style-name="ce28" table:content-validation-name="val1" table:formula="of:=[$'Einzelplan 06'.Z10]" office:value-type="currency" office:currency="EUR" office:value="1048359300" calcext:value-type="currency">
            <text:p>1,048,359,300 €</text:p>
          </table:table-cell>
          <table:table-cell table:style-name="ce28" table:content-validation-name="val1" table:formula="of:=[$'Einzelplan 06'.AA10]" office:value-type="currency" office:currency="EUR" office:value="360773300" calcext:value-type="currency">
            <text:p>360,773,300 €</text:p>
          </table:table-cell>
          <table:table-cell table:style-name="ce28" table:content-validation-name="val1" table:formula="of:=[$'Einzelplan 06'.AB10]" office:value-type="currency" office:currency="EUR" office:value="250060000" calcext:value-type="currency">
            <text:p>250,060,000 €</text:p>
          </table:table-cell>
          <table:table-cell table:style-name="ce28" table:content-validation-name="val1" table:formula="of:=[$'Einzelplan 06'.AC10]" office:value-type="currency" office:currency="EUR" office:value="37604685300" calcext:value-type="currency">
            <text:p>37,604,685,300 €</text:p>
          </table:table-cell>
          <table:table-cell table:style-name="ce28" table:content-validation-name="val1" table:formula="of:=[$'Einzelplan 06'.AD10]" office:value-type="currency" office:currency="EUR" office:value="821231800" calcext:value-type="currency">
            <text:p>821,231,800 €</text:p>
          </table:table-cell>
          <table:table-cell table:style-name="ce32" table:content-validation-name="val1" table:formula="of:=SUM([.Y7:.AD7])" office:value-type="currency" office:currency="EUR" office:value="42165264500" calcext:value-type="currency">
            <text:p>42,165,264,500 €</text:p>
          </table:table-cell>
          <table:table-cell table:style-name="ce30" table:content-validation-name="val1" table:formula="of:=[.X7]-[.AE7]" office:value-type="currency" office:currency="EUR" office:value="-1627676100" calcext:value-type="currency">
            <text:p>-1,627,676,100 €</text:p>
          </table:table-cell>
          <table:table-cell table:style-name="ce35" table:formula="of:=[$'Einzelplan 06'.AG10]" office:value-type="currency" office:currency="EUR" office:value="127477500" calcext:value-type="currency">
            <text:p>127,477,500 €</text:p>
          </table:table-cell>
          <table:table-cell table:number-columns-repeated="991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5" office:value-type="string" calcext:value-type="string">
            <text:p>Staatsministerium für Wirtschaft, Arbeitsmarkt und Beschäftigung</text:p>
          </table:table-cell>
          <table:table-cell table:style-name="ce8" table:content-validation-name="val1" table:formula="of:=[$'Einzelplan 07'.C14]" office:value-type="currency" office:currency="EUR" office:value="0" calcext:value-type="currency">
            <text:p>0 €</text:p>
          </table:table-cell>
          <table:table-cell table:style-name="ce8" table:content-validation-name="val1" table:formula="of:=[$'Einzelplan 07'.D14]" office:value-type="currency" office:currency="EUR" office:value="174490000" calcext:value-type="currency">
            <text:p>174,490,000 €</text:p>
          </table:table-cell>
          <table:table-cell table:style-name="ce8" table:content-validation-name="val1" table:formula="of:=[$'Einzelplan 07'.E14]" office:value-type="currency" office:currency="EUR" office:value="1754121000" calcext:value-type="currency">
            <text:p>1,754,121,000 €</text:p>
          </table:table-cell>
          <table:table-cell table:style-name="ce8" table:content-validation-name="val1" table:formula="of:=[$'Einzelplan 07'.F14]" office:value-type="currency" office:currency="EUR" office:value="964953900" calcext:value-type="currency">
            <text:p>964,953,900 €</text:p>
          </table:table-cell>
          <table:table-cell table:style-name="ce13" table:content-validation-name="val1" table:formula="of:=SUM([.C8];[.F8];[.D8];[.E8])" office:value-type="currency" office:currency="EUR" office:value="2893564900" calcext:value-type="currency">
            <text:p>2,893,564,900 €</text:p>
          </table:table-cell>
          <table:table-cell table:style-name="ce8" table:content-validation-name="val1" table:formula="of:=[$'Einzelplan 07'.H14]" office:value-type="currency" office:currency="EUR" office:value="117571100" calcext:value-type="currency">
            <text:p>117,571,100 €</text:p>
          </table:table-cell>
          <table:table-cell table:style-name="ce8" table:content-validation-name="val1" table:formula="of:=[$'Einzelplan 07'.I14]" office:value-type="currency" office:currency="EUR" office:value="416522000" calcext:value-type="currency">
            <text:p>416,522,000 €</text:p>
          </table:table-cell>
          <table:table-cell table:style-name="ce8" table:content-validation-name="val1" table:formula="of:=[$'Einzelplan 07'.J14]" office:value-type="currency" office:currency="EUR" office:value="2086424300" calcext:value-type="currency">
            <text:p>2,086,424,300 €</text:p>
          </table:table-cell>
          <table:table-cell table:style-name="ce8" table:content-validation-name="val1" table:formula="of:=[$'Einzelplan 07'.K14]" office:value-type="currency" office:currency="EUR" office:value="36610500" calcext:value-type="currency">
            <text:p>36,610,500 €</text:p>
          </table:table-cell>
          <table:table-cell table:style-name="ce8" table:content-validation-name="val1" table:formula="of:=[$'Einzelplan 07'.L14]" office:value-type="currency" office:currency="EUR" office:value="1981838300" calcext:value-type="currency">
            <text:p>1,981,838,300 €</text:p>
          </table:table-cell>
          <table:table-cell table:style-name="ce8" table:content-validation-name="val1" table:formula="of:=[$'Einzelplan 07'.M14]" office:value-type="currency" office:currency="EUR" office:value="-748600" calcext:value-type="currency">
            <text:p>-748,600 €</text:p>
          </table:table-cell>
          <table:table-cell table:style-name="ce16" table:content-validation-name="val1" table:formula="of:=SUM([.H8:.M8])" office:value-type="currency" office:currency="EUR" office:value="4638217600" calcext:value-type="currency">
            <text:p>4,638,217,600 €</text:p>
          </table:table-cell>
          <table:table-cell table:style-name="ce11" table:content-validation-name="val1" table:formula="of:=[.G8]-[.N8]" office:value-type="currency" office:currency="EUR" office:value="-1744652700" calcext:value-type="currency">
            <text:p>-1,744,652,700 €</text:p>
          </table:table-cell>
          <table:table-cell table:style-name="ce20" table:formula="of:=[$'Einzelplan 07'.P14]" office:value-type="currency" office:currency="EUR" office:value="2822801800" calcext:value-type="currency">
            <text:p>2,822,801,800 €</text:p>
          </table:table-cell>
          <table:table-cell table:style-name="ce4"/>
          <table:table-cell table:style-name="ce24" office:value-type="string" calcext:value-type="string">
            <text:p>7</text:p>
          </table:table-cell>
          <table:table-cell table:style-name="ce5" office:value-type="string" calcext:value-type="string">
            <text:p>Staatsminister für Wirtschaft, Arbeitsmarkt und Beschäftigung</text:p>
          </table:table-cell>
          <table:table-cell table:style-name="ce27" table:content-validation-name="val1" table:formula="of:=[$'Einzelplan 07'.T16]" office:value-type="currency" office:currency="EUR" office:value="0" calcext:value-type="currency">
            <text:p>0 €</text:p>
          </table:table-cell>
          <table:table-cell table:style-name="ce27" table:content-validation-name="val1" table:formula="of:=[$'Einzelplan 07'.U16]" office:value-type="currency" office:currency="EUR" office:value="180699500" calcext:value-type="currency">
            <text:p>180,699,500 €</text:p>
          </table:table-cell>
          <table:table-cell table:style-name="ce27" table:content-validation-name="val1" table:formula="of:=[$'Einzelplan 07'.V16]" office:value-type="currency" office:currency="EUR" office:value="1919505900" calcext:value-type="currency">
            <text:p>1,919,505,900 €</text:p>
          </table:table-cell>
          <table:table-cell table:style-name="ce27" table:content-validation-name="val1" table:formula="of:=[$'Einzelplan 07'.W16]" office:value-type="currency" office:currency="EUR" office:value="877248800" calcext:value-type="currency">
            <text:p>877,248,800 €</text:p>
          </table:table-cell>
          <table:table-cell table:style-name="ce29" table:content-validation-name="val1" table:formula="of:=SUM([.T8];[.W8];[.U8];[.V8])" office:value-type="currency" office:currency="EUR" office:value="2977454200" calcext:value-type="currency">
            <text:p>2,977,454,200 €</text:p>
          </table:table-cell>
          <table:table-cell table:style-name="ce27" table:content-validation-name="val1" table:formula="of:=[$'Einzelplan 07'.Y16]" office:value-type="currency" office:currency="EUR" office:value="115438400" calcext:value-type="currency">
            <text:p>115,438,400 €</text:p>
          </table:table-cell>
          <table:table-cell table:style-name="ce27" table:content-validation-name="val1" table:formula="of:=[$'Einzelplan 07'.Z16]" office:value-type="currency" office:currency="EUR" office:value="428790600" calcext:value-type="currency">
            <text:p>428,790,600 €</text:p>
          </table:table-cell>
          <table:table-cell table:style-name="ce27" table:content-validation-name="val1" table:formula="of:=[$'Einzelplan 07'.AA16]" office:value-type="currency" office:currency="EUR" office:value="2993593800" calcext:value-type="currency">
            <text:p>2,993,593,800 €</text:p>
          </table:table-cell>
          <table:table-cell table:style-name="ce27" table:content-validation-name="val1" table:formula="of:=[$'Einzelplan 07'.AB16]" office:value-type="currency" office:currency="EUR" office:value="41650900" calcext:value-type="currency">
            <text:p>41,650,900 €</text:p>
          </table:table-cell>
          <table:table-cell table:style-name="ce27" table:content-validation-name="val1" table:formula="of:=[$'Einzelplan 07'.AC16]" office:value-type="currency" office:currency="EUR" office:value="1857235400" calcext:value-type="currency">
            <text:p>1,857,235,400 €</text:p>
          </table:table-cell>
          <table:table-cell table:style-name="ce27" table:content-validation-name="val1" table:formula="of:=[$'Einzelplan 07'.AD16]" office:value-type="currency" office:currency="EUR" office:value="-601300" calcext:value-type="currency">
            <text:p>-601,300 €</text:p>
          </table:table-cell>
          <table:table-cell table:style-name="ce31" table:content-validation-name="val1" table:formula="of:=SUM([.Y8:.AD8])" office:value-type="currency" office:currency="EUR" office:value="5436107800" calcext:value-type="currency">
            <text:p>5,436,107,800 €</text:p>
          </table:table-cell>
          <table:table-cell table:style-name="ce30" table:content-validation-name="val1" table:formula="of:=[.X8]-[.AE8]" office:value-type="currency" office:currency="EUR" office:value="-2458653600" calcext:value-type="currency">
            <text:p>-2,458,653,600 €</text:p>
          </table:table-cell>
          <table:table-cell table:style-name="ce35" table:formula="of:=[$'Einzelplan 07'.AG16]" office:value-type="currency" office:currency="EUR" office:value="3194423200" calcext:value-type="currency">
            <text:p>3,194,423,200 €</text:p>
          </table:table-cell>
          <table:table-cell table:number-columns-repeated="991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5" office:value-type="string" calcext:value-type="string">
            <text:p>Staatsministerium für soziale und gesundheitliche Fürsorge</text:p>
          </table:table-cell>
          <table:table-cell table:style-name="ce9" table:content-validation-name="val1" table:formula="of:=[$'Einzelplan 08'.C19]" office:value-type="currency" office:currency="EUR" office:value="0" calcext:value-type="currency">
            <text:p>0 €</text:p>
          </table:table-cell>
          <table:table-cell table:style-name="ce9" table:content-validation-name="val1" table:formula="of:=[$'Einzelplan 08'.D19]" office:value-type="currency" office:currency="EUR" office:value="148014100" calcext:value-type="currency">
            <text:p>148,014,100 €</text:p>
          </table:table-cell>
          <table:table-cell table:style-name="ce9" table:content-validation-name="val1" table:formula="of:=[$'Einzelplan 08'.E19]" office:value-type="currency" office:currency="EUR" office:value="2159490200" calcext:value-type="currency">
            <text:p>2,159,490,200 €</text:p>
          </table:table-cell>
          <table:table-cell table:style-name="ce9" table:content-validation-name="val1" table:formula="of:=[$'Einzelplan 08'.F19]" office:value-type="currency" office:currency="EUR" office:value="187117500" calcext:value-type="currency">
            <text:p>187,117,500 €</text:p>
          </table:table-cell>
          <table:table-cell table:style-name="ce13" table:content-validation-name="val1" table:formula="of:=SUM([.C9];[.F9];[.D9];[.E9])" office:value-type="currency" office:currency="EUR" office:value="2494621800" calcext:value-type="currency">
            <text:p>2,494,621,800 €</text:p>
          </table:table-cell>
          <table:table-cell table:style-name="ce9" table:content-validation-name="val1" table:formula="of:=[$'Einzelplan 08'.H19]" office:value-type="currency" office:currency="EUR" office:value="346080500" calcext:value-type="currency">
            <text:p>346,080,500 €</text:p>
          </table:table-cell>
          <table:table-cell table:style-name="ce9" table:content-validation-name="val1" table:formula="of:=[$'Einzelplan 08'.I19]" office:value-type="currency" office:currency="EUR" office:value="162726000" calcext:value-type="currency">
            <text:p>162,726,000 €</text:p>
          </table:table-cell>
          <table:table-cell table:style-name="ce9" table:content-validation-name="val1" table:formula="of:=[$'Einzelplan 08'.J19]" office:value-type="currency" office:currency="EUR" office:value="8080325700" calcext:value-type="currency">
            <text:p>8,080,325,700 €</text:p>
          </table:table-cell>
          <table:table-cell table:style-name="ce9" table:content-validation-name="val1" table:formula="of:=[$'Einzelplan 08'.K19]" office:value-type="currency" office:currency="EUR" office:value="0" calcext:value-type="currency">
            <text:p>0 €</text:p>
          </table:table-cell>
          <table:table-cell table:style-name="ce9" table:content-validation-name="val1" table:formula="of:=[$'Einzelplan 08'.L19]" office:value-type="currency" office:currency="EUR" office:value="1076494100" calcext:value-type="currency">
            <text:p>1,076,494,100 €</text:p>
          </table:table-cell>
          <table:table-cell table:style-name="ce9" table:content-validation-name="val1" table:formula="of:=[$'Einzelplan 08'.M19]" office:value-type="currency" office:currency="EUR" office:value="121917000" calcext:value-type="currency">
            <text:p>121,917,000 €</text:p>
          </table:table-cell>
          <table:table-cell table:style-name="ce17" table:content-validation-name="val1" table:formula="of:=SUM([.H9:.M9])" office:value-type="currency" office:currency="EUR" office:value="9787543300" calcext:value-type="currency">
            <text:p>9,787,543,300 €</text:p>
          </table:table-cell>
          <table:table-cell table:style-name="ce11" table:content-validation-name="val1" table:formula="of:=[.G9]-[.N9]" office:value-type="currency" office:currency="EUR" office:value="-7292921500" calcext:value-type="currency">
            <text:p>-7,292,921,500 €</text:p>
          </table:table-cell>
          <table:table-cell table:style-name="ce20" table:formula="of:=[$'Einzelplan 08'.P19]" office:value-type="currency" office:currency="EUR" office:value="1291047500" calcext:value-type="currency">
            <text:p>1,291,047,500 €</text:p>
          </table:table-cell>
          <table:table-cell table:style-name="ce4"/>
          <table:table-cell table:style-name="ce24" office:value-type="string" calcext:value-type="string">
            <text:p>8</text:p>
          </table:table-cell>
          <table:table-cell table:style-name="ce5" office:value-type="string" calcext:value-type="string">
            <text:p>Staatsminister für soziale und gesundheitliche Fürsorge</text:p>
          </table:table-cell>
          <table:table-cell table:style-name="ce28" table:content-validation-name="val1" table:formula="of:=[$'Einzelplan 08'.T22]" office:value-type="currency" office:currency="EUR" office:value="0" calcext:value-type="currency">
            <text:p>0 €</text:p>
          </table:table-cell>
          <table:table-cell table:style-name="ce28" table:content-validation-name="val1" table:formula="of:=[$'Einzelplan 08'.U22]" office:value-type="currency" office:currency="EUR" office:value="161784600" calcext:value-type="currency">
            <text:p>161,784,600 €</text:p>
          </table:table-cell>
          <table:table-cell table:style-name="ce28" table:content-validation-name="val1" table:formula="of:=[$'Einzelplan 08'.V22]" office:value-type="currency" office:currency="EUR" office:value="2306915000" calcext:value-type="currency">
            <text:p>2,306,915,000 €</text:p>
          </table:table-cell>
          <table:table-cell table:style-name="ce28" table:content-validation-name="val1" table:formula="of:=[$'Einzelplan 08'.W22]" office:value-type="currency" office:currency="EUR" office:value="724000900" calcext:value-type="currency">
            <text:p>724,000,900 €</text:p>
          </table:table-cell>
          <table:table-cell table:style-name="ce29" table:content-validation-name="val1" table:formula="of:=SUM([.T9];[.W9];[.U9];[.V9])" office:value-type="currency" office:currency="EUR" office:value="3192700500" calcext:value-type="currency">
            <text:p>3,192,700,500 €</text:p>
          </table:table-cell>
          <table:table-cell table:style-name="ce28" table:content-validation-name="val1" table:formula="of:=[$'Einzelplan 08'.Y22]" office:value-type="currency" office:currency="EUR" office:value="370584500" calcext:value-type="currency">
            <text:p>370,584,500 €</text:p>
          </table:table-cell>
          <table:table-cell table:style-name="ce28" table:content-validation-name="val1" table:formula="of:=[$'Einzelplan 08'.Z22]" office:value-type="currency" office:currency="EUR" office:value="163960000" calcext:value-type="currency">
            <text:p>163,960,000 €</text:p>
          </table:table-cell>
          <table:table-cell table:style-name="ce28" table:content-validation-name="val1" table:formula="of:=[$'Einzelplan 08'.AA22]" office:value-type="currency" office:currency="EUR" office:value="9383276600" calcext:value-type="currency">
            <text:p>9,383,276,600 €</text:p>
          </table:table-cell>
          <table:table-cell table:style-name="ce28" table:content-validation-name="val1" table:formula="of:=[$'Einzelplan 08'.AB22]" office:value-type="currency" office:currency="EUR" office:value="0" calcext:value-type="currency">
            <text:p>0 €</text:p>
          </table:table-cell>
          <table:table-cell table:style-name="ce28" table:content-validation-name="val1" table:formula="of:=[$'Einzelplan 08'.AC22]" office:value-type="currency" office:currency="EUR" office:value="1471210900" calcext:value-type="currency">
            <text:p>1,471,210,900 €</text:p>
          </table:table-cell>
          <table:table-cell table:style-name="ce28" table:content-validation-name="val1" table:formula="of:=[$'Einzelplan 08'.AD22]" office:value-type="currency" office:currency="EUR" office:value="212426800" calcext:value-type="currency">
            <text:p>212,426,800 €</text:p>
          </table:table-cell>
          <table:table-cell table:style-name="ce32" table:content-validation-name="val1" table:formula="of:=SUM([.Y9:.AD9])" office:value-type="currency" office:currency="EUR" office:value="11601458800" calcext:value-type="currency">
            <text:p>11,601,458,800 €</text:p>
          </table:table-cell>
          <table:table-cell table:style-name="ce30" table:content-validation-name="val1" table:formula="of:=[.X9]-[.AE9]" office:value-type="currency" office:currency="EUR" office:value="-8408758300" calcext:value-type="currency">
            <text:p>-8,408,758,300 €</text:p>
          </table:table-cell>
          <table:table-cell table:style-name="ce35" table:formula="of:=[$'Einzelplan 08'.AG22]" office:value-type="currency" office:currency="EUR" office:value="2654176600" calcext:value-type="currency">
            <text:p>2,654,176,600 €</text:p>
          </table:table-cell>
          <table:table-cell table:number-columns-repeated="991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5" office:value-type="string" calcext:value-type="string">
            <text:p>Staatsministerium für Umwelt, Energie und Klimaschutz</text:p>
          </table:table-cell>
          <table:table-cell table:style-name="ce10" table:content-validation-name="val1" table:formula="of:=[$'Einzelplan 09'.C16]" office:value-type="currency" office:currency="EUR" office:value="91562000" calcext:value-type="currency">
            <text:p>91,562,000 €</text:p>
          </table:table-cell>
          <table:table-cell table:style-name="ce10" table:content-validation-name="val1" table:formula="of:=[$'Einzelplan 09'.D16]" office:value-type="currency" office:currency="EUR" office:value="199621700" calcext:value-type="currency">
            <text:p>199,621,700 €</text:p>
          </table:table-cell>
          <table:table-cell table:style-name="ce10" table:content-validation-name="val1" table:formula="of:=[$'Einzelplan 09'.E16]" office:value-type="currency" office:currency="EUR" office:value="66597500" calcext:value-type="currency">
            <text:p>66,597,500 €</text:p>
          </table:table-cell>
          <table:table-cell table:style-name="ce10" table:content-validation-name="val1" table:formula="of:=[$'Einzelplan 09'.F16]" office:value-type="currency" office:currency="EUR" office:value="48909700" calcext:value-type="currency">
            <text:p>48,909,700 €</text:p>
          </table:table-cell>
          <table:table-cell table:style-name="ce13" table:content-validation-name="val1" table:formula="of:=SUM([.C10];[.F10];[.D10];[.E10])" office:value-type="currency" office:currency="EUR" office:value="406690900" calcext:value-type="currency">
            <text:p>406,690,900 €</text:p>
          </table:table-cell>
          <table:table-cell table:style-name="ce10" table:content-validation-name="val1" table:formula="of:=[$'Einzelplan 09'.H16]" office:value-type="currency" office:currency="EUR" office:value="378241300" calcext:value-type="currency">
            <text:p>378,241,300 €</text:p>
          </table:table-cell>
          <table:table-cell table:style-name="ce10" table:content-validation-name="val1" table:formula="of:=[$'Einzelplan 09'.I16]" office:value-type="currency" office:currency="EUR" office:value="311704200" calcext:value-type="currency">
            <text:p>311,704,200 €</text:p>
          </table:table-cell>
          <table:table-cell table:style-name="ce10" table:content-validation-name="val1" table:formula="of:=[$'Einzelplan 09'.J16]" office:value-type="currency" office:currency="EUR" office:value="514942200" calcext:value-type="currency">
            <text:p>514,942,200 €</text:p>
          </table:table-cell>
          <table:table-cell table:style-name="ce10" table:content-validation-name="val1" table:formula="of:=[$'Einzelplan 09'.K16]" office:value-type="currency" office:currency="EUR" office:value="38811500" calcext:value-type="currency">
            <text:p>38,811,500 €</text:p>
          </table:table-cell>
          <table:table-cell table:style-name="ce10" table:content-validation-name="val1" table:formula="of:=[$'Einzelplan 09'.L16]" office:value-type="currency" office:currency="EUR" office:value="417085000" calcext:value-type="currency">
            <text:p>417,085,000 €</text:p>
          </table:table-cell>
          <table:table-cell table:style-name="ce10" table:content-validation-name="val1" table:formula="of:=[$'Einzelplan 09'.M16]" office:value-type="currency" office:currency="EUR" office:value="60981500" calcext:value-type="currency">
            <text:p>60,981,500 €</text:p>
          </table:table-cell>
          <table:table-cell table:style-name="ce16" table:content-validation-name="val1" table:formula="of:=SUM([.H10:.M10])" office:value-type="currency" office:currency="EUR" office:value="1721765700" calcext:value-type="currency">
            <text:p>1,721,765,700 €</text:p>
          </table:table-cell>
          <table:table-cell table:style-name="ce11" table:content-validation-name="val1" table:formula="of:=[.G10]-[.N10]" office:value-type="currency" office:currency="EUR" office:value="-1315074800" calcext:value-type="currency">
            <text:p>-1,315,074,800 €</text:p>
          </table:table-cell>
          <table:table-cell table:style-name="ce21" table:formula="of:=[$'Einzelplan 09'.P16]" office:value-type="currency" office:currency="EUR" office:value="1441357900" calcext:value-type="currency">
            <text:p>1,441,357,900 €</text:p>
          </table:table-cell>
          <table:table-cell table:style-name="ce4"/>
          <table:table-cell table:style-name="ce24" office:value-type="string" calcext:value-type="string">
            <text:p>9</text:p>
          </table:table-cell>
          <table:table-cell table:style-name="ce5" office:value-type="string" calcext:value-type="string">
            <text:p>Staatsminister für Umwelt, Energie und Klimaschutz</text:p>
          </table:table-cell>
          <table:table-cell table:style-name="ce29" table:content-validation-name="val1" table:formula="of:=[$'Einzelplan 09'.T20]" office:value-type="currency" office:currency="EUR" office:value="94580000" calcext:value-type="currency">
            <text:p>94,580,000 €</text:p>
          </table:table-cell>
          <table:table-cell table:style-name="ce29" table:content-validation-name="val1" table:formula="of:=[$'Einzelplan 09'.U20]" office:value-type="currency" office:currency="EUR" office:value="203665400" calcext:value-type="currency">
            <text:p>203,665,400 €</text:p>
          </table:table-cell>
          <table:table-cell table:style-name="ce29" table:content-validation-name="val1" table:formula="of:=[$'Einzelplan 09'.V20]" office:value-type="currency" office:currency="EUR" office:value="68896000" calcext:value-type="currency">
            <text:p>68,896,000 €</text:p>
          </table:table-cell>
          <table:table-cell table:style-name="ce29" table:content-validation-name="val1" table:formula="of:=[$'Einzelplan 09'.W20]" office:value-type="currency" office:currency="EUR" office:value="56034400" calcext:value-type="currency">
            <text:p>56,034,400 €</text:p>
          </table:table-cell>
          <table:table-cell table:style-name="ce29" table:content-validation-name="val1" table:formula="of:=SUM([.T10];[.W10];[.U10];[.V10])" office:value-type="currency" office:currency="EUR" office:value="423175800" calcext:value-type="currency">
            <text:p>423,175,800 €</text:p>
          </table:table-cell>
          <table:table-cell table:style-name="ce29" table:content-validation-name="val1" table:formula="of:=[$'Einzelplan 09'.Y20]" office:value-type="currency" office:currency="EUR" office:value="398519200" calcext:value-type="currency">
            <text:p>398,519,200 €</text:p>
          </table:table-cell>
          <table:table-cell table:style-name="ce29" table:content-validation-name="val1" table:formula="of:=[$'Einzelplan 09'.Z20]" office:value-type="currency" office:currency="EUR" office:value="299482300" calcext:value-type="currency">
            <text:p>299,482,300 €</text:p>
          </table:table-cell>
          <table:table-cell table:style-name="ce29" table:content-validation-name="val1" table:formula="of:=[$'Einzelplan 09'.AA20]" office:value-type="currency" office:currency="EUR" office:value="485015300" calcext:value-type="currency">
            <text:p>485,015,300 €</text:p>
          </table:table-cell>
          <table:table-cell table:style-name="ce29" table:content-validation-name="val1" table:formula="of:=[$'Einzelplan 09'.AB20]" office:value-type="currency" office:currency="EUR" office:value="44767400" calcext:value-type="currency">
            <text:p>44,767,400 €</text:p>
          </table:table-cell>
          <table:table-cell table:style-name="ce29" table:content-validation-name="val1" table:formula="of:=[$'Einzelplan 09'.AC20]" office:value-type="currency" office:currency="EUR" office:value="1844543600" calcext:value-type="currency">
            <text:p>1,844,543,600 €</text:p>
          </table:table-cell>
          <table:table-cell table:style-name="ce29" table:content-validation-name="val1" table:formula="of:=[$'Einzelplan 09'.AD20]" office:value-type="currency" office:currency="EUR" office:value="2601400" calcext:value-type="currency">
            <text:p>2,601,400 €</text:p>
          </table:table-cell>
          <table:table-cell table:style-name="ce31" table:content-validation-name="val1" table:formula="of:=SUM([.Y10:.AD10])" office:value-type="currency" office:currency="EUR" office:value="3074929200" calcext:value-type="currency">
            <text:p>3,074,929,200 €</text:p>
          </table:table-cell>
          <table:table-cell table:style-name="ce30" table:content-validation-name="val1" table:formula="of:=[.X10]-[.AE10]" office:value-type="currency" office:currency="EUR" office:value="-2651753400" calcext:value-type="currency">
            <text:p>-2,651,753,400 €</text:p>
          </table:table-cell>
          <table:table-cell table:style-name="ce30" table:formula="of:=[$'Einzelplan 09'.AG20]" office:value-type="currency" office:currency="EUR" office:value="3347978000" calcext:value-type="currency">
            <text:p>3,347,978,000 €</text:p>
          </table:table-cell>
          <table:table-cell table:number-columns-repeated="991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>
            <text:p>Staatsministerium für Mobilität, Infrastruktur und Landesentwicklung</text:p>
          </table:table-cell>
          <table:table-cell table:style-name="ce9" table:content-validation-name="val1" table:formula="of:=[$'Einzelplan 10'.C14]" office:value-type="currency" office:currency="EUR" office:value="0" calcext:value-type="currency">
            <text:p>0 €</text:p>
          </table:table-cell>
          <table:table-cell table:style-name="ce9" table:content-validation-name="val1" table:formula="of:=[$'Einzelplan 10'.D14]" office:value-type="currency" office:currency="EUR" office:value="56132400" calcext:value-type="currency">
            <text:p>56,132,400 €</text:p>
          </table:table-cell>
          <table:table-cell table:style-name="ce9" table:content-validation-name="val1" table:formula="of:=[$'Einzelplan 10'.E14]" office:value-type="currency" office:currency="EUR" office:value="2975393200" calcext:value-type="currency">
            <text:p>2,975,393,200 €</text:p>
          </table:table-cell>
          <table:table-cell table:style-name="ce9" table:content-validation-name="val1" table:formula="of:=[$'Einzelplan 10'.F14]" office:value-type="currency" office:currency="EUR" office:value="743560400" calcext:value-type="currency">
            <text:p>743,560,400 €</text:p>
          </table:table-cell>
          <table:table-cell table:style-name="ce13" table:content-validation-name="val1" table:formula="of:=SUM([.C11];[.F11];[.D11];[.E11])" office:value-type="currency" office:currency="EUR" office:value="3775086000" calcext:value-type="currency">
            <text:p>3,775,086,000 €</text:p>
          </table:table-cell>
          <table:table-cell table:style-name="ce9" table:content-validation-name="val1" table:formula="of:=[$'Einzelplan 10'.H14]" office:value-type="currency" office:currency="EUR" office:value="493134300" calcext:value-type="currency">
            <text:p>493,134,300 €</text:p>
          </table:table-cell>
          <table:table-cell table:style-name="ce9" table:content-validation-name="val1" table:formula="of:=[$'Einzelplan 10'.I14]" office:value-type="currency" office:currency="EUR" office:value="2373501500" calcext:value-type="currency">
            <text:p>2,373,501,500 €</text:p>
          </table:table-cell>
          <table:table-cell table:style-name="ce9" table:content-validation-name="val1" table:formula="of:=[$'Einzelplan 10'.J14]" office:value-type="currency" office:currency="EUR" office:value="3337155300" calcext:value-type="currency">
            <text:p>3,337,155,300 €</text:p>
          </table:table-cell>
          <table:table-cell table:style-name="ce9" table:content-validation-name="val1" table:formula="of:=[$'Einzelplan 10'.K14]" office:value-type="currency" office:currency="EUR" office:value="399271400" calcext:value-type="currency">
            <text:p>399,271,400 €</text:p>
          </table:table-cell>
          <table:table-cell table:style-name="ce9" table:content-validation-name="val1" table:formula="of:=[$'Einzelplan 10'.L14]" office:value-type="currency" office:currency="EUR" office:value="1608223200" calcext:value-type="currency">
            <text:p>1,608,223,200 €</text:p>
          </table:table-cell>
          <table:table-cell table:style-name="ce9" table:content-validation-name="val1" table:formula="of:=[$'Einzelplan 10'.M14]" office:value-type="currency" office:currency="EUR" office:value="217527000" calcext:value-type="currency">
            <text:p>217,527,000 €</text:p>
          </table:table-cell>
          <table:table-cell table:style-name="ce17" table:content-validation-name="val1" table:formula="of:=SUM([.H11:.M11])" office:value-type="currency" office:currency="EUR" office:value="8428812700" calcext:value-type="currency">
            <text:p>8,428,812,700 €</text:p>
          </table:table-cell>
          <table:table-cell table:style-name="ce11" table:content-validation-name="val1" table:formula="of:=[.G11]-[.N11]" office:value-type="currency" office:currency="EUR" office:value="-4653726700" calcext:value-type="currency">
            <text:p>-4,653,726,700 €</text:p>
          </table:table-cell>
          <table:table-cell table:style-name="ce20" table:formula="of:=[$'Einzelplan 10'.P14]" office:value-type="currency" office:currency="EUR" office:value="35869015000" calcext:value-type="currency">
            <text:p>35,869,015,000 €</text:p>
          </table:table-cell>
          <table:table-cell table:style-name="ce4"/>
          <table:table-cell table:style-name="ce24" office:value-type="string" calcext:value-type="string">
            <text:p>10</text:p>
          </table:table-cell>
          <table:table-cell table:style-name="ce5" office:value-type="string" calcext:value-type="string">
            <text:p>Staatsminister für Mobilität, Infrastruktur und Landesentwicklung</text:p>
          </table:table-cell>
          <table:table-cell table:style-name="ce28" table:content-validation-name="val1" table:formula="of:=[$'Einzelplan 10'.T15]" office:value-type="currency" office:currency="EUR" office:value="0" calcext:value-type="currency">
            <text:p>0 €</text:p>
          </table:table-cell>
          <table:table-cell table:style-name="ce28" table:content-validation-name="val1" table:formula="of:=[$'Einzelplan 10'.U15]" office:value-type="currency" office:currency="EUR" office:value="185663100" calcext:value-type="currency">
            <text:p>185,663,100 €</text:p>
          </table:table-cell>
          <table:table-cell table:style-name="ce28" table:content-validation-name="val1" table:formula="of:=[$'Einzelplan 10'.V15]" office:value-type="currency" office:currency="EUR" office:value="2976631700" calcext:value-type="currency">
            <text:p>2,976,631,700 €</text:p>
          </table:table-cell>
          <table:table-cell table:style-name="ce28" table:content-validation-name="val1" table:formula="of:=[$'Einzelplan 10'.W15]" office:value-type="currency" office:currency="EUR" office:value="949933600" calcext:value-type="currency">
            <text:p>949,933,600 €</text:p>
          </table:table-cell>
          <table:table-cell table:style-name="ce29" table:content-validation-name="val1" table:formula="of:=SUM([.T11];[.W11];[.U11];[.V11])" office:value-type="currency" office:currency="EUR" office:value="4112228400" calcext:value-type="currency">
            <text:p>4,112,228,400 €</text:p>
          </table:table-cell>
          <table:table-cell table:style-name="ce28" table:content-validation-name="val1" table:formula="of:=[$'Einzelplan 10'.Y15]" office:value-type="currency" office:currency="EUR" office:value="504591900" calcext:value-type="currency">
            <text:p>504,591,900 €</text:p>
          </table:table-cell>
          <table:table-cell table:style-name="ce28" table:content-validation-name="val1" table:formula="of:=[$'Einzelplan 10'.Z15]" office:value-type="currency" office:currency="EUR" office:value="2393380000" calcext:value-type="currency">
            <text:p>2,393,380,000 €</text:p>
          </table:table-cell>
          <table:table-cell table:style-name="ce28" table:content-validation-name="val1" table:formula="of:=[$'Einzelplan 10'.AA15]" office:value-type="currency" office:currency="EUR" office:value="5435212000" calcext:value-type="currency">
            <text:p>5,435,212,000 €</text:p>
          </table:table-cell>
          <table:table-cell table:style-name="ce28" table:content-validation-name="val1" table:formula="of:=[$'Einzelplan 10'.AB15]" office:value-type="currency" office:currency="EUR" office:value="383735100" calcext:value-type="currency">
            <text:p>383,735,100 €</text:p>
          </table:table-cell>
          <table:table-cell table:style-name="ce28" table:content-validation-name="val1" table:formula="of:=[$'Einzelplan 10'.AC15]" office:value-type="currency" office:currency="EUR" office:value="1670831400" calcext:value-type="currency">
            <text:p>1,670,831,400 €</text:p>
          </table:table-cell>
          <table:table-cell table:style-name="ce28" table:content-validation-name="val1" table:formula="of:=[$'Einzelplan 10'.AD15]" office:value-type="currency" office:currency="EUR" office:value="8779200" calcext:value-type="currency">
            <text:p>8,779,200 €</text:p>
          </table:table-cell>
          <table:table-cell table:style-name="ce32" table:content-validation-name="val1" table:formula="of:=SUM([.Y11:.AD11])" office:value-type="currency" office:currency="EUR" office:value="10396529600" calcext:value-type="currency">
            <text:p>10,396,529,600 €</text:p>
          </table:table-cell>
          <table:table-cell table:style-name="ce30" table:content-validation-name="val1" table:formula="of:=[.X11]-[.AE11]" office:value-type="currency" office:currency="EUR" office:value="-6284301200" calcext:value-type="currency">
            <text:p>-6,284,301,200 €</text:p>
          </table:table-cell>
          <table:table-cell table:style-name="ce35" table:formula="of:=[$'Einzelplan 10'.AG15]" office:value-type="currency" office:currency="EUR" office:value="39311349300" calcext:value-type="currency">
            <text:p>39,311,349,300 €</text:p>
          </table:table-cell>
          <table:table-cell table:number-columns-repeated="991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5" office:value-type="string" calcext:value-type="string">
            <text:p>Staatsministerium für Kultur, Wissenschaft und Tourismus</text:p>
          </table:table-cell>
          <table:table-cell table:style-name="ce8" table:content-validation-name="val1" table:formula="of:=[$'Einzelplan 11'.C35]" office:value-type="currency" office:currency="EUR" office:value="0" calcext:value-type="currency">
            <text:p>0 €</text:p>
          </table:table-cell>
          <table:table-cell table:style-name="ce8" table:content-validation-name="val1" table:formula="of:=[$'Einzelplan 11'.D35]" office:value-type="currency" office:currency="EUR" office:value="87811400" calcext:value-type="currency">
            <text:p>87,811,400 €</text:p>
          </table:table-cell>
          <table:table-cell table:style-name="ce8" table:content-validation-name="val1" table:formula="of:=[$'Einzelplan 11'.E35]" office:value-type="currency" office:currency="EUR" office:value="1337026700" calcext:value-type="currency">
            <text:p>1,337,026,700 €</text:p>
          </table:table-cell>
          <table:table-cell table:style-name="ce8" table:content-validation-name="val1" table:formula="of:=[$'Einzelplan 11'.F35]" office:value-type="currency" office:currency="EUR" office:value="276991100" calcext:value-type="currency">
            <text:p>276,991,100 €</text:p>
          </table:table-cell>
          <table:table-cell table:style-name="ce13" table:content-validation-name="val1" table:formula="of:=SUM([.C12];[.F12];[.D12];[.E12])" office:value-type="currency" office:currency="EUR" office:value="1701829200" calcext:value-type="currency">
            <text:p>1,701,829,200 €</text:p>
          </table:table-cell>
          <table:table-cell table:style-name="ce8" table:content-validation-name="val1" table:formula="of:=[$'Einzelplan 11'.H35]" office:value-type="currency" office:currency="EUR" office:value="240166500" calcext:value-type="currency">
            <text:p>240,166,500 €</text:p>
          </table:table-cell>
          <table:table-cell table:style-name="ce8" table:content-validation-name="val1" table:formula="of:=[$'Einzelplan 11'.I35]" office:value-type="currency" office:currency="EUR" office:value="94076200" calcext:value-type="currency">
            <text:p>94,076,200 €</text:p>
          </table:table-cell>
          <table:table-cell table:style-name="ce8" table:content-validation-name="val1" table:formula="of:=[$'Einzelplan 11'.J35]" office:value-type="currency" office:currency="EUR" office:value="8467545100" calcext:value-type="currency">
            <text:p>8,467,545,100 €</text:p>
          </table:table-cell>
          <table:table-cell table:style-name="ce8" table:content-validation-name="val1" table:formula="of:=[$'Einzelplan 11'.K35]" office:value-type="currency" office:currency="EUR" office:value="43000" calcext:value-type="currency">
            <text:p>43,000 €</text:p>
          </table:table-cell>
          <table:table-cell table:style-name="ce8" table:content-validation-name="val1" table:formula="of:=[$'Einzelplan 11'.L35]" office:value-type="currency" office:currency="EUR" office:value="1503656800" calcext:value-type="currency">
            <text:p>1,503,656,800 €</text:p>
          </table:table-cell>
          <table:table-cell table:style-name="ce8" table:content-validation-name="val1" table:formula="of:=[$'Einzelplan 11'.M35]" office:value-type="currency" office:currency="EUR" office:value="48991900" calcext:value-type="currency">
            <text:p>48,991,900 €</text:p>
          </table:table-cell>
          <table:table-cell table:style-name="ce16" table:content-validation-name="val1" table:formula="of:=SUM([.H12:.M12])" office:value-type="currency" office:currency="EUR" office:value="10354479500" calcext:value-type="currency">
            <text:p>10,354,479,500 €</text:p>
          </table:table-cell>
          <table:table-cell table:style-name="ce11" table:content-validation-name="val1" table:formula="of:=[.G12]-[.N12]" office:value-type="currency" office:currency="EUR" office:value="-8652650300" calcext:value-type="currency">
            <text:p>-8,652,650,300 €</text:p>
          </table:table-cell>
          <table:table-cell table:style-name="ce20" table:formula="of:=[$'Einzelplan 11'.P35]" office:value-type="currency" office:currency="EUR" office:value="6106400800" calcext:value-type="currency">
            <text:p>6,106,400,800 €</text:p>
          </table:table-cell>
          <table:table-cell table:style-name="ce4"/>
          <table:table-cell table:style-name="ce24" office:value-type="string" calcext:value-type="string">
            <text:p>11</text:p>
          </table:table-cell>
          <table:table-cell table:style-name="ce5" office:value-type="string" calcext:value-type="string">
            <text:p>Staatsministerin für Kultur, Wissenschaft und Tourismus</text:p>
          </table:table-cell>
          <table:table-cell table:style-name="ce27" table:content-validation-name="val1" table:formula="of:=[$'Einzelplan 11'.T37]" office:value-type="currency" office:currency="EUR" office:value="0" calcext:value-type="currency">
            <text:p>0 €</text:p>
          </table:table-cell>
          <table:table-cell table:style-name="ce27" table:content-validation-name="val1" table:formula="of:=[$'Einzelplan 11'.U37]" office:value-type="currency" office:currency="EUR" office:value="88577900" calcext:value-type="currency">
            <text:p>88,577,900 €</text:p>
          </table:table-cell>
          <table:table-cell table:style-name="ce27" table:content-validation-name="val1" table:formula="of:=[$'Einzelplan 11'.V37]" office:value-type="currency" office:currency="EUR" office:value="1485687300" calcext:value-type="currency">
            <text:p>1,485,687,300 €</text:p>
          </table:table-cell>
          <table:table-cell table:style-name="ce27" table:content-validation-name="val1" table:formula="of:=[$'Einzelplan 11'.W37]" office:value-type="currency" office:currency="EUR" office:value="304005900" calcext:value-type="currency">
            <text:p>304,005,900 €</text:p>
          </table:table-cell>
          <table:table-cell table:style-name="ce29" table:content-validation-name="val1" table:formula="of:=SUM([.T12];[.W12];[.U12];[.V12])" office:value-type="currency" office:currency="EUR" office:value="1878271100" calcext:value-type="currency">
            <text:p>1,878,271,100 €</text:p>
          </table:table-cell>
          <table:table-cell table:style-name="ce27" table:content-validation-name="val1" table:formula="of:=[$'Einzelplan 11'.Y37]" office:value-type="currency" office:currency="EUR" office:value="246426100" calcext:value-type="currency">
            <text:p>246,426,100 €</text:p>
          </table:table-cell>
          <table:table-cell table:style-name="ce27" table:content-validation-name="val1" table:formula="of:=[$'Einzelplan 11'.Z37]" office:value-type="currency" office:currency="EUR" office:value="101296000" calcext:value-type="currency">
            <text:p>101,296,000 €</text:p>
          </table:table-cell>
          <table:table-cell table:style-name="ce27" table:content-validation-name="val1" table:formula="of:=[$'Einzelplan 11'.AA37]" office:value-type="currency" office:currency="EUR" office:value="8715117600" calcext:value-type="currency">
            <text:p>8,715,117,600 €</text:p>
          </table:table-cell>
          <table:table-cell table:style-name="ce27" table:content-validation-name="val1" table:formula="of:=[$'Einzelplan 11'.AB37]" office:value-type="currency" office:currency="EUR" office:value="0" calcext:value-type="currency">
            <text:p>0 €</text:p>
          </table:table-cell>
          <table:table-cell table:style-name="ce27" table:content-validation-name="val1" table:formula="of:=[$'Einzelplan 11'.AC37]" office:value-type="currency" office:currency="EUR" office:value="1714909300" calcext:value-type="currency">
            <text:p>1,714,909,300 €</text:p>
          </table:table-cell>
          <table:table-cell table:style-name="ce27" table:content-validation-name="val1" table:formula="of:=[$'Einzelplan 11'.AD37]" office:value-type="currency" office:currency="EUR" office:value="46810300" calcext:value-type="currency">
            <text:p>46,810,300 €</text:p>
          </table:table-cell>
          <table:table-cell table:style-name="ce31" table:content-validation-name="val1" table:formula="of:=SUM([.Y12:.AD12])" office:value-type="currency" office:currency="EUR" office:value="10824559300" calcext:value-type="currency">
            <text:p>10,824,559,300 €</text:p>
          </table:table-cell>
          <table:table-cell table:style-name="ce30" table:content-validation-name="val1" table:formula="of:=[.X12]-[.AE12]" office:value-type="currency" office:currency="EUR" office:value="-8946288200" calcext:value-type="currency">
            <text:p>-8,946,288,200 €</text:p>
          </table:table-cell>
          <table:table-cell table:style-name="ce35" table:formula="of:=[$'Einzelplan 11'.AG37]" office:value-type="currency" office:currency="EUR" office:value="3630664700" calcext:value-type="currency">
            <text:p>3,630,664,700 €</text:p>
          </table:table-cell>
          <table:table-cell table:number-columns-repeated="991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style-name="ce5" office:value-type="string" calcext:value-type="string">
            <text:p>Staatsministerium für Völkerfreundschaft und Nachbarschaftspolitik</text:p>
          </table:table-cell>
          <table:table-cell table:style-name="ce9" table:content-validation-name="val1" table:formula="of:=[$'Einzelplan 12'.C6]" office:value-type="currency" office:currency="EUR" office:value="0" calcext:value-type="currency">
            <text:p>0 €</text:p>
          </table:table-cell>
          <table:table-cell table:style-name="ce9" table:content-validation-name="val1" table:formula="of:=[$'Einzelplan 12'.D6]" office:value-type="currency" office:currency="EUR" office:value="87400" calcext:value-type="currency">
            <text:p>87,400 €</text:p>
          </table:table-cell>
          <table:table-cell table:style-name="ce9" table:content-validation-name="val1" table:formula="of:=[$'Einzelplan 12'.E6]" office:value-type="currency" office:currency="EUR" office:value="178600" calcext:value-type="currency">
            <text:p>178,600 €</text:p>
          </table:table-cell>
          <table:table-cell table:style-name="ce9" table:content-validation-name="val1" table:formula="of:=[$'Einzelplan 12'.F6]" office:value-type="currency" office:currency="EUR" office:value="0" calcext:value-type="currency">
            <text:p>0 €</text:p>
          </table:table-cell>
          <table:table-cell table:style-name="ce13" table:content-validation-name="val1" table:formula="of:=SUM([.C13];[.F13];[.D13];[.E13])" office:value-type="currency" office:currency="EUR" office:value="266000" calcext:value-type="currency">
            <text:p>266,000 €</text:p>
          </table:table-cell>
          <table:table-cell table:style-name="ce9" table:content-validation-name="val1" table:formula="of:=[$'Einzelplan 12'.H6]" office:value-type="currency" office:currency="EUR" office:value="18767700" calcext:value-type="currency">
            <text:p>18,767,700 €</text:p>
          </table:table-cell>
          <table:table-cell table:style-name="ce9" table:content-validation-name="val1" table:formula="of:=[$'Einzelplan 12'.I6]" office:value-type="currency" office:currency="EUR" office:value="8230600" calcext:value-type="currency">
            <text:p>8,230,600 €</text:p>
          </table:table-cell>
          <table:table-cell table:style-name="ce9" table:content-validation-name="val1" table:formula="of:=[$'Einzelplan 12'.J6]" office:value-type="currency" office:currency="EUR" office:value="4657000" calcext:value-type="currency">
            <text:p>4,657,000 €</text:p>
          </table:table-cell>
          <table:table-cell table:style-name="ce9" table:content-validation-name="val1" table:formula="of:=[$'Einzelplan 12'.K6]" office:value-type="currency" office:currency="EUR" office:value="0" calcext:value-type="currency">
            <text:p>0 €</text:p>
          </table:table-cell>
          <table:table-cell table:style-name="ce9" table:content-validation-name="val1" table:formula="of:=[$'Einzelplan 12'.L6]" office:value-type="currency" office:currency="EUR" office:value="134000" calcext:value-type="currency">
            <text:p>134,000 €</text:p>
          </table:table-cell>
          <table:table-cell table:style-name="ce9" table:content-validation-name="val1" table:formula="of:=[$'Einzelplan 12'.M6]" office:value-type="currency" office:currency="EUR" office:value="209500" calcext:value-type="currency">
            <text:p>209,500 €</text:p>
          </table:table-cell>
          <table:table-cell table:style-name="ce17" table:content-validation-name="val1" table:formula="of:=SUM([.H13:.M13])" office:value-type="currency" office:currency="EUR" office:value="31998800" calcext:value-type="currency">
            <text:p>31,998,800 €</text:p>
          </table:table-cell>
          <table:table-cell table:style-name="ce11" table:content-validation-name="val1" table:formula="of:=[.G13]-[.N13]" office:value-type="currency" office:currency="EUR" office:value="-31732800" calcext:value-type="currency">
            <text:p>-31,732,800 €</text:p>
          </table:table-cell>
          <table:table-cell table:style-name="ce20" table:formula="of:=[$'Einzelplan 12'.P6]" office:value-type="currency" office:currency="EUR" office:value="19931500" calcext:value-type="currency">
            <text:p>19,931,500 €</text:p>
          </table:table-cell>
          <table:table-cell table:style-name="ce4"/>
          <table:table-cell table:style-name="ce24" office:value-type="string" calcext:value-type="string">
            <text:p>12</text:p>
          </table:table-cell>
          <table:table-cell table:style-name="ce5" office:value-type="string" calcext:value-type="string">
            <text:p>Staatsminister für Völkerfreundschaft und Nachbarschaftspolitik</text:p>
          </table:table-cell>
          <table:table-cell table:style-name="ce28" table:content-validation-name="val1" table:formula="of:=[$'Einzelplan 12'.T11]" office:value-type="currency" office:currency="EUR" office:value="0" calcext:value-type="currency">
            <text:p>0 €</text:p>
          </table:table-cell>
          <table:table-cell table:style-name="ce28" table:content-validation-name="val1" table:formula="of:=[$'Einzelplan 12'.U11]" office:value-type="currency" office:currency="EUR" office:value="92400" calcext:value-type="currency">
            <text:p>92,400 €</text:p>
          </table:table-cell>
          <table:table-cell table:style-name="ce28" table:content-validation-name="val1" table:formula="of:=[$'Einzelplan 12'.V11]" office:value-type="currency" office:currency="EUR" office:value="30177600" calcext:value-type="currency">
            <text:p>30,177,600 €</text:p>
          </table:table-cell>
          <table:table-cell table:style-name="ce28" table:content-validation-name="val1" table:formula="of:=[$'Einzelplan 12'.W11]" office:value-type="currency" office:currency="EUR" office:value="0" calcext:value-type="currency">
            <text:p>0 €</text:p>
          </table:table-cell>
          <table:table-cell table:style-name="ce29" table:content-validation-name="val1" table:formula="of:=SUM([.T13];[.W13];[.U13];[.V13])" office:value-type="currency" office:currency="EUR" office:value="30270000" calcext:value-type="currency">
            <text:p>30,270,000 €</text:p>
          </table:table-cell>
          <table:table-cell table:style-name="ce28" table:content-validation-name="val1" table:formula="of:=[$'Einzelplan 12'.Y11]" office:value-type="currency" office:currency="EUR" office:value="20666600" calcext:value-type="currency">
            <text:p>20,666,600 €</text:p>
          </table:table-cell>
          <table:table-cell table:style-name="ce28" table:content-validation-name="val1" table:formula="of:=[$'Einzelplan 12'.Z11]" office:value-type="currency" office:currency="EUR" office:value="8439500" calcext:value-type="currency">
            <text:p>8,439,500 €</text:p>
          </table:table-cell>
          <table:table-cell table:style-name="ce28" table:content-validation-name="val1" table:formula="of:=[$'Einzelplan 12'.AA11]" office:value-type="currency" office:currency="EUR" office:value="74428300" calcext:value-type="currency">
            <text:p>74,428,300 €</text:p>
          </table:table-cell>
          <table:table-cell table:style-name="ce28" table:content-validation-name="val1" table:formula="of:=[$'Einzelplan 12'.AB11]" office:value-type="currency" office:currency="EUR" office:value="0" calcext:value-type="currency">
            <text:p>0 €</text:p>
          </table:table-cell>
          <table:table-cell table:style-name="ce28" table:content-validation-name="val1" table:formula="of:=[$'Einzelplan 12'.AC11]" office:value-type="currency" office:currency="EUR" office:value="223500" calcext:value-type="currency">
            <text:p>223,500 €</text:p>
          </table:table-cell>
          <table:table-cell table:style-name="ce28" table:content-validation-name="val1" table:formula="of:=[$'Einzelplan 12'.AD11]" office:value-type="currency" office:currency="EUR" office:value="264200" calcext:value-type="currency">
            <text:p>264,200 €</text:p>
          </table:table-cell>
          <table:table-cell table:style-name="ce32" table:content-validation-name="val1" table:formula="of:=SUM([.Y13:.AD13])" office:value-type="currency" office:currency="EUR" office:value="104022100" calcext:value-type="currency">
            <text:p>104,022,100 €</text:p>
          </table:table-cell>
          <table:table-cell table:style-name="ce30" table:content-validation-name="val1" table:formula="of:=[.X13]-[.AE13]" office:value-type="currency" office:currency="EUR" office:value="-73752100" calcext:value-type="currency">
            <text:p>-73,752,100 €</text:p>
          </table:table-cell>
          <table:table-cell table:style-name="ce35" table:formula="of:=[$'Einzelplan 12'.AG11]" office:value-type="currency" office:currency="EUR" office:value="3883200" calcext:value-type="currency">
            <text:p>3,883,200 €</text:p>
          </table:table-cell>
          <table:table-cell table:number-columns-repeated="991"/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style-name="ce5" office:value-type="string" calcext:value-type="string">
            <text:p>Staatsministerium für Grenzschutz, Faschismusbekämpfung und für die bewaffneten Organe</text:p>
          </table:table-cell>
          <table:table-cell table:style-name="ce8" table:content-validation-name="val1" table:formula="of:=[$'Einzelplan 13'.C9]" office:value-type="currency" office:currency="EUR" office:value="0" calcext:value-type="currency">
            <text:p>0 €</text:p>
          </table:table-cell>
          <table:table-cell table:style-name="ce8" table:content-validation-name="val1" table:formula="of:=[$'Einzelplan 13'.D9]" office:value-type="currency" office:currency="EUR" office:value="261059400" calcext:value-type="currency">
            <text:p>261,059,400 €</text:p>
          </table:table-cell>
          <table:table-cell table:style-name="ce8" table:content-validation-name="val1" table:formula="of:=[$'Einzelplan 13'.E9]" office:value-type="currency" office:currency="EUR" office:value="153873800" calcext:value-type="currency">
            <text:p>153,873,800 €</text:p>
          </table:table-cell>
          <table:table-cell table:style-name="ce8" table:content-validation-name="val1" table:formula="of:=[$'Einzelplan 13'.F9]" office:value-type="currency" office:currency="EUR" office:value="2917700" calcext:value-type="currency">
            <text:p>2,917,700 €</text:p>
          </table:table-cell>
          <table:table-cell table:style-name="ce13" table:content-validation-name="val1" table:formula="of:=SUM([.C14];[.F14];[.D14];[.E14])" office:value-type="currency" office:currency="EUR" office:value="417850900" calcext:value-type="currency">
            <text:p>417,850,900 €</text:p>
          </table:table-cell>
          <table:table-cell table:style-name="ce8" table:content-validation-name="val1" table:formula="of:=[$'Einzelplan 13'.H9]" office:value-type="currency" office:currency="EUR" office:value="4485935500" calcext:value-type="currency">
            <text:p>4,485,935,500 €</text:p>
          </table:table-cell>
          <table:table-cell table:style-name="ce8" table:content-validation-name="val1" table:formula="of:=[$'Einzelplan 13'.I9]" office:value-type="currency" office:currency="EUR" office:value="731122700" calcext:value-type="currency">
            <text:p>731,122,700 €</text:p>
          </table:table-cell>
          <table:table-cell table:style-name="ce8" table:content-validation-name="val1" table:formula="of:=[$'Einzelplan 13'.J9]" office:value-type="currency" office:currency="EUR" office:value="529948000" calcext:value-type="currency">
            <text:p>529,948,000 €</text:p>
          </table:table-cell>
          <table:table-cell table:style-name="ce8" table:content-validation-name="val1" table:formula="of:=[$'Einzelplan 13'.K9]" office:value-type="currency" office:currency="EUR" office:value="6010000" calcext:value-type="currency">
            <text:p>6,010,000 €</text:p>
          </table:table-cell>
          <table:table-cell table:style-name="ce8" table:content-validation-name="val1" table:formula="of:=[$'Einzelplan 13'.L9]" office:value-type="currency" office:currency="EUR" office:value="236789700" calcext:value-type="currency">
            <text:p>236,789,700 €</text:p>
          </table:table-cell>
          <table:table-cell table:style-name="ce8" table:content-validation-name="val1" table:formula="of:=[$'Einzelplan 13'.M9]" office:value-type="currency" office:currency="EUR" office:value="103117400" calcext:value-type="currency">
            <text:p>103,117,400 €</text:p>
          </table:table-cell>
          <table:table-cell table:style-name="ce16" table:content-validation-name="val1" table:formula="of:=SUM([.H14:.M14])" office:value-type="currency" office:currency="EUR" office:value="6092923300" calcext:value-type="currency">
            <text:p>6,092,923,300 €</text:p>
          </table:table-cell>
          <table:table-cell table:style-name="ce11" table:content-validation-name="val1" table:formula="of:=[.G14]-[.N14]" office:value-type="currency" office:currency="EUR" office:value="-5675072400" calcext:value-type="currency">
            <text:p>-5,675,072,400 €</text:p>
          </table:table-cell>
          <table:table-cell table:style-name="ce20" table:formula="of:=[$'Einzelplan 13'.P9]" office:value-type="currency" office:currency="EUR" office:value="419620400" calcext:value-type="currency">
            <text:p>419,620,400 €</text:p>
          </table:table-cell>
          <table:table-cell table:style-name="ce4"/>
          <table:table-cell table:style-name="ce24" office:value-type="string" calcext:value-type="string">
            <text:p>13</text:p>
          </table:table-cell>
          <table:table-cell table:style-name="ce5" office:value-type="string" calcext:value-type="string">
            <text:p>Staatsministerin für Grenzschutz, Faschismusbekämpfung und für die bewaffneten Organe</text:p>
          </table:table-cell>
          <table:table-cell table:style-name="ce27" table:content-validation-name="val1" table:formula="of:=[$'Einzelplan 13'.T13]" office:value-type="currency" office:currency="EUR" office:value="0" calcext:value-type="currency">
            <text:p>0 €</text:p>
          </table:table-cell>
          <table:table-cell table:style-name="ce27" table:content-validation-name="val1" table:formula="of:=[$'Einzelplan 13'.U13]" office:value-type="currency" office:currency="EUR" office:value="264624600" calcext:value-type="currency">
            <text:p>264,624,600 €</text:p>
          </table:table-cell>
          <table:table-cell table:style-name="ce27" table:content-validation-name="val1" table:formula="of:=[$'Einzelplan 13'.V13]" office:value-type="currency" office:currency="EUR" office:value="154701900" calcext:value-type="currency">
            <text:p>154,701,900 €</text:p>
          </table:table-cell>
          <table:table-cell table:style-name="ce27" table:content-validation-name="val1" table:formula="of:=[$'Einzelplan 13'.W13]" office:value-type="currency" office:currency="EUR" office:value="2917700" calcext:value-type="currency">
            <text:p>2,917,700 €</text:p>
          </table:table-cell>
          <table:table-cell table:style-name="ce29" table:content-validation-name="val1" table:formula="of:=SUM([.T14];[.W14];[.U14];[.V14])" office:value-type="currency" office:currency="EUR" office:value="422244200" calcext:value-type="currency">
            <text:p>422,244,200 €</text:p>
          </table:table-cell>
          <table:table-cell table:style-name="ce27" table:content-validation-name="val1" table:formula="of:=[$'Einzelplan 13'.Y13]" office:value-type="currency" office:currency="EUR" office:value="4605585100" calcext:value-type="currency">
            <text:p>4,605,585,100 €</text:p>
          </table:table-cell>
          <table:table-cell table:style-name="ce27" table:content-validation-name="val1" table:formula="of:=[$'Einzelplan 13'.Z13]" office:value-type="currency" office:currency="EUR" office:value="739563000" calcext:value-type="currency">
            <text:p>739,563,000 €</text:p>
          </table:table-cell>
          <table:table-cell table:style-name="ce27" table:content-validation-name="val1" table:formula="of:=[$'Einzelplan 13'.AA13]" office:value-type="currency" office:currency="EUR" office:value="521890100" calcext:value-type="currency">
            <text:p>521,890,100 €</text:p>
          </table:table-cell>
          <table:table-cell table:style-name="ce27" table:content-validation-name="val1" table:formula="of:=[$'Einzelplan 13'.AB13]" office:value-type="currency" office:currency="EUR" office:value="4956500" calcext:value-type="currency">
            <text:p>4,956,500 €</text:p>
          </table:table-cell>
          <table:table-cell table:style-name="ce27" table:content-validation-name="val1" table:formula="of:=[$'Einzelplan 13'.AC13]" office:value-type="currency" office:currency="EUR" office:value="349957300" calcext:value-type="currency">
            <text:p>349,957,300 €</text:p>
          </table:table-cell>
          <table:table-cell table:style-name="ce27" table:content-validation-name="val1" table:formula="of:=[$'Einzelplan 13'.AD13]" office:value-type="currency" office:currency="EUR" office:value="123917500" calcext:value-type="currency">
            <text:p>123,917,500 €</text:p>
          </table:table-cell>
          <table:table-cell table:style-name="ce31" table:content-validation-name="val1" table:formula="of:=SUM([.Y14:.AD14])" office:value-type="currency" office:currency="EUR" office:value="6345869500" calcext:value-type="currency">
            <text:p>6,345,869,500 €</text:p>
          </table:table-cell>
          <table:table-cell table:style-name="ce30" table:content-validation-name="val1" table:formula="of:=[.X14]-[.AE14]" office:value-type="currency" office:currency="EUR" office:value="-5923625300" calcext:value-type="currency">
            <text:p>-5,923,625,300 €</text:p>
          </table:table-cell>
          <table:table-cell table:style-name="ce35" table:formula="of:=[$'Einzelplan 13'.AG13]" office:value-type="currency" office:currency="EUR" office:value="511825000" calcext:value-type="currency">
            <text:p>511,825,000 €</text:p>
          </table:table-cell>
          <table:table-cell table:number-columns-repeated="991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5" office:value-type="string" calcext:value-type="string">
            <text:p>Staatsministerium für Küste, Fischerei, Forst und Landwirtschaft</text:p>
          </table:table-cell>
          <table:table-cell table:style-name="ce9" table:content-validation-name="val1" table:formula="of:=[$'Einzelplan 14'.C15]" office:value-type="currency" office:currency="EUR" office:value="20405000" calcext:value-type="currency">
            <text:p>20,405,000 €</text:p>
          </table:table-cell>
          <table:table-cell table:style-name="ce9" table:content-validation-name="val1" table:formula="of:=[$'Einzelplan 14'.D15]" office:value-type="currency" office:currency="EUR" office:value="44800600" calcext:value-type="currency">
            <text:p>44,800,600 €</text:p>
          </table:table-cell>
          <table:table-cell table:style-name="ce9" table:content-validation-name="val1" table:formula="of:=[$'Einzelplan 14'.E15]" office:value-type="currency" office:currency="EUR" office:value="590392200" calcext:value-type="currency">
            <text:p>590,392,200 €</text:p>
          </table:table-cell>
          <table:table-cell table:style-name="ce9" table:content-validation-name="val1" table:formula="of:=[$'Einzelplan 14'.F15]" office:value-type="currency" office:currency="EUR" office:value="457189000" calcext:value-type="currency">
            <text:p>457,189,000 €</text:p>
          </table:table-cell>
          <table:table-cell table:style-name="ce13" table:content-validation-name="val1" table:formula="of:=SUM([.C15];[.F15];[.D15];[.E15])" office:value-type="currency" office:currency="EUR" office:value="1112786800" calcext:value-type="currency">
            <text:p>1,112,786,800 €</text:p>
          </table:table-cell>
          <table:table-cell table:style-name="ce9" table:content-validation-name="val1" table:formula="of:=[$'Einzelplan 14'.H15]" office:value-type="currency" office:currency="EUR" office:value="167918500" calcext:value-type="currency">
            <text:p>167,918,500 €</text:p>
          </table:table-cell>
          <table:table-cell table:style-name="ce9" table:content-validation-name="val1" table:formula="of:=[$'Einzelplan 14'.I15]" office:value-type="currency" office:currency="EUR" office:value="123895100" calcext:value-type="currency">
            <text:p>123,895,100 €</text:p>
          </table:table-cell>
          <table:table-cell table:style-name="ce9" table:content-validation-name="val1" table:formula="of:=[$'Einzelplan 14'.J15]" office:value-type="currency" office:currency="EUR" office:value="880373200" calcext:value-type="currency">
            <text:p>880,373,200 €</text:p>
          </table:table-cell>
          <table:table-cell table:style-name="ce9" table:content-validation-name="val1" table:formula="of:=[$'Einzelplan 14'.K15]" office:value-type="currency" office:currency="EUR" office:value="95227400" calcext:value-type="currency">
            <text:p>95,227,400 €</text:p>
          </table:table-cell>
          <table:table-cell table:style-name="ce9" table:content-validation-name="val1" table:formula="of:=[$'Einzelplan 14'.L15]" office:value-type="currency" office:currency="EUR" office:value="520230200" calcext:value-type="currency">
            <text:p>520,230,200 €</text:p>
          </table:table-cell>
          <table:table-cell table:style-name="ce9" table:content-validation-name="val1" table:formula="of:=[$'Einzelplan 14'.M15]" office:value-type="currency" office:currency="EUR" office:value="3971400" calcext:value-type="currency">
            <text:p>3,971,400 €</text:p>
          </table:table-cell>
          <table:table-cell table:style-name="ce17" table:content-validation-name="val1" table:formula="of:=SUM([.H15:.M15])" office:value-type="currency" office:currency="EUR" office:value="1791615800" calcext:value-type="currency">
            <text:p>1,791,615,800 €</text:p>
          </table:table-cell>
          <table:table-cell table:style-name="ce11" table:content-validation-name="val1" table:formula="of:=[.G15]-[.N15]" office:value-type="currency" office:currency="EUR" office:value="-678829000" calcext:value-type="currency">
            <text:p>-678,829,000 €</text:p>
          </table:table-cell>
          <table:table-cell table:style-name="ce20" table:formula="of:=[$'Einzelplan 14'.P15]" office:value-type="currency" office:currency="EUR" office:value="537373400" calcext:value-type="currency">
            <text:p>537,373,400 €</text:p>
          </table:table-cell>
          <table:table-cell table:style-name="ce4"/>
          <table:table-cell table:style-name="ce24" office:value-type="string" calcext:value-type="string">
            <text:p>14</text:p>
          </table:table-cell>
          <table:table-cell table:style-name="ce5" office:value-type="string" calcext:value-type="string">
            <text:p>Staatsministerin für Küste, Fischerei, Forst und Landwirtschaft</text:p>
          </table:table-cell>
          <table:table-cell table:style-name="ce28" table:content-validation-name="val1" table:formula="of:=[$'Einzelplan 14'.T15]" office:value-type="currency" office:currency="EUR" office:value="20105000" calcext:value-type="currency">
            <text:p>20,105,000 €</text:p>
          </table:table-cell>
          <table:table-cell table:style-name="ce28" table:content-validation-name="val1" table:formula="of:=[$'Einzelplan 14'.U15]" office:value-type="currency" office:currency="EUR" office:value="41710400" calcext:value-type="currency">
            <text:p>41,710,400 €</text:p>
          </table:table-cell>
          <table:table-cell table:style-name="ce28" table:content-validation-name="val1" table:formula="of:=[$'Einzelplan 14'.V15]" office:value-type="currency" office:currency="EUR" office:value="444096400" calcext:value-type="currency">
            <text:p>444,096,400 €</text:p>
          </table:table-cell>
          <table:table-cell table:style-name="ce28" table:content-validation-name="val1" table:formula="of:=[$'Einzelplan 14'.W15]" office:value-type="currency" office:currency="EUR" office:value="389901700" calcext:value-type="currency">
            <text:p>389,901,700 €</text:p>
          </table:table-cell>
          <table:table-cell table:style-name="ce29" table:content-validation-name="val1" table:formula="of:=SUM([.T15];[.W15];[.U15];[.V15])" office:value-type="currency" office:currency="EUR" office:value="895813500" calcext:value-type="currency">
            <text:p>895,813,500 €</text:p>
          </table:table-cell>
          <table:table-cell table:style-name="ce28" table:content-validation-name="val1" table:formula="of:=[$'Einzelplan 14'.Y15]" office:value-type="currency" office:currency="EUR" office:value="170109000" calcext:value-type="currency">
            <text:p>170,109,000 €</text:p>
          </table:table-cell>
          <table:table-cell table:style-name="ce28" table:content-validation-name="val1" table:formula="of:=[$'Einzelplan 14'.Z15]" office:value-type="currency" office:currency="EUR" office:value="101159700" calcext:value-type="currency">
            <text:p>101,159,700 €</text:p>
          </table:table-cell>
          <table:table-cell table:style-name="ce28" table:content-validation-name="val1" table:formula="of:=[$'Einzelplan 14'.AA15]" office:value-type="currency" office:currency="EUR" office:value="741852300" calcext:value-type="currency">
            <text:p>741,852,300 €</text:p>
          </table:table-cell>
          <table:table-cell table:style-name="ce28" table:content-validation-name="val1" table:formula="of:=[$'Einzelplan 14'.AB15]" office:value-type="currency" office:currency="EUR" office:value="75225900" calcext:value-type="currency">
            <text:p>75,225,900 €</text:p>
          </table:table-cell>
          <table:table-cell table:style-name="ce28" table:content-validation-name="val1" table:formula="of:=[$'Einzelplan 14'.AC15]" office:value-type="currency" office:currency="EUR" office:value="448102600" calcext:value-type="currency">
            <text:p>448,102,600 €</text:p>
          </table:table-cell>
          <table:table-cell table:style-name="ce28" table:content-validation-name="val1" table:formula="of:=[$'Einzelplan 14'.AD15]" office:value-type="currency" office:currency="EUR" office:value="1999000" calcext:value-type="currency">
            <text:p>1,999,000 €</text:p>
          </table:table-cell>
          <table:table-cell table:style-name="ce32" table:content-validation-name="val1" table:formula="of:=SUM([.Y15:.AD15])" office:value-type="currency" office:currency="EUR" office:value="1538448500" calcext:value-type="currency">
            <text:p>1,538,448,500 €</text:p>
          </table:table-cell>
          <table:table-cell table:style-name="ce30" table:content-validation-name="val1" table:formula="of:=[.X15]-[.AE15]" office:value-type="currency" office:currency="EUR" office:value="-642635000" calcext:value-type="currency">
            <text:p>-642,635,000 €</text:p>
          </table:table-cell>
          <table:table-cell table:style-name="ce35" table:formula="of:=[$'Einzelplan 14'.AG15]" office:value-type="currency" office:currency="EUR" office:value="475688400" calcext:value-type="currency">
            <text:p>475,688,400 €</text:p>
          </table:table-cell>
          <table:table-cell table:number-columns-repeated="991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5" office:value-type="string" calcext:value-type="string">
            <text:p>Rechnungshof</text:p>
          </table:table-cell>
          <table:table-cell table:style-name="ce10" table:content-validation-name="val1" table:formula="of:=[$'Einzelplan 15'.C5]" office:value-type="currency" office:currency="EUR" office:value="0" calcext:value-type="currency">
            <text:p>0 €</text:p>
          </table:table-cell>
          <table:table-cell table:style-name="ce10" table:content-validation-name="val1" table:formula="of:=[$'Einzelplan 15'.D5]" office:value-type="currency" office:currency="EUR" office:value="100900" calcext:value-type="currency">
            <text:p>100,900 €</text:p>
          </table:table-cell>
          <table:table-cell table:style-name="ce10" table:content-validation-name="val1" table:formula="of:=[$'Einzelplan 15'.E5]" office:value-type="currency" office:currency="EUR" office:value="350000" calcext:value-type="currency">
            <text:p>350,000 €</text:p>
          </table:table-cell>
          <table:table-cell table:style-name="ce10" table:content-validation-name="val1" table:formula="of:=[$'Einzelplan 15'.F5]" office:value-type="currency" office:currency="EUR" office:value="0" calcext:value-type="currency">
            <text:p>0 €</text:p>
          </table:table-cell>
          <table:table-cell table:style-name="ce13" table:content-validation-name="val1" table:formula="of:=SUM([.C16];[.F16];[.D16];[.E16])" office:value-type="currency" office:currency="EUR" office:value="450900" calcext:value-type="currency">
            <text:p>450,900 €</text:p>
          </table:table-cell>
          <table:table-cell table:style-name="ce10" table:content-validation-name="val1" table:formula="of:=[$'Einzelplan 15'.H5]" office:value-type="currency" office:currency="EUR" office:value="61186300" calcext:value-type="currency">
            <text:p>61,186,300 €</text:p>
          </table:table-cell>
          <table:table-cell table:style-name="ce10" table:content-validation-name="val1" table:formula="of:=[$'Einzelplan 15'.I5]" office:value-type="currency" office:currency="EUR" office:value="5629700" calcext:value-type="currency">
            <text:p>5,629,700 €</text:p>
          </table:table-cell>
          <table:table-cell table:style-name="ce10" table:content-validation-name="val1" table:formula="of:=[$'Einzelplan 15'.J5]" office:value-type="currency" office:currency="EUR" office:value="3585700" calcext:value-type="currency">
            <text:p>3,585,700 €</text:p>
          </table:table-cell>
          <table:table-cell table:style-name="ce10" table:content-validation-name="val1" table:formula="of:=[$'Einzelplan 15'.K5]" office:value-type="currency" office:currency="EUR" office:value="0" calcext:value-type="currency">
            <text:p>0 €</text:p>
          </table:table-cell>
          <table:table-cell table:style-name="ce10" table:content-validation-name="val1" table:formula="of:=[$'Einzelplan 15'.L5]" office:value-type="currency" office:currency="EUR" office:value="290900" calcext:value-type="currency">
            <text:p>290,900 €</text:p>
          </table:table-cell>
          <table:table-cell table:style-name="ce10" table:content-validation-name="val1" table:formula="of:=[$'Einzelplan 15'.M5]" office:value-type="currency" office:currency="EUR" office:value="1391600" calcext:value-type="currency">
            <text:p>1,391,600 €</text:p>
          </table:table-cell>
          <table:table-cell table:style-name="ce16" table:content-validation-name="val1" table:formula="of:=SUM([.H16:.M16])" office:value-type="currency" office:currency="EUR" office:value="72084200" calcext:value-type="currency">
            <text:p>72,084,200 €</text:p>
          </table:table-cell>
          <table:table-cell table:style-name="ce11" table:content-validation-name="val1" table:formula="of:=[.G16]-[.N16]" office:value-type="currency" office:currency="EUR" office:value="-71633300" calcext:value-type="currency">
            <text:p>-71,633,300 €</text:p>
          </table:table-cell>
          <table:table-cell table:style-name="ce21" table:formula="of:=[$'Einzelplan 15'.P5]" office:value-type="currency" office:currency="EUR" office:value="7698000" calcext:value-type="currency">
            <text:p>7,698,000 €</text:p>
          </table:table-cell>
          <table:table-cell table:style-name="ce4"/>
          <table:table-cell table:style-name="ce24" office:value-type="string" calcext:value-type="string">
            <text:p>15</text:p>
          </table:table-cell>
          <table:table-cell table:style-name="ce5" office:value-type="string" calcext:value-type="string">
            <text:p>Rechnungshof</text:p>
          </table:table-cell>
          <table:table-cell table:style-name="ce29" table:content-validation-name="val1" table:formula="of:=[$'Einzelplan 15'.T5]" office:value-type="currency" office:currency="EUR" office:value="0" calcext:value-type="currency">
            <text:p>0 €</text:p>
          </table:table-cell>
          <table:table-cell table:style-name="ce29" table:content-validation-name="val1" table:formula="of:=[$'Einzelplan 15'.U5]" office:value-type="currency" office:currency="EUR" office:value="92400" calcext:value-type="currency">
            <text:p>92,400 €</text:p>
          </table:table-cell>
          <table:table-cell table:style-name="ce29" table:content-validation-name="val1" table:formula="of:=[$'Einzelplan 15'.V5]" office:value-type="currency" office:currency="EUR" office:value="361000" calcext:value-type="currency">
            <text:p>361,000 €</text:p>
          </table:table-cell>
          <table:table-cell table:style-name="ce29" table:content-validation-name="val1" table:formula="of:=[$'Einzelplan 15'.W5]" office:value-type="currency" office:currency="EUR" office:value="0" calcext:value-type="currency">
            <text:p>0 €</text:p>
          </table:table-cell>
          <table:table-cell table:style-name="ce29" table:content-validation-name="val1" table:formula="of:=SUM([.T16];[.W16];[.U16];[.V16])" office:value-type="currency" office:currency="EUR" office:value="453400" calcext:value-type="currency">
            <text:p>453,400 €</text:p>
          </table:table-cell>
          <table:table-cell table:style-name="ce29" table:content-validation-name="val1" table:formula="of:=[$'Einzelplan 15'.Y5]" office:value-type="currency" office:currency="EUR" office:value="74842000" calcext:value-type="currency">
            <text:p>74,842,000 €</text:p>
          </table:table-cell>
          <table:table-cell table:style-name="ce29" table:content-validation-name="val1" table:formula="of:=[$'Einzelplan 15'.Z5]" office:value-type="currency" office:currency="EUR" office:value="25845700" calcext:value-type="currency">
            <text:p>25,845,700 €</text:p>
          </table:table-cell>
          <table:table-cell table:style-name="ce29" table:content-validation-name="val1" table:formula="of:=[$'Einzelplan 15'.AA5]" office:value-type="currency" office:currency="EUR" office:value="3728400" calcext:value-type="currency">
            <text:p>3,728,400 €</text:p>
          </table:table-cell>
          <table:table-cell table:style-name="ce29" table:content-validation-name="val1" table:formula="of:=[$'Einzelplan 15'.AB5]" office:value-type="currency" office:currency="EUR" office:value="0" calcext:value-type="currency">
            <text:p>0 €</text:p>
          </table:table-cell>
          <table:table-cell table:style-name="ce29" table:content-validation-name="val1" table:formula="of:=[$'Einzelplan 15'.AC5]" office:value-type="currency" office:currency="EUR" office:value="730400" calcext:value-type="currency">
            <text:p>730,400 €</text:p>
          </table:table-cell>
          <table:table-cell table:style-name="ce29" table:content-validation-name="val1" table:formula="of:=[$'Einzelplan 15'.AD5]" office:value-type="currency" office:currency="EUR" office:value="1416800" calcext:value-type="currency">
            <text:p>1,416,800 €</text:p>
          </table:table-cell>
          <table:table-cell table:style-name="ce33" table:content-validation-name="val1" table:formula="of:=SUM([.Y16:.AD16])" office:value-type="currency" office:currency="EUR" office:value="106563300" calcext:value-type="currency">
            <text:p>106,563,300 €</text:p>
          </table:table-cell>
          <table:table-cell table:style-name="ce30" table:content-validation-name="val1" table:formula="of:=[.X16]-[.AE16]" office:value-type="currency" office:currency="EUR" office:value="-106109900" calcext:value-type="currency">
            <text:p>-106,109,900 €</text:p>
          </table:table-cell>
          <table:table-cell table:style-name="ce30" table:formula="of:=[$'Einzelplan 15'.AG5]" office:value-type="currency" office:currency="EUR" office:value="4200000" calcext:value-type="currency">
            <text:p>4,200,000 €</text:p>
          </table:table-cell>
          <table:table-cell table:number-columns-repeated="991"/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table:style-name="ce5" office:value-type="string" calcext:value-type="string">
            <text:p>Verfassungsgericht</text:p>
          </table:table-cell>
          <table:table-cell table:style-name="ce11" table:content-validation-name="val1" table:formula="of:=[$'Einzelplan 16'.C3]" office:value-type="currency" office:currency="EUR" office:value="0" calcext:value-type="currency">
            <text:p>0 €</text:p>
          </table:table-cell>
          <table:table-cell table:style-name="ce11" table:content-validation-name="val1" table:formula="of:=[$'Einzelplan 16'.D3]" office:value-type="currency" office:currency="EUR" office:value="1600" calcext:value-type="currency">
            <text:p>1,600 €</text:p>
          </table:table-cell>
          <table:table-cell table:style-name="ce11" table:content-validation-name="val1" table:formula="of:=[$'Einzelplan 16'.E3]" office:value-type="currency" office:currency="EUR" office:value="0" calcext:value-type="currency">
            <text:p>0 €</text:p>
          </table:table-cell>
          <table:table-cell table:style-name="ce11" table:content-validation-name="val1" table:formula="of:=[$'Einzelplan 16'.F3]" office:value-type="currency" office:currency="EUR" office:value="0" calcext:value-type="currency">
            <text:p>0 €</text:p>
          </table:table-cell>
          <table:table-cell table:style-name="ce13" table:content-validation-name="val1" table:formula="of:=SUM([.C17];[.F17];[.D17];[.E17])" office:value-type="currency" office:currency="EUR" office:value="1600" calcext:value-type="currency">
            <text:p>1,600 €</text:p>
          </table:table-cell>
          <table:table-cell table:style-name="ce11" table:content-validation-name="val1" table:formula="of:=[$'Einzelplan 16'.H3]" office:value-type="currency" office:currency="EUR" office:value="1109800" calcext:value-type="currency">
            <text:p>1,109,800 €</text:p>
          </table:table-cell>
          <table:table-cell table:style-name="ce11" table:content-validation-name="val1" table:formula="of:=[$'Einzelplan 16'.I3]" office:value-type="currency" office:currency="EUR" office:value="196500" calcext:value-type="currency">
            <text:p>196,500 €</text:p>
          </table:table-cell>
          <table:table-cell table:style-name="ce11" table:content-validation-name="val1" table:formula="of:=[$'Einzelplan 16'.J3]" office:value-type="currency" office:currency="EUR" office:value="0" calcext:value-type="currency">
            <text:p>0 €</text:p>
          </table:table-cell>
          <table:table-cell table:style-name="ce11" table:content-validation-name="val1" table:formula="of:=[$'Einzelplan 16'.K3]" office:value-type="currency" office:currency="EUR" office:value="0" calcext:value-type="currency">
            <text:p>0 €</text:p>
          </table:table-cell>
          <table:table-cell table:style-name="ce11" table:content-validation-name="val1" table:formula="of:=[$'Einzelplan 16'.L3]" office:value-type="currency" office:currency="EUR" office:value="60000" calcext:value-type="currency">
            <text:p>60,000 €</text:p>
          </table:table-cell>
          <table:table-cell table:style-name="ce11" table:content-validation-name="val1" table:formula="of:=[$'Einzelplan 16'.M3]" office:value-type="currency" office:currency="EUR" office:value="0" calcext:value-type="currency">
            <text:p>0 €</text:p>
          </table:table-cell>
          <table:table-cell table:style-name="ce11" table:content-validation-name="val1" table:formula="of:=SUM([.H17:.M17])" office:value-type="currency" office:currency="EUR" office:value="1366300" calcext:value-type="currency">
            <text:p>1,366,300 €</text:p>
          </table:table-cell>
          <table:table-cell table:style-name="ce11" table:content-validation-name="val1" table:formula="of:=[.G17]-[.N17]" office:value-type="currency" office:currency="EUR" office:value="-1364700" calcext:value-type="currency">
            <text:p>-1,364,700 €</text:p>
          </table:table-cell>
          <table:table-cell table:style-name="ce21" table:formula="of:=[$'Einzelplan 16'.P3]" office:value-type="currency" office:currency="EUR" office:value="0" calcext:value-type="currency">
            <text:p>0 €</text:p>
          </table:table-cell>
          <table:table-cell table:style-name="ce4"/>
          <table:table-cell table:style-name="ce24" office:value-type="string" calcext:value-type="string">
            <text:p>16</text:p>
          </table:table-cell>
          <table:table-cell table:style-name="ce5" office:value-type="string" calcext:value-type="string">
            <text:p>Verfassungsgericht</text:p>
          </table:table-cell>
          <table:table-cell table:style-name="ce30" table:content-validation-name="val1" table:formula="of:=[$'Einzelplan 16'.T3]" office:value-type="currency" office:currency="EUR" office:value="0" calcext:value-type="currency">
            <text:p>0 €</text:p>
          </table:table-cell>
          <table:table-cell table:style-name="ce30" table:content-validation-name="val1" table:formula="of:=[$'Einzelplan 16'.U3]" office:value-type="currency" office:currency="EUR" office:value="1600" calcext:value-type="currency">
            <text:p>1,600 €</text:p>
          </table:table-cell>
          <table:table-cell table:style-name="ce30" table:content-validation-name="val1" table:formula="of:=[$'Einzelplan 16'.V3]" office:value-type="currency" office:currency="EUR" office:value="0" calcext:value-type="currency">
            <text:p>0 €</text:p>
          </table:table-cell>
          <table:table-cell table:style-name="ce30" table:content-validation-name="val1" table:formula="of:=[$'Einzelplan 16'.W3]" office:value-type="currency" office:currency="EUR" office:value="0" calcext:value-type="currency">
            <text:p>0 €</text:p>
          </table:table-cell>
          <table:table-cell table:style-name="ce29" table:content-validation-name="val1" table:formula="of:=SUM([.T17];[.W17];[.U17];[.V17])" office:value-type="currency" office:currency="EUR" office:value="1600" calcext:value-type="currency">
            <text:p>1,600 €</text:p>
          </table:table-cell>
          <table:table-cell table:style-name="ce30" table:content-validation-name="val1" table:formula="of:=[$'Einzelplan 16'.Y3]" office:value-type="currency" office:currency="EUR" office:value="1508100" calcext:value-type="currency">
            <text:p>1,508,100 €</text:p>
          </table:table-cell>
          <table:table-cell table:style-name="ce30" table:content-validation-name="val1" table:formula="of:=[$'Einzelplan 16'.Z3]" office:value-type="currency" office:currency="EUR" office:value="630800" calcext:value-type="currency">
            <text:p>630,800 €</text:p>
          </table:table-cell>
          <table:table-cell table:style-name="ce30" table:content-validation-name="val1" table:formula="of:=[$'Einzelplan 16'.AA3]" office:value-type="currency" office:currency="EUR" office:value="0" calcext:value-type="currency">
            <text:p>0 €</text:p>
          </table:table-cell>
          <table:table-cell table:style-name="ce30" table:content-validation-name="val1" table:formula="of:=[$'Einzelplan 16'.AB3]" office:value-type="currency" office:currency="EUR" office:value="0" calcext:value-type="currency">
            <text:p>0 €</text:p>
          </table:table-cell>
          <table:table-cell table:style-name="ce30" table:content-validation-name="val1" table:formula="of:=[$'Einzelplan 16'.AC3]" office:value-type="currency" office:currency="EUR" office:value="60000" calcext:value-type="currency">
            <text:p>60,000 €</text:p>
          </table:table-cell>
          <table:table-cell table:style-name="ce30" table:content-validation-name="val1" table:formula="of:=[$'Einzelplan 16'.AD3]" office:value-type="currency" office:currency="EUR" office:value="0" calcext:value-type="currency">
            <text:p>0 €</text:p>
          </table:table-cell>
          <table:table-cell table:style-name="ce31" table:content-validation-name="val1" table:formula="of:=SUM([.Y17:.AD17])" office:value-type="currency" office:currency="EUR" office:value="2198900" calcext:value-type="currency">
            <text:p>2,198,900 €</text:p>
          </table:table-cell>
          <table:table-cell table:style-name="ce30" table:content-validation-name="val1" table:formula="of:=[.X17]-[.AE17]" office:value-type="currency" office:currency="EUR" office:value="-2197300" calcext:value-type="currency">
            <text:p>-2,197,300 €</text:p>
          </table:table-cell>
          <table:table-cell table:style-name="ce30" table:formula="of:=[$'Einzelplan 16'.AG3]" office:value-type="currency" office:currency="EUR" office:value="0" calcext:value-type="currency">
            <text:p>0 €</text:p>
          </table:table-cell>
          <table:table-cell table:number-columns-repeated="991"/>
        </table:table-row>
        <table:table-row table:style-name="ro2">
          <table:table-cell table:style-name="ce2" office:value-type="float" office:value="17" calcext:value-type="float">
            <text:p>17</text:p>
          </table:table-cell>
          <table:table-cell table:style-name="ce5" office:value-type="string" calcext:value-type="string">
            <text:p>Informations- und Kommunikationstechnik</text:p>
          </table:table-cell>
          <table:table-cell table:style-name="ce11" table:content-validation-name="val1" table:formula="of:=[$'Einzelplan 17'.C32]" office:value-type="currency" office:currency="EUR" office:value="0" calcext:value-type="currency">
            <text:p>0 €</text:p>
          </table:table-cell>
          <table:table-cell table:style-name="ce11" table:content-validation-name="val1" table:formula="of:=[$'Einzelplan 17'.D32]" office:value-type="currency" office:currency="EUR" office:value="5083000" calcext:value-type="currency">
            <text:p>5,083,000 €</text:p>
          </table:table-cell>
          <table:table-cell table:style-name="ce11" table:content-validation-name="val1" table:formula="of:=[$'Einzelplan 17'.E32]" office:value-type="currency" office:currency="EUR" office:value="32968200" calcext:value-type="currency">
            <text:p>32,968,200 €</text:p>
          </table:table-cell>
          <table:table-cell table:style-name="ce11" table:content-validation-name="val1" table:formula="of:=[$'Einzelplan 17'.F32]" office:value-type="currency" office:currency="EUR" office:value="8037400" calcext:value-type="currency">
            <text:p>8,037,400 €</text:p>
          </table:table-cell>
          <table:table-cell table:style-name="ce13" table:content-validation-name="val1" table:formula="of:=SUM([.C18];[.F18];[.D18];[.E18])" office:value-type="currency" office:currency="EUR" office:value="46088600" calcext:value-type="currency">
            <text:p>46,088,600 €</text:p>
          </table:table-cell>
          <table:table-cell table:style-name="ce11" table:content-validation-name="val1" table:formula="of:=[$'Einzelplan 17'.H32]" office:value-type="currency" office:currency="EUR" office:value="31748400" calcext:value-type="currency">
            <text:p>31,748,400 €</text:p>
          </table:table-cell>
          <table:table-cell table:style-name="ce11" table:content-validation-name="val1" table:formula="of:=[$'Einzelplan 17'.I32]" office:value-type="currency" office:currency="EUR" office:value="637959300" calcext:value-type="currency">
            <text:p>637,959,300 €</text:p>
          </table:table-cell>
          <table:table-cell table:style-name="ce11" table:content-validation-name="val1" table:formula="of:=[$'Einzelplan 17'.J32]" office:value-type="currency" office:currency="EUR" office:value="295662000" calcext:value-type="currency">
            <text:p>295,662,000 €</text:p>
          </table:table-cell>
          <table:table-cell table:style-name="ce11" table:content-validation-name="val1" table:formula="of:=[$'Einzelplan 17'.K32]" office:value-type="currency" office:currency="EUR" office:value="0" calcext:value-type="currency">
            <text:p>0 €</text:p>
          </table:table-cell>
          <table:table-cell table:style-name="ce11" table:content-validation-name="val1" table:formula="of:=[$'Einzelplan 17'.L32]" office:value-type="currency" office:currency="EUR" office:value="163367400" calcext:value-type="currency">
            <text:p>163,367,400 €</text:p>
          </table:table-cell>
          <table:table-cell table:style-name="ce11" table:content-validation-name="val1" table:formula="of:=[$'Einzelplan 17'.M32]" office:value-type="currency" office:currency="EUR" office:value="-23137800" calcext:value-type="currency">
            <text:p>-23,137,800 €</text:p>
          </table:table-cell>
          <table:table-cell table:style-name="ce11" table:content-validation-name="val1" table:formula="of:=SUM([.H18:.M18])" office:value-type="currency" office:currency="EUR" office:value="1105599300" calcext:value-type="currency">
            <text:p>1,105,599,300 €</text:p>
          </table:table-cell>
          <table:table-cell table:style-name="ce11" table:content-validation-name="val1" table:formula="of:=[.G18]-[.N18]" office:value-type="currency" office:currency="EUR" office:value="-1059510700" calcext:value-type="currency">
            <text:p>-1,059,510,700 €</text:p>
          </table:table-cell>
          <table:table-cell table:style-name="ce21" table:formula="of:=[$'Einzelplan 17'.P32]" office:value-type="currency" office:currency="EUR" office:value="1715527900" calcext:value-type="currency">
            <text:p>1,715,527,900 €</text:p>
          </table:table-cell>
          <table:table-cell table:style-name="ce4"/>
          <table:table-cell table:style-name="ce24" office:value-type="string" calcext:value-type="string">
            <text:p>17</text:p>
          </table:table-cell>
          <table:table-cell table:style-name="ce5" office:value-type="string" calcext:value-type="string">
            <text:p>Informations- und Kommunikationstechnik</text:p>
          </table:table-cell>
          <table:table-cell table:style-name="ce30" table:content-validation-name="val1" table:formula="of:=[$'Einzelplan 17'.T32]" office:value-type="currency" office:currency="EUR" office:value="0" calcext:value-type="currency">
            <text:p>0 €</text:p>
          </table:table-cell>
          <table:table-cell table:style-name="ce30" table:content-validation-name="val1" table:formula="of:=[$'Einzelplan 17'.U32]" office:value-type="currency" office:currency="EUR" office:value="5219800" calcext:value-type="currency">
            <text:p>5,219,800 €</text:p>
          </table:table-cell>
          <table:table-cell table:style-name="ce30" table:content-validation-name="val1" table:formula="of:=[$'Einzelplan 17'.V32]" office:value-type="currency" office:currency="EUR" office:value="21764500" calcext:value-type="currency">
            <text:p>21,764,500 €</text:p>
          </table:table-cell>
          <table:table-cell table:style-name="ce30" table:content-validation-name="val1" table:formula="of:=[$'Einzelplan 17'.W32]" office:value-type="currency" office:currency="EUR" office:value="1038200" calcext:value-type="currency">
            <text:p>1,038,200 €</text:p>
          </table:table-cell>
          <table:table-cell table:style-name="ce29" table:content-validation-name="val1" table:formula="of:=SUM([.T18];[.W18];[.U18];[.V18])" office:value-type="currency" office:currency="EUR" office:value="28022500" calcext:value-type="currency">
            <text:p>28,022,500 €</text:p>
          </table:table-cell>
          <table:table-cell table:style-name="ce30" table:content-validation-name="val1" table:formula="of:=[$'Einzelplan 17'.Y32]" office:value-type="currency" office:currency="EUR" office:value="119237600" calcext:value-type="currency">
            <text:p>119,237,600 €</text:p>
          </table:table-cell>
          <table:table-cell table:style-name="ce30" table:content-validation-name="val1" table:formula="of:=[$'Einzelplan 17'.Z32]" office:value-type="currency" office:currency="EUR" office:value="719217100" calcext:value-type="currency">
            <text:p>719,217,100 €</text:p>
          </table:table-cell>
          <table:table-cell table:style-name="ce30" table:content-validation-name="val1" table:formula="of:=[$'Einzelplan 17'.AA32]" office:value-type="currency" office:currency="EUR" office:value="337133300" calcext:value-type="currency">
            <text:p>337,133,300 €</text:p>
          </table:table-cell>
          <table:table-cell table:style-name="ce30" table:content-validation-name="val1" table:formula="of:=[$'Einzelplan 17'.AB32]" office:value-type="currency" office:currency="EUR" office:value="0" calcext:value-type="currency">
            <text:p>0 €</text:p>
          </table:table-cell>
          <table:table-cell table:style-name="ce30" table:content-validation-name="val1" table:formula="of:=[$'Einzelplan 17'.AC32]" office:value-type="currency" office:currency="EUR" office:value="145071200" calcext:value-type="currency">
            <text:p>145,071,200 €</text:p>
          </table:table-cell>
          <table:table-cell table:style-name="ce30" table:content-validation-name="val1" table:formula="of:=[$'Einzelplan 17'.AD32]" office:value-type="currency" office:currency="EUR" office:value="-23078800" calcext:value-type="currency">
            <text:p>-23,078,800 €</text:p>
          </table:table-cell>
          <table:table-cell table:style-name="ce32" table:content-validation-name="val1" table:formula="of:=SUM([.Y18:.AD18])" office:value-type="currency" office:currency="EUR" office:value="1297580400" calcext:value-type="currency">
            <text:p>1,297,580,400 €</text:p>
          </table:table-cell>
          <table:table-cell table:style-name="ce30" table:content-validation-name="val1" table:formula="of:=[.X18]-[.AE18]" office:value-type="currency" office:currency="EUR" office:value="-1269557900" calcext:value-type="currency">
            <text:p>-1,269,557,900 €</text:p>
          </table:table-cell>
          <table:table-cell table:style-name="ce30" table:formula="of:=[$'Einzelplan 17'.AG32]" office:value-type="currency" office:currency="EUR" office:value="1640982600" calcext:value-type="currency">
            <text:p>1,640,982,600 €</text:p>
          </table:table-cell>
          <table:table-cell table:number-columns-repeated="991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5" office:value-type="string" calcext:value-type="string">
            <text:p>Ostdeutsche Datenschutz- und Transparenzbeauftragte</text:p>
          </table:table-cell>
          <table:table-cell table:style-name="ce11" table:content-validation-name="val1" table:formula="of:=[$'Einzelplan 18'.C3]" office:value-type="currency" office:currency="EUR" office:value="0" calcext:value-type="currency">
            <text:p>0 €</text:p>
          </table:table-cell>
          <table:table-cell table:style-name="ce11" table:content-validation-name="val1" table:formula="of:=[$'Einzelplan 18'.D3]" office:value-type="currency" office:currency="EUR" office:value="294500" calcext:value-type="currency">
            <text:p>294,500 €</text:p>
          </table:table-cell>
          <table:table-cell table:style-name="ce11" table:content-validation-name="val1" table:formula="of:=[$'Einzelplan 18'.E3]" office:value-type="currency" office:currency="EUR" office:value="204000" calcext:value-type="currency">
            <text:p>204,000 €</text:p>
          </table:table-cell>
          <table:table-cell table:style-name="ce11" table:content-validation-name="val1" table:formula="of:=[$'Einzelplan 18'.F3]" office:value-type="currency" office:currency="EUR" office:value="0" calcext:value-type="currency">
            <text:p>0 €</text:p>
          </table:table-cell>
          <table:table-cell table:style-name="ce13" table:content-validation-name="val1" table:formula="of:=SUM([.C19];[.F19];[.D19];[.E19])" office:value-type="currency" office:currency="EUR" office:value="498500" calcext:value-type="currency">
            <text:p>498,500 €</text:p>
          </table:table-cell>
          <table:table-cell table:style-name="ce11" table:content-validation-name="val1" table:formula="of:=[$'Einzelplan 18'.H3]" office:value-type="currency" office:currency="EUR" office:value="25348500" calcext:value-type="currency">
            <text:p>25,348,500 €</text:p>
          </table:table-cell>
          <table:table-cell table:style-name="ce11" table:content-validation-name="val1" table:formula="of:=[$'Einzelplan 18'.I3]" office:value-type="currency" office:currency="EUR" office:value="4736100" calcext:value-type="currency">
            <text:p>4,736,100 €</text:p>
          </table:table-cell>
          <table:table-cell table:style-name="ce11" table:content-validation-name="val1" table:formula="of:=[$'Einzelplan 18'.J3]" office:value-type="currency" office:currency="EUR" office:value="492000" calcext:value-type="currency">
            <text:p>492,000 €</text:p>
          </table:table-cell>
          <table:table-cell table:style-name="ce11" table:content-validation-name="val1" table:formula="of:=[$'Einzelplan 18'.K3]" office:value-type="currency" office:currency="EUR" office:value="0" calcext:value-type="currency">
            <text:p>0 €</text:p>
          </table:table-cell>
          <table:table-cell table:style-name="ce11" table:content-validation-name="val1" table:formula="of:=[$'Einzelplan 18'.L3]" office:value-type="currency" office:currency="EUR" office:value="608500" calcext:value-type="currency">
            <text:p>608,500 €</text:p>
          </table:table-cell>
          <table:table-cell table:style-name="ce11" table:content-validation-name="val1" table:formula="of:=[$'Einzelplan 18'.M3]" office:value-type="currency" office:currency="EUR" office:value="622200" calcext:value-type="currency">
            <text:p>622,200 €</text:p>
          </table:table-cell>
          <table:table-cell table:style-name="ce11" table:content-validation-name="val1" table:formula="of:=SUM([.H19:.M19])" office:value-type="currency" office:currency="EUR" office:value="31807300" calcext:value-type="currency">
            <text:p>31,807,300 €</text:p>
          </table:table-cell>
          <table:table-cell table:style-name="ce11" table:content-validation-name="val1" table:formula="of:=[.G19]-[.N19]" office:value-type="currency" office:currency="EUR" office:value="-31308800" calcext:value-type="currency">
            <text:p>-31,308,800 €</text:p>
          </table:table-cell>
          <table:table-cell table:style-name="ce21" table:formula="of:=[$'Einzelplan 18'.P3]" office:value-type="currency" office:currency="EUR" office:value="480000" calcext:value-type="currency">
            <text:p>480,000 €</text:p>
          </table:table-cell>
          <table:table-cell table:style-name="ce4"/>
          <table:table-cell table:style-name="ce24" office:value-type="string" calcext:value-type="string">
            <text:p>18</text:p>
          </table:table-cell>
          <table:table-cell table:style-name="ce5" office:value-type="string" calcext:value-type="string">
            <text:p>Ostdeutsche Datenschutz- und Transparenzbeauftragte</text:p>
          </table:table-cell>
          <table:table-cell table:style-name="ce30" table:content-validation-name="val1" table:formula="of:=[$'Einzelplan 18'.T4]" office:value-type="currency" office:currency="EUR" office:value="0" calcext:value-type="currency">
            <text:p>0 €</text:p>
          </table:table-cell>
          <table:table-cell table:style-name="ce30" table:content-validation-name="val1" table:formula="of:=[$'Einzelplan 18'.U4]" office:value-type="currency" office:currency="EUR" office:value="340300" calcext:value-type="currency">
            <text:p>340,300 €</text:p>
          </table:table-cell>
          <table:table-cell table:style-name="ce30" table:content-validation-name="val1" table:formula="of:=[$'Einzelplan 18'.V4]" office:value-type="currency" office:currency="EUR" office:value="1000" calcext:value-type="currency">
            <text:p>1,000 €</text:p>
          </table:table-cell>
          <table:table-cell table:style-name="ce30" table:content-validation-name="val1" table:formula="of:=[$'Einzelplan 18'.W4]" office:value-type="currency" office:currency="EUR" office:value="0" calcext:value-type="currency">
            <text:p>0 €</text:p>
          </table:table-cell>
          <table:table-cell table:style-name="ce29" table:content-validation-name="val1" table:formula="of:=SUM([.T19];[.W19];[.U19];[.V19])" office:value-type="currency" office:currency="EUR" office:value="341300" calcext:value-type="currency">
            <text:p>341,300 €</text:p>
          </table:table-cell>
          <table:table-cell table:style-name="ce30" table:content-validation-name="val1" table:formula="of:=[$'Einzelplan 18'.Y4]" office:value-type="currency" office:currency="EUR" office:value="26294100" calcext:value-type="currency">
            <text:p>26,294,100 €</text:p>
          </table:table-cell>
          <table:table-cell table:style-name="ce30" table:content-validation-name="val1" table:formula="of:=[$'Einzelplan 18'.Z4]" office:value-type="currency" office:currency="EUR" office:value="5648000" calcext:value-type="currency">
            <text:p>5,648,000 €</text:p>
          </table:table-cell>
          <table:table-cell table:style-name="ce30" table:content-validation-name="val1" table:formula="of:=[$'Einzelplan 18'.AA4]" office:value-type="currency" office:currency="EUR" office:value="1000900" calcext:value-type="currency">
            <text:p>1,000,900 €</text:p>
          </table:table-cell>
          <table:table-cell table:style-name="ce30" table:content-validation-name="val1" table:formula="of:=[$'Einzelplan 18'.AB4]" office:value-type="currency" office:currency="EUR" office:value="0" calcext:value-type="currency">
            <text:p>0 €</text:p>
          </table:table-cell>
          <table:table-cell table:style-name="ce30" table:content-validation-name="val1" table:formula="of:=[$'Einzelplan 18'.AC4]" office:value-type="currency" office:currency="EUR" office:value="10119200" calcext:value-type="currency">
            <text:p>10,119,200 €</text:p>
          </table:table-cell>
          <table:table-cell table:style-name="ce30" table:content-validation-name="val1" table:formula="of:=[$'Einzelplan 18'.AD4]" office:value-type="currency" office:currency="EUR" office:value="926400" calcext:value-type="currency">
            <text:p>926,400 €</text:p>
          </table:table-cell>
          <table:table-cell table:style-name="ce33" table:content-validation-name="val1" table:formula="of:=SUM([.Y19:.AD19])" office:value-type="currency" office:currency="EUR" office:value="43988600" calcext:value-type="currency">
            <text:p>43,988,600 €</text:p>
          </table:table-cell>
          <table:table-cell table:style-name="ce30" table:content-validation-name="val1" table:formula="of:=[.X19]-[.AE19]" office:value-type="currency" office:currency="EUR" office:value="-43647300" calcext:value-type="currency">
            <text:p>-43,647,300 €</text:p>
          </table:table-cell>
          <table:table-cell table:style-name="ce30" table:formula="of:=[$'Einzelplan 18'.AG4]" office:value-type="currency" office:currency="EUR" office:value="0" calcext:value-type="currency">
            <text:p>0 €</text:p>
          </table:table-cell>
          <table:table-cell table:number-columns-repeated="991"/>
        </table:table-row>
        <table:table-row table:style-name="ro2">
          <table:table-cell table:style-name="ce2" office:value-type="float" office:value="19" calcext:value-type="float">
            <text:p>19</text:p>
          </table:table-cell>
          <table:table-cell table:style-name="ce5" office:value-type="string" calcext:value-type="string">
            <text:p>Staatliche Hochbau- und Liegenschaftsverwaltung</text:p>
          </table:table-cell>
          <table:table-cell table:style-name="ce11" table:content-validation-name="val1" table:formula="of:=[$'Einzelplan 19'.C17]" office:value-type="currency" office:currency="EUR" office:value="0" calcext:value-type="currency">
            <text:p>0 €</text:p>
          </table:table-cell>
          <table:table-cell table:style-name="ce11" table:content-validation-name="val1" table:formula="of:=[$'Einzelplan 19'.D17]" office:value-type="currency" office:currency="EUR" office:value="9356000" calcext:value-type="currency">
            <text:p>9,356,000 €</text:p>
          </table:table-cell>
          <table:table-cell table:style-name="ce11" table:content-validation-name="val1" table:formula="of:=[$'Einzelplan 19'.E17]" office:value-type="currency" office:currency="EUR" office:value="10000000" calcext:value-type="currency">
            <text:p>10,000,000 €</text:p>
          </table:table-cell>
          <table:table-cell table:style-name="ce11" table:content-validation-name="val1" table:formula="of:=[$'Einzelplan 19'.F17]" office:value-type="currency" office:currency="EUR" office:value="28669400" calcext:value-type="currency">
            <text:p>28,669,400 €</text:p>
          </table:table-cell>
          <table:table-cell table:style-name="ce13" table:content-validation-name="val1" table:formula="of:=SUM([.C20];[.F20];[.D20];[.E20])" office:value-type="currency" office:currency="EUR" office:value="48025400" calcext:value-type="currency">
            <text:p>48,025,400 €</text:p>
          </table:table-cell>
          <table:table-cell table:style-name="ce11" table:content-validation-name="val1" table:formula="of:=[$'Einzelplan 19'.H17]" office:value-type="currency" office:currency="EUR" office:value="554800" calcext:value-type="currency">
            <text:p>554,800 €</text:p>
          </table:table-cell>
          <table:table-cell table:style-name="ce11" table:content-validation-name="val1" table:formula="of:=[$'Einzelplan 19'.I17]" office:value-type="currency" office:currency="EUR" office:value="280253700" calcext:value-type="currency">
            <text:p>280,253,700 €</text:p>
          </table:table-cell>
          <table:table-cell table:style-name="ce11" table:content-validation-name="val1" table:formula="of:=[$'Einzelplan 19'.J17]" office:value-type="currency" office:currency="EUR" office:value="85512000" calcext:value-type="currency">
            <text:p>85,512,000 €</text:p>
          </table:table-cell>
          <table:table-cell table:style-name="ce11" table:content-validation-name="val1" table:formula="of:=[$'Einzelplan 19'.K17]" office:value-type="currency" office:currency="EUR" office:value="607055900" calcext:value-type="currency">
            <text:p>607,055,900 €</text:p>
          </table:table-cell>
          <table:table-cell table:style-name="ce11" table:content-validation-name="val1" table:formula="of:=[$'Einzelplan 19'.L17]" office:value-type="currency" office:currency="EUR" office:value="46452300" calcext:value-type="currency">
            <text:p>46,452,300 €</text:p>
          </table:table-cell>
          <table:table-cell table:style-name="ce11" table:content-validation-name="val1" table:formula="of:=[$'Einzelplan 19'.M17]" office:value-type="currency" office:currency="EUR" office:value="18680000" calcext:value-type="currency">
            <text:p>18,680,000 €</text:p>
          </table:table-cell>
          <table:table-cell table:style-name="ce11" table:content-validation-name="val1" table:formula="of:=SUM([.H20:.M20])" office:value-type="currency" office:currency="EUR" office:value="1038508700" calcext:value-type="currency">
            <text:p>1,038,508,700 €</text:p>
          </table:table-cell>
          <table:table-cell table:style-name="ce11" table:content-validation-name="val1" table:formula="of:=[.G20]-[.N20]" office:value-type="currency" office:currency="EUR" office:value="-990483300" calcext:value-type="currency">
            <text:p>-990,483,300 €</text:p>
          </table:table-cell>
          <table:table-cell table:style-name="ce21" table:formula="of:=[$'Einzelplan 19'.P17]" office:value-type="currency" office:currency="EUR" office:value="302695500" calcext:value-type="currency">
            <text:p>302,695,500 €</text:p>
          </table:table-cell>
          <table:table-cell table:style-name="ce4"/>
          <table:table-cell table:style-name="ce24" office:value-type="string" calcext:value-type="string">
            <text:p>19</text:p>
          </table:table-cell>
          <table:table-cell table:style-name="ce5" office:value-type="string" calcext:value-type="string">
            <text:p>Staatliche Hochbau- und Liegenschaftsverwaltung</text:p>
          </table:table-cell>
          <table:table-cell table:style-name="ce30" table:content-validation-name="val1" table:formula="of:=[$'Einzelplan 19'.T17]" office:value-type="currency" office:currency="EUR" office:value="0" calcext:value-type="currency">
            <text:p>0 €</text:p>
          </table:table-cell>
          <table:table-cell table:style-name="ce30" table:content-validation-name="val1" table:formula="of:=[$'Einzelplan 19'.U17]" office:value-type="currency" office:currency="EUR" office:value="9483100" calcext:value-type="currency">
            <text:p>9,483,100 €</text:p>
          </table:table-cell>
          <table:table-cell table:style-name="ce30" table:content-validation-name="val1" table:formula="of:=[$'Einzelplan 19'.V17]" office:value-type="currency" office:currency="EUR" office:value="10000000" calcext:value-type="currency">
            <text:p>10,000,000 €</text:p>
          </table:table-cell>
          <table:table-cell table:style-name="ce30" table:content-validation-name="val1" table:formula="of:=[$'Einzelplan 19'.W17]" office:value-type="currency" office:currency="EUR" office:value="25402900" calcext:value-type="currency">
            <text:p>25,402,900 €</text:p>
          </table:table-cell>
          <table:table-cell table:style-name="ce29" table:content-validation-name="val1" table:formula="of:=SUM([.T20];[.W20];[.U20];[.V20])" office:value-type="currency" office:currency="EUR" office:value="44886000" calcext:value-type="currency">
            <text:p>44,886,000 €</text:p>
          </table:table-cell>
          <table:table-cell table:style-name="ce30" table:content-validation-name="val1" table:formula="of:=[$'Einzelplan 19'.Y17]" office:value-type="currency" office:currency="EUR" office:value="926300" calcext:value-type="currency">
            <text:p>926,300 €</text:p>
          </table:table-cell>
          <table:table-cell table:style-name="ce30" table:content-validation-name="val1" table:formula="of:=[$'Einzelplan 19'.Z17]" office:value-type="currency" office:currency="EUR" office:value="311147800" calcext:value-type="currency">
            <text:p>311,147,800 €</text:p>
          </table:table-cell>
          <table:table-cell table:style-name="ce30" table:content-validation-name="val1" table:formula="of:=[$'Einzelplan 19'.AA17]" office:value-type="currency" office:currency="EUR" office:value="76873600" calcext:value-type="currency">
            <text:p>76,873,600 €</text:p>
          </table:table-cell>
          <table:table-cell table:style-name="ce30" table:content-validation-name="val1" table:formula="of:=[$'Einzelplan 19'.AB17]" office:value-type="currency" office:currency="EUR" office:value="586398500" calcext:value-type="currency">
            <text:p>586,398,500 €</text:p>
          </table:table-cell>
          <table:table-cell table:style-name="ce30" table:content-validation-name="val1" table:formula="of:=[$'Einzelplan 19'.AC17]" office:value-type="currency" office:currency="EUR" office:value="48011100" calcext:value-type="currency">
            <text:p>48,011,100 €</text:p>
          </table:table-cell>
          <table:table-cell table:style-name="ce30" table:content-validation-name="val1" table:formula="of:=[$'Einzelplan 19'.AD17]" office:value-type="currency" office:currency="EUR" office:value="-4142100" calcext:value-type="currency">
            <text:p>-4,142,100 €</text:p>
          </table:table-cell>
          <table:table-cell table:style-name="ce31" table:content-validation-name="val1" table:formula="of:=SUM([.Y20:.AD20])" office:value-type="currency" office:currency="EUR" office:value="1019215200" calcext:value-type="currency">
            <text:p>1,019,215,200 €</text:p>
          </table:table-cell>
          <table:table-cell table:style-name="ce30" table:content-validation-name="val1" table:formula="of:=[.X20]-[.AE20]" office:value-type="currency" office:currency="EUR" office:value="-974329200" calcext:value-type="currency">
            <text:p>-974,329,200 €</text:p>
          </table:table-cell>
          <table:table-cell table:style-name="ce30" table:formula="of:=[$'Einzelplan 19'.AG17]" office:value-type="currency" office:currency="EUR" office:value="17584000" calcext:value-type="currency">
            <text:p>17,584,000 €</text:p>
          </table:table-cell>
          <table:table-cell table:number-columns-repeated="991"/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table-cell table:style-name="ce5" office:value-type="string" calcext:value-type="string">
            <text:p>Allgemeine Finanzverwaltung</text:p>
          </table:table-cell>
          <table:table-cell table:style-name="ce11" table:content-validation-name="val1" table:formula="of:=[$'Einzelplan 20'.C34]" office:value-type="currency" office:currency="EUR" office:value="85477906000" calcext:value-type="currency">
            <text:p>85,477,906,000 €</text:p>
          </table:table-cell>
          <table:table-cell table:style-name="ce11" table:content-validation-name="val1" table:formula="of:=[$'Einzelplan 20'.D34]" office:value-type="currency" office:currency="EUR" office:value="617951800" calcext:value-type="currency">
            <text:p>617,951,800 €</text:p>
          </table:table-cell>
          <table:table-cell table:style-name="ce11" table:content-validation-name="val1" table:formula="of:=[$'Einzelplan 20'.E34]" office:value-type="currency" office:currency="EUR" office:value="7878071300" calcext:value-type="currency">
            <text:p>7,878,071,300 €</text:p>
          </table:table-cell>
          <table:table-cell table:style-name="ce11" table:content-validation-name="val1" table:formula="of:=[$'Einzelplan 20'.F34]" office:value-type="currency" office:currency="EUR" office:value="-6102188000" calcext:value-type="currency">
            <text:p>-6,102,188,000 €</text:p>
          </table:table-cell>
          <table:table-cell table:style-name="ce13" table:content-validation-name="val1" table:formula="of:=SUM([.C21];[.F21];[.D21];[.E21])" office:value-type="currency" office:currency="EUR" office:value="87871741100" calcext:value-type="currency">
            <text:p>87,871,741,100 €</text:p>
          </table:table-cell>
          <table:table-cell table:style-name="ce11" table:content-validation-name="val1" table:formula="of:=[$'Einzelplan 20'.H34]" office:value-type="currency" office:currency="EUR" office:value="4174270500" calcext:value-type="currency">
            <text:p>4,174,270,500 €</text:p>
          </table:table-cell>
          <table:table-cell table:style-name="ce11" table:content-validation-name="val1" table:formula="of:=[$'Einzelplan 20'.I34]" office:value-type="currency" office:currency="EUR" office:value="435140500" calcext:value-type="currency">
            <text:p>435,140,500 €</text:p>
          </table:table-cell>
          <table:table-cell table:style-name="ce11" table:content-validation-name="val1" table:formula="of:=[$'Einzelplan 20'.J34]" office:value-type="currency" office:currency="EUR" office:value="18191495000" calcext:value-type="currency">
            <text:p>18,191,495,000 €</text:p>
          </table:table-cell>
          <table:table-cell table:style-name="ce11" table:content-validation-name="val1" table:formula="of:=[$'Einzelplan 20'.K34]" office:value-type="currency" office:currency="EUR" office:value="34000" calcext:value-type="currency">
            <text:p>34,000 €</text:p>
          </table:table-cell>
          <table:table-cell table:style-name="ce11" table:content-validation-name="val1" table:formula="of:=[$'Einzelplan 20'.L34]" office:value-type="currency" office:currency="EUR" office:value="2544264400" calcext:value-type="currency">
            <text:p>2,544,264,400 €</text:p>
          </table:table-cell>
          <table:table-cell table:style-name="ce11" table:content-validation-name="val1" table:formula="of:=[$'Einzelplan 20'.M34]" office:value-type="currency" office:currency="EUR" office:value="817461800" calcext:value-type="currency">
            <text:p>817,461,800 €</text:p>
          </table:table-cell>
          <table:table-cell table:style-name="ce11" table:content-validation-name="val1" table:formula="of:=SUM([.H21:.M21])" office:value-type="currency" office:currency="EUR" office:value="26162666200" calcext:value-type="currency">
            <text:p>26,162,666,200 €</text:p>
          </table:table-cell>
          <table:table-cell table:style-name="ce11" table:content-validation-name="val1" table:formula="of:=[.G21]-[.N21]" office:value-type="currency" office:currency="EUR" office:value="61709074900" calcext:value-type="currency">
            <text:p>61,709,074,900 €</text:p>
          </table:table-cell>
          <table:table-cell table:style-name="ce21" table:formula="of:=[$'Einzelplan 20'.P34]" office:value-type="currency" office:currency="EUR" office:value="1312799100" calcext:value-type="currency">
            <text:p>1,312,799,100 €</text:p>
          </table:table-cell>
          <table:table-cell table:style-name="ce4"/>
          <table:table-cell table:style-name="ce24" office:value-type="string" calcext:value-type="string">
            <text:p>20</text:p>
          </table:table-cell>
          <table:table-cell table:style-name="ce5" office:value-type="string" calcext:value-type="string">
            <text:p>Allgemeine Finanzverwaltung</text:p>
          </table:table-cell>
          <table:table-cell table:style-name="ce30" table:content-validation-name="val1" table:formula="of:=[$'Einzelplan 20'.T35]" office:value-type="currency" office:currency="EUR" office:value="88761241900" calcext:value-type="currency">
            <text:p>88,761,241,900 €</text:p>
          </table:table-cell>
          <table:table-cell table:style-name="ce30" table:content-validation-name="val1" table:formula="of:=[$'Einzelplan 20'.U35]" office:value-type="currency" office:currency="EUR" office:value="454613400" calcext:value-type="currency">
            <text:p>454,613,400 €</text:p>
          </table:table-cell>
          <table:table-cell table:style-name="ce30" table:content-validation-name="val1" table:formula="of:=[$'Einzelplan 20'.V35]" office:value-type="currency" office:currency="EUR" office:value="8096455800" calcext:value-type="currency">
            <text:p>8,096,455,800 €</text:p>
          </table:table-cell>
          <table:table-cell table:style-name="ce30" table:content-validation-name="val1" table:formula="of:=[$'Einzelplan 20'.W35]" office:value-type="currency" office:currency="EUR" office:value="22559708400" calcext:value-type="currency">
            <text:p>22,559,708,400 €</text:p>
          </table:table-cell>
          <table:table-cell table:style-name="ce29" table:content-validation-name="val1" table:formula="of:=SUM([.T21];[.W21];[.U21];[.V21])" office:value-type="currency" office:currency="EUR" office:value="119872019500" calcext:value-type="currency">
            <text:p>119,872,019,500 €</text:p>
          </table:table-cell>
          <table:table-cell table:style-name="ce30" table:content-validation-name="val1" table:formula="of:=[$'Einzelplan 20'.Y35]" office:value-type="currency" office:currency="EUR" office:value="4915766700" calcext:value-type="currency">
            <text:p>4,915,766,700 €</text:p>
          </table:table-cell>
          <table:table-cell table:style-name="ce30" table:content-validation-name="val1" table:formula="of:=[$'Einzelplan 20'.Z35]" office:value-type="currency" office:currency="EUR" office:value="1673865300" calcext:value-type="currency">
            <text:p>1,673,865,300 €</text:p>
          </table:table-cell>
          <table:table-cell table:style-name="ce30" table:content-validation-name="val1" table:formula="of:=[$'Einzelplan 20'.AA35]" office:value-type="currency" office:currency="EUR" office:value="37635546400" calcext:value-type="currency">
            <text:p>37,635,546,400 €</text:p>
          </table:table-cell>
          <table:table-cell table:style-name="ce30" table:content-validation-name="val1" table:formula="of:=[$'Einzelplan 20'.AB35]" office:value-type="currency" office:currency="EUR" office:value="8500" calcext:value-type="currency">
            <text:p>8,500 €</text:p>
          </table:table-cell>
          <table:table-cell table:style-name="ce30" table:content-validation-name="val1" table:formula="of:=[$'Einzelplan 20'.AC35]" office:value-type="currency" office:currency="EUR" office:value="3611066900" calcext:value-type="currency">
            <text:p>3,611,066,900 €</text:p>
          </table:table-cell>
          <table:table-cell table:style-name="ce30" table:content-validation-name="val1" table:formula="of:=[$'Einzelplan 20'.AD35]" office:value-type="currency" office:currency="EUR" office:value="-8489847100" calcext:value-type="currency">
            <text:p>-8,489,847,100 €</text:p>
          </table:table-cell>
          <table:table-cell table:style-name="ce32" table:content-validation-name="val1" table:formula="of:=SUM([.Y21:.AD21])" office:value-type="currency" office:currency="EUR" office:value="39346406700" calcext:value-type="currency">
            <text:p>39,346,406,700 €</text:p>
          </table:table-cell>
          <table:table-cell table:style-name="ce30" table:content-validation-name="val1" table:formula="of:=[.X21]-[.AE21]" office:value-type="currency" office:currency="EUR" office:value="80525612800" calcext:value-type="currency">
            <text:p>80,525,612,800 €</text:p>
          </table:table-cell>
          <table:table-cell table:style-name="ce30" table:formula="of:=[$'Einzelplan 20'.AG35]" office:value-type="currency" office:currency="EUR" office:value="2050048100" calcext:value-type="currency">
            <text:p>2,050,048,100 €</text:p>
          </table:table-cell>
          <table:table-cell table:number-columns-repeated="991"/>
        </table:table-row>
        <table:table-row table:style-name="ro2">
          <table:table-cell table:style-name="ce3" office:value-type="string" calcext:value-type="string">
            <text:p>Summe 2025</text:p>
          </table:table-cell>
          <table:table-cell table:style-name="ce6"/>
          <table:table-cell table:style-name="ce12" table:content-validation-name="val1" table:formula="of:=SUM([.C2:.C21])" office:value-type="currency" office:currency="EUR" office:value="85589873000" calcext:value-type="currency">
            <text:p>85,589,873,000 €</text:p>
          </table:table-cell>
          <table:table-cell table:style-name="ce12" table:content-validation-name="val1" table:formula="of:=SUM([.D2:.D21])" office:value-type="currency" office:currency="EUR" office:value="3434036600" calcext:value-type="currency">
            <text:p>3,434,036,600 €</text:p>
          </table:table-cell>
          <table:table-cell table:style-name="ce12" table:content-validation-name="val1" table:formula="of:=SUM([.E2:.E21])" office:value-type="currency" office:currency="EUR" office:value="18266710200" calcext:value-type="currency">
            <text:p>18,266,710,200 €</text:p>
          </table:table-cell>
          <table:table-cell table:style-name="ce12" table:content-validation-name="val1" table:formula="of:=SUM([.F2:.F21])" office:value-type="currency" office:currency="EUR" office:value="-2564109600" calcext:value-type="currency">
            <text:p>-2,564,109,600 €</text:p>
          </table:table-cell>
          <table:table-cell table:style-name="ce12" table:content-validation-name="val1" table:formula="of:=SUM([.G2:.G21])" office:value-type="currency" office:currency="EUR" office:value="104726510200" calcext:value-type="currency">
            <text:p>104,726,510,200 €</text:p>
          </table:table-cell>
          <table:table-cell table:style-name="ce12" table:content-validation-name="val1" table:formula="of:=SUM([.H2:.H21])" office:value-type="currency" office:currency="EUR" office:value="27906003900" calcext:value-type="currency">
            <text:p>27,906,003,900 €</text:p>
          </table:table-cell>
          <table:table-cell table:style-name="ce12" table:content-validation-name="val1" table:formula="of:=SUM([.I2:.I21])" office:value-type="currency" office:currency="EUR" office:value="8665981300" calcext:value-type="currency">
            <text:p>8,665,981,300 €</text:p>
          </table:table-cell>
          <table:table-cell table:style-name="ce12" table:content-validation-name="val1" table:formula="of:=SUM([.J2:.J21])" office:value-type="currency" office:currency="EUR" office:value="52580168000" calcext:value-type="currency">
            <text:p>52,580,168,000 €</text:p>
          </table:table-cell>
          <table:table-cell table:style-name="ce12" table:content-validation-name="val1" table:formula="of:=SUM([.K2:.K21])" office:value-type="currency" office:currency="EUR" office:value="1183370700" calcext:value-type="currency">
            <text:p>1,183,370,700 €</text:p>
          </table:table-cell>
          <table:table-cell table:style-name="ce12" table:content-validation-name="val1" table:formula="of:=SUM([.L2:.L21])" office:value-type="currency" office:currency="EUR" office:value="12628645600" calcext:value-type="currency">
            <text:p>12,628,645,600 €</text:p>
          </table:table-cell>
          <table:table-cell table:style-name="ce12" table:content-validation-name="val1" table:formula="of:=SUM([.M2:.M21])" office:value-type="currency" office:currency="EUR" office:value="1762340700" calcext:value-type="currency">
            <text:p>1,762,340,700 €</text:p>
          </table:table-cell>
          <table:table-cell table:style-name="ce12" table:content-validation-name="val1" table:formula="of:=SUM([.N2:.N21])" office:value-type="currency" office:currency="EUR" office:value="104726510200" calcext:value-type="currency">
            <text:p>104,726,510,200 €</text:p>
          </table:table-cell>
          <table:table-cell table:style-name="ce18" table:content-validation-name="val1" table:formula="of:=SUM([.O2:.O21])" office:value-type="currency" office:currency="EUR" office:value="0" calcext:value-type="currency">
            <text:p>0 €</text:p>
          </table:table-cell>
          <table:table-cell table:style-name="ce22" table:formula="of:=SUM([.P2:.P21])" office:value-type="currency" office:currency="EUR" office:value="57770090200" calcext:value-type="currency">
            <text:p>57,770,090,200 €</text:p>
          </table:table-cell>
          <table:table-cell table:style-name="ce4"/>
          <table:table-cell table:style-name="ce25" office:value-type="string" calcext:value-type="string">
            <text:p>Summe 2026</text:p>
          </table:table-cell>
          <table:table-cell table:style-name="ce26"/>
          <table:table-cell table:style-name="ce30" table:content-validation-name="val1" table:formula="of:=SUM([.T2:.T21])" office:value-type="currency" office:currency="EUR" office:value="88875926900" calcext:value-type="currency">
            <text:p>88,875,926,900 €</text:p>
          </table:table-cell>
          <table:table-cell table:style-name="ce30" table:content-validation-name="val1" table:formula="of:=SUM([.U2:.U21])" office:value-type="currency" office:currency="EUR" office:value="5395035000" calcext:value-type="currency">
            <text:p>5,395,035,000 €</text:p>
          </table:table-cell>
          <table:table-cell table:style-name="ce30" table:content-validation-name="val1" table:formula="of:=SUM([.V2:.V21])" office:value-type="currency" office:currency="EUR" office:value="18972583200" calcext:value-type="currency">
            <text:p>18,972,583,200 €</text:p>
          </table:table-cell>
          <table:table-cell table:style-name="ce30" table:content-validation-name="val1" table:formula="of:=SUM([.W2:.W21])" office:value-type="currency" office:currency="EUR" office:value="64565398600" calcext:value-type="currency">
            <text:p>64,565,398,600 €</text:p>
          </table:table-cell>
          <table:table-cell table:style-name="ce30" table:content-validation-name="val1" table:formula="of:=SUM([.X2:.X21])" office:value-type="currency" office:currency="EUR" office:value="177808943700" calcext:value-type="currency">
            <text:p>177,808,943,700 €</text:p>
          </table:table-cell>
          <table:table-cell table:style-name="ce30" table:content-validation-name="val1" table:formula="of:=SUM([.Y2:.Y21])" office:value-type="currency" office:currency="EUR" office:value="29037907300" calcext:value-type="currency">
            <text:p>29,037,907,300 €</text:p>
          </table:table-cell>
          <table:table-cell table:style-name="ce30" table:content-validation-name="val1" table:formula="of:=SUM([.Z2:.Z21])" office:value-type="currency" office:currency="EUR" office:value="12698504500" calcext:value-type="currency">
            <text:p>12,698,504,500 €</text:p>
          </table:table-cell>
          <table:table-cell table:style-name="ce30" table:content-validation-name="val1" table:formula="of:=SUM([.AA2:.AA21])" office:value-type="currency" office:currency="EUR" office:value="80865709800" calcext:value-type="currency">
            <text:p>80,865,709,800 €</text:p>
          </table:table-cell>
          <table:table-cell table:style-name="ce30" table:content-validation-name="val1" table:formula="of:=SUM([.AB2:.AB21])" office:value-type="currency" office:currency="EUR" office:value="1386824900" calcext:value-type="currency">
            <text:p>1,386,824,900 €</text:p>
          </table:table-cell>
          <table:table-cell table:style-name="ce30" table:content-validation-name="val1" table:formula="of:=SUM([.AC2:.AC21])" office:value-type="currency" office:currency="EUR" office:value="60708348800" calcext:value-type="currency">
            <text:p>60,708,348,800 €</text:p>
          </table:table-cell>
          <table:table-cell table:style-name="ce30" table:content-validation-name="val1" table:formula="of:=SUM([.AD2:.AD21])" office:value-type="currency" office:currency="EUR" office:value="-6888351600" calcext:value-type="currency">
            <text:p>-6,888,351,600 €</text:p>
          </table:table-cell>
          <table:table-cell table:style-name="ce30" table:content-validation-name="val1" table:formula="of:=SUM([.AE2:.AE21])" office:value-type="currency" office:currency="EUR" office:value="177808943700" calcext:value-type="currency">
            <text:p>177,808,943,700 €</text:p>
          </table:table-cell>
          <table:table-cell table:style-name="ce30" table:content-validation-name="val1" table:formula="of:=SUM([.AF2:.AF21])" office:value-type="currency" office:currency="EUR" office:value="0" calcext:value-type="currency">
            <text:p>0 €</text:p>
          </table:table-cell>
          <table:table-cell table:style-name="ce30" table:formula="of:=SUM([.AG2:.AG21])" office:value-type="currency" office:currency="EUR" office:value="82350381700" calcext:value-type="currency">
            <text:p>82,350,381,700 €</text:p>
          </table:table-cell>
          <table:table-cell table:number-columns-repeated="991"/>
        </table:table-row>
        <table:table-row table:style-name="ro3">
          <table:table-cell table:style-name="ce4"/>
          <table:table-cell table:style-name="ce7"/>
          <table:table-cell table:style-name="ce4" table:number-columns-repeated="4"/>
          <table:table-cell table:style-name="ce14"/>
          <table:table-cell table:style-name="ce4"/>
          <table:table-cell table:style-name="ce15" table:number-columns-repeated="5"/>
          <table:table-cell table:style-name="ce4" table:number-columns-repeated="5"/>
          <table:table-cell table:style-name="ce7"/>
          <table:table-cell table:style-name="ce4" table:number-columns-repeated="8"/>
          <table:table-cell table:number-columns-repeated="997"/>
        </table:table-row>
        <table:table-row table:style-name="ro3">
          <table:table-cell table:style-name="ce4"/>
          <table:table-cell table:style-name="ce7"/>
          <table:table-cell table:style-name="ce4" table:number-columns-repeated="10"/>
          <table:table-cell table:style-name="ce15"/>
          <table:table-cell table:style-name="ce4" table:number-columns-repeated="5"/>
          <table:table-cell table:style-name="ce7"/>
          <table:table-cell table:style-name="ce4" table:number-columns-repeated="8"/>
          <table:table-cell table:number-columns-repeated="997"/>
        </table:table-row>
        <table:table-row table:style-name="ro3">
          <table:table-cell table:style-name="ce4"/>
          <table:table-cell table:style-name="ce7"/>
          <table:table-cell table:style-name="ce4" table:number-columns-repeated="6"/>
          <table:table-cell table:style-name="ce15"/>
          <table:table-cell table:style-name="ce4"/>
          <table:table-cell table:style-name="ce15" table:number-columns-repeated="2"/>
          <table:table-cell table:style-name="ce4" table:number-columns-repeated="6"/>
          <table:table-cell table:style-name="ce7"/>
          <table:table-cell table:style-name="ce4" table:number-columns-repeated="8"/>
          <table:table-cell table:number-columns-repeated="997"/>
        </table:table-row>
        <table:table-row table:style-name="ro3">
          <table:table-cell table:style-name="ce4"/>
          <table:table-cell table:style-name="ce7"/>
          <table:table-cell table:style-name="ce4" table:number-columns-repeated="5"/>
          <table:table-cell table:style-name="ce15" table:number-columns-repeated="6"/>
          <table:table-cell table:style-name="ce4" table:number-columns-repeated="5"/>
          <table:table-cell table:style-name="ce7"/>
          <table:table-cell table:style-name="ce4" table:number-columns-repeated="8"/>
          <table:table-cell table:number-columns-repeated="997"/>
        </table:table-row>
        <table:table-row table:style-name="ro3">
          <table:table-cell table:style-name="ce4"/>
          <table:table-cell table:style-name="ce7"/>
          <table:table-cell table:style-name="ce4" table:number-columns-repeated="4"/>
          <table:table-cell/>
          <table:table-cell table:style-name="ce4" table:number-columns-repeated="11"/>
          <table:table-cell table:style-name="ce7"/>
          <table:table-cell table:style-name="ce4" table:number-columns-repeated="8"/>
          <table:table-cell table:number-columns-repeated="997"/>
        </table:table-row>
        <table:table-row table:style-name="ro3">
          <table:table-cell table:style-name="ce4"/>
          <table:table-cell table:style-name="ce7"/>
          <table:table-cell table:style-name="ce4" table:number-columns-repeated="16"/>
          <table:table-cell table:style-name="ce7"/>
          <table:table-cell table:style-name="ce4" table:number-columns-repeated="8"/>
          <table:table-cell table:number-columns-repeated="997"/>
        </table:table-row>
        <table:table-row table:style-name="ro3" table:number-rows-repeated="915">
          <table:table-cell table:style-name="ce4"/>
          <table:table-cell table:style-name="ce7"/>
          <table:table-cell table:style-name="ce4" table:number-columns-repeated="16"/>
          <table:table-cell table:style-name="ce7"/>
          <table:table-cell table:style-name="ce4" table:number-columns-repeated="8"/>
          <table:table-cell table:number-columns-repeated="997"/>
        </table:table-row>
        <table:table-row table:style-name="ro3">
          <table:table-cell table:style-name="ce4"/>
          <table:table-cell table:style-name="ce7"/>
          <table:table-cell table:number-columns-repeated="3"/>
          <table:table-cell table:style-name="ce4" table:number-columns-repeated="13"/>
          <table:table-cell table:style-name="ce7"/>
          <table:table-cell table:style-name="ce4" table:number-columns-repeated="8"/>
          <table:table-cell table:number-columns-repeated="997"/>
        </table:table-row>
        <table:table-row table:style-name="ro3" table:number-rows-repeated="29">
          <table:table-cell table:style-name="ce4"/>
          <table:table-cell table:style-name="ce7"/>
          <table:table-cell table:number-columns-repeated="3"/>
          <table:table-cell table:style-name="ce4" table:number-columns-repeated="13"/>
          <table:table-cell table:style-name="ce7"/>
          <table:table-cell table:style-name="ce4" table:number-columns-repeated="8"/>
          <table:table-cell table:number-columns-repeated="997"/>
        </table:table-row>
        <table:table-row table:style-name="ro4" table:number-rows-repeated="104760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Einzelplan 01" table:style-name="ta2">
        <table:table-column table:style-name="co4" table:default-cell-style-name="Default"/>
        <table:table-column table:style-name="co5" table:default-cell-style-name="Default"/>
        <table:table-column table:style-name="co3" table:number-columns-repeated="14" table:default-cell-style-name="Default"/>
        <table:table-column table:style-name="co1" table:default-cell-style-name="Default"/>
        <table:table-column table:style-name="co4" table:default-cell-style-name="Default"/>
        <table:table-column table:style-name="co6" table:default-cell-style-name="Default"/>
        <table:table-column table:style-name="co3" table:number-columns-repeated="14" table:default-cell-style-name="Default"/>
        <table:table-column table:style-name="co1" table:number-columns-repeated="991" table:default-cell-style-name="Default"/>
        <table:table-row table:style-name="ro2">
          <table:table-cell table:style-name="ce36" office:value-type="string" calcext:value-type="string">
            <text:p>Kapitel</text:p>
          </table:table-cell>
          <table:table-cell table:style-name="ce42" office:value-type="string" calcext:value-type="string">
            <text:p>Bezeichnung</text:p>
          </table:table-cell>
          <table:table-cell table:style-name="ce36" office:value-type="string" calcext:value-type="string">
            <text:p>0 Einnahmen aus Steuern und steuerähnlichen Abgaben</text:p>
          </table:table-cell>
          <table:table-cell table:style-name="ce36" office:value-type="string" calcext:value-type="string">
            <text:p>1 Verwaltungseinnahmen, Einnahmen aus Schuldendienst und dgl.</text:p>
          </table:table-cell>
          <table:table-cell table:style-name="ce36" office:value-type="string" calcext:value-type="string">
            <text:p>2 Einnahmen aus Zuweisungen und Zuschüssen mit Ausnahme für Investitionen</text:p>
          </table:table-cell>
          <table:table-cell table:style-name="ce36" office:value-type="string" calcext:value-type="string">
            <text:p>3 Einnahmen aus Schuldenaufnahmen, aus Zuweisungen und Zuschüssen für Investitionen, besondere Finanzierungseinnahmen</text:p>
          </table:table-cell>
          <table:table-cell table:style-name="ce36" office:value-type="string" calcext:value-type="string">
            <text:p>Summe Einnahmen</text:p>
          </table:table-cell>
          <table:table-cell table:style-name="ce36" office:value-type="string" calcext:value-type="string">
            <text:p>4 Personalausgaben</text:p>
          </table:table-cell>
          <table:table-cell table:style-name="ce36" office:value-type="string" calcext:value-type="string">
            <text:p>5 Sächliche Verwaltungsausgaben usw., Ausgaben für den Schuldendienst</text:p>
          </table:table-cell>
          <table:table-cell table:style-name="ce36" office:value-type="string" calcext:value-type="string">
            <text:p>6 Ausgaben für Zuweisungen und Zuschüsse mit Ausnahme für Investitionen</text:p>
          </table:table-cell>
          <table:table-cell table:style-name="ce36" office:value-type="string" calcext:value-type="string">
            <text:p>7 Baumaßnahmen</text:p>
          </table:table-cell>
          <table:table-cell table:style-name="ce36" office:value-type="string" calcext:value-type="string">
            <text:p>8 Sonstige Ausgaben für Investitionen und Investitionsförderungsmaßnahmen</text:p>
          </table:table-cell>
          <table:table-cell table:style-name="ce36" office:value-type="string" calcext:value-type="string">
            <text:p>9 Besondere Finanzierungsausgaben</text:p>
          </table:table-cell>
          <table:table-cell table:style-name="ce36" office:value-type="string" calcext:value-type="string">
            <text:p>Summe Ausgaben</text:p>
          </table:table-cell>
          <table:table-cell table:style-name="ce36" office:value-type="string" calcext:value-type="string">
            <text:p>"+ Überschuss - Zuschuss"</text:p>
          </table:table-cell>
          <table:table-cell table:style-name="ce36" office:value-type="string" calcext:value-type="string">
            <text:p>Verpflichtungsermächtigungen</text:p>
          </table:table-cell>
          <table:table-cell table:style-name="ce48"/>
          <table:table-cell table:style-name="ce52" office:value-type="string" calcext:value-type="string">
            <text:p>Kapitel</text:p>
          </table:table-cell>
          <table:table-cell table:style-name="ce56" office:value-type="string" calcext:value-type="string">
            <text:p>Bezeichnung</text:p>
          </table:table-cell>
          <table:table-cell table:style-name="ce52" office:value-type="string" calcext:value-type="string">
            <text:p>0 Einnahmen aus Steuern und steuerähnlichen Abgaben</text:p>
          </table:table-cell>
          <table:table-cell table:style-name="ce52" office:value-type="string" calcext:value-type="string">
            <text:p>1 Verwaltungseinnahmen, Einnahmen aus Schuldendienst und dgl.</text:p>
          </table:table-cell>
          <table:table-cell table:style-name="ce52" office:value-type="string" calcext:value-type="string">
            <text:p>2 Einnahmen aus Zuweisungen und Zuschüssen mit Ausnahme für Investitionen</text:p>
          </table:table-cell>
          <table:table-cell table:style-name="ce52" office:value-type="string" calcext:value-type="string">
            <text:p>3 Einnahmen aus Schuldenaufnahmen, aus Zuweisungen und Zuschüssen für Investitionen, besondere Finanzierungseinnahmen</text:p>
          </table:table-cell>
          <table:table-cell table:style-name="ce52" office:value-type="string" calcext:value-type="string">
            <text:p>Summe Einnahmen</text:p>
          </table:table-cell>
          <table:table-cell table:style-name="ce52" office:value-type="string" calcext:value-type="string">
            <text:p>4 Personalausgaben</text:p>
          </table:table-cell>
          <table:table-cell table:style-name="ce52" office:value-type="string" calcext:value-type="string">
            <text:p>5 Sächliche Verwaltungsausgaben usw., Ausgaben für den Schuldendienst</text:p>
          </table:table-cell>
          <table:table-cell table:style-name="ce52" office:value-type="string" calcext:value-type="string">
            <text:p>6 Ausgaben für Zuweisungen und Zuschüsse mit Ausnahme für Investitionen</text:p>
          </table:table-cell>
          <table:table-cell table:style-name="ce52" office:value-type="string" calcext:value-type="string">
            <text:p>7 Baumaßnahmen</text:p>
          </table:table-cell>
          <table:table-cell table:style-name="ce52" office:value-type="string" calcext:value-type="string">
            <text:p>8 Sonstige Ausgaben für Investitionen und Investitionsförderungsmaßnahmen</text:p>
          </table:table-cell>
          <table:table-cell table:style-name="ce52" office:value-type="string" calcext:value-type="string">
            <text:p>9 Besondere Finanzierungsausgaben</text:p>
          </table:table-cell>
          <table:table-cell table:style-name="ce52" office:value-type="string" calcext:value-type="string">
            <text:p>Summe Ausgaben</text:p>
          </table:table-cell>
          <table:table-cell table:style-name="ce52" office:value-type="string" calcext:value-type="string">
            <text:p>"+ Überschuss - Zuschuss"</text:p>
          </table:table-cell>
          <table:table-cell table:style-name="ce52" office:value-type="string" calcext:value-type="string">
            <text:p>Verpflichtungsermächtigungen</text:p>
          </table:table-cell>
          <table:table-cell table:number-columns-repeated="991"/>
        </table:table-row>
        <table:table-row table:style-name="ro2">
          <table:table-cell table:style-name="ce37" office:value-type="string" calcext:value-type="string">
            <text:p>01 01</text:p>
          </table:table-cell>
          <table:table-cell table:style-name="ce43" office:value-type="string" calcext:value-type="string">
            <text:p>Ostdeutscher Landtag</text:p>
          </table:table-cell>
          <table:table-cell table:style-name="ce45" table:content-validation-name="val2" office:value-type="currency" office:currency="EUR" office:value="0" calcext:value-type="currency">
            <text:p>0 €</text:p>
          </table:table-cell>
          <table:table-cell table:style-name="ce45" table:content-validation-name="val2" office:value-type="currency" office:currency="EUR" office:value="75600" calcext:value-type="currency">
            <text:p>75,600 €</text:p>
          </table:table-cell>
          <table:table-cell table:style-name="ce45" table:content-validation-name="val2" office:value-type="currency" office:currency="EUR" office:value="52800" calcext:value-type="currency">
            <text:p>52,800 €</text:p>
          </table:table-cell>
          <table:table-cell table:style-name="ce45" table:content-validation-name="val2" office:value-type="currency" office:currency="EUR" office:value="0" calcext:value-type="currency">
            <text:p>0 €</text:p>
          </table:table-cell>
          <table:table-cell table:style-name="ce45" table:content-validation-name="val2" table:formula="of:=SUM([.C2:.F2])" office:value-type="currency" office:currency="EUR" office:value="128400" calcext:value-type="currency">
            <text:p>128,400 €</text:p>
          </table:table-cell>
          <table:table-cell table:style-name="ce45" table:content-validation-name="val2" office:value-type="currency" office:currency="EUR" office:value="50242500" calcext:value-type="currency">
            <text:p>50,242,500 €</text:p>
          </table:table-cell>
          <table:table-cell table:style-name="ce45" table:content-validation-name="val2" office:value-type="currency" office:currency="EUR" office:value="735900" calcext:value-type="currency">
            <text:p>735,900 €</text:p>
          </table:table-cell>
          <table:table-cell table:style-name="ce45" table:content-validation-name="val2" office:value-type="currency" office:currency="EUR" office:value="15459600" calcext:value-type="currency">
            <text:p>15,459,600 €</text:p>
          </table:table-cell>
          <table:table-cell table:style-name="ce45" table:content-validation-name="val2" office:value-type="currency" office:currency="EUR" office:value="0" calcext:value-type="currency">
            <text:p>0 €</text:p>
          </table:table-cell>
          <table:table-cell table:style-name="ce45" table:content-validation-name="val2" office:value-type="currency" office:currency="EUR" office:value="1724300" calcext:value-type="currency">
            <text:p>1,724,300 €</text:p>
          </table:table-cell>
          <table:table-cell table:style-name="ce45" table:content-validation-name="val2" office:value-type="currency" office:currency="EUR" office:value="165600" calcext:value-type="currency">
            <text:p>165,600 €</text:p>
          </table:table-cell>
          <table:table-cell table:style-name="ce45" table:content-validation-name="val2" office:value-type="currency" office:currency="EUR" office:value="74950800" calcext:value-type="currency">
            <text:p>74,950,800 €</text:p>
          </table:table-cell>
          <table:table-cell table:style-name="ce45" table:content-validation-name="val2" office:value-type="currency" office:currency="EUR" office:value="-74822383.3333333" calcext:value-type="currency">
            <text:p>-74,822,383 €</text:p>
          </table:table-cell>
          <table:table-cell table:style-name="ce45" table:content-validation-name="val2" office:value-type="currency" office:currency="EUR" office:value="1738900" calcext:value-type="currency">
            <text:p>1,738,900 €</text:p>
          </table:table-cell>
          <table:table-cell table:style-name="ce49"/>
          <table:table-cell table:style-name="ce53" office:value-type="string" calcext:value-type="string">
            <text:p>01 01</text:p>
          </table:table-cell>
          <table:table-cell table:style-name="ce5" office:value-type="string" calcext:value-type="string">
            <text:p>Ostdeutscher Landtag</text:p>
          </table:table-cell>
          <table:table-cell table:style-name="ce60" table:content-validation-name="val2" office:value-type="currency" office:currency="EUR" office:value="0" calcext:value-type="currency">
            <text:p>0 €</text:p>
          </table:table-cell>
          <table:table-cell table:style-name="ce60" table:content-validation-name="val2" office:value-type="currency" office:currency="EUR" office:value="79600" calcext:value-type="currency">
            <text:p>79,600 €</text:p>
          </table:table-cell>
          <table:table-cell table:style-name="ce60" table:content-validation-name="val2" office:value-type="currency" office:currency="EUR" office:value="65000" calcext:value-type="currency">
            <text:p>65,000 €</text:p>
          </table:table-cell>
          <table:table-cell table:style-name="ce60" table:content-validation-name="val2" office:value-type="currency" office:currency="EUR" office:value="0" calcext:value-type="currency">
            <text:p>0 €</text:p>
          </table:table-cell>
          <table:table-cell table:style-name="ce60" table:content-validation-name="val2" table:formula="of:=SUM([.T2:.W2])" office:value-type="currency" office:currency="EUR" office:value="144600" calcext:value-type="currency">
            <text:p>144,600 €</text:p>
          </table:table-cell>
          <table:table-cell table:style-name="ce60" table:content-validation-name="val2" office:value-type="currency" office:currency="EUR" office:value="51544700" calcext:value-type="currency">
            <text:p>51,544,700 €</text:p>
          </table:table-cell>
          <table:table-cell table:style-name="ce60" table:content-validation-name="val2" office:value-type="currency" office:currency="EUR" office:value="8072700" calcext:value-type="currency">
            <text:p>8,072,700 €</text:p>
          </table:table-cell>
          <table:table-cell table:style-name="ce60" table:content-validation-name="val2" office:value-type="currency" office:currency="EUR" office:value="14824500" calcext:value-type="currency">
            <text:p>14,824,500 €</text:p>
          </table:table-cell>
          <table:table-cell table:style-name="ce60" table:content-validation-name="val2" office:value-type="currency" office:currency="EUR" office:value="0" calcext:value-type="currency">
            <text:p>0 €</text:p>
          </table:table-cell>
          <table:table-cell table:style-name="ce60" table:content-validation-name="val2" office:value-type="currency" office:currency="EUR" office:value="1881000" calcext:value-type="currency">
            <text:p>1,881,000 €</text:p>
          </table:table-cell>
          <table:table-cell table:style-name="ce60" table:content-validation-name="val2" office:value-type="currency" office:currency="EUR" office:value="193000" calcext:value-type="currency">
            <text:p>193,000 €</text:p>
          </table:table-cell>
          <table:table-cell table:style-name="ce60" table:content-validation-name="val2" table:formula="of:=SUM([.Y2:.AD2])" office:value-type="currency" office:currency="EUR" office:value="76515900" calcext:value-type="currency">
            <text:p>76,515,900 €</text:p>
          </table:table-cell>
          <table:table-cell table:style-name="ce60" table:content-validation-name="val2" table:formula="of:=[.X2]-[.AE2]" office:value-type="currency" office:currency="EUR" office:value="-76371300" calcext:value-type="currency">
            <text:p>-76,371,300 €</text:p>
          </table:table-cell>
          <table:table-cell table:style-name="ce60" table:content-validation-name="val2" office:value-type="currency" office:currency="EUR" office:value="450000" calcext:value-type="currency">
            <text:p>450,000 €</text:p>
          </table:table-cell>
          <table:table-cell table:number-columns-repeated="991"/>
        </table:table-row>
        <table:table-row table:style-name="ro2">
          <table:table-cell table:style-name="ce38" office:value-type="string" calcext:value-type="string">
            <text:p>01 02</text:p>
          </table:table-cell>
          <table:table-cell table:style-name="ce43" office:value-type="string" calcext:value-type="string">
            <text:p>Allgemeine Bewilligungen</text:p>
          </table:table-cell>
          <table:table-cell table:number-columns-repeated="3" table:style-name="ce45" table:content-validation-name="val2" office:value-type="currency" office:currency="EUR" office:value="0" calcext:value-type="currency">
            <text:p>0 €</text:p>
          </table:table-cell>
          <table:table-cell table:style-name="ce45" table:content-validation-name="val2" office:value-type="currency" office:currency="EUR" office:value="545300" calcext:value-type="currency">
            <text:p>545,300 €</text:p>
          </table:table-cell>
          <table:table-cell table:style-name="ce45" table:content-validation-name="val2" table:formula="of:=SUM([.C3:.F3])" office:value-type="currency" office:currency="EUR" office:value="545300" calcext:value-type="currency">
            <text:p>545,300 €</text:p>
          </table:table-cell>
          <table:table-cell table:style-name="ce45" table:content-validation-name="val2" office:value-type="currency" office:currency="EUR" office:value="2200" calcext:value-type="currency">
            <text:p>2,200 €</text:p>
          </table:table-cell>
          <table:table-cell table:style-name="ce45" table:content-validation-name="val2" office:value-type="currency" office:currency="EUR" office:value="321300" calcext:value-type="currency">
            <text:p>321,300 €</text:p>
          </table:table-cell>
          <table:table-cell table:number-columns-repeated="4" table:style-name="ce45" table:content-validation-name="val2" office:value-type="currency" office:currency="EUR" office:value="0" calcext:value-type="currency">
            <text:p>0 €</text:p>
          </table:table-cell>
          <table:table-cell table:style-name="ce45" table:content-validation-name="val2" table:formula="of:=SUM([.H3:.M3])" office:value-type="currency" office:currency="EUR" office:value="323500" calcext:value-type="currency">
            <text:p>323,500 €</text:p>
          </table:table-cell>
          <table:table-cell table:style-name="ce45" table:content-validation-name="val2" table:formula="of:=[.G3]-[.N3]" office:value-type="currency" office:currency="EUR" office:value="221800" calcext:value-type="currency">
            <text:p>221,800 €</text:p>
          </table:table-cell>
          <table:table-cell table:style-name="ce45" table:content-validation-name="val2" office:value-type="currency" office:currency="EUR" office:value="0" calcext:value-type="currency">
            <text:p>0 €</text:p>
          </table:table-cell>
          <table:table-cell table:style-name="ce50"/>
          <table:table-cell table:style-name="ce53" office:value-type="string" calcext:value-type="string">
            <text:p>01 01 47</text:p>
          </table:table-cell>
          <table:table-cell table:style-name="ce5" office:value-type="string" calcext:value-type="string">
            <text:p>Lobbyregister und der Beteiligtentransparenzdokumentation</text:p>
          </table:table-cell>
          <table:table-cell table:number-columns-repeated="4" table:style-name="ce60" table:content-validation-name="val2" office:value-type="currency" office:currency="EUR" office:value="0" calcext:value-type="currency">
            <text:p>0 €</text:p>
          </table:table-cell>
          <table:table-cell table:style-name="ce60" table:content-validation-name="val2" table:formula="of:=SUM([.T3:.W3])" office:value-type="currency" office:currency="EUR" office:value="0" calcext:value-type="currency">
            <text:p>0 €</text:p>
          </table:table-cell>
          <table:table-cell table:style-name="ce60" table:content-validation-name="val2" office:value-type="currency" office:currency="EUR" office:value="140000" calcext:value-type="currency">
            <text:p>140,000 €</text:p>
          </table:table-cell>
          <table:table-cell table:style-name="ce60" table:content-validation-name="val2" office:value-type="currency" office:currency="EUR" office:value="769400" calcext:value-type="currency">
            <text:p>769,400 €</text:p>
          </table:table-cell>
          <table:table-cell table:number-columns-repeated="4" table:style-name="ce60" table:content-validation-name="val2" office:value-type="currency" office:currency="EUR" office:value="0" calcext:value-type="currency">
            <text:p>0 €</text:p>
          </table:table-cell>
          <table:table-cell table:style-name="ce60" table:content-validation-name="val2" table:formula="of:=SUM([.Y3:.AD3])" office:value-type="currency" office:currency="EUR" office:value="909400" calcext:value-type="currency">
            <text:p>909,400 €</text:p>
          </table:table-cell>
          <table:table-cell table:style-name="ce60" table:content-validation-name="val2" table:formula="of:=[.X3]-[.AE3]" office:value-type="currency" office:currency="EUR" office:value="-909400" calcext:value-type="currency">
            <text:p>-909,400 €</text:p>
          </table:table-cell>
          <table:table-cell table:style-name="ce60" table:content-validation-name="val2" office:value-type="currency" office:currency="EUR" office:value="0" calcext:value-type="currency">
            <text:p>0 €</text:p>
          </table:table-cell>
          <table:table-cell table:number-columns-repeated="991"/>
        </table:table-row>
        <table:table-row table:style-name="ro2">
          <table:table-cell table:style-name="ce37" office:value-type="string" calcext:value-type="string">
            <text:p>01 03</text:p>
          </table:table-cell>
          <table:table-cell table:style-name="ce43" office:value-type="string" calcext:value-type="string">
            <text:p>Landesbeauftragte zur Aufarbeitung der SED-Diktatur</text:p>
          </table:table-cell>
          <table:table-cell table:style-name="ce45" table:content-validation-name="val2" office:value-type="currency" office:currency="EUR" office:value="0" calcext:value-type="currency">
            <text:p>0 €</text:p>
          </table:table-cell>
          <table:table-cell table:style-name="ce45" table:content-validation-name="val2" office:value-type="currency" office:currency="EUR" office:value="4700" calcext:value-type="currency">
            <text:p>4,700 €</text:p>
          </table:table-cell>
          <table:table-cell table:style-name="ce45" table:content-validation-name="val2" office:value-type="currency" office:currency="EUR" office:value="27000" calcext:value-type="currency">
            <text:p>27,000 €</text:p>
          </table:table-cell>
          <table:table-cell table:style-name="ce45" table:content-validation-name="val2" office:value-type="currency" office:currency="EUR" office:value="0" calcext:value-type="currency">
            <text:p>0 €</text:p>
          </table:table-cell>
          <table:table-cell table:style-name="ce45" table:content-validation-name="val2" table:formula="of:=SUM([.C4:.F4])" office:value-type="currency" office:currency="EUR" office:value="31700" calcext:value-type="currency">
            <text:p>31,700 €</text:p>
          </table:table-cell>
          <table:table-cell table:style-name="ce45" table:content-validation-name="val2" office:value-type="currency" office:currency="EUR" office:value="6117400" calcext:value-type="currency">
            <text:p>6,117,400 €</text:p>
          </table:table-cell>
          <table:table-cell table:style-name="ce45" table:content-validation-name="val2" office:value-type="currency" office:currency="EUR" office:value="2438000" calcext:value-type="currency">
            <text:p>2,438,000 €</text:p>
          </table:table-cell>
          <table:table-cell table:style-name="ce45" table:content-validation-name="val2" office:value-type="currency" office:currency="EUR" office:value="2947900" calcext:value-type="currency">
            <text:p>2,947,900 €</text:p>
          </table:table-cell>
          <table:table-cell table:style-name="ce45" table:content-validation-name="val2" office:value-type="currency" office:currency="EUR" office:value="0" calcext:value-type="currency">
            <text:p>0 €</text:p>
          </table:table-cell>
          <table:table-cell table:style-name="ce45" table:content-validation-name="val2" office:value-type="currency" office:currency="EUR" office:value="20000" calcext:value-type="currency">
            <text:p>20,000 €</text:p>
          </table:table-cell>
          <table:table-cell table:style-name="ce45" table:content-validation-name="val2" office:value-type="currency" office:currency="EUR" office:value="129200" calcext:value-type="currency">
            <text:p>129,200 €</text:p>
          </table:table-cell>
          <table:table-cell table:style-name="ce45" table:content-validation-name="val2" office:value-type="currency" office:currency="EUR" office:value="11652500" calcext:value-type="currency">
            <text:p>11,652,500 €</text:p>
          </table:table-cell>
          <table:table-cell table:style-name="ce45" table:content-validation-name="val2" office:value-type="currency" office:currency="EUR" office:value="-11620800" calcext:value-type="currency">
            <text:p>-11,620,800 €</text:p>
          </table:table-cell>
          <table:table-cell table:style-name="ce45" table:content-validation-name="val2" office:value-type="currency" office:currency="EUR" office:value="0" calcext:value-type="currency">
            <text:p>0 €</text:p>
          </table:table-cell>
          <table:table-cell table:style-name="ce49"/>
          <table:table-cell table:style-name="ce54" office:value-type="string" calcext:value-type="string">
            <text:p>01 02</text:p>
          </table:table-cell>
          <table:table-cell table:style-name="ce5" office:value-type="string" calcext:value-type="string">
            <text:p>Allgemeine Bewilligungen</text:p>
          </table:table-cell>
          <table:table-cell table:style-name="ce60" table:content-validation-name="val2" office:value-type="currency" office:currency="EUR" office:value="0" calcext:value-type="currency">
            <text:p>0 €</text:p>
          </table:table-cell>
          <table:table-cell table:number-columns-repeated="3" table:style-name="ce62" table:content-validation-name="val2" office:value-type="currency" office:currency="EUR" office:value="0" calcext:value-type="currency">
            <text:p>0 €</text:p>
          </table:table-cell>
          <table:table-cell table:style-name="ce60" table:content-validation-name="val2" table:formula="of:=SUM([.T4:.W4])" office:value-type="currency" office:currency="EUR" office:value="0" calcext:value-type="currency">
            <text:p>0 €</text:p>
          </table:table-cell>
          <table:table-cell table:style-name="ce62" table:content-validation-name="val2" office:value-type="currency" office:currency="EUR" office:value="2200" calcext:value-type="currency">
            <text:p>2,200 €</text:p>
          </table:table-cell>
          <table:table-cell table:style-name="ce62" table:content-validation-name="val2" office:value-type="currency" office:currency="EUR" office:value="321300" calcext:value-type="currency">
            <text:p>321,300 €</text:p>
          </table:table-cell>
          <table:table-cell table:number-columns-repeated="4" table:style-name="ce62" table:content-validation-name="val2" office:value-type="currency" office:currency="EUR" office:value="0" calcext:value-type="currency">
            <text:p>0 €</text:p>
          </table:table-cell>
          <table:table-cell table:style-name="ce60" table:content-validation-name="val2" table:formula="of:=SUM([.Y4:.AD4])" office:value-type="currency" office:currency="EUR" office:value="323500" calcext:value-type="currency">
            <text:p>323,500 €</text:p>
          </table:table-cell>
          <table:table-cell table:style-name="ce60" table:content-validation-name="val2" table:formula="of:=[.X4]-[.AE4]" office:value-type="currency" office:currency="EUR" office:value="-323500" calcext:value-type="currency">
            <text:p>-323,500 €</text:p>
          </table:table-cell>
          <table:table-cell table:style-name="ce60" table:content-validation-name="val2" office:value-type="currency" office:currency="EUR" office:value="0" calcext:value-type="currency">
            <text:p>0 €</text:p>
          </table:table-cell>
          <table:table-cell table:number-columns-repeated="991"/>
        </table:table-row>
        <table:table-row table:style-name="ro2">
          <table:table-cell table:style-name="ce38" office:value-type="string" calcext:value-type="string">
            <text:p>01 04</text:p>
          </table:table-cell>
          <table:table-cell table:style-name="ce43" office:value-type="string" calcext:value-type="string">
            <text:p>Bürgerbeauftragter</text:p>
          </table:table-cell>
          <table:table-cell table:style-name="ce45" table:content-validation-name="val2" office:value-type="currency" office:currency="EUR" office:value="0" calcext:value-type="currency">
            <text:p>0 €</text:p>
          </table:table-cell>
          <table:table-cell table:style-name="ce45" table:content-validation-name="val2" office:value-type="currency" office:currency="EUR" office:value="900" calcext:value-type="currency">
            <text:p>900 €</text:p>
          </table:table-cell>
          <table:table-cell table:number-columns-repeated="2" table:style-name="ce45" table:content-validation-name="val2" office:value-type="currency" office:currency="EUR" office:value="0" calcext:value-type="currency">
            <text:p>0 €</text:p>
          </table:table-cell>
          <table:table-cell table:style-name="ce45" table:content-validation-name="val2" table:formula="of:=SUM([.C5:.F5])" office:value-type="currency" office:currency="EUR" office:value="900" calcext:value-type="currency">
            <text:p>900 €</text:p>
          </table:table-cell>
          <table:table-cell table:style-name="ce45" table:content-validation-name="val2" office:value-type="currency" office:currency="EUR" office:value="742600" calcext:value-type="currency">
            <text:p>742,600 €</text:p>
          </table:table-cell>
          <table:table-cell table:style-name="ce45" table:content-validation-name="val2" office:value-type="currency" office:currency="EUR" office:value="173000" calcext:value-type="currency">
            <text:p>173,000 €</text:p>
          </table:table-cell>
          <table:table-cell table:number-columns-repeated="2" table:style-name="ce45" table:content-validation-name="val2" office:value-type="currency" office:currency="EUR" office:value="0" calcext:value-type="currency">
            <text:p>0 €</text:p>
          </table:table-cell>
          <table:table-cell table:style-name="ce45" table:content-validation-name="val2" office:value-type="currency" office:currency="EUR" office:value="32000" calcext:value-type="currency">
            <text:p>32,000 €</text:p>
          </table:table-cell>
          <table:table-cell table:style-name="ce45" table:content-validation-name="val2" office:value-type="currency" office:currency="EUR" office:value="0" calcext:value-type="currency">
            <text:p>0 €</text:p>
          </table:table-cell>
          <table:table-cell table:style-name="ce45" table:content-validation-name="val2" table:formula="of:=SUM([.H5:.M5])" office:value-type="currency" office:currency="EUR" office:value="947600" calcext:value-type="currency">
            <text:p>947,600 €</text:p>
          </table:table-cell>
          <table:table-cell table:style-name="ce45" table:content-validation-name="val2" table:formula="of:=[.G5]-[.N5]" office:value-type="currency" office:currency="EUR" office:value="-946700" calcext:value-type="currency">
            <text:p>-946,700 €</text:p>
          </table:table-cell>
          <table:table-cell table:style-name="ce45" table:content-validation-name="val2" office:value-type="currency" office:currency="EUR" office:value="0" calcext:value-type="currency">
            <text:p>0 €</text:p>
          </table:table-cell>
          <table:table-cell table:style-name="ce50"/>
          <table:table-cell table:style-name="ce53" office:value-type="string" calcext:value-type="string">
            <text:p>01 02 30</text:p>
          </table:table-cell>
          <table:table-cell table:style-name="ce5" office:value-type="string" calcext:value-type="string">
            <text:p>Beschaffung Luftschiff "Zeppelin NT"</text:p>
          </table:table-cell>
          <table:table-cell table:number-columns-repeated="4" table:style-name="ce60" table:content-validation-name="val2" office:value-type="currency" office:currency="EUR" office:value="0" calcext:value-type="currency">
            <text:p>0 €</text:p>
          </table:table-cell>
          <table:table-cell table:style-name="ce60" table:content-validation-name="val2" table:formula="of:=SUM([.T5:.W5])" office:value-type="currency" office:currency="EUR" office:value="0" calcext:value-type="currency">
            <text:p>0 €</text:p>
          </table:table-cell>
          <table:table-cell table:number-columns-repeated="4" table:style-name="ce60" table:content-validation-name="val2" office:value-type="currency" office:currency="EUR" office:value="0" calcext:value-type="currency">
            <text:p>0 €</text:p>
          </table:table-cell>
          <table:table-cell table:style-name="ce60" table:content-validation-name="val2" office:value-type="currency" office:currency="EUR" office:value="10200000" calcext:value-type="currency">
            <text:p>10,200,000 €</text:p>
          </table:table-cell>
          <table:table-cell table:style-name="ce60" table:content-validation-name="val2" office:value-type="currency" office:currency="EUR" office:value="0" calcext:value-type="currency">
            <text:p>0 €</text:p>
          </table:table-cell>
          <table:table-cell table:style-name="ce60" table:content-validation-name="val2" table:formula="of:=SUM([.Y5:.AD5])" office:value-type="currency" office:currency="EUR" office:value="10200000" calcext:value-type="currency">
            <text:p>10,200,000 €</text:p>
          </table:table-cell>
          <table:table-cell table:style-name="ce60" table:content-validation-name="val2" table:formula="of:=[.X5]-[.AE5]" office:value-type="currency" office:currency="EUR" office:value="-10200000" calcext:value-type="currency">
            <text:p>-10,200,000 €</text:p>
          </table:table-cell>
          <table:table-cell table:style-name="ce60" table:content-validation-name="val2" office:value-type="currency" office:currency="EUR" office:value="0" calcext:value-type="currency">
            <text:p>0 €</text:p>
          </table:table-cell>
          <table:table-cell table:number-columns-repeated="991"/>
        </table:table-row>
        <table:table-row table:style-name="ro2">
          <table:table-cell table:style-name="ce38" office:value-type="string" calcext:value-type="string">
            <text:p>01 05</text:p>
          </table:table-cell>
          <table:table-cell table:style-name="ce43" office:value-type="string" calcext:value-type="string">
            <text:p>Landesbeauftragter für Menschen mit Behinderungen</text:p>
          </table:table-cell>
          <table:table-cell table:style-name="ce45" table:content-validation-name="val2" office:value-type="currency" office:currency="EUR" office:value="0" calcext:value-type="currency">
            <text:p>0 €</text:p>
          </table:table-cell>
          <table:table-cell table:style-name="ce45" table:content-validation-name="val2" office:value-type="currency" office:currency="EUR" office:value="20000" calcext:value-type="currency">
            <text:p>20,000 €</text:p>
          </table:table-cell>
          <table:table-cell table:number-columns-repeated="2" table:style-name="ce45" table:content-validation-name="val2" office:value-type="currency" office:currency="EUR" office:value="0" calcext:value-type="currency">
            <text:p>0 €</text:p>
          </table:table-cell>
          <table:table-cell table:style-name="ce45" table:content-validation-name="val2" table:formula="of:=SUM([.C6:.F6])" office:value-type="currency" office:currency="EUR" office:value="20000" calcext:value-type="currency">
            <text:p>20,000 €</text:p>
          </table:table-cell>
          <table:table-cell table:style-name="ce45" table:content-validation-name="val2" office:value-type="currency" office:currency="EUR" office:value="751400" calcext:value-type="currency">
            <text:p>751,400 €</text:p>
          </table:table-cell>
          <table:table-cell table:style-name="ce45" table:content-validation-name="val2" office:value-type="currency" office:currency="EUR" office:value="505500" calcext:value-type="currency">
            <text:p>505,500 €</text:p>
          </table:table-cell>
          <table:table-cell table:number-columns-repeated="2" table:style-name="ce45" table:content-validation-name="val2" office:value-type="currency" office:currency="EUR" office:value="0" calcext:value-type="currency">
            <text:p>0 €</text:p>
          </table:table-cell>
          <table:table-cell table:style-name="ce45" table:content-validation-name="val2" office:value-type="currency" office:currency="EUR" office:value="2025000" calcext:value-type="currency">
            <text:p>2,025,000 €</text:p>
          </table:table-cell>
          <table:table-cell table:style-name="ce45" table:content-validation-name="val2" office:value-type="currency" office:currency="EUR" office:value="0" calcext:value-type="currency">
            <text:p>0 €</text:p>
          </table:table-cell>
          <table:table-cell table:style-name="ce45" table:content-validation-name="val2" table:formula="of:=SUM([.H6:.M6])" office:value-type="currency" office:currency="EUR" office:value="3281900" calcext:value-type="currency">
            <text:p>3,281,900 €</text:p>
          </table:table-cell>
          <table:table-cell table:style-name="ce45" table:content-validation-name="val2" table:formula="of:=[.G6]-[.N6]" office:value-type="currency" office:currency="EUR" office:value="-3261900" calcext:value-type="currency">
            <text:p>-3,261,900 €</text:p>
          </table:table-cell>
          <table:table-cell table:style-name="ce45" table:content-validation-name="val2" office:value-type="currency" office:currency="EUR" office:value="750000" calcext:value-type="currency">
            <text:p>750,000 €</text:p>
          </table:table-cell>
          <table:table-cell table:style-name="ce50"/>
          <table:table-cell table:style-name="ce53" office:value-type="string" calcext:value-type="string">
            <text:p>01 03</text:p>
          </table:table-cell>
          <table:table-cell table:style-name="ce5" office:value-type="string" calcext:value-type="string">
            <text:p>Landesbeauftragte zur Aufarbeitung der SED-Diktatur</text:p>
          </table:table-cell>
          <table:table-cell table:number-columns-repeated="11" table:style-name="ce60" table:content-validation-name="val2" office:value-type="currency" office:currency="EUR" office:value="0" calcext:value-type="currency">
            <text:p>0 €</text:p>
          </table:table-cell>
          <table:table-cell table:style-name="ce60" table:content-validation-name="val2" table:formula="of:=SUM([.Y6:.AD6])" office:value-type="currency" office:currency="EUR" office:value="0" calcext:value-type="currency">
            <text:p>0 €</text:p>
          </table:table-cell>
          <table:table-cell table:style-name="ce60" table:content-validation-name="val2" table:formula="of:=[.X6]-[.AE6]" office:value-type="currency" office:currency="EUR" office:value="0" calcext:value-type="currency">
            <text:p>0 €</text:p>
          </table:table-cell>
          <table:table-cell table:style-name="ce60" table:content-validation-name="val2" office:value-type="currency" office:currency="EUR" office:value="0" calcext:value-type="currency">
            <text:p>0 €</text:p>
          </table:table-cell>
          <table:table-cell table:number-columns-repeated="991"/>
        </table:table-row>
        <table:table-row table:style-name="ro2">
          <table:table-cell table:style-name="ce38" office:value-type="string" calcext:value-type="string">
            <text:p>01 06</text:p>
          </table:table-cell>
          <table:table-cell table:style-name="ce43" office:value-type="string" calcext:value-type="string">
            <text:p>Polizeibeauftragter</text:p>
          </table:table-cell>
          <table:table-cell table:number-columns-repeated="4" table:style-name="ce45" table:content-validation-name="val2" office:value-type="currency" office:currency="EUR" office:value="0" calcext:value-type="currency">
            <text:p>0 €</text:p>
          </table:table-cell>
          <table:table-cell table:style-name="ce45" table:content-validation-name="val2" table:formula="of:=SUM([.C7:.F7])" office:value-type="currency" office:currency="EUR" office:value="0" calcext:value-type="currency">
            <text:p>0 €</text:p>
          </table:table-cell>
          <table:table-cell table:style-name="ce45" table:content-validation-name="val2" office:value-type="currency" office:currency="EUR" office:value="445900" calcext:value-type="currency">
            <text:p>445,900 €</text:p>
          </table:table-cell>
          <table:table-cell table:style-name="ce45" table:content-validation-name="val2" office:value-type="currency" office:currency="EUR" office:value="165200" calcext:value-type="currency">
            <text:p>165,200 €</text:p>
          </table:table-cell>
          <table:table-cell table:style-name="ce45" table:content-validation-name="val2" office:value-type="currency" office:currency="EUR" office:value="0" calcext:value-type="currency">
            <text:p>0 €</text:p>
          </table:table-cell>
          <table:table-cell table:style-name="ce45" table:content-validation-name="val2" office:value-type="currency" office:currency="EUR" office:value="50000" calcext:value-type="currency">
            <text:p>50,000 €</text:p>
          </table:table-cell>
          <table:table-cell table:number-columns-repeated="2" table:style-name="ce45" table:content-validation-name="val2" office:value-type="currency" office:currency="EUR" office:value="0" calcext:value-type="currency">
            <text:p>0 €</text:p>
          </table:table-cell>
          <table:table-cell table:style-name="ce45" table:content-validation-name="val2" table:formula="of:=SUM([.H7:.M7])" office:value-type="currency" office:currency="EUR" office:value="661100" calcext:value-type="currency">
            <text:p>661,100 €</text:p>
          </table:table-cell>
          <table:table-cell table:style-name="ce45" table:content-validation-name="val2" table:formula="of:=[.G7]-[.N7]" office:value-type="currency" office:currency="EUR" office:value="-661100" calcext:value-type="currency">
            <text:p>-661,100 €</text:p>
          </table:table-cell>
          <table:table-cell table:style-name="ce45" table:content-validation-name="val2" office:value-type="currency" office:currency="EUR" office:value="0" calcext:value-type="currency">
            <text:p>0 €</text:p>
          </table:table-cell>
          <table:table-cell table:style-name="ce50"/>
          <table:table-cell table:style-name="ce54" office:value-type="string" calcext:value-type="string">
            <text:p>01 04</text:p>
          </table:table-cell>
          <table:table-cell table:style-name="ce5" office:value-type="string" calcext:value-type="string">
            <text:p>Bürgerbeauftragter</text:p>
          </table:table-cell>
          <table:table-cell table:number-columns-repeated="11" table:style-name="ce60" table:content-validation-name="val2" office:value-type="currency" office:currency="EUR" office:value="0" calcext:value-type="currency">
            <text:p>0 €</text:p>
          </table:table-cell>
          <table:table-cell table:style-name="ce60" table:content-validation-name="val2" table:formula="of:=SUM([.Y7:.AD7])" office:value-type="currency" office:currency="EUR" office:value="0" calcext:value-type="currency">
            <text:p>0 €</text:p>
          </table:table-cell>
          <table:table-cell table:style-name="ce60" table:content-validation-name="val2" table:formula="of:=[.X7]-[.AE7]" office:value-type="currency" office:currency="EUR" office:value="0" calcext:value-type="currency">
            <text:p>0 €</text:p>
          </table:table-cell>
          <table:table-cell table:style-name="ce60" table:content-validation-name="val2" office:value-type="currency" office:currency="EUR" office:value="0" calcext:value-type="currency">
            <text:p>0 €</text:p>
          </table:table-cell>
          <table:table-cell table:number-columns-repeated="991"/>
        </table:table-row>
        <table:table-row table:style-name="ro2">
          <table:table-cell table:style-name="ce38" office:value-type="string" calcext:value-type="string">
            <text:p>01 07</text:p>
          </table:table-cell>
          <table:table-cell table:style-name="ce43" office:value-type="string" calcext:value-type="string">
            <text:p>Antisemitismusbeauftragter</text:p>
          </table:table-cell>
          <table:table-cell table:number-columns-repeated="4" table:style-name="ce45" table:content-validation-name="val2" office:value-type="currency" office:currency="EUR" office:value="0" calcext:value-type="currency">
            <text:p>0 €</text:p>
          </table:table-cell>
          <table:table-cell table:style-name="ce45" table:content-validation-name="val2" table:formula="of:=SUM([.C8:.F8])" office:value-type="currency" office:currency="EUR" office:value="0" calcext:value-type="currency">
            <text:p>0 €</text:p>
          </table:table-cell>
          <table:table-cell table:style-name="ce45" table:content-validation-name="val2" office:value-type="currency" office:currency="EUR" office:value="299700" calcext:value-type="currency">
            <text:p>299,700 €</text:p>
          </table:table-cell>
          <table:table-cell table:style-name="ce45" table:content-validation-name="val2" office:value-type="currency" office:currency="EUR" office:value="103500" calcext:value-type="currency">
            <text:p>103,500 €</text:p>
          </table:table-cell>
          <table:table-cell table:number-columns-repeated="2" table:style-name="ce45" table:content-validation-name="val2" office:value-type="currency" office:currency="EUR" office:value="0" calcext:value-type="currency">
            <text:p>0 €</text:p>
          </table:table-cell>
          <table:table-cell table:style-name="ce45" table:content-validation-name="val2" office:value-type="currency" office:currency="EUR" office:value="10000" calcext:value-type="currency">
            <text:p>10,000 €</text:p>
          </table:table-cell>
          <table:table-cell table:style-name="ce45" table:content-validation-name="val2" office:value-type="currency" office:currency="EUR" office:value="0" calcext:value-type="currency">
            <text:p>0 €</text:p>
          </table:table-cell>
          <table:table-cell table:style-name="ce45" table:content-validation-name="val2" table:formula="of:=SUM([.H8:.M8])" office:value-type="currency" office:currency="EUR" office:value="413200" calcext:value-type="currency">
            <text:p>413,200 €</text:p>
          </table:table-cell>
          <table:table-cell table:style-name="ce45" table:content-validation-name="val2" table:formula="of:=[.G8]-[.N8]" office:value-type="currency" office:currency="EUR" office:value="-413200" calcext:value-type="currency">
            <text:p>-413,200 €</text:p>
          </table:table-cell>
          <table:table-cell table:style-name="ce45" table:content-validation-name="val2" office:value-type="currency" office:currency="EUR" office:value="0" calcext:value-type="currency">
            <text:p>0 €</text:p>
          </table:table-cell>
          <table:table-cell table:style-name="ce50"/>
          <table:table-cell table:style-name="ce54" office:value-type="string" calcext:value-type="string">
            <text:p>01 05</text:p>
          </table:table-cell>
          <table:table-cell table:style-name="ce5" office:value-type="string" calcext:value-type="string">
            <text:p>Landesbeauftragter für Menschen mit Behinderungen</text:p>
          </table:table-cell>
          <table:table-cell table:number-columns-repeated="11" table:style-name="ce60" table:content-validation-name="val2" office:value-type="currency" office:currency="EUR" office:value="0" calcext:value-type="currency">
            <text:p>0 €</text:p>
          </table:table-cell>
          <table:table-cell table:style-name="ce60" table:content-validation-name="val2" table:formula="of:=SUM([.Y8:.AD8])" office:value-type="currency" office:currency="EUR" office:value="0" calcext:value-type="currency">
            <text:p>0 €</text:p>
          </table:table-cell>
          <table:table-cell table:style-name="ce60" table:content-validation-name="val2" table:formula="of:=[.X8]-[.AE8]" office:value-type="currency" office:currency="EUR" office:value="0" calcext:value-type="currency">
            <text:p>0 €</text:p>
          </table:table-cell>
          <table:table-cell table:style-name="ce60" table:content-validation-name="val2" office:value-type="currency" office:currency="EUR" office:value="0" calcext:value-type="currency">
            <text:p>0 €</text:p>
          </table:table-cell>
          <table:table-cell table:number-columns-repeated="991"/>
        </table:table-row>
        <table:table-row table:style-name="ro2">
          <table:table-cell table:style-name="ce39"/>
          <table:table-cell table:style-name="ce44" office:value-type="string" calcext:value-type="string">
            <text:p>Summe 2025</text:p>
          </table:table-cell>
          <table:table-cell table:style-name="ce46" table:content-validation-name="val2" table:formula="of:=SUM([.C2:.C8])" office:value-type="currency" office:currency="EUR" office:value="0" calcext:value-type="currency">
            <text:p>0 €</text:p>
          </table:table-cell>
          <table:table-cell table:style-name="ce46" table:content-validation-name="val2" table:formula="of:=SUM([.D2:.D8])" office:value-type="currency" office:currency="EUR" office:value="101200" calcext:value-type="currency">
            <text:p>101,200 €</text:p>
          </table:table-cell>
          <table:table-cell table:style-name="ce46" table:content-validation-name="val2" table:formula="of:=SUM([.E2:.E8])" office:value-type="currency" office:currency="EUR" office:value="79800" calcext:value-type="currency">
            <text:p>79,800 €</text:p>
          </table:table-cell>
          <table:table-cell table:style-name="ce46" table:content-validation-name="val2" table:formula="of:=SUM([.F2:.F8])" office:value-type="currency" office:currency="EUR" office:value="545300" calcext:value-type="currency">
            <text:p>545,300 €</text:p>
          </table:table-cell>
          <table:table-cell table:style-name="ce46" table:content-validation-name="val2" table:formula="of:=SUM([.G2:.G8])" office:value-type="currency" office:currency="EUR" office:value="726300" calcext:value-type="currency">
            <text:p>726,300 €</text:p>
          </table:table-cell>
          <table:table-cell table:style-name="ce46" table:content-validation-name="val2" table:formula="of:=SUM([.H2:.H8])" office:value-type="currency" office:currency="EUR" office:value="58601700" calcext:value-type="currency">
            <text:p>58,601,700 €</text:p>
          </table:table-cell>
          <table:table-cell table:style-name="ce46" table:content-validation-name="val2" table:formula="of:=SUM([.I2:.I8])" office:value-type="currency" office:currency="EUR" office:value="4442400" calcext:value-type="currency">
            <text:p>4,442,400 €</text:p>
          </table:table-cell>
          <table:table-cell table:style-name="ce46" table:content-validation-name="val2" table:formula="of:=SUM([.J2:.J8])" office:value-type="currency" office:currency="EUR" office:value="18407500" calcext:value-type="currency">
            <text:p>18,407,500 €</text:p>
          </table:table-cell>
          <table:table-cell table:style-name="ce46" table:content-validation-name="val2" table:formula="of:=SUM([.K2:.K8])" office:value-type="currency" office:currency="EUR" office:value="50000" calcext:value-type="currency">
            <text:p>50,000 €</text:p>
          </table:table-cell>
          <table:table-cell table:style-name="ce46" table:content-validation-name="val2" table:formula="of:=SUM([.L2:.L8])" office:value-type="currency" office:currency="EUR" office:value="3811300" calcext:value-type="currency">
            <text:p>3,811,300 €</text:p>
          </table:table-cell>
          <table:table-cell table:style-name="ce46" table:content-validation-name="val2" table:formula="of:=SUM([.M2:.M8])" office:value-type="currency" office:currency="EUR" office:value="294800" calcext:value-type="currency">
            <text:p>294,800 €</text:p>
          </table:table-cell>
          <table:table-cell table:style-name="ce46" table:content-validation-name="val2" table:formula="of:=SUM([.N2:.N8])" office:value-type="currency" office:currency="EUR" office:value="92230600" calcext:value-type="currency">
            <text:p>92,230,600 €</text:p>
          </table:table-cell>
          <table:table-cell table:style-name="ce46" table:content-validation-name="val2" table:formula="of:=SUM([.O2:.O8])" office:value-type="currency" office:currency="EUR" office:value="-91504283.3333333" calcext:value-type="currency">
            <text:p>-91,504,283 €</text:p>
          </table:table-cell>
          <table:table-cell table:style-name="ce46" table:content-validation-name="val2" table:formula="of:=SUM([.P2:.P8])" office:value-type="currency" office:currency="EUR" office:value="2488900" calcext:value-type="currency">
            <text:p>2,488,900 €</text:p>
          </table:table-cell>
          <table:table-cell table:style-name="ce51"/>
          <table:table-cell table:style-name="ce54" office:value-type="string" calcext:value-type="string">
            <text:p>01 06</text:p>
          </table:table-cell>
          <table:table-cell table:style-name="ce5" office:value-type="string" calcext:value-type="string">
            <text:p>Polizeibeauftragter</text:p>
          </table:table-cell>
          <table:table-cell table:number-columns-repeated="11" table:style-name="ce60" table:content-validation-name="val2" office:value-type="currency" office:currency="EUR" office:value="0" calcext:value-type="currency">
            <text:p>0 €</text:p>
          </table:table-cell>
          <table:table-cell table:style-name="ce60" table:content-validation-name="val2" table:formula="of:=SUM([.Y9:.AD9])" office:value-type="currency" office:currency="EUR" office:value="0" calcext:value-type="currency">
            <text:p>0 €</text:p>
          </table:table-cell>
          <table:table-cell table:style-name="ce60" table:content-validation-name="val2" table:formula="of:=[.X9]-[.AE9]" office:value-type="currency" office:currency="EUR" office:value="0" calcext:value-type="currency">
            <text:p>0 €</text:p>
          </table:table-cell>
          <table:table-cell table:style-name="ce60" table:content-validation-name="val2" office:value-type="currency" office:currency="EUR" office:value="0" calcext:value-type="currency">
            <text:p>0 €</text:p>
          </table:table-cell>
          <table:table-cell table:number-columns-repeated="991"/>
        </table:table-row>
        <table:table-row table:style-name="ro2">
          <table:table-cell/>
          <table:table-cell table:style-name="ce7" table:number-columns-repeated="15"/>
          <table:table-cell/>
          <table:table-cell table:style-name="ce53" office:value-type="string" calcext:value-type="string">
            <text:p>01 06 01</text:p>
          </table:table-cell>
          <table:table-cell table:style-name="ce57" office:value-type="string" calcext:value-type="string">
            <text:p>Polizei-Beschwerde- und Ermittlungsstelle</text:p>
          </table:table-cell>
          <table:table-cell table:number-columns-repeated="5" table:style-name="ce60" table:content-validation-name="val2" office:value-type="currency" office:currency="EUR" office:value="0" calcext:value-type="currency">
            <text:p>0 €</text:p>
          </table:table-cell>
          <table:table-cell table:style-name="ce60" table:content-validation-name="val2" office:value-type="currency" office:currency="EUR" office:value="2650000" calcext:value-type="currency">
            <text:p>2,650,000 €</text:p>
          </table:table-cell>
          <table:table-cell table:style-name="ce60" table:content-validation-name="val2" office:value-type="currency" office:currency="EUR" office:value="3540300" calcext:value-type="currency">
            <text:p>3,540,300 €</text:p>
          </table:table-cell>
          <table:table-cell table:style-name="ce60" table:content-validation-name="val2" office:value-type="currency" office:currency="EUR" office:value="265000" calcext:value-type="currency">
            <text:p>265,000 €</text:p>
          </table:table-cell>
          <table:table-cell table:number-columns-repeated="3" table:style-name="ce60" table:content-validation-name="val2" office:value-type="currency" office:currency="EUR" office:value="0" calcext:value-type="currency">
            <text:p>0 €</text:p>
          </table:table-cell>
          <table:table-cell table:style-name="ce60" table:content-validation-name="val2" table:formula="of:=SUM([.Y10:.AD10])" office:value-type="currency" office:currency="EUR" office:value="6455300" calcext:value-type="currency">
            <text:p>6,455,300 €</text:p>
          </table:table-cell>
          <table:table-cell table:style-name="ce60" table:content-validation-name="val2" table:formula="of:=[.X10]-[.AE10]" office:value-type="currency" office:currency="EUR" office:value="-6455300" calcext:value-type="currency">
            <text:p>-6,455,300 €</text:p>
          </table:table-cell>
          <table:table-cell table:style-name="ce60" table:content-validation-name="val2" office:value-type="currency" office:currency="EUR" office:value="0" calcext:value-type="currency">
            <text:p>0 €</text:p>
          </table:table-cell>
          <table:table-cell table:number-columns-repeated="991"/>
        </table:table-row>
        <table:table-row table:style-name="ro2">
          <table:table-cell/>
          <table:table-cell table:style-name="ce7" table:number-columns-repeated="15"/>
          <table:table-cell/>
          <table:table-cell table:style-name="ce54" office:value-type="string" calcext:value-type="string">
            <text:p>01 07</text:p>
          </table:table-cell>
          <table:table-cell table:style-name="ce5" office:value-type="string" calcext:value-type="string">
            <text:p>Antisemitismusbeauftragter</text:p>
          </table:table-cell>
          <table:table-cell table:number-columns-repeated="11" table:style-name="ce60" table:content-validation-name="val2" office:value-type="currency" office:currency="EUR" office:value="0" calcext:value-type="currency">
            <text:p>0 €</text:p>
          </table:table-cell>
          <table:table-cell table:style-name="ce60" table:content-validation-name="val2" table:formula="of:=SUM([.Y11:.AD11])" office:value-type="currency" office:currency="EUR" office:value="0" calcext:value-type="currency">
            <text:p>0 €</text:p>
          </table:table-cell>
          <table:table-cell table:style-name="ce60" table:content-validation-name="val2" table:formula="of:=[.X11]-[.AE11]" office:value-type="currency" office:currency="EUR" office:value="0" calcext:value-type="currency">
            <text:p>0 €</text:p>
          </table:table-cell>
          <table:table-cell table:style-name="ce60" table:content-validation-name="val2" office:value-type="currency" office:currency="EUR" office:value="0" calcext:value-type="currency">
            <text:p>0 €</text:p>
          </table:table-cell>
          <table:table-cell table:number-columns-repeated="991"/>
        </table:table-row>
        <table:table-row table:style-name="ro2">
          <table:table-cell/>
          <table:table-cell table:style-name="ce7" table:number-columns-repeated="15"/>
          <table:table-cell/>
          <table:table-cell table:style-name="ce55" office:value-type="string" calcext:value-type="string">
            <text:p>Summe 2026</text:p>
          </table:table-cell>
          <table:table-cell table:style-name="ce58"/>
          <table:table-cell table:style-name="ce61" table:content-validation-name="val2" table:formula="of:=SUM([.T2:.T11])" office:value-type="currency" office:currency="EUR" office:value="0" calcext:value-type="currency">
            <text:p>0 €</text:p>
          </table:table-cell>
          <table:table-cell table:style-name="ce61" table:content-validation-name="val2" table:formula="of:=SUM([.U2:.U11])" office:value-type="currency" office:currency="EUR" office:value="79600" calcext:value-type="currency">
            <text:p>79,600 €</text:p>
          </table:table-cell>
          <table:table-cell table:style-name="ce61" table:content-validation-name="val2" table:formula="of:=SUM([.V2:.V11])" office:value-type="currency" office:currency="EUR" office:value="65000" calcext:value-type="currency">
            <text:p>65,000 €</text:p>
          </table:table-cell>
          <table:table-cell table:style-name="ce61" table:content-validation-name="val2" table:formula="of:=SUM([.W2:.W11])" office:value-type="currency" office:currency="EUR" office:value="0" calcext:value-type="currency">
            <text:p>0 €</text:p>
          </table:table-cell>
          <table:table-cell table:style-name="ce61" table:content-validation-name="val2" table:formula="of:=SUM([.X2:.X11])" office:value-type="currency" office:currency="EUR" office:value="144600" calcext:value-type="currency">
            <text:p>144,600 €</text:p>
          </table:table-cell>
          <table:table-cell table:style-name="ce61" table:content-validation-name="val2" table:formula="of:=SUM([.Y2:.Y11])" office:value-type="currency" office:currency="EUR" office:value="54336900" calcext:value-type="currency">
            <text:p>54,336,900 €</text:p>
          </table:table-cell>
          <table:table-cell table:style-name="ce61" table:content-validation-name="val2" table:formula="of:=SUM([.Z2:.Z11])" office:value-type="currency" office:currency="EUR" office:value="12703700" calcext:value-type="currency">
            <text:p>12,703,700 €</text:p>
          </table:table-cell>
          <table:table-cell table:style-name="ce61" table:content-validation-name="val2" table:formula="of:=SUM([.AA2:.AA11])" office:value-type="currency" office:currency="EUR" office:value="15089500" calcext:value-type="currency">
            <text:p>15,089,500 €</text:p>
          </table:table-cell>
          <table:table-cell table:style-name="ce61" table:content-validation-name="val2" table:formula="of:=SUM([.AB2:.AB11])" office:value-type="currency" office:currency="EUR" office:value="0" calcext:value-type="currency">
            <text:p>0 €</text:p>
          </table:table-cell>
          <table:table-cell table:style-name="ce61" table:content-validation-name="val2" table:formula="of:=SUM([.AC2:.AC11])" office:value-type="currency" office:currency="EUR" office:value="12081000" calcext:value-type="currency">
            <text:p>12,081,000 €</text:p>
          </table:table-cell>
          <table:table-cell table:style-name="ce61" table:content-validation-name="val2" table:formula="of:=SUM([.AD2:.AD11])" office:value-type="currency" office:currency="EUR" office:value="193000" calcext:value-type="currency">
            <text:p>193,000 €</text:p>
          </table:table-cell>
          <table:table-cell table:style-name="ce61" table:content-validation-name="val2" table:formula="of:=SUM([.AE2:.AE11])" office:value-type="currency" office:currency="EUR" office:value="94404100" calcext:value-type="currency">
            <text:p>94,404,100 €</text:p>
          </table:table-cell>
          <table:table-cell table:style-name="ce61" table:content-validation-name="val2" table:formula="of:=SUM([.AF2:.AF11])" office:value-type="currency" office:currency="EUR" office:value="-94259500" calcext:value-type="currency">
            <text:p>-94,259,500 €</text:p>
          </table:table-cell>
          <table:table-cell table:style-name="ce61" table:content-validation-name="val2" table:formula="of:=SUM([.AG2:.AG11])" office:value-type="currency" office:currency="EUR" office:value="450000" calcext:value-type="currency">
            <text:p>450,000 €</text:p>
          </table:table-cell>
          <table:table-cell table:number-columns-repeated="991"/>
        </table:table-row>
        <table:table-row table:style-name="ro3">
          <table:table-cell table:style-name="ce40"/>
          <table:table-cell table:style-name="ce7"/>
          <table:table-cell table:style-name="ce47" table:number-columns-repeated="2"/>
          <table:table-cell table:style-name="ce7" table:number-columns-repeated="12"/>
          <table:table-cell table:number-columns-repeated="2"/>
          <table:table-cell table:style-name="ce7"/>
          <table:table-cell table:number-columns-repeated="1005"/>
        </table:table-row>
        <table:table-row table:style-name="ro3">
          <table:table-cell/>
          <table:table-cell table:style-name="ce7"/>
          <table:table-cell table:style-name="ce47" table:number-columns-repeated="2"/>
          <table:table-cell table:style-name="ce7" table:number-columns-repeated="12"/>
          <table:table-cell table:number-columns-repeated="2"/>
          <table:table-cell table:style-name="ce7"/>
          <table:table-cell table:number-columns-repeated="1005"/>
        </table:table-row>
        <table:table-row table:style-name="ro3">
          <table:table-cell table:style-name="ce41"/>
          <table:table-cell table:style-name="ce7"/>
          <table:table-cell table:style-name="ce47" table:number-columns-repeated="2"/>
          <table:table-cell table:style-name="ce7" table:number-columns-repeated="12"/>
          <table:table-cell table:number-columns-repeated="2"/>
          <table:table-cell table:style-name="ce7"/>
          <table:table-cell table:number-columns-repeated="1005"/>
        </table:table-row>
        <table:table-row table:style-name="ro3">
          <table:table-cell/>
          <table:table-cell table:style-name="ce7"/>
          <table:table-cell table:style-name="ce47" table:number-columns-repeated="2"/>
          <table:table-cell table:style-name="ce7" table:number-columns-repeated="12"/>
          <table:table-cell table:number-columns-repeated="2"/>
          <table:table-cell table:style-name="ce7"/>
          <table:table-cell table:number-columns-repeated="1005"/>
        </table:table-row>
        <table:table-row table:style-name="ro3">
          <table:table-cell/>
          <table:table-cell table:style-name="ce7"/>
          <table:table-cell table:style-name="ce47" table:number-columns-repeated="2"/>
          <table:table-cell table:style-name="ce7" table:number-columns-repeated="12"/>
          <table:table-cell/>
          <table:table-cell table:style-name="ce49"/>
          <table:table-cell table:style-name="ce59"/>
          <table:table-cell table:number-columns-repeated="1005"/>
        </table:table-row>
        <table:table-row table:style-name="ro3" table:number-rows-repeated="3">
          <table:table-cell/>
          <table:table-cell table:style-name="ce7"/>
          <table:table-cell table:style-name="ce47" table:number-columns-repeated="2"/>
          <table:table-cell table:style-name="ce7" table:number-columns-repeated="12"/>
          <table:table-cell table:number-columns-repeated="2"/>
          <table:table-cell table:style-name="ce7"/>
          <table:table-cell table:number-columns-repeated="1005"/>
        </table:table-row>
        <table:table-row table:style-name="ro3">
          <table:table-cell/>
          <table:table-cell table:style-name="ce7" table:number-columns-repeated="15"/>
          <table:table-cell table:number-columns-repeated="2"/>
          <table:table-cell table:style-name="ce7"/>
          <table:table-cell table:number-columns-repeated="1005"/>
        </table:table-row>
        <table:table-row table:style-name="ro3">
          <table:table-cell/>
          <table:table-cell table:style-name="ce7" table:number-columns-repeated="15"/>
          <table:table-cell table:number-columns-repeated="2"/>
          <table:table-cell table:style-name="ce7"/>
          <table:table-cell table:number-columns-repeated="1005"/>
        </table:table-row>
        <table:table-row table:style-name="ro3" table:number-rows-repeated="12">
          <table:table-cell/>
          <table:table-cell table:style-name="ce7" table:number-columns-repeated="15"/>
          <table:table-cell table:number-columns-repeated="2"/>
          <table:table-cell table:style-name="ce7"/>
          <table:table-cell table:number-columns-repeated="1005"/>
        </table:table-row>
        <table:table-row table:style-name="ro3">
          <table:table-cell/>
          <table:table-cell table:style-name="ce7" table:number-columns-repeated="15"/>
          <table:table-cell table:number-columns-repeated="2"/>
          <table:table-cell table:style-name="ce7"/>
          <table:table-cell table:number-columns-repeated="6"/>
          <table:table-cell table:style-name="ce63" table:formula="of:=TRUNC(SUM([.Z26:.Z34])/900;0)*100" office:value-type="float" office:value="0" calcext:value-type="float">
            <text:p>0</text:p>
          </table:table-cell>
          <table:table-cell table:number-columns-repeated="998"/>
        </table:table-row>
        <table:table-row table:style-name="ro3" table:number-rows-repeated="940">
          <table:table-cell/>
          <table:table-cell table:style-name="ce7" table:number-columns-repeated="15"/>
          <table:table-cell table:number-columns-repeated="2"/>
          <table:table-cell table:style-name="ce7"/>
          <table:table-cell table:number-columns-repeated="1005"/>
        </table:table-row>
        <table:table-row table:style-name="ro4" table:number-rows-repeated="104760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Einzelplan 02" table:style-name="ta3">
        <table:table-column table:style-name="co4" table:default-cell-style-name="Default"/>
        <table:table-column table:style-name="co5" table:default-cell-style-name="Default"/>
        <table:table-column table:style-name="co3" table:number-columns-repeated="14" table:default-cell-style-name="Default"/>
        <table:table-column table:style-name="co1" table:default-cell-style-name="Default"/>
        <table:table-column table:style-name="co4" table:default-cell-style-name="Default"/>
        <table:table-column table:style-name="co6" table:default-cell-style-name="Default"/>
        <table:table-column table:style-name="co3" table:number-columns-repeated="14" table:default-cell-style-name="Default"/>
        <table:table-column table:style-name="co1" table:number-columns-repeated="991" table:default-cell-style-name="Default"/>
        <table:table-row table:style-name="ro2">
          <table:table-cell table:style-name="ce64" office:value-type="string" calcext:value-type="string">
            <text:p>Kapitel</text:p>
          </table:table-cell>
          <table:table-cell table:style-name="ce64" office:value-type="string" calcext:value-type="string">
            <text:p>Bezeichnung</text:p>
          </table:table-cell>
          <table:table-cell table:style-name="ce64" office:value-type="string" calcext:value-type="string">
            <text:p>0 Einnahmen aus Steuern und steuerähnlichen Abgaben</text:p>
          </table:table-cell>
          <table:table-cell table:style-name="ce64" office:value-type="string" calcext:value-type="string">
            <text:p>1 Verwaltungseinnahmen, Einnahmen aus Schuldendienst und dgl.</text:p>
          </table:table-cell>
          <table:table-cell table:style-name="ce64" office:value-type="string" calcext:value-type="string">
            <text:p>2 Einnahmen aus Zuweisungen und Zuschüssen mit Ausnahme für Investitionen</text:p>
          </table:table-cell>
          <table:table-cell table:style-name="ce64" office:value-type="string" calcext:value-type="string">
            <text:p>3 Einnahmen aus Schuldenaufnahmen, aus Zuweisungen und Zuschüssen für Investitionen, besondere Finanzierungseinnahmen</text:p>
          </table:table-cell>
          <table:table-cell table:style-name="ce64" office:value-type="string" calcext:value-type="string">
            <text:p>Summe Einnahmen</text:p>
          </table:table-cell>
          <table:table-cell table:style-name="ce64" office:value-type="string" calcext:value-type="string">
            <text:p>4 Personalausgaben</text:p>
          </table:table-cell>
          <table:table-cell table:style-name="ce64" office:value-type="string" calcext:value-type="string">
            <text:p>5 Sächliche Verwaltungsausgaben usw., Ausgaben für den Schuldendienst</text:p>
          </table:table-cell>
          <table:table-cell table:style-name="ce64" office:value-type="string" calcext:value-type="string">
            <text:p>6 Ausgaben für Zuweisungen und Zuschüsse mit Ausnahme für Investitionen</text:p>
          </table:table-cell>
          <table:table-cell table:style-name="ce64" office:value-type="string" calcext:value-type="string">
            <text:p>7 Baumaßnahmen</text:p>
          </table:table-cell>
          <table:table-cell table:style-name="ce64" office:value-type="string" calcext:value-type="string">
            <text:p>8 Sonstige Ausgaben für Investitionen und Investitionsförderungsmaßnahmen</text:p>
          </table:table-cell>
          <table:table-cell table:style-name="ce64" office:value-type="string" calcext:value-type="string">
            <text:p>9 Besondere Finanzierungsausgaben</text:p>
          </table:table-cell>
          <table:table-cell table:style-name="ce64" office:value-type="string" calcext:value-type="string">
            <text:p>Summe Ausgaben</text:p>
          </table:table-cell>
          <table:table-cell table:style-name="ce64" office:value-type="string" calcext:value-type="string">
            <text:p>"+ Überschuss - Zuschuss"</text:p>
          </table:table-cell>
          <table:table-cell table:style-name="ce64" office:value-type="string" calcext:value-type="string">
            <text:p>Verpflichtungsermächtigungen</text:p>
          </table:table-cell>
          <table:table-cell table:style-name="ce4"/>
          <table:table-cell table:style-name="ce64" office:value-type="string" calcext:value-type="string">
            <text:p>Kapitel</text:p>
          </table:table-cell>
          <table:table-cell table:style-name="ce64" office:value-type="string" calcext:value-type="string">
            <text:p>Bezeichnung</text:p>
          </table:table-cell>
          <table:table-cell table:style-name="ce64" office:value-type="string" calcext:value-type="string">
            <text:p>0 Einnahmen aus Steuern und steuerähnlichen Abgaben</text:p>
          </table:table-cell>
          <table:table-cell table:style-name="ce64" office:value-type="string" calcext:value-type="string">
            <text:p>1 Verwaltungseinnahmen, Einnahmen aus Schuldendienst und dgl.</text:p>
          </table:table-cell>
          <table:table-cell table:style-name="ce64" office:value-type="string" calcext:value-type="string">
            <text:p>2 Einnahmen aus Zuweisungen und Zuschüssen mit Ausnahme für Investitionen</text:p>
          </table:table-cell>
          <table:table-cell table:style-name="ce64" office:value-type="string" calcext:value-type="string">
            <text:p>3 Einnahmen aus Schuldenaufnahmen, aus Zuweisungen und Zuschüssen für Investitionen, besondere Finanzierungseinnahmen</text:p>
          </table:table-cell>
          <table:table-cell table:style-name="ce64" office:value-type="string" calcext:value-type="string">
            <text:p>Summe Einnahmen</text:p>
          </table:table-cell>
          <table:table-cell table:style-name="ce64" office:value-type="string" calcext:value-type="string">
            <text:p>4 Personalausgaben</text:p>
          </table:table-cell>
          <table:table-cell table:style-name="ce64" office:value-type="string" calcext:value-type="string">
            <text:p>5 Sächliche Verwaltungsausgaben usw., Ausgaben für den Schuldendienst</text:p>
          </table:table-cell>
          <table:table-cell table:style-name="ce64" office:value-type="string" calcext:value-type="string">
            <text:p>6 Ausgaben für Zuweisungen und Zuschüsse mit Ausnahme für Investitionen</text:p>
          </table:table-cell>
          <table:table-cell table:style-name="ce64" office:value-type="string" calcext:value-type="string">
            <text:p>7 Baumaßnahmen</text:p>
          </table:table-cell>
          <table:table-cell table:style-name="ce64" office:value-type="string" calcext:value-type="string">
            <text:p>8 Sonstige Ausgaben für Investitionen und Investitionsförderungsmaßnahmen</text:p>
          </table:table-cell>
          <table:table-cell table:style-name="ce64" office:value-type="string" calcext:value-type="string">
            <text:p>9 Besondere Finanzierungsausgaben</text:p>
          </table:table-cell>
          <table:table-cell table:style-name="ce64" office:value-type="string" calcext:value-type="string">
            <text:p>Summe Ausgaben</text:p>
          </table:table-cell>
          <table:table-cell table:style-name="ce64" office:value-type="string" calcext:value-type="string">
            <text:p>"+ Überschuss - Zuschuss"</text:p>
          </table:table-cell>
          <table:table-cell table:style-name="ce64" office:value-type="string" calcext:value-type="string">
            <text:p>Verpflichtungsermächtigungen</text:p>
          </table:table-cell>
          <table:table-cell table:number-columns-repeated="991"/>
        </table:table-row>
        <table:table-row table:style-name="ro2">
          <table:table-cell table:style-name="ce65" office:value-type="string" calcext:value-type="string">
            <text:p>02 01</text:p>
          </table:table-cell>
          <table:table-cell table:style-name="ce66" office:value-type="string" calcext:value-type="string">
            <text:p>Staatskanzlei</text:p>
          </table:table-cell>
          <table:table-cell table:style-name="ce35" table:content-validation-name="val3" office:value-type="currency" office:currency="EUR" office:value="0" calcext:value-type="currency">
            <text:p>0 €</text:p>
          </table:table-cell>
          <table:table-cell table:style-name="ce35" office:value-type="currency" office:currency="EUR" office:value="689700" calcext:value-type="currency">
            <text:p>689,700 €</text:p>
          </table:table-cell>
          <table:table-cell table:style-name="ce35" office:value-type="currency" office:currency="EUR" office:value="4860000" calcext:value-type="currency">
            <text:p>4,860,000 €</text:p>
          </table:table-cell>
          <table:table-cell table:style-name="ce35" office:value-type="currency" office:currency="EUR" office:value="150000" calcext:value-type="currency">
            <text:p>150,000 €</text:p>
          </table:table-cell>
          <table:table-cell table:style-name="ce70" table:formula="of:=SUM([.C2:.F2])" office:value-type="currency" office:currency="EUR" office:value="5699700" calcext:value-type="currency">
            <text:p>5,699,700 €</text:p>
          </table:table-cell>
          <table:table-cell table:style-name="ce35" office:value-type="currency" office:currency="EUR" office:value="109847300" calcext:value-type="currency">
            <text:p>109,847,300 €</text:p>
          </table:table-cell>
          <table:table-cell table:style-name="ce35" office:value-type="currency" office:currency="EUR" office:value="61272700" calcext:value-type="currency">
            <text:p>61,272,700 €</text:p>
          </table:table-cell>
          <table:table-cell table:style-name="ce35" office:value-type="currency" office:currency="EUR" office:value="79248400" calcext:value-type="currency">
            <text:p>79,248,400 €</text:p>
          </table:table-cell>
          <table:table-cell table:style-name="ce35" office:value-type="currency" office:currency="EUR" office:value="110000" calcext:value-type="currency">
            <text:p>110,000 €</text:p>
          </table:table-cell>
          <table:table-cell table:style-name="ce35" office:value-type="currency" office:currency="EUR" office:value="1015000" calcext:value-type="currency">
            <text:p>1,015,000 €</text:p>
          </table:table-cell>
          <table:table-cell table:style-name="ce35" office:value-type="currency" office:currency="EUR" office:value="11573300" calcext:value-type="currency">
            <text:p>11,573,300 €</text:p>
          </table:table-cell>
          <table:table-cell table:style-name="ce70" table:formula="of:=SUM([.H2:.M2])" office:value-type="currency" office:currency="EUR" office:value="263066700" calcext:value-type="currency">
            <text:p>263,066,700 €</text:p>
          </table:table-cell>
          <table:table-cell table:style-name="ce70" table:formula="of:=[.G2]-[.N2]" office:value-type="currency" office:currency="EUR" office:value="-257367000" calcext:value-type="currency">
            <text:p>-257,367,000 €</text:p>
          </table:table-cell>
          <table:table-cell table:style-name="ce35" table:content-validation-name="val3" office:value-type="currency" office:currency="EUR" office:value="77224000" calcext:value-type="currency">
            <text:p>77,224,000 €</text:p>
          </table:table-cell>
          <table:table-cell/>
          <table:table-cell table:style-name="ce65" office:value-type="string" calcext:value-type="string">
            <text:p>02 01</text:p>
          </table:table-cell>
          <table:table-cell table:style-name="ce66" office:value-type="string" calcext:value-type="string">
            <text:p>Staatskanzlei</text:p>
          </table:table-cell>
          <table:table-cell table:style-name="ce35" office:value-type="currency" office:currency="EUR" office:value="0" calcext:value-type="currency">
            <text:p>0 €</text:p>
          </table:table-cell>
          <table:table-cell table:style-name="ce35" office:value-type="currency" office:currency="EUR" office:value="675800" calcext:value-type="currency">
            <text:p>675,800 €</text:p>
          </table:table-cell>
          <table:table-cell table:style-name="ce35" office:value-type="currency" office:currency="EUR" office:value="4755000" calcext:value-type="currency">
            <text:p>4,755,000 €</text:p>
          </table:table-cell>
          <table:table-cell table:style-name="ce35" office:value-type="currency" office:currency="EUR" office:value="150000" calcext:value-type="currency">
            <text:p>150,000 €</text:p>
          </table:table-cell>
          <table:table-cell table:style-name="ce70" table:formula="of:=SUM([.T2:.W2])" office:value-type="currency" office:currency="EUR" office:value="5580800" calcext:value-type="currency">
            <text:p>5,580,800 €</text:p>
          </table:table-cell>
          <table:table-cell table:style-name="ce35" office:value-type="currency" office:currency="EUR" office:value="19128100" calcext:value-type="currency">
            <text:p>19,128,100 €</text:p>
          </table:table-cell>
          <table:table-cell table:style-name="ce35" office:value-type="currency" office:currency="EUR" office:value="10878200" calcext:value-type="currency">
            <text:p>10,878,200 €</text:p>
          </table:table-cell>
          <table:table-cell table:style-name="ce35" office:value-type="currency" office:currency="EUR" office:value="11080900" calcext:value-type="currency">
            <text:p>11,080,900 €</text:p>
          </table:table-cell>
          <table:table-cell table:style-name="ce35" office:value-type="currency" office:currency="EUR" office:value="16600" calcext:value-type="currency">
            <text:p>16,600 €</text:p>
          </table:table-cell>
          <table:table-cell table:style-name="ce35" office:value-type="currency" office:currency="EUR" office:value="306500" calcext:value-type="currency">
            <text:p>306,500 €</text:p>
          </table:table-cell>
          <table:table-cell table:style-name="ce35" office:value-type="currency" office:currency="EUR" office:value="1147300" calcext:value-type="currency">
            <text:p>1,147,300 €</text:p>
          </table:table-cell>
          <table:table-cell table:style-name="ce70" table:formula="of:=SUM([.Y2:.AD2])" office:value-type="currency" office:currency="EUR" office:value="42557600" calcext:value-type="currency">
            <text:p>42,557,600 €</text:p>
          </table:table-cell>
          <table:table-cell table:style-name="ce70" table:formula="of:=[.X2]-[.AE2]" office:value-type="currency" office:currency="EUR" office:value="-36976800" calcext:value-type="currency">
            <text:p>-36,976,800 €</text:p>
          </table:table-cell>
          <table:table-cell table:style-name="ce35" office:value-type="currency" office:currency="EUR" office:value="17527400" calcext:value-type="currency">
            <text:p>17,527,400 €</text:p>
          </table:table-cell>
          <table:table-cell table:number-columns-repeated="991"/>
        </table:table-row>
        <table:table-row table:style-name="ro2">
          <table:table-cell table:style-name="ce4" office:value-type="string" calcext:value-type="string">
            <text:p>02 02</text:p>
          </table:table-cell>
          <table:table-cell table:style-name="ce4" office:value-type="string" calcext:value-type="string">
            <text:p>Allgemeine Bewilligungen</text:p>
          </table:table-cell>
          <table:table-cell table:style-name="ce35" table:content-validation-name="val3" office:value-type="currency" office:currency="EUR" office:value="0" calcext:value-type="currency">
            <text:p>0 €</text:p>
          </table:table-cell>
          <table:table-cell table:number-columns-repeated="3" table:style-name="ce35" office:value-type="currency" office:currency="EUR" office:value="0" calcext:value-type="currency">
            <text:p>0 €</text:p>
          </table:table-cell>
          <table:table-cell table:style-name="ce70" table:formula="of:=SUM([.C3:.F3])" office:value-type="currency" office:currency="EUR" office:value="0" calcext:value-type="currency">
            <text:p>0 €</text:p>
          </table:table-cell>
          <table:table-cell table:style-name="ce35" office:value-type="currency" office:currency="EUR" office:value="-2434900" calcext:value-type="currency">
            <text:p>-2,434,900 €</text:p>
          </table:table-cell>
          <table:table-cell table:style-name="ce35" office:value-type="currency" office:currency="EUR" office:value="488300" calcext:value-type="currency">
            <text:p>488,300 €</text:p>
          </table:table-cell>
          <table:table-cell table:style-name="ce35" office:value-type="currency" office:currency="EUR" office:value="201000" calcext:value-type="currency">
            <text:p>201,000 €</text:p>
          </table:table-cell>
          <table:table-cell table:number-columns-repeated="3" table:style-name="ce35" office:value-type="currency" office:currency="EUR" office:value="0" calcext:value-type="currency">
            <text:p>0 €</text:p>
          </table:table-cell>
          <table:table-cell table:style-name="ce70" table:formula="of:=SUM([.H3:.M3])" office:value-type="currency" office:currency="EUR" office:value="-1745600" calcext:value-type="currency">
            <text:p>-1,745,600 €</text:p>
          </table:table-cell>
          <table:table-cell table:style-name="ce70" table:formula="of:=[.G3]-[.N3]" office:value-type="currency" office:currency="EUR" office:value="1745600" calcext:value-type="currency">
            <text:p>1,745,600 €</text:p>
          </table:table-cell>
          <table:table-cell table:style-name="ce35" table:content-validation-name="val3" office:value-type="currency" office:currency="EUR" office:value="160000" calcext:value-type="currency">
            <text:p>160,000 €</text:p>
          </table:table-cell>
          <table:table-cell table:style-name="ce4"/>
          <table:table-cell table:style-name="ce4" office:value-type="string" calcext:value-type="string">
            <text:p>02 02</text:p>
          </table:table-cell>
          <table:table-cell table:style-name="ce4" office:value-type="string" calcext:value-type="string">
            <text:p>Allgemeine Bewilligungen</text:p>
          </table:table-cell>
          <table:table-cell table:number-columns-repeated="4" table:style-name="ce35" office:value-type="currency" office:currency="EUR" office:value="0" calcext:value-type="currency">
            <text:p>0 €</text:p>
          </table:table-cell>
          <table:table-cell table:style-name="ce70" table:formula="of:=SUM([.T3:.W3])" office:value-type="currency" office:currency="EUR" office:value="0" calcext:value-type="currency">
            <text:p>0 €</text:p>
          </table:table-cell>
          <table:table-cell table:style-name="ce35" office:value-type="currency" office:currency="EUR" office:value="-3408900" calcext:value-type="currency">
            <text:p>-3,408,900 €</text:p>
          </table:table-cell>
          <table:table-cell table:style-name="ce35" office:value-type="currency" office:currency="EUR" office:value="584200" calcext:value-type="currency">
            <text:p>584,200 €</text:p>
          </table:table-cell>
          <table:table-cell table:style-name="ce35" office:value-type="currency" office:currency="EUR" office:value="171400" calcext:value-type="currency">
            <text:p>171,400 €</text:p>
          </table:table-cell>
          <table:table-cell table:number-columns-repeated="3" table:style-name="ce35" office:value-type="currency" office:currency="EUR" office:value="0" calcext:value-type="currency">
            <text:p>0 €</text:p>
          </table:table-cell>
          <table:table-cell table:style-name="ce70" table:formula="of:=SUM([.Y3:.AD3])" office:value-type="currency" office:currency="EUR" office:value="-2653300" calcext:value-type="currency">
            <text:p>-2,653,300 €</text:p>
          </table:table-cell>
          <table:table-cell table:style-name="ce70" table:formula="of:=[.X3]-[.AE3]" office:value-type="currency" office:currency="EUR" office:value="2653300" calcext:value-type="currency">
            <text:p>2,653,300 €</text:p>
          </table:table-cell>
          <table:table-cell table:style-name="ce35" office:value-type="currency" office:currency="EUR" office:value="160000" calcext:value-type="currency">
            <text:p>160,000 €</text:p>
          </table:table-cell>
          <table:table-cell table:number-columns-repeated="991"/>
        </table:table-row>
        <table:table-row table:style-name="ro2">
          <table:table-cell table:style-name="ce4" office:value-type="string" calcext:value-type="string">
            <text:p>02 03</text:p>
          </table:table-cell>
          <table:table-cell table:style-name="ce4" office:value-type="string" calcext:value-type="string">
            <text:p>Ehrenamtsstiftung und Ehrenamt</text:p>
          </table:table-cell>
          <table:table-cell table:style-name="ce35" table:content-validation-name="val3" office:value-type="currency" office:currency="EUR" office:value="0" calcext:value-type="currency">
            <text:p>0 €</text:p>
          </table:table-cell>
          <table:table-cell table:number-columns-repeated="3" table:style-name="ce69" office:value-type="currency" office:currency="EUR" office:value="0" calcext:value-type="currency">
            <text:p>0 €</text:p>
          </table:table-cell>
          <table:table-cell table:style-name="ce70" table:formula="of:=SUM([.C4:.F4])" office:value-type="currency" office:currency="EUR" office:value="0" calcext:value-type="currency">
            <text:p>0 €</text:p>
          </table:table-cell>
          <table:table-cell table:number-columns-repeated="2" table:style-name="ce69" office:value-type="currency" office:currency="EUR" office:value="0" calcext:value-type="currency">
            <text:p>0 €</text:p>
          </table:table-cell>
          <table:table-cell table:style-name="ce69" office:value-type="currency" office:currency="EUR" office:value="2033800" calcext:value-type="currency">
            <text:p>2,033,800 €</text:p>
          </table:table-cell>
          <table:table-cell table:number-columns-repeated="3" table:style-name="ce69" office:value-type="currency" office:currency="EUR" office:value="0" calcext:value-type="currency">
            <text:p>0 €</text:p>
          </table:table-cell>
          <table:table-cell table:style-name="ce70" table:formula="of:=SUM([.H4:.M4])" office:value-type="currency" office:currency="EUR" office:value="2033800" calcext:value-type="currency">
            <text:p>2,033,800 €</text:p>
          </table:table-cell>
          <table:table-cell table:style-name="ce70" table:formula="of:=[.G4]-[.N4]" office:value-type="currency" office:currency="EUR" office:value="-2033800" calcext:value-type="currency">
            <text:p>-2,033,800 €</text:p>
          </table:table-cell>
          <table:table-cell table:style-name="ce71" table:content-validation-name="val3" office:value-type="currency" office:currency="EUR" office:value="0" calcext:value-type="currency">
            <text:p>0 €</text:p>
          </table:table-cell>
          <table:table-cell table:style-name="ce4"/>
          <table:table-cell table:style-name="ce41" office:value-type="string" calcext:value-type="string">
            <text:p>02 02 15</text:p>
          </table:table-cell>
          <table:table-cell table:style-name="ce4" office:value-type="string" calcext:value-type="string">
            <text:p>Planung Feiertagszeremonien</text:p>
          </table:table-cell>
          <table:table-cell table:number-columns-repeated="4" table:style-name="ce35" office:value-type="currency" office:currency="EUR" office:value="0" calcext:value-type="currency">
            <text:p>0 €</text:p>
          </table:table-cell>
          <table:table-cell table:style-name="ce70" table:formula="of:=SUM([.T4:.W4])" office:value-type="currency" office:currency="EUR" office:value="0" calcext:value-type="currency">
            <text:p>0 €</text:p>
          </table:table-cell>
          <table:table-cell table:number-columns-repeated="5" table:style-name="ce35" office:value-type="currency" office:currency="EUR" office:value="0" calcext:value-type="currency">
            <text:p>0 €</text:p>
          </table:table-cell>
          <table:table-cell table:style-name="ce35" office:value-type="currency" office:currency="EUR" office:value="3154200" calcext:value-type="currency">
            <text:p>3,154,200 €</text:p>
          </table:table-cell>
          <table:table-cell table:style-name="ce70" table:formula="of:=SUM([.Y4:.AD4])" office:value-type="currency" office:currency="EUR" office:value="3154200" calcext:value-type="currency">
            <text:p>3,154,200 €</text:p>
          </table:table-cell>
          <table:table-cell table:style-name="ce70" table:formula="of:=[.X4]-[.AE4]" office:value-type="currency" office:currency="EUR" office:value="-3154200" calcext:value-type="currency">
            <text:p>-3,154,200 €</text:p>
          </table:table-cell>
          <table:table-cell table:style-name="ce35" office:value-type="currency" office:currency="EUR" office:value="0" calcext:value-type="currency">
            <text:p>0 €</text:p>
          </table:table-cell>
          <table:table-cell table:number-columns-repeated="991"/>
        </table:table-row>
        <table:table-row table:style-name="ro2">
          <table:table-cell table:style-name="ce4" office:value-type="string" calcext:value-type="string">
            <text:p>Summe 2025</text:p>
          </table:table-cell>
          <table:table-cell table:style-name="ce4"/>
          <table:table-cell table:style-name="ce67" table:content-validation-name="val3" table:formula="of:=SUM([.C2:.C4])" office:value-type="currency" office:currency="EUR" office:value="0" calcext:value-type="currency">
            <text:p>0 €</text:p>
          </table:table-cell>
          <table:table-cell table:style-name="ce67" table:formula="of:=SUM([.D2:.D4])" office:value-type="currency" office:currency="EUR" office:value="689700" calcext:value-type="currency">
            <text:p>689,700 €</text:p>
          </table:table-cell>
          <table:table-cell table:style-name="ce67" table:formula="of:=SUM([.E2:.E4])" office:value-type="currency" office:currency="EUR" office:value="4860000" calcext:value-type="currency">
            <text:p>4,860,000 €</text:p>
          </table:table-cell>
          <table:table-cell table:style-name="ce67" table:formula="of:=SUM([.F2:.F4])" office:value-type="currency" office:currency="EUR" office:value="150000" calcext:value-type="currency">
            <text:p>150,000 €</text:p>
          </table:table-cell>
          <table:table-cell table:style-name="ce67" table:formula="of:=SUM([.G2:.G4])" office:value-type="currency" office:currency="EUR" office:value="5699700" calcext:value-type="currency">
            <text:p>5,699,700 €</text:p>
          </table:table-cell>
          <table:table-cell table:style-name="ce67" table:formula="of:=SUM([.H2:.H4])" office:value-type="currency" office:currency="EUR" office:value="107412400" calcext:value-type="currency">
            <text:p>107,412,400 €</text:p>
          </table:table-cell>
          <table:table-cell table:style-name="ce67" table:formula="of:=SUM([.I2:.I4])" office:value-type="currency" office:currency="EUR" office:value="61761000" calcext:value-type="currency">
            <text:p>61,761,000 €</text:p>
          </table:table-cell>
          <table:table-cell table:style-name="ce67" table:formula="of:=SUM([.J2:.J4])" office:value-type="currency" office:currency="EUR" office:value="81483200" calcext:value-type="currency">
            <text:p>81,483,200 €</text:p>
          </table:table-cell>
          <table:table-cell table:style-name="ce67" table:formula="of:=SUM([.K2:.K4])" office:value-type="currency" office:currency="EUR" office:value="110000" calcext:value-type="currency">
            <text:p>110,000 €</text:p>
          </table:table-cell>
          <table:table-cell table:style-name="ce67" table:formula="of:=SUM([.L2:.L4])" office:value-type="currency" office:currency="EUR" office:value="1015000" calcext:value-type="currency">
            <text:p>1,015,000 €</text:p>
          </table:table-cell>
          <table:table-cell table:style-name="ce67" table:formula="of:=SUM([.M2:.M4])" office:value-type="currency" office:currency="EUR" office:value="11573300" calcext:value-type="currency">
            <text:p>11,573,300 €</text:p>
          </table:table-cell>
          <table:table-cell table:style-name="ce67" table:formula="of:=SUM([.N2:.N4])" office:value-type="currency" office:currency="EUR" office:value="263354900" calcext:value-type="currency">
            <text:p>263,354,900 €</text:p>
          </table:table-cell>
          <table:table-cell table:style-name="ce67" table:formula="of:=SUM([.O2:.O4])" office:value-type="currency" office:currency="EUR" office:value="-257655200" calcext:value-type="currency">
            <text:p>-257,655,200 €</text:p>
          </table:table-cell>
          <table:table-cell table:style-name="ce67" table:content-validation-name="val3" table:formula="of:=SUM([.P2:.P4])" office:value-type="currency" office:currency="EUR" office:value="77384000" calcext:value-type="currency">
            <text:p>77,384,000 €</text:p>
          </table:table-cell>
          <table:table-cell table:style-name="ce4"/>
          <table:table-cell table:style-name="ce41" office:value-type="string" calcext:value-type="string">
            <text:p>02 02 16</text:p>
          </table:table-cell>
          <table:table-cell table:style-name="ce4" office:value-type="string" calcext:value-type="string">
            <text:p>Gründung Ostdeutscher Fernsehfunk</text:p>
          </table:table-cell>
          <table:table-cell table:number-columns-repeated="4" table:style-name="ce35" office:value-type="currency" office:currency="EUR" office:value="0" calcext:value-type="currency">
            <text:p>0 €</text:p>
          </table:table-cell>
          <table:table-cell table:style-name="ce70" table:formula="of:=SUM([.T5:.W5])" office:value-type="currency" office:currency="EUR" office:value="0" calcext:value-type="currency">
            <text:p>0 €</text:p>
          </table:table-cell>
          <table:table-cell table:style-name="ce35" office:value-type="currency" office:currency="EUR" office:value="125400" calcext:value-type="currency">
            <text:p>125,400 €</text:p>
          </table:table-cell>
          <table:table-cell table:style-name="ce35" office:value-type="currency" office:currency="EUR" office:value="365000" calcext:value-type="currency">
            <text:p>365,000 €</text:p>
          </table:table-cell>
          <table:table-cell table:style-name="ce35" office:value-type="currency" office:currency="EUR" office:value="2500000" calcext:value-type="currency">
            <text:p>2,500,000 €</text:p>
          </table:table-cell>
          <table:table-cell table:style-name="ce35" office:value-type="currency" office:currency="EUR" office:value="0" calcext:value-type="currency">
            <text:p>0 €</text:p>
          </table:table-cell>
          <table:table-cell table:style-name="ce35" office:value-type="currency" office:currency="EUR" office:value="245000" calcext:value-type="currency">
            <text:p>245,000 €</text:p>
          </table:table-cell>
          <table:table-cell table:style-name="ce35" office:value-type="currency" office:currency="EUR" office:value="154000" calcext:value-type="currency">
            <text:p>154,000 €</text:p>
          </table:table-cell>
          <table:table-cell table:style-name="ce70" table:formula="of:=SUM([.Y5:.AD5])" office:value-type="currency" office:currency="EUR" office:value="3389400" calcext:value-type="currency">
            <text:p>3,389,400 €</text:p>
          </table:table-cell>
          <table:table-cell table:style-name="ce70" table:formula="of:=[.X5]-[.AE5]" office:value-type="currency" office:currency="EUR" office:value="-3389400" calcext:value-type="currency">
            <text:p>-3,389,400 €</text:p>
          </table:table-cell>
          <table:table-cell table:style-name="ce35" office:value-type="currency" office:currency="EUR" office:value="0" calcext:value-type="currency">
            <text:p>0 €</text:p>
          </table:table-cell>
          <table:table-cell table:number-columns-repeated="991"/>
        </table:table-row>
        <table:table-row table:style-name="ro2">
          <table:table-cell table:number-columns-repeated="17"/>
          <table:table-cell table:style-name="ce4" office:value-type="string" calcext:value-type="string">
            <text:p>02 03</text:p>
          </table:table-cell>
          <table:table-cell table:style-name="ce4" office:value-type="string" calcext:value-type="string">
            <text:p>Ehrenamtsstiftung und Ehrenamt</text:p>
          </table:table-cell>
          <table:table-cell table:style-name="ce35" office:value-type="currency" office:currency="EUR" office:value="0" calcext:value-type="currency">
            <text:p>0 €</text:p>
          </table:table-cell>
          <table:table-cell table:number-columns-repeated="3" table:style-name="ce69" office:value-type="currency" office:currency="EUR" office:value="0" calcext:value-type="currency">
            <text:p>0 €</text:p>
          </table:table-cell>
          <table:table-cell table:style-name="ce70" table:formula="of:=SUM([.T6:.W6])" office:value-type="currency" office:currency="EUR" office:value="0" calcext:value-type="currency">
            <text:p>0 €</text:p>
          </table:table-cell>
          <table:table-cell table:number-columns-repeated="2" table:style-name="ce69" office:value-type="currency" office:currency="EUR" office:value="0" calcext:value-type="currency">
            <text:p>0 €</text:p>
          </table:table-cell>
          <table:table-cell table:style-name="ce69" office:value-type="currency" office:currency="EUR" office:value="1998800" calcext:value-type="currency">
            <text:p>1,998,800 €</text:p>
          </table:table-cell>
          <table:table-cell table:number-columns-repeated="3" table:style-name="ce69" office:value-type="currency" office:currency="EUR" office:value="0" calcext:value-type="currency">
            <text:p>0 €</text:p>
          </table:table-cell>
          <table:table-cell table:style-name="ce70" table:formula="of:=SUM([.Y6:.AD6])" office:value-type="currency" office:currency="EUR" office:value="1998800" calcext:value-type="currency">
            <text:p>1,998,800 €</text:p>
          </table:table-cell>
          <table:table-cell table:style-name="ce70" table:formula="of:=[.X6]-[.AE6]" office:value-type="currency" office:currency="EUR" office:value="-1998800" calcext:value-type="currency">
            <text:p>-1,998,800 €</text:p>
          </table:table-cell>
          <table:table-cell table:style-name="ce71" office:value-type="currency" office:currency="EUR" office:value="0" calcext:value-type="currency">
            <text:p>0 €</text:p>
          </table:table-cell>
          <table:table-cell table:number-columns-repeated="991"/>
        </table:table-row>
        <table:table-row table:style-name="ro2">
          <table:table-cell table:number-columns-repeated="17"/>
          <table:table-cell table:style-name="ce4" office:value-type="string" calcext:value-type="string">
            <text:p>Summe 2026</text:p>
          </table:table-cell>
          <table:table-cell table:style-name="ce4"/>
          <table:table-cell table:style-name="ce67" table:formula="of:=SUM([.T2:.T6])" office:value-type="currency" office:currency="EUR" office:value="0" calcext:value-type="currency">
            <text:p>0 €</text:p>
          </table:table-cell>
          <table:table-cell table:style-name="ce67" table:formula="of:=SUM([.U2:.U6])" office:value-type="currency" office:currency="EUR" office:value="675800" calcext:value-type="currency">
            <text:p>675,800 €</text:p>
          </table:table-cell>
          <table:table-cell table:style-name="ce67" table:formula="of:=SUM([.V2:.V6])" office:value-type="currency" office:currency="EUR" office:value="4755000" calcext:value-type="currency">
            <text:p>4,755,000 €</text:p>
          </table:table-cell>
          <table:table-cell table:style-name="ce67" table:formula="of:=SUM([.W2:.W6])" office:value-type="currency" office:currency="EUR" office:value="150000" calcext:value-type="currency">
            <text:p>150,000 €</text:p>
          </table:table-cell>
          <table:table-cell table:style-name="ce67" table:formula="of:=SUM([.X2:.X6])" office:value-type="currency" office:currency="EUR" office:value="5580800" calcext:value-type="currency">
            <text:p>5,580,800 €</text:p>
          </table:table-cell>
          <table:table-cell table:style-name="ce67" table:formula="of:=SUM([.Y2:.Y6])" office:value-type="currency" office:currency="EUR" office:value="15844600" calcext:value-type="currency">
            <text:p>15,844,600 €</text:p>
          </table:table-cell>
          <table:table-cell table:style-name="ce67" table:formula="of:=SUM([.Z2:.Z6])" office:value-type="currency" office:currency="EUR" office:value="11827400" calcext:value-type="currency">
            <text:p>11,827,400 €</text:p>
          </table:table-cell>
          <table:table-cell table:style-name="ce67" table:formula="of:=SUM([.AA2:.AA6])" office:value-type="currency" office:currency="EUR" office:value="15751100" calcext:value-type="currency">
            <text:p>15,751,100 €</text:p>
          </table:table-cell>
          <table:table-cell table:style-name="ce67" table:formula="of:=SUM([.AB2:.AB6])" office:value-type="currency" office:currency="EUR" office:value="16600" calcext:value-type="currency">
            <text:p>16,600 €</text:p>
          </table:table-cell>
          <table:table-cell table:style-name="ce67" table:formula="of:=SUM([.AC2:.AC6])" office:value-type="currency" office:currency="EUR" office:value="551500" calcext:value-type="currency">
            <text:p>551,500 €</text:p>
          </table:table-cell>
          <table:table-cell table:style-name="ce67" table:formula="of:=SUM([.AD2:.AD6])" office:value-type="currency" office:currency="EUR" office:value="4455500" calcext:value-type="currency">
            <text:p>4,455,500 €</text:p>
          </table:table-cell>
          <table:table-cell table:style-name="ce67" table:formula="of:=SUM([.AE2:.AE6])" office:value-type="currency" office:currency="EUR" office:value="48446700" calcext:value-type="currency">
            <text:p>48,446,700 €</text:p>
          </table:table-cell>
          <table:table-cell table:style-name="ce67" table:formula="of:=SUM([.AF2:.AF6])" office:value-type="currency" office:currency="EUR" office:value="-42865900" calcext:value-type="currency">
            <text:p>-42,865,900 €</text:p>
          </table:table-cell>
          <table:table-cell table:style-name="ce67" table:formula="of:=SUM([.AG2:.AG6])" office:value-type="currency" office:currency="EUR" office:value="17687400" calcext:value-type="currency">
            <text:p>17,687,400 €</text:p>
          </table:table-cell>
          <table:table-cell table:number-columns-repeated="991"/>
        </table:table-row>
        <table:table-row table:style-name="ro4">
          <table:table-cell table:number-columns-repeated="1024"/>
        </table:table-row>
        <table:table-row table:style-name="ro3">
          <table:table-cell table:style-name="ce41"/>
          <table:table-cell/>
          <table:table-cell table:style-name="ce68" table:number-columns-repeated="2"/>
          <table:table-cell table:number-columns-repeated="1020"/>
        </table:table-row>
        <table:table-row table:style-name="ro3" table:number-rows-repeated="7">
          <table:table-cell table:number-columns-repeated="2"/>
          <table:table-cell table:style-name="ce68" table:number-columns-repeated="2"/>
          <table:table-cell table:number-columns-repeated="1020"/>
        </table:table-row>
        <table:table-row table:style-name="ro4" table:number-rows-repeated="1048559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Einzelplan 03" table:style-name="ta4">
        <table:table-column table:style-name="co4" table:default-cell-style-name="Default"/>
        <table:table-column table:style-name="co5" table:default-cell-style-name="Default"/>
        <table:table-column table:style-name="co3" table:number-columns-repeated="14" table:default-cell-style-name="Default"/>
        <table:table-column table:style-name="co1" table:default-cell-style-name="Default"/>
        <table:table-column table:style-name="co4" table:default-cell-style-name="Default"/>
        <table:table-column table:style-name="co6" table:default-cell-style-name="Default"/>
        <table:table-column table:style-name="co3" table:number-columns-repeated="14" table:default-cell-style-name="Default"/>
        <table:table-column table:style-name="co1" table:number-columns-repeated="991" table:default-cell-style-name="Default"/>
        <table:table-row table:style-name="ro2">
          <table:table-cell table:style-name="ce64" office:value-type="string" calcext:value-type="string">
            <text:p>Kapitel</text:p>
          </table:table-cell>
          <table:table-cell table:style-name="ce64" office:value-type="string" calcext:value-type="string">
            <text:p>Bezeichnung</text:p>
          </table:table-cell>
          <table:table-cell table:style-name="ce64" office:value-type="string" calcext:value-type="string">
            <text:p>0 Einnahmen aus Steuern und steuerähnlichen Abgaben</text:p>
          </table:table-cell>
          <table:table-cell table:style-name="ce64" office:value-type="string" calcext:value-type="string">
            <text:p>1 Verwaltungseinnahmen, Einnahmen aus Schuldendienst und dgl.</text:p>
          </table:table-cell>
          <table:table-cell table:style-name="ce64" office:value-type="string" calcext:value-type="string">
            <text:p>2 Einnahmen aus Zuweisungen und Zuschüssen mit Ausnahme für Investitionen</text:p>
          </table:table-cell>
          <table:table-cell table:style-name="ce64" office:value-type="string" calcext:value-type="string">
            <text:p>3 Einnahmen aus Schuldenaufnahmen, aus Zuweisungen und Zuschüssen für Investitionen, besondere Finanzierungseinnahmen</text:p>
          </table:table-cell>
          <table:table-cell table:style-name="ce64" office:value-type="string" calcext:value-type="string">
            <text:p>Summe Einnahmen</text:p>
          </table:table-cell>
          <table:table-cell table:style-name="ce64" office:value-type="string" calcext:value-type="string">
            <text:p>4 Personalausgaben</text:p>
          </table:table-cell>
          <table:table-cell table:style-name="ce64" office:value-type="string" calcext:value-type="string">
            <text:p>5 Sächliche Verwaltungsausgaben usw., Ausgaben für den Schuldendienst</text:p>
          </table:table-cell>
          <table:table-cell table:style-name="ce64" office:value-type="string" calcext:value-type="string">
            <text:p>6 Ausgaben für Zuweisungen und Zuschüsse mit Ausnahme für Investitionen</text:p>
          </table:table-cell>
          <table:table-cell table:style-name="ce64" office:value-type="string" calcext:value-type="string">
            <text:p>7 Baumaßnahmen</text:p>
          </table:table-cell>
          <table:table-cell table:style-name="ce64" office:value-type="string" calcext:value-type="string">
            <text:p>8 Sonstige Ausgaben für Investitionen und Investitionsförderungsmaßnahmen</text:p>
          </table:table-cell>
          <table:table-cell table:style-name="ce64" office:value-type="string" calcext:value-type="string">
            <text:p>9 Besondere Finanzierungsausgaben</text:p>
          </table:table-cell>
          <table:table-cell table:style-name="ce64" office:value-type="string" calcext:value-type="string">
            <text:p>Summe Ausgaben</text:p>
          </table:table-cell>
          <table:table-cell table:style-name="ce64" office:value-type="string" calcext:value-type="string">
            <text:p>"+ Überschuss - Zuschuss"</text:p>
          </table:table-cell>
          <table:table-cell table:style-name="ce64" office:value-type="string" calcext:value-type="string">
            <text:p>Verpflichtungsermächtigungen</text:p>
          </table:table-cell>
          <table:table-cell table:style-name="ce4"/>
          <table:table-cell table:style-name="ce64" office:value-type="string" calcext:value-type="string">
            <text:p>Kapitel</text:p>
          </table:table-cell>
          <table:table-cell table:style-name="ce64" office:value-type="string" calcext:value-type="string">
            <text:p>Bezeichnung</text:p>
          </table:table-cell>
          <table:table-cell table:style-name="ce64" office:value-type="string" calcext:value-type="string">
            <text:p>0 Einnahmen aus Steuern und steuerähnlichen Abgaben</text:p>
          </table:table-cell>
          <table:table-cell table:style-name="ce64" office:value-type="string" calcext:value-type="string">
            <text:p>1 Verwaltungseinnahmen, Einnahmen aus Schuldendienst und dgl.</text:p>
          </table:table-cell>
          <table:table-cell table:style-name="ce64" office:value-type="string" calcext:value-type="string">
            <text:p>2 Einnahmen aus Zuweisungen und Zuschüssen mit Ausnahme für Investitionen</text:p>
          </table:table-cell>
          <table:table-cell table:style-name="ce64" office:value-type="string" calcext:value-type="string">
            <text:p>3 Einnahmen aus Schuldenaufnahmen, aus Zuweisungen und Zuschüssen für Investitionen, besondere Finanzierungseinnahmen</text:p>
          </table:table-cell>
          <table:table-cell table:style-name="ce64" office:value-type="string" calcext:value-type="string">
            <text:p>Summe Einnahmen</text:p>
          </table:table-cell>
          <table:table-cell table:style-name="ce64" office:value-type="string" calcext:value-type="string">
            <text:p>4 Personalausgaben</text:p>
          </table:table-cell>
          <table:table-cell table:style-name="ce64" office:value-type="string" calcext:value-type="string">
            <text:p>5 Sächliche Verwaltungsausgaben usw., Ausgaben für den Schuldendienst</text:p>
          </table:table-cell>
          <table:table-cell table:style-name="ce64" office:value-type="string" calcext:value-type="string">
            <text:p>6 Ausgaben für Zuweisungen und Zuschüsse mit Ausnahme für Investitionen</text:p>
          </table:table-cell>
          <table:table-cell table:style-name="ce64" office:value-type="string" calcext:value-type="string">
            <text:p>7 Baumaßnahmen</text:p>
          </table:table-cell>
          <table:table-cell table:style-name="ce64" office:value-type="string" calcext:value-type="string">
            <text:p>8 Sonstige Ausgaben für Investitionen und Investitionsförderungsmaßnahmen</text:p>
          </table:table-cell>
          <table:table-cell table:style-name="ce64" office:value-type="string" calcext:value-type="string">
            <text:p>9 Besondere Finanzierungsausgaben</text:p>
          </table:table-cell>
          <table:table-cell table:style-name="ce64" office:value-type="string" calcext:value-type="string">
            <text:p>Summe Ausgaben</text:p>
          </table:table-cell>
          <table:table-cell table:style-name="ce64" office:value-type="string" calcext:value-type="string">
            <text:p>"+ Überschuss - Zuschuss"</text:p>
          </table:table-cell>
          <table:table-cell table:style-name="ce64" office:value-type="string" calcext:value-type="string">
            <text:p>Verpflichtungsermächtigungen</text:p>
          </table:table-cell>
          <table:table-cell table:number-columns-repeated="991"/>
        </table:table-row>
        <table:table-row table:style-name="ro2">
          <table:table-cell table:style-name="ce65" office:value-type="string" calcext:value-type="string">
            <text:p>03 01</text:p>
          </table:table-cell>
          <table:table-cell table:style-name="ce4" office:value-type="string" calcext:value-type="string">
            <text:p>Ministerium</text:p>
          </table:table-cell>
          <table:table-cell table:style-name="ce35" table:content-validation-name="val4" office:value-type="currency" office:currency="EUR" office:value="0" calcext:value-type="currency">
            <text:p>0 €</text:p>
          </table:table-cell>
          <table:table-cell table:style-name="ce35" office:value-type="currency" office:currency="EUR" office:value="832200" calcext:value-type="currency">
            <text:p>832,200 €</text:p>
          </table:table-cell>
          <table:table-cell table:style-name="ce35" office:value-type="currency" office:currency="EUR" office:value="7060000" calcext:value-type="currency">
            <text:p>7,060,000 €</text:p>
          </table:table-cell>
          <table:table-cell table:style-name="ce35" office:value-type="currency" office:currency="EUR" office:value="0" calcext:value-type="currency">
            <text:p>0 €</text:p>
          </table:table-cell>
          <table:table-cell table:style-name="ce35" office:value-type="currency" office:currency="EUR" office:value="7892200" calcext:value-type="currency">
            <text:p>7,892,200 €</text:p>
          </table:table-cell>
          <table:table-cell table:style-name="ce35" office:value-type="currency" office:currency="EUR" office:value="327368400" calcext:value-type="currency">
            <text:p>327,368,400 €</text:p>
          </table:table-cell>
          <table:table-cell table:style-name="ce35" office:value-type="currency" office:currency="EUR" office:value="79758000" calcext:value-type="currency">
            <text:p>79,758,000 €</text:p>
          </table:table-cell>
          <table:table-cell table:style-name="ce35" office:value-type="currency" office:currency="EUR" office:value="26973900" calcext:value-type="currency">
            <text:p>26,973,900 €</text:p>
          </table:table-cell>
          <table:table-cell table:style-name="ce35" office:value-type="currency" office:currency="EUR" office:value="90000" calcext:value-type="currency">
            <text:p>90,000 €</text:p>
          </table:table-cell>
          <table:table-cell table:style-name="ce35" office:value-type="currency" office:currency="EUR" office:value="9921800" calcext:value-type="currency">
            <text:p>9,921,800 €</text:p>
          </table:table-cell>
          <table:table-cell table:style-name="ce35" office:value-type="currency" office:currency="EUR" office:value="-14999500" calcext:value-type="currency">
            <text:p>-14,999,500 €</text:p>
          </table:table-cell>
          <table:table-cell table:style-name="ce35" office:value-type="currency" office:currency="EUR" office:value="429112600" calcext:value-type="currency">
            <text:p>429,112,600 €</text:p>
          </table:table-cell>
          <table:table-cell table:style-name="ce35" office:value-type="currency" office:currency="EUR" office:value="-421220400" calcext:value-type="currency">
            <text:p>-421,220,400 €</text:p>
          </table:table-cell>
          <table:table-cell table:style-name="ce35" office:value-type="currency" office:currency="EUR" office:value="94824000" calcext:value-type="currency">
            <text:p>94,824,000 €</text:p>
          </table:table-cell>
          <table:table-cell/>
          <table:table-cell table:style-name="ce65" office:value-type="string" calcext:value-type="string">
            <text:p>03 01</text:p>
          </table:table-cell>
          <table:table-cell table:style-name="ce66" office:value-type="string" calcext:value-type="string">
            <text:p>Ministerium</text:p>
          </table:table-cell>
          <table:table-cell table:style-name="ce35" table:content-validation-name="val4" office:value-type="currency" office:currency="EUR" office:value="0" calcext:value-type="currency">
            <text:p>0 €</text:p>
          </table:table-cell>
          <table:table-cell table:style-name="ce35" office:value-type="currency" office:currency="EUR" office:value="1696000" calcext:value-type="currency">
            <text:p>1,696,000 €</text:p>
          </table:table-cell>
          <table:table-cell table:style-name="ce35" office:value-type="currency" office:currency="EUR" office:value="3646700" calcext:value-type="currency">
            <text:p>3,646,700 €</text:p>
          </table:table-cell>
          <table:table-cell table:style-name="ce35" office:value-type="currency" office:currency="EUR" office:value="0" calcext:value-type="currency">
            <text:p>0 €</text:p>
          </table:table-cell>
          <table:table-cell table:style-name="ce35" office:value-type="currency" office:currency="EUR" office:value="5342700" calcext:value-type="currency">
            <text:p>5,342,700 €</text:p>
          </table:table-cell>
          <table:table-cell table:style-name="ce35" office:value-type="currency" office:currency="EUR" office:value="34228500" calcext:value-type="currency">
            <text:p>34,228,500 €</text:p>
          </table:table-cell>
          <table:table-cell table:style-name="ce35" office:value-type="currency" office:currency="EUR" office:value="9564500" calcext:value-type="currency">
            <text:p>9,564,500 €</text:p>
          </table:table-cell>
          <table:table-cell table:style-name="ce35" office:value-type="currency" office:currency="EUR" office:value="3178500" calcext:value-type="currency">
            <text:p>3,178,500 €</text:p>
          </table:table-cell>
          <table:table-cell table:style-name="ce35" office:value-type="currency" office:currency="EUR" office:value="5500" calcext:value-type="currency">
            <text:p>5,500 €</text:p>
          </table:table-cell>
          <table:table-cell table:style-name="ce35" office:value-type="currency" office:currency="EUR" office:value="943800" calcext:value-type="currency">
            <text:p>943,800 €</text:p>
          </table:table-cell>
          <table:table-cell table:style-name="ce35" office:value-type="currency" office:currency="EUR" office:value="-664600" calcext:value-type="currency">
            <text:p>-664,600 €</text:p>
          </table:table-cell>
          <table:table-cell table:style-name="ce70" table:formula="of:=SUM([.Y2:.AD2])" office:value-type="currency" office:currency="EUR" office:value="47256200" calcext:value-type="currency">
            <text:p>47,256,200 €</text:p>
          </table:table-cell>
          <table:table-cell table:style-name="ce70" table:formula="of:=[.X2]-[.AE2]" office:value-type="currency" office:currency="EUR" office:value="-41913500" calcext:value-type="currency">
            <text:p>-41,913,500 €</text:p>
          </table:table-cell>
          <table:table-cell table:style-name="ce35" office:value-type="currency" office:currency="EUR" office:value="10422400" calcext:value-type="currency">
            <text:p>10,422,400 €</text:p>
          </table:table-cell>
          <table:table-cell table:number-columns-repeated="991"/>
        </table:table-row>
        <table:table-row table:style-name="ro2">
          <table:table-cell table:style-name="ce65" office:value-type="string" calcext:value-type="string">
            <text:p>03 02</text:p>
          </table:table-cell>
          <table:table-cell table:style-name="ce66" office:value-type="string" calcext:value-type="string">
            <text:p>Allgemeine Bewilligungen</text:p>
          </table:table-cell>
          <table:table-cell table:style-name="ce35" table:content-validation-name="val4" office:value-type="currency" office:currency="EUR" office:value="0" calcext:value-type="currency">
            <text:p>0 €</text:p>
          </table:table-cell>
          <table:table-cell table:style-name="ce35" office:value-type="currency" office:currency="EUR" office:value="22558800" calcext:value-type="currency">
            <text:p>22,558,800 €</text:p>
          </table:table-cell>
          <table:table-cell table:style-name="ce35" office:value-type="currency" office:currency="EUR" office:value="55590300" calcext:value-type="currency">
            <text:p>55,590,300 €</text:p>
          </table:table-cell>
          <table:table-cell table:style-name="ce35" office:value-type="currency" office:currency="EUR" office:value="0" calcext:value-type="currency">
            <text:p>0 €</text:p>
          </table:table-cell>
          <table:table-cell table:style-name="ce35" office:value-type="currency" office:currency="EUR" office:value="78149100" calcext:value-type="currency">
            <text:p>78,149,100 €</text:p>
          </table:table-cell>
          <table:table-cell table:style-name="ce35" office:value-type="currency" office:currency="EUR" office:value="-68266600" calcext:value-type="currency">
            <text:p>-68,266,600 €</text:p>
          </table:table-cell>
          <table:table-cell table:style-name="ce35" office:value-type="currency" office:currency="EUR" office:value="77090600" calcext:value-type="currency">
            <text:p>77,090,600 €</text:p>
          </table:table-cell>
          <table:table-cell table:style-name="ce35" office:value-type="currency" office:currency="EUR" office:value="114503500" calcext:value-type="currency">
            <text:p>114,503,500 €</text:p>
          </table:table-cell>
          <table:table-cell table:style-name="ce35" office:value-type="currency" office:currency="EUR" office:value="0" calcext:value-type="currency">
            <text:p>0 €</text:p>
          </table:table-cell>
          <table:table-cell table:style-name="ce35" office:value-type="currency" office:currency="EUR" office:value="128916300" calcext:value-type="currency">
            <text:p>128,916,300 €</text:p>
          </table:table-cell>
          <table:table-cell table:style-name="ce35" office:value-type="currency" office:currency="EUR" office:value="48000" calcext:value-type="currency">
            <text:p>48,000 €</text:p>
          </table:table-cell>
          <table:table-cell table:style-name="ce35" office:value-type="currency" office:currency="EUR" office:value="252291800" calcext:value-type="currency">
            <text:p>252,291,800 €</text:p>
          </table:table-cell>
          <table:table-cell table:style-name="ce35" office:value-type="currency" office:currency="EUR" office:value="-174142700" calcext:value-type="currency">
            <text:p>-174,142,700 €</text:p>
          </table:table-cell>
          <table:table-cell table:style-name="ce35" office:value-type="currency" office:currency="EUR" office:value="64055600" calcext:value-type="currency">
            <text:p>64,055,600 €</text:p>
          </table:table-cell>
          <table:table-cell/>
          <table:table-cell table:style-name="ce65" office:value-type="string" calcext:value-type="string">
            <text:p>03 02</text:p>
          </table:table-cell>
          <table:table-cell table:style-name="ce66" office:value-type="string" calcext:value-type="string">
            <text:p>Allgemeine Bewilligungen</text:p>
          </table:table-cell>
          <table:table-cell table:style-name="ce35" table:content-validation-name="val4" office:value-type="currency" office:currency="EUR" office:value="0" calcext:value-type="currency">
            <text:p>0 €</text:p>
          </table:table-cell>
          <table:table-cell table:style-name="ce35" office:value-type="currency" office:currency="EUR" office:value="20656800" calcext:value-type="currency">
            <text:p>20,656,800 €</text:p>
          </table:table-cell>
          <table:table-cell table:style-name="ce35" office:value-type="currency" office:currency="EUR" office:value="61577800" calcext:value-type="currency">
            <text:p>61,577,800 €</text:p>
          </table:table-cell>
          <table:table-cell table:style-name="ce35" office:value-type="currency" office:currency="EUR" office:value="0" calcext:value-type="currency">
            <text:p>0 €</text:p>
          </table:table-cell>
          <table:table-cell table:style-name="ce35" office:value-type="currency" office:currency="EUR" office:value="82234600" calcext:value-type="currency">
            <text:p>82,234,600 €</text:p>
          </table:table-cell>
          <table:table-cell table:style-name="ce35" office:value-type="currency" office:currency="EUR" office:value="-53941400" calcext:value-type="currency">
            <text:p>-53,941,400 €</text:p>
          </table:table-cell>
          <table:table-cell table:style-name="ce35" office:value-type="currency" office:currency="EUR" office:value="79024000" calcext:value-type="currency">
            <text:p>79,024,000 €</text:p>
          </table:table-cell>
          <table:table-cell table:style-name="ce35" office:value-type="currency" office:currency="EUR" office:value="110556500" calcext:value-type="currency">
            <text:p>110,556,500 €</text:p>
          </table:table-cell>
          <table:table-cell table:style-name="ce35" office:value-type="currency" office:currency="EUR" office:value="0" calcext:value-type="currency">
            <text:p>0 €</text:p>
          </table:table-cell>
          <table:table-cell table:style-name="ce35" office:value-type="currency" office:currency="EUR" office:value="129374500" calcext:value-type="currency">
            <text:p>129,374,500 €</text:p>
          </table:table-cell>
          <table:table-cell table:style-name="ce35" office:value-type="currency" office:currency="EUR" office:value="48000" calcext:value-type="currency">
            <text:p>48,000 €</text:p>
          </table:table-cell>
          <table:table-cell table:style-name="ce70" table:formula="of:=SUM([.Y3:.AD3])" office:value-type="currency" office:currency="EUR" office:value="265061600" calcext:value-type="currency">
            <text:p>265,061,600 €</text:p>
          </table:table-cell>
          <table:table-cell table:style-name="ce70" table:formula="of:=[.X3]-[.AE3]" office:value-type="currency" office:currency="EUR" office:value="-182827000" calcext:value-type="currency">
            <text:p>-182,827,000 €</text:p>
          </table:table-cell>
          <table:table-cell table:style-name="ce35" office:value-type="currency" office:currency="EUR" office:value="63955600" calcext:value-type="currency">
            <text:p>63,955,600 €</text:p>
          </table:table-cell>
          <table:table-cell table:number-columns-repeated="991"/>
        </table:table-row>
        <table:table-row table:style-name="ro2">
          <table:table-cell table:style-name="ce65" office:value-type="string" calcext:value-type="string">
            <text:p>03 04</text:p>
          </table:table-cell>
          <table:table-cell table:style-name="ce66" office:value-type="string" calcext:value-type="string">
            <text:p>Landesdirektion </text:p>
          </table:table-cell>
          <table:table-cell table:style-name="ce35" table:content-validation-name="val4" office:value-type="currency" office:currency="EUR" office:value="0" calcext:value-type="currency">
            <text:p>0 €</text:p>
          </table:table-cell>
          <table:table-cell table:style-name="ce35" office:value-type="currency" office:currency="EUR" office:value="60164500" calcext:value-type="currency">
            <text:p>60,164,500 €</text:p>
          </table:table-cell>
          <table:table-cell table:style-name="ce35" office:value-type="currency" office:currency="EUR" office:value="14098700" calcext:value-type="currency">
            <text:p>14,098,700 €</text:p>
          </table:table-cell>
          <table:table-cell table:style-name="ce35" office:value-type="currency" office:currency="EUR" office:value="0" calcext:value-type="currency">
            <text:p>0 €</text:p>
          </table:table-cell>
          <table:table-cell table:style-name="ce35" office:value-type="currency" office:currency="EUR" office:value="74263200" calcext:value-type="currency">
            <text:p>74,263,200 €</text:p>
          </table:table-cell>
          <table:table-cell table:style-name="ce35" office:value-type="currency" office:currency="EUR" office:value="359450400" calcext:value-type="currency">
            <text:p>359,450,400 €</text:p>
          </table:table-cell>
          <table:table-cell table:style-name="ce35" office:value-type="currency" office:currency="EUR" office:value="179324700" calcext:value-type="currency">
            <text:p>179,324,700 €</text:p>
          </table:table-cell>
          <table:table-cell table:style-name="ce35" office:value-type="currency" office:currency="EUR" office:value="439624800" calcext:value-type="currency">
            <text:p>439,624,800 €</text:p>
          </table:table-cell>
          <table:table-cell table:style-name="ce35" office:value-type="currency" office:currency="EUR" office:value="0" calcext:value-type="currency">
            <text:p>0 €</text:p>
          </table:table-cell>
          <table:table-cell table:style-name="ce35" office:value-type="currency" office:currency="EUR" office:value="20161600" calcext:value-type="currency">
            <text:p>20,161,600 €</text:p>
          </table:table-cell>
          <table:table-cell table:style-name="ce35" office:value-type="currency" office:currency="EUR" office:value="6407900" calcext:value-type="currency">
            <text:p>6,407,900 €</text:p>
          </table:table-cell>
          <table:table-cell table:style-name="ce35" office:value-type="currency" office:currency="EUR" office:value="1004969400" calcext:value-type="currency">
            <text:p>1,004,969,400 €</text:p>
          </table:table-cell>
          <table:table-cell table:style-name="ce35" office:value-type="currency" office:currency="EUR" office:value="-930706200" calcext:value-type="currency">
            <text:p>-930,706,200 €</text:p>
          </table:table-cell>
          <table:table-cell table:style-name="ce35" office:value-type="currency" office:currency="EUR" office:value="87788200" calcext:value-type="currency">
            <text:p>87,788,200 €</text:p>
          </table:table-cell>
          <table:table-cell/>
          <table:table-cell table:style-name="ce65" office:value-type="string" calcext:value-type="string">
            <text:p>03 02 15</text:p>
          </table:table-cell>
          <table:table-cell table:style-name="ce66" office:value-type="string" calcext:value-type="string">
            <text:p>Beschaffung aufgrund Flaggenverordnung</text:p>
          </table:table-cell>
          <table:table-cell table:style-name="ce35" table:content-validation-name="val4" office:value-type="currency" office:currency="EUR" office:value="0" calcext:value-type="currency">
            <text:p>0 €</text:p>
          </table:table-cell>
          <table:table-cell table:number-columns-repeated="5" table:style-name="ce35" office:value-type="currency" office:currency="EUR" office:value="0" calcext:value-type="currency">
            <text:p>0 €</text:p>
          </table:table-cell>
          <table:table-cell table:style-name="ce35" office:value-type="currency" office:currency="EUR" office:value="100000" calcext:value-type="currency">
            <text:p>100,000 €</text:p>
          </table:table-cell>
          <table:table-cell table:number-columns-repeated="4" table:style-name="ce35" office:value-type="currency" office:currency="EUR" office:value="0" calcext:value-type="currency">
            <text:p>0 €</text:p>
          </table:table-cell>
          <table:table-cell table:style-name="ce70" table:formula="of:=SUM([.Y4:.AD4])" office:value-type="currency" office:currency="EUR" office:value="100000" calcext:value-type="currency">
            <text:p>100,000 €</text:p>
          </table:table-cell>
          <table:table-cell table:style-name="ce70" table:formula="of:=[.X4]-[.AE4]" office:value-type="currency" office:currency="EUR" office:value="-100000" calcext:value-type="currency">
            <text:p>-100,000 €</text:p>
          </table:table-cell>
          <table:table-cell table:style-name="ce35" office:value-type="currency" office:currency="EUR" office:value="0" calcext:value-type="currency">
            <text:p>0 €</text:p>
          </table:table-cell>
          <table:table-cell table:number-columns-repeated="991"/>
        </table:table-row>
        <table:table-row table:style-name="ro2">
          <table:table-cell table:style-name="ce65" office:value-type="string" calcext:value-type="string">
            <text:p>03 05</text:p>
          </table:table-cell>
          <table:table-cell table:style-name="ce66" office:value-type="string" calcext:value-type="string">
            <text:p>Statistisches Landesamt</text:p>
          </table:table-cell>
          <table:table-cell table:style-name="ce35" table:content-validation-name="val4" office:value-type="currency" office:currency="EUR" office:value="0" calcext:value-type="currency">
            <text:p>0 €</text:p>
          </table:table-cell>
          <table:table-cell table:style-name="ce35" office:value-type="currency" office:currency="EUR" office:value="213500" calcext:value-type="currency">
            <text:p>213,500 €</text:p>
          </table:table-cell>
          <table:table-cell table:style-name="ce35" office:value-type="currency" office:currency="EUR" office:value="4243500" calcext:value-type="currency">
            <text:p>4,243,500 €</text:p>
          </table:table-cell>
          <table:table-cell table:style-name="ce35" office:value-type="currency" office:currency="EUR" office:value="204600" calcext:value-type="currency">
            <text:p>204,600 €</text:p>
          </table:table-cell>
          <table:table-cell table:style-name="ce35" office:value-type="currency" office:currency="EUR" office:value="4661600" calcext:value-type="currency">
            <text:p>4,661,600 €</text:p>
          </table:table-cell>
          <table:table-cell table:style-name="ce35" office:value-type="currency" office:currency="EUR" office:value="52838900" calcext:value-type="currency">
            <text:p>52,838,900 €</text:p>
          </table:table-cell>
          <table:table-cell table:style-name="ce35" office:value-type="currency" office:currency="EUR" office:value="8585900" calcext:value-type="currency">
            <text:p>8,585,900 €</text:p>
          </table:table-cell>
          <table:table-cell table:style-name="ce35" office:value-type="currency" office:currency="EUR" office:value="5223500" calcext:value-type="currency">
            <text:p>5,223,500 €</text:p>
          </table:table-cell>
          <table:table-cell table:style-name="ce35" office:value-type="currency" office:currency="EUR" office:value="0" calcext:value-type="currency">
            <text:p>0 €</text:p>
          </table:table-cell>
          <table:table-cell table:style-name="ce35" office:value-type="currency" office:currency="EUR" office:value="198600" calcext:value-type="currency">
            <text:p>198,600 €</text:p>
          </table:table-cell>
          <table:table-cell table:style-name="ce35" office:value-type="currency" office:currency="EUR" office:value="114500" calcext:value-type="currency">
            <text:p>114,500 €</text:p>
          </table:table-cell>
          <table:table-cell table:style-name="ce35" office:value-type="currency" office:currency="EUR" office:value="66961400" calcext:value-type="currency">
            <text:p>66,961,400 €</text:p>
          </table:table-cell>
          <table:table-cell table:style-name="ce35" office:value-type="currency" office:currency="EUR" office:value="-62299800" calcext:value-type="currency">
            <text:p>-62,299,800 €</text:p>
          </table:table-cell>
          <table:table-cell table:style-name="ce35" office:value-type="currency" office:currency="EUR" office:value="100000" calcext:value-type="currency">
            <text:p>100,000 €</text:p>
          </table:table-cell>
          <table:table-cell/>
          <table:table-cell table:style-name="ce65" office:value-type="string" calcext:value-type="string">
            <text:p>03 02 16</text:p>
          </table:table-cell>
          <table:table-cell table:style-name="ce66" office:value-type="string" calcext:value-type="string">
            <text:p>Änderung der Hoheitszeichen</text:p>
          </table:table-cell>
          <table:table-cell table:style-name="ce35" table:content-validation-name="val4" office:value-type="currency" office:currency="EUR" office:value="0" calcext:value-type="currency">
            <text:p>0 €</text:p>
          </table:table-cell>
          <table:table-cell table:number-columns-repeated="5" table:style-name="ce35" office:value-type="currency" office:currency="EUR" office:value="0" calcext:value-type="currency">
            <text:p>0 €</text:p>
          </table:table-cell>
          <table:table-cell table:style-name="ce35" office:value-type="currency" office:currency="EUR" office:value="248500" calcext:value-type="currency">
            <text:p>248,500 €</text:p>
          </table:table-cell>
          <table:table-cell table:number-columns-repeated="4" table:style-name="ce35" office:value-type="currency" office:currency="EUR" office:value="0" calcext:value-type="currency">
            <text:p>0 €</text:p>
          </table:table-cell>
          <table:table-cell table:style-name="ce70" table:formula="of:=SUM([.Y5:.AD5])" office:value-type="currency" office:currency="EUR" office:value="248500" calcext:value-type="currency">
            <text:p>248,500 €</text:p>
          </table:table-cell>
          <table:table-cell table:style-name="ce70" table:formula="of:=[.X5]-[.AE5]" office:value-type="currency" office:currency="EUR" office:value="-248500" calcext:value-type="currency">
            <text:p>-248,500 €</text:p>
          </table:table-cell>
          <table:table-cell table:style-name="ce35" office:value-type="currency" office:currency="EUR" office:value="0" calcext:value-type="currency">
            <text:p>0 €</text:p>
          </table:table-cell>
          <table:table-cell table:number-columns-repeated="991"/>
        </table:table-row>
        <table:table-row table:style-name="ro2">
          <table:table-cell table:style-name="ce65" office:value-type="string" calcext:value-type="string">
            <text:p>03 10</text:p>
          </table:table-cell>
          <table:table-cell table:style-name="ce66" office:value-type="string" calcext:value-type="string">
            <text:p>Katastrophenschutz, zivile Verteidigung, Rettungswesen</text:p>
          </table:table-cell>
          <table:table-cell table:style-name="ce35" table:content-validation-name="val4" office:value-type="currency" office:currency="EUR" office:value="0" calcext:value-type="currency">
            <text:p>0 €</text:p>
          </table:table-cell>
          <table:table-cell table:style-name="ce35" office:value-type="currency" office:currency="EUR" office:value="251000" calcext:value-type="currency">
            <text:p>251,000 €</text:p>
          </table:table-cell>
          <table:table-cell table:style-name="ce35" office:value-type="currency" office:currency="EUR" office:value="9153600" calcext:value-type="currency">
            <text:p>9,153,600 €</text:p>
          </table:table-cell>
          <table:table-cell table:style-name="ce35" office:value-type="currency" office:currency="EUR" office:value="0" calcext:value-type="currency">
            <text:p>0 €</text:p>
          </table:table-cell>
          <table:table-cell table:style-name="ce35" office:value-type="currency" office:currency="EUR" office:value="9404600" calcext:value-type="currency">
            <text:p>9,404,600 €</text:p>
          </table:table-cell>
          <table:table-cell table:style-name="ce35" office:value-type="currency" office:currency="EUR" office:value="301800" calcext:value-type="currency">
            <text:p>301,800 €</text:p>
          </table:table-cell>
          <table:table-cell table:style-name="ce35" office:value-type="currency" office:currency="EUR" office:value="10787900" calcext:value-type="currency">
            <text:p>10,787,900 €</text:p>
          </table:table-cell>
          <table:table-cell table:style-name="ce35" office:value-type="currency" office:currency="EUR" office:value="34912300" calcext:value-type="currency">
            <text:p>34,912,300 €</text:p>
          </table:table-cell>
          <table:table-cell table:style-name="ce35" office:value-type="currency" office:currency="EUR" office:value="0" calcext:value-type="currency">
            <text:p>0 €</text:p>
          </table:table-cell>
          <table:table-cell table:style-name="ce35" office:value-type="currency" office:currency="EUR" office:value="58875300" calcext:value-type="currency">
            <text:p>58,875,300 €</text:p>
          </table:table-cell>
          <table:table-cell table:style-name="ce35" office:value-type="currency" office:currency="EUR" office:value="0" calcext:value-type="currency">
            <text:p>0 €</text:p>
          </table:table-cell>
          <table:table-cell table:style-name="ce35" office:value-type="currency" office:currency="EUR" office:value="104877300" calcext:value-type="currency">
            <text:p>104,877,300 €</text:p>
          </table:table-cell>
          <table:table-cell table:style-name="ce35" office:value-type="currency" office:currency="EUR" office:value="-95472700" calcext:value-type="currency">
            <text:p>-95,472,700 €</text:p>
          </table:table-cell>
          <table:table-cell table:style-name="ce35" office:value-type="currency" office:currency="EUR" office:value="103773500" calcext:value-type="currency">
            <text:p>103,773,500 €</text:p>
          </table:table-cell>
          <table:table-cell/>
          <table:table-cell table:style-name="ce65" office:value-type="string" calcext:value-type="string">
            <text:p>03 04</text:p>
          </table:table-cell>
          <table:table-cell table:style-name="ce66" office:value-type="string" calcext:value-type="string">
            <text:p>Landesdirektion </text:p>
          </table:table-cell>
          <table:table-cell table:style-name="ce35" table:content-validation-name="val4" office:value-type="currency" office:currency="EUR" office:value="0" calcext:value-type="currency">
            <text:p>0 €</text:p>
          </table:table-cell>
          <table:table-cell table:style-name="ce35" office:value-type="currency" office:currency="EUR" office:value="60593600" calcext:value-type="currency">
            <text:p>60,593,600 €</text:p>
          </table:table-cell>
          <table:table-cell table:style-name="ce35" office:value-type="currency" office:currency="EUR" office:value="11646100" calcext:value-type="currency">
            <text:p>11,646,100 €</text:p>
          </table:table-cell>
          <table:table-cell table:style-name="ce35" office:value-type="currency" office:currency="EUR" office:value="0" calcext:value-type="currency">
            <text:p>0 €</text:p>
          </table:table-cell>
          <table:table-cell table:style-name="ce35" office:value-type="currency" office:currency="EUR" office:value="72239700" calcext:value-type="currency">
            <text:p>72,239,700 €</text:p>
          </table:table-cell>
          <table:table-cell table:style-name="ce35" office:value-type="currency" office:currency="EUR" office:value="361556500" calcext:value-type="currency">
            <text:p>361,556,500 €</text:p>
          </table:table-cell>
          <table:table-cell table:style-name="ce35" office:value-type="currency" office:currency="EUR" office:value="169047900" calcext:value-type="currency">
            <text:p>169,047,900 €</text:p>
          </table:table-cell>
          <table:table-cell table:style-name="ce35" office:value-type="currency" office:currency="EUR" office:value="405369700" calcext:value-type="currency">
            <text:p>405,369,700 €</text:p>
          </table:table-cell>
          <table:table-cell table:style-name="ce35" office:value-type="currency" office:currency="EUR" office:value="0" calcext:value-type="currency">
            <text:p>0 €</text:p>
          </table:table-cell>
          <table:table-cell table:style-name="ce35" office:value-type="currency" office:currency="EUR" office:value="26043500" calcext:value-type="currency">
            <text:p>26,043,500 €</text:p>
          </table:table-cell>
          <table:table-cell table:style-name="ce35" office:value-type="currency" office:currency="EUR" office:value="6844000" calcext:value-type="currency">
            <text:p>6,844,000 €</text:p>
          </table:table-cell>
          <table:table-cell table:style-name="ce70" table:formula="of:=SUM([.Y6:.AD6])" office:value-type="currency" office:currency="EUR" office:value="968861600" calcext:value-type="currency">
            <text:p>968,861,600 €</text:p>
          </table:table-cell>
          <table:table-cell table:style-name="ce70" table:formula="of:=[.X6]-[.AE6]" office:value-type="currency" office:currency="EUR" office:value="-896621900" calcext:value-type="currency">
            <text:p>-896,621,900 €</text:p>
          </table:table-cell>
          <table:table-cell table:style-name="ce35" office:value-type="currency" office:currency="EUR" office:value="76958200" calcext:value-type="currency">
            <text:p>76,958,200 €</text:p>
          </table:table-cell>
          <table:table-cell table:number-columns-repeated="991"/>
        </table:table-row>
        <table:table-row table:style-name="ro2">
          <table:table-cell table:style-name="ce66" office:value-type="string" calcext:value-type="string">
            <text:p>03 19</text:p>
          </table:table-cell>
          <table:table-cell table:style-name="ce66" office:value-type="string" calcext:value-type="string">
            <text:p>Landesfeuerwehr- und Katastrophenschutzschule, Brandschutz</text:p>
          </table:table-cell>
          <table:table-cell table:style-name="ce35" table:content-validation-name="val4" office:value-type="currency" office:currency="EUR" office:value="0" calcext:value-type="currency">
            <text:p>0 €</text:p>
          </table:table-cell>
          <table:table-cell table:style-name="ce35" office:value-type="currency" office:currency="EUR" office:value="4806000" calcext:value-type="currency">
            <text:p>4,806,000 €</text:p>
          </table:table-cell>
          <table:table-cell table:style-name="ce35" office:value-type="currency" office:currency="EUR" office:value="3197400" calcext:value-type="currency">
            <text:p>3,197,400 €</text:p>
          </table:table-cell>
          <table:table-cell table:style-name="ce35" office:value-type="currency" office:currency="EUR" office:value="0" calcext:value-type="currency">
            <text:p>0 €</text:p>
          </table:table-cell>
          <table:table-cell table:style-name="ce35" office:value-type="currency" office:currency="EUR" office:value="8003400" calcext:value-type="currency">
            <text:p>8,003,400 €</text:p>
          </table:table-cell>
          <table:table-cell table:style-name="ce35" office:value-type="currency" office:currency="EUR" office:value="79701500" calcext:value-type="currency">
            <text:p>79,701,500 €</text:p>
          </table:table-cell>
          <table:table-cell table:style-name="ce35" office:value-type="currency" office:currency="EUR" office:value="27216800" calcext:value-type="currency">
            <text:p>27,216,800 €</text:p>
          </table:table-cell>
          <table:table-cell table:style-name="ce35" office:value-type="currency" office:currency="EUR" office:value="7561100" calcext:value-type="currency">
            <text:p>7,561,100 €</text:p>
          </table:table-cell>
          <table:table-cell table:style-name="ce35" office:value-type="currency" office:currency="EUR" office:value="0" calcext:value-type="currency">
            <text:p>0 €</text:p>
          </table:table-cell>
          <table:table-cell table:style-name="ce35" office:value-type="currency" office:currency="EUR" office:value="17001000" calcext:value-type="currency">
            <text:p>17,001,000 €</text:p>
          </table:table-cell>
          <table:table-cell table:style-name="ce35" office:value-type="currency" office:currency="EUR" office:value="2150200" calcext:value-type="currency">
            <text:p>2,150,200 €</text:p>
          </table:table-cell>
          <table:table-cell table:style-name="ce35" office:value-type="currency" office:currency="EUR" office:value="133630600" calcext:value-type="currency">
            <text:p>133,630,600 €</text:p>
          </table:table-cell>
          <table:table-cell table:style-name="ce35" office:value-type="currency" office:currency="EUR" office:value="-125627200" calcext:value-type="currency">
            <text:p>-125,627,200 €</text:p>
          </table:table-cell>
          <table:table-cell table:style-name="ce35" office:value-type="currency" office:currency="EUR" office:value="7568500" calcext:value-type="currency">
            <text:p>7,568,500 €</text:p>
          </table:table-cell>
          <table:table-cell/>
          <table:table-cell table:style-name="ce65" office:value-type="string" calcext:value-type="string">
            <text:p>03 04 45</text:p>
          </table:table-cell>
          <table:table-cell table:style-name="ce66" office:value-type="string" calcext:value-type="string">
            <text:p>Gebühren nach § 3a OstVwKG</text:p>
          </table:table-cell>
          <table:table-cell table:style-name="ce35" table:content-validation-name="val4" office:value-type="currency" office:currency="EUR" office:value="0" calcext:value-type="currency">
            <text:p>0 €</text:p>
          </table:table-cell>
          <table:table-cell table:style-name="ce35" office:value-type="currency" office:currency="EUR" office:value="2412300" calcext:value-type="currency">
            <text:p>2,412,300 €</text:p>
          </table:table-cell>
          <table:table-cell table:number-columns-repeated="2" table:style-name="ce35" office:value-type="currency" office:currency="EUR" office:value="0" calcext:value-type="currency">
            <text:p>0 €</text:p>
          </table:table-cell>
          <table:table-cell table:style-name="ce35" office:value-type="currency" office:currency="EUR" office:value="2412300" calcext:value-type="currency">
            <text:p>2,412,300 €</text:p>
          </table:table-cell>
          <table:table-cell table:number-columns-repeated="6" table:style-name="ce35" office:value-type="currency" office:currency="EUR" office:value="0" calcext:value-type="currency">
            <text:p>0 €</text:p>
          </table:table-cell>
          <table:table-cell table:style-name="ce70" table:formula="of:=SUM([.Y7:.AD7])" office:value-type="currency" office:currency="EUR" office:value="0" calcext:value-type="currency">
            <text:p>0 €</text:p>
          </table:table-cell>
          <table:table-cell table:style-name="ce70" table:formula="of:=[.X7]-[.AE7]" office:value-type="currency" office:currency="EUR" office:value="2412300" calcext:value-type="currency">
            <text:p>2,412,300 €</text:p>
          </table:table-cell>
          <table:table-cell table:style-name="ce35" office:value-type="currency" office:currency="EUR" office:value="0" calcext:value-type="currency">
            <text:p>0 €</text:p>
          </table:table-cell>
          <table:table-cell table:number-columns-repeated="991"/>
        </table:table-row>
        <table:table-row table:style-name="ro2">
          <table:table-cell table:style-name="ce65" office:value-type="string" calcext:value-type="string">
            <text:p>03 20</text:p>
          </table:table-cell>
          <table:table-cell table:style-name="ce66" office:value-type="string" calcext:value-type="string">
            <text:p>Fachhochschule für öffentliche Verwaltung und Fortbildungszentrum</text:p>
          </table:table-cell>
          <table:table-cell table:style-name="ce35" table:content-validation-name="val4" office:value-type="currency" office:currency="EUR" office:value="0" calcext:value-type="currency">
            <text:p>0 €</text:p>
          </table:table-cell>
          <table:table-cell table:style-name="ce35" office:value-type="currency" office:currency="EUR" office:value="4764200" calcext:value-type="currency">
            <text:p>4,764,200 €</text:p>
          </table:table-cell>
          <table:table-cell table:number-columns-repeated="2" table:style-name="ce35" office:value-type="currency" office:currency="EUR" office:value="0" calcext:value-type="currency">
            <text:p>0 €</text:p>
          </table:table-cell>
          <table:table-cell table:style-name="ce35" office:value-type="currency" office:currency="EUR" office:value="4764200" calcext:value-type="currency">
            <text:p>4,764,200 €</text:p>
          </table:table-cell>
          <table:table-cell table:style-name="ce35" office:value-type="currency" office:currency="EUR" office:value="35791800" calcext:value-type="currency">
            <text:p>35,791,800 €</text:p>
          </table:table-cell>
          <table:table-cell table:style-name="ce35" office:value-type="currency" office:currency="EUR" office:value="6409000" calcext:value-type="currency">
            <text:p>6,409,000 €</text:p>
          </table:table-cell>
          <table:table-cell table:style-name="ce35" office:value-type="currency" office:currency="EUR" office:value="2393000" calcext:value-type="currency">
            <text:p>2,393,000 €</text:p>
          </table:table-cell>
          <table:table-cell table:style-name="ce35" office:value-type="currency" office:currency="EUR" office:value="0" calcext:value-type="currency">
            <text:p>0 €</text:p>
          </table:table-cell>
          <table:table-cell table:style-name="ce35" office:value-type="currency" office:currency="EUR" office:value="675000" calcext:value-type="currency">
            <text:p>675,000 €</text:p>
          </table:table-cell>
          <table:table-cell table:style-name="ce35" office:value-type="currency" office:currency="EUR" office:value="533200" calcext:value-type="currency">
            <text:p>533,200 €</text:p>
          </table:table-cell>
          <table:table-cell table:style-name="ce35" office:value-type="currency" office:currency="EUR" office:value="45802000" calcext:value-type="currency">
            <text:p>45,802,000 €</text:p>
          </table:table-cell>
          <table:table-cell table:style-name="ce35" office:value-type="currency" office:currency="EUR" office:value="-41037800" calcext:value-type="currency">
            <text:p>-41,037,800 €</text:p>
          </table:table-cell>
          <table:table-cell table:style-name="ce35" office:value-type="currency" office:currency="EUR" office:value="10140000" calcext:value-type="currency">
            <text:p>10,140,000 €</text:p>
          </table:table-cell>
          <table:table-cell/>
          <table:table-cell table:style-name="ce65" office:value-type="string" calcext:value-type="string">
            <text:p>03 04 63</text:p>
          </table:table-cell>
          <table:table-cell table:style-name="ce66" office:value-type="string" calcext:value-type="string">
            <text:p>Erweiterung Status kreisfreie Stadt Berlin</text:p>
          </table:table-cell>
          <table:table-cell table:style-name="ce35" table:content-validation-name="val4" office:value-type="currency" office:currency="EUR" office:value="0" calcext:value-type="currency">
            <text:p>0 €</text:p>
          </table:table-cell>
          <table:table-cell table:number-columns-repeated="4" table:style-name="ce35" office:value-type="currency" office:currency="EUR" office:value="0" calcext:value-type="currency">
            <text:p>0 €</text:p>
          </table:table-cell>
          <table:table-cell table:style-name="ce35" office:value-type="currency" office:currency="EUR" office:value="26504500" calcext:value-type="currency">
            <text:p>26,504,500 €</text:p>
          </table:table-cell>
          <table:table-cell table:style-name="ce35" office:value-type="currency" office:currency="EUR" office:value="145963200" calcext:value-type="currency">
            <text:p>145,963,200 €</text:p>
          </table:table-cell>
          <table:table-cell table:style-name="ce35" office:value-type="currency" office:currency="EUR" office:value="24500000" calcext:value-type="currency">
            <text:p>24,500,000 €</text:p>
          </table:table-cell>
          <table:table-cell table:style-name="ce35" office:value-type="currency" office:currency="EUR" office:value="0" calcext:value-type="currency">
            <text:p>0 €</text:p>
          </table:table-cell>
          <table:table-cell table:style-name="ce35" office:value-type="currency" office:currency="EUR" office:value="36541000" calcext:value-type="currency">
            <text:p>36,541,000 €</text:p>
          </table:table-cell>
          <table:table-cell table:style-name="ce35" office:value-type="currency" office:currency="EUR" office:value="0" calcext:value-type="currency">
            <text:p>0 €</text:p>
          </table:table-cell>
          <table:table-cell table:style-name="ce70" table:formula="of:=SUM([.Y8:.AD8])" office:value-type="currency" office:currency="EUR" office:value="233508700" calcext:value-type="currency">
            <text:p>233,508,700 €</text:p>
          </table:table-cell>
          <table:table-cell table:style-name="ce70" table:formula="of:=[.X8]-[.AE8]" office:value-type="currency" office:currency="EUR" office:value="-233508700" calcext:value-type="currency">
            <text:p>-233,508,700 €</text:p>
          </table:table-cell>
          <table:table-cell table:style-name="ce35" office:value-type="currency" office:currency="EUR" office:value="0" calcext:value-type="currency">
            <text:p>0 €</text:p>
          </table:table-cell>
          <table:table-cell table:number-columns-repeated="991"/>
        </table:table-row>
        <table:table-row table:style-name="ro2">
          <table:table-cell table:style-name="ce65" office:value-type="string" calcext:value-type="string">
            <text:p>03 30</text:p>
          </table:table-cell>
          <table:table-cell table:style-name="ce66" office:value-type="string" calcext:value-type="string">
            <text:p>Ausländer-, Asyl-, <text:s/>Aussiedler- und Flüchtlingsangelegenheiten</text:p>
          </table:table-cell>
          <table:table-cell table:style-name="ce35" table:content-validation-name="val4" office:value-type="currency" office:currency="EUR" office:value="0" calcext:value-type="currency">
            <text:p>0 €</text:p>
          </table:table-cell>
          <table:table-cell table:style-name="ce35" office:value-type="currency" office:currency="EUR" office:value="4053900" calcext:value-type="currency">
            <text:p>4,053,900 €</text:p>
          </table:table-cell>
          <table:table-cell table:style-name="ce35" office:value-type="currency" office:currency="EUR" office:value="110071800" calcext:value-type="currency">
            <text:p>110,071,800 €</text:p>
          </table:table-cell>
          <table:table-cell table:style-name="ce35" office:value-type="currency" office:currency="EUR" office:value="64686600" calcext:value-type="currency">
            <text:p>64,686,600 €</text:p>
          </table:table-cell>
          <table:table-cell table:style-name="ce35" office:value-type="currency" office:currency="EUR" office:value="178812300" calcext:value-type="currency">
            <text:p>178,812,300 €</text:p>
          </table:table-cell>
          <table:table-cell table:style-name="ce35" office:value-type="currency" office:currency="EUR" office:value="53527800" calcext:value-type="currency">
            <text:p>53,527,800 €</text:p>
          </table:table-cell>
          <table:table-cell table:style-name="ce35" office:value-type="currency" office:currency="EUR" office:value="435106400" calcext:value-type="currency">
            <text:p>435,106,400 €</text:p>
          </table:table-cell>
          <table:table-cell table:style-name="ce35" office:value-type="currency" office:currency="EUR" office:value="905607400" calcext:value-type="currency">
            <text:p>905,607,400 €</text:p>
          </table:table-cell>
          <table:table-cell table:style-name="ce35" office:value-type="currency" office:currency="EUR" office:value="0" calcext:value-type="currency">
            <text:p>0 €</text:p>
          </table:table-cell>
          <table:table-cell table:style-name="ce35" office:value-type="currency" office:currency="EUR" office:value="38505000" calcext:value-type="currency">
            <text:p>38,505,000 €</text:p>
          </table:table-cell>
          <table:table-cell table:style-name="ce35" office:value-type="currency" office:currency="EUR" office:value="33476500" calcext:value-type="currency">
            <text:p>33,476,500 €</text:p>
          </table:table-cell>
          <table:table-cell table:style-name="ce35" office:value-type="currency" office:currency="EUR" office:value="1466223100" calcext:value-type="currency">
            <text:p>1,466,223,100 €</text:p>
          </table:table-cell>
          <table:table-cell table:style-name="ce35" office:value-type="currency" office:currency="EUR" office:value="-1287410800" calcext:value-type="currency">
            <text:p>-1,287,410,800 €</text:p>
          </table:table-cell>
          <table:table-cell table:style-name="ce35" office:value-type="currency" office:currency="EUR" office:value="429172700" calcext:value-type="currency">
            <text:p>429,172,700 €</text:p>
          </table:table-cell>
          <table:table-cell/>
          <table:table-cell table:style-name="ce65" office:value-type="string" calcext:value-type="string">
            <text:p>03 05</text:p>
          </table:table-cell>
          <table:table-cell table:style-name="ce66" office:value-type="string" calcext:value-type="string">
            <text:p>Statistisches Landesamt</text:p>
          </table:table-cell>
          <table:table-cell table:style-name="ce35" table:content-validation-name="val4" office:value-type="currency" office:currency="EUR" office:value="0" calcext:value-type="currency">
            <text:p>0 €</text:p>
          </table:table-cell>
          <table:table-cell table:style-name="ce35" office:value-type="currency" office:currency="EUR" office:value="213500" calcext:value-type="currency">
            <text:p>213,500 €</text:p>
          </table:table-cell>
          <table:table-cell table:style-name="ce35" office:value-type="currency" office:currency="EUR" office:value="141000" calcext:value-type="currency">
            <text:p>141,000 €</text:p>
          </table:table-cell>
          <table:table-cell table:style-name="ce35" office:value-type="currency" office:currency="EUR" office:value="204600" calcext:value-type="currency">
            <text:p>204,600 €</text:p>
          </table:table-cell>
          <table:table-cell table:style-name="ce35" office:value-type="currency" office:currency="EUR" office:value="559100" calcext:value-type="currency">
            <text:p>559,100 €</text:p>
          </table:table-cell>
          <table:table-cell table:style-name="ce35" office:value-type="currency" office:currency="EUR" office:value="52937700" calcext:value-type="currency">
            <text:p>52,937,700 €</text:p>
          </table:table-cell>
          <table:table-cell table:style-name="ce35" office:value-type="currency" office:currency="EUR" office:value="8773700" calcext:value-type="currency">
            <text:p>8,773,700 €</text:p>
          </table:table-cell>
          <table:table-cell table:style-name="ce35" office:value-type="currency" office:currency="EUR" office:value="1189700" calcext:value-type="currency">
            <text:p>1,189,700 €</text:p>
          </table:table-cell>
          <table:table-cell table:style-name="ce35" office:value-type="currency" office:currency="EUR" office:value="0" calcext:value-type="currency">
            <text:p>0 €</text:p>
          </table:table-cell>
          <table:table-cell table:style-name="ce35" office:value-type="currency" office:currency="EUR" office:value="175700" calcext:value-type="currency">
            <text:p>175,700 €</text:p>
          </table:table-cell>
          <table:table-cell table:style-name="ce35" office:value-type="currency" office:currency="EUR" office:value="118200" calcext:value-type="currency">
            <text:p>118,200 €</text:p>
          </table:table-cell>
          <table:table-cell table:style-name="ce70" table:formula="of:=SUM([.Y9:.AD9])" office:value-type="currency" office:currency="EUR" office:value="63195000" calcext:value-type="currency">
            <text:p>63,195,000 €</text:p>
          </table:table-cell>
          <table:table-cell table:style-name="ce70" table:formula="of:=[.X9]-[.AE9]" office:value-type="currency" office:currency="EUR" office:value="-62635900" calcext:value-type="currency">
            <text:p>-62,635,900 €</text:p>
          </table:table-cell>
          <table:table-cell table:style-name="ce35" office:value-type="currency" office:currency="EUR" office:value="100000" calcext:value-type="currency">
            <text:p>100,000 €</text:p>
          </table:table-cell>
          <table:table-cell table:number-columns-repeated="991"/>
        </table:table-row>
        <table:table-row table:style-name="ro2">
          <table:table-cell table:style-name="ce65" office:value-type="string" calcext:value-type="string">
            <text:p>03 40</text:p>
          </table:table-cell>
          <table:table-cell table:style-name="ce66" office:value-type="string" calcext:value-type="string">
            <text:p>Wohnungswesen, Wohnraumförderung und Wohngeld</text:p>
          </table:table-cell>
          <table:table-cell table:style-name="ce35" table:content-validation-name="val4" office:value-type="currency" office:currency="EUR" office:value="0" calcext:value-type="currency">
            <text:p>0 €</text:p>
          </table:table-cell>
          <table:table-cell table:style-name="ce35" office:value-type="currency" office:currency="EUR" office:value="128595800" calcext:value-type="currency">
            <text:p>128,595,800 €</text:p>
          </table:table-cell>
          <table:table-cell table:style-name="ce35" office:value-type="currency" office:currency="EUR" office:value="451231500" calcext:value-type="currency">
            <text:p>451,231,500 €</text:p>
          </table:table-cell>
          <table:table-cell table:style-name="ce35" office:value-type="currency" office:currency="EUR" office:value="378944000" calcext:value-type="currency">
            <text:p>378,944,000 €</text:p>
          </table:table-cell>
          <table:table-cell table:style-name="ce35" office:value-type="currency" office:currency="EUR" office:value="958771300" calcext:value-type="currency">
            <text:p>958,771,300 €</text:p>
          </table:table-cell>
          <table:table-cell table:style-name="ce35" office:value-type="currency" office:currency="EUR" office:value="0" calcext:value-type="currency">
            <text:p>0 €</text:p>
          </table:table-cell>
          <table:table-cell table:style-name="ce35" office:value-type="currency" office:currency="EUR" office:value="6353400" calcext:value-type="currency">
            <text:p>6,353,400 €</text:p>
          </table:table-cell>
          <table:table-cell table:style-name="ce35" office:value-type="currency" office:currency="EUR" office:value="945116700" calcext:value-type="currency">
            <text:p>945,116,700 €</text:p>
          </table:table-cell>
          <table:table-cell table:style-name="ce35" office:value-type="currency" office:currency="EUR" office:value="0" calcext:value-type="currency">
            <text:p>0 €</text:p>
          </table:table-cell>
          <table:table-cell table:style-name="ce35" office:value-type="currency" office:currency="EUR" office:value="1084070700" calcext:value-type="currency">
            <text:p>1,084,070,700 €</text:p>
          </table:table-cell>
          <table:table-cell table:style-name="ce35" office:value-type="currency" office:currency="EUR" office:value="0" calcext:value-type="currency">
            <text:p>0 €</text:p>
          </table:table-cell>
          <table:table-cell table:style-name="ce35" office:value-type="currency" office:currency="EUR" office:value="2035540800" calcext:value-type="currency">
            <text:p>2,035,540,800 €</text:p>
          </table:table-cell>
          <table:table-cell table:style-name="ce35" office:value-type="currency" office:currency="EUR" office:value="-1076769500" calcext:value-type="currency">
            <text:p>-1,076,769,500 €</text:p>
          </table:table-cell>
          <table:table-cell table:style-name="ce35" office:value-type="currency" office:currency="EUR" office:value="2292589300" calcext:value-type="currency">
            <text:p>2,292,589,300 €</text:p>
          </table:table-cell>
          <table:table-cell/>
          <table:table-cell table:style-name="ce65" office:value-type="string" calcext:value-type="string">
            <text:p>03 10</text:p>
          </table:table-cell>
          <table:table-cell table:style-name="ce66" office:value-type="string" calcext:value-type="string">
            <text:p>Katastrophenschutz, zivile Verteidigung, Rettungswesen</text:p>
          </table:table-cell>
          <table:table-cell table:style-name="ce35" table:content-validation-name="val4" office:value-type="currency" office:currency="EUR" office:value="0" calcext:value-type="currency">
            <text:p>0 €</text:p>
          </table:table-cell>
          <table:table-cell table:style-name="ce35" office:value-type="currency" office:currency="EUR" office:value="251000" calcext:value-type="currency">
            <text:p>251,000 €</text:p>
          </table:table-cell>
          <table:table-cell table:style-name="ce35" office:value-type="currency" office:currency="EUR" office:value="9153600" calcext:value-type="currency">
            <text:p>9,153,600 €</text:p>
          </table:table-cell>
          <table:table-cell table:style-name="ce35" office:value-type="currency" office:currency="EUR" office:value="0" calcext:value-type="currency">
            <text:p>0 €</text:p>
          </table:table-cell>
          <table:table-cell table:style-name="ce35" office:value-type="currency" office:currency="EUR" office:value="9404600" calcext:value-type="currency">
            <text:p>9,404,600 €</text:p>
          </table:table-cell>
          <table:table-cell table:style-name="ce35" office:value-type="currency" office:currency="EUR" office:value="312800" calcext:value-type="currency">
            <text:p>312,800 €</text:p>
          </table:table-cell>
          <table:table-cell table:style-name="ce35" office:value-type="currency" office:currency="EUR" office:value="10198400" calcext:value-type="currency">
            <text:p>10,198,400 €</text:p>
          </table:table-cell>
          <table:table-cell table:style-name="ce35" office:value-type="currency" office:currency="EUR" office:value="25411600" calcext:value-type="currency">
            <text:p>25,411,600 €</text:p>
          </table:table-cell>
          <table:table-cell table:style-name="ce35" office:value-type="currency" office:currency="EUR" office:value="0" calcext:value-type="currency">
            <text:p>0 €</text:p>
          </table:table-cell>
          <table:table-cell table:style-name="ce35" office:value-type="currency" office:currency="EUR" office:value="74658100" calcext:value-type="currency">
            <text:p>74,658,100 €</text:p>
          </table:table-cell>
          <table:table-cell table:style-name="ce35" office:value-type="currency" office:currency="EUR" office:value="0" calcext:value-type="currency">
            <text:p>0 €</text:p>
          </table:table-cell>
          <table:table-cell table:style-name="ce70" table:formula="of:=SUM([.Y10:.AD10])" office:value-type="currency" office:currency="EUR" office:value="110580900" calcext:value-type="currency">
            <text:p>110,580,900 €</text:p>
          </table:table-cell>
          <table:table-cell table:style-name="ce70" table:formula="of:=[.X10]-[.AE10]" office:value-type="currency" office:currency="EUR" office:value="-101176300" calcext:value-type="currency">
            <text:p>-101,176,300 €</text:p>
          </table:table-cell>
          <table:table-cell table:style-name="ce35" office:value-type="currency" office:currency="EUR" office:value="104023500" calcext:value-type="currency">
            <text:p>104,023,500 €</text:p>
          </table:table-cell>
          <table:table-cell table:number-columns-repeated="991"/>
        </table:table-row>
        <table:table-row table:style-name="ro2">
          <table:table-cell table:style-name="ce65" office:value-type="string" calcext:value-type="string">
            <text:p>03 41</text:p>
          </table:table-cell>
          <table:table-cell table:style-name="ce66" office:value-type="string" calcext:value-type="string">
            <text:p>Städtebau und Projekte</text:p>
          </table:table-cell>
          <table:table-cell table:style-name="ce35" table:content-validation-name="val4" office:value-type="currency" office:currency="EUR" office:value="0" calcext:value-type="currency">
            <text:p>0 €</text:p>
          </table:table-cell>
          <table:table-cell table:style-name="ce35" office:value-type="currency" office:currency="EUR" office:value="7160400" calcext:value-type="currency">
            <text:p>7,160,400 €</text:p>
          </table:table-cell>
          <table:table-cell table:style-name="ce35" office:value-type="currency" office:currency="EUR" office:value="2357000" calcext:value-type="currency">
            <text:p>2,357,000 €</text:p>
          </table:table-cell>
          <table:table-cell table:style-name="ce35" office:value-type="currency" office:currency="EUR" office:value="52990600" calcext:value-type="currency">
            <text:p>52,990,600 €</text:p>
          </table:table-cell>
          <table:table-cell table:style-name="ce35" office:value-type="currency" office:currency="EUR" office:value="62508000" calcext:value-type="currency">
            <text:p>62,508,000 €</text:p>
          </table:table-cell>
          <table:table-cell table:style-name="ce35" office:value-type="currency" office:currency="EUR" office:value="32842200" calcext:value-type="currency">
            <text:p>32,842,200 €</text:p>
          </table:table-cell>
          <table:table-cell table:style-name="ce35" office:value-type="currency" office:currency="EUR" office:value="73194000" calcext:value-type="currency">
            <text:p>73,194,000 €</text:p>
          </table:table-cell>
          <table:table-cell table:style-name="ce35" office:value-type="currency" office:currency="EUR" office:value="19735000" calcext:value-type="currency">
            <text:p>19,735,000 €</text:p>
          </table:table-cell>
          <table:table-cell table:style-name="ce35" office:value-type="currency" office:currency="EUR" office:value="0" calcext:value-type="currency">
            <text:p>0 €</text:p>
          </table:table-cell>
          <table:table-cell table:style-name="ce35" office:value-type="currency" office:currency="EUR" office:value="426410600" calcext:value-type="currency">
            <text:p>426,410,600 €</text:p>
          </table:table-cell>
          <table:table-cell table:style-name="ce35" office:value-type="currency" office:currency="EUR" office:value="0" calcext:value-type="currency">
            <text:p>0 €</text:p>
          </table:table-cell>
          <table:table-cell table:style-name="ce35" office:value-type="currency" office:currency="EUR" office:value="552181800" calcext:value-type="currency">
            <text:p>552,181,800 €</text:p>
          </table:table-cell>
          <table:table-cell table:style-name="ce35" office:value-type="currency" office:currency="EUR" office:value="-489673800" calcext:value-type="currency">
            <text:p>-489,673,800 €</text:p>
          </table:table-cell>
          <table:table-cell table:style-name="ce35" office:value-type="currency" office:currency="EUR" office:value="552239000" calcext:value-type="currency">
            <text:p>552,239,000 €</text:p>
          </table:table-cell>
          <table:table-cell/>
          <table:table-cell table:style-name="ce65" office:value-type="string" calcext:value-type="string">
            <text:p>03 10 15</text:p>
          </table:table-cell>
          <table:table-cell table:style-name="ce66" office:value-type="string" calcext:value-type="string">
            <text:p>Bewältigung Notlage "Sturmtief Elli"</text:p>
          </table:table-cell>
          <table:table-cell table:style-name="ce35" table:content-validation-name="val4" office:value-type="currency" office:currency="EUR" office:value="0" calcext:value-type="currency">
            <text:p>0 €</text:p>
          </table:table-cell>
          <table:table-cell table:number-columns-repeated="4" table:style-name="ce35" office:value-type="currency" office:currency="EUR" office:value="0" calcext:value-type="currency">
            <text:p>0 €</text:p>
          </table:table-cell>
          <table:table-cell table:style-name="ce35" office:value-type="currency" office:currency="EUR" office:value="15400" calcext:value-type="currency">
            <text:p>15,400 €</text:p>
          </table:table-cell>
          <table:table-cell table:style-name="ce35" office:value-type="currency" office:currency="EUR" office:value="235000" calcext:value-type="currency">
            <text:p>235,000 €</text:p>
          </table:table-cell>
          <table:table-cell table:style-name="ce35" office:value-type="currency" office:currency="EUR" office:value="54000" calcext:value-type="currency">
            <text:p>54,000 €</text:p>
          </table:table-cell>
          <table:table-cell table:number-columns-repeated="3" table:style-name="ce35" office:value-type="currency" office:currency="EUR" office:value="0" calcext:value-type="currency">
            <text:p>0 €</text:p>
          </table:table-cell>
          <table:table-cell table:style-name="ce70" table:formula="of:=SUM([.Y11:.AD11])" office:value-type="currency" office:currency="EUR" office:value="304400" calcext:value-type="currency">
            <text:p>304,400 €</text:p>
          </table:table-cell>
          <table:table-cell table:style-name="ce70" table:formula="of:=[.X11]-[.AE11]" office:value-type="currency" office:currency="EUR" office:value="-304400" calcext:value-type="currency">
            <text:p>-304,400 €</text:p>
          </table:table-cell>
          <table:table-cell table:style-name="ce35" office:value-type="currency" office:currency="EUR" office:value="0" calcext:value-type="currency">
            <text:p>0 €</text:p>
          </table:table-cell>
          <table:table-cell table:number-columns-repeated="991"/>
        </table:table-row>
        <table:table-row table:style-name="ro2">
          <table:table-cell table:style-name="ce4" office:value-type="string" calcext:value-type="string">
            <text:p>Summe 2025</text:p>
          </table:table-cell>
          <table:table-cell table:style-name="ce4"/>
          <table:table-cell table:style-name="ce67" table:content-validation-name="val4" table:formula="of:=SUM([.C2:.C11])" office:value-type="currency" office:currency="EUR" office:value="0" calcext:value-type="currency">
            <text:p>0 €</text:p>
          </table:table-cell>
          <table:table-cell table:style-name="ce67" table:formula="of:=SUM([.D2:.D11])" office:value-type="currency" office:currency="EUR" office:value="233400300" calcext:value-type="currency">
            <text:p>233,400,300 €</text:p>
          </table:table-cell>
          <table:table-cell table:style-name="ce67" table:formula="of:=SUM([.E2:.E11])" office:value-type="currency" office:currency="EUR" office:value="657003800" calcext:value-type="currency">
            <text:p>657,003,800 €</text:p>
          </table:table-cell>
          <table:table-cell table:style-name="ce67" table:formula="of:=SUM([.F2:.F11])" office:value-type="currency" office:currency="EUR" office:value="496825800" calcext:value-type="currency">
            <text:p>496,825,800 €</text:p>
          </table:table-cell>
          <table:table-cell table:style-name="ce67" table:formula="of:=SUM([.G2:.G11])" office:value-type="currency" office:currency="EUR" office:value="1387229900" calcext:value-type="currency">
            <text:p>1,387,229,900 €</text:p>
          </table:table-cell>
          <table:table-cell table:style-name="ce67" table:formula="of:=SUM([.H2:.H11])" office:value-type="currency" office:currency="EUR" office:value="873556200" calcext:value-type="currency">
            <text:p>873,556,200 €</text:p>
          </table:table-cell>
          <table:table-cell table:style-name="ce67" table:formula="of:=SUM([.I2:.I11])" office:value-type="currency" office:currency="EUR" office:value="903826700" calcext:value-type="currency">
            <text:p>903,826,700 €</text:p>
          </table:table-cell>
          <table:table-cell table:style-name="ce67" table:formula="of:=SUM([.J2:.J11])" office:value-type="currency" office:currency="EUR" office:value="2501651200" calcext:value-type="currency">
            <text:p>2,501,651,200 €</text:p>
          </table:table-cell>
          <table:table-cell table:style-name="ce67" table:formula="of:=SUM([.K2:.K11])" office:value-type="currency" office:currency="EUR" office:value="90000" calcext:value-type="currency">
            <text:p>90,000 €</text:p>
          </table:table-cell>
          <table:table-cell table:style-name="ce67" table:formula="of:=SUM([.L2:.L11])" office:value-type="currency" office:currency="EUR" office:value="1784735900" calcext:value-type="currency">
            <text:p>1,784,735,900 €</text:p>
          </table:table-cell>
          <table:table-cell table:style-name="ce67" table:formula="of:=SUM([.M2:.M11])" office:value-type="currency" office:currency="EUR" office:value="27730800" calcext:value-type="currency">
            <text:p>27,730,800 €</text:p>
          </table:table-cell>
          <table:table-cell table:style-name="ce67" table:formula="of:=SUM([.N2:.N11])" office:value-type="currency" office:currency="EUR" office:value="6091590800" calcext:value-type="currency">
            <text:p>6,091,590,800 €</text:p>
          </table:table-cell>
          <table:table-cell table:style-name="ce67" table:formula="of:=SUM([.O2:.O11])" office:value-type="currency" office:currency="EUR" office:value="-4704360900" calcext:value-type="currency">
            <text:p>-4,704,360,900 €</text:p>
          </table:table-cell>
          <table:table-cell table:style-name="ce67" table:formula="of:=SUM([.P2:.P11])" office:value-type="currency" office:currency="EUR" office:value="3642250800" calcext:value-type="currency">
            <text:p>3,642,250,800 €</text:p>
          </table:table-cell>
          <table:table-cell/>
          <table:table-cell table:style-name="ce66" office:value-type="string" calcext:value-type="string">
            <text:p>03 19</text:p>
          </table:table-cell>
          <table:table-cell table:style-name="ce66" office:value-type="string" calcext:value-type="string">
            <text:p>Landesfeuerwehr- und Katastrophenschutzschule, Brandschutz</text:p>
          </table:table-cell>
          <table:table-cell table:style-name="ce35" table:content-validation-name="val4" office:value-type="currency" office:currency="EUR" office:value="0" calcext:value-type="currency">
            <text:p>0 €</text:p>
          </table:table-cell>
          <table:table-cell table:style-name="ce35" office:value-type="currency" office:currency="EUR" office:value="4603800" calcext:value-type="currency">
            <text:p>4,603,800 €</text:p>
          </table:table-cell>
          <table:table-cell table:style-name="ce35" office:value-type="currency" office:currency="EUR" office:value="3081400" calcext:value-type="currency">
            <text:p>3,081,400 €</text:p>
          </table:table-cell>
          <table:table-cell table:style-name="ce35" office:value-type="currency" office:currency="EUR" office:value="0" calcext:value-type="currency">
            <text:p>0 €</text:p>
          </table:table-cell>
          <table:table-cell table:style-name="ce35" office:value-type="currency" office:currency="EUR" office:value="7685200" calcext:value-type="currency">
            <text:p>7,685,200 €</text:p>
          </table:table-cell>
          <table:table-cell table:style-name="ce35" office:value-type="currency" office:currency="EUR" office:value="67499200" calcext:value-type="currency">
            <text:p>67,499,200 €</text:p>
          </table:table-cell>
          <table:table-cell table:style-name="ce35" office:value-type="currency" office:currency="EUR" office:value="31457800" calcext:value-type="currency">
            <text:p>31,457,800 €</text:p>
          </table:table-cell>
          <table:table-cell table:style-name="ce35" office:value-type="currency" office:currency="EUR" office:value="7445600" calcext:value-type="currency">
            <text:p>7,445,600 €</text:p>
          </table:table-cell>
          <table:table-cell table:style-name="ce35" office:value-type="currency" office:currency="EUR" office:value="0" calcext:value-type="currency">
            <text:p>0 €</text:p>
          </table:table-cell>
          <table:table-cell table:style-name="ce35" office:value-type="currency" office:currency="EUR" office:value="58049400" calcext:value-type="currency">
            <text:p>58,049,400 €</text:p>
          </table:table-cell>
          <table:table-cell table:style-name="ce35" office:value-type="currency" office:currency="EUR" office:value="2175700" calcext:value-type="currency">
            <text:p>2,175,700 €</text:p>
          </table:table-cell>
          <table:table-cell table:style-name="ce70" table:formula="of:=SUM([.Y12:.AD12])" office:value-type="currency" office:currency="EUR" office:value="166627700" calcext:value-type="currency">
            <text:p>166,627,700 €</text:p>
          </table:table-cell>
          <table:table-cell table:style-name="ce70" table:formula="of:=[.X12]-[.AE12]" office:value-type="currency" office:currency="EUR" office:value="-158942500" calcext:value-type="currency">
            <text:p>-158,942,500 €</text:p>
          </table:table-cell>
          <table:table-cell table:style-name="ce35" office:value-type="currency" office:currency="EUR" office:value="6168500" calcext:value-type="currency">
            <text:p>6,168,500 €</text:p>
          </table:table-cell>
          <table:table-cell table:number-columns-repeated="991"/>
        </table:table-row>
        <table:table-row table:style-name="ro2">
          <table:table-cell table:number-columns-repeated="17"/>
          <table:table-cell table:style-name="ce65" office:value-type="string" calcext:value-type="string">
            <text:p>03 20</text:p>
          </table:table-cell>
          <table:table-cell table:style-name="ce66" office:value-type="string" calcext:value-type="string">
            <text:p>Fachhochschule für öffentliche Verwaltung und Fortbildungszentrum</text:p>
          </table:table-cell>
          <table:table-cell table:style-name="ce35" table:content-validation-name="val4" office:value-type="currency" office:currency="EUR" office:value="0" calcext:value-type="currency">
            <text:p>0 €</text:p>
          </table:table-cell>
          <table:table-cell table:style-name="ce35" office:value-type="currency" office:currency="EUR" office:value="4840600" calcext:value-type="currency">
            <text:p>4,840,600 €</text:p>
          </table:table-cell>
          <table:table-cell table:number-columns-repeated="2" table:style-name="ce35" office:value-type="currency" office:currency="EUR" office:value="0" calcext:value-type="currency">
            <text:p>0 €</text:p>
          </table:table-cell>
          <table:table-cell table:style-name="ce35" office:value-type="currency" office:currency="EUR" office:value="4840600" calcext:value-type="currency">
            <text:p>4,840,600 €</text:p>
          </table:table-cell>
          <table:table-cell table:style-name="ce35" office:value-type="currency" office:currency="EUR" office:value="36651300" calcext:value-type="currency">
            <text:p>36,651,300 €</text:p>
          </table:table-cell>
          <table:table-cell table:style-name="ce35" office:value-type="currency" office:currency="EUR" office:value="6786900" calcext:value-type="currency">
            <text:p>6,786,900 €</text:p>
          </table:table-cell>
          <table:table-cell table:style-name="ce35" office:value-type="currency" office:currency="EUR" office:value="2479700" calcext:value-type="currency">
            <text:p>2,479,700 €</text:p>
          </table:table-cell>
          <table:table-cell table:style-name="ce35" office:value-type="currency" office:currency="EUR" office:value="0" calcext:value-type="currency">
            <text:p>0 €</text:p>
          </table:table-cell>
          <table:table-cell table:style-name="ce35" office:value-type="currency" office:currency="EUR" office:value="732000" calcext:value-type="currency">
            <text:p>732,000 €</text:p>
          </table:table-cell>
          <table:table-cell table:style-name="ce35" office:value-type="currency" office:currency="EUR" office:value="665400" calcext:value-type="currency">
            <text:p>665,400 €</text:p>
          </table:table-cell>
          <table:table-cell table:style-name="ce70" table:formula="of:=SUM([.Y13:.AD13])" office:value-type="currency" office:currency="EUR" office:value="47315300" calcext:value-type="currency">
            <text:p>47,315,300 €</text:p>
          </table:table-cell>
          <table:table-cell table:style-name="ce70" table:formula="of:=[.X13]-[.AE13]" office:value-type="currency" office:currency="EUR" office:value="-42474700" calcext:value-type="currency">
            <text:p>-42,474,700 €</text:p>
          </table:table-cell>
          <table:table-cell table:style-name="ce35" office:value-type="currency" office:currency="EUR" office:value="10140000" calcext:value-type="currency">
            <text:p>10,140,000 €</text:p>
          </table:table-cell>
          <table:table-cell table:number-columns-repeated="991"/>
        </table:table-row>
        <table:table-row table:style-name="ro2">
          <table:table-cell table:number-columns-repeated="17"/>
          <table:table-cell table:style-name="ce65" office:value-type="string" calcext:value-type="string">
            <text:p>03 30</text:p>
          </table:table-cell>
          <table:table-cell table:style-name="ce66" office:value-type="string" calcext:value-type="string">
            <text:p>Ausländer-, Asyl-, <text:s/>Aussiedler- und Flüchtlingsangelegenheiten</text:p>
          </table:table-cell>
          <table:table-cell table:style-name="ce35" table:content-validation-name="val4" office:value-type="currency" office:currency="EUR" office:value="0" calcext:value-type="currency">
            <text:p>0 €</text:p>
          </table:table-cell>
          <table:table-cell table:style-name="ce35" office:value-type="currency" office:currency="EUR" office:value="4643900" calcext:value-type="currency">
            <text:p>4,643,900 €</text:p>
          </table:table-cell>
          <table:table-cell table:style-name="ce35" office:value-type="currency" office:currency="EUR" office:value="168923000" calcext:value-type="currency">
            <text:p>168,923,000 €</text:p>
          </table:table-cell>
          <table:table-cell table:style-name="ce35" office:value-type="currency" office:currency="EUR" office:value="56185400" calcext:value-type="currency">
            <text:p>56,185,400 €</text:p>
          </table:table-cell>
          <table:table-cell table:style-name="ce35" office:value-type="currency" office:currency="EUR" office:value="229752300" calcext:value-type="currency">
            <text:p>229,752,300 €</text:p>
          </table:table-cell>
          <table:table-cell table:style-name="ce35" office:value-type="currency" office:currency="EUR" office:value="56731700" calcext:value-type="currency">
            <text:p>56,731,700 €</text:p>
          </table:table-cell>
          <table:table-cell table:style-name="ce35" office:value-type="currency" office:currency="EUR" office:value="434301700" calcext:value-type="currency">
            <text:p>434,301,700 €</text:p>
          </table:table-cell>
          <table:table-cell table:style-name="ce35" office:value-type="currency" office:currency="EUR" office:value="867912900" calcext:value-type="currency">
            <text:p>867,912,900 €</text:p>
          </table:table-cell>
          <table:table-cell table:style-name="ce35" office:value-type="currency" office:currency="EUR" office:value="0" calcext:value-type="currency">
            <text:p>0 €</text:p>
          </table:table-cell>
          <table:table-cell table:style-name="ce35" office:value-type="currency" office:currency="EUR" office:value="42772000" calcext:value-type="currency">
            <text:p>42,772,000 €</text:p>
          </table:table-cell>
          <table:table-cell table:style-name="ce35" office:value-type="currency" office:currency="EUR" office:value="293600" calcext:value-type="currency">
            <text:p>293,600 €</text:p>
          </table:table-cell>
          <table:table-cell table:style-name="ce70" table:formula="of:=SUM([.Y14:.AD14])" office:value-type="currency" office:currency="EUR" office:value="1402011900" calcext:value-type="currency">
            <text:p>1,402,011,900 €</text:p>
          </table:table-cell>
          <table:table-cell table:style-name="ce70" table:formula="of:=[.X14]-[.AE14]" office:value-type="currency" office:currency="EUR" office:value="-1172259600" calcext:value-type="currency">
            <text:p>-1,172,259,600 €</text:p>
          </table:table-cell>
          <table:table-cell table:style-name="ce35" office:value-type="currency" office:currency="EUR" office:value="429268200" calcext:value-type="currency">
            <text:p>429,268,200 €</text:p>
          </table:table-cell>
          <table:table-cell table:number-columns-repeated="991"/>
        </table:table-row>
        <table:table-row table:style-name="ro2">
          <table:table-cell table:number-columns-repeated="17"/>
          <table:table-cell table:style-name="ce65" office:value-type="string" calcext:value-type="string">
            <text:p>03 40</text:p>
          </table:table-cell>
          <table:table-cell table:style-name="ce66" office:value-type="string" calcext:value-type="string">
            <text:p>Wohnungswesen, Wohnraumförderung und Wohngeld</text:p>
          </table:table-cell>
          <table:table-cell table:style-name="ce35" table:content-validation-name="val4" office:value-type="currency" office:currency="EUR" office:value="0" calcext:value-type="currency">
            <text:p>0 €</text:p>
          </table:table-cell>
          <table:table-cell table:style-name="ce35" office:value-type="currency" office:currency="EUR" office:value="88871100" calcext:value-type="currency">
            <text:p>88,871,100 €</text:p>
          </table:table-cell>
          <table:table-cell table:style-name="ce35" office:value-type="currency" office:currency="EUR" office:value="445169500" calcext:value-type="currency">
            <text:p>445,169,500 €</text:p>
          </table:table-cell>
          <table:table-cell table:style-name="ce35" office:value-type="currency" office:currency="EUR" office:value="477352400" calcext:value-type="currency">
            <text:p>477,352,400 €</text:p>
          </table:table-cell>
          <table:table-cell table:style-name="ce35" office:value-type="currency" office:currency="EUR" office:value="1011393000" calcext:value-type="currency">
            <text:p>1,011,393,000 €</text:p>
          </table:table-cell>
          <table:table-cell table:style-name="ce35" office:value-type="currency" office:currency="EUR" office:value="0" calcext:value-type="currency">
            <text:p>0 €</text:p>
          </table:table-cell>
          <table:table-cell table:style-name="ce35" office:value-type="currency" office:currency="EUR" office:value="7215800" calcext:value-type="currency">
            <text:p>7,215,800 €</text:p>
          </table:table-cell>
          <table:table-cell table:style-name="ce35" office:value-type="currency" office:currency="EUR" office:value="926746800" calcext:value-type="currency">
            <text:p>926,746,800 €</text:p>
          </table:table-cell>
          <table:table-cell table:style-name="ce35" office:value-type="currency" office:currency="EUR" office:value="0" calcext:value-type="currency">
            <text:p>0 €</text:p>
          </table:table-cell>
          <table:table-cell table:style-name="ce35" office:value-type="currency" office:currency="EUR" office:value="2119705300" calcext:value-type="currency">
            <text:p>2,119,705,300 €</text:p>
          </table:table-cell>
          <table:table-cell table:style-name="ce35" office:value-type="currency" office:currency="EUR" office:value="0" calcext:value-type="currency">
            <text:p>0 €</text:p>
          </table:table-cell>
          <table:table-cell table:style-name="ce70" table:formula="of:=SUM([.Y15:.AD15])" office:value-type="currency" office:currency="EUR" office:value="3053667900" calcext:value-type="currency">
            <text:p>3,053,667,900 €</text:p>
          </table:table-cell>
          <table:table-cell table:style-name="ce70" table:formula="of:=[.X15]-[.AE15]" office:value-type="currency" office:currency="EUR" office:value="-2042274900" calcext:value-type="currency">
            <text:p>-2,042,274,900 €</text:p>
          </table:table-cell>
          <table:table-cell table:style-name="ce35" office:value-type="currency" office:currency="EUR" office:value="2280985000" calcext:value-type="currency">
            <text:p>2,280,985,000 €</text:p>
          </table:table-cell>
          <table:table-cell table:number-columns-repeated="991"/>
        </table:table-row>
        <table:table-row table:style-name="ro2">
          <table:table-cell table:number-columns-repeated="2"/>
          <table:table-cell table:style-name="ce68" table:number-columns-repeated="2"/>
          <table:table-cell table:number-columns-repeated="13"/>
          <table:table-cell table:style-name="ce65" office:value-type="string" calcext:value-type="string">
            <text:p>03 40 12</text:p>
          </table:table-cell>
          <table:table-cell table:style-name="ce66" office:value-type="string" calcext:value-type="string">
            <text:p>Zusätzlicher Sozialer Wohnungsbau</text:p>
          </table:table-cell>
          <table:table-cell table:style-name="ce35" table:content-validation-name="val4" office:value-type="currency" office:currency="EUR" office:value="0" calcext:value-type="currency">
            <text:p>0 €</text:p>
          </table:table-cell>
          <table:table-cell table:number-columns-repeated="8" table:style-name="ce35" office:value-type="currency" office:currency="EUR" office:value="0" calcext:value-type="currency">
            <text:p>0 €</text:p>
          </table:table-cell>
          <table:table-cell table:style-name="ce35" office:value-type="currency" office:currency="EUR" office:value="6500000000" calcext:value-type="currency">
            <text:p>6,500,000,000 €</text:p>
          </table:table-cell>
          <table:table-cell table:style-name="ce35" office:value-type="currency" office:currency="EUR" office:value="0" calcext:value-type="currency">
            <text:p>0 €</text:p>
          </table:table-cell>
          <table:table-cell table:style-name="ce70" table:formula="of:=SUM([.Y16:.AD16])" office:value-type="currency" office:currency="EUR" office:value="6500000000" calcext:value-type="currency">
            <text:p>6,500,000,000 €</text:p>
          </table:table-cell>
          <table:table-cell table:style-name="ce70" table:formula="of:=[.X16]-[.AE16]" office:value-type="currency" office:currency="EUR" office:value="-6500000000" calcext:value-type="currency">
            <text:p>-6,500,000,000 €</text:p>
          </table:table-cell>
          <table:table-cell table:style-name="ce35" office:value-type="currency" office:currency="EUR" office:value="0" calcext:value-type="currency">
            <text:p>0 €</text:p>
          </table:table-cell>
          <table:table-cell table:number-columns-repeated="991"/>
        </table:table-row>
        <table:table-row table:style-name="ro2">
          <table:table-cell table:style-name="ce41"/>
          <table:table-cell/>
          <table:table-cell table:style-name="ce68" table:number-columns-repeated="2"/>
          <table:table-cell table:number-columns-repeated="13"/>
          <table:table-cell table:style-name="ce65" office:value-type="string" calcext:value-type="string">
            <text:p>03 40 26</text:p>
          </table:table-cell>
          <table:table-cell table:style-name="ce66" office:value-type="string" calcext:value-type="string">
            <text:p>Fördertopf Landesbaukindergeld</text:p>
          </table:table-cell>
          <table:table-cell table:style-name="ce35" table:content-validation-name="val4" office:value-type="currency" office:currency="EUR" office:value="0" calcext:value-type="currency">
            <text:p>0 €</text:p>
          </table:table-cell>
          <table:table-cell table:number-columns-repeated="6" table:style-name="ce35" office:value-type="currency" office:currency="EUR" office:value="0" calcext:value-type="currency">
            <text:p>0 €</text:p>
          </table:table-cell>
          <table:table-cell table:style-name="ce35" office:value-type="currency" office:currency="EUR" office:value="118542000" calcext:value-type="currency">
            <text:p>118,542,000 €</text:p>
          </table:table-cell>
          <table:table-cell table:number-columns-repeated="3" table:style-name="ce35" office:value-type="currency" office:currency="EUR" office:value="0" calcext:value-type="currency">
            <text:p>0 €</text:p>
          </table:table-cell>
          <table:table-cell table:style-name="ce70" table:formula="of:=SUM([.Y17:.AD17])" office:value-type="currency" office:currency="EUR" office:value="118542000" calcext:value-type="currency">
            <text:p>118,542,000 €</text:p>
          </table:table-cell>
          <table:table-cell table:style-name="ce70" table:formula="of:=[.X17]-[.AE17]" office:value-type="currency" office:currency="EUR" office:value="-118542000" calcext:value-type="currency">
            <text:p>-118,542,000 €</text:p>
          </table:table-cell>
          <table:table-cell table:style-name="ce35" office:value-type="currency" office:currency="EUR" office:value="0" calcext:value-type="currency">
            <text:p>0 €</text:p>
          </table:table-cell>
          <table:table-cell table:number-columns-repeated="991"/>
        </table:table-row>
        <table:table-row table:style-name="ro2">
          <table:table-cell table:style-name="ce41"/>
          <table:table-cell/>
          <table:table-cell table:style-name="ce68" table:number-columns-repeated="2"/>
          <table:table-cell table:number-columns-repeated="13"/>
          <table:table-cell table:style-name="ce65" office:value-type="string" calcext:value-type="string">
            <text:p>03 40 145</text:p>
          </table:table-cell>
          <table:table-cell table:style-name="ce66" office:value-type="string" calcext:value-type="string">
            <text:p>Vollzug Vergesellschaftungsgesetze</text:p>
          </table:table-cell>
          <table:table-cell table:style-name="ce35" table:content-validation-name="val4" office:value-type="currency" office:currency="EUR" office:value="0" calcext:value-type="currency">
            <text:p>0 €</text:p>
          </table:table-cell>
          <table:table-cell table:number-columns-repeated="4" table:style-name="ce35" office:value-type="currency" office:currency="EUR" office:value="0" calcext:value-type="currency">
            <text:p>0 €</text:p>
          </table:table-cell>
          <table:table-cell table:style-name="ce35" office:value-type="currency" office:currency="EUR" office:value="1866000" calcext:value-type="currency">
            <text:p>1,866,000 €</text:p>
          </table:table-cell>
          <table:table-cell table:style-name="ce35" office:value-type="currency" office:currency="EUR" office:value="2845000" calcext:value-type="currency">
            <text:p>2,845,000 €</text:p>
          </table:table-cell>
          <table:table-cell table:style-name="ce35" office:value-type="currency" office:currency="EUR" office:value="396450000" calcext:value-type="currency">
            <text:p>396,450,000 €</text:p>
          </table:table-cell>
          <table:table-cell table:number-columns-repeated="2" table:style-name="ce35" office:value-type="currency" office:currency="EUR" office:value="0" calcext:value-type="currency">
            <text:p>0 €</text:p>
          </table:table-cell>
          <table:table-cell table:style-name="ce35" office:value-type="currency" office:currency="EUR" office:value="3866000" calcext:value-type="currency">
            <text:p>3,866,000 €</text:p>
          </table:table-cell>
          <table:table-cell table:style-name="ce70" table:formula="of:=SUM([.Y18:.AD18])" office:value-type="currency" office:currency="EUR" office:value="405027000" calcext:value-type="currency">
            <text:p>405,027,000 €</text:p>
          </table:table-cell>
          <table:table-cell table:style-name="ce70" table:formula="of:=[.X18]-[.AE18]" office:value-type="currency" office:currency="EUR" office:value="-405027000" calcext:value-type="currency">
            <text:p>-405,027,000 €</text:p>
          </table:table-cell>
          <table:table-cell table:style-name="ce35" office:value-type="currency" office:currency="EUR" office:value="20000000000" calcext:value-type="currency">
            <text:p>20,000,000,000 €</text:p>
          </table:table-cell>
          <table:table-cell table:number-columns-repeated="991"/>
        </table:table-row>
        <table:table-row table:style-name="ro2">
          <table:table-cell table:style-name="ce41"/>
          <table:table-cell/>
          <table:table-cell table:style-name="ce68" table:number-columns-repeated="2"/>
          <table:table-cell table:number-columns-repeated="13"/>
          <table:table-cell table:style-name="ce65" office:value-type="string" calcext:value-type="string">
            <text:p>03 41</text:p>
          </table:table-cell>
          <table:table-cell table:style-name="ce66" office:value-type="string" calcext:value-type="string">
            <text:p>Städtebau und Projekte</text:p>
          </table:table-cell>
          <table:table-cell table:style-name="ce35" table:content-validation-name="val4" office:value-type="currency" office:currency="EUR" office:value="0" calcext:value-type="currency">
            <text:p>0 €</text:p>
          </table:table-cell>
          <table:table-cell table:style-name="ce35" office:value-type="currency" office:currency="EUR" office:value="5121000" calcext:value-type="currency">
            <text:p>5,121,000 €</text:p>
          </table:table-cell>
          <table:table-cell table:style-name="ce35" office:value-type="currency" office:currency="EUR" office:value="2916000" calcext:value-type="currency">
            <text:p>2,916,000 €</text:p>
          </table:table-cell>
          <table:table-cell table:style-name="ce35" office:value-type="currency" office:currency="EUR" office:value="36493000" calcext:value-type="currency">
            <text:p>36,493,000 €</text:p>
          </table:table-cell>
          <table:table-cell table:style-name="ce35" office:value-type="currency" office:currency="EUR" office:value="44530000" calcext:value-type="currency">
            <text:p>44,530,000 €</text:p>
          </table:table-cell>
          <table:table-cell table:style-name="ce35" office:value-type="currency" office:currency="EUR" office:value="32175900" calcext:value-type="currency">
            <text:p>32,175,900 €</text:p>
          </table:table-cell>
          <table:table-cell table:style-name="ce35" office:value-type="currency" office:currency="EUR" office:value="70828400" calcext:value-type="currency">
            <text:p>70,828,400 €</text:p>
          </table:table-cell>
          <table:table-cell table:style-name="ce35" office:value-type="currency" office:currency="EUR" office:value="19665700" calcext:value-type="currency">
            <text:p>19,665,700 €</text:p>
          </table:table-cell>
          <table:table-cell table:style-name="ce35" office:value-type="currency" office:currency="EUR" office:value="0" calcext:value-type="currency">
            <text:p>0 €</text:p>
          </table:table-cell>
          <table:table-cell table:style-name="ce35" office:value-type="currency" office:currency="EUR" office:value="379802900" calcext:value-type="currency">
            <text:p>379,802,900 €</text:p>
          </table:table-cell>
          <table:table-cell table:style-name="ce35" office:value-type="currency" office:currency="EUR" office:value="0" calcext:value-type="currency">
            <text:p>0 €</text:p>
          </table:table-cell>
          <table:table-cell table:style-name="ce70" table:formula="of:=SUM([.Y19:.AD19])" office:value-type="currency" office:currency="EUR" office:value="502472900" calcext:value-type="currency">
            <text:p>502,472,900 €</text:p>
          </table:table-cell>
          <table:table-cell table:style-name="ce70" table:formula="of:=[.X19]-[.AE19]" office:value-type="currency" office:currency="EUR" office:value="-457942900" calcext:value-type="currency">
            <text:p>-457,942,900 €</text:p>
          </table:table-cell>
          <table:table-cell table:style-name="ce35" office:value-type="currency" office:currency="EUR" office:value="552239000" calcext:value-type="currency">
            <text:p>552,239,000 €</text:p>
          </table:table-cell>
          <table:table-cell table:number-columns-repeated="991"/>
        </table:table-row>
        <table:table-row table:style-name="ro2">
          <table:table-cell table:style-name="ce41"/>
          <table:table-cell/>
          <table:table-cell table:style-name="ce68" table:number-columns-repeated="2"/>
          <table:table-cell table:number-columns-repeated="13"/>
          <table:table-cell table:style-name="ce4" office:value-type="string" calcext:value-type="string">
            <text:p>Summe 2026</text:p>
          </table:table-cell>
          <table:table-cell table:style-name="ce4"/>
          <table:table-cell table:style-name="ce67" table:content-validation-name="val4" table:formula="of:=SUM([.T2:.T19])" office:value-type="currency" office:currency="EUR" office:value="0" calcext:value-type="currency">
            <text:p>0 €</text:p>
          </table:table-cell>
          <table:table-cell table:style-name="ce67" table:formula="of:=SUM([.U2:.U19])" office:value-type="currency" office:currency="EUR" office:value="193903600" calcext:value-type="currency">
            <text:p>193,903,600 €</text:p>
          </table:table-cell>
          <table:table-cell table:style-name="ce67" table:formula="of:=SUM([.V2:.V19])" office:value-type="currency" office:currency="EUR" office:value="706255100" calcext:value-type="currency">
            <text:p>706,255,100 €</text:p>
          </table:table-cell>
          <table:table-cell table:style-name="ce67" table:formula="of:=SUM([.W2:.W19])" office:value-type="currency" office:currency="EUR" office:value="570235400" calcext:value-type="currency">
            <text:p>570,235,400 €</text:p>
          </table:table-cell>
          <table:table-cell table:style-name="ce67" table:formula="of:=SUM([.X2:.X19])" office:value-type="currency" office:currency="EUR" office:value="1470394100" calcext:value-type="currency">
            <text:p>1,470,394,100 €</text:p>
          </table:table-cell>
          <table:table-cell table:style-name="ce67" table:formula="of:=SUM([.Y2:.Y19])" office:value-type="currency" office:currency="EUR" office:value="616538100" calcext:value-type="currency">
            <text:p>616,538,100 €</text:p>
          </table:table-cell>
          <table:table-cell table:style-name="ce67" table:formula="of:=SUM([.Z2:.Z19])" office:value-type="currency" office:currency="EUR" office:value="976590800" calcext:value-type="currency">
            <text:p>976,590,800 €</text:p>
          </table:table-cell>
          <table:table-cell table:style-name="ce67" table:formula="of:=SUM([.AA2:.AA19])" office:value-type="currency" office:currency="EUR" office:value="2909502700" calcext:value-type="currency">
            <text:p>2,909,502,700 €</text:p>
          </table:table-cell>
          <table:table-cell table:style-name="ce67" table:formula="of:=SUM([.AB2:.AB19])" office:value-type="currency" office:currency="EUR" office:value="5500" calcext:value-type="currency">
            <text:p>5,500 €</text:p>
          </table:table-cell>
          <table:table-cell table:style-name="ce67" table:formula="of:=SUM([.AC2:.AC19])" office:value-type="currency" office:currency="EUR" office:value="9368798200" calcext:value-type="currency">
            <text:p>9,368,798,200 €</text:p>
          </table:table-cell>
          <table:table-cell table:style-name="ce67" table:formula="of:=SUM([.AD2:.AD19])" office:value-type="currency" office:currency="EUR" office:value="13346300" calcext:value-type="currency">
            <text:p>13,346,300 €</text:p>
          </table:table-cell>
          <table:table-cell table:style-name="ce67" table:formula="of:=SUM([.AE2:.AE19])" office:value-type="currency" office:currency="EUR" office:value="13884781600" calcext:value-type="currency">
            <text:p>13,884,781,600 €</text:p>
          </table:table-cell>
          <table:table-cell table:style-name="ce67" table:formula="of:=SUM([.AF2:.AF19])" office:value-type="currency" office:currency="EUR" office:value="-12414387500" calcext:value-type="currency">
            <text:p>-12,414,387,500 €</text:p>
          </table:table-cell>
          <table:table-cell table:style-name="ce67" table:formula="of:=SUM([.AG2:.AG19])" office:value-type="currency" office:currency="EUR" office:value="23534260400" calcext:value-type="currency">
            <text:p>23,534,260,400 €</text:p>
          </table:table-cell>
          <table:table-cell table:number-columns-repeated="991"/>
        </table:table-row>
        <table:table-row table:style-name="ro3">
          <table:table-cell table:number-columns-repeated="2"/>
          <table:table-cell table:style-name="ce68" table:number-columns-repeated="2"/>
          <table:table-cell table:number-columns-repeated="1020"/>
        </table:table-row>
        <table:table-row table:style-name="ro3" table:number-rows-repeated="4">
          <table:table-cell table:style-name="ce41"/>
          <table:table-cell/>
          <table:table-cell table:style-name="ce68" table:number-columns-repeated="2"/>
          <table:table-cell table:number-columns-repeated="1020"/>
        </table:table-row>
        <table:table-row table:style-name="ro3">
          <table:table-cell table:number-columns-repeated="2"/>
          <table:table-cell table:style-name="ce68" table:number-columns-repeated="2"/>
          <table:table-cell table:number-columns-repeated="1020"/>
        </table:table-row>
        <table:table-row table:style-name="ro4" table:number-rows-repeated="1048549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Einzelplan 04" table:style-name="ta5">
        <table:table-column table:style-name="co4" table:default-cell-style-name="Default"/>
        <table:table-column table:style-name="co5" table:default-cell-style-name="Default"/>
        <table:table-column table:style-name="co3" table:number-columns-repeated="14" table:default-cell-style-name="Default"/>
        <table:table-column table:style-name="co1" table:default-cell-style-name="Default"/>
        <table:table-column table:style-name="co4" table:default-cell-style-name="Default"/>
        <table:table-column table:style-name="co6" table:default-cell-style-name="Default"/>
        <table:table-column table:style-name="co3" table:number-columns-repeated="14" table:default-cell-style-name="Default"/>
        <table:table-column table:style-name="co1" table:number-columns-repeated="991" table:default-cell-style-name="Default"/>
        <table:table-row table:style-name="ro2">
          <table:table-cell table:style-name="ce64" office:value-type="string" calcext:value-type="string">
            <text:p>Kapitel</text:p>
          </table:table-cell>
          <table:table-cell table:style-name="ce64" office:value-type="string" calcext:value-type="string">
            <text:p>Bezeichnung</text:p>
          </table:table-cell>
          <table:table-cell table:style-name="ce64" office:value-type="string" calcext:value-type="string">
            <text:p>0 Einnahmen aus Steuern und steuerähnlichen Abgaben</text:p>
          </table:table-cell>
          <table:table-cell table:style-name="ce64" office:value-type="string" calcext:value-type="string">
            <text:p>1 Verwaltungseinnahmen, Einnahmen aus Schuldendienst und dgl.</text:p>
          </table:table-cell>
          <table:table-cell table:style-name="ce64" office:value-type="string" calcext:value-type="string">
            <text:p>2 Einnahmen aus Zuweisungen und Zuschüssen mit Ausnahme für Investitionen</text:p>
          </table:table-cell>
          <table:table-cell table:style-name="ce64" office:value-type="string" calcext:value-type="string">
            <text:p>3 Einnahmen aus Schuldenaufnahmen, aus Zuweisungen und Zuschüssen für Investitionen, besondere Finanzierungseinnahmen</text:p>
          </table:table-cell>
          <table:table-cell table:style-name="ce64" office:value-type="string" calcext:value-type="string">
            <text:p>Summe Einnahmen</text:p>
          </table:table-cell>
          <table:table-cell table:style-name="ce64" office:value-type="string" calcext:value-type="string">
            <text:p>4 Personalausgaben</text:p>
          </table:table-cell>
          <table:table-cell table:style-name="ce64" office:value-type="string" calcext:value-type="string">
            <text:p>5 Sächliche Verwaltungsausgaben usw., Ausgaben für den Schuldendienst</text:p>
          </table:table-cell>
          <table:table-cell table:style-name="ce64" office:value-type="string" calcext:value-type="string">
            <text:p>6 Ausgaben für Zuweisungen und Zuschüsse mit Ausnahme für Investitionen</text:p>
          </table:table-cell>
          <table:table-cell table:style-name="ce64" office:value-type="string" calcext:value-type="string">
            <text:p>7 Baumaßnahmen</text:p>
          </table:table-cell>
          <table:table-cell table:style-name="ce64" office:value-type="string" calcext:value-type="string">
            <text:p>8 Sonstige Ausgaben für Investitionen und Investitionsförderungsmaßnahmen</text:p>
          </table:table-cell>
          <table:table-cell table:style-name="ce64" office:value-type="string" calcext:value-type="string">
            <text:p>9 Besondere Finanzierungsausgaben</text:p>
          </table:table-cell>
          <table:table-cell table:style-name="ce64" office:value-type="string" calcext:value-type="string">
            <text:p>Summe Ausgaben</text:p>
          </table:table-cell>
          <table:table-cell table:style-name="ce64" office:value-type="string" calcext:value-type="string">
            <text:p>"+ Überschuss - Zuschuss"</text:p>
          </table:table-cell>
          <table:table-cell table:style-name="ce64" office:value-type="string" calcext:value-type="string">
            <text:p>Verpflichtungsermächtigungen</text:p>
          </table:table-cell>
          <table:table-cell table:style-name="ce4"/>
          <table:table-cell table:style-name="ce64" office:value-type="string" calcext:value-type="string">
            <text:p>Kapitel</text:p>
          </table:table-cell>
          <table:table-cell table:style-name="ce64" office:value-type="string" calcext:value-type="string">
            <text:p>Bezeichnung</text:p>
          </table:table-cell>
          <table:table-cell table:style-name="ce64" office:value-type="string" calcext:value-type="string">
            <text:p>0 Einnahmen aus Steuern und steuerähnlichen Abgaben</text:p>
          </table:table-cell>
          <table:table-cell table:style-name="ce64" office:value-type="string" calcext:value-type="string">
            <text:p>1 Verwaltungseinnahmen, Einnahmen aus Schuldendienst und dgl.</text:p>
          </table:table-cell>
          <table:table-cell table:style-name="ce64" office:value-type="string" calcext:value-type="string">
            <text:p>2 Einnahmen aus Zuweisungen und Zuschüssen mit Ausnahme für Investitionen</text:p>
          </table:table-cell>
          <table:table-cell table:style-name="ce64" office:value-type="string" calcext:value-type="string">
            <text:p>3 Einnahmen aus Schuldenaufnahmen, aus Zuweisungen und Zuschüssen für Investitionen, besondere Finanzierungseinnahmen</text:p>
          </table:table-cell>
          <table:table-cell table:style-name="ce64" office:value-type="string" calcext:value-type="string">
            <text:p>Summe Einnahmen</text:p>
          </table:table-cell>
          <table:table-cell table:style-name="ce64" office:value-type="string" calcext:value-type="string">
            <text:p>4 Personalausgaben</text:p>
          </table:table-cell>
          <table:table-cell table:style-name="ce64" office:value-type="string" calcext:value-type="string">
            <text:p>5 Sächliche Verwaltungsausgaben usw., Ausgaben für den Schuldendienst</text:p>
          </table:table-cell>
          <table:table-cell table:style-name="ce64" office:value-type="string" calcext:value-type="string">
            <text:p>6 Ausgaben für Zuweisungen und Zuschüsse mit Ausnahme für Investitionen</text:p>
          </table:table-cell>
          <table:table-cell table:style-name="ce64" office:value-type="string" calcext:value-type="string">
            <text:p>7 Baumaßnahmen</text:p>
          </table:table-cell>
          <table:table-cell table:style-name="ce64" office:value-type="string" calcext:value-type="string">
            <text:p>8 Sonstige Ausgaben für Investitionen und Investitionsförderungsmaßnahmen</text:p>
          </table:table-cell>
          <table:table-cell table:style-name="ce64" office:value-type="string" calcext:value-type="string">
            <text:p>9 Besondere Finanzierungsausgaben</text:p>
          </table:table-cell>
          <table:table-cell table:style-name="ce64" office:value-type="string" calcext:value-type="string">
            <text:p>Summe Ausgaben</text:p>
          </table:table-cell>
          <table:table-cell table:style-name="ce64" office:value-type="string" calcext:value-type="string">
            <text:p>"+ Überschuss - Zuschuss"</text:p>
          </table:table-cell>
          <table:table-cell table:style-name="ce64" office:value-type="string" calcext:value-type="string">
            <text:p>Verpflichtungsermächtigungen</text:p>
          </table:table-cell>
          <table:table-cell table:number-columns-repeated="991"/>
        </table:table-row>
        <table:table-row table:style-name="ro2">
          <table:table-cell table:style-name="ce41" office:value-type="string" calcext:value-type="string">
            <text:p>04 01</text:p>
          </table:table-cell>
          <table:table-cell table:style-name="ce4" office:value-type="string" calcext:value-type="string">
            <text:p>Ministerium</text:p>
          </table:table-cell>
          <table:table-cell table:style-name="ce67" table:content-validation-name="val5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12106700" calcext:value-type="currency">
            <text:p>12,106,700 €</text:p>
          </table:table-cell>
          <table:table-cell table:style-name="ce67" office:value-type="currency" office:currency="EUR" office:value="98998000" calcext:value-type="currency">
            <text:p>98,998,0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67" table:formula="of:=SUM([.C2:.F2])" office:value-type="currency" office:currency="EUR" office:value="111104700" calcext:value-type="currency">
            <text:p>111,104,700 €</text:p>
          </table:table-cell>
          <table:table-cell table:style-name="ce67" office:value-type="currency" office:currency="EUR" office:value="263759300" calcext:value-type="currency">
            <text:p>263,759,300 €</text:p>
          </table:table-cell>
          <table:table-cell table:style-name="ce67" office:value-type="currency" office:currency="EUR" office:value="91289300" calcext:value-type="currency">
            <text:p>91,289,300 €</text:p>
          </table:table-cell>
          <table:table-cell table:style-name="ce67" office:value-type="currency" office:currency="EUR" office:value="352725600" calcext:value-type="currency">
            <text:p>352,725,6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26860700" calcext:value-type="currency">
            <text:p>26,860,700 €</text:p>
          </table:table-cell>
          <table:table-cell table:style-name="ce67" office:value-type="currency" office:currency="EUR" office:value="-9467900" calcext:value-type="currency">
            <text:p>-9,467,900 €</text:p>
          </table:table-cell>
          <table:table-cell table:style-name="ce67" table:formula="of:=SUM([.H2:.M2])" office:value-type="currency" office:currency="EUR" office:value="725167000" calcext:value-type="currency">
            <text:p>725,167,000 €</text:p>
          </table:table-cell>
          <table:table-cell table:style-name="ce67" table:formula="of:=[.G2]-[.N2]" office:value-type="currency" office:currency="EUR" office:value="-614062300" calcext:value-type="currency">
            <text:p>-614,062,300 €</text:p>
          </table:table-cell>
          <table:table-cell table:style-name="ce67" office:value-type="currency" office:currency="EUR" office:value="357072000" calcext:value-type="currency">
            <text:p>357,072,000 €</text:p>
          </table:table-cell>
          <table:table-cell table:style-name="ce4"/>
          <table:table-cell table:style-name="ce41" office:value-type="string" calcext:value-type="string">
            <text:p>04 01</text:p>
          </table:table-cell>
          <table:table-cell table:style-name="ce4" office:value-type="string" calcext:value-type="string">
            <text:p>Ministerium</text:p>
          </table:table-cell>
          <table:table-cell table:style-name="ce67" table:content-validation-name="val5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11981700" calcext:value-type="currency">
            <text:p>11,981,700 €</text:p>
          </table:table-cell>
          <table:table-cell table:style-name="ce67" office:value-type="currency" office:currency="EUR" office:value="10001000" calcext:value-type="currency">
            <text:p>10,001,0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67" table:formula="of:=SUM([.T2:.W2])" office:value-type="currency" office:currency="EUR" office:value="21982700" calcext:value-type="currency">
            <text:p>21,982,700 €</text:p>
          </table:table-cell>
          <table:table-cell table:style-name="ce67" table:content-validation-name="val5" office:value-type="currency" office:currency="EUR" office:value="26709700" calcext:value-type="currency">
            <text:p>26,709,700 €</text:p>
          </table:table-cell>
          <table:table-cell table:style-name="ce67" office:value-type="currency" office:currency="EUR" office:value="10475600" calcext:value-type="currency">
            <text:p>10,475,600 €</text:p>
          </table:table-cell>
          <table:table-cell table:style-name="ce67" office:value-type="currency" office:currency="EUR" office:value="22660000" calcext:value-type="currency">
            <text:p>22,660,0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1247900" calcext:value-type="currency">
            <text:p>1,247,900 €</text:p>
          </table:table-cell>
          <table:table-cell table:style-name="ce67" office:value-type="currency" office:currency="EUR" office:value="-2736800" calcext:value-type="currency">
            <text:p>-2,736,800 €</text:p>
          </table:table-cell>
          <table:table-cell table:style-name="ce67" table:formula="of:=SUM([.Y2:.AD2])" office:value-type="currency" office:currency="EUR" office:value="58356400" calcext:value-type="currency">
            <text:p>58,356,400 €</text:p>
          </table:table-cell>
          <table:table-cell table:style-name="ce67" table:formula="of:=[.X2]-[.AE2]" office:value-type="currency" office:currency="EUR" office:value="-36373700" calcext:value-type="currency">
            <text:p>-36,373,700 €</text:p>
          </table:table-cell>
          <table:table-cell table:style-name="ce67" office:value-type="currency" office:currency="EUR" office:value="44634000" calcext:value-type="currency">
            <text:p>44,634,000 €</text:p>
          </table:table-cell>
          <table:table-cell table:number-columns-repeated="991"/>
        </table:table-row>
        <table:table-row table:style-name="ro2">
          <table:table-cell table:style-name="ce41" office:value-type="string" calcext:value-type="string">
            <text:p>04 02</text:p>
          </table:table-cell>
          <table:table-cell table:style-name="ce4" office:value-type="string" calcext:value-type="string">
            <text:p>Allgemeine Bewilligungen</text:p>
          </table:table-cell>
          <table:table-cell table:style-name="ce67" table:content-validation-name="val5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909100" calcext:value-type="currency">
            <text:p>909,100 €</text:p>
          </table:table-cell>
          <table:table-cell table:style-name="ce67" office:value-type="currency" office:currency="EUR" office:value="12800" calcext:value-type="currency">
            <text:p>12,800 €</text:p>
          </table:table-cell>
          <table:table-cell table:style-name="ce67" office:value-type="currency" office:currency="EUR" office:value="30500000" calcext:value-type="currency">
            <text:p>30,500,000 €</text:p>
          </table:table-cell>
          <table:table-cell table:style-name="ce67" table:formula="of:=SUM([.C3:.F3])" office:value-type="currency" office:currency="EUR" office:value="31421900" calcext:value-type="currency">
            <text:p>31,421,900 €</text:p>
          </table:table-cell>
          <table:table-cell table:style-name="ce67" office:value-type="currency" office:currency="EUR" office:value="-77041400" calcext:value-type="currency">
            <text:p>-77,041,400 €</text:p>
          </table:table-cell>
          <table:table-cell table:style-name="ce67" office:value-type="currency" office:currency="EUR" office:value="21462800" calcext:value-type="currency">
            <text:p>21,462,800 €</text:p>
          </table:table-cell>
          <table:table-cell table:style-name="ce67" office:value-type="currency" office:currency="EUR" office:value="729965100" calcext:value-type="currency">
            <text:p>729,965,1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38693700" calcext:value-type="currency">
            <text:p>38,693,700 €</text:p>
          </table:table-cell>
          <table:table-cell table:style-name="ce67" office:value-type="currency" office:currency="EUR" office:value="-17171500" calcext:value-type="currency">
            <text:p>-17,171,500 €</text:p>
          </table:table-cell>
          <table:table-cell table:style-name="ce67" table:formula="of:=SUM([.H3:.M3])" office:value-type="currency" office:currency="EUR" office:value="695908700" calcext:value-type="currency">
            <text:p>695,908,700 €</text:p>
          </table:table-cell>
          <table:table-cell table:style-name="ce67" table:formula="of:=[.G3]-[.N3]" office:value-type="currency" office:currency="EUR" office:value="-664486800" calcext:value-type="currency">
            <text:p>-664,486,800 €</text:p>
          </table:table-cell>
          <table:table-cell table:style-name="ce67" office:value-type="currency" office:currency="EUR" office:value="27531200" calcext:value-type="currency">
            <text:p>27,531,200 €</text:p>
          </table:table-cell>
          <table:table-cell table:style-name="ce4"/>
          <table:table-cell table:style-name="ce41" office:value-type="string" calcext:value-type="string">
            <text:p>04 02</text:p>
          </table:table-cell>
          <table:table-cell table:style-name="ce4" office:value-type="string" calcext:value-type="string">
            <text:p>Allgemeine Bewilligungen</text:p>
          </table:table-cell>
          <table:table-cell table:style-name="ce67" table:content-validation-name="val5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909100" calcext:value-type="currency">
            <text:p>909,100 €</text:p>
          </table:table-cell>
          <table:table-cell table:style-name="ce67" office:value-type="currency" office:currency="EUR" office:value="12000" calcext:value-type="currency">
            <text:p>12,000 €</text:p>
          </table:table-cell>
          <table:table-cell table:style-name="ce67" office:value-type="currency" office:currency="EUR" office:value="30000000" calcext:value-type="currency">
            <text:p>30,000,000 €</text:p>
          </table:table-cell>
          <table:table-cell table:style-name="ce67" table:formula="of:=SUM([.T3:.W3])" office:value-type="currency" office:currency="EUR" office:value="30921100" calcext:value-type="currency">
            <text:p>30,921,100 €</text:p>
          </table:table-cell>
          <table:table-cell table:style-name="ce67" table:content-validation-name="val5" office:value-type="currency" office:currency="EUR" office:value="-77580200" calcext:value-type="currency">
            <text:p>-77,580,200 €</text:p>
          </table:table-cell>
          <table:table-cell table:style-name="ce67" office:value-type="currency" office:currency="EUR" office:value="21207300" calcext:value-type="currency">
            <text:p>21,207,300 €</text:p>
          </table:table-cell>
          <table:table-cell table:style-name="ce67" office:value-type="currency" office:currency="EUR" office:value="762984600" calcext:value-type="currency">
            <text:p>762,984,6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7554600" calcext:value-type="currency">
            <text:p>7,554,600 €</text:p>
          </table:table-cell>
          <table:table-cell table:style-name="ce67" office:value-type="currency" office:currency="EUR" office:value="-14490100" calcext:value-type="currency">
            <text:p>-14,490,100 €</text:p>
          </table:table-cell>
          <table:table-cell table:style-name="ce67" table:formula="of:=SUM([.Y3:.AD3])" office:value-type="currency" office:currency="EUR" office:value="699676200" calcext:value-type="currency">
            <text:p>699,676,200 €</text:p>
          </table:table-cell>
          <table:table-cell table:style-name="ce67" table:formula="of:=[.X3]-[.AE3]" office:value-type="currency" office:currency="EUR" office:value="-668755100" calcext:value-type="currency">
            <text:p>-668,755,100 €</text:p>
          </table:table-cell>
          <table:table-cell table:style-name="ce67" office:value-type="currency" office:currency="EUR" office:value="26131200" calcext:value-type="currency">
            <text:p>26,131,200 €</text:p>
          </table:table-cell>
          <table:table-cell table:number-columns-repeated="991"/>
        </table:table-row>
        <table:table-row table:style-name="ro2">
          <table:table-cell table:style-name="ce72" office:value-type="string" calcext:value-type="string">
            <text:p>04 03</text:p>
          </table:table-cell>
          <table:table-cell table:style-name="ce4" office:value-type="string" calcext:value-type="string">
            <text:p>Landesamt für Schule und Bildung</text:p>
          </table:table-cell>
          <table:table-cell table:style-name="ce74" table:content-validation-name="val5" office:value-type="currency" office:currency="EUR" office:value="0" calcext:value-type="currency">
            <text:p>0 €</text:p>
          </table:table-cell>
          <table:table-cell table:style-name="ce74" office:value-type="currency" office:currency="EUR" office:value="2087600" calcext:value-type="currency">
            <text:p>2,087,600 €</text:p>
          </table:table-cell>
          <table:table-cell table:style-name="ce74" office:value-type="currency" office:currency="EUR" office:value="4524000" calcext:value-type="currency">
            <text:p>4,524,000 €</text:p>
          </table:table-cell>
          <table:table-cell table:style-name="ce74" office:value-type="currency" office:currency="EUR" office:value="0" calcext:value-type="currency">
            <text:p>0 €</text:p>
          </table:table-cell>
          <table:table-cell table:style-name="ce67" table:formula="of:=SUM([.C4:.F4])" office:value-type="currency" office:currency="EUR" office:value="6611600" calcext:value-type="currency">
            <text:p>6,611,600 €</text:p>
          </table:table-cell>
          <table:table-cell table:style-name="ce74" office:value-type="currency" office:currency="EUR" office:value="234890500" calcext:value-type="currency">
            <text:p>234,890,500 €</text:p>
          </table:table-cell>
          <table:table-cell table:style-name="ce74" office:value-type="currency" office:currency="EUR" office:value="57291100" calcext:value-type="currency">
            <text:p>57,291,100 €</text:p>
          </table:table-cell>
          <table:table-cell table:style-name="ce74" office:value-type="currency" office:currency="EUR" office:value="105629800" calcext:value-type="currency">
            <text:p>105,629,800 €</text:p>
          </table:table-cell>
          <table:table-cell table:style-name="ce74" office:value-type="currency" office:currency="EUR" office:value="0" calcext:value-type="currency">
            <text:p>0 €</text:p>
          </table:table-cell>
          <table:table-cell table:style-name="ce74" office:value-type="currency" office:currency="EUR" office:value="1553200" calcext:value-type="currency">
            <text:p>1,553,200 €</text:p>
          </table:table-cell>
          <table:table-cell table:style-name="ce74" office:value-type="currency" office:currency="EUR" office:value="2131900" calcext:value-type="currency">
            <text:p>2,131,900 €</text:p>
          </table:table-cell>
          <table:table-cell table:style-name="ce67" table:formula="of:=SUM([.H4:.M4])" office:value-type="currency" office:currency="EUR" office:value="401496500" calcext:value-type="currency">
            <text:p>401,496,500 €</text:p>
          </table:table-cell>
          <table:table-cell table:style-name="ce67" table:formula="of:=[.G4]-[.N4]" office:value-type="currency" office:currency="EUR" office:value="-394884900" calcext:value-type="currency">
            <text:p>-394,884,900 €</text:p>
          </table:table-cell>
          <table:table-cell table:style-name="ce75" office:value-type="currency" office:currency="EUR" office:value="16940800" calcext:value-type="currency">
            <text:p>16,940,800 €</text:p>
          </table:table-cell>
          <table:table-cell table:style-name="ce4"/>
          <table:table-cell table:style-name="ce72" office:value-type="string" calcext:value-type="string">
            <text:p>04 03</text:p>
          </table:table-cell>
          <table:table-cell table:style-name="ce4" office:value-type="string" calcext:value-type="string">
            <text:p>Landesamt für Schule und Bildung</text:p>
          </table:table-cell>
          <table:table-cell table:style-name="ce74" table:content-validation-name="val5" office:value-type="currency" office:currency="EUR" office:value="0" calcext:value-type="currency">
            <text:p>0 €</text:p>
          </table:table-cell>
          <table:table-cell table:style-name="ce74" office:value-type="currency" office:currency="EUR" office:value="2085600" calcext:value-type="currency">
            <text:p>2,085,600 €</text:p>
          </table:table-cell>
          <table:table-cell table:style-name="ce74" office:value-type="currency" office:currency="EUR" office:value="5094000" calcext:value-type="currency">
            <text:p>5,094,000 €</text:p>
          </table:table-cell>
          <table:table-cell table:style-name="ce74" office:value-type="currency" office:currency="EUR" office:value="0" calcext:value-type="currency">
            <text:p>0 €</text:p>
          </table:table-cell>
          <table:table-cell table:style-name="ce67" table:formula="of:=SUM([.T4:.W4])" office:value-type="currency" office:currency="EUR" office:value="7179600" calcext:value-type="currency">
            <text:p>7,179,600 €</text:p>
          </table:table-cell>
          <table:table-cell table:style-name="ce76" table:content-validation-name="val5" office:value-type="currency" office:currency="EUR" office:value="278483000" calcext:value-type="currency">
            <text:p>278,483,000 €</text:p>
          </table:table-cell>
          <table:table-cell table:style-name="ce74" office:value-type="currency" office:currency="EUR" office:value="44199700" calcext:value-type="currency">
            <text:p>44,199,700 €</text:p>
          </table:table-cell>
          <table:table-cell table:style-name="ce74" office:value-type="currency" office:currency="EUR" office:value="115888700" calcext:value-type="currency">
            <text:p>115,888,700 €</text:p>
          </table:table-cell>
          <table:table-cell table:style-name="ce74" office:value-type="currency" office:currency="EUR" office:value="0" calcext:value-type="currency">
            <text:p>0 €</text:p>
          </table:table-cell>
          <table:table-cell table:style-name="ce74" office:value-type="currency" office:currency="EUR" office:value="1584900" calcext:value-type="currency">
            <text:p>1,584,900 €</text:p>
          </table:table-cell>
          <table:table-cell table:style-name="ce74" office:value-type="currency" office:currency="EUR" office:value="2508600" calcext:value-type="currency">
            <text:p>2,508,600 €</text:p>
          </table:table-cell>
          <table:table-cell table:style-name="ce67" table:formula="of:=SUM([.Y4:.AD4])" office:value-type="currency" office:currency="EUR" office:value="442664900" calcext:value-type="currency">
            <text:p>442,664,900 €</text:p>
          </table:table-cell>
          <table:table-cell table:style-name="ce67" table:formula="of:=[.X4]-[.AE4]" office:value-type="currency" office:currency="EUR" office:value="-435485300" calcext:value-type="currency">
            <text:p>-435,485,300 €</text:p>
          </table:table-cell>
          <table:table-cell table:style-name="ce75" office:value-type="currency" office:currency="EUR" office:value="21704800" calcext:value-type="currency">
            <text:p>21,704,800 €</text:p>
          </table:table-cell>
          <table:table-cell table:number-columns-repeated="991"/>
        </table:table-row>
        <table:table-row table:style-name="ro2">
          <table:table-cell table:style-name="ce72" office:value-type="string" calcext:value-type="string">
            <text:p>04 04</text:p>
          </table:table-cell>
          <table:table-cell table:style-name="ce73" office:value-type="string" calcext:value-type="string">
            <text:p>Ostdeutsche Landeszentrale für politische Bildung (OLpB)</text:p>
          </table:table-cell>
          <table:table-cell table:style-name="ce74" table:content-validation-name="val5" office:value-type="currency" office:currency="EUR" office:value="0" calcext:value-type="currency">
            <text:p>0 €</text:p>
          </table:table-cell>
          <table:table-cell table:style-name="ce74" office:value-type="currency" office:currency="EUR" office:value="297700" calcext:value-type="currency">
            <text:p>297,700 €</text:p>
          </table:table-cell>
          <table:table-cell table:style-name="ce74" office:value-type="currency" office:currency="EUR" office:value="10000" calcext:value-type="currency">
            <text:p>10,000 €</text:p>
          </table:table-cell>
          <table:table-cell table:style-name="ce74" office:value-type="currency" office:currency="EUR" office:value="0" calcext:value-type="currency">
            <text:p>0 €</text:p>
          </table:table-cell>
          <table:table-cell table:style-name="ce67" table:formula="of:=SUM([.C5:.F5])" office:value-type="currency" office:currency="EUR" office:value="307700" calcext:value-type="currency">
            <text:p>307,700 €</text:p>
          </table:table-cell>
          <table:table-cell table:style-name="ce74" office:value-type="currency" office:currency="EUR" office:value="8081100" calcext:value-type="currency">
            <text:p>8,081,100 €</text:p>
          </table:table-cell>
          <table:table-cell table:style-name="ce74" office:value-type="currency" office:currency="EUR" office:value="5528200" calcext:value-type="currency">
            <text:p>5,528,200 €</text:p>
          </table:table-cell>
          <table:table-cell table:style-name="ce74" office:value-type="currency" office:currency="EUR" office:value="16091300" calcext:value-type="currency">
            <text:p>16,091,300 €</text:p>
          </table:table-cell>
          <table:table-cell table:style-name="ce74" office:value-type="currency" office:currency="EUR" office:value="0" calcext:value-type="currency">
            <text:p>0 €</text:p>
          </table:table-cell>
          <table:table-cell table:style-name="ce74" office:value-type="currency" office:currency="EUR" office:value="582600" calcext:value-type="currency">
            <text:p>582,600 €</text:p>
          </table:table-cell>
          <table:table-cell table:style-name="ce74" office:value-type="currency" office:currency="EUR" office:value="19400" calcext:value-type="currency">
            <text:p>19,400 €</text:p>
          </table:table-cell>
          <table:table-cell table:style-name="ce67" table:formula="of:=SUM([.H5:.M5])" office:value-type="currency" office:currency="EUR" office:value="30302600" calcext:value-type="currency">
            <text:p>30,302,600 €</text:p>
          </table:table-cell>
          <table:table-cell table:style-name="ce67" table:formula="of:=[.G5]-[.N5]" office:value-type="currency" office:currency="EUR" office:value="-29994900" calcext:value-type="currency">
            <text:p>-29,994,900 €</text:p>
          </table:table-cell>
          <table:table-cell table:style-name="ce75" office:value-type="currency" office:currency="EUR" office:value="9889000" calcext:value-type="currency">
            <text:p>9,889,000 €</text:p>
          </table:table-cell>
          <table:table-cell table:style-name="ce4"/>
          <table:table-cell table:style-name="ce72" office:value-type="string" calcext:value-type="string">
            <text:p>04 04</text:p>
          </table:table-cell>
          <table:table-cell table:style-name="ce73" office:value-type="string" calcext:value-type="string">
            <text:p>Ostdeutsche Landeszentrale für politische Bildung (OLpB)</text:p>
          </table:table-cell>
          <table:table-cell table:style-name="ce74" table:content-validation-name="val5" office:value-type="currency" office:currency="EUR" office:value="0" calcext:value-type="currency">
            <text:p>0 €</text:p>
          </table:table-cell>
          <table:table-cell table:style-name="ce74" office:value-type="currency" office:currency="EUR" office:value="297700" calcext:value-type="currency">
            <text:p>297,700 €</text:p>
          </table:table-cell>
          <table:table-cell table:style-name="ce74" office:value-type="currency" office:currency="EUR" office:value="11000" calcext:value-type="currency">
            <text:p>11,000 €</text:p>
          </table:table-cell>
          <table:table-cell table:style-name="ce74" office:value-type="currency" office:currency="EUR" office:value="0" calcext:value-type="currency">
            <text:p>0 €</text:p>
          </table:table-cell>
          <table:table-cell table:style-name="ce67" table:formula="of:=SUM([.T5:.W5])" office:value-type="currency" office:currency="EUR" office:value="308700" calcext:value-type="currency">
            <text:p>308,700 €</text:p>
          </table:table-cell>
          <table:table-cell table:style-name="ce76" table:content-validation-name="val5" office:value-type="currency" office:currency="EUR" office:value="8212300" calcext:value-type="currency">
            <text:p>8,212,300 €</text:p>
          </table:table-cell>
          <table:table-cell table:style-name="ce74" office:value-type="currency" office:currency="EUR" office:value="5437000" calcext:value-type="currency">
            <text:p>5,437,000 €</text:p>
          </table:table-cell>
          <table:table-cell table:style-name="ce74" office:value-type="currency" office:currency="EUR" office:value="15901300" calcext:value-type="currency">
            <text:p>15,901,300 €</text:p>
          </table:table-cell>
          <table:table-cell table:style-name="ce74" office:value-type="currency" office:currency="EUR" office:value="0" calcext:value-type="currency">
            <text:p>0 €</text:p>
          </table:table-cell>
          <table:table-cell table:style-name="ce74" office:value-type="currency" office:currency="EUR" office:value="582600" calcext:value-type="currency">
            <text:p>582,600 €</text:p>
          </table:table-cell>
          <table:table-cell table:style-name="ce74" office:value-type="currency" office:currency="EUR" office:value="23600" calcext:value-type="currency">
            <text:p>23,600 €</text:p>
          </table:table-cell>
          <table:table-cell table:style-name="ce67" table:formula="of:=SUM([.Y5:.AD5])" office:value-type="currency" office:currency="EUR" office:value="30156800" calcext:value-type="currency">
            <text:p>30,156,800 €</text:p>
          </table:table-cell>
          <table:table-cell table:style-name="ce67" table:formula="of:=[.X5]-[.AE5]" office:value-type="currency" office:currency="EUR" office:value="-29848100" calcext:value-type="currency">
            <text:p>-29,848,100 €</text:p>
          </table:table-cell>
          <table:table-cell table:style-name="ce75" office:value-type="currency" office:currency="EUR" office:value="9889000" calcext:value-type="currency">
            <text:p>9,889,000 €</text:p>
          </table:table-cell>
          <table:table-cell table:number-columns-repeated="991"/>
        </table:table-row>
        <table:table-row table:style-name="ro2">
          <table:table-cell table:style-name="ce41" office:value-type="string" calcext:value-type="string">
            <text:p>04 05</text:p>
          </table:table-cell>
          <table:table-cell table:style-name="ce4" office:value-type="string" calcext:value-type="string">
            <text:p>Förderung der Kindertageseinrichtungen und Kindertagespflege</text:p>
          </table:table-cell>
          <table:table-cell table:style-name="ce67" table:content-validation-name="val5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571000" calcext:value-type="currency">
            <text:p>571,0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13615600" calcext:value-type="currency">
            <text:p>13,615,600 €</text:p>
          </table:table-cell>
          <table:table-cell table:style-name="ce67" table:formula="of:=SUM([.C6:.F6])" office:value-type="currency" office:currency="EUR" office:value="14186600" calcext:value-type="currency">
            <text:p>14,186,600 €</text:p>
          </table:table-cell>
          <table:table-cell table:style-name="ce67" office:value-type="currency" office:currency="EUR" office:value="192400" calcext:value-type="currency">
            <text:p>192,400 €</text:p>
          </table:table-cell>
          <table:table-cell table:style-name="ce67" office:value-type="currency" office:currency="EUR" office:value="8285600" calcext:value-type="currency">
            <text:p>8,285,600 €</text:p>
          </table:table-cell>
          <table:table-cell table:style-name="ce67" office:value-type="currency" office:currency="EUR" office:value="2629242700" calcext:value-type="currency">
            <text:p>2,629,242,7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14797000" calcext:value-type="currency">
            <text:p>14,797,0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67" table:formula="of:=SUM([.H6:.M6])" office:value-type="currency" office:currency="EUR" office:value="2652517700" calcext:value-type="currency">
            <text:p>2,652,517,700 €</text:p>
          </table:table-cell>
          <table:table-cell table:style-name="ce67" table:formula="of:=[.G6]-[.N6]" office:value-type="currency" office:currency="EUR" office:value="-2638331100" calcext:value-type="currency">
            <text:p>-2,638,331,100 €</text:p>
          </table:table-cell>
          <table:table-cell table:style-name="ce67" office:value-type="currency" office:currency="EUR" office:value="64104400" calcext:value-type="currency">
            <text:p>64,104,400 €</text:p>
          </table:table-cell>
          <table:table-cell table:style-name="ce4"/>
          <table:table-cell table:style-name="ce41" office:value-type="string" calcext:value-type="string">
            <text:p>04 05</text:p>
          </table:table-cell>
          <table:table-cell table:style-name="ce4" office:value-type="string" calcext:value-type="string">
            <text:p>Förderung der Kindertageseinrichtungen und Kindertagespflege</text:p>
          </table:table-cell>
          <table:table-cell table:style-name="ce67" table:content-validation-name="val5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573000" calcext:value-type="currency">
            <text:p>573,0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13615600" calcext:value-type="currency">
            <text:p>13,615,600 €</text:p>
          </table:table-cell>
          <table:table-cell table:style-name="ce67" table:formula="of:=SUM([.T6:.W6])" office:value-type="currency" office:currency="EUR" office:value="14188600" calcext:value-type="currency">
            <text:p>14,188,600 €</text:p>
          </table:table-cell>
          <table:table-cell table:style-name="ce67" table:content-validation-name="val5" office:value-type="currency" office:currency="EUR" office:value="192400" calcext:value-type="currency">
            <text:p>192,400 €</text:p>
          </table:table-cell>
          <table:table-cell table:style-name="ce67" office:value-type="currency" office:currency="EUR" office:value="8335600" calcext:value-type="currency">
            <text:p>8,335,600 €</text:p>
          </table:table-cell>
          <table:table-cell table:style-name="ce67" office:value-type="currency" office:currency="EUR" office:value="2464897900" calcext:value-type="currency">
            <text:p>2,464,897,9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14797000" calcext:value-type="currency">
            <text:p>14,797,0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67" table:formula="of:=SUM([.Y6:.AD6])" office:value-type="currency" office:currency="EUR" office:value="2488222900" calcext:value-type="currency">
            <text:p>2,488,222,900 €</text:p>
          </table:table-cell>
          <table:table-cell table:style-name="ce67" table:formula="of:=[.X6]-[.AE6]" office:value-type="currency" office:currency="EUR" office:value="-2474034300" calcext:value-type="currency">
            <text:p>-2,474,034,300 €</text:p>
          </table:table-cell>
          <table:table-cell table:style-name="ce67" office:value-type="currency" office:currency="EUR" office:value="64104400" calcext:value-type="currency">
            <text:p>64,104,400 €</text:p>
          </table:table-cell>
          <table:table-cell table:number-columns-repeated="991"/>
        </table:table-row>
        <table:table-row table:style-name="ro2">
          <table:table-cell table:style-name="ce41" office:value-type="string" calcext:value-type="string">
            <text:p>04 06</text:p>
          </table:table-cell>
          <table:table-cell table:style-name="ce4" office:value-type="string" calcext:value-type="string">
            <text:p>Kinder- und Jugendhilfe</text:p>
          </table:table-cell>
          <table:table-cell table:style-name="ce67" table:content-validation-name="val5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709000" calcext:value-type="currency">
            <text:p>709,000 €</text:p>
          </table:table-cell>
          <table:table-cell table:style-name="ce67" office:value-type="currency" office:currency="EUR" office:value="92097000" calcext:value-type="currency">
            <text:p>92,097,0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67" table:formula="of:=SUM([.C7:.F7])" office:value-type="currency" office:currency="EUR" office:value="92806000" calcext:value-type="currency">
            <text:p>92,806,000 €</text:p>
          </table:table-cell>
          <table:table-cell table:style-name="ce67" office:value-type="currency" office:currency="EUR" office:value="20732000" calcext:value-type="currency">
            <text:p>20,732,000 €</text:p>
          </table:table-cell>
          <table:table-cell table:style-name="ce67" office:value-type="currency" office:currency="EUR" office:value="2816700" calcext:value-type="currency">
            <text:p>2,816,700 €</text:p>
          </table:table-cell>
          <table:table-cell table:style-name="ce67" office:value-type="currency" office:currency="EUR" office:value="303067700" calcext:value-type="currency">
            <text:p>303,067,7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1000000" calcext:value-type="currency">
            <text:p>1,000,0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67" table:formula="of:=SUM([.H7:.M7])" office:value-type="currency" office:currency="EUR" office:value="327616400" calcext:value-type="currency">
            <text:p>327,616,400 €</text:p>
          </table:table-cell>
          <table:table-cell table:style-name="ce67" table:formula="of:=[.G7]-[.N7]" office:value-type="currency" office:currency="EUR" office:value="-234810400" calcext:value-type="currency">
            <text:p>-234,810,400 €</text:p>
          </table:table-cell>
          <table:table-cell table:style-name="ce67" office:value-type="currency" office:currency="EUR" office:value="33215500" calcext:value-type="currency">
            <text:p>33,215,500 €</text:p>
          </table:table-cell>
          <table:table-cell table:style-name="ce4"/>
          <table:table-cell table:style-name="ce41" office:value-type="string" calcext:value-type="string">
            <text:p>04 05 04</text:p>
          </table:table-cell>
          <table:table-cell table:style-name="ce4" office:value-type="string" calcext:value-type="string">
            <text:p>Zuschuss KiTA-Beitrag</text:p>
          </table:table-cell>
          <table:table-cell table:style-name="ce67" table:content-validation-name="val5" office:value-type="currency" office:currency="EUR" office:value="0" calcext:value-type="currency">
            <text:p>0 €</text:p>
          </table:table-cell>
          <table:table-cell table:number-columns-repeated="3" table:style-name="ce67" office:value-type="currency" office:currency="EUR" office:value="0" calcext:value-type="currency">
            <text:p>0 €</text:p>
          </table:table-cell>
          <table:table-cell table:style-name="ce67" table:formula="of:=SUM([.T7:.W7])" office:value-type="currency" office:currency="EUR" office:value="0" calcext:value-type="currency">
            <text:p>0 €</text:p>
          </table:table-cell>
          <table:table-cell table:style-name="ce67" table:content-validation-name="val5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332023300" calcext:value-type="currency">
            <text:p>332,023,300 €</text:p>
          </table:table-cell>
          <table:table-cell table:number-columns-repeated="3" table:style-name="ce67" office:value-type="currency" office:currency="EUR" office:value="0" calcext:value-type="currency">
            <text:p>0 €</text:p>
          </table:table-cell>
          <table:table-cell table:style-name="ce67" table:formula="of:=SUM([.Y7:.AD7])" office:value-type="currency" office:currency="EUR" office:value="332023300" calcext:value-type="currency">
            <text:p>332,023,300 €</text:p>
          </table:table-cell>
          <table:table-cell table:style-name="ce67" table:formula="of:=[.X7]-[.AE7]" office:value-type="currency" office:currency="EUR" office:value="-332023300" calcext:value-type="currency">
            <text:p>-332,023,300 €</text:p>
          </table:table-cell>
          <table:table-cell table:style-name="ce67"/>
          <table:table-cell table:number-columns-repeated="991"/>
        </table:table-row>
        <table:table-row table:style-name="ro2">
          <table:table-cell table:style-name="ce72" office:value-type="string" calcext:value-type="string">
            <text:p>04 07</text:p>
          </table:table-cell>
          <table:table-cell table:style-name="ce73" office:value-type="string" calcext:value-type="string">
            <text:p>Allgemeine Schulangelegenheiten</text:p>
          </table:table-cell>
          <table:table-cell table:style-name="ce74" table:content-validation-name="val5" office:value-type="currency" office:currency="EUR" office:value="0" calcext:value-type="currency">
            <text:p>0 €</text:p>
          </table:table-cell>
          <table:table-cell table:style-name="ce74" office:value-type="currency" office:currency="EUR" office:value="3295800" calcext:value-type="currency">
            <text:p>3,295,800 €</text:p>
          </table:table-cell>
          <table:table-cell table:style-name="ce74" office:value-type="currency" office:currency="EUR" office:value="11693300" calcext:value-type="currency">
            <text:p>11,693,300 €</text:p>
          </table:table-cell>
          <table:table-cell table:style-name="ce74" office:value-type="currency" office:currency="EUR" office:value="58871100" calcext:value-type="currency">
            <text:p>58,871,100 €</text:p>
          </table:table-cell>
          <table:table-cell table:style-name="ce67" table:formula="of:=SUM([.C8:.F8])" office:value-type="currency" office:currency="EUR" office:value="73860200" calcext:value-type="currency">
            <text:p>73,860,200 €</text:p>
          </table:table-cell>
          <table:table-cell table:style-name="ce74" office:value-type="currency" office:currency="EUR" office:value="473013900" calcext:value-type="currency">
            <text:p>473,013,900 €</text:p>
          </table:table-cell>
          <table:table-cell table:style-name="ce74" office:value-type="currency" office:currency="EUR" office:value="93262000" calcext:value-type="currency">
            <text:p>93,262,000 €</text:p>
          </table:table-cell>
          <table:table-cell table:style-name="ce74" office:value-type="currency" office:currency="EUR" office:value="175446500" calcext:value-type="currency">
            <text:p>175,446,500 €</text:p>
          </table:table-cell>
          <table:table-cell table:style-name="ce74" office:value-type="currency" office:currency="EUR" office:value="0" calcext:value-type="currency">
            <text:p>0 €</text:p>
          </table:table-cell>
          <table:table-cell table:style-name="ce74" office:value-type="currency" office:currency="EUR" office:value="80050900" calcext:value-type="currency">
            <text:p>80,050,900 €</text:p>
          </table:table-cell>
          <table:table-cell table:style-name="ce74" office:value-type="currency" office:currency="EUR" office:value="11278500" calcext:value-type="currency">
            <text:p>11,278,500 €</text:p>
          </table:table-cell>
          <table:table-cell table:style-name="ce67" table:formula="of:=SUM([.H8:.M8])" office:value-type="currency" office:currency="EUR" office:value="833051800" calcext:value-type="currency">
            <text:p>833,051,800 €</text:p>
          </table:table-cell>
          <table:table-cell table:style-name="ce67" table:formula="of:=[.G8]-[.N8]" office:value-type="currency" office:currency="EUR" office:value="-759191600" calcext:value-type="currency">
            <text:p>-759,191,600 €</text:p>
          </table:table-cell>
          <table:table-cell table:style-name="ce75" office:value-type="currency" office:currency="EUR" office:value="611915300" calcext:value-type="currency">
            <text:p>611,915,300 €</text:p>
          </table:table-cell>
          <table:table-cell table:style-name="ce4"/>
          <table:table-cell table:style-name="ce41" office:value-type="string" calcext:value-type="string">
            <text:p>04 06</text:p>
          </table:table-cell>
          <table:table-cell table:style-name="ce4" office:value-type="string" calcext:value-type="string">
            <text:p>Kinder- und Jugendhilfe</text:p>
          </table:table-cell>
          <table:table-cell table:style-name="ce67" table:content-validation-name="val5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709000" calcext:value-type="currency">
            <text:p>709,000 €</text:p>
          </table:table-cell>
          <table:table-cell table:style-name="ce67" office:value-type="currency" office:currency="EUR" office:value="95713000" calcext:value-type="currency">
            <text:p>95,713,0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67" table:formula="of:=SUM([.T8:.W8])" office:value-type="currency" office:currency="EUR" office:value="96422000" calcext:value-type="currency">
            <text:p>96,422,000 €</text:p>
          </table:table-cell>
          <table:table-cell table:style-name="ce67" table:content-validation-name="val5" office:value-type="currency" office:currency="EUR" office:value="21348100" calcext:value-type="currency">
            <text:p>21,348,100 €</text:p>
          </table:table-cell>
          <table:table-cell table:style-name="ce67" office:value-type="currency" office:currency="EUR" office:value="5868000" calcext:value-type="currency">
            <text:p>5,868,000 €</text:p>
          </table:table-cell>
          <table:table-cell table:style-name="ce67" office:value-type="currency" office:currency="EUR" office:value="304408500" calcext:value-type="currency">
            <text:p>304,408,5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1000000" calcext:value-type="currency">
            <text:p>1,000,0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67" table:formula="of:=SUM([.Y8:.AD8])" office:value-type="currency" office:currency="EUR" office:value="332624600" calcext:value-type="currency">
            <text:p>332,624,600 €</text:p>
          </table:table-cell>
          <table:table-cell table:style-name="ce67" table:formula="of:=[.X8]-[.AE8]" office:value-type="currency" office:currency="EUR" office:value="-236202600" calcext:value-type="currency">
            <text:p>-236,202,600 €</text:p>
          </table:table-cell>
          <table:table-cell table:style-name="ce67" office:value-type="currency" office:currency="EUR" office:value="33215500" calcext:value-type="currency">
            <text:p>33,215,500 €</text:p>
          </table:table-cell>
          <table:table-cell table:number-columns-repeated="991"/>
        </table:table-row>
        <table:table-row table:style-name="ro2">
          <table:table-cell table:style-name="ce41" office:value-type="string" calcext:value-type="string">
            <text:p>04 08</text:p>
          </table:table-cell>
          <table:table-cell table:style-name="ce4" office:value-type="string" calcext:value-type="string">
            <text:p>Grundschulen</text:p>
          </table:table-cell>
          <table:table-cell table:style-name="ce67" table:content-validation-name="val5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5445000" calcext:value-type="currency">
            <text:p>5,445,000 €</text:p>
          </table:table-cell>
          <table:table-cell table:style-name="ce67" office:value-type="currency" office:currency="EUR" office:value="19700000" calcext:value-type="currency">
            <text:p>19,700,0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67" table:formula="of:=SUM([.C9:.F9])" office:value-type="currency" office:currency="EUR" office:value="25145000" calcext:value-type="currency">
            <text:p>25,145,000 €</text:p>
          </table:table-cell>
          <table:table-cell table:style-name="ce67" office:value-type="currency" office:currency="EUR" office:value="3767633900" calcext:value-type="currency">
            <text:p>3,767,633,900 €</text:p>
          </table:table-cell>
          <table:table-cell table:style-name="ce67" office:value-type="currency" office:currency="EUR" office:value="2822900" calcext:value-type="currency">
            <text:p>2,822,900 €</text:p>
          </table:table-cell>
          <table:table-cell table:style-name="ce67" office:value-type="currency" office:currency="EUR" office:value="403101200" calcext:value-type="currency">
            <text:p>403,101,200 €</text:p>
          </table:table-cell>
          <table:table-cell table:number-columns-repeated="2" table:style-name="ce67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39535600" calcext:value-type="currency">
            <text:p>39,535,600 €</text:p>
          </table:table-cell>
          <table:table-cell table:style-name="ce67" table:formula="of:=SUM([.H9:.M9])" office:value-type="currency" office:currency="EUR" office:value="4213093600" calcext:value-type="currency">
            <text:p>4,213,093,600 €</text:p>
          </table:table-cell>
          <table:table-cell table:style-name="ce67" table:formula="of:=[.G9]-[.N9]" office:value-type="currency" office:currency="EUR" office:value="-4187948600" calcext:value-type="currency">
            <text:p>-4,187,948,6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4"/>
          <table:table-cell table:style-name="ce72" office:value-type="string" calcext:value-type="string">
            <text:p>04 07</text:p>
          </table:table-cell>
          <table:table-cell table:style-name="ce73" office:value-type="string" calcext:value-type="string">
            <text:p>Allgemeine Schulangelegenheiten</text:p>
          </table:table-cell>
          <table:table-cell table:style-name="ce74" table:content-validation-name="val5" office:value-type="currency" office:currency="EUR" office:value="0" calcext:value-type="currency">
            <text:p>0 €</text:p>
          </table:table-cell>
          <table:table-cell table:style-name="ce74" office:value-type="currency" office:currency="EUR" office:value="3203500" calcext:value-type="currency">
            <text:p>3,203,500 €</text:p>
          </table:table-cell>
          <table:table-cell table:style-name="ce74" office:value-type="currency" office:currency="EUR" office:value="11030100" calcext:value-type="currency">
            <text:p>11,030,100 €</text:p>
          </table:table-cell>
          <table:table-cell table:style-name="ce74" office:value-type="currency" office:currency="EUR" office:value="65009900" calcext:value-type="currency">
            <text:p>65,009,900 €</text:p>
          </table:table-cell>
          <table:table-cell table:style-name="ce67" table:formula="of:=SUM([.T9:.W9])" office:value-type="currency" office:currency="EUR" office:value="79243500" calcext:value-type="currency">
            <text:p>79,243,500 €</text:p>
          </table:table-cell>
          <table:table-cell table:style-name="ce76" table:content-validation-name="val5" office:value-type="currency" office:currency="EUR" office:value="468690100" calcext:value-type="currency">
            <text:p>468,690,100 €</text:p>
          </table:table-cell>
          <table:table-cell table:style-name="ce74" office:value-type="currency" office:currency="EUR" office:value="99933800" calcext:value-type="currency">
            <text:p>99,933,800 €</text:p>
          </table:table-cell>
          <table:table-cell table:style-name="ce74" office:value-type="currency" office:currency="EUR" office:value="202147100" calcext:value-type="currency">
            <text:p>202,147,100 €</text:p>
          </table:table-cell>
          <table:table-cell table:style-name="ce74" office:value-type="currency" office:currency="EUR" office:value="0" calcext:value-type="currency">
            <text:p>0 €</text:p>
          </table:table-cell>
          <table:table-cell table:style-name="ce74" office:value-type="currency" office:currency="EUR" office:value="94780400" calcext:value-type="currency">
            <text:p>94,780,400 €</text:p>
          </table:table-cell>
          <table:table-cell table:style-name="ce74" office:value-type="currency" office:currency="EUR" office:value="14106300" calcext:value-type="currency">
            <text:p>14,106,300 €</text:p>
          </table:table-cell>
          <table:table-cell table:style-name="ce67" table:formula="of:=SUM([.Y9:.AD9])" office:value-type="currency" office:currency="EUR" office:value="879657700" calcext:value-type="currency">
            <text:p>879,657,700 €</text:p>
          </table:table-cell>
          <table:table-cell table:style-name="ce67" table:formula="of:=[.X9]-[.AE9]" office:value-type="currency" office:currency="EUR" office:value="-800414200" calcext:value-type="currency">
            <text:p>-800,414,200 €</text:p>
          </table:table-cell>
          <table:table-cell table:style-name="ce75" office:value-type="currency" office:currency="EUR" office:value="590736500" calcext:value-type="currency">
            <text:p>590,736,500 €</text:p>
          </table:table-cell>
          <table:table-cell table:number-columns-repeated="991"/>
        </table:table-row>
        <table:table-row table:style-name="ro2">
          <table:table-cell table:style-name="ce41" office:value-type="string" calcext:value-type="string">
            <text:p>04 09</text:p>
          </table:table-cell>
          <table:table-cell table:style-name="ce4" office:value-type="string" calcext:value-type="string">
            <text:p>Förderschulen</text:p>
          </table:table-cell>
          <table:table-cell table:style-name="ce67" table:content-validation-name="val5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22000" calcext:value-type="currency">
            <text:p>22,000 €</text:p>
          </table:table-cell>
          <table:table-cell table:style-name="ce67" office:value-type="currency" office:currency="EUR" office:value="1393900" calcext:value-type="currency">
            <text:p>1,393,9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67" table:formula="of:=SUM([.C10:.F10])" office:value-type="currency" office:currency="EUR" office:value="1415900" calcext:value-type="currency">
            <text:p>1,415,900 €</text:p>
          </table:table-cell>
          <table:table-cell table:style-name="ce67" office:value-type="currency" office:currency="EUR" office:value="1264880500" calcext:value-type="currency">
            <text:p>1,264,880,500 €</text:p>
          </table:table-cell>
          <table:table-cell table:style-name="ce67" office:value-type="currency" office:currency="EUR" office:value="2808800" calcext:value-type="currency">
            <text:p>2,808,800 €</text:p>
          </table:table-cell>
          <table:table-cell table:style-name="ce67" office:value-type="currency" office:currency="EUR" office:value="111726600" calcext:value-type="currency">
            <text:p>111,726,600 €</text:p>
          </table:table-cell>
          <table:table-cell table:number-columns-repeated="2" table:style-name="ce67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20417000" calcext:value-type="currency">
            <text:p>20,417,000 €</text:p>
          </table:table-cell>
          <table:table-cell table:style-name="ce67" table:formula="of:=SUM([.H10:.M10])" office:value-type="currency" office:currency="EUR" office:value="1399832900" calcext:value-type="currency">
            <text:p>1,399,832,900 €</text:p>
          </table:table-cell>
          <table:table-cell table:style-name="ce67" table:formula="of:=[.G10]-[.N10]" office:value-type="currency" office:currency="EUR" office:value="-1398417000" calcext:value-type="currency">
            <text:p>-1,398,417,0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4"/>
          <table:table-cell table:style-name="ce41" office:value-type="string" calcext:value-type="string">
            <text:p>04 09</text:p>
          </table:table-cell>
          <table:table-cell table:style-name="ce4" office:value-type="string" calcext:value-type="string">
            <text:p>Förderschulen</text:p>
          </table:table-cell>
          <table:table-cell table:style-name="ce67" table:content-validation-name="val5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22000" calcext:value-type="currency">
            <text:p>22,000 €</text:p>
          </table:table-cell>
          <table:table-cell table:style-name="ce67" office:value-type="currency" office:currency="EUR" office:value="1995000" calcext:value-type="currency">
            <text:p>1,995,0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67" table:formula="of:=SUM([.T10:.W10])" office:value-type="currency" office:currency="EUR" office:value="2017000" calcext:value-type="currency">
            <text:p>2,017,000 €</text:p>
          </table:table-cell>
          <table:table-cell table:style-name="ce67" table:content-validation-name="val5" office:value-type="currency" office:currency="EUR" office:value="1307758300" calcext:value-type="currency">
            <text:p>1,307,758,300 €</text:p>
          </table:table-cell>
          <table:table-cell table:style-name="ce67" office:value-type="currency" office:currency="EUR" office:value="2877200" calcext:value-type="currency">
            <text:p>2,877,200 €</text:p>
          </table:table-cell>
          <table:table-cell table:style-name="ce67" office:value-type="currency" office:currency="EUR" office:value="125507400" calcext:value-type="currency">
            <text:p>125,507,400 €</text:p>
          </table:table-cell>
          <table:table-cell table:number-columns-repeated="2" table:style-name="ce67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22011000" calcext:value-type="currency">
            <text:p>22,011,000 €</text:p>
          </table:table-cell>
          <table:table-cell table:style-name="ce67" table:formula="of:=SUM([.Y10:.AD10])" office:value-type="currency" office:currency="EUR" office:value="1458153900" calcext:value-type="currency">
            <text:p>1,458,153,900 €</text:p>
          </table:table-cell>
          <table:table-cell table:style-name="ce67" table:formula="of:=[.X10]-[.AE10]" office:value-type="currency" office:currency="EUR" office:value="-1456136900" calcext:value-type="currency">
            <text:p>-1,456,136,9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number-columns-repeated="991"/>
        </table:table-row>
        <table:table-row table:style-name="ro2">
          <table:table-cell table:style-name="ce41" office:value-type="string" calcext:value-type="string">
            <text:p>04 10</text:p>
          </table:table-cell>
          <table:table-cell table:style-name="ce4" office:value-type="string" calcext:value-type="string">
            <text:p>Gemeinschaftsschulen</text:p>
          </table:table-cell>
          <table:table-cell table:style-name="ce67" table:content-validation-name="val5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30000" calcext:value-type="currency">
            <text:p>30,000 €</text:p>
          </table:table-cell>
          <table:table-cell table:number-columns-repeated="2" table:style-name="ce67" office:value-type="currency" office:currency="EUR" office:value="0" calcext:value-type="currency">
            <text:p>0 €</text:p>
          </table:table-cell>
          <table:table-cell table:style-name="ce67" table:formula="of:=SUM([.C11:.F11])" office:value-type="currency" office:currency="EUR" office:value="30000" calcext:value-type="currency">
            <text:p>30,000 €</text:p>
          </table:table-cell>
          <table:table-cell table:style-name="ce67" office:value-type="currency" office:currency="EUR" office:value="704680300" calcext:value-type="currency">
            <text:p>704,680,300 €</text:p>
          </table:table-cell>
          <table:table-cell table:style-name="ce67" office:value-type="currency" office:currency="EUR" office:value="945900" calcext:value-type="currency">
            <text:p>945,900 €</text:p>
          </table:table-cell>
          <table:table-cell table:style-name="ce67" office:value-type="currency" office:currency="EUR" office:value="80906300" calcext:value-type="currency">
            <text:p>80,906,300 €</text:p>
          </table:table-cell>
          <table:table-cell table:number-columns-repeated="2" table:style-name="ce67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20894000" calcext:value-type="currency">
            <text:p>20,894,000 €</text:p>
          </table:table-cell>
          <table:table-cell table:style-name="ce67" table:formula="of:=SUM([.H11:.M11])" office:value-type="currency" office:currency="EUR" office:value="807426500" calcext:value-type="currency">
            <text:p>807,426,500 €</text:p>
          </table:table-cell>
          <table:table-cell table:style-name="ce67" table:formula="of:=[.G11]-[.N11]" office:value-type="currency" office:currency="EUR" office:value="-807396500" calcext:value-type="currency">
            <text:p>-807,396,5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4"/>
          <table:table-cell table:style-name="ce41" office:value-type="string" calcext:value-type="string">
            <text:p>04 10</text:p>
          </table:table-cell>
          <table:table-cell table:style-name="ce4" office:value-type="string" calcext:value-type="string">
            <text:p>Polytechnische Oberschule</text:p>
          </table:table-cell>
          <table:table-cell table:style-name="ce67" table:content-validation-name="val5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5903000" calcext:value-type="currency">
            <text:p>5,903,000 €</text:p>
          </table:table-cell>
          <table:table-cell table:style-name="ce67" office:value-type="currency" office:currency="EUR" office:value="21300000" calcext:value-type="currency">
            <text:p>21,300,0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67" table:formula="of:=SUM([.T11:.W11])" office:value-type="currency" office:currency="EUR" office:value="27203000" calcext:value-type="currency">
            <text:p>27,203,000 €</text:p>
          </table:table-cell>
          <table:table-cell table:style-name="ce67" table:content-validation-name="val5" office:value-type="currency" office:currency="EUR" office:value="7233793700" calcext:value-type="currency">
            <text:p>7,233,793,700 €</text:p>
          </table:table-cell>
          <table:table-cell table:style-name="ce67" office:value-type="currency" office:currency="EUR" office:value="6967700" calcext:value-type="currency">
            <text:p>6,967,700 €</text:p>
          </table:table-cell>
          <table:table-cell table:style-name="ce67" office:value-type="currency" office:currency="EUR" office:value="823224800" calcext:value-type="currency">
            <text:p>823,224,800 €</text:p>
          </table:table-cell>
          <table:table-cell table:number-columns-repeated="2" table:style-name="ce67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82392300" calcext:value-type="currency">
            <text:p>82,392,300 €</text:p>
          </table:table-cell>
          <table:table-cell table:style-name="ce67" table:formula="of:=SUM([.Y11:.AD11])" office:value-type="currency" office:currency="EUR" office:value="8146378500" calcext:value-type="currency">
            <text:p>8,146,378,500 €</text:p>
          </table:table-cell>
          <table:table-cell table:style-name="ce67" table:formula="of:=[.X11]-[.AE11]" office:value-type="currency" office:currency="EUR" office:value="-8119175500" calcext:value-type="currency">
            <text:p>-8,119,175,500 €</text:p>
          </table:table-cell>
          <table:table-cell table:style-name="ce67" office:value-type="currency" office:currency="EUR" office:value="4927000" calcext:value-type="currency">
            <text:p>4,927,000 €</text:p>
          </table:table-cell>
          <table:table-cell table:number-columns-repeated="991"/>
        </table:table-row>
        <table:table-row table:style-name="ro2">
          <table:table-cell table:style-name="ce41" office:value-type="string" calcext:value-type="string">
            <text:p>04 11</text:p>
          </table:table-cell>
          <table:table-cell table:style-name="ce4" office:value-type="string" calcext:value-type="string">
            <text:p>Gymnasien</text:p>
          </table:table-cell>
          <table:table-cell table:style-name="ce67" table:content-validation-name="val5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47000" calcext:value-type="currency">
            <text:p>47,000 €</text:p>
          </table:table-cell>
          <table:table-cell table:number-columns-repeated="2" table:style-name="ce67" office:value-type="currency" office:currency="EUR" office:value="0" calcext:value-type="currency">
            <text:p>0 €</text:p>
          </table:table-cell>
          <table:table-cell table:style-name="ce67" table:formula="of:=SUM([.C12:.F12])" office:value-type="currency" office:currency="EUR" office:value="47000" calcext:value-type="currency">
            <text:p>47,000 €</text:p>
          </table:table-cell>
          <table:table-cell table:style-name="ce67" office:value-type="currency" office:currency="EUR" office:value="2254154100" calcext:value-type="currency">
            <text:p>2,254,154,100 €</text:p>
          </table:table-cell>
          <table:table-cell table:style-name="ce67" office:value-type="currency" office:currency="EUR" office:value="1699800" calcext:value-type="currency">
            <text:p>1,699,800 €</text:p>
          </table:table-cell>
          <table:table-cell table:style-name="ce67" office:value-type="currency" office:currency="EUR" office:value="142542000" calcext:value-type="currency">
            <text:p>142,542,000 €</text:p>
          </table:table-cell>
          <table:table-cell table:number-columns-repeated="2" table:style-name="ce67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48015200" calcext:value-type="currency">
            <text:p>48,015,200 €</text:p>
          </table:table-cell>
          <table:table-cell table:style-name="ce67" table:formula="of:=SUM([.H12:.M12])" office:value-type="currency" office:currency="EUR" office:value="2446411100" calcext:value-type="currency">
            <text:p>2,446,411,100 €</text:p>
          </table:table-cell>
          <table:table-cell table:style-name="ce67" table:formula="of:=[.G12]-[.N12]" office:value-type="currency" office:currency="EUR" office:value="-2446364100" calcext:value-type="currency">
            <text:p>-2,446,364,1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4"/>
          <table:table-cell table:style-name="ce41" office:value-type="string" calcext:value-type="string">
            <text:p>04 11</text:p>
          </table:table-cell>
          <table:table-cell table:style-name="ce4" office:value-type="string" calcext:value-type="string">
            <text:p>Erweiterte Oberschule</text:p>
          </table:table-cell>
          <table:table-cell table:style-name="ce67" table:content-validation-name="val5" office:value-type="currency" office:currency="EUR" office:value="0" calcext:value-type="currency">
            <text:p>0 €</text:p>
          </table:table-cell>
          <table:table-cell table:number-columns-repeated="3" table:style-name="ce67" office:value-type="currency" office:currency="EUR" office:value="0" calcext:value-type="currency">
            <text:p>0 €</text:p>
          </table:table-cell>
          <table:table-cell table:style-name="ce67" table:formula="of:=SUM([.T12:.W12])" office:value-type="currency" office:currency="EUR" office:value="0" calcext:value-type="currency">
            <text:p>0 €</text:p>
          </table:table-cell>
          <table:table-cell table:style-name="ce67" table:content-validation-name="val5" office:value-type="currency" office:currency="EUR" office:value="1573499600" calcext:value-type="currency">
            <text:p>1,573,499,600 €</text:p>
          </table:table-cell>
          <table:table-cell table:style-name="ce67" office:value-type="currency" office:currency="EUR" office:value="1173000" calcext:value-type="currency">
            <text:p>1,173,000 €</text:p>
          </table:table-cell>
          <table:table-cell table:style-name="ce67" office:value-type="currency" office:currency="EUR" office:value="76643400" calcext:value-type="currency">
            <text:p>76,643,400 €</text:p>
          </table:table-cell>
          <table:table-cell table:number-columns-repeated="2" table:style-name="ce67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52640900" calcext:value-type="currency">
            <text:p>52,640,900 €</text:p>
          </table:table-cell>
          <table:table-cell table:style-name="ce67" table:formula="of:=SUM([.Y12:.AD12])" office:value-type="currency" office:currency="EUR" office:value="1703956900" calcext:value-type="currency">
            <text:p>1,703,956,900 €</text:p>
          </table:table-cell>
          <table:table-cell table:style-name="ce67" table:formula="of:=[.X12]-[.AE12]" office:value-type="currency" office:currency="EUR" office:value="-1703956900" calcext:value-type="currency">
            <text:p>-1,703,956,9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number-columns-repeated="991"/>
        </table:table-row>
        <table:table-row table:style-name="ro2">
          <table:table-cell table:style-name="ce72" office:value-type="string" calcext:value-type="string">
            <text:p>04 12</text:p>
          </table:table-cell>
          <table:table-cell table:style-name="ce73" office:value-type="string" calcext:value-type="string">
            <text:p>Oberschulen</text:p>
          </table:table-cell>
          <table:table-cell table:style-name="ce74" table:content-validation-name="val5" office:value-type="currency" office:currency="EUR" office:value="0" calcext:value-type="currency">
            <text:p>0 €</text:p>
          </table:table-cell>
          <table:table-cell table:style-name="ce74" office:value-type="currency" office:currency="EUR" office:value="380000" calcext:value-type="currency">
            <text:p>380,000 €</text:p>
          </table:table-cell>
          <table:table-cell table:number-columns-repeated="2" table:style-name="ce74" office:value-type="currency" office:currency="EUR" office:value="0" calcext:value-type="currency">
            <text:p>0 €</text:p>
          </table:table-cell>
          <table:table-cell table:style-name="ce67" table:formula="of:=SUM([.C13:.F13])" office:value-type="currency" office:currency="EUR" office:value="380000" calcext:value-type="currency">
            <text:p>380,000 €</text:p>
          </table:table-cell>
          <table:table-cell table:style-name="ce74" office:value-type="currency" office:currency="EUR" office:value="2045632700" calcext:value-type="currency">
            <text:p>2,045,632,700 €</text:p>
          </table:table-cell>
          <table:table-cell table:style-name="ce74" office:value-type="currency" office:currency="EUR" office:value="2421900" calcext:value-type="currency">
            <text:p>2,421,900 €</text:p>
          </table:table-cell>
          <table:table-cell table:style-name="ce74" office:value-type="currency" office:currency="EUR" office:value="161910700" calcext:value-type="currency">
            <text:p>161,910,700 €</text:p>
          </table:table-cell>
          <table:table-cell table:style-name="ce74" office:value-type="currency" office:currency="EUR" office:value="0" calcext:value-type="currency">
            <text:p>0 €</text:p>
          </table:table-cell>
          <table:table-cell table:style-name="ce74" office:value-type="currency" office:currency="EUR" office:value="667000" calcext:value-type="currency">
            <text:p>667,000 €</text:p>
          </table:table-cell>
          <table:table-cell table:style-name="ce74" office:value-type="currency" office:currency="EUR" office:value="14372000" calcext:value-type="currency">
            <text:p>14,372,000 €</text:p>
          </table:table-cell>
          <table:table-cell table:style-name="ce67" table:formula="of:=SUM([.H13:.M13])" office:value-type="currency" office:currency="EUR" office:value="2225004300" calcext:value-type="currency">
            <text:p>2,225,004,300 €</text:p>
          </table:table-cell>
          <table:table-cell table:style-name="ce67" table:formula="of:=[.G13]-[.N13]" office:value-type="currency" office:currency="EUR" office:value="-2224624300" calcext:value-type="currency">
            <text:p>-2,224,624,300 €</text:p>
          </table:table-cell>
          <table:table-cell table:style-name="ce75" office:value-type="currency" office:currency="EUR" office:value="4927000" calcext:value-type="currency">
            <text:p>4,927,000 €</text:p>
          </table:table-cell>
          <table:table-cell table:style-name="ce4"/>
          <table:table-cell table:style-name="ce41" office:value-type="string" calcext:value-type="string">
            <text:p>04 13</text:p>
          </table:table-cell>
          <table:table-cell table:style-name="ce4" office:value-type="string" calcext:value-type="string">
            <text:p>Berufsbildende Schulen</text:p>
          </table:table-cell>
          <table:table-cell table:style-name="ce67" table:content-validation-name="val5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1025500" calcext:value-type="currency">
            <text:p>1,025,500 €</text:p>
          </table:table-cell>
          <table:table-cell table:style-name="ce67" office:value-type="currency" office:currency="EUR" office:value="31148700" calcext:value-type="currency">
            <text:p>31,148,7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67" table:formula="of:=SUM([.T13:.W13])" office:value-type="currency" office:currency="EUR" office:value="32174200" calcext:value-type="currency">
            <text:p>32,174,200 €</text:p>
          </table:table-cell>
          <table:table-cell table:style-name="ce67" table:content-validation-name="val5" office:value-type="currency" office:currency="EUR" office:value="1261027800" calcext:value-type="currency">
            <text:p>1,261,027,800 €</text:p>
          </table:table-cell>
          <table:table-cell table:style-name="ce67" office:value-type="currency" office:currency="EUR" office:value="131162800" calcext:value-type="currency">
            <text:p>131,162,800 €</text:p>
          </table:table-cell>
          <table:table-cell table:style-name="ce67" office:value-type="currency" office:currency="EUR" office:value="126088400" calcext:value-type="currency">
            <text:p>126,088,4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1600000" calcext:value-type="currency">
            <text:p>1,600,000 €</text:p>
          </table:table-cell>
          <table:table-cell table:style-name="ce67" office:value-type="currency" office:currency="EUR" office:value="22576200" calcext:value-type="currency">
            <text:p>22,576,200 €</text:p>
          </table:table-cell>
          <table:table-cell table:style-name="ce67" table:formula="of:=SUM([.Y13:.AD13])" office:value-type="currency" office:currency="EUR" office:value="1542455200" calcext:value-type="currency">
            <text:p>1,542,455,200 €</text:p>
          </table:table-cell>
          <table:table-cell table:style-name="ce67" table:formula="of:=[.X13]-[.AE13]" office:value-type="currency" office:currency="EUR" office:value="-1510281000" calcext:value-type="currency">
            <text:p>-1,510,281,000 €</text:p>
          </table:table-cell>
          <table:table-cell table:style-name="ce67" office:value-type="currency" office:currency="EUR" office:value="3565100" calcext:value-type="currency">
            <text:p>3,565,100 €</text:p>
          </table:table-cell>
          <table:table-cell table:number-columns-repeated="991"/>
        </table:table-row>
        <table:table-row table:style-name="ro2">
          <table:table-cell table:style-name="ce41" office:value-type="string" calcext:value-type="string">
            <text:p>04 13</text:p>
          </table:table-cell>
          <table:table-cell table:style-name="ce4" office:value-type="string" calcext:value-type="string">
            <text:p>Berufsbildende Schulen</text:p>
          </table:table-cell>
          <table:table-cell table:style-name="ce67" table:content-validation-name="val5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1717400" calcext:value-type="currency">
            <text:p>1,717,400 €</text:p>
          </table:table-cell>
          <table:table-cell table:style-name="ce67" office:value-type="currency" office:currency="EUR" office:value="32881400" calcext:value-type="currency">
            <text:p>32,881,4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67" table:formula="of:=SUM([.C14:.F14])" office:value-type="currency" office:currency="EUR" office:value="34598800" calcext:value-type="currency">
            <text:p>34,598,800 €</text:p>
          </table:table-cell>
          <table:table-cell table:style-name="ce67" office:value-type="currency" office:currency="EUR" office:value="1261816200" calcext:value-type="currency">
            <text:p>1,261,816,200 €</text:p>
          </table:table-cell>
          <table:table-cell table:style-name="ce67" office:value-type="currency" office:currency="EUR" office:value="135013100" calcext:value-type="currency">
            <text:p>135,013,100 €</text:p>
          </table:table-cell>
          <table:table-cell table:style-name="ce67" office:value-type="currency" office:currency="EUR" office:value="123087100" calcext:value-type="currency">
            <text:p>123,087,1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2366000" calcext:value-type="currency">
            <text:p>2,366,000 €</text:p>
          </table:table-cell>
          <table:table-cell table:style-name="ce67" office:value-type="currency" office:currency="EUR" office:value="20497700" calcext:value-type="currency">
            <text:p>20,497,700 €</text:p>
          </table:table-cell>
          <table:table-cell table:style-name="ce67" table:formula="of:=SUM([.H14:.M14])" office:value-type="currency" office:currency="EUR" office:value="1542780100" calcext:value-type="currency">
            <text:p>1,542,780,100 €</text:p>
          </table:table-cell>
          <table:table-cell table:style-name="ce67" table:formula="of:=[.G14]-[.N14]" office:value-type="currency" office:currency="EUR" office:value="-1508181300" calcext:value-type="currency">
            <text:p>-1,508,181,300 €</text:p>
          </table:table-cell>
          <table:table-cell table:style-name="ce67" office:value-type="currency" office:currency="EUR" office:value="3645100" calcext:value-type="currency">
            <text:p>3,645,100 €</text:p>
          </table:table-cell>
          <table:table-cell table:style-name="ce4"/>
          <table:table-cell table:style-name="ce41" office:value-type="string" calcext:value-type="string">
            <text:p>04 14</text:p>
          </table:table-cell>
          <table:table-cell table:style-name="ce4" office:value-type="string" calcext:value-type="string">
            <text:p>Schulen in freier Trägerschaft</text:p>
          </table:table-cell>
          <table:table-cell table:style-name="ce67" table:content-validation-name="val5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3322000" calcext:value-type="currency">
            <text:p>3,322,000 €</text:p>
          </table:table-cell>
          <table:table-cell table:number-columns-repeated="2" table:style-name="ce67" office:value-type="currency" office:currency="EUR" office:value="0" calcext:value-type="currency">
            <text:p>0 €</text:p>
          </table:table-cell>
          <table:table-cell table:style-name="ce67" table:formula="of:=SUM([.T14:.W14])" office:value-type="currency" office:currency="EUR" office:value="3322000" calcext:value-type="currency">
            <text:p>3,322,000 €</text:p>
          </table:table-cell>
          <table:table-cell table:style-name="ce67" table:content-validation-name="val5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790766300" calcext:value-type="currency">
            <text:p>790,766,300 €</text:p>
          </table:table-cell>
          <table:table-cell table:number-columns-repeated="3" table:style-name="ce67" office:value-type="currency" office:currency="EUR" office:value="0" calcext:value-type="currency">
            <text:p>0 €</text:p>
          </table:table-cell>
          <table:table-cell table:style-name="ce67" table:formula="of:=SUM([.Y14:.AD14])" office:value-type="currency" office:currency="EUR" office:value="790766300" calcext:value-type="currency">
            <text:p>790,766,300 €</text:p>
          </table:table-cell>
          <table:table-cell table:style-name="ce67" table:formula="of:=[.X14]-[.AE14]" office:value-type="currency" office:currency="EUR" office:value="-787444300" calcext:value-type="currency">
            <text:p>-787,444,3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number-columns-repeated="991"/>
        </table:table-row>
        <table:table-row table:style-name="ro2">
          <table:table-cell table:style-name="ce41" office:value-type="string" calcext:value-type="string">
            <text:p>04 14</text:p>
          </table:table-cell>
          <table:table-cell table:style-name="ce4" office:value-type="string" calcext:value-type="string">
            <text:p>Schulen in freier Trägerschaft</text:p>
          </table:table-cell>
          <table:table-cell table:style-name="ce67" table:content-validation-name="val5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5258000" calcext:value-type="currency">
            <text:p>5,258,000 €</text:p>
          </table:table-cell>
          <table:table-cell table:number-columns-repeated="2" table:style-name="ce67" office:value-type="currency" office:currency="EUR" office:value="0" calcext:value-type="currency">
            <text:p>0 €</text:p>
          </table:table-cell>
          <table:table-cell table:style-name="ce67" table:formula="of:=SUM([.C15:.F15])" office:value-type="currency" office:currency="EUR" office:value="5258000" calcext:value-type="currency">
            <text:p>5,258,000 €</text:p>
          </table:table-cell>
          <table:table-cell table:number-columns-repeated="2" table:style-name="ce67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743306100" calcext:value-type="currency">
            <text:p>743,306,100 €</text:p>
          </table:table-cell>
          <table:table-cell table:number-columns-repeated="3" table:style-name="ce67" office:value-type="currency" office:currency="EUR" office:value="0" calcext:value-type="currency">
            <text:p>0 €</text:p>
          </table:table-cell>
          <table:table-cell table:style-name="ce67" table:formula="of:=SUM([.H15:.M15])" office:value-type="currency" office:currency="EUR" office:value="743306100" calcext:value-type="currency">
            <text:p>743,306,100 €</text:p>
          </table:table-cell>
          <table:table-cell table:style-name="ce67" table:formula="of:=[.G15]-[.N15]" office:value-type="currency" office:currency="EUR" office:value="-738048100" calcext:value-type="currency">
            <text:p>-738,048,1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4"/>
          <table:table-cell table:style-name="ce41" office:value-type="string" calcext:value-type="string">
            <text:p>04 20</text:p>
          </table:table-cell>
          <table:table-cell table:style-name="ce4" office:value-type="string" calcext:value-type="string">
            <text:p>Förderung der Bildungsinfrastruktur, Schulbau</text:p>
          </table:table-cell>
          <table:table-cell table:style-name="ce67" table:content-validation-name="val5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302000" calcext:value-type="currency">
            <text:p>302,000 €</text:p>
          </table:table-cell>
          <table:table-cell table:style-name="ce67" office:value-type="currency" office:currency="EUR" office:value="17070400" calcext:value-type="currency">
            <text:p>17,070,400 €</text:p>
          </table:table-cell>
          <table:table-cell table:style-name="ce67" office:value-type="currency" office:currency="EUR" office:value="55632600" calcext:value-type="currency">
            <text:p>55,632,600 €</text:p>
          </table:table-cell>
          <table:table-cell table:style-name="ce67" table:formula="of:=SUM([.T15:.W15])" office:value-type="currency" office:currency="EUR" office:value="73005000" calcext:value-type="currency">
            <text:p>73,005,000 €</text:p>
          </table:table-cell>
          <table:table-cell table:style-name="ce67" table:content-validation-name="val5" office:value-type="currency" office:currency="EUR" office:value="26397600" calcext:value-type="currency">
            <text:p>26,397,600 €</text:p>
          </table:table-cell>
          <table:table-cell table:style-name="ce67" office:value-type="currency" office:currency="EUR" office:value="1890243500" calcext:value-type="currency">
            <text:p>1,890,243,500 €</text:p>
          </table:table-cell>
          <table:table-cell table:style-name="ce67" office:value-type="currency" office:currency="EUR" office:value="3768333500" calcext:value-type="currency">
            <text:p>3,768,333,5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143157400" calcext:value-type="currency">
            <text:p>143,157,4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67" table:formula="of:=SUM([.Y15:.AD15])" office:value-type="currency" office:currency="EUR" office:value="5828132000" calcext:value-type="currency">
            <text:p>5,828,132,000 €</text:p>
          </table:table-cell>
          <table:table-cell table:style-name="ce67" table:formula="of:=[.X15]-[.AE15]" office:value-type="currency" office:currency="EUR" office:value="-5755127000" calcext:value-type="currency">
            <text:p>-5,755,127,000 €</text:p>
          </table:table-cell>
          <table:table-cell table:style-name="ce67" office:value-type="currency" office:currency="EUR" office:value="515557700" calcext:value-type="currency">
            <text:p>515,557,700 €</text:p>
          </table:table-cell>
          <table:table-cell table:number-columns-repeated="991"/>
        </table:table-row>
        <table:table-row table:style-name="ro2">
          <table:table-cell table:style-name="ce41" office:value-type="string" calcext:value-type="string">
            <text:p>04 20</text:p>
          </table:table-cell>
          <table:table-cell table:style-name="ce4" office:value-type="string" calcext:value-type="string">
            <text:p>Förderung der Bildungsinfrastruktur, Schulbau</text:p>
          </table:table-cell>
          <table:table-cell table:style-name="ce67" table:content-validation-name="val5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4545900" calcext:value-type="currency">
            <text:p>4,545,900 €</text:p>
          </table:table-cell>
          <table:table-cell table:style-name="ce67" office:value-type="currency" office:currency="EUR" office:value="14934000" calcext:value-type="currency">
            <text:p>14,934,000 €</text:p>
          </table:table-cell>
          <table:table-cell table:style-name="ce67" office:value-type="currency" office:currency="EUR" office:value="70778800" calcext:value-type="currency">
            <text:p>70,778,800 €</text:p>
          </table:table-cell>
          <table:table-cell table:style-name="ce67" table:formula="of:=SUM([.C16:.F16])" office:value-type="currency" office:currency="EUR" office:value="90258700" calcext:value-type="currency">
            <text:p>90,258,700 €</text:p>
          </table:table-cell>
          <table:table-cell table:style-name="ce67" office:value-type="currency" office:currency="EUR" office:value="26394600" calcext:value-type="currency">
            <text:p>26,394,600 €</text:p>
          </table:table-cell>
          <table:table-cell table:style-name="ce67" office:value-type="currency" office:currency="EUR" office:value="32688600" calcext:value-type="currency">
            <text:p>32,688,600 €</text:p>
          </table:table-cell>
          <table:table-cell table:style-name="ce67" office:value-type="currency" office:currency="EUR" office:value="54104700" calcext:value-type="currency">
            <text:p>54,104,7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152724800" calcext:value-type="currency">
            <text:p>152,724,8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67" table:formula="of:=SUM([.H16:.M16])" office:value-type="currency" office:currency="EUR" office:value="265912700" calcext:value-type="currency">
            <text:p>265,912,700 €</text:p>
          </table:table-cell>
          <table:table-cell table:style-name="ce67" table:formula="of:=[.G16]-[.N16]" office:value-type="currency" office:currency="EUR" office:value="-175654000" calcext:value-type="currency">
            <text:p>-175,654,000 €</text:p>
          </table:table-cell>
          <table:table-cell table:style-name="ce67" office:value-type="currency" office:currency="EUR" office:value="272499200" calcext:value-type="currency">
            <text:p>272,499,200 €</text:p>
          </table:table-cell>
          <table:table-cell table:style-name="ce4"/>
          <table:table-cell table:style-name="ce41" office:value-type="string" calcext:value-type="string">
            <text:p>04 21</text:p>
          </table:table-cell>
          <table:table-cell table:style-name="ce4" office:value-type="string" calcext:value-type="string">
            <text:p>Medienbildung und Digitalisierung</text:p>
          </table:table-cell>
          <table:table-cell table:style-name="ce67" table:content-validation-name="val5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4000" calcext:value-type="currency">
            <text:p>4,000 €</text:p>
          </table:table-cell>
          <table:table-cell table:style-name="ce67" office:value-type="currency" office:currency="EUR" office:value="3000" calcext:value-type="currency">
            <text:p>3,000 €</text:p>
          </table:table-cell>
          <table:table-cell table:style-name="ce67" office:value-type="currency" office:currency="EUR" office:value="5520500" calcext:value-type="currency">
            <text:p>5,520,500 €</text:p>
          </table:table-cell>
          <table:table-cell table:style-name="ce67" table:formula="of:=SUM([.T16:.W16])" office:value-type="currency" office:currency="EUR" office:value="5527500" calcext:value-type="currency">
            <text:p>5,527,500 €</text:p>
          </table:table-cell>
          <table:table-cell table:style-name="ce67" table:content-validation-name="val5" office:value-type="currency" office:currency="EUR" office:value="5059100" calcext:value-type="currency">
            <text:p>5,059,100 €</text:p>
          </table:table-cell>
          <table:table-cell table:style-name="ce67" office:value-type="currency" office:currency="EUR" office:value="54627100" calcext:value-type="currency">
            <text:p>54,627,100 €</text:p>
          </table:table-cell>
          <table:table-cell table:style-name="ce67" office:value-type="currency" office:currency="EUR" office:value="2817000" calcext:value-type="currency">
            <text:p>2,817,0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6939600" calcext:value-type="currency">
            <text:p>6,939,6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67" table:formula="of:=SUM([.Y16:.AD16])" office:value-type="currency" office:currency="EUR" office:value="69442800" calcext:value-type="currency">
            <text:p>69,442,800 €</text:p>
          </table:table-cell>
          <table:table-cell table:style-name="ce67" table:formula="of:=[.X16]-[.AE16]" office:value-type="currency" office:currency="EUR" office:value="-63915300" calcext:value-type="currency">
            <text:p>-63,915,300 €</text:p>
          </table:table-cell>
          <table:table-cell table:style-name="ce67" office:value-type="currency" office:currency="EUR" office:value="80657000" calcext:value-type="currency">
            <text:p>80,657,000 €</text:p>
          </table:table-cell>
          <table:table-cell table:number-columns-repeated="991"/>
        </table:table-row>
        <table:table-row table:style-name="ro2">
          <table:table-cell table:style-name="ce41" office:value-type="string" calcext:value-type="string">
            <text:p>04 21</text:p>
          </table:table-cell>
          <table:table-cell table:style-name="ce4" office:value-type="string" calcext:value-type="string">
            <text:p>Medienbildung und Digitalisierung</text:p>
          </table:table-cell>
          <table:table-cell table:style-name="ce67" table:content-validation-name="val5" office:value-type="currency" office:currency="EUR" office:value="0" calcext:value-type="currency">
            <text:p>0 €</text:p>
          </table:table-cell>
          <table:table-cell table:number-columns-repeated="2" table:style-name="ce67" office:value-type="currency" office:currency="EUR" office:value="350000" calcext:value-type="currency">
            <text:p>350,000 €</text:p>
          </table:table-cell>
          <table:table-cell table:style-name="ce67" office:value-type="currency" office:currency="EUR" office:value="110722100" calcext:value-type="currency">
            <text:p>110,722,100 €</text:p>
          </table:table-cell>
          <table:table-cell table:style-name="ce67" table:formula="of:=SUM([.C17:.F17])" office:value-type="currency" office:currency="EUR" office:value="111422100" calcext:value-type="currency">
            <text:p>111,422,100 €</text:p>
          </table:table-cell>
          <table:table-cell table:style-name="ce67" office:value-type="currency" office:currency="EUR" office:value="4815700" calcext:value-type="currency">
            <text:p>4,815,700 €</text:p>
          </table:table-cell>
          <table:table-cell table:style-name="ce67" office:value-type="currency" office:currency="EUR" office:value="75551500" calcext:value-type="currency">
            <text:p>75,551,500 €</text:p>
          </table:table-cell>
          <table:table-cell table:style-name="ce67" office:value-type="currency" office:currency="EUR" office:value="6910700" calcext:value-type="currency">
            <text:p>6,910,7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118719800" calcext:value-type="currency">
            <text:p>118,719,8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67" table:formula="of:=SUM([.H17:.M17])" office:value-type="currency" office:currency="EUR" office:value="205997700" calcext:value-type="currency">
            <text:p>205,997,700 €</text:p>
          </table:table-cell>
          <table:table-cell table:style-name="ce67" table:formula="of:=[.G17]-[.N17]" office:value-type="currency" office:currency="EUR" office:value="-94575600" calcext:value-type="currency">
            <text:p>-94,575,600 €</text:p>
          </table:table-cell>
          <table:table-cell table:style-name="ce67" office:value-type="currency" office:currency="EUR" office:value="80657000" calcext:value-type="currency">
            <text:p>80,657,000 €</text:p>
          </table:table-cell>
          <table:table-cell table:style-name="ce4"/>
          <table:table-cell table:style-name="ce41" office:value-type="string" calcext:value-type="string">
            <text:p>04 21 06</text:p>
          </table:table-cell>
          <table:table-cell table:style-name="ce4" office:value-type="string" calcext:value-type="string">
            <text:p>Einführung Pflichtfach Informatik</text:p>
          </table:table-cell>
          <table:table-cell table:style-name="ce67" table:content-validation-name="val5" office:value-type="currency" office:currency="EUR" office:value="0" calcext:value-type="currency">
            <text:p>0 €</text:p>
          </table:table-cell>
          <table:table-cell table:number-columns-repeated="3" table:style-name="ce67" office:value-type="currency" office:currency="EUR" office:value="0" calcext:value-type="currency">
            <text:p>0 €</text:p>
          </table:table-cell>
          <table:table-cell table:style-name="ce67" table:formula="of:=SUM([.T17:.W17])" office:value-type="currency" office:currency="EUR" office:value="0" calcext:value-type="currency">
            <text:p>0 €</text:p>
          </table:table-cell>
          <table:table-cell table:style-name="ce67" table:content-validation-name="val5" office:value-type="currency" office:currency="EUR" office:value="0" calcext:value-type="currency">
            <text:p>0 €</text:p>
          </table:table-cell>
          <table:table-cell table:number-columns-repeated="3" table:style-name="ce67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78965000" calcext:value-type="currency">
            <text:p>78,965,0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67" table:formula="of:=SUM([.Y17:.AD17])" office:value-type="currency" office:currency="EUR" office:value="78965000" calcext:value-type="currency">
            <text:p>78,965,000 €</text:p>
          </table:table-cell>
          <table:table-cell table:style-name="ce67" table:formula="of:=[.X17]-[.AE17]" office:value-type="currency" office:currency="EUR" office:value="-78965000" calcext:value-type="currency">
            <text:p>-78,965,0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number-columns-repeated="991"/>
        </table:table-row>
        <table:table-row table:style-name="ro2">
          <table:table-cell table:style-name="ce41" office:value-type="string" calcext:value-type="string">
            <text:p>04 22</text:p>
          </table:table-cell>
          <table:table-cell table:style-name="ce4" office:value-type="string" calcext:value-type="string">
            <text:p>Aus-, Fort- und Weiterbildung von Lehrkräften und Assistenzkräften</text:p>
          </table:table-cell>
          <table:table-cell table:style-name="ce67" table:content-validation-name="val5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6313100" calcext:value-type="currency">
            <text:p>6,313,100 €</text:p>
          </table:table-cell>
          <table:table-cell table:style-name="ce67" office:value-type="currency" office:currency="EUR" office:value="56689700" calcext:value-type="currency">
            <text:p>56,689,700 €</text:p>
          </table:table-cell>
          <table:table-cell table:style-name="ce67" office:value-type="currency" office:currency="EUR" office:value="30376100" calcext:value-type="currency">
            <text:p>30,376,100 €</text:p>
          </table:table-cell>
          <table:table-cell table:style-name="ce67" table:formula="of:=SUM([.C18:.F18])" office:value-type="currency" office:currency="EUR" office:value="93378900" calcext:value-type="currency">
            <text:p>93,378,900 €</text:p>
          </table:table-cell>
          <table:table-cell table:style-name="ce67" office:value-type="currency" office:currency="EUR" office:value="80336000" calcext:value-type="currency">
            <text:p>80,336,000 €</text:p>
          </table:table-cell>
          <table:table-cell table:style-name="ce67" office:value-type="currency" office:currency="EUR" office:value="3824500" calcext:value-type="currency">
            <text:p>3,824,500 €</text:p>
          </table:table-cell>
          <table:table-cell table:style-name="ce67" office:value-type="currency" office:currency="EUR" office:value="69402000" calcext:value-type="currency">
            <text:p>69,402,0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30882400" calcext:value-type="currency">
            <text:p>30,882,4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67" table:formula="of:=SUM([.H18:.M18])" office:value-type="currency" office:currency="EUR" office:value="184444900" calcext:value-type="currency">
            <text:p>184,444,900 €</text:p>
          </table:table-cell>
          <table:table-cell table:style-name="ce67" table:formula="of:=[.G18]-[.N18]" office:value-type="currency" office:currency="EUR" office:value="-91066000" calcext:value-type="currency">
            <text:p>-91,066,000 €</text:p>
          </table:table-cell>
          <table:table-cell table:style-name="ce67" office:value-type="currency" office:currency="EUR" office:value="12675000" calcext:value-type="currency">
            <text:p>12,675,000 €</text:p>
          </table:table-cell>
          <table:table-cell table:style-name="ce4"/>
          <table:table-cell table:style-name="ce41" office:value-type="string" calcext:value-type="string">
            <text:p>04 22</text:p>
          </table:table-cell>
          <table:table-cell table:style-name="ce4" office:value-type="string" calcext:value-type="string">
            <text:p>Aus-, Fort- und Weiterbildung von Lehrkräften und Assistenzkräften</text:p>
          </table:table-cell>
          <table:table-cell table:style-name="ce67" table:content-validation-name="val5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2435900" calcext:value-type="currency">
            <text:p>2,435,900 €</text:p>
          </table:table-cell>
          <table:table-cell table:style-name="ce67" office:value-type="currency" office:currency="EUR" office:value="51764500" calcext:value-type="currency">
            <text:p>51,764,500 €</text:p>
          </table:table-cell>
          <table:table-cell table:style-name="ce67" office:value-type="currency" office:currency="EUR" office:value="28302100" calcext:value-type="currency">
            <text:p>28,302,100 €</text:p>
          </table:table-cell>
          <table:table-cell table:style-name="ce67" table:formula="of:=SUM([.T18:.W18])" office:value-type="currency" office:currency="EUR" office:value="82502500" calcext:value-type="currency">
            <text:p>82,502,500 €</text:p>
          </table:table-cell>
          <table:table-cell table:style-name="ce67" table:content-validation-name="val5" office:value-type="currency" office:currency="EUR" office:value="83355900" calcext:value-type="currency">
            <text:p>83,355,900 €</text:p>
          </table:table-cell>
          <table:table-cell table:style-name="ce67" office:value-type="currency" office:currency="EUR" office:value="3719900" calcext:value-type="currency">
            <text:p>3,719,900 €</text:p>
          </table:table-cell>
          <table:table-cell table:style-name="ce67" office:value-type="currency" office:currency="EUR" office:value="65587200" calcext:value-type="currency">
            <text:p>65,587,2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28808400" calcext:value-type="currency">
            <text:p>28,808,4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67" table:formula="of:=SUM([.Y18:.AD18])" office:value-type="currency" office:currency="EUR" office:value="181471400" calcext:value-type="currency">
            <text:p>181,471,400 €</text:p>
          </table:table-cell>
          <table:table-cell table:style-name="ce67" table:formula="of:=[.X18]-[.AE18]" office:value-type="currency" office:currency="EUR" office:value="-98968900" calcext:value-type="currency">
            <text:p>-98,968,900 €</text:p>
          </table:table-cell>
          <table:table-cell table:style-name="ce67" office:value-type="currency" office:currency="EUR" office:value="12675000" calcext:value-type="currency">
            <text:p>12,675,000 €</text:p>
          </table:table-cell>
          <table:table-cell table:number-columns-repeated="991"/>
        </table:table-row>
        <table:table-row table:style-name="ro2">
          <table:table-cell table:style-name="ce41" office:value-type="string" calcext:value-type="string">
            <text:p>04 23</text:p>
          </table:table-cell>
          <table:table-cell table:style-name="ce4" office:value-type="string" calcext:value-type="string">
            <text:p>Landesinstitut für Qualifizierung und Qualitätsentwicklung an Schulen (LiQ)</text:p>
          </table:table-cell>
          <table:table-cell table:style-name="ce67" table:content-validation-name="val5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91300" calcext:value-type="currency">
            <text:p>91,300 €</text:p>
          </table:table-cell>
          <table:table-cell table:style-name="ce67" office:value-type="currency" office:currency="EUR" office:value="247600" calcext:value-type="currency">
            <text:p>247,6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67" table:formula="of:=SUM([.C19:.F19])" office:value-type="currency" office:currency="EUR" office:value="338900" calcext:value-type="currency">
            <text:p>338,900 €</text:p>
          </table:table-cell>
          <table:table-cell table:style-name="ce67" office:value-type="currency" office:currency="EUR" office:value="52134000" calcext:value-type="currency">
            <text:p>52,134,000 €</text:p>
          </table:table-cell>
          <table:table-cell table:style-name="ce67" office:value-type="currency" office:currency="EUR" office:value="13372800" calcext:value-type="currency">
            <text:p>13,372,800 €</text:p>
          </table:table-cell>
          <table:table-cell table:style-name="ce67" office:value-type="currency" office:currency="EUR" office:value="2596800" calcext:value-type="currency">
            <text:p>2,596,8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170000" calcext:value-type="currency">
            <text:p>170,000 €</text:p>
          </table:table-cell>
          <table:table-cell table:style-name="ce67" office:value-type="currency" office:currency="EUR" office:value="1127400" calcext:value-type="currency">
            <text:p>1,127,400 €</text:p>
          </table:table-cell>
          <table:table-cell table:style-name="ce67" table:formula="of:=SUM([.H19:.M19])" office:value-type="currency" office:currency="EUR" office:value="69401000" calcext:value-type="currency">
            <text:p>69,401,000 €</text:p>
          </table:table-cell>
          <table:table-cell table:style-name="ce67" table:formula="of:=[.G19]-[.N19]" office:value-type="currency" office:currency="EUR" office:value="-69062100" calcext:value-type="currency">
            <text:p>-69,062,100 €</text:p>
          </table:table-cell>
          <table:table-cell table:style-name="ce67" office:value-type="currency" office:currency="EUR" office:value="1606200" calcext:value-type="currency">
            <text:p>1,606,200 €</text:p>
          </table:table-cell>
          <table:table-cell table:style-name="ce4"/>
          <table:table-cell table:style-name="ce41" office:value-type="string" calcext:value-type="string">
            <text:p>04 23</text:p>
          </table:table-cell>
          <table:table-cell table:style-name="ce4" office:value-type="string" calcext:value-type="string">
            <text:p>Landesinstitut für Qualifizierung und Qualitätsentwicklung an Schulen (LiQ)</text:p>
          </table:table-cell>
          <table:table-cell table:style-name="ce67" table:content-validation-name="val5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148800" calcext:value-type="currency">
            <text:p>148,800 €</text:p>
          </table:table-cell>
          <table:table-cell table:style-name="ce67" office:value-type="currency" office:currency="EUR" office:value="309600" calcext:value-type="currency">
            <text:p>309,6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67" table:formula="of:=SUM([.T19:.W19])" office:value-type="currency" office:currency="EUR" office:value="458400" calcext:value-type="currency">
            <text:p>458,400 €</text:p>
          </table:table-cell>
          <table:table-cell table:style-name="ce67" table:content-validation-name="val5" office:value-type="currency" office:currency="EUR" office:value="17977900" calcext:value-type="currency">
            <text:p>17,977,900 €</text:p>
          </table:table-cell>
          <table:table-cell table:style-name="ce67" office:value-type="currency" office:currency="EUR" office:value="6190200" calcext:value-type="currency">
            <text:p>6,190,200 €</text:p>
          </table:table-cell>
          <table:table-cell table:style-name="ce67" office:value-type="currency" office:currency="EUR" office:value="8276000" calcext:value-type="currency">
            <text:p>8,276,0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7670200" calcext:value-type="currency">
            <text:p>7,670,200 €</text:p>
          </table:table-cell>
          <table:table-cell table:style-name="ce67" office:value-type="currency" office:currency="EUR" office:value="287000" calcext:value-type="currency">
            <text:p>287,000 €</text:p>
          </table:table-cell>
          <table:table-cell table:style-name="ce67" table:formula="of:=SUM([.Y19:.AD19])" office:value-type="currency" office:currency="EUR" office:value="40401300" calcext:value-type="currency">
            <text:p>40,401,300 €</text:p>
          </table:table-cell>
          <table:table-cell table:style-name="ce67" table:formula="of:=[.X19]-[.AE19]" office:value-type="currency" office:currency="EUR" office:value="-39942900" calcext:value-type="currency">
            <text:p>-39,942,900 €</text:p>
          </table:table-cell>
          <table:table-cell table:style-name="ce67" office:value-type="currency" office:currency="EUR" office:value="4877500" calcext:value-type="currency">
            <text:p>4,877,500 €</text:p>
          </table:table-cell>
          <table:table-cell table:number-columns-repeated="991"/>
        </table:table-row>
        <table:table-row table:style-name="ro2">
          <table:table-cell table:style-name="ce4" office:value-type="string" calcext:value-type="string">
            <text:p>04 30</text:p>
          </table:table-cell>
          <table:table-cell table:style-name="ce4" office:value-type="string" calcext:value-type="string">
            <text:p>Staatliche Technikerschule</text:p>
          </table:table-cell>
          <table:table-cell table:style-name="ce67" table:content-validation-name="val5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209500" calcext:value-type="currency">
            <text:p>209,500 €</text:p>
          </table:table-cell>
          <table:table-cell table:number-columns-repeated="2" table:style-name="ce67" office:value-type="currency" office:currency="EUR" office:value="0" calcext:value-type="currency">
            <text:p>0 €</text:p>
          </table:table-cell>
          <table:table-cell table:style-name="ce67" table:formula="of:=SUM([.C20:.F20])" office:value-type="currency" office:currency="EUR" office:value="209500" calcext:value-type="currency">
            <text:p>209,500 €</text:p>
          </table:table-cell>
          <table:table-cell table:style-name="ce67" office:value-type="currency" office:currency="EUR" office:value="3179400" calcext:value-type="currency">
            <text:p>3,179,400 €</text:p>
          </table:table-cell>
          <table:table-cell table:style-name="ce67" office:value-type="currency" office:currency="EUR" office:value="3005600" calcext:value-type="currency">
            <text:p>3,005,600 €</text:p>
          </table:table-cell>
          <table:table-cell table:style-name="ce67" office:value-type="currency" office:currency="EUR" office:value="1000" calcext:value-type="currency">
            <text:p>1,0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125000" calcext:value-type="currency">
            <text:p>125,000 €</text:p>
          </table:table-cell>
          <table:table-cell table:style-name="ce67" office:value-type="currency" office:currency="EUR" office:value="3000" calcext:value-type="currency">
            <text:p>3,000 €</text:p>
          </table:table-cell>
          <table:table-cell table:style-name="ce67" table:formula="of:=SUM([.H20:.M20])" office:value-type="currency" office:currency="EUR" office:value="6314000" calcext:value-type="currency">
            <text:p>6,314,000 €</text:p>
          </table:table-cell>
          <table:table-cell table:style-name="ce67" table:formula="of:=[.G20]-[.N20]" office:value-type="currency" office:currency="EUR" office:value="-6104500" calcext:value-type="currency">
            <text:p>-6,104,5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4"/>
          <table:table-cell table:style-name="ce4" office:value-type="string" calcext:value-type="string">
            <text:p>04 30</text:p>
          </table:table-cell>
          <table:table-cell table:style-name="ce4" office:value-type="string" calcext:value-type="string">
            <text:p>Staatliche Technikerschule</text:p>
          </table:table-cell>
          <table:table-cell table:style-name="ce67" table:content-validation-name="val5" office:value-type="currency" office:currency="EUR" office:value="0" calcext:value-type="currency">
            <text:p>0 €</text:p>
          </table:table-cell>
          <table:table-cell table:style-name="ce69" office:value-type="currency" office:currency="EUR" office:value="209500" calcext:value-type="currency">
            <text:p>209,500 €</text:p>
          </table:table-cell>
          <table:table-cell table:number-columns-repeated="2" table:style-name="ce69" office:value-type="currency" office:currency="EUR" office:value="0" calcext:value-type="currency">
            <text:p>0 €</text:p>
          </table:table-cell>
          <table:table-cell table:style-name="ce67" table:formula="of:=SUM([.T20:.W20])" office:value-type="currency" office:currency="EUR" office:value="209500" calcext:value-type="currency">
            <text:p>209,500 €</text:p>
          </table:table-cell>
          <table:table-cell table:style-name="ce67" table:content-validation-name="val5" office:value-type="currency" office:currency="EUR" office:value="3291300" calcext:value-type="currency">
            <text:p>3,291,300 €</text:p>
          </table:table-cell>
          <table:table-cell table:style-name="ce69" office:value-type="currency" office:currency="EUR" office:value="3024000" calcext:value-type="currency">
            <text:p>3,024,000 €</text:p>
          </table:table-cell>
          <table:table-cell table:number-columns-repeated="3" table:style-name="ce69" office:value-type="currency" office:currency="EUR" office:value="0" calcext:value-type="currency">
            <text:p>0 €</text:p>
          </table:table-cell>
          <table:table-cell table:style-name="ce69" office:value-type="currency" office:currency="EUR" office:value="3000" calcext:value-type="currency">
            <text:p>3,000 €</text:p>
          </table:table-cell>
          <table:table-cell table:style-name="ce67" table:formula="of:=SUM([.Y20:.AD20])" office:value-type="currency" office:currency="EUR" office:value="6318300" calcext:value-type="currency">
            <text:p>6,318,300 €</text:p>
          </table:table-cell>
          <table:table-cell table:style-name="ce67" table:formula="of:=[.X20]-[.AE20]" office:value-type="currency" office:currency="EUR" office:value="-6108800" calcext:value-type="currency">
            <text:p>-6,108,800 €</text:p>
          </table:table-cell>
          <table:table-cell table:style-name="ce71" office:value-type="currency" office:currency="EUR" office:value="0" calcext:value-type="currency">
            <text:p>0 €</text:p>
          </table:table-cell>
          <table:table-cell table:number-columns-repeated="991"/>
        </table:table-row>
        <table:table-row table:style-name="ro2">
          <table:table-cell table:style-name="ce4" office:value-type="string" calcext:value-type="string">
            <text:p>04 31</text:p>
          </table:table-cell>
          <table:table-cell table:style-name="ce4" office:value-type="string" calcext:value-type="string">
            <text:p>Staatliche Ballett- und Artistikschule Berlin</text:p>
          </table:table-cell>
          <table:table-cell table:style-name="ce67" table:content-validation-name="val5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187000" calcext:value-type="currency">
            <text:p>187,000 €</text:p>
          </table:table-cell>
          <table:table-cell table:style-name="ce67" office:value-type="currency" office:currency="EUR" office:value="3000" calcext:value-type="currency">
            <text:p>3,0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67" table:formula="of:=SUM([.C21:.F21])" office:value-type="currency" office:currency="EUR" office:value="190000" calcext:value-type="currency">
            <text:p>190,000 €</text:p>
          </table:table-cell>
          <table:table-cell table:style-name="ce67" office:value-type="currency" office:currency="EUR" office:value="6191200" calcext:value-type="currency">
            <text:p>6,191,200 €</text:p>
          </table:table-cell>
          <table:table-cell table:style-name="ce67" office:value-type="currency" office:currency="EUR" office:value="2538500" calcext:value-type="currency">
            <text:p>2,538,500 €</text:p>
          </table:table-cell>
          <table:table-cell table:style-name="ce67" office:value-type="currency" office:currency="EUR" office:value="2000" calcext:value-type="currency">
            <text:p>2,0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25000" calcext:value-type="currency">
            <text:p>25,000 €</text:p>
          </table:table-cell>
          <table:table-cell table:style-name="ce67" office:value-type="currency" office:currency="EUR" office:value="3000" calcext:value-type="currency">
            <text:p>3,000 €</text:p>
          </table:table-cell>
          <table:table-cell table:style-name="ce67" table:formula="of:=SUM([.H21:.M21])" office:value-type="currency" office:currency="EUR" office:value="8759700" calcext:value-type="currency">
            <text:p>8,759,700 €</text:p>
          </table:table-cell>
          <table:table-cell table:style-name="ce67" table:formula="of:=[.G21]-[.N21]" office:value-type="currency" office:currency="EUR" office:value="-8569700" calcext:value-type="currency">
            <text:p>-8,569,7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4"/>
          <table:table-cell table:style-name="ce4" office:value-type="string" calcext:value-type="string">
            <text:p>04 31</text:p>
          </table:table-cell>
          <table:table-cell table:style-name="ce4" office:value-type="string" calcext:value-type="string">
            <text:p>Staatliche Ballett- und Artistikschule Berlin</text:p>
          </table:table-cell>
          <table:table-cell table:style-name="ce67" table:content-validation-name="val5" office:value-type="currency" office:currency="EUR" office:value="0" calcext:value-type="currency">
            <text:p>0 €</text:p>
          </table:table-cell>
          <table:table-cell table:style-name="ce69" office:value-type="currency" office:currency="EUR" office:value="187000" calcext:value-type="currency">
            <text:p>187,000 €</text:p>
          </table:table-cell>
          <table:table-cell table:style-name="ce69" office:value-type="currency" office:currency="EUR" office:value="3000" calcext:value-type="currency">
            <text:p>3,000 €</text:p>
          </table:table-cell>
          <table:table-cell table:style-name="ce69" office:value-type="currency" office:currency="EUR" office:value="0" calcext:value-type="currency">
            <text:p>0 €</text:p>
          </table:table-cell>
          <table:table-cell table:style-name="ce67" table:formula="of:=SUM([.T21:.W21])" office:value-type="currency" office:currency="EUR" office:value="190000" calcext:value-type="currency">
            <text:p>190,000 €</text:p>
          </table:table-cell>
          <table:table-cell table:style-name="ce67" table:content-validation-name="val5" office:value-type="currency" office:currency="EUR" office:value="6718500" calcext:value-type="currency">
            <text:p>6,718,500 €</text:p>
          </table:table-cell>
          <table:table-cell table:style-name="ce69" office:value-type="currency" office:currency="EUR" office:value="2552000" calcext:value-type="currency">
            <text:p>2,552,000 €</text:p>
          </table:table-cell>
          <table:table-cell table:style-name="ce69" office:value-type="currency" office:currency="EUR" office:value="1000" calcext:value-type="currency">
            <text:p>1,000 €</text:p>
          </table:table-cell>
          <table:table-cell table:number-columns-repeated="2" table:style-name="ce69" office:value-type="currency" office:currency="EUR" office:value="0" calcext:value-type="currency">
            <text:p>0 €</text:p>
          </table:table-cell>
          <table:table-cell table:style-name="ce69" office:value-type="currency" office:currency="EUR" office:value="3000" calcext:value-type="currency">
            <text:p>3,000 €</text:p>
          </table:table-cell>
          <table:table-cell table:style-name="ce67" table:formula="of:=SUM([.Y21:.AD21])" office:value-type="currency" office:currency="EUR" office:value="9274500" calcext:value-type="currency">
            <text:p>9,274,500 €</text:p>
          </table:table-cell>
          <table:table-cell table:style-name="ce67" table:formula="of:=[.X21]-[.AE21]" office:value-type="currency" office:currency="EUR" office:value="-9084500" calcext:value-type="currency">
            <text:p>-9,084,500 €</text:p>
          </table:table-cell>
          <table:table-cell table:style-name="ce71" office:value-type="currency" office:currency="EUR" office:value="0" calcext:value-type="currency">
            <text:p>0 €</text:p>
          </table:table-cell>
          <table:table-cell table:number-columns-repeated="991"/>
        </table:table-row>
        <table:table-row table:style-name="ro2">
          <table:table-cell table:style-name="ce4" office:value-type="string" calcext:value-type="string">
            <text:p>04 32</text:p>
          </table:table-cell>
          <table:table-cell table:style-name="ce4" office:value-type="string" calcext:value-type="string">
            <text:p>Staatliche Fachschule für Bau, Wirtschaft und Verkehr</text:p>
          </table:table-cell>
          <table:table-cell table:style-name="ce67" table:content-validation-name="val5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1200" calcext:value-type="currency">
            <text:p>1,200 €</text:p>
          </table:table-cell>
          <table:table-cell table:number-columns-repeated="2" table:style-name="ce67" office:value-type="currency" office:currency="EUR" office:value="0" calcext:value-type="currency">
            <text:p>0 €</text:p>
          </table:table-cell>
          <table:table-cell table:style-name="ce67" table:formula="of:=SUM([.C22:.F22])" office:value-type="currency" office:currency="EUR" office:value="1200" calcext:value-type="currency">
            <text:p>1,200 €</text:p>
          </table:table-cell>
          <table:table-cell table:style-name="ce67" office:value-type="currency" office:currency="EUR" office:value="3043900" calcext:value-type="currency">
            <text:p>3,043,900 €</text:p>
          </table:table-cell>
          <table:table-cell table:style-name="ce67" office:value-type="currency" office:currency="EUR" office:value="989100" calcext:value-type="currency">
            <text:p>989,100 €</text:p>
          </table:table-cell>
          <table:table-cell table:number-columns-repeated="2" table:style-name="ce67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48000" calcext:value-type="currency">
            <text:p>48,0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67" table:formula="of:=SUM([.H22:.M22])" office:value-type="currency" office:currency="EUR" office:value="4081000" calcext:value-type="currency">
            <text:p>4,081,000 €</text:p>
          </table:table-cell>
          <table:table-cell table:style-name="ce67" table:formula="of:=[.G22]-[.N22]" office:value-type="currency" office:currency="EUR" office:value="-4079800" calcext:value-type="currency">
            <text:p>-4,079,8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4"/>
          <table:table-cell table:style-name="ce4" office:value-type="string" calcext:value-type="string">
            <text:p>04 32</text:p>
          </table:table-cell>
          <table:table-cell table:style-name="ce4" office:value-type="string" calcext:value-type="string">
            <text:p>Staatliche Fachschule für Bau, Wirtschaft und Verkehr</text:p>
          </table:table-cell>
          <table:table-cell table:style-name="ce67" table:content-validation-name="val5" office:value-type="currency" office:currency="EUR" office:value="0" calcext:value-type="currency">
            <text:p>0 €</text:p>
          </table:table-cell>
          <table:table-cell table:style-name="ce69" office:value-type="currency" office:currency="EUR" office:value="1200" calcext:value-type="currency">
            <text:p>1,200 €</text:p>
          </table:table-cell>
          <table:table-cell table:number-columns-repeated="2" table:style-name="ce69" office:value-type="currency" office:currency="EUR" office:value="0" calcext:value-type="currency">
            <text:p>0 €</text:p>
          </table:table-cell>
          <table:table-cell table:style-name="ce67" table:formula="of:=SUM([.T22:.W22])" office:value-type="currency" office:currency="EUR" office:value="1200" calcext:value-type="currency">
            <text:p>1,200 €</text:p>
          </table:table-cell>
          <table:table-cell table:style-name="ce67" table:content-validation-name="val5" office:value-type="currency" office:currency="EUR" office:value="3337300" calcext:value-type="currency">
            <text:p>3,337,300 €</text:p>
          </table:table-cell>
          <table:table-cell table:style-name="ce69" office:value-type="currency" office:currency="EUR" office:value="948600" calcext:value-type="currency">
            <text:p>948,600 €</text:p>
          </table:table-cell>
          <table:table-cell table:number-columns-repeated="2" table:style-name="ce69" office:value-type="currency" office:currency="EUR" office:value="0" calcext:value-type="currency">
            <text:p>0 €</text:p>
          </table:table-cell>
          <table:table-cell table:style-name="ce69" office:value-type="currency" office:currency="EUR" office:value="48000" calcext:value-type="currency">
            <text:p>48,000 €</text:p>
          </table:table-cell>
          <table:table-cell table:style-name="ce69" office:value-type="currency" office:currency="EUR" office:value="0" calcext:value-type="currency">
            <text:p>0 €</text:p>
          </table:table-cell>
          <table:table-cell table:style-name="ce67" table:formula="of:=SUM([.Y22:.AD22])" office:value-type="currency" office:currency="EUR" office:value="4333900" calcext:value-type="currency">
            <text:p>4,333,900 €</text:p>
          </table:table-cell>
          <table:table-cell table:style-name="ce67" table:formula="of:=[.X22]-[.AE22]" office:value-type="currency" office:currency="EUR" office:value="-4332700" calcext:value-type="currency">
            <text:p>-4,332,700 €</text:p>
          </table:table-cell>
          <table:table-cell table:style-name="ce71" office:value-type="currency" office:currency="EUR" office:value="0" calcext:value-type="currency">
            <text:p>0 €</text:p>
          </table:table-cell>
          <table:table-cell table:number-columns-repeated="991"/>
        </table:table-row>
        <table:table-row table:style-name="ro2">
          <table:table-cell table:style-name="ce4" office:value-type="string" calcext:value-type="string">
            <text:p>04 33</text:p>
          </table:table-cell>
          <table:table-cell table:style-name="ce4" office:value-type="string" calcext:value-type="string">
            <text:p>Thüringenkolleg</text:p>
          </table:table-cell>
          <table:table-cell table:style-name="ce67" table:content-validation-name="val5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40400" calcext:value-type="currency">
            <text:p>40,400 €</text:p>
          </table:table-cell>
          <table:table-cell table:number-columns-repeated="2" table:style-name="ce67" office:value-type="currency" office:currency="EUR" office:value="0" calcext:value-type="currency">
            <text:p>0 €</text:p>
          </table:table-cell>
          <table:table-cell table:style-name="ce67" table:formula="of:=SUM([.C23:.F23])" office:value-type="currency" office:currency="EUR" office:value="40400" calcext:value-type="currency">
            <text:p>40,400 €</text:p>
          </table:table-cell>
          <table:table-cell table:style-name="ce67" office:value-type="currency" office:currency="EUR" office:value="820800" calcext:value-type="currency">
            <text:p>820,800 €</text:p>
          </table:table-cell>
          <table:table-cell table:style-name="ce67" office:value-type="currency" office:currency="EUR" office:value="49700" calcext:value-type="currency">
            <text:p>49,700 €</text:p>
          </table:table-cell>
          <table:table-cell table:number-columns-repeated="2" table:style-name="ce67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10000" calcext:value-type="currency">
            <text:p>10,0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67" table:formula="of:=SUM([.H23:.M23])" office:value-type="currency" office:currency="EUR" office:value="880500" calcext:value-type="currency">
            <text:p>880,500 €</text:p>
          </table:table-cell>
          <table:table-cell table:style-name="ce67" table:formula="of:=[.G23]-[.N23]" office:value-type="currency" office:currency="EUR" office:value="-840100" calcext:value-type="currency">
            <text:p>-840,1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4"/>
          <table:table-cell table:style-name="ce4" office:value-type="string" calcext:value-type="string">
            <text:p>04 33</text:p>
          </table:table-cell>
          <table:table-cell table:style-name="ce4" office:value-type="string" calcext:value-type="string">
            <text:p>Thüringenkolleg</text:p>
          </table:table-cell>
          <table:table-cell table:style-name="ce67" table:content-validation-name="val5" office:value-type="currency" office:currency="EUR" office:value="0" calcext:value-type="currency">
            <text:p>0 €</text:p>
          </table:table-cell>
          <table:table-cell table:style-name="ce69" office:value-type="currency" office:currency="EUR" office:value="41900" calcext:value-type="currency">
            <text:p>41,900 €</text:p>
          </table:table-cell>
          <table:table-cell table:number-columns-repeated="2" table:style-name="ce69" office:value-type="currency" office:currency="EUR" office:value="0" calcext:value-type="currency">
            <text:p>0 €</text:p>
          </table:table-cell>
          <table:table-cell table:style-name="ce67" table:formula="of:=SUM([.T23:.W23])" office:value-type="currency" office:currency="EUR" office:value="41900" calcext:value-type="currency">
            <text:p>41,900 €</text:p>
          </table:table-cell>
          <table:table-cell table:style-name="ce67" table:content-validation-name="val5" office:value-type="currency" office:currency="EUR" office:value="900000" calcext:value-type="currency">
            <text:p>900,000 €</text:p>
          </table:table-cell>
          <table:table-cell table:style-name="ce69" office:value-type="currency" office:currency="EUR" office:value="50400" calcext:value-type="currency">
            <text:p>50,400 €</text:p>
          </table:table-cell>
          <table:table-cell table:number-columns-repeated="2" table:style-name="ce69" office:value-type="currency" office:currency="EUR" office:value="0" calcext:value-type="currency">
            <text:p>0 €</text:p>
          </table:table-cell>
          <table:table-cell table:style-name="ce69" office:value-type="currency" office:currency="EUR" office:value="8000" calcext:value-type="currency">
            <text:p>8,000 €</text:p>
          </table:table-cell>
          <table:table-cell table:style-name="ce69" office:value-type="currency" office:currency="EUR" office:value="0" calcext:value-type="currency">
            <text:p>0 €</text:p>
          </table:table-cell>
          <table:table-cell table:style-name="ce67" table:formula="of:=SUM([.Y23:.AD23])" office:value-type="currency" office:currency="EUR" office:value="958400" calcext:value-type="currency">
            <text:p>958,400 €</text:p>
          </table:table-cell>
          <table:table-cell table:style-name="ce67" table:formula="of:=[.X23]-[.AE23]" office:value-type="currency" office:currency="EUR" office:value="-916500" calcext:value-type="currency">
            <text:p>-916,500 €</text:p>
          </table:table-cell>
          <table:table-cell table:style-name="ce71" office:value-type="currency" office:currency="EUR" office:value="0" calcext:value-type="currency">
            <text:p>0 €</text:p>
          </table:table-cell>
          <table:table-cell table:number-columns-repeated="991"/>
        </table:table-row>
        <table:table-row table:style-name="ro2">
          <table:table-cell table:style-name="ce4" office:value-type="string" calcext:value-type="string">
            <text:p>04 34</text:p>
          </table:table-cell>
          <table:table-cell table:style-name="ce4" office:value-type="string" calcext:value-type="string">
            <text:p>Staatliches Studienseminar</text:p>
          </table:table-cell>
          <table:table-cell table:style-name="ce67" table:content-validation-name="val5" office:value-type="currency" office:currency="EUR" office:value="0" calcext:value-type="currency">
            <text:p>0 €</text:p>
          </table:table-cell>
          <table:table-cell table:number-columns-repeated="3" table:style-name="ce67" office:value-type="currency" office:currency="EUR" office:value="0" calcext:value-type="currency">
            <text:p>0 €</text:p>
          </table:table-cell>
          <table:table-cell table:style-name="ce67" table:formula="of:=SUM([.C24:.F24])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25643700" calcext:value-type="currency">
            <text:p>25,643,700 €</text:p>
          </table:table-cell>
          <table:table-cell table:style-name="ce67" office:value-type="currency" office:currency="EUR" office:value="1940600" calcext:value-type="currency">
            <text:p>1,940,600 €</text:p>
          </table:table-cell>
          <table:table-cell table:number-columns-repeated="2" table:style-name="ce67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500000" calcext:value-type="currency">
            <text:p>500,0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67" table:formula="of:=SUM([.H24:.M24])" office:value-type="currency" office:currency="EUR" office:value="28084300" calcext:value-type="currency">
            <text:p>28,084,300 €</text:p>
          </table:table-cell>
          <table:table-cell table:style-name="ce67" table:formula="of:=[.G24]-[.N24]" office:value-type="currency" office:currency="EUR" office:value="-28084300" calcext:value-type="currency">
            <text:p>-28,084,3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4"/>
          <table:table-cell table:style-name="ce4" office:value-type="string" calcext:value-type="string">
            <text:p>04 34</text:p>
          </table:table-cell>
          <table:table-cell table:style-name="ce4" office:value-type="string" calcext:value-type="string">
            <text:p>Staatliches Studienseminar</text:p>
          </table:table-cell>
          <table:table-cell table:style-name="ce67" table:content-validation-name="val5" office:value-type="currency" office:currency="EUR" office:value="0" calcext:value-type="currency">
            <text:p>0 €</text:p>
          </table:table-cell>
          <table:table-cell table:number-columns-repeated="3" table:style-name="ce69" office:value-type="currency" office:currency="EUR" office:value="0" calcext:value-type="currency">
            <text:p>0 €</text:p>
          </table:table-cell>
          <table:table-cell table:style-name="ce67" table:formula="of:=SUM([.T24:.W24])" office:value-type="currency" office:currency="EUR" office:value="0" calcext:value-type="currency">
            <text:p>0 €</text:p>
          </table:table-cell>
          <table:table-cell table:style-name="ce67" table:content-validation-name="val5" office:value-type="currency" office:currency="EUR" office:value="27424600" calcext:value-type="currency">
            <text:p>27,424,600 €</text:p>
          </table:table-cell>
          <table:table-cell table:style-name="ce69" office:value-type="currency" office:currency="EUR" office:value="2513000" calcext:value-type="currency">
            <text:p>2,513,000 €</text:p>
          </table:table-cell>
          <table:table-cell table:number-columns-repeated="2" table:style-name="ce69" office:value-type="currency" office:currency="EUR" office:value="0" calcext:value-type="currency">
            <text:p>0 €</text:p>
          </table:table-cell>
          <table:table-cell table:style-name="ce69" office:value-type="currency" office:currency="EUR" office:value="550000" calcext:value-type="currency">
            <text:p>550,000 €</text:p>
          </table:table-cell>
          <table:table-cell table:style-name="ce69" office:value-type="currency" office:currency="EUR" office:value="0" calcext:value-type="currency">
            <text:p>0 €</text:p>
          </table:table-cell>
          <table:table-cell table:style-name="ce67" table:formula="of:=SUM([.Y24:.AD24])" office:value-type="currency" office:currency="EUR" office:value="30487600" calcext:value-type="currency">
            <text:p>30,487,600 €</text:p>
          </table:table-cell>
          <table:table-cell table:style-name="ce67" table:formula="of:=[.X24]-[.AE24]" office:value-type="currency" office:currency="EUR" office:value="-30487600" calcext:value-type="currency">
            <text:p>-30,487,600 €</text:p>
          </table:table-cell>
          <table:table-cell table:style-name="ce71" office:value-type="currency" office:currency="EUR" office:value="0" calcext:value-type="currency">
            <text:p>0 €</text:p>
          </table:table-cell>
          <table:table-cell table:number-columns-repeated="991"/>
        </table:table-row>
        <table:table-row table:style-name="ro2">
          <table:table-cell table:style-name="ce4" office:value-type="string" calcext:value-type="string">
            <text:p>04 35</text:p>
          </table:table-cell>
          <table:table-cell table:style-name="ce4" office:value-type="string" calcext:value-type="string">
            <text:p>Landesschule des zweiten Bildungsweges (Abendgymnasium und Kolleg)</text:p>
          </table:table-cell>
          <table:table-cell table:style-name="ce67" table:content-validation-name="val5" office:value-type="currency" office:currency="EUR" office:value="0" calcext:value-type="currency">
            <text:p>0 €</text:p>
          </table:table-cell>
          <table:table-cell table:number-columns-repeated="3" table:style-name="ce67" office:value-type="currency" office:currency="EUR" office:value="0" calcext:value-type="currency">
            <text:p>0 €</text:p>
          </table:table-cell>
          <table:table-cell table:style-name="ce67" table:formula="of:=SUM([.C25:.F25])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626700" calcext:value-type="currency">
            <text:p>626,700 €</text:p>
          </table:table-cell>
          <table:table-cell table:number-columns-repeated="2" table:style-name="ce67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25000" calcext:value-type="currency">
            <text:p>25,0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67" table:formula="of:=SUM([.H25:.M25])" office:value-type="currency" office:currency="EUR" office:value="651700" calcext:value-type="currency">
            <text:p>651,700 €</text:p>
          </table:table-cell>
          <table:table-cell table:style-name="ce67" table:formula="of:=[.G25]-[.N25]" office:value-type="currency" office:currency="EUR" office:value="-651700" calcext:value-type="currency">
            <text:p>-651,7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4"/>
          <table:table-cell table:style-name="ce4" office:value-type="string" calcext:value-type="string">
            <text:p>04 35</text:p>
          </table:table-cell>
          <table:table-cell table:style-name="ce4" office:value-type="string" calcext:value-type="string">
            <text:p>Landesschule des zweiten Bildungsweges (Abendgymnasium und Kolleg)</text:p>
          </table:table-cell>
          <table:table-cell table:style-name="ce67" table:content-validation-name="val5" office:value-type="currency" office:currency="EUR" office:value="0" calcext:value-type="currency">
            <text:p>0 €</text:p>
          </table:table-cell>
          <table:table-cell table:number-columns-repeated="3" table:style-name="ce69" office:value-type="currency" office:currency="EUR" office:value="0" calcext:value-type="currency">
            <text:p>0 €</text:p>
          </table:table-cell>
          <table:table-cell table:style-name="ce67" table:formula="of:=SUM([.T25:.W25])" office:value-type="currency" office:currency="EUR" office:value="0" calcext:value-type="currency">
            <text:p>0 €</text:p>
          </table:table-cell>
          <table:table-cell table:style-name="ce67" table:content-validation-name="val5" office:value-type="currency" office:currency="EUR" office:value="0" calcext:value-type="currency">
            <text:p>0 €</text:p>
          </table:table-cell>
          <table:table-cell table:number-columns-repeated="5" table:style-name="ce69" office:value-type="currency" office:currency="EUR" office:value="0" calcext:value-type="currency">
            <text:p>0 €</text:p>
          </table:table-cell>
          <table:table-cell table:style-name="ce67" table:formula="of:=SUM([.Y25:.AD25])" office:value-type="currency" office:currency="EUR" office:value="0" calcext:value-type="currency">
            <text:p>0 €</text:p>
          </table:table-cell>
          <table:table-cell table:style-name="ce67" table:formula="of:=[.X25]-[.AE25]" office:value-type="currency" office:currency="EUR" office:value="0" calcext:value-type="currency">
            <text:p>0 €</text:p>
          </table:table-cell>
          <table:table-cell table:style-name="ce71" office:value-type="currency" office:currency="EUR" office:value="0" calcext:value-type="currency">
            <text:p>0 €</text:p>
          </table:table-cell>
          <table:table-cell table:number-columns-repeated="991"/>
        </table:table-row>
        <table:table-row table:style-name="ro2">
          <table:table-cell table:style-name="ce4" office:value-type="string" calcext:value-type="string">
            <text:p>04 36</text:p>
          </table:table-cell>
          <table:table-cell table:style-name="ce4" office:value-type="string" calcext:value-type="string">
            <text:p>Sprachengymnasium Schnepfenthal</text:p>
          </table:table-cell>
          <table:table-cell table:style-name="ce67" table:content-validation-name="val5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536600" calcext:value-type="currency">
            <text:p>536,600 €</text:p>
          </table:table-cell>
          <table:table-cell table:number-columns-repeated="2" table:style-name="ce67" office:value-type="currency" office:currency="EUR" office:value="0" calcext:value-type="currency">
            <text:p>0 €</text:p>
          </table:table-cell>
          <table:table-cell table:style-name="ce67" table:formula="of:=SUM([.C26:.F26])" office:value-type="currency" office:currency="EUR" office:value="536600" calcext:value-type="currency">
            <text:p>536,600 €</text:p>
          </table:table-cell>
          <table:table-cell table:style-name="ce67" office:value-type="currency" office:currency="EUR" office:value="3179200" calcext:value-type="currency">
            <text:p>3,179,200 €</text:p>
          </table:table-cell>
          <table:table-cell table:style-name="ce67" office:value-type="currency" office:currency="EUR" office:value="2673900" calcext:value-type="currency">
            <text:p>2,673,900 €</text:p>
          </table:table-cell>
          <table:table-cell table:style-name="ce67" office:value-type="currency" office:currency="EUR" office:value="220000" calcext:value-type="currency">
            <text:p>220,0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10000" calcext:value-type="currency">
            <text:p>10,0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67" table:formula="of:=SUM([.H26:.M26])" office:value-type="currency" office:currency="EUR" office:value="6083100" calcext:value-type="currency">
            <text:p>6,083,100 €</text:p>
          </table:table-cell>
          <table:table-cell table:style-name="ce67" table:formula="of:=[.G26]-[.N26]" office:value-type="currency" office:currency="EUR" office:value="-5546500" calcext:value-type="currency">
            <text:p>-5,546,5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4"/>
          <table:table-cell table:style-name="ce4" office:value-type="string" calcext:value-type="string">
            <text:p>04 36</text:p>
          </table:table-cell>
          <table:table-cell table:style-name="ce4" office:value-type="string" calcext:value-type="string">
            <text:p>Erweiterte Oberschule für Sprachen Schnepfenthal</text:p>
          </table:table-cell>
          <table:table-cell table:style-name="ce67" table:content-validation-name="val5" office:value-type="currency" office:currency="EUR" office:value="0" calcext:value-type="currency">
            <text:p>0 €</text:p>
          </table:table-cell>
          <table:table-cell table:style-name="ce69" office:value-type="currency" office:currency="EUR" office:value="672800" calcext:value-type="currency">
            <text:p>672,800 €</text:p>
          </table:table-cell>
          <table:table-cell table:number-columns-repeated="2" table:style-name="ce69" office:value-type="currency" office:currency="EUR" office:value="0" calcext:value-type="currency">
            <text:p>0 €</text:p>
          </table:table-cell>
          <table:table-cell table:style-name="ce67" table:formula="of:=SUM([.T26:.W26])" office:value-type="currency" office:currency="EUR" office:value="672800" calcext:value-type="currency">
            <text:p>672,800 €</text:p>
          </table:table-cell>
          <table:table-cell table:style-name="ce67" table:content-validation-name="val5" office:value-type="currency" office:currency="EUR" office:value="3485700" calcext:value-type="currency">
            <text:p>3,485,700 €</text:p>
          </table:table-cell>
          <table:table-cell table:style-name="ce69" office:value-type="currency" office:currency="EUR" office:value="3068800" calcext:value-type="currency">
            <text:p>3,068,800 €</text:p>
          </table:table-cell>
          <table:table-cell table:style-name="ce69" office:value-type="currency" office:currency="EUR" office:value="240000" calcext:value-type="currency">
            <text:p>240,000 €</text:p>
          </table:table-cell>
          <table:table-cell table:style-name="ce69" office:value-type="currency" office:currency="EUR" office:value="0" calcext:value-type="currency">
            <text:p>0 €</text:p>
          </table:table-cell>
          <table:table-cell table:style-name="ce69" office:value-type="currency" office:currency="EUR" office:value="30000" calcext:value-type="currency">
            <text:p>30,000 €</text:p>
          </table:table-cell>
          <table:table-cell table:style-name="ce69" office:value-type="currency" office:currency="EUR" office:value="0" calcext:value-type="currency">
            <text:p>0 €</text:p>
          </table:table-cell>
          <table:table-cell table:style-name="ce67" table:formula="of:=SUM([.Y26:.AD26])" office:value-type="currency" office:currency="EUR" office:value="6824500" calcext:value-type="currency">
            <text:p>6,824,500 €</text:p>
          </table:table-cell>
          <table:table-cell table:style-name="ce67" table:formula="of:=[.X26]-[.AE26]" office:value-type="currency" office:currency="EUR" office:value="-6151700" calcext:value-type="currency">
            <text:p>-6,151,700 €</text:p>
          </table:table-cell>
          <table:table-cell table:style-name="ce71" office:value-type="currency" office:currency="EUR" office:value="0" calcext:value-type="currency">
            <text:p>0 €</text:p>
          </table:table-cell>
          <table:table-cell table:number-columns-repeated="991"/>
        </table:table-row>
        <table:table-row table:style-name="ro2">
          <table:table-cell table:style-name="ce4" office:value-type="string" calcext:value-type="string">
            <text:p>04 37</text:p>
          </table:table-cell>
          <table:table-cell table:style-name="ce4" office:value-type="string" calcext:value-type="string">
            <text:p>Musikgymnasium Weimar</text:p>
          </table:table-cell>
          <table:table-cell table:style-name="ce67" table:content-validation-name="val5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262100" calcext:value-type="currency">
            <text:p>262,100 €</text:p>
          </table:table-cell>
          <table:table-cell table:number-columns-repeated="2" table:style-name="ce67" office:value-type="currency" office:currency="EUR" office:value="0" calcext:value-type="currency">
            <text:p>0 €</text:p>
          </table:table-cell>
          <table:table-cell table:style-name="ce67" table:formula="of:=SUM([.C27:.F27])" office:value-type="currency" office:currency="EUR" office:value="262100" calcext:value-type="currency">
            <text:p>262,100 €</text:p>
          </table:table-cell>
          <table:table-cell table:style-name="ce67" office:value-type="currency" office:currency="EUR" office:value="2253100" calcext:value-type="currency">
            <text:p>2,253,100 €</text:p>
          </table:table-cell>
          <table:table-cell table:style-name="ce67" office:value-type="currency" office:currency="EUR" office:value="483200" calcext:value-type="currency">
            <text:p>483,200 €</text:p>
          </table:table-cell>
          <table:table-cell table:style-name="ce67" office:value-type="currency" office:currency="EUR" office:value="15000" calcext:value-type="currency">
            <text:p>15,0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20000" calcext:value-type="currency">
            <text:p>20,0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67" table:formula="of:=SUM([.H27:.M27])" office:value-type="currency" office:currency="EUR" office:value="2771300" calcext:value-type="currency">
            <text:p>2,771,300 €</text:p>
          </table:table-cell>
          <table:table-cell table:style-name="ce67" table:formula="of:=[.G27]-[.N27]" office:value-type="currency" office:currency="EUR" office:value="-2509200" calcext:value-type="currency">
            <text:p>-2,509,2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4"/>
          <table:table-cell table:style-name="ce4" office:value-type="string" calcext:value-type="string">
            <text:p>04 37</text:p>
          </table:table-cell>
          <table:table-cell table:style-name="ce4" office:value-type="string" calcext:value-type="string">
            <text:p>Spezialschule für Musik Weimar</text:p>
          </table:table-cell>
          <table:table-cell table:style-name="ce67" table:content-validation-name="val5" office:value-type="currency" office:currency="EUR" office:value="0" calcext:value-type="currency">
            <text:p>0 €</text:p>
          </table:table-cell>
          <table:table-cell table:style-name="ce69" office:value-type="currency" office:currency="EUR" office:value="327400" calcext:value-type="currency">
            <text:p>327,400 €</text:p>
          </table:table-cell>
          <table:table-cell table:number-columns-repeated="2" table:style-name="ce69" office:value-type="currency" office:currency="EUR" office:value="0" calcext:value-type="currency">
            <text:p>0 €</text:p>
          </table:table-cell>
          <table:table-cell table:style-name="ce67" table:formula="of:=SUM([.T27:.W27])" office:value-type="currency" office:currency="EUR" office:value="327400" calcext:value-type="currency">
            <text:p>327,400 €</text:p>
          </table:table-cell>
          <table:table-cell table:style-name="ce67" table:content-validation-name="val5" office:value-type="currency" office:currency="EUR" office:value="2470500" calcext:value-type="currency">
            <text:p>2,470,500 €</text:p>
          </table:table-cell>
          <table:table-cell table:style-name="ce69" office:value-type="currency" office:currency="EUR" office:value="487600" calcext:value-type="currency">
            <text:p>487,600 €</text:p>
          </table:table-cell>
          <table:table-cell table:style-name="ce69" office:value-type="currency" office:currency="EUR" office:value="15000" calcext:value-type="currency">
            <text:p>15,000 €</text:p>
          </table:table-cell>
          <table:table-cell table:style-name="ce69" office:value-type="currency" office:currency="EUR" office:value="0" calcext:value-type="currency">
            <text:p>0 €</text:p>
          </table:table-cell>
          <table:table-cell table:style-name="ce69" office:value-type="currency" office:currency="EUR" office:value="20000" calcext:value-type="currency">
            <text:p>20,000 €</text:p>
          </table:table-cell>
          <table:table-cell table:style-name="ce69" office:value-type="currency" office:currency="EUR" office:value="0" calcext:value-type="currency">
            <text:p>0 €</text:p>
          </table:table-cell>
          <table:table-cell table:style-name="ce67" table:formula="of:=SUM([.Y27:.AD27])" office:value-type="currency" office:currency="EUR" office:value="2993100" calcext:value-type="currency">
            <text:p>2,993,100 €</text:p>
          </table:table-cell>
          <table:table-cell table:style-name="ce67" table:formula="of:=[.X27]-[.AE27]" office:value-type="currency" office:currency="EUR" office:value="-2665700" calcext:value-type="currency">
            <text:p>-2,665,700 €</text:p>
          </table:table-cell>
          <table:table-cell table:style-name="ce71" office:value-type="currency" office:currency="EUR" office:value="0" calcext:value-type="currency">
            <text:p>0 €</text:p>
          </table:table-cell>
          <table:table-cell table:number-columns-repeated="991"/>
        </table:table-row>
        <table:table-row table:style-name="ro2">
          <table:table-cell table:style-name="ce4" office:value-type="string" calcext:value-type="string">
            <text:p>04 38</text:p>
          </table:table-cell>
          <table:table-cell table:style-name="ce4" office:value-type="string" calcext:value-type="string">
            <text:p>Landesgymnasium für Musik Carl Maria von Weber Dresden</text:p>
          </table:table-cell>
          <table:table-cell table:style-name="ce67" table:content-validation-name="val5" office:value-type="currency" office:currency="EUR" office:value="0" calcext:value-type="currency">
            <text:p>0 €</text:p>
          </table:table-cell>
          <table:table-cell table:number-columns-repeated="3" table:style-name="ce67" office:value-type="currency" office:currency="EUR" office:value="0" calcext:value-type="currency">
            <text:p>0 €</text:p>
          </table:table-cell>
          <table:table-cell table:style-name="ce67" table:formula="of:=SUM([.C28:.F28])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1492900" calcext:value-type="currency">
            <text:p>1,492,900 €</text:p>
          </table:table-cell>
          <table:table-cell table:style-name="ce67" office:value-type="currency" office:currency="EUR" office:value="455800" calcext:value-type="currency">
            <text:p>455,800 €</text:p>
          </table:table-cell>
          <table:table-cell table:style-name="ce67" office:value-type="currency" office:currency="EUR" office:value="300" calcext:value-type="currency">
            <text:p>3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180000" calcext:value-type="currency">
            <text:p>180,0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67" table:formula="of:=SUM([.H28:.M28])" office:value-type="currency" office:currency="EUR" office:value="2129000" calcext:value-type="currency">
            <text:p>2,129,000 €</text:p>
          </table:table-cell>
          <table:table-cell table:style-name="ce67" table:formula="of:=[.G28]-[.N28]" office:value-type="currency" office:currency="EUR" office:value="-2129000" calcext:value-type="currency">
            <text:p>-2,129,000 €</text:p>
          </table:table-cell>
          <table:table-cell table:style-name="ce67" office:value-type="currency" office:currency="EUR" office:value="180000" calcext:value-type="currency">
            <text:p>180,000 €</text:p>
          </table:table-cell>
          <table:table-cell table:style-name="ce4"/>
          <table:table-cell table:style-name="ce4" office:value-type="string" calcext:value-type="string">
            <text:p>04 38</text:p>
          </table:table-cell>
          <table:table-cell table:style-name="ce4" office:value-type="string" calcext:value-type="string">
            <text:p>Spezialschule für Musik Dresden</text:p>
          </table:table-cell>
          <table:table-cell table:style-name="ce67" table:content-validation-name="val5" office:value-type="currency" office:currency="EUR" office:value="0" calcext:value-type="currency">
            <text:p>0 €</text:p>
          </table:table-cell>
          <table:table-cell table:number-columns-repeated="3" table:style-name="ce69" office:value-type="currency" office:currency="EUR" office:value="0" calcext:value-type="currency">
            <text:p>0 €</text:p>
          </table:table-cell>
          <table:table-cell table:style-name="ce67" table:formula="of:=SUM([.T28:.W28])" office:value-type="currency" office:currency="EUR" office:value="0" calcext:value-type="currency">
            <text:p>0 €</text:p>
          </table:table-cell>
          <table:table-cell table:style-name="ce67" table:content-validation-name="val5" office:value-type="currency" office:currency="EUR" office:value="1550000" calcext:value-type="currency">
            <text:p>1,550,000 €</text:p>
          </table:table-cell>
          <table:table-cell table:style-name="ce69" office:value-type="currency" office:currency="EUR" office:value="455800" calcext:value-type="currency">
            <text:p>455,800 €</text:p>
          </table:table-cell>
          <table:table-cell table:style-name="ce69" office:value-type="currency" office:currency="EUR" office:value="300" calcext:value-type="currency">
            <text:p>300 €</text:p>
          </table:table-cell>
          <table:table-cell table:style-name="ce69" office:value-type="currency" office:currency="EUR" office:value="0" calcext:value-type="currency">
            <text:p>0 €</text:p>
          </table:table-cell>
          <table:table-cell table:style-name="ce69" office:value-type="currency" office:currency="EUR" office:value="180000" calcext:value-type="currency">
            <text:p>180,000 €</text:p>
          </table:table-cell>
          <table:table-cell table:style-name="ce69" office:value-type="currency" office:currency="EUR" office:value="0" calcext:value-type="currency">
            <text:p>0 €</text:p>
          </table:table-cell>
          <table:table-cell table:style-name="ce67" table:formula="of:=SUM([.Y28:.AD28])" office:value-type="currency" office:currency="EUR" office:value="2186100" calcext:value-type="currency">
            <text:p>2,186,100 €</text:p>
          </table:table-cell>
          <table:table-cell table:style-name="ce67" table:formula="of:=[.X28]-[.AE28]" office:value-type="currency" office:currency="EUR" office:value="-2186100" calcext:value-type="currency">
            <text:p>-2,186,100 €</text:p>
          </table:table-cell>
          <table:table-cell table:style-name="ce71" office:value-type="currency" office:currency="EUR" office:value="180000" calcext:value-type="currency">
            <text:p>180,000 €</text:p>
          </table:table-cell>
          <table:table-cell table:number-columns-repeated="991"/>
        </table:table-row>
        <table:table-row table:style-name="ro2">
          <table:table-cell table:style-name="ce4" office:value-type="string" calcext:value-type="string">
            <text:p>04 39</text:p>
          </table:table-cell>
          <table:table-cell table:style-name="ce4" office:value-type="string" calcext:value-type="string">
            <text:p>Landesgymnasium für Musik Wernigerode</text:p>
          </table:table-cell>
          <table:table-cell table:style-name="ce67" table:content-validation-name="val5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154300" calcext:value-type="currency">
            <text:p>154,300 €</text:p>
          </table:table-cell>
          <table:table-cell table:style-name="ce67" office:value-type="currency" office:currency="EUR" office:value="1500" calcext:value-type="currency">
            <text:p>1,5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67" table:formula="of:=SUM([.C29:.F29])" office:value-type="currency" office:currency="EUR" office:value="155800" calcext:value-type="currency">
            <text:p>155,8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700800" calcext:value-type="currency">
            <text:p>700,800 €</text:p>
          </table:table-cell>
          <table:table-cell table:number-columns-repeated="2" table:style-name="ce67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39900" calcext:value-type="currency">
            <text:p>39,9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67" table:formula="of:=SUM([.H29:.M29])" office:value-type="currency" office:currency="EUR" office:value="740700" calcext:value-type="currency">
            <text:p>740,700 €</text:p>
          </table:table-cell>
          <table:table-cell table:style-name="ce67" table:formula="of:=[.G29]-[.N29]" office:value-type="currency" office:currency="EUR" office:value="-584900" calcext:value-type="currency">
            <text:p>-584,9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4"/>
          <table:table-cell table:style-name="ce4" office:value-type="string" calcext:value-type="string">
            <text:p>04 39</text:p>
          </table:table-cell>
          <table:table-cell table:style-name="ce4" office:value-type="string" calcext:value-type="string">
            <text:p>Spezialschule für Musik Wernigerode</text:p>
          </table:table-cell>
          <table:table-cell table:style-name="ce67" table:content-validation-name="val5" office:value-type="currency" office:currency="EUR" office:value="0" calcext:value-type="currency">
            <text:p>0 €</text:p>
          </table:table-cell>
          <table:table-cell table:style-name="ce69" office:value-type="currency" office:currency="EUR" office:value="154300" calcext:value-type="currency">
            <text:p>154,300 €</text:p>
          </table:table-cell>
          <table:table-cell table:style-name="ce69" office:value-type="currency" office:currency="EUR" office:value="1500" calcext:value-type="currency">
            <text:p>1,500 €</text:p>
          </table:table-cell>
          <table:table-cell table:style-name="ce69" office:value-type="currency" office:currency="EUR" office:value="0" calcext:value-type="currency">
            <text:p>0 €</text:p>
          </table:table-cell>
          <table:table-cell table:style-name="ce67" table:formula="of:=SUM([.T29:.W29])" office:value-type="currency" office:currency="EUR" office:value="155800" calcext:value-type="currency">
            <text:p>155,800 €</text:p>
          </table:table-cell>
          <table:table-cell table:style-name="ce67" table:content-validation-name="val5" office:value-type="currency" office:currency="EUR" office:value="0" calcext:value-type="currency">
            <text:p>0 €</text:p>
          </table:table-cell>
          <table:table-cell table:style-name="ce69" office:value-type="currency" office:currency="EUR" office:value="703700" calcext:value-type="currency">
            <text:p>703,700 €</text:p>
          </table:table-cell>
          <table:table-cell table:number-columns-repeated="2" table:style-name="ce69" office:value-type="currency" office:currency="EUR" office:value="0" calcext:value-type="currency">
            <text:p>0 €</text:p>
          </table:table-cell>
          <table:table-cell table:style-name="ce69" office:value-type="currency" office:currency="EUR" office:value="34000" calcext:value-type="currency">
            <text:p>34,000 €</text:p>
          </table:table-cell>
          <table:table-cell table:style-name="ce69" office:value-type="currency" office:currency="EUR" office:value="0" calcext:value-type="currency">
            <text:p>0 €</text:p>
          </table:table-cell>
          <table:table-cell table:style-name="ce67" table:formula="of:=SUM([.Y29:.AD29])" office:value-type="currency" office:currency="EUR" office:value="737700" calcext:value-type="currency">
            <text:p>737,700 €</text:p>
          </table:table-cell>
          <table:table-cell table:style-name="ce67" table:formula="of:=[.X29]-[.AE29]" office:value-type="currency" office:currency="EUR" office:value="-581900" calcext:value-type="currency">
            <text:p>-581,900 €</text:p>
          </table:table-cell>
          <table:table-cell table:style-name="ce71" office:value-type="currency" office:currency="EUR" office:value="0" calcext:value-type="currency">
            <text:p>0 €</text:p>
          </table:table-cell>
          <table:table-cell table:number-columns-repeated="991"/>
        </table:table-row>
        <table:table-row table:style-name="ro2">
          <table:table-cell table:style-name="ce4" office:value-type="string" calcext:value-type="string">
            <text:p>04 40</text:p>
          </table:table-cell>
          <table:table-cell table:style-name="ce4" office:value-type="string" calcext:value-type="string">
            <text:p>Landesgymnasium Sankt Afra Meißen</text:p>
          </table:table-cell>
          <table:table-cell table:style-name="ce67" table:content-validation-name="val5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2200" calcext:value-type="currency">
            <text:p>2,200 €</text:p>
          </table:table-cell>
          <table:table-cell table:number-columns-repeated="2" table:style-name="ce67" office:value-type="currency" office:currency="EUR" office:value="0" calcext:value-type="currency">
            <text:p>0 €</text:p>
          </table:table-cell>
          <table:table-cell table:style-name="ce67" table:formula="of:=SUM([.C30:.F30])" office:value-type="currency" office:currency="EUR" office:value="2200" calcext:value-type="currency">
            <text:p>2,200 €</text:p>
          </table:table-cell>
          <table:table-cell table:style-name="ce67" office:value-type="currency" office:currency="EUR" office:value="2041600" calcext:value-type="currency">
            <text:p>2,041,600 €</text:p>
          </table:table-cell>
          <table:table-cell table:style-name="ce67" office:value-type="currency" office:currency="EUR" office:value="345300" calcext:value-type="currency">
            <text:p>345,300 €</text:p>
          </table:table-cell>
          <table:table-cell table:style-name="ce67" office:value-type="currency" office:currency="EUR" office:value="20800" calcext:value-type="currency">
            <text:p>20,8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270000" calcext:value-type="currency">
            <text:p>270,0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67" table:formula="of:=SUM([.H30:.M30])" office:value-type="currency" office:currency="EUR" office:value="2677700" calcext:value-type="currency">
            <text:p>2,677,700 €</text:p>
          </table:table-cell>
          <table:table-cell table:style-name="ce67" table:formula="of:=[.G30]-[.N30]" office:value-type="currency" office:currency="EUR" office:value="-2675500" calcext:value-type="currency">
            <text:p>-2,675,500 €</text:p>
          </table:table-cell>
          <table:table-cell table:style-name="ce67" office:value-type="currency" office:currency="EUR" office:value="53000" calcext:value-type="currency">
            <text:p>53,000 €</text:p>
          </table:table-cell>
          <table:table-cell table:style-name="ce4"/>
          <table:table-cell table:style-name="ce4" office:value-type="string" calcext:value-type="string">
            <text:p>04 40</text:p>
          </table:table-cell>
          <table:table-cell table:style-name="ce4" office:value-type="string" calcext:value-type="string">
            <text:p>Spezialschule Sankt Afra Meißen</text:p>
          </table:table-cell>
          <table:table-cell table:style-name="ce67" table:content-validation-name="val5" office:value-type="currency" office:currency="EUR" office:value="0" calcext:value-type="currency">
            <text:p>0 €</text:p>
          </table:table-cell>
          <table:table-cell table:style-name="ce69" office:value-type="currency" office:currency="EUR" office:value="2200" calcext:value-type="currency">
            <text:p>2,200 €</text:p>
          </table:table-cell>
          <table:table-cell table:number-columns-repeated="2" table:style-name="ce69" office:value-type="currency" office:currency="EUR" office:value="0" calcext:value-type="currency">
            <text:p>0 €</text:p>
          </table:table-cell>
          <table:table-cell table:style-name="ce67" table:formula="of:=SUM([.T30:.W30])" office:value-type="currency" office:currency="EUR" office:value="2200" calcext:value-type="currency">
            <text:p>2,200 €</text:p>
          </table:table-cell>
          <table:table-cell table:style-name="ce67" table:content-validation-name="val5" office:value-type="currency" office:currency="EUR" office:value="2130600" calcext:value-type="currency">
            <text:p>2,130,600 €</text:p>
          </table:table-cell>
          <table:table-cell table:style-name="ce69" office:value-type="currency" office:currency="EUR" office:value="345300" calcext:value-type="currency">
            <text:p>345,300 €</text:p>
          </table:table-cell>
          <table:table-cell table:style-name="ce69" office:value-type="currency" office:currency="EUR" office:value="20800" calcext:value-type="currency">
            <text:p>20,800 €</text:p>
          </table:table-cell>
          <table:table-cell table:style-name="ce69" office:value-type="currency" office:currency="EUR" office:value="0" calcext:value-type="currency">
            <text:p>0 €</text:p>
          </table:table-cell>
          <table:table-cell table:style-name="ce69" office:value-type="currency" office:currency="EUR" office:value="270000" calcext:value-type="currency">
            <text:p>270,000 €</text:p>
          </table:table-cell>
          <table:table-cell table:style-name="ce69" office:value-type="currency" office:currency="EUR" office:value="0" calcext:value-type="currency">
            <text:p>0 €</text:p>
          </table:table-cell>
          <table:table-cell table:style-name="ce67" table:formula="of:=SUM([.Y30:.AD30])" office:value-type="currency" office:currency="EUR" office:value="2766700" calcext:value-type="currency">
            <text:p>2,766,700 €</text:p>
          </table:table-cell>
          <table:table-cell table:style-name="ce67" table:formula="of:=[.X30]-[.AE30]" office:value-type="currency" office:currency="EUR" office:value="-2764500" calcext:value-type="currency">
            <text:p>-2,764,500 €</text:p>
          </table:table-cell>
          <table:table-cell table:style-name="ce71" office:value-type="currency" office:currency="EUR" office:value="53000" calcext:value-type="currency">
            <text:p>53,000 €</text:p>
          </table:table-cell>
          <table:table-cell table:number-columns-repeated="991"/>
        </table:table-row>
        <table:table-row table:style-name="ro2">
          <table:table-cell table:style-name="ce4" office:value-type="string" calcext:value-type="string">
            <text:p>04 41</text:p>
          </table:table-cell>
          <table:table-cell table:style-name="ce4" office:value-type="string" calcext:value-type="string">
            <text:p>Sportgymnasium Erfurt</text:p>
          </table:table-cell>
          <table:table-cell table:style-name="ce67" table:content-validation-name="val5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802300" calcext:value-type="currency">
            <text:p>802,300 €</text:p>
          </table:table-cell>
          <table:table-cell table:number-columns-repeated="2" table:style-name="ce67" office:value-type="currency" office:currency="EUR" office:value="0" calcext:value-type="currency">
            <text:p>0 €</text:p>
          </table:table-cell>
          <table:table-cell table:style-name="ce67" table:formula="of:=SUM([.C31:.F31])" office:value-type="currency" office:currency="EUR" office:value="802300" calcext:value-type="currency">
            <text:p>802,300 €</text:p>
          </table:table-cell>
          <table:table-cell table:style-name="ce67" office:value-type="currency" office:currency="EUR" office:value="5051400" calcext:value-type="currency">
            <text:p>5,051,400 €</text:p>
          </table:table-cell>
          <table:table-cell table:style-name="ce67" office:value-type="currency" office:currency="EUR" office:value="1891100" calcext:value-type="currency">
            <text:p>1,891,100 €</text:p>
          </table:table-cell>
          <table:table-cell table:style-name="ce67" office:value-type="currency" office:currency="EUR" office:value="155000" calcext:value-type="currency">
            <text:p>155,0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40000" calcext:value-type="currency">
            <text:p>40,0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67" table:formula="of:=SUM([.H31:.M31])" office:value-type="currency" office:currency="EUR" office:value="7137500" calcext:value-type="currency">
            <text:p>7,137,500 €</text:p>
          </table:table-cell>
          <table:table-cell table:style-name="ce67" table:formula="of:=[.G31]-[.N31]" office:value-type="currency" office:currency="EUR" office:value="-6335200" calcext:value-type="currency">
            <text:p>-6,335,2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4"/>
          <table:table-cell table:style-name="ce4" office:value-type="string" calcext:value-type="string">
            <text:p>04 41</text:p>
          </table:table-cell>
          <table:table-cell table:style-name="ce4" office:value-type="string" calcext:value-type="string">
            <text:p>Kinder- und Jugendsportschule Erfurt</text:p>
          </table:table-cell>
          <table:table-cell table:style-name="ce67" table:content-validation-name="val5" office:value-type="currency" office:currency="EUR" office:value="0" calcext:value-type="currency">
            <text:p>0 €</text:p>
          </table:table-cell>
          <table:table-cell table:style-name="ce69" office:value-type="currency" office:currency="EUR" office:value="1024000" calcext:value-type="currency">
            <text:p>1,024,000 €</text:p>
          </table:table-cell>
          <table:table-cell table:number-columns-repeated="2" table:style-name="ce69" office:value-type="currency" office:currency="EUR" office:value="0" calcext:value-type="currency">
            <text:p>0 €</text:p>
          </table:table-cell>
          <table:table-cell table:style-name="ce67" table:formula="of:=SUM([.T31:.W31])" office:value-type="currency" office:currency="EUR" office:value="1024000" calcext:value-type="currency">
            <text:p>1,024,000 €</text:p>
          </table:table-cell>
          <table:table-cell table:style-name="ce67" table:content-validation-name="val5" office:value-type="currency" office:currency="EUR" office:value="5536000" calcext:value-type="currency">
            <text:p>5,536,000 €</text:p>
          </table:table-cell>
          <table:table-cell table:style-name="ce69" office:value-type="currency" office:currency="EUR" office:value="1889000" calcext:value-type="currency">
            <text:p>1,889,000 €</text:p>
          </table:table-cell>
          <table:table-cell table:style-name="ce69" office:value-type="currency" office:currency="EUR" office:value="160000" calcext:value-type="currency">
            <text:p>160,000 €</text:p>
          </table:table-cell>
          <table:table-cell table:style-name="ce69" office:value-type="currency" office:currency="EUR" office:value="0" calcext:value-type="currency">
            <text:p>0 €</text:p>
          </table:table-cell>
          <table:table-cell table:style-name="ce69" office:value-type="currency" office:currency="EUR" office:value="40000" calcext:value-type="currency">
            <text:p>40,000 €</text:p>
          </table:table-cell>
          <table:table-cell table:style-name="ce69" office:value-type="currency" office:currency="EUR" office:value="0" calcext:value-type="currency">
            <text:p>0 €</text:p>
          </table:table-cell>
          <table:table-cell table:style-name="ce67" table:formula="of:=SUM([.Y31:.AD31])" office:value-type="currency" office:currency="EUR" office:value="7625000" calcext:value-type="currency">
            <text:p>7,625,000 €</text:p>
          </table:table-cell>
          <table:table-cell table:style-name="ce67" table:formula="of:=[.X31]-[.AE31]" office:value-type="currency" office:currency="EUR" office:value="-6601000" calcext:value-type="currency">
            <text:p>-6,601,000 €</text:p>
          </table:table-cell>
          <table:table-cell table:style-name="ce71" office:value-type="currency" office:currency="EUR" office:value="0" calcext:value-type="currency">
            <text:p>0 €</text:p>
          </table:table-cell>
          <table:table-cell table:number-columns-repeated="991"/>
        </table:table-row>
        <table:table-row table:style-name="ro2">
          <table:table-cell table:style-name="ce4" office:value-type="string" calcext:value-type="string">
            <text:p>04 42</text:p>
          </table:table-cell>
          <table:table-cell table:style-name="ce4" office:value-type="string" calcext:value-type="string">
            <text:p>Sportgymnasium Jena</text:p>
          </table:table-cell>
          <table:table-cell table:style-name="ce67" table:content-validation-name="val5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787800" calcext:value-type="currency">
            <text:p>787,800 €</text:p>
          </table:table-cell>
          <table:table-cell table:number-columns-repeated="2" table:style-name="ce67" office:value-type="currency" office:currency="EUR" office:value="0" calcext:value-type="currency">
            <text:p>0 €</text:p>
          </table:table-cell>
          <table:table-cell table:style-name="ce67" table:formula="of:=SUM([.C32:.F32])" office:value-type="currency" office:currency="EUR" office:value="787800" calcext:value-type="currency">
            <text:p>787,800 €</text:p>
          </table:table-cell>
          <table:table-cell table:style-name="ce67" office:value-type="currency" office:currency="EUR" office:value="4391000" calcext:value-type="currency">
            <text:p>4,391,000 €</text:p>
          </table:table-cell>
          <table:table-cell table:style-name="ce67" office:value-type="currency" office:currency="EUR" office:value="1817700" calcext:value-type="currency">
            <text:p>1,817,700 €</text:p>
          </table:table-cell>
          <table:table-cell table:style-name="ce67" office:value-type="currency" office:currency="EUR" office:value="170000" calcext:value-type="currency">
            <text:p>170,0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40000" calcext:value-type="currency">
            <text:p>40,0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67" table:formula="of:=SUM([.H32:.M32])" office:value-type="currency" office:currency="EUR" office:value="6418700" calcext:value-type="currency">
            <text:p>6,418,700 €</text:p>
          </table:table-cell>
          <table:table-cell table:style-name="ce67" table:formula="of:=[.G32]-[.N32]" office:value-type="currency" office:currency="EUR" office:value="-5630900" calcext:value-type="currency">
            <text:p>-5,630,9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4"/>
          <table:table-cell table:style-name="ce4" office:value-type="string" calcext:value-type="string">
            <text:p>04 42</text:p>
          </table:table-cell>
          <table:table-cell table:style-name="ce4" office:value-type="string" calcext:value-type="string">
            <text:p>Kinder- und Jugendsportschule Jena</text:p>
          </table:table-cell>
          <table:table-cell table:style-name="ce67" table:content-validation-name="val5" office:value-type="currency" office:currency="EUR" office:value="0" calcext:value-type="currency">
            <text:p>0 €</text:p>
          </table:table-cell>
          <table:table-cell table:style-name="ce69" office:value-type="currency" office:currency="EUR" office:value="974600" calcext:value-type="currency">
            <text:p>974,600 €</text:p>
          </table:table-cell>
          <table:table-cell table:number-columns-repeated="2" table:style-name="ce69" office:value-type="currency" office:currency="EUR" office:value="0" calcext:value-type="currency">
            <text:p>0 €</text:p>
          </table:table-cell>
          <table:table-cell table:style-name="ce67" table:formula="of:=SUM([.T32:.W32])" office:value-type="currency" office:currency="EUR" office:value="974600" calcext:value-type="currency">
            <text:p>974,600 €</text:p>
          </table:table-cell>
          <table:table-cell table:style-name="ce67" table:content-validation-name="val5" office:value-type="currency" office:currency="EUR" office:value="4811600" calcext:value-type="currency">
            <text:p>4,811,600 €</text:p>
          </table:table-cell>
          <table:table-cell table:style-name="ce69" office:value-type="currency" office:currency="EUR" office:value="2004900" calcext:value-type="currency">
            <text:p>2,004,900 €</text:p>
          </table:table-cell>
          <table:table-cell table:style-name="ce69" office:value-type="currency" office:currency="EUR" office:value="185000" calcext:value-type="currency">
            <text:p>185,000 €</text:p>
          </table:table-cell>
          <table:table-cell table:style-name="ce69" office:value-type="currency" office:currency="EUR" office:value="0" calcext:value-type="currency">
            <text:p>0 €</text:p>
          </table:table-cell>
          <table:table-cell table:style-name="ce69" office:value-type="currency" office:currency="EUR" office:value="60000" calcext:value-type="currency">
            <text:p>60,000 €</text:p>
          </table:table-cell>
          <table:table-cell table:style-name="ce69" office:value-type="currency" office:currency="EUR" office:value="0" calcext:value-type="currency">
            <text:p>0 €</text:p>
          </table:table-cell>
          <table:table-cell table:style-name="ce67" table:formula="of:=SUM([.Y32:.AD32])" office:value-type="currency" office:currency="EUR" office:value="7061500" calcext:value-type="currency">
            <text:p>7,061,500 €</text:p>
          </table:table-cell>
          <table:table-cell table:style-name="ce67" table:formula="of:=[.X32]-[.AE32]" office:value-type="currency" office:currency="EUR" office:value="-6086900" calcext:value-type="currency">
            <text:p>-6,086,900 €</text:p>
          </table:table-cell>
          <table:table-cell table:style-name="ce71" office:value-type="currency" office:currency="EUR" office:value="0" calcext:value-type="currency">
            <text:p>0 €</text:p>
          </table:table-cell>
          <table:table-cell table:number-columns-repeated="991"/>
        </table:table-row>
        <table:table-row table:style-name="ro2">
          <table:table-cell table:style-name="ce4" office:value-type="string" calcext:value-type="string">
            <text:p>04 43</text:p>
          </table:table-cell>
          <table:table-cell table:style-name="ce4" office:value-type="string" calcext:value-type="string">
            <text:p>Sportgymnasium Oberhof</text:p>
          </table:table-cell>
          <table:table-cell table:style-name="ce67" table:content-validation-name="val5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556900" calcext:value-type="currency">
            <text:p>556,900 €</text:p>
          </table:table-cell>
          <table:table-cell table:number-columns-repeated="2" table:style-name="ce67" office:value-type="currency" office:currency="EUR" office:value="0" calcext:value-type="currency">
            <text:p>0 €</text:p>
          </table:table-cell>
          <table:table-cell table:style-name="ce67" table:formula="of:=SUM([.C33:.F33])" office:value-type="currency" office:currency="EUR" office:value="556900" calcext:value-type="currency">
            <text:p>556,900 €</text:p>
          </table:table-cell>
          <table:table-cell table:style-name="ce67" office:value-type="currency" office:currency="EUR" office:value="3815700" calcext:value-type="currency">
            <text:p>3,815,700 €</text:p>
          </table:table-cell>
          <table:table-cell table:style-name="ce67" office:value-type="currency" office:currency="EUR" office:value="1523600" calcext:value-type="currency">
            <text:p>1,523,600 €</text:p>
          </table:table-cell>
          <table:table-cell table:style-name="ce67" office:value-type="currency" office:currency="EUR" office:value="60000" calcext:value-type="currency">
            <text:p>60,0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460000" calcext:value-type="currency">
            <text:p>460,0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67" table:formula="of:=SUM([.H33:.M33])" office:value-type="currency" office:currency="EUR" office:value="5859300" calcext:value-type="currency">
            <text:p>5,859,300 €</text:p>
          </table:table-cell>
          <table:table-cell table:style-name="ce67" table:formula="of:=[.G33]-[.N33]" office:value-type="currency" office:currency="EUR" office:value="-5302400" calcext:value-type="currency">
            <text:p>-5,302,4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4"/>
          <table:table-cell table:style-name="ce4" office:value-type="string" calcext:value-type="string">
            <text:p>04 43</text:p>
          </table:table-cell>
          <table:table-cell table:style-name="ce4" office:value-type="string" calcext:value-type="string">
            <text:p>Kinder- und Jugendsportschule Oberhof</text:p>
          </table:table-cell>
          <table:table-cell table:style-name="ce67" table:content-validation-name="val5" office:value-type="currency" office:currency="EUR" office:value="0" calcext:value-type="currency">
            <text:p>0 €</text:p>
          </table:table-cell>
          <table:table-cell table:style-name="ce69" office:value-type="currency" office:currency="EUR" office:value="696000" calcext:value-type="currency">
            <text:p>696,000 €</text:p>
          </table:table-cell>
          <table:table-cell table:number-columns-repeated="2" table:style-name="ce69" office:value-type="currency" office:currency="EUR" office:value="0" calcext:value-type="currency">
            <text:p>0 €</text:p>
          </table:table-cell>
          <table:table-cell table:style-name="ce67" table:formula="of:=SUM([.T33:.W33])" office:value-type="currency" office:currency="EUR" office:value="696000" calcext:value-type="currency">
            <text:p>696,000 €</text:p>
          </table:table-cell>
          <table:table-cell table:style-name="ce67" table:content-validation-name="val5" office:value-type="currency" office:currency="EUR" office:value="4183700" calcext:value-type="currency">
            <text:p>4,183,700 €</text:p>
          </table:table-cell>
          <table:table-cell table:style-name="ce69" office:value-type="currency" office:currency="EUR" office:value="1415400" calcext:value-type="currency">
            <text:p>1,415,400 €</text:p>
          </table:table-cell>
          <table:table-cell table:style-name="ce69" office:value-type="currency" office:currency="EUR" office:value="60000" calcext:value-type="currency">
            <text:p>60,000 €</text:p>
          </table:table-cell>
          <table:table-cell table:style-name="ce69" office:value-type="currency" office:currency="EUR" office:value="0" calcext:value-type="currency">
            <text:p>0 €</text:p>
          </table:table-cell>
          <table:table-cell table:style-name="ce69" office:value-type="currency" office:currency="EUR" office:value="20000" calcext:value-type="currency">
            <text:p>20,000 €</text:p>
          </table:table-cell>
          <table:table-cell table:style-name="ce69" office:value-type="currency" office:currency="EUR" office:value="0" calcext:value-type="currency">
            <text:p>0 €</text:p>
          </table:table-cell>
          <table:table-cell table:style-name="ce67" table:formula="of:=SUM([.Y33:.AD33])" office:value-type="currency" office:currency="EUR" office:value="5679100" calcext:value-type="currency">
            <text:p>5,679,100 €</text:p>
          </table:table-cell>
          <table:table-cell table:style-name="ce67" table:formula="of:=[.X33]-[.AE33]" office:value-type="currency" office:currency="EUR" office:value="-4983100" calcext:value-type="currency">
            <text:p>-4,983,100 €</text:p>
          </table:table-cell>
          <table:table-cell table:style-name="ce71" office:value-type="currency" office:currency="EUR" office:value="0" calcext:value-type="currency">
            <text:p>0 €</text:p>
          </table:table-cell>
          <table:table-cell table:number-columns-repeated="991"/>
        </table:table-row>
        <table:table-row table:style-name="ro2">
          <table:table-cell table:style-name="ce4" office:value-type="string" calcext:value-type="string">
            <text:p>04 44</text:p>
          </table:table-cell>
          <table:table-cell table:style-name="ce4" office:value-type="string" calcext:value-type="string">
            <text:p>Landesgymnasium für Sport Leipzig</text:p>
          </table:table-cell>
          <table:table-cell table:style-name="ce67" table:content-validation-name="val5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3000" calcext:value-type="currency">
            <text:p>3,000 €</text:p>
          </table:table-cell>
          <table:table-cell table:number-columns-repeated="2" table:style-name="ce67" office:value-type="currency" office:currency="EUR" office:value="0" calcext:value-type="currency">
            <text:p>0 €</text:p>
          </table:table-cell>
          <table:table-cell table:style-name="ce67" table:formula="of:=SUM([.C34:.F34])" office:value-type="currency" office:currency="EUR" office:value="3000" calcext:value-type="currency">
            <text:p>3,000 €</text:p>
          </table:table-cell>
          <table:table-cell table:style-name="ce67" office:value-type="currency" office:currency="EUR" office:value="1194900" calcext:value-type="currency">
            <text:p>1,194,900 €</text:p>
          </table:table-cell>
          <table:table-cell table:style-name="ce67" office:value-type="currency" office:currency="EUR" office:value="392500" calcext:value-type="currency">
            <text:p>392,500 €</text:p>
          </table:table-cell>
          <table:table-cell table:number-columns-repeated="2" table:style-name="ce67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157500" calcext:value-type="currency">
            <text:p>157,5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67" table:formula="of:=SUM([.H34:.M34])" office:value-type="currency" office:currency="EUR" office:value="1744900" calcext:value-type="currency">
            <text:p>1,744,900 €</text:p>
          </table:table-cell>
          <table:table-cell table:style-name="ce67" table:formula="of:=[.G34]-[.N34]" office:value-type="currency" office:currency="EUR" office:value="-1741900" calcext:value-type="currency">
            <text:p>-1,741,900 €</text:p>
          </table:table-cell>
          <table:table-cell table:style-name="ce67" office:value-type="currency" office:currency="EUR" office:value="190000" calcext:value-type="currency">
            <text:p>190,000 €</text:p>
          </table:table-cell>
          <table:table-cell table:style-name="ce4"/>
          <table:table-cell table:style-name="ce4" office:value-type="string" calcext:value-type="string">
            <text:p>04 44</text:p>
          </table:table-cell>
          <table:table-cell table:style-name="ce4" office:value-type="string" calcext:value-type="string">
            <text:p>Kinder- und Jugendsportschule Leipzig</text:p>
          </table:table-cell>
          <table:table-cell table:style-name="ce67" table:content-validation-name="val5" office:value-type="currency" office:currency="EUR" office:value="0" calcext:value-type="currency">
            <text:p>0 €</text:p>
          </table:table-cell>
          <table:table-cell table:style-name="ce69" office:value-type="currency" office:currency="EUR" office:value="3000" calcext:value-type="currency">
            <text:p>3,000 €</text:p>
          </table:table-cell>
          <table:table-cell table:number-columns-repeated="2" table:style-name="ce69" office:value-type="currency" office:currency="EUR" office:value="0" calcext:value-type="currency">
            <text:p>0 €</text:p>
          </table:table-cell>
          <table:table-cell table:style-name="ce67" table:formula="of:=SUM([.T34:.W34])" office:value-type="currency" office:currency="EUR" office:value="3000" calcext:value-type="currency">
            <text:p>3,000 €</text:p>
          </table:table-cell>
          <table:table-cell table:style-name="ce67" table:content-validation-name="val5" office:value-type="currency" office:currency="EUR" office:value="1242700" calcext:value-type="currency">
            <text:p>1,242,700 €</text:p>
          </table:table-cell>
          <table:table-cell table:style-name="ce69" office:value-type="currency" office:currency="EUR" office:value="392500" calcext:value-type="currency">
            <text:p>392,500 €</text:p>
          </table:table-cell>
          <table:table-cell table:number-columns-repeated="2" table:style-name="ce69" office:value-type="currency" office:currency="EUR" office:value="0" calcext:value-type="currency">
            <text:p>0 €</text:p>
          </table:table-cell>
          <table:table-cell table:style-name="ce69" office:value-type="currency" office:currency="EUR" office:value="157500" calcext:value-type="currency">
            <text:p>157,500 €</text:p>
          </table:table-cell>
          <table:table-cell table:style-name="ce69" office:value-type="currency" office:currency="EUR" office:value="0" calcext:value-type="currency">
            <text:p>0 €</text:p>
          </table:table-cell>
          <table:table-cell table:style-name="ce67" table:formula="of:=SUM([.Y34:.AD34])" office:value-type="currency" office:currency="EUR" office:value="1792700" calcext:value-type="currency">
            <text:p>1,792,700 €</text:p>
          </table:table-cell>
          <table:table-cell table:style-name="ce67" table:formula="of:=[.X34]-[.AE34]" office:value-type="currency" office:currency="EUR" office:value="-1789700" calcext:value-type="currency">
            <text:p>-1,789,700 €</text:p>
          </table:table-cell>
          <table:table-cell table:style-name="ce71" office:value-type="currency" office:currency="EUR" office:value="190000" calcext:value-type="currency">
            <text:p>190,000 €</text:p>
          </table:table-cell>
          <table:table-cell table:number-columns-repeated="991"/>
        </table:table-row>
        <table:table-row table:style-name="ro2">
          <table:table-cell table:style-name="ce4" office:value-type="string" calcext:value-type="string">
            <text:p>04 45</text:p>
          </table:table-cell>
          <table:table-cell table:style-name="ce4" office:value-type="string" calcext:value-type="string">
            <text:p>Latina “August Herrmann Francke“ Halle</text:p>
          </table:table-cell>
          <table:table-cell table:style-name="ce67" table:content-validation-name="val5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33900" calcext:value-type="currency">
            <text:p>33,900 €</text:p>
          </table:table-cell>
          <table:table-cell table:number-columns-repeated="2" table:style-name="ce67" office:value-type="currency" office:currency="EUR" office:value="0" calcext:value-type="currency">
            <text:p>0 €</text:p>
          </table:table-cell>
          <table:table-cell table:style-name="ce67" table:formula="of:=SUM([.C35:.F35])" office:value-type="currency" office:currency="EUR" office:value="33900" calcext:value-type="currency">
            <text:p>33,9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1760500" calcext:value-type="currency">
            <text:p>1,760,500 €</text:p>
          </table:table-cell>
          <table:table-cell table:number-columns-repeated="2" table:style-name="ce67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48500" calcext:value-type="currency">
            <text:p>48,5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67" table:formula="of:=SUM([.H35:.M35])" office:value-type="currency" office:currency="EUR" office:value="1809000" calcext:value-type="currency">
            <text:p>1,809,000 €</text:p>
          </table:table-cell>
          <table:table-cell table:style-name="ce67" table:formula="of:=[.G35]-[.N35]" office:value-type="currency" office:currency="EUR" office:value="-1775100" calcext:value-type="currency">
            <text:p>-1,775,100 €</text:p>
          </table:table-cell>
          <table:table-cell table:style-name="ce67" office:value-type="currency" office:currency="EUR" office:value="4356700" calcext:value-type="currency">
            <text:p>4,356,700 €</text:p>
          </table:table-cell>
          <table:table-cell table:style-name="ce4"/>
          <table:table-cell table:style-name="ce4" office:value-type="string" calcext:value-type="string">
            <text:p>04 45</text:p>
          </table:table-cell>
          <table:table-cell table:style-name="ce4" office:value-type="string" calcext:value-type="string">
            <text:p>Latina “August Herrmann Francke“ Halle</text:p>
          </table:table-cell>
          <table:table-cell table:style-name="ce67" table:content-validation-name="val5" office:value-type="currency" office:currency="EUR" office:value="0" calcext:value-type="currency">
            <text:p>0 €</text:p>
          </table:table-cell>
          <table:table-cell table:style-name="ce69" office:value-type="currency" office:currency="EUR" office:value="33900" calcext:value-type="currency">
            <text:p>33,900 €</text:p>
          </table:table-cell>
          <table:table-cell table:number-columns-repeated="2" table:style-name="ce69" office:value-type="currency" office:currency="EUR" office:value="0" calcext:value-type="currency">
            <text:p>0 €</text:p>
          </table:table-cell>
          <table:table-cell table:style-name="ce67" table:formula="of:=SUM([.T35:.W35])" office:value-type="currency" office:currency="EUR" office:value="33900" calcext:value-type="currency">
            <text:p>33,900 €</text:p>
          </table:table-cell>
          <table:table-cell table:style-name="ce67" table:content-validation-name="val5" office:value-type="currency" office:currency="EUR" office:value="0" calcext:value-type="currency">
            <text:p>0 €</text:p>
          </table:table-cell>
          <table:table-cell table:style-name="ce69" office:value-type="currency" office:currency="EUR" office:value="1757000" calcext:value-type="currency">
            <text:p>1,757,000 €</text:p>
          </table:table-cell>
          <table:table-cell table:number-columns-repeated="2" table:style-name="ce69" office:value-type="currency" office:currency="EUR" office:value="0" calcext:value-type="currency">
            <text:p>0 €</text:p>
          </table:table-cell>
          <table:table-cell table:style-name="ce69" office:value-type="currency" office:currency="EUR" office:value="52900" calcext:value-type="currency">
            <text:p>52,900 €</text:p>
          </table:table-cell>
          <table:table-cell table:style-name="ce69" office:value-type="currency" office:currency="EUR" office:value="0" calcext:value-type="currency">
            <text:p>0 €</text:p>
          </table:table-cell>
          <table:table-cell table:style-name="ce67" table:formula="of:=SUM([.Y35:.AD35])" office:value-type="currency" office:currency="EUR" office:value="1809900" calcext:value-type="currency">
            <text:p>1,809,900 €</text:p>
          </table:table-cell>
          <table:table-cell table:style-name="ce67" table:formula="of:=[.X35]-[.AE35]" office:value-type="currency" office:currency="EUR" office:value="-1776000" calcext:value-type="currency">
            <text:p>-1,776,000 €</text:p>
          </table:table-cell>
          <table:table-cell table:style-name="ce71" office:value-type="currency" office:currency="EUR" office:value="0" calcext:value-type="currency">
            <text:p>0 €</text:p>
          </table:table-cell>
          <table:table-cell table:number-columns-repeated="991"/>
        </table:table-row>
        <table:table-row table:style-name="ro2">
          <table:table-cell table:style-name="ce4" office:value-type="string" calcext:value-type="string">
            <text:p>04 46</text:p>
          </table:table-cell>
          <table:table-cell table:style-name="ce4" office:value-type="string" calcext:value-type="string">
            <text:p>Landesschule für Blinde und Sehbehinderte Chemnitz, Förderzentrum mit dem Förderschwerpunkt Sehen und Landeszentrum zur Betreuung Blinder und Sehbehinderter</text:p>
          </table:table-cell>
          <table:table-cell table:style-name="ce67" table:content-validation-name="val5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3908700" calcext:value-type="currency">
            <text:p>3,908,7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67" table:formula="of:=SUM([.C36:.F36])" office:value-type="currency" office:currency="EUR" office:value="3908700" calcext:value-type="currency">
            <text:p>3,908,700 €</text:p>
          </table:table-cell>
          <table:table-cell table:style-name="ce67" office:value-type="currency" office:currency="EUR" office:value="6734400" calcext:value-type="currency">
            <text:p>6,734,400 €</text:p>
          </table:table-cell>
          <table:table-cell table:style-name="ce67" office:value-type="currency" office:currency="EUR" office:value="1148100" calcext:value-type="currency">
            <text:p>1,148,100 €</text:p>
          </table:table-cell>
          <table:table-cell table:style-name="ce67" office:value-type="currency" office:currency="EUR" office:value="10000" calcext:value-type="currency">
            <text:p>10,0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190700" calcext:value-type="currency">
            <text:p>190,7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67" table:formula="of:=SUM([.H36:.M36])" office:value-type="currency" office:currency="EUR" office:value="8083200" calcext:value-type="currency">
            <text:p>8,083,200 €</text:p>
          </table:table-cell>
          <table:table-cell table:style-name="ce67" table:formula="of:=[.G36]-[.N36]" office:value-type="currency" office:currency="EUR" office:value="-4174500" calcext:value-type="currency">
            <text:p>-4,174,500 €</text:p>
          </table:table-cell>
          <table:table-cell table:style-name="ce67" office:value-type="currency" office:currency="EUR" office:value="221000" calcext:value-type="currency">
            <text:p>221,000 €</text:p>
          </table:table-cell>
          <table:table-cell table:style-name="ce4"/>
          <table:table-cell table:style-name="ce4" office:value-type="string" calcext:value-type="string">
            <text:p>04 46</text:p>
          </table:table-cell>
          <table:table-cell table:style-name="ce4" office:value-type="string" calcext:value-type="string">
            <text:p>Landesschule für Blinde und Sehbehinderte Chemnitz, Förderzentrum mit dem Förderschwerpunkt Sehen und Landeszentrum zur Betreuung Blinder und Sehbehinderter</text:p>
          </table:table-cell>
          <table:table-cell table:style-name="ce67" table:content-validation-name="val5" office:value-type="currency" office:currency="EUR" office:value="0" calcext:value-type="currency">
            <text:p>0 €</text:p>
          </table:table-cell>
          <table:table-cell table:style-name="ce69" office:value-type="currency" office:currency="EUR" office:value="0" calcext:value-type="currency">
            <text:p>0 €</text:p>
          </table:table-cell>
          <table:table-cell table:style-name="ce69" office:value-type="currency" office:currency="EUR" office:value="3908700" calcext:value-type="currency">
            <text:p>3,908,700 €</text:p>
          </table:table-cell>
          <table:table-cell table:style-name="ce69" office:value-type="currency" office:currency="EUR" office:value="0" calcext:value-type="currency">
            <text:p>0 €</text:p>
          </table:table-cell>
          <table:table-cell table:style-name="ce67" table:formula="of:=SUM([.T36:.W36])" office:value-type="currency" office:currency="EUR" office:value="3908700" calcext:value-type="currency">
            <text:p>3,908,700 €</text:p>
          </table:table-cell>
          <table:table-cell table:style-name="ce67" table:content-validation-name="val5" office:value-type="currency" office:currency="EUR" office:value="7014800" calcext:value-type="currency">
            <text:p>7,014,800 €</text:p>
          </table:table-cell>
          <table:table-cell table:style-name="ce69" office:value-type="currency" office:currency="EUR" office:value="1148100" calcext:value-type="currency">
            <text:p>1,148,100 €</text:p>
          </table:table-cell>
          <table:table-cell table:style-name="ce69" office:value-type="currency" office:currency="EUR" office:value="10000" calcext:value-type="currency">
            <text:p>10,000 €</text:p>
          </table:table-cell>
          <table:table-cell table:style-name="ce69" office:value-type="currency" office:currency="EUR" office:value="0" calcext:value-type="currency">
            <text:p>0 €</text:p>
          </table:table-cell>
          <table:table-cell table:style-name="ce69" office:value-type="currency" office:currency="EUR" office:value="190700" calcext:value-type="currency">
            <text:p>190,700 €</text:p>
          </table:table-cell>
          <table:table-cell table:style-name="ce69" office:value-type="currency" office:currency="EUR" office:value="0" calcext:value-type="currency">
            <text:p>0 €</text:p>
          </table:table-cell>
          <table:table-cell table:style-name="ce67" table:formula="of:=SUM([.Y36:.AD36])" office:value-type="currency" office:currency="EUR" office:value="8363600" calcext:value-type="currency">
            <text:p>8,363,600 €</text:p>
          </table:table-cell>
          <table:table-cell table:style-name="ce67" table:formula="of:=[.X36]-[.AE36]" office:value-type="currency" office:currency="EUR" office:value="-4454900" calcext:value-type="currency">
            <text:p>-4,454,900 €</text:p>
          </table:table-cell>
          <table:table-cell table:style-name="ce71" office:value-type="currency" office:currency="EUR" office:value="221000" calcext:value-type="currency">
            <text:p>221,000 €</text:p>
          </table:table-cell>
          <table:table-cell table:number-columns-repeated="991"/>
        </table:table-row>
        <table:table-row table:style-name="ro2">
          <table:table-cell table:style-name="ce4" office:value-type="string" calcext:value-type="string">
            <text:p>04 47</text:p>
          </table:table-cell>
          <table:table-cell table:style-name="ce4" office:value-type="string" calcext:value-type="string">
            <text:p>Landesschule mit dem Förderschwerpunkt Hören, Leipzig - Förderzentrum Samuel Heinicke</text:p>
          </table:table-cell>
          <table:table-cell table:style-name="ce67" table:content-validation-name="val5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3100" calcext:value-type="currency">
            <text:p>3,100 €</text:p>
          </table:table-cell>
          <table:table-cell table:style-name="ce67" office:value-type="currency" office:currency="EUR" office:value="2280800" calcext:value-type="currency">
            <text:p>2,280,8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67" table:formula="of:=SUM([.C37:.F37])" office:value-type="currency" office:currency="EUR" office:value="2283900" calcext:value-type="currency">
            <text:p>2,283,900 €</text:p>
          </table:table-cell>
          <table:table-cell table:style-name="ce67" office:value-type="currency" office:currency="EUR" office:value="3100100" calcext:value-type="currency">
            <text:p>3,100,100 €</text:p>
          </table:table-cell>
          <table:table-cell table:style-name="ce67" office:value-type="currency" office:currency="EUR" office:value="560600" calcext:value-type="currency">
            <text:p>560,600 €</text:p>
          </table:table-cell>
          <table:table-cell table:number-columns-repeated="2" table:style-name="ce67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230600" calcext:value-type="currency">
            <text:p>230,6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67" table:formula="of:=SUM([.H37:.M37])" office:value-type="currency" office:currency="EUR" office:value="3891300" calcext:value-type="currency">
            <text:p>3,891,300 €</text:p>
          </table:table-cell>
          <table:table-cell table:style-name="ce67" table:formula="of:=[.G37]-[.N37]" office:value-type="currency" office:currency="EUR" office:value="-1607400" calcext:value-type="currency">
            <text:p>-1,607,400 €</text:p>
          </table:table-cell>
          <table:table-cell table:style-name="ce67" office:value-type="currency" office:currency="EUR" office:value="90000" calcext:value-type="currency">
            <text:p>90,000 €</text:p>
          </table:table-cell>
          <table:table-cell table:style-name="ce4"/>
          <table:table-cell table:style-name="ce4" office:value-type="string" calcext:value-type="string">
            <text:p>04 47</text:p>
          </table:table-cell>
          <table:table-cell table:style-name="ce4" office:value-type="string" calcext:value-type="string">
            <text:p>Landesschule mit dem Förderschwerpunkt Hören, Leipzig - Förderzentrum Samuel Heinicke</text:p>
          </table:table-cell>
          <table:table-cell table:style-name="ce67" table:content-validation-name="val5" office:value-type="currency" office:currency="EUR" office:value="0" calcext:value-type="currency">
            <text:p>0 €</text:p>
          </table:table-cell>
          <table:table-cell table:style-name="ce69" office:value-type="currency" office:currency="EUR" office:value="3600" calcext:value-type="currency">
            <text:p>3,600 €</text:p>
          </table:table-cell>
          <table:table-cell table:style-name="ce69" office:value-type="currency" office:currency="EUR" office:value="2345100" calcext:value-type="currency">
            <text:p>2,345,100 €</text:p>
          </table:table-cell>
          <table:table-cell table:style-name="ce69" office:value-type="currency" office:currency="EUR" office:value="0" calcext:value-type="currency">
            <text:p>0 €</text:p>
          </table:table-cell>
          <table:table-cell table:style-name="ce67" table:formula="of:=SUM([.T37:.W37])" office:value-type="currency" office:currency="EUR" office:value="2348700" calcext:value-type="currency">
            <text:p>2,348,700 €</text:p>
          </table:table-cell>
          <table:table-cell table:style-name="ce67" table:content-validation-name="val5" office:value-type="currency" office:currency="EUR" office:value="3189500" calcext:value-type="currency">
            <text:p>3,189,500 €</text:p>
          </table:table-cell>
          <table:table-cell table:style-name="ce69" office:value-type="currency" office:currency="EUR" office:value="560600" calcext:value-type="currency">
            <text:p>560,600 €</text:p>
          </table:table-cell>
          <table:table-cell table:number-columns-repeated="2" table:style-name="ce69" office:value-type="currency" office:currency="EUR" office:value="0" calcext:value-type="currency">
            <text:p>0 €</text:p>
          </table:table-cell>
          <table:table-cell table:style-name="ce69" office:value-type="currency" office:currency="EUR" office:value="180600" calcext:value-type="currency">
            <text:p>180,600 €</text:p>
          </table:table-cell>
          <table:table-cell table:style-name="ce69" office:value-type="currency" office:currency="EUR" office:value="0" calcext:value-type="currency">
            <text:p>0 €</text:p>
          </table:table-cell>
          <table:table-cell table:style-name="ce67" table:formula="of:=SUM([.Y37:.AD37])" office:value-type="currency" office:currency="EUR" office:value="3930700" calcext:value-type="currency">
            <text:p>3,930,700 €</text:p>
          </table:table-cell>
          <table:table-cell table:style-name="ce67" table:formula="of:=[.X37]-[.AE37]" office:value-type="currency" office:currency="EUR" office:value="-1582000" calcext:value-type="currency">
            <text:p>-1,582,000 €</text:p>
          </table:table-cell>
          <table:table-cell table:style-name="ce71" office:value-type="currency" office:currency="EUR" office:value="90000" calcext:value-type="currency">
            <text:p>90,000 €</text:p>
          </table:table-cell>
          <table:table-cell table:number-columns-repeated="991"/>
        </table:table-row>
        <table:table-row table:style-name="ro2">
          <table:table-cell table:style-name="ce4" office:value-type="string" calcext:value-type="string">
            <text:p>04 48</text:p>
          </table:table-cell>
          <table:table-cell table:style-name="ce4" office:value-type="string" calcext:value-type="string">
            <text:p>Landesschule Pforta</text:p>
          </table:table-cell>
          <table:table-cell table:style-name="ce67" table:content-validation-name="val5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579400" calcext:value-type="currency">
            <text:p>579,400 €</text:p>
          </table:table-cell>
          <table:table-cell table:number-columns-repeated="2" table:style-name="ce67" office:value-type="currency" office:currency="EUR" office:value="0" calcext:value-type="currency">
            <text:p>0 €</text:p>
          </table:table-cell>
          <table:table-cell table:style-name="ce67" table:formula="of:=SUM([.C38:.F38])" office:value-type="currency" office:currency="EUR" office:value="579400" calcext:value-type="currency">
            <text:p>579,4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1049300" calcext:value-type="currency">
            <text:p>1,049,300 €</text:p>
          </table:table-cell>
          <table:table-cell table:number-columns-repeated="2" table:style-name="ce67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56400" calcext:value-type="currency">
            <text:p>56,4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67" table:formula="of:=SUM([.H38:.M38])" office:value-type="currency" office:currency="EUR" office:value="1105700" calcext:value-type="currency">
            <text:p>1,105,700 €</text:p>
          </table:table-cell>
          <table:table-cell table:style-name="ce67" table:formula="of:=[.G38]-[.N38]" office:value-type="currency" office:currency="EUR" office:value="-526300" calcext:value-type="currency">
            <text:p>-526,3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4"/>
          <table:table-cell table:style-name="ce4" office:value-type="string" calcext:value-type="string">
            <text:p>04 48</text:p>
          </table:table-cell>
          <table:table-cell table:style-name="ce4" office:value-type="string" calcext:value-type="string">
            <text:p>Landesschule Pforta</text:p>
          </table:table-cell>
          <table:table-cell table:style-name="ce67" table:content-validation-name="val5" office:value-type="currency" office:currency="EUR" office:value="0" calcext:value-type="currency">
            <text:p>0 €</text:p>
          </table:table-cell>
          <table:table-cell table:style-name="ce69" office:value-type="currency" office:currency="EUR" office:value="579400" calcext:value-type="currency">
            <text:p>579,400 €</text:p>
          </table:table-cell>
          <table:table-cell table:number-columns-repeated="2" table:style-name="ce69" office:value-type="currency" office:currency="EUR" office:value="0" calcext:value-type="currency">
            <text:p>0 €</text:p>
          </table:table-cell>
          <table:table-cell table:style-name="ce67" table:formula="of:=SUM([.T38:.W38])" office:value-type="currency" office:currency="EUR" office:value="579400" calcext:value-type="currency">
            <text:p>579,400 €</text:p>
          </table:table-cell>
          <table:table-cell table:style-name="ce67" table:content-validation-name="val5" office:value-type="currency" office:currency="EUR" office:value="0" calcext:value-type="currency">
            <text:p>0 €</text:p>
          </table:table-cell>
          <table:table-cell table:style-name="ce69" office:value-type="currency" office:currency="EUR" office:value="1062200" calcext:value-type="currency">
            <text:p>1,062,200 €</text:p>
          </table:table-cell>
          <table:table-cell table:number-columns-repeated="2" table:style-name="ce69" office:value-type="currency" office:currency="EUR" office:value="0" calcext:value-type="currency">
            <text:p>0 €</text:p>
          </table:table-cell>
          <table:table-cell table:style-name="ce69" office:value-type="currency" office:currency="EUR" office:value="40800" calcext:value-type="currency">
            <text:p>40,800 €</text:p>
          </table:table-cell>
          <table:table-cell table:style-name="ce69" office:value-type="currency" office:currency="EUR" office:value="0" calcext:value-type="currency">
            <text:p>0 €</text:p>
          </table:table-cell>
          <table:table-cell table:style-name="ce67" table:formula="of:=SUM([.Y38:.AD38])" office:value-type="currency" office:currency="EUR" office:value="1103000" calcext:value-type="currency">
            <text:p>1,103,000 €</text:p>
          </table:table-cell>
          <table:table-cell table:style-name="ce67" table:formula="of:=[.X38]-[.AE38]" office:value-type="currency" office:currency="EUR" office:value="-523600" calcext:value-type="currency">
            <text:p>-523,600 €</text:p>
          </table:table-cell>
          <table:table-cell table:style-name="ce71" office:value-type="currency" office:currency="EUR" office:value="0" calcext:value-type="currency">
            <text:p>0 €</text:p>
          </table:table-cell>
          <table:table-cell table:number-columns-repeated="991"/>
        </table:table-row>
        <table:table-row table:style-name="ro2">
          <table:table-cell table:style-name="ce4" office:value-type="string" calcext:value-type="string">
            <text:p>04 49</text:p>
          </table:table-cell>
          <table:table-cell table:style-name="ce4" office:value-type="string" calcext:value-type="string">
            <text:p>Landesbildungszentrum für Hörgeschädigte Halberstadt</text:p>
          </table:table-cell>
          <table:table-cell table:style-name="ce67" table:content-validation-name="val5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8500" calcext:value-type="currency">
            <text:p>8,500 €</text:p>
          </table:table-cell>
          <table:table-cell table:number-columns-repeated="2" table:style-name="ce67" office:value-type="currency" office:currency="EUR" office:value="0" calcext:value-type="currency">
            <text:p>0 €</text:p>
          </table:table-cell>
          <table:table-cell table:style-name="ce67" table:formula="of:=SUM([.C39:.F39])" office:value-type="currency" office:currency="EUR" office:value="8500" calcext:value-type="currency">
            <text:p>8,500 €</text:p>
          </table:table-cell>
          <table:table-cell table:style-name="ce67" office:value-type="currency" office:currency="EUR" office:value="5400" calcext:value-type="currency">
            <text:p>5,400 €</text:p>
          </table:table-cell>
          <table:table-cell table:style-name="ce67" office:value-type="currency" office:currency="EUR" office:value="495500" calcext:value-type="currency">
            <text:p>495,500 €</text:p>
          </table:table-cell>
          <table:table-cell table:number-columns-repeated="2" table:style-name="ce67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24000" calcext:value-type="currency">
            <text:p>24,0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67" table:formula="of:=SUM([.H39:.M39])" office:value-type="currency" office:currency="EUR" office:value="524900" calcext:value-type="currency">
            <text:p>524,900 €</text:p>
          </table:table-cell>
          <table:table-cell table:style-name="ce67" table:formula="of:=[.G39]-[.N39]" office:value-type="currency" office:currency="EUR" office:value="-516400" calcext:value-type="currency">
            <text:p>-516,4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4"/>
          <table:table-cell table:style-name="ce4" office:value-type="string" calcext:value-type="string">
            <text:p>04 49</text:p>
          </table:table-cell>
          <table:table-cell table:style-name="ce4" office:value-type="string" calcext:value-type="string">
            <text:p>Landesbildungszentrum für Hörgeschädigte Halberstadt</text:p>
          </table:table-cell>
          <table:table-cell table:style-name="ce67" table:content-validation-name="val5" office:value-type="currency" office:currency="EUR" office:value="0" calcext:value-type="currency">
            <text:p>0 €</text:p>
          </table:table-cell>
          <table:table-cell table:style-name="ce69" office:value-type="currency" office:currency="EUR" office:value="8500" calcext:value-type="currency">
            <text:p>8,500 €</text:p>
          </table:table-cell>
          <table:table-cell table:number-columns-repeated="2" table:style-name="ce69" office:value-type="currency" office:currency="EUR" office:value="0" calcext:value-type="currency">
            <text:p>0 €</text:p>
          </table:table-cell>
          <table:table-cell table:style-name="ce67" table:formula="of:=SUM([.T39:.W39])" office:value-type="currency" office:currency="EUR" office:value="8500" calcext:value-type="currency">
            <text:p>8,500 €</text:p>
          </table:table-cell>
          <table:table-cell table:style-name="ce67" table:content-validation-name="val5" office:value-type="currency" office:currency="EUR" office:value="5400" calcext:value-type="currency">
            <text:p>5,400 €</text:p>
          </table:table-cell>
          <table:table-cell table:style-name="ce69" office:value-type="currency" office:currency="EUR" office:value="495500" calcext:value-type="currency">
            <text:p>495,500 €</text:p>
          </table:table-cell>
          <table:table-cell table:number-columns-repeated="2" table:style-name="ce69" office:value-type="currency" office:currency="EUR" office:value="0" calcext:value-type="currency">
            <text:p>0 €</text:p>
          </table:table-cell>
          <table:table-cell table:style-name="ce69" office:value-type="currency" office:currency="EUR" office:value="24000" calcext:value-type="currency">
            <text:p>24,000 €</text:p>
          </table:table-cell>
          <table:table-cell table:style-name="ce69" office:value-type="currency" office:currency="EUR" office:value="0" calcext:value-type="currency">
            <text:p>0 €</text:p>
          </table:table-cell>
          <table:table-cell table:style-name="ce67" table:formula="of:=SUM([.Y39:.AD39])" office:value-type="currency" office:currency="EUR" office:value="524900" calcext:value-type="currency">
            <text:p>524,900 €</text:p>
          </table:table-cell>
          <table:table-cell table:style-name="ce67" table:formula="of:=[.X39]-[.AE39]" office:value-type="currency" office:currency="EUR" office:value="-516400" calcext:value-type="currency">
            <text:p>-516,400 €</text:p>
          </table:table-cell>
          <table:table-cell table:style-name="ce71" office:value-type="currency" office:currency="EUR" office:value="0" calcext:value-type="currency">
            <text:p>0 €</text:p>
          </table:table-cell>
          <table:table-cell table:number-columns-repeated="991"/>
        </table:table-row>
        <table:table-row table:style-name="ro2">
          <table:table-cell table:style-name="ce4" office:value-type="string" calcext:value-type="string">
            <text:p>04 50</text:p>
          </table:table-cell>
          <table:table-cell table:style-name="ce4" office:value-type="string" calcext:value-type="string">
            <text:p>Landesbildungszentrum für Hörgeschädigte Halle</text:p>
          </table:table-cell>
          <table:table-cell table:style-name="ce67" table:content-validation-name="val5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21300" calcext:value-type="currency">
            <text:p>21,300 €</text:p>
          </table:table-cell>
          <table:table-cell table:number-columns-repeated="2" table:style-name="ce67" office:value-type="currency" office:currency="EUR" office:value="0" calcext:value-type="currency">
            <text:p>0 €</text:p>
          </table:table-cell>
          <table:table-cell table:style-name="ce67" table:formula="of:=SUM([.C40:.F40])" office:value-type="currency" office:currency="EUR" office:value="21300" calcext:value-type="currency">
            <text:p>21,300 €</text:p>
          </table:table-cell>
          <table:table-cell table:style-name="ce67" office:value-type="currency" office:currency="EUR" office:value="5900" calcext:value-type="currency">
            <text:p>5,900 €</text:p>
          </table:table-cell>
          <table:table-cell table:style-name="ce67" office:value-type="currency" office:currency="EUR" office:value="621100" calcext:value-type="currency">
            <text:p>621,100 €</text:p>
          </table:table-cell>
          <table:table-cell table:number-columns-repeated="2" table:style-name="ce67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55000" calcext:value-type="currency">
            <text:p>55,0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67" table:formula="of:=SUM([.H40:.M40])" office:value-type="currency" office:currency="EUR" office:value="682000" calcext:value-type="currency">
            <text:p>682,000 €</text:p>
          </table:table-cell>
          <table:table-cell table:style-name="ce67" table:formula="of:=[.G40]-[.N40]" office:value-type="currency" office:currency="EUR" office:value="-660700" calcext:value-type="currency">
            <text:p>-660,7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4"/>
          <table:table-cell table:style-name="ce4" office:value-type="string" calcext:value-type="string">
            <text:p>04 50</text:p>
          </table:table-cell>
          <table:table-cell table:style-name="ce4" office:value-type="string" calcext:value-type="string">
            <text:p>Landesbildungszentrum für Hörgeschädigte Halle</text:p>
          </table:table-cell>
          <table:table-cell table:style-name="ce67" table:content-validation-name="val5" office:value-type="currency" office:currency="EUR" office:value="0" calcext:value-type="currency">
            <text:p>0 €</text:p>
          </table:table-cell>
          <table:table-cell table:style-name="ce69" office:value-type="currency" office:currency="EUR" office:value="21300" calcext:value-type="currency">
            <text:p>21,300 €</text:p>
          </table:table-cell>
          <table:table-cell table:number-columns-repeated="2" table:style-name="ce69" office:value-type="currency" office:currency="EUR" office:value="0" calcext:value-type="currency">
            <text:p>0 €</text:p>
          </table:table-cell>
          <table:table-cell table:style-name="ce67" table:formula="of:=SUM([.T40:.W40])" office:value-type="currency" office:currency="EUR" office:value="21300" calcext:value-type="currency">
            <text:p>21,300 €</text:p>
          </table:table-cell>
          <table:table-cell table:style-name="ce67" table:content-validation-name="val5" office:value-type="currency" office:currency="EUR" office:value="5900" calcext:value-type="currency">
            <text:p>5,900 €</text:p>
          </table:table-cell>
          <table:table-cell table:style-name="ce69" office:value-type="currency" office:currency="EUR" office:value="621200" calcext:value-type="currency">
            <text:p>621,200 €</text:p>
          </table:table-cell>
          <table:table-cell table:number-columns-repeated="2" table:style-name="ce69" office:value-type="currency" office:currency="EUR" office:value="0" calcext:value-type="currency">
            <text:p>0 €</text:p>
          </table:table-cell>
          <table:table-cell table:style-name="ce69" office:value-type="currency" office:currency="EUR" office:value="55500" calcext:value-type="currency">
            <text:p>55,500 €</text:p>
          </table:table-cell>
          <table:table-cell table:style-name="ce69" office:value-type="currency" office:currency="EUR" office:value="0" calcext:value-type="currency">
            <text:p>0 €</text:p>
          </table:table-cell>
          <table:table-cell table:style-name="ce67" table:formula="of:=SUM([.Y40:.AD40])" office:value-type="currency" office:currency="EUR" office:value="682600" calcext:value-type="currency">
            <text:p>682,600 €</text:p>
          </table:table-cell>
          <table:table-cell table:style-name="ce67" table:formula="of:=[.X40]-[.AE40]" office:value-type="currency" office:currency="EUR" office:value="-661300" calcext:value-type="currency">
            <text:p>-661,300 €</text:p>
          </table:table-cell>
          <table:table-cell table:style-name="ce71" office:value-type="currency" office:currency="EUR" office:value="0" calcext:value-type="currency">
            <text:p>0 €</text:p>
          </table:table-cell>
          <table:table-cell table:number-columns-repeated="991"/>
        </table:table-row>
        <table:table-row table:style-name="ro2">
          <table:table-cell table:style-name="ce4" office:value-type="string" calcext:value-type="string">
            <text:p>04 51</text:p>
          </table:table-cell>
          <table:table-cell table:style-name="ce4" office:value-type="string" calcext:value-type="string">
            <text:p>Landesbildungszentrum Tangerhütte</text:p>
          </table:table-cell>
          <table:table-cell table:style-name="ce67" table:content-validation-name="val5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23700" calcext:value-type="currency">
            <text:p>23,700 €</text:p>
          </table:table-cell>
          <table:table-cell table:number-columns-repeated="2" table:style-name="ce67" office:value-type="currency" office:currency="EUR" office:value="0" calcext:value-type="currency">
            <text:p>0 €</text:p>
          </table:table-cell>
          <table:table-cell table:style-name="ce67" table:formula="of:=SUM([.C41:.F41])" office:value-type="currency" office:currency="EUR" office:value="23700" calcext:value-type="currency">
            <text:p>23,700 €</text:p>
          </table:table-cell>
          <table:table-cell table:style-name="ce67" office:value-type="currency" office:currency="EUR" office:value="5400" calcext:value-type="currency">
            <text:p>5,400 €</text:p>
          </table:table-cell>
          <table:table-cell table:style-name="ce67" office:value-type="currency" office:currency="EUR" office:value="527800" calcext:value-type="currency">
            <text:p>527,800 €</text:p>
          </table:table-cell>
          <table:table-cell table:number-columns-repeated="2" table:style-name="ce67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15000" calcext:value-type="currency">
            <text:p>15,0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67" table:formula="of:=SUM([.H41:.M41])" office:value-type="currency" office:currency="EUR" office:value="548200" calcext:value-type="currency">
            <text:p>548,200 €</text:p>
          </table:table-cell>
          <table:table-cell table:style-name="ce67" table:formula="of:=[.G41]-[.N41]" office:value-type="currency" office:currency="EUR" office:value="-524500" calcext:value-type="currency">
            <text:p>-524,5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4"/>
          <table:table-cell table:style-name="ce4" office:value-type="string" calcext:value-type="string">
            <text:p>04 51</text:p>
          </table:table-cell>
          <table:table-cell table:style-name="ce4" office:value-type="string" calcext:value-type="string">
            <text:p>Landesbildungszentrum Tangerhütte</text:p>
          </table:table-cell>
          <table:table-cell table:style-name="ce67" table:content-validation-name="val5" office:value-type="currency" office:currency="EUR" office:value="0" calcext:value-type="currency">
            <text:p>0 €</text:p>
          </table:table-cell>
          <table:table-cell table:style-name="ce69" office:value-type="currency" office:currency="EUR" office:value="22700" calcext:value-type="currency">
            <text:p>22,700 €</text:p>
          </table:table-cell>
          <table:table-cell table:number-columns-repeated="2" table:style-name="ce69" office:value-type="currency" office:currency="EUR" office:value="0" calcext:value-type="currency">
            <text:p>0 €</text:p>
          </table:table-cell>
          <table:table-cell table:style-name="ce67" table:formula="of:=SUM([.T41:.W41])" office:value-type="currency" office:currency="EUR" office:value="22700" calcext:value-type="currency">
            <text:p>22,700 €</text:p>
          </table:table-cell>
          <table:table-cell table:style-name="ce67" table:content-validation-name="val5" office:value-type="currency" office:currency="EUR" office:value="5400" calcext:value-type="currency">
            <text:p>5,400 €</text:p>
          </table:table-cell>
          <table:table-cell table:style-name="ce69" office:value-type="currency" office:currency="EUR" office:value="525800" calcext:value-type="currency">
            <text:p>525,800 €</text:p>
          </table:table-cell>
          <table:table-cell table:number-columns-repeated="2" table:style-name="ce69" office:value-type="currency" office:currency="EUR" office:value="0" calcext:value-type="currency">
            <text:p>0 €</text:p>
          </table:table-cell>
          <table:table-cell table:style-name="ce69" office:value-type="currency" office:currency="EUR" office:value="30000" calcext:value-type="currency">
            <text:p>30,000 €</text:p>
          </table:table-cell>
          <table:table-cell table:style-name="ce69" office:value-type="currency" office:currency="EUR" office:value="0" calcext:value-type="currency">
            <text:p>0 €</text:p>
          </table:table-cell>
          <table:table-cell table:style-name="ce67" table:formula="of:=SUM([.Y41:.AD41])" office:value-type="currency" office:currency="EUR" office:value="561200" calcext:value-type="currency">
            <text:p>561,200 €</text:p>
          </table:table-cell>
          <table:table-cell table:style-name="ce67" table:formula="of:=[.X41]-[.AE41]" office:value-type="currency" office:currency="EUR" office:value="-538500" calcext:value-type="currency">
            <text:p>-538,500 €</text:p>
          </table:table-cell>
          <table:table-cell table:style-name="ce71" office:value-type="currency" office:currency="EUR" office:value="0" calcext:value-type="currency">
            <text:p>0 €</text:p>
          </table:table-cell>
          <table:table-cell table:number-columns-repeated="991"/>
        </table:table-row>
        <table:table-row table:style-name="ro2">
          <table:table-cell table:style-name="ce4" office:value-type="string" calcext:value-type="string">
            <text:p>04 52</text:p>
          </table:table-cell>
          <table:table-cell table:style-name="ce4" office:value-type="string" calcext:value-type="string">
            <text:p>Landesbildungszentrum für Körperbehinderte Halle</text:p>
          </table:table-cell>
          <table:table-cell table:style-name="ce67" table:content-validation-name="val5" office:value-type="currency" office:currency="EUR" office:value="0" calcext:value-type="currency">
            <text:p>0 €</text:p>
          </table:table-cell>
          <table:table-cell table:number-columns-repeated="3" table:style-name="ce67" office:value-type="currency" office:currency="EUR" office:value="0" calcext:value-type="currency">
            <text:p>0 €</text:p>
          </table:table-cell>
          <table:table-cell table:style-name="ce67" table:formula="of:=SUM([.C42:.F42])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5900" calcext:value-type="currency">
            <text:p>5,900 €</text:p>
          </table:table-cell>
          <table:table-cell table:style-name="ce67" office:value-type="currency" office:currency="EUR" office:value="469200" calcext:value-type="currency">
            <text:p>469,200 €</text:p>
          </table:table-cell>
          <table:table-cell table:number-columns-repeated="2" table:style-name="ce67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25000" calcext:value-type="currency">
            <text:p>25,0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67" table:formula="of:=SUM([.H42:.M42])" office:value-type="currency" office:currency="EUR" office:value="500100" calcext:value-type="currency">
            <text:p>500,100 €</text:p>
          </table:table-cell>
          <table:table-cell table:style-name="ce67" table:formula="of:=[.G42]-[.N42]" office:value-type="currency" office:currency="EUR" office:value="-500100" calcext:value-type="currency">
            <text:p>-500,1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4"/>
          <table:table-cell table:style-name="ce4" office:value-type="string" calcext:value-type="string">
            <text:p>04 52</text:p>
          </table:table-cell>
          <table:table-cell table:style-name="ce4" office:value-type="string" calcext:value-type="string">
            <text:p>Landesbildungszentrum für Körperbehinderte Halle</text:p>
          </table:table-cell>
          <table:table-cell table:style-name="ce67" table:content-validation-name="val5" office:value-type="currency" office:currency="EUR" office:value="0" calcext:value-type="currency">
            <text:p>0 €</text:p>
          </table:table-cell>
          <table:table-cell table:number-columns-repeated="3" table:style-name="ce69" office:value-type="currency" office:currency="EUR" office:value="0" calcext:value-type="currency">
            <text:p>0 €</text:p>
          </table:table-cell>
          <table:table-cell table:style-name="ce67" table:formula="of:=SUM([.T42:.W42])" office:value-type="currency" office:currency="EUR" office:value="0" calcext:value-type="currency">
            <text:p>0 €</text:p>
          </table:table-cell>
          <table:table-cell table:style-name="ce67" table:content-validation-name="val5" office:value-type="currency" office:currency="EUR" office:value="5900" calcext:value-type="currency">
            <text:p>5,900 €</text:p>
          </table:table-cell>
          <table:table-cell table:style-name="ce69" office:value-type="currency" office:currency="EUR" office:value="503200" calcext:value-type="currency">
            <text:p>503,200 €</text:p>
          </table:table-cell>
          <table:table-cell table:number-columns-repeated="2" table:style-name="ce69" office:value-type="currency" office:currency="EUR" office:value="0" calcext:value-type="currency">
            <text:p>0 €</text:p>
          </table:table-cell>
          <table:table-cell table:style-name="ce69" office:value-type="currency" office:currency="EUR" office:value="25000" calcext:value-type="currency">
            <text:p>25,000 €</text:p>
          </table:table-cell>
          <table:table-cell table:style-name="ce69" office:value-type="currency" office:currency="EUR" office:value="0" calcext:value-type="currency">
            <text:p>0 €</text:p>
          </table:table-cell>
          <table:table-cell table:style-name="ce67" table:formula="of:=SUM([.Y42:.AD42])" office:value-type="currency" office:currency="EUR" office:value="534100" calcext:value-type="currency">
            <text:p>534,100 €</text:p>
          </table:table-cell>
          <table:table-cell table:style-name="ce67" table:formula="of:=[.X42]-[.AE42]" office:value-type="currency" office:currency="EUR" office:value="-534100" calcext:value-type="currency">
            <text:p>-534,100 €</text:p>
          </table:table-cell>
          <table:table-cell table:style-name="ce71" office:value-type="currency" office:currency="EUR" office:value="0" calcext:value-type="currency">
            <text:p>0 €</text:p>
          </table:table-cell>
          <table:table-cell table:number-columns-repeated="991"/>
        </table:table-row>
        <table:table-row table:style-name="ro2">
          <table:table-cell table:style-name="ce4" office:value-type="string" calcext:value-type="string">
            <text:p>04 53</text:p>
          </table:table-cell>
          <table:table-cell table:style-name="ce4" office:value-type="string" calcext:value-type="string">
            <text:p>Landesbildungszentrum für Blinde und Sehbehinderte Halle</text:p>
          </table:table-cell>
          <table:table-cell table:style-name="ce67" table:content-validation-name="val5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27000" calcext:value-type="currency">
            <text:p>27,0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67" table:formula="of:=SUM([.C43:.F43])" office:value-type="currency" office:currency="EUR" office:value="27000" calcext:value-type="currency">
            <text:p>27,000 €</text:p>
          </table:table-cell>
          <table:table-cell table:style-name="ce67" office:value-type="currency" office:currency="EUR" office:value="5900" calcext:value-type="currency">
            <text:p>5,900 €</text:p>
          </table:table-cell>
          <table:table-cell table:style-name="ce67" office:value-type="currency" office:currency="EUR" office:value="257900" calcext:value-type="currency">
            <text:p>257,900 €</text:p>
          </table:table-cell>
          <table:table-cell table:number-columns-repeated="2" table:style-name="ce67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24000" calcext:value-type="currency">
            <text:p>24,0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67" table:formula="of:=SUM([.H43:.M43])" office:value-type="currency" office:currency="EUR" office:value="287800" calcext:value-type="currency">
            <text:p>287,800 €</text:p>
          </table:table-cell>
          <table:table-cell table:style-name="ce67" table:formula="of:=[.G43]-[.N43]" office:value-type="currency" office:currency="EUR" office:value="-260800" calcext:value-type="currency">
            <text:p>-260,8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4"/>
          <table:table-cell table:style-name="ce4" office:value-type="string" calcext:value-type="string">
            <text:p>04 53</text:p>
          </table:table-cell>
          <table:table-cell table:style-name="ce4" office:value-type="string" calcext:value-type="string">
            <text:p>Landesbildungszentrum für Blinde und Sehbehinderte Halle</text:p>
          </table:table-cell>
          <table:table-cell table:style-name="ce67" table:content-validation-name="val5" office:value-type="currency" office:currency="EUR" office:value="0" calcext:value-type="currency">
            <text:p>0 €</text:p>
          </table:table-cell>
          <table:table-cell table:style-name="ce69" office:value-type="currency" office:currency="EUR" office:value="0" calcext:value-type="currency">
            <text:p>0 €</text:p>
          </table:table-cell>
          <table:table-cell table:style-name="ce69" office:value-type="currency" office:currency="EUR" office:value="27000" calcext:value-type="currency">
            <text:p>27,000 €</text:p>
          </table:table-cell>
          <table:table-cell table:style-name="ce69" office:value-type="currency" office:currency="EUR" office:value="0" calcext:value-type="currency">
            <text:p>0 €</text:p>
          </table:table-cell>
          <table:table-cell table:style-name="ce67" table:formula="of:=SUM([.T43:.W43])" office:value-type="currency" office:currency="EUR" office:value="27000" calcext:value-type="currency">
            <text:p>27,000 €</text:p>
          </table:table-cell>
          <table:table-cell table:style-name="ce67" table:content-validation-name="val5" office:value-type="currency" office:currency="EUR" office:value="5900" calcext:value-type="currency">
            <text:p>5,900 €</text:p>
          </table:table-cell>
          <table:table-cell table:style-name="ce69" office:value-type="currency" office:currency="EUR" office:value="259900" calcext:value-type="currency">
            <text:p>259,900 €</text:p>
          </table:table-cell>
          <table:table-cell table:number-columns-repeated="2" table:style-name="ce69" office:value-type="currency" office:currency="EUR" office:value="0" calcext:value-type="currency">
            <text:p>0 €</text:p>
          </table:table-cell>
          <table:table-cell table:style-name="ce69" office:value-type="currency" office:currency="EUR" office:value="24000" calcext:value-type="currency">
            <text:p>24,000 €</text:p>
          </table:table-cell>
          <table:table-cell table:style-name="ce69" office:value-type="currency" office:currency="EUR" office:value="0" calcext:value-type="currency">
            <text:p>0 €</text:p>
          </table:table-cell>
          <table:table-cell table:style-name="ce67" table:formula="of:=SUM([.Y43:.AD43])" office:value-type="currency" office:currency="EUR" office:value="289800" calcext:value-type="currency">
            <text:p>289,800 €</text:p>
          </table:table-cell>
          <table:table-cell table:style-name="ce67" table:formula="of:=[.X43]-[.AE43]" office:value-type="currency" office:currency="EUR" office:value="-262800" calcext:value-type="currency">
            <text:p>-262,800 €</text:p>
          </table:table-cell>
          <table:table-cell table:style-name="ce71" office:value-type="currency" office:currency="EUR" office:value="0" calcext:value-type="currency">
            <text:p>0 €</text:p>
          </table:table-cell>
          <table:table-cell table:number-columns-repeated="991"/>
        </table:table-row>
        <table:table-row table:style-name="ro2">
          <table:table-cell table:style-name="ce4" office:value-type="string" calcext:value-type="string">
            <text:p>04 54</text:p>
          </table:table-cell>
          <table:table-cell table:style-name="ce4" office:value-type="string" calcext:value-type="string">
            <text:p>Sozialpädagogisches Fortbildungsinstitut Berlin-Brandenburg</text:p>
          </table:table-cell>
          <table:table-cell table:style-name="ce67" table:content-validation-name="val5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450000" calcext:value-type="currency">
            <text:p>450,000 €</text:p>
          </table:table-cell>
          <table:table-cell table:style-name="ce67" office:value-type="currency" office:currency="EUR" office:value="1894000" calcext:value-type="currency">
            <text:p>1,894,0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67" table:formula="of:=SUM([.C44:.F44])" office:value-type="currency" office:currency="EUR" office:value="2344000" calcext:value-type="currency">
            <text:p>2,344,000 €</text:p>
          </table:table-cell>
          <table:table-cell table:style-name="ce67" office:value-type="currency" office:currency="EUR" office:value="5187400" calcext:value-type="currency">
            <text:p>5,187,400 €</text:p>
          </table:table-cell>
          <table:table-cell table:style-name="ce67" office:value-type="currency" office:currency="EUR" office:value="2271800" calcext:value-type="currency">
            <text:p>2,271,800 €</text:p>
          </table:table-cell>
          <table:table-cell table:style-name="ce67" office:value-type="currency" office:currency="EUR" office:value="1000" calcext:value-type="currency">
            <text:p>1,0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30000" calcext:value-type="currency">
            <text:p>30,0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67" table:formula="of:=SUM([.H44:.M44])" office:value-type="currency" office:currency="EUR" office:value="7490200" calcext:value-type="currency">
            <text:p>7,490,200 €</text:p>
          </table:table-cell>
          <table:table-cell table:style-name="ce67" table:formula="of:=[.G44]-[.N44]" office:value-type="currency" office:currency="EUR" office:value="-5146200" calcext:value-type="currency">
            <text:p>-5,146,2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4"/>
          <table:table-cell table:style-name="ce4" office:value-type="string" calcext:value-type="string">
            <text:p>04 54</text:p>
          </table:table-cell>
          <table:table-cell table:style-name="ce4" office:value-type="string" calcext:value-type="string">
            <text:p>Sozialpädagogisches Fortbildungsinstitut Berlin-Brandenburg</text:p>
          </table:table-cell>
          <table:table-cell table:style-name="ce67" table:content-validation-name="val5" office:value-type="currency" office:currency="EUR" office:value="0" calcext:value-type="currency">
            <text:p>0 €</text:p>
          </table:table-cell>
          <table:table-cell table:style-name="ce69" office:value-type="currency" office:currency="EUR" office:value="700000" calcext:value-type="currency">
            <text:p>700,000 €</text:p>
          </table:table-cell>
          <table:table-cell table:style-name="ce69" office:value-type="currency" office:currency="EUR" office:value="1894000" calcext:value-type="currency">
            <text:p>1,894,000 €</text:p>
          </table:table-cell>
          <table:table-cell table:style-name="ce69" office:value-type="currency" office:currency="EUR" office:value="0" calcext:value-type="currency">
            <text:p>0 €</text:p>
          </table:table-cell>
          <table:table-cell table:style-name="ce67" table:formula="of:=SUM([.T44:.W44])" office:value-type="currency" office:currency="EUR" office:value="2594000" calcext:value-type="currency">
            <text:p>2,594,000 €</text:p>
          </table:table-cell>
          <table:table-cell table:style-name="ce67" table:content-validation-name="val5" office:value-type="currency" office:currency="EUR" office:value="5243400" calcext:value-type="currency">
            <text:p>5,243,400 €</text:p>
          </table:table-cell>
          <table:table-cell table:style-name="ce69" office:value-type="currency" office:currency="EUR" office:value="2432800" calcext:value-type="currency">
            <text:p>2,432,800 €</text:p>
          </table:table-cell>
          <table:table-cell table:style-name="ce69" office:value-type="currency" office:currency="EUR" office:value="1000" calcext:value-type="currency">
            <text:p>1,000 €</text:p>
          </table:table-cell>
          <table:table-cell table:style-name="ce69" office:value-type="currency" office:currency="EUR" office:value="0" calcext:value-type="currency">
            <text:p>0 €</text:p>
          </table:table-cell>
          <table:table-cell table:style-name="ce69" office:value-type="currency" office:currency="EUR" office:value="30000" calcext:value-type="currency">
            <text:p>30,000 €</text:p>
          </table:table-cell>
          <table:table-cell table:style-name="ce69" office:value-type="currency" office:currency="EUR" office:value="0" calcext:value-type="currency">
            <text:p>0 €</text:p>
          </table:table-cell>
          <table:table-cell table:style-name="ce67" table:formula="of:=SUM([.Y44:.AD44])" office:value-type="currency" office:currency="EUR" office:value="7707200" calcext:value-type="currency">
            <text:p>7,707,200 €</text:p>
          </table:table-cell>
          <table:table-cell table:style-name="ce67" table:formula="of:=[.X44]-[.AE44]" office:value-type="currency" office:currency="EUR" office:value="-5113200" calcext:value-type="currency">
            <text:p>-5,113,200 €</text:p>
          </table:table-cell>
          <table:table-cell table:style-name="ce71" office:value-type="currency" office:currency="EUR" office:value="0" calcext:value-type="currency">
            <text:p>0 €</text:p>
          </table:table-cell>
          <table:table-cell table:number-columns-repeated="991"/>
        </table:table-row>
        <table:table-row table:style-name="ro2">
          <table:table-cell table:style-name="ce4" office:value-type="string" calcext:value-type="string">
            <text:p>04 60</text:p>
          </table:table-cell>
          <table:table-cell table:style-name="ce4" office:value-type="string" calcext:value-type="string">
            <text:p>Sekretariat der Kultusministerkonferenz</text:p>
          </table:table-cell>
          <table:table-cell table:style-name="ce67" table:content-validation-name="val5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26294300" calcext:value-type="currency">
            <text:p>26,294,300 €</text:p>
          </table:table-cell>
          <table:table-cell table:style-name="ce67" office:value-type="currency" office:currency="EUR" office:value="141640000" calcext:value-type="currency">
            <text:p>141,640,0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67" table:formula="of:=SUM([.C45:.F45])" office:value-type="currency" office:currency="EUR" office:value="167934300" calcext:value-type="currency">
            <text:p>167,934,300 €</text:p>
          </table:table-cell>
          <table:table-cell table:style-name="ce67" office:value-type="currency" office:currency="EUR" office:value="54945800" calcext:value-type="currency">
            <text:p>54,945,800 €</text:p>
          </table:table-cell>
          <table:table-cell table:style-name="ce67" office:value-type="currency" office:currency="EUR" office:value="89432900" calcext:value-type="currency">
            <text:p>89,432,900 €</text:p>
          </table:table-cell>
          <table:table-cell table:style-name="ce67" office:value-type="currency" office:currency="EUR" office:value="24113300" calcext:value-type="currency">
            <text:p>24,113,3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1134000" calcext:value-type="currency">
            <text:p>1,134,000 €</text:p>
          </table:table-cell>
          <table:table-cell table:style-name="ce67" office:value-type="currency" office:currency="EUR" office:value="30900" calcext:value-type="currency">
            <text:p>30,900 €</text:p>
          </table:table-cell>
          <table:table-cell table:style-name="ce67" table:formula="of:=SUM([.H45:.M45])" office:value-type="currency" office:currency="EUR" office:value="169656900" calcext:value-type="currency">
            <text:p>169,656,900 €</text:p>
          </table:table-cell>
          <table:table-cell table:style-name="ce67" table:formula="of:=[.G45]-[.N45]" office:value-type="currency" office:currency="EUR" office:value="-1722600" calcext:value-type="currency">
            <text:p>-1,722,600 €</text:p>
          </table:table-cell>
          <table:table-cell table:style-name="ce67" office:value-type="currency" office:currency="EUR" office:value="20510000" calcext:value-type="currency">
            <text:p>20,510,000 €</text:p>
          </table:table-cell>
          <table:table-cell/>
          <table:table-cell table:style-name="ce4" office:value-type="string" calcext:value-type="string">
            <text:p>04 60</text:p>
          </table:table-cell>
          <table:table-cell table:style-name="ce4" office:value-type="string" calcext:value-type="string">
            <text:p>Sekretariat der Kultusministerkonferenz</text:p>
          </table:table-cell>
          <table:table-cell table:style-name="ce67" table:content-validation-name="val5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45857300" calcext:value-type="currency">
            <text:p>45,857,300 €</text:p>
          </table:table-cell>
          <table:table-cell table:style-name="ce67" office:value-type="currency" office:currency="EUR" office:value="166753000" calcext:value-type="currency">
            <text:p>166,753,0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67" table:formula="of:=SUM([.T45:.W45])" office:value-type="currency" office:currency="EUR" office:value="212610300" calcext:value-type="currency">
            <text:p>212,610,300 €</text:p>
          </table:table-cell>
          <table:table-cell table:style-name="ce67" table:content-validation-name="val5" office:value-type="currency" office:currency="EUR" office:value="71920600" calcext:value-type="currency">
            <text:p>71,920,600 €</text:p>
          </table:table-cell>
          <table:table-cell table:style-name="ce67" office:value-type="currency" office:currency="EUR" office:value="111309600" calcext:value-type="currency">
            <text:p>111,309,600 €</text:p>
          </table:table-cell>
          <table:table-cell table:style-name="ce67" office:value-type="currency" office:currency="EUR" office:value="30830300" calcext:value-type="currency">
            <text:p>30,830,3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308000" calcext:value-type="currency">
            <text:p>308,000 €</text:p>
          </table:table-cell>
          <table:table-cell table:style-name="ce67" office:value-type="currency" office:currency="EUR" office:value="44900" calcext:value-type="currency">
            <text:p>44,900 €</text:p>
          </table:table-cell>
          <table:table-cell table:style-name="ce67" table:formula="of:=SUM([.Y45:.AD45])" office:value-type="currency" office:currency="EUR" office:value="214413400" calcext:value-type="currency">
            <text:p>214,413,400 €</text:p>
          </table:table-cell>
          <table:table-cell table:style-name="ce67" table:formula="of:=[.X45]-[.AE45]" office:value-type="currency" office:currency="EUR" office:value="-1803099.99999997" calcext:value-type="currency">
            <text:p>-1,803,100 €</text:p>
          </table:table-cell>
          <table:table-cell table:style-name="ce67" office:value-type="currency" office:currency="EUR" office:value="20510000" calcext:value-type="currency">
            <text:p>20,510,000 €</text:p>
          </table:table-cell>
          <table:table-cell table:number-columns-repeated="991"/>
        </table:table-row>
        <table:table-row table:style-name="ro2">
          <table:table-cell table:style-name="ce41" office:value-type="string" calcext:value-type="string">
            <text:p>04 70</text:p>
          </table:table-cell>
          <table:table-cell table:style-name="ce4" office:value-type="string" calcext:value-type="string">
            <text:p>Sportförderung</text:p>
          </table:table-cell>
          <table:table-cell table:style-name="ce67" table:content-validation-name="val5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3576500" calcext:value-type="currency">
            <text:p>3,576,500 €</text:p>
          </table:table-cell>
          <table:table-cell table:style-name="ce67" office:value-type="currency" office:currency="EUR" office:value="5350000" calcext:value-type="currency">
            <text:p>5,350,000 €</text:p>
          </table:table-cell>
          <table:table-cell table:style-name="ce67" office:value-type="currency" office:currency="EUR" office:value="3740000" calcext:value-type="currency">
            <text:p>3,740,000 €</text:p>
          </table:table-cell>
          <table:table-cell table:style-name="ce67" table:formula="of:=SUM([.C46:.F46])" office:value-type="currency" office:currency="EUR" office:value="12666500" calcext:value-type="currency">
            <text:p>12,666,500 €</text:p>
          </table:table-cell>
          <table:table-cell table:style-name="ce67" office:value-type="currency" office:currency="EUR" office:value="5959900" calcext:value-type="currency">
            <text:p>5,959,900 €</text:p>
          </table:table-cell>
          <table:table-cell table:style-name="ce67" office:value-type="currency" office:currency="EUR" office:value="4142900" calcext:value-type="currency">
            <text:p>4,142,900 €</text:p>
          </table:table-cell>
          <table:table-cell table:style-name="ce67" office:value-type="currency" office:currency="EUR" office:value="228056600" calcext:value-type="currency">
            <text:p>228,056,6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41796900" calcext:value-type="currency">
            <text:p>41,796,900 €</text:p>
          </table:table-cell>
          <table:table-cell table:style-name="ce67" office:value-type="currency" office:currency="EUR" office:value="176155200" calcext:value-type="currency">
            <text:p>176,155,200 €</text:p>
          </table:table-cell>
          <table:table-cell table:style-name="ce67" table:formula="of:=SUM([.H46:.M46])" office:value-type="currency" office:currency="EUR" office:value="456111500" calcext:value-type="currency">
            <text:p>456,111,500 €</text:p>
          </table:table-cell>
          <table:table-cell table:style-name="ce67" table:formula="of:=[.G46]-[.N46]" office:value-type="currency" office:currency="EUR" office:value="-443445000" calcext:value-type="currency">
            <text:p>-443,445,000 €</text:p>
          </table:table-cell>
          <table:table-cell table:style-name="ce67" office:value-type="currency" office:currency="EUR" office:value="148223700" calcext:value-type="currency">
            <text:p>148,223,700 €</text:p>
          </table:table-cell>
          <table:table-cell table:style-name="ce4"/>
          <table:table-cell table:style-name="ce41" office:value-type="string" calcext:value-type="string">
            <text:p>04 70</text:p>
          </table:table-cell>
          <table:table-cell table:style-name="ce4" office:value-type="string" calcext:value-type="string">
            <text:p>Sportförderung</text:p>
          </table:table-cell>
          <table:table-cell table:style-name="ce67" table:content-validation-name="val5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3394500" calcext:value-type="currency">
            <text:p>3,394,500 €</text:p>
          </table:table-cell>
          <table:table-cell table:style-name="ce67" office:value-type="currency" office:currency="EUR" office:value="5424000" calcext:value-type="currency">
            <text:p>5,424,000 €</text:p>
          </table:table-cell>
          <table:table-cell table:style-name="ce67" office:value-type="currency" office:currency="EUR" office:value="3740000" calcext:value-type="currency">
            <text:p>3,740,000 €</text:p>
          </table:table-cell>
          <table:table-cell table:style-name="ce67" table:formula="of:=SUM([.T46:.W46])" office:value-type="currency" office:currency="EUR" office:value="12558500" calcext:value-type="currency">
            <text:p>12,558,500 €</text:p>
          </table:table-cell>
          <table:table-cell table:style-name="ce67" table:content-validation-name="val5" office:value-type="currency" office:currency="EUR" office:value="6838000" calcext:value-type="currency">
            <text:p>6,838,000 €</text:p>
          </table:table-cell>
          <table:table-cell table:style-name="ce67" office:value-type="currency" office:currency="EUR" office:value="4007800" calcext:value-type="currency">
            <text:p>4,007,800 €</text:p>
          </table:table-cell>
          <table:table-cell table:style-name="ce67" office:value-type="currency" office:currency="EUR" office:value="232409900" calcext:value-type="currency">
            <text:p>232,409,9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52204700" calcext:value-type="currency">
            <text:p>52,204,700 €</text:p>
          </table:table-cell>
          <table:table-cell table:style-name="ce67" office:value-type="currency" office:currency="EUR" office:value="176795200" calcext:value-type="currency">
            <text:p>176,795,200 €</text:p>
          </table:table-cell>
          <table:table-cell table:style-name="ce67" table:formula="of:=SUM([.Y46:.AD46])" office:value-type="currency" office:currency="EUR" office:value="472255600" calcext:value-type="currency">
            <text:p>472,255,600 €</text:p>
          </table:table-cell>
          <table:table-cell table:style-name="ce67" table:formula="of:=[.X46]-[.AE46]" office:value-type="currency" office:currency="EUR" office:value="-459697100" calcext:value-type="currency">
            <text:p>-459,697,100 €</text:p>
          </table:table-cell>
          <table:table-cell table:style-name="ce67" office:value-type="currency" office:currency="EUR" office:value="147224600" calcext:value-type="currency">
            <text:p>147,224,600 €</text:p>
          </table:table-cell>
          <table:table-cell table:number-columns-repeated="991"/>
        </table:table-row>
        <table:table-row table:style-name="ro2">
          <table:table-cell table:style-name="ce4" office:value-type="string" calcext:value-type="string">
            <text:p>04 71</text:p>
          </table:table-cell>
          <table:table-cell table:style-name="ce4" office:value-type="string" calcext:value-type="string">
            <text:p>Olympiapark Berlin</text:p>
          </table:table-cell>
          <table:table-cell table:style-name="ce67" table:content-validation-name="val5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6301200" calcext:value-type="currency">
            <text:p>6,301,200 €</text:p>
          </table:table-cell>
          <table:table-cell table:style-name="ce67" office:value-type="currency" office:currency="EUR" office:value="2751000" calcext:value-type="currency">
            <text:p>2,751,0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67" table:formula="of:=SUM([.C47:.F47])" office:value-type="currency" office:currency="EUR" office:value="9052200" calcext:value-type="currency">
            <text:p>9,052,200 €</text:p>
          </table:table-cell>
          <table:table-cell table:style-name="ce67" office:value-type="currency" office:currency="EUR" office:value="3259800" calcext:value-type="currency">
            <text:p>3,259,800 €</text:p>
          </table:table-cell>
          <table:table-cell table:style-name="ce67" office:value-type="currency" office:currency="EUR" office:value="16146000" calcext:value-type="currency">
            <text:p>16,146,000 €</text:p>
          </table:table-cell>
          <table:table-cell table:number-columns-repeated="2" table:style-name="ce67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240000" calcext:value-type="currency">
            <text:p>240,0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67" table:formula="of:=SUM([.H47:.M47])" office:value-type="currency" office:currency="EUR" office:value="19645800" calcext:value-type="currency">
            <text:p>19,645,800 €</text:p>
          </table:table-cell>
          <table:table-cell table:style-name="ce67" table:formula="of:=[.G47]-[.N47]" office:value-type="currency" office:currency="EUR" office:value="-10593600" calcext:value-type="currency">
            <text:p>-10,593,600 €</text:p>
          </table:table-cell>
          <table:table-cell table:style-name="ce67" office:value-type="currency" office:currency="EUR" office:value="6000000" calcext:value-type="currency">
            <text:p>6,000,000 €</text:p>
          </table:table-cell>
          <table:table-cell table:style-name="ce4"/>
          <table:table-cell table:style-name="ce4" office:value-type="string" calcext:value-type="string">
            <text:p>04 71</text:p>
          </table:table-cell>
          <table:table-cell table:style-name="ce4" office:value-type="string" calcext:value-type="string">
            <text:p>Olympiapark Berlin</text:p>
          </table:table-cell>
          <table:table-cell table:style-name="ce67" table:content-validation-name="val5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6988000" calcext:value-type="currency">
            <text:p>6,988,000 €</text:p>
          </table:table-cell>
          <table:table-cell table:style-name="ce67" office:value-type="currency" office:currency="EUR" office:value="3051000" calcext:value-type="currency">
            <text:p>3,051,0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67" table:formula="of:=SUM([.T47:.W47])" office:value-type="currency" office:currency="EUR" office:value="10039000" calcext:value-type="currency">
            <text:p>10,039,000 €</text:p>
          </table:table-cell>
          <table:table-cell table:style-name="ce67" table:content-validation-name="val5" office:value-type="currency" office:currency="EUR" office:value="4241500" calcext:value-type="currency">
            <text:p>4,241,500 €</text:p>
          </table:table-cell>
          <table:table-cell table:style-name="ce67" office:value-type="currency" office:currency="EUR" office:value="17320500" calcext:value-type="currency">
            <text:p>17,320,500 €</text:p>
          </table:table-cell>
          <table:table-cell table:number-columns-repeated="2" table:style-name="ce67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240000" calcext:value-type="currency">
            <text:p>240,000 €</text:p>
          </table:table-cell>
          <table:table-cell table:style-name="ce67" office:value-type="currency" office:currency="EUR" office:value="21802000" calcext:value-type="currency">
            <text:p>21,802,000 €</text:p>
          </table:table-cell>
          <table:table-cell table:style-name="ce67" table:formula="of:=SUM([.Y47:.AD47])" office:value-type="currency" office:currency="EUR" office:value="43604000" calcext:value-type="currency">
            <text:p>43,604,000 €</text:p>
          </table:table-cell>
          <table:table-cell table:style-name="ce67" table:formula="of:=[.X47]-[.AE47]" office:value-type="currency" office:currency="EUR" office:value="-33565000" calcext:value-type="currency">
            <text:p>-33,565,000 €</text:p>
          </table:table-cell>
          <table:table-cell table:style-name="ce67" office:value-type="currency" office:currency="EUR" office:value="6000000" calcext:value-type="currency">
            <text:p>6,000,000 €</text:p>
          </table:table-cell>
          <table:table-cell table:number-columns-repeated="991"/>
        </table:table-row>
        <table:table-row table:style-name="ro2">
          <table:table-cell table:style-name="ce4" office:value-type="string" calcext:value-type="string">
            <text:p>04 72</text:p>
          </table:table-cell>
          <table:table-cell table:style-name="ce4" office:value-type="string" calcext:value-type="string">
            <text:p>Sportforum Berlin</text:p>
          </table:table-cell>
          <table:table-cell table:style-name="ce67" table:content-validation-name="val5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726100" calcext:value-type="currency">
            <text:p>726,100 €</text:p>
          </table:table-cell>
          <table:table-cell table:style-name="ce67" office:value-type="currency" office:currency="EUR" office:value="1489000" calcext:value-type="currency">
            <text:p>1,489,0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67" table:formula="of:=SUM([.C48:.F48])" office:value-type="currency" office:currency="EUR" office:value="2215100" calcext:value-type="currency">
            <text:p>2,215,100 €</text:p>
          </table:table-cell>
          <table:table-cell table:style-name="ce67" office:value-type="currency" office:currency="EUR" office:value="7452000" calcext:value-type="currency">
            <text:p>7,452,000 €</text:p>
          </table:table-cell>
          <table:table-cell table:style-name="ce67" office:value-type="currency" office:currency="EUR" office:value="11524000" calcext:value-type="currency">
            <text:p>11,524,000 €</text:p>
          </table:table-cell>
          <table:table-cell table:number-columns-repeated="2" table:style-name="ce67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475000" calcext:value-type="currency">
            <text:p>475,0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67" table:formula="of:=SUM([.H48:.M48])" office:value-type="currency" office:currency="EUR" office:value="19451000" calcext:value-type="currency">
            <text:p>19,451,000 €</text:p>
          </table:table-cell>
          <table:table-cell table:style-name="ce67" table:formula="of:=[.G48]-[.N48]" office:value-type="currency" office:currency="EUR" office:value="-17235900" calcext:value-type="currency">
            <text:p>-17,235,900 €</text:p>
          </table:table-cell>
          <table:table-cell table:style-name="ce67" office:value-type="currency" office:currency="EUR" office:value="4500000" calcext:value-type="currency">
            <text:p>4,500,000 €</text:p>
          </table:table-cell>
          <table:table-cell table:style-name="ce4"/>
          <table:table-cell table:style-name="ce4" office:value-type="string" calcext:value-type="string">
            <text:p>04 72</text:p>
          </table:table-cell>
          <table:table-cell table:style-name="ce4" office:value-type="string" calcext:value-type="string">
            <text:p>Sportforum Berlin</text:p>
          </table:table-cell>
          <table:table-cell table:style-name="ce67" table:content-validation-name="val5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815100" calcext:value-type="currency">
            <text:p>815,100 €</text:p>
          </table:table-cell>
          <table:table-cell table:style-name="ce67" office:value-type="currency" office:currency="EUR" office:value="1181000" calcext:value-type="currency">
            <text:p>1,181,0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67" table:formula="of:=SUM([.T48:.W48])" office:value-type="currency" office:currency="EUR" office:value="1996100" calcext:value-type="currency">
            <text:p>1,996,100 €</text:p>
          </table:table-cell>
          <table:table-cell table:style-name="ce67" table:content-validation-name="val5" office:value-type="currency" office:currency="EUR" office:value="7645000" calcext:value-type="currency">
            <text:p>7,645,000 €</text:p>
          </table:table-cell>
          <table:table-cell table:style-name="ce67" office:value-type="currency" office:currency="EUR" office:value="13343000" calcext:value-type="currency">
            <text:p>13,343,000 €</text:p>
          </table:table-cell>
          <table:table-cell table:number-columns-repeated="2" table:style-name="ce67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415000" calcext:value-type="currency">
            <text:p>415,0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67" table:formula="of:=SUM([.Y48:.AD48])" office:value-type="currency" office:currency="EUR" office:value="21403000" calcext:value-type="currency">
            <text:p>21,403,000 €</text:p>
          </table:table-cell>
          <table:table-cell table:style-name="ce67" table:formula="of:=[.X48]-[.AE48]" office:value-type="currency" office:currency="EUR" office:value="-19406900" calcext:value-type="currency">
            <text:p>-19,406,900 €</text:p>
          </table:table-cell>
          <table:table-cell table:style-name="ce67" office:value-type="currency" office:currency="EUR" office:value="4500000" calcext:value-type="currency">
            <text:p>4,500,000 €</text:p>
          </table:table-cell>
          <table:table-cell table:number-columns-repeated="991"/>
        </table:table-row>
        <table:table-row table:style-name="ro2">
          <table:table-cell table:style-name="ce4" office:value-type="string" calcext:value-type="string">
            <text:p>Summe 2025</text:p>
          </table:table-cell>
          <table:table-cell table:style-name="ce4"/>
          <table:table-cell table:style-name="ce67" table:content-validation-name="val5" table:formula="of:=SUM([.C2:.C48])" office:value-type="currency" office:currency="EUR" office:value="0" calcext:value-type="currency">
            <text:p>0 €</text:p>
          </table:table-cell>
          <table:table-cell table:style-name="ce67" table:formula="of:=SUM([.D2:.D48])" office:value-type="currency" office:currency="EUR" office:value="85737900" calcext:value-type="currency">
            <text:p>85,737,900 €</text:p>
          </table:table-cell>
          <table:table-cell table:style-name="ce67" table:formula="of:=SUM([.E2:.E48])" office:value-type="currency" office:currency="EUR" office:value="492876700" calcext:value-type="currency">
            <text:p>492,876,700 €</text:p>
          </table:table-cell>
          <table:table-cell table:style-name="ce67" table:formula="of:=SUM([.F2:.F48])" office:value-type="currency" office:currency="EUR" office:value="318603700" calcext:value-type="currency">
            <text:p>318,603,700 €</text:p>
          </table:table-cell>
          <table:table-cell table:style-name="ce67" table:formula="of:=SUM([.G2:.G48])" office:value-type="currency" office:currency="EUR" office:value="897218300" calcext:value-type="currency">
            <text:p>897,218,300 €</text:p>
          </table:table-cell>
          <table:table-cell table:style-name="ce67" table:formula="of:=SUM([.H2:.H48])" office:value-type="currency" office:currency="EUR" office:value="12535072500" calcext:value-type="currency">
            <text:p>12,535,072,500 €</text:p>
          </table:table-cell>
          <table:table-cell table:style-name="ce67" table:formula="of:=SUM([.I2:.I48])" office:value-type="currency" office:currency="EUR" office:value="700927200" calcext:value-type="currency">
            <text:p>700,927,200 €</text:p>
          </table:table-cell>
          <table:table-cell table:style-name="ce67" table:formula="of:=SUM([.J2:.J48])" office:value-type="currency" office:currency="EUR" office:value="6464587900" calcext:value-type="currency">
            <text:p>6,464,587,900 €</text:p>
          </table:table-cell>
          <table:table-cell table:style-name="ce67" table:formula="of:=SUM([.K2:.K48])" office:value-type="currency" office:currency="EUR" office:value="0" calcext:value-type="currency">
            <text:p>0 €</text:p>
          </table:table-cell>
          <table:table-cell table:style-name="ce67" table:formula="of:=SUM([.L2:.L48])" office:value-type="currency" office:currency="EUR" office:value="515363600" calcext:value-type="currency">
            <text:p>515,363,600 €</text:p>
          </table:table-cell>
          <table:table-cell table:style-name="ce67" table:formula="of:=SUM([.M2:.M48])" office:value-type="currency" office:currency="EUR" office:value="327841400" calcext:value-type="currency">
            <text:p>327,841,400 €</text:p>
          </table:table-cell>
          <table:table-cell table:style-name="ce67" table:formula="of:=SUM([.N2:.N48])" office:value-type="currency" office:currency="EUR" office:value="20543792600" calcext:value-type="currency">
            <text:p>20,543,792,600 €</text:p>
          </table:table-cell>
          <table:table-cell table:style-name="ce67" table:formula="of:=SUM([.O2:.O48])" office:value-type="currency" office:currency="EUR" office:value="-19646574300" calcext:value-type="currency">
            <text:p>-19,646,574,300 €</text:p>
          </table:table-cell>
          <table:table-cell table:style-name="ce67" table:formula="of:=SUM([.P2:.P48])" office:value-type="currency" office:currency="EUR" office:value="1681002100" calcext:value-type="currency">
            <text:p>1,681,002,100 €</text:p>
          </table:table-cell>
          <table:table-cell/>
          <table:table-cell table:style-name="ce4" office:value-type="string" calcext:value-type="string">
            <text:p>Summe 2026</text:p>
          </table:table-cell>
          <table:table-cell table:style-name="ce4"/>
          <table:table-cell table:style-name="ce67" table:content-validation-name="val5" table:formula="of:=SUM([.T2:.T48])" office:value-type="currency" office:currency="EUR" office:value="0" calcext:value-type="currency">
            <text:p>0 €</text:p>
          </table:table-cell>
          <table:table-cell table:style-name="ce67" table:formula="of:=SUM([.U2:.U48])" office:value-type="currency" office:currency="EUR" office:value="95641000" calcext:value-type="currency">
            <text:p>95,641,000 €</text:p>
          </table:table-cell>
          <table:table-cell table:style-name="ce67" table:formula="of:=SUM([.V2:.V48])" office:value-type="currency" office:currency="EUR" office:value="430040600" calcext:value-type="currency">
            <text:p>430,040,600 €</text:p>
          </table:table-cell>
          <table:table-cell table:style-name="ce67" table:formula="of:=SUM([.W2:.W48])" office:value-type="currency" office:currency="EUR" office:value="201820700" calcext:value-type="currency">
            <text:p>201,820,700 €</text:p>
          </table:table-cell>
          <table:table-cell table:style-name="ce67" table:formula="of:=SUM([.X2:.X48])" office:value-type="currency" office:currency="EUR" office:value="727502300" calcext:value-type="currency">
            <text:p>727,502,300 €</text:p>
          </table:table-cell>
          <table:table-cell table:style-name="ce67" table:content-validation-name="val5" table:formula="of:=SUM([.Y2:.Y48])" office:value-type="currency" office:currency="EUR" office:value="12408129100" calcext:value-type="currency">
            <text:p>12,408,129,100 €</text:p>
          </table:table-cell>
          <table:table-cell table:style-name="ce67" table:formula="of:=SUM([.Z2:.Z48])" office:value-type="currency" office:currency="EUR" office:value="2467616600" calcext:value-type="currency">
            <text:p>2,467,616,600 €</text:p>
          </table:table-cell>
          <table:table-cell table:style-name="ce67" table:formula="of:=SUM([.AA2:.AA48])" office:value-type="currency" office:currency="EUR" office:value="10272088700" calcext:value-type="currency">
            <text:p>10,272,088,700 €</text:p>
          </table:table-cell>
          <table:table-cell table:style-name="ce67" table:formula="of:=SUM([.AB2:.AB48])" office:value-type="currency" office:currency="EUR" office:value="0" calcext:value-type="currency">
            <text:p>0 €</text:p>
          </table:table-cell>
          <table:table-cell table:style-name="ce67" table:formula="of:=SUM([.AC2:.AC48])" office:value-type="currency" office:currency="EUR" office:value="443926700" calcext:value-type="currency">
            <text:p>443,926,700 €</text:p>
          </table:table-cell>
          <table:table-cell table:style-name="ce67" table:formula="of:=SUM([.AD2:.AD48])" office:value-type="currency" office:currency="EUR" office:value="377967100" calcext:value-type="currency">
            <text:p>377,967,100 €</text:p>
          </table:table-cell>
          <table:table-cell table:style-name="ce67" table:formula="of:=SUM([.AE2:.AE48])" office:value-type="currency" office:currency="EUR" office:value="25969728200" calcext:value-type="currency">
            <text:p>25,969,728,200 €</text:p>
          </table:table-cell>
          <table:table-cell table:style-name="ce67" table:formula="of:=SUM([.AF2:.AF48])" office:value-type="currency" office:currency="EUR" office:value="-25242225900" calcext:value-type="currency">
            <text:p>-25,242,225,900 €</text:p>
          </table:table-cell>
          <table:table-cell table:style-name="ce67" table:formula="of:=SUM([.AG2:.AG48])" office:value-type="currency" office:currency="EUR" office:value="1591643300" calcext:value-type="currency">
            <text:p>1,591,643,300 €</text:p>
          </table:table-cell>
          <table:table-cell table:number-columns-repeated="991"/>
        </table:table-row>
        <table:table-row table:style-name="ro4" table:number-rows-repeated="104852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Einzelplan 05" table:style-name="ta6">
        <table:table-column table:style-name="co4" table:default-cell-style-name="Default"/>
        <table:table-column table:style-name="co5" table:default-cell-style-name="Default"/>
        <table:table-column table:style-name="co3" table:number-columns-repeated="14" table:default-cell-style-name="Default"/>
        <table:table-column table:style-name="co1" table:default-cell-style-name="Default"/>
        <table:table-column table:style-name="co4" table:default-cell-style-name="Default"/>
        <table:table-column table:style-name="co6" table:default-cell-style-name="Default"/>
        <table:table-column table:style-name="co3" table:number-columns-repeated="14" table:default-cell-style-name="Default"/>
        <table:table-column table:style-name="co1" table:number-columns-repeated="991" table:default-cell-style-name="Default"/>
        <table:table-row table:style-name="ro2">
          <table:table-cell table:style-name="ce64" office:value-type="string" calcext:value-type="string">
            <text:p>Kapitel</text:p>
          </table:table-cell>
          <table:table-cell table:style-name="ce64" office:value-type="string" calcext:value-type="string">
            <text:p>Bezeichnung</text:p>
          </table:table-cell>
          <table:table-cell table:style-name="ce64" office:value-type="string" calcext:value-type="string">
            <text:p>0 Einnahmen aus Steuern und steuerähnlichen Abgaben</text:p>
          </table:table-cell>
          <table:table-cell table:style-name="ce64" office:value-type="string" calcext:value-type="string">
            <text:p>1 Verwaltungseinnahmen, Einnahmen aus Schuldendienst und dgl.</text:p>
          </table:table-cell>
          <table:table-cell table:style-name="ce64" office:value-type="string" calcext:value-type="string">
            <text:p>2 Einnahmen aus Zuweisungen und Zuschüssen mit Ausnahme für Investitionen</text:p>
          </table:table-cell>
          <table:table-cell table:style-name="ce64" office:value-type="string" calcext:value-type="string">
            <text:p>3 Einnahmen aus Schuldenaufnahmen, aus Zuweisungen und Zuschüssen für Investitionen, besondere Finanzierungseinnahmen</text:p>
          </table:table-cell>
          <table:table-cell table:style-name="ce64" office:value-type="string" calcext:value-type="string">
            <text:p>Summe Einnahmen</text:p>
          </table:table-cell>
          <table:table-cell table:style-name="ce64" office:value-type="string" calcext:value-type="string">
            <text:p>4 Personalausgaben</text:p>
          </table:table-cell>
          <table:table-cell table:style-name="ce64" office:value-type="string" calcext:value-type="string">
            <text:p>5 Sächliche Verwaltungsausgaben usw., Ausgaben für den Schuldendienst</text:p>
          </table:table-cell>
          <table:table-cell table:style-name="ce64" office:value-type="string" calcext:value-type="string">
            <text:p>6 Ausgaben für Zuweisungen und Zuschüsse mit Ausnahme für Investitionen</text:p>
          </table:table-cell>
          <table:table-cell table:style-name="ce64" office:value-type="string" calcext:value-type="string">
            <text:p>7 Baumaßnahmen</text:p>
          </table:table-cell>
          <table:table-cell table:style-name="ce64" office:value-type="string" calcext:value-type="string">
            <text:p>8 Sonstige Ausgaben für Investitionen und Investitionsförderungsmaßnahmen</text:p>
          </table:table-cell>
          <table:table-cell table:style-name="ce64" office:value-type="string" calcext:value-type="string">
            <text:p>9 Besondere Finanzierungsausgaben</text:p>
          </table:table-cell>
          <table:table-cell table:style-name="ce64" office:value-type="string" calcext:value-type="string">
            <text:p>Summe Ausgaben</text:p>
          </table:table-cell>
          <table:table-cell table:style-name="ce64" office:value-type="string" calcext:value-type="string">
            <text:p>"+ Überschuss - Zuschuss"</text:p>
          </table:table-cell>
          <table:table-cell table:style-name="ce64" office:value-type="string" calcext:value-type="string">
            <text:p>Verpflichtungsermächtigungen</text:p>
          </table:table-cell>
          <table:table-cell table:style-name="ce4"/>
          <table:table-cell table:style-name="ce64" office:value-type="string" calcext:value-type="string">
            <text:p>Kapitel</text:p>
          </table:table-cell>
          <table:table-cell table:style-name="ce64" office:value-type="string" calcext:value-type="string">
            <text:p>Bezeichnung</text:p>
          </table:table-cell>
          <table:table-cell table:style-name="ce64" office:value-type="string" calcext:value-type="string">
            <text:p>0 Einnahmen aus Steuern und steuerähnlichen Abgaben</text:p>
          </table:table-cell>
          <table:table-cell table:style-name="ce64" office:value-type="string" calcext:value-type="string">
            <text:p>1 Verwaltungseinnahmen, Einnahmen aus Schuldendienst und dgl.</text:p>
          </table:table-cell>
          <table:table-cell table:style-name="ce64" office:value-type="string" calcext:value-type="string">
            <text:p>2 Einnahmen aus Zuweisungen und Zuschüssen mit Ausnahme für Investitionen</text:p>
          </table:table-cell>
          <table:table-cell table:style-name="ce64" office:value-type="string" calcext:value-type="string">
            <text:p>3 Einnahmen aus Schuldenaufnahmen, aus Zuweisungen und Zuschüssen für Investitionen, besondere Finanzierungseinnahmen</text:p>
          </table:table-cell>
          <table:table-cell table:style-name="ce64" office:value-type="string" calcext:value-type="string">
            <text:p>Summe Einnahmen</text:p>
          </table:table-cell>
          <table:table-cell table:style-name="ce64" office:value-type="string" calcext:value-type="string">
            <text:p>4 Personalausgaben</text:p>
          </table:table-cell>
          <table:table-cell table:style-name="ce64" office:value-type="string" calcext:value-type="string">
            <text:p>5 Sächliche Verwaltungsausgaben usw., Ausgaben für den Schuldendienst</text:p>
          </table:table-cell>
          <table:table-cell table:style-name="ce64" office:value-type="string" calcext:value-type="string">
            <text:p>6 Ausgaben für Zuweisungen und Zuschüsse mit Ausnahme für Investitionen</text:p>
          </table:table-cell>
          <table:table-cell table:style-name="ce64" office:value-type="string" calcext:value-type="string">
            <text:p>7 Baumaßnahmen</text:p>
          </table:table-cell>
          <table:table-cell table:style-name="ce64" office:value-type="string" calcext:value-type="string">
            <text:p>8 Sonstige Ausgaben für Investitionen und Investitionsförderungsmaßnahmen</text:p>
          </table:table-cell>
          <table:table-cell table:style-name="ce64" office:value-type="string" calcext:value-type="string">
            <text:p>9 Besondere Finanzierungsausgaben</text:p>
          </table:table-cell>
          <table:table-cell table:style-name="ce64" office:value-type="string" calcext:value-type="string">
            <text:p>Summe Ausgaben</text:p>
          </table:table-cell>
          <table:table-cell table:style-name="ce64" office:value-type="string" calcext:value-type="string">
            <text:p>"+ Überschuss - Zuschuss"</text:p>
          </table:table-cell>
          <table:table-cell table:style-name="ce64" office:value-type="string" calcext:value-type="string">
            <text:p>Verpflichtungsermächtigungen</text:p>
          </table:table-cell>
          <table:table-cell table:number-columns-repeated="991"/>
        </table:table-row>
        <table:table-row table:style-name="ro2">
          <table:table-cell table:style-name="ce4" office:value-type="string" calcext:value-type="string">
            <text:p>05 01</text:p>
          </table:table-cell>
          <table:table-cell table:style-name="ce4" office:value-type="string" calcext:value-type="string">
            <text:p>Ministerium</text:p>
          </table:table-cell>
          <table:table-cell table:style-name="ce67" table:content-validation-name="val6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979300" calcext:value-type="currency">
            <text:p>979,300 €</text:p>
          </table:table-cell>
          <table:table-cell table:style-name="ce67" office:value-type="currency" office:currency="EUR" office:value="13674000" calcext:value-type="currency">
            <text:p>13,674,0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70" table:formula="of:=SUM([.C2:.F2])" office:value-type="currency" office:currency="EUR" office:value="14653300" calcext:value-type="currency">
            <text:p>14,653,300 €</text:p>
          </table:table-cell>
          <table:table-cell table:style-name="ce67" office:value-type="currency" office:currency="EUR" office:value="15524400" calcext:value-type="currency">
            <text:p>15,524,400 €</text:p>
          </table:table-cell>
          <table:table-cell table:style-name="ce67" office:value-type="currency" office:currency="EUR" office:value="714000" calcext:value-type="currency">
            <text:p>714,000 €</text:p>
          </table:table-cell>
          <table:table-cell table:style-name="ce67" office:value-type="currency" office:currency="EUR" office:value="3388600" calcext:value-type="currency">
            <text:p>3,388,6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100000" calcext:value-type="currency">
            <text:p>100,0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67" table:formula="of:=SUM([.H2:.M2])" office:value-type="currency" office:currency="EUR" office:value="19727000" calcext:value-type="currency">
            <text:p>19,727,000 €</text:p>
          </table:table-cell>
          <table:table-cell table:style-name="ce67" table:formula="of:=[.G2]-[.N2]" office:value-type="currency" office:currency="EUR" office:value="-5073700" calcext:value-type="currency">
            <text:p>-5,073,700 €</text:p>
          </table:table-cell>
          <table:table-cell table:style-name="ce67" office:value-type="currency" office:currency="EUR" office:value="200000" calcext:value-type="currency">
            <text:p>200,000 €</text:p>
          </table:table-cell>
          <table:table-cell table:style-name="ce4"/>
          <table:table-cell table:style-name="ce4" office:value-type="string" calcext:value-type="string">
            <text:p>05 01</text:p>
          </table:table-cell>
          <table:table-cell table:style-name="ce4" office:value-type="string" calcext:value-type="string">
            <text:p>Ministerium</text:p>
          </table:table-cell>
          <table:table-cell table:style-name="ce67" table:content-validation-name="val6" office:value-type="currency" office:currency="EUR" office:value="0" calcext:value-type="currency">
            <text:p>0 €</text:p>
          </table:table-cell>
          <table:table-cell table:style-name="ce69" office:value-type="currency" office:currency="EUR" office:value="1169300" calcext:value-type="currency">
            <text:p>1,169,300 €</text:p>
          </table:table-cell>
          <table:table-cell table:style-name="ce69" office:value-type="currency" office:currency="EUR" office:value="15664900" calcext:value-type="currency">
            <text:p>15,664,900 €</text:p>
          </table:table-cell>
          <table:table-cell table:style-name="ce69" office:value-type="currency" office:currency="EUR" office:value="0" calcext:value-type="currency">
            <text:p>0 €</text:p>
          </table:table-cell>
          <table:table-cell table:style-name="ce70" table:formula="of:=SUM([.T2:.W2])" office:value-type="currency" office:currency="EUR" office:value="16834200" calcext:value-type="currency">
            <text:p>16,834,200 €</text:p>
          </table:table-cell>
          <table:table-cell table:style-name="ce69" office:value-type="currency" office:currency="EUR" office:value="16216100" calcext:value-type="currency">
            <text:p>16,216,100 €</text:p>
          </table:table-cell>
          <table:table-cell table:style-name="ce69" office:value-type="currency" office:currency="EUR" office:value="593900" calcext:value-type="currency">
            <text:p>593,900 €</text:p>
          </table:table-cell>
          <table:table-cell table:style-name="ce69" office:value-type="currency" office:currency="EUR" office:value="3523600" calcext:value-type="currency">
            <text:p>3,523,600 €</text:p>
          </table:table-cell>
          <table:table-cell table:style-name="ce69" office:value-type="currency" office:currency="EUR" office:value="0" calcext:value-type="currency">
            <text:p>0 €</text:p>
          </table:table-cell>
          <table:table-cell table:style-name="ce69" office:value-type="currency" office:currency="EUR" office:value="100000" calcext:value-type="currency">
            <text:p>100,000 €</text:p>
          </table:table-cell>
          <table:table-cell table:style-name="ce69" office:value-type="currency" office:currency="EUR" office:value="0" calcext:value-type="currency">
            <text:p>0 €</text:p>
          </table:table-cell>
          <table:table-cell table:style-name="ce67" table:formula="of:=SUM([.Y2:.AD2])" office:value-type="currency" office:currency="EUR" office:value="20433600" calcext:value-type="currency">
            <text:p>20,433,600 €</text:p>
          </table:table-cell>
          <table:table-cell table:style-name="ce67" table:formula="of:=[.X2]-[.AE2]" office:value-type="currency" office:currency="EUR" office:value="-3599400" calcext:value-type="currency">
            <text:p>-3,599,400 €</text:p>
          </table:table-cell>
          <table:table-cell table:style-name="ce71" office:value-type="currency" office:currency="EUR" office:value="200000" calcext:value-type="currency">
            <text:p>200,000 €</text:p>
          </table:table-cell>
          <table:table-cell table:number-columns-repeated="991"/>
        </table:table-row>
        <table:table-row table:style-name="ro2">
          <table:table-cell table:style-name="ce41" office:value-type="string" calcext:value-type="string">
            <text:p>05 03</text:p>
          </table:table-cell>
          <table:table-cell table:style-name="ce4" office:value-type="string" calcext:value-type="string">
            <text:p>Allgemeine Bewilligungen</text:p>
          </table:table-cell>
          <table:table-cell table:style-name="ce67" table:content-validation-name="val6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2808600" calcext:value-type="currency">
            <text:p>2,808,600 €</text:p>
          </table:table-cell>
          <table:table-cell table:style-name="ce67" office:value-type="currency" office:currency="EUR" office:value="25000" calcext:value-type="currency">
            <text:p>25,000 €</text:p>
          </table:table-cell>
          <table:table-cell table:style-name="ce67" office:value-type="currency" office:currency="EUR" office:value="3607500" calcext:value-type="currency">
            <text:p>3,607,500 €</text:p>
          </table:table-cell>
          <table:table-cell table:style-name="ce70" table:formula="of:=SUM([.C3:.F3])" office:value-type="currency" office:currency="EUR" office:value="6441100" calcext:value-type="currency">
            <text:p>6,441,100 €</text:p>
          </table:table-cell>
          <table:table-cell table:style-name="ce67" office:value-type="currency" office:currency="EUR" office:value="47048400" calcext:value-type="currency">
            <text:p>47,048,400 €</text:p>
          </table:table-cell>
          <table:table-cell table:style-name="ce67" office:value-type="currency" office:currency="EUR" office:value="51468700" calcext:value-type="currency">
            <text:p>51,468,700 €</text:p>
          </table:table-cell>
          <table:table-cell table:style-name="ce67" office:value-type="currency" office:currency="EUR" office:value="22983500" calcext:value-type="currency">
            <text:p>22,983,5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26256800" calcext:value-type="currency">
            <text:p>26,256,800 €</text:p>
          </table:table-cell>
          <table:table-cell table:style-name="ce67" office:value-type="currency" office:currency="EUR" office:value="202600" calcext:value-type="currency">
            <text:p>202,600 €</text:p>
          </table:table-cell>
          <table:table-cell table:style-name="ce67" table:formula="of:=SUM([.H3:.M3])" office:value-type="currency" office:currency="EUR" office:value="147960000" calcext:value-type="currency">
            <text:p>147,960,000 €</text:p>
          </table:table-cell>
          <table:table-cell table:style-name="ce67" table:formula="of:=[.G3]-[.N3]" office:value-type="currency" office:currency="EUR" office:value="-141518900" calcext:value-type="currency">
            <text:p>-141,518,900 €</text:p>
          </table:table-cell>
          <table:table-cell table:style-name="ce67" office:value-type="currency" office:currency="EUR" office:value="35268200" calcext:value-type="currency">
            <text:p>35,268,200 €</text:p>
          </table:table-cell>
          <table:table-cell table:style-name="ce4"/>
          <table:table-cell table:style-name="ce41" office:value-type="string" calcext:value-type="string">
            <text:p>05 03</text:p>
          </table:table-cell>
          <table:table-cell table:style-name="ce4" office:value-type="string" calcext:value-type="string">
            <text:p>Allgemeine Bewilligungen</text:p>
          </table:table-cell>
          <table:table-cell table:style-name="ce67" table:content-validation-name="val6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3008600" calcext:value-type="currency">
            <text:p>3,008,600 €</text:p>
          </table:table-cell>
          <table:table-cell table:style-name="ce67" office:value-type="currency" office:currency="EUR" office:value="25000" calcext:value-type="currency">
            <text:p>25,000 €</text:p>
          </table:table-cell>
          <table:table-cell table:style-name="ce67" office:value-type="currency" office:currency="EUR" office:value="3000000" calcext:value-type="currency">
            <text:p>3,000,000 €</text:p>
          </table:table-cell>
          <table:table-cell table:style-name="ce70" table:formula="of:=SUM([.T3:.W3])" office:value-type="currency" office:currency="EUR" office:value="6033600" calcext:value-type="currency">
            <text:p>6,033,600 €</text:p>
          </table:table-cell>
          <table:table-cell table:style-name="ce67" office:value-type="currency" office:currency="EUR" office:value="51235200" calcext:value-type="currency">
            <text:p>51,235,200 €</text:p>
          </table:table-cell>
          <table:table-cell table:style-name="ce67" office:value-type="currency" office:currency="EUR" office:value="55716200" calcext:value-type="currency">
            <text:p>55,716,200 €</text:p>
          </table:table-cell>
          <table:table-cell table:style-name="ce67" office:value-type="currency" office:currency="EUR" office:value="22146700" calcext:value-type="currency">
            <text:p>22,146,7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22740700" calcext:value-type="currency">
            <text:p>22,740,700 €</text:p>
          </table:table-cell>
          <table:table-cell table:style-name="ce67" office:value-type="currency" office:currency="EUR" office:value="202600" calcext:value-type="currency">
            <text:p>202,600 €</text:p>
          </table:table-cell>
          <table:table-cell table:style-name="ce67" table:formula="of:=SUM([.Y3:.AD3])" office:value-type="currency" office:currency="EUR" office:value="152041400" calcext:value-type="currency">
            <text:p>152,041,400 €</text:p>
          </table:table-cell>
          <table:table-cell table:style-name="ce67" table:formula="of:=[.X3]-[.AE3]" office:value-type="currency" office:currency="EUR" office:value="-146007800" calcext:value-type="currency">
            <text:p>-146,007,800 €</text:p>
          </table:table-cell>
          <table:table-cell table:style-name="ce67" office:value-type="currency" office:currency="EUR" office:value="41095100" calcext:value-type="currency">
            <text:p>41,095,100 €</text:p>
          </table:table-cell>
          <table:table-cell table:number-columns-repeated="991"/>
        </table:table-row>
        <table:table-row table:style-name="ro2">
          <table:table-cell table:style-name="ce41" office:value-type="string" calcext:value-type="string">
            <text:p>05 04</text:p>
          </table:table-cell>
          <table:table-cell table:style-name="ce4" office:value-type="string" calcext:value-type="string">
            <text:p>Ordentliche Gerichte und Staatsanwaltschaften</text:p>
          </table:table-cell>
          <table:table-cell table:style-name="ce67" table:content-validation-name="val6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1058270800" calcext:value-type="currency">
            <text:p>1,058,270,800 €</text:p>
          </table:table-cell>
          <table:table-cell table:style-name="ce67" office:value-type="currency" office:currency="EUR" office:value="33404000" calcext:value-type="currency">
            <text:p>33,404,0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70" table:formula="of:=SUM([.C4:.F4])" office:value-type="currency" office:currency="EUR" office:value="1091674800" calcext:value-type="currency">
            <text:p>1,091,674,800 €</text:p>
          </table:table-cell>
          <table:table-cell table:style-name="ce67" office:value-type="currency" office:currency="EUR" office:value="1326674600" calcext:value-type="currency">
            <text:p>1,326,674,600 €</text:p>
          </table:table-cell>
          <table:table-cell table:style-name="ce67" office:value-type="currency" office:currency="EUR" office:value="827933300" calcext:value-type="currency">
            <text:p>827,933,300 €</text:p>
          </table:table-cell>
          <table:table-cell table:style-name="ce67" office:value-type="currency" office:currency="EUR" office:value="496621000" calcext:value-type="currency">
            <text:p>496,621,0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123045400" calcext:value-type="currency">
            <text:p>123,045,400 €</text:p>
          </table:table-cell>
          <table:table-cell table:style-name="ce67" office:value-type="currency" office:currency="EUR" office:value="4148900" calcext:value-type="currency">
            <text:p>4,148,900 €</text:p>
          </table:table-cell>
          <table:table-cell table:style-name="ce67" table:formula="of:=SUM([.H4:.M4])" office:value-type="currency" office:currency="EUR" office:value="2778423200" calcext:value-type="currency">
            <text:p>2,778,423,200 €</text:p>
          </table:table-cell>
          <table:table-cell table:style-name="ce67" table:formula="of:=[.G4]-[.N4]" office:value-type="currency" office:currency="EUR" office:value="-1686748400" calcext:value-type="currency">
            <text:p>-1,686,748,400 €</text:p>
          </table:table-cell>
          <table:table-cell table:style-name="ce67" office:value-type="currency" office:currency="EUR" office:value="141344000" calcext:value-type="currency">
            <text:p>141,344,000 €</text:p>
          </table:table-cell>
          <table:table-cell table:style-name="ce4"/>
          <table:table-cell table:style-name="ce41" office:value-type="string" calcext:value-type="string">
            <text:p>05 04</text:p>
          </table:table-cell>
          <table:table-cell table:style-name="ce4" office:value-type="string" calcext:value-type="string">
            <text:p>Ordentliche Gerichte und Staatsanwaltschaften</text:p>
          </table:table-cell>
          <table:table-cell table:style-name="ce67" table:content-validation-name="val6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990706100" calcext:value-type="currency">
            <text:p>990,706,100 €</text:p>
          </table:table-cell>
          <table:table-cell table:style-name="ce67" office:value-type="currency" office:currency="EUR" office:value="32804000" calcext:value-type="currency">
            <text:p>32,804,0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70" table:formula="of:=SUM([.T4:.W4])" office:value-type="currency" office:currency="EUR" office:value="1023510100" calcext:value-type="currency">
            <text:p>1,023,510,100 €</text:p>
          </table:table-cell>
          <table:table-cell table:style-name="ce67" office:value-type="currency" office:currency="EUR" office:value="1318159700" calcext:value-type="currency">
            <text:p>1,318,159,700 €</text:p>
          </table:table-cell>
          <table:table-cell table:style-name="ce67" office:value-type="currency" office:currency="EUR" office:value="843515400" calcext:value-type="currency">
            <text:p>843,515,400 €</text:p>
          </table:table-cell>
          <table:table-cell table:style-name="ce67" office:value-type="currency" office:currency="EUR" office:value="499488300" calcext:value-type="currency">
            <text:p>499,488,3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30165400" calcext:value-type="currency">
            <text:p>30,165,400 €</text:p>
          </table:table-cell>
          <table:table-cell table:style-name="ce67" office:value-type="currency" office:currency="EUR" office:value="7286500" calcext:value-type="currency">
            <text:p>7,286,500 €</text:p>
          </table:table-cell>
          <table:table-cell table:style-name="ce67" table:formula="of:=SUM([.Y4:.AD4])" office:value-type="currency" office:currency="EUR" office:value="2698615300" calcext:value-type="currency">
            <text:p>2,698,615,300 €</text:p>
          </table:table-cell>
          <table:table-cell table:style-name="ce67" table:formula="of:=[.X4]-[.AE4]" office:value-type="currency" office:currency="EUR" office:value="-1675105200" calcext:value-type="currency">
            <text:p>-1,675,105,200 €</text:p>
          </table:table-cell>
          <table:table-cell table:style-name="ce67" office:value-type="currency" office:currency="EUR" office:value="141344000" calcext:value-type="currency">
            <text:p>141,344,000 €</text:p>
          </table:table-cell>
          <table:table-cell table:number-columns-repeated="991"/>
        </table:table-row>
        <table:table-row table:style-name="ro5">
          <table:table-cell table:style-name="ce41" office:value-type="string" calcext:value-type="string">
            <text:p>05 05</text:p>
          </table:table-cell>
          <table:table-cell table:style-name="ce4" office:value-type="string" calcext:value-type="string">
            <text:p>Justizvollzugseinrichtungen und Sicherungsverwahrung</text:p>
          </table:table-cell>
          <table:table-cell table:style-name="ce67" table:content-validation-name="val6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16327700" calcext:value-type="currency">
            <text:p>16,327,700 €</text:p>
          </table:table-cell>
          <table:table-cell table:style-name="ce67" office:value-type="currency" office:currency="EUR" office:value="9910500" calcext:value-type="currency">
            <text:p>9,910,5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70" table:formula="of:=SUM([.C5:.F5])" office:value-type="currency" office:currency="EUR" office:value="26238200" calcext:value-type="currency">
            <text:p>26,238,200 €</text:p>
          </table:table-cell>
          <table:table-cell table:style-name="ce67" office:value-type="currency" office:currency="EUR" office:value="473163100" calcext:value-type="currency">
            <text:p>473,163,100 €</text:p>
          </table:table-cell>
          <table:table-cell table:style-name="ce67" office:value-type="currency" office:currency="EUR" office:value="193330600" calcext:value-type="currency">
            <text:p>193,330,600 €</text:p>
          </table:table-cell>
          <table:table-cell table:style-name="ce67" office:value-type="currency" office:currency="EUR" office:value="186410200" calcext:value-type="currency">
            <text:p>186,410,2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18339100" calcext:value-type="currency">
            <text:p>18,339,100 €</text:p>
          </table:table-cell>
          <table:table-cell table:style-name="ce67" office:value-type="currency" office:currency="EUR" office:value="2940900" calcext:value-type="currency">
            <text:p>2,940,900 €</text:p>
          </table:table-cell>
          <table:table-cell table:style-name="ce67" table:formula="of:=SUM([.H5:.M5])" office:value-type="currency" office:currency="EUR" office:value="874183900" calcext:value-type="currency">
            <text:p>874,183,900 €</text:p>
          </table:table-cell>
          <table:table-cell table:style-name="ce67" table:formula="of:=[.G5]-[.N5]" office:value-type="currency" office:currency="EUR" office:value="-847945700" calcext:value-type="currency">
            <text:p>-847,945,700 €</text:p>
          </table:table-cell>
          <table:table-cell table:style-name="ce67" office:value-type="currency" office:currency="EUR" office:value="26211600" calcext:value-type="currency">
            <text:p>26,211,600 €</text:p>
          </table:table-cell>
          <table:table-cell/>
          <table:table-cell table:style-name="ce41" office:value-type="string" calcext:value-type="string">
            <text:p>05 05</text:p>
          </table:table-cell>
          <table:table-cell table:style-name="ce4" office:value-type="string" calcext:value-type="string">
            <text:p>Justizvollzugseinrichtungen und Sicherungsverwahrung</text:p>
          </table:table-cell>
          <table:table-cell table:style-name="ce67" table:content-validation-name="val6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72937500" calcext:value-type="currency">
            <text:p>72,937,500 €</text:p>
          </table:table-cell>
          <table:table-cell table:style-name="ce67" office:value-type="currency" office:currency="EUR" office:value="9479100" calcext:value-type="currency">
            <text:p>9,479,1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70" table:formula="of:=SUM([.T5:.W5])" office:value-type="currency" office:currency="EUR" office:value="82416600" calcext:value-type="currency">
            <text:p>82,416,600 €</text:p>
          </table:table-cell>
          <table:table-cell table:style-name="ce67" office:value-type="currency" office:currency="EUR" office:value="594147800" calcext:value-type="currency">
            <text:p>594,147,800 €</text:p>
          </table:table-cell>
          <table:table-cell table:style-name="ce67" office:value-type="currency" office:currency="EUR" office:value="218692800" calcext:value-type="currency">
            <text:p>218,692,800 €</text:p>
          </table:table-cell>
          <table:table-cell table:style-name="ce67" office:value-type="currency" office:currency="EUR" office:value="196969300" calcext:value-type="currency">
            <text:p>196,969,3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18395800" calcext:value-type="currency">
            <text:p>18,395,800 €</text:p>
          </table:table-cell>
          <table:table-cell table:style-name="ce67" office:value-type="currency" office:currency="EUR" office:value="4156300" calcext:value-type="currency">
            <text:p>4,156,300 €</text:p>
          </table:table-cell>
          <table:table-cell table:style-name="ce67" table:formula="of:=SUM([.Y5:.AD5])" office:value-type="currency" office:currency="EUR" office:value="1032362000" calcext:value-type="currency">
            <text:p>1,032,362,000 €</text:p>
          </table:table-cell>
          <table:table-cell table:style-name="ce67" table:formula="of:=[.X5]-[.AE5]" office:value-type="currency" office:currency="EUR" office:value="-949945400" calcext:value-type="currency">
            <text:p>-949,945,400 €</text:p>
          </table:table-cell>
          <table:table-cell table:style-name="ce67" office:value-type="currency" office:currency="EUR" office:value="24233300" calcext:value-type="currency">
            <text:p>24,233,300 €</text:p>
          </table:table-cell>
          <table:table-cell table:number-columns-repeated="991"/>
        </table:table-row>
        <table:table-row table:style-name="ro2">
          <table:table-cell table:style-name="ce41" office:value-type="string" calcext:value-type="string">
            <text:p>05 06</text:p>
          </table:table-cell>
          <table:table-cell table:style-name="ce4" office:value-type="string" calcext:value-type="string">
            <text:p>Verwaltungsgerichte</text:p>
          </table:table-cell>
          <table:table-cell table:style-name="ce67" table:content-validation-name="val6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9725300" calcext:value-type="currency">
            <text:p>9,725,300 €</text:p>
          </table:table-cell>
          <table:table-cell table:style-name="ce67" office:value-type="currency" office:currency="EUR" office:value="2400000" calcext:value-type="currency">
            <text:p>2,400,0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70" table:formula="of:=SUM([.C6:.F6])" office:value-type="currency" office:currency="EUR" office:value="12125300" calcext:value-type="currency">
            <text:p>12,125,300 €</text:p>
          </table:table-cell>
          <table:table-cell table:style-name="ce67" office:value-type="currency" office:currency="EUR" office:value="79473700" calcext:value-type="currency">
            <text:p>79,473,700 €</text:p>
          </table:table-cell>
          <table:table-cell table:style-name="ce67" office:value-type="currency" office:currency="EUR" office:value="14041100" calcext:value-type="currency">
            <text:p>14,041,100 €</text:p>
          </table:table-cell>
          <table:table-cell table:style-name="ce67" office:value-type="currency" office:currency="EUR" office:value="3599600" calcext:value-type="currency">
            <text:p>3,599,6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1302000" calcext:value-type="currency">
            <text:p>1,302,000 €</text:p>
          </table:table-cell>
          <table:table-cell table:style-name="ce67" office:value-type="currency" office:currency="EUR" office:value="309800" calcext:value-type="currency">
            <text:p>309,800 €</text:p>
          </table:table-cell>
          <table:table-cell table:style-name="ce67" table:formula="of:=SUM([.H6:.M6])" office:value-type="currency" office:currency="EUR" office:value="98726200" calcext:value-type="currency">
            <text:p>98,726,200 €</text:p>
          </table:table-cell>
          <table:table-cell table:style-name="ce67" table:formula="of:=[.G6]-[.N6]" office:value-type="currency" office:currency="EUR" office:value="-86600900" calcext:value-type="currency">
            <text:p>-86,600,900 €</text:p>
          </table:table-cell>
          <table:table-cell table:style-name="ce67" office:value-type="currency" office:currency="EUR" office:value="8600000" calcext:value-type="currency">
            <text:p>8,600,000 €</text:p>
          </table:table-cell>
          <table:table-cell table:style-name="ce4"/>
          <table:table-cell table:style-name="ce41" office:value-type="string" calcext:value-type="string">
            <text:p>05 06</text:p>
          </table:table-cell>
          <table:table-cell table:style-name="ce4" office:value-type="string" calcext:value-type="string">
            <text:p>Verwaltungsgerichte</text:p>
          </table:table-cell>
          <table:table-cell table:style-name="ce67" table:content-validation-name="val6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10929100" calcext:value-type="currency">
            <text:p>10,929,100 €</text:p>
          </table:table-cell>
          <table:table-cell table:style-name="ce67" office:value-type="currency" office:currency="EUR" office:value="2800000" calcext:value-type="currency">
            <text:p>2,800,0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70" table:formula="of:=SUM([.T6:.W6])" office:value-type="currency" office:currency="EUR" office:value="13729100" calcext:value-type="currency">
            <text:p>13,729,100 €</text:p>
          </table:table-cell>
          <table:table-cell table:style-name="ce67" office:value-type="currency" office:currency="EUR" office:value="85229200" calcext:value-type="currency">
            <text:p>85,229,200 €</text:p>
          </table:table-cell>
          <table:table-cell table:style-name="ce67" office:value-type="currency" office:currency="EUR" office:value="12876500" calcext:value-type="currency">
            <text:p>12,876,500 €</text:p>
          </table:table-cell>
          <table:table-cell table:style-name="ce67" office:value-type="currency" office:currency="EUR" office:value="3850500" calcext:value-type="currency">
            <text:p>3,850,5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1800500" calcext:value-type="currency">
            <text:p>1,800,500 €</text:p>
          </table:table-cell>
          <table:table-cell table:style-name="ce67" office:value-type="currency" office:currency="EUR" office:value="464100" calcext:value-type="currency">
            <text:p>464,100 €</text:p>
          </table:table-cell>
          <table:table-cell table:style-name="ce67" table:formula="of:=SUM([.Y6:.AD6])" office:value-type="currency" office:currency="EUR" office:value="104220800" calcext:value-type="currency">
            <text:p>104,220,800 €</text:p>
          </table:table-cell>
          <table:table-cell table:style-name="ce67" table:formula="of:=[.X6]-[.AE6]" office:value-type="currency" office:currency="EUR" office:value="-90491700" calcext:value-type="currency">
            <text:p>-90,491,700 €</text:p>
          </table:table-cell>
          <table:table-cell table:style-name="ce67" office:value-type="currency" office:currency="EUR" office:value="8600000" calcext:value-type="currency">
            <text:p>8,600,000 €</text:p>
          </table:table-cell>
          <table:table-cell table:number-columns-repeated="991"/>
        </table:table-row>
        <table:table-row table:style-name="ro2">
          <table:table-cell table:style-name="ce41" office:value-type="string" calcext:value-type="string">
            <text:p>05 07</text:p>
          </table:table-cell>
          <table:table-cell table:style-name="ce4" office:value-type="string" calcext:value-type="string">
            <text:p>Arbeitsgerichte</text:p>
          </table:table-cell>
          <table:table-cell table:style-name="ce67" table:content-validation-name="val6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8007800" calcext:value-type="currency">
            <text:p>8,007,800 €</text:p>
          </table:table-cell>
          <table:table-cell table:style-name="ce67" office:value-type="currency" office:currency="EUR" office:value="1166900" calcext:value-type="currency">
            <text:p>1,166,9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70" table:formula="of:=SUM([.C7:.F7])" office:value-type="currency" office:currency="EUR" office:value="9174700" calcext:value-type="currency">
            <text:p>9,174,700 €</text:p>
          </table:table-cell>
          <table:table-cell table:style-name="ce67" office:value-type="currency" office:currency="EUR" office:value="40964000" calcext:value-type="currency">
            <text:p>40,964,000 €</text:p>
          </table:table-cell>
          <table:table-cell table:style-name="ce67" office:value-type="currency" office:currency="EUR" office:value="13538600" calcext:value-type="currency">
            <text:p>13,538,600 €</text:p>
          </table:table-cell>
          <table:table-cell table:style-name="ce67" office:value-type="currency" office:currency="EUR" office:value="1527700" calcext:value-type="currency">
            <text:p>1,527,7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482000" calcext:value-type="currency">
            <text:p>482,000 €</text:p>
          </table:table-cell>
          <table:table-cell table:style-name="ce67" office:value-type="currency" office:currency="EUR" office:value="100800" calcext:value-type="currency">
            <text:p>100,800 €</text:p>
          </table:table-cell>
          <table:table-cell table:style-name="ce67" table:formula="of:=SUM([.H7:.M7])" office:value-type="currency" office:currency="EUR" office:value="56613100" calcext:value-type="currency">
            <text:p>56,613,100 €</text:p>
          </table:table-cell>
          <table:table-cell table:style-name="ce67" table:formula="of:=[.G7]-[.N7]" office:value-type="currency" office:currency="EUR" office:value="-47438400" calcext:value-type="currency">
            <text:p>-47,438,400 €</text:p>
          </table:table-cell>
          <table:table-cell table:style-name="ce67" office:value-type="currency" office:currency="EUR" office:value="100000" calcext:value-type="currency">
            <text:p>100,000 €</text:p>
          </table:table-cell>
          <table:table-cell table:style-name="ce4"/>
          <table:table-cell table:style-name="ce41" office:value-type="string" calcext:value-type="string">
            <text:p>05 07</text:p>
          </table:table-cell>
          <table:table-cell table:style-name="ce4" office:value-type="string" calcext:value-type="string">
            <text:p>Arbeitsgerichte</text:p>
          </table:table-cell>
          <table:table-cell table:style-name="ce67" table:content-validation-name="val6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8027600" calcext:value-type="currency">
            <text:p>8,027,600 €</text:p>
          </table:table-cell>
          <table:table-cell table:style-name="ce67" office:value-type="currency" office:currency="EUR" office:value="1184600" calcext:value-type="currency">
            <text:p>1,184,6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70" table:formula="of:=SUM([.T7:.W7])" office:value-type="currency" office:currency="EUR" office:value="9212200" calcext:value-type="currency">
            <text:p>9,212,200 €</text:p>
          </table:table-cell>
          <table:table-cell table:style-name="ce67" office:value-type="currency" office:currency="EUR" office:value="43679500" calcext:value-type="currency">
            <text:p>43,679,500 €</text:p>
          </table:table-cell>
          <table:table-cell table:style-name="ce67" office:value-type="currency" office:currency="EUR" office:value="12338900" calcext:value-type="currency">
            <text:p>12,338,900 €</text:p>
          </table:table-cell>
          <table:table-cell table:style-name="ce67" office:value-type="currency" office:currency="EUR" office:value="1588400" calcext:value-type="currency">
            <text:p>1,588,4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22312000" calcext:value-type="currency">
            <text:p>22,312,000 €</text:p>
          </table:table-cell>
          <table:table-cell table:style-name="ce67" office:value-type="currency" office:currency="EUR" office:value="174100" calcext:value-type="currency">
            <text:p>174,100 €</text:p>
          </table:table-cell>
          <table:table-cell table:style-name="ce67" table:formula="of:=SUM([.Y7:.AD7])" office:value-type="currency" office:currency="EUR" office:value="80092900" calcext:value-type="currency">
            <text:p>80,092,900 €</text:p>
          </table:table-cell>
          <table:table-cell table:style-name="ce67" table:formula="of:=[.X7]-[.AE7]" office:value-type="currency" office:currency="EUR" office:value="-70880700" calcext:value-type="currency">
            <text:p>-70,880,700 €</text:p>
          </table:table-cell>
          <table:table-cell table:style-name="ce67" office:value-type="currency" office:currency="EUR" office:value="100000" calcext:value-type="currency">
            <text:p>100,000 €</text:p>
          </table:table-cell>
          <table:table-cell table:number-columns-repeated="991"/>
        </table:table-row>
        <table:table-row table:style-name="ro2">
          <table:table-cell table:style-name="ce41" office:value-type="string" calcext:value-type="string">
            <text:p>05 08</text:p>
          </table:table-cell>
          <table:table-cell table:style-name="ce4" office:value-type="string" calcext:value-type="string">
            <text:p>Sozialgerichte</text:p>
          </table:table-cell>
          <table:table-cell table:style-name="ce67" table:content-validation-name="val6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10720500" calcext:value-type="currency">
            <text:p>10,720,500 €</text:p>
          </table:table-cell>
          <table:table-cell table:style-name="ce67" office:value-type="currency" office:currency="EUR" office:value="7200000" calcext:value-type="currency">
            <text:p>7,200,0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70" table:formula="of:=SUM([.C8:.F8])" office:value-type="currency" office:currency="EUR" office:value="17920500" calcext:value-type="currency">
            <text:p>17,920,500 €</text:p>
          </table:table-cell>
          <table:table-cell table:style-name="ce67" office:value-type="currency" office:currency="EUR" office:value="97128400" calcext:value-type="currency">
            <text:p>97,128,400 €</text:p>
          </table:table-cell>
          <table:table-cell table:style-name="ce67" office:value-type="currency" office:currency="EUR" office:value="45090100" calcext:value-type="currency">
            <text:p>45,090,100 €</text:p>
          </table:table-cell>
          <table:table-cell table:style-name="ce67" office:value-type="currency" office:currency="EUR" office:value="4548700" calcext:value-type="currency">
            <text:p>4,548,7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404800" calcext:value-type="currency">
            <text:p>404,800 €</text:p>
          </table:table-cell>
          <table:table-cell table:style-name="ce67" office:value-type="currency" office:currency="EUR" office:value="303000" calcext:value-type="currency">
            <text:p>303,000 €</text:p>
          </table:table-cell>
          <table:table-cell table:style-name="ce67" table:formula="of:=SUM([.H8:.M8])" office:value-type="currency" office:currency="EUR" office:value="147475000" calcext:value-type="currency">
            <text:p>147,475,000 €</text:p>
          </table:table-cell>
          <table:table-cell table:style-name="ce67" table:formula="of:=[.G8]-[.N8]" office:value-type="currency" office:currency="EUR" office:value="-129554500" calcext:value-type="currency">
            <text:p>-129,554,5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4"/>
          <table:table-cell table:style-name="ce41" office:value-type="string" calcext:value-type="string">
            <text:p>05 08</text:p>
          </table:table-cell>
          <table:table-cell table:style-name="ce4" office:value-type="string" calcext:value-type="string">
            <text:p>Sozialgerichte</text:p>
          </table:table-cell>
          <table:table-cell table:style-name="ce67" table:content-validation-name="val6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10881400" calcext:value-type="currency">
            <text:p>10,881,400 €</text:p>
          </table:table-cell>
          <table:table-cell table:style-name="ce67" office:value-type="currency" office:currency="EUR" office:value="7200000" calcext:value-type="currency">
            <text:p>7,200,0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70" table:formula="of:=SUM([.T8:.W8])" office:value-type="currency" office:currency="EUR" office:value="18081400" calcext:value-type="currency">
            <text:p>18,081,400 €</text:p>
          </table:table-cell>
          <table:table-cell table:style-name="ce67" office:value-type="currency" office:currency="EUR" office:value="102076800" calcext:value-type="currency">
            <text:p>102,076,800 €</text:p>
          </table:table-cell>
          <table:table-cell table:style-name="ce67" office:value-type="currency" office:currency="EUR" office:value="44000200" calcext:value-type="currency">
            <text:p>44,000,200 €</text:p>
          </table:table-cell>
          <table:table-cell table:style-name="ce67" office:value-type="currency" office:currency="EUR" office:value="4730500" calcext:value-type="currency">
            <text:p>4,730,5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221100" calcext:value-type="currency">
            <text:p>221,100 €</text:p>
          </table:table-cell>
          <table:table-cell table:style-name="ce67" office:value-type="currency" office:currency="EUR" office:value="639600" calcext:value-type="currency">
            <text:p>639,600 €</text:p>
          </table:table-cell>
          <table:table-cell table:style-name="ce67" table:formula="of:=SUM([.Y8:.AD8])" office:value-type="currency" office:currency="EUR" office:value="151668200" calcext:value-type="currency">
            <text:p>151,668,200 €</text:p>
          </table:table-cell>
          <table:table-cell table:style-name="ce67" table:formula="of:=[.X8]-[.AE8]" office:value-type="currency" office:currency="EUR" office:value="-133586800" calcext:value-type="currency">
            <text:p>-133,586,8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number-columns-repeated="991"/>
        </table:table-row>
        <table:table-row table:style-name="ro2">
          <table:table-cell table:style-name="ce41" office:value-type="string" calcext:value-type="string">
            <text:p>05 09</text:p>
          </table:table-cell>
          <table:table-cell table:style-name="ce4" office:value-type="string" calcext:value-type="string">
            <text:p>Finanzgericht</text:p>
          </table:table-cell>
          <table:table-cell table:style-name="ce67" table:content-validation-name="val6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4442100" calcext:value-type="currency">
            <text:p>4,442,100 €</text:p>
          </table:table-cell>
          <table:table-cell table:style-name="ce67" office:value-type="currency" office:currency="EUR" office:value="5200000" calcext:value-type="currency">
            <text:p>5,200,0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70" table:formula="of:=SUM([.C9:.F9])" office:value-type="currency" office:currency="EUR" office:value="9642100" calcext:value-type="currency">
            <text:p>9,642,100 €</text:p>
          </table:table-cell>
          <table:table-cell table:style-name="ce67" office:value-type="currency" office:currency="EUR" office:value="15926000" calcext:value-type="currency">
            <text:p>15,926,000 €</text:p>
          </table:table-cell>
          <table:table-cell table:style-name="ce67" office:value-type="currency" office:currency="EUR" office:value="1967100" calcext:value-type="currency">
            <text:p>1,967,100 €</text:p>
          </table:table-cell>
          <table:table-cell table:style-name="ce67" office:value-type="currency" office:currency="EUR" office:value="776700" calcext:value-type="currency">
            <text:p>776,7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56500" calcext:value-type="currency">
            <text:p>56,500 €</text:p>
          </table:table-cell>
          <table:table-cell table:style-name="ce67" office:value-type="currency" office:currency="EUR" office:value="13000" calcext:value-type="currency">
            <text:p>13,000 €</text:p>
          </table:table-cell>
          <table:table-cell table:style-name="ce67" table:formula="of:=SUM([.H9:.M9])" office:value-type="currency" office:currency="EUR" office:value="18739300" calcext:value-type="currency">
            <text:p>18,739,300 €</text:p>
          </table:table-cell>
          <table:table-cell table:style-name="ce67" table:formula="of:=[.G9]-[.N9]" office:value-type="currency" office:currency="EUR" office:value="-9097200" calcext:value-type="currency">
            <text:p>-9,097,2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4"/>
          <table:table-cell table:style-name="ce41" office:value-type="string" calcext:value-type="string">
            <text:p>05 09</text:p>
          </table:table-cell>
          <table:table-cell table:style-name="ce4" office:value-type="string" calcext:value-type="string">
            <text:p>Finanzgericht</text:p>
          </table:table-cell>
          <table:table-cell table:style-name="ce67" table:content-validation-name="val6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4602000" calcext:value-type="currency">
            <text:p>4,602,000 €</text:p>
          </table:table-cell>
          <table:table-cell table:style-name="ce67" office:value-type="currency" office:currency="EUR" office:value="5200000" calcext:value-type="currency">
            <text:p>5,200,0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70" table:formula="of:=SUM([.T9:.W9])" office:value-type="currency" office:currency="EUR" office:value="9802000" calcext:value-type="currency">
            <text:p>9,802,000 €</text:p>
          </table:table-cell>
          <table:table-cell table:style-name="ce67" office:value-type="currency" office:currency="EUR" office:value="15904700" calcext:value-type="currency">
            <text:p>15,904,700 €</text:p>
          </table:table-cell>
          <table:table-cell table:style-name="ce67" office:value-type="currency" office:currency="EUR" office:value="1943300" calcext:value-type="currency">
            <text:p>1,943,300 €</text:p>
          </table:table-cell>
          <table:table-cell table:style-name="ce67" office:value-type="currency" office:currency="EUR" office:value="807800" calcext:value-type="currency">
            <text:p>807,8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42500" calcext:value-type="currency">
            <text:p>42,500 €</text:p>
          </table:table-cell>
          <table:table-cell table:style-name="ce67" office:value-type="currency" office:currency="EUR" office:value="59200" calcext:value-type="currency">
            <text:p>59,200 €</text:p>
          </table:table-cell>
          <table:table-cell table:style-name="ce67" table:formula="of:=SUM([.Y9:.AD9])" office:value-type="currency" office:currency="EUR" office:value="18757500" calcext:value-type="currency">
            <text:p>18,757,500 €</text:p>
          </table:table-cell>
          <table:table-cell table:style-name="ce67" table:formula="of:=[.X9]-[.AE9]" office:value-type="currency" office:currency="EUR" office:value="-8955500" calcext:value-type="currency">
            <text:p>-8,955,5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number-columns-repeated="991"/>
        </table:table-row>
        <table:table-row table:style-name="ro2">
          <table:table-cell table:style-name="ce4" office:value-type="string" calcext:value-type="string">
            <text:p>05 10</text:p>
          </table:table-cell>
          <table:table-cell table:style-name="ce4" office:value-type="string" calcext:value-type="string">
            <text:p>Justizprüfungsamt</text:p>
          </table:table-cell>
          <table:table-cell table:style-name="ce67" table:content-validation-name="val6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101000" calcext:value-type="currency">
            <text:p>101,000 €</text:p>
          </table:table-cell>
          <table:table-cell table:style-name="ce67" office:value-type="currency" office:currency="EUR" office:value="1000000" calcext:value-type="currency">
            <text:p>1,000,0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70" table:formula="of:=SUM([.C10:.F10])" office:value-type="currency" office:currency="EUR" office:value="1101000" calcext:value-type="currency">
            <text:p>1,101,000 €</text:p>
          </table:table-cell>
          <table:table-cell table:style-name="ce67" office:value-type="currency" office:currency="EUR" office:value="2533000" calcext:value-type="currency">
            <text:p>2,533,000 €</text:p>
          </table:table-cell>
          <table:table-cell table:style-name="ce67" office:value-type="currency" office:currency="EUR" office:value="1742100" calcext:value-type="currency">
            <text:p>1,742,100 €</text:p>
          </table:table-cell>
          <table:table-cell table:style-name="ce67" office:value-type="currency" office:currency="EUR" office:value="5000" calcext:value-type="currency">
            <text:p>5,000 €</text:p>
          </table:table-cell>
          <table:table-cell table:number-columns-repeated="3" table:style-name="ce67" office:value-type="currency" office:currency="EUR" office:value="0" calcext:value-type="currency">
            <text:p>0 €</text:p>
          </table:table-cell>
          <table:table-cell table:style-name="ce67" table:formula="of:=SUM([.H10:.M10])" office:value-type="currency" office:currency="EUR" office:value="4280100" calcext:value-type="currency">
            <text:p>4,280,100 €</text:p>
          </table:table-cell>
          <table:table-cell table:style-name="ce67" table:formula="of:=[.G10]-[.N10]" office:value-type="currency" office:currency="EUR" office:value="-3179100" calcext:value-type="currency">
            <text:p>-3,179,100 €</text:p>
          </table:table-cell>
          <table:table-cell table:style-name="ce67" office:value-type="currency" office:currency="EUR" office:value="400000" calcext:value-type="currency">
            <text:p>400,000 €</text:p>
          </table:table-cell>
          <table:table-cell table:style-name="ce4"/>
          <table:table-cell table:style-name="ce4" office:value-type="string" calcext:value-type="string">
            <text:p>05 10</text:p>
          </table:table-cell>
          <table:table-cell table:style-name="ce4" office:value-type="string" calcext:value-type="string">
            <text:p>Justizprüfungsamt</text:p>
          </table:table-cell>
          <table:table-cell table:style-name="ce67" table:content-validation-name="val6" office:value-type="currency" office:currency="EUR" office:value="0" calcext:value-type="currency">
            <text:p>0 €</text:p>
          </table:table-cell>
          <table:table-cell table:style-name="ce69" office:value-type="currency" office:currency="EUR" office:value="76000" calcext:value-type="currency">
            <text:p>76,000 €</text:p>
          </table:table-cell>
          <table:table-cell table:style-name="ce69" office:value-type="currency" office:currency="EUR" office:value="1200000" calcext:value-type="currency">
            <text:p>1,200,000 €</text:p>
          </table:table-cell>
          <table:table-cell table:style-name="ce69" office:value-type="currency" office:currency="EUR" office:value="0" calcext:value-type="currency">
            <text:p>0 €</text:p>
          </table:table-cell>
          <table:table-cell table:style-name="ce70" table:formula="of:=SUM([.T10:.W10])" office:value-type="currency" office:currency="EUR" office:value="1276000" calcext:value-type="currency">
            <text:p>1,276,000 €</text:p>
          </table:table-cell>
          <table:table-cell table:style-name="ce69" office:value-type="currency" office:currency="EUR" office:value="2594900" calcext:value-type="currency">
            <text:p>2,594,900 €</text:p>
          </table:table-cell>
          <table:table-cell table:style-name="ce69" office:value-type="currency" office:currency="EUR" office:value="948500" calcext:value-type="currency">
            <text:p>948,500 €</text:p>
          </table:table-cell>
          <table:table-cell table:style-name="ce69" office:value-type="currency" office:currency="EUR" office:value="5000" calcext:value-type="currency">
            <text:p>5,000 €</text:p>
          </table:table-cell>
          <table:table-cell table:number-columns-repeated="3" table:style-name="ce69" office:value-type="currency" office:currency="EUR" office:value="0" calcext:value-type="currency">
            <text:p>0 €</text:p>
          </table:table-cell>
          <table:table-cell table:style-name="ce67" table:formula="of:=SUM([.Y10:.AD10])" office:value-type="currency" office:currency="EUR" office:value="3548400" calcext:value-type="currency">
            <text:p>3,548,400 €</text:p>
          </table:table-cell>
          <table:table-cell table:style-name="ce67" table:formula="of:=[.X10]-[.AE10]" office:value-type="currency" office:currency="EUR" office:value="-2272400" calcext:value-type="currency">
            <text:p>-2,272,400 €</text:p>
          </table:table-cell>
          <table:table-cell table:style-name="ce71" office:value-type="currency" office:currency="EUR" office:value="400000" calcext:value-type="currency">
            <text:p>400,000 €</text:p>
          </table:table-cell>
          <table:table-cell table:number-columns-repeated="991"/>
        </table:table-row>
        <table:table-row table:style-name="ro2">
          <table:table-cell table:style-name="ce4" office:value-type="string" calcext:value-type="string">
            <text:p>05 11</text:p>
          </table:table-cell>
          <table:table-cell table:style-name="ce4" office:value-type="string" calcext:value-type="string">
            <text:p>Deutsche Richterakademie, Tagungsstätte Wustrau</text:p>
          </table:table-cell>
          <table:table-cell table:style-name="ce67" table:content-validation-name="val6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78000" calcext:value-type="currency">
            <text:p>78,000 €</text:p>
          </table:table-cell>
          <table:table-cell table:style-name="ce67" office:value-type="currency" office:currency="EUR" office:value="2774300" calcext:value-type="currency">
            <text:p>2,774,3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70" table:formula="of:=SUM([.C11:.F11])" office:value-type="currency" office:currency="EUR" office:value="2852300" calcext:value-type="currency">
            <text:p>2,852,300 €</text:p>
          </table:table-cell>
          <table:table-cell table:style-name="ce67" office:value-type="currency" office:currency="EUR" office:value="1777400" calcext:value-type="currency">
            <text:p>1,777,400 €</text:p>
          </table:table-cell>
          <table:table-cell table:style-name="ce67" office:value-type="currency" office:currency="EUR" office:value="1075000" calcext:value-type="currency">
            <text:p>1,075,000 €</text:p>
          </table:table-cell>
          <table:table-cell table:number-columns-repeated="2" table:style-name="ce67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40000" calcext:value-type="currency">
            <text:p>40,0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67" table:formula="of:=SUM([.H11:.M11])" office:value-type="currency" office:currency="EUR" office:value="2892400" calcext:value-type="currency">
            <text:p>2,892,400 €</text:p>
          </table:table-cell>
          <table:table-cell table:style-name="ce67" table:formula="of:=[.G11]-[.N11]" office:value-type="currency" office:currency="EUR" office:value="-40100" calcext:value-type="currency">
            <text:p>-40,1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4"/>
          <table:table-cell table:style-name="ce4" office:value-type="string" calcext:value-type="string">
            <text:p>05 11</text:p>
          </table:table-cell>
          <table:table-cell table:style-name="ce4" office:value-type="string" calcext:value-type="string">
            <text:p>Deutsche Richterakademie, Tagungsstätte Wustrau</text:p>
          </table:table-cell>
          <table:table-cell table:style-name="ce67" table:content-validation-name="val6" office:value-type="currency" office:currency="EUR" office:value="0" calcext:value-type="currency">
            <text:p>0 €</text:p>
          </table:table-cell>
          <table:table-cell table:style-name="ce69" office:value-type="currency" office:currency="EUR" office:value="74600" calcext:value-type="currency">
            <text:p>74,600 €</text:p>
          </table:table-cell>
          <table:table-cell table:style-name="ce69" office:value-type="currency" office:currency="EUR" office:value="2618500" calcext:value-type="currency">
            <text:p>2,618,500 €</text:p>
          </table:table-cell>
          <table:table-cell table:style-name="ce69" office:value-type="currency" office:currency="EUR" office:value="0" calcext:value-type="currency">
            <text:p>0 €</text:p>
          </table:table-cell>
          <table:table-cell table:style-name="ce70" table:formula="of:=SUM([.T11:.W11])" office:value-type="currency" office:currency="EUR" office:value="2693100" calcext:value-type="currency">
            <text:p>2,693,100 €</text:p>
          </table:table-cell>
          <table:table-cell table:style-name="ce69" office:value-type="currency" office:currency="EUR" office:value="1783600" calcext:value-type="currency">
            <text:p>1,783,600 €</text:p>
          </table:table-cell>
          <table:table-cell table:style-name="ce69" office:value-type="currency" office:currency="EUR" office:value="947300" calcext:value-type="currency">
            <text:p>947,300 €</text:p>
          </table:table-cell>
          <table:table-cell table:number-columns-repeated="4" table:style-name="ce69" office:value-type="currency" office:currency="EUR" office:value="0" calcext:value-type="currency">
            <text:p>0 €</text:p>
          </table:table-cell>
          <table:table-cell table:style-name="ce67" table:formula="of:=SUM([.Y11:.AD11])" office:value-type="currency" office:currency="EUR" office:value="2730900" calcext:value-type="currency">
            <text:p>2,730,900 €</text:p>
          </table:table-cell>
          <table:table-cell table:style-name="ce67" table:formula="of:=[.X11]-[.AE11]" office:value-type="currency" office:currency="EUR" office:value="-37800" calcext:value-type="currency">
            <text:p>-37,800 €</text:p>
          </table:table-cell>
          <table:table-cell table:style-name="ce71" office:value-type="currency" office:currency="EUR" office:value="0" calcext:value-type="currency">
            <text:p>0 €</text:p>
          </table:table-cell>
          <table:table-cell table:number-columns-repeated="991"/>
        </table:table-row>
        <table:table-row table:style-name="ro2">
          <table:table-cell table:style-name="ce4" office:value-type="string" calcext:value-type="string">
            <text:p>05 12</text:p>
          </table:table-cell>
          <table:table-cell table:style-name="ce4" office:value-type="string" calcext:value-type="string">
            <text:p>Ausbildungszentrum Bobritzsch</text:p>
          </table:table-cell>
          <table:table-cell table:style-name="ce67" table:content-validation-name="val6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80400" calcext:value-type="currency">
            <text:p>80,400 €</text:p>
          </table:table-cell>
          <table:table-cell table:number-columns-repeated="2" table:style-name="ce67" office:value-type="currency" office:currency="EUR" office:value="0" calcext:value-type="currency">
            <text:p>0 €</text:p>
          </table:table-cell>
          <table:table-cell table:style-name="ce70" table:formula="of:=SUM([.C12:.F12])" office:value-type="currency" office:currency="EUR" office:value="80400" calcext:value-type="currency">
            <text:p>80,400 €</text:p>
          </table:table-cell>
          <table:table-cell table:style-name="ce67" office:value-type="currency" office:currency="EUR" office:value="3744200" calcext:value-type="currency">
            <text:p>3,744,200 €</text:p>
          </table:table-cell>
          <table:table-cell table:style-name="ce67" office:value-type="currency" office:currency="EUR" office:value="247500" calcext:value-type="currency">
            <text:p>247,500 €</text:p>
          </table:table-cell>
          <table:table-cell table:style-name="ce67" office:value-type="currency" office:currency="EUR" office:value="510800" calcext:value-type="currency">
            <text:p>510,8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50000" calcext:value-type="currency">
            <text:p>50,0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67" table:formula="of:=SUM([.H12:.M12])" office:value-type="currency" office:currency="EUR" office:value="4552500" calcext:value-type="currency">
            <text:p>4,552,500 €</text:p>
          </table:table-cell>
          <table:table-cell table:style-name="ce67" table:formula="of:=[.G12]-[.N12]" office:value-type="currency" office:currency="EUR" office:value="-4472100" calcext:value-type="currency">
            <text:p>-4,472,100 €</text:p>
          </table:table-cell>
          <table:table-cell table:style-name="ce67" office:value-type="currency" office:currency="EUR" office:value="50000" calcext:value-type="currency">
            <text:p>50,000 €</text:p>
          </table:table-cell>
          <table:table-cell table:style-name="ce4"/>
          <table:table-cell table:style-name="ce4" office:value-type="string" calcext:value-type="string">
            <text:p>05 12</text:p>
          </table:table-cell>
          <table:table-cell table:style-name="ce4" office:value-type="string" calcext:value-type="string">
            <text:p>Ausbildungszentrum Bobritzsch</text:p>
          </table:table-cell>
          <table:table-cell table:style-name="ce67" table:content-validation-name="val6" office:value-type="currency" office:currency="EUR" office:value="0" calcext:value-type="currency">
            <text:p>0 €</text:p>
          </table:table-cell>
          <table:table-cell table:style-name="ce69" office:value-type="currency" office:currency="EUR" office:value="80400" calcext:value-type="currency">
            <text:p>80,400 €</text:p>
          </table:table-cell>
          <table:table-cell table:number-columns-repeated="2" table:style-name="ce69" office:value-type="currency" office:currency="EUR" office:value="0" calcext:value-type="currency">
            <text:p>0 €</text:p>
          </table:table-cell>
          <table:table-cell table:style-name="ce70" table:formula="of:=SUM([.T12:.W12])" office:value-type="currency" office:currency="EUR" office:value="80400" calcext:value-type="currency">
            <text:p>80,400 €</text:p>
          </table:table-cell>
          <table:table-cell table:style-name="ce69" office:value-type="currency" office:currency="EUR" office:value="3910100" calcext:value-type="currency">
            <text:p>3,910,100 €</text:p>
          </table:table-cell>
          <table:table-cell table:style-name="ce69" office:value-type="currency" office:currency="EUR" office:value="247500" calcext:value-type="currency">
            <text:p>247,500 €</text:p>
          </table:table-cell>
          <table:table-cell table:style-name="ce69" office:value-type="currency" office:currency="EUR" office:value="531200" calcext:value-type="currency">
            <text:p>531,200 €</text:p>
          </table:table-cell>
          <table:table-cell table:style-name="ce69" office:value-type="currency" office:currency="EUR" office:value="0" calcext:value-type="currency">
            <text:p>0 €</text:p>
          </table:table-cell>
          <table:table-cell table:style-name="ce69" office:value-type="currency" office:currency="EUR" office:value="50000" calcext:value-type="currency">
            <text:p>50,000 €</text:p>
          </table:table-cell>
          <table:table-cell table:style-name="ce69" office:value-type="currency" office:currency="EUR" office:value="0" calcext:value-type="currency">
            <text:p>0 €</text:p>
          </table:table-cell>
          <table:table-cell table:style-name="ce67" table:formula="of:=SUM([.Y12:.AD12])" office:value-type="currency" office:currency="EUR" office:value="4738800" calcext:value-type="currency">
            <text:p>4,738,800 €</text:p>
          </table:table-cell>
          <table:table-cell table:style-name="ce67" table:formula="of:=[.X12]-[.AE12]" office:value-type="currency" office:currency="EUR" office:value="-4658400" calcext:value-type="currency">
            <text:p>-4,658,400 €</text:p>
          </table:table-cell>
          <table:table-cell table:style-name="ce71" office:value-type="currency" office:currency="EUR" office:value="50000" calcext:value-type="currency">
            <text:p>50,000 €</text:p>
          </table:table-cell>
          <table:table-cell table:number-columns-repeated="991"/>
        </table:table-row>
        <table:table-row table:style-name="ro2">
          <table:table-cell table:style-name="ce4" office:value-type="string" calcext:value-type="string">
            <text:p>05 13</text:p>
          </table:table-cell>
          <table:table-cell table:style-name="ce4" office:value-type="string" calcext:value-type="string">
            <text:p>Leitstelle für Informationstechnologie der ostdeutschen Justiz (LIT)</text:p>
          </table:table-cell>
          <table:table-cell table:style-name="ce67" table:content-validation-name="val6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3000" calcext:value-type="currency">
            <text:p>3,000 €</text:p>
          </table:table-cell>
          <table:table-cell table:number-columns-repeated="2" table:style-name="ce67" office:value-type="currency" office:currency="EUR" office:value="0" calcext:value-type="currency">
            <text:p>0 €</text:p>
          </table:table-cell>
          <table:table-cell table:style-name="ce70" table:formula="of:=SUM([.C13:.F13])" office:value-type="currency" office:currency="EUR" office:value="3000" calcext:value-type="currency">
            <text:p>3,000 €</text:p>
          </table:table-cell>
          <table:table-cell table:style-name="ce67" office:value-type="currency" office:currency="EUR" office:value="14581900" calcext:value-type="currency">
            <text:p>14,581,900 €</text:p>
          </table:table-cell>
          <table:table-cell table:style-name="ce67" office:value-type="currency" office:currency="EUR" office:value="36500" calcext:value-type="currency">
            <text:p>36,500 €</text:p>
          </table:table-cell>
          <table:table-cell table:style-name="ce67" office:value-type="currency" office:currency="EUR" office:value="1552300" calcext:value-type="currency">
            <text:p>1,552,3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35000" calcext:value-type="currency">
            <text:p>35,0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67" table:formula="of:=SUM([.H13:.M13])" office:value-type="currency" office:currency="EUR" office:value="16205700" calcext:value-type="currency">
            <text:p>16,205,700 €</text:p>
          </table:table-cell>
          <table:table-cell table:style-name="ce67" table:formula="of:=[.G13]-[.N13]" office:value-type="currency" office:currency="EUR" office:value="-16202700" calcext:value-type="currency">
            <text:p>-16,202,7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4"/>
          <table:table-cell table:style-name="ce4" office:value-type="string" calcext:value-type="string">
            <text:p>05 13</text:p>
          </table:table-cell>
          <table:table-cell table:style-name="ce4" office:value-type="string" calcext:value-type="string">
            <text:p>Leitstelle für Informationstechnologie der ostdeutschen Justiz (LIT)</text:p>
          </table:table-cell>
          <table:table-cell table:style-name="ce67" table:content-validation-name="val6" office:value-type="currency" office:currency="EUR" office:value="0" calcext:value-type="currency">
            <text:p>0 €</text:p>
          </table:table-cell>
          <table:table-cell table:style-name="ce69" office:value-type="currency" office:currency="EUR" office:value="3000" calcext:value-type="currency">
            <text:p>3,000 €</text:p>
          </table:table-cell>
          <table:table-cell table:number-columns-repeated="2" table:style-name="ce69" office:value-type="currency" office:currency="EUR" office:value="0" calcext:value-type="currency">
            <text:p>0 €</text:p>
          </table:table-cell>
          <table:table-cell table:style-name="ce70" table:formula="of:=SUM([.T13:.W13])" office:value-type="currency" office:currency="EUR" office:value="3000" calcext:value-type="currency">
            <text:p>3,000 €</text:p>
          </table:table-cell>
          <table:table-cell table:style-name="ce69" office:value-type="currency" office:currency="EUR" office:value="15308500" calcext:value-type="currency">
            <text:p>15,308,500 €</text:p>
          </table:table-cell>
          <table:table-cell table:style-name="ce69" office:value-type="currency" office:currency="EUR" office:value="36500" calcext:value-type="currency">
            <text:p>36,500 €</text:p>
          </table:table-cell>
          <table:table-cell table:style-name="ce69" office:value-type="currency" office:currency="EUR" office:value="1614400" calcext:value-type="currency">
            <text:p>1,614,400 €</text:p>
          </table:table-cell>
          <table:table-cell table:style-name="ce69" office:value-type="currency" office:currency="EUR" office:value="0" calcext:value-type="currency">
            <text:p>0 €</text:p>
          </table:table-cell>
          <table:table-cell table:style-name="ce69" office:value-type="currency" office:currency="EUR" office:value="40000" calcext:value-type="currency">
            <text:p>40,000 €</text:p>
          </table:table-cell>
          <table:table-cell table:style-name="ce69" office:value-type="currency" office:currency="EUR" office:value="0" calcext:value-type="currency">
            <text:p>0 €</text:p>
          </table:table-cell>
          <table:table-cell table:style-name="ce67" table:formula="of:=SUM([.Y13:.AD13])" office:value-type="currency" office:currency="EUR" office:value="16999400" calcext:value-type="currency">
            <text:p>16,999,400 €</text:p>
          </table:table-cell>
          <table:table-cell table:style-name="ce67" table:formula="of:=[.X13]-[.AE13]" office:value-type="currency" office:currency="EUR" office:value="-16996400" calcext:value-type="currency">
            <text:p>-16,996,400 €</text:p>
          </table:table-cell>
          <table:table-cell table:style-name="ce71" office:value-type="currency" office:currency="EUR" office:value="0" calcext:value-type="currency">
            <text:p>0 €</text:p>
          </table:table-cell>
          <table:table-cell table:number-columns-repeated="991"/>
        </table:table-row>
        <table:table-row table:style-name="ro2">
          <table:table-cell table:style-name="ce65" office:value-type="string" calcext:value-type="string">
            <text:p>05 14</text:p>
          </table:table-cell>
          <table:table-cell table:style-name="ce66" office:value-type="string" calcext:value-type="string">
            <text:p>Verbraucherschutz</text:p>
          </table:table-cell>
          <table:table-cell table:style-name="ce35" table:content-validation-name="val6" office:value-type="currency" office:currency="EUR" office:value="0" calcext:value-type="currency">
            <text:p>0 €</text:p>
          </table:table-cell>
          <table:table-cell table:style-name="ce35" office:value-type="currency" office:currency="EUR" office:value="6460600" calcext:value-type="currency">
            <text:p>6,460,600 €</text:p>
          </table:table-cell>
          <table:table-cell table:style-name="ce35" office:value-type="currency" office:currency="EUR" office:value="40000" calcext:value-type="currency">
            <text:p>40,000 €</text:p>
          </table:table-cell>
          <table:table-cell table:style-name="ce35" office:value-type="currency" office:currency="EUR" office:value="0" calcext:value-type="currency">
            <text:p>0 €</text:p>
          </table:table-cell>
          <table:table-cell table:style-name="ce70" table:formula="of:=SUM([.C14:.F14])" office:value-type="currency" office:currency="EUR" office:value="6500600" calcext:value-type="currency">
            <text:p>6,500,600 €</text:p>
          </table:table-cell>
          <table:table-cell table:style-name="ce35" office:value-type="currency" office:currency="EUR" office:value="41627000" calcext:value-type="currency">
            <text:p>41,627,000 €</text:p>
          </table:table-cell>
          <table:table-cell table:style-name="ce35" office:value-type="currency" office:currency="EUR" office:value="17857700" calcext:value-type="currency">
            <text:p>17,857,700 €</text:p>
          </table:table-cell>
          <table:table-cell table:style-name="ce35" office:value-type="currency" office:currency="EUR" office:value="159847300" calcext:value-type="currency">
            <text:p>159,847,300 €</text:p>
          </table:table-cell>
          <table:table-cell table:style-name="ce35" office:value-type="currency" office:currency="EUR" office:value="0" calcext:value-type="currency">
            <text:p>0 €</text:p>
          </table:table-cell>
          <table:table-cell table:style-name="ce35" office:value-type="currency" office:currency="EUR" office:value="10267600" calcext:value-type="currency">
            <text:p>10,267,600 €</text:p>
          </table:table-cell>
          <table:table-cell table:style-name="ce35" office:value-type="currency" office:currency="EUR" office:value="0" calcext:value-type="currency">
            <text:p>0 €</text:p>
          </table:table-cell>
          <table:table-cell table:style-name="ce67" table:formula="of:=SUM([.H14:.M14])" office:value-type="currency" office:currency="EUR" office:value="229599600" calcext:value-type="currency">
            <text:p>229,599,600 €</text:p>
          </table:table-cell>
          <table:table-cell table:style-name="ce67" table:formula="of:=[.G14]-[.N14]" office:value-type="currency" office:currency="EUR" office:value="-223099000" calcext:value-type="currency">
            <text:p>-223,099,000 €</text:p>
          </table:table-cell>
          <table:table-cell table:style-name="ce35" office:value-type="currency" office:currency="EUR" office:value="12626600" calcext:value-type="currency">
            <text:p>12,626,600 €</text:p>
          </table:table-cell>
          <table:table-cell/>
          <table:table-cell table:style-name="ce65" office:value-type="string" calcext:value-type="string">
            <text:p>05 14</text:p>
          </table:table-cell>
          <table:table-cell table:style-name="ce66" office:value-type="string" calcext:value-type="string">
            <text:p>Verbraucherschutz</text:p>
          </table:table-cell>
          <table:table-cell table:style-name="ce35" table:content-validation-name="val6" office:value-type="currency" office:currency="EUR" office:value="0" calcext:value-type="currency">
            <text:p>0 €</text:p>
          </table:table-cell>
          <table:table-cell table:style-name="ce35" office:value-type="currency" office:currency="EUR" office:value="6140800" calcext:value-type="currency">
            <text:p>6,140,800 €</text:p>
          </table:table-cell>
          <table:table-cell table:style-name="ce35" office:value-type="currency" office:currency="EUR" office:value="39000" calcext:value-type="currency">
            <text:p>39,000 €</text:p>
          </table:table-cell>
          <table:table-cell table:style-name="ce35" office:value-type="currency" office:currency="EUR" office:value="0" calcext:value-type="currency">
            <text:p>0 €</text:p>
          </table:table-cell>
          <table:table-cell table:style-name="ce70" table:formula="of:=SUM([.T14:.W14])" office:value-type="currency" office:currency="EUR" office:value="6179800" calcext:value-type="currency">
            <text:p>6,179,800 €</text:p>
          </table:table-cell>
          <table:table-cell table:style-name="ce35" office:value-type="currency" office:currency="EUR" office:value="42162100" calcext:value-type="currency">
            <text:p>42,162,100 €</text:p>
          </table:table-cell>
          <table:table-cell table:style-name="ce35" office:value-type="currency" office:currency="EUR" office:value="17123900" calcext:value-type="currency">
            <text:p>17,123,900 €</text:p>
          </table:table-cell>
          <table:table-cell table:style-name="ce35" office:value-type="currency" office:currency="EUR" office:value="152580200" calcext:value-type="currency">
            <text:p>152,580,200 €</text:p>
          </table:table-cell>
          <table:table-cell table:style-name="ce35" office:value-type="currency" office:currency="EUR" office:value="0" calcext:value-type="currency">
            <text:p>0 €</text:p>
          </table:table-cell>
          <table:table-cell table:style-name="ce35" office:value-type="currency" office:currency="EUR" office:value="10365300" calcext:value-type="currency">
            <text:p>10,365,300 €</text:p>
          </table:table-cell>
          <table:table-cell table:style-name="ce35" office:value-type="currency" office:currency="EUR" office:value="0" calcext:value-type="currency">
            <text:p>0 €</text:p>
          </table:table-cell>
          <table:table-cell table:style-name="ce67" table:formula="of:=SUM([.Y14:.AD14])" office:value-type="currency" office:currency="EUR" office:value="222231500" calcext:value-type="currency">
            <text:p>222,231,500 €</text:p>
          </table:table-cell>
          <table:table-cell table:style-name="ce67" table:formula="of:=[.X14]-[.AE14]" office:value-type="currency" office:currency="EUR" office:value="-216051700" calcext:value-type="currency">
            <text:p>-216,051,700 €</text:p>
          </table:table-cell>
          <table:table-cell table:style-name="ce35" office:value-type="currency" office:currency="EUR" office:value="20037600" calcext:value-type="currency">
            <text:p>20,037,600 €</text:p>
          </table:table-cell>
          <table:table-cell table:number-columns-repeated="991"/>
        </table:table-row>
        <table:table-row table:style-name="ro2">
          <table:table-cell table:style-name="ce4" office:value-type="string" calcext:value-type="string">
            <text:p>Summe 2025</text:p>
          </table:table-cell>
          <table:table-cell table:style-name="ce4"/>
          <table:table-cell table:style-name="ce67" table:content-validation-name="val6" table:formula="of:=SUM([.C2:.C14])" office:value-type="currency" office:currency="EUR" office:value="0" calcext:value-type="currency">
            <text:p>0 €</text:p>
          </table:table-cell>
          <table:table-cell table:style-name="ce67" table:formula="of:=SUM([.D2:.D14])" office:value-type="currency" office:currency="EUR" office:value="1118005100" calcext:value-type="currency">
            <text:p>1,118,005,100 €</text:p>
          </table:table-cell>
          <table:table-cell table:style-name="ce67" table:formula="of:=SUM([.E2:.E14])" office:value-type="currency" office:currency="EUR" office:value="76794700" calcext:value-type="currency">
            <text:p>76,794,700 €</text:p>
          </table:table-cell>
          <table:table-cell table:style-name="ce67" table:formula="of:=SUM([.F2:.F14])" office:value-type="currency" office:currency="EUR" office:value="3607500" calcext:value-type="currency">
            <text:p>3,607,500 €</text:p>
          </table:table-cell>
          <table:table-cell table:style-name="ce67" table:formula="of:=SUM([.G2:.G14])" office:value-type="currency" office:currency="EUR" office:value="1198407300" calcext:value-type="currency">
            <text:p>1,198,407,300 €</text:p>
          </table:table-cell>
          <table:table-cell table:style-name="ce67" table:formula="of:=SUM([.H2:.H14])" office:value-type="currency" office:currency="EUR" office:value="2160166100" calcext:value-type="currency">
            <text:p>2,160,166,100 €</text:p>
          </table:table-cell>
          <table:table-cell table:style-name="ce67" table:formula="of:=SUM([.I2:.I14])" office:value-type="currency" office:currency="EUR" office:value="1169042300" calcext:value-type="currency">
            <text:p>1,169,042,300 €</text:p>
          </table:table-cell>
          <table:table-cell table:style-name="ce67" table:formula="of:=SUM([.J2:.J14])" office:value-type="currency" office:currency="EUR" office:value="881771400" calcext:value-type="currency">
            <text:p>881,771,400 €</text:p>
          </table:table-cell>
          <table:table-cell table:style-name="ce67" table:formula="of:=SUM([.K2:.K14])" office:value-type="currency" office:currency="EUR" office:value="0" calcext:value-type="currency">
            <text:p>0 €</text:p>
          </table:table-cell>
          <table:table-cell table:style-name="ce67" table:formula="of:=SUM([.L2:.L14])" office:value-type="currency" office:currency="EUR" office:value="180379200" calcext:value-type="currency">
            <text:p>180,379,200 €</text:p>
          </table:table-cell>
          <table:table-cell table:style-name="ce67" table:formula="of:=SUM([.M2:.M14])" office:value-type="currency" office:currency="EUR" office:value="8019000" calcext:value-type="currency">
            <text:p>8,019,000 €</text:p>
          </table:table-cell>
          <table:table-cell table:style-name="ce67" table:formula="of:=SUM([.N2:.N14])" office:value-type="currency" office:currency="EUR" office:value="4399378000" calcext:value-type="currency">
            <text:p>4,399,378,000 €</text:p>
          </table:table-cell>
          <table:table-cell table:style-name="ce67" table:formula="of:=SUM([.O2:.O14])" office:value-type="currency" office:currency="EUR" office:value="-3200970700" calcext:value-type="currency">
            <text:p>-3,200,970,700 €</text:p>
          </table:table-cell>
          <table:table-cell table:style-name="ce67" table:formula="of:=SUM([.P2:.P14])" office:value-type="currency" office:currency="EUR" office:value="224800400" calcext:value-type="currency">
            <text:p>224,800,400 €</text:p>
          </table:table-cell>
          <table:table-cell/>
          <table:table-cell table:style-name="ce4" office:value-type="string" calcext:value-type="string">
            <text:p>Summe 2026</text:p>
          </table:table-cell>
          <table:table-cell table:style-name="ce4"/>
          <table:table-cell table:style-name="ce67" table:content-validation-name="val6" table:formula="of:=SUM([.T2:.T14])" office:value-type="currency" office:currency="EUR" office:value="0" calcext:value-type="currency">
            <text:p>0 €</text:p>
          </table:table-cell>
          <table:table-cell table:style-name="ce67" table:formula="of:=SUM([.U2:.U14])" office:value-type="currency" office:currency="EUR" office:value="1108636400" calcext:value-type="currency">
            <text:p>1,108,636,400 €</text:p>
          </table:table-cell>
          <table:table-cell table:style-name="ce67" table:formula="of:=SUM([.V2:.V14])" office:value-type="currency" office:currency="EUR" office:value="78215100" calcext:value-type="currency">
            <text:p>78,215,100 €</text:p>
          </table:table-cell>
          <table:table-cell table:style-name="ce67" table:formula="of:=SUM([.W2:.W14])" office:value-type="currency" office:currency="EUR" office:value="3000000" calcext:value-type="currency">
            <text:p>3,000,000 €</text:p>
          </table:table-cell>
          <table:table-cell table:style-name="ce67" table:formula="of:=SUM([.X2:.X14])" office:value-type="currency" office:currency="EUR" office:value="1189851500" calcext:value-type="currency">
            <text:p>1,189,851,500 €</text:p>
          </table:table-cell>
          <table:table-cell table:style-name="ce67" table:formula="of:=SUM([.Y2:.Y14])" office:value-type="currency" office:currency="EUR" office:value="2292408200" calcext:value-type="currency">
            <text:p>2,292,408,200 €</text:p>
          </table:table-cell>
          <table:table-cell table:style-name="ce67" table:formula="of:=SUM([.Z2:.Z14])" office:value-type="currency" office:currency="EUR" office:value="1208980900" calcext:value-type="currency">
            <text:p>1,208,980,900 €</text:p>
          </table:table-cell>
          <table:table-cell table:style-name="ce67" table:formula="of:=SUM([.AA2:.AA14])" office:value-type="currency" office:currency="EUR" office:value="887835900" calcext:value-type="currency">
            <text:p>887,835,900 €</text:p>
          </table:table-cell>
          <table:table-cell table:style-name="ce67" table:formula="of:=SUM([.AB2:.AB14])" office:value-type="currency" office:currency="EUR" office:value="0" calcext:value-type="currency">
            <text:p>0 €</text:p>
          </table:table-cell>
          <table:table-cell table:style-name="ce67" table:formula="of:=SUM([.AC2:.AC14])" office:value-type="currency" office:currency="EUR" office:value="106233300" calcext:value-type="currency">
            <text:p>106,233,300 €</text:p>
          </table:table-cell>
          <table:table-cell table:style-name="ce67" table:formula="of:=SUM([.AD2:.AD14])" office:value-type="currency" office:currency="EUR" office:value="12982400" calcext:value-type="currency">
            <text:p>12,982,400 €</text:p>
          </table:table-cell>
          <table:table-cell table:style-name="ce67" table:formula="of:=SUM([.AE2:.AE14])" office:value-type="currency" office:currency="EUR" office:value="4508440700" calcext:value-type="currency">
            <text:p>4,508,440,700 €</text:p>
          </table:table-cell>
          <table:table-cell table:style-name="ce67" table:formula="of:=SUM([.AF2:.AF14])" office:value-type="currency" office:currency="EUR" office:value="-3318589200" calcext:value-type="currency">
            <text:p>-3,318,589,200 €</text:p>
          </table:table-cell>
          <table:table-cell table:style-name="ce67" table:formula="of:=SUM([.AG2:.AG14])" office:value-type="currency" office:currency="EUR" office:value="236060000" calcext:value-type="currency">
            <text:p>236,060,000 €</text:p>
          </table:table-cell>
          <table:table-cell table:number-columns-repeated="991"/>
        </table:table-row>
        <table:table-row table:style-name="ro4" table:number-rows-repeated="104856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Einzelplan 06" table:style-name="ta7">
        <table:table-column table:style-name="co4" table:default-cell-style-name="Default"/>
        <table:table-column table:style-name="co5" table:default-cell-style-name="Default"/>
        <table:table-column table:style-name="co3" table:number-columns-repeated="14" table:default-cell-style-name="Default"/>
        <table:table-column table:style-name="co1" table:default-cell-style-name="Default"/>
        <table:table-column table:style-name="co4" table:default-cell-style-name="Default"/>
        <table:table-column table:style-name="co6" table:default-cell-style-name="Default"/>
        <table:table-column table:style-name="co3" table:number-columns-repeated="14" table:default-cell-style-name="Default"/>
        <table:table-column table:style-name="co1" table:number-columns-repeated="991" table:default-cell-style-name="Default"/>
        <table:table-row table:style-name="ro6">
          <table:table-cell table:style-name="ce77" office:value-type="string" calcext:value-type="string">
            <text:p>Kapitel</text:p>
          </table:table-cell>
          <table:table-cell table:style-name="ce81" office:value-type="string" calcext:value-type="string">
            <text:p>Bezeichnung</text:p>
          </table:table-cell>
          <table:table-cell table:style-name="ce81" office:value-type="string" calcext:value-type="string">
            <text:p>0 Einnahmen aus Steuern und steuerähnlichen Abgaben</text:p>
          </table:table-cell>
          <table:table-cell table:style-name="ce81" office:value-type="string" calcext:value-type="string">
            <text:p>1 Verwaltungseinnahmen, Einnahmen aus Schuldendienst und dgl.</text:p>
          </table:table-cell>
          <table:table-cell table:style-name="ce81" office:value-type="string" calcext:value-type="string">
            <text:p>2 Einnahmen aus Zuweisungen und Zuschüssen mit Ausnahme für Investitionen</text:p>
          </table:table-cell>
          <table:table-cell table:style-name="ce81" office:value-type="string" calcext:value-type="string">
            <text:p>3 Einnahmen aus Schuldenaufnahmen, aus Zuweisungen und Zuschüssen für Investitionen, besondere Finanzierungseinnahmen</text:p>
          </table:table-cell>
          <table:table-cell table:style-name="ce81" office:value-type="string" calcext:value-type="string">
            <text:p>Summe Einnahmen</text:p>
          </table:table-cell>
          <table:table-cell table:style-name="ce81" office:value-type="string" calcext:value-type="string">
            <text:p>4 Personalausgaben</text:p>
          </table:table-cell>
          <table:table-cell table:style-name="ce81" office:value-type="string" calcext:value-type="string">
            <text:p>5 Sächliche Verwaltungsausgaben usw., Ausgaben für den Schuldendienst</text:p>
          </table:table-cell>
          <table:table-cell table:style-name="ce81" office:value-type="string" calcext:value-type="string">
            <text:p>6 Ausgaben für Zuweisungen und Zuschüsse mit Ausnahme für Investitionen</text:p>
          </table:table-cell>
          <table:table-cell table:style-name="ce81" office:value-type="string" calcext:value-type="string">
            <text:p>7 Baumaßnahmen</text:p>
          </table:table-cell>
          <table:table-cell table:style-name="ce81" office:value-type="string" calcext:value-type="string">
            <text:p>8 Sonstige Ausgaben für Investitionen und Investitionsförderungsmaßnahmen</text:p>
          </table:table-cell>
          <table:table-cell table:style-name="ce81" office:value-type="string" calcext:value-type="string">
            <text:p>9 Besondere Finanzierungsausgaben</text:p>
          </table:table-cell>
          <table:table-cell table:style-name="ce81" office:value-type="string" calcext:value-type="string">
            <text:p>Summe Ausgaben</text:p>
          </table:table-cell>
          <table:table-cell table:style-name="ce81" office:value-type="string" calcext:value-type="string">
            <text:p>"+ Überschuss - Zuschuss"</text:p>
          </table:table-cell>
          <table:table-cell table:style-name="ce86" office:value-type="string" calcext:value-type="string">
            <text:p>Verpflichtungsermächtigungen</text:p>
          </table:table-cell>
          <table:table-cell/>
          <table:table-cell table:style-name="ce23" office:value-type="string" calcext:value-type="string">
            <text:p>Kapitel</text:p>
          </table:table-cell>
          <table:table-cell table:style-name="ce23" office:value-type="string" calcext:value-type="string">
            <text:p>Bezeichnung</text:p>
          </table:table-cell>
          <table:table-cell table:style-name="ce23" office:value-type="string" calcext:value-type="string">
            <text:p>0 Einnahmen aus Steuern und steuerähnlichen Abgaben</text:p>
          </table:table-cell>
          <table:table-cell table:style-name="ce23" office:value-type="string" calcext:value-type="string">
            <text:p>1 Verwaltungseinnahmen, Einnahmen aus Schuldendienst und dgl.</text:p>
          </table:table-cell>
          <table:table-cell table:style-name="ce23" office:value-type="string" calcext:value-type="string">
            <text:p>2 Einnahmen aus Zuweisungen und Zuschüssen mit Ausnahme für Investitionen</text:p>
          </table:table-cell>
          <table:table-cell table:style-name="ce23" office:value-type="string" calcext:value-type="string">
            <text:p>3 Einnahmen aus Schuldenaufnahmen, aus Zuweisungen und Zuschüssen für Investitionen, besondere Finanzierungseinnahmen</text:p>
          </table:table-cell>
          <table:table-cell table:style-name="ce23" office:value-type="string" calcext:value-type="string">
            <text:p>Summe Einnahmen</text:p>
          </table:table-cell>
          <table:table-cell table:style-name="ce23" office:value-type="string" calcext:value-type="string">
            <text:p>4 Personalausgaben</text:p>
          </table:table-cell>
          <table:table-cell table:style-name="ce23" office:value-type="string" calcext:value-type="string">
            <text:p>5 Sächliche Verwaltungsausgaben usw., Ausgaben für den Schuldendienst</text:p>
          </table:table-cell>
          <table:table-cell table:style-name="ce23" office:value-type="string" calcext:value-type="string">
            <text:p>6 Ausgaben für Zuweisungen und Zuschüsse mit Ausnahme für Investitionen</text:p>
          </table:table-cell>
          <table:table-cell table:style-name="ce23" office:value-type="string" calcext:value-type="string">
            <text:p>7 Baumaßnahmen</text:p>
          </table:table-cell>
          <table:table-cell table:style-name="ce23" office:value-type="string" calcext:value-type="string">
            <text:p>8 Sonstige Ausgaben für Investitionen und Investitionsförderungsmaßnahmen</text:p>
          </table:table-cell>
          <table:table-cell table:style-name="ce23" office:value-type="string" calcext:value-type="string">
            <text:p>9 Besondere Finanzierungsausgaben</text:p>
          </table:table-cell>
          <table:table-cell table:style-name="ce23" office:value-type="string" calcext:value-type="string">
            <text:p>Summe Ausgaben</text:p>
          </table:table-cell>
          <table:table-cell table:style-name="ce23" office:value-type="string" calcext:value-type="string">
            <text:p>"+ Überschuss - Zuschuss"</text:p>
          </table:table-cell>
          <table:table-cell table:style-name="ce91" office:value-type="string" calcext:value-type="string">
            <text:p>Verpflichtungsermächtigungen</text:p>
          </table:table-cell>
          <table:table-cell table:number-columns-repeated="991"/>
        </table:table-row>
        <table:table-row table:style-name="ro5">
          <table:table-cell table:style-name="ce78" office:value-type="string" calcext:value-type="string">
            <text:p>06 01</text:p>
          </table:table-cell>
          <table:table-cell table:style-name="ce82" office:value-type="string" calcext:value-type="string">
            <text:p>Ministerium</text:p>
          </table:table-cell>
          <table:table-cell table:style-name="ce67" table:content-validation-name="val7" office:value-type="currency" office:currency="EUR" office:value="0" calcext:value-type="currency">
            <text:p>0 €</text:p>
          </table:table-cell>
          <table:table-cell table:style-name="ce30" table:content-validation-name="val7" office:value-type="currency" office:currency="EUR" office:value="985800" calcext:value-type="currency">
            <text:p>985,800 €</text:p>
          </table:table-cell>
          <table:table-cell table:style-name="ce30" table:content-validation-name="val7" office:value-type="currency" office:currency="EUR" office:value="11108200" calcext:value-type="currency">
            <text:p>11,108,200 €</text:p>
          </table:table-cell>
          <table:table-cell table:style-name="ce30" table:content-validation-name="val7" office:value-type="currency" office:currency="EUR" office:value="0" calcext:value-type="currency">
            <text:p>0 €</text:p>
          </table:table-cell>
          <table:table-cell table:style-name="ce30" table:content-validation-name="val7" office:value-type="currency" office:currency="EUR" office:value="12094000" calcext:value-type="currency">
            <text:p>12,094,000 €</text:p>
          </table:table-cell>
          <table:table-cell table:style-name="ce30" table:content-validation-name="val7" office:value-type="currency" office:currency="EUR" office:value="30127900" calcext:value-type="currency">
            <text:p>30,127,900 €</text:p>
          </table:table-cell>
          <table:table-cell table:style-name="ce30" table:content-validation-name="val7" office:value-type="currency" office:currency="EUR" office:value="2156100" calcext:value-type="currency">
            <text:p>2,156,100 €</text:p>
          </table:table-cell>
          <table:table-cell table:style-name="ce30" table:content-validation-name="val7" office:value-type="currency" office:currency="EUR" office:value="5863200" calcext:value-type="currency">
            <text:p>5,863,200 €</text:p>
          </table:table-cell>
          <table:table-cell table:style-name="ce30" table:content-validation-name="val7" office:value-type="currency" office:currency="EUR" office:value="0" calcext:value-type="currency">
            <text:p>0 €</text:p>
          </table:table-cell>
          <table:table-cell table:style-name="ce30" table:content-validation-name="val7" office:value-type="currency" office:currency="EUR" office:value="1275000" calcext:value-type="currency">
            <text:p>1,275,000 €</text:p>
          </table:table-cell>
          <table:table-cell table:style-name="ce30" table:content-validation-name="val7" office:value-type="currency" office:currency="EUR" office:value="0" calcext:value-type="currency">
            <text:p>0 €</text:p>
          </table:table-cell>
          <table:table-cell table:style-name="ce30" table:content-validation-name="val7" office:value-type="currency" office:currency="EUR" office:value="39422200" calcext:value-type="currency">
            <text:p>39,422,200 €</text:p>
          </table:table-cell>
          <table:table-cell table:style-name="ce30" table:content-validation-name="val7" office:value-type="currency" office:currency="EUR" office:value="-36384900" calcext:value-type="currency">
            <text:p>-36,384,900 €</text:p>
          </table:table-cell>
          <table:table-cell table:style-name="ce87" office:value-type="currency" office:currency="EUR" office:value="0" calcext:value-type="currency">
            <text:p>0.00 €</text:p>
          </table:table-cell>
          <table:table-cell/>
          <table:table-cell table:style-name="ce78" office:value-type="string" calcext:value-type="string">
            <text:p>06 01</text:p>
          </table:table-cell>
          <table:table-cell table:style-name="ce82" office:value-type="string" calcext:value-type="string">
            <text:p>Ministerium</text:p>
          </table:table-cell>
          <table:table-cell table:style-name="ce67" table:content-validation-name="val7" office:value-type="currency" office:currency="EUR" office:value="0" calcext:value-type="currency">
            <text:p>0 €</text:p>
          </table:table-cell>
          <table:table-cell table:style-name="ce30" table:content-validation-name="val7" office:value-type="currency" office:currency="EUR" office:value="894300" calcext:value-type="currency">
            <text:p>894,300 €</text:p>
          </table:table-cell>
          <table:table-cell table:style-name="ce30" table:content-validation-name="val7" office:value-type="currency" office:currency="EUR" office:value="11088100" calcext:value-type="currency">
            <text:p>11,088,100 €</text:p>
          </table:table-cell>
          <table:table-cell table:style-name="ce30" table:content-validation-name="val7" office:value-type="currency" office:currency="EUR" office:value="0" calcext:value-type="currency">
            <text:p>0 €</text:p>
          </table:table-cell>
          <table:table-cell table:style-name="ce30" table:content-validation-name="val7" table:formula="of:=SUM([.T2:.W2])" office:value-type="currency" office:currency="EUR" office:value="11982400" calcext:value-type="currency">
            <text:p>11,982,400 €</text:p>
          </table:table-cell>
          <table:table-cell table:style-name="ce30" table:content-validation-name="val7" office:value-type="currency" office:currency="EUR" office:value="31491600" calcext:value-type="currency">
            <text:p>31,491,600 €</text:p>
          </table:table-cell>
          <table:table-cell table:style-name="ce30" table:content-validation-name="val7" office:value-type="currency" office:currency="EUR" office:value="2054400" calcext:value-type="currency">
            <text:p>2,054,400 €</text:p>
          </table:table-cell>
          <table:table-cell table:style-name="ce30" table:content-validation-name="val7" office:value-type="currency" office:currency="EUR" office:value="6098600" calcext:value-type="currency">
            <text:p>6,098,600 €</text:p>
          </table:table-cell>
          <table:table-cell table:style-name="ce30" table:content-validation-name="val7" office:value-type="currency" office:currency="EUR" office:value="0" calcext:value-type="currency">
            <text:p>0 €</text:p>
          </table:table-cell>
          <table:table-cell table:style-name="ce30" table:content-validation-name="val7" office:value-type="currency" office:currency="EUR" office:value="1364000" calcext:value-type="currency">
            <text:p>1,364,000 €</text:p>
          </table:table-cell>
          <table:table-cell table:style-name="ce30" table:content-validation-name="val7" office:value-type="currency" office:currency="EUR" office:value="0" calcext:value-type="currency">
            <text:p>0 €</text:p>
          </table:table-cell>
          <table:table-cell table:style-name="ce67" table:content-validation-name="val7" table:formula="of:=SUM([.Y2:.AD2])" office:value-type="currency" office:currency="EUR" office:value="41008600" calcext:value-type="currency">
            <text:p>41,008,600 €</text:p>
          </table:table-cell>
          <table:table-cell table:style-name="ce67" table:content-validation-name="val7" table:formula="of:=[.X2]-[.AE2]" office:value-type="currency" office:currency="EUR" office:value="-29026200" calcext:value-type="currency">
            <text:p>-29,026,200 €</text:p>
          </table:table-cell>
          <table:table-cell table:style-name="ce92" office:value-type="currency" office:currency="EUR" office:value="0" calcext:value-type="currency">
            <text:p>0.00 €</text:p>
          </table:table-cell>
          <table:table-cell table:number-columns-repeated="991"/>
        </table:table-row>
        <table:table-row table:style-name="ro5">
          <table:table-cell table:style-name="ce79" office:value-type="string" calcext:value-type="string">
            <text:p>06 02</text:p>
          </table:table-cell>
          <table:table-cell table:style-name="ce4" office:value-type="string" calcext:value-type="string">
            <text:p>Allgemeine Bewilligungen</text:p>
          </table:table-cell>
          <table:table-cell table:style-name="ce67" table:content-validation-name="val7" office:value-type="currency" office:currency="EUR" office:value="0" calcext:value-type="currency">
            <text:p>0 €</text:p>
          </table:table-cell>
          <table:table-cell table:style-name="ce67" table:content-validation-name="val7" office:value-type="currency" office:currency="EUR" office:value="153151000" calcext:value-type="currency">
            <text:p>153,151,000 €</text:p>
          </table:table-cell>
          <table:table-cell table:style-name="ce67" table:content-validation-name="val7" office:value-type="currency" office:currency="EUR" office:value="2502000" calcext:value-type="currency">
            <text:p>2,502,000 €</text:p>
          </table:table-cell>
          <table:table-cell table:style-name="ce67" table:content-validation-name="val7" office:value-type="currency" office:currency="EUR" office:value="0" calcext:value-type="currency">
            <text:p>0 €</text:p>
          </table:table-cell>
          <table:table-cell table:style-name="ce67" table:content-validation-name="val7" office:value-type="currency" office:currency="EUR" office:value="155653000" calcext:value-type="currency">
            <text:p>155,653,000 €</text:p>
          </table:table-cell>
          <table:table-cell table:style-name="ce67" table:content-validation-name="val7" office:value-type="currency" office:currency="EUR" office:value="7985300" calcext:value-type="currency">
            <text:p>7,985,300 €</text:p>
          </table:table-cell>
          <table:table-cell table:style-name="ce67" table:content-validation-name="val7" office:value-type="currency" office:currency="EUR" office:value="23678200" calcext:value-type="currency">
            <text:p>23,678,200 €</text:p>
          </table:table-cell>
          <table:table-cell table:style-name="ce67" table:content-validation-name="val7" office:value-type="currency" office:currency="EUR" office:value="8126900" calcext:value-type="currency">
            <text:p>8,126,900 €</text:p>
          </table:table-cell>
          <table:table-cell table:style-name="ce67" table:content-validation-name="val7" office:value-type="currency" office:currency="EUR" office:value="0" calcext:value-type="currency">
            <text:p>0 €</text:p>
          </table:table-cell>
          <table:table-cell table:style-name="ce67" table:content-validation-name="val7" office:value-type="currency" office:currency="EUR" office:value="7001000" calcext:value-type="currency">
            <text:p>7,001,000 €</text:p>
          </table:table-cell>
          <table:table-cell table:style-name="ce67" table:content-validation-name="val7" office:value-type="currency" office:currency="EUR" office:value="-460000" calcext:value-type="currency">
            <text:p>-460,000 €</text:p>
          </table:table-cell>
          <table:table-cell table:style-name="ce67" table:content-validation-name="val7" office:value-type="currency" office:currency="EUR" office:value="46331400" calcext:value-type="currency">
            <text:p>46,331,400 €</text:p>
          </table:table-cell>
          <table:table-cell table:style-name="ce67" table:content-validation-name="val7" office:value-type="currency" office:currency="EUR" office:value="109321600" calcext:value-type="currency">
            <text:p>109,321,600 €</text:p>
          </table:table-cell>
          <table:table-cell table:style-name="ce67" office:value-type="currency" office:currency="EUR" office:value="257401000" calcext:value-type="currency">
            <text:p>257,401,000 €</text:p>
          </table:table-cell>
          <table:table-cell/>
          <table:table-cell table:style-name="ce79" office:value-type="string" calcext:value-type="string">
            <text:p>06 02</text:p>
          </table:table-cell>
          <table:table-cell table:style-name="ce4" office:value-type="string" calcext:value-type="string">
            <text:p>Allgemeine Bewilligungen</text:p>
          </table:table-cell>
          <table:table-cell table:style-name="ce67" table:content-validation-name="val7" office:value-type="currency" office:currency="EUR" office:value="0" calcext:value-type="currency">
            <text:p>0 €</text:p>
          </table:table-cell>
          <table:table-cell table:style-name="ce67" table:content-validation-name="val7" office:value-type="currency" office:currency="EUR" office:value="166422000" calcext:value-type="currency">
            <text:p>166,422,000 €</text:p>
          </table:table-cell>
          <table:table-cell table:style-name="ce67" table:content-validation-name="val7" office:value-type="currency" office:currency="EUR" office:value="3524700" calcext:value-type="currency">
            <text:p>3,524,700 €</text:p>
          </table:table-cell>
          <table:table-cell table:style-name="ce67" table:content-validation-name="val7" office:value-type="currency" office:currency="EUR" office:value="0" calcext:value-type="currency">
            <text:p>0 €</text:p>
          </table:table-cell>
          <table:table-cell table:style-name="ce30" table:content-validation-name="val7" table:formula="of:=SUM([.T3:.W3])" office:value-type="currency" office:currency="EUR" office:value="169946700" calcext:value-type="currency">
            <text:p>169,946,700 €</text:p>
          </table:table-cell>
          <table:table-cell table:style-name="ce67" table:content-validation-name="val7" office:value-type="currency" office:currency="EUR" office:value="-5513500" calcext:value-type="currency">
            <text:p>-5,513,500 €</text:p>
          </table:table-cell>
          <table:table-cell table:style-name="ce67" table:content-validation-name="val7" office:value-type="currency" office:currency="EUR" office:value="27344100" calcext:value-type="currency">
            <text:p>27,344,100 €</text:p>
          </table:table-cell>
          <table:table-cell table:style-name="ce67" table:content-validation-name="val7" office:value-type="currency" office:currency="EUR" office:value="8059000" calcext:value-type="currency">
            <text:p>8,059,000 €</text:p>
          </table:table-cell>
          <table:table-cell table:style-name="ce67" table:content-validation-name="val7" office:value-type="currency" office:currency="EUR" office:value="0" calcext:value-type="currency">
            <text:p>0 €</text:p>
          </table:table-cell>
          <table:table-cell table:style-name="ce67" table:content-validation-name="val7" office:value-type="currency" office:currency="EUR" office:value="4002000" calcext:value-type="currency">
            <text:p>4,002,000 €</text:p>
          </table:table-cell>
          <table:table-cell table:style-name="ce67" table:content-validation-name="val7" office:value-type="currency" office:currency="EUR" office:value="40000" calcext:value-type="currency">
            <text:p>40,000 €</text:p>
          </table:table-cell>
          <table:table-cell table:style-name="ce67" table:content-validation-name="val7" table:formula="of:=SUM([.Y3:.AD3])" office:value-type="currency" office:currency="EUR" office:value="33931600" calcext:value-type="currency">
            <text:p>33,931,600 €</text:p>
          </table:table-cell>
          <table:table-cell table:style-name="ce67" table:content-validation-name="val7" table:formula="of:=[.X3]-[.AE3]" office:value-type="currency" office:currency="EUR" office:value="136015100" calcext:value-type="currency">
            <text:p>136,015,1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number-columns-repeated="991"/>
        </table:table-row>
        <table:table-row table:style-name="ro5">
          <table:table-cell table:style-name="ce79" office:value-type="string" calcext:value-type="string">
            <text:p>06 03</text:p>
          </table:table-cell>
          <table:table-cell table:style-name="ce4" office:value-type="string" calcext:value-type="string">
            <text:p>Landesamt für Steuern und Finanzen</text:p>
          </table:table-cell>
          <table:table-cell table:style-name="ce67" table:content-validation-name="val7" office:value-type="currency" office:currency="EUR" office:value="0" calcext:value-type="currency">
            <text:p>0 €</text:p>
          </table:table-cell>
          <table:table-cell table:style-name="ce67" table:content-validation-name="val7" office:value-type="currency" office:currency="EUR" office:value="386500" calcext:value-type="currency">
            <text:p>386,500 €</text:p>
          </table:table-cell>
          <table:table-cell table:style-name="ce67" table:content-validation-name="val7" office:value-type="currency" office:currency="EUR" office:value="1826500" calcext:value-type="currency">
            <text:p>1,826,500 €</text:p>
          </table:table-cell>
          <table:table-cell table:style-name="ce67" table:content-validation-name="val7" office:value-type="currency" office:currency="EUR" office:value="0" calcext:value-type="currency">
            <text:p>0 €</text:p>
          </table:table-cell>
          <table:table-cell table:style-name="ce67" table:content-validation-name="val7" office:value-type="currency" office:currency="EUR" office:value="2213000" calcext:value-type="currency">
            <text:p>2,213,000 €</text:p>
          </table:table-cell>
          <table:table-cell table:style-name="ce67" table:content-validation-name="val7" office:value-type="currency" office:currency="EUR" office:value="120330800" calcext:value-type="currency">
            <text:p>120,330,800 €</text:p>
          </table:table-cell>
          <table:table-cell table:style-name="ce67" table:content-validation-name="val7" office:value-type="currency" office:currency="EUR" office:value="35915100" calcext:value-type="currency">
            <text:p>35,915,100 €</text:p>
          </table:table-cell>
          <table:table-cell table:style-name="ce67" table:content-validation-name="val7" office:value-type="currency" office:currency="EUR" office:value="11442000" calcext:value-type="currency">
            <text:p>11,442,000 €</text:p>
          </table:table-cell>
          <table:table-cell table:style-name="ce67" table:content-validation-name="val7" office:value-type="currency" office:currency="EUR" office:value="0" calcext:value-type="currency">
            <text:p>0 €</text:p>
          </table:table-cell>
          <table:table-cell table:style-name="ce67" table:content-validation-name="val7" office:value-type="currency" office:currency="EUR" office:value="2896300" calcext:value-type="currency">
            <text:p>2,896,300 €</text:p>
          </table:table-cell>
          <table:table-cell table:style-name="ce67" table:content-validation-name="val7" office:value-type="currency" office:currency="EUR" office:value="573900" calcext:value-type="currency">
            <text:p>573,900 €</text:p>
          </table:table-cell>
          <table:table-cell table:style-name="ce67" table:content-validation-name="val7" office:value-type="currency" office:currency="EUR" office:value="171158100" calcext:value-type="currency">
            <text:p>171,158,100 €</text:p>
          </table:table-cell>
          <table:table-cell table:style-name="ce67" table:content-validation-name="val7" office:value-type="currency" office:currency="EUR" office:value="-168945100" calcext:value-type="currency">
            <text:p>-168,945,100 €</text:p>
          </table:table-cell>
          <table:table-cell table:style-name="ce67" office:value-type="currency" office:currency="EUR" office:value="24070000" calcext:value-type="currency">
            <text:p>24,070,000 €</text:p>
          </table:table-cell>
          <table:table-cell/>
          <table:table-cell table:style-name="ce79" office:value-type="string" calcext:value-type="string">
            <text:p>06 03</text:p>
          </table:table-cell>
          <table:table-cell table:style-name="ce4" office:value-type="string" calcext:value-type="string">
            <text:p>Landesamt für Steuern und Finanzen</text:p>
          </table:table-cell>
          <table:table-cell table:style-name="ce67" table:content-validation-name="val7" office:value-type="currency" office:currency="EUR" office:value="0" calcext:value-type="currency">
            <text:p>0 €</text:p>
          </table:table-cell>
          <table:table-cell table:style-name="ce67" table:content-validation-name="val7" office:value-type="currency" office:currency="EUR" office:value="619500" calcext:value-type="currency">
            <text:p>619,500 €</text:p>
          </table:table-cell>
          <table:table-cell table:style-name="ce67" table:content-validation-name="val7" office:value-type="currency" office:currency="EUR" office:value="1814800" calcext:value-type="currency">
            <text:p>1,814,800 €</text:p>
          </table:table-cell>
          <table:table-cell table:style-name="ce67" table:content-validation-name="val7" office:value-type="currency" office:currency="EUR" office:value="0" calcext:value-type="currency">
            <text:p>0 €</text:p>
          </table:table-cell>
          <table:table-cell table:style-name="ce30" table:content-validation-name="val7" table:formula="of:=SUM([.T4:.W4])" office:value-type="currency" office:currency="EUR" office:value="2434300" calcext:value-type="currency">
            <text:p>2,434,300 €</text:p>
          </table:table-cell>
          <table:table-cell table:style-name="ce67" table:content-validation-name="val7" office:value-type="currency" office:currency="EUR" office:value="131058100" calcext:value-type="currency">
            <text:p>131,058,100 €</text:p>
          </table:table-cell>
          <table:table-cell table:style-name="ce67" table:content-validation-name="val7" office:value-type="currency" office:currency="EUR" office:value="42890200" calcext:value-type="currency">
            <text:p>42,890,200 €</text:p>
          </table:table-cell>
          <table:table-cell table:style-name="ce67" table:content-validation-name="val7" office:value-type="currency" office:currency="EUR" office:value="11907500" calcext:value-type="currency">
            <text:p>11,907,500 €</text:p>
          </table:table-cell>
          <table:table-cell table:style-name="ce67" table:content-validation-name="val7" office:value-type="currency" office:currency="EUR" office:value="0" calcext:value-type="currency">
            <text:p>0 €</text:p>
          </table:table-cell>
          <table:table-cell table:style-name="ce67" table:content-validation-name="val7" office:value-type="currency" office:currency="EUR" office:value="979000" calcext:value-type="currency">
            <text:p>979,000 €</text:p>
          </table:table-cell>
          <table:table-cell table:style-name="ce67" table:content-validation-name="val7" office:value-type="currency" office:currency="EUR" office:value="927600" calcext:value-type="currency">
            <text:p>927,600 €</text:p>
          </table:table-cell>
          <table:table-cell table:style-name="ce67" table:content-validation-name="val7" table:formula="of:=SUM([.Y4:.AD4])" office:value-type="currency" office:currency="EUR" office:value="187762400" calcext:value-type="currency">
            <text:p>187,762,400 €</text:p>
          </table:table-cell>
          <table:table-cell table:style-name="ce67" table:content-validation-name="val7" table:formula="of:=[.X4]-[.AE4]" office:value-type="currency" office:currency="EUR" office:value="-185328100" calcext:value-type="currency">
            <text:p>-185,328,100 €</text:p>
          </table:table-cell>
          <table:table-cell table:style-name="ce67" office:value-type="currency" office:currency="EUR" office:value="111342100" calcext:value-type="currency">
            <text:p>111,342,100 €</text:p>
          </table:table-cell>
          <table:table-cell table:number-columns-repeated="991"/>
        </table:table-row>
        <table:table-row table:style-name="ro5">
          <table:table-cell table:style-name="ce79" office:value-type="string" calcext:value-type="string">
            <text:p>06 04</text:p>
          </table:table-cell>
          <table:table-cell table:style-name="ce4" office:value-type="string" calcext:value-type="string">
            <text:p>Finanzämter</text:p>
          </table:table-cell>
          <table:table-cell table:style-name="ce67" table:content-validation-name="val7" office:value-type="currency" office:currency="EUR" office:value="0" calcext:value-type="currency">
            <text:p>0 €</text:p>
          </table:table-cell>
          <table:table-cell table:style-name="ce67" table:content-validation-name="val7" office:value-type="currency" office:currency="EUR" office:value="236214300" calcext:value-type="currency">
            <text:p>236,214,300 €</text:p>
          </table:table-cell>
          <table:table-cell table:style-name="ce67" table:content-validation-name="val7" office:value-type="currency" office:currency="EUR" office:value="52293200" calcext:value-type="currency">
            <text:p>52,293,200 €</text:p>
          </table:table-cell>
          <table:table-cell table:style-name="ce67" table:content-validation-name="val7" office:value-type="currency" office:currency="EUR" office:value="0" calcext:value-type="currency">
            <text:p>0 €</text:p>
          </table:table-cell>
          <table:table-cell table:style-name="ce67" table:content-validation-name="val7" office:value-type="currency" office:currency="EUR" office:value="288507500" calcext:value-type="currency">
            <text:p>288,507,500 €</text:p>
          </table:table-cell>
          <table:table-cell table:style-name="ce67" table:content-validation-name="val7" office:value-type="currency" office:currency="EUR" office:value="1460786000" calcext:value-type="currency">
            <text:p>1,460,786,000 €</text:p>
          </table:table-cell>
          <table:table-cell table:style-name="ce67" table:content-validation-name="val7" office:value-type="currency" office:currency="EUR" office:value="163511300" calcext:value-type="currency">
            <text:p>163,511,300 €</text:p>
          </table:table-cell>
          <table:table-cell table:style-name="ce67" table:content-validation-name="val7" office:value-type="currency" office:currency="EUR" office:value="128717200" calcext:value-type="currency">
            <text:p>128,717,200 €</text:p>
          </table:table-cell>
          <table:table-cell table:style-name="ce67" table:content-validation-name="val7" office:value-type="currency" office:currency="EUR" office:value="57000" calcext:value-type="currency">
            <text:p>57,000 €</text:p>
          </table:table-cell>
          <table:table-cell table:style-name="ce67" table:content-validation-name="val7" office:value-type="currency" office:currency="EUR" office:value="31707000" calcext:value-type="currency">
            <text:p>31,707,000 €</text:p>
          </table:table-cell>
          <table:table-cell table:style-name="ce67" table:content-validation-name="val7" office:value-type="currency" office:currency="EUR" office:value="15782600" calcext:value-type="currency">
            <text:p>15,782,600 €</text:p>
          </table:table-cell>
          <table:table-cell table:style-name="ce67" table:content-validation-name="val7" office:value-type="currency" office:currency="EUR" office:value="1800561100" calcext:value-type="currency">
            <text:p>1,800,561,100 €</text:p>
          </table:table-cell>
          <table:table-cell table:style-name="ce67" table:content-validation-name="val7" office:value-type="currency" office:currency="EUR" office:value="-1512053600" calcext:value-type="currency">
            <text:p>-1,512,053,600 €</text:p>
          </table:table-cell>
          <table:table-cell table:style-name="ce67" office:value-type="currency" office:currency="EUR" office:value="13944200" calcext:value-type="currency">
            <text:p>13,944,200 €</text:p>
          </table:table-cell>
          <table:table-cell/>
          <table:table-cell table:style-name="ce79" office:value-type="string" calcext:value-type="string">
            <text:p>06 04</text:p>
          </table:table-cell>
          <table:table-cell table:style-name="ce4" office:value-type="string" calcext:value-type="string">
            <text:p>Finanzämter</text:p>
          </table:table-cell>
          <table:table-cell table:style-name="ce67" table:content-validation-name="val7" office:value-type="currency" office:currency="EUR" office:value="0" calcext:value-type="currency">
            <text:p>0 €</text:p>
          </table:table-cell>
          <table:table-cell table:style-name="ce67" table:content-validation-name="val7" office:value-type="currency" office:currency="EUR" office:value="281021600" calcext:value-type="currency">
            <text:p>281,021,600 €</text:p>
          </table:table-cell>
          <table:table-cell table:style-name="ce67" table:content-validation-name="val7" office:value-type="currency" office:currency="EUR" office:value="62591200" calcext:value-type="currency">
            <text:p>62,591,200 €</text:p>
          </table:table-cell>
          <table:table-cell table:style-name="ce67" table:content-validation-name="val7" office:value-type="currency" office:currency="EUR" office:value="0" calcext:value-type="currency">
            <text:p>0 €</text:p>
          </table:table-cell>
          <table:table-cell table:style-name="ce30" table:content-validation-name="val7" table:formula="of:=SUM([.T5:.W5])" office:value-type="currency" office:currency="EUR" office:value="343612800" calcext:value-type="currency">
            <text:p>343,612,800 €</text:p>
          </table:table-cell>
          <table:table-cell table:style-name="ce67" table:content-validation-name="val7" office:value-type="currency" office:currency="EUR" office:value="1492807900" calcext:value-type="currency">
            <text:p>1,492,807,900 €</text:p>
          </table:table-cell>
          <table:table-cell table:style-name="ce67" table:content-validation-name="val7" office:value-type="currency" office:currency="EUR" office:value="180783800" calcext:value-type="currency">
            <text:p>180,783,800 €</text:p>
          </table:table-cell>
          <table:table-cell table:style-name="ce67" table:content-validation-name="val7" office:value-type="currency" office:currency="EUR" office:value="134708200" calcext:value-type="currency">
            <text:p>134,708,200 €</text:p>
          </table:table-cell>
          <table:table-cell table:style-name="ce67" table:content-validation-name="val7" office:value-type="currency" office:currency="EUR" office:value="60000" calcext:value-type="currency">
            <text:p>60,000 €</text:p>
          </table:table-cell>
          <table:table-cell table:style-name="ce67" table:content-validation-name="val7" office:value-type="currency" office:currency="EUR" office:value="47960300" calcext:value-type="currency">
            <text:p>47,960,300 €</text:p>
          </table:table-cell>
          <table:table-cell table:style-name="ce67" table:content-validation-name="val7" office:value-type="currency" office:currency="EUR" office:value="20264200" calcext:value-type="currency">
            <text:p>20,264,200 €</text:p>
          </table:table-cell>
          <table:table-cell table:style-name="ce67" table:content-validation-name="val7" table:formula="of:=SUM([.Y5:.AD5])" office:value-type="currency" office:currency="EUR" office:value="1876584400" calcext:value-type="currency">
            <text:p>1,876,584,400 €</text:p>
          </table:table-cell>
          <table:table-cell table:style-name="ce67" table:content-validation-name="val7" table:formula="of:=[.X5]-[.AE5]" office:value-type="currency" office:currency="EUR" office:value="-1532971600" calcext:value-type="currency">
            <text:p>-1,532,971,600 €</text:p>
          </table:table-cell>
          <table:table-cell table:style-name="ce67" office:value-type="currency" office:currency="EUR" office:value="16135400" calcext:value-type="currency">
            <text:p>16,135,400 €</text:p>
          </table:table-cell>
          <table:table-cell table:number-columns-repeated="991"/>
        </table:table-row>
        <table:table-row table:style-name="ro5">
          <table:table-cell table:style-name="ce78" office:value-type="string" calcext:value-type="string">
            <text:p>06 05</text:p>
          </table:table-cell>
          <table:table-cell table:style-name="ce83" office:value-type="string" calcext:value-type="string">
            <text:p>Fachbereich Steuern der Thüringer Verwaltungsfachhochschule und Landesfinanzschule Gotha</text:p>
          </table:table-cell>
          <table:table-cell table:style-name="ce67" table:content-validation-name="val7" office:value-type="currency" office:currency="EUR" office:value="0" calcext:value-type="currency">
            <text:p>0 €</text:p>
          </table:table-cell>
          <table:table-cell table:style-name="ce30" table:content-validation-name="val7" office:value-type="currency" office:currency="EUR" office:value="0" calcext:value-type="currency">
            <text:p>0 €</text:p>
          </table:table-cell>
          <table:table-cell table:style-name="ce30" table:content-validation-name="val7" office:value-type="currency" office:currency="EUR" office:value="37900" calcext:value-type="currency">
            <text:p>37,900 €</text:p>
          </table:table-cell>
          <table:table-cell table:style-name="ce30" table:content-validation-name="val7" office:value-type="currency" office:currency="EUR" office:value="0" calcext:value-type="currency">
            <text:p>0 €</text:p>
          </table:table-cell>
          <table:table-cell table:style-name="ce30" table:content-validation-name="val7" office:value-type="currency" office:currency="EUR" office:value="37900" calcext:value-type="currency">
            <text:p>37,900 €</text:p>
          </table:table-cell>
          <table:table-cell table:style-name="ce30" table:content-validation-name="val7" office:value-type="currency" office:currency="EUR" office:value="1755100" calcext:value-type="currency">
            <text:p>1,755,100 €</text:p>
          </table:table-cell>
          <table:table-cell table:style-name="ce30" table:content-validation-name="val7" office:value-type="currency" office:currency="EUR" office:value="18000" calcext:value-type="currency">
            <text:p>18,000 €</text:p>
          </table:table-cell>
          <table:table-cell table:number-columns-repeated="4" table:style-name="ce30" table:content-validation-name="val7" office:value-type="currency" office:currency="EUR" office:value="0" calcext:value-type="currency">
            <text:p>0 €</text:p>
          </table:table-cell>
          <table:table-cell table:style-name="ce30" table:content-validation-name="val7" office:value-type="currency" office:currency="EUR" office:value="1773100" calcext:value-type="currency">
            <text:p>1,773,100 €</text:p>
          </table:table-cell>
          <table:table-cell table:style-name="ce30" table:content-validation-name="val7" office:value-type="currency" office:currency="EUR" office:value="-1735200" calcext:value-type="currency">
            <text:p>-1,735,200 €</text:p>
          </table:table-cell>
          <table:table-cell table:style-name="ce87" office:value-type="currency" office:currency="EUR" office:value="0" calcext:value-type="currency">
            <text:p>0.00 €</text:p>
          </table:table-cell>
          <table:table-cell/>
          <table:table-cell table:style-name="ce78" office:value-type="string" calcext:value-type="string">
            <text:p>06 05</text:p>
          </table:table-cell>
          <table:table-cell table:style-name="ce83" office:value-type="string" calcext:value-type="string">
            <text:p>Fachbereich Steuern der Thüringer Verwaltungsfachhochschule und Landesfinanzschule Gotha</text:p>
          </table:table-cell>
          <table:table-cell table:style-name="ce67" table:content-validation-name="val7" office:value-type="currency" office:currency="EUR" office:value="0" calcext:value-type="currency">
            <text:p>0 €</text:p>
          </table:table-cell>
          <table:table-cell table:number-columns-repeated="3" table:style-name="ce30" table:content-validation-name="val7" office:value-type="currency" office:currency="EUR" office:value="0" calcext:value-type="currency">
            <text:p>0 €</text:p>
          </table:table-cell>
          <table:table-cell table:style-name="ce30" table:content-validation-name="val7" table:formula="of:=SUM([.T6:.W6])" office:value-type="currency" office:currency="EUR" office:value="0" calcext:value-type="currency">
            <text:p>0 €</text:p>
          </table:table-cell>
          <table:table-cell table:style-name="ce30" table:content-validation-name="val7" office:value-type="currency" office:currency="EUR" office:value="2093000" calcext:value-type="currency">
            <text:p>2,093,000 €</text:p>
          </table:table-cell>
          <table:table-cell table:style-name="ce30" table:content-validation-name="val7" office:value-type="currency" office:currency="EUR" office:value="22100" calcext:value-type="currency">
            <text:p>22,100 €</text:p>
          </table:table-cell>
          <table:table-cell table:number-columns-repeated="4" table:style-name="ce30" table:content-validation-name="val7" office:value-type="currency" office:currency="EUR" office:value="0" calcext:value-type="currency">
            <text:p>0 €</text:p>
          </table:table-cell>
          <table:table-cell table:style-name="ce67" table:content-validation-name="val7" table:formula="of:=SUM([.Y6:.AD6])" office:value-type="currency" office:currency="EUR" office:value="2115100" calcext:value-type="currency">
            <text:p>2,115,100 €</text:p>
          </table:table-cell>
          <table:table-cell table:style-name="ce67" table:content-validation-name="val7" table:formula="of:=[.X6]-[.AE6]" office:value-type="currency" office:currency="EUR" office:value="-2115100" calcext:value-type="currency">
            <text:p>-2,115,100 €</text:p>
          </table:table-cell>
          <table:table-cell table:style-name="ce92" office:value-type="currency" office:currency="EUR" office:value="0" calcext:value-type="currency">
            <text:p>0.00 €</text:p>
          </table:table-cell>
          <table:table-cell table:number-columns-repeated="991"/>
        </table:table-row>
        <table:table-row table:style-name="ro5">
          <table:table-cell table:style-name="ce79" office:value-type="string" calcext:value-type="string">
            <text:p>06 06</text:p>
          </table:table-cell>
          <table:table-cell table:style-name="ce4" office:value-type="string" calcext:value-type="string">
            <text:p>Aus- und Fortbildungszentrum Königs Wusterhausen</text:p>
          </table:table-cell>
          <table:table-cell table:style-name="ce67" table:content-validation-name="val7" office:value-type="currency" office:currency="EUR" office:value="0" calcext:value-type="currency">
            <text:p>0 €</text:p>
          </table:table-cell>
          <table:table-cell table:style-name="ce69" table:content-validation-name="val7" office:value-type="currency" office:currency="EUR" office:value="560000" calcext:value-type="currency">
            <text:p>560,000 €</text:p>
          </table:table-cell>
          <table:table-cell table:style-name="ce69" table:content-validation-name="val7" office:value-type="currency" office:currency="EUR" office:value="8660700" calcext:value-type="currency">
            <text:p>8,660,700 €</text:p>
          </table:table-cell>
          <table:table-cell table:style-name="ce69" table:content-validation-name="val7" office:value-type="currency" office:currency="EUR" office:value="0" calcext:value-type="currency">
            <text:p>0 €</text:p>
          </table:table-cell>
          <table:table-cell table:style-name="ce69" table:content-validation-name="val7" office:value-type="currency" office:currency="EUR" office:value="9220700" calcext:value-type="currency">
            <text:p>9,220,700 €</text:p>
          </table:table-cell>
          <table:table-cell table:style-name="ce69" table:content-validation-name="val7" office:value-type="currency" office:currency="EUR" office:value="7323300" calcext:value-type="currency">
            <text:p>7,323,300 €</text:p>
          </table:table-cell>
          <table:table-cell table:style-name="ce69" table:content-validation-name="val7" office:value-type="currency" office:currency="EUR" office:value="14367400" calcext:value-type="currency">
            <text:p>14,367,400 €</text:p>
          </table:table-cell>
          <table:table-cell table:number-columns-repeated="2" table:style-name="ce69" table:content-validation-name="val7" office:value-type="currency" office:currency="EUR" office:value="0" calcext:value-type="currency">
            <text:p>0 €</text:p>
          </table:table-cell>
          <table:table-cell table:style-name="ce69" table:content-validation-name="val7" office:value-type="currency" office:currency="EUR" office:value="466500" calcext:value-type="currency">
            <text:p>466,500 €</text:p>
          </table:table-cell>
          <table:table-cell table:style-name="ce69" table:content-validation-name="val7" office:value-type="currency" office:currency="EUR" office:value="0" calcext:value-type="currency">
            <text:p>0 €</text:p>
          </table:table-cell>
          <table:table-cell table:style-name="ce69" table:content-validation-name="val7" office:value-type="currency" office:currency="EUR" office:value="22157200" calcext:value-type="currency">
            <text:p>22,157,200 €</text:p>
          </table:table-cell>
          <table:table-cell table:style-name="ce69" table:content-validation-name="val7" office:value-type="currency" office:currency="EUR" office:value="-12936500" calcext:value-type="currency">
            <text:p>-12,936,500 €</text:p>
          </table:table-cell>
          <table:table-cell table:style-name="ce88" office:value-type="currency" office:currency="EUR" office:value="0" calcext:value-type="currency">
            <text:p>0.00 €</text:p>
          </table:table-cell>
          <table:table-cell/>
          <table:table-cell table:style-name="ce79" office:value-type="string" calcext:value-type="string">
            <text:p>06 06</text:p>
          </table:table-cell>
          <table:table-cell table:style-name="ce4" office:value-type="string" calcext:value-type="string">
            <text:p>Aus- und Fortbildungszentrum Königs Wusterhausen</text:p>
          </table:table-cell>
          <table:table-cell table:style-name="ce67" table:content-validation-name="val7" office:value-type="currency" office:currency="EUR" office:value="0" calcext:value-type="currency">
            <text:p>0 €</text:p>
          </table:table-cell>
          <table:table-cell table:style-name="ce30" table:content-validation-name="val7" office:value-type="currency" office:currency="EUR" office:value="572700" calcext:value-type="currency">
            <text:p>572,700 €</text:p>
          </table:table-cell>
          <table:table-cell table:style-name="ce30" table:content-validation-name="val7" office:value-type="currency" office:currency="EUR" office:value="9039500" calcext:value-type="currency">
            <text:p>9,039,500 €</text:p>
          </table:table-cell>
          <table:table-cell table:style-name="ce30" table:content-validation-name="val7" office:value-type="currency" office:currency="EUR" office:value="0" calcext:value-type="currency">
            <text:p>0 €</text:p>
          </table:table-cell>
          <table:table-cell table:style-name="ce30" table:content-validation-name="val7" table:formula="of:=SUM([.T7:.W7])" office:value-type="currency" office:currency="EUR" office:value="9612200" calcext:value-type="currency">
            <text:p>9,612,200 €</text:p>
          </table:table-cell>
          <table:table-cell table:style-name="ce30" table:content-validation-name="val7" office:value-type="currency" office:currency="EUR" office:value="7327700" calcext:value-type="currency">
            <text:p>7,327,700 €</text:p>
          </table:table-cell>
          <table:table-cell table:style-name="ce30" table:content-validation-name="val7" office:value-type="currency" office:currency="EUR" office:value="14596900" calcext:value-type="currency">
            <text:p>14,596,900 €</text:p>
          </table:table-cell>
          <table:table-cell table:number-columns-repeated="2" table:style-name="ce30" table:content-validation-name="val7" office:value-type="currency" office:currency="EUR" office:value="0" calcext:value-type="currency">
            <text:p>0 €</text:p>
          </table:table-cell>
          <table:table-cell table:style-name="ce30" table:content-validation-name="val7" office:value-type="currency" office:currency="EUR" office:value="380000" calcext:value-type="currency">
            <text:p>380,000 €</text:p>
          </table:table-cell>
          <table:table-cell table:style-name="ce30" table:content-validation-name="val7" office:value-type="currency" office:currency="EUR" office:value="0" calcext:value-type="currency">
            <text:p>0 €</text:p>
          </table:table-cell>
          <table:table-cell table:style-name="ce67" table:content-validation-name="val7" table:formula="of:=SUM([.Y7:.AD7])" office:value-type="currency" office:currency="EUR" office:value="22304600" calcext:value-type="currency">
            <text:p>22,304,600 €</text:p>
          </table:table-cell>
          <table:table-cell table:style-name="ce67" table:content-validation-name="val7" table:formula="of:=[.X7]-[.AE7]" office:value-type="currency" office:currency="EUR" office:value="-12692400" calcext:value-type="currency">
            <text:p>-12,692,400 €</text:p>
          </table:table-cell>
          <table:table-cell table:style-name="ce92" office:value-type="currency" office:currency="EUR" office:value="0" calcext:value-type="currency">
            <text:p>0.00 €</text:p>
          </table:table-cell>
          <table:table-cell table:number-columns-repeated="991"/>
        </table:table-row>
        <table:table-row table:style-name="ro5">
          <table:table-cell table:style-name="ce78" office:value-type="string" calcext:value-type="string">
            <text:p>06 07</text:p>
          </table:table-cell>
          <table:table-cell table:style-name="ce83" office:value-type="string" calcext:value-type="string">
            <text:p>Zentraler Fahrdienst</text:p>
          </table:table-cell>
          <table:table-cell table:style-name="ce67" table:content-validation-name="val7" office:value-type="currency" office:currency="EUR" office:value="0" calcext:value-type="currency">
            <text:p>0 €</text:p>
          </table:table-cell>
          <table:table-cell table:number-columns-repeated="4" table:style-name="ce30" table:content-validation-name="val7" office:value-type="currency" office:currency="EUR" office:value="0" calcext:value-type="currency">
            <text:p>0 €</text:p>
          </table:table-cell>
          <table:table-cell table:style-name="ce30" table:content-validation-name="val7" office:value-type="currency" office:currency="EUR" office:value="852900" calcext:value-type="currency">
            <text:p>852,900 €</text:p>
          </table:table-cell>
          <table:table-cell table:style-name="ce30" table:content-validation-name="val7" office:value-type="currency" office:currency="EUR" office:value="641500" calcext:value-type="currency">
            <text:p>641,500 €</text:p>
          </table:table-cell>
          <table:table-cell table:number-columns-repeated="2" table:style-name="ce30" table:content-validation-name="val7" office:value-type="currency" office:currency="EUR" office:value="0" calcext:value-type="currency">
            <text:p>0 €</text:p>
          </table:table-cell>
          <table:table-cell table:style-name="ce30" table:content-validation-name="val7" office:value-type="currency" office:currency="EUR" office:value="500000" calcext:value-type="currency">
            <text:p>500,000 €</text:p>
          </table:table-cell>
          <table:table-cell table:style-name="ce30" table:content-validation-name="val7" office:value-type="currency" office:currency="EUR" office:value="0" calcext:value-type="currency">
            <text:p>0 €</text:p>
          </table:table-cell>
          <table:table-cell table:style-name="ce30" table:content-validation-name="val7" office:value-type="currency" office:currency="EUR" office:value="1994400" calcext:value-type="currency">
            <text:p>1,994,400 €</text:p>
          </table:table-cell>
          <table:table-cell table:style-name="ce30" table:content-validation-name="val7" office:value-type="currency" office:currency="EUR" office:value="-1994400" calcext:value-type="currency">
            <text:p>-1,994,400 €</text:p>
          </table:table-cell>
          <table:table-cell table:style-name="ce87" office:value-type="currency" office:currency="EUR" office:value="0" calcext:value-type="currency">
            <text:p>0.00 €</text:p>
          </table:table-cell>
          <table:table-cell/>
          <table:table-cell table:style-name="ce78" office:value-type="string" calcext:value-type="string">
            <text:p>06 07</text:p>
          </table:table-cell>
          <table:table-cell table:style-name="ce83" office:value-type="string" calcext:value-type="string">
            <text:p>Zentraler Fahrdienst</text:p>
          </table:table-cell>
          <table:table-cell table:style-name="ce67" table:content-validation-name="val7" office:value-type="currency" office:currency="EUR" office:value="0" calcext:value-type="currency">
            <text:p>0 €</text:p>
          </table:table-cell>
          <table:table-cell table:number-columns-repeated="3" table:style-name="ce30" table:content-validation-name="val7" office:value-type="currency" office:currency="EUR" office:value="0" calcext:value-type="currency">
            <text:p>0 €</text:p>
          </table:table-cell>
          <table:table-cell table:style-name="ce30" table:content-validation-name="val7" table:formula="of:=SUM([.T8:.W8])" office:value-type="currency" office:currency="EUR" office:value="0" calcext:value-type="currency">
            <text:p>0 €</text:p>
          </table:table-cell>
          <table:table-cell table:style-name="ce30" table:content-validation-name="val7" office:value-type="currency" office:currency="EUR" office:value="890000" calcext:value-type="currency">
            <text:p>890,000 €</text:p>
          </table:table-cell>
          <table:table-cell table:style-name="ce30" table:content-validation-name="val7" office:value-type="currency" office:currency="EUR" office:value="667800" calcext:value-type="currency">
            <text:p>667,800 €</text:p>
          </table:table-cell>
          <table:table-cell table:number-columns-repeated="4" table:style-name="ce30" table:content-validation-name="val7" office:value-type="currency" office:currency="EUR" office:value="0" calcext:value-type="currency">
            <text:p>0 €</text:p>
          </table:table-cell>
          <table:table-cell table:style-name="ce67" table:content-validation-name="val7" table:formula="of:=SUM([.Y8:.AD8])" office:value-type="currency" office:currency="EUR" office:value="1557800" calcext:value-type="currency">
            <text:p>1,557,800 €</text:p>
          </table:table-cell>
          <table:table-cell table:style-name="ce67" table:content-validation-name="val7" table:formula="of:=[.X8]-[.AE8]" office:value-type="currency" office:currency="EUR" office:value="-1557800" calcext:value-type="currency">
            <text:p>-1,557,800 €</text:p>
          </table:table-cell>
          <table:table-cell table:style-name="ce92" office:value-type="currency" office:currency="EUR" office:value="0" calcext:value-type="currency">
            <text:p>0.00 €</text:p>
          </table:table-cell>
          <table:table-cell table:number-columns-repeated="991"/>
        </table:table-row>
        <table:table-row table:style-name="ro5">
          <table:table-cell table:style-name="ce80" office:value-type="string" calcext:value-type="string">
            <text:p>Summe 2025</text:p>
          </table:table-cell>
          <table:table-cell table:style-name="ce84"/>
          <table:table-cell table:style-name="ce85" table:content-validation-name="val7" table:formula="of:=SUM([.C2:.C8])" office:value-type="currency" office:currency="EUR" office:value="0" calcext:value-type="currency">
            <text:p>0 €</text:p>
          </table:table-cell>
          <table:table-cell table:style-name="ce85" table:content-validation-name="val7" table:formula="of:=SUM([.D2:.D8])" office:value-type="currency" office:currency="EUR" office:value="391297600" calcext:value-type="currency">
            <text:p>391,297,600 €</text:p>
          </table:table-cell>
          <table:table-cell table:style-name="ce85" table:content-validation-name="val7" table:formula="of:=SUM([.E2:.E8])" office:value-type="currency" office:currency="EUR" office:value="76428500" calcext:value-type="currency">
            <text:p>76,428,500 €</text:p>
          </table:table-cell>
          <table:table-cell table:style-name="ce85" table:content-validation-name="val7" table:formula="of:=SUM([.F2:.F8])" office:value-type="currency" office:currency="EUR" office:value="0" calcext:value-type="currency">
            <text:p>0 €</text:p>
          </table:table-cell>
          <table:table-cell table:style-name="ce85" table:content-validation-name="val7" table:formula="of:=SUM([.G2:.G8])" office:value-type="currency" office:currency="EUR" office:value="467726100" calcext:value-type="currency">
            <text:p>467,726,100 €</text:p>
          </table:table-cell>
          <table:table-cell table:style-name="ce85" table:content-validation-name="val7" table:formula="of:=SUM([.H2:.H8])" office:value-type="currency" office:currency="EUR" office:value="1629161300" calcext:value-type="currency">
            <text:p>1,629,161,300 €</text:p>
          </table:table-cell>
          <table:table-cell table:style-name="ce85" table:content-validation-name="val7" table:formula="of:=SUM([.I2:.I8])" office:value-type="currency" office:currency="EUR" office:value="240287600" calcext:value-type="currency">
            <text:p>240,287,600 €</text:p>
          </table:table-cell>
          <table:table-cell table:style-name="ce85" table:content-validation-name="val7" table:formula="of:=SUM([.J2:.J8])" office:value-type="currency" office:currency="EUR" office:value="154149300" calcext:value-type="currency">
            <text:p>154,149,300 €</text:p>
          </table:table-cell>
          <table:table-cell table:style-name="ce85" table:content-validation-name="val7" table:formula="of:=SUM([.K2:.K8])" office:value-type="currency" office:currency="EUR" office:value="57000" calcext:value-type="currency">
            <text:p>57,000 €</text:p>
          </table:table-cell>
          <table:table-cell table:style-name="ce85" table:content-validation-name="val7" table:formula="of:=SUM([.L2:.L8])" office:value-type="currency" office:currency="EUR" office:value="43845800" calcext:value-type="currency">
            <text:p>43,845,800 €</text:p>
          </table:table-cell>
          <table:table-cell table:style-name="ce85" table:content-validation-name="val7" table:formula="of:=SUM([.M2:.M8])" office:value-type="currency" office:currency="EUR" office:value="15896500" calcext:value-type="currency">
            <text:p>15,896,500 €</text:p>
          </table:table-cell>
          <table:table-cell table:style-name="ce85" table:content-validation-name="val7" table:formula="of:=SUM([.N2:.N8])" office:value-type="currency" office:currency="EUR" office:value="2083397500" calcext:value-type="currency">
            <text:p>2,083,397,500 €</text:p>
          </table:table-cell>
          <table:table-cell table:style-name="ce85" table:content-validation-name="val7" table:formula="of:=SUM([.O2:.O8])" office:value-type="currency" office:currency="EUR" office:value="-1624728100" calcext:value-type="currency">
            <text:p>-1,624,728,100 €</text:p>
          </table:table-cell>
          <table:table-cell table:style-name="ce89" table:formula="of:=SUM([.P2:.P8])" office:value-type="currency" office:currency="EUR" office:value="295415200" calcext:value-type="currency">
            <text:p>295,415,200 €</text:p>
          </table:table-cell>
          <table:table-cell table:style-name="ce67"/>
          <table:table-cell table:style-name="ce83" office:value-type="string" calcext:value-type="string">
            <text:p>06 08 01</text:p>
          </table:table-cell>
          <table:table-cell table:style-name="ce83" office:value-type="string" calcext:value-type="string">
            <text:p>Landesbank ElbeLB</text:p>
          </table:table-cell>
          <table:table-cell table:style-name="ce67" table:content-validation-name="val7" office:value-type="currency" office:currency="EUR" office:value="0" calcext:value-type="currency">
            <text:p>0 €</text:p>
          </table:table-cell>
          <table:table-cell table:style-name="ce30" table:content-validation-name="val7" office:value-type="currency" office:currency="EUR" office:value="1950000000" calcext:value-type="currency">
            <text:p>1,950,000,000 €</text:p>
          </table:table-cell>
          <table:table-cell table:style-name="ce30" table:content-validation-name="val7" office:value-type="currency" office:currency="EUR" office:value="150000000" calcext:value-type="currency">
            <text:p>150,000,000 €</text:p>
          </table:table-cell>
          <table:table-cell table:style-name="ce30" table:content-validation-name="val7" office:value-type="currency" office:currency="EUR" office:value="37900000000" calcext:value-type="currency">
            <text:p>37,900,000,000 €</text:p>
          </table:table-cell>
          <table:table-cell table:style-name="ce30" table:content-validation-name="val7" table:formula="of:=SUM([.T9:.W9])" office:value-type="currency" office:currency="EUR" office:value="40000000000" calcext:value-type="currency">
            <text:p>40,000,000,000 €</text:p>
          </table:table-cell>
          <table:table-cell table:style-name="ce30" table:content-validation-name="val7" office:value-type="currency" office:currency="EUR" office:value="420000000" calcext:value-type="currency">
            <text:p>420,000,000 €</text:p>
          </table:table-cell>
          <table:table-cell table:style-name="ce30" table:content-validation-name="val7" office:value-type="currency" office:currency="EUR" office:value="780000000" calcext:value-type="currency">
            <text:p>780,000,000 €</text:p>
          </table:table-cell>
          <table:table-cell table:style-name="ce30" table:content-validation-name="val7" office:value-type="currency" office:currency="EUR" office:value="200000000" calcext:value-type="currency">
            <text:p>200,000,000 €</text:p>
          </table:table-cell>
          <table:table-cell table:style-name="ce30" table:content-validation-name="val7" office:value-type="currency" office:currency="EUR" office:value="250000000" calcext:value-type="currency">
            <text:p>250,000,000 €</text:p>
          </table:table-cell>
          <table:table-cell table:style-name="ce30" table:content-validation-name="val7" office:value-type="currency" office:currency="EUR" office:value="37550000000" calcext:value-type="currency">
            <text:p>37,550,000,000 €</text:p>
          </table:table-cell>
          <table:table-cell table:style-name="ce30" table:content-validation-name="val7" office:value-type="currency" office:currency="EUR" office:value="800000000" calcext:value-type="currency">
            <text:p>800,000,000 €</text:p>
          </table:table-cell>
          <table:table-cell table:style-name="ce67" table:content-validation-name="val7" table:formula="of:=SUM([.Y9:.AD9])" office:value-type="currency" office:currency="EUR" office:value="40000000000" calcext:value-type="currency">
            <text:p>40,000,000,000 €</text:p>
          </table:table-cell>
          <table:table-cell table:style-name="ce67" table:content-validation-name="val7" table:formula="of:=[.X9]-[.AE9]" office:value-type="currency" office:currency="EUR" office:value="0" calcext:value-type="currency">
            <text:p>0 €</text:p>
          </table:table-cell>
          <table:table-cell table:style-name="ce92"/>
          <table:table-cell table:number-columns-repeated="991"/>
        </table:table-row>
        <table:table-row table:style-name="ro2">
          <table:table-cell/>
          <table:table-cell table:style-name="ce7"/>
          <table:table-cell table:number-columns-repeated="13"/>
          <table:table-cell table:style-name="ce90"/>
          <table:table-cell/>
          <table:table-cell table:style-name="ce41" office:value-type="string" calcext:value-type="string">
            <text:p>Summe 2026</text:p>
          </table:table-cell>
          <table:table-cell table:style-name="ce83"/>
          <table:table-cell table:style-name="ce67" table:content-validation-name="val7" table:formula="of:=SUM([.T2:.T9])" office:value-type="currency" office:currency="EUR" office:value="0" calcext:value-type="currency">
            <text:p>0 €</text:p>
          </table:table-cell>
          <table:table-cell table:style-name="ce67" table:content-validation-name="val7" table:formula="of:=SUM([.U2:.U9])" office:value-type="currency" office:currency="EUR" office:value="2399530100" calcext:value-type="currency">
            <text:p>2,399,530,100 €</text:p>
          </table:table-cell>
          <table:table-cell table:style-name="ce67" table:content-validation-name="val7" table:formula="of:=SUM([.V2:.V9])" office:value-type="currency" office:currency="EUR" office:value="238058300" calcext:value-type="currency">
            <text:p>238,058,300 €</text:p>
          </table:table-cell>
          <table:table-cell table:style-name="ce67" table:content-validation-name="val7" table:formula="of:=SUM([.W2:.W9])" office:value-type="currency" office:currency="EUR" office:value="37900000000" calcext:value-type="currency">
            <text:p>37,900,000,000 €</text:p>
          </table:table-cell>
          <table:table-cell table:style-name="ce67" table:content-validation-name="val7" table:formula="of:=SUM([.X2:.X9])" office:value-type="currency" office:currency="EUR" office:value="40537588400" calcext:value-type="currency">
            <text:p>40,537,588,400 €</text:p>
          </table:table-cell>
          <table:table-cell table:style-name="ce67" table:content-validation-name="val7" table:formula="of:=SUM([.Y2:.Y9])" office:value-type="currency" office:currency="EUR" office:value="2080154800" calcext:value-type="currency">
            <text:p>2,080,154,800 €</text:p>
          </table:table-cell>
          <table:table-cell table:style-name="ce67" table:content-validation-name="val7" table:formula="of:=SUM([.Z2:.Z9])" office:value-type="currency" office:currency="EUR" office:value="1048359300" calcext:value-type="currency">
            <text:p>1,048,359,300 €</text:p>
          </table:table-cell>
          <table:table-cell table:style-name="ce67" table:content-validation-name="val7" table:formula="of:=SUM([.AA2:.AA9])" office:value-type="currency" office:currency="EUR" office:value="360773300" calcext:value-type="currency">
            <text:p>360,773,300 €</text:p>
          </table:table-cell>
          <table:table-cell table:style-name="ce67" table:content-validation-name="val7" table:formula="of:=SUM([.AB2:.AB9])" office:value-type="currency" office:currency="EUR" office:value="250060000" calcext:value-type="currency">
            <text:p>250,060,000 €</text:p>
          </table:table-cell>
          <table:table-cell table:style-name="ce67" table:content-validation-name="val7" table:formula="of:=SUM([.AC2:.AC9])" office:value-type="currency" office:currency="EUR" office:value="37604685300" calcext:value-type="currency">
            <text:p>37,604,685,300 €</text:p>
          </table:table-cell>
          <table:table-cell table:style-name="ce67" table:content-validation-name="val7" table:formula="of:=SUM([.AD2:.AD9])" office:value-type="currency" office:currency="EUR" office:value="821231800" calcext:value-type="currency">
            <text:p>821,231,800 €</text:p>
          </table:table-cell>
          <table:table-cell table:style-name="ce67" table:content-validation-name="val7" table:formula="of:=SUM([.AE2:.AE9])" office:value-type="currency" office:currency="EUR" office:value="42165264500" calcext:value-type="currency">
            <text:p>42,165,264,500 €</text:p>
          </table:table-cell>
          <table:table-cell table:style-name="ce67" table:content-validation-name="val7" table:formula="of:=SUM([.AF2:.AF9])" office:value-type="currency" office:currency="EUR" office:value="-1627676100" calcext:value-type="currency">
            <text:p>-1,627,676,100 €</text:p>
          </table:table-cell>
          <table:table-cell table:style-name="ce67" table:formula="of:=SUM([.AG2:.AG9])" office:value-type="currency" office:currency="EUR" office:value="127477500" calcext:value-type="currency">
            <text:p>127,477,500 €</text:p>
          </table:table-cell>
          <table:table-cell table:number-columns-repeated="991"/>
        </table:table-row>
        <table:table-row table:style-name="ro3" table:number-rows-repeated="965">
          <table:table-cell/>
          <table:table-cell table:style-name="ce7"/>
          <table:table-cell table:number-columns-repeated="13"/>
          <table:table-cell table:style-name="ce90"/>
          <table:table-cell table:number-columns-repeated="1008"/>
        </table:table-row>
        <table:table-row table:style-name="ro4" table:number-rows-repeated="104760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Einzelplan 07" table:style-name="ta8">
        <table:table-column table:style-name="co4" table:default-cell-style-name="Default"/>
        <table:table-column table:style-name="co5" table:default-cell-style-name="Default"/>
        <table:table-column table:style-name="co3" table:number-columns-repeated="14" table:default-cell-style-name="Default"/>
        <table:table-column table:style-name="co1" table:default-cell-style-name="Default"/>
        <table:table-column table:style-name="co4" table:default-cell-style-name="Default"/>
        <table:table-column table:style-name="co6" table:default-cell-style-name="Default"/>
        <table:table-column table:style-name="co3" table:number-columns-repeated="14" table:default-cell-style-name="Default"/>
        <table:table-column table:style-name="co1" table:number-columns-repeated="991" table:default-cell-style-name="Default"/>
        <table:table-row table:style-name="ro2">
          <table:table-cell table:style-name="ce64" office:value-type="string" calcext:value-type="string">
            <text:p>Kapitel</text:p>
          </table:table-cell>
          <table:table-cell table:style-name="ce93" office:value-type="string" calcext:value-type="string">
            <text:p>Bezeichnung</text:p>
          </table:table-cell>
          <table:table-cell table:style-name="ce94" office:value-type="string" calcext:value-type="string">
            <text:p>0 Einnahmen aus Steuern und steuerähnlichen Abgaben</text:p>
          </table:table-cell>
          <table:table-cell table:style-name="ce94" office:value-type="string" calcext:value-type="string">
            <text:p>1 Verwaltungseinnahmen, Einnahmen aus Schuldendienst und dgl.</text:p>
          </table:table-cell>
          <table:table-cell table:style-name="ce94" office:value-type="string" calcext:value-type="string">
            <text:p>2 Einnahmen aus Zuweisungen und Zuschüssen mit Ausnahme für Investitionen</text:p>
          </table:table-cell>
          <table:table-cell table:style-name="ce94" office:value-type="string" calcext:value-type="string">
            <text:p>3 Einnahmen aus Schuldenaufnahmen, aus Zuweisungen und Zuschüssen für Investitionen, besondere Finanzierungseinnahmen</text:p>
          </table:table-cell>
          <table:table-cell table:style-name="ce94" office:value-type="string" calcext:value-type="string">
            <text:p>Summe Einnahmen</text:p>
          </table:table-cell>
          <table:table-cell table:style-name="ce94" office:value-type="string" calcext:value-type="string">
            <text:p>4 Personalausgaben</text:p>
          </table:table-cell>
          <table:table-cell table:style-name="ce94" office:value-type="string" calcext:value-type="string">
            <text:p>5 Sächliche Verwaltungsausgaben usw., Ausgaben für den Schuldendienst</text:p>
          </table:table-cell>
          <table:table-cell table:style-name="ce94" office:value-type="string" calcext:value-type="string">
            <text:p>6 Ausgaben für Zuweisungen und Zuschüsse mit Ausnahme für Investitionen</text:p>
          </table:table-cell>
          <table:table-cell table:style-name="ce94" office:value-type="string" calcext:value-type="string">
            <text:p>7 Baumaßnahmen</text:p>
          </table:table-cell>
          <table:table-cell table:style-name="ce94" office:value-type="string" calcext:value-type="string">
            <text:p>8 Sonstige Ausgaben für Investitionen und Investitionsförderungsmaßnahmen</text:p>
          </table:table-cell>
          <table:table-cell table:style-name="ce94" office:value-type="string" calcext:value-type="string">
            <text:p>9 Besondere Finanzierungsausgaben</text:p>
          </table:table-cell>
          <table:table-cell table:style-name="ce94" office:value-type="string" calcext:value-type="string">
            <text:p>Summe Ausgaben</text:p>
          </table:table-cell>
          <table:table-cell table:style-name="ce94" office:value-type="string" calcext:value-type="string">
            <text:p>"+ Überschuss - Zuschuss"</text:p>
          </table:table-cell>
          <table:table-cell table:style-name="ce94" office:value-type="string" calcext:value-type="string">
            <text:p>Verpflichtungsermächtigungen</text:p>
          </table:table-cell>
          <table:table-cell table:style-name="ce4"/>
          <table:table-cell table:style-name="ce64" office:value-type="string" calcext:value-type="string">
            <text:p>Kapitel</text:p>
          </table:table-cell>
          <table:table-cell table:style-name="ce93" office:value-type="string" calcext:value-type="string">
            <text:p>Bezeichnung</text:p>
          </table:table-cell>
          <table:table-cell table:style-name="ce64" office:value-type="string" calcext:value-type="string">
            <text:p>0 Einnahmen aus Steuern und steuerähnlichen Abgaben</text:p>
          </table:table-cell>
          <table:table-cell table:style-name="ce64" office:value-type="string" calcext:value-type="string">
            <text:p>1 Verwaltungseinnahmen, Einnahmen aus Schuldendienst und dgl.</text:p>
          </table:table-cell>
          <table:table-cell table:style-name="ce64" office:value-type="string" calcext:value-type="string">
            <text:p>2 Einnahmen aus Zuweisungen und Zuschüssen mit Ausnahme für Investitionen</text:p>
          </table:table-cell>
          <table:table-cell table:style-name="ce64" office:value-type="string" calcext:value-type="string">
            <text:p>3 Einnahmen aus Schuldenaufnahmen, aus Zuweisungen und Zuschüssen für Investitionen, besondere Finanzierungseinnahmen</text:p>
          </table:table-cell>
          <table:table-cell table:style-name="ce64" office:value-type="string" calcext:value-type="string">
            <text:p>Summe Einnahmen</text:p>
          </table:table-cell>
          <table:table-cell table:style-name="ce64" office:value-type="string" calcext:value-type="string">
            <text:p>4 Personalausgaben</text:p>
          </table:table-cell>
          <table:table-cell table:style-name="ce64" office:value-type="string" calcext:value-type="string">
            <text:p>5 Sächliche Verwaltungsausgaben usw., Ausgaben für den Schuldendienst</text:p>
          </table:table-cell>
          <table:table-cell table:style-name="ce64" office:value-type="string" calcext:value-type="string">
            <text:p>6 Ausgaben für Zuweisungen und Zuschüsse mit Ausnahme für Investitionen</text:p>
          </table:table-cell>
          <table:table-cell table:style-name="ce64" office:value-type="string" calcext:value-type="string">
            <text:p>7 Baumaßnahmen</text:p>
          </table:table-cell>
          <table:table-cell table:style-name="ce64" office:value-type="string" calcext:value-type="string">
            <text:p>8 Sonstige Ausgaben für Investitionen und Investitionsförderungsmaßnahmen</text:p>
          </table:table-cell>
          <table:table-cell table:style-name="ce64" office:value-type="string" calcext:value-type="string">
            <text:p>9 Besondere Finanzierungsausgaben</text:p>
          </table:table-cell>
          <table:table-cell table:style-name="ce64" office:value-type="string" calcext:value-type="string">
            <text:p>Summe Ausgaben</text:p>
          </table:table-cell>
          <table:table-cell table:style-name="ce64" office:value-type="string" calcext:value-type="string">
            <text:p>"+ Überschuss - Zuschuss"</text:p>
          </table:table-cell>
          <table:table-cell table:style-name="ce64" office:value-type="string" calcext:value-type="string">
            <text:p>Verpflichtungsermächtigungen</text:p>
          </table:table-cell>
          <table:table-cell table:number-columns-repeated="991"/>
        </table:table-row>
        <table:table-row table:style-name="ro2">
          <table:table-cell table:style-name="ce4" office:value-type="string" calcext:value-type="string">
            <text:p>07 01</text:p>
          </table:table-cell>
          <table:table-cell table:style-name="ce4" office:value-type="string" calcext:value-type="string">
            <text:p>Ministerium</text:p>
          </table:table-cell>
          <table:table-cell table:style-name="ce67" table:content-validation-name="val8" office:value-type="currency" office:currency="EUR" office:value="0" calcext:value-type="currency">
            <text:p>0 €</text:p>
          </table:table-cell>
          <table:table-cell table:style-name="ce67" table:content-validation-name="val8" office:value-type="currency" office:currency="EUR" office:value="1182100" calcext:value-type="currency">
            <text:p>1,182,100 €</text:p>
          </table:table-cell>
          <table:table-cell table:style-name="ce67" table:content-validation-name="val8" office:value-type="currency" office:currency="EUR" office:value="1766400" calcext:value-type="currency">
            <text:p>1,766,400 €</text:p>
          </table:table-cell>
          <table:table-cell table:style-name="ce67" table:content-validation-name="val8" office:value-type="currency" office:currency="EUR" office:value="0" calcext:value-type="currency">
            <text:p>0 €</text:p>
          </table:table-cell>
          <table:table-cell table:style-name="ce95" table:content-validation-name="val8" table:formula="of:=SUM([.C2];[.F2];[.D2];[.E2])" office:value-type="currency" office:currency="EUR" office:value="2948500" calcext:value-type="currency">
            <text:p>2,948,500 €</text:p>
          </table:table-cell>
          <table:table-cell table:style-name="ce67" table:content-validation-name="val8" office:value-type="currency" office:currency="EUR" office:value="36175500" calcext:value-type="currency">
            <text:p>36,175,500 €</text:p>
          </table:table-cell>
          <table:table-cell table:style-name="ce67" table:content-validation-name="val8" office:value-type="currency" office:currency="EUR" office:value="4741900" calcext:value-type="currency">
            <text:p>4,741,900 €</text:p>
          </table:table-cell>
          <table:table-cell table:style-name="ce67" table:content-validation-name="val8" office:value-type="currency" office:currency="EUR" office:value="5706800" calcext:value-type="currency">
            <text:p>5,706,800 €</text:p>
          </table:table-cell>
          <table:table-cell table:style-name="ce67" table:content-validation-name="val8" office:value-type="currency" office:currency="EUR" office:value="0" calcext:value-type="currency">
            <text:p>0 €</text:p>
          </table:table-cell>
          <table:table-cell table:style-name="ce67" table:content-validation-name="val8" office:value-type="currency" office:currency="EUR" office:value="1535000" calcext:value-type="currency">
            <text:p>1,535,000 €</text:p>
          </table:table-cell>
          <table:table-cell table:style-name="ce67" table:content-validation-name="val8" office:value-type="currency" office:currency="EUR" office:value="0" calcext:value-type="currency">
            <text:p>0 €</text:p>
          </table:table-cell>
          <table:table-cell table:style-name="ce31" table:content-validation-name="val8" table:formula="of:=SUM([.H2:.M2])" office:value-type="currency" office:currency="EUR" office:value="48159200" calcext:value-type="currency">
            <text:p>48,159,200 €</text:p>
          </table:table-cell>
          <table:table-cell table:style-name="ce30" table:content-validation-name="val8" table:formula="of:=[.G2]-[.N2]" office:value-type="currency" office:currency="EUR" office:value="-45210700" calcext:value-type="currency">
            <text:p>-45,210,700 €</text:p>
          </table:table-cell>
          <table:table-cell table:style-name="ce67" table:content-validation-name="val8" office:value-type="currency" office:currency="EUR" office:value="2508000" calcext:value-type="currency">
            <text:p>2,508,000 €</text:p>
          </table:table-cell>
          <table:table-cell table:style-name="ce4"/>
          <table:table-cell table:style-name="ce4" office:value-type="string" calcext:value-type="string">
            <text:p>07 01</text:p>
          </table:table-cell>
          <table:table-cell table:style-name="ce4" office:value-type="string" calcext:value-type="string">
            <text:p>Ministerium</text:p>
          </table:table-cell>
          <table:table-cell table:style-name="ce67" table:content-validation-name="val8" office:value-type="currency" office:currency="EUR" office:value="0" calcext:value-type="currency">
            <text:p>0 €</text:p>
          </table:table-cell>
          <table:table-cell table:style-name="ce69" table:content-validation-name="val8" office:value-type="currency" office:currency="EUR" office:value="1191600" calcext:value-type="currency">
            <text:p>1,191,600 €</text:p>
          </table:table-cell>
          <table:table-cell table:style-name="ce69" table:content-validation-name="val8" office:value-type="currency" office:currency="EUR" office:value="1325800" calcext:value-type="currency">
            <text:p>1,325,800 €</text:p>
          </table:table-cell>
          <table:table-cell table:style-name="ce69" table:content-validation-name="val8" office:value-type="currency" office:currency="EUR" office:value="0" calcext:value-type="currency">
            <text:p>0 €</text:p>
          </table:table-cell>
          <table:table-cell table:style-name="ce95" table:content-validation-name="val8" table:formula="of:=SUM([.T2];[.W2];[.U2];[.V2])" office:value-type="currency" office:currency="EUR" office:value="2517400" calcext:value-type="currency">
            <text:p>2,517,400 €</text:p>
          </table:table-cell>
          <table:table-cell table:style-name="ce69" table:content-validation-name="val8" office:value-type="currency" office:currency="EUR" office:value="37691400" calcext:value-type="currency">
            <text:p>37,691,400 €</text:p>
          </table:table-cell>
          <table:table-cell table:style-name="ce69" table:content-validation-name="val8" office:value-type="currency" office:currency="EUR" office:value="4269500" calcext:value-type="currency">
            <text:p>4,269,500 €</text:p>
          </table:table-cell>
          <table:table-cell table:style-name="ce69" table:content-validation-name="val8" office:value-type="currency" office:currency="EUR" office:value="5918300" calcext:value-type="currency">
            <text:p>5,918,300 €</text:p>
          </table:table-cell>
          <table:table-cell table:style-name="ce69" table:content-validation-name="val8" office:value-type="currency" office:currency="EUR" office:value="0" calcext:value-type="currency">
            <text:p>0 €</text:p>
          </table:table-cell>
          <table:table-cell table:style-name="ce69" table:content-validation-name="val8" office:value-type="currency" office:currency="EUR" office:value="1970000" calcext:value-type="currency">
            <text:p>1,970,000 €</text:p>
          </table:table-cell>
          <table:table-cell table:style-name="ce69" table:content-validation-name="val8" office:value-type="currency" office:currency="EUR" office:value="0" calcext:value-type="currency">
            <text:p>0 €</text:p>
          </table:table-cell>
          <table:table-cell table:style-name="ce31" table:content-validation-name="val8" table:formula="of:=SUM([.Y2:.AD2])" office:value-type="currency" office:currency="EUR" office:value="49849200" calcext:value-type="currency">
            <text:p>49,849,200 €</text:p>
          </table:table-cell>
          <table:table-cell table:style-name="ce30" table:content-validation-name="val8" table:formula="of:=[.X2]-[.AE2]" office:value-type="currency" office:currency="EUR" office:value="-47331800" calcext:value-type="currency">
            <text:p>-47,331,800 €</text:p>
          </table:table-cell>
          <table:table-cell table:style-name="ce71" table:content-validation-name="val8" office:value-type="currency" office:currency="EUR" office:value="1992000" calcext:value-type="currency">
            <text:p>1,992,000 €</text:p>
          </table:table-cell>
          <table:table-cell table:number-columns-repeated="991"/>
        </table:table-row>
        <table:table-row table:style-name="ro2">
          <table:table-cell table:style-name="ce41" office:value-type="string" calcext:value-type="string">
            <text:p>07 02</text:p>
          </table:table-cell>
          <table:table-cell table:style-name="ce4" office:value-type="string" calcext:value-type="string">
            <text:p>Allgemeine Bewilligungen</text:p>
          </table:table-cell>
          <table:table-cell table:style-name="ce67" table:content-validation-name="val8" office:value-type="currency" office:currency="EUR" office:value="0" calcext:value-type="currency">
            <text:p>0 €</text:p>
          </table:table-cell>
          <table:table-cell table:style-name="ce67" table:content-validation-name="val8" office:value-type="currency" office:currency="EUR" office:value="1060400" calcext:value-type="currency">
            <text:p>1,060,400 €</text:p>
          </table:table-cell>
          <table:table-cell table:style-name="ce67" table:content-validation-name="val8" office:value-type="currency" office:currency="EUR" office:value="1250000" calcext:value-type="currency">
            <text:p>1,250,000 €</text:p>
          </table:table-cell>
          <table:table-cell table:style-name="ce67" table:content-validation-name="val8" office:value-type="currency" office:currency="EUR" office:value="38408700" calcext:value-type="currency">
            <text:p>38,408,700 €</text:p>
          </table:table-cell>
          <table:table-cell table:style-name="ce95" table:content-validation-name="val8" table:formula="of:=SUM([.C3];[.F3];[.D3];[.E3])" office:value-type="currency" office:currency="EUR" office:value="40719100" calcext:value-type="currency">
            <text:p>40,719,100 €</text:p>
          </table:table-cell>
          <table:table-cell table:style-name="ce67" table:content-validation-name="val8" office:value-type="currency" office:currency="EUR" office:value="-4011600" calcext:value-type="currency">
            <text:p>-4,011,600 €</text:p>
          </table:table-cell>
          <table:table-cell table:style-name="ce67" table:content-validation-name="val8" office:value-type="currency" office:currency="EUR" office:value="8027600" calcext:value-type="currency">
            <text:p>8,027,600 €</text:p>
          </table:table-cell>
          <table:table-cell table:style-name="ce67" table:content-validation-name="val8" office:value-type="currency" office:currency="EUR" office:value="93308000" calcext:value-type="currency">
            <text:p>93,308,000 €</text:p>
          </table:table-cell>
          <table:table-cell table:style-name="ce67" table:content-validation-name="val8" office:value-type="currency" office:currency="EUR" office:value="0" calcext:value-type="currency">
            <text:p>0 €</text:p>
          </table:table-cell>
          <table:table-cell table:style-name="ce67" table:content-validation-name="val8" office:value-type="currency" office:currency="EUR" office:value="46711300" calcext:value-type="currency">
            <text:p>46,711,300 €</text:p>
          </table:table-cell>
          <table:table-cell table:style-name="ce67" table:content-validation-name="val8" office:value-type="currency" office:currency="EUR" office:value="-1241800" calcext:value-type="currency">
            <text:p>-1,241,800 €</text:p>
          </table:table-cell>
          <table:table-cell table:style-name="ce31" table:content-validation-name="val8" table:formula="of:=SUM([.H3:.M3])" office:value-type="currency" office:currency="EUR" office:value="142793500" calcext:value-type="currency">
            <text:p>142,793,500 €</text:p>
          </table:table-cell>
          <table:table-cell table:style-name="ce30" table:content-validation-name="val8" table:formula="of:=[.G3]-[.N3]" office:value-type="currency" office:currency="EUR" office:value="-102074400" calcext:value-type="currency">
            <text:p>-102,074,400 €</text:p>
          </table:table-cell>
          <table:table-cell table:style-name="ce67" table:content-validation-name="val8" office:value-type="currency" office:currency="EUR" office:value="30662400" calcext:value-type="currency">
            <text:p>30,662,400 €</text:p>
          </table:table-cell>
          <table:table-cell table:style-name="ce4"/>
          <table:table-cell table:style-name="ce41" office:value-type="string" calcext:value-type="string">
            <text:p>07 02</text:p>
          </table:table-cell>
          <table:table-cell table:style-name="ce4" office:value-type="string" calcext:value-type="string">
            <text:p>Allgemeine Bewilligungen</text:p>
          </table:table-cell>
          <table:table-cell table:style-name="ce67" table:content-validation-name="val8" office:value-type="currency" office:currency="EUR" office:value="0" calcext:value-type="currency">
            <text:p>0 €</text:p>
          </table:table-cell>
          <table:table-cell table:style-name="ce67" table:content-validation-name="val8" office:value-type="currency" office:currency="EUR" office:value="1060400" calcext:value-type="currency">
            <text:p>1,060,400 €</text:p>
          </table:table-cell>
          <table:table-cell table:style-name="ce67" table:content-validation-name="val8" office:value-type="currency" office:currency="EUR" office:value="2000000" calcext:value-type="currency">
            <text:p>2,000,000 €</text:p>
          </table:table-cell>
          <table:table-cell table:style-name="ce67" table:content-validation-name="val8" office:value-type="currency" office:currency="EUR" office:value="59030500" calcext:value-type="currency">
            <text:p>59,030,500 €</text:p>
          </table:table-cell>
          <table:table-cell table:style-name="ce95" table:content-validation-name="val8" table:formula="of:=SUM([.T3];[.W3];[.U3];[.V3])" office:value-type="currency" office:currency="EUR" office:value="62090900" calcext:value-type="currency">
            <text:p>62,090,900 €</text:p>
          </table:table-cell>
          <table:table-cell table:style-name="ce67" table:content-validation-name="val8" office:value-type="currency" office:currency="EUR" office:value="-4751400" calcext:value-type="currency">
            <text:p>-4,751,400 €</text:p>
          </table:table-cell>
          <table:table-cell table:style-name="ce67" table:content-validation-name="val8" office:value-type="currency" office:currency="EUR" office:value="9155900" calcext:value-type="currency">
            <text:p>9,155,900 €</text:p>
          </table:table-cell>
          <table:table-cell table:style-name="ce67" table:content-validation-name="val8" office:value-type="currency" office:currency="EUR" office:value="97595200" calcext:value-type="currency">
            <text:p>97,595,200 €</text:p>
          </table:table-cell>
          <table:table-cell table:style-name="ce67" table:content-validation-name="val8" office:value-type="currency" office:currency="EUR" office:value="0" calcext:value-type="currency">
            <text:p>0 €</text:p>
          </table:table-cell>
          <table:table-cell table:style-name="ce67" table:content-validation-name="val8" office:value-type="currency" office:currency="EUR" office:value="61030500" calcext:value-type="currency">
            <text:p>61,030,500 €</text:p>
          </table:table-cell>
          <table:table-cell table:style-name="ce67" table:content-validation-name="val8" office:value-type="currency" office:currency="EUR" office:value="-1209300" calcext:value-type="currency">
            <text:p>-1,209,300 €</text:p>
          </table:table-cell>
          <table:table-cell table:style-name="ce31" table:content-validation-name="val8" table:formula="of:=SUM([.Y3:.AD3])" office:value-type="currency" office:currency="EUR" office:value="161820900" calcext:value-type="currency">
            <text:p>161,820,900 €</text:p>
          </table:table-cell>
          <table:table-cell table:style-name="ce30" table:content-validation-name="val8" table:formula="of:=[.X3]-[.AE3]" office:value-type="currency" office:currency="EUR" office:value="-99730000" calcext:value-type="currency">
            <text:p>-99,730,000 €</text:p>
          </table:table-cell>
          <table:table-cell table:style-name="ce67" table:content-validation-name="val8" office:value-type="currency" office:currency="EUR" office:value="31012400" calcext:value-type="currency">
            <text:p>31,012,400 €</text:p>
          </table:table-cell>
          <table:table-cell table:number-columns-repeated="991"/>
        </table:table-row>
        <table:table-row table:style-name="ro2">
          <table:table-cell table:style-name="ce41" office:value-type="string" calcext:value-type="string">
            <text:p>07 03</text:p>
          </table:table-cell>
          <table:table-cell table:style-name="ce4" office:value-type="string" calcext:value-type="string">
            <text:p>Allgemeine Wirtschafts- und Strukturförderung</text:p>
          </table:table-cell>
          <table:table-cell table:style-name="ce67" table:content-validation-name="val8" office:value-type="currency" office:currency="EUR" office:value="0" calcext:value-type="currency">
            <text:p>0 €</text:p>
          </table:table-cell>
          <table:table-cell table:style-name="ce67" table:content-validation-name="val8" office:value-type="currency" office:currency="EUR" office:value="148616300" calcext:value-type="currency">
            <text:p>148,616,300 €</text:p>
          </table:table-cell>
          <table:table-cell table:style-name="ce67" table:content-validation-name="val8" office:value-type="currency" office:currency="EUR" office:value="108811000" calcext:value-type="currency">
            <text:p>108,811,000 €</text:p>
          </table:table-cell>
          <table:table-cell table:style-name="ce67" table:content-validation-name="val8" office:value-type="currency" office:currency="EUR" office:value="500716400" calcext:value-type="currency">
            <text:p>500,716,400 €</text:p>
          </table:table-cell>
          <table:table-cell table:style-name="ce95" table:content-validation-name="val8" table:formula="of:=SUM([.C4];[.F4];[.D4];[.E4])" office:value-type="currency" office:currency="EUR" office:value="758143700" calcext:value-type="currency">
            <text:p>758,143,700 €</text:p>
          </table:table-cell>
          <table:table-cell table:style-name="ce67" table:content-validation-name="val8" office:value-type="currency" office:currency="EUR" office:value="17729000" calcext:value-type="currency">
            <text:p>17,729,000 €</text:p>
          </table:table-cell>
          <table:table-cell table:style-name="ce67" table:content-validation-name="val8" office:value-type="currency" office:currency="EUR" office:value="316144300" calcext:value-type="currency">
            <text:p>316,144,300 €</text:p>
          </table:table-cell>
          <table:table-cell table:style-name="ce67" table:content-validation-name="val8" office:value-type="currency" office:currency="EUR" office:value="378574300" calcext:value-type="currency">
            <text:p>378,574,300 €</text:p>
          </table:table-cell>
          <table:table-cell table:style-name="ce67" table:content-validation-name="val8" office:value-type="currency" office:currency="EUR" office:value="22400000" calcext:value-type="currency">
            <text:p>22,400,000 €</text:p>
          </table:table-cell>
          <table:table-cell table:style-name="ce67" table:content-validation-name="val8" office:value-type="currency" office:currency="EUR" office:value="1341376600" calcext:value-type="currency">
            <text:p>1,341,376,600 €</text:p>
          </table:table-cell>
          <table:table-cell table:style-name="ce67" table:content-validation-name="val8" office:value-type="currency" office:currency="EUR" office:value="0" calcext:value-type="currency">
            <text:p>0 €</text:p>
          </table:table-cell>
          <table:table-cell table:style-name="ce31" table:content-validation-name="val8" table:formula="of:=SUM([.H4:.M4])" office:value-type="currency" office:currency="EUR" office:value="2076224200" calcext:value-type="currency">
            <text:p>2,076,224,200 €</text:p>
          </table:table-cell>
          <table:table-cell table:style-name="ce30" table:content-validation-name="val8" table:formula="of:=[.G4]-[.N4]" office:value-type="currency" office:currency="EUR" office:value="-1318080500" calcext:value-type="currency">
            <text:p>-1,318,080,500 €</text:p>
          </table:table-cell>
          <table:table-cell table:style-name="ce67" table:content-validation-name="val8" office:value-type="currency" office:currency="EUR" office:value="1563324500" calcext:value-type="currency">
            <text:p>1,563,324,500 €</text:p>
          </table:table-cell>
          <table:table-cell table:style-name="ce4"/>
          <table:table-cell table:style-name="ce41" office:value-type="string" calcext:value-type="string">
            <text:p>07 03</text:p>
          </table:table-cell>
          <table:table-cell table:style-name="ce4" office:value-type="string" calcext:value-type="string">
            <text:p>Allgemeine Wirtschafts- und Strukturförderung</text:p>
          </table:table-cell>
          <table:table-cell table:style-name="ce67" table:content-validation-name="val8" office:value-type="currency" office:currency="EUR" office:value="0" calcext:value-type="currency">
            <text:p>0 €</text:p>
          </table:table-cell>
          <table:table-cell table:style-name="ce67" table:content-validation-name="val8" office:value-type="currency" office:currency="EUR" office:value="153205100" calcext:value-type="currency">
            <text:p>153,205,100 €</text:p>
          </table:table-cell>
          <table:table-cell table:style-name="ce67" table:content-validation-name="val8" office:value-type="currency" office:currency="EUR" office:value="106051400" calcext:value-type="currency">
            <text:p>106,051,400 €</text:p>
          </table:table-cell>
          <table:table-cell table:style-name="ce67" table:content-validation-name="val8" office:value-type="currency" office:currency="EUR" office:value="521900200" calcext:value-type="currency">
            <text:p>521,900,200 €</text:p>
          </table:table-cell>
          <table:table-cell table:style-name="ce95" table:content-validation-name="val8" table:formula="of:=SUM([.T4];[.W4];[.U4];[.V4])" office:value-type="currency" office:currency="EUR" office:value="781156700" calcext:value-type="currency">
            <text:p>781,156,700 €</text:p>
          </table:table-cell>
          <table:table-cell table:style-name="ce67" table:content-validation-name="val8" office:value-type="currency" office:currency="EUR" office:value="19075000" calcext:value-type="currency">
            <text:p>19,075,000 €</text:p>
          </table:table-cell>
          <table:table-cell table:style-name="ce67" table:content-validation-name="val8" office:value-type="currency" office:currency="EUR" office:value="323648200" calcext:value-type="currency">
            <text:p>323,648,200 €</text:p>
          </table:table-cell>
          <table:table-cell table:style-name="ce67" table:content-validation-name="val8" office:value-type="currency" office:currency="EUR" office:value="354725300" calcext:value-type="currency">
            <text:p>354,725,300 €</text:p>
          </table:table-cell>
          <table:table-cell table:style-name="ce67" table:content-validation-name="val8" office:value-type="currency" office:currency="EUR" office:value="27130400" calcext:value-type="currency">
            <text:p>27,130,400 €</text:p>
          </table:table-cell>
          <table:table-cell table:style-name="ce67" table:content-validation-name="val8" office:value-type="currency" office:currency="EUR" office:value="1170533800" calcext:value-type="currency">
            <text:p>1,170,533,800 €</text:p>
          </table:table-cell>
          <table:table-cell table:style-name="ce67" table:content-validation-name="val8" office:value-type="currency" office:currency="EUR" office:value="0" calcext:value-type="currency">
            <text:p>0 €</text:p>
          </table:table-cell>
          <table:table-cell table:style-name="ce31" table:content-validation-name="val8" table:formula="of:=SUM([.Y4:.AD4])" office:value-type="currency" office:currency="EUR" office:value="1895112700" calcext:value-type="currency">
            <text:p>1,895,112,700 €</text:p>
          </table:table-cell>
          <table:table-cell table:style-name="ce30" table:content-validation-name="val8" table:formula="of:=[.X4]-[.AE4]" office:value-type="currency" office:currency="EUR" office:value="-1113956000" calcext:value-type="currency">
            <text:p>-1,113,956,000 €</text:p>
          </table:table-cell>
          <table:table-cell table:style-name="ce67" table:content-validation-name="val8" office:value-type="currency" office:currency="EUR" office:value="2025548900" calcext:value-type="currency">
            <text:p>2,025,548,900 €</text:p>
          </table:table-cell>
          <table:table-cell table:number-columns-repeated="991"/>
        </table:table-row>
        <table:table-row table:style-name="ro2">
          <table:table-cell table:style-name="ce41" office:value-type="string" calcext:value-type="string">
            <text:p>07 04</text:p>
          </table:table-cell>
          <table:table-cell table:style-name="ce4" office:value-type="string" calcext:value-type="string">
            <text:p>Förderung der beruflichen Bildung und Bekämpfung der Arbeitslosigkeit</text:p>
          </table:table-cell>
          <table:table-cell table:style-name="ce67" table:content-validation-name="val8" office:value-type="currency" office:currency="EUR" office:value="0" calcext:value-type="currency">
            <text:p>0 €</text:p>
          </table:table-cell>
          <table:table-cell table:style-name="ce67" table:content-validation-name="val8" office:value-type="currency" office:currency="EUR" office:value="4514200" calcext:value-type="currency">
            <text:p>4,514,200 €</text:p>
          </table:table-cell>
          <table:table-cell table:style-name="ce67" table:content-validation-name="val8" office:value-type="currency" office:currency="EUR" office:value="606700400" calcext:value-type="currency">
            <text:p>606,700,400 €</text:p>
          </table:table-cell>
          <table:table-cell table:style-name="ce67" table:content-validation-name="val8" office:value-type="currency" office:currency="EUR" office:value="0" calcext:value-type="currency">
            <text:p>0 €</text:p>
          </table:table-cell>
          <table:table-cell table:style-name="ce95" table:content-validation-name="val8" table:formula="of:=SUM([.C5];[.F5];[.D5];[.E5])" office:value-type="currency" office:currency="EUR" office:value="611214600" calcext:value-type="currency">
            <text:p>611,214,600 €</text:p>
          </table:table-cell>
          <table:table-cell table:style-name="ce67" table:content-validation-name="val8" office:value-type="currency" office:currency="EUR" office:value="8970100" calcext:value-type="currency">
            <text:p>8,970,100 €</text:p>
          </table:table-cell>
          <table:table-cell table:style-name="ce67" table:content-validation-name="val8" office:value-type="currency" office:currency="EUR" office:value="54174500" calcext:value-type="currency">
            <text:p>54,174,500 €</text:p>
          </table:table-cell>
          <table:table-cell table:style-name="ce67" table:content-validation-name="val8" office:value-type="currency" office:currency="EUR" office:value="811491400" calcext:value-type="currency">
            <text:p>811,491,400 €</text:p>
          </table:table-cell>
          <table:table-cell table:style-name="ce67" table:content-validation-name="val8" office:value-type="currency" office:currency="EUR" office:value="0" calcext:value-type="currency">
            <text:p>0 €</text:p>
          </table:table-cell>
          <table:table-cell table:style-name="ce67" table:content-validation-name="val8" office:value-type="currency" office:currency="EUR" office:value="6839400" calcext:value-type="currency">
            <text:p>6,839,400 €</text:p>
          </table:table-cell>
          <table:table-cell table:style-name="ce67" table:content-validation-name="val8" office:value-type="currency" office:currency="EUR" office:value="0" calcext:value-type="currency">
            <text:p>0 €</text:p>
          </table:table-cell>
          <table:table-cell table:style-name="ce31" table:content-validation-name="val8" table:formula="of:=SUM([.H5:.M5])" office:value-type="currency" office:currency="EUR" office:value="881475400" calcext:value-type="currency">
            <text:p>881,475,400 €</text:p>
          </table:table-cell>
          <table:table-cell table:style-name="ce30" table:content-validation-name="val8" table:formula="of:=[.G5]-[.N5]" office:value-type="currency" office:currency="EUR" office:value="-270260800" calcext:value-type="currency">
            <text:p>-270,260,800 €</text:p>
          </table:table-cell>
          <table:table-cell table:style-name="ce67" table:content-validation-name="val8" office:value-type="currency" office:currency="EUR" office:value="162430000" calcext:value-type="currency">
            <text:p>162,430,000 €</text:p>
          </table:table-cell>
          <table:table-cell table:style-name="ce4"/>
          <table:table-cell table:style-name="ce41" office:value-type="string" calcext:value-type="string">
            <text:p>07 03 12</text:p>
          </table:table-cell>
          <table:table-cell table:style-name="ce4" office:value-type="string" calcext:value-type="string">
            <text:p>Förderung "DDR5-Fabrik" der Nvidia Corporation</text:p>
          </table:table-cell>
          <table:table-cell table:number-columns-repeated="4" table:style-name="ce67" table:content-validation-name="val8" office:value-type="currency" office:currency="EUR" office:value="0" calcext:value-type="currency">
            <text:p>0 €</text:p>
          </table:table-cell>
          <table:table-cell table:style-name="ce95" table:content-validation-name="val8" table:formula="of:=SUM([.T5];[.W5];[.U5];[.V5])" office:value-type="currency" office:currency="EUR" office:value="0" calcext:value-type="currency">
            <text:p>0 €</text:p>
          </table:table-cell>
          <table:table-cell table:number-columns-repeated="2" table:style-name="ce67" table:content-validation-name="val8" office:value-type="currency" office:currency="EUR" office:value="0" calcext:value-type="currency">
            <text:p>0 €</text:p>
          </table:table-cell>
          <table:table-cell table:style-name="ce67" table:content-validation-name="val8" office:value-type="currency" office:currency="EUR" office:value="900000000" calcext:value-type="currency">
            <text:p>900,000,000 €</text:p>
          </table:table-cell>
          <table:table-cell table:number-columns-repeated="3" table:style-name="ce67" table:content-validation-name="val8" office:value-type="currency" office:currency="EUR" office:value="0" calcext:value-type="currency">
            <text:p>0 €</text:p>
          </table:table-cell>
          <table:table-cell table:style-name="ce31" table:content-validation-name="val8" table:formula="of:=SUM([.Y5:.AD5])" office:value-type="currency" office:currency="EUR" office:value="900000000" calcext:value-type="currency">
            <text:p>900,000,000 €</text:p>
          </table:table-cell>
          <table:table-cell table:style-name="ce30" table:content-validation-name="val8" table:formula="of:=[.X5]-[.AE5]" office:value-type="currency" office:currency="EUR" office:value="-900000000" calcext:value-type="currency">
            <text:p>-900,000,000 €</text:p>
          </table:table-cell>
          <table:table-cell table:style-name="ce67" table:content-validation-name="val8" office:value-type="currency" office:currency="EUR" office:value="0" calcext:value-type="currency">
            <text:p>0 €</text:p>
          </table:table-cell>
          <table:table-cell table:number-columns-repeated="991"/>
        </table:table-row>
        <table:table-row table:style-name="ro2">
          <table:table-cell table:style-name="ce41" office:value-type="string" calcext:value-type="string">
            <text:p>07 10</text:p>
          </table:table-cell>
          <table:table-cell table:style-name="ce4" office:value-type="string" calcext:value-type="string">
            <text:p>Europäische Struktur- und Investitionsfonds (ESIF)</text:p>
          </table:table-cell>
          <table:table-cell table:number-columns-repeated="2" table:style-name="ce67" table:content-validation-name="val8" office:value-type="currency" office:currency="EUR" office:value="0" calcext:value-type="currency">
            <text:p>0 €</text:p>
          </table:table-cell>
          <table:table-cell table:style-name="ce67" table:content-validation-name="val8" office:value-type="currency" office:currency="EUR" office:value="729206800" calcext:value-type="currency">
            <text:p>729,206,800 €</text:p>
          </table:table-cell>
          <table:table-cell table:style-name="ce67" table:content-validation-name="val8" office:value-type="currency" office:currency="EUR" office:value="80119300" calcext:value-type="currency">
            <text:p>80,119,300 €</text:p>
          </table:table-cell>
          <table:table-cell table:style-name="ce95" table:content-validation-name="val8" table:formula="of:=SUM([.C6];[.F6];[.D6];[.E6])" office:value-type="currency" office:currency="EUR" office:value="809326100" calcext:value-type="currency">
            <text:p>809,326,100 €</text:p>
          </table:table-cell>
          <table:table-cell table:style-name="ce67" table:content-validation-name="val8" office:value-type="currency" office:currency="EUR" office:value="3950000" calcext:value-type="currency">
            <text:p>3,950,000 €</text:p>
          </table:table-cell>
          <table:table-cell table:style-name="ce67" table:content-validation-name="val8" office:value-type="currency" office:currency="EUR" office:value="5790000" calcext:value-type="currency">
            <text:p>5,790,000 €</text:p>
          </table:table-cell>
          <table:table-cell table:style-name="ce67" table:content-validation-name="val8" office:value-type="currency" office:currency="EUR" office:value="536504200" calcext:value-type="currency">
            <text:p>536,504,200 €</text:p>
          </table:table-cell>
          <table:table-cell table:style-name="ce67" table:content-validation-name="val8" office:value-type="currency" office:currency="EUR" office:value="0" calcext:value-type="currency">
            <text:p>0 €</text:p>
          </table:table-cell>
          <table:table-cell table:style-name="ce67" table:content-validation-name="val8" office:value-type="currency" office:currency="EUR" office:value="318783400" calcext:value-type="currency">
            <text:p>318,783,400 €</text:p>
          </table:table-cell>
          <table:table-cell table:style-name="ce67" table:content-validation-name="val8" office:value-type="currency" office:currency="EUR" office:value="0" calcext:value-type="currency">
            <text:p>0 €</text:p>
          </table:table-cell>
          <table:table-cell table:style-name="ce31" table:content-validation-name="val8" table:formula="of:=SUM([.H6:.M6])" office:value-type="currency" office:currency="EUR" office:value="865027600" calcext:value-type="currency">
            <text:p>865,027,600 €</text:p>
          </table:table-cell>
          <table:table-cell table:style-name="ce30" table:content-validation-name="val8" table:formula="of:=[.G6]-[.N6]" office:value-type="currency" office:currency="EUR" office:value="-55701500" calcext:value-type="currency">
            <text:p>-55,701,500 €</text:p>
          </table:table-cell>
          <table:table-cell table:style-name="ce67" table:content-validation-name="val8" office:value-type="currency" office:currency="EUR" office:value="687720000" calcext:value-type="currency">
            <text:p>687,720,000 €</text:p>
          </table:table-cell>
          <table:table-cell table:style-name="ce4"/>
          <table:table-cell table:style-name="ce41" office:value-type="string" calcext:value-type="string">
            <text:p>07 04</text:p>
          </table:table-cell>
          <table:table-cell table:style-name="ce4" office:value-type="string" calcext:value-type="string">
            <text:p>Förderung der beruflichen Bildung und Bekämpfung der Arbeitslosigkeit</text:p>
          </table:table-cell>
          <table:table-cell table:style-name="ce67" table:content-validation-name="val8" office:value-type="currency" office:currency="EUR" office:value="0" calcext:value-type="currency">
            <text:p>0 €</text:p>
          </table:table-cell>
          <table:table-cell table:style-name="ce67" table:content-validation-name="val8" office:value-type="currency" office:currency="EUR" office:value="4582700" calcext:value-type="currency">
            <text:p>4,582,700 €</text:p>
          </table:table-cell>
          <table:table-cell table:style-name="ce67" table:content-validation-name="val8" office:value-type="currency" office:currency="EUR" office:value="606861800" calcext:value-type="currency">
            <text:p>606,861,800 €</text:p>
          </table:table-cell>
          <table:table-cell table:style-name="ce67" table:content-validation-name="val8" office:value-type="currency" office:currency="EUR" office:value="0" calcext:value-type="currency">
            <text:p>0 €</text:p>
          </table:table-cell>
          <table:table-cell table:style-name="ce95" table:content-validation-name="val8" table:formula="of:=SUM([.T6];[.W6];[.U6];[.V6])" office:value-type="currency" office:currency="EUR" office:value="611444500" calcext:value-type="currency">
            <text:p>611,444,500 €</text:p>
          </table:table-cell>
          <table:table-cell table:style-name="ce67" table:content-validation-name="val8" office:value-type="currency" office:currency="EUR" office:value="9502800" calcext:value-type="currency">
            <text:p>9,502,800 €</text:p>
          </table:table-cell>
          <table:table-cell table:style-name="ce67" table:content-validation-name="val8" office:value-type="currency" office:currency="EUR" office:value="58313900" calcext:value-type="currency">
            <text:p>58,313,900 €</text:p>
          </table:table-cell>
          <table:table-cell table:style-name="ce67" table:content-validation-name="val8" office:value-type="currency" office:currency="EUR" office:value="784630200" calcext:value-type="currency">
            <text:p>784,630,200 €</text:p>
          </table:table-cell>
          <table:table-cell table:style-name="ce67" table:content-validation-name="val8" office:value-type="currency" office:currency="EUR" office:value="0" calcext:value-type="currency">
            <text:p>0 €</text:p>
          </table:table-cell>
          <table:table-cell table:style-name="ce67" table:content-validation-name="val8" office:value-type="currency" office:currency="EUR" office:value="6162300" calcext:value-type="currency">
            <text:p>6,162,300 €</text:p>
          </table:table-cell>
          <table:table-cell table:style-name="ce67" table:content-validation-name="val8" office:value-type="currency" office:currency="EUR" office:value="0" calcext:value-type="currency">
            <text:p>0 €</text:p>
          </table:table-cell>
          <table:table-cell table:style-name="ce31" table:content-validation-name="val8" table:formula="of:=SUM([.Y6:.AD6])" office:value-type="currency" office:currency="EUR" office:value="858609200" calcext:value-type="currency">
            <text:p>858,609,200 €</text:p>
          </table:table-cell>
          <table:table-cell table:style-name="ce30" table:content-validation-name="val8" table:formula="of:=[.X6]-[.AE6]" office:value-type="currency" office:currency="EUR" office:value="-247164700" calcext:value-type="currency">
            <text:p>-247,164,700 €</text:p>
          </table:table-cell>
          <table:table-cell table:style-name="ce67" table:content-validation-name="val8" office:value-type="currency" office:currency="EUR" office:value="127247000" calcext:value-type="currency">
            <text:p>127,247,000 €</text:p>
          </table:table-cell>
          <table:table-cell table:number-columns-repeated="991"/>
        </table:table-row>
        <table:table-row table:style-name="ro2">
          <table:table-cell table:style-name="ce41" office:value-type="string" calcext:value-type="string">
            <text:p>07 11</text:p>
          </table:table-cell>
          <table:table-cell table:style-name="ce4" office:value-type="string" calcext:value-type="string">
            <text:p>Europäischer Fonds für regionale Entwicklung (EFRE) - Förderzeitraum 2021-2027</text:p>
          </table:table-cell>
          <table:table-cell table:number-columns-repeated="2" table:style-name="ce67" table:content-validation-name="val8" office:value-type="currency" office:currency="EUR" office:value="0" calcext:value-type="currency">
            <text:p>0 €</text:p>
          </table:table-cell>
          <table:table-cell table:style-name="ce67" table:content-validation-name="val8" office:value-type="currency" office:currency="EUR" office:value="163938600" calcext:value-type="currency">
            <text:p>163,938,600 €</text:p>
          </table:table-cell>
          <table:table-cell table:style-name="ce67" table:content-validation-name="val8" office:value-type="currency" office:currency="EUR" office:value="242343800" calcext:value-type="currency">
            <text:p>242,343,800 €</text:p>
          </table:table-cell>
          <table:table-cell table:style-name="ce95" table:content-validation-name="val8" table:formula="of:=SUM([.C7];[.F7];[.D7];[.E7])" office:value-type="currency" office:currency="EUR" office:value="406282400" calcext:value-type="currency">
            <text:p>406,282,400 €</text:p>
          </table:table-cell>
          <table:table-cell table:style-name="ce67" table:content-validation-name="val8" office:value-type="currency" office:currency="EUR" office:value="6746300" calcext:value-type="currency">
            <text:p>6,746,300 €</text:p>
          </table:table-cell>
          <table:table-cell table:style-name="ce67" table:content-validation-name="val8" office:value-type="currency" office:currency="EUR" office:value="6909800" calcext:value-type="currency">
            <text:p>6,909,800 €</text:p>
          </table:table-cell>
          <table:table-cell table:style-name="ce67" table:content-validation-name="val8" office:value-type="currency" office:currency="EUR" office:value="158322700" calcext:value-type="currency">
            <text:p>158,322,700 €</text:p>
          </table:table-cell>
          <table:table-cell table:style-name="ce67" table:content-validation-name="val8" office:value-type="currency" office:currency="EUR" office:value="13630500" calcext:value-type="currency">
            <text:p>13,630,500 €</text:p>
          </table:table-cell>
          <table:table-cell table:style-name="ce67" table:content-validation-name="val8" office:value-type="currency" office:currency="EUR" office:value="105554400" calcext:value-type="currency">
            <text:p>105,554,400 €</text:p>
          </table:table-cell>
          <table:table-cell table:style-name="ce67" table:content-validation-name="val8" office:value-type="currency" office:currency="EUR" office:value="0" calcext:value-type="currency">
            <text:p>0 €</text:p>
          </table:table-cell>
          <table:table-cell table:style-name="ce31" table:content-validation-name="val8" table:formula="of:=SUM([.H7:.M7])" office:value-type="currency" office:currency="EUR" office:value="291163700" calcext:value-type="currency">
            <text:p>291,163,700 €</text:p>
          </table:table-cell>
          <table:table-cell table:style-name="ce30" table:content-validation-name="val8" table:formula="of:=[.G7]-[.N7]" office:value-type="currency" office:currency="EUR" office:value="115118700" calcext:value-type="currency">
            <text:p>115,118,700 €</text:p>
          </table:table-cell>
          <table:table-cell table:style-name="ce67" table:content-validation-name="val8" office:value-type="currency" office:currency="EUR" office:value="183599500" calcext:value-type="currency">
            <text:p>183,599,500 €</text:p>
          </table:table-cell>
          <table:table-cell table:style-name="ce4"/>
          <table:table-cell table:style-name="ce41" office:value-type="string" calcext:value-type="string">
            <text:p>07 04 25</text:p>
          </table:table-cell>
          <table:table-cell table:style-name="ce4" office:value-type="string" calcext:value-type="string">
            <text:p>Fördertopf "Meisterkredit"</text:p>
          </table:table-cell>
          <table:table-cell table:number-columns-repeated="4" table:style-name="ce67" table:content-validation-name="val8" office:value-type="currency" office:currency="EUR" office:value="0" calcext:value-type="currency">
            <text:p>0 €</text:p>
          </table:table-cell>
          <table:table-cell table:style-name="ce95" table:content-validation-name="val8" table:formula="of:=SUM([.T7];[.W7];[.U7];[.V7])" office:value-type="currency" office:currency="EUR" office:value="0" calcext:value-type="currency">
            <text:p>0 €</text:p>
          </table:table-cell>
          <table:table-cell table:number-columns-repeated="2" table:style-name="ce67" table:content-validation-name="val8" office:value-type="currency" office:currency="EUR" office:value="0" calcext:value-type="currency">
            <text:p>0 €</text:p>
          </table:table-cell>
          <table:table-cell table:style-name="ce67" table:content-validation-name="val8" office:value-type="currency" office:currency="EUR" office:value="10000000" calcext:value-type="currency">
            <text:p>10,000,000 €</text:p>
          </table:table-cell>
          <table:table-cell table:number-columns-repeated="3" table:style-name="ce67" table:content-validation-name="val8" office:value-type="currency" office:currency="EUR" office:value="0" calcext:value-type="currency">
            <text:p>0 €</text:p>
          </table:table-cell>
          <table:table-cell table:style-name="ce31" table:content-validation-name="val8" table:formula="of:=SUM([.Y7:.AD7])" office:value-type="currency" office:currency="EUR" office:value="10000000" calcext:value-type="currency">
            <text:p>10,000,000 €</text:p>
          </table:table-cell>
          <table:table-cell table:style-name="ce30" table:content-validation-name="val8" table:formula="of:=[.X7]-[.AE7]" office:value-type="currency" office:currency="EUR" office:value="-10000000" calcext:value-type="currency">
            <text:p>-10,000,000 €</text:p>
          </table:table-cell>
          <table:table-cell table:style-name="ce67" table:content-validation-name="val8" office:value-type="currency" office:currency="EUR" office:value="0" calcext:value-type="currency">
            <text:p>0 €</text:p>
          </table:table-cell>
          <table:table-cell table:number-columns-repeated="991"/>
        </table:table-row>
        <table:table-row table:style-name="ro2">
          <table:table-cell table:style-name="ce41" office:value-type="string" calcext:value-type="string">
            <text:p>07 12</text:p>
          </table:table-cell>
          <table:table-cell table:style-name="ce4" office:value-type="string" calcext:value-type="string">
            <text:p>Europäischer Sozialfonds Plus (ESF+) - Förderzeitraum 2021-2027</text:p>
          </table:table-cell>
          <table:table-cell table:number-columns-repeated="2" table:style-name="ce67" table:content-validation-name="val8" office:value-type="currency" office:currency="EUR" office:value="0" calcext:value-type="currency">
            <text:p>0 €</text:p>
          </table:table-cell>
          <table:table-cell table:style-name="ce67" table:content-validation-name="val8" office:value-type="currency" office:currency="EUR" office:value="124289500" calcext:value-type="currency">
            <text:p>124,289,500 €</text:p>
          </table:table-cell>
          <table:table-cell table:style-name="ce67" table:content-validation-name="val8" office:value-type="currency" office:currency="EUR" office:value="0" calcext:value-type="currency">
            <text:p>0 €</text:p>
          </table:table-cell>
          <table:table-cell table:style-name="ce95" table:content-validation-name="val8" table:formula="of:=SUM([.C8];[.F8];[.D8];[.E8])" office:value-type="currency" office:currency="EUR" office:value="124289500" calcext:value-type="currency">
            <text:p>124,289,500 €</text:p>
          </table:table-cell>
          <table:table-cell table:style-name="ce67" table:content-validation-name="val8" office:value-type="currency" office:currency="EUR" office:value="4714500" calcext:value-type="currency">
            <text:p>4,714,500 €</text:p>
          </table:table-cell>
          <table:table-cell table:style-name="ce67" table:content-validation-name="val8" office:value-type="currency" office:currency="EUR" office:value="3848900" calcext:value-type="currency">
            <text:p>3,848,900 €</text:p>
          </table:table-cell>
          <table:table-cell table:style-name="ce67" table:content-validation-name="val8" office:value-type="currency" office:currency="EUR" office:value="89834400" calcext:value-type="currency">
            <text:p>89,834,400 €</text:p>
          </table:table-cell>
          <table:table-cell table:style-name="ce67" table:content-validation-name="val8" office:value-type="currency" office:currency="EUR" office:value="0" calcext:value-type="currency">
            <text:p>0 €</text:p>
          </table:table-cell>
          <table:table-cell table:style-name="ce67" table:content-validation-name="val8" office:value-type="currency" office:currency="EUR" office:value="1333300" calcext:value-type="currency">
            <text:p>1,333,300 €</text:p>
          </table:table-cell>
          <table:table-cell table:style-name="ce67" table:content-validation-name="val8" office:value-type="currency" office:currency="EUR" office:value="0" calcext:value-type="currency">
            <text:p>0 €</text:p>
          </table:table-cell>
          <table:table-cell table:style-name="ce31" table:content-validation-name="val8" table:formula="of:=SUM([.H8:.M8])" office:value-type="currency" office:currency="EUR" office:value="99731100" calcext:value-type="currency">
            <text:p>99,731,100 €</text:p>
          </table:table-cell>
          <table:table-cell table:style-name="ce30" table:content-validation-name="val8" table:formula="of:=[.G8]-[.N8]" office:value-type="currency" office:currency="EUR" office:value="24558400" calcext:value-type="currency">
            <text:p>24,558,400 €</text:p>
          </table:table-cell>
          <table:table-cell table:style-name="ce67" table:content-validation-name="val8" office:value-type="currency" office:currency="EUR" office:value="76500000" calcext:value-type="currency">
            <text:p>76,500,000 €</text:p>
          </table:table-cell>
          <table:table-cell table:style-name="ce4"/>
          <table:table-cell table:style-name="ce41" office:value-type="string" calcext:value-type="string">
            <text:p>07 10</text:p>
          </table:table-cell>
          <table:table-cell table:style-name="ce4" office:value-type="string" calcext:value-type="string">
            <text:p>Europäische Struktur- und Investitionsfonds (ESIF)</text:p>
          </table:table-cell>
          <table:table-cell table:number-columns-repeated="2" table:style-name="ce67" table:content-validation-name="val8" office:value-type="currency" office:currency="EUR" office:value="0" calcext:value-type="currency">
            <text:p>0 €</text:p>
          </table:table-cell>
          <table:table-cell table:style-name="ce67" table:content-validation-name="val8" office:value-type="currency" office:currency="EUR" office:value="907620200" calcext:value-type="currency">
            <text:p>907,620,200 €</text:p>
          </table:table-cell>
          <table:table-cell table:style-name="ce67" table:content-validation-name="val8" office:value-type="currency" office:currency="EUR" office:value="17000000" calcext:value-type="currency">
            <text:p>17,000,000 €</text:p>
          </table:table-cell>
          <table:table-cell table:style-name="ce95" table:content-validation-name="val8" table:formula="of:=SUM([.T8];[.W8];[.U8];[.V8])" office:value-type="currency" office:currency="EUR" office:value="924620200" calcext:value-type="currency">
            <text:p>924,620,200 €</text:p>
          </table:table-cell>
          <table:table-cell table:style-name="ce67" table:content-validation-name="val8" office:value-type="currency" office:currency="EUR" office:value="3270000" calcext:value-type="currency">
            <text:p>3,270,000 €</text:p>
          </table:table-cell>
          <table:table-cell table:style-name="ce67" table:content-validation-name="val8" office:value-type="currency" office:currency="EUR" office:value="5340000" calcext:value-type="currency">
            <text:p>5,340,000 €</text:p>
          </table:table-cell>
          <table:table-cell table:style-name="ce67" table:content-validation-name="val8" office:value-type="currency" office:currency="EUR" office:value="578622000" calcext:value-type="currency">
            <text:p>578,622,000 €</text:p>
          </table:table-cell>
          <table:table-cell table:style-name="ce67" table:content-validation-name="val8" office:value-type="currency" office:currency="EUR" office:value="0" calcext:value-type="currency">
            <text:p>0 €</text:p>
          </table:table-cell>
          <table:table-cell table:style-name="ce67" table:content-validation-name="val8" office:value-type="currency" office:currency="EUR" office:value="401072300" calcext:value-type="currency">
            <text:p>401,072,300 €</text:p>
          </table:table-cell>
          <table:table-cell table:style-name="ce67" table:content-validation-name="val8" office:value-type="currency" office:currency="EUR" office:value="0" calcext:value-type="currency">
            <text:p>0 €</text:p>
          </table:table-cell>
          <table:table-cell table:style-name="ce31" table:content-validation-name="val8" table:formula="of:=SUM([.Y8:.AD8])" office:value-type="currency" office:currency="EUR" office:value="988304300" calcext:value-type="currency">
            <text:p>988,304,300 €</text:p>
          </table:table-cell>
          <table:table-cell table:style-name="ce30" table:content-validation-name="val8" table:formula="of:=[.X8]-[.AE8]" office:value-type="currency" office:currency="EUR" office:value="-63684100" calcext:value-type="currency">
            <text:p>-63,684,100 €</text:p>
          </table:table-cell>
          <table:table-cell table:style-name="ce67" table:content-validation-name="val8" office:value-type="currency" office:currency="EUR" office:value="687720000" calcext:value-type="currency">
            <text:p>687,720,000 €</text:p>
          </table:table-cell>
          <table:table-cell table:number-columns-repeated="991"/>
        </table:table-row>
        <table:table-row table:style-name="ro2">
          <table:table-cell table:style-name="ce4" office:value-type="string" calcext:value-type="string">
            <text:p>07 13</text:p>
          </table:table-cell>
          <table:table-cell table:style-name="ce4" office:value-type="string" calcext:value-type="string">
            <text:p>Just Transition Fund (JTF) - Förderzeitraum 2021-2027</text:p>
          </table:table-cell>
          <table:table-cell table:number-columns-repeated="2" table:style-name="ce67" table:content-validation-name="val8" office:value-type="currency" office:currency="EUR" office:value="0" calcext:value-type="currency">
            <text:p>0 €</text:p>
          </table:table-cell>
          <table:table-cell table:style-name="ce67" table:content-validation-name="val8" office:value-type="currency" office:currency="EUR" office:value="14496300" calcext:value-type="currency">
            <text:p>14,496,300 €</text:p>
          </table:table-cell>
          <table:table-cell table:style-name="ce67" table:content-validation-name="val8" office:value-type="currency" office:currency="EUR" office:value="103365700" calcext:value-type="currency">
            <text:p>103,365,700 €</text:p>
          </table:table-cell>
          <table:table-cell table:style-name="ce95" table:content-validation-name="val8" table:formula="of:=SUM([.C9];[.F9];[.D9];[.E9])" office:value-type="currency" office:currency="EUR" office:value="117862000" calcext:value-type="currency">
            <text:p>117,862,000 €</text:p>
          </table:table-cell>
          <table:table-cell table:style-name="ce67" table:content-validation-name="val8" office:value-type="currency" office:currency="EUR" office:value="5259300" calcext:value-type="currency">
            <text:p>5,259,300 €</text:p>
          </table:table-cell>
          <table:table-cell table:style-name="ce67" table:content-validation-name="val8" office:value-type="currency" office:currency="EUR" office:value="481200" calcext:value-type="currency">
            <text:p>481,200 €</text:p>
          </table:table-cell>
          <table:table-cell table:style-name="ce67" table:content-validation-name="val8" office:value-type="currency" office:currency="EUR" office:value="7125600" calcext:value-type="currency">
            <text:p>7,125,600 €</text:p>
          </table:table-cell>
          <table:table-cell table:style-name="ce67" table:content-validation-name="val8" office:value-type="currency" office:currency="EUR" office:value="0" calcext:value-type="currency">
            <text:p>0 €</text:p>
          </table:table-cell>
          <table:table-cell table:style-name="ce67" table:content-validation-name="val8" office:value-type="currency" office:currency="EUR" office:value="64532200" calcext:value-type="currency">
            <text:p>64,532,200 €</text:p>
          </table:table-cell>
          <table:table-cell table:style-name="ce67" table:content-validation-name="val8" office:value-type="currency" office:currency="EUR" office:value="0" calcext:value-type="currency">
            <text:p>0 €</text:p>
          </table:table-cell>
          <table:table-cell table:style-name="ce31" table:content-validation-name="val8" table:formula="of:=SUM([.H9:.M9])" office:value-type="currency" office:currency="EUR" office:value="77398300" calcext:value-type="currency">
            <text:p>77,398,300 €</text:p>
          </table:table-cell>
          <table:table-cell table:style-name="ce30" table:content-validation-name="val8" table:formula="of:=[.G9]-[.N9]" office:value-type="currency" office:currency="EUR" office:value="40463700" calcext:value-type="currency">
            <text:p>40,463,700 €</text:p>
          </table:table-cell>
          <table:table-cell table:style-name="ce67" table:content-validation-name="val8" office:value-type="currency" office:currency="EUR" office:value="79997500" calcext:value-type="currency">
            <text:p>79,997,500 €</text:p>
          </table:table-cell>
          <table:table-cell table:style-name="ce4"/>
          <table:table-cell table:style-name="ce41" office:value-type="string" calcext:value-type="string">
            <text:p>07 11</text:p>
          </table:table-cell>
          <table:table-cell table:style-name="ce4" office:value-type="string" calcext:value-type="string">
            <text:p>Europäischer Fonds für regionale Entwicklung (EFRE) - Förderzeitraum 2021-2027</text:p>
          </table:table-cell>
          <table:table-cell table:number-columns-repeated="2" table:style-name="ce67" table:content-validation-name="val8" office:value-type="currency" office:currency="EUR" office:value="0" calcext:value-type="currency">
            <text:p>0 €</text:p>
          </table:table-cell>
          <table:table-cell table:style-name="ce67" table:content-validation-name="val8" office:value-type="currency" office:currency="EUR" office:value="163938600" calcext:value-type="currency">
            <text:p>163,938,600 €</text:p>
          </table:table-cell>
          <table:table-cell table:style-name="ce67" table:content-validation-name="val8" office:value-type="currency" office:currency="EUR" office:value="242933600" calcext:value-type="currency">
            <text:p>242,933,600 €</text:p>
          </table:table-cell>
          <table:table-cell table:style-name="ce95" table:content-validation-name="val8" table:formula="of:=SUM([.T9];[.W9];[.U9];[.V9])" office:value-type="currency" office:currency="EUR" office:value="406872200" calcext:value-type="currency">
            <text:p>406,872,200 €</text:p>
          </table:table-cell>
          <table:table-cell table:style-name="ce67" table:content-validation-name="val8" office:value-type="currency" office:currency="EUR" office:value="6746300" calcext:value-type="currency">
            <text:p>6,746,300 €</text:p>
          </table:table-cell>
          <table:table-cell table:style-name="ce67" table:content-validation-name="val8" office:value-type="currency" office:currency="EUR" office:value="6909800" calcext:value-type="currency">
            <text:p>6,909,800 €</text:p>
          </table:table-cell>
          <table:table-cell table:style-name="ce67" table:content-validation-name="val8" office:value-type="currency" office:currency="EUR" office:value="157725100" calcext:value-type="currency">
            <text:p>157,725,100 €</text:p>
          </table:table-cell>
          <table:table-cell table:style-name="ce67" table:content-validation-name="val8" office:value-type="currency" office:currency="EUR" office:value="13630500" calcext:value-type="currency">
            <text:p>13,630,500 €</text:p>
          </table:table-cell>
          <table:table-cell table:style-name="ce67" table:content-validation-name="val8" office:value-type="currency" office:currency="EUR" office:value="105554400" calcext:value-type="currency">
            <text:p>105,554,400 €</text:p>
          </table:table-cell>
          <table:table-cell table:style-name="ce67" table:content-validation-name="val8" office:value-type="currency" office:currency="EUR" office:value="0" calcext:value-type="currency">
            <text:p>0 €</text:p>
          </table:table-cell>
          <table:table-cell table:style-name="ce31" table:content-validation-name="val8" table:formula="of:=SUM([.Y9:.AD9])" office:value-type="currency" office:currency="EUR" office:value="290566100" calcext:value-type="currency">
            <text:p>290,566,100 €</text:p>
          </table:table-cell>
          <table:table-cell table:style-name="ce30" table:content-validation-name="val8" table:formula="of:=[.X9]-[.AE9]" office:value-type="currency" office:currency="EUR" office:value="116306100" calcext:value-type="currency">
            <text:p>116,306,100 €</text:p>
          </table:table-cell>
          <table:table-cell table:style-name="ce67" table:content-validation-name="val8" office:value-type="currency" office:currency="EUR" office:value="161949500" calcext:value-type="currency">
            <text:p>161,949,500 €</text:p>
          </table:table-cell>
          <table:table-cell table:number-columns-repeated="991"/>
        </table:table-row>
        <table:table-row table:style-name="ro2">
          <table:table-cell table:style-name="ce41" office:value-type="string" calcext:value-type="string">
            <text:p>07 20</text:p>
          </table:table-cell>
          <table:table-cell table:style-name="ce4" office:value-type="string" calcext:value-type="string">
            <text:p>Landesamt für Bergbau, Geologie und Rohstoffe</text:p>
          </table:table-cell>
          <table:table-cell table:style-name="ce67" table:content-validation-name="val8" office:value-type="currency" office:currency="EUR" office:value="0" calcext:value-type="currency">
            <text:p>0 €</text:p>
          </table:table-cell>
          <table:table-cell table:style-name="ce67" table:content-validation-name="val8" office:value-type="currency" office:currency="EUR" office:value="12359000" calcext:value-type="currency">
            <text:p>12,359,000 €</text:p>
          </table:table-cell>
          <table:table-cell table:style-name="ce67" table:content-validation-name="val8" office:value-type="currency" office:currency="EUR" office:value="1490000" calcext:value-type="currency">
            <text:p>1,490,000 €</text:p>
          </table:table-cell>
          <table:table-cell table:style-name="ce67" table:content-validation-name="val8" office:value-type="currency" office:currency="EUR" office:value="0" calcext:value-type="currency">
            <text:p>0 €</text:p>
          </table:table-cell>
          <table:table-cell table:style-name="ce95" table:content-validation-name="val8" table:formula="of:=SUM([.C10];[.F10];[.D10];[.E10])" office:value-type="currency" office:currency="EUR" office:value="13849000" calcext:value-type="currency">
            <text:p>13,849,000 €</text:p>
          </table:table-cell>
          <table:table-cell table:style-name="ce67" table:content-validation-name="val8" office:value-type="currency" office:currency="EUR" office:value="30748300" calcext:value-type="currency">
            <text:p>30,748,300 €</text:p>
          </table:table-cell>
          <table:table-cell table:style-name="ce67" table:content-validation-name="val8" office:value-type="currency" office:currency="EUR" office:value="12435100" calcext:value-type="currency">
            <text:p>12,435,100 €</text:p>
          </table:table-cell>
          <table:table-cell table:style-name="ce67" table:content-validation-name="val8" office:value-type="currency" office:currency="EUR" office:value="639100" calcext:value-type="currency">
            <text:p>639,100 €</text:p>
          </table:table-cell>
          <table:table-cell table:style-name="ce67" table:content-validation-name="val8" office:value-type="currency" office:currency="EUR" office:value="580000" calcext:value-type="currency">
            <text:p>580,000 €</text:p>
          </table:table-cell>
          <table:table-cell table:style-name="ce67" table:content-validation-name="val8" office:value-type="currency" office:currency="EUR" office:value="93996200" calcext:value-type="currency">
            <text:p>93,996,200 €</text:p>
          </table:table-cell>
          <table:table-cell table:style-name="ce67" table:content-validation-name="val8" office:value-type="currency" office:currency="EUR" office:value="493200" calcext:value-type="currency">
            <text:p>493,200 €</text:p>
          </table:table-cell>
          <table:table-cell table:style-name="ce31" table:content-validation-name="val8" table:formula="of:=SUM([.H10:.M10])" office:value-type="currency" office:currency="EUR" office:value="138891900" calcext:value-type="currency">
            <text:p>138,891,900 €</text:p>
          </table:table-cell>
          <table:table-cell table:style-name="ce30" table:content-validation-name="val8" table:formula="of:=[.G10]-[.N10]" office:value-type="currency" office:currency="EUR" office:value="-125042900" calcext:value-type="currency">
            <text:p>-125,042,900 €</text:p>
          </table:table-cell>
          <table:table-cell table:style-name="ce67" table:content-validation-name="val8" office:value-type="currency" office:currency="EUR" office:value="35603000" calcext:value-type="currency">
            <text:p>35,603,000 €</text:p>
          </table:table-cell>
          <table:table-cell/>
          <table:table-cell table:style-name="ce41" office:value-type="string" calcext:value-type="string">
            <text:p>07 12</text:p>
          </table:table-cell>
          <table:table-cell table:style-name="ce4" office:value-type="string" calcext:value-type="string">
            <text:p>Europäischer Sozialfonds Plus (ESF+) - Förderzeitraum 2021-2027</text:p>
          </table:table-cell>
          <table:table-cell table:number-columns-repeated="2" table:style-name="ce67" table:content-validation-name="val8" office:value-type="currency" office:currency="EUR" office:value="0" calcext:value-type="currency">
            <text:p>0 €</text:p>
          </table:table-cell>
          <table:table-cell table:style-name="ce67" table:content-validation-name="val8" office:value-type="currency" office:currency="EUR" office:value="122440500" calcext:value-type="currency">
            <text:p>122,440,500 €</text:p>
          </table:table-cell>
          <table:table-cell table:style-name="ce67" table:content-validation-name="val8" office:value-type="currency" office:currency="EUR" office:value="0" calcext:value-type="currency">
            <text:p>0 €</text:p>
          </table:table-cell>
          <table:table-cell table:style-name="ce95" table:content-validation-name="val8" table:formula="of:=SUM([.T10];[.W10];[.U10];[.V10])" office:value-type="currency" office:currency="EUR" office:value="122440500" calcext:value-type="currency">
            <text:p>122,440,500 €</text:p>
          </table:table-cell>
          <table:table-cell table:style-name="ce67" table:content-validation-name="val8" office:value-type="currency" office:currency="EUR" office:value="4810200" calcext:value-type="currency">
            <text:p>4,810,200 €</text:p>
          </table:table-cell>
          <table:table-cell table:style-name="ce67" table:content-validation-name="val8" office:value-type="currency" office:currency="EUR" office:value="3770200" calcext:value-type="currency">
            <text:p>3,770,200 €</text:p>
          </table:table-cell>
          <table:table-cell table:style-name="ce67" table:content-validation-name="val8" office:value-type="currency" office:currency="EUR" office:value="96706700" calcext:value-type="currency">
            <text:p>96,706,700 €</text:p>
          </table:table-cell>
          <table:table-cell table:style-name="ce67" table:content-validation-name="val8" office:value-type="currency" office:currency="EUR" office:value="0" calcext:value-type="currency">
            <text:p>0 €</text:p>
          </table:table-cell>
          <table:table-cell table:style-name="ce67" table:content-validation-name="val8" office:value-type="currency" office:currency="EUR" office:value="1333300" calcext:value-type="currency">
            <text:p>1,333,300 €</text:p>
          </table:table-cell>
          <table:table-cell table:style-name="ce67" table:content-validation-name="val8" office:value-type="currency" office:currency="EUR" office:value="0" calcext:value-type="currency">
            <text:p>0 €</text:p>
          </table:table-cell>
          <table:table-cell table:style-name="ce31" table:content-validation-name="val8" table:formula="of:=SUM([.Y10:.AD10])" office:value-type="currency" office:currency="EUR" office:value="106620400" calcext:value-type="currency">
            <text:p>106,620,400 €</text:p>
          </table:table-cell>
          <table:table-cell table:style-name="ce30" table:content-validation-name="val8" table:formula="of:=[.X10]-[.AE10]" office:value-type="currency" office:currency="EUR" office:value="15820100" calcext:value-type="currency">
            <text:p>15,820,100 €</text:p>
          </table:table-cell>
          <table:table-cell table:style-name="ce67" table:content-validation-name="val8" office:value-type="currency" office:currency="EUR" office:value="76000000" calcext:value-type="currency">
            <text:p>76,000,000 €</text:p>
          </table:table-cell>
          <table:table-cell table:number-columns-repeated="991"/>
        </table:table-row>
        <table:table-row table:style-name="ro2">
          <table:table-cell table:style-name="ce41" office:value-type="string" calcext:value-type="string">
            <text:p>07 30</text:p>
          </table:table-cell>
          <table:table-cell table:style-name="ce4" office:value-type="string" calcext:value-type="string">
            <text:p>Landesamt für Eichwesen</text:p>
          </table:table-cell>
          <table:table-cell table:style-name="ce67" table:content-validation-name="val8" office:value-type="currency" office:currency="EUR" office:value="0" calcext:value-type="currency">
            <text:p>0 €</text:p>
          </table:table-cell>
          <table:table-cell table:style-name="ce67" table:content-validation-name="val8" office:value-type="currency" office:currency="EUR" office:value="6758000" calcext:value-type="currency">
            <text:p>6,758,000 €</text:p>
          </table:table-cell>
          <table:table-cell table:style-name="ce67" table:content-validation-name="val8" office:value-type="currency" office:currency="EUR" office:value="2172000" calcext:value-type="currency">
            <text:p>2,172,000 €</text:p>
          </table:table-cell>
          <table:table-cell table:style-name="ce67" table:content-validation-name="val8" office:value-type="currency" office:currency="EUR" office:value="0" calcext:value-type="currency">
            <text:p>0 €</text:p>
          </table:table-cell>
          <table:table-cell table:style-name="ce95" table:content-validation-name="val8" table:formula="of:=SUM([.C11];[.F11];[.D11];[.E11])" office:value-type="currency" office:currency="EUR" office:value="8930000" calcext:value-type="currency">
            <text:p>8,930,000 €</text:p>
          </table:table-cell>
          <table:table-cell table:style-name="ce67" table:content-validation-name="val8" office:value-type="currency" office:currency="EUR" office:value="3212900" calcext:value-type="currency">
            <text:p>3,212,900 €</text:p>
          </table:table-cell>
          <table:table-cell table:style-name="ce67" table:content-validation-name="val8" office:value-type="currency" office:currency="EUR" office:value="2616100" calcext:value-type="currency">
            <text:p>2,616,100 €</text:p>
          </table:table-cell>
          <table:table-cell table:style-name="ce67" table:content-validation-name="val8" office:value-type="currency" office:currency="EUR" office:value="4917800" calcext:value-type="currency">
            <text:p>4,917,800 €</text:p>
          </table:table-cell>
          <table:table-cell table:style-name="ce67" table:content-validation-name="val8" office:value-type="currency" office:currency="EUR" office:value="0" calcext:value-type="currency">
            <text:p>0 €</text:p>
          </table:table-cell>
          <table:table-cell table:style-name="ce67" table:content-validation-name="val8" office:value-type="currency" office:currency="EUR" office:value="940000" calcext:value-type="currency">
            <text:p>940,000 €</text:p>
          </table:table-cell>
          <table:table-cell table:style-name="ce67" table:content-validation-name="val8" office:value-type="currency" office:currency="EUR" office:value="0" calcext:value-type="currency">
            <text:p>0 €</text:p>
          </table:table-cell>
          <table:table-cell table:style-name="ce31" table:content-validation-name="val8" table:formula="of:=SUM([.H11:.M11])" office:value-type="currency" office:currency="EUR" office:value="11686800" calcext:value-type="currency">
            <text:p>11,686,800 €</text:p>
          </table:table-cell>
          <table:table-cell table:style-name="ce30" table:content-validation-name="val8" table:formula="of:=[.G11]-[.N11]" office:value-type="currency" office:currency="EUR" office:value="-2756800" calcext:value-type="currency">
            <text:p>-2,756,800 €</text:p>
          </table:table-cell>
          <table:table-cell table:style-name="ce67" table:content-validation-name="val8" office:value-type="currency" office:currency="EUR" office:value="0" calcext:value-type="currency">
            <text:p>0 €</text:p>
          </table:table-cell>
          <table:table-cell table:style-name="ce4"/>
          <table:table-cell table:style-name="ce4" office:value-type="string" calcext:value-type="string">
            <text:p>07 13</text:p>
          </table:table-cell>
          <table:table-cell table:style-name="ce4" office:value-type="string" calcext:value-type="string">
            <text:p>Just Transition Fund (JTF) - Förderzeitraum 2021-2027</text:p>
          </table:table-cell>
          <table:table-cell table:style-name="ce67" table:content-validation-name="val8" office:value-type="currency" office:currency="EUR" office:value="0" calcext:value-type="currency">
            <text:p>0 €</text:p>
          </table:table-cell>
          <table:table-cell table:style-name="ce69" table:content-validation-name="val8" office:value-type="currency" office:currency="EUR" office:value="0" calcext:value-type="currency">
            <text:p>0 €</text:p>
          </table:table-cell>
          <table:table-cell table:style-name="ce69" table:content-validation-name="val8" office:value-type="currency" office:currency="EUR" office:value="5881100" calcext:value-type="currency">
            <text:p>5,881,100 €</text:p>
          </table:table-cell>
          <table:table-cell table:style-name="ce69" table:content-validation-name="val8" office:value-type="currency" office:currency="EUR" office:value="36384500" calcext:value-type="currency">
            <text:p>36,384,500 €</text:p>
          </table:table-cell>
          <table:table-cell table:style-name="ce95" table:content-validation-name="val8" table:formula="of:=SUM([.T11];[.W11];[.U11];[.V11])" office:value-type="currency" office:currency="EUR" office:value="42265600" calcext:value-type="currency">
            <text:p>42,265,600 €</text:p>
          </table:table-cell>
          <table:table-cell table:style-name="ce69" table:content-validation-name="val8" office:value-type="currency" office:currency="EUR" office:value="742100" calcext:value-type="currency">
            <text:p>742,100 €</text:p>
          </table:table-cell>
          <table:table-cell table:style-name="ce69" table:content-validation-name="val8" office:value-type="currency" office:currency="EUR" office:value="481200" calcext:value-type="currency">
            <text:p>481,200 €</text:p>
          </table:table-cell>
          <table:table-cell table:style-name="ce69" table:content-validation-name="val8" office:value-type="currency" office:currency="EUR" office:value="2194900" calcext:value-type="currency">
            <text:p>2,194,900 €</text:p>
          </table:table-cell>
          <table:table-cell table:style-name="ce69" table:content-validation-name="val8" office:value-type="currency" office:currency="EUR" office:value="0" calcext:value-type="currency">
            <text:p>0 €</text:p>
          </table:table-cell>
          <table:table-cell table:style-name="ce69" table:content-validation-name="val8" office:value-type="currency" office:currency="EUR" office:value="19876500" calcext:value-type="currency">
            <text:p>19,876,500 €</text:p>
          </table:table-cell>
          <table:table-cell table:style-name="ce69" table:content-validation-name="val8" office:value-type="currency" office:currency="EUR" office:value="0" calcext:value-type="currency">
            <text:p>0 €</text:p>
          </table:table-cell>
          <table:table-cell table:style-name="ce31" table:content-validation-name="val8" table:formula="of:=SUM([.Y11:.AD11])" office:value-type="currency" office:currency="EUR" office:value="23294700" calcext:value-type="currency">
            <text:p>23,294,700 €</text:p>
          </table:table-cell>
          <table:table-cell table:style-name="ce30" table:content-validation-name="val8" table:formula="of:=[.X11]-[.AE11]" office:value-type="currency" office:currency="EUR" office:value="18970900" calcext:value-type="currency">
            <text:p>18,970,900 €</text:p>
          </table:table-cell>
          <table:table-cell table:style-name="ce71" table:content-validation-name="val8" office:value-type="currency" office:currency="EUR" office:value="47140000" calcext:value-type="currency">
            <text:p>47,140,000 €</text:p>
          </table:table-cell>
          <table:table-cell table:number-columns-repeated="991"/>
        </table:table-row>
        <table:table-row table:style-name="ro2">
          <table:table-cell table:style-name="ce4" office:value-type="string" calcext:value-type="string">
            <text:p>07 40</text:p>
          </table:table-cell>
          <table:table-cell table:style-name="ce4" office:value-type="string" calcext:value-type="string">
            <text:p>Digitalagentur Ostdeutschland</text:p>
          </table:table-cell>
          <table:table-cell table:number-columns-repeated="4" table:style-name="ce67" table:content-validation-name="val8" office:value-type="currency" office:currency="EUR" office:value="0" calcext:value-type="currency">
            <text:p>0 €</text:p>
          </table:table-cell>
          <table:table-cell table:style-name="ce95" table:content-validation-name="val8" table:formula="of:=SUM([.C12];[.F12];[.D12];[.E12])" office:value-type="currency" office:currency="EUR" office:value="0" calcext:value-type="currency">
            <text:p>0 €</text:p>
          </table:table-cell>
          <table:table-cell table:style-name="ce67" table:content-validation-name="val8" office:value-type="currency" office:currency="EUR" office:value="1562200" calcext:value-type="currency">
            <text:p>1,562,200 €</text:p>
          </table:table-cell>
          <table:table-cell table:style-name="ce67" table:content-validation-name="val8" office:value-type="currency" office:currency="EUR" office:value="454400" calcext:value-type="currency">
            <text:p>454,400 €</text:p>
          </table:table-cell>
          <table:table-cell table:number-columns-repeated="2" table:style-name="ce67" table:content-validation-name="val8" office:value-type="currency" office:currency="EUR" office:value="0" calcext:value-type="currency">
            <text:p>0 €</text:p>
          </table:table-cell>
          <table:table-cell table:style-name="ce67" table:content-validation-name="val8" office:value-type="currency" office:currency="EUR" office:value="157500" calcext:value-type="currency">
            <text:p>157,500 €</text:p>
          </table:table-cell>
          <table:table-cell table:style-name="ce67" table:content-validation-name="val8" office:value-type="currency" office:currency="EUR" office:value="0" calcext:value-type="currency">
            <text:p>0 €</text:p>
          </table:table-cell>
          <table:table-cell table:style-name="ce31" table:content-validation-name="val8" table:formula="of:=SUM([.H12:.M12])" office:value-type="currency" office:currency="EUR" office:value="2174100" calcext:value-type="currency">
            <text:p>2,174,100 €</text:p>
          </table:table-cell>
          <table:table-cell table:style-name="ce30" table:content-validation-name="val8" table:formula="of:=[.G12]-[.N12]" office:value-type="currency" office:currency="EUR" office:value="-2174100" calcext:value-type="currency">
            <text:p>-2,174,100 €</text:p>
          </table:table-cell>
          <table:table-cell table:style-name="ce67" table:content-validation-name="val8" office:value-type="currency" office:currency="EUR" office:value="232000" calcext:value-type="currency">
            <text:p>232,000 €</text:p>
          </table:table-cell>
          <table:table-cell table:style-name="ce4"/>
          <table:table-cell table:style-name="ce41" office:value-type="string" calcext:value-type="string">
            <text:p>07 20</text:p>
          </table:table-cell>
          <table:table-cell table:style-name="ce4" office:value-type="string" calcext:value-type="string">
            <text:p>Landesamt für Bergbau, Geologie und Rohstoffe</text:p>
          </table:table-cell>
          <table:table-cell table:style-name="ce67" table:content-validation-name="val8" office:value-type="currency" office:currency="EUR" office:value="0" calcext:value-type="currency">
            <text:p>0 €</text:p>
          </table:table-cell>
          <table:table-cell table:style-name="ce67" table:content-validation-name="val8" office:value-type="currency" office:currency="EUR" office:value="13901700" calcext:value-type="currency">
            <text:p>13,901,700 €</text:p>
          </table:table-cell>
          <table:table-cell table:style-name="ce67" table:content-validation-name="val8" office:value-type="currency" office:currency="EUR" office:value="1490000" calcext:value-type="currency">
            <text:p>1,490,000 €</text:p>
          </table:table-cell>
          <table:table-cell table:style-name="ce67" table:content-validation-name="val8" office:value-type="currency" office:currency="EUR" office:value="0" calcext:value-type="currency">
            <text:p>0 €</text:p>
          </table:table-cell>
          <table:table-cell table:style-name="ce95" table:content-validation-name="val8" table:formula="of:=SUM([.T12];[.W12];[.U12];[.V12])" office:value-type="currency" office:currency="EUR" office:value="15391700" calcext:value-type="currency">
            <text:p>15,391,700 €</text:p>
          </table:table-cell>
          <table:table-cell table:style-name="ce67" table:content-validation-name="val8" office:value-type="currency" office:currency="EUR" office:value="30892600" calcext:value-type="currency">
            <text:p>30,892,600 €</text:p>
          </table:table-cell>
          <table:table-cell table:style-name="ce67" table:content-validation-name="val8" office:value-type="currency" office:currency="EUR" office:value="13009100" calcext:value-type="currency">
            <text:p>13,009,100 €</text:p>
          </table:table-cell>
          <table:table-cell table:style-name="ce67" table:content-validation-name="val8" office:value-type="currency" office:currency="EUR" office:value="665700" calcext:value-type="currency">
            <text:p>665,700 €</text:p>
          </table:table-cell>
          <table:table-cell table:style-name="ce67" table:content-validation-name="val8" office:value-type="currency" office:currency="EUR" office:value="890000" calcext:value-type="currency">
            <text:p>890,000 €</text:p>
          </table:table-cell>
          <table:table-cell table:style-name="ce67" table:content-validation-name="val8" office:value-type="currency" office:currency="EUR" office:value="88278800" calcext:value-type="currency">
            <text:p>88,278,800 €</text:p>
          </table:table-cell>
          <table:table-cell table:style-name="ce67" table:content-validation-name="val8" office:value-type="currency" office:currency="EUR" office:value="608000" calcext:value-type="currency">
            <text:p>608,000 €</text:p>
          </table:table-cell>
          <table:table-cell table:style-name="ce31" table:content-validation-name="val8" table:formula="of:=SUM([.Y12:.AD12])" office:value-type="currency" office:currency="EUR" office:value="134344200" calcext:value-type="currency">
            <text:p>134,344,200 €</text:p>
          </table:table-cell>
          <table:table-cell table:style-name="ce30" table:content-validation-name="val8" table:formula="of:=[.X12]-[.AE12]" office:value-type="currency" office:currency="EUR" office:value="-118952500" calcext:value-type="currency">
            <text:p>-118,952,500 €</text:p>
          </table:table-cell>
          <table:table-cell table:style-name="ce67" table:content-validation-name="val8" office:value-type="currency" office:currency="EUR" office:value="35246500" calcext:value-type="currency">
            <text:p>35,246,500 €</text:p>
          </table:table-cell>
          <table:table-cell table:number-columns-repeated="991"/>
        </table:table-row>
        <table:table-row table:style-name="ro2">
          <table:table-cell table:style-name="ce4" office:value-type="string" calcext:value-type="string">
            <text:p>07 50</text:p>
          </table:table-cell>
          <table:table-cell table:style-name="ce4" office:value-type="string" calcext:value-type="string">
            <text:p>Zentrum für Fachkräftesicherung und Gute Arbeit</text:p>
          </table:table-cell>
          <table:table-cell table:number-columns-repeated="4" table:style-name="ce67" table:content-validation-name="val8" office:value-type="currency" office:currency="EUR" office:value="0" calcext:value-type="currency">
            <text:p>0 €</text:p>
          </table:table-cell>
          <table:table-cell table:style-name="ce95" table:content-validation-name="val8" table:formula="of:=SUM([.C13];[.F13];[.D13];[.E13])" office:value-type="currency" office:currency="EUR" office:value="0" calcext:value-type="currency">
            <text:p>0 €</text:p>
          </table:table-cell>
          <table:table-cell table:style-name="ce67" table:content-validation-name="val8" office:value-type="currency" office:currency="EUR" office:value="2514600" calcext:value-type="currency">
            <text:p>2,514,600 €</text:p>
          </table:table-cell>
          <table:table-cell table:style-name="ce67" table:content-validation-name="val8" office:value-type="currency" office:currency="EUR" office:value="898200" calcext:value-type="currency">
            <text:p>898,200 €</text:p>
          </table:table-cell>
          <table:table-cell table:number-columns-repeated="2" table:style-name="ce67" table:content-validation-name="val8" office:value-type="currency" office:currency="EUR" office:value="0" calcext:value-type="currency">
            <text:p>0 €</text:p>
          </table:table-cell>
          <table:table-cell table:style-name="ce67" table:content-validation-name="val8" office:value-type="currency" office:currency="EUR" office:value="79000" calcext:value-type="currency">
            <text:p>79,000 €</text:p>
          </table:table-cell>
          <table:table-cell table:style-name="ce67" table:content-validation-name="val8" office:value-type="currency" office:currency="EUR" office:value="0" calcext:value-type="currency">
            <text:p>0 €</text:p>
          </table:table-cell>
          <table:table-cell table:style-name="ce31" table:content-validation-name="val8" table:formula="of:=SUM([.H13:.M13])" office:value-type="currency" office:currency="EUR" office:value="3491800" calcext:value-type="currency">
            <text:p>3,491,800 €</text:p>
          </table:table-cell>
          <table:table-cell table:style-name="ce30" table:content-validation-name="val8" table:formula="of:=[.G13]-[.N13]" office:value-type="currency" office:currency="EUR" office:value="-3491800" calcext:value-type="currency">
            <text:p>-3,491,800 €</text:p>
          </table:table-cell>
          <table:table-cell table:style-name="ce67" table:content-validation-name="val8" office:value-type="currency" office:currency="EUR" office:value="224900" calcext:value-type="currency">
            <text:p>224,900 €</text:p>
          </table:table-cell>
          <table:table-cell table:style-name="ce4"/>
          <table:table-cell table:style-name="ce41" office:value-type="string" calcext:value-type="string">
            <text:p>07 30</text:p>
          </table:table-cell>
          <table:table-cell table:style-name="ce4" office:value-type="string" calcext:value-type="string">
            <text:p>Landesamt für Eichwesen</text:p>
          </table:table-cell>
          <table:table-cell table:style-name="ce67" table:content-validation-name="val8" office:value-type="currency" office:currency="EUR" office:value="0" calcext:value-type="currency">
            <text:p>0 €</text:p>
          </table:table-cell>
          <table:table-cell table:style-name="ce67" table:content-validation-name="val8" office:value-type="currency" office:currency="EUR" office:value="6758000" calcext:value-type="currency">
            <text:p>6,758,000 €</text:p>
          </table:table-cell>
          <table:table-cell table:style-name="ce67" table:content-validation-name="val8" office:value-type="currency" office:currency="EUR" office:value="1896500" calcext:value-type="currency">
            <text:p>1,896,500 €</text:p>
          </table:table-cell>
          <table:table-cell table:style-name="ce67" table:content-validation-name="val8" office:value-type="currency" office:currency="EUR" office:value="0" calcext:value-type="currency">
            <text:p>0 €</text:p>
          </table:table-cell>
          <table:table-cell table:style-name="ce95" table:content-validation-name="val8" table:formula="of:=SUM([.T13];[.W13];[.U13];[.V13])" office:value-type="currency" office:currency="EUR" office:value="8654500" calcext:value-type="currency">
            <text:p>8,654,500 €</text:p>
          </table:table-cell>
          <table:table-cell table:style-name="ce67" table:content-validation-name="val8" office:value-type="currency" office:currency="EUR" office:value="3202800" calcext:value-type="currency">
            <text:p>3,202,800 €</text:p>
          </table:table-cell>
          <table:table-cell table:style-name="ce67" table:content-validation-name="val8" office:value-type="currency" office:currency="EUR" office:value="2699700" calcext:value-type="currency">
            <text:p>2,699,700 €</text:p>
          </table:table-cell>
          <table:table-cell table:style-name="ce67" table:content-validation-name="val8" office:value-type="currency" office:currency="EUR" office:value="4810400" calcext:value-type="currency">
            <text:p>4,810,400 €</text:p>
          </table:table-cell>
          <table:table-cell table:style-name="ce67" table:content-validation-name="val8" office:value-type="currency" office:currency="EUR" office:value="0" calcext:value-type="currency">
            <text:p>0 €</text:p>
          </table:table-cell>
          <table:table-cell table:style-name="ce67" table:content-validation-name="val8" office:value-type="currency" office:currency="EUR" office:value="1182000" calcext:value-type="currency">
            <text:p>1,182,000 €</text:p>
          </table:table-cell>
          <table:table-cell table:style-name="ce67" table:content-validation-name="val8" office:value-type="currency" office:currency="EUR" office:value="0" calcext:value-type="currency">
            <text:p>0 €</text:p>
          </table:table-cell>
          <table:table-cell table:style-name="ce31" table:content-validation-name="val8" table:formula="of:=SUM([.Y13:.AD13])" office:value-type="currency" office:currency="EUR" office:value="11894900" calcext:value-type="currency">
            <text:p>11,894,900 €</text:p>
          </table:table-cell>
          <table:table-cell table:style-name="ce30" table:content-validation-name="val8" table:formula="of:=[.X13]-[.AE13]" office:value-type="currency" office:currency="EUR" office:value="-3240400" calcext:value-type="currency">
            <text:p>-3,240,400 €</text:p>
          </table:table-cell>
          <table:table-cell table:style-name="ce67" table:content-validation-name="val8" office:value-type="currency" office:currency="EUR" office:value="0" calcext:value-type="currency">
            <text:p>0 €</text:p>
          </table:table-cell>
          <table:table-cell table:number-columns-repeated="991"/>
        </table:table-row>
        <table:table-row table:style-name="ro2">
          <table:table-cell table:style-name="ce4" office:value-type="string" calcext:value-type="string">
            <text:p>Summe 2025</text:p>
          </table:table-cell>
          <table:table-cell table:style-name="ce7"/>
          <table:table-cell table:style-name="ce67" table:content-validation-name="val8" table:formula="of:=SUM([.C2:.C13])" office:value-type="currency" office:currency="EUR" office:value="0" calcext:value-type="currency">
            <text:p>0 €</text:p>
          </table:table-cell>
          <table:table-cell table:style-name="ce67" table:content-validation-name="val8" table:formula="of:=SUM([.D2:.D13])" office:value-type="currency" office:currency="EUR" office:value="174490000" calcext:value-type="currency">
            <text:p>174,490,000 €</text:p>
          </table:table-cell>
          <table:table-cell table:style-name="ce67" table:content-validation-name="val8" table:formula="of:=SUM([.E2:.E13])" office:value-type="currency" office:currency="EUR" office:value="1754121000" calcext:value-type="currency">
            <text:p>1,754,121,000 €</text:p>
          </table:table-cell>
          <table:table-cell table:style-name="ce67" table:content-validation-name="val8" table:formula="of:=SUM([.F2:.F13])" office:value-type="currency" office:currency="EUR" office:value="964953900" calcext:value-type="currency">
            <text:p>964,953,900 €</text:p>
          </table:table-cell>
          <table:table-cell table:style-name="ce67" table:content-validation-name="val8" table:formula="of:=SUM([.G2:.G13])" office:value-type="currency" office:currency="EUR" office:value="2893564900" calcext:value-type="currency">
            <text:p>2,893,564,900 €</text:p>
          </table:table-cell>
          <table:table-cell table:style-name="ce67" table:content-validation-name="val8" table:formula="of:=SUM([.H2:.H13])" office:value-type="currency" office:currency="EUR" office:value="117571100" calcext:value-type="currency">
            <text:p>117,571,100 €</text:p>
          </table:table-cell>
          <table:table-cell table:style-name="ce67" table:content-validation-name="val8" table:formula="of:=SUM([.I2:.I13])" office:value-type="currency" office:currency="EUR" office:value="416522000" calcext:value-type="currency">
            <text:p>416,522,000 €</text:p>
          </table:table-cell>
          <table:table-cell table:style-name="ce67" table:content-validation-name="val8" table:formula="of:=SUM([.J2:.J13])" office:value-type="currency" office:currency="EUR" office:value="2086424300" calcext:value-type="currency">
            <text:p>2,086,424,300 €</text:p>
          </table:table-cell>
          <table:table-cell table:style-name="ce67" table:content-validation-name="val8" table:formula="of:=SUM([.K2:.K13])" office:value-type="currency" office:currency="EUR" office:value="36610500" calcext:value-type="currency">
            <text:p>36,610,500 €</text:p>
          </table:table-cell>
          <table:table-cell table:style-name="ce67" table:content-validation-name="val8" table:formula="of:=SUM([.L2:.L13])" office:value-type="currency" office:currency="EUR" office:value="1981838300" calcext:value-type="currency">
            <text:p>1,981,838,300 €</text:p>
          </table:table-cell>
          <table:table-cell table:style-name="ce67" table:content-validation-name="val8" table:formula="of:=SUM([.M2:.M13])" office:value-type="currency" office:currency="EUR" office:value="-748600" calcext:value-type="currency">
            <text:p>-748,600 €</text:p>
          </table:table-cell>
          <table:table-cell table:style-name="ce67" table:content-validation-name="val8" table:formula="of:=SUM([.N2:.N13])" office:value-type="currency" office:currency="EUR" office:value="4638217600" calcext:value-type="currency">
            <text:p>4,638,217,600 €</text:p>
          </table:table-cell>
          <table:table-cell table:style-name="ce67" table:content-validation-name="val8" table:formula="of:=SUM([.O2:.O13])" office:value-type="currency" office:currency="EUR" office:value="-1744652700" calcext:value-type="currency">
            <text:p>-1,744,652,700 €</text:p>
          </table:table-cell>
          <table:table-cell table:style-name="ce67" table:content-validation-name="val8" table:formula="of:=SUM([.P2:.P13])" office:value-type="currency" office:currency="EUR" office:value="2822801800" calcext:value-type="currency">
            <text:p>2,822,801,800 €</text:p>
          </table:table-cell>
          <table:table-cell table:style-name="ce4"/>
          <table:table-cell table:style-name="ce4" office:value-type="string" calcext:value-type="string">
            <text:p>07 50</text:p>
          </table:table-cell>
          <table:table-cell table:style-name="ce4" office:value-type="string" calcext:value-type="string">
            <text:p>Digitalagentur Ostdeutschland</text:p>
          </table:table-cell>
          <table:table-cell table:style-name="ce67" table:content-validation-name="val8" office:value-type="currency" office:currency="EUR" office:value="0" calcext:value-type="currency">
            <text:p>0 €</text:p>
          </table:table-cell>
          <table:table-cell table:number-columns-repeated="3" table:style-name="ce69" table:content-validation-name="val8" office:value-type="currency" office:currency="EUR" office:value="0" calcext:value-type="currency">
            <text:p>0 €</text:p>
          </table:table-cell>
          <table:table-cell table:style-name="ce95" table:content-validation-name="val8" table:formula="of:=SUM([.T14];[.W14];[.U14];[.V14])" office:value-type="currency" office:currency="EUR" office:value="0" calcext:value-type="currency">
            <text:p>0 €</text:p>
          </table:table-cell>
          <table:table-cell table:style-name="ce69" table:content-validation-name="val8" office:value-type="currency" office:currency="EUR" office:value="1631100" calcext:value-type="currency">
            <text:p>1,631,100 €</text:p>
          </table:table-cell>
          <table:table-cell table:style-name="ce69" table:content-validation-name="val8" office:value-type="currency" office:currency="EUR" office:value="447300" calcext:value-type="currency">
            <text:p>447,300 €</text:p>
          </table:table-cell>
          <table:table-cell table:number-columns-repeated="2" table:style-name="ce69" table:content-validation-name="val8" office:value-type="currency" office:currency="EUR" office:value="0" calcext:value-type="currency">
            <text:p>0 €</text:p>
          </table:table-cell>
          <table:table-cell table:style-name="ce69" table:content-validation-name="val8" office:value-type="currency" office:currency="EUR" office:value="157500" calcext:value-type="currency">
            <text:p>157,500 €</text:p>
          </table:table-cell>
          <table:table-cell table:style-name="ce69" table:content-validation-name="val8" office:value-type="currency" office:currency="EUR" office:value="0" calcext:value-type="currency">
            <text:p>0 €</text:p>
          </table:table-cell>
          <table:table-cell table:style-name="ce31" table:content-validation-name="val8" table:formula="of:=SUM([.Y14:.AD14])" office:value-type="currency" office:currency="EUR" office:value="2235900" calcext:value-type="currency">
            <text:p>2,235,900 €</text:p>
          </table:table-cell>
          <table:table-cell table:style-name="ce30" table:content-validation-name="val8" table:formula="of:=[.X14]-[.AE14]" office:value-type="currency" office:currency="EUR" office:value="-2235900" calcext:value-type="currency">
            <text:p>-2,235,900 €</text:p>
          </table:table-cell>
          <table:table-cell table:style-name="ce71" table:content-validation-name="val8" office:value-type="currency" office:currency="EUR" office:value="232000" calcext:value-type="currency">
            <text:p>232,000 €</text:p>
          </table:table-cell>
          <table:table-cell table:number-columns-repeated="991"/>
        </table:table-row>
        <table:table-row table:style-name="ro2">
          <table:table-cell/>
          <table:table-cell table:style-name="ce7"/>
          <table:table-cell table:style-name="ce90" table:number-columns-repeated="14"/>
          <table:table-cell/>
          <table:table-cell table:style-name="ce4" office:value-type="string" calcext:value-type="string">
            <text:p>07 60</text:p>
          </table:table-cell>
          <table:table-cell table:style-name="ce4" office:value-type="string" calcext:value-type="string">
            <text:p>Zentrum für Fachkräftesicherung und Gute Arbeit</text:p>
          </table:table-cell>
          <table:table-cell table:style-name="ce67" table:content-validation-name="val8" office:value-type="currency" office:currency="EUR" office:value="0" calcext:value-type="currency">
            <text:p>0 €</text:p>
          </table:table-cell>
          <table:table-cell table:number-columns-repeated="3" table:style-name="ce69" table:content-validation-name="val8" office:value-type="currency" office:currency="EUR" office:value="0" calcext:value-type="currency">
            <text:p>0 €</text:p>
          </table:table-cell>
          <table:table-cell table:style-name="ce95" table:content-validation-name="val8" table:formula="of:=SUM([.T15];[.W15];[.U15];[.V15])" office:value-type="currency" office:currency="EUR" office:value="0" calcext:value-type="currency">
            <text:p>0 €</text:p>
          </table:table-cell>
          <table:table-cell table:style-name="ce69" table:content-validation-name="val8" office:value-type="currency" office:currency="EUR" office:value="2625500" calcext:value-type="currency">
            <text:p>2,625,500 €</text:p>
          </table:table-cell>
          <table:table-cell table:style-name="ce69" table:content-validation-name="val8" office:value-type="currency" office:currency="EUR" office:value="745800" calcext:value-type="currency">
            <text:p>745,800 €</text:p>
          </table:table-cell>
          <table:table-cell table:number-columns-repeated="2" table:style-name="ce69" table:content-validation-name="val8" office:value-type="currency" office:currency="EUR" office:value="0" calcext:value-type="currency">
            <text:p>0 €</text:p>
          </table:table-cell>
          <table:table-cell table:style-name="ce69" table:content-validation-name="val8" office:value-type="currency" office:currency="EUR" office:value="84000" calcext:value-type="currency">
            <text:p>84,000 €</text:p>
          </table:table-cell>
          <table:table-cell table:style-name="ce69" table:content-validation-name="val8" office:value-type="currency" office:currency="EUR" office:value="0" calcext:value-type="currency">
            <text:p>0 €</text:p>
          </table:table-cell>
          <table:table-cell table:style-name="ce31" table:content-validation-name="val8" table:formula="of:=SUM([.Y15:.AD15])" office:value-type="currency" office:currency="EUR" office:value="3455300" calcext:value-type="currency">
            <text:p>3,455,300 €</text:p>
          </table:table-cell>
          <table:table-cell table:style-name="ce30" table:content-validation-name="val8" table:formula="of:=[.X15]-[.AE15]" office:value-type="currency" office:currency="EUR" office:value="-3455300" calcext:value-type="currency">
            <text:p>-3,455,300 €</text:p>
          </table:table-cell>
          <table:table-cell table:style-name="ce71" table:content-validation-name="val8" office:value-type="currency" office:currency="EUR" office:value="334900" calcext:value-type="currency">
            <text:p>334,900 €</text:p>
          </table:table-cell>
          <table:table-cell table:number-columns-repeated="991"/>
        </table:table-row>
        <table:table-row table:style-name="ro2">
          <table:table-cell/>
          <table:table-cell table:style-name="ce7"/>
          <table:table-cell table:style-name="ce90" table:number-columns-repeated="14"/>
          <table:table-cell/>
          <table:table-cell table:style-name="ce4" office:value-type="string" calcext:value-type="string">
            <text:p>Summe 2026</text:p>
          </table:table-cell>
          <table:table-cell table:style-name="ce7"/>
          <table:table-cell table:style-name="ce67" table:content-validation-name="val8" table:formula="of:=SUM([.T2:.T15])" office:value-type="currency" office:currency="EUR" office:value="0" calcext:value-type="currency">
            <text:p>0 €</text:p>
          </table:table-cell>
          <table:table-cell table:style-name="ce67" table:content-validation-name="val8" table:formula="of:=SUM([.U2:.U15])" office:value-type="currency" office:currency="EUR" office:value="180699500" calcext:value-type="currency">
            <text:p>180,699,500 €</text:p>
          </table:table-cell>
          <table:table-cell table:style-name="ce67" table:content-validation-name="val8" table:formula="of:=SUM([.V2:.V15])" office:value-type="currency" office:currency="EUR" office:value="1919505900" calcext:value-type="currency">
            <text:p>1,919,505,900 €</text:p>
          </table:table-cell>
          <table:table-cell table:style-name="ce67" table:content-validation-name="val8" table:formula="of:=SUM([.W2:.W15])" office:value-type="currency" office:currency="EUR" office:value="877248800" calcext:value-type="currency">
            <text:p>877,248,800 €</text:p>
          </table:table-cell>
          <table:table-cell table:style-name="ce67" table:content-validation-name="val8" table:formula="of:=SUM([.X2:.X15])" office:value-type="currency" office:currency="EUR" office:value="2977454200" calcext:value-type="currency">
            <text:p>2,977,454,200 €</text:p>
          </table:table-cell>
          <table:table-cell table:style-name="ce67" table:content-validation-name="val8" table:formula="of:=SUM([.Y2:.Y15])" office:value-type="currency" office:currency="EUR" office:value="115438400" calcext:value-type="currency">
            <text:p>115,438,400 €</text:p>
          </table:table-cell>
          <table:table-cell table:style-name="ce67" table:content-validation-name="val8" table:formula="of:=SUM([.Z2:.Z15])" office:value-type="currency" office:currency="EUR" office:value="428790600" calcext:value-type="currency">
            <text:p>428,790,600 €</text:p>
          </table:table-cell>
          <table:table-cell table:style-name="ce67" table:content-validation-name="val8" table:formula="of:=SUM([.AA2:.AA15])" office:value-type="currency" office:currency="EUR" office:value="2993593800" calcext:value-type="currency">
            <text:p>2,993,593,800 €</text:p>
          </table:table-cell>
          <table:table-cell table:style-name="ce67" table:content-validation-name="val8" table:formula="of:=SUM([.AB2:.AB15])" office:value-type="currency" office:currency="EUR" office:value="41650900" calcext:value-type="currency">
            <text:p>41,650,900 €</text:p>
          </table:table-cell>
          <table:table-cell table:style-name="ce67" table:content-validation-name="val8" table:formula="of:=SUM([.AC2:.AC15])" office:value-type="currency" office:currency="EUR" office:value="1857235400" calcext:value-type="currency">
            <text:p>1,857,235,400 €</text:p>
          </table:table-cell>
          <table:table-cell table:style-name="ce67" table:content-validation-name="val8" table:formula="of:=SUM([.AD2:.AD15])" office:value-type="currency" office:currency="EUR" office:value="-601300" calcext:value-type="currency">
            <text:p>-601,300 €</text:p>
          </table:table-cell>
          <table:table-cell table:style-name="ce67" table:content-validation-name="val8" table:formula="of:=SUM([.AE2:.AE15])" office:value-type="currency" office:currency="EUR" office:value="5436107800" calcext:value-type="currency">
            <text:p>5,436,107,800 €</text:p>
          </table:table-cell>
          <table:table-cell table:style-name="ce67" table:content-validation-name="val8" table:formula="of:=SUM([.AF2:.AF15])" office:value-type="currency" office:currency="EUR" office:value="-2458653600" calcext:value-type="currency">
            <text:p>-2,458,653,600 €</text:p>
          </table:table-cell>
          <table:table-cell table:style-name="ce67" table:content-validation-name="val8" table:formula="of:=SUM([.AG2:.AG15])" office:value-type="currency" office:currency="EUR" office:value="3194423200" calcext:value-type="currency">
            <text:p>3,194,423,200 €</text:p>
          </table:table-cell>
          <table:table-cell table:number-columns-repeated="991"/>
        </table:table-row>
        <table:table-row table:style-name="ro3" table:number-rows-repeated="4">
          <table:table-cell/>
          <table:table-cell table:style-name="ce7"/>
          <table:table-cell table:style-name="ce90" table:number-columns-repeated="14"/>
          <table:table-cell table:number-columns-repeated="2"/>
          <table:table-cell table:style-name="ce7"/>
          <table:table-cell table:number-columns-repeated="1005"/>
        </table:table-row>
        <table:table-row table:style-name="ro3">
          <table:table-cell/>
          <table:table-cell table:style-name="ce7"/>
          <table:table-cell table:style-name="ce90" table:number-columns-repeated="14"/>
          <table:table-cell table:number-columns-repeated="2"/>
          <table:table-cell table:style-name="ce7"/>
          <table:table-cell table:number-columns-repeated="7"/>
          <table:table-cell table:style-name="ce67"/>
          <table:table-cell table:number-columns-repeated="997"/>
        </table:table-row>
        <table:table-row table:style-name="ro3" table:number-rows-repeated="954">
          <table:table-cell/>
          <table:table-cell table:style-name="ce7"/>
          <table:table-cell table:style-name="ce90" table:number-columns-repeated="14"/>
          <table:table-cell table:number-columns-repeated="2"/>
          <table:table-cell table:style-name="ce7"/>
          <table:table-cell table:number-columns-repeated="1005"/>
        </table:table-row>
        <table:table-row table:style-name="ro4" table:number-rows-repeated="104760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Einzelplan 08" table:style-name="ta9">
        <table:table-column table:style-name="co4" table:default-cell-style-name="Default"/>
        <table:table-column table:style-name="co5" table:default-cell-style-name="Default"/>
        <table:table-column table:style-name="co3" table:number-columns-repeated="14" table:default-cell-style-name="Default"/>
        <table:table-column table:style-name="co1" table:default-cell-style-name="Default"/>
        <table:table-column table:style-name="co4" table:default-cell-style-name="Default"/>
        <table:table-column table:style-name="co6" table:default-cell-style-name="Default"/>
        <table:table-column table:style-name="co3" table:number-columns-repeated="14" table:default-cell-style-name="Default"/>
        <table:table-column table:style-name="co1" table:number-columns-repeated="991" table:default-cell-style-name="Default"/>
        <table:table-row table:style-name="ro2">
          <table:table-cell table:style-name="ce64" office:value-type="string" calcext:value-type="string">
            <text:p>Kapitel</text:p>
          </table:table-cell>
          <table:table-cell table:style-name="ce64" office:value-type="string" calcext:value-type="string">
            <text:p>Bezeichnung</text:p>
          </table:table-cell>
          <table:table-cell table:style-name="ce64" office:value-type="string" calcext:value-type="string">
            <text:p>0 Einnahmen aus Steuern und steuerähnlichen Abgaben</text:p>
          </table:table-cell>
          <table:table-cell table:style-name="ce64" office:value-type="string" calcext:value-type="string">
            <text:p>1 Verwaltungseinnahmen, Einnahmen aus Schuldendienst und dgl.</text:p>
          </table:table-cell>
          <table:table-cell table:style-name="ce64" office:value-type="string" calcext:value-type="string">
            <text:p>2 Einnahmen aus Zuweisungen und Zuschüssen mit Ausnahme für Investitionen</text:p>
          </table:table-cell>
          <table:table-cell table:style-name="ce64" office:value-type="string" calcext:value-type="string">
            <text:p>3 Einnahmen aus Schuldenaufnahmen, aus Zuweisungen und Zuschüssen für Investitionen, besondere Finanzierungseinnahmen</text:p>
          </table:table-cell>
          <table:table-cell table:style-name="ce64" office:value-type="string" calcext:value-type="string">
            <text:p>Summe Einnahmen</text:p>
          </table:table-cell>
          <table:table-cell table:style-name="ce64" office:value-type="string" calcext:value-type="string">
            <text:p>4 Personalausgaben</text:p>
          </table:table-cell>
          <table:table-cell table:style-name="ce64" office:value-type="string" calcext:value-type="string">
            <text:p>5 Sächliche Verwaltungsausgaben usw., Ausgaben für den Schuldendienst</text:p>
          </table:table-cell>
          <table:table-cell table:style-name="ce64" office:value-type="string" calcext:value-type="string">
            <text:p>6 Ausgaben für Zuweisungen und Zuschüsse mit Ausnahme für Investitionen</text:p>
          </table:table-cell>
          <table:table-cell table:style-name="ce64" office:value-type="string" calcext:value-type="string">
            <text:p>7 Baumaßnahmen</text:p>
          </table:table-cell>
          <table:table-cell table:style-name="ce64" office:value-type="string" calcext:value-type="string">
            <text:p>8 Sonstige Ausgaben für Investitionen und Investitionsförderungsmaßnahmen</text:p>
          </table:table-cell>
          <table:table-cell table:style-name="ce64" office:value-type="string" calcext:value-type="string">
            <text:p>9 Besondere Finanzierungsausgaben</text:p>
          </table:table-cell>
          <table:table-cell table:style-name="ce64" office:value-type="string" calcext:value-type="string">
            <text:p>Summe Ausgaben</text:p>
          </table:table-cell>
          <table:table-cell table:style-name="ce64" office:value-type="string" calcext:value-type="string">
            <text:p>"+ Überschuss - Zuschuss"</text:p>
          </table:table-cell>
          <table:table-cell table:style-name="ce64" office:value-type="string" calcext:value-type="string">
            <text:p>Verpflichtungsermächtigungen</text:p>
          </table:table-cell>
          <table:table-cell table:style-name="ce4"/>
          <table:table-cell table:style-name="ce64" office:value-type="string" calcext:value-type="string">
            <text:p>Kapitel</text:p>
          </table:table-cell>
          <table:table-cell table:style-name="ce64" office:value-type="string" calcext:value-type="string">
            <text:p>Bezeichnung</text:p>
          </table:table-cell>
          <table:table-cell table:style-name="ce64" office:value-type="string" calcext:value-type="string">
            <text:p>0 Einnahmen aus Steuern und steuerähnlichen Abgaben</text:p>
          </table:table-cell>
          <table:table-cell table:style-name="ce64" office:value-type="string" calcext:value-type="string">
            <text:p>1 Verwaltungseinnahmen, Einnahmen aus Schuldendienst und dgl.</text:p>
          </table:table-cell>
          <table:table-cell table:style-name="ce64" office:value-type="string" calcext:value-type="string">
            <text:p>2 Einnahmen aus Zuweisungen und Zuschüssen mit Ausnahme für Investitionen</text:p>
          </table:table-cell>
          <table:table-cell table:style-name="ce64" office:value-type="string" calcext:value-type="string">
            <text:p>3 Einnahmen aus Schuldenaufnahmen, aus Zuweisungen und Zuschüssen für Investitionen, besondere Finanzierungseinnahmen</text:p>
          </table:table-cell>
          <table:table-cell table:style-name="ce64" office:value-type="string" calcext:value-type="string">
            <text:p>Summe Einnahmen</text:p>
          </table:table-cell>
          <table:table-cell table:style-name="ce64" office:value-type="string" calcext:value-type="string">
            <text:p>4 Personalausgaben</text:p>
          </table:table-cell>
          <table:table-cell table:style-name="ce64" office:value-type="string" calcext:value-type="string">
            <text:p>5 Sächliche Verwaltungsausgaben usw., Ausgaben für den Schuldendienst</text:p>
          </table:table-cell>
          <table:table-cell table:style-name="ce64" office:value-type="string" calcext:value-type="string">
            <text:p>6 Ausgaben für Zuweisungen und Zuschüsse mit Ausnahme für Investitionen</text:p>
          </table:table-cell>
          <table:table-cell table:style-name="ce64" office:value-type="string" calcext:value-type="string">
            <text:p>7 Baumaßnahmen</text:p>
          </table:table-cell>
          <table:table-cell table:style-name="ce64" office:value-type="string" calcext:value-type="string">
            <text:p>8 Sonstige Ausgaben für Investitionen und Investitionsförderungsmaßnahmen</text:p>
          </table:table-cell>
          <table:table-cell table:style-name="ce64" office:value-type="string" calcext:value-type="string">
            <text:p>9 Besondere Finanzierungsausgaben</text:p>
          </table:table-cell>
          <table:table-cell table:style-name="ce64" office:value-type="string" calcext:value-type="string">
            <text:p>Summe Ausgaben</text:p>
          </table:table-cell>
          <table:table-cell table:style-name="ce64" office:value-type="string" calcext:value-type="string">
            <text:p>"+ Überschuss - Zuschuss"</text:p>
          </table:table-cell>
          <table:table-cell table:style-name="ce64" office:value-type="string" calcext:value-type="string">
            <text:p>Verpflichtungsermächtigungen</text:p>
          </table:table-cell>
          <table:table-cell table:number-columns-repeated="991"/>
        </table:table-row>
        <table:table-row table:style-name="ro2">
          <table:table-cell table:style-name="ce4" office:value-type="string" calcext:value-type="string">
            <text:p>08 01</text:p>
          </table:table-cell>
          <table:table-cell table:style-name="ce4" office:value-type="string" calcext:value-type="string">
            <text:p>Ministerium</text:p>
          </table:table-cell>
          <table:table-cell table:style-name="ce67" table:content-validation-name="val9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546300" calcext:value-type="currency">
            <text:p>546,300 €</text:p>
          </table:table-cell>
          <table:table-cell table:style-name="ce67" office:value-type="currency" office:currency="EUR" office:value="2035800" calcext:value-type="currency">
            <text:p>2,035,8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95" table:formula="of:=SUM([.C2];[.F2];[.D2];[.E2])" office:value-type="currency" office:currency="EUR" office:value="2582100" calcext:value-type="currency">
            <text:p>2,582,100 €</text:p>
          </table:table-cell>
          <table:table-cell table:style-name="ce67" office:value-type="currency" office:currency="EUR" office:value="41263700" calcext:value-type="currency">
            <text:p>41,263,700 €</text:p>
          </table:table-cell>
          <table:table-cell table:style-name="ce67" office:value-type="currency" office:currency="EUR" office:value="2687200" calcext:value-type="currency">
            <text:p>2,687,200 €</text:p>
          </table:table-cell>
          <table:table-cell table:style-name="ce67" office:value-type="currency" office:currency="EUR" office:value="3687300" calcext:value-type="currency">
            <text:p>3,687,3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2100000" calcext:value-type="currency">
            <text:p>2,100,0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31" table:formula="of:=SUM([.H2:.M2])" office:value-type="currency" office:currency="EUR" office:value="49738200" calcext:value-type="currency">
            <text:p>49,738,200 €</text:p>
          </table:table-cell>
          <table:table-cell table:style-name="ce30" table:formula="of:=[.G2]-[.N2]" office:value-type="currency" office:currency="EUR" office:value="-47156100" calcext:value-type="currency">
            <text:p>-47,156,100 €</text:p>
          </table:table-cell>
          <table:table-cell table:style-name="ce67" office:value-type="currency" office:currency="EUR" office:value="2050000" calcext:value-type="currency">
            <text:p>2,050,000 €</text:p>
          </table:table-cell>
          <table:table-cell table:style-name="ce4"/>
          <table:table-cell table:style-name="ce4" office:value-type="string" calcext:value-type="string">
            <text:p>08 01</text:p>
          </table:table-cell>
          <table:table-cell table:style-name="ce4" office:value-type="string" calcext:value-type="string">
            <text:p>Ministerium</text:p>
          </table:table-cell>
          <table:table-cell table:style-name="ce67" table:content-validation-name="val9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477800" calcext:value-type="currency">
            <text:p>477,800 €</text:p>
          </table:table-cell>
          <table:table-cell table:style-name="ce67" office:value-type="currency" office:currency="EUR" office:value="2166800" calcext:value-type="currency">
            <text:p>2,166,8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95" table:formula="of:=SUM([.T2];[.W2];[.U2];[.V2])" office:value-type="currency" office:currency="EUR" office:value="2644600" calcext:value-type="currency">
            <text:p>2,644,600 €</text:p>
          </table:table-cell>
          <table:table-cell table:style-name="ce67" office:value-type="currency" office:currency="EUR" office:value="43082200" calcext:value-type="currency">
            <text:p>43,082,200 €</text:p>
          </table:table-cell>
          <table:table-cell table:style-name="ce67" office:value-type="currency" office:currency="EUR" office:value="2593000" calcext:value-type="currency">
            <text:p>2,593,000 €</text:p>
          </table:table-cell>
          <table:table-cell table:style-name="ce67" office:value-type="currency" office:currency="EUR" office:value="3829400" calcext:value-type="currency">
            <text:p>3,829,4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2100000" calcext:value-type="currency">
            <text:p>2,100,0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31" table:formula="of:=SUM([.Y2:.AD2])" office:value-type="currency" office:currency="EUR" office:value="51604600" calcext:value-type="currency">
            <text:p>51,604,600 €</text:p>
          </table:table-cell>
          <table:table-cell table:style-name="ce30" table:formula="of:=[.X2]-[.AE2]" office:value-type="currency" office:currency="EUR" office:value="-48960000" calcext:value-type="currency">
            <text:p>-48,960,000 €</text:p>
          </table:table-cell>
          <table:table-cell table:style-name="ce67" office:value-type="currency" office:currency="EUR" office:value="1090000" calcext:value-type="currency">
            <text:p>1,090,000 €</text:p>
          </table:table-cell>
          <table:table-cell table:number-columns-repeated="991"/>
        </table:table-row>
        <table:table-row table:style-name="ro2">
          <table:table-cell table:style-name="ce41" office:value-type="string" calcext:value-type="string">
            <text:p>08 02</text:p>
          </table:table-cell>
          <table:table-cell table:style-name="ce4" office:value-type="string" calcext:value-type="string">
            <text:p>Allgemeine Bewilligungen</text:p>
          </table:table-cell>
          <table:table-cell table:style-name="ce67" table:content-validation-name="val9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153900" calcext:value-type="currency">
            <text:p>153,9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25351800" calcext:value-type="currency">
            <text:p>25,351,800 €</text:p>
          </table:table-cell>
          <table:table-cell table:style-name="ce95" table:formula="of:=SUM([.C3];[.F3];[.D3];[.E3])" office:value-type="currency" office:currency="EUR" office:value="25505700" calcext:value-type="currency">
            <text:p>25,505,700 €</text:p>
          </table:table-cell>
          <table:table-cell table:style-name="ce67" office:value-type="currency" office:currency="EUR" office:value="-2657200" calcext:value-type="currency">
            <text:p>-2,657,200 €</text:p>
          </table:table-cell>
          <table:table-cell table:style-name="ce67" office:value-type="currency" office:currency="EUR" office:value="10649300" calcext:value-type="currency">
            <text:p>10,649,300 €</text:p>
          </table:table-cell>
          <table:table-cell table:style-name="ce67" office:value-type="currency" office:currency="EUR" office:value="6696000" calcext:value-type="currency">
            <text:p>6,696,0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17510000" calcext:value-type="currency">
            <text:p>17,510,000 €</text:p>
          </table:table-cell>
          <table:table-cell table:style-name="ce67" office:value-type="currency" office:currency="EUR" office:value="-1083500" calcext:value-type="currency">
            <text:p>-1,083,500 €</text:p>
          </table:table-cell>
          <table:table-cell table:style-name="ce31" table:formula="of:=SUM([.H3:.M3])" office:value-type="currency" office:currency="EUR" office:value="31114600" calcext:value-type="currency">
            <text:p>31,114,600 €</text:p>
          </table:table-cell>
          <table:table-cell table:style-name="ce30" table:formula="of:=[.G3]-[.N3]" office:value-type="currency" office:currency="EUR" office:value="-5608900" calcext:value-type="currency">
            <text:p>-5,608,900 €</text:p>
          </table:table-cell>
          <table:table-cell table:style-name="ce67" office:value-type="currency" office:currency="EUR" office:value="22866100" calcext:value-type="currency">
            <text:p>22,866,100 €</text:p>
          </table:table-cell>
          <table:table-cell table:style-name="ce4"/>
          <table:table-cell table:style-name="ce41" office:value-type="string" calcext:value-type="string">
            <text:p>08 02</text:p>
          </table:table-cell>
          <table:table-cell table:style-name="ce4" office:value-type="string" calcext:value-type="string">
            <text:p>Allgemeine Bewilligungen</text:p>
          </table:table-cell>
          <table:table-cell table:style-name="ce67" table:content-validation-name="val9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153900" calcext:value-type="currency">
            <text:p>153,9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18305000" calcext:value-type="currency">
            <text:p>18,305,000 €</text:p>
          </table:table-cell>
          <table:table-cell table:style-name="ce95" table:formula="of:=SUM([.T3];[.W3];[.U3];[.V3])" office:value-type="currency" office:currency="EUR" office:value="18458900" calcext:value-type="currency">
            <text:p>18,458,900 €</text:p>
          </table:table-cell>
          <table:table-cell table:style-name="ce67" office:value-type="currency" office:currency="EUR" office:value="-4142800" calcext:value-type="currency">
            <text:p>-4,142,800 €</text:p>
          </table:table-cell>
          <table:table-cell table:style-name="ce67" office:value-type="currency" office:currency="EUR" office:value="8936000" calcext:value-type="currency">
            <text:p>8,936,000 €</text:p>
          </table:table-cell>
          <table:table-cell table:style-name="ce67" office:value-type="currency" office:currency="EUR" office:value="3821600" calcext:value-type="currency">
            <text:p>3,821,6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13000000" calcext:value-type="currency">
            <text:p>13,000,000 €</text:p>
          </table:table-cell>
          <table:table-cell table:style-name="ce67" office:value-type="currency" office:currency="EUR" office:value="-1085400" calcext:value-type="currency">
            <text:p>-1,085,400 €</text:p>
          </table:table-cell>
          <table:table-cell table:style-name="ce31" table:formula="of:=SUM([.Y3:.AD3])" office:value-type="currency" office:currency="EUR" office:value="20529400" calcext:value-type="currency">
            <text:p>20,529,400 €</text:p>
          </table:table-cell>
          <table:table-cell table:style-name="ce30" table:formula="of:=[.X3]-[.AE3]" office:value-type="currency" office:currency="EUR" office:value="-2070500" calcext:value-type="currency">
            <text:p>-2,070,500 €</text:p>
          </table:table-cell>
          <table:table-cell table:style-name="ce67" office:value-type="currency" office:currency="EUR" office:value="15331500" calcext:value-type="currency">
            <text:p>15,331,500 €</text:p>
          </table:table-cell>
          <table:table-cell table:number-columns-repeated="991"/>
        </table:table-row>
        <table:table-row table:style-name="ro2">
          <table:table-cell table:style-name="ce41" office:value-type="string" calcext:value-type="string">
            <text:p>08 03</text:p>
          </table:table-cell>
          <table:table-cell table:style-name="ce4" office:value-type="string" calcext:value-type="string">
            <text:p>Soziale Mindestsicherung und Sozialhilfe</text:p>
          </table:table-cell>
          <table:table-cell table:style-name="ce67" table:content-validation-name="val9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81784900" calcext:value-type="currency">
            <text:p>81,784,900 €</text:p>
          </table:table-cell>
          <table:table-cell table:style-name="ce67" office:value-type="currency" office:currency="EUR" office:value="1513908200" calcext:value-type="currency">
            <text:p>1,513,908,2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95" table:formula="of:=SUM([.C4];[.F4];[.D4];[.E4])" office:value-type="currency" office:currency="EUR" office:value="1595693100" calcext:value-type="currency">
            <text:p>1,595,693,100 €</text:p>
          </table:table-cell>
          <table:table-cell table:style-name="ce67" office:value-type="currency" office:currency="EUR" office:value="78692200" calcext:value-type="currency">
            <text:p>78,692,200 €</text:p>
          </table:table-cell>
          <table:table-cell table:style-name="ce67" office:value-type="currency" office:currency="EUR" office:value="47100200" calcext:value-type="currency">
            <text:p>47,100,200 €</text:p>
          </table:table-cell>
          <table:table-cell table:style-name="ce67" office:value-type="currency" office:currency="EUR" office:value="3888530700" calcext:value-type="currency">
            <text:p>3,888,530,7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4318800" calcext:value-type="currency">
            <text:p>4,318,800 €</text:p>
          </table:table-cell>
          <table:table-cell table:style-name="ce67" office:value-type="currency" office:currency="EUR" office:value="73028800" calcext:value-type="currency">
            <text:p>73,028,800 €</text:p>
          </table:table-cell>
          <table:table-cell table:style-name="ce31" table:formula="of:=SUM([.H4:.M4])" office:value-type="currency" office:currency="EUR" office:value="4091670700" calcext:value-type="currency">
            <text:p>4,091,670,700 €</text:p>
          </table:table-cell>
          <table:table-cell table:style-name="ce30" table:formula="of:=[.G4]-[.N4]" office:value-type="currency" office:currency="EUR" office:value="-2495977600" calcext:value-type="currency">
            <text:p>-2,495,977,600 €</text:p>
          </table:table-cell>
          <table:table-cell table:style-name="ce67" office:value-type="currency" office:currency="EUR" office:value="529071900" calcext:value-type="currency">
            <text:p>529,071,900 €</text:p>
          </table:table-cell>
          <table:table-cell table:style-name="ce4"/>
          <table:table-cell table:style-name="ce41" office:value-type="string" calcext:value-type="string">
            <text:p>08 03</text:p>
          </table:table-cell>
          <table:table-cell table:style-name="ce4" office:value-type="string" calcext:value-type="string">
            <text:p>Soziale Mindestsicherung und Sozialhilfe</text:p>
          </table:table-cell>
          <table:table-cell table:style-name="ce67" table:content-validation-name="val9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91310200" calcext:value-type="currency">
            <text:p>91,310,200 €</text:p>
          </table:table-cell>
          <table:table-cell table:style-name="ce67" office:value-type="currency" office:currency="EUR" office:value="1558496600" calcext:value-type="currency">
            <text:p>1,558,496,600 €</text:p>
          </table:table-cell>
          <table:table-cell table:style-name="ce67" office:value-type="currency" office:currency="EUR" office:value="106100" calcext:value-type="currency">
            <text:p>106,100 €</text:p>
          </table:table-cell>
          <table:table-cell table:style-name="ce95" table:formula="of:=SUM([.T4];[.W4];[.U4];[.V4])" office:value-type="currency" office:currency="EUR" office:value="1649912900" calcext:value-type="currency">
            <text:p>1,649,912,900 €</text:p>
          </table:table-cell>
          <table:table-cell table:style-name="ce67" office:value-type="currency" office:currency="EUR" office:value="73891700" calcext:value-type="currency">
            <text:p>73,891,700 €</text:p>
          </table:table-cell>
          <table:table-cell table:style-name="ce67" office:value-type="currency" office:currency="EUR" office:value="40508200" calcext:value-type="currency">
            <text:p>40,508,200 €</text:p>
          </table:table-cell>
          <table:table-cell table:style-name="ce67" office:value-type="currency" office:currency="EUR" office:value="3995122400" calcext:value-type="currency">
            <text:p>3,995,122,4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340933200" calcext:value-type="currency">
            <text:p>340,933,200 €</text:p>
          </table:table-cell>
          <table:table-cell table:style-name="ce67" office:value-type="currency" office:currency="EUR" office:value="56186400" calcext:value-type="currency">
            <text:p>56,186,400 €</text:p>
          </table:table-cell>
          <table:table-cell table:style-name="ce31" table:formula="of:=SUM([.Y4:.AD4])" office:value-type="currency" office:currency="EUR" office:value="4506641900" calcext:value-type="currency">
            <text:p>4,506,641,900 €</text:p>
          </table:table-cell>
          <table:table-cell table:style-name="ce30" table:formula="of:=[.X4]-[.AE4]" office:value-type="currency" office:currency="EUR" office:value="-2856729000" calcext:value-type="currency">
            <text:p>-2,856,729,000 €</text:p>
          </table:table-cell>
          <table:table-cell table:style-name="ce67" office:value-type="currency" office:currency="EUR" office:value="149545700" calcext:value-type="currency">
            <text:p>149,545,700 €</text:p>
          </table:table-cell>
          <table:table-cell table:number-columns-repeated="991"/>
        </table:table-row>
        <table:table-row table:style-name="ro2">
          <table:table-cell table:style-name="ce41" office:value-type="string" calcext:value-type="string">
            <text:p>08 04</text:p>
          </table:table-cell>
          <table:table-cell table:style-name="ce4" office:value-type="string" calcext:value-type="string">
            <text:p>Soziales</text:p>
          </table:table-cell>
          <table:table-cell table:style-name="ce67" table:content-validation-name="val9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6370100" calcext:value-type="currency">
            <text:p>6,370,100 €</text:p>
          </table:table-cell>
          <table:table-cell table:style-name="ce67" office:value-type="currency" office:currency="EUR" office:value="179763600" calcext:value-type="currency">
            <text:p>179,763,6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95" table:formula="of:=SUM([.C5];[.F5];[.D5];[.E5])" office:value-type="currency" office:currency="EUR" office:value="186133700" calcext:value-type="currency">
            <text:p>186,133,700 €</text:p>
          </table:table-cell>
          <table:table-cell table:style-name="ce67" office:value-type="currency" office:currency="EUR" office:value="944000" calcext:value-type="currency">
            <text:p>944,000 €</text:p>
          </table:table-cell>
          <table:table-cell table:style-name="ce67" office:value-type="currency" office:currency="EUR" office:value="3634500" calcext:value-type="currency">
            <text:p>3,634,500 €</text:p>
          </table:table-cell>
          <table:table-cell table:style-name="ce67" office:value-type="currency" office:currency="EUR" office:value="1289955700" calcext:value-type="currency">
            <text:p>1,289,955,7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23119900" calcext:value-type="currency">
            <text:p>23,119,9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31" table:formula="of:=SUM([.H5:.M5])" office:value-type="currency" office:currency="EUR" office:value="1317654100" calcext:value-type="currency">
            <text:p>1,317,654,100 €</text:p>
          </table:table-cell>
          <table:table-cell table:style-name="ce30" table:formula="of:=[.G5]-[.N5]" office:value-type="currency" office:currency="EUR" office:value="-1131520400" calcext:value-type="currency">
            <text:p>-1,131,520,400 €</text:p>
          </table:table-cell>
          <table:table-cell table:style-name="ce67" office:value-type="currency" office:currency="EUR" office:value="34393000" calcext:value-type="currency">
            <text:p>34,393,000 €</text:p>
          </table:table-cell>
          <table:table-cell table:style-name="ce4"/>
          <table:table-cell table:style-name="ce41" office:value-type="string" calcext:value-type="string">
            <text:p>08 04</text:p>
          </table:table-cell>
          <table:table-cell table:style-name="ce4" office:value-type="string" calcext:value-type="string">
            <text:p>Soziales</text:p>
          </table:table-cell>
          <table:table-cell table:style-name="ce67" table:content-validation-name="val9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6244800" calcext:value-type="currency">
            <text:p>6,244,800 €</text:p>
          </table:table-cell>
          <table:table-cell table:style-name="ce67" office:value-type="currency" office:currency="EUR" office:value="253247900" calcext:value-type="currency">
            <text:p>253,247,9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95" table:formula="of:=SUM([.T5];[.W5];[.U5];[.V5])" office:value-type="currency" office:currency="EUR" office:value="259492700" calcext:value-type="currency">
            <text:p>259,492,700 €</text:p>
          </table:table-cell>
          <table:table-cell table:style-name="ce67" office:value-type="currency" office:currency="EUR" office:value="944700" calcext:value-type="currency">
            <text:p>944,700 €</text:p>
          </table:table-cell>
          <table:table-cell table:style-name="ce67" office:value-type="currency" office:currency="EUR" office:value="3630200" calcext:value-type="currency">
            <text:p>3,630,200 €</text:p>
          </table:table-cell>
          <table:table-cell table:style-name="ce67" office:value-type="currency" office:currency="EUR" office:value="1479682400" calcext:value-type="currency">
            <text:p>1,479,682,4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24940700" calcext:value-type="currency">
            <text:p>24,940,7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31" table:formula="of:=SUM([.Y5:.AD5])" office:value-type="currency" office:currency="EUR" office:value="1509198000" calcext:value-type="currency">
            <text:p>1,509,198,000 €</text:p>
          </table:table-cell>
          <table:table-cell table:style-name="ce30" table:formula="of:=[.X5]-[.AE5]" office:value-type="currency" office:currency="EUR" office:value="-1249705300" calcext:value-type="currency">
            <text:p>-1,249,705,300 €</text:p>
          </table:table-cell>
          <table:table-cell table:style-name="ce67" office:value-type="currency" office:currency="EUR" office:value="38993000" calcext:value-type="currency">
            <text:p>38,993,000 €</text:p>
          </table:table-cell>
          <table:table-cell table:number-columns-repeated="991"/>
        </table:table-row>
        <table:table-row table:style-name="ro2">
          <table:table-cell table:style-name="ce41" office:value-type="string" calcext:value-type="string">
            <text:p>08 05</text:p>
          </table:table-cell>
          <table:table-cell table:style-name="ce4" office:value-type="string" calcext:value-type="string">
            <text:p>Soziale Entschädigung</text:p>
          </table:table-cell>
          <table:table-cell table:style-name="ce67" table:content-validation-name="val9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32597900" calcext:value-type="currency">
            <text:p>32,597,900 €</text:p>
          </table:table-cell>
          <table:table-cell table:style-name="ce67" office:value-type="currency" office:currency="EUR" office:value="66828100" calcext:value-type="currency">
            <text:p>66,828,100 €</text:p>
          </table:table-cell>
          <table:table-cell table:style-name="ce67" office:value-type="currency" office:currency="EUR" office:value="40375000" calcext:value-type="currency">
            <text:p>40,375,000 €</text:p>
          </table:table-cell>
          <table:table-cell table:style-name="ce95" table:formula="of:=SUM([.C6];[.F6];[.D6];[.E6])" office:value-type="currency" office:currency="EUR" office:value="139801000" calcext:value-type="currency">
            <text:p>139,801,000 €</text:p>
          </table:table-cell>
          <table:table-cell table:style-name="ce67" office:value-type="currency" office:currency="EUR" office:value="15065000" calcext:value-type="currency">
            <text:p>15,065,000 €</text:p>
          </table:table-cell>
          <table:table-cell table:style-name="ce67" office:value-type="currency" office:currency="EUR" office:value="13395300" calcext:value-type="currency">
            <text:p>13,395,300 €</text:p>
          </table:table-cell>
          <table:table-cell table:style-name="ce67" office:value-type="currency" office:currency="EUR" office:value="229882200" calcext:value-type="currency">
            <text:p>229,882,2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2293600" calcext:value-type="currency">
            <text:p>2,293,600 €</text:p>
          </table:table-cell>
          <table:table-cell table:style-name="ce67" office:value-type="currency" office:currency="EUR" office:value="35974000" calcext:value-type="currency">
            <text:p>35,974,000 €</text:p>
          </table:table-cell>
          <table:table-cell table:style-name="ce31" table:formula="of:=SUM([.H6:.M6])" office:value-type="currency" office:currency="EUR" office:value="296610100" calcext:value-type="currency">
            <text:p>296,610,100 €</text:p>
          </table:table-cell>
          <table:table-cell table:style-name="ce30" table:formula="of:=[.G6]-[.N6]" office:value-type="currency" office:currency="EUR" office:value="-156809100" calcext:value-type="currency">
            <text:p>-156,809,100 €</text:p>
          </table:table-cell>
          <table:table-cell table:style-name="ce67" office:value-type="currency" office:currency="EUR" office:value="200000" calcext:value-type="currency">
            <text:p>200,000 €</text:p>
          </table:table-cell>
          <table:table-cell table:style-name="ce4"/>
          <table:table-cell table:style-name="ce41" office:value-type="string" calcext:value-type="string">
            <text:p>08 05</text:p>
          </table:table-cell>
          <table:table-cell table:style-name="ce4" office:value-type="string" calcext:value-type="string">
            <text:p>Soziale Entschädigung</text:p>
          </table:table-cell>
          <table:table-cell table:style-name="ce67" table:content-validation-name="val9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32958200" calcext:value-type="currency">
            <text:p>32,958,200 €</text:p>
          </table:table-cell>
          <table:table-cell table:style-name="ce67" office:value-type="currency" office:currency="EUR" office:value="69534200" calcext:value-type="currency">
            <text:p>69,534,200 €</text:p>
          </table:table-cell>
          <table:table-cell table:style-name="ce67" office:value-type="currency" office:currency="EUR" office:value="35978000" calcext:value-type="currency">
            <text:p>35,978,000 €</text:p>
          </table:table-cell>
          <table:table-cell table:style-name="ce95" table:formula="of:=SUM([.T6];[.W6];[.U6];[.V6])" office:value-type="currency" office:currency="EUR" office:value="138470400" calcext:value-type="currency">
            <text:p>138,470,400 €</text:p>
          </table:table-cell>
          <table:table-cell table:style-name="ce67" office:value-type="currency" office:currency="EUR" office:value="16681500" calcext:value-type="currency">
            <text:p>16,681,500 €</text:p>
          </table:table-cell>
          <table:table-cell table:style-name="ce67" office:value-type="currency" office:currency="EUR" office:value="15457300" calcext:value-type="currency">
            <text:p>15,457,300 €</text:p>
          </table:table-cell>
          <table:table-cell table:style-name="ce67" office:value-type="currency" office:currency="EUR" office:value="235443900" calcext:value-type="currency">
            <text:p>235,443,9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2292600" calcext:value-type="currency">
            <text:p>2,292,600 €</text:p>
          </table:table-cell>
          <table:table-cell table:style-name="ce67" office:value-type="currency" office:currency="EUR" office:value="29842000" calcext:value-type="currency">
            <text:p>29,842,000 €</text:p>
          </table:table-cell>
          <table:table-cell table:style-name="ce31" table:formula="of:=SUM([.Y6:.AD6])" office:value-type="currency" office:currency="EUR" office:value="299717300" calcext:value-type="currency">
            <text:p>299,717,300 €</text:p>
          </table:table-cell>
          <table:table-cell table:style-name="ce30" table:formula="of:=[.X6]-[.AE6]" office:value-type="currency" office:currency="EUR" office:value="-161246900" calcext:value-type="currency">
            <text:p>-161,246,900 €</text:p>
          </table:table-cell>
          <table:table-cell table:style-name="ce67" office:value-type="currency" office:currency="EUR" office:value="61910000" calcext:value-type="currency">
            <text:p>61,910,000 €</text:p>
          </table:table-cell>
          <table:table-cell table:number-columns-repeated="991"/>
        </table:table-row>
        <table:table-row table:style-name="ro2">
          <table:table-cell table:style-name="ce41" office:value-type="string" calcext:value-type="string">
            <text:p>08 06</text:p>
          </table:table-cell>
          <table:table-cell table:style-name="ce4" office:value-type="string" calcext:value-type="string">
            <text:p>Kinder und Jugendliche, Familien</text:p>
          </table:table-cell>
          <table:table-cell table:style-name="ce67" table:content-validation-name="val9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7953900" calcext:value-type="currency">
            <text:p>7,953,900 €</text:p>
          </table:table-cell>
          <table:table-cell table:style-name="ce67" office:value-type="currency" office:currency="EUR" office:value="188721800" calcext:value-type="currency">
            <text:p>188,721,800 €</text:p>
          </table:table-cell>
          <table:table-cell table:style-name="ce67" office:value-type="currency" office:currency="EUR" office:value="10000000" calcext:value-type="currency">
            <text:p>10,000,000 €</text:p>
          </table:table-cell>
          <table:table-cell table:style-name="ce95" table:formula="of:=SUM([.C7];[.F7];[.D7];[.E7])" office:value-type="currency" office:currency="EUR" office:value="206675700" calcext:value-type="currency">
            <text:p>206,675,700 €</text:p>
          </table:table-cell>
          <table:table-cell table:style-name="ce67" office:value-type="currency" office:currency="EUR" office:value="16327900" calcext:value-type="currency">
            <text:p>16,327,900 €</text:p>
          </table:table-cell>
          <table:table-cell table:style-name="ce67" office:value-type="currency" office:currency="EUR" office:value="20155400" calcext:value-type="currency">
            <text:p>20,155,400 €</text:p>
          </table:table-cell>
          <table:table-cell table:style-name="ce67" office:value-type="currency" office:currency="EUR" office:value="1456686600" calcext:value-type="currency">
            <text:p>1,456,686,6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55809700" calcext:value-type="currency">
            <text:p>55,809,7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31" table:formula="of:=SUM([.H7:.M7])" office:value-type="currency" office:currency="EUR" office:value="1548979600" calcext:value-type="currency">
            <text:p>1,548,979,600 €</text:p>
          </table:table-cell>
          <table:table-cell table:style-name="ce30" table:formula="of:=[.G7]-[.N7]" office:value-type="currency" office:currency="EUR" office:value="-1342303900" calcext:value-type="currency">
            <text:p>-1,342,303,900 €</text:p>
          </table:table-cell>
          <table:table-cell table:style-name="ce67" office:value-type="currency" office:currency="EUR" office:value="175792400" calcext:value-type="currency">
            <text:p>175,792,400 €</text:p>
          </table:table-cell>
          <table:table-cell table:style-name="ce4"/>
          <table:table-cell table:style-name="ce41" office:value-type="string" calcext:value-type="string">
            <text:p>08 06</text:p>
          </table:table-cell>
          <table:table-cell table:style-name="ce4" office:value-type="string" calcext:value-type="string">
            <text:p>Kinder und Jugendliche, Familien</text:p>
          </table:table-cell>
          <table:table-cell table:style-name="ce67" table:content-validation-name="val9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8367800" calcext:value-type="currency">
            <text:p>8,367,800 €</text:p>
          </table:table-cell>
          <table:table-cell table:style-name="ce67" office:value-type="currency" office:currency="EUR" office:value="188681300" calcext:value-type="currency">
            <text:p>188,681,300 €</text:p>
          </table:table-cell>
          <table:table-cell table:style-name="ce67" office:value-type="currency" office:currency="EUR" office:value="20000000" calcext:value-type="currency">
            <text:p>20,000,000 €</text:p>
          </table:table-cell>
          <table:table-cell table:style-name="ce95" table:formula="of:=SUM([.T7];[.W7];[.U7];[.V7])" office:value-type="currency" office:currency="EUR" office:value="217049100" calcext:value-type="currency">
            <text:p>217,049,100 €</text:p>
          </table:table-cell>
          <table:table-cell table:style-name="ce67" office:value-type="currency" office:currency="EUR" office:value="15827200" calcext:value-type="currency">
            <text:p>15,827,200 €</text:p>
          </table:table-cell>
          <table:table-cell table:style-name="ce67" office:value-type="currency" office:currency="EUR" office:value="16768500" calcext:value-type="currency">
            <text:p>16,768,500 €</text:p>
          </table:table-cell>
          <table:table-cell table:style-name="ce67" office:value-type="currency" office:currency="EUR" office:value="1505309900" calcext:value-type="currency">
            <text:p>1,505,309,9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29730600" calcext:value-type="currency">
            <text:p>29,730,600 €</text:p>
          </table:table-cell>
          <table:table-cell table:style-name="ce67" office:value-type="currency" office:currency="EUR" office:value="121365900" calcext:value-type="currency">
            <text:p>121,365,900 €</text:p>
          </table:table-cell>
          <table:table-cell table:style-name="ce31" table:formula="of:=SUM([.Y7:.AD7])" office:value-type="currency" office:currency="EUR" office:value="1689002100" calcext:value-type="currency">
            <text:p>1,689,002,100 €</text:p>
          </table:table-cell>
          <table:table-cell table:style-name="ce30" table:formula="of:=[.X7]-[.AE7]" office:value-type="currency" office:currency="EUR" office:value="-1471953000" calcext:value-type="currency">
            <text:p>-1,471,953,000 €</text:p>
          </table:table-cell>
          <table:table-cell table:style-name="ce67" office:value-type="currency" office:currency="EUR" office:value="375884800" calcext:value-type="currency">
            <text:p>375,884,800 €</text:p>
          </table:table-cell>
          <table:table-cell table:number-columns-repeated="991"/>
        </table:table-row>
        <table:table-row table:style-name="ro2">
          <table:table-cell table:style-name="ce41" office:value-type="string" calcext:value-type="string">
            <text:p>08 07</text:p>
          </table:table-cell>
          <table:table-cell table:style-name="ce4" office:value-type="string" calcext:value-type="string">
            <text:p>Pflege</text:p>
          </table:table-cell>
          <table:table-cell table:style-name="ce67" table:content-validation-name="val9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68000" calcext:value-type="currency">
            <text:p>68,000 €</text:p>
          </table:table-cell>
          <table:table-cell table:style-name="ce67" office:value-type="currency" office:currency="EUR" office:value="174557800" calcext:value-type="currency">
            <text:p>174,557,800 €</text:p>
          </table:table-cell>
          <table:table-cell table:style-name="ce67" office:value-type="currency" office:currency="EUR" office:value="29113100" calcext:value-type="currency">
            <text:p>29,113,100 €</text:p>
          </table:table-cell>
          <table:table-cell table:style-name="ce95" table:formula="of:=SUM([.C8];[.F8];[.D8];[.E8])" office:value-type="currency" office:currency="EUR" office:value="203738900" calcext:value-type="currency">
            <text:p>203,738,900 €</text:p>
          </table:table-cell>
          <table:table-cell table:style-name="ce67" office:value-type="currency" office:currency="EUR" office:value="5921200" calcext:value-type="currency">
            <text:p>5,921,200 €</text:p>
          </table:table-cell>
          <table:table-cell table:style-name="ce67" office:value-type="currency" office:currency="EUR" office:value="1843200" calcext:value-type="currency">
            <text:p>1,843,200 €</text:p>
          </table:table-cell>
          <table:table-cell table:style-name="ce67" office:value-type="currency" office:currency="EUR" office:value="266289500" calcext:value-type="currency">
            <text:p>266,289,5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6028600" calcext:value-type="currency">
            <text:p>6,028,600 €</text:p>
          </table:table-cell>
          <table:table-cell table:style-name="ce67" office:value-type="currency" office:currency="EUR" office:value="12527900" calcext:value-type="currency">
            <text:p>12,527,900 €</text:p>
          </table:table-cell>
          <table:table-cell table:style-name="ce31" table:formula="of:=SUM([.H8:.M8])" office:value-type="currency" office:currency="EUR" office:value="292610400" calcext:value-type="currency">
            <text:p>292,610,400 €</text:p>
          </table:table-cell>
          <table:table-cell table:style-name="ce30" table:formula="of:=[.G8]-[.N8]" office:value-type="currency" office:currency="EUR" office:value="-88871500" calcext:value-type="currency">
            <text:p>-88,871,500 €</text:p>
          </table:table-cell>
          <table:table-cell table:style-name="ce67" office:value-type="currency" office:currency="EUR" office:value="5593000" calcext:value-type="currency">
            <text:p>5,593,000 €</text:p>
          </table:table-cell>
          <table:table-cell table:style-name="ce4"/>
          <table:table-cell table:style-name="ce96" office:value-type="string" calcext:value-type="string">
            <text:p>08 06 26</text:p>
          </table:table-cell>
          <table:table-cell table:style-name="ce97" office:value-type="string" calcext:value-type="string">
            <text:p>Fördertopf Familienstartdarlehen</text:p>
          </table:table-cell>
          <table:table-cell table:style-name="ce67" table:content-validation-name="val9" office:value-type="currency" office:currency="EUR" office:value="0" calcext:value-type="currency">
            <text:p>0 €</text:p>
          </table:table-cell>
          <table:table-cell table:number-columns-repeated="3" table:style-name="ce67" office:value-type="currency" office:currency="EUR" office:value="0" calcext:value-type="currency">
            <text:p>0 €</text:p>
          </table:table-cell>
          <table:table-cell table:style-name="ce95" table:formula="of:=SUM([.T8];[.W8];[.U8];[.V8])" office:value-type="currency" office:currency="EUR" office:value="0" calcext:value-type="currency">
            <text:p>0 €</text:p>
          </table:table-cell>
          <table:table-cell table:number-columns-repeated="2" table:style-name="ce67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512000000" calcext:value-type="currency">
            <text:p>512,000,000 €</text:p>
          </table:table-cell>
          <table:table-cell table:number-columns-repeated="3" table:style-name="ce67" office:value-type="currency" office:currency="EUR" office:value="0" calcext:value-type="currency">
            <text:p>0 €</text:p>
          </table:table-cell>
          <table:table-cell table:style-name="ce31" table:formula="of:=SUM([.Y8:.AD8])" office:value-type="currency" office:currency="EUR" office:value="512000000" calcext:value-type="currency">
            <text:p>512,000,000 €</text:p>
          </table:table-cell>
          <table:table-cell table:style-name="ce30" table:formula="of:=[.X8]-[.AE8]" office:value-type="currency" office:currency="EUR" office:value="-512000000" calcext:value-type="currency">
            <text:p>-512,000,0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number-columns-repeated="991"/>
        </table:table-row>
        <table:table-row table:style-name="ro2">
          <table:table-cell table:style-name="ce41" office:value-type="string" calcext:value-type="string">
            <text:p>08 08</text:p>
          </table:table-cell>
          <table:table-cell table:style-name="ce4" office:value-type="string" calcext:value-type="string">
            <text:p>Medizinische Versorgung und öffentliches Gesundheitswesen</text:p>
          </table:table-cell>
          <table:table-cell table:style-name="ce67" table:content-validation-name="val9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11112000" calcext:value-type="currency">
            <text:p>11,112,000 €</text:p>
          </table:table-cell>
          <table:table-cell table:style-name="ce67" office:value-type="currency" office:currency="EUR" office:value="18241100" calcext:value-type="currency">
            <text:p>18,241,100 €</text:p>
          </table:table-cell>
          <table:table-cell table:style-name="ce67" office:value-type="currency" office:currency="EUR" office:value="21899000" calcext:value-type="currency">
            <text:p>21,899,000 €</text:p>
          </table:table-cell>
          <table:table-cell table:style-name="ce95" table:formula="of:=SUM([.C9];[.F9];[.D9];[.E9])" office:value-type="currency" office:currency="EUR" office:value="51252100" calcext:value-type="currency">
            <text:p>51,252,100 €</text:p>
          </table:table-cell>
          <table:table-cell table:style-name="ce67" office:value-type="currency" office:currency="EUR" office:value="104607700" calcext:value-type="currency">
            <text:p>104,607,700 €</text:p>
          </table:table-cell>
          <table:table-cell table:style-name="ce67" office:value-type="currency" office:currency="EUR" office:value="32809100" calcext:value-type="currency">
            <text:p>32,809,100 €</text:p>
          </table:table-cell>
          <table:table-cell table:style-name="ce67" office:value-type="currency" office:currency="EUR" office:value="402273100" calcext:value-type="currency">
            <text:p>402,273,1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488330400" calcext:value-type="currency">
            <text:p>488,330,400 €</text:p>
          </table:table-cell>
          <table:table-cell table:style-name="ce67" office:value-type="currency" office:currency="EUR" office:value="1067100" calcext:value-type="currency">
            <text:p>1,067,100 €</text:p>
          </table:table-cell>
          <table:table-cell table:style-name="ce31" table:formula="of:=SUM([.H9:.M9])" office:value-type="currency" office:currency="EUR" office:value="1029087400" calcext:value-type="currency">
            <text:p>1,029,087,400 €</text:p>
          </table:table-cell>
          <table:table-cell table:style-name="ce30" table:formula="of:=[.G9]-[.N9]" office:value-type="currency" office:currency="EUR" office:value="-977835300" calcext:value-type="currency">
            <text:p>-977,835,300 €</text:p>
          </table:table-cell>
          <table:table-cell table:style-name="ce67" office:value-type="currency" office:currency="EUR" office:value="457919700" calcext:value-type="currency">
            <text:p>457,919,700 €</text:p>
          </table:table-cell>
          <table:table-cell table:style-name="ce4"/>
          <table:table-cell table:style-name="ce41" office:value-type="string" calcext:value-type="string">
            <text:p>08 07</text:p>
          </table:table-cell>
          <table:table-cell table:style-name="ce4" office:value-type="string" calcext:value-type="string">
            <text:p>Pflege</text:p>
          </table:table-cell>
          <table:table-cell table:style-name="ce67" table:content-validation-name="val9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197000" calcext:value-type="currency">
            <text:p>197,000 €</text:p>
          </table:table-cell>
          <table:table-cell table:style-name="ce67" office:value-type="currency" office:currency="EUR" office:value="205717900" calcext:value-type="currency">
            <text:p>205,717,900 €</text:p>
          </table:table-cell>
          <table:table-cell table:style-name="ce67" office:value-type="currency" office:currency="EUR" office:value="12527900" calcext:value-type="currency">
            <text:p>12,527,900 €</text:p>
          </table:table-cell>
          <table:table-cell table:style-name="ce95" table:formula="of:=SUM([.T9];[.W9];[.U9];[.V9])" office:value-type="currency" office:currency="EUR" office:value="218442800" calcext:value-type="currency">
            <text:p>218,442,800 €</text:p>
          </table:table-cell>
          <table:table-cell table:style-name="ce67" office:value-type="currency" office:currency="EUR" office:value="6054700" calcext:value-type="currency">
            <text:p>6,054,700 €</text:p>
          </table:table-cell>
          <table:table-cell table:style-name="ce67" office:value-type="currency" office:currency="EUR" office:value="2226800" calcext:value-type="currency">
            <text:p>2,226,800 €</text:p>
          </table:table-cell>
          <table:table-cell table:style-name="ce67" office:value-type="currency" office:currency="EUR" office:value="304521600" calcext:value-type="currency">
            <text:p>304,521,6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2213700" calcext:value-type="currency">
            <text:p>2,213,700 €</text:p>
          </table:table-cell>
          <table:table-cell table:style-name="ce67" office:value-type="currency" office:currency="EUR" office:value="12888800" calcext:value-type="currency">
            <text:p>12,888,800 €</text:p>
          </table:table-cell>
          <table:table-cell table:style-name="ce31" table:formula="of:=SUM([.Y9:.AD9])" office:value-type="currency" office:currency="EUR" office:value="327905600" calcext:value-type="currency">
            <text:p>327,905,600 €</text:p>
          </table:table-cell>
          <table:table-cell table:style-name="ce30" table:formula="of:=[.X9]-[.AE9]" office:value-type="currency" office:currency="EUR" office:value="-109462800" calcext:value-type="currency">
            <text:p>-109,462,800 €</text:p>
          </table:table-cell>
          <table:table-cell table:style-name="ce67" office:value-type="currency" office:currency="EUR" office:value="5264000" calcext:value-type="currency">
            <text:p>5,264,000 €</text:p>
          </table:table-cell>
          <table:table-cell table:number-columns-repeated="991"/>
        </table:table-row>
        <table:table-row table:style-name="ro2">
          <table:table-cell table:style-name="ce41" office:value-type="string" calcext:value-type="string">
            <text:p>08 09</text:p>
          </table:table-cell>
          <table:table-cell table:style-name="ce4" office:value-type="string" calcext:value-type="string">
            <text:p>Krankenhauswesen und Maßregelvollzug</text:p>
          </table:table-cell>
          <table:table-cell table:style-name="ce67" table:content-validation-name="val9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354200" calcext:value-type="currency">
            <text:p>354,200 €</text:p>
          </table:table-cell>
          <table:table-cell table:style-name="ce67" office:value-type="currency" office:currency="EUR" office:value="5746700" calcext:value-type="currency">
            <text:p>5,746,700 €</text:p>
          </table:table-cell>
          <table:table-cell table:style-name="ce67" office:value-type="currency" office:currency="EUR" office:value="60378600" calcext:value-type="currency">
            <text:p>60,378,600 €</text:p>
          </table:table-cell>
          <table:table-cell table:style-name="ce95" table:formula="of:=SUM([.C10];[.F10];[.D10];[.E10])" office:value-type="currency" office:currency="EUR" office:value="66479500" calcext:value-type="currency">
            <text:p>66,479,500 €</text:p>
          </table:table-cell>
          <table:table-cell table:style-name="ce67" office:value-type="currency" office:currency="EUR" office:value="23900400" calcext:value-type="currency">
            <text:p>23,900,400 €</text:p>
          </table:table-cell>
          <table:table-cell table:style-name="ce67" office:value-type="currency" office:currency="EUR" office:value="6891000" calcext:value-type="currency">
            <text:p>6,891,000 €</text:p>
          </table:table-cell>
          <table:table-cell table:style-name="ce67" office:value-type="currency" office:currency="EUR" office:value="269322700" calcext:value-type="currency">
            <text:p>269,322,7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398389700" calcext:value-type="currency">
            <text:p>398,389,7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31" table:formula="of:=SUM([.H10:.M10])" office:value-type="currency" office:currency="EUR" office:value="698503800" calcext:value-type="currency">
            <text:p>698,503,800 €</text:p>
          </table:table-cell>
          <table:table-cell table:style-name="ce30" table:formula="of:=[.G10]-[.N10]" office:value-type="currency" office:currency="EUR" office:value="-632024300" calcext:value-type="currency">
            <text:p>-632,024,300 €</text:p>
          </table:table-cell>
          <table:table-cell table:style-name="ce67" office:value-type="currency" office:currency="EUR" office:value="650000" calcext:value-type="currency">
            <text:p>650,000 €</text:p>
          </table:table-cell>
          <table:table-cell table:style-name="ce4"/>
          <table:table-cell table:style-name="ce41" office:value-type="string" calcext:value-type="string">
            <text:p>08 08</text:p>
          </table:table-cell>
          <table:table-cell table:style-name="ce4" office:value-type="string" calcext:value-type="string">
            <text:p>Medizinische Versorgung und öffentliches Gesundheitswesen</text:p>
          </table:table-cell>
          <table:table-cell table:style-name="ce67" table:content-validation-name="val9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12903200" calcext:value-type="currency">
            <text:p>12,903,200 €</text:p>
          </table:table-cell>
          <table:table-cell table:style-name="ce67" office:value-type="currency" office:currency="EUR" office:value="13618600" calcext:value-type="currency">
            <text:p>13,618,600 €</text:p>
          </table:table-cell>
          <table:table-cell table:style-name="ce67" office:value-type="currency" office:currency="EUR" office:value="24099400" calcext:value-type="currency">
            <text:p>24,099,400 €</text:p>
          </table:table-cell>
          <table:table-cell table:style-name="ce95" table:formula="of:=SUM([.T10];[.W10];[.U10];[.V10])" office:value-type="currency" office:currency="EUR" office:value="50621200" calcext:value-type="currency">
            <text:p>50,621,200 €</text:p>
          </table:table-cell>
          <table:table-cell table:style-name="ce67" office:value-type="currency" office:currency="EUR" office:value="115633200" calcext:value-type="currency">
            <text:p>115,633,200 €</text:p>
          </table:table-cell>
          <table:table-cell table:style-name="ce67" office:value-type="currency" office:currency="EUR" office:value="39848200" calcext:value-type="currency">
            <text:p>39,848,200 €</text:p>
          </table:table-cell>
          <table:table-cell table:style-name="ce67" office:value-type="currency" office:currency="EUR" office:value="388302600" calcext:value-type="currency">
            <text:p>388,302,6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444188800" calcext:value-type="currency">
            <text:p>444,188,800 €</text:p>
          </table:table-cell>
          <table:table-cell table:style-name="ce67" office:value-type="currency" office:currency="EUR" office:value="1808200" calcext:value-type="currency">
            <text:p>1,808,200 €</text:p>
          </table:table-cell>
          <table:table-cell table:style-name="ce31" table:formula="of:=SUM([.Y10:.AD10])" office:value-type="currency" office:currency="EUR" office:value="989781000" calcext:value-type="currency">
            <text:p>989,781,000 €</text:p>
          </table:table-cell>
          <table:table-cell table:style-name="ce30" table:formula="of:=[.X10]-[.AE10]" office:value-type="currency" office:currency="EUR" office:value="-939159800" calcext:value-type="currency">
            <text:p>-939,159,800 €</text:p>
          </table:table-cell>
          <table:table-cell table:style-name="ce67" office:value-type="currency" office:currency="EUR" office:value="1726140100" calcext:value-type="currency">
            <text:p>1,726,140,100 €</text:p>
          </table:table-cell>
          <table:table-cell table:number-columns-repeated="991"/>
        </table:table-row>
        <table:table-row table:style-name="ro2">
          <table:table-cell table:style-name="ce4" office:value-type="string" calcext:value-type="string">
            <text:p>08 10</text:p>
          </table:table-cell>
          <table:table-cell table:style-name="ce4" office:value-type="string" calcext:value-type="string">
            <text:p>Veterinärwesen, Tierschutz</text:p>
          </table:table-cell>
          <table:table-cell table:style-name="ce67" table:content-validation-name="val9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421300" calcext:value-type="currency">
            <text:p>421,3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95" table:formula="of:=SUM([.C11];[.F11];[.D11];[.E11])" office:value-type="currency" office:currency="EUR" office:value="421300" calcext:value-type="currency">
            <text:p>421,3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556600" calcext:value-type="currency">
            <text:p>556,600 €</text:p>
          </table:table-cell>
          <table:table-cell table:style-name="ce67" office:value-type="currency" office:currency="EUR" office:value="2056900" calcext:value-type="currency">
            <text:p>2,056,9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300000" calcext:value-type="currency">
            <text:p>300,0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31" table:formula="of:=SUM([.H11:.M11])" office:value-type="currency" office:currency="EUR" office:value="2913500" calcext:value-type="currency">
            <text:p>2,913,500 €</text:p>
          </table:table-cell>
          <table:table-cell table:style-name="ce30" table:formula="of:=[.G11]-[.N11]" office:value-type="currency" office:currency="EUR" office:value="-2492200" calcext:value-type="currency">
            <text:p>-2,492,2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4"/>
          <table:table-cell table:style-name="ce41" office:value-type="string" calcext:value-type="string">
            <text:p>08 08 26</text:p>
          </table:table-cell>
          <table:table-cell table:style-name="ce4" office:value-type="string" calcext:value-type="string">
            <text:p>Ostdeutscher Krankenhaussicherungs- und Rekommunalisierungsfonds</text:p>
          </table:table-cell>
          <table:table-cell table:style-name="ce67" table:content-validation-name="val9" office:value-type="currency" office:currency="EUR" office:value="0" calcext:value-type="currency">
            <text:p>0 €</text:p>
          </table:table-cell>
          <table:table-cell table:number-columns-repeated="2" table:style-name="ce67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400000000" calcext:value-type="currency">
            <text:p>400,000,000 €</text:p>
          </table:table-cell>
          <table:table-cell table:style-name="ce95" table:formula="of:=SUM([.T11];[.W11];[.U11];[.V11])" office:value-type="currency" office:currency="EUR" office:value="400000000" calcext:value-type="currency">
            <text:p>400,000,000 €</text:p>
          </table:table-cell>
          <table:table-cell table:style-name="ce67" office:value-type="currency" office:currency="EUR" office:value="158000" calcext:value-type="currency">
            <text:p>158,000 €</text:p>
          </table:table-cell>
          <table:table-cell table:style-name="ce67" office:value-type="currency" office:currency="EUR" office:value="265000" calcext:value-type="currency">
            <text:p>265,000 €</text:p>
          </table:table-cell>
          <table:table-cell table:style-name="ce67" office:value-type="currency" office:currency="EUR" office:value="398148000" calcext:value-type="currency">
            <text:p>398,148,0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1429000" calcext:value-type="currency">
            <text:p>1,429,0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31" table:formula="of:=SUM([.Y11:.AD11])" office:value-type="currency" office:currency="EUR" office:value="400000000" calcext:value-type="currency">
            <text:p>400,000,000 €</text:p>
          </table:table-cell>
          <table:table-cell table:style-name="ce30" table:formula="of:=[.X11]-[.AE11]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number-columns-repeated="991"/>
        </table:table-row>
        <table:table-row table:style-name="ro2">
          <table:table-cell table:style-name="ce4" office:value-type="string" calcext:value-type="string">
            <text:p>08 11</text:p>
          </table:table-cell>
          <table:table-cell table:style-name="ce4" office:value-type="string" calcext:value-type="string">
            <text:p>Ostdeutsche Tierschutzbeauftragte</text:p>
          </table:table-cell>
          <table:table-cell table:style-name="ce67" table:content-validation-name="val9" office:value-type="currency" office:currency="EUR" office:value="0" calcext:value-type="currency">
            <text:p>0 €</text:p>
          </table:table-cell>
          <table:table-cell table:number-columns-repeated="3" table:style-name="ce67" office:value-type="currency" office:currency="EUR" office:value="0" calcext:value-type="currency">
            <text:p>0 €</text:p>
          </table:table-cell>
          <table:table-cell table:style-name="ce95" table:formula="of:=SUM([.C12];[.F12];[.D12];[.E12])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269900" calcext:value-type="currency">
            <text:p>269,900 €</text:p>
          </table:table-cell>
          <table:table-cell table:style-name="ce67" office:value-type="currency" office:currency="EUR" office:value="75000" calcext:value-type="currency">
            <text:p>75,000 €</text:p>
          </table:table-cell>
          <table:table-cell table:style-name="ce67" office:value-type="currency" office:currency="EUR" office:value="45800" calcext:value-type="currency">
            <text:p>45,800 €</text:p>
          </table:table-cell>
          <table:table-cell table:number-columns-repeated="3" table:style-name="ce67" office:value-type="currency" office:currency="EUR" office:value="0" calcext:value-type="currency">
            <text:p>0 €</text:p>
          </table:table-cell>
          <table:table-cell table:style-name="ce31" table:formula="of:=SUM([.H12:.M12])" office:value-type="currency" office:currency="EUR" office:value="390700" calcext:value-type="currency">
            <text:p>390,700 €</text:p>
          </table:table-cell>
          <table:table-cell table:style-name="ce30" table:formula="of:=[.G12]-[.N12]" office:value-type="currency" office:currency="EUR" office:value="-390700" calcext:value-type="currency">
            <text:p>-390,7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4"/>
          <table:table-cell table:style-name="ce41" office:value-type="string" calcext:value-type="string">
            <text:p>08 09</text:p>
          </table:table-cell>
          <table:table-cell table:style-name="ce4" office:value-type="string" calcext:value-type="string">
            <text:p>Krankenhauswesen und Maßregelvollzug</text:p>
          </table:table-cell>
          <table:table-cell table:style-name="ce67" table:content-validation-name="val9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253800" calcext:value-type="currency">
            <text:p>253,800 €</text:p>
          </table:table-cell>
          <table:table-cell table:style-name="ce67" office:value-type="currency" office:currency="EUR" office:value="4819000" calcext:value-type="currency">
            <text:p>4,819,000 €</text:p>
          </table:table-cell>
          <table:table-cell table:style-name="ce67" office:value-type="currency" office:currency="EUR" office:value="212984500" calcext:value-type="currency">
            <text:p>212,984,500 €</text:p>
          </table:table-cell>
          <table:table-cell table:style-name="ce95" table:formula="of:=SUM([.T12];[.W12];[.U12];[.V12])" office:value-type="currency" office:currency="EUR" office:value="218057300" calcext:value-type="currency">
            <text:p>218,057,300 €</text:p>
          </table:table-cell>
          <table:table-cell table:style-name="ce67" office:value-type="currency" office:currency="EUR" office:value="31658900" calcext:value-type="currency">
            <text:p>31,658,900 €</text:p>
          </table:table-cell>
          <table:table-cell table:style-name="ce67" office:value-type="currency" office:currency="EUR" office:value="7761100" calcext:value-type="currency">
            <text:p>7,761,100 €</text:p>
          </table:table-cell>
          <table:table-cell table:style-name="ce67" office:value-type="currency" office:currency="EUR" office:value="286153800" calcext:value-type="currency">
            <text:p>286,153,8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590517000" calcext:value-type="currency">
            <text:p>590,517,0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31" table:formula="of:=SUM([.Y12:.AD12])" office:value-type="currency" office:currency="EUR" office:value="916090800" calcext:value-type="currency">
            <text:p>916,090,800 €</text:p>
          </table:table-cell>
          <table:table-cell table:style-name="ce30" table:formula="of:=[.X12]-[.AE12]" office:value-type="currency" office:currency="EUR" office:value="-698033500" calcext:value-type="currency">
            <text:p>-698,033,500 €</text:p>
          </table:table-cell>
          <table:table-cell table:style-name="ce67" office:value-type="currency" office:currency="EUR" office:value="62672000" calcext:value-type="currency">
            <text:p>62,672,000 €</text:p>
          </table:table-cell>
          <table:table-cell table:number-columns-repeated="991"/>
        </table:table-row>
        <table:table-row table:style-name="ro2">
          <table:table-cell table:style-name="ce4" office:value-type="string" calcext:value-type="string">
            <text:p>08 15</text:p>
          </table:table-cell>
          <table:table-cell table:style-name="ce4" office:value-type="string" calcext:value-type="string">
            <text:p>Infrastrukturprogramme, Übergreifende Programme</text:p>
          </table:table-cell>
          <table:table-cell table:style-name="ce67" table:content-validation-name="val9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200000" calcext:value-type="currency">
            <text:p>200,000 €</text:p>
          </table:table-cell>
          <table:table-cell table:number-columns-repeated="2" table:style-name="ce67" office:value-type="currency" office:currency="EUR" office:value="0" calcext:value-type="currency">
            <text:p>0 €</text:p>
          </table:table-cell>
          <table:table-cell table:style-name="ce95" table:formula="of:=SUM([.C13];[.F13];[.D13];[.E13])" office:value-type="currency" office:currency="EUR" office:value="200000" calcext:value-type="currency">
            <text:p>200,0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10000" calcext:value-type="currency">
            <text:p>10,000 €</text:p>
          </table:table-cell>
          <table:table-cell table:style-name="ce67" office:value-type="currency" office:currency="EUR" office:value="18169000" calcext:value-type="currency">
            <text:p>18,169,0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6910800" calcext:value-type="currency">
            <text:p>6,910,8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31" table:formula="of:=SUM([.H13:.M13])" office:value-type="currency" office:currency="EUR" office:value="25089800" calcext:value-type="currency">
            <text:p>25,089,800 €</text:p>
          </table:table-cell>
          <table:table-cell table:style-name="ce30" table:formula="of:=[.G13]-[.N13]" office:value-type="currency" office:currency="EUR" office:value="-24889800" calcext:value-type="currency">
            <text:p>-24,889,800 €</text:p>
          </table:table-cell>
          <table:table-cell table:style-name="ce67" office:value-type="currency" office:currency="EUR" office:value="21509200" calcext:value-type="currency">
            <text:p>21,509,200 €</text:p>
          </table:table-cell>
          <table:table-cell table:style-name="ce4"/>
          <table:table-cell table:style-name="ce4" office:value-type="string" calcext:value-type="string">
            <text:p>08 10</text:p>
          </table:table-cell>
          <table:table-cell table:style-name="ce4" office:value-type="string" calcext:value-type="string">
            <text:p>Veterinärwesen, Tierschutz</text:p>
          </table:table-cell>
          <table:table-cell table:style-name="ce67" table:content-validation-name="val9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298900" calcext:value-type="currency">
            <text:p>298,9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95" table:formula="of:=SUM([.T13];[.W13];[.U13];[.V13])" office:value-type="currency" office:currency="EUR" office:value="298900" calcext:value-type="currency">
            <text:p>298,9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721600" calcext:value-type="currency">
            <text:p>721,600 €</text:p>
          </table:table-cell>
          <table:table-cell table:style-name="ce67" office:value-type="currency" office:currency="EUR" office:value="2177900" calcext:value-type="currency">
            <text:p>2,177,9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300000" calcext:value-type="currency">
            <text:p>300,0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31" table:formula="of:=SUM([.Y13:.AD13])" office:value-type="currency" office:currency="EUR" office:value="3199500" calcext:value-type="currency">
            <text:p>3,199,500 €</text:p>
          </table:table-cell>
          <table:table-cell table:style-name="ce30" table:formula="of:=[.X13]-[.AE13]" office:value-type="currency" office:currency="EUR" office:value="-2900600" calcext:value-type="currency">
            <text:p>-2,900,6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number-columns-repeated="991"/>
        </table:table-row>
        <table:table-row table:style-name="ro5">
          <table:table-cell table:style-name="ce41" office:value-type="string" calcext:value-type="string">
            <text:p>08 20</text:p>
          </table:table-cell>
          <table:table-cell table:style-name="ce4" office:value-type="string" calcext:value-type="string">
            <text:p>Gesellschaftlicher Zusammenhalt, Inklusion und Integration</text:p>
          </table:table-cell>
          <table:table-cell table:style-name="ce67" table:content-validation-name="val9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820000" calcext:value-type="currency">
            <text:p>820,000 €</text:p>
          </table:table-cell>
          <table:table-cell table:style-name="ce67" office:value-type="currency" office:currency="EUR" office:value="5429000" calcext:value-type="currency">
            <text:p>5,429,0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95" table:formula="of:=SUM([.C14];[.F14];[.D14];[.E14])" office:value-type="currency" office:currency="EUR" office:value="6249000" calcext:value-type="currency">
            <text:p>6,249,000 €</text:p>
          </table:table-cell>
          <table:table-cell table:style-name="ce67" office:value-type="currency" office:currency="EUR" office:value="15901800" calcext:value-type="currency">
            <text:p>15,901,800 €</text:p>
          </table:table-cell>
          <table:table-cell table:style-name="ce67" office:value-type="currency" office:currency="EUR" office:value="6624700" calcext:value-type="currency">
            <text:p>6,624,700 €</text:p>
          </table:table-cell>
          <table:table-cell table:style-name="ce67" office:value-type="currency" office:currency="EUR" office:value="108695200" calcext:value-type="currency">
            <text:p>108,695,2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1534000" calcext:value-type="currency">
            <text:p>1,534,000 €</text:p>
          </table:table-cell>
          <table:table-cell table:style-name="ce67" office:value-type="currency" office:currency="EUR" office:value="384000" calcext:value-type="currency">
            <text:p>384,000 €</text:p>
          </table:table-cell>
          <table:table-cell table:style-name="ce31" table:formula="of:=SUM([.H14:.M14])" office:value-type="currency" office:currency="EUR" office:value="133139700" calcext:value-type="currency">
            <text:p>133,139,700 €</text:p>
          </table:table-cell>
          <table:table-cell table:style-name="ce30" table:formula="of:=[.G14]-[.N14]" office:value-type="currency" office:currency="EUR" office:value="-126890700" calcext:value-type="currency">
            <text:p>-126,890,700 €</text:p>
          </table:table-cell>
          <table:table-cell table:style-name="ce67" office:value-type="currency" office:currency="EUR" office:value="14996000" calcext:value-type="currency">
            <text:p>14,996,000 €</text:p>
          </table:table-cell>
          <table:table-cell table:style-name="ce4"/>
          <table:table-cell table:style-name="ce4" office:value-type="string" calcext:value-type="string">
            <text:p>08 11</text:p>
          </table:table-cell>
          <table:table-cell table:style-name="ce4" office:value-type="string" calcext:value-type="string">
            <text:p>Ostdeutsche Tierschutzbeauftragte</text:p>
          </table:table-cell>
          <table:table-cell table:style-name="ce67" table:content-validation-name="val9" office:value-type="currency" office:currency="EUR" office:value="0" calcext:value-type="currency">
            <text:p>0 €</text:p>
          </table:table-cell>
          <table:table-cell table:number-columns-repeated="3" table:style-name="ce67" office:value-type="currency" office:currency="EUR" office:value="0" calcext:value-type="currency">
            <text:p>0 €</text:p>
          </table:table-cell>
          <table:table-cell table:style-name="ce95" table:formula="of:=SUM([.T14];[.W14];[.U14];[.V14])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281900" calcext:value-type="currency">
            <text:p>281,900 €</text:p>
          </table:table-cell>
          <table:table-cell table:style-name="ce67" office:value-type="currency" office:currency="EUR" office:value="85000" calcext:value-type="currency">
            <text:p>85,000 €</text:p>
          </table:table-cell>
          <table:table-cell table:style-name="ce67" office:value-type="currency" office:currency="EUR" office:value="47800" calcext:value-type="currency">
            <text:p>47,800 €</text:p>
          </table:table-cell>
          <table:table-cell table:number-columns-repeated="3" table:style-name="ce67" office:value-type="currency" office:currency="EUR" office:value="0" calcext:value-type="currency">
            <text:p>0 €</text:p>
          </table:table-cell>
          <table:table-cell table:style-name="ce31" table:formula="of:=SUM([.Y14:.AD14])" office:value-type="currency" office:currency="EUR" office:value="414700" calcext:value-type="currency">
            <text:p>414,700 €</text:p>
          </table:table-cell>
          <table:table-cell table:style-name="ce30" table:formula="of:=[.X14]-[.AE14]" office:value-type="currency" office:currency="EUR" office:value="-414700" calcext:value-type="currency">
            <text:p>-414,7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number-columns-repeated="991"/>
        </table:table-row>
        <table:table-row table:style-name="ro2">
          <table:table-cell table:style-name="ce41" office:value-type="string" calcext:value-type="string">
            <text:p>08 21</text:p>
          </table:table-cell>
          <table:table-cell table:style-name="ce4" office:value-type="string" calcext:value-type="string">
            <text:p>Demokratie, Bürgerbeteiligung, Ehrenamt und Gleichstellung</text:p>
          </table:table-cell>
          <table:table-cell table:style-name="ce67" table:content-validation-name="val9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597500" calcext:value-type="currency">
            <text:p>597,500 €</text:p>
          </table:table-cell>
          <table:table-cell table:style-name="ce67" office:value-type="currency" office:currency="EUR" office:value="1884800" calcext:value-type="currency">
            <text:p>1,884,8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95" table:formula="of:=SUM([.C15];[.F15];[.D15];[.E15])" office:value-type="currency" office:currency="EUR" office:value="2482300" calcext:value-type="currency">
            <text:p>2,482,300 €</text:p>
          </table:table-cell>
          <table:table-cell table:style-name="ce67" office:value-type="currency" office:currency="EUR" office:value="1565900" calcext:value-type="currency">
            <text:p>1,565,900 €</text:p>
          </table:table-cell>
          <table:table-cell table:style-name="ce67" office:value-type="currency" office:currency="EUR" office:value="4459800" calcext:value-type="currency">
            <text:p>4,459,800 €</text:p>
          </table:table-cell>
          <table:table-cell table:style-name="ce67" office:value-type="currency" office:currency="EUR" office:value="106544200" calcext:value-type="currency">
            <text:p>106,544,2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30768300" calcext:value-type="currency">
            <text:p>30,768,300 €</text:p>
          </table:table-cell>
          <table:table-cell table:style-name="ce67" office:value-type="currency" office:currency="EUR" office:value="18700" calcext:value-type="currency">
            <text:p>18,700 €</text:p>
          </table:table-cell>
          <table:table-cell table:style-name="ce31" table:formula="of:=SUM([.H15:.M15])" office:value-type="currency" office:currency="EUR" office:value="143356900" calcext:value-type="currency">
            <text:p>143,356,900 €</text:p>
          </table:table-cell>
          <table:table-cell table:style-name="ce30" table:formula="of:=[.G15]-[.N15]" office:value-type="currency" office:currency="EUR" office:value="-140874600" calcext:value-type="currency">
            <text:p>-140,874,600 €</text:p>
          </table:table-cell>
          <table:table-cell table:style-name="ce67" office:value-type="currency" office:currency="EUR" office:value="11486200" calcext:value-type="currency">
            <text:p>11,486,200 €</text:p>
          </table:table-cell>
          <table:table-cell table:style-name="ce4"/>
          <table:table-cell table:style-name="ce4" office:value-type="string" calcext:value-type="string">
            <text:p>08 15</text:p>
          </table:table-cell>
          <table:table-cell table:style-name="ce4" office:value-type="string" calcext:value-type="string">
            <text:p>Infrastrukturprogramme, Übergreifende Programme</text:p>
          </table:table-cell>
          <table:table-cell table:style-name="ce67" table:content-validation-name="val9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200000" calcext:value-type="currency">
            <text:p>200,000 €</text:p>
          </table:table-cell>
          <table:table-cell table:number-columns-repeated="2" table:style-name="ce67" office:value-type="currency" office:currency="EUR" office:value="0" calcext:value-type="currency">
            <text:p>0 €</text:p>
          </table:table-cell>
          <table:table-cell table:style-name="ce95" table:formula="of:=SUM([.T15];[.W15];[.U15];[.V15])" office:value-type="currency" office:currency="EUR" office:value="200000" calcext:value-type="currency">
            <text:p>200,0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10000" calcext:value-type="currency">
            <text:p>10,000 €</text:p>
          </table:table-cell>
          <table:table-cell table:style-name="ce67" office:value-type="currency" office:currency="EUR" office:value="16219000" calcext:value-type="currency">
            <text:p>16,219,0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7054800" calcext:value-type="currency">
            <text:p>7,054,8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31" table:formula="of:=SUM([.Y15:.AD15])" office:value-type="currency" office:currency="EUR" office:value="23283800" calcext:value-type="currency">
            <text:p>23,283,800 €</text:p>
          </table:table-cell>
          <table:table-cell table:style-name="ce30" table:formula="of:=[.X15]-[.AE15]" office:value-type="currency" office:currency="EUR" office:value="-23083800" calcext:value-type="currency">
            <text:p>-23,083,800 €</text:p>
          </table:table-cell>
          <table:table-cell table:style-name="ce67" office:value-type="currency" office:currency="EUR" office:value="19511700" calcext:value-type="currency">
            <text:p>19,511,700 €</text:p>
          </table:table-cell>
          <table:table-cell table:number-columns-repeated="991"/>
        </table:table-row>
        <table:table-row table:style-name="ro2">
          <table:table-cell table:style-name="ce4" office:value-type="string" calcext:value-type="string">
            <text:p>08 30</text:p>
          </table:table-cell>
          <table:table-cell table:style-name="ce4" office:value-type="string" calcext:value-type="string">
            <text:p>Landesuntersuchungsanstalt für das Gesundheits- und Veterinärwesen</text:p>
          </table:table-cell>
          <table:table-cell table:style-name="ce67" table:content-validation-name="val9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2700000" calcext:value-type="currency">
            <text:p>2,700,000 €</text:p>
          </table:table-cell>
          <table:table-cell table:style-name="ce67" office:value-type="currency" office:currency="EUR" office:value="514000" calcext:value-type="currency">
            <text:p>514,0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95" table:formula="of:=SUM([.C16];[.F16];[.D16];[.E16])" office:value-type="currency" office:currency="EUR" office:value="3214000" calcext:value-type="currency">
            <text:p>3,214,000 €</text:p>
          </table:table-cell>
          <table:table-cell table:style-name="ce67" office:value-type="currency" office:currency="EUR" office:value="33458000" calcext:value-type="currency">
            <text:p>33,458,000 €</text:p>
          </table:table-cell>
          <table:table-cell table:style-name="ce67" office:value-type="currency" office:currency="EUR" office:value="8170600" calcext:value-type="currency">
            <text:p>8,170,600 €</text:p>
          </table:table-cell>
          <table:table-cell table:style-name="ce67" office:value-type="currency" office:currency="EUR" office:value="161600" calcext:value-type="currency">
            <text:p>161,6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2428400" calcext:value-type="currency">
            <text:p>2,428,4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31" table:formula="of:=SUM([.H16:.M16])" office:value-type="currency" office:currency="EUR" office:value="44218600" calcext:value-type="currency">
            <text:p>44,218,600 €</text:p>
          </table:table-cell>
          <table:table-cell table:style-name="ce30" table:formula="of:=[.G16]-[.N16]" office:value-type="currency" office:currency="EUR" office:value="-41004600" calcext:value-type="currency">
            <text:p>-41,004,600 €</text:p>
          </table:table-cell>
          <table:table-cell table:style-name="ce67" office:value-type="currency" office:currency="EUR" office:value="1610000" calcext:value-type="currency">
            <text:p>1,610,000 €</text:p>
          </table:table-cell>
          <table:table-cell table:style-name="ce4"/>
          <table:table-cell table:style-name="ce41" office:value-type="string" calcext:value-type="string">
            <text:p>08 20</text:p>
          </table:table-cell>
          <table:table-cell table:style-name="ce4" office:value-type="string" calcext:value-type="string">
            <text:p>Gesellschaftlicher Zusammenhalt, Inklusion und Integration</text:p>
          </table:table-cell>
          <table:table-cell table:style-name="ce67" table:content-validation-name="val9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1516000" calcext:value-type="currency">
            <text:p>1,516,000 €</text:p>
          </table:table-cell>
          <table:table-cell table:style-name="ce67" office:value-type="currency" office:currency="EUR" office:value="5897000" calcext:value-type="currency">
            <text:p>5,897,0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95" table:formula="of:=SUM([.T16];[.W16];[.U16];[.V16])" office:value-type="currency" office:currency="EUR" office:value="7413000" calcext:value-type="currency">
            <text:p>7,413,000 €</text:p>
          </table:table-cell>
          <table:table-cell table:style-name="ce67" office:value-type="currency" office:currency="EUR" office:value="17947500" calcext:value-type="currency">
            <text:p>17,947,500 €</text:p>
          </table:table-cell>
          <table:table-cell table:style-name="ce67" office:value-type="currency" office:currency="EUR" office:value="6173400" calcext:value-type="currency">
            <text:p>6,173,400 €</text:p>
          </table:table-cell>
          <table:table-cell table:style-name="ce67" office:value-type="currency" office:currency="EUR" office:value="111614200" calcext:value-type="currency">
            <text:p>111,614,2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-7449000" calcext:value-type="currency">
            <text:p>-7,449,000 €</text:p>
          </table:table-cell>
          <table:table-cell table:style-name="ce67" office:value-type="currency" office:currency="EUR" office:value="-8599000" calcext:value-type="currency">
            <text:p>-8,599,000 €</text:p>
          </table:table-cell>
          <table:table-cell table:style-name="ce31" table:formula="of:=SUM([.Y16:.AD16])" office:value-type="currency" office:currency="EUR" office:value="119687100" calcext:value-type="currency">
            <text:p>119,687,100 €</text:p>
          </table:table-cell>
          <table:table-cell table:style-name="ce30" table:formula="of:=[.X16]-[.AE16]" office:value-type="currency" office:currency="EUR" office:value="-112274100" calcext:value-type="currency">
            <text:p>-112,274,100 €</text:p>
          </table:table-cell>
          <table:table-cell table:style-name="ce67" office:value-type="currency" office:currency="EUR" office:value="82328000" calcext:value-type="currency">
            <text:p>82,328,000 €</text:p>
          </table:table-cell>
          <table:table-cell table:number-columns-repeated="991"/>
        </table:table-row>
        <table:table-row table:style-name="ro2">
          <table:table-cell table:style-name="ce41" office:value-type="string" calcext:value-type="string">
            <text:p>08 40</text:p>
          </table:table-cell>
          <table:table-cell table:style-name="ce4" office:value-type="string" calcext:value-type="string">
            <text:p>Landesinstitut für Rechtsmedizin</text:p>
          </table:table-cell>
          <table:table-cell table:style-name="ce67" table:content-validation-name="val9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2654400" calcext:value-type="currency">
            <text:p>2,654,400 €</text:p>
          </table:table-cell>
          <table:table-cell table:number-columns-repeated="2" table:style-name="ce67" office:value-type="currency" office:currency="EUR" office:value="0" calcext:value-type="currency">
            <text:p>0 €</text:p>
          </table:table-cell>
          <table:table-cell table:style-name="ce95" table:formula="of:=SUM([.C17];[.F17];[.D17];[.E17])" office:value-type="currency" office:currency="EUR" office:value="2654400" calcext:value-type="currency">
            <text:p>2,654,400 €</text:p>
          </table:table-cell>
          <table:table-cell table:style-name="ce67" office:value-type="currency" office:currency="EUR" office:value="6666000" calcext:value-type="currency">
            <text:p>6,666,000 €</text:p>
          </table:table-cell>
          <table:table-cell table:style-name="ce67" office:value-type="currency" office:currency="EUR" office:value="2577300" calcext:value-type="currency">
            <text:p>2,577,300 €</text:p>
          </table:table-cell>
          <table:table-cell table:number-columns-repeated="2" table:style-name="ce67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81900" calcext:value-type="currency">
            <text:p>81,9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31" table:formula="of:=SUM([.H17:.M17])" office:value-type="currency" office:currency="EUR" office:value="9325200" calcext:value-type="currency">
            <text:p>9,325,200 €</text:p>
          </table:table-cell>
          <table:table-cell table:style-name="ce30" table:formula="of:=[.G17]-[.N17]" office:value-type="currency" office:currency="EUR" office:value="-6670800" calcext:value-type="currency">
            <text:p>-6,670,800 €</text:p>
          </table:table-cell>
          <table:table-cell table:style-name="ce67" office:value-type="currency" office:currency="EUR" office:value="160000" calcext:value-type="currency">
            <text:p>160,000 €</text:p>
          </table:table-cell>
          <table:table-cell table:style-name="ce4"/>
          <table:table-cell table:style-name="ce41" office:value-type="string" calcext:value-type="string">
            <text:p>08 21</text:p>
          </table:table-cell>
          <table:table-cell table:style-name="ce4" office:value-type="string" calcext:value-type="string">
            <text:p>Demokratie, Bürgerbeteiligung, Ehrenamt und Gleichstellung</text:p>
          </table:table-cell>
          <table:table-cell table:style-name="ce67" table:content-validation-name="val9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1796500" calcext:value-type="currency">
            <text:p>1,796,500 €</text:p>
          </table:table-cell>
          <table:table-cell table:style-name="ce67" office:value-type="currency" office:currency="EUR" office:value="1884800" calcext:value-type="currency">
            <text:p>1,884,8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95" table:formula="of:=SUM([.T17];[.W17];[.U17];[.V17])" office:value-type="currency" office:currency="EUR" office:value="3681300" calcext:value-type="currency">
            <text:p>3,681,300 €</text:p>
          </table:table-cell>
          <table:table-cell table:style-name="ce67" office:value-type="currency" office:currency="EUR" office:value="1442900" calcext:value-type="currency">
            <text:p>1,442,900 €</text:p>
          </table:table-cell>
          <table:table-cell table:style-name="ce67" office:value-type="currency" office:currency="EUR" office:value="5007400" calcext:value-type="currency">
            <text:p>5,007,400 €</text:p>
          </table:table-cell>
          <table:table-cell table:style-name="ce67" office:value-type="currency" office:currency="EUR" office:value="110490400" calcext:value-type="currency">
            <text:p>110,490,4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16972600" calcext:value-type="currency">
            <text:p>16,972,600 €</text:p>
          </table:table-cell>
          <table:table-cell table:style-name="ce67" office:value-type="currency" office:currency="EUR" office:value="19900" calcext:value-type="currency">
            <text:p>19,900 €</text:p>
          </table:table-cell>
          <table:table-cell table:style-name="ce31" table:formula="of:=SUM([.Y17:.AD17])" office:value-type="currency" office:currency="EUR" office:value="133933200" calcext:value-type="currency">
            <text:p>133,933,200 €</text:p>
          </table:table-cell>
          <table:table-cell table:style-name="ce30" table:formula="of:=[.X17]-[.AE17]" office:value-type="currency" office:currency="EUR" office:value="-130251900" calcext:value-type="currency">
            <text:p>-130,251,900 €</text:p>
          </table:table-cell>
          <table:table-cell table:style-name="ce67" office:value-type="currency" office:currency="EUR" office:value="100930800" calcext:value-type="currency">
            <text:p>100,930,800 €</text:p>
          </table:table-cell>
          <table:table-cell table:number-columns-repeated="991"/>
        </table:table-row>
        <table:table-row table:style-name="ro2">
          <table:table-cell table:style-name="ce4" office:value-type="string" calcext:value-type="string">
            <text:p>08 50</text:p>
          </table:table-cell>
          <table:table-cell table:style-name="ce4" office:value-type="string" calcext:value-type="string">
            <text:p>Landesstelle für Gleichbehandlung gegen Diskriminierung (Landesantidiskriminierungsstelle)</text:p>
          </table:table-cell>
          <table:table-cell table:style-name="ce67" table:content-validation-name="val9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101000" calcext:value-type="currency">
            <text:p>101,000 €</text:p>
          </table:table-cell>
          <table:table-cell table:style-name="ce67" office:value-type="currency" office:currency="EUR" office:value="1438000" calcext:value-type="currency">
            <text:p>1,438,0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95" table:formula="of:=SUM([.C18];[.F18];[.D18];[.E18])" office:value-type="currency" office:currency="EUR" office:value="1539000" calcext:value-type="currency">
            <text:p>1,539,000 €</text:p>
          </table:table-cell>
          <table:table-cell table:style-name="ce67" office:value-type="currency" office:currency="EUR" office:value="4154000" calcext:value-type="currency">
            <text:p>4,154,000 €</text:p>
          </table:table-cell>
          <table:table-cell table:style-name="ce67" office:value-type="currency" office:currency="EUR" office:value="1086800" calcext:value-type="currency">
            <text:p>1,086,800 €</text:p>
          </table:table-cell>
          <table:table-cell table:style-name="ce67" office:value-type="currency" office:currency="EUR" office:value="31329200" calcext:value-type="currency">
            <text:p>31,329,2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36570000" calcext:value-type="currency">
            <text:p>36,570,0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31" table:formula="of:=SUM([.H18:.M18])" office:value-type="currency" office:currency="EUR" office:value="73140000" calcext:value-type="currency">
            <text:p>73,140,000 €</text:p>
          </table:table-cell>
          <table:table-cell table:style-name="ce30" table:formula="of:=[.G18]-[.N18]" office:value-type="currency" office:currency="EUR" office:value="-71601000" calcext:value-type="currency">
            <text:p>-71,601,000 €</text:p>
          </table:table-cell>
          <table:table-cell table:style-name="ce67" office:value-type="currency" office:currency="EUR" office:value="12750000" calcext:value-type="currency">
            <text:p>12,750,000 €</text:p>
          </table:table-cell>
          <table:table-cell table:style-name="ce4"/>
          <table:table-cell table:style-name="ce41" office:value-type="string" calcext:value-type="string">
            <text:p>08 21 05</text:p>
          </table:table-cell>
          <table:table-cell table:style-name="ce4" office:value-type="string" calcext:value-type="string">
            <text:p>Landesgleichstellungsbeauftragte</text:p>
          </table:table-cell>
          <table:table-cell table:style-name="ce67" table:content-validation-name="val9" office:value-type="currency" office:currency="EUR" office:value="0" calcext:value-type="currency">
            <text:p>0 €</text:p>
          </table:table-cell>
          <table:table-cell table:number-columns-repeated="3" table:style-name="ce67" office:value-type="currency" office:currency="EUR" office:value="0" calcext:value-type="currency">
            <text:p>0 €</text:p>
          </table:table-cell>
          <table:table-cell table:style-name="ce95" table:formula="of:=SUM([.T18];[.W18];[.U18];[.V18])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2654000" calcext:value-type="currency">
            <text:p>2,654,000 €</text:p>
          </table:table-cell>
          <table:table-cell table:style-name="ce67" office:value-type="currency" office:currency="EUR" office:value="1230000" calcext:value-type="currency">
            <text:p>1,230,000 €</text:p>
          </table:table-cell>
          <table:table-cell table:style-name="ce67" office:value-type="currency" office:currency="EUR" office:value="458900" calcext:value-type="currency">
            <text:p>458,900 €</text:p>
          </table:table-cell>
          <table:table-cell table:number-columns-repeated="3" table:style-name="ce67" office:value-type="currency" office:currency="EUR" office:value="0" calcext:value-type="currency">
            <text:p>0 €</text:p>
          </table:table-cell>
          <table:table-cell table:style-name="ce31" table:formula="of:=SUM([.Y18:.AD18])" office:value-type="currency" office:currency="EUR" office:value="4342900" calcext:value-type="currency">
            <text:p>4,342,900 €</text:p>
          </table:table-cell>
          <table:table-cell table:style-name="ce30" table:formula="of:=[.X18]-[.AE18]" office:value-type="currency" office:currency="EUR" office:value="-4342900" calcext:value-type="currency">
            <text:p>-4,342,9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number-columns-repeated="991"/>
        </table:table-row>
        <table:table-row table:style-name="ro2">
          <table:table-cell table:style-name="ce4" office:value-type="string" calcext:value-type="string">
            <text:p>Summe 2025</text:p>
          </table:table-cell>
          <table:table-cell table:style-name="ce4"/>
          <table:table-cell table:style-name="ce67" table:content-validation-name="val9" table:formula="of:=SUM([.C2:.C18])" office:value-type="currency" office:currency="EUR" office:value="0" calcext:value-type="currency">
            <text:p>0 €</text:p>
          </table:table-cell>
          <table:table-cell table:style-name="ce67" table:formula="of:=SUM([.D2:.D18])" office:value-type="currency" office:currency="EUR" office:value="148014100" calcext:value-type="currency">
            <text:p>148,014,100 €</text:p>
          </table:table-cell>
          <table:table-cell table:style-name="ce67" table:formula="of:=SUM([.E2:.E18])" office:value-type="currency" office:currency="EUR" office:value="2159490200" calcext:value-type="currency">
            <text:p>2,159,490,200 €</text:p>
          </table:table-cell>
          <table:table-cell table:style-name="ce67" table:formula="of:=SUM([.F2:.F18])" office:value-type="currency" office:currency="EUR" office:value="187117500" calcext:value-type="currency">
            <text:p>187,117,500 €</text:p>
          </table:table-cell>
          <table:table-cell table:style-name="ce67" table:formula="of:=SUM([.G2:.G18])" office:value-type="currency" office:currency="EUR" office:value="2494621800" calcext:value-type="currency">
            <text:p>2,494,621,800 €</text:p>
          </table:table-cell>
          <table:table-cell table:style-name="ce67" table:formula="of:=SUM([.H2:.H18])" office:value-type="currency" office:currency="EUR" office:value="346080500" calcext:value-type="currency">
            <text:p>346,080,500 €</text:p>
          </table:table-cell>
          <table:table-cell table:style-name="ce67" table:formula="of:=SUM([.I2:.I18])" office:value-type="currency" office:currency="EUR" office:value="162726000" calcext:value-type="currency">
            <text:p>162,726,000 €</text:p>
          </table:table-cell>
          <table:table-cell table:style-name="ce67" table:formula="of:=SUM([.J2:.J18])" office:value-type="currency" office:currency="EUR" office:value="8080325700" calcext:value-type="currency">
            <text:p>8,080,325,700 €</text:p>
          </table:table-cell>
          <table:table-cell table:style-name="ce67" table:formula="of:=SUM([.K2:.K18])" office:value-type="currency" office:currency="EUR" office:value="0" calcext:value-type="currency">
            <text:p>0 €</text:p>
          </table:table-cell>
          <table:table-cell table:style-name="ce67" table:formula="of:=SUM([.L2:.L18])" office:value-type="currency" office:currency="EUR" office:value="1076494100" calcext:value-type="currency">
            <text:p>1,076,494,100 €</text:p>
          </table:table-cell>
          <table:table-cell table:style-name="ce67" table:formula="of:=SUM([.M2:.M18])" office:value-type="currency" office:currency="EUR" office:value="121917000" calcext:value-type="currency">
            <text:p>121,917,000 €</text:p>
          </table:table-cell>
          <table:table-cell table:style-name="ce67" table:formula="of:=SUM([.N2:.N18])" office:value-type="currency" office:currency="EUR" office:value="9787543300" calcext:value-type="currency">
            <text:p>9,787,543,300 €</text:p>
          </table:table-cell>
          <table:table-cell table:style-name="ce67" table:formula="of:=SUM([.O2:.O18])" office:value-type="currency" office:currency="EUR" office:value="-7292921500" calcext:value-type="currency">
            <text:p>-7,292,921,500 €</text:p>
          </table:table-cell>
          <table:table-cell table:style-name="ce67" table:formula="of:=SUM([.P2:.P18])" office:value-type="currency" office:currency="EUR" office:value="1291047500" calcext:value-type="currency">
            <text:p>1,291,047,500 €</text:p>
          </table:table-cell>
          <table:table-cell/>
          <table:table-cell table:style-name="ce4" office:value-type="string" calcext:value-type="string">
            <text:p>08 30</text:p>
          </table:table-cell>
          <table:table-cell table:style-name="ce4" office:value-type="string" calcext:value-type="string">
            <text:p>Landesuntersuchungsanstalt für das Gesundheits- und Veterinärwesen</text:p>
          </table:table-cell>
          <table:table-cell table:style-name="ce67" table:content-validation-name="val9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2700000" calcext:value-type="currency">
            <text:p>2,700,000 €</text:p>
          </table:table-cell>
          <table:table-cell table:style-name="ce67" office:value-type="currency" office:currency="EUR" office:value="541000" calcext:value-type="currency">
            <text:p>541,0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95" table:formula="of:=SUM([.T19];[.W19];[.U19];[.V19])" office:value-type="currency" office:currency="EUR" office:value="3241000" calcext:value-type="currency">
            <text:p>3,241,000 €</text:p>
          </table:table-cell>
          <table:table-cell table:style-name="ce67" office:value-type="currency" office:currency="EUR" office:value="34943000" calcext:value-type="currency">
            <text:p>34,943,000 €</text:p>
          </table:table-cell>
          <table:table-cell table:style-name="ce67" office:value-type="currency" office:currency="EUR" office:value="8375600" calcext:value-type="currency">
            <text:p>8,375,600 €</text:p>
          </table:table-cell>
          <table:table-cell table:style-name="ce67" office:value-type="currency" office:currency="EUR" office:value="168000" calcext:value-type="currency">
            <text:p>168,0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2400000" calcext:value-type="currency">
            <text:p>2,400,0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31" table:formula="of:=SUM([.Y19:.AD19])" office:value-type="currency" office:currency="EUR" office:value="45886600" calcext:value-type="currency">
            <text:p>45,886,600 €</text:p>
          </table:table-cell>
          <table:table-cell table:style-name="ce30" table:formula="of:=[.X19]-[.AE19]" office:value-type="currency" office:currency="EUR" office:value="-42645600" calcext:value-type="currency">
            <text:p>-42,645,600 €</text:p>
          </table:table-cell>
          <table:table-cell table:style-name="ce67" office:value-type="currency" office:currency="EUR" office:value="1825000" calcext:value-type="currency">
            <text:p>1,825,000 €</text:p>
          </table:table-cell>
          <table:table-cell table:number-columns-repeated="991"/>
        </table:table-row>
        <table:table-row table:style-name="ro2">
          <table:table-cell table:number-columns-repeated="17"/>
          <table:table-cell table:style-name="ce41" office:value-type="string" calcext:value-type="string">
            <text:p>08 40</text:p>
          </table:table-cell>
          <table:table-cell table:style-name="ce4" office:value-type="string" calcext:value-type="string">
            <text:p>Landesinstitut für Rechtsmedizin</text:p>
          </table:table-cell>
          <table:table-cell table:style-name="ce67" table:content-validation-name="val9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2604400" calcext:value-type="currency">
            <text:p>2,604,400 €</text:p>
          </table:table-cell>
          <table:table-cell table:number-columns-repeated="2" table:style-name="ce67" office:value-type="currency" office:currency="EUR" office:value="0" calcext:value-type="currency">
            <text:p>0 €</text:p>
          </table:table-cell>
          <table:table-cell table:style-name="ce95" table:formula="of:=SUM([.T20];[.W20];[.U20];[.V20])" office:value-type="currency" office:currency="EUR" office:value="2604400" calcext:value-type="currency">
            <text:p>2,604,400 €</text:p>
          </table:table-cell>
          <table:table-cell table:style-name="ce67" office:value-type="currency" office:currency="EUR" office:value="6996900" calcext:value-type="currency">
            <text:p>6,996,900 €</text:p>
          </table:table-cell>
          <table:table-cell table:style-name="ce67" office:value-type="currency" office:currency="EUR" office:value="2598000" calcext:value-type="currency">
            <text:p>2,598,000 €</text:p>
          </table:table-cell>
          <table:table-cell table:number-columns-repeated="2" table:style-name="ce67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586900" calcext:value-type="currency">
            <text:p>586,9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31" table:formula="of:=SUM([.Y20:.AD20])" office:value-type="currency" office:currency="EUR" office:value="10181800" calcext:value-type="currency">
            <text:p>10,181,800 €</text:p>
          </table:table-cell>
          <table:table-cell table:style-name="ce30" table:formula="of:=[.X20]-[.AE20]" office:value-type="currency" office:currency="EUR" office:value="-7577400" calcext:value-type="currency">
            <text:p>-7,577,4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number-columns-repeated="991"/>
        </table:table-row>
        <table:table-row table:style-name="ro2">
          <table:table-cell table:number-columns-repeated="17"/>
          <table:table-cell table:style-name="ce4" office:value-type="string" calcext:value-type="string">
            <text:p>08 50 01</text:p>
          </table:table-cell>
          <table:table-cell table:style-name="ce4" office:value-type="string" calcext:value-type="string">
            <text:p>Landesstelle für Gleichbehandlung gegen Diskriminierung (Landesantidiskriminierungsstelle)</text:p>
          </table:table-cell>
          <table:table-cell table:style-name="ce67" table:content-validation-name="val9" office:value-type="currency" office:currency="EUR" office:value="0" calcext:value-type="currency">
            <text:p>0 €</text:p>
          </table:table-cell>
          <table:table-cell table:style-name="ce69" office:value-type="currency" office:currency="EUR" office:value="101000" calcext:value-type="currency">
            <text:p>101,000 €</text:p>
          </table:table-cell>
          <table:table-cell table:style-name="ce69" office:value-type="currency" office:currency="EUR" office:value="2011000" calcext:value-type="currency">
            <text:p>2,011,000 €</text:p>
          </table:table-cell>
          <table:table-cell table:style-name="ce69" office:value-type="currency" office:currency="EUR" office:value="0" calcext:value-type="currency">
            <text:p>0 €</text:p>
          </table:table-cell>
          <table:table-cell table:style-name="ce95" table:formula="of:=SUM([.T21];[.W21];[.U21];[.V21])" office:value-type="currency" office:currency="EUR" office:value="2112000" calcext:value-type="currency">
            <text:p>2,112,000 €</text:p>
          </table:table-cell>
          <table:table-cell table:style-name="ce69" office:value-type="currency" office:currency="EUR" office:value="6529000" calcext:value-type="currency">
            <text:p>6,529,000 €</text:p>
          </table:table-cell>
          <table:table-cell table:style-name="ce69" office:value-type="currency" office:currency="EUR" office:value="1764700" calcext:value-type="currency">
            <text:p>1,764,700 €</text:p>
          </table:table-cell>
          <table:table-cell table:style-name="ce69" office:value-type="currency" office:currency="EUR" office:value="29764800" calcext:value-type="currency">
            <text:p>29,764,800 €</text:p>
          </table:table-cell>
          <table:table-cell table:number-columns-repeated="3" table:style-name="ce69" office:value-type="currency" office:currency="EUR" office:value="0" calcext:value-type="currency">
            <text:p>0 €</text:p>
          </table:table-cell>
          <table:table-cell table:style-name="ce31" table:formula="of:=SUM([.Y21:.AD21])" office:value-type="currency" office:currency="EUR" office:value="38058500" calcext:value-type="currency">
            <text:p>38,058,500 €</text:p>
          </table:table-cell>
          <table:table-cell table:style-name="ce30" table:formula="of:=[.X21]-[.AE21]" office:value-type="currency" office:currency="EUR" office:value="-35946500" calcext:value-type="currency">
            <text:p>-35,946,500 €</text:p>
          </table:table-cell>
          <table:table-cell table:style-name="ce71" office:value-type="currency" office:currency="EUR" office:value="12750000" calcext:value-type="currency">
            <text:p>12,750,000 €</text:p>
          </table:table-cell>
          <table:table-cell table:number-columns-repeated="991"/>
        </table:table-row>
        <table:table-row table:style-name="ro2">
          <table:table-cell table:number-columns-repeated="17"/>
          <table:table-cell table:style-name="ce4" office:value-type="string" calcext:value-type="string">
            <text:p>Summe 2026</text:p>
          </table:table-cell>
          <table:table-cell table:style-name="ce4"/>
          <table:table-cell table:style-name="ce67" table:content-validation-name="val9" table:formula="of:=SUM([.T2:.T21])" office:value-type="currency" office:currency="EUR" office:value="0" calcext:value-type="currency">
            <text:p>0 €</text:p>
          </table:table-cell>
          <table:table-cell table:style-name="ce67" table:formula="of:=SUM([.U2:.U21])" office:value-type="currency" office:currency="EUR" office:value="161784600" calcext:value-type="currency">
            <text:p>161,784,600 €</text:p>
          </table:table-cell>
          <table:table-cell table:style-name="ce67" table:formula="of:=SUM([.V2:.V21])" office:value-type="currency" office:currency="EUR" office:value="2306915000" calcext:value-type="currency">
            <text:p>2,306,915,000 €</text:p>
          </table:table-cell>
          <table:table-cell table:style-name="ce67" table:formula="of:=SUM([.W2:.W21])" office:value-type="currency" office:currency="EUR" office:value="724000900" calcext:value-type="currency">
            <text:p>724,000,900 €</text:p>
          </table:table-cell>
          <table:table-cell table:style-name="ce67" table:formula="of:=SUM([.X2:.X21])" office:value-type="currency" office:currency="EUR" office:value="3192700500" calcext:value-type="currency">
            <text:p>3,192,700,500 €</text:p>
          </table:table-cell>
          <table:table-cell table:style-name="ce67" table:formula="of:=SUM([.Y2:.Y21])" office:value-type="currency" office:currency="EUR" office:value="370584500" calcext:value-type="currency">
            <text:p>370,584,500 €</text:p>
          </table:table-cell>
          <table:table-cell table:style-name="ce67" table:formula="of:=SUM([.Z2:.Z21])" office:value-type="currency" office:currency="EUR" office:value="163960000" calcext:value-type="currency">
            <text:p>163,960,000 €</text:p>
          </table:table-cell>
          <table:table-cell table:style-name="ce67" table:formula="of:=SUM([.AA2:.AA21])" office:value-type="currency" office:currency="EUR" office:value="9383276600" calcext:value-type="currency">
            <text:p>9,383,276,600 €</text:p>
          </table:table-cell>
          <table:table-cell table:style-name="ce67" table:formula="of:=SUM([.AB2:.AB21])" office:value-type="currency" office:currency="EUR" office:value="0" calcext:value-type="currency">
            <text:p>0 €</text:p>
          </table:table-cell>
          <table:table-cell table:style-name="ce67" table:formula="of:=SUM([.AC2:.AC21])" office:value-type="currency" office:currency="EUR" office:value="1471210900" calcext:value-type="currency">
            <text:p>1,471,210,900 €</text:p>
          </table:table-cell>
          <table:table-cell table:style-name="ce67" table:formula="of:=SUM([.AD2:.AD21])" office:value-type="currency" office:currency="EUR" office:value="212426800" calcext:value-type="currency">
            <text:p>212,426,800 €</text:p>
          </table:table-cell>
          <table:table-cell table:style-name="ce67" table:formula="of:=SUM([.AE2:.AE21])" office:value-type="currency" office:currency="EUR" office:value="11601458800" calcext:value-type="currency">
            <text:p>11,601,458,800 €</text:p>
          </table:table-cell>
          <table:table-cell table:style-name="ce67" table:formula="of:=SUM([.AF2:.AF21])" office:value-type="currency" office:currency="EUR" office:value="-8408758300" calcext:value-type="currency">
            <text:p>-8,408,758,300 €</text:p>
          </table:table-cell>
          <table:table-cell table:style-name="ce67" table:formula="of:=SUM([.AG2:.AG21])" office:value-type="currency" office:currency="EUR" office:value="2654176600" calcext:value-type="currency">
            <text:p>2,654,176,600 €</text:p>
          </table:table-cell>
          <table:table-cell table:number-columns-repeated="991"/>
        </table:table-row>
        <table:table-row table:style-name="ro4" table:number-rows-repeated="1048553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Einzelplan 09" table:style-name="ta10">
        <table:table-column table:style-name="co4" table:default-cell-style-name="Default"/>
        <table:table-column table:style-name="co5" table:default-cell-style-name="Default"/>
        <table:table-column table:style-name="co3" table:number-columns-repeated="14" table:default-cell-style-name="Default"/>
        <table:table-column table:style-name="co1" table:default-cell-style-name="Default"/>
        <table:table-column table:style-name="co4" table:default-cell-style-name="Default"/>
        <table:table-column table:style-name="co6" table:default-cell-style-name="Default"/>
        <table:table-column table:style-name="co3" table:number-columns-repeated="14" table:default-cell-style-name="Default"/>
        <table:table-column table:style-name="co1" table:number-columns-repeated="991" table:default-cell-style-name="Default"/>
        <table:table-row table:style-name="ro2">
          <table:table-cell table:style-name="ce64" office:value-type="string" calcext:value-type="string">
            <text:p>Kapitel</text:p>
          </table:table-cell>
          <table:table-cell table:style-name="ce64" office:value-type="string" calcext:value-type="string">
            <text:p>Bezeichnung</text:p>
          </table:table-cell>
          <table:table-cell table:style-name="ce64" office:value-type="string" calcext:value-type="string">
            <text:p>0 Einnahmen aus Steuern und steuerähnlichen Abgaben</text:p>
          </table:table-cell>
          <table:table-cell table:style-name="ce64" office:value-type="string" calcext:value-type="string">
            <text:p>1 Verwaltungseinnahmen, Einnahmen aus Schuldendienst und dgl.</text:p>
          </table:table-cell>
          <table:table-cell table:style-name="ce64" office:value-type="string" calcext:value-type="string">
            <text:p>2 Einnahmen aus Zuweisungen und Zuschüssen mit Ausnahme für Investitionen</text:p>
          </table:table-cell>
          <table:table-cell table:style-name="ce64" office:value-type="string" calcext:value-type="string">
            <text:p>3 Einnahmen aus Schuldenaufnahmen, aus Zuweisungen und Zuschüssen für Investitionen, besondere Finanzierungseinnahmen</text:p>
          </table:table-cell>
          <table:table-cell table:style-name="ce64" office:value-type="string" calcext:value-type="string">
            <text:p>Summe Einnahmen</text:p>
          </table:table-cell>
          <table:table-cell table:style-name="ce64" office:value-type="string" calcext:value-type="string">
            <text:p>4 Personalausgaben</text:p>
          </table:table-cell>
          <table:table-cell table:style-name="ce64" office:value-type="string" calcext:value-type="string">
            <text:p>5 Sächliche Verwaltungsausgaben usw., Ausgaben für den Schuldendienst</text:p>
          </table:table-cell>
          <table:table-cell table:style-name="ce64" office:value-type="string" calcext:value-type="string">
            <text:p>6 Ausgaben für Zuweisungen und Zuschüsse mit Ausnahme für Investitionen</text:p>
          </table:table-cell>
          <table:table-cell table:style-name="ce64" office:value-type="string" calcext:value-type="string">
            <text:p>7 Baumaßnahmen</text:p>
          </table:table-cell>
          <table:table-cell table:style-name="ce64" office:value-type="string" calcext:value-type="string">
            <text:p>8 Sonstige Ausgaben für Investitionen und Investitionsförderungsmaßnahmen</text:p>
          </table:table-cell>
          <table:table-cell table:style-name="ce64" office:value-type="string" calcext:value-type="string">
            <text:p>9 Besondere Finanzierungsausgaben</text:p>
          </table:table-cell>
          <table:table-cell table:style-name="ce64" office:value-type="string" calcext:value-type="string">
            <text:p>Summe Ausgaben</text:p>
          </table:table-cell>
          <table:table-cell table:style-name="ce64" office:value-type="string" calcext:value-type="string">
            <text:p>"+ Überschuss - Zuschuss"</text:p>
          </table:table-cell>
          <table:table-cell table:style-name="ce64" office:value-type="string" calcext:value-type="string">
            <text:p>Verpflichtungsermächtigungen</text:p>
          </table:table-cell>
          <table:table-cell table:style-name="ce4"/>
          <table:table-cell table:style-name="ce64" office:value-type="string" calcext:value-type="string">
            <text:p>Kapitel</text:p>
          </table:table-cell>
          <table:table-cell table:style-name="ce64" office:value-type="string" calcext:value-type="string">
            <text:p>Bezeichnung</text:p>
          </table:table-cell>
          <table:table-cell table:style-name="ce64" office:value-type="string" calcext:value-type="string">
            <text:p>0 Einnahmen aus Steuern und steuerähnlichen Abgaben</text:p>
          </table:table-cell>
          <table:table-cell table:style-name="ce64" office:value-type="string" calcext:value-type="string">
            <text:p>1 Verwaltungseinnahmen, Einnahmen aus Schuldendienst und dgl.</text:p>
          </table:table-cell>
          <table:table-cell table:style-name="ce64" office:value-type="string" calcext:value-type="string">
            <text:p>2 Einnahmen aus Zuweisungen und Zuschüssen mit Ausnahme für Investitionen</text:p>
          </table:table-cell>
          <table:table-cell table:style-name="ce64" office:value-type="string" calcext:value-type="string">
            <text:p>3 Einnahmen aus Schuldenaufnahmen, aus Zuweisungen und Zuschüssen für Investitionen, besondere Finanzierungseinnahmen</text:p>
          </table:table-cell>
          <table:table-cell table:style-name="ce64" office:value-type="string" calcext:value-type="string">
            <text:p>Summe Einnahmen</text:p>
          </table:table-cell>
          <table:table-cell table:style-name="ce64" office:value-type="string" calcext:value-type="string">
            <text:p>4 Personalausgaben</text:p>
          </table:table-cell>
          <table:table-cell table:style-name="ce64" office:value-type="string" calcext:value-type="string">
            <text:p>5 Sächliche Verwaltungsausgaben usw., Ausgaben für den Schuldendienst</text:p>
          </table:table-cell>
          <table:table-cell table:style-name="ce64" office:value-type="string" calcext:value-type="string">
            <text:p>6 Ausgaben für Zuweisungen und Zuschüsse mit Ausnahme für Investitionen</text:p>
          </table:table-cell>
          <table:table-cell table:style-name="ce64" office:value-type="string" calcext:value-type="string">
            <text:p>7 Baumaßnahmen</text:p>
          </table:table-cell>
          <table:table-cell table:style-name="ce64" office:value-type="string" calcext:value-type="string">
            <text:p>8 Sonstige Ausgaben für Investitionen und Investitionsförderungsmaßnahmen</text:p>
          </table:table-cell>
          <table:table-cell table:style-name="ce64" office:value-type="string" calcext:value-type="string">
            <text:p>9 Besondere Finanzierungsausgaben</text:p>
          </table:table-cell>
          <table:table-cell table:style-name="ce64" office:value-type="string" calcext:value-type="string">
            <text:p>Summe Ausgaben</text:p>
          </table:table-cell>
          <table:table-cell table:style-name="ce64" office:value-type="string" calcext:value-type="string">
            <text:p>"+ Überschuss - Zuschuss"</text:p>
          </table:table-cell>
          <table:table-cell table:style-name="ce64" office:value-type="string" calcext:value-type="string">
            <text:p>Verpflichtungsermächtigungen</text:p>
          </table:table-cell>
          <table:table-cell table:number-columns-repeated="991"/>
        </table:table-row>
        <table:table-row table:style-name="ro2">
          <table:table-cell table:style-name="ce4" office:value-type="string" calcext:value-type="string">
            <text:p>09 01</text:p>
          </table:table-cell>
          <table:table-cell table:style-name="ce4" office:value-type="string" calcext:value-type="string">
            <text:p>Ministerium</text:p>
          </table:table-cell>
          <table:table-cell table:style-name="ce67" table:content-validation-name="val10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30957800" calcext:value-type="currency">
            <text:p>30,957,800 €</text:p>
          </table:table-cell>
          <table:table-cell table:style-name="ce67" office:value-type="currency" office:currency="EUR" office:value="1408700" calcext:value-type="currency">
            <text:p>1,408,700 €</text:p>
          </table:table-cell>
          <table:table-cell table:style-name="ce67" office:value-type="currency" office:currency="EUR" office:value="505600" calcext:value-type="currency">
            <text:p>505,600 €</text:p>
          </table:table-cell>
          <table:table-cell table:style-name="ce95" table:formula="of:=SUM([.C2];[.F2];[.D2];[.E2])" office:value-type="currency" office:currency="EUR" office:value="32872100" calcext:value-type="currency">
            <text:p>32,872,100 €</text:p>
          </table:table-cell>
          <table:table-cell table:style-name="ce67" office:value-type="currency" office:currency="EUR" office:value="35397500" calcext:value-type="currency">
            <text:p>35,397,500 €</text:p>
          </table:table-cell>
          <table:table-cell table:style-name="ce67" office:value-type="currency" office:currency="EUR" office:value="1300800" calcext:value-type="currency">
            <text:p>1,300,800 €</text:p>
          </table:table-cell>
          <table:table-cell table:style-name="ce67" office:value-type="currency" office:currency="EUR" office:value="4003400" calcext:value-type="currency">
            <text:p>4,003,4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20000" calcext:value-type="currency">
            <text:p>20,0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31" table:formula="of:=SUM([.H2:.M2])" office:value-type="currency" office:currency="EUR" office:value="40721700" calcext:value-type="currency">
            <text:p>40,721,700 €</text:p>
          </table:table-cell>
          <table:table-cell table:style-name="ce30" table:formula="of:=[.G2]-[.N2]" office:value-type="currency" office:currency="EUR" office:value="-7849600" calcext:value-type="currency">
            <text:p>-7,849,600 €</text:p>
          </table:table-cell>
          <table:table-cell table:style-name="ce67" office:value-type="currency" office:currency="EUR" office:value="160000" calcext:value-type="currency">
            <text:p>160,000 €</text:p>
          </table:table-cell>
          <table:table-cell table:style-name="ce4"/>
          <table:table-cell table:style-name="ce4" office:value-type="string" calcext:value-type="string">
            <text:p>09 01</text:p>
          </table:table-cell>
          <table:table-cell table:style-name="ce4" office:value-type="string" calcext:value-type="string">
            <text:p>Ministerium</text:p>
          </table:table-cell>
          <table:table-cell table:style-name="ce67" table:content-validation-name="val10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26459900" calcext:value-type="currency">
            <text:p>26,459,900 €</text:p>
          </table:table-cell>
          <table:table-cell table:style-name="ce67" office:value-type="currency" office:currency="EUR" office:value="1383700" calcext:value-type="currency">
            <text:p>1,383,700 €</text:p>
          </table:table-cell>
          <table:table-cell table:style-name="ce67" office:value-type="currency" office:currency="EUR" office:value="523700" calcext:value-type="currency">
            <text:p>523,700 €</text:p>
          </table:table-cell>
          <table:table-cell table:style-name="ce95" table:formula="of:=SUM([.T2];[.W2];[.U2];[.V2])" office:value-type="currency" office:currency="EUR" office:value="28367300" calcext:value-type="currency">
            <text:p>28,367,300 €</text:p>
          </table:table-cell>
          <table:table-cell table:style-name="ce67" office:value-type="currency" office:currency="EUR" office:value="36885300" calcext:value-type="currency">
            <text:p>36,885,300 €</text:p>
          </table:table-cell>
          <table:table-cell table:style-name="ce67" office:value-type="currency" office:currency="EUR" office:value="1398700" calcext:value-type="currency">
            <text:p>1,398,700 €</text:p>
          </table:table-cell>
          <table:table-cell table:style-name="ce67" office:value-type="currency" office:currency="EUR" office:value="4158200" calcext:value-type="currency">
            <text:p>4,158,2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20000" calcext:value-type="currency">
            <text:p>20,0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31" table:formula="of:=SUM([.Y2:.AD2])" office:value-type="currency" office:currency="EUR" office:value="42462200" calcext:value-type="currency">
            <text:p>42,462,200 €</text:p>
          </table:table-cell>
          <table:table-cell table:style-name="ce30" table:formula="of:=[.X2]-[.AE2]" office:value-type="currency" office:currency="EUR" office:value="-14094900" calcext:value-type="currency">
            <text:p>-14,094,900 €</text:p>
          </table:table-cell>
          <table:table-cell table:style-name="ce67" office:value-type="currency" office:currency="EUR" office:value="140000" calcext:value-type="currency">
            <text:p>140,000 €</text:p>
          </table:table-cell>
          <table:table-cell table:number-columns-repeated="991"/>
        </table:table-row>
        <table:table-row table:style-name="ro5">
          <table:table-cell table:style-name="ce41" office:value-type="string" calcext:value-type="string">
            <text:p>09 02</text:p>
          </table:table-cell>
          <table:table-cell table:style-name="ce4" office:value-type="string" calcext:value-type="string">
            <text:p>Allgemeine Bewilligungen</text:p>
          </table:table-cell>
          <table:table-cell table:style-name="ce67" table:content-validation-name="val10" office:value-type="currency" office:currency="EUR" office:value="43900000" calcext:value-type="currency">
            <text:p>43,900,000 €</text:p>
          </table:table-cell>
          <table:table-cell table:style-name="ce67" office:value-type="currency" office:currency="EUR" office:value="37786700" calcext:value-type="currency">
            <text:p>37,786,700 €</text:p>
          </table:table-cell>
          <table:table-cell table:style-name="ce67" office:value-type="currency" office:currency="EUR" office:value="3887900" calcext:value-type="currency">
            <text:p>3,887,900 €</text:p>
          </table:table-cell>
          <table:table-cell table:style-name="ce67" office:value-type="currency" office:currency="EUR" office:value="13417300" calcext:value-type="currency">
            <text:p>13,417,300 €</text:p>
          </table:table-cell>
          <table:table-cell table:style-name="ce95" table:formula="of:=SUM([.C3];[.F3];[.D3];[.E3])" office:value-type="currency" office:currency="EUR" office:value="98991900" calcext:value-type="currency">
            <text:p>98,991,900 €</text:p>
          </table:table-cell>
          <table:table-cell table:style-name="ce67" office:value-type="currency" office:currency="EUR" office:value="-11390400" calcext:value-type="currency">
            <text:p>-11,390,400 €</text:p>
          </table:table-cell>
          <table:table-cell table:style-name="ce67" office:value-type="currency" office:currency="EUR" office:value="62122400" calcext:value-type="currency">
            <text:p>62,122,400 €</text:p>
          </table:table-cell>
          <table:table-cell table:style-name="ce67" office:value-type="currency" office:currency="EUR" office:value="91682000" calcext:value-type="currency">
            <text:p>91,682,000 €</text:p>
          </table:table-cell>
          <table:table-cell table:style-name="ce67" office:value-type="currency" office:currency="EUR" office:value="24921900" calcext:value-type="currency">
            <text:p>24,921,900 €</text:p>
          </table:table-cell>
          <table:table-cell table:style-name="ce67" office:value-type="currency" office:currency="EUR" office:value="129605000" calcext:value-type="currency">
            <text:p>129,605,000 €</text:p>
          </table:table-cell>
          <table:table-cell table:style-name="ce67" office:value-type="currency" office:currency="EUR" office:value="-935600" calcext:value-type="currency">
            <text:p>-935,600 €</text:p>
          </table:table-cell>
          <table:table-cell table:style-name="ce31" table:formula="of:=SUM([.H3:.M3])" office:value-type="currency" office:currency="EUR" office:value="296005300" calcext:value-type="currency">
            <text:p>296,005,300 €</text:p>
          </table:table-cell>
          <table:table-cell table:style-name="ce30" table:formula="of:=[.G3]-[.N3]" office:value-type="currency" office:currency="EUR" office:value="-197013400" calcext:value-type="currency">
            <text:p>-197,013,400 €</text:p>
          </table:table-cell>
          <table:table-cell table:style-name="ce67" office:value-type="currency" office:currency="EUR" office:value="194344400" calcext:value-type="currency">
            <text:p>194,344,400 €</text:p>
          </table:table-cell>
          <table:table-cell table:style-name="ce4"/>
          <table:table-cell table:style-name="ce41" office:value-type="string" calcext:value-type="string">
            <text:p>09 02</text:p>
          </table:table-cell>
          <table:table-cell table:style-name="ce4" office:value-type="string" calcext:value-type="string">
            <text:p>Allgemeine Bewilligungen</text:p>
          </table:table-cell>
          <table:table-cell table:style-name="ce67" table:content-validation-name="val10" office:value-type="currency" office:currency="EUR" office:value="46700000" calcext:value-type="currency">
            <text:p>46,700,000 €</text:p>
          </table:table-cell>
          <table:table-cell table:style-name="ce67" office:value-type="currency" office:currency="EUR" office:value="39600600" calcext:value-type="currency">
            <text:p>39,600,600 €</text:p>
          </table:table-cell>
          <table:table-cell table:style-name="ce67" office:value-type="currency" office:currency="EUR" office:value="4446200" calcext:value-type="currency">
            <text:p>4,446,200 €</text:p>
          </table:table-cell>
          <table:table-cell table:style-name="ce67" office:value-type="currency" office:currency="EUR" office:value="20935600" calcext:value-type="currency">
            <text:p>20,935,600 €</text:p>
          </table:table-cell>
          <table:table-cell table:style-name="ce95" table:formula="of:=SUM([.T3];[.W3];[.U3];[.V3])" office:value-type="currency" office:currency="EUR" office:value="111682400" calcext:value-type="currency">
            <text:p>111,682,400 €</text:p>
          </table:table-cell>
          <table:table-cell table:style-name="ce67" office:value-type="currency" office:currency="EUR" office:value="-14235200" calcext:value-type="currency">
            <text:p>-14,235,200 €</text:p>
          </table:table-cell>
          <table:table-cell table:style-name="ce67" office:value-type="currency" office:currency="EUR" office:value="62921400" calcext:value-type="currency">
            <text:p>62,921,400 €</text:p>
          </table:table-cell>
          <table:table-cell table:style-name="ce67" office:value-type="currency" office:currency="EUR" office:value="96204700" calcext:value-type="currency">
            <text:p>96,204,700 €</text:p>
          </table:table-cell>
          <table:table-cell table:style-name="ce67" office:value-type="currency" office:currency="EUR" office:value="29872100" calcext:value-type="currency">
            <text:p>29,872,100 €</text:p>
          </table:table-cell>
          <table:table-cell table:style-name="ce67" office:value-type="currency" office:currency="EUR" office:value="140450600" calcext:value-type="currency">
            <text:p>140,450,600 €</text:p>
          </table:table-cell>
          <table:table-cell table:style-name="ce67" office:value-type="currency" office:currency="EUR" office:value="-908600" calcext:value-type="currency">
            <text:p>-908,600 €</text:p>
          </table:table-cell>
          <table:table-cell table:style-name="ce31" table:formula="of:=SUM([.Y3:.AD3])" office:value-type="currency" office:currency="EUR" office:value="314305000" calcext:value-type="currency">
            <text:p>314,305,000 €</text:p>
          </table:table-cell>
          <table:table-cell table:style-name="ce30" table:formula="of:=[.X3]-[.AE3]" office:value-type="currency" office:currency="EUR" office:value="-202622600" calcext:value-type="currency">
            <text:p>-202,622,600 €</text:p>
          </table:table-cell>
          <table:table-cell table:style-name="ce67" office:value-type="currency" office:currency="EUR" office:value="283053400" calcext:value-type="currency">
            <text:p>283,053,400 €</text:p>
          </table:table-cell>
          <table:table-cell table:number-columns-repeated="991"/>
        </table:table-row>
        <table:table-row table:style-name="ro2">
          <table:table-cell table:style-name="ce41" office:value-type="string" calcext:value-type="string">
            <text:p>09 03</text:p>
          </table:table-cell>
          <table:table-cell table:style-name="ce4" office:value-type="string" calcext:value-type="string">
            <text:p>Energiepolitik, Förderung der Energiewirtschaft</text:p>
          </table:table-cell>
          <table:table-cell table:style-name="ce67" table:content-validation-name="val10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2624000" calcext:value-type="currency">
            <text:p>2,624,000 €</text:p>
          </table:table-cell>
          <table:table-cell table:style-name="ce67" office:value-type="currency" office:currency="EUR" office:value="35727100" calcext:value-type="currency">
            <text:p>35,727,100 €</text:p>
          </table:table-cell>
          <table:table-cell table:style-name="ce67" office:value-type="currency" office:currency="EUR" office:value="2925000" calcext:value-type="currency">
            <text:p>2,925,000 €</text:p>
          </table:table-cell>
          <table:table-cell table:style-name="ce95" table:formula="of:=SUM([.C4];[.F4];[.D4];[.E4])" office:value-type="currency" office:currency="EUR" office:value="41276100" calcext:value-type="currency">
            <text:p>41,276,100 €</text:p>
          </table:table-cell>
          <table:table-cell table:style-name="ce67" office:value-type="currency" office:currency="EUR" office:value="10450900" calcext:value-type="currency">
            <text:p>10,450,900 €</text:p>
          </table:table-cell>
          <table:table-cell table:style-name="ce67" office:value-type="currency" office:currency="EUR" office:value="33208100" calcext:value-type="currency">
            <text:p>33,208,100 €</text:p>
          </table:table-cell>
          <table:table-cell table:style-name="ce67" office:value-type="currency" office:currency="EUR" office:value="137507200" calcext:value-type="currency">
            <text:p>137,507,2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28189500" calcext:value-type="currency">
            <text:p>28,189,5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31" table:formula="of:=SUM([.H4:.M4])" office:value-type="currency" office:currency="EUR" office:value="209355700" calcext:value-type="currency">
            <text:p>209,355,700 €</text:p>
          </table:table-cell>
          <table:table-cell table:style-name="ce30" table:formula="of:=[.G4]-[.N4]" office:value-type="currency" office:currency="EUR" office:value="-168079600" calcext:value-type="currency">
            <text:p>-168,079,600 €</text:p>
          </table:table-cell>
          <table:table-cell table:style-name="ce67" office:value-type="currency" office:currency="EUR" office:value="210956100" calcext:value-type="currency">
            <text:p>210,956,100 €</text:p>
          </table:table-cell>
          <table:table-cell/>
          <table:table-cell table:style-name="ce41" office:value-type="string" calcext:value-type="string">
            <text:p>09 03</text:p>
          </table:table-cell>
          <table:table-cell table:style-name="ce4" office:value-type="string" calcext:value-type="string">
            <text:p>Energiepolitik, Förderung der Energiewirtschaft</text:p>
          </table:table-cell>
          <table:table-cell table:style-name="ce67" table:content-validation-name="val10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6055500" calcext:value-type="currency">
            <text:p>6,055,500 €</text:p>
          </table:table-cell>
          <table:table-cell table:style-name="ce67" office:value-type="currency" office:currency="EUR" office:value="32165100" calcext:value-type="currency">
            <text:p>32,165,1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95" table:formula="of:=SUM([.T4];[.W4];[.U4];[.V4])" office:value-type="currency" office:currency="EUR" office:value="38220600" calcext:value-type="currency">
            <text:p>38,220,600 €</text:p>
          </table:table-cell>
          <table:table-cell table:style-name="ce67" office:value-type="currency" office:currency="EUR" office:value="11507300" calcext:value-type="currency">
            <text:p>11,507,300 €</text:p>
          </table:table-cell>
          <table:table-cell table:style-name="ce67" office:value-type="currency" office:currency="EUR" office:value="38937100" calcext:value-type="currency">
            <text:p>38,937,100 €</text:p>
          </table:table-cell>
          <table:table-cell table:style-name="ce67" office:value-type="currency" office:currency="EUR" office:value="102031000" calcext:value-type="currency">
            <text:p>102,031,0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32005000" calcext:value-type="currency">
            <text:p>32,005,0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31" table:formula="of:=SUM([.Y4:.AD4])" office:value-type="currency" office:currency="EUR" office:value="184480400" calcext:value-type="currency">
            <text:p>184,480,400 €</text:p>
          </table:table-cell>
          <table:table-cell table:style-name="ce30" table:formula="of:=[.X4]-[.AE4]" office:value-type="currency" office:currency="EUR" office:value="-146259800" calcext:value-type="currency">
            <text:p>-146,259,800 €</text:p>
          </table:table-cell>
          <table:table-cell table:style-name="ce67" office:value-type="currency" office:currency="EUR" office:value="376552100" calcext:value-type="currency">
            <text:p>376,552,100 €</text:p>
          </table:table-cell>
          <table:table-cell table:number-columns-repeated="991"/>
        </table:table-row>
        <table:table-row table:style-name="ro2">
          <table:table-cell table:style-name="ce41" office:value-type="string" calcext:value-type="string">
            <text:p>09 04</text:p>
          </table:table-cell>
          <table:table-cell table:style-name="ce4" office:value-type="string" calcext:value-type="string">
            <text:p>Klima-, Umwelt- und Naturschutz</text:p>
          </table:table-cell>
          <table:table-cell table:style-name="ce67" table:content-validation-name="val10" office:value-type="currency" office:currency="EUR" office:value="15240000" calcext:value-type="currency">
            <text:p>15,240,000 €</text:p>
          </table:table-cell>
          <table:table-cell table:style-name="ce67" office:value-type="currency" office:currency="EUR" office:value="67281900" calcext:value-type="currency">
            <text:p>67,281,900 €</text:p>
          </table:table-cell>
          <table:table-cell table:style-name="ce67" office:value-type="currency" office:currency="EUR" office:value="11288300" calcext:value-type="currency">
            <text:p>11,288,3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95" table:formula="of:=SUM([.C5];[.F5];[.D5];[.E5])" office:value-type="currency" office:currency="EUR" office:value="93810200" calcext:value-type="currency">
            <text:p>93,810,200 €</text:p>
          </table:table-cell>
          <table:table-cell table:style-name="ce67" office:value-type="currency" office:currency="EUR" office:value="39117700" calcext:value-type="currency">
            <text:p>39,117,700 €</text:p>
          </table:table-cell>
          <table:table-cell table:style-name="ce67" office:value-type="currency" office:currency="EUR" office:value="88850800" calcext:value-type="currency">
            <text:p>88,850,800 €</text:p>
          </table:table-cell>
          <table:table-cell table:style-name="ce67" office:value-type="currency" office:currency="EUR" office:value="177663700" calcext:value-type="currency">
            <text:p>177,663,700 €</text:p>
          </table:table-cell>
          <table:table-cell table:style-name="ce67" office:value-type="currency" office:currency="EUR" office:value="760000" calcext:value-type="currency">
            <text:p>760,000 €</text:p>
          </table:table-cell>
          <table:table-cell table:style-name="ce67" office:value-type="currency" office:currency="EUR" office:value="138898700" calcext:value-type="currency">
            <text:p>138,898,700 €</text:p>
          </table:table-cell>
          <table:table-cell table:style-name="ce67" office:value-type="currency" office:currency="EUR" office:value="60554800" calcext:value-type="currency">
            <text:p>60,554,800 €</text:p>
          </table:table-cell>
          <table:table-cell table:style-name="ce31" table:formula="of:=SUM([.H5:.M5])" office:value-type="currency" office:currency="EUR" office:value="505845700" calcext:value-type="currency">
            <text:p>505,845,700 €</text:p>
          </table:table-cell>
          <table:table-cell table:style-name="ce30" table:formula="of:=[.G5]-[.N5]" office:value-type="currency" office:currency="EUR" office:value="-412035500" calcext:value-type="currency">
            <text:p>-412,035,500 €</text:p>
          </table:table-cell>
          <table:table-cell table:style-name="ce67" office:value-type="currency" office:currency="EUR" office:value="823092700" calcext:value-type="currency">
            <text:p>823,092,700 €</text:p>
          </table:table-cell>
          <table:table-cell table:style-name="ce4"/>
          <table:table-cell table:style-name="ce41" office:value-type="string" calcext:value-type="string">
            <text:p>09 03 12</text:p>
          </table:table-cell>
          <table:table-cell table:style-name="ce4" office:value-type="string" calcext:value-type="string">
            <text:p>Übernahme "50Hertz Transmission GmbH"</text:p>
          </table:table-cell>
          <table:table-cell table:style-name="ce67" table:content-validation-name="val10" office:value-type="currency" office:currency="EUR" office:value="0" calcext:value-type="currency">
            <text:p>0 €</text:p>
          </table:table-cell>
          <table:table-cell table:number-columns-repeated="3" table:style-name="ce67" office:value-type="currency" office:currency="EUR" office:value="0" calcext:value-type="currency">
            <text:p>0 €</text:p>
          </table:table-cell>
          <table:table-cell table:style-name="ce95" table:formula="of:=SUM([.T5];[.W5];[.U5];[.V5])" office:value-type="currency" office:currency="EUR" office:value="0" calcext:value-type="currency">
            <text:p>0 €</text:p>
          </table:table-cell>
          <table:table-cell table:number-columns-repeated="4" table:style-name="ce67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1500000000" calcext:value-type="currency">
            <text:p>1,500,000,0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31" table:formula="of:=SUM([.Y5:.AD5])" office:value-type="currency" office:currency="EUR" office:value="1500000000" calcext:value-type="currency">
            <text:p>1,500,000,000 €</text:p>
          </table:table-cell>
          <table:table-cell table:style-name="ce30" table:formula="of:=[.X5]-[.AE5]" office:value-type="currency" office:currency="EUR" office:value="-1500000000" calcext:value-type="currency">
            <text:p>-1,500,000,000 €</text:p>
          </table:table-cell>
          <table:table-cell table:style-name="ce67" office:value-type="currency" office:currency="EUR" office:value="2300000000" calcext:value-type="currency">
            <text:p>2,300,000,000 €</text:p>
          </table:table-cell>
          <table:table-cell table:number-columns-repeated="991"/>
        </table:table-row>
        <table:table-row table:style-name="ro2">
          <table:table-cell table:style-name="ce41" office:value-type="string" calcext:value-type="string">
            <text:p>09 05</text:p>
          </table:table-cell>
          <table:table-cell table:style-name="ce4" office:value-type="string" calcext:value-type="string">
            <text:p>Abfall, Boden, Immissionsschutz, Strahlenschutz und Reaktorsicherheit </text:p>
          </table:table-cell>
          <table:table-cell table:style-name="ce67" table:content-validation-name="val10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10498000" calcext:value-type="currency">
            <text:p>10,498,0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10050000" calcext:value-type="currency">
            <text:p>10,050,000 €</text:p>
          </table:table-cell>
          <table:table-cell table:style-name="ce95" table:formula="of:=SUM([.C6];[.F6];[.D6];[.E6])" office:value-type="currency" office:currency="EUR" office:value="20548000" calcext:value-type="currency">
            <text:p>20,548,0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10368100" calcext:value-type="currency">
            <text:p>10,368,100 €</text:p>
          </table:table-cell>
          <table:table-cell table:style-name="ce67" office:value-type="currency" office:currency="EUR" office:value="1889000" calcext:value-type="currency">
            <text:p>1,889,0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45426000" calcext:value-type="currency">
            <text:p>45,426,0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31" table:formula="of:=SUM([.H6:.M6])" office:value-type="currency" office:currency="EUR" office:value="57683100" calcext:value-type="currency">
            <text:p>57,683,100 €</text:p>
          </table:table-cell>
          <table:table-cell table:style-name="ce30" table:formula="of:=[.G6]-[.N6]" office:value-type="currency" office:currency="EUR" office:value="-37135100" calcext:value-type="currency">
            <text:p>-37,135,100 €</text:p>
          </table:table-cell>
          <table:table-cell table:style-name="ce67" office:value-type="currency" office:currency="EUR" office:value="1210000" calcext:value-type="currency">
            <text:p>1,210,000 €</text:p>
          </table:table-cell>
          <table:table-cell table:style-name="ce4"/>
          <table:table-cell table:style-name="ce41" office:value-type="string" calcext:value-type="string">
            <text:p>09 04</text:p>
          </table:table-cell>
          <table:table-cell table:style-name="ce4" office:value-type="string" calcext:value-type="string">
            <text:p>Klima-, Umwelt- und Naturschutz</text:p>
          </table:table-cell>
          <table:table-cell table:style-name="ce67" table:content-validation-name="val10" office:value-type="currency" office:currency="EUR" office:value="15420000" calcext:value-type="currency">
            <text:p>15,420,000 €</text:p>
          </table:table-cell>
          <table:table-cell table:style-name="ce67" office:value-type="currency" office:currency="EUR" office:value="67141900" calcext:value-type="currency">
            <text:p>67,141,900 €</text:p>
          </table:table-cell>
          <table:table-cell table:style-name="ce67" office:value-type="currency" office:currency="EUR" office:value="17686800" calcext:value-type="currency">
            <text:p>17,686,8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95" table:formula="of:=SUM([.T6];[.W6];[.U6];[.V6])" office:value-type="currency" office:currency="EUR" office:value="100248700" calcext:value-type="currency">
            <text:p>100,248,700 €</text:p>
          </table:table-cell>
          <table:table-cell table:style-name="ce67" office:value-type="currency" office:currency="EUR" office:value="45094000" calcext:value-type="currency">
            <text:p>45,094,000 €</text:p>
          </table:table-cell>
          <table:table-cell table:style-name="ce67" office:value-type="currency" office:currency="EUR" office:value="70561000" calcext:value-type="currency">
            <text:p>70,561,000 €</text:p>
          </table:table-cell>
          <table:table-cell table:style-name="ce67" office:value-type="currency" office:currency="EUR" office:value="157388000" calcext:value-type="currency">
            <text:p>157,388,000 €</text:p>
          </table:table-cell>
          <table:table-cell table:style-name="ce67" office:value-type="currency" office:currency="EUR" office:value="989500" calcext:value-type="currency">
            <text:p>989,500 €</text:p>
          </table:table-cell>
          <table:table-cell table:style-name="ce67" office:value-type="currency" office:currency="EUR" office:value="56899100" calcext:value-type="currency">
            <text:p>56,899,100 €</text:p>
          </table:table-cell>
          <table:table-cell table:style-name="ce67" office:value-type="currency" office:currency="EUR" office:value="1576000" calcext:value-type="currency">
            <text:p>1,576,000 €</text:p>
          </table:table-cell>
          <table:table-cell table:style-name="ce31" table:formula="of:=SUM([.Y6:.AD6])" office:value-type="currency" office:currency="EUR" office:value="332507600" calcext:value-type="currency">
            <text:p>332,507,600 €</text:p>
          </table:table-cell>
          <table:table-cell table:style-name="ce30" table:formula="of:=[.X6]-[.AE6]" office:value-type="currency" office:currency="EUR" office:value="-232258900" calcext:value-type="currency">
            <text:p>-232,258,900 €</text:p>
          </table:table-cell>
          <table:table-cell table:style-name="ce67" office:value-type="currency" office:currency="EUR" office:value="202168900" calcext:value-type="currency">
            <text:p>202,168,900 €</text:p>
          </table:table-cell>
          <table:table-cell table:number-columns-repeated="991"/>
        </table:table-row>
        <table:table-row table:style-name="ro2">
          <table:table-cell table:style-name="ce4" office:value-type="string" calcext:value-type="string">
            <text:p>09 06</text:p>
          </table:table-cell>
          <table:table-cell table:style-name="ce4" office:value-type="string" calcext:value-type="string">
            <text:p>Hochwasserschutz</text:p>
          </table:table-cell>
          <table:table-cell table:style-name="ce67" table:content-validation-name="val10" office:value-type="currency" office:currency="EUR" office:value="21150000" calcext:value-type="currency">
            <text:p>21,150,000 €</text:p>
          </table:table-cell>
          <table:table-cell table:style-name="ce67" office:value-type="currency" office:currency="EUR" office:value="50000" calcext:value-type="currency">
            <text:p>50,000 €</text:p>
          </table:table-cell>
          <table:table-cell table:style-name="ce67" office:value-type="currency" office:currency="EUR" office:value="1572000" calcext:value-type="currency">
            <text:p>1,572,000 €</text:p>
          </table:table-cell>
          <table:table-cell table:style-name="ce67" office:value-type="currency" office:currency="EUR" office:value="10221100" calcext:value-type="currency">
            <text:p>10,221,100 €</text:p>
          </table:table-cell>
          <table:table-cell table:style-name="ce95" table:formula="of:=SUM([.C7];[.F7];[.D7];[.E7])" office:value-type="currency" office:currency="EUR" office:value="32993100" calcext:value-type="currency">
            <text:p>32,993,100 €</text:p>
          </table:table-cell>
          <table:table-cell table:style-name="ce67" office:value-type="currency" office:currency="EUR" office:value="3464300" calcext:value-type="currency">
            <text:p>3,464,300 €</text:p>
          </table:table-cell>
          <table:table-cell table:style-name="ce67" office:value-type="currency" office:currency="EUR" office:value="649400" calcext:value-type="currency">
            <text:p>649,400 €</text:p>
          </table:table-cell>
          <table:table-cell table:style-name="ce67" office:value-type="currency" office:currency="EUR" office:value="2894300" calcext:value-type="currency">
            <text:p>2,894,3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23444400" calcext:value-type="currency">
            <text:p>23,444,400 €</text:p>
          </table:table-cell>
          <table:table-cell table:style-name="ce67" office:value-type="currency" office:currency="EUR" office:value="52700" calcext:value-type="currency">
            <text:p>52,700 €</text:p>
          </table:table-cell>
          <table:table-cell table:style-name="ce31" table:formula="of:=SUM([.H7:.M7])" office:value-type="currency" office:currency="EUR" office:value="30505100" calcext:value-type="currency">
            <text:p>30,505,100 €</text:p>
          </table:table-cell>
          <table:table-cell table:style-name="ce30" table:formula="of:=[.G7]-[.N7]" office:value-type="currency" office:currency="EUR" office:value="2488000" calcext:value-type="currency">
            <text:p>2,488,000 €</text:p>
          </table:table-cell>
          <table:table-cell table:style-name="ce67" office:value-type="currency" office:currency="EUR" office:value="59446600" calcext:value-type="currency">
            <text:p>59,446,600 €</text:p>
          </table:table-cell>
          <table:table-cell table:style-name="ce4"/>
          <table:table-cell table:style-name="ce41" office:value-type="string" calcext:value-type="string">
            <text:p>09 04 45</text:p>
          </table:table-cell>
          <table:table-cell table:style-name="ce4" office:value-type="string" calcext:value-type="string">
            <text:p>Fördertopf Reperaturbonus</text:p>
          </table:table-cell>
          <table:table-cell table:style-name="ce67" table:content-validation-name="val10" office:value-type="currency" office:currency="EUR" office:value="0" calcext:value-type="currency">
            <text:p>0 €</text:p>
          </table:table-cell>
          <table:table-cell table:number-columns-repeated="3" table:style-name="ce67" office:value-type="currency" office:currency="EUR" office:value="0" calcext:value-type="currency">
            <text:p>0 €</text:p>
          </table:table-cell>
          <table:table-cell table:style-name="ce95" table:formula="of:=SUM([.T7];[.W7];[.U7];[.V7])" office:value-type="currency" office:currency="EUR" office:value="0" calcext:value-type="currency">
            <text:p>0 €</text:p>
          </table:table-cell>
          <table:table-cell table:number-columns-repeated="2" table:style-name="ce67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10000000" calcext:value-type="currency">
            <text:p>10,000,000 €</text:p>
          </table:table-cell>
          <table:table-cell table:number-columns-repeated="3" table:style-name="ce67" office:value-type="currency" office:currency="EUR" office:value="0" calcext:value-type="currency">
            <text:p>0 €</text:p>
          </table:table-cell>
          <table:table-cell table:style-name="ce31" table:formula="of:=SUM([.Y7:.AD7])" office:value-type="currency" office:currency="EUR" office:value="10000000" calcext:value-type="currency">
            <text:p>10,000,000 €</text:p>
          </table:table-cell>
          <table:table-cell table:style-name="ce30" table:formula="of:=[.X7]-[.AE7]" office:value-type="currency" office:currency="EUR" office:value="-10000000" calcext:value-type="currency">
            <text:p>-10,000,0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number-columns-repeated="991"/>
        </table:table-row>
        <table:table-row table:style-name="ro2">
          <table:table-cell table:style-name="ce41" office:value-type="string" calcext:value-type="string">
            <text:p>09 07</text:p>
          </table:table-cell>
          <table:table-cell table:style-name="ce4" office:value-type="string" calcext:value-type="string">
            <text:p>Förderung durch die EU bzw. durch den Bund mit-/finanzierte Programme</text:p>
          </table:table-cell>
          <table:table-cell table:style-name="ce67" table:content-validation-name="val10" office:value-type="currency" office:currency="EUR" office:value="772000" calcext:value-type="currency">
            <text:p>772,0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2178200" calcext:value-type="currency">
            <text:p>2,178,200 €</text:p>
          </table:table-cell>
          <table:table-cell table:style-name="ce67" office:value-type="currency" office:currency="EUR" office:value="11443200" calcext:value-type="currency">
            <text:p>11,443,200 €</text:p>
          </table:table-cell>
          <table:table-cell table:style-name="ce95" table:formula="of:=SUM([.C8];[.F8];[.D8];[.E8])" office:value-type="currency" office:currency="EUR" office:value="14393400" calcext:value-type="currency">
            <text:p>14,393,400 €</text:p>
          </table:table-cell>
          <table:table-cell table:style-name="ce67" office:value-type="currency" office:currency="EUR" office:value="1150700" calcext:value-type="currency">
            <text:p>1,150,700 €</text:p>
          </table:table-cell>
          <table:table-cell table:style-name="ce67" office:value-type="currency" office:currency="EUR" office:value="549600" calcext:value-type="currency">
            <text:p>549,600 €</text:p>
          </table:table-cell>
          <table:table-cell table:style-name="ce67" office:value-type="currency" office:currency="EUR" office:value="6078100" calcext:value-type="currency">
            <text:p>6,078,100 €</text:p>
          </table:table-cell>
          <table:table-cell table:style-name="ce67" office:value-type="currency" office:currency="EUR" office:value="142000" calcext:value-type="currency">
            <text:p>142,000 €</text:p>
          </table:table-cell>
          <table:table-cell table:style-name="ce67" office:value-type="currency" office:currency="EUR" office:value="21541400" calcext:value-type="currency">
            <text:p>21,541,4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31" table:formula="of:=SUM([.H8:.M8])" office:value-type="currency" office:currency="EUR" office:value="29461800" calcext:value-type="currency">
            <text:p>29,461,800 €</text:p>
          </table:table-cell>
          <table:table-cell table:style-name="ce30" table:formula="of:=[.G8]-[.N8]" office:value-type="currency" office:currency="EUR" office:value="-15068400" calcext:value-type="currency">
            <text:p>-15,068,400 €</text:p>
          </table:table-cell>
          <table:table-cell table:style-name="ce67" office:value-type="currency" office:currency="EUR" office:value="24660500" calcext:value-type="currency">
            <text:p>24,660,500 €</text:p>
          </table:table-cell>
          <table:table-cell table:style-name="ce4"/>
          <table:table-cell table:style-name="ce41" office:value-type="string" calcext:value-type="string">
            <text:p>09 04 96</text:p>
          </table:table-cell>
          <table:table-cell table:style-name="ce4" office:value-type="string" calcext:value-type="string">
            <text:p>Zuschuss Weidetier- und Herdenschutzversicherung</text:p>
          </table:table-cell>
          <table:table-cell table:style-name="ce67" table:content-validation-name="val10" office:value-type="currency" office:currency="EUR" office:value="0" calcext:value-type="currency">
            <text:p>0 €</text:p>
          </table:table-cell>
          <table:table-cell table:number-columns-repeated="3" table:style-name="ce67" office:value-type="currency" office:currency="EUR" office:value="0" calcext:value-type="currency">
            <text:p>0 €</text:p>
          </table:table-cell>
          <table:table-cell table:style-name="ce95" table:formula="of:=SUM([.T8];[.W8];[.U8];[.V8])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59800" calcext:value-type="currency">
            <text:p>59,800 €</text:p>
          </table:table-cell>
          <table:table-cell table:style-name="ce67" office:value-type="currency" office:currency="EUR" office:value="365400" calcext:value-type="currency">
            <text:p>365,400 €</text:p>
          </table:table-cell>
          <table:table-cell table:style-name="ce67" office:value-type="currency" office:currency="EUR" office:value="11489600" calcext:value-type="currency">
            <text:p>11,489,600 €</text:p>
          </table:table-cell>
          <table:table-cell table:number-columns-repeated="3" table:style-name="ce67" office:value-type="currency" office:currency="EUR" office:value="0" calcext:value-type="currency">
            <text:p>0 €</text:p>
          </table:table-cell>
          <table:table-cell table:style-name="ce31" table:formula="of:=SUM([.Y8:.AD8])" office:value-type="currency" office:currency="EUR" office:value="11914800" calcext:value-type="currency">
            <text:p>11,914,800 €</text:p>
          </table:table-cell>
          <table:table-cell table:style-name="ce30" table:formula="of:=[.X8]-[.AE8]" office:value-type="currency" office:currency="EUR" office:value="-11914800" calcext:value-type="currency">
            <text:p>-11,914,8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number-columns-repeated="991"/>
        </table:table-row>
        <table:table-row table:style-name="ro5">
          <table:table-cell table:style-name="ce41" office:value-type="string" calcext:value-type="string">
            <text:p>09 10</text:p>
          </table:table-cell>
          <table:table-cell table:style-name="ce4" office:value-type="string" calcext:value-type="string">
            <text:p>Landesamt für Umwelt und Naturschutz</text:p>
          </table:table-cell>
          <table:table-cell table:style-name="ce67" table:content-validation-name="val10" office:value-type="currency" office:currency="EUR" office:value="10500000" calcext:value-type="currency">
            <text:p>10,500,000 €</text:p>
          </table:table-cell>
          <table:table-cell table:style-name="ce67" office:value-type="currency" office:currency="EUR" office:value="48091700" calcext:value-type="currency">
            <text:p>48,091,700 €</text:p>
          </table:table-cell>
          <table:table-cell table:style-name="ce67" office:value-type="currency" office:currency="EUR" office:value="6735600" calcext:value-type="currency">
            <text:p>6,735,600 €</text:p>
          </table:table-cell>
          <table:table-cell table:style-name="ce67" office:value-type="currency" office:currency="EUR" office:value="100000" calcext:value-type="currency">
            <text:p>100,000 €</text:p>
          </table:table-cell>
          <table:table-cell table:style-name="ce95" table:formula="of:=SUM([.C9];[.F9];[.D9];[.E9])" office:value-type="currency" office:currency="EUR" office:value="65427300" calcext:value-type="currency">
            <text:p>65,427,300 €</text:p>
          </table:table-cell>
          <table:table-cell table:style-name="ce67" office:value-type="currency" office:currency="EUR" office:value="275529900" calcext:value-type="currency">
            <text:p>275,529,900 €</text:p>
          </table:table-cell>
          <table:table-cell table:style-name="ce67" office:value-type="currency" office:currency="EUR" office:value="102850400" calcext:value-type="currency">
            <text:p>102,850,400 €</text:p>
          </table:table-cell>
          <table:table-cell table:style-name="ce67" office:value-type="currency" office:currency="EUR" office:value="10404900" calcext:value-type="currency">
            <text:p>10,404,900 €</text:p>
          </table:table-cell>
          <table:table-cell table:style-name="ce67" office:value-type="currency" office:currency="EUR" office:value="12288100" calcext:value-type="currency">
            <text:p>12,288,100 €</text:p>
          </table:table-cell>
          <table:table-cell table:style-name="ce67" office:value-type="currency" office:currency="EUR" office:value="10578900" calcext:value-type="currency">
            <text:p>10,578,900 €</text:p>
          </table:table-cell>
          <table:table-cell table:style-name="ce67" office:value-type="currency" office:currency="EUR" office:value="1168000" calcext:value-type="currency">
            <text:p>1,168,000 €</text:p>
          </table:table-cell>
          <table:table-cell table:style-name="ce31" table:formula="of:=SUM([.H9:.M9])" office:value-type="currency" office:currency="EUR" office:value="412820200" calcext:value-type="currency">
            <text:p>412,820,200 €</text:p>
          </table:table-cell>
          <table:table-cell table:style-name="ce30" table:formula="of:=[.G9]-[.N9]" office:value-type="currency" office:currency="EUR" office:value="-347392900" calcext:value-type="currency">
            <text:p>-347,392,900 €</text:p>
          </table:table-cell>
          <table:table-cell table:style-name="ce67" office:value-type="currency" office:currency="EUR" office:value="98616500" calcext:value-type="currency">
            <text:p>98,616,500 €</text:p>
          </table:table-cell>
          <table:table-cell table:style-name="ce4"/>
          <table:table-cell table:style-name="ce41" office:value-type="string" calcext:value-type="string">
            <text:p>09 05</text:p>
          </table:table-cell>
          <table:table-cell table:style-name="ce4" office:value-type="string" calcext:value-type="string">
            <text:p>Abfall, Boden, Immissionsschutz, Strahlenschutz und Reaktorsicherheit </text:p>
          </table:table-cell>
          <table:table-cell table:style-name="ce67" table:content-validation-name="val10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4498000" calcext:value-type="currency">
            <text:p>4,498,0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10050000" calcext:value-type="currency">
            <text:p>10,050,000 €</text:p>
          </table:table-cell>
          <table:table-cell table:style-name="ce95" table:formula="of:=SUM([.T9];[.W9];[.U9];[.V9])" office:value-type="currency" office:currency="EUR" office:value="14548000" calcext:value-type="currency">
            <text:p>14,548,000 €</text:p>
          </table:table-cell>
          <table:table-cell table:style-name="ce67" office:value-type="currency" office:currency="EUR" office:value="179800" calcext:value-type="currency">
            <text:p>179,800 €</text:p>
          </table:table-cell>
          <table:table-cell table:style-name="ce67" office:value-type="currency" office:currency="EUR" office:value="10513300" calcext:value-type="currency">
            <text:p>10,513,300 €</text:p>
          </table:table-cell>
          <table:table-cell table:style-name="ce67" office:value-type="currency" office:currency="EUR" office:value="1279000" calcext:value-type="currency">
            <text:p>1,279,0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35631400" calcext:value-type="currency">
            <text:p>35,631,4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31" table:formula="of:=SUM([.Y9:.AD9])" office:value-type="currency" office:currency="EUR" office:value="47603500" calcext:value-type="currency">
            <text:p>47,603,500 €</text:p>
          </table:table-cell>
          <table:table-cell table:style-name="ce30" table:formula="of:=[.X9]-[.AE9]" office:value-type="currency" office:currency="EUR" office:value="-33055500" calcext:value-type="currency">
            <text:p>-33,055,500 €</text:p>
          </table:table-cell>
          <table:table-cell table:style-name="ce67" office:value-type="currency" office:currency="EUR" office:value="1210000" calcext:value-type="currency">
            <text:p>1,210,000 €</text:p>
          </table:table-cell>
          <table:table-cell table:number-columns-repeated="991"/>
        </table:table-row>
        <table:table-row table:style-name="ro2">
          <table:table-cell table:style-name="ce4" office:value-type="string" calcext:value-type="string">
            <text:p>09 20</text:p>
          </table:table-cell>
          <table:table-cell table:style-name="ce4" office:value-type="string" calcext:value-type="string">
            <text:p>Anstalt für Personendosimetrie und Strahlenschutzausbildung</text:p>
          </table:table-cell>
          <table:table-cell table:style-name="ce67" table:content-validation-name="val10" office:value-type="currency" office:currency="EUR" office:value="0" calcext:value-type="currency">
            <text:p>0 €</text:p>
          </table:table-cell>
          <table:table-cell table:number-columns-repeated="3" table:style-name="ce67" office:value-type="currency" office:currency="EUR" office:value="0" calcext:value-type="currency">
            <text:p>0 €</text:p>
          </table:table-cell>
          <table:table-cell table:style-name="ce95" table:formula="of:=SUM([.C10];[.F10];[.D10];[.E10])" office:value-type="currency" office:currency="EUR" office:value="0" calcext:value-type="currency">
            <text:p>0 €</text:p>
          </table:table-cell>
          <table:table-cell table:number-columns-repeated="6" table:style-name="ce67" office:value-type="currency" office:currency="EUR" office:value="0" calcext:value-type="currency">
            <text:p>0 €</text:p>
          </table:table-cell>
          <table:table-cell table:style-name="ce31" table:formula="of:=SUM([.H10:.M10])" office:value-type="currency" office:currency="EUR" office:value="0" calcext:value-type="currency">
            <text:p>0 €</text:p>
          </table:table-cell>
          <table:table-cell table:style-name="ce30" table:formula="of:=[.G10]-[.N10]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4"/>
          <table:table-cell table:style-name="ce4" office:value-type="string" calcext:value-type="string">
            <text:p>09 06</text:p>
          </table:table-cell>
          <table:table-cell table:style-name="ce4" office:value-type="string" calcext:value-type="string">
            <text:p>Hochwasserschutz</text:p>
          </table:table-cell>
          <table:table-cell table:style-name="ce67" table:content-validation-name="val10" office:value-type="currency" office:currency="EUR" office:value="20700000" calcext:value-type="currency">
            <text:p>20,700,000 €</text:p>
          </table:table-cell>
          <table:table-cell table:style-name="ce67" office:value-type="currency" office:currency="EUR" office:value="50000" calcext:value-type="currency">
            <text:p>50,000 €</text:p>
          </table:table-cell>
          <table:table-cell table:style-name="ce67" office:value-type="currency" office:currency="EUR" office:value="1581700" calcext:value-type="currency">
            <text:p>1,581,700 €</text:p>
          </table:table-cell>
          <table:table-cell table:style-name="ce67" office:value-type="currency" office:currency="EUR" office:value="8860000" calcext:value-type="currency">
            <text:p>8,860,000 €</text:p>
          </table:table-cell>
          <table:table-cell table:style-name="ce95" table:formula="of:=SUM([.T10];[.W10];[.U10];[.V10])" office:value-type="currency" office:currency="EUR" office:value="31191700" calcext:value-type="currency">
            <text:p>31,191,700 €</text:p>
          </table:table-cell>
          <table:table-cell table:style-name="ce67" office:value-type="currency" office:currency="EUR" office:value="3561500" calcext:value-type="currency">
            <text:p>3,561,500 €</text:p>
          </table:table-cell>
          <table:table-cell table:style-name="ce67" office:value-type="currency" office:currency="EUR" office:value="899500" calcext:value-type="currency">
            <text:p>899,500 €</text:p>
          </table:table-cell>
          <table:table-cell table:style-name="ce67" office:value-type="currency" office:currency="EUR" office:value="2704300" calcext:value-type="currency">
            <text:p>2,704,3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19523300" calcext:value-type="currency">
            <text:p>19,523,300 €</text:p>
          </table:table-cell>
          <table:table-cell table:style-name="ce67" office:value-type="currency" office:currency="EUR" office:value="54600" calcext:value-type="currency">
            <text:p>54,600 €</text:p>
          </table:table-cell>
          <table:table-cell table:style-name="ce31" table:formula="of:=SUM([.Y10:.AD10])" office:value-type="currency" office:currency="EUR" office:value="26743200" calcext:value-type="currency">
            <text:p>26,743,200 €</text:p>
          </table:table-cell>
          <table:table-cell table:style-name="ce30" table:formula="of:=[.X10]-[.AE10]" office:value-type="currency" office:currency="EUR" office:value="4448500" calcext:value-type="currency">
            <text:p>4,448,500 €</text:p>
          </table:table-cell>
          <table:table-cell table:style-name="ce67" office:value-type="currency" office:currency="EUR" office:value="37360000" calcext:value-type="currency">
            <text:p>37,360,000 €</text:p>
          </table:table-cell>
          <table:table-cell table:number-columns-repeated="991"/>
        </table:table-row>
        <table:table-row table:style-name="ro2">
          <table:table-cell table:style-name="ce4" office:value-type="string" calcext:value-type="string">
            <text:p>09 30</text:p>
          </table:table-cell>
          <table:table-cell table:style-name="ce4" office:value-type="string" calcext:value-type="string">
            <text:p>Staatsbetrieb Landestalsperrenverwaltung (LTV)</text:p>
          </table:table-cell>
          <table:table-cell table:style-name="ce67" table:content-validation-name="val10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1067900" calcext:value-type="currency">
            <text:p>1,067,900 €</text:p>
          </table:table-cell>
          <table:table-cell table:number-columns-repeated="2" table:style-name="ce67" office:value-type="currency" office:currency="EUR" office:value="0" calcext:value-type="currency">
            <text:p>0 €</text:p>
          </table:table-cell>
          <table:table-cell table:style-name="ce95" table:formula="of:=SUM([.C11];[.F11];[.D11];[.E11])" office:value-type="currency" office:currency="EUR" office:value="1067900" calcext:value-type="currency">
            <text:p>1,067,900 €</text:p>
          </table:table-cell>
          <table:table-cell table:number-columns-repeated="2" table:style-name="ce67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81818800" calcext:value-type="currency">
            <text:p>81,818,8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18500000" calcext:value-type="currency">
            <text:p>18,500,0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31" table:formula="of:=SUM([.H11:.M11])" office:value-type="currency" office:currency="EUR" office:value="100318800" calcext:value-type="currency">
            <text:p>100,318,800 €</text:p>
          </table:table-cell>
          <table:table-cell table:style-name="ce30" table:formula="of:=[.G11]-[.N11]" office:value-type="currency" office:currency="EUR" office:value="-99250900" calcext:value-type="currency">
            <text:p>-99,250,900 €</text:p>
          </table:table-cell>
          <table:table-cell table:style-name="ce67" office:value-type="currency" office:currency="EUR" office:value="27351300" calcext:value-type="currency">
            <text:p>27,351,300 €</text:p>
          </table:table-cell>
          <table:table-cell table:style-name="ce4"/>
          <table:table-cell table:style-name="ce41" office:value-type="string" calcext:value-type="string">
            <text:p>09 07</text:p>
          </table:table-cell>
          <table:table-cell table:style-name="ce4" office:value-type="string" calcext:value-type="string">
            <text:p>Förderung durch die EU bzw. durch den Bund mit-/finanzierte Programme</text:p>
          </table:table-cell>
          <table:table-cell table:style-name="ce67" table:content-validation-name="val10" office:value-type="currency" office:currency="EUR" office:value="860000" calcext:value-type="currency">
            <text:p>860,0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2028200" calcext:value-type="currency">
            <text:p>2,028,200 €</text:p>
          </table:table-cell>
          <table:table-cell table:style-name="ce67" office:value-type="currency" office:currency="EUR" office:value="15325600" calcext:value-type="currency">
            <text:p>15,325,600 €</text:p>
          </table:table-cell>
          <table:table-cell table:style-name="ce95" table:formula="of:=SUM([.T11];[.W11];[.U11];[.V11])" office:value-type="currency" office:currency="EUR" office:value="18213800" calcext:value-type="currency">
            <text:p>18,213,800 €</text:p>
          </table:table-cell>
          <table:table-cell table:style-name="ce67" office:value-type="currency" office:currency="EUR" office:value="354400" calcext:value-type="currency">
            <text:p>354,400 €</text:p>
          </table:table-cell>
          <table:table-cell table:style-name="ce67" office:value-type="currency" office:currency="EUR" office:value="184400" calcext:value-type="currency">
            <text:p>184,400 €</text:p>
          </table:table-cell>
          <table:table-cell table:style-name="ce67" office:value-type="currency" office:currency="EUR" office:value="5197900" calcext:value-type="currency">
            <text:p>5,197,900 €</text:p>
          </table:table-cell>
          <table:table-cell table:style-name="ce67" office:value-type="currency" office:currency="EUR" office:value="43800" calcext:value-type="currency">
            <text:p>43,800 €</text:p>
          </table:table-cell>
          <table:table-cell table:style-name="ce67" office:value-type="currency" office:currency="EUR" office:value="26249500" calcext:value-type="currency">
            <text:p>26,249,5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31" table:formula="of:=SUM([.Y11:.AD11])" office:value-type="currency" office:currency="EUR" office:value="32030000" calcext:value-type="currency">
            <text:p>32,030,000 €</text:p>
          </table:table-cell>
          <table:table-cell table:style-name="ce30" table:formula="of:=[.X11]-[.AE11]" office:value-type="currency" office:currency="EUR" office:value="-13816200" calcext:value-type="currency">
            <text:p>-13,816,200 €</text:p>
          </table:table-cell>
          <table:table-cell table:style-name="ce67" office:value-type="currency" office:currency="EUR" office:value="18367700" calcext:value-type="currency">
            <text:p>18,367,700 €</text:p>
          </table:table-cell>
          <table:table-cell table:number-columns-repeated="991"/>
        </table:table-row>
        <table:table-row table:style-name="ro2">
          <table:table-cell table:style-name="ce4" office:value-type="string" calcext:value-type="string">
            <text:p>09 40</text:p>
          </table:table-cell>
          <table:table-cell table:style-name="ce4" office:value-type="string" calcext:value-type="string">
            <text:p>Nationale Naturlandschaften</text:p>
          </table:table-cell>
          <table:table-cell table:style-name="ce67" table:content-validation-name="val10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21000" calcext:value-type="currency">
            <text:p>21,000 €</text:p>
          </table:table-cell>
          <table:table-cell table:number-columns-repeated="2" table:style-name="ce67" office:value-type="currency" office:currency="EUR" office:value="0" calcext:value-type="currency">
            <text:p>0 €</text:p>
          </table:table-cell>
          <table:table-cell table:style-name="ce95" table:formula="of:=SUM([.C12];[.F12];[.D12];[.E12])" office:value-type="currency" office:currency="EUR" office:value="21000" calcext:value-type="currency">
            <text:p>21,000 €</text:p>
          </table:table-cell>
          <table:table-cell table:style-name="ce67" office:value-type="currency" office:currency="EUR" office:value="6648700" calcext:value-type="currency">
            <text:p>6,648,700 €</text:p>
          </table:table-cell>
          <table:table-cell table:style-name="ce67" office:value-type="currency" office:currency="EUR" office:value="1775800" calcext:value-type="currency">
            <text:p>1,775,800 €</text:p>
          </table:table-cell>
          <table:table-cell table:style-name="ce67" office:value-type="currency" office:currency="EUR" office:value="390000" calcext:value-type="currency">
            <text:p>390,000 €</text:p>
          </table:table-cell>
          <table:table-cell table:style-name="ce67" office:value-type="currency" office:currency="EUR" office:value="205000" calcext:value-type="currency">
            <text:p>205,000 €</text:p>
          </table:table-cell>
          <table:table-cell table:style-name="ce67" office:value-type="currency" office:currency="EUR" office:value="278100" calcext:value-type="currency">
            <text:p>278,1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31" table:formula="of:=SUM([.H12:.M12])" office:value-type="currency" office:currency="EUR" office:value="9297600" calcext:value-type="currency">
            <text:p>9,297,600 €</text:p>
          </table:table-cell>
          <table:table-cell table:style-name="ce30" table:formula="of:=[.G12]-[.N12]" office:value-type="currency" office:currency="EUR" office:value="-9276600" calcext:value-type="currency">
            <text:p>-9,276,600 €</text:p>
          </table:table-cell>
          <table:table-cell table:style-name="ce67" office:value-type="currency" office:currency="EUR" office:value="400000" calcext:value-type="currency">
            <text:p>400,000 €</text:p>
          </table:table-cell>
          <table:table-cell table:style-name="ce4"/>
          <table:table-cell table:style-name="ce41" office:value-type="string" calcext:value-type="string">
            <text:p>09 10</text:p>
          </table:table-cell>
          <table:table-cell table:style-name="ce4" office:value-type="string" calcext:value-type="string">
            <text:p>Landesamt für Umwelt und Naturschutz</text:p>
          </table:table-cell>
          <table:table-cell table:style-name="ce67" table:content-validation-name="val10" office:value-type="currency" office:currency="EUR" office:value="10900000" calcext:value-type="currency">
            <text:p>10,900,000 €</text:p>
          </table:table-cell>
          <table:table-cell table:style-name="ce67" office:value-type="currency" office:currency="EUR" office:value="57417200" calcext:value-type="currency">
            <text:p>57,417,200 €</text:p>
          </table:table-cell>
          <table:table-cell table:style-name="ce67" office:value-type="currency" office:currency="EUR" office:value="6620300" calcext:value-type="currency">
            <text:p>6,620,300 €</text:p>
          </table:table-cell>
          <table:table-cell table:style-name="ce67" office:value-type="currency" office:currency="EUR" office:value="100000" calcext:value-type="currency">
            <text:p>100,000 €</text:p>
          </table:table-cell>
          <table:table-cell table:style-name="ce95" table:formula="of:=SUM([.T12];[.W12];[.U12];[.V12])" office:value-type="currency" office:currency="EUR" office:value="75037500" calcext:value-type="currency">
            <text:p>75,037,500 €</text:p>
          </table:table-cell>
          <table:table-cell table:style-name="ce67" office:value-type="currency" office:currency="EUR" office:value="290885500" calcext:value-type="currency">
            <text:p>290,885,500 €</text:p>
          </table:table-cell>
          <table:table-cell table:style-name="ce67" office:value-type="currency" office:currency="EUR" office:value="103622600" calcext:value-type="currency">
            <text:p>103,622,600 €</text:p>
          </table:table-cell>
          <table:table-cell table:style-name="ce67" office:value-type="currency" office:currency="EUR" office:value="10199900" calcext:value-type="currency">
            <text:p>10,199,900 €</text:p>
          </table:table-cell>
          <table:table-cell table:style-name="ce67" office:value-type="currency" office:currency="EUR" office:value="12618100" calcext:value-type="currency">
            <text:p>12,618,100 €</text:p>
          </table:table-cell>
          <table:table-cell table:style-name="ce67" office:value-type="currency" office:currency="EUR" office:value="11448100" calcext:value-type="currency">
            <text:p>11,448,100 €</text:p>
          </table:table-cell>
          <table:table-cell table:style-name="ce67" office:value-type="currency" office:currency="EUR" office:value="1698900" calcext:value-type="currency">
            <text:p>1,698,900 €</text:p>
          </table:table-cell>
          <table:table-cell table:style-name="ce31" table:formula="of:=SUM([.Y12:.AD12])" office:value-type="currency" office:currency="EUR" office:value="430473100" calcext:value-type="currency">
            <text:p>430,473,100 €</text:p>
          </table:table-cell>
          <table:table-cell table:style-name="ce30" table:formula="of:=[.X12]-[.AE12]" office:value-type="currency" office:currency="EUR" office:value="-355435600" calcext:value-type="currency">
            <text:p>-355,435,600 €</text:p>
          </table:table-cell>
          <table:table-cell table:style-name="ce67" office:value-type="currency" office:currency="EUR" office:value="99920700" calcext:value-type="currency">
            <text:p>99,920,700 €</text:p>
          </table:table-cell>
          <table:table-cell table:number-columns-repeated="991"/>
        </table:table-row>
        <table:table-row table:style-name="ro2">
          <table:table-cell table:style-name="ce4" office:value-type="string" calcext:value-type="string">
            <text:p>09 41</text:p>
          </table:table-cell>
          <table:table-cell table:style-name="ce4" office:value-type="string" calcext:value-type="string">
            <text:p>Nationalparkämter und Biosphärenreservate</text:p>
          </table:table-cell>
          <table:table-cell table:style-name="ce67" table:content-validation-name="val10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759100" calcext:value-type="currency">
            <text:p>759,100 €</text:p>
          </table:table-cell>
          <table:table-cell table:style-name="ce67" office:value-type="currency" office:currency="EUR" office:value="6700" calcext:value-type="currency">
            <text:p>6,7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95" table:formula="of:=SUM([.C13];[.F13];[.D13];[.E13])" office:value-type="currency" office:currency="EUR" office:value="765800" calcext:value-type="currency">
            <text:p>765,800 €</text:p>
          </table:table-cell>
          <table:table-cell table:style-name="ce67" office:value-type="currency" office:currency="EUR" office:value="12498400" calcext:value-type="currency">
            <text:p>12,498,400 €</text:p>
          </table:table-cell>
          <table:table-cell table:style-name="ce67" office:value-type="currency" office:currency="EUR" office:value="2062100" calcext:value-type="currency">
            <text:p>2,062,100 €</text:p>
          </table:table-cell>
          <table:table-cell table:style-name="ce67" office:value-type="currency" office:currency="EUR" office:value="63700" calcext:value-type="currency">
            <text:p>63,700 €</text:p>
          </table:table-cell>
          <table:table-cell table:style-name="ce67" office:value-type="currency" office:currency="EUR" office:value="159000" calcext:value-type="currency">
            <text:p>159,000 €</text:p>
          </table:table-cell>
          <table:table-cell table:style-name="ce67" office:value-type="currency" office:currency="EUR" office:value="284000" calcext:value-type="currency">
            <text:p>284,000 €</text:p>
          </table:table-cell>
          <table:table-cell table:style-name="ce67" office:value-type="currency" office:currency="EUR" office:value="70700" calcext:value-type="currency">
            <text:p>70,700 €</text:p>
          </table:table-cell>
          <table:table-cell table:style-name="ce31" table:formula="of:=SUM([.H13:.M13])" office:value-type="currency" office:currency="EUR" office:value="15137900" calcext:value-type="currency">
            <text:p>15,137,900 €</text:p>
          </table:table-cell>
          <table:table-cell table:style-name="ce30" table:formula="of:=[.G13]-[.N13]" office:value-type="currency" office:currency="EUR" office:value="-14372100" calcext:value-type="currency">
            <text:p>-14,372,1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4"/>
          <table:table-cell table:style-name="ce41" office:value-type="string" calcext:value-type="string">
            <text:p>09 10 20</text:p>
          </table:table-cell>
          <table:table-cell table:style-name="ce4" office:value-type="string" calcext:value-type="string">
            <text:p>Bevollmächtigter für das Bienenvolk und die Imker*innen</text:p>
          </table:table-cell>
          <table:table-cell table:style-name="ce67" table:content-validation-name="val10" office:value-type="currency" office:currency="EUR" office:value="0" calcext:value-type="currency">
            <text:p>0 €</text:p>
          </table:table-cell>
          <table:table-cell table:number-columns-repeated="3" table:style-name="ce67" office:value-type="currency" office:currency="EUR" office:value="0" calcext:value-type="currency">
            <text:p>0 €</text:p>
          </table:table-cell>
          <table:table-cell table:style-name="ce95" table:formula="of:=SUM([.T13];[.W13];[.U13];[.V13])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200000" calcext:value-type="currency">
            <text:p>200,000 €</text:p>
          </table:table-cell>
          <table:table-cell table:style-name="ce67" office:value-type="currency" office:currency="EUR" office:value="14500" calcext:value-type="currency">
            <text:p>14,500 €</text:p>
          </table:table-cell>
          <table:table-cell table:style-name="ce67" office:value-type="currency" office:currency="EUR" office:value="3500" calcext:value-type="currency">
            <text:p>3,500 €</text:p>
          </table:table-cell>
          <table:table-cell table:style-name="ce67" office:value-type="currency" office:currency="EUR" office:value="120000" calcext:value-type="currency">
            <text:p>120,000 €</text:p>
          </table:table-cell>
          <table:table-cell table:number-columns-repeated="2" table:style-name="ce67" office:value-type="currency" office:currency="EUR" office:value="0" calcext:value-type="currency">
            <text:p>0 €</text:p>
          </table:table-cell>
          <table:table-cell table:style-name="ce31" table:formula="of:=SUM([.Y13:.AD13])" office:value-type="currency" office:currency="EUR" office:value="338000" calcext:value-type="currency">
            <text:p>338,000 €</text:p>
          </table:table-cell>
          <table:table-cell table:style-name="ce30" table:formula="of:=[.X13]-[.AE13]" office:value-type="currency" office:currency="EUR" office:value="-338000" calcext:value-type="currency">
            <text:p>-338,0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number-columns-repeated="991"/>
        </table:table-row>
        <table:table-row table:style-name="ro2">
          <table:table-cell table:style-name="ce4" office:value-type="string" calcext:value-type="string">
            <text:p>09 42</text:p>
          </table:table-cell>
          <table:table-cell table:style-name="ce4" office:value-type="string" calcext:value-type="string">
            <text:p>Nationalpark Unteres Odertal</text:p>
          </table:table-cell>
          <table:table-cell table:style-name="ce67" table:content-validation-name="val10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50100" calcext:value-type="currency">
            <text:p>50,100 €</text:p>
          </table:table-cell>
          <table:table-cell table:style-name="ce67" office:value-type="currency" office:currency="EUR" office:value="96600" calcext:value-type="currency">
            <text:p>96,6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95" table:formula="of:=SUM([.C14];[.F14];[.D14];[.E14])" office:value-type="currency" office:currency="EUR" office:value="146700" calcext:value-type="currency">
            <text:p>146,700 €</text:p>
          </table:table-cell>
          <table:table-cell table:style-name="ce67" office:value-type="currency" office:currency="EUR" office:value="1257100" calcext:value-type="currency">
            <text:p>1,257,100 €</text:p>
          </table:table-cell>
          <table:table-cell table:style-name="ce67" office:value-type="currency" office:currency="EUR" office:value="2805800" calcext:value-type="currency">
            <text:p>2,805,800 €</text:p>
          </table:table-cell>
          <table:table-cell table:style-name="ce67" office:value-type="currency" office:currency="EUR" office:value="219800" calcext:value-type="currency">
            <text:p>219,800 €</text:p>
          </table:table-cell>
          <table:table-cell table:style-name="ce67" office:value-type="currency" office:currency="EUR" office:value="31500" calcext:value-type="currency">
            <text:p>31,500 €</text:p>
          </table:table-cell>
          <table:table-cell table:style-name="ce67" office:value-type="currency" office:currency="EUR" office:value="41000" calcext:value-type="currency">
            <text:p>41,0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31" table:formula="of:=SUM([.H14:.M14])" office:value-type="currency" office:currency="EUR" office:value="4355200" calcext:value-type="currency">
            <text:p>4,355,200 €</text:p>
          </table:table-cell>
          <table:table-cell table:style-name="ce30" table:formula="of:=[.G14]-[.N14]" office:value-type="currency" office:currency="EUR" office:value="-4208500" calcext:value-type="currency">
            <text:p>-4,208,500 €</text:p>
          </table:table-cell>
          <table:table-cell table:style-name="ce67" office:value-type="currency" office:currency="EUR" office:value="1104800" calcext:value-type="currency">
            <text:p>1,104,800 €</text:p>
          </table:table-cell>
          <table:table-cell table:style-name="ce4"/>
          <table:table-cell table:style-name="ce4" office:value-type="string" calcext:value-type="string">
            <text:p>09 20</text:p>
          </table:table-cell>
          <table:table-cell table:style-name="ce4" office:value-type="string" calcext:value-type="string">
            <text:p>Anstalt für Personendosimetrie und Strahlenschutzausbildung</text:p>
          </table:table-cell>
          <table:table-cell table:style-name="ce67" table:content-validation-name="val10" office:value-type="currency" office:currency="EUR" office:value="0" calcext:value-type="currency">
            <text:p>0 €</text:p>
          </table:table-cell>
          <table:table-cell table:number-columns-repeated="3" table:style-name="ce67" office:value-type="currency" office:currency="EUR" office:value="0" calcext:value-type="currency">
            <text:p>0 €</text:p>
          </table:table-cell>
          <table:table-cell table:style-name="ce95" table:formula="of:=SUM([.T14];[.W14];[.U14];[.V14])" office:value-type="currency" office:currency="EUR" office:value="0" calcext:value-type="currency">
            <text:p>0 €</text:p>
          </table:table-cell>
          <table:table-cell table:number-columns-repeated="6" table:style-name="ce67" office:value-type="currency" office:currency="EUR" office:value="0" calcext:value-type="currency">
            <text:p>0 €</text:p>
          </table:table-cell>
          <table:table-cell table:style-name="ce31" table:formula="of:=SUM([.Y14:.AD14])" office:value-type="currency" office:currency="EUR" office:value="0" calcext:value-type="currency">
            <text:p>0 €</text:p>
          </table:table-cell>
          <table:table-cell table:style-name="ce30" table:formula="of:=[.X14]-[.AE14]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number-columns-repeated="991"/>
        </table:table-row>
        <table:table-row table:style-name="ro2">
          <table:table-cell table:style-name="ce4" office:value-type="string" calcext:value-type="string">
            <text:p>09 43</text:p>
          </table:table-cell>
          <table:table-cell table:style-name="ce4" office:value-type="string" calcext:value-type="string">
            <text:p>Nationalpark Harz</text:p>
          </table:table-cell>
          <table:table-cell table:style-name="ce67" table:content-validation-name="val10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433500" calcext:value-type="currency">
            <text:p>433,500 €</text:p>
          </table:table-cell>
          <table:table-cell table:style-name="ce67" office:value-type="currency" office:currency="EUR" office:value="3696400" calcext:value-type="currency">
            <text:p>3,696,400 €</text:p>
          </table:table-cell>
          <table:table-cell table:style-name="ce67" office:value-type="currency" office:currency="EUR" office:value="247500" calcext:value-type="currency">
            <text:p>247,500 €</text:p>
          </table:table-cell>
          <table:table-cell table:style-name="ce95" table:formula="of:=SUM([.C15];[.F15];[.D15];[.E15])" office:value-type="currency" office:currency="EUR" office:value="4377400" calcext:value-type="currency">
            <text:p>4,377,400 €</text:p>
          </table:table-cell>
          <table:table-cell table:style-name="ce67" office:value-type="currency" office:currency="EUR" office:value="4116500" calcext:value-type="currency">
            <text:p>4,116,500 €</text:p>
          </table:table-cell>
          <table:table-cell table:style-name="ce67" office:value-type="currency" office:currency="EUR" office:value="5160900" calcext:value-type="currency">
            <text:p>5,160,900 €</text:p>
          </table:table-cell>
          <table:table-cell table:style-name="ce67" office:value-type="currency" office:currency="EUR" office:value="327300" calcext:value-type="currency">
            <text:p>327,300 €</text:p>
          </table:table-cell>
          <table:table-cell table:style-name="ce67" office:value-type="currency" office:currency="EUR" office:value="304000" calcext:value-type="currency">
            <text:p>304,000 €</text:p>
          </table:table-cell>
          <table:table-cell table:style-name="ce67" office:value-type="currency" office:currency="EUR" office:value="278000" calcext:value-type="currency">
            <text:p>278,000 €</text:p>
          </table:table-cell>
          <table:table-cell table:style-name="ce67" office:value-type="currency" office:currency="EUR" office:value="70900" calcext:value-type="currency">
            <text:p>70,900 €</text:p>
          </table:table-cell>
          <table:table-cell table:style-name="ce31" table:formula="of:=SUM([.H15:.M15])" office:value-type="currency" office:currency="EUR" office:value="10257600" calcext:value-type="currency">
            <text:p>10,257,600 €</text:p>
          </table:table-cell>
          <table:table-cell table:style-name="ce30" table:formula="of:=[.G15]-[.N15]" office:value-type="currency" office:currency="EUR" office:value="-5880200" calcext:value-type="currency">
            <text:p>-5,880,200 €</text:p>
          </table:table-cell>
          <table:table-cell table:style-name="ce67" office:value-type="currency" office:currency="EUR" office:value="15000" calcext:value-type="currency">
            <text:p>15,000 €</text:p>
          </table:table-cell>
          <table:table-cell table:style-name="ce4"/>
          <table:table-cell table:style-name="ce4" office:value-type="string" calcext:value-type="string">
            <text:p>09 30</text:p>
          </table:table-cell>
          <table:table-cell table:style-name="ce4" office:value-type="string" calcext:value-type="string">
            <text:p>Staatsbetrieb Landestalsperrenverwaltung (LTV)</text:p>
          </table:table-cell>
          <table:table-cell table:style-name="ce67" table:content-validation-name="val10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1067900" calcext:value-type="currency">
            <text:p>1,067,900 €</text:p>
          </table:table-cell>
          <table:table-cell table:number-columns-repeated="2" table:style-name="ce67" office:value-type="currency" office:currency="EUR" office:value="0" calcext:value-type="currency">
            <text:p>0 €</text:p>
          </table:table-cell>
          <table:table-cell table:style-name="ce95" table:formula="of:=SUM([.T15];[.W15];[.U15];[.V15])" office:value-type="currency" office:currency="EUR" office:value="1067900" calcext:value-type="currency">
            <text:p>1,067,900 €</text:p>
          </table:table-cell>
          <table:table-cell table:number-columns-repeated="2" table:style-name="ce67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83309500" calcext:value-type="currency">
            <text:p>83,309,5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19465000" calcext:value-type="currency">
            <text:p>19,465,0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31" table:formula="of:=SUM([.Y15:.AD15])" office:value-type="currency" office:currency="EUR" office:value="102774500" calcext:value-type="currency">
            <text:p>102,774,500 €</text:p>
          </table:table-cell>
          <table:table-cell table:style-name="ce30" table:formula="of:=[.X15]-[.AE15]" office:value-type="currency" office:currency="EUR" office:value="-101706600" calcext:value-type="currency">
            <text:p>-101,706,600 €</text:p>
          </table:table-cell>
          <table:table-cell table:style-name="ce67" office:value-type="currency" office:currency="EUR" office:value="28100400" calcext:value-type="currency">
            <text:p>28,100,400 €</text:p>
          </table:table-cell>
          <table:table-cell table:number-columns-repeated="991"/>
        </table:table-row>
        <table:table-row table:style-name="ro2">
          <table:table-cell table:style-name="ce4" office:value-type="string" calcext:value-type="string">
            <text:p>Summe 2025</text:p>
          </table:table-cell>
          <table:table-cell table:style-name="ce4"/>
          <table:table-cell table:style-name="ce67" table:content-validation-name="val10" table:formula="of:=SUM([.C2:.C15])" office:value-type="currency" office:currency="EUR" office:value="91562000" calcext:value-type="currency">
            <text:p>91,562,000 €</text:p>
          </table:table-cell>
          <table:table-cell table:style-name="ce67" table:formula="of:=SUM([.D2:.D15])" office:value-type="currency" office:currency="EUR" office:value="199621700" calcext:value-type="currency">
            <text:p>199,621,700 €</text:p>
          </table:table-cell>
          <table:table-cell table:style-name="ce67" table:formula="of:=SUM([.E2:.E15])" office:value-type="currency" office:currency="EUR" office:value="66597500" calcext:value-type="currency">
            <text:p>66,597,500 €</text:p>
          </table:table-cell>
          <table:table-cell table:style-name="ce67" table:formula="of:=SUM([.F2:.F15])" office:value-type="currency" office:currency="EUR" office:value="48909700" calcext:value-type="currency">
            <text:p>48,909,700 €</text:p>
          </table:table-cell>
          <table:table-cell table:style-name="ce67" table:formula="of:=SUM([.G2:.G15])" office:value-type="currency" office:currency="EUR" office:value="406690900" calcext:value-type="currency">
            <text:p>406,690,900 €</text:p>
          </table:table-cell>
          <table:table-cell table:style-name="ce67" table:formula="of:=SUM([.H2:.H15])" office:value-type="currency" office:currency="EUR" office:value="378241300" calcext:value-type="currency">
            <text:p>378,241,300 €</text:p>
          </table:table-cell>
          <table:table-cell table:style-name="ce67" table:formula="of:=SUM([.I2:.I15])" office:value-type="currency" office:currency="EUR" office:value="311704200" calcext:value-type="currency">
            <text:p>311,704,200 €</text:p>
          </table:table-cell>
          <table:table-cell table:style-name="ce67" table:formula="of:=SUM([.J2:.J15])" office:value-type="currency" office:currency="EUR" office:value="514942200" calcext:value-type="currency">
            <text:p>514,942,200 €</text:p>
          </table:table-cell>
          <table:table-cell table:style-name="ce67" table:formula="of:=SUM([.K2:.K15])" office:value-type="currency" office:currency="EUR" office:value="38811500" calcext:value-type="currency">
            <text:p>38,811,500 €</text:p>
          </table:table-cell>
          <table:table-cell table:style-name="ce67" table:formula="of:=SUM([.L2:.L15])" office:value-type="currency" office:currency="EUR" office:value="417085000" calcext:value-type="currency">
            <text:p>417,085,000 €</text:p>
          </table:table-cell>
          <table:table-cell table:style-name="ce67" table:formula="of:=SUM([.M2:.M15])" office:value-type="currency" office:currency="EUR" office:value="60981500" calcext:value-type="currency">
            <text:p>60,981,500 €</text:p>
          </table:table-cell>
          <table:table-cell table:style-name="ce67" table:formula="of:=SUM([.N2:.N15])" office:value-type="currency" office:currency="EUR" office:value="1721765700" calcext:value-type="currency">
            <text:p>1,721,765,700 €</text:p>
          </table:table-cell>
          <table:table-cell table:style-name="ce67" table:formula="of:=SUM([.O2:.O15])" office:value-type="currency" office:currency="EUR" office:value="-1315074800" calcext:value-type="currency">
            <text:p>-1,315,074,800 €</text:p>
          </table:table-cell>
          <table:table-cell table:style-name="ce67" table:formula="of:=SUM([.P2:.P15])" office:value-type="currency" office:currency="EUR" office:value="1441357900" calcext:value-type="currency">
            <text:p>1,441,357,900 €</text:p>
          </table:table-cell>
          <table:table-cell table:style-name="ce4"/>
          <table:table-cell table:style-name="ce4" office:value-type="string" calcext:value-type="string">
            <text:p>09 40</text:p>
          </table:table-cell>
          <table:table-cell table:style-name="ce4" office:value-type="string" calcext:value-type="string">
            <text:p>Nationale Naturlandschaften</text:p>
          </table:table-cell>
          <table:table-cell table:style-name="ce67" table:content-validation-name="val10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20400" calcext:value-type="currency">
            <text:p>20,400 €</text:p>
          </table:table-cell>
          <table:table-cell table:number-columns-repeated="2" table:style-name="ce67" office:value-type="currency" office:currency="EUR" office:value="0" calcext:value-type="currency">
            <text:p>0 €</text:p>
          </table:table-cell>
          <table:table-cell table:style-name="ce95" table:formula="of:=SUM([.T16];[.W16];[.U16];[.V16])" office:value-type="currency" office:currency="EUR" office:value="20400" calcext:value-type="currency">
            <text:p>20,400 €</text:p>
          </table:table-cell>
          <table:table-cell table:style-name="ce67" office:value-type="currency" office:currency="EUR" office:value="6627500" calcext:value-type="currency">
            <text:p>6,627,500 €</text:p>
          </table:table-cell>
          <table:table-cell table:style-name="ce67" office:value-type="currency" office:currency="EUR" office:value="1804700" calcext:value-type="currency">
            <text:p>1,804,700 €</text:p>
          </table:table-cell>
          <table:table-cell table:style-name="ce67" office:value-type="currency" office:currency="EUR" office:value="420000" calcext:value-type="currency">
            <text:p>420,000 €</text:p>
          </table:table-cell>
          <table:table-cell table:style-name="ce67" office:value-type="currency" office:currency="EUR" office:value="198000" calcext:value-type="currency">
            <text:p>198,000 €</text:p>
          </table:table-cell>
          <table:table-cell table:style-name="ce67" office:value-type="currency" office:currency="EUR" office:value="337200" calcext:value-type="currency">
            <text:p>337,2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31" table:formula="of:=SUM([.Y16:.AD16])" office:value-type="currency" office:currency="EUR" office:value="9387400" calcext:value-type="currency">
            <text:p>9,387,400 €</text:p>
          </table:table-cell>
          <table:table-cell table:style-name="ce30" table:formula="of:=[.X16]-[.AE16]" office:value-type="currency" office:currency="EUR" office:value="-9367000" calcext:value-type="currency">
            <text:p>-9,367,0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number-columns-repeated="991"/>
        </table:table-row>
        <table:table-row table:style-name="ro2">
          <table:table-cell table:number-columns-repeated="17"/>
          <table:table-cell table:style-name="ce4" office:value-type="string" calcext:value-type="string">
            <text:p>09 41</text:p>
          </table:table-cell>
          <table:table-cell table:style-name="ce4" office:value-type="string" calcext:value-type="string">
            <text:p>Nationalparkämter und Biosphärenreservate</text:p>
          </table:table-cell>
          <table:table-cell table:style-name="ce67" table:content-validation-name="val10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870400" calcext:value-type="currency">
            <text:p>870,400 €</text:p>
          </table:table-cell>
          <table:table-cell table:style-name="ce67" office:value-type="currency" office:currency="EUR" office:value="5000" calcext:value-type="currency">
            <text:p>5,0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95" table:formula="of:=SUM([.T17];[.W17];[.U17];[.V17])" office:value-type="currency" office:currency="EUR" office:value="875400" calcext:value-type="currency">
            <text:p>875,400 €</text:p>
          </table:table-cell>
          <table:table-cell table:style-name="ce67" office:value-type="currency" office:currency="EUR" office:value="12279300" calcext:value-type="currency">
            <text:p>12,279,300 €</text:p>
          </table:table-cell>
          <table:table-cell table:style-name="ce67" office:value-type="currency" office:currency="EUR" office:value="2302400" calcext:value-type="currency">
            <text:p>2,302,400 €</text:p>
          </table:table-cell>
          <table:table-cell table:style-name="ce67" office:value-type="currency" office:currency="EUR" office:value="65800" calcext:value-type="currency">
            <text:p>65,800 €</text:p>
          </table:table-cell>
          <table:table-cell table:style-name="ce67" office:value-type="currency" office:currency="EUR" office:value="176000" calcext:value-type="currency">
            <text:p>176,000 €</text:p>
          </table:table-cell>
          <table:table-cell table:style-name="ce67" office:value-type="currency" office:currency="EUR" office:value="242000" calcext:value-type="currency">
            <text:p>242,000 €</text:p>
          </table:table-cell>
          <table:table-cell table:style-name="ce67" office:value-type="currency" office:currency="EUR" office:value="109100" calcext:value-type="currency">
            <text:p>109,100 €</text:p>
          </table:table-cell>
          <table:table-cell table:style-name="ce31" table:formula="of:=SUM([.Y17:.AD17])" office:value-type="currency" office:currency="EUR" office:value="15174600" calcext:value-type="currency">
            <text:p>15,174,600 €</text:p>
          </table:table-cell>
          <table:table-cell table:style-name="ce30" table:formula="of:=[.X17]-[.AE17]" office:value-type="currency" office:currency="EUR" office:value="-14299200" calcext:value-type="currency">
            <text:p>-14,299,2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number-columns-repeated="991"/>
        </table:table-row>
        <table:table-row table:style-name="ro2">
          <table:table-cell table:number-columns-repeated="17"/>
          <table:table-cell table:style-name="ce4" office:value-type="string" calcext:value-type="string">
            <text:p>09 42</text:p>
          </table:table-cell>
          <table:table-cell table:style-name="ce4" office:value-type="string" calcext:value-type="string">
            <text:p>Nationalpark Unteres Odertal</text:p>
          </table:table-cell>
          <table:table-cell table:style-name="ce67" table:content-validation-name="val10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50100" calcext:value-type="currency">
            <text:p>50,100 €</text:p>
          </table:table-cell>
          <table:table-cell table:style-name="ce67" office:value-type="currency" office:currency="EUR" office:value="96600" calcext:value-type="currency">
            <text:p>96,6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95" table:formula="of:=SUM([.T18];[.W18];[.U18];[.V18])" office:value-type="currency" office:currency="EUR" office:value="146700" calcext:value-type="currency">
            <text:p>146,700 €</text:p>
          </table:table-cell>
          <table:table-cell table:style-name="ce67" office:value-type="currency" office:currency="EUR" office:value="1257100" calcext:value-type="currency">
            <text:p>1,257,100 €</text:p>
          </table:table-cell>
          <table:table-cell table:style-name="ce67" office:value-type="currency" office:currency="EUR" office:value="1746900" calcext:value-type="currency">
            <text:p>1,746,900 €</text:p>
          </table:table-cell>
          <table:table-cell table:style-name="ce67" office:value-type="currency" office:currency="EUR" office:value="236600" calcext:value-type="currency">
            <text:p>236,600 €</text:p>
          </table:table-cell>
          <table:table-cell table:style-name="ce67" office:value-type="currency" office:currency="EUR" office:value="445900" calcext:value-type="currency">
            <text:p>445,900 €</text:p>
          </table:table-cell>
          <table:table-cell table:style-name="ce67" office:value-type="currency" office:currency="EUR" office:value="2046400" calcext:value-type="currency">
            <text:p>2,046,4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31" table:formula="of:=SUM([.Y18:.AD18])" office:value-type="currency" office:currency="EUR" office:value="5732900" calcext:value-type="currency">
            <text:p>5,732,900 €</text:p>
          </table:table-cell>
          <table:table-cell table:style-name="ce30" table:formula="of:=[.X18]-[.AE18]" office:value-type="currency" office:currency="EUR" office:value="-5586200" calcext:value-type="currency">
            <text:p>-5,586,200 €</text:p>
          </table:table-cell>
          <table:table-cell table:style-name="ce67" office:value-type="currency" office:currency="EUR" office:value="1104800" calcext:value-type="currency">
            <text:p>1,104,800 €</text:p>
          </table:table-cell>
          <table:table-cell table:number-columns-repeated="991"/>
        </table:table-row>
        <table:table-row table:style-name="ro2">
          <table:table-cell table:number-columns-repeated="17"/>
          <table:table-cell table:style-name="ce4" office:value-type="string" calcext:value-type="string">
            <text:p>09 43</text:p>
          </table:table-cell>
          <table:table-cell table:style-name="ce4" office:value-type="string" calcext:value-type="string">
            <text:p>Nationalpark Harz</text:p>
          </table:table-cell>
          <table:table-cell table:style-name="ce67" table:content-validation-name="val10" office:value-type="currency" office:currency="EUR" office:value="0" calcext:value-type="currency">
            <text:p>0 €</text:p>
          </table:table-cell>
          <table:table-cell table:style-name="ce69" office:value-type="currency" office:currency="EUR" office:value="433500" calcext:value-type="currency">
            <text:p>433,500 €</text:p>
          </table:table-cell>
          <table:table-cell table:style-name="ce69" office:value-type="currency" office:currency="EUR" office:value="2882400" calcext:value-type="currency">
            <text:p>2,882,400 €</text:p>
          </table:table-cell>
          <table:table-cell table:style-name="ce69" office:value-type="currency" office:currency="EUR" office:value="239500" calcext:value-type="currency">
            <text:p>239,500 €</text:p>
          </table:table-cell>
          <table:table-cell table:style-name="ce95" table:formula="of:=SUM([.T19];[.W19];[.U19];[.V19])" office:value-type="currency" office:currency="EUR" office:value="3555400" calcext:value-type="currency">
            <text:p>3,555,400 €</text:p>
          </table:table-cell>
          <table:table-cell table:style-name="ce69" office:value-type="currency" office:currency="EUR" office:value="3862900" calcext:value-type="currency">
            <text:p>3,862,900 €</text:p>
          </table:table-cell>
          <table:table-cell table:style-name="ce69" office:value-type="currency" office:currency="EUR" office:value="4210400" calcext:value-type="currency">
            <text:p>4,210,400 €</text:p>
          </table:table-cell>
          <table:table-cell table:style-name="ce69" office:value-type="currency" office:currency="EUR" office:value="327300" calcext:value-type="currency">
            <text:p>327,300 €</text:p>
          </table:table-cell>
          <table:table-cell table:style-name="ce69" office:value-type="currency" office:currency="EUR" office:value="304000" calcext:value-type="currency">
            <text:p>304,000 €</text:p>
          </table:table-cell>
          <table:table-cell table:style-name="ce69" office:value-type="currency" office:currency="EUR" office:value="226000" calcext:value-type="currency">
            <text:p>226,000 €</text:p>
          </table:table-cell>
          <table:table-cell table:style-name="ce69" office:value-type="currency" office:currency="EUR" office:value="71400" calcext:value-type="currency">
            <text:p>71,400 €</text:p>
          </table:table-cell>
          <table:table-cell table:style-name="ce31" table:formula="of:=SUM([.Y19:.AD19])" office:value-type="currency" office:currency="EUR" office:value="9002000" calcext:value-type="currency">
            <text:p>9,002,000 €</text:p>
          </table:table-cell>
          <table:table-cell table:style-name="ce30" table:formula="of:=[.X19]-[.AE19]" office:value-type="currency" office:currency="EUR" office:value="-5446600" calcext:value-type="currency">
            <text:p>-5,446,600 €</text:p>
          </table:table-cell>
          <table:table-cell table:style-name="ce71" office:value-type="currency" office:currency="EUR" office:value="0" calcext:value-type="currency">
            <text:p>0 €</text:p>
          </table:table-cell>
          <table:table-cell table:number-columns-repeated="991"/>
        </table:table-row>
        <table:table-row table:style-name="ro2">
          <table:table-cell table:number-columns-repeated="17"/>
          <table:table-cell table:style-name="ce4" office:value-type="string" calcext:value-type="string">
            <text:p>Summe 2026</text:p>
          </table:table-cell>
          <table:table-cell table:style-name="ce4"/>
          <table:table-cell table:style-name="ce67" table:content-validation-name="val10" table:formula="of:=SUM([.T2:.T19])" office:value-type="currency" office:currency="EUR" office:value="94580000" calcext:value-type="currency">
            <text:p>94,580,000 €</text:p>
          </table:table-cell>
          <table:table-cell table:style-name="ce67" table:formula="of:=SUM([.U2:.U19])" office:value-type="currency" office:currency="EUR" office:value="203665400" calcext:value-type="currency">
            <text:p>203,665,400 €</text:p>
          </table:table-cell>
          <table:table-cell table:style-name="ce67" table:formula="of:=SUM([.V2:.V19])" office:value-type="currency" office:currency="EUR" office:value="68896000" calcext:value-type="currency">
            <text:p>68,896,000 €</text:p>
          </table:table-cell>
          <table:table-cell table:style-name="ce67" table:formula="of:=SUM([.W2:.W19])" office:value-type="currency" office:currency="EUR" office:value="56034400" calcext:value-type="currency">
            <text:p>56,034,400 €</text:p>
          </table:table-cell>
          <table:table-cell table:style-name="ce67" table:formula="of:=SUM([.X2:.X19])" office:value-type="currency" office:currency="EUR" office:value="423175800" calcext:value-type="currency">
            <text:p>423,175,800 €</text:p>
          </table:table-cell>
          <table:table-cell table:style-name="ce67" table:formula="of:=SUM([.Y2:.Y19])" office:value-type="currency" office:currency="EUR" office:value="398519200" calcext:value-type="currency">
            <text:p>398,519,200 €</text:p>
          </table:table-cell>
          <table:table-cell table:style-name="ce67" table:formula="of:=SUM([.Z2:.Z19])" office:value-type="currency" office:currency="EUR" office:value="299482300" calcext:value-type="currency">
            <text:p>299,482,300 €</text:p>
          </table:table-cell>
          <table:table-cell table:style-name="ce67" table:formula="of:=SUM([.AA2:.AA19])" office:value-type="currency" office:currency="EUR" office:value="485015300" calcext:value-type="currency">
            <text:p>485,015,300 €</text:p>
          </table:table-cell>
          <table:table-cell table:style-name="ce67" table:formula="of:=SUM([.AB2:.AB19])" office:value-type="currency" office:currency="EUR" office:value="44767400" calcext:value-type="currency">
            <text:p>44,767,400 €</text:p>
          </table:table-cell>
          <table:table-cell table:style-name="ce67" table:formula="of:=SUM([.AC2:.AC19])" office:value-type="currency" office:currency="EUR" office:value="1844543600" calcext:value-type="currency">
            <text:p>1,844,543,600 €</text:p>
          </table:table-cell>
          <table:table-cell table:style-name="ce67" table:formula="of:=SUM([.AD2:.AD19])" office:value-type="currency" office:currency="EUR" office:value="2601400" calcext:value-type="currency">
            <text:p>2,601,400 €</text:p>
          </table:table-cell>
          <table:table-cell table:style-name="ce67" table:formula="of:=SUM([.AE2:.AE19])" office:value-type="currency" office:currency="EUR" office:value="3074929200" calcext:value-type="currency">
            <text:p>3,074,929,200 €</text:p>
          </table:table-cell>
          <table:table-cell table:style-name="ce67" table:formula="of:=SUM([.AF2:.AF19])" office:value-type="currency" office:currency="EUR" office:value="-2651753400" calcext:value-type="currency">
            <text:p>-2,651,753,400 €</text:p>
          </table:table-cell>
          <table:table-cell table:style-name="ce67" table:formula="of:=SUM([.AG2:.AG19])" office:value-type="currency" office:currency="EUR" office:value="3347978000" calcext:value-type="currency">
            <text:p>3,347,978,000 €</text:p>
          </table:table-cell>
          <table:table-cell table:number-columns-repeated="991"/>
        </table:table-row>
        <table:table-row table:style-name="ro4" table:number-rows-repeated="2">
          <table:table-cell table:number-columns-repeated="1024"/>
        </table:table-row>
        <table:table-row table:style-name="ro3">
          <table:table-cell table:number-columns-repeated="17"/>
          <table:table-cell table:style-name="ce4" table:number-columns-repeated="2"/>
          <table:table-cell table:number-columns-repeated="1005"/>
        </table:table-row>
        <table:table-row table:style-name="ro4" table:number-rows-repeated="104855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Einzelplan 10" table:style-name="ta11">
        <table:table-column table:style-name="co4" table:default-cell-style-name="Default"/>
        <table:table-column table:style-name="co5" table:default-cell-style-name="Default"/>
        <table:table-column table:style-name="co3" table:number-columns-repeated="14" table:default-cell-style-name="Default"/>
        <table:table-column table:style-name="co1" table:default-cell-style-name="Default"/>
        <table:table-column table:style-name="co4" table:default-cell-style-name="Default"/>
        <table:table-column table:style-name="co6" table:default-cell-style-name="Default"/>
        <table:table-column table:style-name="co3" table:number-columns-repeated="14" table:default-cell-style-name="Default"/>
        <table:table-column table:style-name="co1" table:number-columns-repeated="991" table:default-cell-style-name="Default"/>
        <table:table-row table:style-name="ro2">
          <table:table-cell table:style-name="ce64" office:value-type="string" calcext:value-type="string">
            <text:p>Kapitel</text:p>
          </table:table-cell>
          <table:table-cell table:style-name="ce64" office:value-type="string" calcext:value-type="string">
            <text:p>Bezeichnung</text:p>
          </table:table-cell>
          <table:table-cell table:style-name="ce64" office:value-type="string" calcext:value-type="string">
            <text:p>0 Einnahmen aus Steuern und steuerähnlichen Abgaben</text:p>
          </table:table-cell>
          <table:table-cell table:style-name="ce64" office:value-type="string" calcext:value-type="string">
            <text:p>1 Verwaltungseinnahmen, Einnahmen aus Schuldendienst und dgl.</text:p>
          </table:table-cell>
          <table:table-cell table:style-name="ce64" office:value-type="string" calcext:value-type="string">
            <text:p>2 Einnahmen aus Zuweisungen und Zuschüssen mit Ausnahme für Investitionen</text:p>
          </table:table-cell>
          <table:table-cell table:style-name="ce64" office:value-type="string" calcext:value-type="string">
            <text:p>3 Einnahmen aus Schuldenaufnahmen, aus Zuweisungen und Zuschüssen für Investitionen, besondere Finanzierungseinnahmen</text:p>
          </table:table-cell>
          <table:table-cell table:style-name="ce64" office:value-type="string" calcext:value-type="string">
            <text:p>Summe Einnahmen</text:p>
          </table:table-cell>
          <table:table-cell table:style-name="ce64" office:value-type="string" calcext:value-type="string">
            <text:p>4 Personalausgaben</text:p>
          </table:table-cell>
          <table:table-cell table:style-name="ce64" office:value-type="string" calcext:value-type="string">
            <text:p>5 Sächliche Verwaltungsausgaben usw., Ausgaben für den Schuldendienst</text:p>
          </table:table-cell>
          <table:table-cell table:style-name="ce64" office:value-type="string" calcext:value-type="string">
            <text:p>6 Ausgaben für Zuweisungen und Zuschüsse mit Ausnahme für Investitionen</text:p>
          </table:table-cell>
          <table:table-cell table:style-name="ce64" office:value-type="string" calcext:value-type="string">
            <text:p>7 Baumaßnahmen</text:p>
          </table:table-cell>
          <table:table-cell table:style-name="ce64" office:value-type="string" calcext:value-type="string">
            <text:p>8 Sonstige Ausgaben für Investitionen und Investitionsförderungsmaßnahmen</text:p>
          </table:table-cell>
          <table:table-cell table:style-name="ce64" office:value-type="string" calcext:value-type="string">
            <text:p>9 Besondere Finanzierungsausgaben</text:p>
          </table:table-cell>
          <table:table-cell table:style-name="ce64" office:value-type="string" calcext:value-type="string">
            <text:p>Summe Ausgaben</text:p>
          </table:table-cell>
          <table:table-cell table:style-name="ce64" office:value-type="string" calcext:value-type="string">
            <text:p>"+ Überschuss - Zuschuss"</text:p>
          </table:table-cell>
          <table:table-cell table:style-name="ce64" office:value-type="string" calcext:value-type="string">
            <text:p>Verpflichtungsermächtigungen</text:p>
          </table:table-cell>
          <table:table-cell table:style-name="ce4"/>
          <table:table-cell table:style-name="ce64" office:value-type="string" calcext:value-type="string">
            <text:p>Kapitel</text:p>
          </table:table-cell>
          <table:table-cell table:style-name="ce64" office:value-type="string" calcext:value-type="string">
            <text:p>Bezeichnung</text:p>
          </table:table-cell>
          <table:table-cell table:style-name="ce64" office:value-type="string" calcext:value-type="string">
            <text:p>0 Einnahmen aus Steuern und steuerähnlichen Abgaben</text:p>
          </table:table-cell>
          <table:table-cell table:style-name="ce64" office:value-type="string" calcext:value-type="string">
            <text:p>1 Verwaltungseinnahmen, Einnahmen aus Schuldendienst und dgl.</text:p>
          </table:table-cell>
          <table:table-cell table:style-name="ce64" office:value-type="string" calcext:value-type="string">
            <text:p>2 Einnahmen aus Zuweisungen und Zuschüssen mit Ausnahme für Investitionen</text:p>
          </table:table-cell>
          <table:table-cell table:style-name="ce64" office:value-type="string" calcext:value-type="string">
            <text:p>3 Einnahmen aus Schuldenaufnahmen, aus Zuweisungen und Zuschüssen für Investitionen, besondere Finanzierungseinnahmen</text:p>
          </table:table-cell>
          <table:table-cell table:style-name="ce64" office:value-type="string" calcext:value-type="string">
            <text:p>Summe Einnahmen</text:p>
          </table:table-cell>
          <table:table-cell table:style-name="ce64" office:value-type="string" calcext:value-type="string">
            <text:p>4 Personalausgaben</text:p>
          </table:table-cell>
          <table:table-cell table:style-name="ce64" office:value-type="string" calcext:value-type="string">
            <text:p>5 Sächliche Verwaltungsausgaben usw., Ausgaben für den Schuldendienst</text:p>
          </table:table-cell>
          <table:table-cell table:style-name="ce64" office:value-type="string" calcext:value-type="string">
            <text:p>6 Ausgaben für Zuweisungen und Zuschüsse mit Ausnahme für Investitionen</text:p>
          </table:table-cell>
          <table:table-cell table:style-name="ce64" office:value-type="string" calcext:value-type="string">
            <text:p>7 Baumaßnahmen</text:p>
          </table:table-cell>
          <table:table-cell table:style-name="ce64" office:value-type="string" calcext:value-type="string">
            <text:p>8 Sonstige Ausgaben für Investitionen und Investitionsförderungsmaßnahmen</text:p>
          </table:table-cell>
          <table:table-cell table:style-name="ce64" office:value-type="string" calcext:value-type="string">
            <text:p>9 Besondere Finanzierungsausgaben</text:p>
          </table:table-cell>
          <table:table-cell table:style-name="ce64" office:value-type="string" calcext:value-type="string">
            <text:p>Summe Ausgaben</text:p>
          </table:table-cell>
          <table:table-cell table:style-name="ce64" office:value-type="string" calcext:value-type="string">
            <text:p>"+ Überschuss - Zuschuss"</text:p>
          </table:table-cell>
          <table:table-cell table:style-name="ce64" office:value-type="string" calcext:value-type="string">
            <text:p>Verpflichtungsermächtigungen</text:p>
          </table:table-cell>
          <table:table-cell table:number-columns-repeated="991"/>
        </table:table-row>
        <table:table-row table:style-name="ro2">
          <table:table-cell table:style-name="ce4" office:value-type="string" calcext:value-type="string">
            <text:p>10 01</text:p>
          </table:table-cell>
          <table:table-cell table:style-name="ce4" office:value-type="string" calcext:value-type="string">
            <text:p>Ministerium</text:p>
          </table:table-cell>
          <table:table-cell table:style-name="ce67" table:content-validation-name="val11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525300" calcext:value-type="currency">
            <text:p>525,300 €</text:p>
          </table:table-cell>
          <table:table-cell table:style-name="ce67" office:value-type="currency" office:currency="EUR" office:value="2745900" calcext:value-type="currency">
            <text:p>2,745,9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95" table:formula="of:=SUM([.C2];[.F2];[.D2];[.E2])" office:value-type="currency" office:currency="EUR" office:value="3271200" calcext:value-type="currency">
            <text:p>3,271,200 €</text:p>
          </table:table-cell>
          <table:table-cell table:style-name="ce67" office:value-type="currency" office:currency="EUR" office:value="30546300" calcext:value-type="currency">
            <text:p>30,546,300 €</text:p>
          </table:table-cell>
          <table:table-cell table:style-name="ce67" office:value-type="currency" office:currency="EUR" office:value="3565200" calcext:value-type="currency">
            <text:p>3,565,200 €</text:p>
          </table:table-cell>
          <table:table-cell table:style-name="ce67" office:value-type="currency" office:currency="EUR" office:value="3922400" calcext:value-type="currency">
            <text:p>3,922,4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665500" calcext:value-type="currency">
            <text:p>665,5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31" table:formula="of:=SUM([.H2:.M2])" office:value-type="currency" office:currency="EUR" office:value="38699400" calcext:value-type="currency">
            <text:p>38,699,400 €</text:p>
          </table:table-cell>
          <table:table-cell table:style-name="ce30" table:formula="of:=[.G2]-[.N2]" office:value-type="currency" office:currency="EUR" office:value="-35428200" calcext:value-type="currency">
            <text:p>-35,428,200 €</text:p>
          </table:table-cell>
          <table:table-cell table:style-name="ce67" office:value-type="currency" office:currency="EUR" office:value="790000" calcext:value-type="currency">
            <text:p>790,000 €</text:p>
          </table:table-cell>
          <table:table-cell table:style-name="ce4"/>
          <table:table-cell table:style-name="ce4" office:value-type="string" calcext:value-type="string">
            <text:p>10 01</text:p>
          </table:table-cell>
          <table:table-cell table:style-name="ce4" office:value-type="string" calcext:value-type="string">
            <text:p>Ministerium</text:p>
          </table:table-cell>
          <table:table-cell table:style-name="ce67" table:content-validation-name="val11" office:value-type="currency" office:currency="EUR" office:value="0" calcext:value-type="currency">
            <text:p>0 €</text:p>
          </table:table-cell>
          <table:table-cell table:style-name="ce69" office:value-type="currency" office:currency="EUR" office:value="445800" calcext:value-type="currency">
            <text:p>445,800 €</text:p>
          </table:table-cell>
          <table:table-cell table:style-name="ce69" office:value-type="currency" office:currency="EUR" office:value="3173800" calcext:value-type="currency">
            <text:p>3,173,800 €</text:p>
          </table:table-cell>
          <table:table-cell table:style-name="ce69" office:value-type="currency" office:currency="EUR" office:value="0" calcext:value-type="currency">
            <text:p>0 €</text:p>
          </table:table-cell>
          <table:table-cell table:style-name="ce95" table:formula="of:=SUM([.T2];[.W2];[.U2];[.V2])" office:value-type="currency" office:currency="EUR" office:value="3619600" calcext:value-type="currency">
            <text:p>3,619,600 €</text:p>
          </table:table-cell>
          <table:table-cell table:style-name="ce69" office:value-type="currency" office:currency="EUR" office:value="31802100" calcext:value-type="currency">
            <text:p>31,802,100 €</text:p>
          </table:table-cell>
          <table:table-cell table:style-name="ce69" office:value-type="currency" office:currency="EUR" office:value="3718000" calcext:value-type="currency">
            <text:p>3,718,000 €</text:p>
          </table:table-cell>
          <table:table-cell table:style-name="ce69" office:value-type="currency" office:currency="EUR" office:value="4083300" calcext:value-type="currency">
            <text:p>4,083,300 €</text:p>
          </table:table-cell>
          <table:table-cell table:style-name="ce69" office:value-type="currency" office:currency="EUR" office:value="0" calcext:value-type="currency">
            <text:p>0 €</text:p>
          </table:table-cell>
          <table:table-cell table:style-name="ce69" office:value-type="currency" office:currency="EUR" office:value="665500" calcext:value-type="currency">
            <text:p>665,500 €</text:p>
          </table:table-cell>
          <table:table-cell table:style-name="ce69" office:value-type="currency" office:currency="EUR" office:value="0" calcext:value-type="currency">
            <text:p>0 €</text:p>
          </table:table-cell>
          <table:table-cell table:style-name="ce31" table:formula="of:=SUM([.Y2:.AD2])" office:value-type="currency" office:currency="EUR" office:value="40268900" calcext:value-type="currency">
            <text:p>40,268,900 €</text:p>
          </table:table-cell>
          <table:table-cell table:style-name="ce30" table:formula="of:=[.X2]-[.AE2]" office:value-type="currency" office:currency="EUR" office:value="-36649300" calcext:value-type="currency">
            <text:p>-36,649,300 €</text:p>
          </table:table-cell>
          <table:table-cell table:style-name="ce71" office:value-type="currency" office:currency="EUR" office:value="790000" calcext:value-type="currency">
            <text:p>790,000 €</text:p>
          </table:table-cell>
          <table:table-cell table:number-columns-repeated="991"/>
        </table:table-row>
        <table:table-row table:style-name="ro2">
          <table:table-cell table:style-name="ce41" office:value-type="string" calcext:value-type="string">
            <text:p>10 02</text:p>
          </table:table-cell>
          <table:table-cell table:style-name="ce4" office:value-type="string" calcext:value-type="string">
            <text:p>Allgemeine Bewilligungen</text:p>
          </table:table-cell>
          <table:table-cell table:style-name="ce67" table:content-validation-name="val11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419000" calcext:value-type="currency">
            <text:p>419,0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70384800" calcext:value-type="currency">
            <text:p>70,384,800 €</text:p>
          </table:table-cell>
          <table:table-cell table:style-name="ce95" table:formula="of:=SUM([.C3];[.F3];[.D3];[.E3])" office:value-type="currency" office:currency="EUR" office:value="70803800" calcext:value-type="currency">
            <text:p>70,803,800 €</text:p>
          </table:table-cell>
          <table:table-cell table:style-name="ce67" office:value-type="currency" office:currency="EUR" office:value="-4173500" calcext:value-type="currency">
            <text:p>-4,173,500 €</text:p>
          </table:table-cell>
          <table:table-cell table:style-name="ce67" office:value-type="currency" office:currency="EUR" office:value="27640800" calcext:value-type="currency">
            <text:p>27,640,800 €</text:p>
          </table:table-cell>
          <table:table-cell table:style-name="ce67" office:value-type="currency" office:currency="EUR" office:value="12951400" calcext:value-type="currency">
            <text:p>12,951,4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79495900" calcext:value-type="currency">
            <text:p>79,495,900 €</text:p>
          </table:table-cell>
          <table:table-cell table:style-name="ce67" office:value-type="currency" office:currency="EUR" office:value="-4679600" calcext:value-type="currency">
            <text:p>-4,679,600 €</text:p>
          </table:table-cell>
          <table:table-cell table:style-name="ce31" table:formula="of:=SUM([.H3:.M3])" office:value-type="currency" office:currency="EUR" office:value="111235000" calcext:value-type="currency">
            <text:p>111,235,000 €</text:p>
          </table:table-cell>
          <table:table-cell table:style-name="ce30" table:formula="of:=[.G3]-[.N3]" office:value-type="currency" office:currency="EUR" office:value="-40431200" calcext:value-type="currency">
            <text:p>-40,431,200 €</text:p>
          </table:table-cell>
          <table:table-cell table:style-name="ce67" office:value-type="currency" office:currency="EUR" office:value="164257000" calcext:value-type="currency">
            <text:p>164,257,000 €</text:p>
          </table:table-cell>
          <table:table-cell table:style-name="ce4"/>
          <table:table-cell table:style-name="ce41" office:value-type="string" calcext:value-type="string">
            <text:p>10 02</text:p>
          </table:table-cell>
          <table:table-cell table:style-name="ce4" office:value-type="string" calcext:value-type="string">
            <text:p>Allgemeine Bewilligungen</text:p>
          </table:table-cell>
          <table:table-cell table:style-name="ce67" table:content-validation-name="val11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422500" calcext:value-type="currency">
            <text:p>422,500 €</text:p>
          </table:table-cell>
          <table:table-cell table:style-name="ce67" office:value-type="currency" office:currency="EUR" office:value="3600" calcext:value-type="currency">
            <text:p>3,600 €</text:p>
          </table:table-cell>
          <table:table-cell table:style-name="ce67" office:value-type="currency" office:currency="EUR" office:value="47330000" calcext:value-type="currency">
            <text:p>47,330,000 €</text:p>
          </table:table-cell>
          <table:table-cell table:style-name="ce95" table:formula="of:=SUM([.T3];[.W3];[.U3];[.V3])" office:value-type="currency" office:currency="EUR" office:value="47756100" calcext:value-type="currency">
            <text:p>47,756,100 €</text:p>
          </table:table-cell>
          <table:table-cell table:style-name="ce67" office:value-type="currency" office:currency="EUR" office:value="-5842200" calcext:value-type="currency">
            <text:p>-5,842,200 €</text:p>
          </table:table-cell>
          <table:table-cell table:style-name="ce67" office:value-type="currency" office:currency="EUR" office:value="29220400" calcext:value-type="currency">
            <text:p>29,220,400 €</text:p>
          </table:table-cell>
          <table:table-cell table:style-name="ce67" office:value-type="currency" office:currency="EUR" office:value="16132600" calcext:value-type="currency">
            <text:p>16,132,6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69471000" calcext:value-type="currency">
            <text:p>69,471,000 €</text:p>
          </table:table-cell>
          <table:table-cell table:style-name="ce67" office:value-type="currency" office:currency="EUR" office:value="-4580400" calcext:value-type="currency">
            <text:p>-4,580,400 €</text:p>
          </table:table-cell>
          <table:table-cell table:style-name="ce31" table:formula="of:=SUM([.Y3:.AD3])" office:value-type="currency" office:currency="EUR" office:value="104401400" calcext:value-type="currency">
            <text:p>104,401,400 €</text:p>
          </table:table-cell>
          <table:table-cell table:style-name="ce30" table:formula="of:=[.X3]-[.AE3]" office:value-type="currency" office:currency="EUR" office:value="-56645300" calcext:value-type="currency">
            <text:p>-56,645,300 €</text:p>
          </table:table-cell>
          <table:table-cell table:style-name="ce67" office:value-type="currency" office:currency="EUR" office:value="98617000" calcext:value-type="currency">
            <text:p>98,617,000 €</text:p>
          </table:table-cell>
          <table:table-cell table:number-columns-repeated="991"/>
        </table:table-row>
        <table:table-row table:style-name="ro2">
          <table:table-cell table:style-name="ce41" office:value-type="string" calcext:value-type="string">
            <text:p>10 03</text:p>
          </table:table-cell>
          <table:table-cell table:style-name="ce4" office:value-type="string" calcext:value-type="string">
            <text:p>Zuweisungen des Bundes gemäß Regionalisierungsgesetz</text:p>
          </table:table-cell>
          <table:table-cell table:style-name="ce67" table:content-validation-name="val11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1555402400" calcext:value-type="currency">
            <text:p>1,555,402,400 €</text:p>
          </table:table-cell>
          <table:table-cell table:style-name="ce67" office:value-type="currency" office:currency="EUR" office:value="206128000" calcext:value-type="currency">
            <text:p>206,128,000 €</text:p>
          </table:table-cell>
          <table:table-cell table:style-name="ce95" table:formula="of:=SUM([.C4];[.F4];[.D4];[.E4])" office:value-type="currency" office:currency="EUR" office:value="1761530400" calcext:value-type="currency">
            <text:p>1,761,530,400 €</text:p>
          </table:table-cell>
          <table:table-cell table:number-columns-repeated="6" table:style-name="ce67" office:value-type="currency" office:currency="EUR" office:value="0" calcext:value-type="currency">
            <text:p>0 €</text:p>
          </table:table-cell>
          <table:table-cell table:style-name="ce31" table:formula="of:=SUM([.H4:.M4])" office:value-type="currency" office:currency="EUR" office:value="0" calcext:value-type="currency">
            <text:p>0 €</text:p>
          </table:table-cell>
          <table:table-cell table:style-name="ce30" table:formula="of:=[.G4]-[.N4]" office:value-type="currency" office:currency="EUR" office:value="1761530400" calcext:value-type="currency">
            <text:p>1,761,530,400 €</text:p>
          </table:table-cell>
          <table:table-cell table:style-name="ce67" office:value-type="currency" office:currency="EUR" office:value="2389366600" calcext:value-type="currency">
            <text:p>2,389,366,600 €</text:p>
          </table:table-cell>
          <table:table-cell table:style-name="ce4"/>
          <table:table-cell table:style-name="ce41" office:value-type="string" calcext:value-type="string">
            <text:p>10 03</text:p>
          </table:table-cell>
          <table:table-cell table:style-name="ce4" office:value-type="string" calcext:value-type="string">
            <text:p>Zuweisungen des Bundes gemäß Regionalisierungsgesetz</text:p>
          </table:table-cell>
          <table:table-cell table:style-name="ce67" table:content-validation-name="val11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1559013100" calcext:value-type="currency">
            <text:p>1,559,013,100 €</text:p>
          </table:table-cell>
          <table:table-cell table:style-name="ce67" office:value-type="currency" office:currency="EUR" office:value="170747700" calcext:value-type="currency">
            <text:p>170,747,700 €</text:p>
          </table:table-cell>
          <table:table-cell table:style-name="ce95" table:formula="of:=SUM([.T4];[.W4];[.U4];[.V4])" office:value-type="currency" office:currency="EUR" office:value="1729760800" calcext:value-type="currency">
            <text:p>1,729,760,800 €</text:p>
          </table:table-cell>
          <table:table-cell table:number-columns-repeated="6" table:style-name="ce67" office:value-type="currency" office:currency="EUR" office:value="0" calcext:value-type="currency">
            <text:p>0 €</text:p>
          </table:table-cell>
          <table:table-cell table:style-name="ce31" table:formula="of:=SUM([.Y4:.AD4])" office:value-type="currency" office:currency="EUR" office:value="0" calcext:value-type="currency">
            <text:p>0 €</text:p>
          </table:table-cell>
          <table:table-cell table:style-name="ce30" table:formula="of:=[.X4]-[.AE4]" office:value-type="currency" office:currency="EUR" office:value="1729760800" calcext:value-type="currency">
            <text:p>1,729,760,800 €</text:p>
          </table:table-cell>
          <table:table-cell table:style-name="ce67" office:value-type="currency" office:currency="EUR" office:value="5903072400" calcext:value-type="currency">
            <text:p>5,903,072,400 €</text:p>
          </table:table-cell>
          <table:table-cell table:number-columns-repeated="991"/>
        </table:table-row>
        <table:table-row table:style-name="ro2">
          <table:table-cell table:style-name="ce4" office:value-type="string" calcext:value-type="string">
            <text:p>10 04</text:p>
          </table:table-cell>
          <table:table-cell table:style-name="ce4" office:value-type="string" calcext:value-type="string">
            <text:p>Aufbauhilfen zur Beseitigung der Starkregen- und Hochwasserschäden Juli 2021</text:p>
          </table:table-cell>
          <table:table-cell table:style-name="ce67" table:content-validation-name="val11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630000" calcext:value-type="currency">
            <text:p>630,000 €</text:p>
          </table:table-cell>
          <table:table-cell table:style-name="ce67" office:value-type="currency" office:currency="EUR" office:value="34764000" calcext:value-type="currency">
            <text:p>34,764,000 €</text:p>
          </table:table-cell>
          <table:table-cell table:style-name="ce95" table:formula="of:=SUM([.C5];[.F5];[.D5];[.E5])" office:value-type="currency" office:currency="EUR" office:value="35394000" calcext:value-type="currency">
            <text:p>35,394,0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415000" calcext:value-type="currency">
            <text:p>415,000 €</text:p>
          </table:table-cell>
          <table:table-cell table:style-name="ce67" office:value-type="currency" office:currency="EUR" office:value="630000" calcext:value-type="currency">
            <text:p>630,000 €</text:p>
          </table:table-cell>
          <table:table-cell table:style-name="ce67" office:value-type="currency" office:currency="EUR" office:value="20000" calcext:value-type="currency">
            <text:p>20,000 €</text:p>
          </table:table-cell>
          <table:table-cell table:style-name="ce67" office:value-type="currency" office:currency="EUR" office:value="34949000" calcext:value-type="currency">
            <text:p>34,949,0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31" table:formula="of:=SUM([.H5:.M5])" office:value-type="currency" office:currency="EUR" office:value="36014000" calcext:value-type="currency">
            <text:p>36,014,000 €</text:p>
          </table:table-cell>
          <table:table-cell table:style-name="ce30" table:formula="of:=[.G5]-[.N5]" office:value-type="currency" office:currency="EUR" office:value="-620000" calcext:value-type="currency">
            <text:p>-620,000 €</text:p>
          </table:table-cell>
          <table:table-cell table:style-name="ce67" office:value-type="currency" office:currency="EUR" office:value="300000" calcext:value-type="currency">
            <text:p>300,000 €</text:p>
          </table:table-cell>
          <table:table-cell table:style-name="ce4"/>
          <table:table-cell table:style-name="ce4" office:value-type="string" calcext:value-type="string">
            <text:p>10 04</text:p>
          </table:table-cell>
          <table:table-cell table:style-name="ce4" office:value-type="string" calcext:value-type="string">
            <text:p>Aufbauhilfen zur Beseitigung der Starkregen- und Hochwasserschäden Juli 2021</text:p>
          </table:table-cell>
          <table:table-cell table:style-name="ce67" table:content-validation-name="val11" office:value-type="currency" office:currency="EUR" office:value="0" calcext:value-type="currency">
            <text:p>0 €</text:p>
          </table:table-cell>
          <table:table-cell table:style-name="ce69" office:value-type="currency" office:currency="EUR" office:value="0" calcext:value-type="currency">
            <text:p>0 €</text:p>
          </table:table-cell>
          <table:table-cell table:style-name="ce69" office:value-type="currency" office:currency="EUR" office:value="600000" calcext:value-type="currency">
            <text:p>600,000 €</text:p>
          </table:table-cell>
          <table:table-cell table:style-name="ce69" office:value-type="currency" office:currency="EUR" office:value="33017000" calcext:value-type="currency">
            <text:p>33,017,000 €</text:p>
          </table:table-cell>
          <table:table-cell table:style-name="ce95" table:formula="of:=SUM([.T5];[.W5];[.U5];[.V5])" office:value-type="currency" office:currency="EUR" office:value="33617000" calcext:value-type="currency">
            <text:p>33,617,000 €</text:p>
          </table:table-cell>
          <table:table-cell table:style-name="ce69" office:value-type="currency" office:currency="EUR" office:value="0" calcext:value-type="currency">
            <text:p>0 €</text:p>
          </table:table-cell>
          <table:table-cell table:style-name="ce69" office:value-type="currency" office:currency="EUR" office:value="415000" calcext:value-type="currency">
            <text:p>415,000 €</text:p>
          </table:table-cell>
          <table:table-cell table:style-name="ce69" office:value-type="currency" office:currency="EUR" office:value="600000" calcext:value-type="currency">
            <text:p>600,000 €</text:p>
          </table:table-cell>
          <table:table-cell table:style-name="ce69" office:value-type="currency" office:currency="EUR" office:value="42000" calcext:value-type="currency">
            <text:p>42,000 €</text:p>
          </table:table-cell>
          <table:table-cell table:style-name="ce69" office:value-type="currency" office:currency="EUR" office:value="33570000" calcext:value-type="currency">
            <text:p>33,570,000 €</text:p>
          </table:table-cell>
          <table:table-cell table:style-name="ce69" office:value-type="currency" office:currency="EUR" office:value="0" calcext:value-type="currency">
            <text:p>0 €</text:p>
          </table:table-cell>
          <table:table-cell table:style-name="ce31" table:formula="of:=SUM([.Y5:.AD5])" office:value-type="currency" office:currency="EUR" office:value="34627000" calcext:value-type="currency">
            <text:p>34,627,000 €</text:p>
          </table:table-cell>
          <table:table-cell table:style-name="ce30" table:formula="of:=[.X5]-[.AE5]" office:value-type="currency" office:currency="EUR" office:value="-1010000" calcext:value-type="currency">
            <text:p>-1,010,000 €</text:p>
          </table:table-cell>
          <table:table-cell table:style-name="ce71" office:value-type="currency" office:currency="EUR" office:value="300000" calcext:value-type="currency">
            <text:p>300,000 €</text:p>
          </table:table-cell>
          <table:table-cell table:number-columns-repeated="991"/>
        </table:table-row>
        <table:table-row table:style-name="ro2">
          <table:table-cell table:style-name="ce41" office:value-type="string" calcext:value-type="string">
            <text:p>10 10</text:p>
          </table:table-cell>
          <table:table-cell table:style-name="ce4" office:value-type="string" calcext:value-type="string">
            <text:p>Straßen- und Brückenbau</text:p>
          </table:table-cell>
          <table:table-cell table:style-name="ce67" table:content-validation-name="val11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8853200" calcext:value-type="currency">
            <text:p>8,853,200 €</text:p>
          </table:table-cell>
          <table:table-cell table:style-name="ce67" office:value-type="currency" office:currency="EUR" office:value="94386500" calcext:value-type="currency">
            <text:p>94,386,500 €</text:p>
          </table:table-cell>
          <table:table-cell table:style-name="ce67" office:value-type="currency" office:currency="EUR" office:value="51660300" calcext:value-type="currency">
            <text:p>51,660,300 €</text:p>
          </table:table-cell>
          <table:table-cell table:style-name="ce95" table:formula="of:=SUM([.C6];[.F6];[.D6];[.E6])" office:value-type="currency" office:currency="EUR" office:value="154900000" calcext:value-type="currency">
            <text:p>154,900,000 €</text:p>
          </table:table-cell>
          <table:table-cell table:style-name="ce67" office:value-type="currency" office:currency="EUR" office:value="294586000" calcext:value-type="currency">
            <text:p>294,586,000 €</text:p>
          </table:table-cell>
          <table:table-cell table:style-name="ce67" office:value-type="currency" office:currency="EUR" office:value="258838400" calcext:value-type="currency">
            <text:p>258,838,400 €</text:p>
          </table:table-cell>
          <table:table-cell table:style-name="ce67" office:value-type="currency" office:currency="EUR" office:value="210932800" calcext:value-type="currency">
            <text:p>210,932,800 €</text:p>
          </table:table-cell>
          <table:table-cell table:style-name="ce67" office:value-type="currency" office:currency="EUR" office:value="391705400" calcext:value-type="currency">
            <text:p>391,705,400 €</text:p>
          </table:table-cell>
          <table:table-cell table:style-name="ce67" office:value-type="currency" office:currency="EUR" office:value="220214800" calcext:value-type="currency">
            <text:p>220,214,800 €</text:p>
          </table:table-cell>
          <table:table-cell table:style-name="ce67" office:value-type="currency" office:currency="EUR" office:value="221261400" calcext:value-type="currency">
            <text:p>221,261,400 €</text:p>
          </table:table-cell>
          <table:table-cell table:style-name="ce31" table:formula="of:=SUM([.H6:.M6])" office:value-type="currency" office:currency="EUR" office:value="1597538800" calcext:value-type="currency">
            <text:p>1,597,538,800 €</text:p>
          </table:table-cell>
          <table:table-cell table:style-name="ce30" table:formula="of:=[.G6]-[.N6]" office:value-type="currency" office:currency="EUR" office:value="-1442638800" calcext:value-type="currency">
            <text:p>-1,442,638,800 €</text:p>
          </table:table-cell>
          <table:table-cell table:style-name="ce67" office:value-type="currency" office:currency="EUR" office:value="893412100" calcext:value-type="currency">
            <text:p>893,412,100 €</text:p>
          </table:table-cell>
          <table:table-cell table:style-name="ce4"/>
          <table:table-cell table:style-name="ce41" office:value-type="string" calcext:value-type="string">
            <text:p>10 10</text:p>
          </table:table-cell>
          <table:table-cell table:style-name="ce4" office:value-type="string" calcext:value-type="string">
            <text:p>Straßen- und Brückenbau</text:p>
          </table:table-cell>
          <table:table-cell table:style-name="ce67" table:content-validation-name="val11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9060100" calcext:value-type="currency">
            <text:p>9,060,100 €</text:p>
          </table:table-cell>
          <table:table-cell table:style-name="ce67" office:value-type="currency" office:currency="EUR" office:value="92644900" calcext:value-type="currency">
            <text:p>92,644,900 €</text:p>
          </table:table-cell>
          <table:table-cell table:style-name="ce67" office:value-type="currency" office:currency="EUR" office:value="52267200" calcext:value-type="currency">
            <text:p>52,267,200 €</text:p>
          </table:table-cell>
          <table:table-cell table:style-name="ce95" table:formula="of:=SUM([.T6];[.W6];[.U6];[.V6])" office:value-type="currency" office:currency="EUR" office:value="153972200" calcext:value-type="currency">
            <text:p>153,972,200 €</text:p>
          </table:table-cell>
          <table:table-cell table:style-name="ce67" office:value-type="currency" office:currency="EUR" office:value="299616000" calcext:value-type="currency">
            <text:p>299,616,000 €</text:p>
          </table:table-cell>
          <table:table-cell table:style-name="ce67" office:value-type="currency" office:currency="EUR" office:value="285663700" calcext:value-type="currency">
            <text:p>285,663,700 €</text:p>
          </table:table-cell>
          <table:table-cell table:style-name="ce67" office:value-type="currency" office:currency="EUR" office:value="208688400" calcext:value-type="currency">
            <text:p>208,688,400 €</text:p>
          </table:table-cell>
          <table:table-cell table:style-name="ce67" office:value-type="currency" office:currency="EUR" office:value="379314600" calcext:value-type="currency">
            <text:p>379,314,600 €</text:p>
          </table:table-cell>
          <table:table-cell table:style-name="ce67" office:value-type="currency" office:currency="EUR" office:value="282437800" calcext:value-type="currency">
            <text:p>282,437,800 €</text:p>
          </table:table-cell>
          <table:table-cell table:style-name="ce67" office:value-type="currency" office:currency="EUR" office:value="12740100" calcext:value-type="currency">
            <text:p>12,740,100 €</text:p>
          </table:table-cell>
          <table:table-cell table:style-name="ce31" table:formula="of:=SUM([.Y6:.AD6])" office:value-type="currency" office:currency="EUR" office:value="1468460600" calcext:value-type="currency">
            <text:p>1,468,460,600 €</text:p>
          </table:table-cell>
          <table:table-cell table:style-name="ce30" table:formula="of:=[.X6]-[.AE6]" office:value-type="currency" office:currency="EUR" office:value="-1314488400" calcext:value-type="currency">
            <text:p>-1,314,488,400 €</text:p>
          </table:table-cell>
          <table:table-cell table:style-name="ce67" office:value-type="currency" office:currency="EUR" office:value="892618300" calcext:value-type="currency">
            <text:p>892,618,300 €</text:p>
          </table:table-cell>
          <table:table-cell table:number-columns-repeated="991"/>
        </table:table-row>
        <table:table-row table:style-name="ro2">
          <table:table-cell table:style-name="ce41" office:value-type="string" calcext:value-type="string">
            <text:p>10 11</text:p>
          </table:table-cell>
          <table:table-cell table:style-name="ce4" office:value-type="string" calcext:value-type="string">
            <text:p>Finanzierung des öffentlichen Personennahverkehrs</text:p>
          </table:table-cell>
          <table:table-cell table:style-name="ce67" table:content-validation-name="val11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5761200" calcext:value-type="currency">
            <text:p>5,761,200 €</text:p>
          </table:table-cell>
          <table:table-cell table:style-name="ce67" office:value-type="currency" office:currency="EUR" office:value="1312035300" calcext:value-type="currency">
            <text:p>1,312,035,300 €</text:p>
          </table:table-cell>
          <table:table-cell table:style-name="ce67" office:value-type="currency" office:currency="EUR" office:value="98197200" calcext:value-type="currency">
            <text:p>98,197,200 €</text:p>
          </table:table-cell>
          <table:table-cell table:style-name="ce95" table:formula="of:=SUM([.C7];[.F7];[.D7];[.E7])" office:value-type="currency" office:currency="EUR" office:value="1415993700" calcext:value-type="currency">
            <text:p>1,415,993,700 €</text:p>
          </table:table-cell>
          <table:table-cell table:style-name="ce67" office:value-type="currency" office:currency="EUR" office:value="30291000" calcext:value-type="currency">
            <text:p>30,291,000 €</text:p>
          </table:table-cell>
          <table:table-cell table:style-name="ce67" office:value-type="currency" office:currency="EUR" office:value="2013172700" calcext:value-type="currency">
            <text:p>2,013,172,700 €</text:p>
          </table:table-cell>
          <table:table-cell table:style-name="ce67" office:value-type="currency" office:currency="EUR" office:value="3030945100" calcext:value-type="currency">
            <text:p>3,030,945,1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722584000" calcext:value-type="currency">
            <text:p>722,584,000 €</text:p>
          </table:table-cell>
          <table:table-cell table:style-name="ce67" office:value-type="currency" office:currency="EUR" office:value="2000" calcext:value-type="currency">
            <text:p>2,000 €</text:p>
          </table:table-cell>
          <table:table-cell table:style-name="ce31" table:formula="of:=SUM([.H7:.M7])" office:value-type="currency" office:currency="EUR" office:value="5796994800" calcext:value-type="currency">
            <text:p>5,796,994,800 €</text:p>
          </table:table-cell>
          <table:table-cell table:style-name="ce30" table:formula="of:=[.G7]-[.N7]" office:value-type="currency" office:currency="EUR" office:value="-4381001100" calcext:value-type="currency">
            <text:p>-4,381,001,100 €</text:p>
          </table:table-cell>
          <table:table-cell table:style-name="ce67" office:value-type="currency" office:currency="EUR" office:value="32132913000" calcext:value-type="currency">
            <text:p>32,132,913,000 €</text:p>
          </table:table-cell>
          <table:table-cell table:style-name="ce4"/>
          <table:table-cell table:style-name="ce41" office:value-type="string" calcext:value-type="string">
            <text:p>10 11</text:p>
          </table:table-cell>
          <table:table-cell table:style-name="ce4" office:value-type="string" calcext:value-type="string">
            <text:p>Finanzierung des öffentlichen Personennahverkehrs</text:p>
          </table:table-cell>
          <table:table-cell table:style-name="ce67" table:content-validation-name="val11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131812200" calcext:value-type="currency">
            <text:p>131,812,200 €</text:p>
          </table:table-cell>
          <table:table-cell table:style-name="ce67" office:value-type="currency" office:currency="EUR" office:value="1311094100" calcext:value-type="currency">
            <text:p>1,311,094,100 €</text:p>
          </table:table-cell>
          <table:table-cell table:style-name="ce67" office:value-type="currency" office:currency="EUR" office:value="267565600" calcext:value-type="currency">
            <text:p>267,565,600 €</text:p>
          </table:table-cell>
          <table:table-cell table:style-name="ce95" table:formula="of:=SUM([.T7];[.W7];[.U7];[.V7])" office:value-type="currency" office:currency="EUR" office:value="1710471900" calcext:value-type="currency">
            <text:p>1,710,471,900 €</text:p>
          </table:table-cell>
          <table:table-cell table:style-name="ce67" office:value-type="currency" office:currency="EUR" office:value="32155900" calcext:value-type="currency">
            <text:p>32,155,900 €</text:p>
          </table:table-cell>
          <table:table-cell table:style-name="ce67" office:value-type="currency" office:currency="EUR" office:value="2007954300" calcext:value-type="currency">
            <text:p>2,007,954,300 €</text:p>
          </table:table-cell>
          <table:table-cell table:style-name="ce67" office:value-type="currency" office:currency="EUR" office:value="2775812200" calcext:value-type="currency">
            <text:p>2,775,812,2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623648400" calcext:value-type="currency">
            <text:p>623,648,400 €</text:p>
          </table:table-cell>
          <table:table-cell table:style-name="ce67" office:value-type="currency" office:currency="EUR" office:value="2000" calcext:value-type="currency">
            <text:p>2,000 €</text:p>
          </table:table-cell>
          <table:table-cell table:style-name="ce31" table:formula="of:=SUM([.Y7:.AD7])" office:value-type="currency" office:currency="EUR" office:value="5439572800" calcext:value-type="currency">
            <text:p>5,439,572,800 €</text:p>
          </table:table-cell>
          <table:table-cell table:style-name="ce30" table:formula="of:=[.X7]-[.AE7]" office:value-type="currency" office:currency="EUR" office:value="-3729100900" calcext:value-type="currency">
            <text:p>-3,729,100,900 €</text:p>
          </table:table-cell>
          <table:table-cell table:style-name="ce67" office:value-type="currency" office:currency="EUR" office:value="32132913000" calcext:value-type="currency">
            <text:p>32,132,913,000 €</text:p>
          </table:table-cell>
          <table:table-cell table:number-columns-repeated="991"/>
        </table:table-row>
        <table:table-row table:style-name="ro2">
          <table:table-cell table:style-name="ce41" office:value-type="string" calcext:value-type="string">
            <text:p>10 12</text:p>
          </table:table-cell>
          <table:table-cell table:style-name="ce4" office:value-type="string" calcext:value-type="string">
            <text:p>Luftfahrt und Flugsicherheit </text:p>
          </table:table-cell>
          <table:table-cell table:style-name="ce67" table:content-validation-name="val11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1730900" calcext:value-type="currency">
            <text:p>1,730,900 €</text:p>
          </table:table-cell>
          <table:table-cell table:number-columns-repeated="2" table:style-name="ce67" office:value-type="currency" office:currency="EUR" office:value="0" calcext:value-type="currency">
            <text:p>0 €</text:p>
          </table:table-cell>
          <table:table-cell table:style-name="ce95" table:formula="of:=SUM([.C8];[.F8];[.D8];[.E8])" office:value-type="currency" office:currency="EUR" office:value="1730900" calcext:value-type="currency">
            <text:p>1,730,900 €</text:p>
          </table:table-cell>
          <table:table-cell table:style-name="ce67" office:value-type="currency" office:currency="EUR" office:value="169100" calcext:value-type="currency">
            <text:p>169,100 €</text:p>
          </table:table-cell>
          <table:table-cell table:style-name="ce67" office:value-type="currency" office:currency="EUR" office:value="2875100" calcext:value-type="currency">
            <text:p>2,875,100 €</text:p>
          </table:table-cell>
          <table:table-cell table:style-name="ce67" office:value-type="currency" office:currency="EUR" office:value="6607400" calcext:value-type="currency">
            <text:p>6,607,4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20000" calcext:value-type="currency">
            <text:p>20,0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31" table:formula="of:=SUM([.H8:.M8])" office:value-type="currency" office:currency="EUR" office:value="9671600" calcext:value-type="currency">
            <text:p>9,671,600 €</text:p>
          </table:table-cell>
          <table:table-cell table:style-name="ce30" table:formula="of:=[.G8]-[.N8]" office:value-type="currency" office:currency="EUR" office:value="-7940700" calcext:value-type="currency">
            <text:p>-7,940,7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/>
          <table:table-cell table:style-name="ce41" office:value-type="string" calcext:value-type="string">
            <text:p>10 11 02</text:p>
          </table:table-cell>
          <table:table-cell table:style-name="ce4" office:value-type="string" calcext:value-type="string">
            <text:p>Ausgleich Unterdeckung OVV</text:p>
          </table:table-cell>
          <table:table-cell table:style-name="ce67" table:content-validation-name="val11" office:value-type="currency" office:currency="EUR" office:value="0" calcext:value-type="currency">
            <text:p>0 €</text:p>
          </table:table-cell>
          <table:table-cell table:number-columns-repeated="3" table:style-name="ce67" office:value-type="currency" office:currency="EUR" office:value="0" calcext:value-type="currency">
            <text:p>0 €</text:p>
          </table:table-cell>
          <table:table-cell table:style-name="ce95" table:formula="of:=SUM([.T8];[.W8];[.U8];[.V8])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49000" calcext:value-type="currency">
            <text:p>49,000 €</text:p>
          </table:table-cell>
          <table:table-cell table:style-name="ce67" office:value-type="currency" office:currency="EUR" office:value="15000" calcext:value-type="currency">
            <text:p>15,000 €</text:p>
          </table:table-cell>
          <table:table-cell table:style-name="ce67" office:value-type="currency" office:currency="EUR" office:value="2348335000" calcext:value-type="currency">
            <text:p>2,348,335,000 €</text:p>
          </table:table-cell>
          <table:table-cell table:number-columns-repeated="3" table:style-name="ce67" office:value-type="currency" office:currency="EUR" office:value="0" calcext:value-type="currency">
            <text:p>0 €</text:p>
          </table:table-cell>
          <table:table-cell table:style-name="ce31" table:formula="of:=SUM([.Y8:.AD8])" office:value-type="currency" office:currency="EUR" office:value="2348399000" calcext:value-type="currency">
            <text:p>2,348,399,000 €</text:p>
          </table:table-cell>
          <table:table-cell table:style-name="ce30" table:formula="of:=[.X8]-[.AE8]" office:value-type="currency" office:currency="EUR" office:value="-2348399000" calcext:value-type="currency">
            <text:p>-2,348,399,0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number-columns-repeated="991"/>
        </table:table-row>
        <table:table-row table:style-name="ro2">
          <table:table-cell table:style-name="ce41" office:value-type="string" calcext:value-type="string">
            <text:p>10 13</text:p>
          </table:table-cell>
          <table:table-cell table:style-name="ce4" office:value-type="string" calcext:value-type="string">
            <text:p>Sonstiger Verkehr</text:p>
          </table:table-cell>
          <table:table-cell table:style-name="ce67" table:content-validation-name="val11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22332800" calcext:value-type="currency">
            <text:p>22,332,8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2468400" calcext:value-type="currency">
            <text:p>2,468,400 €</text:p>
          </table:table-cell>
          <table:table-cell table:style-name="ce95" table:formula="of:=SUM([.C9];[.F9];[.D9];[.E9])" office:value-type="currency" office:currency="EUR" office:value="24801200" calcext:value-type="currency">
            <text:p>24,801,200 €</text:p>
          </table:table-cell>
          <table:table-cell table:style-name="ce67" office:value-type="currency" office:currency="EUR" office:value="155000" calcext:value-type="currency">
            <text:p>155,000 €</text:p>
          </table:table-cell>
          <table:table-cell table:style-name="ce67" office:value-type="currency" office:currency="EUR" office:value="30057300" calcext:value-type="currency">
            <text:p>30,057,300 €</text:p>
          </table:table-cell>
          <table:table-cell table:style-name="ce67" office:value-type="currency" office:currency="EUR" office:value="41974000" calcext:value-type="currency">
            <text:p>41,974,000 €</text:p>
          </table:table-cell>
          <table:table-cell table:style-name="ce67" office:value-type="currency" office:currency="EUR" office:value="175000" calcext:value-type="currency">
            <text:p>175,000 €</text:p>
          </table:table-cell>
          <table:table-cell table:style-name="ce67" office:value-type="currency" office:currency="EUR" office:value="93889300" calcext:value-type="currency">
            <text:p>93,889,3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31" table:formula="of:=SUM([.H9:.M9])" office:value-type="currency" office:currency="EUR" office:value="166250600" calcext:value-type="currency">
            <text:p>166,250,600 €</text:p>
          </table:table-cell>
          <table:table-cell table:style-name="ce30" table:formula="of:=[.G9]-[.N9]" office:value-type="currency" office:currency="EUR" office:value="-141449400" calcext:value-type="currency">
            <text:p>-141,449,400 €</text:p>
          </table:table-cell>
          <table:table-cell table:style-name="ce67" office:value-type="currency" office:currency="EUR" office:value="3000000" calcext:value-type="currency">
            <text:p>3,000,000 €</text:p>
          </table:table-cell>
          <table:table-cell table:style-name="ce4"/>
          <table:table-cell table:style-name="ce41" office:value-type="string" calcext:value-type="string">
            <text:p>10 12</text:p>
          </table:table-cell>
          <table:table-cell table:style-name="ce4" office:value-type="string" calcext:value-type="string">
            <text:p>Luftfahrt und Flugsicherheit </text:p>
          </table:table-cell>
          <table:table-cell table:style-name="ce67" table:content-validation-name="val11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1629900" calcext:value-type="currency">
            <text:p>1,629,900 €</text:p>
          </table:table-cell>
          <table:table-cell table:number-columns-repeated="2" table:style-name="ce67" office:value-type="currency" office:currency="EUR" office:value="0" calcext:value-type="currency">
            <text:p>0 €</text:p>
          </table:table-cell>
          <table:table-cell table:style-name="ce95" table:formula="of:=SUM([.T9];[.W9];[.U9];[.V9])" office:value-type="currency" office:currency="EUR" office:value="1629900" calcext:value-type="currency">
            <text:p>1,629,900 €</text:p>
          </table:table-cell>
          <table:table-cell table:style-name="ce67" office:value-type="currency" office:currency="EUR" office:value="80700" calcext:value-type="currency">
            <text:p>80,700 €</text:p>
          </table:table-cell>
          <table:table-cell table:style-name="ce67" office:value-type="currency" office:currency="EUR" office:value="3260400" calcext:value-type="currency">
            <text:p>3,260,400 €</text:p>
          </table:table-cell>
          <table:table-cell table:style-name="ce67" office:value-type="currency" office:currency="EUR" office:value="6136400" calcext:value-type="currency">
            <text:p>6,136,4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22300" calcext:value-type="currency">
            <text:p>22,3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31" table:formula="of:=SUM([.Y9:.AD9])" office:value-type="currency" office:currency="EUR" office:value="9499800" calcext:value-type="currency">
            <text:p>9,499,800 €</text:p>
          </table:table-cell>
          <table:table-cell table:style-name="ce30" table:formula="of:=[.X9]-[.AE9]" office:value-type="currency" office:currency="EUR" office:value="-7869900" calcext:value-type="currency">
            <text:p>-7,869,9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number-columns-repeated="991"/>
        </table:table-row>
        <table:table-row table:style-name="ro2">
          <table:table-cell table:style-name="ce41" office:value-type="string" calcext:value-type="string">
            <text:p>10 20</text:p>
          </table:table-cell>
          <table:table-cell table:style-name="ce4" office:value-type="string" calcext:value-type="string">
            <text:p>Regional- und Strukturentwicklung, Landesplanung</text:p>
          </table:table-cell>
          <table:table-cell table:style-name="ce67" table:content-validation-name="val11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6113000" calcext:value-type="currency">
            <text:p>6,113,000 €</text:p>
          </table:table-cell>
          <table:table-cell table:style-name="ce67" office:value-type="currency" office:currency="EUR" office:value="1650900" calcext:value-type="currency">
            <text:p>1,650,900 €</text:p>
          </table:table-cell>
          <table:table-cell table:style-name="ce67" office:value-type="currency" office:currency="EUR" office:value="70542800" calcext:value-type="currency">
            <text:p>70,542,800 €</text:p>
          </table:table-cell>
          <table:table-cell table:style-name="ce95" table:formula="of:=SUM([.C10];[.F10];[.D10];[.E10])" office:value-type="currency" office:currency="EUR" office:value="78306700" calcext:value-type="currency">
            <text:p>78,306,700 €</text:p>
          </table:table-cell>
          <table:table-cell table:style-name="ce67" office:value-type="currency" office:currency="EUR" office:value="12678300" calcext:value-type="currency">
            <text:p>12,678,300 €</text:p>
          </table:table-cell>
          <table:table-cell table:style-name="ce67" office:value-type="currency" office:currency="EUR" office:value="12290500" calcext:value-type="currency">
            <text:p>12,290,500 €</text:p>
          </table:table-cell>
          <table:table-cell table:style-name="ce67" office:value-type="currency" office:currency="EUR" office:value="17853900" calcext:value-type="currency">
            <text:p>17,853,9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274659800" calcext:value-type="currency">
            <text:p>274,659,800 €</text:p>
          </table:table-cell>
          <table:table-cell table:style-name="ce67" office:value-type="currency" office:currency="EUR" office:value="70600" calcext:value-type="currency">
            <text:p>70,600 €</text:p>
          </table:table-cell>
          <table:table-cell table:style-name="ce31" table:formula="of:=SUM([.H10:.M10])" office:value-type="currency" office:currency="EUR" office:value="317553100" calcext:value-type="currency">
            <text:p>317,553,100 €</text:p>
          </table:table-cell>
          <table:table-cell table:style-name="ce30" table:formula="of:=[.G10]-[.N10]" office:value-type="currency" office:currency="EUR" office:value="-239246400" calcext:value-type="currency">
            <text:p>-239,246,400 €</text:p>
          </table:table-cell>
          <table:table-cell table:style-name="ce67" office:value-type="currency" office:currency="EUR" office:value="236608600" calcext:value-type="currency">
            <text:p>236,608,600 €</text:p>
          </table:table-cell>
          <table:table-cell table:style-name="ce4"/>
          <table:table-cell table:style-name="ce41" office:value-type="string" calcext:value-type="string">
            <text:p>10 13</text:p>
          </table:table-cell>
          <table:table-cell table:style-name="ce4" office:value-type="string" calcext:value-type="string">
            <text:p>Sonstiger Verkehr</text:p>
          </table:table-cell>
          <table:table-cell table:style-name="ce67" table:content-validation-name="val11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26307100" calcext:value-type="currency">
            <text:p>26,307,1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67439400" calcext:value-type="currency">
            <text:p>67,439,400 €</text:p>
          </table:table-cell>
          <table:table-cell table:style-name="ce95" table:formula="of:=SUM([.T10];[.W10];[.U10];[.V10])" office:value-type="currency" office:currency="EUR" office:value="93746500" calcext:value-type="currency">
            <text:p>93,746,500 €</text:p>
          </table:table-cell>
          <table:table-cell table:style-name="ce67" office:value-type="currency" office:currency="EUR" office:value="155000" calcext:value-type="currency">
            <text:p>155,000 €</text:p>
          </table:table-cell>
          <table:table-cell table:style-name="ce67" office:value-type="currency" office:currency="EUR" office:value="22350800" calcext:value-type="currency">
            <text:p>22,350,800 €</text:p>
          </table:table-cell>
          <table:table-cell table:style-name="ce67" office:value-type="currency" office:currency="EUR" office:value="46188900" calcext:value-type="currency">
            <text:p>46,188,900 €</text:p>
          </table:table-cell>
          <table:table-cell table:style-name="ce67" office:value-type="currency" office:currency="EUR" office:value="175000" calcext:value-type="currency">
            <text:p>175,000 €</text:p>
          </table:table-cell>
          <table:table-cell table:style-name="ce67" office:value-type="currency" office:currency="EUR" office:value="189897900" calcext:value-type="currency">
            <text:p>189,897,9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31" table:formula="of:=SUM([.Y10:.AD10])" office:value-type="currency" office:currency="EUR" office:value="258767600" calcext:value-type="currency">
            <text:p>258,767,600 €</text:p>
          </table:table-cell>
          <table:table-cell table:style-name="ce30" table:formula="of:=[.X10]-[.AE10]" office:value-type="currency" office:currency="EUR" office:value="-165021100" calcext:value-type="currency">
            <text:p>-165,021,100 €</text:p>
          </table:table-cell>
          <table:table-cell table:style-name="ce67" office:value-type="currency" office:currency="EUR" office:value="3000000" calcext:value-type="currency">
            <text:p>3,000,000 €</text:p>
          </table:table-cell>
          <table:table-cell table:number-columns-repeated="991"/>
        </table:table-row>
        <table:table-row table:style-name="ro2">
          <table:table-cell table:style-name="ce41" office:value-type="string" calcext:value-type="string">
            <text:p>10 30</text:p>
          </table:table-cell>
          <table:table-cell table:style-name="ce4" office:value-type="string" calcext:value-type="string">
            <text:p>Digitale Infrastruktur</text:p>
          </table:table-cell>
          <table:table-cell table:style-name="ce67" table:content-validation-name="val11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24900" calcext:value-type="currency">
            <text:p>24,900 €</text:p>
          </table:table-cell>
          <table:table-cell table:style-name="ce67" office:value-type="currency" office:currency="EUR" office:value="51300" calcext:value-type="currency">
            <text:p>51,300 €</text:p>
          </table:table-cell>
          <table:table-cell table:style-name="ce67" office:value-type="currency" office:currency="EUR" office:value="180838900" calcext:value-type="currency">
            <text:p>180,838,900 €</text:p>
          </table:table-cell>
          <table:table-cell table:style-name="ce95" table:formula="of:=SUM([.C11];[.F11];[.D11];[.E11])" office:value-type="currency" office:currency="EUR" office:value="180915100" calcext:value-type="currency">
            <text:p>180,915,1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1565200" calcext:value-type="currency">
            <text:p>1,565,200 €</text:p>
          </table:table-cell>
          <table:table-cell table:style-name="ce67" office:value-type="currency" office:currency="EUR" office:value="980100" calcext:value-type="currency">
            <text:p>980,100 €</text:p>
          </table:table-cell>
          <table:table-cell table:style-name="ce67" office:value-type="currency" office:currency="EUR" office:value="7371000" calcext:value-type="currency">
            <text:p>7,371,000 €</text:p>
          </table:table-cell>
          <table:table-cell table:style-name="ce67" office:value-type="currency" office:currency="EUR" office:value="151839300" calcext:value-type="currency">
            <text:p>151,839,3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31" table:formula="of:=SUM([.H11:.M11])" office:value-type="currency" office:currency="EUR" office:value="161755600" calcext:value-type="currency">
            <text:p>161,755,600 €</text:p>
          </table:table-cell>
          <table:table-cell table:style-name="ce30" table:formula="of:=[.G11]-[.N11]" office:value-type="currency" office:currency="EUR" office:value="19159500" calcext:value-type="currency">
            <text:p>19,159,5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4"/>
          <table:table-cell table:style-name="ce41" office:value-type="string" calcext:value-type="string">
            <text:p>10 20</text:p>
          </table:table-cell>
          <table:table-cell table:style-name="ce4" office:value-type="string" calcext:value-type="string">
            <text:p>Regional- und Strukturentwicklung, Landesplanung</text:p>
          </table:table-cell>
          <table:table-cell table:style-name="ce67" table:content-validation-name="val11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6123000" calcext:value-type="currency">
            <text:p>6,123,000 €</text:p>
          </table:table-cell>
          <table:table-cell table:style-name="ce67" office:value-type="currency" office:currency="EUR" office:value="1618300" calcext:value-type="currency">
            <text:p>1,618,300 €</text:p>
          </table:table-cell>
          <table:table-cell table:style-name="ce67" office:value-type="currency" office:currency="EUR" office:value="53947100" calcext:value-type="currency">
            <text:p>53,947,100 €</text:p>
          </table:table-cell>
          <table:table-cell table:style-name="ce95" table:formula="of:=SUM([.T11];[.W11];[.U11];[.V11])" office:value-type="currency" office:currency="EUR" office:value="61688400" calcext:value-type="currency">
            <text:p>61,688,400 €</text:p>
          </table:table-cell>
          <table:table-cell table:style-name="ce67" office:value-type="currency" office:currency="EUR" office:value="12596700" calcext:value-type="currency">
            <text:p>12,596,700 €</text:p>
          </table:table-cell>
          <table:table-cell table:style-name="ce67" office:value-type="currency" office:currency="EUR" office:value="13494400" calcext:value-type="currency">
            <text:p>13,494,400 €</text:p>
          </table:table-cell>
          <table:table-cell table:style-name="ce67" office:value-type="currency" office:currency="EUR" office:value="17781900" calcext:value-type="currency">
            <text:p>17,781,9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237166200" calcext:value-type="currency">
            <text:p>237,166,200 €</text:p>
          </table:table-cell>
          <table:table-cell table:style-name="ce67" office:value-type="currency" office:currency="EUR" office:value="18700" calcext:value-type="currency">
            <text:p>18,700 €</text:p>
          </table:table-cell>
          <table:table-cell table:style-name="ce31" table:formula="of:=SUM([.Y11:.AD11])" office:value-type="currency" office:currency="EUR" office:value="281057900" calcext:value-type="currency">
            <text:p>281,057,900 €</text:p>
          </table:table-cell>
          <table:table-cell table:style-name="ce30" table:formula="of:=[.X11]-[.AE11]" office:value-type="currency" office:currency="EUR" office:value="-219369500" calcext:value-type="currency">
            <text:p>-219,369,500 €</text:p>
          </table:table-cell>
          <table:table-cell table:style-name="ce67" office:value-type="currency" office:currency="EUR" office:value="236289600" calcext:value-type="currency">
            <text:p>236,289,600 €</text:p>
          </table:table-cell>
          <table:table-cell table:number-columns-repeated="991"/>
        </table:table-row>
        <table:table-row table:style-name="ro2">
          <table:table-cell table:style-name="ce4" office:value-type="string" calcext:value-type="string">
            <text:p>10 31</text:p>
          </table:table-cell>
          <table:table-cell table:style-name="ce4" office:value-type="string" calcext:value-type="string">
            <text:p>Europäische territoriale Zusammenarbeit/Interreg</text:p>
          </table:table-cell>
          <table:table-cell table:style-name="ce67" table:content-validation-name="val11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8289500" calcext:value-type="currency">
            <text:p>8,289,500 €</text:p>
          </table:table-cell>
          <table:table-cell table:style-name="ce67" office:value-type="currency" office:currency="EUR" office:value="14003500" calcext:value-type="currency">
            <text:p>14,003,500 €</text:p>
          </table:table-cell>
          <table:table-cell table:style-name="ce95" table:formula="of:=SUM([.C12];[.F12];[.D12];[.E12])" office:value-type="currency" office:currency="EUR" office:value="22293000" calcext:value-type="currency">
            <text:p>22,293,000 €</text:p>
          </table:table-cell>
          <table:table-cell table:style-name="ce67" office:value-type="currency" office:currency="EUR" office:value="788700" calcext:value-type="currency">
            <text:p>788,700 €</text:p>
          </table:table-cell>
          <table:table-cell table:style-name="ce67" office:value-type="currency" office:currency="EUR" office:value="1659500" calcext:value-type="currency">
            <text:p>1,659,500 €</text:p>
          </table:table-cell>
          <table:table-cell table:style-name="ce67" office:value-type="currency" office:currency="EUR" office:value="7633400" calcext:value-type="currency">
            <text:p>7,633,4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13676600" calcext:value-type="currency">
            <text:p>13,676,6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31" table:formula="of:=SUM([.H12:.M12])" office:value-type="currency" office:currency="EUR" office:value="23758200" calcext:value-type="currency">
            <text:p>23,758,200 €</text:p>
          </table:table-cell>
          <table:table-cell table:style-name="ce30" table:formula="of:=[.G12]-[.N12]" office:value-type="currency" office:currency="EUR" office:value="-1465200" calcext:value-type="currency">
            <text:p>-1,465,200 €</text:p>
          </table:table-cell>
          <table:table-cell table:style-name="ce67" office:value-type="currency" office:currency="EUR" office:value="36410000" calcext:value-type="currency">
            <text:p>36,410,000 €</text:p>
          </table:table-cell>
          <table:table-cell table:style-name="ce4"/>
          <table:table-cell table:style-name="ce41" office:value-type="string" calcext:value-type="string">
            <text:p>10 30</text:p>
          </table:table-cell>
          <table:table-cell table:style-name="ce4" office:value-type="string" calcext:value-type="string">
            <text:p>Digitale Infrastruktur</text:p>
          </table:table-cell>
          <table:table-cell table:style-name="ce67" table:content-validation-name="val11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20000" calcext:value-type="currency">
            <text:p>20,000 €</text:p>
          </table:table-cell>
          <table:table-cell table:style-name="ce67" office:value-type="currency" office:currency="EUR" office:value="51300" calcext:value-type="currency">
            <text:p>51,300 €</text:p>
          </table:table-cell>
          <table:table-cell table:style-name="ce67" office:value-type="currency" office:currency="EUR" office:value="209086300" calcext:value-type="currency">
            <text:p>209,086,300 €</text:p>
          </table:table-cell>
          <table:table-cell table:style-name="ce95" table:formula="of:=SUM([.T12];[.W12];[.U12];[.V12])" office:value-type="currency" office:currency="EUR" office:value="209157600" calcext:value-type="currency">
            <text:p>209,157,6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1614000" calcext:value-type="currency">
            <text:p>1,614,000 €</text:p>
          </table:table-cell>
          <table:table-cell table:style-name="ce67" office:value-type="currency" office:currency="EUR" office:value="1007800" calcext:value-type="currency">
            <text:p>1,007,800 €</text:p>
          </table:table-cell>
          <table:table-cell table:style-name="ce67" office:value-type="currency" office:currency="EUR" office:value="4203500" calcext:value-type="currency">
            <text:p>4,203,500 €</text:p>
          </table:table-cell>
          <table:table-cell table:style-name="ce67" office:value-type="currency" office:currency="EUR" office:value="183088200" calcext:value-type="currency">
            <text:p>183,088,2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31" table:formula="of:=SUM([.Y12:.AD12])" office:value-type="currency" office:currency="EUR" office:value="189913500" calcext:value-type="currency">
            <text:p>189,913,500 €</text:p>
          </table:table-cell>
          <table:table-cell table:style-name="ce30" table:formula="of:=[.X12]-[.AE12]" office:value-type="currency" office:currency="EUR" office:value="19244100" calcext:value-type="currency">
            <text:p>19,244,1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number-columns-repeated="991"/>
        </table:table-row>
        <table:table-row table:style-name="ro2">
          <table:table-cell table:style-name="ce41" office:value-type="string" calcext:value-type="string">
            <text:p>10 40</text:p>
          </table:table-cell>
          <table:table-cell table:style-name="ce4" office:value-type="string" calcext:value-type="string">
            <text:p>Landesamt für Geobasisinformation</text:p>
          </table:table-cell>
          <table:table-cell table:style-name="ce67" table:content-validation-name="val11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10372100" calcext:value-type="currency">
            <text:p>10,372,100 €</text:p>
          </table:table-cell>
          <table:table-cell table:style-name="ce67" office:value-type="currency" office:currency="EUR" office:value="201400" calcext:value-type="currency">
            <text:p>201,400 €</text:p>
          </table:table-cell>
          <table:table-cell table:style-name="ce67" office:value-type="currency" office:currency="EUR" office:value="14572500" calcext:value-type="currency">
            <text:p>14,572,500 €</text:p>
          </table:table-cell>
          <table:table-cell table:style-name="ce95" table:formula="of:=SUM([.C13];[.F13];[.D13];[.E13])" office:value-type="currency" office:currency="EUR" office:value="25146000" calcext:value-type="currency">
            <text:p>25,146,000 €</text:p>
          </table:table-cell>
          <table:table-cell table:style-name="ce67" office:value-type="currency" office:currency="EUR" office:value="128093400" calcext:value-type="currency">
            <text:p>128,093,400 €</text:p>
          </table:table-cell>
          <table:table-cell table:style-name="ce67" office:value-type="currency" office:currency="EUR" office:value="21421800" calcext:value-type="currency">
            <text:p>21,421,800 €</text:p>
          </table:table-cell>
          <table:table-cell table:style-name="ce67" office:value-type="currency" office:currency="EUR" office:value="2724800" calcext:value-type="currency">
            <text:p>2,724,8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16229000" calcext:value-type="currency">
            <text:p>16,229,000 €</text:p>
          </table:table-cell>
          <table:table-cell table:style-name="ce67" office:value-type="currency" office:currency="EUR" office:value="872600" calcext:value-type="currency">
            <text:p>872,600 €</text:p>
          </table:table-cell>
          <table:table-cell table:style-name="ce31" table:formula="of:=SUM([.H13:.M13])" office:value-type="currency" office:currency="EUR" office:value="169341600" calcext:value-type="currency">
            <text:p>169,341,600 €</text:p>
          </table:table-cell>
          <table:table-cell table:style-name="ce30" table:formula="of:=[.G13]-[.N13]" office:value-type="currency" office:currency="EUR" office:value="-144195600" calcext:value-type="currency">
            <text:p>-144,195,600 €</text:p>
          </table:table-cell>
          <table:table-cell table:style-name="ce67" office:value-type="currency" office:currency="EUR" office:value="11957700" calcext:value-type="currency">
            <text:p>11,957,700 €</text:p>
          </table:table-cell>
          <table:table-cell table:style-name="ce4"/>
          <table:table-cell table:style-name="ce4" office:value-type="string" calcext:value-type="string">
            <text:p>10 31</text:p>
          </table:table-cell>
          <table:table-cell table:style-name="ce4" office:value-type="string" calcext:value-type="string">
            <text:p>Europäische territoriale Zusammenarbeit/Interreg</text:p>
          </table:table-cell>
          <table:table-cell table:style-name="ce67" table:content-validation-name="val11" office:value-type="currency" office:currency="EUR" office:value="0" calcext:value-type="currency">
            <text:p>0 €</text:p>
          </table:table-cell>
          <table:table-cell table:style-name="ce69" office:value-type="currency" office:currency="EUR" office:value="0" calcext:value-type="currency">
            <text:p>0 €</text:p>
          </table:table-cell>
          <table:table-cell table:style-name="ce69" office:value-type="currency" office:currency="EUR" office:value="8234100" calcext:value-type="currency">
            <text:p>8,234,100 €</text:p>
          </table:table-cell>
          <table:table-cell table:style-name="ce69" office:value-type="currency" office:currency="EUR" office:value="14003500" calcext:value-type="currency">
            <text:p>14,003,500 €</text:p>
          </table:table-cell>
          <table:table-cell table:style-name="ce95" table:formula="of:=SUM([.T13];[.W13];[.U13];[.V13])" office:value-type="currency" office:currency="EUR" office:value="22237600" calcext:value-type="currency">
            <text:p>22,237,600 €</text:p>
          </table:table-cell>
          <table:table-cell table:style-name="ce69" office:value-type="currency" office:currency="EUR" office:value="906700" calcext:value-type="currency">
            <text:p>906,700 €</text:p>
          </table:table-cell>
          <table:table-cell table:style-name="ce69" office:value-type="currency" office:currency="EUR" office:value="1642700" calcext:value-type="currency">
            <text:p>1,642,700 €</text:p>
          </table:table-cell>
          <table:table-cell table:style-name="ce69" office:value-type="currency" office:currency="EUR" office:value="7633300" calcext:value-type="currency">
            <text:p>7,633,300 €</text:p>
          </table:table-cell>
          <table:table-cell table:style-name="ce69" office:value-type="currency" office:currency="EUR" office:value="0" calcext:value-type="currency">
            <text:p>0 €</text:p>
          </table:table-cell>
          <table:table-cell table:style-name="ce69" office:value-type="currency" office:currency="EUR" office:value="13657400" calcext:value-type="currency">
            <text:p>13,657,400 €</text:p>
          </table:table-cell>
          <table:table-cell table:style-name="ce69" office:value-type="currency" office:currency="EUR" office:value="0" calcext:value-type="currency">
            <text:p>0 €</text:p>
          </table:table-cell>
          <table:table-cell table:style-name="ce31" table:formula="of:=SUM([.Y13:.AD13])" office:value-type="currency" office:currency="EUR" office:value="23840100" calcext:value-type="currency">
            <text:p>23,840,100 €</text:p>
          </table:table-cell>
          <table:table-cell table:style-name="ce30" table:formula="of:=[.X13]-[.AE13]" office:value-type="currency" office:currency="EUR" office:value="-1602500" calcext:value-type="currency">
            <text:p>-1,602,500 €</text:p>
          </table:table-cell>
          <table:table-cell table:style-name="ce71" office:value-type="currency" office:currency="EUR" office:value="36410000" calcext:value-type="currency">
            <text:p>36,410,000 €</text:p>
          </table:table-cell>
          <table:table-cell table:number-columns-repeated="991"/>
        </table:table-row>
        <table:table-row table:style-name="ro2">
          <table:table-cell table:style-name="ce4" office:value-type="string" calcext:value-type="string">
            <text:p>Summe 2025</text:p>
          </table:table-cell>
          <table:table-cell table:style-name="ce4"/>
          <table:table-cell table:style-name="ce67" table:content-validation-name="val11" table:formula="of:=SUM([.C2:.C13])" office:value-type="currency" office:currency="EUR" office:value="0" calcext:value-type="currency">
            <text:p>0 €</text:p>
          </table:table-cell>
          <table:table-cell table:style-name="ce67" table:formula="of:=SUM([.D2:.D13])" office:value-type="currency" office:currency="EUR" office:value="56132400" calcext:value-type="currency">
            <text:p>56,132,400 €</text:p>
          </table:table-cell>
          <table:table-cell table:style-name="ce67" table:formula="of:=SUM([.E2:.E13])" office:value-type="currency" office:currency="EUR" office:value="2975393200" calcext:value-type="currency">
            <text:p>2,975,393,200 €</text:p>
          </table:table-cell>
          <table:table-cell table:style-name="ce67" table:formula="of:=SUM([.F2:.F13])" office:value-type="currency" office:currency="EUR" office:value="743560400" calcext:value-type="currency">
            <text:p>743,560,400 €</text:p>
          </table:table-cell>
          <table:table-cell table:style-name="ce67" table:formula="of:=SUM([.G2:.G13])" office:value-type="currency" office:currency="EUR" office:value="3775086000" calcext:value-type="currency">
            <text:p>3,775,086,000 €</text:p>
          </table:table-cell>
          <table:table-cell table:style-name="ce67" table:formula="of:=SUM([.H2:.H13])" office:value-type="currency" office:currency="EUR" office:value="493134300" calcext:value-type="currency">
            <text:p>493,134,300 €</text:p>
          </table:table-cell>
          <table:table-cell table:style-name="ce67" table:formula="of:=SUM([.I2:.I13])" office:value-type="currency" office:currency="EUR" office:value="2373501500" calcext:value-type="currency">
            <text:p>2,373,501,500 €</text:p>
          </table:table-cell>
          <table:table-cell table:style-name="ce67" table:formula="of:=SUM([.J2:.J13])" office:value-type="currency" office:currency="EUR" office:value="3337155300" calcext:value-type="currency">
            <text:p>3,337,155,300 €</text:p>
          </table:table-cell>
          <table:table-cell table:style-name="ce67" table:formula="of:=SUM([.K2:.K13])" office:value-type="currency" office:currency="EUR" office:value="399271400" calcext:value-type="currency">
            <text:p>399,271,400 €</text:p>
          </table:table-cell>
          <table:table-cell table:style-name="ce67" table:formula="of:=SUM([.L2:.L13])" office:value-type="currency" office:currency="EUR" office:value="1608223200" calcext:value-type="currency">
            <text:p>1,608,223,200 €</text:p>
          </table:table-cell>
          <table:table-cell table:style-name="ce67" table:formula="of:=SUM([.M2:.M13])" office:value-type="currency" office:currency="EUR" office:value="217527000" calcext:value-type="currency">
            <text:p>217,527,000 €</text:p>
          </table:table-cell>
          <table:table-cell table:style-name="ce67" table:formula="of:=SUM([.N2:.N13])" office:value-type="currency" office:currency="EUR" office:value="8428812700" calcext:value-type="currency">
            <text:p>8,428,812,700 €</text:p>
          </table:table-cell>
          <table:table-cell table:style-name="ce67" table:formula="of:=SUM([.O2:.O13])" office:value-type="currency" office:currency="EUR" office:value="-4653726700" calcext:value-type="currency">
            <text:p>-4,653,726,700 €</text:p>
          </table:table-cell>
          <table:table-cell table:style-name="ce67" table:formula="of:=SUM([.P2:.P13])" office:value-type="currency" office:currency="EUR" office:value="35869015000" calcext:value-type="currency">
            <text:p>35,869,015,000 €</text:p>
          </table:table-cell>
          <table:table-cell/>
          <table:table-cell table:style-name="ce41" office:value-type="string" calcext:value-type="string">
            <text:p>10 40</text:p>
          </table:table-cell>
          <table:table-cell table:style-name="ce4" office:value-type="string" calcext:value-type="string">
            <text:p>Landesamt für Geobasisinformation</text:p>
          </table:table-cell>
          <table:table-cell table:style-name="ce67" table:content-validation-name="val11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9842500" calcext:value-type="currency">
            <text:p>9,842,500 €</text:p>
          </table:table-cell>
          <table:table-cell table:style-name="ce67" office:value-type="currency" office:currency="EUR" office:value="198500" calcext:value-type="currency">
            <text:p>198,500 €</text:p>
          </table:table-cell>
          <table:table-cell table:style-name="ce67" office:value-type="currency" office:currency="EUR" office:value="34529800" calcext:value-type="currency">
            <text:p>34,529,800 €</text:p>
          </table:table-cell>
          <table:table-cell table:style-name="ce95" table:formula="of:=SUM([.T14];[.W14];[.U14];[.V14])" office:value-type="currency" office:currency="EUR" office:value="44570800" calcext:value-type="currency">
            <text:p>44,570,800 €</text:p>
          </table:table-cell>
          <table:table-cell table:style-name="ce67" office:value-type="currency" office:currency="EUR" office:value="133072000" calcext:value-type="currency">
            <text:p>133,072,000 €</text:p>
          </table:table-cell>
          <table:table-cell table:style-name="ce67" office:value-type="currency" office:currency="EUR" office:value="24031300" calcext:value-type="currency">
            <text:p>24,031,300 €</text:p>
          </table:table-cell>
          <table:table-cell table:style-name="ce67" office:value-type="currency" office:currency="EUR" office:value="2812200" calcext:value-type="currency">
            <text:p>2,812,2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37206700" calcext:value-type="currency">
            <text:p>37,206,700 €</text:p>
          </table:table-cell>
          <table:table-cell table:style-name="ce67" office:value-type="currency" office:currency="EUR" office:value="598800" calcext:value-type="currency">
            <text:p>598,800 €</text:p>
          </table:table-cell>
          <table:table-cell table:style-name="ce31" table:formula="of:=SUM([.Y14:.AD14])" office:value-type="currency" office:currency="EUR" office:value="197721000" calcext:value-type="currency">
            <text:p>197,721,000 €</text:p>
          </table:table-cell>
          <table:table-cell table:style-name="ce30" table:formula="of:=[.X14]-[.AE14]" office:value-type="currency" office:currency="EUR" office:value="-153150200" calcext:value-type="currency">
            <text:p>-153,150,200 €</text:p>
          </table:table-cell>
          <table:table-cell table:style-name="ce67" office:value-type="currency" office:currency="EUR" office:value="7339000" calcext:value-type="currency">
            <text:p>7,339,000 €</text:p>
          </table:table-cell>
          <table:table-cell table:number-columns-repeated="991"/>
        </table:table-row>
        <table:table-row table:style-name="ro2">
          <table:table-cell table:number-columns-repeated="17"/>
          <table:table-cell table:style-name="ce66" office:value-type="string" calcext:value-type="string">
            <text:p>Summe 2026</text:p>
          </table:table-cell>
          <table:table-cell/>
          <table:table-cell table:style-name="ce67" table:content-validation-name="val11" table:formula="of:=SUM([.T2:.T14])" office:value-type="currency" office:currency="EUR" office:value="0" calcext:value-type="currency">
            <text:p>0 €</text:p>
          </table:table-cell>
          <table:table-cell table:style-name="ce67" table:formula="of:=SUM([.U2:.U14])" office:value-type="currency" office:currency="EUR" office:value="185663100" calcext:value-type="currency">
            <text:p>185,663,100 €</text:p>
          </table:table-cell>
          <table:table-cell table:style-name="ce67" table:formula="of:=SUM([.V2:.V14])" office:value-type="currency" office:currency="EUR" office:value="2976631700" calcext:value-type="currency">
            <text:p>2,976,631,700 €</text:p>
          </table:table-cell>
          <table:table-cell table:style-name="ce67" table:formula="of:=SUM([.W2:.W14])" office:value-type="currency" office:currency="EUR" office:value="949933600" calcext:value-type="currency">
            <text:p>949,933,600 €</text:p>
          </table:table-cell>
          <table:table-cell table:style-name="ce67" table:formula="of:=SUM([.X2:.X14])" office:value-type="currency" office:currency="EUR" office:value="4112228400" calcext:value-type="currency">
            <text:p>4,112,228,400 €</text:p>
          </table:table-cell>
          <table:table-cell table:style-name="ce67" table:formula="of:=SUM([.Y2:.Y14])" office:value-type="currency" office:currency="EUR" office:value="504591900" calcext:value-type="currency">
            <text:p>504,591,900 €</text:p>
          </table:table-cell>
          <table:table-cell table:style-name="ce67" table:formula="of:=SUM([.Z2:.Z14])" office:value-type="currency" office:currency="EUR" office:value="2393380000" calcext:value-type="currency">
            <text:p>2,393,380,000 €</text:p>
          </table:table-cell>
          <table:table-cell table:style-name="ce67" table:formula="of:=SUM([.AA2:.AA14])" office:value-type="currency" office:currency="EUR" office:value="5435212000" calcext:value-type="currency">
            <text:p>5,435,212,000 €</text:p>
          </table:table-cell>
          <table:table-cell table:style-name="ce67" table:formula="of:=SUM([.AB2:.AB14])" office:value-type="currency" office:currency="EUR" office:value="383735100" calcext:value-type="currency">
            <text:p>383,735,100 €</text:p>
          </table:table-cell>
          <table:table-cell table:style-name="ce67" table:formula="of:=SUM([.AC2:.AC14])" office:value-type="currency" office:currency="EUR" office:value="1670831400" calcext:value-type="currency">
            <text:p>1,670,831,400 €</text:p>
          </table:table-cell>
          <table:table-cell table:style-name="ce67" table:formula="of:=SUM([.AD2:.AD14])" office:value-type="currency" office:currency="EUR" office:value="8779200" calcext:value-type="currency">
            <text:p>8,779,200 €</text:p>
          </table:table-cell>
          <table:table-cell table:style-name="ce67" table:formula="of:=SUM([.AE2:.AE14])" office:value-type="currency" office:currency="EUR" office:value="10396529600" calcext:value-type="currency">
            <text:p>10,396,529,600 €</text:p>
          </table:table-cell>
          <table:table-cell table:style-name="ce67" table:formula="of:=SUM([.AF2:.AF14])" office:value-type="currency" office:currency="EUR" office:value="-6284301200" calcext:value-type="currency">
            <text:p>-6,284,301,200 €</text:p>
          </table:table-cell>
          <table:table-cell table:style-name="ce67" table:formula="of:=SUM([.AG2:.AG14])" office:value-type="currency" office:currency="EUR" office:value="39311349300" calcext:value-type="currency">
            <text:p>39,311,349,300 €</text:p>
          </table:table-cell>
          <table:table-cell table:number-columns-repeated="991"/>
        </table:table-row>
        <table:table-row table:style-name="ro4" table:number-rows-repeated="104856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Einzelplan 11" table:style-name="ta12">
        <table:table-column table:style-name="co4" table:default-cell-style-name="Default"/>
        <table:table-column table:style-name="co5" table:default-cell-style-name="Default"/>
        <table:table-column table:style-name="co3" table:number-columns-repeated="14" table:default-cell-style-name="Default"/>
        <table:table-column table:style-name="co1" table:default-cell-style-name="Default"/>
        <table:table-column table:style-name="co4" table:default-cell-style-name="Default"/>
        <table:table-column table:style-name="co6" table:default-cell-style-name="Default"/>
        <table:table-column table:style-name="co3" table:number-columns-repeated="14" table:default-cell-style-name="Default"/>
        <table:table-column table:style-name="co1" table:number-columns-repeated="991" table:default-cell-style-name="Default"/>
        <table:table-row table:style-name="ro2">
          <table:table-cell table:style-name="ce64" office:value-type="string" calcext:value-type="string">
            <text:p>Kapitel</text:p>
          </table:table-cell>
          <table:table-cell table:style-name="ce64" office:value-type="string" calcext:value-type="string">
            <text:p>Bezeichnung</text:p>
          </table:table-cell>
          <table:table-cell table:style-name="ce64" office:value-type="string" calcext:value-type="string">
            <text:p>0 Einnahmen aus Steuern und steuerähnlichen Abgaben</text:p>
          </table:table-cell>
          <table:table-cell table:style-name="ce64" office:value-type="string" calcext:value-type="string">
            <text:p>1 Verwaltungseinnahmen, Einnahmen aus Schuldendienst und dgl.</text:p>
          </table:table-cell>
          <table:table-cell table:style-name="ce64" office:value-type="string" calcext:value-type="string">
            <text:p>2 Einnahmen aus Zuweisungen und Zuschüssen mit Ausnahme für Investitionen</text:p>
          </table:table-cell>
          <table:table-cell table:style-name="ce64" office:value-type="string" calcext:value-type="string">
            <text:p>3 Einnahmen aus Schuldenaufnahmen, aus Zuweisungen und Zuschüssen für Investitionen, besondere Finanzierungseinnahmen</text:p>
          </table:table-cell>
          <table:table-cell table:style-name="ce64" office:value-type="string" calcext:value-type="string">
            <text:p>Summe Einnahmen</text:p>
          </table:table-cell>
          <table:table-cell table:style-name="ce64" office:value-type="string" calcext:value-type="string">
            <text:p>4 Personalausgaben</text:p>
          </table:table-cell>
          <table:table-cell table:style-name="ce64" office:value-type="string" calcext:value-type="string">
            <text:p>5 Sächliche Verwaltungsausgaben usw., Ausgaben für den Schuldendienst</text:p>
          </table:table-cell>
          <table:table-cell table:style-name="ce64" office:value-type="string" calcext:value-type="string">
            <text:p>6 Ausgaben für Zuweisungen und Zuschüsse mit Ausnahme für Investitionen</text:p>
          </table:table-cell>
          <table:table-cell table:style-name="ce64" office:value-type="string" calcext:value-type="string">
            <text:p>7 Baumaßnahmen</text:p>
          </table:table-cell>
          <table:table-cell table:style-name="ce64" office:value-type="string" calcext:value-type="string">
            <text:p>8 Sonstige Ausgaben für Investitionen und Investitionsförderungsmaßnahmen</text:p>
          </table:table-cell>
          <table:table-cell table:style-name="ce64" office:value-type="string" calcext:value-type="string">
            <text:p>9 Besondere Finanzierungsausgaben</text:p>
          </table:table-cell>
          <table:table-cell table:style-name="ce64" office:value-type="string" calcext:value-type="string">
            <text:p>Summe Ausgaben</text:p>
          </table:table-cell>
          <table:table-cell table:style-name="ce64" office:value-type="string" calcext:value-type="string">
            <text:p>"+ Überschuss - Zuschuss"</text:p>
          </table:table-cell>
          <table:table-cell table:style-name="ce64" office:value-type="string" calcext:value-type="string">
            <text:p>Verpflichtungsermächtigungen</text:p>
          </table:table-cell>
          <table:table-cell table:style-name="ce4"/>
          <table:table-cell table:style-name="ce64" office:value-type="string" calcext:value-type="string">
            <text:p>Kapitel</text:p>
          </table:table-cell>
          <table:table-cell table:style-name="ce64" office:value-type="string" calcext:value-type="string">
            <text:p>Bezeichnung</text:p>
          </table:table-cell>
          <table:table-cell table:style-name="ce64" office:value-type="string" calcext:value-type="string">
            <text:p>0 Einnahmen aus Steuern und steuerähnlichen Abgaben</text:p>
          </table:table-cell>
          <table:table-cell table:style-name="ce64" office:value-type="string" calcext:value-type="string">
            <text:p>1 Verwaltungseinnahmen, Einnahmen aus Schuldendienst und dgl.</text:p>
          </table:table-cell>
          <table:table-cell table:style-name="ce64" office:value-type="string" calcext:value-type="string">
            <text:p>2 Einnahmen aus Zuweisungen und Zuschüssen mit Ausnahme für Investitionen</text:p>
          </table:table-cell>
          <table:table-cell table:style-name="ce64" office:value-type="string" calcext:value-type="string">
            <text:p>3 Einnahmen aus Schuldenaufnahmen, aus Zuweisungen und Zuschüssen für Investitionen, besondere Finanzierungseinnahmen</text:p>
          </table:table-cell>
          <table:table-cell table:style-name="ce64" office:value-type="string" calcext:value-type="string">
            <text:p>Summe Einnahmen</text:p>
          </table:table-cell>
          <table:table-cell table:style-name="ce64" office:value-type="string" calcext:value-type="string">
            <text:p>4 Personalausgaben</text:p>
          </table:table-cell>
          <table:table-cell table:style-name="ce64" office:value-type="string" calcext:value-type="string">
            <text:p>5 Sächliche Verwaltungsausgaben usw., Ausgaben für den Schuldendienst</text:p>
          </table:table-cell>
          <table:table-cell table:style-name="ce64" office:value-type="string" calcext:value-type="string">
            <text:p>6 Ausgaben für Zuweisungen und Zuschüsse mit Ausnahme für Investitionen</text:p>
          </table:table-cell>
          <table:table-cell table:style-name="ce64" office:value-type="string" calcext:value-type="string">
            <text:p>7 Baumaßnahmen</text:p>
          </table:table-cell>
          <table:table-cell table:style-name="ce64" office:value-type="string" calcext:value-type="string">
            <text:p>8 Sonstige Ausgaben für Investitionen und Investitionsförderungsmaßnahmen</text:p>
          </table:table-cell>
          <table:table-cell table:style-name="ce64" office:value-type="string" calcext:value-type="string">
            <text:p>9 Besondere Finanzierungsausgaben</text:p>
          </table:table-cell>
          <table:table-cell table:style-name="ce64" office:value-type="string" calcext:value-type="string">
            <text:p>Summe Ausgaben</text:p>
          </table:table-cell>
          <table:table-cell table:style-name="ce64" office:value-type="string" calcext:value-type="string">
            <text:p>"+ Überschuss - Zuschuss"</text:p>
          </table:table-cell>
          <table:table-cell table:style-name="ce64" office:value-type="string" calcext:value-type="string">
            <text:p>Verpflichtungsermächtigungen</text:p>
          </table:table-cell>
          <table:table-cell table:number-columns-repeated="991"/>
        </table:table-row>
        <table:table-row table:style-name="ro2">
          <table:table-cell table:style-name="ce41" office:value-type="string" calcext:value-type="string">
            <text:p>11 01</text:p>
          </table:table-cell>
          <table:table-cell table:style-name="ce4" office:value-type="string" calcext:value-type="string">
            <text:p>Ministerium</text:p>
          </table:table-cell>
          <table:table-cell table:style-name="ce67" table:content-validation-name="val12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45500" calcext:value-type="currency">
            <text:p>45,500 €</text:p>
          </table:table-cell>
          <table:table-cell table:style-name="ce67" office:value-type="currency" office:currency="EUR" office:value="78100" calcext:value-type="currency">
            <text:p>78,1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95" table:formula="of:=SUM([.C2];[.F2];[.D2];[.E2])" office:value-type="currency" office:currency="EUR" office:value="123600" calcext:value-type="currency">
            <text:p>123,600 €</text:p>
          </table:table-cell>
          <table:table-cell table:style-name="ce67" office:value-type="currency" office:currency="EUR" office:value="38135400" calcext:value-type="currency">
            <text:p>38,135,400 €</text:p>
          </table:table-cell>
          <table:table-cell table:style-name="ce67" office:value-type="currency" office:currency="EUR" office:value="3278800" calcext:value-type="currency">
            <text:p>3,278,800 €</text:p>
          </table:table-cell>
          <table:table-cell table:style-name="ce67" office:value-type="currency" office:currency="EUR" office:value="79500" calcext:value-type="currency">
            <text:p>79,5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20000" calcext:value-type="currency">
            <text:p>20,000 €</text:p>
          </table:table-cell>
          <table:table-cell table:style-name="ce67" office:value-type="currency" office:currency="EUR" office:value="1886900" calcext:value-type="currency">
            <text:p>1,886,900 €</text:p>
          </table:table-cell>
          <table:table-cell table:style-name="ce31" table:formula="of:=SUM([.H2:.M2])" office:value-type="currency" office:currency="EUR" office:value="43400600" calcext:value-type="currency">
            <text:p>43,400,600 €</text:p>
          </table:table-cell>
          <table:table-cell table:style-name="ce30" table:formula="of:=[.G2]-[.N2]" office:value-type="currency" office:currency="EUR" office:value="-43277000" calcext:value-type="currency">
            <text:p>-43,277,000 €</text:p>
          </table:table-cell>
          <table:table-cell table:style-name="ce67" office:value-type="currency" office:currency="EUR" office:value="105800" calcext:value-type="currency">
            <text:p>105,800 €</text:p>
          </table:table-cell>
          <table:table-cell table:style-name="ce4"/>
          <table:table-cell table:style-name="ce41" office:value-type="string" calcext:value-type="string">
            <text:p>11 01</text:p>
          </table:table-cell>
          <table:table-cell table:style-name="ce4" office:value-type="string" calcext:value-type="string">
            <text:p>Ministerium</text:p>
          </table:table-cell>
          <table:table-cell table:style-name="ce67" table:content-validation-name="val12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45500" calcext:value-type="currency">
            <text:p>45,500 €</text:p>
          </table:table-cell>
          <table:table-cell table:style-name="ce67" office:value-type="currency" office:currency="EUR" office:value="78100" calcext:value-type="currency">
            <text:p>78,1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95" table:formula="of:=SUM([.T2];[.W2];[.U2];[.V2])" office:value-type="currency" office:currency="EUR" office:value="123600" calcext:value-type="currency">
            <text:p>123,600 €</text:p>
          </table:table-cell>
          <table:table-cell table:style-name="ce67" office:value-type="currency" office:currency="EUR" office:value="38689100" calcext:value-type="currency">
            <text:p>38,689,100 €</text:p>
          </table:table-cell>
          <table:table-cell table:style-name="ce67" office:value-type="currency" office:currency="EUR" office:value="3350700" calcext:value-type="currency">
            <text:p>3,350,700 €</text:p>
          </table:table-cell>
          <table:table-cell table:style-name="ce67" office:value-type="currency" office:currency="EUR" office:value="79600" calcext:value-type="currency">
            <text:p>79,6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20000" calcext:value-type="currency">
            <text:p>20,000 €</text:p>
          </table:table-cell>
          <table:table-cell table:style-name="ce67" office:value-type="currency" office:currency="EUR" office:value="2015900" calcext:value-type="currency">
            <text:p>2,015,900 €</text:p>
          </table:table-cell>
          <table:table-cell table:style-name="ce31" table:formula="of:=SUM([.Y2:.AD2])" office:value-type="currency" office:currency="EUR" office:value="44155300" calcext:value-type="currency">
            <text:p>44,155,300 €</text:p>
          </table:table-cell>
          <table:table-cell table:style-name="ce30" table:formula="of:=[.X2]-[.AE2]" office:value-type="currency" office:currency="EUR" office:value="-44031700" calcext:value-type="currency">
            <text:p>-44,031,700 €</text:p>
          </table:table-cell>
          <table:table-cell table:style-name="ce67" office:value-type="currency" office:currency="EUR" office:value="140000" calcext:value-type="currency">
            <text:p>140,000 €</text:p>
          </table:table-cell>
          <table:table-cell table:number-columns-repeated="991"/>
        </table:table-row>
        <table:table-row table:style-name="ro2">
          <table:table-cell table:style-name="ce41" office:value-type="string" calcext:value-type="string">
            <text:p>11 02</text:p>
          </table:table-cell>
          <table:table-cell table:style-name="ce4" office:value-type="string" calcext:value-type="string">
            <text:p>Allgemeine Bewilligungen</text:p>
          </table:table-cell>
          <table:table-cell table:style-name="ce67" table:content-validation-name="val12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17839300" calcext:value-type="currency">
            <text:p>17,839,300 €</text:p>
          </table:table-cell>
          <table:table-cell table:style-name="ce67" office:value-type="currency" office:currency="EUR" office:value="163449000" calcext:value-type="currency">
            <text:p>163,449,000 €</text:p>
          </table:table-cell>
          <table:table-cell table:style-name="ce67" office:value-type="currency" office:currency="EUR" office:value="47854600" calcext:value-type="currency">
            <text:p>47,854,600 €</text:p>
          </table:table-cell>
          <table:table-cell table:style-name="ce95" table:formula="of:=SUM([.C3];[.F3];[.D3];[.E3])" office:value-type="currency" office:currency="EUR" office:value="229142900" calcext:value-type="currency">
            <text:p>229,142,900 €</text:p>
          </table:table-cell>
          <table:table-cell table:style-name="ce67" office:value-type="currency" office:currency="EUR" office:value="18062700" calcext:value-type="currency">
            <text:p>18,062,700 €</text:p>
          </table:table-cell>
          <table:table-cell table:style-name="ce67" office:value-type="currency" office:currency="EUR" office:value="1603700" calcext:value-type="currency">
            <text:p>1,603,700 €</text:p>
          </table:table-cell>
          <table:table-cell table:style-name="ce67" office:value-type="currency" office:currency="EUR" office:value="634499500" calcext:value-type="currency">
            <text:p>634,499,500 €</text:p>
          </table:table-cell>
          <table:table-cell table:style-name="ce67" office:value-type="currency" office:currency="EUR" office:value="43000" calcext:value-type="currency">
            <text:p>43,000 €</text:p>
          </table:table-cell>
          <table:table-cell table:style-name="ce67" office:value-type="currency" office:currency="EUR" office:value="154525900" calcext:value-type="currency">
            <text:p>154,525,900 €</text:p>
          </table:table-cell>
          <table:table-cell table:style-name="ce67" office:value-type="currency" office:currency="EUR" office:value="-6340100" calcext:value-type="currency">
            <text:p>-6,340,100 €</text:p>
          </table:table-cell>
          <table:table-cell table:style-name="ce31" table:formula="of:=SUM([.H3:.M3])" office:value-type="currency" office:currency="EUR" office:value="802394700" calcext:value-type="currency">
            <text:p>802,394,700 €</text:p>
          </table:table-cell>
          <table:table-cell table:style-name="ce30" table:formula="of:=[.G3]-[.N3]" office:value-type="currency" office:currency="EUR" office:value="-573251800" calcext:value-type="currency">
            <text:p>-573,251,800 €</text:p>
          </table:table-cell>
          <table:table-cell table:style-name="ce67" office:value-type="currency" office:currency="EUR" office:value="356624100" calcext:value-type="currency">
            <text:p>356,624,100 €</text:p>
          </table:table-cell>
          <table:table-cell table:style-name="ce4"/>
          <table:table-cell table:style-name="ce41" office:value-type="string" calcext:value-type="string">
            <text:p>11 02</text:p>
          </table:table-cell>
          <table:table-cell table:style-name="ce4" office:value-type="string" calcext:value-type="string">
            <text:p>Allgemeine Bewilligungen</text:p>
          </table:table-cell>
          <table:table-cell table:style-name="ce67" table:content-validation-name="val12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2374800" calcext:value-type="currency">
            <text:p>2,374,800 €</text:p>
          </table:table-cell>
          <table:table-cell table:style-name="ce67" office:value-type="currency" office:currency="EUR" office:value="170418200" calcext:value-type="currency">
            <text:p>170,418,200 €</text:p>
          </table:table-cell>
          <table:table-cell table:style-name="ce67" office:value-type="currency" office:currency="EUR" office:value="45730800" calcext:value-type="currency">
            <text:p>45,730,800 €</text:p>
          </table:table-cell>
          <table:table-cell table:style-name="ce95" table:formula="of:=SUM([.T3];[.W3];[.U3];[.V3])" office:value-type="currency" office:currency="EUR" office:value="218523800" calcext:value-type="currency">
            <text:p>218,523,800 €</text:p>
          </table:table-cell>
          <table:table-cell table:style-name="ce67" office:value-type="currency" office:currency="EUR" office:value="18067700" calcext:value-type="currency">
            <text:p>18,067,700 €</text:p>
          </table:table-cell>
          <table:table-cell table:style-name="ce67" office:value-type="currency" office:currency="EUR" office:value="1465500" calcext:value-type="currency">
            <text:p>1,465,500 €</text:p>
          </table:table-cell>
          <table:table-cell table:style-name="ce67" office:value-type="currency" office:currency="EUR" office:value="615501200" calcext:value-type="currency">
            <text:p>615,501,2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150073600" calcext:value-type="currency">
            <text:p>150,073,600 €</text:p>
          </table:table-cell>
          <table:table-cell table:style-name="ce67" office:value-type="currency" office:currency="EUR" office:value="-1000000" calcext:value-type="currency">
            <text:p>-1,000,000 €</text:p>
          </table:table-cell>
          <table:table-cell table:style-name="ce31" table:formula="of:=SUM([.Y3:.AD3])" office:value-type="currency" office:currency="EUR" office:value="784108000" calcext:value-type="currency">
            <text:p>784,108,000 €</text:p>
          </table:table-cell>
          <table:table-cell table:style-name="ce30" table:formula="of:=[.X3]-[.AE3]" office:value-type="currency" office:currency="EUR" office:value="-565584200" calcext:value-type="currency">
            <text:p>-565,584,200 €</text:p>
          </table:table-cell>
          <table:table-cell table:style-name="ce67" office:value-type="currency" office:currency="EUR" office:value="231053000" calcext:value-type="currency">
            <text:p>231,053,000 €</text:p>
          </table:table-cell>
          <table:table-cell table:number-columns-repeated="991"/>
        </table:table-row>
        <table:table-row table:style-name="ro2">
          <table:table-cell table:style-name="ce41" office:value-type="string" calcext:value-type="string">
            <text:p>11 03</text:p>
          </table:table-cell>
          <table:table-cell table:style-name="ce4" office:value-type="string" calcext:value-type="string">
            <text:p>Förderung der Wissenschaft</text:p>
          </table:table-cell>
          <table:table-cell table:style-name="ce67" table:content-validation-name="val12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16353400" calcext:value-type="currency">
            <text:p>16,353,400 €</text:p>
          </table:table-cell>
          <table:table-cell table:style-name="ce67" office:value-type="currency" office:currency="EUR" office:value="33601700" calcext:value-type="currency">
            <text:p>33,601,700 €</text:p>
          </table:table-cell>
          <table:table-cell table:style-name="ce67" office:value-type="currency" office:currency="EUR" office:value="82388800" calcext:value-type="currency">
            <text:p>82,388,800 €</text:p>
          </table:table-cell>
          <table:table-cell table:style-name="ce95" table:formula="of:=SUM([.C4];[.F4];[.D4];[.E4])" office:value-type="currency" office:currency="EUR" office:value="132343900" calcext:value-type="currency">
            <text:p>132,343,9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4604500" calcext:value-type="currency">
            <text:p>4,604,500 €</text:p>
          </table:table-cell>
          <table:table-cell table:style-name="ce67" office:value-type="currency" office:currency="EUR" office:value="190392300" calcext:value-type="currency">
            <text:p>190,392,3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178480500" calcext:value-type="currency">
            <text:p>178,480,5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31" table:formula="of:=SUM([.H4:.M4])" office:value-type="currency" office:currency="EUR" office:value="373477300" calcext:value-type="currency">
            <text:p>373,477,300 €</text:p>
          </table:table-cell>
          <table:table-cell table:style-name="ce30" table:formula="of:=[.G4]-[.N4]" office:value-type="currency" office:currency="EUR" office:value="-241133400" calcext:value-type="currency">
            <text:p>-241,133,400 €</text:p>
          </table:table-cell>
          <table:table-cell table:style-name="ce67" office:value-type="currency" office:currency="EUR" office:value="293073900" calcext:value-type="currency">
            <text:p>293,073,900 €</text:p>
          </table:table-cell>
          <table:table-cell table:style-name="ce4"/>
          <table:table-cell table:style-name="ce41" office:value-type="string" calcext:value-type="string">
            <text:p>11 03</text:p>
          </table:table-cell>
          <table:table-cell table:style-name="ce4" office:value-type="string" calcext:value-type="string">
            <text:p>Förderung der Wissenschaft</text:p>
          </table:table-cell>
          <table:table-cell table:style-name="ce67" table:content-validation-name="val12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8313300" calcext:value-type="currency">
            <text:p>8,313,300 €</text:p>
          </table:table-cell>
          <table:table-cell table:style-name="ce67" office:value-type="currency" office:currency="EUR" office:value="33699100" calcext:value-type="currency">
            <text:p>33,699,100 €</text:p>
          </table:table-cell>
          <table:table-cell table:style-name="ce67" office:value-type="currency" office:currency="EUR" office:value="86915800" calcext:value-type="currency">
            <text:p>86,915,800 €</text:p>
          </table:table-cell>
          <table:table-cell table:style-name="ce95" table:formula="of:=SUM([.T4];[.W4];[.U4];[.V4])" office:value-type="currency" office:currency="EUR" office:value="128928200" calcext:value-type="currency">
            <text:p>128,928,2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3169500" calcext:value-type="currency">
            <text:p>3,169,500 €</text:p>
          </table:table-cell>
          <table:table-cell table:style-name="ce67" office:value-type="currency" office:currency="EUR" office:value="206191100" calcext:value-type="currency">
            <text:p>206,191,1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213724300" calcext:value-type="currency">
            <text:p>213,724,3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31" table:formula="of:=SUM([.Y4:.AD4])" office:value-type="currency" office:currency="EUR" office:value="423084900" calcext:value-type="currency">
            <text:p>423,084,900 €</text:p>
          </table:table-cell>
          <table:table-cell table:style-name="ce30" table:formula="of:=[.X4]-[.AE4]" office:value-type="currency" office:currency="EUR" office:value="-294156700" calcext:value-type="currency">
            <text:p>-294,156,700 €</text:p>
          </table:table-cell>
          <table:table-cell table:style-name="ce67" office:value-type="currency" office:currency="EUR" office:value="267810400" calcext:value-type="currency">
            <text:p>267,810,400 €</text:p>
          </table:table-cell>
          <table:table-cell table:number-columns-repeated="991"/>
        </table:table-row>
        <table:table-row table:style-name="ro2">
          <table:table-cell table:style-name="ce41" office:value-type="string" calcext:value-type="string">
            <text:p>11 04</text:p>
          </table:table-cell>
          <table:table-cell table:style-name="ce4" office:value-type="string" calcext:value-type="string">
            <text:p>Förderung der Forschung</text:p>
          </table:table-cell>
          <table:table-cell table:style-name="ce67" table:content-validation-name="val12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722000" calcext:value-type="currency">
            <text:p>722,000 €</text:p>
          </table:table-cell>
          <table:table-cell table:style-name="ce67" office:value-type="currency" office:currency="EUR" office:value="27561100" calcext:value-type="currency">
            <text:p>27,561,100 €</text:p>
          </table:table-cell>
          <table:table-cell table:style-name="ce67" office:value-type="currency" office:currency="EUR" office:value="4470700" calcext:value-type="currency">
            <text:p>4,470,700 €</text:p>
          </table:table-cell>
          <table:table-cell table:style-name="ce95" table:formula="of:=SUM([.C5];[.F5];[.D5];[.E5])" office:value-type="currency" office:currency="EUR" office:value="32753800" calcext:value-type="currency">
            <text:p>32,753,8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58000" calcext:value-type="currency">
            <text:p>58,000 €</text:p>
          </table:table-cell>
          <table:table-cell table:style-name="ce67" office:value-type="currency" office:currency="EUR" office:value="111719700" calcext:value-type="currency">
            <text:p>111,719,7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17973000" calcext:value-type="currency">
            <text:p>17,973,0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31" table:formula="of:=SUM([.H5:.M5])" office:value-type="currency" office:currency="EUR" office:value="129750700" calcext:value-type="currency">
            <text:p>129,750,700 €</text:p>
          </table:table-cell>
          <table:table-cell table:style-name="ce30" table:formula="of:=[.G5]-[.N5]" office:value-type="currency" office:currency="EUR" office:value="-96996900" calcext:value-type="currency">
            <text:p>-96,996,900 €</text:p>
          </table:table-cell>
          <table:table-cell table:style-name="ce67" office:value-type="currency" office:currency="EUR" office:value="195456000" calcext:value-type="currency">
            <text:p>195,456,000 €</text:p>
          </table:table-cell>
          <table:table-cell/>
          <table:table-cell table:style-name="ce41" office:value-type="string" calcext:value-type="string">
            <text:p>11 04</text:p>
          </table:table-cell>
          <table:table-cell table:style-name="ce4" office:value-type="string" calcext:value-type="string">
            <text:p>Förderung der Forschung</text:p>
          </table:table-cell>
          <table:table-cell table:style-name="ce67" table:content-validation-name="val12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822500" calcext:value-type="currency">
            <text:p>822,500 €</text:p>
          </table:table-cell>
          <table:table-cell table:style-name="ce67" office:value-type="currency" office:currency="EUR" office:value="26987700" calcext:value-type="currency">
            <text:p>26,987,700 €</text:p>
          </table:table-cell>
          <table:table-cell table:style-name="ce67" office:value-type="currency" office:currency="EUR" office:value="5315800" calcext:value-type="currency">
            <text:p>5,315,800 €</text:p>
          </table:table-cell>
          <table:table-cell table:style-name="ce95" table:formula="of:=SUM([.T5];[.W5];[.U5];[.V5])" office:value-type="currency" office:currency="EUR" office:value="33126000" calcext:value-type="currency">
            <text:p>33,126,0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2188000" calcext:value-type="currency">
            <text:p>2,188,000 €</text:p>
          </table:table-cell>
          <table:table-cell table:style-name="ce67" office:value-type="currency" office:currency="EUR" office:value="132246500" calcext:value-type="currency">
            <text:p>132,246,5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31940000" calcext:value-type="currency">
            <text:p>31,940,0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31" table:formula="of:=SUM([.Y5:.AD5])" office:value-type="currency" office:currency="EUR" office:value="166374500" calcext:value-type="currency">
            <text:p>166,374,500 €</text:p>
          </table:table-cell>
          <table:table-cell table:style-name="ce30" table:formula="of:=[.X5]-[.AE5]" office:value-type="currency" office:currency="EUR" office:value="-133248500" calcext:value-type="currency">
            <text:p>-133,248,500 €</text:p>
          </table:table-cell>
          <table:table-cell table:style-name="ce67" office:value-type="currency" office:currency="EUR" office:value="195456000" calcext:value-type="currency">
            <text:p>195,456,000 €</text:p>
          </table:table-cell>
          <table:table-cell table:number-columns-repeated="991"/>
        </table:table-row>
        <table:table-row table:style-name="ro2">
          <table:table-cell table:style-name="ce41" office:value-type="string" calcext:value-type="string">
            <text:p>11 05</text:p>
          </table:table-cell>
          <table:table-cell table:style-name="ce4" office:value-type="string" calcext:value-type="string">
            <text:p>Förderung der Kunst und Kutlur</text:p>
          </table:table-cell>
          <table:table-cell table:style-name="ce67" table:content-validation-name="val12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2726000" calcext:value-type="currency">
            <text:p>2,726,000 €</text:p>
          </table:table-cell>
          <table:table-cell table:style-name="ce67" office:value-type="currency" office:currency="EUR" office:value="23280800" calcext:value-type="currency">
            <text:p>23,280,8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95" table:formula="of:=SUM([.C6];[.F6];[.D6];[.E6])" office:value-type="currency" office:currency="EUR" office:value="26006800" calcext:value-type="currency">
            <text:p>26,006,800 €</text:p>
          </table:table-cell>
          <table:table-cell table:style-name="ce67" office:value-type="currency" office:currency="EUR" office:value="13895500" calcext:value-type="currency">
            <text:p>13,895,500 €</text:p>
          </table:table-cell>
          <table:table-cell table:style-name="ce67" office:value-type="currency" office:currency="EUR" office:value="18002300" calcext:value-type="currency">
            <text:p>18,002,300 €</text:p>
          </table:table-cell>
          <table:table-cell table:style-name="ce67" office:value-type="currency" office:currency="EUR" office:value="1368119000" calcext:value-type="currency">
            <text:p>1,368,119,0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173657100" calcext:value-type="currency">
            <text:p>173,657,1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31" table:formula="of:=SUM([.H6:.M6])" office:value-type="currency" office:currency="EUR" office:value="1573673900" calcext:value-type="currency">
            <text:p>1,573,673,900 €</text:p>
          </table:table-cell>
          <table:table-cell table:style-name="ce30" table:formula="of:=[.G6]-[.N6]" office:value-type="currency" office:currency="EUR" office:value="-1547667100" calcext:value-type="currency">
            <text:p>-1,547,667,100 €</text:p>
          </table:table-cell>
          <table:table-cell table:style-name="ce67" office:value-type="currency" office:currency="EUR" office:value="1310919600" calcext:value-type="currency">
            <text:p>1,310,919,600 €</text:p>
          </table:table-cell>
          <table:table-cell table:style-name="ce4"/>
          <table:table-cell table:style-name="ce41" office:value-type="string" calcext:value-type="string">
            <text:p>11 05</text:p>
          </table:table-cell>
          <table:table-cell table:style-name="ce4" office:value-type="string" calcext:value-type="string">
            <text:p>Förderung der Kunst und Kutlur</text:p>
          </table:table-cell>
          <table:table-cell table:style-name="ce67" table:content-validation-name="val12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2726000" calcext:value-type="currency">
            <text:p>2,726,000 €</text:p>
          </table:table-cell>
          <table:table-cell table:style-name="ce67" office:value-type="currency" office:currency="EUR" office:value="23430800" calcext:value-type="currency">
            <text:p>23,430,8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95" table:formula="of:=SUM([.T6];[.W6];[.U6];[.V6])" office:value-type="currency" office:currency="EUR" office:value="26156800" calcext:value-type="currency">
            <text:p>26,156,800 €</text:p>
          </table:table-cell>
          <table:table-cell table:style-name="ce67" office:value-type="currency" office:currency="EUR" office:value="11425800" calcext:value-type="currency">
            <text:p>11,425,800 €</text:p>
          </table:table-cell>
          <table:table-cell table:style-name="ce67" office:value-type="currency" office:currency="EUR" office:value="16531100" calcext:value-type="currency">
            <text:p>16,531,100 €</text:p>
          </table:table-cell>
          <table:table-cell table:style-name="ce67" office:value-type="currency" office:currency="EUR" office:value="1367866200" calcext:value-type="currency">
            <text:p>1,367,866,2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148925900" calcext:value-type="currency">
            <text:p>148,925,9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31" table:formula="of:=SUM([.Y6:.AD6])" office:value-type="currency" office:currency="EUR" office:value="1544749000" calcext:value-type="currency">
            <text:p>1,544,749,000 €</text:p>
          </table:table-cell>
          <table:table-cell table:style-name="ce30" table:formula="of:=[.X6]-[.AE6]" office:value-type="currency" office:currency="EUR" office:value="-1518592200" calcext:value-type="currency">
            <text:p>-1,518,592,200 €</text:p>
          </table:table-cell>
          <table:table-cell table:style-name="ce67" office:value-type="currency" office:currency="EUR" office:value="1456301000" calcext:value-type="currency">
            <text:p>1,456,301,000 €</text:p>
          </table:table-cell>
          <table:table-cell table:number-columns-repeated="991"/>
        </table:table-row>
        <table:table-row table:style-name="ro2">
          <table:table-cell table:style-name="ce41" office:value-type="string" calcext:value-type="string">
            <text:p>11 06</text:p>
          </table:table-cell>
          <table:table-cell table:style-name="ce4" office:value-type="string" calcext:value-type="string">
            <text:p>Sammelansatz für die Hochschulen</text:p>
          </table:table-cell>
          <table:table-cell table:style-name="ce67" table:content-validation-name="val12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22059000" calcext:value-type="currency">
            <text:p>22,059,000 €</text:p>
          </table:table-cell>
          <table:table-cell table:style-name="ce67" office:value-type="currency" office:currency="EUR" office:value="497496100" calcext:value-type="currency">
            <text:p>497,496,100 €</text:p>
          </table:table-cell>
          <table:table-cell table:style-name="ce67" office:value-type="currency" office:currency="EUR" office:value="40277000" calcext:value-type="currency">
            <text:p>40,277,000 €</text:p>
          </table:table-cell>
          <table:table-cell table:style-name="ce95" table:formula="of:=SUM([.C7];[.F7];[.D7];[.E7])" office:value-type="currency" office:currency="EUR" office:value="559832100" calcext:value-type="currency">
            <text:p>559,832,100 €</text:p>
          </table:table-cell>
          <table:table-cell table:style-name="ce67" office:value-type="currency" office:currency="EUR" office:value="69289500" calcext:value-type="currency">
            <text:p>69,289,500 €</text:p>
          </table:table-cell>
          <table:table-cell table:style-name="ce67" office:value-type="currency" office:currency="EUR" office:value="7380300" calcext:value-type="currency">
            <text:p>7,380,300 €</text:p>
          </table:table-cell>
          <table:table-cell table:style-name="ce67" office:value-type="currency" office:currency="EUR" office:value="3774900500" calcext:value-type="currency">
            <text:p>3,774,900,5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531126900" calcext:value-type="currency">
            <text:p>531,126,900 €</text:p>
          </table:table-cell>
          <table:table-cell table:style-name="ce67" office:value-type="currency" office:currency="EUR" office:value="31010200" calcext:value-type="currency">
            <text:p>31,010,200 €</text:p>
          </table:table-cell>
          <table:table-cell table:style-name="ce31" table:formula="of:=SUM([.H7:.M7])" office:value-type="currency" office:currency="EUR" office:value="4413707400" calcext:value-type="currency">
            <text:p>4,413,707,400 €</text:p>
          </table:table-cell>
          <table:table-cell table:style-name="ce30" table:formula="of:=[.G7]-[.N7]" office:value-type="currency" office:currency="EUR" office:value="-3853875300" calcext:value-type="currency">
            <text:p>-3,853,875,300 €</text:p>
          </table:table-cell>
          <table:table-cell table:style-name="ce67" office:value-type="currency" office:currency="EUR" office:value="1270387000" calcext:value-type="currency">
            <text:p>1,270,387,000 €</text:p>
          </table:table-cell>
          <table:table-cell table:style-name="ce4"/>
          <table:table-cell table:style-name="ce41" office:value-type="string" calcext:value-type="string">
            <text:p>11 05 03</text:p>
          </table:table-cell>
          <table:table-cell table:style-name="ce4" office:value-type="string" calcext:value-type="string">
            <text:p>Kulturpass für junge Erwachsene</text:p>
          </table:table-cell>
          <table:table-cell table:style-name="ce67" table:content-validation-name="val12" office:value-type="currency" office:currency="EUR" office:value="0" calcext:value-type="currency">
            <text:p>0 €</text:p>
          </table:table-cell>
          <table:table-cell table:number-columns-repeated="3" table:style-name="ce67" office:value-type="currency" office:currency="EUR" office:value="0" calcext:value-type="currency">
            <text:p>0 €</text:p>
          </table:table-cell>
          <table:table-cell table:style-name="ce95" table:formula="of:=SUM([.T7];[.W7];[.U7];[.V7])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265000" calcext:value-type="currency">
            <text:p>265,000 €</text:p>
          </table:table-cell>
          <table:table-cell table:style-name="ce67" office:value-type="currency" office:currency="EUR" office:value="156300" calcext:value-type="currency">
            <text:p>156,300 €</text:p>
          </table:table-cell>
          <table:table-cell table:style-name="ce67" office:value-type="currency" office:currency="EUR" office:value="13980000" calcext:value-type="currency">
            <text:p>13,980,000 €</text:p>
          </table:table-cell>
          <table:table-cell table:number-columns-repeated="3" table:style-name="ce67" office:value-type="currency" office:currency="EUR" office:value="0" calcext:value-type="currency">
            <text:p>0 €</text:p>
          </table:table-cell>
          <table:table-cell table:style-name="ce31" table:formula="of:=SUM([.Y7:.AD7])" office:value-type="currency" office:currency="EUR" office:value="14401300" calcext:value-type="currency">
            <text:p>14,401,300 €</text:p>
          </table:table-cell>
          <table:table-cell table:style-name="ce30" table:formula="of:=[.X7]-[.AE7]" office:value-type="currency" office:currency="EUR" office:value="-14401300" calcext:value-type="currency">
            <text:p>-14,401,3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number-columns-repeated="991"/>
        </table:table-row>
        <table:table-row table:style-name="ro2">
          <table:table-cell table:style-name="ce41" office:value-type="string" calcext:value-type="string">
            <text:p>11 07</text:p>
          </table:table-cell>
          <table:table-cell table:style-name="ce4" office:value-type="string" calcext:value-type="string">
            <text:p>Außeruniversitäre Forschungsförderung gemäß GWK-Abkommen</text:p>
          </table:table-cell>
          <table:table-cell table:style-name="ce67" table:content-validation-name="val12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1261000" calcext:value-type="currency">
            <text:p>1,261,000 €</text:p>
          </table:table-cell>
          <table:table-cell table:style-name="ce67" office:value-type="currency" office:currency="EUR" office:value="178138000" calcext:value-type="currency">
            <text:p>178,138,0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95" table:formula="of:=SUM([.C8];[.F8];[.D8];[.E8])" office:value-type="currency" office:currency="EUR" office:value="179399000" calcext:value-type="currency">
            <text:p>179,399,000 €</text:p>
          </table:table-cell>
          <table:table-cell table:style-name="ce67" office:value-type="currency" office:currency="EUR" office:value="3282800" calcext:value-type="currency">
            <text:p>3,282,800 €</text:p>
          </table:table-cell>
          <table:table-cell table:style-name="ce67" office:value-type="currency" office:currency="EUR" office:value="15000" calcext:value-type="currency">
            <text:p>15,000 €</text:p>
          </table:table-cell>
          <table:table-cell table:style-name="ce67" office:value-type="currency" office:currency="EUR" office:value="498633500" calcext:value-type="currency">
            <text:p>498,633,5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108161700" calcext:value-type="currency">
            <text:p>108,161,7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31" table:formula="of:=SUM([.H8:.M8])" office:value-type="currency" office:currency="EUR" office:value="610093000" calcext:value-type="currency">
            <text:p>610,093,000 €</text:p>
          </table:table-cell>
          <table:table-cell table:style-name="ce30" table:formula="of:=[.G8]-[.N8]" office:value-type="currency" office:currency="EUR" office:value="-430694000" calcext:value-type="currency">
            <text:p>-430,694,0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4"/>
          <table:table-cell table:style-name="ce41" office:value-type="string" calcext:value-type="string">
            <text:p>11 06</text:p>
          </table:table-cell>
          <table:table-cell table:style-name="ce4" office:value-type="string" calcext:value-type="string">
            <text:p>Sammelansatz für die Hochschulen</text:p>
          </table:table-cell>
          <table:table-cell table:style-name="ce67" table:content-validation-name="val12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7167000" calcext:value-type="currency">
            <text:p>7,167,000 €</text:p>
          </table:table-cell>
          <table:table-cell table:style-name="ce67" office:value-type="currency" office:currency="EUR" office:value="630612500" calcext:value-type="currency">
            <text:p>630,612,500 €</text:p>
          </table:table-cell>
          <table:table-cell table:style-name="ce67" office:value-type="currency" office:currency="EUR" office:value="57277000" calcext:value-type="currency">
            <text:p>57,277,000 €</text:p>
          </table:table-cell>
          <table:table-cell table:style-name="ce95" table:formula="of:=SUM([.T8];[.W8];[.U8];[.V8])" office:value-type="currency" office:currency="EUR" office:value="695056500" calcext:value-type="currency">
            <text:p>695,056,500 €</text:p>
          </table:table-cell>
          <table:table-cell table:style-name="ce67" office:value-type="currency" office:currency="EUR" office:value="73694200" calcext:value-type="currency">
            <text:p>73,694,200 €</text:p>
          </table:table-cell>
          <table:table-cell table:style-name="ce67" office:value-type="currency" office:currency="EUR" office:value="10360800" calcext:value-type="currency">
            <text:p>10,360,800 €</text:p>
          </table:table-cell>
          <table:table-cell table:style-name="ce67" office:value-type="currency" office:currency="EUR" office:value="3503858700" calcext:value-type="currency">
            <text:p>3,503,858,7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326244400" calcext:value-type="currency">
            <text:p>326,244,400 €</text:p>
          </table:table-cell>
          <table:table-cell table:style-name="ce67" office:value-type="currency" office:currency="EUR" office:value="34319400" calcext:value-type="currency">
            <text:p>34,319,400 €</text:p>
          </table:table-cell>
          <table:table-cell table:style-name="ce31" table:formula="of:=SUM([.Y8:.AD8])" office:value-type="currency" office:currency="EUR" office:value="3948477500" calcext:value-type="currency">
            <text:p>3,948,477,500 €</text:p>
          </table:table-cell>
          <table:table-cell table:style-name="ce30" table:formula="of:=[.X8]-[.AE8]" office:value-type="currency" office:currency="EUR" office:value="-3253421000" calcext:value-type="currency">
            <text:p>-3,253,421,000 €</text:p>
          </table:table-cell>
          <table:table-cell table:style-name="ce67" office:value-type="currency" office:currency="EUR" office:value="1270387000" calcext:value-type="currency">
            <text:p>1,270,387,000 €</text:p>
          </table:table-cell>
          <table:table-cell table:number-columns-repeated="991"/>
        </table:table-row>
        <table:table-row table:style-name="ro2">
          <table:table-cell table:style-name="ce41" office:value-type="string" calcext:value-type="string">
            <text:p>11 08</text:p>
          </table:table-cell>
          <table:table-cell table:style-name="ce4" office:value-type="string" calcext:value-type="string">
            <text:p>Studentische Angelegenheiten</text:p>
          </table:table-cell>
          <table:table-cell table:style-name="ce67" table:content-validation-name="val12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17510000" calcext:value-type="currency">
            <text:p>17,510,000 €</text:p>
          </table:table-cell>
          <table:table-cell table:style-name="ce67" office:value-type="currency" office:currency="EUR" office:value="278956200" calcext:value-type="currency">
            <text:p>278,956,200 €</text:p>
          </table:table-cell>
          <table:table-cell table:style-name="ce67" office:value-type="currency" office:currency="EUR" office:value="102000000" calcext:value-type="currency">
            <text:p>102,000,000 €</text:p>
          </table:table-cell>
          <table:table-cell table:style-name="ce95" table:formula="of:=SUM([.C9];[.F9];[.D9];[.E9])" office:value-type="currency" office:currency="EUR" office:value="398466200" calcext:value-type="currency">
            <text:p>398,466,2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5874500" calcext:value-type="currency">
            <text:p>5,874,500 €</text:p>
          </table:table-cell>
          <table:table-cell table:style-name="ce67" office:value-type="currency" office:currency="EUR" office:value="331512000" calcext:value-type="currency">
            <text:p>331,512,0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112430800" calcext:value-type="currency">
            <text:p>112,430,8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31" table:formula="of:=SUM([.H9:.M9])" office:value-type="currency" office:currency="EUR" office:value="449817300" calcext:value-type="currency">
            <text:p>449,817,300 €</text:p>
          </table:table-cell>
          <table:table-cell table:style-name="ce30" table:formula="of:=[.G9]-[.N9]" office:value-type="currency" office:currency="EUR" office:value="-51351100" calcext:value-type="currency">
            <text:p>-51,351,100 €</text:p>
          </table:table-cell>
          <table:table-cell table:style-name="ce67" office:value-type="currency" office:currency="EUR" office:value="16937000" calcext:value-type="currency">
            <text:p>16,937,000 €</text:p>
          </table:table-cell>
          <table:table-cell table:style-name="ce4"/>
          <table:table-cell table:style-name="ce41" office:value-type="string" calcext:value-type="string">
            <text:p>11 07</text:p>
          </table:table-cell>
          <table:table-cell table:style-name="ce4" office:value-type="string" calcext:value-type="string">
            <text:p>Außeruniversitäre Forschungsförderung gemäß GWK-Abkommen</text:p>
          </table:table-cell>
          <table:table-cell table:style-name="ce67" table:content-validation-name="val12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25201000" calcext:value-type="currency">
            <text:p>25,201,000 €</text:p>
          </table:table-cell>
          <table:table-cell table:style-name="ce67" office:value-type="currency" office:currency="EUR" office:value="182068500" calcext:value-type="currency">
            <text:p>182,068,5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95" table:formula="of:=SUM([.T9];[.W9];[.U9];[.V9])" office:value-type="currency" office:currency="EUR" office:value="207269500" calcext:value-type="currency">
            <text:p>207,269,500 €</text:p>
          </table:table-cell>
          <table:table-cell table:style-name="ce67" office:value-type="currency" office:currency="EUR" office:value="3020300" calcext:value-type="currency">
            <text:p>3,020,300 €</text:p>
          </table:table-cell>
          <table:table-cell table:style-name="ce67" office:value-type="currency" office:currency="EUR" office:value="196200" calcext:value-type="currency">
            <text:p>196,200 €</text:p>
          </table:table-cell>
          <table:table-cell table:style-name="ce67" office:value-type="currency" office:currency="EUR" office:value="728629300" calcext:value-type="currency">
            <text:p>728,629,3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310233900" calcext:value-type="currency">
            <text:p>310,233,9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31" table:formula="of:=SUM([.Y9:.AD9])" office:value-type="currency" office:currency="EUR" office:value="1042079700" calcext:value-type="currency">
            <text:p>1,042,079,700 €</text:p>
          </table:table-cell>
          <table:table-cell table:style-name="ce30" table:formula="of:=[.X9]-[.AE9]" office:value-type="currency" office:currency="EUR" office:value="-834810200" calcext:value-type="currency">
            <text:p>-834,810,2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number-columns-repeated="991"/>
        </table:table-row>
        <table:table-row table:style-name="ro2">
          <table:table-cell table:style-name="ce41" office:value-type="string" calcext:value-type="string">
            <text:p>11 09</text:p>
          </table:table-cell>
          <table:table-cell table:style-name="ce4" office:value-type="string" calcext:value-type="string">
            <text:p>Landesamt für Denkmalpflege und Archäologie</text:p>
          </table:table-cell>
          <table:table-cell table:style-name="ce67" table:content-validation-name="val12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3407900" calcext:value-type="currency">
            <text:p>3,407,900 €</text:p>
          </table:table-cell>
          <table:table-cell table:style-name="ce67" office:value-type="currency" office:currency="EUR" office:value="208100" calcext:value-type="currency">
            <text:p>208,1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95" table:formula="of:=SUM([.C10];[.F10];[.D10];[.E10])" office:value-type="currency" office:currency="EUR" office:value="3616000" calcext:value-type="currency">
            <text:p>3,616,000 €</text:p>
          </table:table-cell>
          <table:table-cell table:style-name="ce67" office:value-type="currency" office:currency="EUR" office:value="50248500" calcext:value-type="currency">
            <text:p>50,248,500 €</text:p>
          </table:table-cell>
          <table:table-cell table:style-name="ce67" office:value-type="currency" office:currency="EUR" office:value="25400300" calcext:value-type="currency">
            <text:p>25,400,300 €</text:p>
          </table:table-cell>
          <table:table-cell table:style-name="ce67" office:value-type="currency" office:currency="EUR" office:value="5005500" calcext:value-type="currency">
            <text:p>5,005,5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25746400" calcext:value-type="currency">
            <text:p>25,746,400 €</text:p>
          </table:table-cell>
          <table:table-cell table:style-name="ce67" office:value-type="currency" office:currency="EUR" office:value="16483100" calcext:value-type="currency">
            <text:p>16,483,100 €</text:p>
          </table:table-cell>
          <table:table-cell table:style-name="ce31" table:formula="of:=SUM([.H10:.M10])" office:value-type="currency" office:currency="EUR" office:value="122883800" calcext:value-type="currency">
            <text:p>122,883,800 €</text:p>
          </table:table-cell>
          <table:table-cell table:style-name="ce30" table:formula="of:=[.G10]-[.N10]" office:value-type="currency" office:currency="EUR" office:value="-119267800" calcext:value-type="currency">
            <text:p>-119,267,800 €</text:p>
          </table:table-cell>
          <table:table-cell table:style-name="ce67" office:value-type="currency" office:currency="EUR" office:value="41981000" calcext:value-type="currency">
            <text:p>41,981,000 €</text:p>
          </table:table-cell>
          <table:table-cell table:style-name="ce4"/>
          <table:table-cell table:style-name="ce41" office:value-type="string" calcext:value-type="string">
            <text:p>11 08</text:p>
          </table:table-cell>
          <table:table-cell table:style-name="ce4" office:value-type="string" calcext:value-type="string">
            <text:p>Studentische Angelegenheiten</text:p>
          </table:table-cell>
          <table:table-cell table:style-name="ce67" table:content-validation-name="val12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7740000" calcext:value-type="currency">
            <text:p>7,740,000 €</text:p>
          </table:table-cell>
          <table:table-cell table:style-name="ce67" office:value-type="currency" office:currency="EUR" office:value="279756200" calcext:value-type="currency">
            <text:p>279,756,200 €</text:p>
          </table:table-cell>
          <table:table-cell table:style-name="ce67" office:value-type="currency" office:currency="EUR" office:value="103010000" calcext:value-type="currency">
            <text:p>103,010,000 €</text:p>
          </table:table-cell>
          <table:table-cell table:style-name="ce95" table:formula="of:=SUM([.T10];[.W10];[.U10];[.V10])" office:value-type="currency" office:currency="EUR" office:value="390506200" calcext:value-type="currency">
            <text:p>390,506,2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5614500" calcext:value-type="currency">
            <text:p>5,614,500 €</text:p>
          </table:table-cell>
          <table:table-cell table:style-name="ce67" office:value-type="currency" office:currency="EUR" office:value="332038500" calcext:value-type="currency">
            <text:p>332,038,5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113182700" calcext:value-type="currency">
            <text:p>113,182,7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31" table:formula="of:=SUM([.Y10:.AD10])" office:value-type="currency" office:currency="EUR" office:value="450835700" calcext:value-type="currency">
            <text:p>450,835,700 €</text:p>
          </table:table-cell>
          <table:table-cell table:style-name="ce30" table:formula="of:=[.X10]-[.AE10]" office:value-type="currency" office:currency="EUR" office:value="-60329500" calcext:value-type="currency">
            <text:p>-60,329,500 €</text:p>
          </table:table-cell>
          <table:table-cell table:style-name="ce67" office:value-type="currency" office:currency="EUR" office:value="43131600" calcext:value-type="currency">
            <text:p>43,131,600 €</text:p>
          </table:table-cell>
          <table:table-cell table:number-columns-repeated="991"/>
        </table:table-row>
        <table:table-row table:style-name="ro5">
          <table:table-cell table:style-name="ce41" office:value-type="string" calcext:value-type="string">
            <text:p>11 10</text:p>
          </table:table-cell>
          <table:table-cell table:style-name="ce4" office:value-type="string" calcext:value-type="string">
            <text:p>Staatsarchiv</text:p>
          </table:table-cell>
          <table:table-cell table:style-name="ce67" table:content-validation-name="val12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524200" calcext:value-type="currency">
            <text:p>524,200 €</text:p>
          </table:table-cell>
          <table:table-cell table:style-name="ce67" office:value-type="currency" office:currency="EUR" office:value="1312000" calcext:value-type="currency">
            <text:p>1,312,0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95" table:formula="of:=SUM([.C11];[.F11];[.D11];[.E11])" office:value-type="currency" office:currency="EUR" office:value="1836200" calcext:value-type="currency">
            <text:p>1,836,200 €</text:p>
          </table:table-cell>
          <table:table-cell table:style-name="ce67" office:value-type="currency" office:currency="EUR" office:value="29964300" calcext:value-type="currency">
            <text:p>29,964,300 €</text:p>
          </table:table-cell>
          <table:table-cell table:style-name="ce67" office:value-type="currency" office:currency="EUR" office:value="14883100" calcext:value-type="currency">
            <text:p>14,883,100 €</text:p>
          </table:table-cell>
          <table:table-cell table:style-name="ce67" office:value-type="currency" office:currency="EUR" office:value="1399700" calcext:value-type="currency">
            <text:p>1,399,7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3400400" calcext:value-type="currency">
            <text:p>3,400,400 €</text:p>
          </table:table-cell>
          <table:table-cell table:style-name="ce67" office:value-type="currency" office:currency="EUR" office:value="365200" calcext:value-type="currency">
            <text:p>365,200 €</text:p>
          </table:table-cell>
          <table:table-cell table:style-name="ce31" table:formula="of:=SUM([.H11:.M11])" office:value-type="currency" office:currency="EUR" office:value="50012700" calcext:value-type="currency">
            <text:p>50,012,700 €</text:p>
          </table:table-cell>
          <table:table-cell table:style-name="ce30" table:formula="of:=[.G11]-[.N11]" office:value-type="currency" office:currency="EUR" office:value="-48176500" calcext:value-type="currency">
            <text:p>-48,176,500 €</text:p>
          </table:table-cell>
          <table:table-cell table:style-name="ce67" office:value-type="currency" office:currency="EUR" office:value="150000" calcext:value-type="currency">
            <text:p>150,000 €</text:p>
          </table:table-cell>
          <table:table-cell table:style-name="ce4"/>
          <table:table-cell table:style-name="ce41" office:value-type="string" calcext:value-type="string">
            <text:p>11 08 08</text:p>
          </table:table-cell>
          <table:table-cell table:style-name="ce4" office:value-type="string" calcext:value-type="string">
            <text:p>Vergütung Praktisches Jahr Medizinstudium</text:p>
          </table:table-cell>
          <table:table-cell table:style-name="ce67" table:content-validation-name="val12" office:value-type="currency" office:currency="EUR" office:value="0" calcext:value-type="currency">
            <text:p>0 €</text:p>
          </table:table-cell>
          <table:table-cell table:number-columns-repeated="3" table:style-name="ce67" office:value-type="currency" office:currency="EUR" office:value="0" calcext:value-type="currency">
            <text:p>0 €</text:p>
          </table:table-cell>
          <table:table-cell table:style-name="ce95" table:formula="of:=SUM([.T11];[.W11];[.U11];[.V11])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134000" calcext:value-type="currency">
            <text:p>134,0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3045600" calcext:value-type="currency">
            <text:p>3,045,600 €</text:p>
          </table:table-cell>
          <table:table-cell table:number-columns-repeated="3" table:style-name="ce67" office:value-type="currency" office:currency="EUR" office:value="0" calcext:value-type="currency">
            <text:p>0 €</text:p>
          </table:table-cell>
          <table:table-cell table:style-name="ce31" table:formula="of:=SUM([.Y11:.AD11])" office:value-type="currency" office:currency="EUR" office:value="3179600" calcext:value-type="currency">
            <text:p>3,179,600 €</text:p>
          </table:table-cell>
          <table:table-cell table:style-name="ce30" table:formula="of:=[.X11]-[.AE11]" office:value-type="currency" office:currency="EUR" office:value="-3179600" calcext:value-type="currency">
            <text:p>-3,179,6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number-columns-repeated="991"/>
        </table:table-row>
        <table:table-row table:style-name="ro2">
          <table:table-cell table:style-name="ce41" office:value-type="string" calcext:value-type="string">
            <text:p>11 11</text:p>
          </table:table-cell>
          <table:table-cell table:style-name="ce4" office:value-type="string" calcext:value-type="string">
            <text:p>Ostdeutsche Staatstheater</text:p>
          </table:table-cell>
          <table:table-cell table:style-name="ce67" table:content-validation-name="val12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4000000" calcext:value-type="currency">
            <text:p>4,000,0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95" table:formula="of:=SUM([.C12];[.F12];[.D12];[.E12])" office:value-type="currency" office:currency="EUR" office:value="4000000" calcext:value-type="currency">
            <text:p>4,000,0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1000" calcext:value-type="currency">
            <text:p>1,000 €</text:p>
          </table:table-cell>
          <table:table-cell table:style-name="ce67" office:value-type="currency" office:currency="EUR" office:value="151028300" calcext:value-type="currency">
            <text:p>151,028,3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890000" calcext:value-type="currency">
            <text:p>890,0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31" table:formula="of:=SUM([.H12:.M12])" office:value-type="currency" office:currency="EUR" office:value="151919300" calcext:value-type="currency">
            <text:p>151,919,300 €</text:p>
          </table:table-cell>
          <table:table-cell table:style-name="ce30" table:formula="of:=[.G12]-[.N12]" office:value-type="currency" office:currency="EUR" office:value="-147919300" calcext:value-type="currency">
            <text:p>-147,919,300 €</text:p>
          </table:table-cell>
          <table:table-cell table:style-name="ce67" office:value-type="currency" office:currency="EUR" office:value="14784800" calcext:value-type="currency">
            <text:p>14,784,800 €</text:p>
          </table:table-cell>
          <table:table-cell table:style-name="ce4"/>
          <table:table-cell table:style-name="ce41" office:value-type="string" calcext:value-type="string">
            <text:p>11 09</text:p>
          </table:table-cell>
          <table:table-cell table:style-name="ce4" office:value-type="string" calcext:value-type="string">
            <text:p>Landesamt für Denkmalpflege und Archäologie</text:p>
          </table:table-cell>
          <table:table-cell table:style-name="ce67" table:content-validation-name="val12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3659400" calcext:value-type="currency">
            <text:p>3,659,400 €</text:p>
          </table:table-cell>
          <table:table-cell table:style-name="ce67" office:value-type="currency" office:currency="EUR" office:value="208000" calcext:value-type="currency">
            <text:p>208,0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95" table:formula="of:=SUM([.T12];[.W12];[.U12];[.V12])" office:value-type="currency" office:currency="EUR" office:value="3867400" calcext:value-type="currency">
            <text:p>3,867,400 €</text:p>
          </table:table-cell>
          <table:table-cell table:style-name="ce67" office:value-type="currency" office:currency="EUR" office:value="51918500" calcext:value-type="currency">
            <text:p>51,918,500 €</text:p>
          </table:table-cell>
          <table:table-cell table:style-name="ce67" office:value-type="currency" office:currency="EUR" office:value="26707000" calcext:value-type="currency">
            <text:p>26,707,000 €</text:p>
          </table:table-cell>
          <table:table-cell table:style-name="ce67" office:value-type="currency" office:currency="EUR" office:value="4891800" calcext:value-type="currency">
            <text:p>4,891,8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21028100" calcext:value-type="currency">
            <text:p>21,028,100 €</text:p>
          </table:table-cell>
          <table:table-cell table:style-name="ce67" office:value-type="currency" office:currency="EUR" office:value="214600" calcext:value-type="currency">
            <text:p>214,600 €</text:p>
          </table:table-cell>
          <table:table-cell table:style-name="ce31" table:formula="of:=SUM([.Y12:.AD12])" office:value-type="currency" office:currency="EUR" office:value="104760000" calcext:value-type="currency">
            <text:p>104,760,000 €</text:p>
          </table:table-cell>
          <table:table-cell table:style-name="ce30" table:formula="of:=[.X12]-[.AE12]" office:value-type="currency" office:currency="EUR" office:value="-100892600" calcext:value-type="currency">
            <text:p>-100,892,600 €</text:p>
          </table:table-cell>
          <table:table-cell table:style-name="ce67" office:value-type="currency" office:currency="EUR" office:value="39536000" calcext:value-type="currency">
            <text:p>39,536,000 €</text:p>
          </table:table-cell>
          <table:table-cell table:number-columns-repeated="991"/>
        </table:table-row>
        <table:table-row table:style-name="ro2">
          <table:table-cell table:style-name="ce41" office:value-type="string" calcext:value-type="string">
            <text:p>11 12</text:p>
          </table:table-cell>
          <table:table-cell table:style-name="ce4" office:value-type="string" calcext:value-type="string">
            <text:p>Staatliche Schlösser, Gärten und Kunstsammlungen</text:p>
          </table:table-cell>
          <table:table-cell table:style-name="ce67" table:content-validation-name="val12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3494900" calcext:value-type="currency">
            <text:p>3,494,900 €</text:p>
          </table:table-cell>
          <table:table-cell table:number-columns-repeated="2" table:style-name="ce67" office:value-type="currency" office:currency="EUR" office:value="0" calcext:value-type="currency">
            <text:p>0 €</text:p>
          </table:table-cell>
          <table:table-cell table:style-name="ce95" table:formula="of:=SUM([.C13];[.F13];[.D13];[.E13])" office:value-type="currency" office:currency="EUR" office:value="3494900" calcext:value-type="currency">
            <text:p>3,494,900 €</text:p>
          </table:table-cell>
          <table:table-cell table:style-name="ce67" office:value-type="currency" office:currency="EUR" office:value="6077000" calcext:value-type="currency">
            <text:p>6,077,000 €</text:p>
          </table:table-cell>
          <table:table-cell table:style-name="ce67" office:value-type="currency" office:currency="EUR" office:value="9137900" calcext:value-type="currency">
            <text:p>9,137,900 €</text:p>
          </table:table-cell>
          <table:table-cell table:style-name="ce67" office:value-type="currency" office:currency="EUR" office:value="27100" calcext:value-type="currency">
            <text:p>27,1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452900" calcext:value-type="currency">
            <text:p>452,900 €</text:p>
          </table:table-cell>
          <table:table-cell table:style-name="ce67" office:value-type="currency" office:currency="EUR" office:value="33700" calcext:value-type="currency">
            <text:p>33,700 €</text:p>
          </table:table-cell>
          <table:table-cell table:style-name="ce31" table:formula="of:=SUM([.H13:.M13])" office:value-type="currency" office:currency="EUR" office:value="15728600" calcext:value-type="currency">
            <text:p>15,728,600 €</text:p>
          </table:table-cell>
          <table:table-cell table:style-name="ce30" table:formula="of:=[.G13]-[.N13]" office:value-type="currency" office:currency="EUR" office:value="-12233700" calcext:value-type="currency">
            <text:p>-12,233,7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4"/>
          <table:table-cell table:style-name="ce41" office:value-type="string" calcext:value-type="string">
            <text:p>11 10</text:p>
          </table:table-cell>
          <table:table-cell table:style-name="ce4" office:value-type="string" calcext:value-type="string">
            <text:p>Staatsarchiv</text:p>
          </table:table-cell>
          <table:table-cell table:style-name="ce67" table:content-validation-name="val12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525200" calcext:value-type="currency">
            <text:p>525,200 €</text:p>
          </table:table-cell>
          <table:table-cell table:style-name="ce67" office:value-type="currency" office:currency="EUR" office:value="1917600" calcext:value-type="currency">
            <text:p>1,917,6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95" table:formula="of:=SUM([.T13];[.W13];[.U13];[.V13])" office:value-type="currency" office:currency="EUR" office:value="2442800" calcext:value-type="currency">
            <text:p>2,442,800 €</text:p>
          </table:table-cell>
          <table:table-cell table:style-name="ce67" office:value-type="currency" office:currency="EUR" office:value="30167700" calcext:value-type="currency">
            <text:p>30,167,700 €</text:p>
          </table:table-cell>
          <table:table-cell table:style-name="ce67" office:value-type="currency" office:currency="EUR" office:value="17895300" calcext:value-type="currency">
            <text:p>17,895,300 €</text:p>
          </table:table-cell>
          <table:table-cell table:style-name="ce67" office:value-type="currency" office:currency="EUR" office:value="1283000" calcext:value-type="currency">
            <text:p>1,283,0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3672100" calcext:value-type="currency">
            <text:p>3,672,100 €</text:p>
          </table:table-cell>
          <table:table-cell table:style-name="ce67" office:value-type="currency" office:currency="EUR" office:value="401200" calcext:value-type="currency">
            <text:p>401,200 €</text:p>
          </table:table-cell>
          <table:table-cell table:style-name="ce31" table:formula="of:=SUM([.Y13:.AD13])" office:value-type="currency" office:currency="EUR" office:value="53419300" calcext:value-type="currency">
            <text:p>53,419,300 €</text:p>
          </table:table-cell>
          <table:table-cell table:style-name="ce30" table:formula="of:=[.X13]-[.AE13]" office:value-type="currency" office:currency="EUR" office:value="-50976500" calcext:value-type="currency">
            <text:p>-50,976,500 €</text:p>
          </table:table-cell>
          <table:table-cell table:style-name="ce67" office:value-type="currency" office:currency="EUR" office:value="150000" calcext:value-type="currency">
            <text:p>150,000 €</text:p>
          </table:table-cell>
          <table:table-cell table:number-columns-repeated="991"/>
        </table:table-row>
        <table:table-row table:style-name="ro2">
          <table:table-cell table:style-name="ce4" office:value-type="string" calcext:value-type="string">
            <text:p>11 13</text:p>
          </table:table-cell>
          <table:table-cell table:style-name="ce4" office:value-type="string" calcext:value-type="string">
            <text:p>Brücke-Museum</text:p>
          </table:table-cell>
          <table:table-cell table:style-name="ce67" table:content-validation-name="val12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280400" calcext:value-type="currency">
            <text:p>280,400 €</text:p>
          </table:table-cell>
          <table:table-cell table:style-name="ce67" office:value-type="currency" office:currency="EUR" office:value="5600" calcext:value-type="currency">
            <text:p>5,6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95" table:formula="of:=SUM([.C14];[.F14];[.D14];[.E14])" office:value-type="currency" office:currency="EUR" office:value="286000" calcext:value-type="currency">
            <text:p>286,000 €</text:p>
          </table:table-cell>
          <table:table-cell table:style-name="ce67" office:value-type="currency" office:currency="EUR" office:value="790400" calcext:value-type="currency">
            <text:p>790,400 €</text:p>
          </table:table-cell>
          <table:table-cell table:style-name="ce67" office:value-type="currency" office:currency="EUR" office:value="1373900" calcext:value-type="currency">
            <text:p>1,373,900 €</text:p>
          </table:table-cell>
          <table:table-cell table:style-name="ce67" office:value-type="currency" office:currency="EUR" office:value="1000" calcext:value-type="currency">
            <text:p>1,000 €</text:p>
          </table:table-cell>
          <table:table-cell table:number-columns-repeated="3" table:style-name="ce67" office:value-type="currency" office:currency="EUR" office:value="0" calcext:value-type="currency">
            <text:p>0 €</text:p>
          </table:table-cell>
          <table:table-cell table:style-name="ce31" table:formula="of:=SUM([.H14:.M14])" office:value-type="currency" office:currency="EUR" office:value="2165300" calcext:value-type="currency">
            <text:p>2,165,300 €</text:p>
          </table:table-cell>
          <table:table-cell table:style-name="ce30" table:formula="of:=[.G14]-[.N14]" office:value-type="currency" office:currency="EUR" office:value="-1879300" calcext:value-type="currency">
            <text:p>-1,879,300 €</text:p>
          </table:table-cell>
          <table:table-cell table:style-name="ce67" office:value-type="currency" office:currency="EUR" office:value="60000" calcext:value-type="currency">
            <text:p>60,000 €</text:p>
          </table:table-cell>
          <table:table-cell table:style-name="ce4"/>
          <table:table-cell table:style-name="ce41" office:value-type="string" calcext:value-type="string">
            <text:p>11 11</text:p>
          </table:table-cell>
          <table:table-cell table:style-name="ce4" office:value-type="string" calcext:value-type="string">
            <text:p>Ostdeutsche Staatstheater</text:p>
          </table:table-cell>
          <table:table-cell table:style-name="ce67" table:content-validation-name="val12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4000000" calcext:value-type="currency">
            <text:p>4,000,0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95" table:formula="of:=SUM([.T14];[.W14];[.U14];[.V14])" office:value-type="currency" office:currency="EUR" office:value="4000000" calcext:value-type="currency">
            <text:p>4,000,0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1000" calcext:value-type="currency">
            <text:p>1,000 €</text:p>
          </table:table-cell>
          <table:table-cell table:style-name="ce67" office:value-type="currency" office:currency="EUR" office:value="159825300" calcext:value-type="currency">
            <text:p>159,825,3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919900" calcext:value-type="currency">
            <text:p>919,9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31" table:formula="of:=SUM([.Y14:.AD14])" office:value-type="currency" office:currency="EUR" office:value="160746200" calcext:value-type="currency">
            <text:p>160,746,200 €</text:p>
          </table:table-cell>
          <table:table-cell table:style-name="ce30" table:formula="of:=[.X14]-[.AE14]" office:value-type="currency" office:currency="EUR" office:value="-156746200" calcext:value-type="currency">
            <text:p>-156,746,200 €</text:p>
          </table:table-cell>
          <table:table-cell table:style-name="ce67" office:value-type="currency" office:currency="EUR" office:value="13998400" calcext:value-type="currency">
            <text:p>13,998,400 €</text:p>
          </table:table-cell>
          <table:table-cell table:number-columns-repeated="991"/>
        </table:table-row>
        <table:table-row table:style-name="ro2">
          <table:table-cell table:style-name="ce4" office:value-type="string" calcext:value-type="string">
            <text:p>11 14</text:p>
          </table:table-cell>
          <table:table-cell table:style-name="ce4" office:value-type="string" calcext:value-type="string">
            <text:p>Gedenkstätte Deutscher Widerstand</text:p>
          </table:table-cell>
          <table:table-cell table:style-name="ce67" table:content-validation-name="val12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16000" calcext:value-type="currency">
            <text:p>16,000 €</text:p>
          </table:table-cell>
          <table:table-cell table:style-name="ce67" office:value-type="currency" office:currency="EUR" office:value="2901000" calcext:value-type="currency">
            <text:p>2,901,0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95" table:formula="of:=SUM([.C15];[.F15];[.D15];[.E15])" office:value-type="currency" office:currency="EUR" office:value="2917000" calcext:value-type="currency">
            <text:p>2,917,000 €</text:p>
          </table:table-cell>
          <table:table-cell table:style-name="ce67" office:value-type="currency" office:currency="EUR" office:value="3540400" calcext:value-type="currency">
            <text:p>3,540,400 €</text:p>
          </table:table-cell>
          <table:table-cell table:style-name="ce67" office:value-type="currency" office:currency="EUR" office:value="705500" calcext:value-type="currency">
            <text:p>705,500 €</text:p>
          </table:table-cell>
          <table:table-cell table:number-columns-repeated="4" table:style-name="ce67" office:value-type="currency" office:currency="EUR" office:value="0" calcext:value-type="currency">
            <text:p>0 €</text:p>
          </table:table-cell>
          <table:table-cell table:style-name="ce31" table:formula="of:=SUM([.H15:.M15])" office:value-type="currency" office:currency="EUR" office:value="4245900" calcext:value-type="currency">
            <text:p>4,245,900 €</text:p>
          </table:table-cell>
          <table:table-cell table:style-name="ce30" table:formula="of:=[.G15]-[.N15]" office:value-type="currency" office:currency="EUR" office:value="-1328900" calcext:value-type="currency">
            <text:p>-1,328,9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4"/>
          <table:table-cell table:style-name="ce41" office:value-type="string" calcext:value-type="string">
            <text:p>11 12</text:p>
          </table:table-cell>
          <table:table-cell table:style-name="ce4" office:value-type="string" calcext:value-type="string">
            <text:p>Staatliche Schlösser, Gärten und Kunstsammlungen</text:p>
          </table:table-cell>
          <table:table-cell table:style-name="ce67" table:content-validation-name="val12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4495000" calcext:value-type="currency">
            <text:p>4,495,000 €</text:p>
          </table:table-cell>
          <table:table-cell table:number-columns-repeated="2" table:style-name="ce67" office:value-type="currency" office:currency="EUR" office:value="0" calcext:value-type="currency">
            <text:p>0 €</text:p>
          </table:table-cell>
          <table:table-cell table:style-name="ce95" table:formula="of:=SUM([.T15];[.W15];[.U15];[.V15])" office:value-type="currency" office:currency="EUR" office:value="4495000" calcext:value-type="currency">
            <text:p>4,495,000 €</text:p>
          </table:table-cell>
          <table:table-cell table:style-name="ce67" office:value-type="currency" office:currency="EUR" office:value="6946100" calcext:value-type="currency">
            <text:p>6,946,100 €</text:p>
          </table:table-cell>
          <table:table-cell table:style-name="ce67" office:value-type="currency" office:currency="EUR" office:value="10323400" calcext:value-type="currency">
            <text:p>10,323,400 €</text:p>
          </table:table-cell>
          <table:table-cell table:style-name="ce67" office:value-type="currency" office:currency="EUR" office:value="27100" calcext:value-type="currency">
            <text:p>27,1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410100" calcext:value-type="currency">
            <text:p>410,100 €</text:p>
          </table:table-cell>
          <table:table-cell table:style-name="ce67" office:value-type="currency" office:currency="EUR" office:value="70500" calcext:value-type="currency">
            <text:p>70,500 €</text:p>
          </table:table-cell>
          <table:table-cell table:style-name="ce31" table:formula="of:=SUM([.Y15:.AD15])" office:value-type="currency" office:currency="EUR" office:value="17777200" calcext:value-type="currency">
            <text:p>17,777,200 €</text:p>
          </table:table-cell>
          <table:table-cell table:style-name="ce30" table:formula="of:=[.X15]-[.AE15]" office:value-type="currency" office:currency="EUR" office:value="-13282200" calcext:value-type="currency">
            <text:p>-13,282,2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number-columns-repeated="991"/>
        </table:table-row>
        <table:table-row table:style-name="ro2">
          <table:table-cell table:style-name="ce4" office:value-type="string" calcext:value-type="string">
            <text:p>11 15</text:p>
          </table:table-cell>
          <table:table-cell table:style-name="ce4" office:value-type="string" calcext:value-type="string">
            <text:p>Archäologisches Landesmuseum</text:p>
          </table:table-cell>
          <table:table-cell table:style-name="ce67" table:content-validation-name="val12" office:value-type="currency" office:currency="EUR" office:value="0" calcext:value-type="currency">
            <text:p>0 €</text:p>
          </table:table-cell>
          <table:table-cell table:number-columns-repeated="3" table:style-name="ce67" office:value-type="currency" office:currency="EUR" office:value="0" calcext:value-type="currency">
            <text:p>0 €</text:p>
          </table:table-cell>
          <table:table-cell table:style-name="ce95" table:formula="of:=SUM([.C16];[.F16];[.D16];[.E16])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158300" calcext:value-type="currency">
            <text:p>158,300 €</text:p>
          </table:table-cell>
          <table:table-cell table:style-name="ce67" office:value-type="currency" office:currency="EUR" office:value="700000" calcext:value-type="currency">
            <text:p>700,000 €</text:p>
          </table:table-cell>
          <table:table-cell table:number-columns-repeated="4" table:style-name="ce67" office:value-type="currency" office:currency="EUR" office:value="0" calcext:value-type="currency">
            <text:p>0 €</text:p>
          </table:table-cell>
          <table:table-cell table:style-name="ce31" table:formula="of:=SUM([.H16:.M16])" office:value-type="currency" office:currency="EUR" office:value="858300" calcext:value-type="currency">
            <text:p>858,300 €</text:p>
          </table:table-cell>
          <table:table-cell table:style-name="ce30" table:formula="of:=[.G16]-[.N16]" office:value-type="currency" office:currency="EUR" office:value="-858300" calcext:value-type="currency">
            <text:p>-858,3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4"/>
          <table:table-cell table:style-name="ce4" office:value-type="string" calcext:value-type="string">
            <text:p>11 13</text:p>
          </table:table-cell>
          <table:table-cell table:style-name="ce4" office:value-type="string" calcext:value-type="string">
            <text:p>Brücke-Museum</text:p>
          </table:table-cell>
          <table:table-cell table:style-name="ce67" table:content-validation-name="val12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280400" calcext:value-type="currency">
            <text:p>280,400 €</text:p>
          </table:table-cell>
          <table:table-cell table:style-name="ce67" office:value-type="currency" office:currency="EUR" office:value="5600" calcext:value-type="currency">
            <text:p>5,6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95" table:formula="of:=SUM([.T16];[.W16];[.U16];[.V16])" office:value-type="currency" office:currency="EUR" office:value="286000" calcext:value-type="currency">
            <text:p>286,000 €</text:p>
          </table:table-cell>
          <table:table-cell table:style-name="ce67" office:value-type="currency" office:currency="EUR" office:value="806400" calcext:value-type="currency">
            <text:p>806,400 €</text:p>
          </table:table-cell>
          <table:table-cell table:style-name="ce67" office:value-type="currency" office:currency="EUR" office:value="1230800" calcext:value-type="currency">
            <text:p>1,230,800 €</text:p>
          </table:table-cell>
          <table:table-cell table:style-name="ce67" office:value-type="currency" office:currency="EUR" office:value="1000" calcext:value-type="currency">
            <text:p>1,000 €</text:p>
          </table:table-cell>
          <table:table-cell table:number-columns-repeated="3" table:style-name="ce67" office:value-type="currency" office:currency="EUR" office:value="0" calcext:value-type="currency">
            <text:p>0 €</text:p>
          </table:table-cell>
          <table:table-cell table:style-name="ce31" table:formula="of:=SUM([.Y16:.AD16])" office:value-type="currency" office:currency="EUR" office:value="2038200" calcext:value-type="currency">
            <text:p>2,038,200 €</text:p>
          </table:table-cell>
          <table:table-cell table:style-name="ce30" table:formula="of:=[.X16]-[.AE16]" office:value-type="currency" office:currency="EUR" office:value="-1752200" calcext:value-type="currency">
            <text:p>-1,752,200 €</text:p>
          </table:table-cell>
          <table:table-cell table:style-name="ce67" office:value-type="currency" office:currency="EUR" office:value="60000" calcext:value-type="currency">
            <text:p>60,000 €</text:p>
          </table:table-cell>
          <table:table-cell table:number-columns-repeated="991"/>
        </table:table-row>
        <table:table-row table:style-name="ro2">
          <table:table-cell table:style-name="ce4" office:value-type="string" calcext:value-type="string">
            <text:p>11 16</text:p>
          </table:table-cell>
          <table:table-cell table:style-name="ce4" office:value-type="string" calcext:value-type="string">
            <text:p>Stiftung Gedenkstätten</text:p>
          </table:table-cell>
          <table:table-cell table:style-name="ce67" table:content-validation-name="val12" office:value-type="currency" office:currency="EUR" office:value="0" calcext:value-type="currency">
            <text:p>0 €</text:p>
          </table:table-cell>
          <table:table-cell table:number-columns-repeated="3" table:style-name="ce67" office:value-type="currency" office:currency="EUR" office:value="0" calcext:value-type="currency">
            <text:p>0 €</text:p>
          </table:table-cell>
          <table:table-cell table:style-name="ce95" table:formula="of:=SUM([.C17];[.F17];[.D17];[.E17])" office:value-type="currency" office:currency="EUR" office:value="0" calcext:value-type="currency">
            <text:p>0 €</text:p>
          </table:table-cell>
          <table:table-cell table:number-columns-repeated="2" table:style-name="ce67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4555200" calcext:value-type="currency">
            <text:p>4,555,2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600000" calcext:value-type="currency">
            <text:p>600,0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31" table:formula="of:=SUM([.H17:.M17])" office:value-type="currency" office:currency="EUR" office:value="5155200" calcext:value-type="currency">
            <text:p>5,155,200 €</text:p>
          </table:table-cell>
          <table:table-cell table:style-name="ce30" table:formula="of:=[.G17]-[.N17]" office:value-type="currency" office:currency="EUR" office:value="-5155200" calcext:value-type="currency">
            <text:p>-5,155,2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4"/>
          <table:table-cell table:style-name="ce4" office:value-type="string" calcext:value-type="string">
            <text:p>11 14</text:p>
          </table:table-cell>
          <table:table-cell table:style-name="ce4" office:value-type="string" calcext:value-type="string">
            <text:p>Gedenkstätte Deutscher Widerstand</text:p>
          </table:table-cell>
          <table:table-cell table:style-name="ce67" table:content-validation-name="val12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16000" calcext:value-type="currency">
            <text:p>16,000 €</text:p>
          </table:table-cell>
          <table:table-cell table:style-name="ce67" office:value-type="currency" office:currency="EUR" office:value="3254000" calcext:value-type="currency">
            <text:p>3,254,0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95" table:formula="of:=SUM([.T17];[.W17];[.U17];[.V17])" office:value-type="currency" office:currency="EUR" office:value="3270000" calcext:value-type="currency">
            <text:p>3,270,000 €</text:p>
          </table:table-cell>
          <table:table-cell table:style-name="ce67" office:value-type="currency" office:currency="EUR" office:value="3902800" calcext:value-type="currency">
            <text:p>3,902,800 €</text:p>
          </table:table-cell>
          <table:table-cell table:style-name="ce67" office:value-type="currency" office:currency="EUR" office:value="706100" calcext:value-type="currency">
            <text:p>706,100 €</text:p>
          </table:table-cell>
          <table:table-cell table:number-columns-repeated="4" table:style-name="ce67" office:value-type="currency" office:currency="EUR" office:value="0" calcext:value-type="currency">
            <text:p>0 €</text:p>
          </table:table-cell>
          <table:table-cell table:style-name="ce31" table:formula="of:=SUM([.Y17:.AD17])" office:value-type="currency" office:currency="EUR" office:value="4608900" calcext:value-type="currency">
            <text:p>4,608,900 €</text:p>
          </table:table-cell>
          <table:table-cell table:style-name="ce30" table:formula="of:=[.X17]-[.AE17]" office:value-type="currency" office:currency="EUR" office:value="-1338900" calcext:value-type="currency">
            <text:p>-1,338,9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number-columns-repeated="991"/>
        </table:table-row>
        <table:table-row table:style-name="ro2">
          <table:table-cell table:style-name="ce41" office:value-type="string" calcext:value-type="string">
            <text:p>11 17</text:p>
          </table:table-cell>
          <table:table-cell table:style-name="ce4" office:value-type="string" calcext:value-type="string">
            <text:p>Universitätsklinikum Jena</text:p>
          </table:table-cell>
          <table:table-cell table:style-name="ce67" table:content-validation-name="val12" office:value-type="currency" office:currency="EUR" office:value="0" calcext:value-type="currency">
            <text:p>0 €</text:p>
          </table:table-cell>
          <table:table-cell table:number-columns-repeated="3" table:style-name="ce67" office:value-type="currency" office:currency="EUR" office:value="0" calcext:value-type="currency">
            <text:p>0 €</text:p>
          </table:table-cell>
          <table:table-cell table:style-name="ce95" table:formula="of:=SUM([.C18];[.F18];[.D18];[.E18])" office:value-type="currency" office:currency="EUR" office:value="0" calcext:value-type="currency">
            <text:p>0 €</text:p>
          </table:table-cell>
          <table:table-cell table:number-columns-repeated="2" table:style-name="ce67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106853500" calcext:value-type="currency">
            <text:p>106,853,5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55700000" calcext:value-type="currency">
            <text:p>55,700,0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31" table:formula="of:=SUM([.H18:.M18])" office:value-type="currency" office:currency="EUR" office:value="162553500" calcext:value-type="currency">
            <text:p>162,553,500 €</text:p>
          </table:table-cell>
          <table:table-cell table:style-name="ce30" table:formula="of:=[.G18]-[.N18]" office:value-type="currency" office:currency="EUR" office:value="-162553500" calcext:value-type="currency">
            <text:p>-162,553,500 €</text:p>
          </table:table-cell>
          <table:table-cell table:style-name="ce67" office:value-type="currency" office:currency="EUR" office:value="78050000" calcext:value-type="currency">
            <text:p>78,050,000 €</text:p>
          </table:table-cell>
          <table:table-cell table:style-name="ce4"/>
          <table:table-cell table:style-name="ce4" office:value-type="string" calcext:value-type="string">
            <text:p>11 15</text:p>
          </table:table-cell>
          <table:table-cell table:style-name="ce4" office:value-type="string" calcext:value-type="string">
            <text:p>Archäologisches Landesmuseum</text:p>
          </table:table-cell>
          <table:table-cell table:style-name="ce67" table:content-validation-name="val12" office:value-type="currency" office:currency="EUR" office:value="0" calcext:value-type="currency">
            <text:p>0 €</text:p>
          </table:table-cell>
          <table:table-cell table:number-columns-repeated="3" table:style-name="ce67" office:value-type="currency" office:currency="EUR" office:value="0" calcext:value-type="currency">
            <text:p>0 €</text:p>
          </table:table-cell>
          <table:table-cell table:style-name="ce95" table:formula="of:=SUM([.T18];[.W18];[.U18];[.V18])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166800" calcext:value-type="currency">
            <text:p>166,800 €</text:p>
          </table:table-cell>
          <table:table-cell table:style-name="ce67" office:value-type="currency" office:currency="EUR" office:value="100000" calcext:value-type="currency">
            <text:p>100,000 €</text:p>
          </table:table-cell>
          <table:table-cell table:number-columns-repeated="4" table:style-name="ce67" office:value-type="currency" office:currency="EUR" office:value="0" calcext:value-type="currency">
            <text:p>0 €</text:p>
          </table:table-cell>
          <table:table-cell table:style-name="ce31" table:formula="of:=SUM([.Y18:.AD18])" office:value-type="currency" office:currency="EUR" office:value="266800" calcext:value-type="currency">
            <text:p>266,800 €</text:p>
          </table:table-cell>
          <table:table-cell table:style-name="ce30" table:formula="of:=[.X18]-[.AE18]" office:value-type="currency" office:currency="EUR" office:value="-266800" calcext:value-type="currency">
            <text:p>-266,8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number-columns-repeated="991"/>
        </table:table-row>
        <table:table-row table:style-name="ro2">
          <table:table-cell table:style-name="ce98" office:value-type="string" calcext:value-type="string">
            <text:p>11 18</text:p>
          </table:table-cell>
          <table:table-cell table:style-name="ce73" office:value-type="string" calcext:value-type="string">
            <text:p>Charité</text:p>
          </table:table-cell>
          <table:table-cell table:style-name="ce67" table:content-validation-name="val12" office:value-type="currency" office:currency="EUR" office:value="0" calcext:value-type="currency">
            <text:p>0 €</text:p>
          </table:table-cell>
          <table:table-cell table:style-name="ce74" office:value-type="currency" office:currency="EUR" office:value="1261000" calcext:value-type="currency">
            <text:p>1,261,000 €</text:p>
          </table:table-cell>
          <table:table-cell table:style-name="ce74" office:value-type="currency" office:currency="EUR" office:value="126039000" calcext:value-type="currency">
            <text:p>126,039,000 €</text:p>
          </table:table-cell>
          <table:table-cell table:style-name="ce74" office:value-type="currency" office:currency="EUR" office:value="0" calcext:value-type="currency">
            <text:p>0 €</text:p>
          </table:table-cell>
          <table:table-cell table:style-name="ce95" table:formula="of:=SUM([.C19];[.F19];[.D19];[.E19])" office:value-type="currency" office:currency="EUR" office:value="127300000" calcext:value-type="currency">
            <text:p>127,300,000 €</text:p>
          </table:table-cell>
          <table:table-cell table:style-name="ce74" office:value-type="currency" office:currency="EUR" office:value="3282800" calcext:value-type="currency">
            <text:p>3,282,800 €</text:p>
          </table:table-cell>
          <table:table-cell table:style-name="ce74" office:value-type="currency" office:currency="EUR" office:value="15000" calcext:value-type="currency">
            <text:p>15,000 €</text:p>
          </table:table-cell>
          <table:table-cell table:style-name="ce74" office:value-type="currency" office:currency="EUR" office:value="354399000" calcext:value-type="currency">
            <text:p>354,399,000 €</text:p>
          </table:table-cell>
          <table:table-cell table:style-name="ce74" office:value-type="currency" office:currency="EUR" office:value="0" calcext:value-type="currency">
            <text:p>0 €</text:p>
          </table:table-cell>
          <table:table-cell table:style-name="ce74" office:value-type="currency" office:currency="EUR" office:value="92497000" calcext:value-type="currency">
            <text:p>92,497,000 €</text:p>
          </table:table-cell>
          <table:table-cell table:style-name="ce74" office:value-type="currency" office:currency="EUR" office:value="0" calcext:value-type="currency">
            <text:p>0 €</text:p>
          </table:table-cell>
          <table:table-cell table:style-name="ce31" table:formula="of:=SUM([.H19:.M19])" office:value-type="currency" office:currency="EUR" office:value="450193800" calcext:value-type="currency">
            <text:p>450,193,800 €</text:p>
          </table:table-cell>
          <table:table-cell table:style-name="ce30" table:formula="of:=[.G19]-[.N19]" office:value-type="currency" office:currency="EUR" office:value="-322893800" calcext:value-type="currency">
            <text:p>-322,893,800 €</text:p>
          </table:table-cell>
          <table:table-cell table:style-name="ce75" office:value-type="currency" office:currency="EUR" office:value="0" calcext:value-type="currency">
            <text:p>0 €</text:p>
          </table:table-cell>
          <table:table-cell table:style-name="ce4"/>
          <table:table-cell table:style-name="ce4" office:value-type="string" calcext:value-type="string">
            <text:p>11 16</text:p>
          </table:table-cell>
          <table:table-cell table:style-name="ce4" office:value-type="string" calcext:value-type="string">
            <text:p>Stiftung Gedenkstätten</text:p>
          </table:table-cell>
          <table:table-cell table:style-name="ce67" table:content-validation-name="val12" office:value-type="currency" office:currency="EUR" office:value="0" calcext:value-type="currency">
            <text:p>0 €</text:p>
          </table:table-cell>
          <table:table-cell table:number-columns-repeated="3" table:style-name="ce67" office:value-type="currency" office:currency="EUR" office:value="0" calcext:value-type="currency">
            <text:p>0 €</text:p>
          </table:table-cell>
          <table:table-cell table:style-name="ce95" table:formula="of:=SUM([.T19];[.W19];[.U19];[.V19])" office:value-type="currency" office:currency="EUR" office:value="0" calcext:value-type="currency">
            <text:p>0 €</text:p>
          </table:table-cell>
          <table:table-cell table:number-columns-repeated="2" table:style-name="ce67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4625300" calcext:value-type="currency">
            <text:p>4,625,3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600000" calcext:value-type="currency">
            <text:p>600,0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31" table:formula="of:=SUM([.Y19:.AD19])" office:value-type="currency" office:currency="EUR" office:value="5225300" calcext:value-type="currency">
            <text:p>5,225,300 €</text:p>
          </table:table-cell>
          <table:table-cell table:style-name="ce30" table:formula="of:=[.X19]-[.AE19]" office:value-type="currency" office:currency="EUR" office:value="-5225300" calcext:value-type="currency">
            <text:p>-5,225,300 €</text:p>
          </table:table-cell>
          <table:table-cell table:style-name="ce67" office:value-type="currency" office:currency="EUR" office:value="31604300" calcext:value-type="currency">
            <text:p>31,604,300 €</text:p>
          </table:table-cell>
          <table:table-cell table:number-columns-repeated="991"/>
        </table:table-row>
        <table:table-row table:style-name="ro2">
          <table:table-cell table:style-name="ce4" office:value-type="string" calcext:value-type="string">
            <text:p>11 19</text:p>
          </table:table-cell>
          <table:table-cell table:style-name="ce4" office:value-type="string" calcext:value-type="string">
            <text:p>Martin-Luther-Universität Halle-Wittenberg</text:p>
          </table:table-cell>
          <table:table-cell table:style-name="ce67" table:content-validation-name="val12" office:value-type="currency" office:currency="EUR" office:value="0" calcext:value-type="currency">
            <text:p>0 €</text:p>
          </table:table-cell>
          <table:table-cell table:number-columns-repeated="3" table:style-name="ce67" office:value-type="currency" office:currency="EUR" office:value="0" calcext:value-type="currency">
            <text:p>0 €</text:p>
          </table:table-cell>
          <table:table-cell table:style-name="ce95" table:formula="of:=SUM([.C20];[.F20];[.D20];[.E20])" office:value-type="currency" office:currency="EUR" office:value="0" calcext:value-type="currency">
            <text:p>0 €</text:p>
          </table:table-cell>
          <table:table-cell table:number-columns-repeated="2" table:style-name="ce67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191776900" calcext:value-type="currency">
            <text:p>191,776,9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2350000" calcext:value-type="currency">
            <text:p>2,350,0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31" table:formula="of:=SUM([.H20:.M20])" office:value-type="currency" office:currency="EUR" office:value="194126900" calcext:value-type="currency">
            <text:p>194,126,900 €</text:p>
          </table:table-cell>
          <table:table-cell table:style-name="ce30" table:formula="of:=[.G20]-[.N20]" office:value-type="currency" office:currency="EUR" office:value="-194126900" calcext:value-type="currency">
            <text:p>-194,126,900 €</text:p>
          </table:table-cell>
          <table:table-cell table:style-name="ce67" office:value-type="currency" office:currency="EUR" office:value="785509400" calcext:value-type="currency">
            <text:p>785,509,400 €</text:p>
          </table:table-cell>
          <table:table-cell table:style-name="ce4"/>
          <table:table-cell table:style-name="ce41" office:value-type="string" calcext:value-type="string">
            <text:p>11 17</text:p>
          </table:table-cell>
          <table:table-cell table:style-name="ce4" office:value-type="string" calcext:value-type="string">
            <text:p>Universitätsklinikum Jena</text:p>
          </table:table-cell>
          <table:table-cell table:style-name="ce67" table:content-validation-name="val12" office:value-type="currency" office:currency="EUR" office:value="0" calcext:value-type="currency">
            <text:p>0 €</text:p>
          </table:table-cell>
          <table:table-cell table:number-columns-repeated="3" table:style-name="ce67" office:value-type="currency" office:currency="EUR" office:value="0" calcext:value-type="currency">
            <text:p>0 €</text:p>
          </table:table-cell>
          <table:table-cell table:style-name="ce95" table:formula="of:=SUM([.T20];[.W20];[.U20];[.V20])" office:value-type="currency" office:currency="EUR" office:value="0" calcext:value-type="currency">
            <text:p>0 €</text:p>
          </table:table-cell>
          <table:table-cell table:number-columns-repeated="2" table:style-name="ce67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106853500" calcext:value-type="currency">
            <text:p>106,853,5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51750000" calcext:value-type="currency">
            <text:p>51,750,0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31" table:formula="of:=SUM([.Y20:.AD20])" office:value-type="currency" office:currency="EUR" office:value="158603500" calcext:value-type="currency">
            <text:p>158,603,500 €</text:p>
          </table:table-cell>
          <table:table-cell table:style-name="ce30" table:formula="of:=[.X20]-[.AE20]" office:value-type="currency" office:currency="EUR" office:value="-158603500" calcext:value-type="currency">
            <text:p>-158,603,500 €</text:p>
          </table:table-cell>
          <table:table-cell table:style-name="ce67" office:value-type="currency" office:currency="EUR" office:value="78050000" calcext:value-type="currency">
            <text:p>78,050,000 €</text:p>
          </table:table-cell>
          <table:table-cell table:number-columns-repeated="991"/>
        </table:table-row>
        <table:table-row table:style-name="ro2">
          <table:table-cell table:style-name="ce4" office:value-type="string" calcext:value-type="string">
            <text:p>11 20</text:p>
          </table:table-cell>
          <table:table-cell table:style-name="ce4" office:value-type="string" calcext:value-type="string">
            <text:p>Medizinische Fakultät der Martin-Luther-Universität Halle-Wittenberg und Klinikum</text:p>
          </table:table-cell>
          <table:table-cell table:style-name="ce67" table:content-validation-name="val12" office:value-type="currency" office:currency="EUR" office:value="0" calcext:value-type="currency">
            <text:p>0 €</text:p>
          </table:table-cell>
          <table:table-cell table:number-columns-repeated="3" table:style-name="ce67" office:value-type="currency" office:currency="EUR" office:value="0" calcext:value-type="currency">
            <text:p>0 €</text:p>
          </table:table-cell>
          <table:table-cell table:style-name="ce95" table:formula="of:=SUM([.C21];[.F21];[.D21];[.E21])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600000" calcext:value-type="currency">
            <text:p>600,000 €</text:p>
          </table:table-cell>
          <table:table-cell table:style-name="ce67" office:value-type="currency" office:currency="EUR" office:value="74967500" calcext:value-type="currency">
            <text:p>74,967,5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17511000" calcext:value-type="currency">
            <text:p>17,511,0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31" table:formula="of:=SUM([.H21:.M21])" office:value-type="currency" office:currency="EUR" office:value="93078500" calcext:value-type="currency">
            <text:p>93,078,500 €</text:p>
          </table:table-cell>
          <table:table-cell table:style-name="ce30" table:formula="of:=[.G21]-[.N21]" office:value-type="currency" office:currency="EUR" office:value="-93078500" calcext:value-type="currency">
            <text:p>-93,078,500 €</text:p>
          </table:table-cell>
          <table:table-cell table:style-name="ce67" office:value-type="currency" office:currency="EUR" office:value="376095000" calcext:value-type="currency">
            <text:p>376,095,000 €</text:p>
          </table:table-cell>
          <table:table-cell table:style-name="ce4"/>
          <table:table-cell table:style-name="ce98" office:value-type="string" calcext:value-type="string">
            <text:p>11 18</text:p>
          </table:table-cell>
          <table:table-cell table:style-name="ce73" office:value-type="string" calcext:value-type="string">
            <text:p>Charité</text:p>
          </table:table-cell>
          <table:table-cell table:style-name="ce67" table:content-validation-name="val12" office:value-type="currency" office:currency="EUR" office:value="0" calcext:value-type="currency">
            <text:p>0 €</text:p>
          </table:table-cell>
          <table:table-cell table:style-name="ce74" office:value-type="currency" office:currency="EUR" office:value="25201000" calcext:value-type="currency">
            <text:p>25,201,000 €</text:p>
          </table:table-cell>
          <table:table-cell table:style-name="ce74" office:value-type="currency" office:currency="EUR" office:value="129251000" calcext:value-type="currency">
            <text:p>129,251,000 €</text:p>
          </table:table-cell>
          <table:table-cell table:style-name="ce74" office:value-type="currency" office:currency="EUR" office:value="0" calcext:value-type="currency">
            <text:p>0 €</text:p>
          </table:table-cell>
          <table:table-cell table:style-name="ce95" table:formula="of:=SUM([.T21];[.W21];[.U21];[.V21])" office:value-type="currency" office:currency="EUR" office:value="154452000" calcext:value-type="currency">
            <text:p>154,452,000 €</text:p>
          </table:table-cell>
          <table:table-cell table:style-name="ce74" office:value-type="currency" office:currency="EUR" office:value="3020300" calcext:value-type="currency">
            <text:p>3,020,300 €</text:p>
          </table:table-cell>
          <table:table-cell table:style-name="ce74" office:value-type="currency" office:currency="EUR" office:value="196200" calcext:value-type="currency">
            <text:p>196,200 €</text:p>
          </table:table-cell>
          <table:table-cell table:style-name="ce74" office:value-type="currency" office:currency="EUR" office:value="579496000" calcext:value-type="currency">
            <text:p>579,496,000 €</text:p>
          </table:table-cell>
          <table:table-cell table:style-name="ce74" office:value-type="currency" office:currency="EUR" office:value="0" calcext:value-type="currency">
            <text:p>0 €</text:p>
          </table:table-cell>
          <table:table-cell table:style-name="ce74" office:value-type="currency" office:currency="EUR" office:value="293675000" calcext:value-type="currency">
            <text:p>293,675,000 €</text:p>
          </table:table-cell>
          <table:table-cell table:style-name="ce74" office:value-type="currency" office:currency="EUR" office:value="0" calcext:value-type="currency">
            <text:p>0 €</text:p>
          </table:table-cell>
          <table:table-cell table:style-name="ce31" table:formula="of:=SUM([.Y21:.AD21])" office:value-type="currency" office:currency="EUR" office:value="876387500" calcext:value-type="currency">
            <text:p>876,387,500 €</text:p>
          </table:table-cell>
          <table:table-cell table:style-name="ce30" table:formula="of:=[.X21]-[.AE21]" office:value-type="currency" office:currency="EUR" office:value="-721935500" calcext:value-type="currency">
            <text:p>-721,935,500 €</text:p>
          </table:table-cell>
          <table:table-cell table:style-name="ce75" office:value-type="currency" office:currency="EUR" office:value="0" calcext:value-type="currency">
            <text:p>0 €</text:p>
          </table:table-cell>
          <table:table-cell table:number-columns-repeated="991"/>
        </table:table-row>
        <table:table-row table:style-name="ro2">
          <table:table-cell table:style-name="ce4" office:value-type="string" calcext:value-type="string">
            <text:p>11 21</text:p>
          </table:table-cell>
          <table:table-cell table:style-name="ce4" office:value-type="string" calcext:value-type="string">
            <text:p>Burg Giebichenstein Kunsthochschule </text:p>
          </table:table-cell>
          <table:table-cell table:style-name="ce67" table:content-validation-name="val12" office:value-type="currency" office:currency="EUR" office:value="0" calcext:value-type="currency">
            <text:p>0 €</text:p>
          </table:table-cell>
          <table:table-cell table:number-columns-repeated="3" table:style-name="ce67" office:value-type="currency" office:currency="EUR" office:value="0" calcext:value-type="currency">
            <text:p>0 €</text:p>
          </table:table-cell>
          <table:table-cell table:style-name="ce95" table:formula="of:=SUM([.C22];[.F22];[.D22];[.E22])" office:value-type="currency" office:currency="EUR" office:value="0" calcext:value-type="currency">
            <text:p>0 €</text:p>
          </table:table-cell>
          <table:table-cell table:number-columns-repeated="2" table:style-name="ce67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18122300" calcext:value-type="currency">
            <text:p>18,122,3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200000" calcext:value-type="currency">
            <text:p>200,0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31" table:formula="of:=SUM([.H22:.M22])" office:value-type="currency" office:currency="EUR" office:value="18322300" calcext:value-type="currency">
            <text:p>18,322,300 €</text:p>
          </table:table-cell>
          <table:table-cell table:style-name="ce30" table:formula="of:=[.G22]-[.N22]" office:value-type="currency" office:currency="EUR" office:value="-18322300" calcext:value-type="currency">
            <text:p>-18,322,300 €</text:p>
          </table:table-cell>
          <table:table-cell table:style-name="ce67" office:value-type="currency" office:currency="EUR" office:value="73538800" calcext:value-type="currency">
            <text:p>73,538,800 €</text:p>
          </table:table-cell>
          <table:table-cell table:style-name="ce4"/>
          <table:table-cell table:style-name="ce4" office:value-type="string" calcext:value-type="string">
            <text:p>11 19</text:p>
          </table:table-cell>
          <table:table-cell table:style-name="ce4" office:value-type="string" calcext:value-type="string">
            <text:p>Martin-Luther-Universität Halle-Wittenberg</text:p>
          </table:table-cell>
          <table:table-cell table:style-name="ce67" table:content-validation-name="val12" office:value-type="currency" office:currency="EUR" office:value="0" calcext:value-type="currency">
            <text:p>0 €</text:p>
          </table:table-cell>
          <table:table-cell table:number-columns-repeated="3" table:style-name="ce67" office:value-type="currency" office:currency="EUR" office:value="0" calcext:value-type="currency">
            <text:p>0 €</text:p>
          </table:table-cell>
          <table:table-cell table:style-name="ce95" table:formula="of:=SUM([.T22];[.W22];[.U22];[.V22])" office:value-type="currency" office:currency="EUR" office:value="0" calcext:value-type="currency">
            <text:p>0 €</text:p>
          </table:table-cell>
          <table:table-cell table:number-columns-repeated="2" table:style-name="ce67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196647100" calcext:value-type="currency">
            <text:p>196,647,1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2350000" calcext:value-type="currency">
            <text:p>2,350,0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31" table:formula="of:=SUM([.Y22:.AD22])" office:value-type="currency" office:currency="EUR" office:value="198997100" calcext:value-type="currency">
            <text:p>198,997,100 €</text:p>
          </table:table-cell>
          <table:table-cell table:style-name="ce30" table:formula="of:=[.X22]-[.AE22]" office:value-type="currency" office:currency="EUR" office:value="-198997100" calcext:value-type="currency">
            <text:p>-198,997,1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number-columns-repeated="991"/>
        </table:table-row>
        <table:table-row table:style-name="ro2">
          <table:table-cell table:style-name="ce4" office:value-type="string" calcext:value-type="string">
            <text:p>11 22</text:p>
          </table:table-cell>
          <table:table-cell table:style-name="ce4" office:value-type="string" calcext:value-type="string">
            <text:p>Medizinische Fakultät der Otto-von-Guericke Universität Magdeburg und Klinikum</text:p>
          </table:table-cell>
          <table:table-cell table:style-name="ce67" table:content-validation-name="val12" office:value-type="currency" office:currency="EUR" office:value="0" calcext:value-type="currency">
            <text:p>0 €</text:p>
          </table:table-cell>
          <table:table-cell table:number-columns-repeated="3" table:style-name="ce67" office:value-type="currency" office:currency="EUR" office:value="0" calcext:value-type="currency">
            <text:p>0 €</text:p>
          </table:table-cell>
          <table:table-cell table:style-name="ce95" table:formula="of:=SUM([.C23];[.F23];[.D23];[.E23])" office:value-type="currency" office:currency="EUR" office:value="0" calcext:value-type="currency">
            <text:p>0 €</text:p>
          </table:table-cell>
          <table:table-cell table:number-columns-repeated="2" table:style-name="ce67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61820200" calcext:value-type="currency">
            <text:p>61,820,2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17923100" calcext:value-type="currency">
            <text:p>17,923,1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31" table:formula="of:=SUM([.H23:.M23])" office:value-type="currency" office:currency="EUR" office:value="79743300" calcext:value-type="currency">
            <text:p>79,743,300 €</text:p>
          </table:table-cell>
          <table:table-cell table:style-name="ce30" table:formula="of:=[.G23]-[.N23]" office:value-type="currency" office:currency="EUR" office:value="-79743300" calcext:value-type="currency">
            <text:p>-79,743,300 €</text:p>
          </table:table-cell>
          <table:table-cell table:style-name="ce67" office:value-type="currency" office:currency="EUR" office:value="321878200" calcext:value-type="currency">
            <text:p>321,878,200 €</text:p>
          </table:table-cell>
          <table:table-cell table:style-name="ce4"/>
          <table:table-cell table:style-name="ce4" office:value-type="string" calcext:value-type="string">
            <text:p>11 20</text:p>
          </table:table-cell>
          <table:table-cell table:style-name="ce4" office:value-type="string" calcext:value-type="string">
            <text:p>Medizinische Fakultät der Martin-Luther-Universität Halle-Wittenberg und Klinikum</text:p>
          </table:table-cell>
          <table:table-cell table:style-name="ce67" table:content-validation-name="val12" office:value-type="currency" office:currency="EUR" office:value="0" calcext:value-type="currency">
            <text:p>0 €</text:p>
          </table:table-cell>
          <table:table-cell table:number-columns-repeated="3" table:style-name="ce67" office:value-type="currency" office:currency="EUR" office:value="0" calcext:value-type="currency">
            <text:p>0 €</text:p>
          </table:table-cell>
          <table:table-cell table:style-name="ce95" table:formula="of:=SUM([.T23];[.W23];[.U23];[.V23])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600000" calcext:value-type="currency">
            <text:p>600,000 €</text:p>
          </table:table-cell>
          <table:table-cell table:style-name="ce67" office:value-type="currency" office:currency="EUR" office:value="76609700" calcext:value-type="currency">
            <text:p>76,609,7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17511000" calcext:value-type="currency">
            <text:p>17,511,0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31" table:formula="of:=SUM([.Y23:.AD23])" office:value-type="currency" office:currency="EUR" office:value="94720700" calcext:value-type="currency">
            <text:p>94,720,700 €</text:p>
          </table:table-cell>
          <table:table-cell table:style-name="ce30" table:formula="of:=[.X23]-[.AE23]" office:value-type="currency" office:currency="EUR" office:value="-94720700" calcext:value-type="currency">
            <text:p>-94,720,7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number-columns-repeated="991"/>
        </table:table-row>
        <table:table-row table:style-name="ro2">
          <table:table-cell table:style-name="ce4" office:value-type="string" calcext:value-type="string">
            <text:p>11 23</text:p>
          </table:table-cell>
          <table:table-cell table:style-name="ce4" office:value-type="string" calcext:value-type="string">
            <text:p>Otto-von-Guericke-Universität Magdeburg</text:p>
          </table:table-cell>
          <table:table-cell table:style-name="ce67" table:content-validation-name="val12" office:value-type="currency" office:currency="EUR" office:value="0" calcext:value-type="currency">
            <text:p>0 €</text:p>
          </table:table-cell>
          <table:table-cell table:number-columns-repeated="3" table:style-name="ce67" office:value-type="currency" office:currency="EUR" office:value="0" calcext:value-type="currency">
            <text:p>0 €</text:p>
          </table:table-cell>
          <table:table-cell table:style-name="ce95" table:formula="of:=SUM([.C24];[.F24];[.D24];[.E24])" office:value-type="currency" office:currency="EUR" office:value="0" calcext:value-type="currency">
            <text:p>0 €</text:p>
          </table:table-cell>
          <table:table-cell table:number-columns-repeated="2" table:style-name="ce67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113619300" calcext:value-type="currency">
            <text:p>113,619,3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2000000" calcext:value-type="currency">
            <text:p>2,000,0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31" table:formula="of:=SUM([.H24:.M24])" office:value-type="currency" office:currency="EUR" office:value="115619300" calcext:value-type="currency">
            <text:p>115,619,300 €</text:p>
          </table:table-cell>
          <table:table-cell table:style-name="ce30" table:formula="of:=[.G24]-[.N24]" office:value-type="currency" office:currency="EUR" office:value="-115619300" calcext:value-type="currency">
            <text:p>-115,619,300 €</text:p>
          </table:table-cell>
          <table:table-cell table:style-name="ce67" office:value-type="currency" office:currency="EUR" office:value="464087000" calcext:value-type="currency">
            <text:p>464,087,000 €</text:p>
          </table:table-cell>
          <table:table-cell table:style-name="ce4"/>
          <table:table-cell table:style-name="ce4" office:value-type="string" calcext:value-type="string">
            <text:p>11 21</text:p>
          </table:table-cell>
          <table:table-cell table:style-name="ce4" office:value-type="string" calcext:value-type="string">
            <text:p>Burg Giebichenstein Kunsthochschule </text:p>
          </table:table-cell>
          <table:table-cell table:style-name="ce67" table:content-validation-name="val12" office:value-type="currency" office:currency="EUR" office:value="0" calcext:value-type="currency">
            <text:p>0 €</text:p>
          </table:table-cell>
          <table:table-cell table:number-columns-repeated="3" table:style-name="ce67" office:value-type="currency" office:currency="EUR" office:value="0" calcext:value-type="currency">
            <text:p>0 €</text:p>
          </table:table-cell>
          <table:table-cell table:style-name="ce95" table:formula="of:=SUM([.T24];[.W24];[.U24];[.V24])" office:value-type="currency" office:currency="EUR" office:value="0" calcext:value-type="currency">
            <text:p>0 €</text:p>
          </table:table-cell>
          <table:table-cell table:number-columns-repeated="2" table:style-name="ce67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18495200" calcext:value-type="currency">
            <text:p>18,495,2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200000" calcext:value-type="currency">
            <text:p>200,0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31" table:formula="of:=SUM([.Y24:.AD24])" office:value-type="currency" office:currency="EUR" office:value="18695200" calcext:value-type="currency">
            <text:p>18,695,200 €</text:p>
          </table:table-cell>
          <table:table-cell table:style-name="ce30" table:formula="of:=[.X24]-[.AE24]" office:value-type="currency" office:currency="EUR" office:value="-18695200" calcext:value-type="currency">
            <text:p>-18,695,2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number-columns-repeated="991"/>
        </table:table-row>
        <table:table-row table:style-name="ro2">
          <table:table-cell table:style-name="ce4" office:value-type="string" calcext:value-type="string">
            <text:p>11 24</text:p>
          </table:table-cell>
          <table:table-cell table:style-name="ce4" office:value-type="string" calcext:value-type="string">
            <text:p>Hochschule Magdeburg-Stendal</text:p>
          </table:table-cell>
          <table:table-cell table:style-name="ce67" table:content-validation-name="val12" office:value-type="currency" office:currency="EUR" office:value="0" calcext:value-type="currency">
            <text:p>0 €</text:p>
          </table:table-cell>
          <table:table-cell table:number-columns-repeated="3" table:style-name="ce67" office:value-type="currency" office:currency="EUR" office:value="0" calcext:value-type="currency">
            <text:p>0 €</text:p>
          </table:table-cell>
          <table:table-cell table:style-name="ce95" table:formula="of:=SUM([.C25];[.F25];[.D25];[.E25])" office:value-type="currency" office:currency="EUR" office:value="0" calcext:value-type="currency">
            <text:p>0 €</text:p>
          </table:table-cell>
          <table:table-cell table:number-columns-repeated="2" table:style-name="ce67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35328000" calcext:value-type="currency">
            <text:p>35,328,0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300000" calcext:value-type="currency">
            <text:p>300,0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31" table:formula="of:=SUM([.H25:.M25])" office:value-type="currency" office:currency="EUR" office:value="35628000" calcext:value-type="currency">
            <text:p>35,628,000 €</text:p>
          </table:table-cell>
          <table:table-cell table:style-name="ce30" table:formula="of:=[.G25]-[.N25]" office:value-type="currency" office:currency="EUR" office:value="-35628000" calcext:value-type="currency">
            <text:p>-35,628,000 €</text:p>
          </table:table-cell>
          <table:table-cell table:style-name="ce67" office:value-type="currency" office:currency="EUR" office:value="142805800" calcext:value-type="currency">
            <text:p>142,805,800 €</text:p>
          </table:table-cell>
          <table:table-cell table:style-name="ce4"/>
          <table:table-cell table:style-name="ce4" office:value-type="string" calcext:value-type="string">
            <text:p>11 22</text:p>
          </table:table-cell>
          <table:table-cell table:style-name="ce4" office:value-type="string" calcext:value-type="string">
            <text:p>Medizinische Fakultät der Otto-von-Guericke Universität Magdeburg und Klinikum</text:p>
          </table:table-cell>
          <table:table-cell table:style-name="ce67" table:content-validation-name="val12" office:value-type="currency" office:currency="EUR" office:value="0" calcext:value-type="currency">
            <text:p>0 €</text:p>
          </table:table-cell>
          <table:table-cell table:number-columns-repeated="3" table:style-name="ce67" office:value-type="currency" office:currency="EUR" office:value="0" calcext:value-type="currency">
            <text:p>0 €</text:p>
          </table:table-cell>
          <table:table-cell table:style-name="ce95" table:formula="of:=SUM([.T25];[.W25];[.U25];[.V25])" office:value-type="currency" office:currency="EUR" office:value="0" calcext:value-type="currency">
            <text:p>0 €</text:p>
          </table:table-cell>
          <table:table-cell table:number-columns-repeated="2" table:style-name="ce67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63127000" calcext:value-type="currency">
            <text:p>63,127,0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17923100" calcext:value-type="currency">
            <text:p>17,923,1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31" table:formula="of:=SUM([.Y25:.AD25])" office:value-type="currency" office:currency="EUR" office:value="81050100" calcext:value-type="currency">
            <text:p>81,050,100 €</text:p>
          </table:table-cell>
          <table:table-cell table:style-name="ce30" table:formula="of:=[.X25]-[.AE25]" office:value-type="currency" office:currency="EUR" office:value="-81050100" calcext:value-type="currency">
            <text:p>-81,050,1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number-columns-repeated="991"/>
        </table:table-row>
        <table:table-row table:style-name="ro2">
          <table:table-cell table:style-name="ce4" office:value-type="string" calcext:value-type="string">
            <text:p>11 25</text:p>
          </table:table-cell>
          <table:table-cell table:style-name="ce4" office:value-type="string" calcext:value-type="string">
            <text:p>Hochschule Anhalt</text:p>
          </table:table-cell>
          <table:table-cell table:style-name="ce67" table:content-validation-name="val12" office:value-type="currency" office:currency="EUR" office:value="0" calcext:value-type="currency">
            <text:p>0 €</text:p>
          </table:table-cell>
          <table:table-cell table:number-columns-repeated="3" table:style-name="ce67" office:value-type="currency" office:currency="EUR" office:value="0" calcext:value-type="currency">
            <text:p>0 €</text:p>
          </table:table-cell>
          <table:table-cell table:style-name="ce95" table:formula="of:=SUM([.C26];[.F26];[.D26];[.E26])" office:value-type="currency" office:currency="EUR" office:value="0" calcext:value-type="currency">
            <text:p>0 €</text:p>
          </table:table-cell>
          <table:table-cell table:number-columns-repeated="2" table:style-name="ce67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44891800" calcext:value-type="currency">
            <text:p>44,891,8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716200" calcext:value-type="currency">
            <text:p>716,2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31" table:formula="of:=SUM([.H26:.M26])" office:value-type="currency" office:currency="EUR" office:value="45608000" calcext:value-type="currency">
            <text:p>45,608,000 €</text:p>
          </table:table-cell>
          <table:table-cell table:style-name="ce30" table:formula="of:=[.G26]-[.N26]" office:value-type="currency" office:currency="EUR" office:value="-45608000" calcext:value-type="currency">
            <text:p>-45,608,000 €</text:p>
          </table:table-cell>
          <table:table-cell table:style-name="ce67" office:value-type="currency" office:currency="EUR" office:value="182820800" calcext:value-type="currency">
            <text:p>182,820,800 €</text:p>
          </table:table-cell>
          <table:table-cell table:style-name="ce4"/>
          <table:table-cell table:style-name="ce4" office:value-type="string" calcext:value-type="string">
            <text:p>11 23</text:p>
          </table:table-cell>
          <table:table-cell table:style-name="ce4" office:value-type="string" calcext:value-type="string">
            <text:p>Otto-von-Guericke-Universität Magdeburg</text:p>
          </table:table-cell>
          <table:table-cell table:style-name="ce67" table:content-validation-name="val12" office:value-type="currency" office:currency="EUR" office:value="0" calcext:value-type="currency">
            <text:p>0 €</text:p>
          </table:table-cell>
          <table:table-cell table:number-columns-repeated="3" table:style-name="ce67" office:value-type="currency" office:currency="EUR" office:value="0" calcext:value-type="currency">
            <text:p>0 €</text:p>
          </table:table-cell>
          <table:table-cell table:style-name="ce95" table:formula="of:=SUM([.T26];[.W26];[.U26];[.V26])" office:value-type="currency" office:currency="EUR" office:value="0" calcext:value-type="currency">
            <text:p>0 €</text:p>
          </table:table-cell>
          <table:table-cell table:number-columns-repeated="2" table:style-name="ce67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115675600" calcext:value-type="currency">
            <text:p>115,675,6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2000000" calcext:value-type="currency">
            <text:p>2,000,0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31" table:formula="of:=SUM([.Y26:.AD26])" office:value-type="currency" office:currency="EUR" office:value="117675600" calcext:value-type="currency">
            <text:p>117,675,600 €</text:p>
          </table:table-cell>
          <table:table-cell table:style-name="ce30" table:formula="of:=[.X26]-[.AE26]" office:value-type="currency" office:currency="EUR" office:value="-117675600" calcext:value-type="currency">
            <text:p>-117,675,6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number-columns-repeated="991"/>
        </table:table-row>
        <table:table-row table:style-name="ro2">
          <table:table-cell table:style-name="ce4" office:value-type="string" calcext:value-type="string">
            <text:p>11 26</text:p>
          </table:table-cell>
          <table:table-cell table:style-name="ce4" office:value-type="string" calcext:value-type="string">
            <text:p>Hochschule Harz</text:p>
          </table:table-cell>
          <table:table-cell table:style-name="ce67" table:content-validation-name="val12" office:value-type="currency" office:currency="EUR" office:value="0" calcext:value-type="currency">
            <text:p>0 €</text:p>
          </table:table-cell>
          <table:table-cell table:number-columns-repeated="3" table:style-name="ce67" office:value-type="currency" office:currency="EUR" office:value="0" calcext:value-type="currency">
            <text:p>0 €</text:p>
          </table:table-cell>
          <table:table-cell table:style-name="ce95" table:formula="of:=SUM([.C27];[.F27];[.D27];[.E27])" office:value-type="currency" office:currency="EUR" office:value="0" calcext:value-type="currency">
            <text:p>0 €</text:p>
          </table:table-cell>
          <table:table-cell table:number-columns-repeated="2" table:style-name="ce67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19511900" calcext:value-type="currency">
            <text:p>19,511,9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530000" calcext:value-type="currency">
            <text:p>530,0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31" table:formula="of:=SUM([.H27:.M27])" office:value-type="currency" office:currency="EUR" office:value="20041900" calcext:value-type="currency">
            <text:p>20,041,900 €</text:p>
          </table:table-cell>
          <table:table-cell table:style-name="ce30" table:formula="of:=[.G27]-[.N27]" office:value-type="currency" office:currency="EUR" office:value="-20041900" calcext:value-type="currency">
            <text:p>-20,041,900 €</text:p>
          </table:table-cell>
          <table:table-cell table:style-name="ce67" office:value-type="currency" office:currency="EUR" office:value="80117800" calcext:value-type="currency">
            <text:p>80,117,800 €</text:p>
          </table:table-cell>
          <table:table-cell table:style-name="ce4"/>
          <table:table-cell table:style-name="ce4" office:value-type="string" calcext:value-type="string">
            <text:p>11 24</text:p>
          </table:table-cell>
          <table:table-cell table:style-name="ce4" office:value-type="string" calcext:value-type="string">
            <text:p>Hochschule Magdeburg-Stendal</text:p>
          </table:table-cell>
          <table:table-cell table:style-name="ce67" table:content-validation-name="val12" office:value-type="currency" office:currency="EUR" office:value="0" calcext:value-type="currency">
            <text:p>0 €</text:p>
          </table:table-cell>
          <table:table-cell table:number-columns-repeated="3" table:style-name="ce67" office:value-type="currency" office:currency="EUR" office:value="0" calcext:value-type="currency">
            <text:p>0 €</text:p>
          </table:table-cell>
          <table:table-cell table:style-name="ce95" table:formula="of:=SUM([.T27];[.W27];[.U27];[.V27])" office:value-type="currency" office:currency="EUR" office:value="0" calcext:value-type="currency">
            <text:p>0 €</text:p>
          </table:table-cell>
          <table:table-cell table:number-columns-repeated="2" table:style-name="ce67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35970900" calcext:value-type="currency">
            <text:p>35,970,9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300000" calcext:value-type="currency">
            <text:p>300,0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31" table:formula="of:=SUM([.Y27:.AD27])" office:value-type="currency" office:currency="EUR" office:value="36270900" calcext:value-type="currency">
            <text:p>36,270,900 €</text:p>
          </table:table-cell>
          <table:table-cell table:style-name="ce30" table:formula="of:=[.X27]-[.AE27]" office:value-type="currency" office:currency="EUR" office:value="-36270900" calcext:value-type="currency">
            <text:p>-36,270,9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number-columns-repeated="991"/>
        </table:table-row>
        <table:table-row table:style-name="ro2">
          <table:table-cell table:style-name="ce4" office:value-type="string" calcext:value-type="string">
            <text:p>11 27</text:p>
          </table:table-cell>
          <table:table-cell table:style-name="ce4" office:value-type="string" calcext:value-type="string">
            <text:p>Hochschule Merseburg</text:p>
          </table:table-cell>
          <table:table-cell table:style-name="ce67" table:content-validation-name="val12" office:value-type="currency" office:currency="EUR" office:value="0" calcext:value-type="currency">
            <text:p>0 €</text:p>
          </table:table-cell>
          <table:table-cell table:number-columns-repeated="3" table:style-name="ce67" office:value-type="currency" office:currency="EUR" office:value="0" calcext:value-type="currency">
            <text:p>0 €</text:p>
          </table:table-cell>
          <table:table-cell table:style-name="ce95" table:formula="of:=SUM([.C28];[.F28];[.D28];[.E28])" office:value-type="currency" office:currency="EUR" office:value="0" calcext:value-type="currency">
            <text:p>0 €</text:p>
          </table:table-cell>
          <table:table-cell table:number-columns-repeated="2" table:style-name="ce67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23861600" calcext:value-type="currency">
            <text:p>23,861,6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600000" calcext:value-type="currency">
            <text:p>600,0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31" table:formula="of:=SUM([.H28:.M28])" office:value-type="currency" office:currency="EUR" office:value="24461600" calcext:value-type="currency">
            <text:p>24,461,600 €</text:p>
          </table:table-cell>
          <table:table-cell table:style-name="ce30" table:formula="of:=[.G28]-[.N28]" office:value-type="currency" office:currency="EUR" office:value="-24461600" calcext:value-type="currency">
            <text:p>-24,461,600 €</text:p>
          </table:table-cell>
          <table:table-cell table:style-name="ce67" office:value-type="currency" office:currency="EUR" office:value="98031800" calcext:value-type="currency">
            <text:p>98,031,800 €</text:p>
          </table:table-cell>
          <table:table-cell table:style-name="ce4"/>
          <table:table-cell table:style-name="ce4" office:value-type="string" calcext:value-type="string">
            <text:p>11 25</text:p>
          </table:table-cell>
          <table:table-cell table:style-name="ce4" office:value-type="string" calcext:value-type="string">
            <text:p>Hochschule Anhalt</text:p>
          </table:table-cell>
          <table:table-cell table:style-name="ce67" table:content-validation-name="val12" office:value-type="currency" office:currency="EUR" office:value="0" calcext:value-type="currency">
            <text:p>0 €</text:p>
          </table:table-cell>
          <table:table-cell table:number-columns-repeated="3" table:style-name="ce67" office:value-type="currency" office:currency="EUR" office:value="0" calcext:value-type="currency">
            <text:p>0 €</text:p>
          </table:table-cell>
          <table:table-cell table:style-name="ce95" table:formula="of:=SUM([.T28];[.W28];[.U28];[.V28])" office:value-type="currency" office:currency="EUR" office:value="0" calcext:value-type="currency">
            <text:p>0 €</text:p>
          </table:table-cell>
          <table:table-cell table:number-columns-repeated="2" table:style-name="ce67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45704900" calcext:value-type="currency">
            <text:p>45,704,9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716200" calcext:value-type="currency">
            <text:p>716,2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31" table:formula="of:=SUM([.Y28:.AD28])" office:value-type="currency" office:currency="EUR" office:value="46421100" calcext:value-type="currency">
            <text:p>46,421,100 €</text:p>
          </table:table-cell>
          <table:table-cell table:style-name="ce30" table:formula="of:=[.X28]-[.AE28]" office:value-type="currency" office:currency="EUR" office:value="-46421100" calcext:value-type="currency">
            <text:p>-46,421,1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number-columns-repeated="991"/>
        </table:table-row>
        <table:table-row table:style-name="ro2">
          <table:table-cell table:style-name="ce4" office:value-type="string" calcext:value-type="string">
            <text:p>11 28</text:p>
          </table:table-cell>
          <table:table-cell table:style-name="ce4" office:value-type="string" calcext:value-type="string">
            <text:p>Universität Greifswald</text:p>
          </table:table-cell>
          <table:table-cell table:style-name="ce67" table:content-validation-name="val12" office:value-type="currency" office:currency="EUR" office:value="0" calcext:value-type="currency">
            <text:p>0 €</text:p>
          </table:table-cell>
          <table:table-cell table:number-columns-repeated="3" table:style-name="ce67" office:value-type="currency" office:currency="EUR" office:value="0" calcext:value-type="currency">
            <text:p>0 €</text:p>
          </table:table-cell>
          <table:table-cell table:style-name="ce95" table:formula="of:=SUM([.C29];[.F29];[.D29];[.E29])" office:value-type="currency" office:currency="EUR" office:value="0" calcext:value-type="currency">
            <text:p>0 €</text:p>
          </table:table-cell>
          <table:table-cell table:number-columns-repeated="2" table:style-name="ce67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76527000" calcext:value-type="currency">
            <text:p>76,527,0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1429700" calcext:value-type="currency">
            <text:p>1,429,700 €</text:p>
          </table:table-cell>
          <table:table-cell table:style-name="ce67" office:value-type="currency" office:currency="EUR" office:value="2252900" calcext:value-type="currency">
            <text:p>2,252,900 €</text:p>
          </table:table-cell>
          <table:table-cell table:style-name="ce31" table:formula="of:=SUM([.H29:.M29])" office:value-type="currency" office:currency="EUR" office:value="80209600" calcext:value-type="currency">
            <text:p>80,209,600 €</text:p>
          </table:table-cell>
          <table:table-cell table:style-name="ce30" table:formula="of:=[.G29]-[.N29]" office:value-type="currency" office:currency="EUR" office:value="-80209600" calcext:value-type="currency">
            <text:p>-80,209,6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4"/>
          <table:table-cell table:style-name="ce4" office:value-type="string" calcext:value-type="string">
            <text:p>11 26</text:p>
          </table:table-cell>
          <table:table-cell table:style-name="ce4" office:value-type="string" calcext:value-type="string">
            <text:p>Hochschule Harz</text:p>
          </table:table-cell>
          <table:table-cell table:style-name="ce67" table:content-validation-name="val12" office:value-type="currency" office:currency="EUR" office:value="0" calcext:value-type="currency">
            <text:p>0 €</text:p>
          </table:table-cell>
          <table:table-cell table:number-columns-repeated="3" table:style-name="ce67" office:value-type="currency" office:currency="EUR" office:value="0" calcext:value-type="currency">
            <text:p>0 €</text:p>
          </table:table-cell>
          <table:table-cell table:style-name="ce95" table:formula="of:=SUM([.T29];[.W29];[.U29];[.V29])" office:value-type="currency" office:currency="EUR" office:value="0" calcext:value-type="currency">
            <text:p>0 €</text:p>
          </table:table-cell>
          <table:table-cell table:number-columns-repeated="2" table:style-name="ce67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19904000" calcext:value-type="currency">
            <text:p>19,904,0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530000" calcext:value-type="currency">
            <text:p>530,0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31" table:formula="of:=SUM([.Y29:.AD29])" office:value-type="currency" office:currency="EUR" office:value="20434000" calcext:value-type="currency">
            <text:p>20,434,000 €</text:p>
          </table:table-cell>
          <table:table-cell table:style-name="ce30" table:formula="of:=[.X29]-[.AE29]" office:value-type="currency" office:currency="EUR" office:value="-20434000" calcext:value-type="currency">
            <text:p>-20,434,0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number-columns-repeated="991"/>
        </table:table-row>
        <table:table-row table:style-name="ro2">
          <table:table-cell table:style-name="ce4" office:value-type="string" calcext:value-type="string">
            <text:p>11 29</text:p>
          </table:table-cell>
          <table:table-cell table:style-name="ce4" office:value-type="string" calcext:value-type="string">
            <text:p>Universitätsmedizin Greifswald</text:p>
          </table:table-cell>
          <table:table-cell table:style-name="ce67" table:content-validation-name="val12" office:value-type="currency" office:currency="EUR" office:value="0" calcext:value-type="currency">
            <text:p>0 €</text:p>
          </table:table-cell>
          <table:table-cell table:number-columns-repeated="3" table:style-name="ce67" office:value-type="currency" office:currency="EUR" office:value="0" calcext:value-type="currency">
            <text:p>0 €</text:p>
          </table:table-cell>
          <table:table-cell table:style-name="ce95" table:formula="of:=SUM([.C30];[.F30];[.D30];[.E30])" office:value-type="currency" office:currency="EUR" office:value="0" calcext:value-type="currency">
            <text:p>0 €</text:p>
          </table:table-cell>
          <table:table-cell table:number-columns-repeated="2" table:style-name="ce67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69656900" calcext:value-type="currency">
            <text:p>69,656,900 €</text:p>
          </table:table-cell>
          <table:table-cell table:number-columns-repeated="2" table:style-name="ce67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302500" calcext:value-type="currency">
            <text:p>302,500 €</text:p>
          </table:table-cell>
          <table:table-cell table:style-name="ce31" table:formula="of:=SUM([.H30:.M30])" office:value-type="currency" office:currency="EUR" office:value="69959400" calcext:value-type="currency">
            <text:p>69,959,400 €</text:p>
          </table:table-cell>
          <table:table-cell table:style-name="ce30" table:formula="of:=[.G30]-[.N30]" office:value-type="currency" office:currency="EUR" office:value="-69959400" calcext:value-type="currency">
            <text:p>-69,959,4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4"/>
          <table:table-cell table:style-name="ce4" office:value-type="string" calcext:value-type="string">
            <text:p>11 27</text:p>
          </table:table-cell>
          <table:table-cell table:style-name="ce4" office:value-type="string" calcext:value-type="string">
            <text:p>Hochschule Merseburg</text:p>
          </table:table-cell>
          <table:table-cell table:style-name="ce67" table:content-validation-name="val12" office:value-type="currency" office:currency="EUR" office:value="0" calcext:value-type="currency">
            <text:p>0 €</text:p>
          </table:table-cell>
          <table:table-cell table:number-columns-repeated="3" table:style-name="ce67" office:value-type="currency" office:currency="EUR" office:value="0" calcext:value-type="currency">
            <text:p>0 €</text:p>
          </table:table-cell>
          <table:table-cell table:style-name="ce95" table:formula="of:=SUM([.T30];[.W30];[.U30];[.V30])" office:value-type="currency" office:currency="EUR" office:value="0" calcext:value-type="currency">
            <text:p>0 €</text:p>
          </table:table-cell>
          <table:table-cell table:number-columns-repeated="2" table:style-name="ce67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24286100" calcext:value-type="currency">
            <text:p>24,286,1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600000" calcext:value-type="currency">
            <text:p>600,0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31" table:formula="of:=SUM([.Y30:.AD30])" office:value-type="currency" office:currency="EUR" office:value="24886100" calcext:value-type="currency">
            <text:p>24,886,100 €</text:p>
          </table:table-cell>
          <table:table-cell table:style-name="ce30" table:formula="of:=[.X30]-[.AE30]" office:value-type="currency" office:currency="EUR" office:value="-24886100" calcext:value-type="currency">
            <text:p>-24,886,1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number-columns-repeated="991"/>
        </table:table-row>
        <table:table-row table:style-name="ro2">
          <table:table-cell table:style-name="ce4" office:value-type="string" calcext:value-type="string">
            <text:p>11 30</text:p>
          </table:table-cell>
          <table:table-cell table:style-name="ce4" office:value-type="string" calcext:value-type="string">
            <text:p>Universität Rostock</text:p>
          </table:table-cell>
          <table:table-cell table:style-name="ce67" table:content-validation-name="val12" office:value-type="currency" office:currency="EUR" office:value="0" calcext:value-type="currency">
            <text:p>0 €</text:p>
          </table:table-cell>
          <table:table-cell table:number-columns-repeated="3" table:style-name="ce67" office:value-type="currency" office:currency="EUR" office:value="0" calcext:value-type="currency">
            <text:p>0 €</text:p>
          </table:table-cell>
          <table:table-cell table:style-name="ce95" table:formula="of:=SUM([.C31];[.F31];[.D31];[.E31])" office:value-type="currency" office:currency="EUR" office:value="0" calcext:value-type="currency">
            <text:p>0 €</text:p>
          </table:table-cell>
          <table:table-cell table:number-columns-repeated="2" table:style-name="ce67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130332500" calcext:value-type="currency">
            <text:p>130,332,5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2390000" calcext:value-type="currency">
            <text:p>2,390,000 €</text:p>
          </table:table-cell>
          <table:table-cell table:style-name="ce67" office:value-type="currency" office:currency="EUR" office:value="2879900" calcext:value-type="currency">
            <text:p>2,879,900 €</text:p>
          </table:table-cell>
          <table:table-cell table:style-name="ce31" table:formula="of:=SUM([.H31:.M31])" office:value-type="currency" office:currency="EUR" office:value="135602400" calcext:value-type="currency">
            <text:p>135,602,400 €</text:p>
          </table:table-cell>
          <table:table-cell table:style-name="ce30" table:formula="of:=[.G31]-[.N31]" office:value-type="currency" office:currency="EUR" office:value="-135602400" calcext:value-type="currency">
            <text:p>-135,602,4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4"/>
          <table:table-cell table:style-name="ce4" office:value-type="string" calcext:value-type="string">
            <text:p>11 28</text:p>
          </table:table-cell>
          <table:table-cell table:style-name="ce4" office:value-type="string" calcext:value-type="string">
            <text:p>Universität Greifswald</text:p>
          </table:table-cell>
          <table:table-cell table:style-name="ce67" table:content-validation-name="val12" office:value-type="currency" office:currency="EUR" office:value="0" calcext:value-type="currency">
            <text:p>0 €</text:p>
          </table:table-cell>
          <table:table-cell table:number-columns-repeated="3" table:style-name="ce67" office:value-type="currency" office:currency="EUR" office:value="0" calcext:value-type="currency">
            <text:p>0 €</text:p>
          </table:table-cell>
          <table:table-cell table:style-name="ce95" table:formula="of:=SUM([.T31];[.W31];[.U31];[.V31])" office:value-type="currency" office:currency="EUR" office:value="0" calcext:value-type="currency">
            <text:p>0 €</text:p>
          </table:table-cell>
          <table:table-cell table:number-columns-repeated="2" table:style-name="ce67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78954000" calcext:value-type="currency">
            <text:p>78,954,0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1451100" calcext:value-type="currency">
            <text:p>1,451,100 €</text:p>
          </table:table-cell>
          <table:table-cell table:style-name="ce67" office:value-type="currency" office:currency="EUR" office:value="3943000" calcext:value-type="currency">
            <text:p>3,943,000 €</text:p>
          </table:table-cell>
          <table:table-cell table:style-name="ce31" table:formula="of:=SUM([.Y31:.AD31])" office:value-type="currency" office:currency="EUR" office:value="84348100" calcext:value-type="currency">
            <text:p>84,348,100 €</text:p>
          </table:table-cell>
          <table:table-cell table:style-name="ce30" table:formula="of:=[.X31]-[.AE31]" office:value-type="currency" office:currency="EUR" office:value="-84348100" calcext:value-type="currency">
            <text:p>-84,348,1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number-columns-repeated="991"/>
        </table:table-row>
        <table:table-row table:style-name="ro2">
          <table:table-cell table:style-name="ce4" office:value-type="string" calcext:value-type="string">
            <text:p>11 31</text:p>
          </table:table-cell>
          <table:table-cell table:style-name="ce4" office:value-type="string" calcext:value-type="string">
            <text:p>Universitätsmedizin Rostock</text:p>
          </table:table-cell>
          <table:table-cell table:style-name="ce67" table:content-validation-name="val12" office:value-type="currency" office:currency="EUR" office:value="0" calcext:value-type="currency">
            <text:p>0 €</text:p>
          </table:table-cell>
          <table:table-cell table:number-columns-repeated="3" table:style-name="ce67" office:value-type="currency" office:currency="EUR" office:value="0" calcext:value-type="currency">
            <text:p>0 €</text:p>
          </table:table-cell>
          <table:table-cell table:style-name="ce95" table:formula="of:=SUM([.C32];[.F32];[.D32];[.E32])" office:value-type="currency" office:currency="EUR" office:value="0" calcext:value-type="currency">
            <text:p>0 €</text:p>
          </table:table-cell>
          <table:table-cell table:number-columns-repeated="2" table:style-name="ce67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70199400" calcext:value-type="currency">
            <text:p>70,199,400 €</text:p>
          </table:table-cell>
          <table:table-cell table:number-columns-repeated="2" table:style-name="ce67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117600" calcext:value-type="currency">
            <text:p>117,600 €</text:p>
          </table:table-cell>
          <table:table-cell table:style-name="ce31" table:formula="of:=SUM([.H32:.M32])" office:value-type="currency" office:currency="EUR" office:value="70317000" calcext:value-type="currency">
            <text:p>70,317,000 €</text:p>
          </table:table-cell>
          <table:table-cell table:style-name="ce30" table:formula="of:=[.G32]-[.N32]" office:value-type="currency" office:currency="EUR" office:value="-70317000" calcext:value-type="currency">
            <text:p>-70,317,0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4"/>
          <table:table-cell table:style-name="ce4" office:value-type="string" calcext:value-type="string">
            <text:p>11 29</text:p>
          </table:table-cell>
          <table:table-cell table:style-name="ce4" office:value-type="string" calcext:value-type="string">
            <text:p>Universitätsmedizin Greifswald</text:p>
          </table:table-cell>
          <table:table-cell table:style-name="ce67" table:content-validation-name="val12" office:value-type="currency" office:currency="EUR" office:value="0" calcext:value-type="currency">
            <text:p>0 €</text:p>
          </table:table-cell>
          <table:table-cell table:number-columns-repeated="2" table:style-name="ce67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5756500" calcext:value-type="currency">
            <text:p>5,756,500 €</text:p>
          </table:table-cell>
          <table:table-cell table:style-name="ce95" table:formula="of:=SUM([.T32];[.W32];[.U32];[.V32])" office:value-type="currency" office:currency="EUR" office:value="5756500" calcext:value-type="currency">
            <text:p>5,756,500 €</text:p>
          </table:table-cell>
          <table:table-cell table:number-columns-repeated="2" table:style-name="ce67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70151400" calcext:value-type="currency">
            <text:p>70,151,400 €</text:p>
          </table:table-cell>
          <table:table-cell table:number-columns-repeated="2" table:style-name="ce67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772100" calcext:value-type="currency">
            <text:p>772,100 €</text:p>
          </table:table-cell>
          <table:table-cell table:style-name="ce31" table:formula="of:=SUM([.Y32:.AD32])" office:value-type="currency" office:currency="EUR" office:value="70923500" calcext:value-type="currency">
            <text:p>70,923,500 €</text:p>
          </table:table-cell>
          <table:table-cell table:style-name="ce30" table:formula="of:=[.X32]-[.AE32]" office:value-type="currency" office:currency="EUR" office:value="-65167000" calcext:value-type="currency">
            <text:p>-65,167,0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number-columns-repeated="991"/>
        </table:table-row>
        <table:table-row table:style-name="ro2">
          <table:table-cell table:style-name="ce4" office:value-type="string" calcext:value-type="string">
            <text:p>11 32</text:p>
          </table:table-cell>
          <table:table-cell table:style-name="ce4" office:value-type="string" calcext:value-type="string">
            <text:p>Materialforschungs- und Prüfanstalt an der Bauhaus-Universität Weimar</text:p>
          </table:table-cell>
          <table:table-cell table:style-name="ce67" table:content-validation-name="val12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300000" calcext:value-type="currency">
            <text:p>300,000 €</text:p>
          </table:table-cell>
          <table:table-cell table:number-columns-repeated="2" table:style-name="ce67" office:value-type="currency" office:currency="EUR" office:value="0" calcext:value-type="currency">
            <text:p>0 €</text:p>
          </table:table-cell>
          <table:table-cell table:style-name="ce95" table:formula="of:=SUM([.C33];[.F33];[.D33];[.E33])" office:value-type="currency" office:currency="EUR" office:value="300000" calcext:value-type="currency">
            <text:p>300,000 €</text:p>
          </table:table-cell>
          <table:table-cell table:number-columns-repeated="2" table:style-name="ce67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3804500" calcext:value-type="currency">
            <text:p>3,804,5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1253200" calcext:value-type="currency">
            <text:p>1,253,2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31" table:formula="of:=SUM([.H33:.M33])" office:value-type="currency" office:currency="EUR" office:value="5057700" calcext:value-type="currency">
            <text:p>5,057,700 €</text:p>
          </table:table-cell>
          <table:table-cell table:style-name="ce30" table:formula="of:=[.G33]-[.N33]" office:value-type="currency" office:currency="EUR" office:value="-4757700" calcext:value-type="currency">
            <text:p>-4,757,700 €</text:p>
          </table:table-cell>
          <table:table-cell table:style-name="ce67" office:value-type="currency" office:currency="EUR" office:value="2837000" calcext:value-type="currency">
            <text:p>2,837,000 €</text:p>
          </table:table-cell>
          <table:table-cell table:style-name="ce4"/>
          <table:table-cell table:style-name="ce4" office:value-type="string" calcext:value-type="string">
            <text:p>11 30</text:p>
          </table:table-cell>
          <table:table-cell table:style-name="ce4" office:value-type="string" calcext:value-type="string">
            <text:p>Universität Rostock</text:p>
          </table:table-cell>
          <table:table-cell table:style-name="ce67" table:content-validation-name="val12" office:value-type="currency" office:currency="EUR" office:value="0" calcext:value-type="currency">
            <text:p>0 €</text:p>
          </table:table-cell>
          <table:table-cell table:number-columns-repeated="3" table:style-name="ce67" office:value-type="currency" office:currency="EUR" office:value="0" calcext:value-type="currency">
            <text:p>0 €</text:p>
          </table:table-cell>
          <table:table-cell table:style-name="ce95" table:formula="of:=SUM([.T33];[.W33];[.U33];[.V33])" office:value-type="currency" office:currency="EUR" office:value="0" calcext:value-type="currency">
            <text:p>0 €</text:p>
          </table:table-cell>
          <table:table-cell table:number-columns-repeated="2" table:style-name="ce67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134298300" calcext:value-type="currency">
            <text:p>134,298,3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2425900" calcext:value-type="currency">
            <text:p>2,425,900 €</text:p>
          </table:table-cell>
          <table:table-cell table:style-name="ce67" office:value-type="currency" office:currency="EUR" office:value="5688000" calcext:value-type="currency">
            <text:p>5,688,000 €</text:p>
          </table:table-cell>
          <table:table-cell table:style-name="ce31" table:formula="of:=SUM([.Y33:.AD33])" office:value-type="currency" office:currency="EUR" office:value="142412200" calcext:value-type="currency">
            <text:p>142,412,200 €</text:p>
          </table:table-cell>
          <table:table-cell table:style-name="ce30" table:formula="of:=[.X33]-[.AE33]" office:value-type="currency" office:currency="EUR" office:value="-142412200" calcext:value-type="currency">
            <text:p>-142,412,2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number-columns-repeated="991"/>
        </table:table-row>
        <table:table-row table:style-name="ro2">
          <table:table-cell table:style-name="ce4" office:value-type="string" calcext:value-type="string">
            <text:p>11 33</text:p>
          </table:table-cell>
          <table:table-cell table:style-name="ce4" office:value-type="string" calcext:value-type="string">
            <text:p>Landessternwarte Tautenburg an der Friedrich-Schiller-Universität Jena</text:p>
          </table:table-cell>
          <table:table-cell table:style-name="ce67" table:content-validation-name="val12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10800" calcext:value-type="currency">
            <text:p>10,800 €</text:p>
          </table:table-cell>
          <table:table-cell table:number-columns-repeated="2" table:style-name="ce67" office:value-type="currency" office:currency="EUR" office:value="0" calcext:value-type="currency">
            <text:p>0 €</text:p>
          </table:table-cell>
          <table:table-cell table:style-name="ce95" table:formula="of:=SUM([.C34];[.F34];[.D34];[.E34])" office:value-type="currency" office:currency="EUR" office:value="10800" calcext:value-type="currency">
            <text:p>10,800 €</text:p>
          </table:table-cell>
          <table:table-cell table:style-name="ce67" office:value-type="currency" office:currency="EUR" office:value="3438900" calcext:value-type="currency">
            <text:p>3,438,900 €</text:p>
          </table:table-cell>
          <table:table-cell table:style-name="ce67" office:value-type="currency" office:currency="EUR" office:value="442400" calcext:value-type="currency">
            <text:p>442,400 €</text:p>
          </table:table-cell>
          <table:table-cell table:number-columns-repeated="2" table:style-name="ce67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791000" calcext:value-type="currency">
            <text:p>791,0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31" table:formula="of:=SUM([.H34:.M34])" office:value-type="currency" office:currency="EUR" office:value="4672300" calcext:value-type="currency">
            <text:p>4,672,300 €</text:p>
          </table:table-cell>
          <table:table-cell table:style-name="ce30" table:formula="of:=[.G34]-[.N34]" office:value-type="currency" office:currency="EUR" office:value="-4661500" calcext:value-type="currency">
            <text:p>-4,661,500 €</text:p>
          </table:table-cell>
          <table:table-cell table:style-name="ce67" office:value-type="currency" office:currency="EUR" office:value="150000" calcext:value-type="currency">
            <text:p>150,000 €</text:p>
          </table:table-cell>
          <table:table-cell table:style-name="ce4"/>
          <table:table-cell table:style-name="ce4" office:value-type="string" calcext:value-type="string">
            <text:p>11 31</text:p>
          </table:table-cell>
          <table:table-cell table:style-name="ce4" office:value-type="string" calcext:value-type="string">
            <text:p>Universitätsmedizin Rostock</text:p>
          </table:table-cell>
          <table:table-cell table:style-name="ce67" table:content-validation-name="val12" office:value-type="currency" office:currency="EUR" office:value="0" calcext:value-type="currency">
            <text:p>0 €</text:p>
          </table:table-cell>
          <table:table-cell table:number-columns-repeated="3" table:style-name="ce67" office:value-type="currency" office:currency="EUR" office:value="0" calcext:value-type="currency">
            <text:p>0 €</text:p>
          </table:table-cell>
          <table:table-cell table:style-name="ce95" table:formula="of:=SUM([.T34];[.W34];[.U34];[.V34])" office:value-type="currency" office:currency="EUR" office:value="0" calcext:value-type="currency">
            <text:p>0 €</text:p>
          </table:table-cell>
          <table:table-cell table:number-columns-repeated="2" table:style-name="ce67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70988200" calcext:value-type="currency">
            <text:p>70,988,200 €</text:p>
          </table:table-cell>
          <table:table-cell table:number-columns-repeated="2" table:style-name="ce67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385600" calcext:value-type="currency">
            <text:p>385,600 €</text:p>
          </table:table-cell>
          <table:table-cell table:style-name="ce31" table:formula="of:=SUM([.Y34:.AD34])" office:value-type="currency" office:currency="EUR" office:value="71373800" calcext:value-type="currency">
            <text:p>71,373,800 €</text:p>
          </table:table-cell>
          <table:table-cell table:style-name="ce30" table:formula="of:=[.X34]-[.AE34]" office:value-type="currency" office:currency="EUR" office:value="-71373800" calcext:value-type="currency">
            <text:p>-71,373,8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number-columns-repeated="991"/>
        </table:table-row>
        <table:table-row table:style-name="ro2">
          <table:table-cell table:style-name="ce4" office:value-type="string" calcext:value-type="string">
            <text:p>Summe 2025</text:p>
          </table:table-cell>
          <table:table-cell table:style-name="ce4"/>
          <table:table-cell table:style-name="ce67" table:content-validation-name="val12" table:formula="of:=SUM([.C2:.C34])" office:value-type="currency" office:currency="EUR" office:value="0" calcext:value-type="currency">
            <text:p>0 €</text:p>
          </table:table-cell>
          <table:table-cell table:style-name="ce67" table:formula="of:=SUM([.D2:.D34])" office:value-type="currency" office:currency="EUR" office:value="87811400" calcext:value-type="currency">
            <text:p>87,811,400 €</text:p>
          </table:table-cell>
          <table:table-cell table:style-name="ce67" table:formula="of:=SUM([.E2:.E34])" office:value-type="currency" office:currency="EUR" office:value="1337026700" calcext:value-type="currency">
            <text:p>1,337,026,700 €</text:p>
          </table:table-cell>
          <table:table-cell table:style-name="ce67" table:formula="of:=SUM([.F2:.F34])" office:value-type="currency" office:currency="EUR" office:value="276991100" calcext:value-type="currency">
            <text:p>276,991,100 €</text:p>
          </table:table-cell>
          <table:table-cell table:style-name="ce67" table:formula="of:=SUM([.G2:.G34])" office:value-type="currency" office:currency="EUR" office:value="1701829200" calcext:value-type="currency">
            <text:p>1,701,829,200 €</text:p>
          </table:table-cell>
          <table:table-cell table:style-name="ce67" table:formula="of:=SUM([.H2:.H34])" office:value-type="currency" office:currency="EUR" office:value="240166500" calcext:value-type="currency">
            <text:p>240,166,500 €</text:p>
          </table:table-cell>
          <table:table-cell table:style-name="ce67" table:formula="of:=SUM([.I2:.I34])" office:value-type="currency" office:currency="EUR" office:value="94076200" calcext:value-type="currency">
            <text:p>94,076,200 €</text:p>
          </table:table-cell>
          <table:table-cell table:style-name="ce67" table:formula="of:=SUM([.J2:.J34])" office:value-type="currency" office:currency="EUR" office:value="8467545100" calcext:value-type="currency">
            <text:p>8,467,545,100 €</text:p>
          </table:table-cell>
          <table:table-cell table:style-name="ce67" table:formula="of:=SUM([.K2:.K34])" office:value-type="currency" office:currency="EUR" office:value="43000" calcext:value-type="currency">
            <text:p>43,000 €</text:p>
          </table:table-cell>
          <table:table-cell table:style-name="ce67" table:formula="of:=SUM([.L2:.L34])" office:value-type="currency" office:currency="EUR" office:value="1503656800" calcext:value-type="currency">
            <text:p>1,503,656,800 €</text:p>
          </table:table-cell>
          <table:table-cell table:style-name="ce67" table:formula="of:=SUM([.M2:.M34])" office:value-type="currency" office:currency="EUR" office:value="48991900" calcext:value-type="currency">
            <text:p>48,991,900 €</text:p>
          </table:table-cell>
          <table:table-cell table:style-name="ce67" table:formula="of:=SUM([.N2:.N34])" office:value-type="currency" office:currency="EUR" office:value="10354479500" calcext:value-type="currency">
            <text:p>10,354,479,500 €</text:p>
          </table:table-cell>
          <table:table-cell table:style-name="ce67" table:formula="of:=SUM([.O2:.O34])" office:value-type="currency" office:currency="EUR" office:value="-8652650300" calcext:value-type="currency">
            <text:p>-8,652,650,300 €</text:p>
          </table:table-cell>
          <table:table-cell table:style-name="ce67" table:formula="of:=SUM([.P2:.P34])" office:value-type="currency" office:currency="EUR" office:value="6106400800" calcext:value-type="currency">
            <text:p>6,106,400,800 €</text:p>
          </table:table-cell>
          <table:table-cell/>
          <table:table-cell table:style-name="ce4" office:value-type="string" calcext:value-type="string">
            <text:p>11 32</text:p>
          </table:table-cell>
          <table:table-cell table:style-name="ce4" office:value-type="string" calcext:value-type="string">
            <text:p>Materialforschungs- und Prüfanstalt an der Bauhaus-Universität Weimar</text:p>
          </table:table-cell>
          <table:table-cell table:style-name="ce67" table:content-validation-name="val12" office:value-type="currency" office:currency="EUR" office:value="0" calcext:value-type="currency">
            <text:p>0 €</text:p>
          </table:table-cell>
          <table:table-cell table:number-columns-repeated="3" table:style-name="ce67" office:value-type="currency" office:currency="EUR" office:value="0" calcext:value-type="currency">
            <text:p>0 €</text:p>
          </table:table-cell>
          <table:table-cell table:style-name="ce95" table:formula="of:=SUM([.T35];[.W35];[.U35];[.V35])" office:value-type="currency" office:currency="EUR" office:value="0" calcext:value-type="currency">
            <text:p>0 €</text:p>
          </table:table-cell>
          <table:table-cell table:number-columns-repeated="2" table:style-name="ce67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3864000" calcext:value-type="currency">
            <text:p>3,864,0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1300000" calcext:value-type="currency">
            <text:p>1,300,0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31" table:formula="of:=SUM([.Y35:.AD35])" office:value-type="currency" office:currency="EUR" office:value="5164000" calcext:value-type="currency">
            <text:p>5,164,000 €</text:p>
          </table:table-cell>
          <table:table-cell table:style-name="ce30" table:formula="of:=[.X35]-[.AE35]" office:value-type="currency" office:currency="EUR" office:value="-5164000" calcext:value-type="currency">
            <text:p>-5,164,000 €</text:p>
          </table:table-cell>
          <table:table-cell table:style-name="ce67" office:value-type="currency" office:currency="EUR" office:value="2837000" calcext:value-type="currency">
            <text:p>2,837,000 €</text:p>
          </table:table-cell>
          <table:table-cell table:number-columns-repeated="991"/>
        </table:table-row>
        <table:table-row table:style-name="ro2">
          <table:table-cell table:number-columns-repeated="17"/>
          <table:table-cell table:style-name="ce4" office:value-type="string" calcext:value-type="string">
            <text:p>11 33</text:p>
          </table:table-cell>
          <table:table-cell table:style-name="ce4" office:value-type="string" calcext:value-type="string">
            <text:p>Landessternwarte Tautenburg an der Friedrich-Schiller-Universität Jena</text:p>
          </table:table-cell>
          <table:table-cell table:style-name="ce67" table:content-validation-name="val12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10800" calcext:value-type="currency">
            <text:p>10,800 €</text:p>
          </table:table-cell>
          <table:table-cell table:number-columns-repeated="2" table:style-name="ce67" office:value-type="currency" office:currency="EUR" office:value="0" calcext:value-type="currency">
            <text:p>0 €</text:p>
          </table:table-cell>
          <table:table-cell table:style-name="ce95" table:formula="of:=SUM([.T36];[.W36];[.U36];[.V36])" office:value-type="currency" office:currency="EUR" office:value="10800" calcext:value-type="currency">
            <text:p>10,800 €</text:p>
          </table:table-cell>
          <table:table-cell table:style-name="ce67" office:value-type="currency" office:currency="EUR" office:value="4201400" calcext:value-type="currency">
            <text:p>4,201,400 €</text:p>
          </table:table-cell>
          <table:table-cell table:style-name="ce67" office:value-type="currency" office:currency="EUR" office:value="503600" calcext:value-type="currency">
            <text:p>503,600 €</text:p>
          </table:table-cell>
          <table:table-cell table:style-name="ce67" office:value-type="currency" office:currency="EUR" office:value="1500" calcext:value-type="currency">
            <text:p>1,5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1202000" calcext:value-type="currency">
            <text:p>1,202,0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31" table:formula="of:=SUM([.Y36:.AD36])" office:value-type="currency" office:currency="EUR" office:value="5908500" calcext:value-type="currency">
            <text:p>5,908,500 €</text:p>
          </table:table-cell>
          <table:table-cell table:style-name="ce30" table:formula="of:=[.X36]-[.AE36]" office:value-type="currency" office:currency="EUR" office:value="-5897700" calcext:value-type="currency">
            <text:p>-5,897,700 €</text:p>
          </table:table-cell>
          <table:table-cell table:style-name="ce67" office:value-type="currency" office:currency="EUR" office:value="150000" calcext:value-type="currency">
            <text:p>150,000 €</text:p>
          </table:table-cell>
          <table:table-cell table:number-columns-repeated="991"/>
        </table:table-row>
        <table:table-row table:style-name="ro2">
          <table:table-cell table:number-columns-repeated="17"/>
          <table:table-cell table:style-name="ce66" office:value-type="string" calcext:value-type="string">
            <text:p>Summe 2026</text:p>
          </table:table-cell>
          <table:table-cell/>
          <table:table-cell table:style-name="ce67" table:content-validation-name="val12" table:formula="of:=SUM([.T2:.T36])" office:value-type="currency" office:currency="EUR" office:value="0" calcext:value-type="currency">
            <text:p>0 €</text:p>
          </table:table-cell>
          <table:table-cell table:style-name="ce67" table:formula="of:=SUM([.U2:.U36])" office:value-type="currency" office:currency="EUR" office:value="88577900" calcext:value-type="currency">
            <text:p>88,577,900 €</text:p>
          </table:table-cell>
          <table:table-cell table:style-name="ce67" table:formula="of:=SUM([.V2:.V36])" office:value-type="currency" office:currency="EUR" office:value="1485687300" calcext:value-type="currency">
            <text:p>1,485,687,300 €</text:p>
          </table:table-cell>
          <table:table-cell table:style-name="ce67" table:formula="of:=SUM([.W2:.W36])" office:value-type="currency" office:currency="EUR" office:value="304005900" calcext:value-type="currency">
            <text:p>304,005,900 €</text:p>
          </table:table-cell>
          <table:table-cell table:style-name="ce67" table:formula="of:=SUM([.X2:.X36])" office:value-type="currency" office:currency="EUR" office:value="1878271100" calcext:value-type="currency">
            <text:p>1,878,271,100 €</text:p>
          </table:table-cell>
          <table:table-cell table:style-name="ce67" table:formula="of:=SUM([.Y2:.Y36])" office:value-type="currency" office:currency="EUR" office:value="246426100" calcext:value-type="currency">
            <text:p>246,426,100 €</text:p>
          </table:table-cell>
          <table:table-cell table:style-name="ce67" table:formula="of:=SUM([.Z2:.Z36])" office:value-type="currency" office:currency="EUR" office:value="101296000" calcext:value-type="currency">
            <text:p>101,296,000 €</text:p>
          </table:table-cell>
          <table:table-cell table:style-name="ce67" table:formula="of:=SUM([.AA2:.AA36])" office:value-type="currency" office:currency="EUR" office:value="8715117600" calcext:value-type="currency">
            <text:p>8,715,117,600 €</text:p>
          </table:table-cell>
          <table:table-cell table:style-name="ce67" table:formula="of:=SUM([.AB2:.AB36])" office:value-type="currency" office:currency="EUR" office:value="0" calcext:value-type="currency">
            <text:p>0 €</text:p>
          </table:table-cell>
          <table:table-cell table:style-name="ce67" table:formula="of:=SUM([.AC2:.AC36])" office:value-type="currency" office:currency="EUR" office:value="1714909300" calcext:value-type="currency">
            <text:p>1,714,909,300 €</text:p>
          </table:table-cell>
          <table:table-cell table:style-name="ce67" table:formula="of:=SUM([.AD2:.AD36])" office:value-type="currency" office:currency="EUR" office:value="46810300" calcext:value-type="currency">
            <text:p>46,810,300 €</text:p>
          </table:table-cell>
          <table:table-cell table:style-name="ce67" table:formula="of:=SUM([.AE2:.AE36])" office:value-type="currency" office:currency="EUR" office:value="10824559300" calcext:value-type="currency">
            <text:p>10,824,559,300 €</text:p>
          </table:table-cell>
          <table:table-cell table:style-name="ce67" table:formula="of:=SUM([.AF2:.AF36])" office:value-type="currency" office:currency="EUR" office:value="-8946288200" calcext:value-type="currency">
            <text:p>-8,946,288,200 €</text:p>
          </table:table-cell>
          <table:table-cell table:style-name="ce67" table:formula="of:=SUM([.AG2:.AG36])" office:value-type="currency" office:currency="EUR" office:value="3630664700" calcext:value-type="currency">
            <text:p>3,630,664,700 €</text:p>
          </table:table-cell>
          <table:table-cell table:number-columns-repeated="991"/>
        </table:table-row>
        <table:table-row table:style-name="ro4" table:number-rows-repeated="104853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Einzelplan 12" table:style-name="ta13">
        <table:table-column table:style-name="co4" table:default-cell-style-name="Default"/>
        <table:table-column table:style-name="co5" table:default-cell-style-name="Default"/>
        <table:table-column table:style-name="co3" table:number-columns-repeated="14" table:default-cell-style-name="Default"/>
        <table:table-column table:style-name="co1" table:default-cell-style-name="Default"/>
        <table:table-column table:style-name="co4" table:default-cell-style-name="Default"/>
        <table:table-column table:style-name="co6" table:default-cell-style-name="Default"/>
        <table:table-column table:style-name="co3" table:number-columns-repeated="14" table:default-cell-style-name="Default"/>
        <table:table-column table:style-name="co1" table:number-columns-repeated="991" table:default-cell-style-name="Default"/>
        <table:table-row table:style-name="ro2">
          <table:table-cell table:style-name="ce64" office:value-type="string" calcext:value-type="string">
            <text:p>Kapitel</text:p>
          </table:table-cell>
          <table:table-cell table:style-name="ce64" office:value-type="string" calcext:value-type="string">
            <text:p>Bezeichnung</text:p>
          </table:table-cell>
          <table:table-cell table:style-name="ce64" office:value-type="string" calcext:value-type="string">
            <text:p>0 Einnahmen aus Steuern und steuerähnlichen Abgaben</text:p>
          </table:table-cell>
          <table:table-cell table:style-name="ce64" office:value-type="string" calcext:value-type="string">
            <text:p>1 Verwaltungseinnahmen, Einnahmen aus Schuldendienst und dgl.</text:p>
          </table:table-cell>
          <table:table-cell table:style-name="ce64" office:value-type="string" calcext:value-type="string">
            <text:p>2 Einnahmen aus Zuweisungen und Zuschüssen mit Ausnahme für Investitionen</text:p>
          </table:table-cell>
          <table:table-cell table:style-name="ce64" office:value-type="string" calcext:value-type="string">
            <text:p>3 Einnahmen aus Schuldenaufnahmen, aus Zuweisungen und Zuschüssen für Investitionen, besondere Finanzierungseinnahmen</text:p>
          </table:table-cell>
          <table:table-cell table:style-name="ce64" office:value-type="string" calcext:value-type="string">
            <text:p>Summe Einnahmen</text:p>
          </table:table-cell>
          <table:table-cell table:style-name="ce64" office:value-type="string" calcext:value-type="string">
            <text:p>4 Personalausgaben</text:p>
          </table:table-cell>
          <table:table-cell table:style-name="ce64" office:value-type="string" calcext:value-type="string">
            <text:p>5 Sächliche Verwaltungsausgaben usw., Ausgaben für den Schuldendienst</text:p>
          </table:table-cell>
          <table:table-cell table:style-name="ce64" office:value-type="string" calcext:value-type="string">
            <text:p>6 Ausgaben für Zuweisungen und Zuschüsse mit Ausnahme für Investitionen</text:p>
          </table:table-cell>
          <table:table-cell table:style-name="ce64" office:value-type="string" calcext:value-type="string">
            <text:p>7 Baumaßnahmen</text:p>
          </table:table-cell>
          <table:table-cell table:style-name="ce64" office:value-type="string" calcext:value-type="string">
            <text:p>8 Sonstige Ausgaben für Investitionen und Investitionsförderungsmaßnahmen</text:p>
          </table:table-cell>
          <table:table-cell table:style-name="ce64" office:value-type="string" calcext:value-type="string">
            <text:p>9 Besondere Finanzierungsausgaben</text:p>
          </table:table-cell>
          <table:table-cell table:style-name="ce64" office:value-type="string" calcext:value-type="string">
            <text:p>Summe Ausgaben</text:p>
          </table:table-cell>
          <table:table-cell table:style-name="ce64" office:value-type="string" calcext:value-type="string">
            <text:p>"+ Überschuss - Zuschuss"</text:p>
          </table:table-cell>
          <table:table-cell table:style-name="ce64" office:value-type="string" calcext:value-type="string">
            <text:p>Verpflichtungsermächtigungen</text:p>
          </table:table-cell>
          <table:table-cell table:style-name="ce4"/>
          <table:table-cell table:style-name="ce64" office:value-type="string" calcext:value-type="string">
            <text:p>Kapitel</text:p>
          </table:table-cell>
          <table:table-cell table:style-name="ce64" office:value-type="string" calcext:value-type="string">
            <text:p>Bezeichnung</text:p>
          </table:table-cell>
          <table:table-cell table:style-name="ce64" office:value-type="string" calcext:value-type="string">
            <text:p>0 Einnahmen aus Steuern und steuerähnlichen Abgaben</text:p>
          </table:table-cell>
          <table:table-cell table:style-name="ce64" office:value-type="string" calcext:value-type="string">
            <text:p>1 Verwaltungseinnahmen, Einnahmen aus Schuldendienst und dgl.</text:p>
          </table:table-cell>
          <table:table-cell table:style-name="ce64" office:value-type="string" calcext:value-type="string">
            <text:p>2 Einnahmen aus Zuweisungen und Zuschüssen mit Ausnahme für Investitionen</text:p>
          </table:table-cell>
          <table:table-cell table:style-name="ce64" office:value-type="string" calcext:value-type="string">
            <text:p>3 Einnahmen aus Schuldenaufnahmen, aus Zuweisungen und Zuschüssen für Investitionen, besondere Finanzierungseinnahmen</text:p>
          </table:table-cell>
          <table:table-cell table:style-name="ce64" office:value-type="string" calcext:value-type="string">
            <text:p>Summe Einnahmen</text:p>
          </table:table-cell>
          <table:table-cell table:style-name="ce64" office:value-type="string" calcext:value-type="string">
            <text:p>4 Personalausgaben</text:p>
          </table:table-cell>
          <table:table-cell table:style-name="ce64" office:value-type="string" calcext:value-type="string">
            <text:p>5 Sächliche Verwaltungsausgaben usw., Ausgaben für den Schuldendienst</text:p>
          </table:table-cell>
          <table:table-cell table:style-name="ce64" office:value-type="string" calcext:value-type="string">
            <text:p>6 Ausgaben für Zuweisungen und Zuschüsse mit Ausnahme für Investitionen</text:p>
          </table:table-cell>
          <table:table-cell table:style-name="ce64" office:value-type="string" calcext:value-type="string">
            <text:p>7 Baumaßnahmen</text:p>
          </table:table-cell>
          <table:table-cell table:style-name="ce64" office:value-type="string" calcext:value-type="string">
            <text:p>8 Sonstige Ausgaben für Investitionen und Investitionsförderungsmaßnahmen</text:p>
          </table:table-cell>
          <table:table-cell table:style-name="ce64" office:value-type="string" calcext:value-type="string">
            <text:p>9 Besondere Finanzierungsausgaben</text:p>
          </table:table-cell>
          <table:table-cell table:style-name="ce64" office:value-type="string" calcext:value-type="string">
            <text:p>Summe Ausgaben</text:p>
          </table:table-cell>
          <table:table-cell table:style-name="ce64" office:value-type="string" calcext:value-type="string">
            <text:p>"+ Überschuss - Zuschuss"</text:p>
          </table:table-cell>
          <table:table-cell table:style-name="ce64" office:value-type="string" calcext:value-type="string">
            <text:p>Verpflichtungsermächtigungen</text:p>
          </table:table-cell>
          <table:table-cell table:number-columns-repeated="991"/>
        </table:table-row>
        <table:table-row table:style-name="ro2">
          <table:table-cell table:style-name="ce99" office:value-type="date" office:date-value="2026-01-12" calcext:value-type="date">
            <text:p>12 01</text:p>
          </table:table-cell>
          <table:table-cell table:style-name="ce101" office:value-type="string" calcext:value-type="string">
            <text:p>Ministerium</text:p>
          </table:table-cell>
          <table:table-cell table:style-name="ce102" table:content-validation-name="val13" office:value-type="currency" office:currency="EUR" office:value="0" calcext:value-type="currency">
            <text:p>0 €</text:p>
          </table:table-cell>
          <table:table-cell table:number-columns-repeated="4" table:style-name="ce102" office:value-type="currency" office:currency="EUR" office:value="0" calcext:value-type="currency">
            <text:p>0 €</text:p>
          </table:table-cell>
          <table:table-cell table:style-name="ce102" office:value-type="currency" office:currency="EUR" office:value="10857600" calcext:value-type="currency">
            <text:p>10,857,600 €</text:p>
          </table:table-cell>
          <table:table-cell table:style-name="ce102" office:value-type="currency" office:currency="EUR" office:value="4160600" calcext:value-type="currency">
            <text:p>4,160,600 €</text:p>
          </table:table-cell>
          <table:table-cell table:style-name="ce102" office:value-type="currency" office:currency="EUR" office:value="1000" calcext:value-type="currency">
            <text:p>1,000 €</text:p>
          </table:table-cell>
          <table:table-cell table:style-name="ce102" office:value-type="currency" office:currency="EUR" office:value="0" calcext:value-type="currency">
            <text:p>0 €</text:p>
          </table:table-cell>
          <table:table-cell table:style-name="ce102" office:value-type="currency" office:currency="EUR" office:value="50000" calcext:value-type="currency">
            <text:p>50,000 €</text:p>
          </table:table-cell>
          <table:table-cell table:style-name="ce102" office:value-type="currency" office:currency="EUR" office:value="0" calcext:value-type="currency">
            <text:p>0 €</text:p>
          </table:table-cell>
          <table:table-cell table:style-name="ce35" table:formula="of:=SUM([.H2:.M2])" office:value-type="currency" office:currency="EUR" office:value="15069200" calcext:value-type="currency">
            <text:p>15,069,200 €</text:p>
          </table:table-cell>
          <table:table-cell table:style-name="ce35" table:formula="of:=[.G2]-[.N2]" office:value-type="currency" office:currency="EUR" office:value="-15069200" calcext:value-type="currency">
            <text:p>-15,069,200 €</text:p>
          </table:table-cell>
          <table:table-cell table:style-name="ce102" office:value-type="currency" office:currency="EUR" office:value="17500000" calcext:value-type="currency">
            <text:p>17,500,000 €</text:p>
          </table:table-cell>
          <table:table-cell table:style-name="ce4"/>
          <table:table-cell table:style-name="ce104" office:value-type="string" calcext:value-type="string">
            <text:p>12 01</text:p>
          </table:table-cell>
          <table:table-cell table:style-name="ce101" office:value-type="string" calcext:value-type="string">
            <text:p>Ministerium</text:p>
          </table:table-cell>
          <table:table-cell table:style-name="ce102" office:value-type="currency" office:currency="EUR" office:value="0" calcext:value-type="currency">
            <text:p>0 €</text:p>
          </table:table-cell>
          <table:table-cell table:number-columns-repeated="3" table:style-name="ce107" office:value-type="currency" office:currency="EUR" office:value="0" calcext:value-type="currency">
            <text:p>0 €</text:p>
          </table:table-cell>
          <table:table-cell table:style-name="ce107" table:formula="of:=SUM([.T2:.W2])" office:value-type="currency" office:currency="EUR" office:value="0" calcext:value-type="currency">
            <text:p>0 €</text:p>
          </table:table-cell>
          <table:table-cell table:style-name="ce107" office:value-type="currency" office:currency="EUR" office:value="12311000" calcext:value-type="currency">
            <text:p>12,311,000 €</text:p>
          </table:table-cell>
          <table:table-cell table:style-name="ce107" office:value-type="currency" office:currency="EUR" office:value="3452000" calcext:value-type="currency">
            <text:p>3,452,000 €</text:p>
          </table:table-cell>
          <table:table-cell table:style-name="ce107" office:value-type="currency" office:currency="EUR" office:value="1000" calcext:value-type="currency">
            <text:p>1,000 €</text:p>
          </table:table-cell>
          <table:table-cell table:style-name="ce107" office:value-type="currency" office:currency="EUR" office:value="0" calcext:value-type="currency">
            <text:p>0 €</text:p>
          </table:table-cell>
          <table:table-cell table:style-name="ce107" office:value-type="currency" office:currency="EUR" office:value="80000" calcext:value-type="currency">
            <text:p>80,000 €</text:p>
          </table:table-cell>
          <table:table-cell table:style-name="ce107" office:value-type="currency" office:currency="EUR" office:value="0" calcext:value-type="currency">
            <text:p>0 €</text:p>
          </table:table-cell>
          <table:table-cell table:style-name="ce35" table:formula="of:=SUM([.Y2:.AD2])" office:value-type="currency" office:currency="EUR" office:value="15844000" calcext:value-type="currency">
            <text:p>15,844,000 €</text:p>
          </table:table-cell>
          <table:table-cell table:style-name="ce35" table:formula="of:=[.X2]-[.AE2]" office:value-type="currency" office:currency="EUR" office:value="-15844000" calcext:value-type="currency">
            <text:p>-15,844,000 €</text:p>
          </table:table-cell>
          <table:table-cell table:style-name="ce108" table:content-validation-name="val13" office:value-type="currency" office:currency="EUR" office:value="155000" calcext:value-type="currency">
            <text:p>155,000 €</text:p>
          </table:table-cell>
          <table:table-cell table:number-columns-repeated="991"/>
        </table:table-row>
        <table:table-row table:style-name="ro2">
          <table:table-cell table:style-name="ce100" office:value-type="date" office:date-value="2026-02-12" calcext:value-type="date">
            <text:p>12 02</text:p>
          </table:table-cell>
          <table:table-cell table:style-name="ce101" office:value-type="string" calcext:value-type="string">
            <text:p>Landesvertretung beim Bund</text:p>
          </table:table-cell>
          <table:table-cell table:style-name="ce70" table:content-validation-name="val13" office:value-type="currency" office:currency="EUR" office:value="0" calcext:value-type="currency">
            <text:p>0 €</text:p>
          </table:table-cell>
          <table:table-cell table:style-name="ce70" office:value-type="currency" office:currency="EUR" office:value="59900" calcext:value-type="currency">
            <text:p>59,900 €</text:p>
          </table:table-cell>
          <table:table-cell table:style-name="ce70" office:value-type="currency" office:currency="EUR" office:value="137400" calcext:value-type="currency">
            <text:p>137,400 €</text:p>
          </table:table-cell>
          <table:table-cell table:style-name="ce70" office:value-type="currency" office:currency="EUR" office:value="0" calcext:value-type="currency">
            <text:p>0 €</text:p>
          </table:table-cell>
          <table:table-cell table:style-name="ce70" office:value-type="currency" office:currency="EUR" office:value="197300" calcext:value-type="currency">
            <text:p>197,300 €</text:p>
          </table:table-cell>
          <table:table-cell table:style-name="ce70" office:value-type="currency" office:currency="EUR" office:value="2289100" calcext:value-type="currency">
            <text:p>2,289,100 €</text:p>
          </table:table-cell>
          <table:table-cell table:style-name="ce70" office:value-type="currency" office:currency="EUR" office:value="524000" calcext:value-type="currency">
            <text:p>524,000 €</text:p>
          </table:table-cell>
          <table:table-cell table:style-name="ce70" office:value-type="currency" office:currency="EUR" office:value="330800" calcext:value-type="currency">
            <text:p>330,800 €</text:p>
          </table:table-cell>
          <table:table-cell table:style-name="ce70" office:value-type="currency" office:currency="EUR" office:value="0" calcext:value-type="currency">
            <text:p>0 €</text:p>
          </table:table-cell>
          <table:table-cell table:style-name="ce70" office:value-type="currency" office:currency="EUR" office:value="47500" calcext:value-type="currency">
            <text:p>47,500 €</text:p>
          </table:table-cell>
          <table:table-cell table:style-name="ce70" office:value-type="currency" office:currency="EUR" office:value="203500" calcext:value-type="currency">
            <text:p>203,500 €</text:p>
          </table:table-cell>
          <table:table-cell table:style-name="ce35" table:formula="of:=SUM([.H3:.M3])" office:value-type="currency" office:currency="EUR" office:value="3394900" calcext:value-type="currency">
            <text:p>3,394,900 €</text:p>
          </table:table-cell>
          <table:table-cell table:style-name="ce35" table:formula="of:=[.G3]-[.N3]" office:value-type="currency" office:currency="EUR" office:value="-3197600" calcext:value-type="currency">
            <text:p>-3,197,600 €</text:p>
          </table:table-cell>
          <table:table-cell table:style-name="ce70" office:value-type="currency" office:currency="EUR" office:value="0" calcext:value-type="currency">
            <text:p>0 €</text:p>
          </table:table-cell>
          <table:table-cell table:style-name="ce4"/>
          <table:table-cell table:style-name="ce41" office:value-type="string" calcext:value-type="string">
            <text:p>12 02</text:p>
          </table:table-cell>
          <table:table-cell table:style-name="ce101" office:value-type="string" calcext:value-type="string">
            <text:p>Landesvertretung beim Bund</text:p>
          </table:table-cell>
          <table:table-cell table:style-name="ce70" office:value-type="currency" office:currency="EUR" office:value="0" calcext:value-type="currency">
            <text:p>0 €</text:p>
          </table:table-cell>
          <table:table-cell table:style-name="ce70" office:value-type="currency" office:currency="EUR" office:value="59900" calcext:value-type="currency">
            <text:p>59,900 €</text:p>
          </table:table-cell>
          <table:table-cell table:style-name="ce70" office:value-type="currency" office:currency="EUR" office:value="137400" calcext:value-type="currency">
            <text:p>137,400 €</text:p>
          </table:table-cell>
          <table:table-cell table:style-name="ce70" office:value-type="currency" office:currency="EUR" office:value="0" calcext:value-type="currency">
            <text:p>0 €</text:p>
          </table:table-cell>
          <table:table-cell table:style-name="ce107" table:formula="of:=SUM([.T3:.W3])" office:value-type="currency" office:currency="EUR" office:value="197300" calcext:value-type="currency">
            <text:p>197,300 €</text:p>
          </table:table-cell>
          <table:table-cell table:style-name="ce70" office:value-type="currency" office:currency="EUR" office:value="2391100" calcext:value-type="currency">
            <text:p>2,391,100 €</text:p>
          </table:table-cell>
          <table:table-cell table:style-name="ce70" office:value-type="currency" office:currency="EUR" office:value="539900" calcext:value-type="currency">
            <text:p>539,900 €</text:p>
          </table:table-cell>
          <table:table-cell table:style-name="ce70" office:value-type="currency" office:currency="EUR" office:value="344100" calcext:value-type="currency">
            <text:p>344,100 €</text:p>
          </table:table-cell>
          <table:table-cell table:style-name="ce70" office:value-type="currency" office:currency="EUR" office:value="0" calcext:value-type="currency">
            <text:p>0 €</text:p>
          </table:table-cell>
          <table:table-cell table:style-name="ce70" office:value-type="currency" office:currency="EUR" office:value="47500" calcext:value-type="currency">
            <text:p>47,500 €</text:p>
          </table:table-cell>
          <table:table-cell table:style-name="ce70" office:value-type="currency" office:currency="EUR" office:value="240200" calcext:value-type="currency">
            <text:p>240,200 €</text:p>
          </table:table-cell>
          <table:table-cell table:style-name="ce35" table:formula="of:=SUM([.Y3:.AD3])" office:value-type="currency" office:currency="EUR" office:value="3562800" calcext:value-type="currency">
            <text:p>3,562,800 €</text:p>
          </table:table-cell>
          <table:table-cell table:style-name="ce35" table:formula="of:=[.X3]-[.AE3]" office:value-type="currency" office:currency="EUR" office:value="-3365500" calcext:value-type="currency">
            <text:p>-3,365,500 €</text:p>
          </table:table-cell>
          <table:table-cell table:style-name="ce70" table:content-validation-name="val13" office:value-type="currency" office:currency="EUR" office:value="0" calcext:value-type="currency">
            <text:p>0 €</text:p>
          </table:table-cell>
          <table:table-cell table:number-columns-repeated="991"/>
        </table:table-row>
        <table:table-row table:style-name="ro2">
          <table:table-cell table:style-name="ce99" office:value-type="date" office:date-value="2026-04-12" calcext:value-type="date">
            <text:p>12 04</text:p>
          </table:table-cell>
          <table:table-cell table:style-name="ce97" office:value-type="string" calcext:value-type="string">
            <text:p>Europapolitik, EU-Angelegenheiten, Internationale Beziehungen und Entwicklungszusammenarbeit</text:p>
          </table:table-cell>
          <table:table-cell table:style-name="ce102" table:content-validation-name="val13" office:value-type="currency" office:currency="EUR" office:value="0" calcext:value-type="currency">
            <text:p>0 €</text:p>
          </table:table-cell>
          <table:table-cell table:style-name="ce102" office:value-type="currency" office:currency="EUR" office:value="10000" calcext:value-type="currency">
            <text:p>10,000 €</text:p>
          </table:table-cell>
          <table:table-cell table:style-name="ce102" office:value-type="currency" office:currency="EUR" office:value="41200" calcext:value-type="currency">
            <text:p>41,200 €</text:p>
          </table:table-cell>
          <table:table-cell table:style-name="ce102" office:value-type="currency" office:currency="EUR" office:value="0" calcext:value-type="currency">
            <text:p>0 €</text:p>
          </table:table-cell>
          <table:table-cell table:style-name="ce102" office:value-type="currency" office:currency="EUR" office:value="51200" calcext:value-type="currency">
            <text:p>51,200 €</text:p>
          </table:table-cell>
          <table:table-cell table:style-name="ce102" office:value-type="currency" office:currency="EUR" office:value="4918900" calcext:value-type="currency">
            <text:p>4,918,900 €</text:p>
          </table:table-cell>
          <table:table-cell table:style-name="ce102" office:value-type="currency" office:currency="EUR" office:value="3546000" calcext:value-type="currency">
            <text:p>3,546,000 €</text:p>
          </table:table-cell>
          <table:table-cell table:style-name="ce102" office:value-type="currency" office:currency="EUR" office:value="4325200" calcext:value-type="currency">
            <text:p>4,325,200 €</text:p>
          </table:table-cell>
          <table:table-cell table:style-name="ce102" office:value-type="currency" office:currency="EUR" office:value="0" calcext:value-type="currency">
            <text:p>0 €</text:p>
          </table:table-cell>
          <table:table-cell table:style-name="ce102" office:value-type="currency" office:currency="EUR" office:value="36500" calcext:value-type="currency">
            <text:p>36,500 €</text:p>
          </table:table-cell>
          <table:table-cell table:style-name="ce102" office:value-type="currency" office:currency="EUR" office:value="0" calcext:value-type="currency">
            <text:p>0 €</text:p>
          </table:table-cell>
          <table:table-cell table:style-name="ce35" table:formula="of:=SUM([.H4:.M4])" office:value-type="currency" office:currency="EUR" office:value="12826600" calcext:value-type="currency">
            <text:p>12,826,600 €</text:p>
          </table:table-cell>
          <table:table-cell table:style-name="ce35" table:formula="of:=[.G4]-[.N4]" office:value-type="currency" office:currency="EUR" office:value="-12775400" calcext:value-type="currency">
            <text:p>-12,775,400 €</text:p>
          </table:table-cell>
          <table:table-cell table:style-name="ce102" office:value-type="currency" office:currency="EUR" office:value="2431500" calcext:value-type="currency">
            <text:p>2,431,500 €</text:p>
          </table:table-cell>
          <table:table-cell table:style-name="ce4"/>
          <table:table-cell table:style-name="ce104" office:value-type="string" calcext:value-type="string">
            <text:p>12 04</text:p>
          </table:table-cell>
          <table:table-cell table:style-name="ce97" office:value-type="string" calcext:value-type="string">
            <text:p>Europapolitik, EU-Angelegenheiten, Internationale Beziehungen und Entwicklungszusammenarbeit</text:p>
          </table:table-cell>
          <table:table-cell table:style-name="ce102" office:value-type="currency" office:currency="EUR" office:value="0" calcext:value-type="currency">
            <text:p>0 €</text:p>
          </table:table-cell>
          <table:table-cell table:style-name="ce102" office:value-type="currency" office:currency="EUR" office:value="10000" calcext:value-type="currency">
            <text:p>10,000 €</text:p>
          </table:table-cell>
          <table:table-cell table:style-name="ce102" office:value-type="currency" office:currency="EUR" office:value="40200" calcext:value-type="currency">
            <text:p>40,200 €</text:p>
          </table:table-cell>
          <table:table-cell table:style-name="ce102" office:value-type="currency" office:currency="EUR" office:value="0" calcext:value-type="currency">
            <text:p>0 €</text:p>
          </table:table-cell>
          <table:table-cell table:style-name="ce107" table:formula="of:=SUM([.T4:.W4])" office:value-type="currency" office:currency="EUR" office:value="50200" calcext:value-type="currency">
            <text:p>50,200 €</text:p>
          </table:table-cell>
          <table:table-cell table:style-name="ce102" office:value-type="currency" office:currency="EUR" office:value="5179200" calcext:value-type="currency">
            <text:p>5,179,200 €</text:p>
          </table:table-cell>
          <table:table-cell table:style-name="ce102" office:value-type="currency" office:currency="EUR" office:value="4363600" calcext:value-type="currency">
            <text:p>4,363,600 €</text:p>
          </table:table-cell>
          <table:table-cell table:style-name="ce102" office:value-type="currency" office:currency="EUR" office:value="4083200" calcext:value-type="currency">
            <text:p>4,083,200 €</text:p>
          </table:table-cell>
          <table:table-cell table:style-name="ce102" office:value-type="currency" office:currency="EUR" office:value="0" calcext:value-type="currency">
            <text:p>0 €</text:p>
          </table:table-cell>
          <table:table-cell table:style-name="ce102" office:value-type="currency" office:currency="EUR" office:value="96000" calcext:value-type="currency">
            <text:p>96,000 €</text:p>
          </table:table-cell>
          <table:table-cell table:style-name="ce102" office:value-type="currency" office:currency="EUR" office:value="0" calcext:value-type="currency">
            <text:p>0 €</text:p>
          </table:table-cell>
          <table:table-cell table:style-name="ce35" table:formula="of:=SUM([.Y4:.AD4])" office:value-type="currency" office:currency="EUR" office:value="13722000" calcext:value-type="currency">
            <text:p>13,722,000 €</text:p>
          </table:table-cell>
          <table:table-cell table:style-name="ce35" table:formula="of:=[.X4]-[.AE4]" office:value-type="currency" office:currency="EUR" office:value="-13671800" calcext:value-type="currency">
            <text:p>-13,671,800 €</text:p>
          </table:table-cell>
          <table:table-cell table:style-name="ce102" table:content-validation-name="val13" office:value-type="currency" office:currency="EUR" office:value="3728200" calcext:value-type="currency">
            <text:p>3,728,200 €</text:p>
          </table:table-cell>
          <table:table-cell table:number-columns-repeated="991"/>
        </table:table-row>
        <table:table-row table:style-name="ro2">
          <table:table-cell table:style-name="ce100" office:value-type="date" office:date-value="2026-03-12" calcext:value-type="date">
            <text:p>12 03</text:p>
          </table:table-cell>
          <table:table-cell table:style-name="ce97" office:value-type="string" calcext:value-type="string">
            <text:p>Vertretung des Landes bei der EU</text:p>
          </table:table-cell>
          <table:table-cell table:style-name="ce103" table:content-validation-name="val13" office:value-type="currency" office:currency="EUR" office:value="0" calcext:value-type="currency">
            <text:p>0 €</text:p>
          </table:table-cell>
          <table:table-cell table:style-name="ce103" office:value-type="currency" office:currency="EUR" office:value="17500" calcext:value-type="currency">
            <text:p>17,500 €</text:p>
          </table:table-cell>
          <table:table-cell table:number-columns-repeated="2" table:style-name="ce103" office:value-type="currency" office:currency="EUR" office:value="0" calcext:value-type="currency">
            <text:p>0 €</text:p>
          </table:table-cell>
          <table:table-cell table:style-name="ce103" office:value-type="currency" office:currency="EUR" office:value="17500" calcext:value-type="currency">
            <text:p>17,500 €</text:p>
          </table:table-cell>
          <table:table-cell table:style-name="ce103" office:value-type="currency" office:currency="EUR" office:value="702100" calcext:value-type="currency">
            <text:p>702,100 €</text:p>
          </table:table-cell>
          <table:table-cell table:number-columns-repeated="4" table:style-name="ce103" office:value-type="currency" office:currency="EUR" office:value="0" calcext:value-type="currency">
            <text:p>0 €</text:p>
          </table:table-cell>
          <table:table-cell table:style-name="ce103" office:value-type="currency" office:currency="EUR" office:value="6000" calcext:value-type="currency">
            <text:p>6,000 €</text:p>
          </table:table-cell>
          <table:table-cell table:style-name="ce35" table:formula="of:=SUM([.H5:.M5])" office:value-type="currency" office:currency="EUR" office:value="708100" calcext:value-type="currency">
            <text:p>708,100 €</text:p>
          </table:table-cell>
          <table:table-cell table:style-name="ce35" table:formula="of:=[.G5]-[.N5]" office:value-type="currency" office:currency="EUR" office:value="-690600" calcext:value-type="currency">
            <text:p>-690,600 €</text:p>
          </table:table-cell>
          <table:table-cell table:style-name="ce103" office:value-type="currency" office:currency="EUR" office:value="0" calcext:value-type="currency">
            <text:p>0 €</text:p>
          </table:table-cell>
          <table:table-cell table:style-name="ce4"/>
          <table:table-cell table:style-name="ce105" office:value-type="string" calcext:value-type="string">
            <text:p>12 04 35</text:p>
          </table:table-cell>
          <table:table-cell table:style-name="ce97" office:value-type="string" calcext:value-type="string">
            <text:p>Abkommen mit Polen</text:p>
          </table:table-cell>
          <table:table-cell table:number-columns-repeated="2" table:style-name="ce103" office:value-type="currency" office:currency="EUR" office:value="0" calcext:value-type="currency">
            <text:p>0 €</text:p>
          </table:table-cell>
          <table:table-cell table:style-name="ce103" office:value-type="currency" office:currency="EUR" office:value="15000000" calcext:value-type="currency">
            <text:p>15,000,000 €</text:p>
          </table:table-cell>
          <table:table-cell table:style-name="ce103" office:value-type="currency" office:currency="EUR" office:value="0" calcext:value-type="currency">
            <text:p>0 €</text:p>
          </table:table-cell>
          <table:table-cell table:style-name="ce107" table:formula="of:=SUM([.T5:.W5])" office:value-type="currency" office:currency="EUR" office:value="15000000" calcext:value-type="currency">
            <text:p>15,000,000 €</text:p>
          </table:table-cell>
          <table:table-cell table:style-name="ce103" office:value-type="currency" office:currency="EUR" office:value="25400" calcext:value-type="currency">
            <text:p>25,400 €</text:p>
          </table:table-cell>
          <table:table-cell table:style-name="ce103" office:value-type="currency" office:currency="EUR" office:value="45600" calcext:value-type="currency">
            <text:p>45,600 €</text:p>
          </table:table-cell>
          <table:table-cell table:style-name="ce103" office:value-type="currency" office:currency="EUR" office:value="40000000" calcext:value-type="currency">
            <text:p>40,000,000 €</text:p>
          </table:table-cell>
          <table:table-cell table:number-columns-repeated="3" table:style-name="ce103" office:value-type="currency" office:currency="EUR" office:value="0" calcext:value-type="currency">
            <text:p>0 €</text:p>
          </table:table-cell>
          <table:table-cell table:style-name="ce35" table:formula="of:=SUM([.Y5:.AD5])" office:value-type="currency" office:currency="EUR" office:value="40071000" calcext:value-type="currency">
            <text:p>40,071,000 €</text:p>
          </table:table-cell>
          <table:table-cell table:style-name="ce35" table:formula="of:=[.X5]-[.AE5]" office:value-type="currency" office:currency="EUR" office:value="-25071000" calcext:value-type="currency">
            <text:p>-25,071,000 €</text:p>
          </table:table-cell>
          <table:table-cell table:style-name="ce103" table:content-validation-name="val13" office:value-type="currency" office:currency="EUR" office:value="0" calcext:value-type="currency">
            <text:p>0 €</text:p>
          </table:table-cell>
          <table:table-cell table:number-columns-repeated="991"/>
        </table:table-row>
        <table:table-row table:style-name="ro2">
          <table:table-cell table:style-name="ce4" office:value-type="string" calcext:value-type="string">
            <text:p>Summe 2025</text:p>
          </table:table-cell>
          <table:table-cell table:style-name="ce4"/>
          <table:table-cell table:style-name="ce67" table:content-validation-name="val13" table:formula="of:=SUM([.C2:.C5])" office:value-type="currency" office:currency="EUR" office:value="0" calcext:value-type="currency">
            <text:p>0 €</text:p>
          </table:table-cell>
          <table:table-cell table:style-name="ce67" table:formula="of:=SUM([.D2:.D5])" office:value-type="currency" office:currency="EUR" office:value="87400" calcext:value-type="currency">
            <text:p>87,400 €</text:p>
          </table:table-cell>
          <table:table-cell table:style-name="ce67" table:formula="of:=SUM([.E2:.E5])" office:value-type="currency" office:currency="EUR" office:value="178600" calcext:value-type="currency">
            <text:p>178,600 €</text:p>
          </table:table-cell>
          <table:table-cell table:style-name="ce67" table:formula="of:=SUM([.F2:.F5])" office:value-type="currency" office:currency="EUR" office:value="0" calcext:value-type="currency">
            <text:p>0 €</text:p>
          </table:table-cell>
          <table:table-cell table:style-name="ce67" table:formula="of:=SUM([.G2:.G5])" office:value-type="currency" office:currency="EUR" office:value="266000" calcext:value-type="currency">
            <text:p>266,000 €</text:p>
          </table:table-cell>
          <table:table-cell table:style-name="ce67" table:formula="of:=SUM([.H2:.H5])" office:value-type="currency" office:currency="EUR" office:value="18767700" calcext:value-type="currency">
            <text:p>18,767,700 €</text:p>
          </table:table-cell>
          <table:table-cell table:style-name="ce67" table:formula="of:=SUM([.I2:.I5])" office:value-type="currency" office:currency="EUR" office:value="8230600" calcext:value-type="currency">
            <text:p>8,230,600 €</text:p>
          </table:table-cell>
          <table:table-cell table:style-name="ce67" table:formula="of:=SUM([.J2:.J5])" office:value-type="currency" office:currency="EUR" office:value="4657000" calcext:value-type="currency">
            <text:p>4,657,000 €</text:p>
          </table:table-cell>
          <table:table-cell table:style-name="ce67" table:formula="of:=SUM([.K2:.K5])" office:value-type="currency" office:currency="EUR" office:value="0" calcext:value-type="currency">
            <text:p>0 €</text:p>
          </table:table-cell>
          <table:table-cell table:style-name="ce67" table:formula="of:=SUM([.L2:.L5])" office:value-type="currency" office:currency="EUR" office:value="134000" calcext:value-type="currency">
            <text:p>134,000 €</text:p>
          </table:table-cell>
          <table:table-cell table:style-name="ce67" table:formula="of:=SUM([.M2:.M5])" office:value-type="currency" office:currency="EUR" office:value="209500" calcext:value-type="currency">
            <text:p>209,500 €</text:p>
          </table:table-cell>
          <table:table-cell table:style-name="ce67" table:formula="of:=SUM([.N2:.N5])" office:value-type="currency" office:currency="EUR" office:value="31998800" calcext:value-type="currency">
            <text:p>31,998,800 €</text:p>
          </table:table-cell>
          <table:table-cell table:style-name="ce67" table:formula="of:=SUM([.O2:.O5])" office:value-type="currency" office:currency="EUR" office:value="-31732800" calcext:value-type="currency">
            <text:p>-31,732,800 €</text:p>
          </table:table-cell>
          <table:table-cell table:style-name="ce67" table:formula="of:=SUM([.P2:.P5])" office:value-type="currency" office:currency="EUR" office:value="19931500" calcext:value-type="currency">
            <text:p>19,931,500 €</text:p>
          </table:table-cell>
          <table:table-cell/>
          <table:table-cell table:style-name="ce105" office:value-type="string" calcext:value-type="string">
            <text:p>12 04 36</text:p>
          </table:table-cell>
          <table:table-cell table:style-name="ce97" office:value-type="string" calcext:value-type="string">
            <text:p>Abkommen mit Tschechien</text:p>
          </table:table-cell>
          <table:table-cell table:number-columns-repeated="2" table:style-name="ce103" office:value-type="currency" office:currency="EUR" office:value="0" calcext:value-type="currency">
            <text:p>0 €</text:p>
          </table:table-cell>
          <table:table-cell table:style-name="ce103" office:value-type="currency" office:currency="EUR" office:value="15000000" calcext:value-type="currency">
            <text:p>15,000,000 €</text:p>
          </table:table-cell>
          <table:table-cell table:style-name="ce103" office:value-type="currency" office:currency="EUR" office:value="0" calcext:value-type="currency">
            <text:p>0 €</text:p>
          </table:table-cell>
          <table:table-cell table:style-name="ce107" table:formula="of:=SUM([.T6:.W6])" office:value-type="currency" office:currency="EUR" office:value="15000000" calcext:value-type="currency">
            <text:p>15,000,000 €</text:p>
          </table:table-cell>
          <table:table-cell table:style-name="ce103" office:value-type="currency" office:currency="EUR" office:value="26400" calcext:value-type="currency">
            <text:p>26,400 €</text:p>
          </table:table-cell>
          <table:table-cell table:style-name="ce103" office:value-type="currency" office:currency="EUR" office:value="38400" calcext:value-type="currency">
            <text:p>38,400 €</text:p>
          </table:table-cell>
          <table:table-cell table:style-name="ce103" office:value-type="currency" office:currency="EUR" office:value="30000000" calcext:value-type="currency">
            <text:p>30,000,000 €</text:p>
          </table:table-cell>
          <table:table-cell table:number-columns-repeated="3" table:style-name="ce103" office:value-type="currency" office:currency="EUR" office:value="0" calcext:value-type="currency">
            <text:p>0 €</text:p>
          </table:table-cell>
          <table:table-cell table:style-name="ce35" table:formula="of:=SUM([.Y6:.AD6])" office:value-type="currency" office:currency="EUR" office:value="30064800" calcext:value-type="currency">
            <text:p>30,064,800 €</text:p>
          </table:table-cell>
          <table:table-cell table:style-name="ce35" table:formula="of:=[.X6]-[.AE6]" office:value-type="currency" office:currency="EUR" office:value="-15064800" calcext:value-type="currency">
            <text:p>-15,064,800 €</text:p>
          </table:table-cell>
          <table:table-cell table:style-name="ce103" table:content-validation-name="val13" office:value-type="currency" office:currency="EUR" office:value="0" calcext:value-type="currency">
            <text:p>0 €</text:p>
          </table:table-cell>
          <table:table-cell table:number-columns-repeated="991"/>
        </table:table-row>
        <table:table-row table:style-name="ro2">
          <table:table-cell table:number-columns-repeated="17"/>
          <table:table-cell table:style-name="ce41" office:value-type="string" calcext:value-type="string">
            <text:p>12 03</text:p>
          </table:table-cell>
          <table:table-cell table:style-name="ce97" office:value-type="string" calcext:value-type="string">
            <text:p>Vertretung des Landes bei der EU</text:p>
          </table:table-cell>
          <table:table-cell table:style-name="ce103" office:value-type="currency" office:currency="EUR" office:value="0" calcext:value-type="currency">
            <text:p>0 €</text:p>
          </table:table-cell>
          <table:table-cell table:style-name="ce103" office:value-type="currency" office:currency="EUR" office:value="22500" calcext:value-type="currency">
            <text:p>22,500 €</text:p>
          </table:table-cell>
          <table:table-cell table:number-columns-repeated="2" table:style-name="ce103" office:value-type="currency" office:currency="EUR" office:value="0" calcext:value-type="currency">
            <text:p>0 €</text:p>
          </table:table-cell>
          <table:table-cell table:style-name="ce107" table:formula="of:=SUM([.T7:.W7])" office:value-type="currency" office:currency="EUR" office:value="22500" calcext:value-type="currency">
            <text:p>22,500 €</text:p>
          </table:table-cell>
          <table:table-cell table:style-name="ce103" office:value-type="currency" office:currency="EUR" office:value="733500" calcext:value-type="currency">
            <text:p>733,500 €</text:p>
          </table:table-cell>
          <table:table-cell table:number-columns-repeated="4" table:style-name="ce103" office:value-type="currency" office:currency="EUR" office:value="0" calcext:value-type="currency">
            <text:p>0 €</text:p>
          </table:table-cell>
          <table:table-cell table:style-name="ce103" office:value-type="currency" office:currency="EUR" office:value="24000" calcext:value-type="currency">
            <text:p>24,000 €</text:p>
          </table:table-cell>
          <table:table-cell table:style-name="ce35" table:formula="of:=SUM([.Y7:.AD7])" office:value-type="currency" office:currency="EUR" office:value="757500" calcext:value-type="currency">
            <text:p>757,500 €</text:p>
          </table:table-cell>
          <table:table-cell table:style-name="ce35" table:formula="of:=[.X7]-[.AE7]" office:value-type="currency" office:currency="EUR" office:value="-735000" calcext:value-type="currency">
            <text:p>-735,000 €</text:p>
          </table:table-cell>
          <table:table-cell table:style-name="ce103" table:content-validation-name="val13" office:value-type="currency" office:currency="EUR" office:value="0" calcext:value-type="currency">
            <text:p>0 €</text:p>
          </table:table-cell>
          <table:table-cell table:number-columns-repeated="991"/>
        </table:table-row>
        <table:table-row table:style-name="ro2">
          <table:table-cell table:number-columns-repeated="17"/>
          <table:table-cell table:style-name="ce41" office:value-type="string" calcext:value-type="string">
            <text:p>12 03 02</text:p>
          </table:table-cell>
          <table:table-cell table:style-name="ce106" office:value-type="string" calcext:value-type="string">
            <text:p>Ständige Vertretung in Prag</text:p>
          </table:table-cell>
          <table:table-cell table:number-columns-repeated="4" table:style-name="ce103" office:value-type="currency" office:currency="EUR" office:value="0" calcext:value-type="currency">
            <text:p>0 €</text:p>
          </table:table-cell>
          <table:table-cell table:style-name="ce107" table:formula="of:=SUM([.T8:.W8])" office:value-type="currency" office:currency="EUR" office:value="0" calcext:value-type="currency">
            <text:p>0 €</text:p>
          </table:table-cell>
          <table:table-cell table:style-name="ce103" office:value-type="currency" office:currency="EUR" office:value="1543300" calcext:value-type="currency">
            <text:p>1,543,300 €</text:p>
          </table:table-cell>
          <table:table-cell table:style-name="ce103" office:value-type="currency" office:currency="EUR" office:value="564000" calcext:value-type="currency">
            <text:p>564,000 €</text:p>
          </table:table-cell>
          <table:table-cell table:style-name="ce103" office:value-type="currency" office:currency="EUR" office:value="15800" calcext:value-type="currency">
            <text:p>15,800 €</text:p>
          </table:table-cell>
          <table:table-cell table:style-name="ce103" office:value-type="currency" office:currency="EUR" office:value="6500000" calcext:value-type="currency">
            <text:p>6,500,000 €</text:p>
          </table:table-cell>
          <table:table-cell table:style-name="ce103" office:value-type="currency" office:currency="EUR" office:value="36500" calcext:value-type="currency">
            <text:p>36,500 €</text:p>
          </table:table-cell>
          <table:table-cell table:style-name="ce103" office:value-type="currency" office:currency="EUR" office:value="0" calcext:value-type="currency">
            <text:p>0 €</text:p>
          </table:table-cell>
          <table:table-cell table:style-name="ce35" table:formula="of:=SUM([.Y8:.AD8])" office:value-type="currency" office:currency="EUR" office:value="8659600" calcext:value-type="currency">
            <text:p>8,659,600 €</text:p>
          </table:table-cell>
          <table:table-cell table:style-name="ce35" table:formula="of:=[.X8]-[.AE8]" office:value-type="currency" office:currency="EUR" office:value="-8659600" calcext:value-type="currency">
            <text:p>-8,659,600 €</text:p>
          </table:table-cell>
          <table:table-cell table:style-name="ce103" table:content-validation-name="val13" office:value-type="currency" office:currency="EUR" office:value="0" calcext:value-type="currency">
            <text:p>0 €</text:p>
          </table:table-cell>
          <table:table-cell table:number-columns-repeated="991"/>
        </table:table-row>
        <table:table-row table:style-name="ro2">
          <table:table-cell table:number-columns-repeated="17"/>
          <table:table-cell table:style-name="ce41" office:value-type="string" calcext:value-type="string">
            <text:p>12 03 03</text:p>
          </table:table-cell>
          <table:table-cell table:style-name="ce106" office:value-type="string" calcext:value-type="string">
            <text:p>Ständige Vertretung in Warschau</text:p>
          </table:table-cell>
          <table:table-cell table:number-columns-repeated="4" table:style-name="ce103" office:value-type="currency" office:currency="EUR" office:value="0" calcext:value-type="currency">
            <text:p>0 €</text:p>
          </table:table-cell>
          <table:table-cell table:style-name="ce107" table:formula="of:=SUM([.T9:.W9])" office:value-type="currency" office:currency="EUR" office:value="0" calcext:value-type="currency">
            <text:p>0 €</text:p>
          </table:table-cell>
          <table:table-cell table:style-name="ce103" office:value-type="currency" office:currency="EUR" office:value="1489600" calcext:value-type="currency">
            <text:p>1,489,600 €</text:p>
          </table:table-cell>
          <table:table-cell table:style-name="ce103" office:value-type="currency" office:currency="EUR" office:value="652000" calcext:value-type="currency">
            <text:p>652,000 €</text:p>
          </table:table-cell>
          <table:table-cell table:style-name="ce103" office:value-type="currency" office:currency="EUR" office:value="22500" calcext:value-type="currency">
            <text:p>22,500 €</text:p>
          </table:table-cell>
          <table:table-cell table:style-name="ce103" office:value-type="currency" office:currency="EUR" office:value="9600000" calcext:value-type="currency">
            <text:p>9,600,000 €</text:p>
          </table:table-cell>
          <table:table-cell table:style-name="ce103" office:value-type="currency" office:currency="EUR" office:value="28900" calcext:value-type="currency">
            <text:p>28,900 €</text:p>
          </table:table-cell>
          <table:table-cell table:style-name="ce103" office:value-type="currency" office:currency="EUR" office:value="0" calcext:value-type="currency">
            <text:p>0 €</text:p>
          </table:table-cell>
          <table:table-cell table:style-name="ce35" table:formula="of:=SUM([.Y9:.AD9])" office:value-type="currency" office:currency="EUR" office:value="11793000" calcext:value-type="currency">
            <text:p>11,793,000 €</text:p>
          </table:table-cell>
          <table:table-cell table:style-name="ce35" table:formula="of:=[.X9]-[.AE9]" office:value-type="currency" office:currency="EUR" office:value="-11793000" calcext:value-type="currency">
            <text:p>-11,793,000 €</text:p>
          </table:table-cell>
          <table:table-cell table:style-name="ce103" table:content-validation-name="val13" office:value-type="currency" office:currency="EUR" office:value="0" calcext:value-type="currency">
            <text:p>0 €</text:p>
          </table:table-cell>
          <table:table-cell table:number-columns-repeated="991"/>
        </table:table-row>
        <table:table-row table:style-name="ro2">
          <table:table-cell table:number-columns-repeated="17"/>
          <table:table-cell table:style-name="ce41" office:value-type="string" calcext:value-type="string">
            <text:p>12 04 01</text:p>
          </table:table-cell>
          <table:table-cell table:style-name="ce106" office:value-type="string" calcext:value-type="string">
            <text:p>Verpflichtungen Helsiniki Abkommen</text:p>
          </table:table-cell>
          <table:table-cell table:number-columns-repeated="4" table:style-name="ce103" office:value-type="currency" office:currency="EUR" office:value="0" calcext:value-type="currency">
            <text:p>0 €</text:p>
          </table:table-cell>
          <table:table-cell table:style-name="ce107" table:formula="of:=SUM([.T10:.W10])" office:value-type="currency" office:currency="EUR" office:value="0" calcext:value-type="currency">
            <text:p>0 €</text:p>
          </table:table-cell>
          <table:table-cell table:style-name="ce103" office:value-type="currency" office:currency="EUR" office:value="154600" calcext:value-type="currency">
            <text:p>154,600 €</text:p>
          </table:table-cell>
          <table:table-cell table:style-name="ce103" office:value-type="currency" office:currency="EUR" office:value="214000" calcext:value-type="currency">
            <text:p>214,000 €</text:p>
          </table:table-cell>
          <table:table-cell table:number-columns-repeated="4" table:style-name="ce103" office:value-type="currency" office:currency="EUR" office:value="0" calcext:value-type="currency">
            <text:p>0 €</text:p>
          </table:table-cell>
          <table:table-cell table:style-name="ce35" table:formula="of:=SUM([.Y10:.AD10])" office:value-type="currency" office:currency="EUR" office:value="368600" calcext:value-type="currency">
            <text:p>368,600 €</text:p>
          </table:table-cell>
          <table:table-cell table:style-name="ce35" table:formula="of:=[.X10]-[.AE10]" office:value-type="currency" office:currency="EUR" office:value="-368600" calcext:value-type="currency">
            <text:p>-368,600 €</text:p>
          </table:table-cell>
          <table:table-cell table:style-name="ce103" table:content-validation-name="val13" office:value-type="currency" office:currency="EUR" office:value="0" calcext:value-type="currency">
            <text:p>0 €</text:p>
          </table:table-cell>
          <table:table-cell table:number-columns-repeated="991"/>
        </table:table-row>
        <table:table-row table:style-name="ro2">
          <table:table-cell table:number-columns-repeated="17"/>
          <table:table-cell table:style-name="ce4" office:value-type="string" calcext:value-type="string">
            <text:p>Summe 2026</text:p>
          </table:table-cell>
          <table:table-cell table:style-name="ce4"/>
          <table:table-cell table:style-name="ce67" table:formula="of:=SUM([.T2:.T10])" office:value-type="currency" office:currency="EUR" office:value="0" calcext:value-type="currency">
            <text:p>0 €</text:p>
          </table:table-cell>
          <table:table-cell table:style-name="ce67" table:formula="of:=SUM([.U2:.U7])" office:value-type="currency" office:currency="EUR" office:value="92400" calcext:value-type="currency">
            <text:p>92,400 €</text:p>
          </table:table-cell>
          <table:table-cell table:style-name="ce67" table:formula="of:=SUM([.V2:.V7])" office:value-type="currency" office:currency="EUR" office:value="30177600" calcext:value-type="currency">
            <text:p>30,177,600 €</text:p>
          </table:table-cell>
          <table:table-cell table:style-name="ce67" table:formula="of:=SUM([.W2:.W7])" office:value-type="currency" office:currency="EUR" office:value="0" calcext:value-type="currency">
            <text:p>0 €</text:p>
          </table:table-cell>
          <table:table-cell table:style-name="ce67" table:formula="of:=SUM([.X2:.X7])" office:value-type="currency" office:currency="EUR" office:value="30270000" calcext:value-type="currency">
            <text:p>30,270,000 €</text:p>
          </table:table-cell>
          <table:table-cell table:style-name="ce67" table:formula="of:=SUM([.Y2:.Y7])" office:value-type="currency" office:currency="EUR" office:value="20666600" calcext:value-type="currency">
            <text:p>20,666,600 €</text:p>
          </table:table-cell>
          <table:table-cell table:style-name="ce67" table:formula="of:=SUM([.Z2:.Z7])" office:value-type="currency" office:currency="EUR" office:value="8439500" calcext:value-type="currency">
            <text:p>8,439,500 €</text:p>
          </table:table-cell>
          <table:table-cell table:style-name="ce67" table:formula="of:=SUM([.AA2:.AA7])" office:value-type="currency" office:currency="EUR" office:value="74428300" calcext:value-type="currency">
            <text:p>74,428,300 €</text:p>
          </table:table-cell>
          <table:table-cell table:style-name="ce67" table:formula="of:=SUM([.AB2:.AB7])" office:value-type="currency" office:currency="EUR" office:value="0" calcext:value-type="currency">
            <text:p>0 €</text:p>
          </table:table-cell>
          <table:table-cell table:style-name="ce67" table:formula="of:=SUM([.AC2:.AC7])" office:value-type="currency" office:currency="EUR" office:value="223500" calcext:value-type="currency">
            <text:p>223,500 €</text:p>
          </table:table-cell>
          <table:table-cell table:style-name="ce67" table:formula="of:=SUM([.AD2:.AD7])" office:value-type="currency" office:currency="EUR" office:value="264200" calcext:value-type="currency">
            <text:p>264,200 €</text:p>
          </table:table-cell>
          <table:table-cell table:style-name="ce67" table:formula="of:=SUM([.AE2:.AE7])" office:value-type="currency" office:currency="EUR" office:value="104022100" calcext:value-type="currency">
            <text:p>104,022,100 €</text:p>
          </table:table-cell>
          <table:table-cell table:style-name="ce67" table:formula="of:=SUM([.AF2:.AF7])" office:value-type="currency" office:currency="EUR" office:value="-73752100" calcext:value-type="currency">
            <text:p>-73,752,100 €</text:p>
          </table:table-cell>
          <table:table-cell table:style-name="ce67" table:content-validation-name="val13" table:formula="of:=SUM([.AG2:.AG10])" office:value-type="currency" office:currency="EUR" office:value="3883200" calcext:value-type="currency">
            <text:p>3,883,200 €</text:p>
          </table:table-cell>
          <table:table-cell table:number-columns-repeated="991"/>
        </table:table-row>
        <table:table-row table:style-name="ro4" table:number-rows-repeated="104856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Einzelplan 13" table:style-name="ta14">
        <table:table-column table:style-name="co4" table:default-cell-style-name="Default"/>
        <table:table-column table:style-name="co5" table:default-cell-style-name="Default"/>
        <table:table-column table:style-name="co3" table:number-columns-repeated="14" table:default-cell-style-name="Default"/>
        <table:table-column table:style-name="co1" table:default-cell-style-name="Default"/>
        <table:table-column table:style-name="co4" table:default-cell-style-name="Default"/>
        <table:table-column table:style-name="co6" table:default-cell-style-name="Default"/>
        <table:table-column table:style-name="co3" table:number-columns-repeated="14" table:default-cell-style-name="Default"/>
        <table:table-column table:style-name="co1" table:number-columns-repeated="991" table:default-cell-style-name="Default"/>
        <table:table-row table:style-name="ro2">
          <table:table-cell table:style-name="ce64" office:value-type="string" calcext:value-type="string">
            <text:p>Kapitel</text:p>
          </table:table-cell>
          <table:table-cell table:style-name="ce64" office:value-type="string" calcext:value-type="string">
            <text:p>Bezeichnung</text:p>
          </table:table-cell>
          <table:table-cell table:style-name="ce64" office:value-type="string" calcext:value-type="string">
            <text:p>0 Einnahmen aus Steuern und steuerähnlichen Abgaben</text:p>
          </table:table-cell>
          <table:table-cell table:style-name="ce64" office:value-type="string" calcext:value-type="string">
            <text:p>1 Verwaltungseinnahmen, Einnahmen aus Schuldendienst und dgl.</text:p>
          </table:table-cell>
          <table:table-cell table:style-name="ce64" office:value-type="string" calcext:value-type="string">
            <text:p>2 Einnahmen aus Zuweisungen und Zuschüssen mit Ausnahme für Investitionen</text:p>
          </table:table-cell>
          <table:table-cell table:style-name="ce64" office:value-type="string" calcext:value-type="string">
            <text:p>3 Einnahmen aus Schuldenaufnahmen, aus Zuweisungen und Zuschüssen für Investitionen, besondere Finanzierungseinnahmen</text:p>
          </table:table-cell>
          <table:table-cell table:style-name="ce64" office:value-type="string" calcext:value-type="string">
            <text:p>Summe Einnahmen</text:p>
          </table:table-cell>
          <table:table-cell table:style-name="ce64" office:value-type="string" calcext:value-type="string">
            <text:p>4 Personalausgaben</text:p>
          </table:table-cell>
          <table:table-cell table:style-name="ce64" office:value-type="string" calcext:value-type="string">
            <text:p>5 Sächliche Verwaltungsausgaben usw., Ausgaben für den Schuldendienst</text:p>
          </table:table-cell>
          <table:table-cell table:style-name="ce64" office:value-type="string" calcext:value-type="string">
            <text:p>6 Ausgaben für Zuweisungen und Zuschüsse mit Ausnahme für Investitionen</text:p>
          </table:table-cell>
          <table:table-cell table:style-name="ce64" office:value-type="string" calcext:value-type="string">
            <text:p>7 Baumaßnahmen</text:p>
          </table:table-cell>
          <table:table-cell table:style-name="ce64" office:value-type="string" calcext:value-type="string">
            <text:p>8 Sonstige Ausgaben für Investitionen und Investitionsförderungsmaßnahmen</text:p>
          </table:table-cell>
          <table:table-cell table:style-name="ce64" office:value-type="string" calcext:value-type="string">
            <text:p>9 Besondere Finanzierungsausgaben</text:p>
          </table:table-cell>
          <table:table-cell table:style-name="ce64" office:value-type="string" calcext:value-type="string">
            <text:p>Summe Ausgaben</text:p>
          </table:table-cell>
          <table:table-cell table:style-name="ce64" office:value-type="string" calcext:value-type="string">
            <text:p>"+ Überschuss - Zuschuss"</text:p>
          </table:table-cell>
          <table:table-cell table:style-name="ce64" office:value-type="string" calcext:value-type="string">
            <text:p>Verpflichtungsermächtigungen</text:p>
          </table:table-cell>
          <table:table-cell table:style-name="ce4"/>
          <table:table-cell table:style-name="ce64" office:value-type="string" calcext:value-type="string">
            <text:p>Kapitel</text:p>
          </table:table-cell>
          <table:table-cell table:style-name="ce64" office:value-type="string" calcext:value-type="string">
            <text:p>Bezeichnung</text:p>
          </table:table-cell>
          <table:table-cell table:style-name="ce64" office:value-type="string" calcext:value-type="string">
            <text:p>0 Einnahmen aus Steuern und steuerähnlichen Abgaben</text:p>
          </table:table-cell>
          <table:table-cell table:style-name="ce64" office:value-type="string" calcext:value-type="string">
            <text:p>1 Verwaltungseinnahmen, Einnahmen aus Schuldendienst und dgl.</text:p>
          </table:table-cell>
          <table:table-cell table:style-name="ce64" office:value-type="string" calcext:value-type="string">
            <text:p>2 Einnahmen aus Zuweisungen und Zuschüssen mit Ausnahme für Investitionen</text:p>
          </table:table-cell>
          <table:table-cell table:style-name="ce64" office:value-type="string" calcext:value-type="string">
            <text:p>3 Einnahmen aus Schuldenaufnahmen, aus Zuweisungen und Zuschüssen für Investitionen, besondere Finanzierungseinnahmen</text:p>
          </table:table-cell>
          <table:table-cell table:style-name="ce64" office:value-type="string" calcext:value-type="string">
            <text:p>Summe Einnahmen</text:p>
          </table:table-cell>
          <table:table-cell table:style-name="ce64" office:value-type="string" calcext:value-type="string">
            <text:p>4 Personalausgaben</text:p>
          </table:table-cell>
          <table:table-cell table:style-name="ce64" office:value-type="string" calcext:value-type="string">
            <text:p>5 Sächliche Verwaltungsausgaben usw., Ausgaben für den Schuldendienst</text:p>
          </table:table-cell>
          <table:table-cell table:style-name="ce64" office:value-type="string" calcext:value-type="string">
            <text:p>6 Ausgaben für Zuweisungen und Zuschüsse mit Ausnahme für Investitionen</text:p>
          </table:table-cell>
          <table:table-cell table:style-name="ce64" office:value-type="string" calcext:value-type="string">
            <text:p>7 Baumaßnahmen</text:p>
          </table:table-cell>
          <table:table-cell table:style-name="ce64" office:value-type="string" calcext:value-type="string">
            <text:p>8 Sonstige Ausgaben für Investitionen und Investitionsförderungsmaßnahmen</text:p>
          </table:table-cell>
          <table:table-cell table:style-name="ce64" office:value-type="string" calcext:value-type="string">
            <text:p>9 Besondere Finanzierungsausgaben</text:p>
          </table:table-cell>
          <table:table-cell table:style-name="ce64" office:value-type="string" calcext:value-type="string">
            <text:p>Summe Ausgaben</text:p>
          </table:table-cell>
          <table:table-cell table:style-name="ce64" office:value-type="string" calcext:value-type="string">
            <text:p>"+ Überschuss - Zuschuss"</text:p>
          </table:table-cell>
          <table:table-cell table:style-name="ce64" office:value-type="string" calcext:value-type="string">
            <text:p>Verpflichtungsermächtigungen</text:p>
          </table:table-cell>
          <table:table-cell table:number-columns-repeated="991"/>
        </table:table-row>
        <table:table-row table:style-name="ro2">
          <table:table-cell table:style-name="ce100" office:value-type="date" office:date-value="2026-01-13" calcext:value-type="date">
            <text:p>13 01</text:p>
          </table:table-cell>
          <table:table-cell table:style-name="ce4" office:value-type="string" calcext:value-type="string">
            <text:p>Ministerium</text:p>
          </table:table-cell>
          <table:table-cell table:style-name="ce103" table:content-validation-name="val14" office:value-type="currency" office:currency="EUR" office:value="0" calcext:value-type="currency">
            <text:p>0 €</text:p>
          </table:table-cell>
          <table:table-cell table:style-name="ce103" office:value-type="currency" office:currency="EUR" office:value="10000" calcext:value-type="currency">
            <text:p>10,000 €</text:p>
          </table:table-cell>
          <table:table-cell table:style-name="ce103" office:value-type="currency" office:currency="EUR" office:value="505000" calcext:value-type="currency">
            <text:p>505,000 €</text:p>
          </table:table-cell>
          <table:table-cell table:style-name="ce103" office:value-type="currency" office:currency="EUR" office:value="0" calcext:value-type="currency">
            <text:p>0 €</text:p>
          </table:table-cell>
          <table:table-cell table:style-name="ce103" office:value-type="currency" office:currency="EUR" office:value="515000" calcext:value-type="currency">
            <text:p>515,000 €</text:p>
          </table:table-cell>
          <table:table-cell table:style-name="ce103" office:value-type="currency" office:currency="EUR" office:value="29504500" calcext:value-type="currency">
            <text:p>29,504,500 €</text:p>
          </table:table-cell>
          <table:table-cell table:style-name="ce103" office:value-type="currency" office:currency="EUR" office:value="2824000" calcext:value-type="currency">
            <text:p>2,824,000 €</text:p>
          </table:table-cell>
          <table:table-cell table:style-name="ce103" office:value-type="currency" office:currency="EUR" office:value="6476400" calcext:value-type="currency">
            <text:p>6,476,400 €</text:p>
          </table:table-cell>
          <table:table-cell table:style-name="ce103" office:value-type="currency" office:currency="EUR" office:value="0" calcext:value-type="currency">
            <text:p>0 €</text:p>
          </table:table-cell>
          <table:table-cell table:style-name="ce103" office:value-type="currency" office:currency="EUR" office:value="755000" calcext:value-type="currency">
            <text:p>755,000 €</text:p>
          </table:table-cell>
          <table:table-cell table:style-name="ce103" office:value-type="currency" office:currency="EUR" office:value="0" calcext:value-type="currency">
            <text:p>0 €</text:p>
          </table:table-cell>
          <table:table-cell table:style-name="ce35" table:formula="of:=SUM([.H2:.M2])" office:value-type="currency" office:currency="EUR" office:value="39559900" calcext:value-type="currency">
            <text:p>39,559,900 €</text:p>
          </table:table-cell>
          <table:table-cell table:style-name="ce35" table:formula="of:=[.G2]-[.N2]" office:value-type="currency" office:currency="EUR" office:value="-39044900" calcext:value-type="currency">
            <text:p>-39,044,900 €</text:p>
          </table:table-cell>
          <table:table-cell table:style-name="ce103" office:value-type="currency" office:currency="EUR" office:value="1440000" calcext:value-type="currency">
            <text:p>1,440,000 €</text:p>
          </table:table-cell>
          <table:table-cell table:style-name="ce4"/>
          <table:table-cell table:style-name="ce41" office:value-type="string" calcext:value-type="string">
            <text:p>13 01</text:p>
          </table:table-cell>
          <table:table-cell table:style-name="ce4" office:value-type="string" calcext:value-type="string">
            <text:p>Ministerium</text:p>
          </table:table-cell>
          <table:table-cell table:style-name="ce35" office:value-type="currency" office:currency="EUR" office:value="0" calcext:value-type="currency">
            <text:p>0 €</text:p>
          </table:table-cell>
          <table:table-cell table:style-name="ce109" office:value-type="currency" office:currency="EUR" office:value="10000" calcext:value-type="currency">
            <text:p>10,000 €</text:p>
          </table:table-cell>
          <table:table-cell table:style-name="ce109" office:value-type="currency" office:currency="EUR" office:value="505000" calcext:value-type="currency">
            <text:p>505,000 €</text:p>
          </table:table-cell>
          <table:table-cell table:style-name="ce109" office:value-type="currency" office:currency="EUR" office:value="0" calcext:value-type="currency">
            <text:p>0 €</text:p>
          </table:table-cell>
          <table:table-cell table:style-name="ce109" office:value-type="currency" office:currency="EUR" office:value="515000" calcext:value-type="currency">
            <text:p>515,000 €</text:p>
          </table:table-cell>
          <table:table-cell table:style-name="ce109" office:value-type="currency" office:currency="EUR" office:value="30817000" calcext:value-type="currency">
            <text:p>30,817,000 €</text:p>
          </table:table-cell>
          <table:table-cell table:style-name="ce109" office:value-type="currency" office:currency="EUR" office:value="3304000" calcext:value-type="currency">
            <text:p>3,304,000 €</text:p>
          </table:table-cell>
          <table:table-cell table:style-name="ce109" office:value-type="currency" office:currency="EUR" office:value="7463300" calcext:value-type="currency">
            <text:p>7,463,300 €</text:p>
          </table:table-cell>
          <table:table-cell table:style-name="ce109" office:value-type="currency" office:currency="EUR" office:value="0" calcext:value-type="currency">
            <text:p>0 €</text:p>
          </table:table-cell>
          <table:table-cell table:style-name="ce109" office:value-type="currency" office:currency="EUR" office:value="1090000" calcext:value-type="currency">
            <text:p>1,090,000 €</text:p>
          </table:table-cell>
          <table:table-cell table:style-name="ce109" office:value-type="currency" office:currency="EUR" office:value="0" calcext:value-type="currency">
            <text:p>0 €</text:p>
          </table:table-cell>
          <table:table-cell table:style-name="ce35" table:formula="of:=SUM([.Y2:.AD2])" office:value-type="currency" office:currency="EUR" office:value="42674300" calcext:value-type="currency">
            <text:p>42,674,300 €</text:p>
          </table:table-cell>
          <table:table-cell table:style-name="ce35" table:formula="of:=[.X2]-[.AE2]" office:value-type="currency" office:currency="EUR" office:value="-42159300" calcext:value-type="currency">
            <text:p>-42,159,300 €</text:p>
          </table:table-cell>
          <table:table-cell table:style-name="ce109" office:value-type="currency" office:currency="EUR" office:value="1440000" calcext:value-type="currency">
            <text:p>1,440,000 €</text:p>
          </table:table-cell>
          <table:table-cell table:number-columns-repeated="991"/>
        </table:table-row>
        <table:table-row table:style-name="ro2">
          <table:table-cell table:style-name="ce100" office:value-type="date" office:date-value="2026-02-13" calcext:value-type="date">
            <text:p>13 02</text:p>
          </table:table-cell>
          <table:table-cell table:style-name="ce64" office:value-type="string" calcext:value-type="string">
            <text:p>Landespolizei</text:p>
          </table:table-cell>
          <table:table-cell table:style-name="ce70" table:content-validation-name="val14" office:value-type="currency" office:currency="EUR" office:value="0" calcext:value-type="currency">
            <text:p>0 €</text:p>
          </table:table-cell>
          <table:table-cell table:style-name="ce70" office:value-type="currency" office:currency="EUR" office:value="158273700" calcext:value-type="currency">
            <text:p>158,273,700 €</text:p>
          </table:table-cell>
          <table:table-cell table:style-name="ce70" office:value-type="currency" office:currency="EUR" office:value="14067000" calcext:value-type="currency">
            <text:p>14,067,000 €</text:p>
          </table:table-cell>
          <table:table-cell table:style-name="ce70" office:value-type="currency" office:currency="EUR" office:value="0" calcext:value-type="currency">
            <text:p>0 €</text:p>
          </table:table-cell>
          <table:table-cell table:style-name="ce70" office:value-type="currency" office:currency="EUR" office:value="172340700" calcext:value-type="currency">
            <text:p>172,340,700 €</text:p>
          </table:table-cell>
          <table:table-cell table:style-name="ce70" office:value-type="currency" office:currency="EUR" office:value="3363620000" calcext:value-type="currency">
            <text:p>3,363,620,000 €</text:p>
          </table:table-cell>
          <table:table-cell table:style-name="ce70" office:value-type="currency" office:currency="EUR" office:value="498480800" calcext:value-type="currency">
            <text:p>498,480,800 €</text:p>
          </table:table-cell>
          <table:table-cell table:style-name="ce70" office:value-type="currency" office:currency="EUR" office:value="426409100" calcext:value-type="currency">
            <text:p>426,409,100 €</text:p>
          </table:table-cell>
          <table:table-cell table:style-name="ce70" office:value-type="currency" office:currency="EUR" office:value="0" calcext:value-type="currency">
            <text:p>0 €</text:p>
          </table:table-cell>
          <table:table-cell table:style-name="ce70" office:value-type="currency" office:currency="EUR" office:value="107277000" calcext:value-type="currency">
            <text:p>107,277,000 €</text:p>
          </table:table-cell>
          <table:table-cell table:style-name="ce70" office:value-type="currency" office:currency="EUR" office:value="103117400" calcext:value-type="currency">
            <text:p>103,117,400 €</text:p>
          </table:table-cell>
          <table:table-cell table:style-name="ce35" table:formula="of:=SUM([.H3:.M3])" office:value-type="currency" office:currency="EUR" office:value="4498904300" calcext:value-type="currency">
            <text:p>4,498,904,300 €</text:p>
          </table:table-cell>
          <table:table-cell table:style-name="ce35" table:formula="of:=[.G3]-[.N3]" office:value-type="currency" office:currency="EUR" office:value="-4326563600" calcext:value-type="currency">
            <text:p>-4,326,563,600 €</text:p>
          </table:table-cell>
          <table:table-cell table:style-name="ce70" office:value-type="currency" office:currency="EUR" office:value="313581000" calcext:value-type="currency">
            <text:p>313,581,000 €</text:p>
          </table:table-cell>
          <table:table-cell table:style-name="ce4"/>
          <table:table-cell table:style-name="ce41" office:value-type="string" calcext:value-type="string">
            <text:p>13 02</text:p>
          </table:table-cell>
          <table:table-cell table:style-name="ce64" office:value-type="string" calcext:value-type="string">
            <text:p>Landespolizei</text:p>
          </table:table-cell>
          <table:table-cell table:style-name="ce70" office:value-type="currency" office:currency="EUR" office:value="0" calcext:value-type="currency">
            <text:p>0 €</text:p>
          </table:table-cell>
          <table:table-cell table:style-name="ce70" office:value-type="currency" office:currency="EUR" office:value="160937700" calcext:value-type="currency">
            <text:p>160,937,700 €</text:p>
          </table:table-cell>
          <table:table-cell table:style-name="ce70" office:value-type="currency" office:currency="EUR" office:value="15896800" calcext:value-type="currency">
            <text:p>15,896,800 €</text:p>
          </table:table-cell>
          <table:table-cell table:style-name="ce70" office:value-type="currency" office:currency="EUR" office:value="0" calcext:value-type="currency">
            <text:p>0 €</text:p>
          </table:table-cell>
          <table:table-cell table:style-name="ce70" office:value-type="currency" office:currency="EUR" office:value="176834500" calcext:value-type="currency">
            <text:p>176,834,500 €</text:p>
          </table:table-cell>
          <table:table-cell table:style-name="ce70" office:value-type="currency" office:currency="EUR" office:value="3456601500" calcext:value-type="currency">
            <text:p>3,456,601,500 €</text:p>
          </table:table-cell>
          <table:table-cell table:style-name="ce70" office:value-type="currency" office:currency="EUR" office:value="493490700" calcext:value-type="currency">
            <text:p>493,490,700 €</text:p>
          </table:table-cell>
          <table:table-cell table:style-name="ce70" office:value-type="currency" office:currency="EUR" office:value="415937800" calcext:value-type="currency">
            <text:p>415,937,800 €</text:p>
          </table:table-cell>
          <table:table-cell table:style-name="ce70" office:value-type="currency" office:currency="EUR" office:value="0" calcext:value-type="currency">
            <text:p>0 €</text:p>
          </table:table-cell>
          <table:table-cell table:style-name="ce70" office:value-type="currency" office:currency="EUR" office:value="126781300" calcext:value-type="currency">
            <text:p>126,781,300 €</text:p>
          </table:table-cell>
          <table:table-cell table:style-name="ce70" office:value-type="currency" office:currency="EUR" office:value="123882500" calcext:value-type="currency">
            <text:p>123,882,500 €</text:p>
          </table:table-cell>
          <table:table-cell table:style-name="ce35" table:formula="of:=SUM([.Y3:.AD3])" office:value-type="currency" office:currency="EUR" office:value="4616693800" calcext:value-type="currency">
            <text:p>4,616,693,800 €</text:p>
          </table:table-cell>
          <table:table-cell table:style-name="ce35" table:formula="of:=[.X3]-[.AE3]" office:value-type="currency" office:currency="EUR" office:value="-4439859300" calcext:value-type="currency">
            <text:p>-4,439,859,300 €</text:p>
          </table:table-cell>
          <table:table-cell table:style-name="ce70" office:value-type="currency" office:currency="EUR" office:value="364519000" calcext:value-type="currency">
            <text:p>364,519,000 €</text:p>
          </table:table-cell>
          <table:table-cell table:number-columns-repeated="991"/>
        </table:table-row>
        <table:table-row table:style-name="ro2">
          <table:table-cell table:style-name="ce100" office:value-type="date" office:date-value="2026-03-13" calcext:value-type="date">
            <text:p>13 03</text:p>
          </table:table-cell>
          <table:table-cell table:style-name="ce4" office:value-type="string" calcext:value-type="string">
            <text:p>Landeskriminalamt</text:p>
          </table:table-cell>
          <table:table-cell table:style-name="ce70" table:content-validation-name="val14" office:value-type="currency" office:currency="EUR" office:value="0" calcext:value-type="currency">
            <text:p>0 €</text:p>
          </table:table-cell>
          <table:table-cell table:style-name="ce70" office:value-type="currency" office:currency="EUR" office:value="1193600" calcext:value-type="currency">
            <text:p>1,193,600 €</text:p>
          </table:table-cell>
          <table:table-cell table:style-name="ce70" office:value-type="currency" office:currency="EUR" office:value="497000" calcext:value-type="currency">
            <text:p>497,000 €</text:p>
          </table:table-cell>
          <table:table-cell table:style-name="ce70" office:value-type="currency" office:currency="EUR" office:value="0" calcext:value-type="currency">
            <text:p>0 €</text:p>
          </table:table-cell>
          <table:table-cell table:style-name="ce70" office:value-type="currency" office:currency="EUR" office:value="1690600" calcext:value-type="currency">
            <text:p>1,690,600 €</text:p>
          </table:table-cell>
          <table:table-cell table:style-name="ce70" office:value-type="currency" office:currency="EUR" office:value="392640300" calcext:value-type="currency">
            <text:p>392,640,300 €</text:p>
          </table:table-cell>
          <table:table-cell table:style-name="ce70" office:value-type="currency" office:currency="EUR" office:value="35678700" calcext:value-type="currency">
            <text:p>35,678,700 €</text:p>
          </table:table-cell>
          <table:table-cell table:style-name="ce70" office:value-type="currency" office:currency="EUR" office:value="22457400" calcext:value-type="currency">
            <text:p>22,457,400 €</text:p>
          </table:table-cell>
          <table:table-cell table:style-name="ce70" office:value-type="currency" office:currency="EUR" office:value="0" calcext:value-type="currency">
            <text:p>0 €</text:p>
          </table:table-cell>
          <table:table-cell table:style-name="ce70" office:value-type="currency" office:currency="EUR" office:value="10989400" calcext:value-type="currency">
            <text:p>10,989,400 €</text:p>
          </table:table-cell>
          <table:table-cell table:style-name="ce70" office:value-type="currency" office:currency="EUR" office:value="0" calcext:value-type="currency">
            <text:p>0 €</text:p>
          </table:table-cell>
          <table:table-cell table:style-name="ce35" table:formula="of:=SUM([.H4:.M4])" office:value-type="currency" office:currency="EUR" office:value="461765800" calcext:value-type="currency">
            <text:p>461,765,800 €</text:p>
          </table:table-cell>
          <table:table-cell table:style-name="ce35" table:formula="of:=[.G4]-[.N4]" office:value-type="currency" office:currency="EUR" office:value="-460075200" calcext:value-type="currency">
            <text:p>-460,075,200 €</text:p>
          </table:table-cell>
          <table:table-cell table:style-name="ce70" office:value-type="currency" office:currency="EUR" office:value="17779000" calcext:value-type="currency">
            <text:p>17,779,000 €</text:p>
          </table:table-cell>
          <table:table-cell table:style-name="ce4"/>
          <table:table-cell table:style-name="ce41" office:value-type="string" calcext:value-type="string">
            <text:p>13 02 10</text:p>
          </table:table-cell>
          <table:table-cell table:style-name="ce64" office:value-type="string" calcext:value-type="string">
            <text:p>Anschaffung 2 "Griffon Hovercraft 8100TD militär."</text:p>
          </table:table-cell>
          <table:table-cell table:number-columns-repeated="9" table:style-name="ce70" office:value-type="currency" office:currency="EUR" office:value="0" calcext:value-type="currency">
            <text:p>0 €</text:p>
          </table:table-cell>
          <table:table-cell table:style-name="ce70" office:value-type="currency" office:currency="EUR" office:value="11200000" calcext:value-type="currency">
            <text:p>11,200,000 €</text:p>
          </table:table-cell>
          <table:table-cell table:style-name="ce70" office:value-type="currency" office:currency="EUR" office:value="0" calcext:value-type="currency">
            <text:p>0 €</text:p>
          </table:table-cell>
          <table:table-cell table:style-name="ce35" table:formula="of:=SUM([.Y4:.AD4])" office:value-type="currency" office:currency="EUR" office:value="11200000" calcext:value-type="currency">
            <text:p>11,200,000 €</text:p>
          </table:table-cell>
          <table:table-cell table:style-name="ce35" table:formula="of:=[.X4]-[.AE4]" office:value-type="currency" office:currency="EUR" office:value="-11200000" calcext:value-type="currency">
            <text:p>-11,200,000 €</text:p>
          </table:table-cell>
          <table:table-cell table:style-name="ce70" office:value-type="currency" office:currency="EUR" office:value="0" calcext:value-type="currency">
            <text:p>0 €</text:p>
          </table:table-cell>
          <table:table-cell table:number-columns-repeated="991"/>
        </table:table-row>
        <table:table-row table:style-name="ro2">
          <table:table-cell table:style-name="ce100" office:value-type="date" office:date-value="2026-04-13" calcext:value-type="date">
            <text:p>13 04</text:p>
          </table:table-cell>
          <table:table-cell table:style-name="ce4" office:value-type="string" calcext:value-type="string">
            <text:p>Hochschule der Polizei (HPol)</text:p>
          </table:table-cell>
          <table:table-cell table:style-name="ce103" table:content-validation-name="val14" office:value-type="currency" office:currency="EUR" office:value="0" calcext:value-type="currency">
            <text:p>0 €</text:p>
          </table:table-cell>
          <table:table-cell table:style-name="ce103" office:value-type="currency" office:currency="EUR" office:value="249100" calcext:value-type="currency">
            <text:p>249,100 €</text:p>
          </table:table-cell>
          <table:table-cell table:style-name="ce103" office:value-type="currency" office:currency="EUR" office:value="6000" calcext:value-type="currency">
            <text:p>6,000 €</text:p>
          </table:table-cell>
          <table:table-cell table:style-name="ce103" office:value-type="currency" office:currency="EUR" office:value="0" calcext:value-type="currency">
            <text:p>0 €</text:p>
          </table:table-cell>
          <table:table-cell table:style-name="ce103" office:value-type="currency" office:currency="EUR" office:value="255100" calcext:value-type="currency">
            <text:p>255,100 €</text:p>
          </table:table-cell>
          <table:table-cell table:style-name="ce103" office:value-type="currency" office:currency="EUR" office:value="263298400" calcext:value-type="currency">
            <text:p>263,298,400 €</text:p>
          </table:table-cell>
          <table:table-cell table:style-name="ce103" office:value-type="currency" office:currency="EUR" office:value="25162300" calcext:value-type="currency">
            <text:p>25,162,300 €</text:p>
          </table:table-cell>
          <table:table-cell table:style-name="ce103" office:value-type="currency" office:currency="EUR" office:value="8640400" calcext:value-type="currency">
            <text:p>8,640,400 €</text:p>
          </table:table-cell>
          <table:table-cell table:style-name="ce103" office:value-type="currency" office:currency="EUR" office:value="0" calcext:value-type="currency">
            <text:p>0 €</text:p>
          </table:table-cell>
          <table:table-cell table:style-name="ce103" office:value-type="currency" office:currency="EUR" office:value="1961300" calcext:value-type="currency">
            <text:p>1,961,300 €</text:p>
          </table:table-cell>
          <table:table-cell table:style-name="ce103" office:value-type="currency" office:currency="EUR" office:value="0" calcext:value-type="currency">
            <text:p>0 €</text:p>
          </table:table-cell>
          <table:table-cell table:style-name="ce35" table:formula="of:=SUM([.H5:.M5])" office:value-type="currency" office:currency="EUR" office:value="299062400" calcext:value-type="currency">
            <text:p>299,062,400 €</text:p>
          </table:table-cell>
          <table:table-cell table:style-name="ce35" table:formula="of:=[.G5]-[.N5]" office:value-type="currency" office:currency="EUR" office:value="-298807300" calcext:value-type="currency">
            <text:p>-298,807,300 €</text:p>
          </table:table-cell>
          <table:table-cell table:style-name="ce103" office:value-type="currency" office:currency="EUR" office:value="10462000" calcext:value-type="currency">
            <text:p>10,462,000 €</text:p>
          </table:table-cell>
          <table:table-cell table:style-name="ce4"/>
          <table:table-cell table:style-name="ce41" office:value-type="string" calcext:value-type="string">
            <text:p>13 02 11</text:p>
          </table:table-cell>
          <table:table-cell table:style-name="ce64" office:value-type="string" calcext:value-type="string">
            <text:p>Anschaffung 2 "Griffon Hovercraft 8100TD grenzschütz."</text:p>
          </table:table-cell>
          <table:table-cell table:number-columns-repeated="9" table:style-name="ce70" office:value-type="currency" office:currency="EUR" office:value="0" calcext:value-type="currency">
            <text:p>0 €</text:p>
          </table:table-cell>
          <table:table-cell table:style-name="ce70" office:value-type="currency" office:currency="EUR" office:value="13120000" calcext:value-type="currency">
            <text:p>13,120,000 €</text:p>
          </table:table-cell>
          <table:table-cell table:style-name="ce70" office:value-type="currency" office:currency="EUR" office:value="0" calcext:value-type="currency">
            <text:p>0 €</text:p>
          </table:table-cell>
          <table:table-cell table:style-name="ce35" table:formula="of:=SUM([.Y5:.AD5])" office:value-type="currency" office:currency="EUR" office:value="13120000" calcext:value-type="currency">
            <text:p>13,120,000 €</text:p>
          </table:table-cell>
          <table:table-cell table:style-name="ce35" table:formula="of:=[.X5]-[.AE5]" office:value-type="currency" office:currency="EUR" office:value="-13120000" calcext:value-type="currency">
            <text:p>-13,120,000 €</text:p>
          </table:table-cell>
          <table:table-cell table:style-name="ce70" office:value-type="currency" office:currency="EUR" office:value="0" calcext:value-type="currency">
            <text:p>0 €</text:p>
          </table:table-cell>
          <table:table-cell table:number-columns-repeated="991"/>
        </table:table-row>
        <table:table-row table:style-name="ro2">
          <table:table-cell table:style-name="ce100" office:value-type="date" office:date-value="2026-05-13" calcext:value-type="date">
            <text:p>13 05</text:p>
          </table:table-cell>
          <table:table-cell table:style-name="ce4" office:value-type="string" calcext:value-type="string">
            <text:p>Bereitschaftspolizei</text:p>
          </table:table-cell>
          <table:table-cell table:style-name="ce103" table:content-validation-name="val14" office:value-type="currency" office:currency="EUR" office:value="0" calcext:value-type="currency">
            <text:p>0 €</text:p>
          </table:table-cell>
          <table:table-cell table:style-name="ce103" office:value-type="currency" office:currency="EUR" office:value="99978000" calcext:value-type="currency">
            <text:p>99,978,000 €</text:p>
          </table:table-cell>
          <table:table-cell table:style-name="ce103" office:value-type="currency" office:currency="EUR" office:value="136375100" calcext:value-type="currency">
            <text:p>136,375,100 €</text:p>
          </table:table-cell>
          <table:table-cell table:style-name="ce103" office:value-type="currency" office:currency="EUR" office:value="0" calcext:value-type="currency">
            <text:p>0 €</text:p>
          </table:table-cell>
          <table:table-cell table:style-name="ce103" office:value-type="currency" office:currency="EUR" office:value="236353100" calcext:value-type="currency">
            <text:p>236,353,100 €</text:p>
          </table:table-cell>
          <table:table-cell table:style-name="ce103" office:value-type="currency" office:currency="EUR" office:value="288331200" calcext:value-type="currency">
            <text:p>288,331,200 €</text:p>
          </table:table-cell>
          <table:table-cell table:style-name="ce103" office:value-type="currency" office:currency="EUR" office:value="88168400" calcext:value-type="currency">
            <text:p>88,168,400 €</text:p>
          </table:table-cell>
          <table:table-cell table:style-name="ce103" office:value-type="currency" office:currency="EUR" office:value="40570300" calcext:value-type="currency">
            <text:p>40,570,300 €</text:p>
          </table:table-cell>
          <table:table-cell table:style-name="ce103" office:value-type="currency" office:currency="EUR" office:value="4370000" calcext:value-type="currency">
            <text:p>4,370,000 €</text:p>
          </table:table-cell>
          <table:table-cell table:style-name="ce103" office:value-type="currency" office:currency="EUR" office:value="44324500" calcext:value-type="currency">
            <text:p>44,324,500 €</text:p>
          </table:table-cell>
          <table:table-cell table:style-name="ce103" office:value-type="currency" office:currency="EUR" office:value="0" calcext:value-type="currency">
            <text:p>0 €</text:p>
          </table:table-cell>
          <table:table-cell table:style-name="ce35" table:formula="of:=SUM([.H6:.M6])" office:value-type="currency" office:currency="EUR" office:value="465764400" calcext:value-type="currency">
            <text:p>465,764,400 €</text:p>
          </table:table-cell>
          <table:table-cell table:style-name="ce35" table:formula="of:=[.G6]-[.N6]" office:value-type="currency" office:currency="EUR" office:value="-229411300" calcext:value-type="currency">
            <text:p>-229,411,300 €</text:p>
          </table:table-cell>
          <table:table-cell table:style-name="ce103" office:value-type="currency" office:currency="EUR" office:value="6559300" calcext:value-type="currency">
            <text:p>6,559,300 €</text:p>
          </table:table-cell>
          <table:table-cell table:style-name="ce4"/>
          <table:table-cell table:style-name="ce41" office:value-type="string" calcext:value-type="string">
            <text:p>13 02 45</text:p>
          </table:table-cell>
          <table:table-cell table:style-name="ce64" office:value-type="string" calcext:value-type="string">
            <text:p>Anpassung Unterbringung nach OstFlüAG</text:p>
          </table:table-cell>
          <table:table-cell table:number-columns-repeated="8" table:style-name="ce70" office:value-type="currency" office:currency="EUR" office:value="0" calcext:value-type="currency">
            <text:p>0 €</text:p>
          </table:table-cell>
          <table:table-cell table:style-name="ce70" office:value-type="currency" office:currency="EUR" office:value="14500" calcext:value-type="currency">
            <text:p>14,500 €</text:p>
          </table:table-cell>
          <table:table-cell table:style-name="ce70" office:value-type="currency" office:currency="EUR" office:value="125000" calcext:value-type="currency">
            <text:p>125,000 €</text:p>
          </table:table-cell>
          <table:table-cell table:style-name="ce70" office:value-type="currency" office:currency="EUR" office:value="35000" calcext:value-type="currency">
            <text:p>35,000 €</text:p>
          </table:table-cell>
          <table:table-cell table:style-name="ce35" table:formula="of:=SUM([.Y6:.AD6])" office:value-type="currency" office:currency="EUR" office:value="174500" calcext:value-type="currency">
            <text:p>174,500 €</text:p>
          </table:table-cell>
          <table:table-cell table:style-name="ce35" table:formula="of:=[.X6]-[.AE6]" office:value-type="currency" office:currency="EUR" office:value="-174500" calcext:value-type="currency">
            <text:p>-174,500 €</text:p>
          </table:table-cell>
          <table:table-cell table:style-name="ce70" office:value-type="currency" office:currency="EUR" office:value="0" calcext:value-type="currency">
            <text:p>0 €</text:p>
          </table:table-cell>
          <table:table-cell table:number-columns-repeated="991"/>
        </table:table-row>
        <table:table-row table:style-name="ro2">
          <table:table-cell table:style-name="ce100" office:value-type="date" office:date-value="2026-06-13" calcext:value-type="date">
            <text:p>13 06</text:p>
          </table:table-cell>
          <table:table-cell table:style-name="ce4" office:value-type="string" calcext:value-type="string">
            <text:p>Verfassungsschutz</text:p>
          </table:table-cell>
          <table:table-cell table:style-name="ce103" table:content-validation-name="val14" office:value-type="currency" office:currency="EUR" office:value="0" calcext:value-type="currency">
            <text:p>0 €</text:p>
          </table:table-cell>
          <table:table-cell table:style-name="ce103" office:value-type="currency" office:currency="EUR" office:value="88400" calcext:value-type="currency">
            <text:p>88,400 €</text:p>
          </table:table-cell>
          <table:table-cell table:style-name="ce103" office:value-type="currency" office:currency="EUR" office:value="17200" calcext:value-type="currency">
            <text:p>17,200 €</text:p>
          </table:table-cell>
          <table:table-cell table:style-name="ce103" office:value-type="currency" office:currency="EUR" office:value="0" calcext:value-type="currency">
            <text:p>0 €</text:p>
          </table:table-cell>
          <table:table-cell table:style-name="ce103" office:value-type="currency" office:currency="EUR" office:value="105600" calcext:value-type="currency">
            <text:p>105,600 €</text:p>
          </table:table-cell>
          <table:table-cell table:style-name="ce103" office:value-type="currency" office:currency="EUR" office:value="38451800" calcext:value-type="currency">
            <text:p>38,451,800 €</text:p>
          </table:table-cell>
          <table:table-cell table:style-name="ce103" office:value-type="currency" office:currency="EUR" office:value="5221700" calcext:value-type="currency">
            <text:p>5,221,700 €</text:p>
          </table:table-cell>
          <table:table-cell table:style-name="ce103" office:value-type="currency" office:currency="EUR" office:value="3885000" calcext:value-type="currency">
            <text:p>3,885,000 €</text:p>
          </table:table-cell>
          <table:table-cell table:style-name="ce103" office:value-type="currency" office:currency="EUR" office:value="140000" calcext:value-type="currency">
            <text:p>140,000 €</text:p>
          </table:table-cell>
          <table:table-cell table:style-name="ce103" office:value-type="currency" office:currency="EUR" office:value="1868500" calcext:value-type="currency">
            <text:p>1,868,500 €</text:p>
          </table:table-cell>
          <table:table-cell table:style-name="ce103" office:value-type="currency" office:currency="EUR" office:value="0" calcext:value-type="currency">
            <text:p>0 €</text:p>
          </table:table-cell>
          <table:table-cell table:style-name="ce35" table:formula="of:=SUM([.H7:.M7])" office:value-type="currency" office:currency="EUR" office:value="49567000" calcext:value-type="currency">
            <text:p>49,567,000 €</text:p>
          </table:table-cell>
          <table:table-cell table:style-name="ce35" table:formula="of:=[.G7]-[.N7]" office:value-type="currency" office:currency="EUR" office:value="-49461400" calcext:value-type="currency">
            <text:p>-49,461,400 €</text:p>
          </table:table-cell>
          <table:table-cell table:style-name="ce103" office:value-type="currency" office:currency="EUR" office:value="882500" calcext:value-type="currency">
            <text:p>882,500 €</text:p>
          </table:table-cell>
          <table:table-cell table:style-name="ce4"/>
          <table:table-cell table:style-name="ce41" office:value-type="string" calcext:value-type="string">
            <text:p>13 03</text:p>
          </table:table-cell>
          <table:table-cell table:style-name="ce4" office:value-type="string" calcext:value-type="string">
            <text:p>Landeskriminalamt</text:p>
          </table:table-cell>
          <table:table-cell table:style-name="ce70" office:value-type="currency" office:currency="EUR" office:value="0" calcext:value-type="currency">
            <text:p>0 €</text:p>
          </table:table-cell>
          <table:table-cell table:style-name="ce70" office:value-type="currency" office:currency="EUR" office:value="1460300" calcext:value-type="currency">
            <text:p>1,460,300 €</text:p>
          </table:table-cell>
          <table:table-cell table:style-name="ce70" office:value-type="currency" office:currency="EUR" office:value="497000" calcext:value-type="currency">
            <text:p>497,000 €</text:p>
          </table:table-cell>
          <table:table-cell table:style-name="ce70" office:value-type="currency" office:currency="EUR" office:value="0" calcext:value-type="currency">
            <text:p>0 €</text:p>
          </table:table-cell>
          <table:table-cell table:style-name="ce70" office:value-type="currency" office:currency="EUR" office:value="1957300" calcext:value-type="currency">
            <text:p>1,957,300 €</text:p>
          </table:table-cell>
          <table:table-cell table:style-name="ce70" office:value-type="currency" office:currency="EUR" office:value="394841600" calcext:value-type="currency">
            <text:p>394,841,600 €</text:p>
          </table:table-cell>
          <table:table-cell table:style-name="ce70" office:value-type="currency" office:currency="EUR" office:value="39049200" calcext:value-type="currency">
            <text:p>39,049,200 €</text:p>
          </table:table-cell>
          <table:table-cell table:style-name="ce70" office:value-type="currency" office:currency="EUR" office:value="21925400" calcext:value-type="currency">
            <text:p>21,925,400 €</text:p>
          </table:table-cell>
          <table:table-cell table:style-name="ce70" office:value-type="currency" office:currency="EUR" office:value="0" calcext:value-type="currency">
            <text:p>0 €</text:p>
          </table:table-cell>
          <table:table-cell table:style-name="ce70" office:value-type="currency" office:currency="EUR" office:value="11421000" calcext:value-type="currency">
            <text:p>11,421,000 €</text:p>
          </table:table-cell>
          <table:table-cell table:style-name="ce70" office:value-type="currency" office:currency="EUR" office:value="0" calcext:value-type="currency">
            <text:p>0 €</text:p>
          </table:table-cell>
          <table:table-cell table:style-name="ce35" table:formula="of:=SUM([.Y7:.AD7])" office:value-type="currency" office:currency="EUR" office:value="467237200" calcext:value-type="currency">
            <text:p>467,237,200 €</text:p>
          </table:table-cell>
          <table:table-cell table:style-name="ce35" table:formula="of:=[.X7]-[.AE7]" office:value-type="currency" office:currency="EUR" office:value="-465279900" calcext:value-type="currency">
            <text:p>-465,279,900 €</text:p>
          </table:table-cell>
          <table:table-cell table:style-name="ce70" office:value-type="currency" office:currency="EUR" office:value="21715000" calcext:value-type="currency">
            <text:p>21,715,000 €</text:p>
          </table:table-cell>
          <table:table-cell table:number-columns-repeated="991"/>
        </table:table-row>
        <table:table-row table:style-name="ro2">
          <table:table-cell table:style-name="ce4" office:value-type="string" calcext:value-type="string">
            <text:p>13 20</text:p>
          </table:table-cell>
          <table:table-cell table:style-name="ce4" office:value-type="string" calcext:value-type="string">
            <text:p>Polizeiverwaltungsamt</text:p>
          </table:table-cell>
          <table:table-cell table:style-name="ce70" table:content-validation-name="val14" office:value-type="currency" office:currency="EUR" office:value="0" calcext:value-type="currency">
            <text:p>0 €</text:p>
          </table:table-cell>
          <table:table-cell table:style-name="ce70" office:value-type="currency" office:currency="EUR" office:value="1266600" calcext:value-type="currency">
            <text:p>1,266,600 €</text:p>
          </table:table-cell>
          <table:table-cell table:style-name="ce70" office:value-type="currency" office:currency="EUR" office:value="2406500" calcext:value-type="currency">
            <text:p>2,406,500 €</text:p>
          </table:table-cell>
          <table:table-cell table:style-name="ce70" office:value-type="currency" office:currency="EUR" office:value="2917700" calcext:value-type="currency">
            <text:p>2,917,700 €</text:p>
          </table:table-cell>
          <table:table-cell table:style-name="ce70" office:value-type="currency" office:currency="EUR" office:value="6590800" calcext:value-type="currency">
            <text:p>6,590,800 €</text:p>
          </table:table-cell>
          <table:table-cell table:style-name="ce70" office:value-type="currency" office:currency="EUR" office:value="110089300" calcext:value-type="currency">
            <text:p>110,089,300 €</text:p>
          </table:table-cell>
          <table:table-cell table:style-name="ce70" office:value-type="currency" office:currency="EUR" office:value="75586800" calcext:value-type="currency">
            <text:p>75,586,800 €</text:p>
          </table:table-cell>
          <table:table-cell table:style-name="ce70" office:value-type="currency" office:currency="EUR" office:value="21509400" calcext:value-type="currency">
            <text:p>21,509,400 €</text:p>
          </table:table-cell>
          <table:table-cell table:style-name="ce70" office:value-type="currency" office:currency="EUR" office:value="1500000" calcext:value-type="currency">
            <text:p>1,500,000 €</text:p>
          </table:table-cell>
          <table:table-cell table:style-name="ce70" office:value-type="currency" office:currency="EUR" office:value="69614000" calcext:value-type="currency">
            <text:p>69,614,000 €</text:p>
          </table:table-cell>
          <table:table-cell table:style-name="ce70" office:value-type="currency" office:currency="EUR" office:value="0" calcext:value-type="currency">
            <text:p>0 €</text:p>
          </table:table-cell>
          <table:table-cell table:style-name="ce35" table:formula="of:=SUM([.H8:.M8])" office:value-type="currency" office:currency="EUR" office:value="278299500" calcext:value-type="currency">
            <text:p>278,299,500 €</text:p>
          </table:table-cell>
          <table:table-cell table:style-name="ce35" table:formula="of:=[.G8]-[.N8]" office:value-type="currency" office:currency="EUR" office:value="-271708700" calcext:value-type="currency">
            <text:p>-271,708,700 €</text:p>
          </table:table-cell>
          <table:table-cell table:style-name="ce70" office:value-type="currency" office:currency="EUR" office:value="68916600" calcext:value-type="currency">
            <text:p>68,916,600 €</text:p>
          </table:table-cell>
          <table:table-cell table:style-name="ce4"/>
          <table:table-cell table:style-name="ce41" office:value-type="string" calcext:value-type="string">
            <text:p>13 04</text:p>
          </table:table-cell>
          <table:table-cell table:style-name="ce4" office:value-type="string" calcext:value-type="string">
            <text:p>Hochschule der Polizei (HPol)</text:p>
          </table:table-cell>
          <table:table-cell table:style-name="ce103" office:value-type="currency" office:currency="EUR" office:value="0" calcext:value-type="currency">
            <text:p>0 €</text:p>
          </table:table-cell>
          <table:table-cell table:style-name="ce103" office:value-type="currency" office:currency="EUR" office:value="895300" calcext:value-type="currency">
            <text:p>895,300 €</text:p>
          </table:table-cell>
          <table:table-cell table:style-name="ce103" office:value-type="currency" office:currency="EUR" office:value="61000" calcext:value-type="currency">
            <text:p>61,000 €</text:p>
          </table:table-cell>
          <table:table-cell table:style-name="ce103" office:value-type="currency" office:currency="EUR" office:value="0" calcext:value-type="currency">
            <text:p>0 €</text:p>
          </table:table-cell>
          <table:table-cell table:style-name="ce103" office:value-type="currency" office:currency="EUR" office:value="956300" calcext:value-type="currency">
            <text:p>956,300 €</text:p>
          </table:table-cell>
          <table:table-cell table:style-name="ce103" office:value-type="currency" office:currency="EUR" office:value="266391200" calcext:value-type="currency">
            <text:p>266,391,200 €</text:p>
          </table:table-cell>
          <table:table-cell table:style-name="ce103" office:value-type="currency" office:currency="EUR" office:value="32470500" calcext:value-type="currency">
            <text:p>32,470,500 €</text:p>
          </table:table-cell>
          <table:table-cell table:style-name="ce103" office:value-type="currency" office:currency="EUR" office:value="9040500" calcext:value-type="currency">
            <text:p>9,040,500 €</text:p>
          </table:table-cell>
          <table:table-cell table:style-name="ce103" office:value-type="currency" office:currency="EUR" office:value="0" calcext:value-type="currency">
            <text:p>0 €</text:p>
          </table:table-cell>
          <table:table-cell table:style-name="ce103" office:value-type="currency" office:currency="EUR" office:value="8721000" calcext:value-type="currency">
            <text:p>8,721,000 €</text:p>
          </table:table-cell>
          <table:table-cell table:style-name="ce103" office:value-type="currency" office:currency="EUR" office:value="0" calcext:value-type="currency">
            <text:p>0 €</text:p>
          </table:table-cell>
          <table:table-cell table:style-name="ce35" table:formula="of:=SUM([.Y8:.AD8])" office:value-type="currency" office:currency="EUR" office:value="316623200" calcext:value-type="currency">
            <text:p>316,623,200 €</text:p>
          </table:table-cell>
          <table:table-cell table:style-name="ce35" table:formula="of:=[.X8]-[.AE8]" office:value-type="currency" office:currency="EUR" office:value="-315666900" calcext:value-type="currency">
            <text:p>-315,666,900 €</text:p>
          </table:table-cell>
          <table:table-cell table:style-name="ce103" office:value-type="currency" office:currency="EUR" office:value="12396000" calcext:value-type="currency">
            <text:p>12,396,000 €</text:p>
          </table:table-cell>
          <table:table-cell table:number-columns-repeated="991"/>
        </table:table-row>
        <table:table-row table:style-name="ro2">
          <table:table-cell table:style-name="ce66" office:value-type="string" calcext:value-type="string">
            <text:p>Summe 2025</text:p>
          </table:table-cell>
          <table:table-cell/>
          <table:table-cell table:style-name="ce35" table:content-validation-name="val14" table:formula="of:=SUM([.C2:.C8])" office:value-type="currency" office:currency="EUR" office:value="0" calcext:value-type="currency">
            <text:p>0 €</text:p>
          </table:table-cell>
          <table:table-cell table:style-name="ce35" table:formula="of:=SUM([.D2:.D8])" office:value-type="currency" office:currency="EUR" office:value="261059400" calcext:value-type="currency">
            <text:p>261,059,400 €</text:p>
          </table:table-cell>
          <table:table-cell table:style-name="ce35" table:formula="of:=SUM([.E2:.E8])" office:value-type="currency" office:currency="EUR" office:value="153873800" calcext:value-type="currency">
            <text:p>153,873,800 €</text:p>
          </table:table-cell>
          <table:table-cell table:style-name="ce35" table:formula="of:=SUM([.F2:.F8])" office:value-type="currency" office:currency="EUR" office:value="2917700" calcext:value-type="currency">
            <text:p>2,917,700 €</text:p>
          </table:table-cell>
          <table:table-cell table:style-name="ce35" table:formula="of:=SUM([.G2:.G8])" office:value-type="currency" office:currency="EUR" office:value="417850900" calcext:value-type="currency">
            <text:p>417,850,900 €</text:p>
          </table:table-cell>
          <table:table-cell table:style-name="ce35" table:formula="of:=SUM([.H2:.H8])" office:value-type="currency" office:currency="EUR" office:value="4485935500" calcext:value-type="currency">
            <text:p>4,485,935,500 €</text:p>
          </table:table-cell>
          <table:table-cell table:style-name="ce35" table:formula="of:=SUM([.I2:.I8])" office:value-type="currency" office:currency="EUR" office:value="731122700" calcext:value-type="currency">
            <text:p>731,122,700 €</text:p>
          </table:table-cell>
          <table:table-cell table:style-name="ce35" table:formula="of:=SUM([.J2:.J8])" office:value-type="currency" office:currency="EUR" office:value="529948000" calcext:value-type="currency">
            <text:p>529,948,000 €</text:p>
          </table:table-cell>
          <table:table-cell table:style-name="ce35" table:formula="of:=SUM([.K2:.K8])" office:value-type="currency" office:currency="EUR" office:value="6010000" calcext:value-type="currency">
            <text:p>6,010,000 €</text:p>
          </table:table-cell>
          <table:table-cell table:style-name="ce35" table:formula="of:=SUM([.L2:.L8])" office:value-type="currency" office:currency="EUR" office:value="236789700" calcext:value-type="currency">
            <text:p>236,789,700 €</text:p>
          </table:table-cell>
          <table:table-cell table:style-name="ce35" table:formula="of:=SUM([.M2:.M8])" office:value-type="currency" office:currency="EUR" office:value="103117400" calcext:value-type="currency">
            <text:p>103,117,400 €</text:p>
          </table:table-cell>
          <table:table-cell table:style-name="ce35" table:formula="of:=SUM([.N2:.N8])" office:value-type="currency" office:currency="EUR" office:value="6092923300" calcext:value-type="currency">
            <text:p>6,092,923,300 €</text:p>
          </table:table-cell>
          <table:table-cell table:style-name="ce35" table:formula="of:=SUM([.O2:.O8])" office:value-type="currency" office:currency="EUR" office:value="-5675072400" calcext:value-type="currency">
            <text:p>-5,675,072,400 €</text:p>
          </table:table-cell>
          <table:table-cell table:style-name="ce35" table:formula="of:=SUM([.P2:.P8])" office:value-type="currency" office:currency="EUR" office:value="419620400" calcext:value-type="currency">
            <text:p>419,620,400 €</text:p>
          </table:table-cell>
          <table:table-cell/>
          <table:table-cell table:style-name="ce41" office:value-type="string" calcext:value-type="string">
            <text:p>13 05</text:p>
          </table:table-cell>
          <table:table-cell table:style-name="ce4" office:value-type="string" calcext:value-type="string">
            <text:p>Bereitschaftspolizei</text:p>
          </table:table-cell>
          <table:table-cell table:style-name="ce103" office:value-type="currency" office:currency="EUR" office:value="0" calcext:value-type="currency">
            <text:p>0 €</text:p>
          </table:table-cell>
          <table:table-cell table:style-name="ce103" office:value-type="currency" office:currency="EUR" office:value="99999500" calcext:value-type="currency">
            <text:p>99,999,500 €</text:p>
          </table:table-cell>
          <table:table-cell table:style-name="ce103" office:value-type="currency" office:currency="EUR" office:value="135118400" calcext:value-type="currency">
            <text:p>135,118,400 €</text:p>
          </table:table-cell>
          <table:table-cell table:style-name="ce103" office:value-type="currency" office:currency="EUR" office:value="0" calcext:value-type="currency">
            <text:p>0 €</text:p>
          </table:table-cell>
          <table:table-cell table:style-name="ce103" office:value-type="currency" office:currency="EUR" office:value="235117900" calcext:value-type="currency">
            <text:p>235,117,900 €</text:p>
          </table:table-cell>
          <table:table-cell table:style-name="ce103" office:value-type="currency" office:currency="EUR" office:value="309604000" calcext:value-type="currency">
            <text:p>309,604,000 €</text:p>
          </table:table-cell>
          <table:table-cell table:style-name="ce103" office:value-type="currency" office:currency="EUR" office:value="90905600" calcext:value-type="currency">
            <text:p>90,905,600 €</text:p>
          </table:table-cell>
          <table:table-cell table:style-name="ce103" office:value-type="currency" office:currency="EUR" office:value="40251900" calcext:value-type="currency">
            <text:p>40,251,900 €</text:p>
          </table:table-cell>
          <table:table-cell table:style-name="ce103" office:value-type="currency" office:currency="EUR" office:value="3442000" calcext:value-type="currency">
            <text:p>3,442,000 €</text:p>
          </table:table-cell>
          <table:table-cell table:style-name="ce103" office:value-type="currency" office:currency="EUR" office:value="47815100" calcext:value-type="currency">
            <text:p>47,815,100 €</text:p>
          </table:table-cell>
          <table:table-cell table:style-name="ce103" office:value-type="currency" office:currency="EUR" office:value="0" calcext:value-type="currency">
            <text:p>0 €</text:p>
          </table:table-cell>
          <table:table-cell table:style-name="ce35" table:formula="of:=SUM([.Y9:.AD9])" office:value-type="currency" office:currency="EUR" office:value="492018600" calcext:value-type="currency">
            <text:p>492,018,600 €</text:p>
          </table:table-cell>
          <table:table-cell table:style-name="ce35" table:formula="of:=[.X9]-[.AE9]" office:value-type="currency" office:currency="EUR" office:value="-256900700" calcext:value-type="currency">
            <text:p>-256,900,700 €</text:p>
          </table:table-cell>
          <table:table-cell table:style-name="ce103" office:value-type="currency" office:currency="EUR" office:value="41408000" calcext:value-type="currency">
            <text:p>41,408,000 €</text:p>
          </table:table-cell>
          <table:table-cell table:number-columns-repeated="991"/>
        </table:table-row>
        <table:table-row table:style-name="ro2">
          <table:table-cell table:number-columns-repeated="17"/>
          <table:table-cell table:style-name="ce41" office:value-type="string" calcext:value-type="string">
            <text:p>13 06</text:p>
          </table:table-cell>
          <table:table-cell table:style-name="ce4" office:value-type="string" calcext:value-type="string">
            <text:p>Verfassungsschutz</text:p>
          </table:table-cell>
          <table:table-cell table:style-name="ce103" office:value-type="currency" office:currency="EUR" office:value="0" calcext:value-type="currency">
            <text:p>0 €</text:p>
          </table:table-cell>
          <table:table-cell table:style-name="ce103" office:value-type="currency" office:currency="EUR" office:value="88700" calcext:value-type="currency">
            <text:p>88,700 €</text:p>
          </table:table-cell>
          <table:table-cell table:style-name="ce103" office:value-type="currency" office:currency="EUR" office:value="17200" calcext:value-type="currency">
            <text:p>17,200 €</text:p>
          </table:table-cell>
          <table:table-cell table:style-name="ce103" office:value-type="currency" office:currency="EUR" office:value="0" calcext:value-type="currency">
            <text:p>0 €</text:p>
          </table:table-cell>
          <table:table-cell table:style-name="ce103" office:value-type="currency" office:currency="EUR" office:value="105900" calcext:value-type="currency">
            <text:p>105,900 €</text:p>
          </table:table-cell>
          <table:table-cell table:style-name="ce103" office:value-type="currency" office:currency="EUR" office:value="40103900" calcext:value-type="currency">
            <text:p>40,103,900 €</text:p>
          </table:table-cell>
          <table:table-cell table:style-name="ce103" office:value-type="currency" office:currency="EUR" office:value="5098100" calcext:value-type="currency">
            <text:p>5,098,100 €</text:p>
          </table:table-cell>
          <table:table-cell table:style-name="ce103" office:value-type="currency" office:currency="EUR" office:value="4014300" calcext:value-type="currency">
            <text:p>4,014,300 €</text:p>
          </table:table-cell>
          <table:table-cell table:style-name="ce103" office:value-type="currency" office:currency="EUR" office:value="0" calcext:value-type="currency">
            <text:p>0 €</text:p>
          </table:table-cell>
          <table:table-cell table:style-name="ce103" office:value-type="currency" office:currency="EUR" office:value="1845500" calcext:value-type="currency">
            <text:p>1,845,500 €</text:p>
          </table:table-cell>
          <table:table-cell table:style-name="ce103" office:value-type="currency" office:currency="EUR" office:value="0" calcext:value-type="currency">
            <text:p>0 €</text:p>
          </table:table-cell>
          <table:table-cell table:style-name="ce35" table:formula="of:=SUM([.Y10:.AD10])" office:value-type="currency" office:currency="EUR" office:value="51061800" calcext:value-type="currency">
            <text:p>51,061,800 €</text:p>
          </table:table-cell>
          <table:table-cell table:style-name="ce35" table:formula="of:=[.X10]-[.AE10]" office:value-type="currency" office:currency="EUR" office:value="-50955900" calcext:value-type="currency">
            <text:p>-50,955,900 €</text:p>
          </table:table-cell>
          <table:table-cell table:style-name="ce103" office:value-type="currency" office:currency="EUR" office:value="830000" calcext:value-type="currency">
            <text:p>830,000 €</text:p>
          </table:table-cell>
          <table:table-cell table:number-columns-repeated="991"/>
        </table:table-row>
        <table:table-row table:style-name="ro2">
          <table:table-cell table:number-columns-repeated="17"/>
          <table:table-cell table:style-name="ce4" office:value-type="string" calcext:value-type="string">
            <text:p>13 20</text:p>
          </table:table-cell>
          <table:table-cell table:style-name="ce4" office:value-type="string" calcext:value-type="string">
            <text:p>Polizeiverwaltungsamt</text:p>
          </table:table-cell>
          <table:table-cell table:style-name="ce70" office:value-type="currency" office:currency="EUR" office:value="0" calcext:value-type="currency">
            <text:p>0 €</text:p>
          </table:table-cell>
          <table:table-cell table:style-name="ce70" office:value-type="currency" office:currency="EUR" office:value="1233100" calcext:value-type="currency">
            <text:p>1,233,100 €</text:p>
          </table:table-cell>
          <table:table-cell table:style-name="ce70" office:value-type="currency" office:currency="EUR" office:value="2606500" calcext:value-type="currency">
            <text:p>2,606,500 €</text:p>
          </table:table-cell>
          <table:table-cell table:style-name="ce70" office:value-type="currency" office:currency="EUR" office:value="2917700" calcext:value-type="currency">
            <text:p>2,917,700 €</text:p>
          </table:table-cell>
          <table:table-cell table:style-name="ce70" office:value-type="currency" office:currency="EUR" office:value="6757300" calcext:value-type="currency">
            <text:p>6,757,300 €</text:p>
          </table:table-cell>
          <table:table-cell table:style-name="ce70" office:value-type="currency" office:currency="EUR" office:value="107225900" calcext:value-type="currency">
            <text:p>107,225,900 €</text:p>
          </table:table-cell>
          <table:table-cell table:style-name="ce70" office:value-type="currency" office:currency="EUR" office:value="75244900" calcext:value-type="currency">
            <text:p>75,244,900 €</text:p>
          </table:table-cell>
          <table:table-cell table:style-name="ce70" office:value-type="currency" office:currency="EUR" office:value="23256900" calcext:value-type="currency">
            <text:p>23,256,900 €</text:p>
          </table:table-cell>
          <table:table-cell table:style-name="ce70" office:value-type="currency" office:currency="EUR" office:value="1500000" calcext:value-type="currency">
            <text:p>1,500,000 €</text:p>
          </table:table-cell>
          <table:table-cell table:style-name="ce70" office:value-type="currency" office:currency="EUR" office:value="47984400" calcext:value-type="currency">
            <text:p>47,984,400 €</text:p>
          </table:table-cell>
          <table:table-cell table:style-name="ce70" office:value-type="currency" office:currency="EUR" office:value="0" calcext:value-type="currency">
            <text:p>0 €</text:p>
          </table:table-cell>
          <table:table-cell table:style-name="ce35" table:formula="of:=SUM([.Y11:.AD11])" office:value-type="currency" office:currency="EUR" office:value="255212100" calcext:value-type="currency">
            <text:p>255,212,100 €</text:p>
          </table:table-cell>
          <table:table-cell table:style-name="ce35" table:formula="of:=[.X11]-[.AE11]" office:value-type="currency" office:currency="EUR" office:value="-248454800" calcext:value-type="currency">
            <text:p>-248,454,800 €</text:p>
          </table:table-cell>
          <table:table-cell table:style-name="ce70" office:value-type="currency" office:currency="EUR" office:value="69517000" calcext:value-type="currency">
            <text:p>69,517,000 €</text:p>
          </table:table-cell>
          <table:table-cell table:number-columns-repeated="991"/>
        </table:table-row>
        <table:table-row table:style-name="ro2">
          <table:table-cell table:number-columns-repeated="17"/>
          <table:table-cell table:style-name="ce41" office:value-type="string" calcext:value-type="string">
            <text:p>13 20 26</text:p>
          </table:table-cell>
          <table:table-cell table:style-name="ce4" office:value-type="string" calcext:value-type="string">
            <text:p>Anschaffung Bodycams</text:p>
          </table:table-cell>
          <table:table-cell table:number-columns-repeated="9" table:style-name="ce70" office:value-type="currency" office:currency="EUR" office:value="0" calcext:value-type="currency">
            <text:p>0 €</text:p>
          </table:table-cell>
          <table:table-cell table:style-name="ce70" office:value-type="currency" office:currency="EUR" office:value="79854000" calcext:value-type="currency">
            <text:p>79,854,000 €</text:p>
          </table:table-cell>
          <table:table-cell table:style-name="ce70" office:value-type="currency" office:currency="EUR" office:value="0" calcext:value-type="currency">
            <text:p>0 €</text:p>
          </table:table-cell>
          <table:table-cell table:style-name="ce35" table:formula="of:=SUM([.Y12:.AD12])" office:value-type="currency" office:currency="EUR" office:value="79854000" calcext:value-type="currency">
            <text:p>79,854,000 €</text:p>
          </table:table-cell>
          <table:table-cell table:style-name="ce35" table:formula="of:=[.X12]-[.AE12]" office:value-type="currency" office:currency="EUR" office:value="-79854000" calcext:value-type="currency">
            <text:p>-79,854,000 €</text:p>
          </table:table-cell>
          <table:table-cell table:style-name="ce70" office:value-type="currency" office:currency="EUR" office:value="0" calcext:value-type="currency">
            <text:p>0 €</text:p>
          </table:table-cell>
          <table:table-cell table:number-columns-repeated="991"/>
        </table:table-row>
        <table:table-row table:style-name="ro2">
          <table:table-cell table:number-columns-repeated="17"/>
          <table:table-cell table:style-name="ce66" office:value-type="string" calcext:value-type="string">
            <text:p>Summe 2026</text:p>
          </table:table-cell>
          <table:table-cell/>
          <table:table-cell table:style-name="ce35" table:formula="of:=SUM([.T2:.T12])" office:value-type="currency" office:currency="EUR" office:value="0" calcext:value-type="currency">
            <text:p>0 €</text:p>
          </table:table-cell>
          <table:table-cell table:style-name="ce35" table:formula="of:=SUM([.U2:.U11])" office:value-type="currency" office:currency="EUR" office:value="264624600" calcext:value-type="currency">
            <text:p>264,624,600 €</text:p>
          </table:table-cell>
          <table:table-cell table:style-name="ce35" table:formula="of:=SUM([.V2:.V11])" office:value-type="currency" office:currency="EUR" office:value="154701900" calcext:value-type="currency">
            <text:p>154,701,900 €</text:p>
          </table:table-cell>
          <table:table-cell table:style-name="ce35" table:formula="of:=SUM([.W2:.W11])" office:value-type="currency" office:currency="EUR" office:value="2917700" calcext:value-type="currency">
            <text:p>2,917,700 €</text:p>
          </table:table-cell>
          <table:table-cell table:style-name="ce35" table:formula="of:=SUM([.X2:.X11])" office:value-type="currency" office:currency="EUR" office:value="422244200" calcext:value-type="currency">
            <text:p>422,244,200 €</text:p>
          </table:table-cell>
          <table:table-cell table:style-name="ce35" table:formula="of:=SUM([.Y2:.Y11])" office:value-type="currency" office:currency="EUR" office:value="4605585100" calcext:value-type="currency">
            <text:p>4,605,585,100 €</text:p>
          </table:table-cell>
          <table:table-cell table:style-name="ce35" table:formula="of:=SUM([.Z2:.Z11])" office:value-type="currency" office:currency="EUR" office:value="739563000" calcext:value-type="currency">
            <text:p>739,563,000 €</text:p>
          </table:table-cell>
          <table:table-cell table:style-name="ce35" table:formula="of:=SUM([.AA2:.AA11])" office:value-type="currency" office:currency="EUR" office:value="521890100" calcext:value-type="currency">
            <text:p>521,890,100 €</text:p>
          </table:table-cell>
          <table:table-cell table:style-name="ce35" table:formula="of:=SUM([.AB2:.AB11])" office:value-type="currency" office:currency="EUR" office:value="4956500" calcext:value-type="currency">
            <text:p>4,956,500 €</text:p>
          </table:table-cell>
          <table:table-cell table:style-name="ce35" table:formula="of:=SUM([.AC2:.AC12])" office:value-type="currency" office:currency="EUR" office:value="349957300" calcext:value-type="currency">
            <text:p>349,957,300 €</text:p>
          </table:table-cell>
          <table:table-cell table:style-name="ce35" table:formula="of:=SUM([.AD2:.AD11])" office:value-type="currency" office:currency="EUR" office:value="123917500" calcext:value-type="currency">
            <text:p>123,917,500 €</text:p>
          </table:table-cell>
          <table:table-cell table:style-name="ce35" table:formula="of:=SUM([.AE2:.AE11])" office:value-type="currency" office:currency="EUR" office:value="6266015500" calcext:value-type="currency">
            <text:p>6,266,015,500 €</text:p>
          </table:table-cell>
          <table:table-cell table:style-name="ce35" table:formula="of:=SUM([.AF2:.AF11])" office:value-type="currency" office:currency="EUR" office:value="-5843771300" calcext:value-type="currency">
            <text:p>-5,843,771,300 €</text:p>
          </table:table-cell>
          <table:table-cell table:style-name="ce35" table:formula="of:=SUM([.AG2:.AG12])" office:value-type="currency" office:currency="EUR" office:value="511825000" calcext:value-type="currency">
            <text:p>511,825,000 €</text:p>
          </table:table-cell>
          <table:table-cell table:number-columns-repeated="991"/>
        </table:table-row>
        <table:table-row table:style-name="ro4" table:number-rows-repeated="104856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Einzelplan 14" table:style-name="ta15">
        <table:table-column table:style-name="co4" table:default-cell-style-name="Default"/>
        <table:table-column table:style-name="co5" table:default-cell-style-name="Default"/>
        <table:table-column table:style-name="co3" table:number-columns-repeated="14" table:default-cell-style-name="Default"/>
        <table:table-column table:style-name="co1" table:default-cell-style-name="Default"/>
        <table:table-column table:style-name="co4" table:default-cell-style-name="Default"/>
        <table:table-column table:style-name="co6" table:default-cell-style-name="Default"/>
        <table:table-column table:style-name="co3" table:number-columns-repeated="14" table:default-cell-style-name="Default"/>
        <table:table-column table:style-name="co1" table:number-columns-repeated="991" table:default-cell-style-name="Default"/>
        <table:table-row table:style-name="ro2">
          <table:table-cell table:style-name="ce64" office:value-type="string" calcext:value-type="string">
            <text:p>Kapitel</text:p>
          </table:table-cell>
          <table:table-cell table:style-name="ce64" office:value-type="string" calcext:value-type="string">
            <text:p>Bezeichnung</text:p>
          </table:table-cell>
          <table:table-cell table:style-name="ce64" office:value-type="string" calcext:value-type="string">
            <text:p>0 Einnahmen aus Steuern und steuerähnlichen Abgaben</text:p>
          </table:table-cell>
          <table:table-cell table:style-name="ce64" office:value-type="string" calcext:value-type="string">
            <text:p>1 Verwaltungseinnahmen, Einnahmen aus Schuldendienst und dgl.</text:p>
          </table:table-cell>
          <table:table-cell table:style-name="ce64" office:value-type="string" calcext:value-type="string">
            <text:p>2 Einnahmen aus Zuweisungen und Zuschüssen mit Ausnahme für Investitionen</text:p>
          </table:table-cell>
          <table:table-cell table:style-name="ce64" office:value-type="string" calcext:value-type="string">
            <text:p>3 Einnahmen aus Schuldenaufnahmen, aus Zuweisungen und Zuschüssen für Investitionen, besondere Finanzierungseinnahmen</text:p>
          </table:table-cell>
          <table:table-cell table:style-name="ce64" office:value-type="string" calcext:value-type="string">
            <text:p>Summe Einnahmen</text:p>
          </table:table-cell>
          <table:table-cell table:style-name="ce64" office:value-type="string" calcext:value-type="string">
            <text:p>4 Personalausgaben</text:p>
          </table:table-cell>
          <table:table-cell table:style-name="ce64" office:value-type="string" calcext:value-type="string">
            <text:p>5 Sächliche Verwaltungsausgaben usw., Ausgaben für den Schuldendienst</text:p>
          </table:table-cell>
          <table:table-cell table:style-name="ce64" office:value-type="string" calcext:value-type="string">
            <text:p>6 Ausgaben für Zuweisungen und Zuschüsse mit Ausnahme für Investitionen</text:p>
          </table:table-cell>
          <table:table-cell table:style-name="ce64" office:value-type="string" calcext:value-type="string">
            <text:p>7 Baumaßnahmen</text:p>
          </table:table-cell>
          <table:table-cell table:style-name="ce64" office:value-type="string" calcext:value-type="string">
            <text:p>8 Sonstige Ausgaben für Investitionen und Investitionsförderungsmaßnahmen</text:p>
          </table:table-cell>
          <table:table-cell table:style-name="ce64" office:value-type="string" calcext:value-type="string">
            <text:p>9 Besondere Finanzierungsausgaben</text:p>
          </table:table-cell>
          <table:table-cell table:style-name="ce64" office:value-type="string" calcext:value-type="string">
            <text:p>Summe Ausgaben</text:p>
          </table:table-cell>
          <table:table-cell table:style-name="ce64" office:value-type="string" calcext:value-type="string">
            <text:p>"+ Überschuss - Zuschuss"</text:p>
          </table:table-cell>
          <table:table-cell table:style-name="ce64" office:value-type="string" calcext:value-type="string">
            <text:p>Verpflichtungsermächtigungen</text:p>
          </table:table-cell>
          <table:table-cell table:style-name="ce4"/>
          <table:table-cell table:style-name="ce64" office:value-type="string" calcext:value-type="string">
            <text:p>Kapitel</text:p>
          </table:table-cell>
          <table:table-cell table:style-name="ce64" office:value-type="string" calcext:value-type="string">
            <text:p>Bezeichnung</text:p>
          </table:table-cell>
          <table:table-cell table:style-name="ce64" office:value-type="string" calcext:value-type="string">
            <text:p>0 Einnahmen aus Steuern und steuerähnlichen Abgaben</text:p>
          </table:table-cell>
          <table:table-cell table:style-name="ce64" office:value-type="string" calcext:value-type="string">
            <text:p>1 Verwaltungseinnahmen, Einnahmen aus Schuldendienst und dgl.</text:p>
          </table:table-cell>
          <table:table-cell table:style-name="ce64" office:value-type="string" calcext:value-type="string">
            <text:p>2 Einnahmen aus Zuweisungen und Zuschüssen mit Ausnahme für Investitionen</text:p>
          </table:table-cell>
          <table:table-cell table:style-name="ce64" office:value-type="string" calcext:value-type="string">
            <text:p>3 Einnahmen aus Schuldenaufnahmen, aus Zuweisungen und Zuschüssen für Investitionen, besondere Finanzierungseinnahmen</text:p>
          </table:table-cell>
          <table:table-cell table:style-name="ce64" office:value-type="string" calcext:value-type="string">
            <text:p>Summe Einnahmen</text:p>
          </table:table-cell>
          <table:table-cell table:style-name="ce64" office:value-type="string" calcext:value-type="string">
            <text:p>4 Personalausgaben</text:p>
          </table:table-cell>
          <table:table-cell table:style-name="ce64" office:value-type="string" calcext:value-type="string">
            <text:p>5 Sächliche Verwaltungsausgaben usw., Ausgaben für den Schuldendienst</text:p>
          </table:table-cell>
          <table:table-cell table:style-name="ce64" office:value-type="string" calcext:value-type="string">
            <text:p>6 Ausgaben für Zuweisungen und Zuschüsse mit Ausnahme für Investitionen</text:p>
          </table:table-cell>
          <table:table-cell table:style-name="ce64" office:value-type="string" calcext:value-type="string">
            <text:p>7 Baumaßnahmen</text:p>
          </table:table-cell>
          <table:table-cell table:style-name="ce64" office:value-type="string" calcext:value-type="string">
            <text:p>8 Sonstige Ausgaben für Investitionen und Investitionsförderungsmaßnahmen</text:p>
          </table:table-cell>
          <table:table-cell table:style-name="ce64" office:value-type="string" calcext:value-type="string">
            <text:p>9 Besondere Finanzierungsausgaben</text:p>
          </table:table-cell>
          <table:table-cell table:style-name="ce64" office:value-type="string" calcext:value-type="string">
            <text:p>Summe Ausgaben</text:p>
          </table:table-cell>
          <table:table-cell table:style-name="ce64" office:value-type="string" calcext:value-type="string">
            <text:p>"+ Überschuss - Zuschuss"</text:p>
          </table:table-cell>
          <table:table-cell table:style-name="ce64" office:value-type="string" calcext:value-type="string">
            <text:p>Verpflichtungsermächtigungen</text:p>
          </table:table-cell>
          <table:table-cell table:number-columns-repeated="991"/>
        </table:table-row>
        <table:table-row table:style-name="ro2">
          <table:table-cell table:style-name="ce41" office:value-type="string" calcext:value-type="string">
            <text:p>14 01</text:p>
          </table:table-cell>
          <table:table-cell table:style-name="ce4" office:value-type="string" calcext:value-type="string">
            <text:p>Ministerium</text:p>
          </table:table-cell>
          <table:table-cell table:style-name="ce67" table:content-validation-name="val15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60500" calcext:value-type="currency">
            <text:p>60,500 €</text:p>
          </table:table-cell>
          <table:table-cell table:number-columns-repeated="2" table:style-name="ce67" office:value-type="currency" office:currency="EUR" office:value="0" calcext:value-type="currency">
            <text:p>0 €</text:p>
          </table:table-cell>
          <table:table-cell table:style-name="ce70" table:formula="of:=SUM([.C2:.F2])" office:value-type="currency" office:currency="EUR" office:value="60500" calcext:value-type="currency">
            <text:p>60,500 €</text:p>
          </table:table-cell>
          <table:table-cell table:style-name="ce67" office:value-type="currency" office:currency="EUR" office:value="35397500" calcext:value-type="currency">
            <text:p>35,397,500 €</text:p>
          </table:table-cell>
          <table:table-cell table:style-name="ce67" office:value-type="currency" office:currency="EUR" office:value="1300800" calcext:value-type="currency">
            <text:p>1,300,800 €</text:p>
          </table:table-cell>
          <table:table-cell table:style-name="ce67" office:value-type="currency" office:currency="EUR" office:value="4003400" calcext:value-type="currency">
            <text:p>4,003,4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20000" calcext:value-type="currency">
            <text:p>20,0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67" table:formula="of:=SUM([.H2:.M2])" office:value-type="currency" office:currency="EUR" office:value="40721700" calcext:value-type="currency">
            <text:p>40,721,700 €</text:p>
          </table:table-cell>
          <table:table-cell table:style-name="ce67" table:formula="of:=[.G2]-[.N2]" office:value-type="currency" office:currency="EUR" office:value="-40661200" calcext:value-type="currency">
            <text:p>-40,661,200 €</text:p>
          </table:table-cell>
          <table:table-cell table:style-name="ce67" office:value-type="currency" office:currency="EUR" office:value="160000" calcext:value-type="currency">
            <text:p>160,000 €</text:p>
          </table:table-cell>
          <table:table-cell table:style-name="ce4"/>
          <table:table-cell table:style-name="ce41" office:value-type="string" calcext:value-type="string">
            <text:p>14 01</text:p>
          </table:table-cell>
          <table:table-cell table:style-name="ce4" office:value-type="string" calcext:value-type="string">
            <text:p>Ministerium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52000" calcext:value-type="currency">
            <text:p>52,000 €</text:p>
          </table:table-cell>
          <table:table-cell table:number-columns-repeated="2" table:style-name="ce67" office:value-type="currency" office:currency="EUR" office:value="0" calcext:value-type="currency">
            <text:p>0 €</text:p>
          </table:table-cell>
          <table:table-cell table:style-name="ce70" table:formula="of:=SUM([.T2:.W2])" office:value-type="currency" office:currency="EUR" office:value="52000" calcext:value-type="currency">
            <text:p>52,000 €</text:p>
          </table:table-cell>
          <table:table-cell table:style-name="ce67" office:value-type="currency" office:currency="EUR" office:value="36885300" calcext:value-type="currency">
            <text:p>36,885,300 €</text:p>
          </table:table-cell>
          <table:table-cell table:style-name="ce67" office:value-type="currency" office:currency="EUR" office:value="1398700" calcext:value-type="currency">
            <text:p>1,398,700 €</text:p>
          </table:table-cell>
          <table:table-cell table:style-name="ce67" office:value-type="currency" office:currency="EUR" office:value="4158200" calcext:value-type="currency">
            <text:p>4,158,2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20000" calcext:value-type="currency">
            <text:p>20,0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67" table:formula="of:=SUM([.Y2:.AD2])" office:value-type="currency" office:currency="EUR" office:value="42462200" calcext:value-type="currency">
            <text:p>42,462,200 €</text:p>
          </table:table-cell>
          <table:table-cell table:style-name="ce67" table:formula="of:=[.X2]-[.AE2]" office:value-type="currency" office:currency="EUR" office:value="-42410200" calcext:value-type="currency">
            <text:p>-42,410,200 €</text:p>
          </table:table-cell>
          <table:table-cell table:style-name="ce67" office:value-type="currency" office:currency="EUR" office:value="140000" calcext:value-type="currency">
            <text:p>140,000 €</text:p>
          </table:table-cell>
          <table:table-cell table:number-columns-repeated="991"/>
        </table:table-row>
        <table:table-row table:style-name="ro2">
          <table:table-cell table:style-name="ce41" office:value-type="string" calcext:value-type="string">
            <text:p>14 02</text:p>
          </table:table-cell>
          <table:table-cell table:style-name="ce4" office:value-type="string" calcext:value-type="string">
            <text:p>Allgemeine Bewilligungen</text:p>
          </table:table-cell>
          <table:table-cell table:style-name="ce67" table:content-validation-name="val15" office:value-type="currency" office:currency="EUR" office:value="755000" calcext:value-type="currency">
            <text:p>755,000 €</text:p>
          </table:table-cell>
          <table:table-cell table:style-name="ce67" office:value-type="currency" office:currency="EUR" office:value="2344000" calcext:value-type="currency">
            <text:p>2,344,000 €</text:p>
          </table:table-cell>
          <table:table-cell table:style-name="ce67" office:value-type="currency" office:currency="EUR" office:value="1164700" calcext:value-type="currency">
            <text:p>1,164,700 €</text:p>
          </table:table-cell>
          <table:table-cell table:style-name="ce67" office:value-type="currency" office:currency="EUR" office:value="49000" calcext:value-type="currency">
            <text:p>49,000 €</text:p>
          </table:table-cell>
          <table:table-cell table:style-name="ce70" table:formula="of:=SUM([.C3:.F3])" office:value-type="currency" office:currency="EUR" office:value="4312700" calcext:value-type="currency">
            <text:p>4,312,7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16935300" calcext:value-type="currency">
            <text:p>16,935,300 €</text:p>
          </table:table-cell>
          <table:table-cell table:style-name="ce67" office:value-type="currency" office:currency="EUR" office:value="19716600" calcext:value-type="currency">
            <text:p>19,716,6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6062900" calcext:value-type="currency">
            <text:p>6,062,900 €</text:p>
          </table:table-cell>
          <table:table-cell table:style-name="ce67" office:value-type="currency" office:currency="EUR" office:value="760300" calcext:value-type="currency">
            <text:p>760,300 €</text:p>
          </table:table-cell>
          <table:table-cell table:style-name="ce67" table:formula="of:=SUM([.H3:.M3])" office:value-type="currency" office:currency="EUR" office:value="43475100" calcext:value-type="currency">
            <text:p>43,475,100 €</text:p>
          </table:table-cell>
          <table:table-cell table:style-name="ce67" table:formula="of:=[.G3]-[.N3]" office:value-type="currency" office:currency="EUR" office:value="-39162400" calcext:value-type="currency">
            <text:p>-39,162,400 €</text:p>
          </table:table-cell>
          <table:table-cell table:style-name="ce67" office:value-type="currency" office:currency="EUR" office:value="24234900" calcext:value-type="currency">
            <text:p>24,234,900 €</text:p>
          </table:table-cell>
          <table:table-cell table:style-name="ce4"/>
          <table:table-cell table:style-name="ce41" office:value-type="string" calcext:value-type="string">
            <text:p>14 02</text:p>
          </table:table-cell>
          <table:table-cell table:style-name="ce4" office:value-type="string" calcext:value-type="string">
            <text:p>Allgemeine Bewilligungen</text:p>
          </table:table-cell>
          <table:table-cell table:style-name="ce67" office:value-type="currency" office:currency="EUR" office:value="755000" calcext:value-type="currency">
            <text:p>755,000 €</text:p>
          </table:table-cell>
          <table:table-cell table:style-name="ce67" office:value-type="currency" office:currency="EUR" office:value="2244000" calcext:value-type="currency">
            <text:p>2,244,000 €</text:p>
          </table:table-cell>
          <table:table-cell table:style-name="ce67" office:value-type="currency" office:currency="EUR" office:value="1184800" calcext:value-type="currency">
            <text:p>1,184,800 €</text:p>
          </table:table-cell>
          <table:table-cell table:style-name="ce67" office:value-type="currency" office:currency="EUR" office:value="49000" calcext:value-type="currency">
            <text:p>49,000 €</text:p>
          </table:table-cell>
          <table:table-cell table:style-name="ce70" table:formula="of:=SUM([.T3:.W3])" office:value-type="currency" office:currency="EUR" office:value="4232800" calcext:value-type="currency">
            <text:p>4,232,8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19067200" calcext:value-type="currency">
            <text:p>19,067,200 €</text:p>
          </table:table-cell>
          <table:table-cell table:style-name="ce67" office:value-type="currency" office:currency="EUR" office:value="19762900" calcext:value-type="currency">
            <text:p>19,762,9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7577900" calcext:value-type="currency">
            <text:p>7,577,900 €</text:p>
          </table:table-cell>
          <table:table-cell table:style-name="ce67" office:value-type="currency" office:currency="EUR" office:value="116800" calcext:value-type="currency">
            <text:p>116,800 €</text:p>
          </table:table-cell>
          <table:table-cell table:style-name="ce67" table:formula="of:=SUM([.Y3:.AD3])" office:value-type="currency" office:currency="EUR" office:value="46524800" calcext:value-type="currency">
            <text:p>46,524,800 €</text:p>
          </table:table-cell>
          <table:table-cell table:style-name="ce67" table:formula="of:=[.X3]-[.AE3]" office:value-type="currency" office:currency="EUR" office:value="-42292000" calcext:value-type="currency">
            <text:p>-42,292,000 €</text:p>
          </table:table-cell>
          <table:table-cell table:style-name="ce67" office:value-type="currency" office:currency="EUR" office:value="25265400" calcext:value-type="currency">
            <text:p>25,265,400 €</text:p>
          </table:table-cell>
          <table:table-cell table:number-columns-repeated="991"/>
        </table:table-row>
        <table:table-row table:style-name="ro2">
          <table:table-cell table:style-name="ce41" office:value-type="string" calcext:value-type="string">
            <text:p>14 03</text:p>
          </table:table-cell>
          <table:table-cell table:style-name="ce4" office:value-type="string" calcext:value-type="string">
            <text:p>Gemeinschaftsaufgabe zur Verbesserung der Agrarstruktur und des Küstenschutzes (GAK)</text:p>
          </table:table-cell>
          <table:table-cell table:style-name="ce67" table:content-validation-name="val15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6582200" calcext:value-type="currency">
            <text:p>6,582,200 €</text:p>
          </table:table-cell>
          <table:table-cell table:style-name="ce67" office:value-type="currency" office:currency="EUR" office:value="54961900" calcext:value-type="currency">
            <text:p>54,961,900 €</text:p>
          </table:table-cell>
          <table:table-cell table:style-name="ce67" office:value-type="currency" office:currency="EUR" office:value="148939700" calcext:value-type="currency">
            <text:p>148,939,700 €</text:p>
          </table:table-cell>
          <table:table-cell table:style-name="ce70" table:formula="of:=SUM([.C4:.F4])" office:value-type="currency" office:currency="EUR" office:value="210483800" calcext:value-type="currency">
            <text:p>210,483,8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3758600" calcext:value-type="currency">
            <text:p>3,758,600 €</text:p>
          </table:table-cell>
          <table:table-cell table:style-name="ce67" office:value-type="currency" office:currency="EUR" office:value="84638600" calcext:value-type="currency">
            <text:p>84,638,600 €</text:p>
          </table:table-cell>
          <table:table-cell table:style-name="ce67" office:value-type="currency" office:currency="EUR" office:value="38733600" calcext:value-type="currency">
            <text:p>38,733,600 €</text:p>
          </table:table-cell>
          <table:table-cell table:style-name="ce67" office:value-type="currency" office:currency="EUR" office:value="189507600" calcext:value-type="currency">
            <text:p>189,507,6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67" table:formula="of:=SUM([.H4:.M4])" office:value-type="currency" office:currency="EUR" office:value="316638400" calcext:value-type="currency">
            <text:p>316,638,400 €</text:p>
          </table:table-cell>
          <table:table-cell table:style-name="ce67" table:formula="of:=[.G4]-[.N4]" office:value-type="currency" office:currency="EUR" office:value="-106154600" calcext:value-type="currency">
            <text:p>-106,154,600 €</text:p>
          </table:table-cell>
          <table:table-cell table:style-name="ce67" office:value-type="currency" office:currency="EUR" office:value="129100000" calcext:value-type="currency">
            <text:p>129,100,000 €</text:p>
          </table:table-cell>
          <table:table-cell table:style-name="ce4"/>
          <table:table-cell table:style-name="ce41" office:value-type="string" calcext:value-type="string">
            <text:p>14 03</text:p>
          </table:table-cell>
          <table:table-cell table:style-name="ce4" office:value-type="string" calcext:value-type="string">
            <text:p>Gemeinschaftsaufgabe zur Verbesserung der Agrarstruktur und des Küstenschutzes (GAK)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5304000" calcext:value-type="currency">
            <text:p>5,304,000 €</text:p>
          </table:table-cell>
          <table:table-cell table:style-name="ce67" office:value-type="currency" office:currency="EUR" office:value="54188200" calcext:value-type="currency">
            <text:p>54,188,200 €</text:p>
          </table:table-cell>
          <table:table-cell table:style-name="ce67" office:value-type="currency" office:currency="EUR" office:value="139198300" calcext:value-type="currency">
            <text:p>139,198,300 €</text:p>
          </table:table-cell>
          <table:table-cell table:style-name="ce70" table:formula="of:=SUM([.T4:.W4])" office:value-type="currency" office:currency="EUR" office:value="198690500" calcext:value-type="currency">
            <text:p>198,690,5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5463500" calcext:value-type="currency">
            <text:p>5,463,500 €</text:p>
          </table:table-cell>
          <table:table-cell table:style-name="ce67" office:value-type="currency" office:currency="EUR" office:value="82664400" calcext:value-type="currency">
            <text:p>82,664,400 €</text:p>
          </table:table-cell>
          <table:table-cell table:style-name="ce67" office:value-type="currency" office:currency="EUR" office:value="32781300" calcext:value-type="currency">
            <text:p>32,781,300 €</text:p>
          </table:table-cell>
          <table:table-cell table:style-name="ce67" office:value-type="currency" office:currency="EUR" office:value="177652500" calcext:value-type="currency">
            <text:p>177,652,5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67" table:formula="of:=SUM([.Y4:.AD4])" office:value-type="currency" office:currency="EUR" office:value="298561700" calcext:value-type="currency">
            <text:p>298,561,700 €</text:p>
          </table:table-cell>
          <table:table-cell table:style-name="ce67" table:formula="of:=[.X4]-[.AE4]" office:value-type="currency" office:currency="EUR" office:value="-99871200" calcext:value-type="currency">
            <text:p>-99,871,200 €</text:p>
          </table:table-cell>
          <table:table-cell table:style-name="ce67" office:value-type="currency" office:currency="EUR" office:value="133616500" calcext:value-type="currency">
            <text:p>133,616,500 €</text:p>
          </table:table-cell>
          <table:table-cell table:number-columns-repeated="991"/>
        </table:table-row>
        <table:table-row table:style-name="ro2">
          <table:table-cell table:style-name="ce41" office:value-type="string" calcext:value-type="string">
            <text:p>14 04</text:p>
          </table:table-cell>
          <table:table-cell table:style-name="ce4" office:value-type="string" calcext:value-type="string">
            <text:p>Maßnahmen für Forsten</text:p>
          </table:table-cell>
          <table:table-cell table:style-name="ce67" table:content-validation-name="val15" office:value-type="currency" office:currency="EUR" office:value="1100000" calcext:value-type="currency">
            <text:p>1,100,000 €</text:p>
          </table:table-cell>
          <table:table-cell table:style-name="ce67" office:value-type="currency" office:currency="EUR" office:value="4211000" calcext:value-type="currency">
            <text:p>4,211,000 €</text:p>
          </table:table-cell>
          <table:table-cell table:style-name="ce67" office:value-type="currency" office:currency="EUR" office:value="11611000" calcext:value-type="currency">
            <text:p>11,611,000 €</text:p>
          </table:table-cell>
          <table:table-cell table:style-name="ce67" office:value-type="currency" office:currency="EUR" office:value="862000" calcext:value-type="currency">
            <text:p>862,000 €</text:p>
          </table:table-cell>
          <table:table-cell table:style-name="ce70" table:formula="of:=SUM([.C5:.F5])" office:value-type="currency" office:currency="EUR" office:value="17784000" calcext:value-type="currency">
            <text:p>17,784,000 €</text:p>
          </table:table-cell>
          <table:table-cell table:style-name="ce67" office:value-type="currency" office:currency="EUR" office:value="15783700" calcext:value-type="currency">
            <text:p>15,783,700 €</text:p>
          </table:table-cell>
          <table:table-cell table:style-name="ce67" office:value-type="currency" office:currency="EUR" office:value="9761500" calcext:value-type="currency">
            <text:p>9,761,500 €</text:p>
          </table:table-cell>
          <table:table-cell table:style-name="ce67" office:value-type="currency" office:currency="EUR" office:value="122895000" calcext:value-type="currency">
            <text:p>122,895,0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13713400" calcext:value-type="currency">
            <text:p>13,713,4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67" table:formula="of:=SUM([.H5:.M5])" office:value-type="currency" office:currency="EUR" office:value="162153600" calcext:value-type="currency">
            <text:p>162,153,600 €</text:p>
          </table:table-cell>
          <table:table-cell table:style-name="ce67" table:formula="of:=[.G5]-[.N5]" office:value-type="currency" office:currency="EUR" office:value="-144369600" calcext:value-type="currency">
            <text:p>-144,369,600 €</text:p>
          </table:table-cell>
          <table:table-cell table:style-name="ce67" office:value-type="currency" office:currency="EUR" office:value="3520000" calcext:value-type="currency">
            <text:p>3,520,000 €</text:p>
          </table:table-cell>
          <table:table-cell/>
          <table:table-cell table:style-name="ce41" office:value-type="string" calcext:value-type="string">
            <text:p>14 04</text:p>
          </table:table-cell>
          <table:table-cell table:style-name="ce4" office:value-type="string" calcext:value-type="string">
            <text:p>Maßnahmen für Forsten</text:p>
          </table:table-cell>
          <table:table-cell table:style-name="ce67" office:value-type="currency" office:currency="EUR" office:value="1100000" calcext:value-type="currency">
            <text:p>1,100,000 €</text:p>
          </table:table-cell>
          <table:table-cell table:style-name="ce67" office:value-type="currency" office:currency="EUR" office:value="4176000" calcext:value-type="currency">
            <text:p>4,176,000 €</text:p>
          </table:table-cell>
          <table:table-cell table:style-name="ce67" office:value-type="currency" office:currency="EUR" office:value="5611000" calcext:value-type="currency">
            <text:p>5,611,000 €</text:p>
          </table:table-cell>
          <table:table-cell table:style-name="ce67" office:value-type="currency" office:currency="EUR" office:value="862000" calcext:value-type="currency">
            <text:p>862,000 €</text:p>
          </table:table-cell>
          <table:table-cell table:style-name="ce70" table:formula="of:=SUM([.T5:.W5])" office:value-type="currency" office:currency="EUR" office:value="11749000" calcext:value-type="currency">
            <text:p>11,749,000 €</text:p>
          </table:table-cell>
          <table:table-cell table:style-name="ce67" office:value-type="currency" office:currency="EUR" office:value="16443500" calcext:value-type="currency">
            <text:p>16,443,500 €</text:p>
          </table:table-cell>
          <table:table-cell table:style-name="ce67" office:value-type="currency" office:currency="EUR" office:value="8507500" calcext:value-type="currency">
            <text:p>8,507,500 €</text:p>
          </table:table-cell>
          <table:table-cell table:style-name="ce67" office:value-type="currency" office:currency="EUR" office:value="123081800" calcext:value-type="currency">
            <text:p>123,081,8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15856900" calcext:value-type="currency">
            <text:p>15,856,9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67" table:formula="of:=SUM([.Y5:.AD5])" office:value-type="currency" office:currency="EUR" office:value="163889700" calcext:value-type="currency">
            <text:p>163,889,700 €</text:p>
          </table:table-cell>
          <table:table-cell table:style-name="ce67" table:formula="of:=[.X5]-[.AE5]" office:value-type="currency" office:currency="EUR" office:value="-152140700" calcext:value-type="currency">
            <text:p>-152,140,700 €</text:p>
          </table:table-cell>
          <table:table-cell table:style-name="ce67" office:value-type="currency" office:currency="EUR" office:value="3520000" calcext:value-type="currency">
            <text:p>3,520,000 €</text:p>
          </table:table-cell>
          <table:table-cell table:number-columns-repeated="991"/>
        </table:table-row>
        <table:table-row table:style-name="ro2">
          <table:table-cell table:style-name="ce41" office:value-type="string" calcext:value-type="string">
            <text:p>14 05</text:p>
          </table:table-cell>
          <table:table-cell table:style-name="ce4" office:value-type="string" calcext:value-type="string">
            <text:p>Maßnahmen für Landwirtschaft und Fischerei</text:p>
          </table:table-cell>
          <table:table-cell table:style-name="ce67" table:content-validation-name="val15" office:value-type="currency" office:currency="EUR" office:value="2550000" calcext:value-type="currency">
            <text:p>2,550,000 €</text:p>
          </table:table-cell>
          <table:table-cell table:style-name="ce67" office:value-type="currency" office:currency="EUR" office:value="1196900" calcext:value-type="currency">
            <text:p>1,196,900 €</text:p>
          </table:table-cell>
          <table:table-cell table:style-name="ce67" office:value-type="currency" office:currency="EUR" office:value="10809000" calcext:value-type="currency">
            <text:p>10,809,000 €</text:p>
          </table:table-cell>
          <table:table-cell table:style-name="ce67" office:value-type="currency" office:currency="EUR" office:value="1689600" calcext:value-type="currency">
            <text:p>1,689,600 €</text:p>
          </table:table-cell>
          <table:table-cell table:style-name="ce70" table:formula="of:=SUM([.C6:.F6])" office:value-type="currency" office:currency="EUR" office:value="16245500" calcext:value-type="currency">
            <text:p>16,245,500 €</text:p>
          </table:table-cell>
          <table:table-cell table:style-name="ce67" office:value-type="currency" office:currency="EUR" office:value="241000" calcext:value-type="currency">
            <text:p>241,000 €</text:p>
          </table:table-cell>
          <table:table-cell table:style-name="ce67" office:value-type="currency" office:currency="EUR" office:value="5892200" calcext:value-type="currency">
            <text:p>5,892,200 €</text:p>
          </table:table-cell>
          <table:table-cell table:style-name="ce67" office:value-type="currency" office:currency="EUR" office:value="78647700" calcext:value-type="currency">
            <text:p>78,647,7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13229100" calcext:value-type="currency">
            <text:p>13,229,100 €</text:p>
          </table:table-cell>
          <table:table-cell table:style-name="ce67" office:value-type="currency" office:currency="EUR" office:value="2600" calcext:value-type="currency">
            <text:p>2,600 €</text:p>
          </table:table-cell>
          <table:table-cell table:style-name="ce67" table:formula="of:=SUM([.H6:.M6])" office:value-type="currency" office:currency="EUR" office:value="98012600" calcext:value-type="currency">
            <text:p>98,012,600 €</text:p>
          </table:table-cell>
          <table:table-cell table:style-name="ce67" table:formula="of:=[.G6]-[.N6]" office:value-type="currency" office:currency="EUR" office:value="-81767100" calcext:value-type="currency">
            <text:p>-81,767,100 €</text:p>
          </table:table-cell>
          <table:table-cell table:style-name="ce67" office:value-type="currency" office:currency="EUR" office:value="8908000" calcext:value-type="currency">
            <text:p>8,908,000 €</text:p>
          </table:table-cell>
          <table:table-cell/>
          <table:table-cell table:style-name="ce41" office:value-type="string" calcext:value-type="string">
            <text:p>14 05</text:p>
          </table:table-cell>
          <table:table-cell table:style-name="ce4" office:value-type="string" calcext:value-type="string">
            <text:p>Maßnahmen für Landwirtschaft und Fischerei</text:p>
          </table:table-cell>
          <table:table-cell table:style-name="ce67" office:value-type="currency" office:currency="EUR" office:value="2750000" calcext:value-type="currency">
            <text:p>2,750,000 €</text:p>
          </table:table-cell>
          <table:table-cell table:style-name="ce67" office:value-type="currency" office:currency="EUR" office:value="1144900" calcext:value-type="currency">
            <text:p>1,144,900 €</text:p>
          </table:table-cell>
          <table:table-cell table:style-name="ce67" office:value-type="currency" office:currency="EUR" office:value="11247700" calcext:value-type="currency">
            <text:p>11,247,700 €</text:p>
          </table:table-cell>
          <table:table-cell table:style-name="ce67" office:value-type="currency" office:currency="EUR" office:value="1789600" calcext:value-type="currency">
            <text:p>1,789,600 €</text:p>
          </table:table-cell>
          <table:table-cell table:style-name="ce70" table:formula="of:=SUM([.T6:.W6])" office:value-type="currency" office:currency="EUR" office:value="16932200" calcext:value-type="currency">
            <text:p>16,932,200 €</text:p>
          </table:table-cell>
          <table:table-cell table:style-name="ce67" office:value-type="currency" office:currency="EUR" office:value="166300" calcext:value-type="currency">
            <text:p>166,300 €</text:p>
          </table:table-cell>
          <table:table-cell table:style-name="ce67" office:value-type="currency" office:currency="EUR" office:value="6214500" calcext:value-type="currency">
            <text:p>6,214,500 €</text:p>
          </table:table-cell>
          <table:table-cell table:style-name="ce67" office:value-type="currency" office:currency="EUR" office:value="81383600" calcext:value-type="currency">
            <text:p>81,383,6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15044200" calcext:value-type="currency">
            <text:p>15,044,200 €</text:p>
          </table:table-cell>
          <table:table-cell table:style-name="ce67" office:value-type="currency" office:currency="EUR" office:value="2600" calcext:value-type="currency">
            <text:p>2,600 €</text:p>
          </table:table-cell>
          <table:table-cell table:style-name="ce67" table:formula="of:=SUM([.Y6:.AD6])" office:value-type="currency" office:currency="EUR" office:value="102811200" calcext:value-type="currency">
            <text:p>102,811,200 €</text:p>
          </table:table-cell>
          <table:table-cell table:style-name="ce67" table:formula="of:=[.X6]-[.AE6]" office:value-type="currency" office:currency="EUR" office:value="-85879000" calcext:value-type="currency">
            <text:p>-85,879,000 €</text:p>
          </table:table-cell>
          <table:table-cell table:style-name="ce67" office:value-type="currency" office:currency="EUR" office:value="8908000" calcext:value-type="currency">
            <text:p>8,908,000 €</text:p>
          </table:table-cell>
          <table:table-cell table:number-columns-repeated="991"/>
        </table:table-row>
        <table:table-row table:style-name="ro2">
          <table:table-cell table:style-name="ce41" office:value-type="string" calcext:value-type="string">
            <text:p>14 06</text:p>
          </table:table-cell>
          <table:table-cell table:style-name="ce4" office:value-type="string" calcext:value-type="string">
            <text:p>Maßnahmen für Wasser und Boden</text:p>
          </table:table-cell>
          <table:table-cell table:style-name="ce67" table:content-validation-name="val15" office:value-type="currency" office:currency="EUR" office:value="16000000" calcext:value-type="currency">
            <text:p>16,000,000 €</text:p>
          </table:table-cell>
          <table:table-cell table:style-name="ce67" office:value-type="currency" office:currency="EUR" office:value="49000" calcext:value-type="currency">
            <text:p>49,000 €</text:p>
          </table:table-cell>
          <table:table-cell table:style-name="ce67" office:value-type="currency" office:currency="EUR" office:value="883700" calcext:value-type="currency">
            <text:p>883,700 €</text:p>
          </table:table-cell>
          <table:table-cell table:style-name="ce67" office:value-type="currency" office:currency="EUR" office:value="1500000" calcext:value-type="currency">
            <text:p>1,500,000 €</text:p>
          </table:table-cell>
          <table:table-cell table:style-name="ce70" table:formula="of:=SUM([.C7:.F7])" office:value-type="currency" office:currency="EUR" office:value="18432700" calcext:value-type="currency">
            <text:p>18,432,700 €</text:p>
          </table:table-cell>
          <table:table-cell table:style-name="ce67" office:value-type="currency" office:currency="EUR" office:value="4871200" calcext:value-type="currency">
            <text:p>4,871,200 €</text:p>
          </table:table-cell>
          <table:table-cell table:style-name="ce67" office:value-type="currency" office:currency="EUR" office:value="12855900" calcext:value-type="currency">
            <text:p>12,855,900 €</text:p>
          </table:table-cell>
          <table:table-cell table:style-name="ce67" office:value-type="currency" office:currency="EUR" office:value="2267300" calcext:value-type="currency">
            <text:p>2,267,300 €</text:p>
          </table:table-cell>
          <table:table-cell table:style-name="ce67" office:value-type="currency" office:currency="EUR" office:value="3493400" calcext:value-type="currency">
            <text:p>3,493,400 €</text:p>
          </table:table-cell>
          <table:table-cell table:style-name="ce67" office:value-type="currency" office:currency="EUR" office:value="5327600" calcext:value-type="currency">
            <text:p>5,327,600 €</text:p>
          </table:table-cell>
          <table:table-cell table:style-name="ce67" office:value-type="currency" office:currency="EUR" office:value="1500000" calcext:value-type="currency">
            <text:p>1,500,000 €</text:p>
          </table:table-cell>
          <table:table-cell table:style-name="ce67" table:formula="of:=SUM([.H7:.M7])" office:value-type="currency" office:currency="EUR" office:value="30315400" calcext:value-type="currency">
            <text:p>30,315,400 €</text:p>
          </table:table-cell>
          <table:table-cell table:style-name="ce67" table:formula="of:=[.G7]-[.N7]" office:value-type="currency" office:currency="EUR" office:value="-11882700" calcext:value-type="currency">
            <text:p>-11,882,700 €</text:p>
          </table:table-cell>
          <table:table-cell table:style-name="ce67" office:value-type="currency" office:currency="EUR" office:value="2973600" calcext:value-type="currency">
            <text:p>2,973,600 €</text:p>
          </table:table-cell>
          <table:table-cell/>
          <table:table-cell table:style-name="ce41" office:value-type="string" calcext:value-type="string">
            <text:p>14 06</text:p>
          </table:table-cell>
          <table:table-cell table:style-name="ce4" office:value-type="string" calcext:value-type="string">
            <text:p>Maßnahmen für Wasser und Boden</text:p>
          </table:table-cell>
          <table:table-cell table:style-name="ce67" office:value-type="currency" office:currency="EUR" office:value="15500000" calcext:value-type="currency">
            <text:p>15,500,000 €</text:p>
          </table:table-cell>
          <table:table-cell table:style-name="ce67" office:value-type="currency" office:currency="EUR" office:value="49000" calcext:value-type="currency">
            <text:p>49,000 €</text:p>
          </table:table-cell>
          <table:table-cell table:style-name="ce67" office:value-type="currency" office:currency="EUR" office:value="1789500" calcext:value-type="currency">
            <text:p>1,789,5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70" table:formula="of:=SUM([.T7:.W7])" office:value-type="currency" office:currency="EUR" office:value="17338500" calcext:value-type="currency">
            <text:p>17,338,500 €</text:p>
          </table:table-cell>
          <table:table-cell table:style-name="ce67" office:value-type="currency" office:currency="EUR" office:value="5252100" calcext:value-type="currency">
            <text:p>5,252,100 €</text:p>
          </table:table-cell>
          <table:table-cell table:style-name="ce67" office:value-type="currency" office:currency="EUR" office:value="16399200" calcext:value-type="currency">
            <text:p>16,399,200 €</text:p>
          </table:table-cell>
          <table:table-cell table:style-name="ce67" office:value-type="currency" office:currency="EUR" office:value="2947500" calcext:value-type="currency">
            <text:p>2,947,500 €</text:p>
          </table:table-cell>
          <table:table-cell table:style-name="ce67" office:value-type="currency" office:currency="EUR" office:value="1973600" calcext:value-type="currency">
            <text:p>1,973,600 €</text:p>
          </table:table-cell>
          <table:table-cell table:style-name="ce67" office:value-type="currency" office:currency="EUR" office:value="5977600" calcext:value-type="currency">
            <text:p>5,977,6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67" table:formula="of:=SUM([.Y7:.AD7])" office:value-type="currency" office:currency="EUR" office:value="32550000" calcext:value-type="currency">
            <text:p>32,550,000 €</text:p>
          </table:table-cell>
          <table:table-cell table:style-name="ce67" table:formula="of:=[.X7]-[.AE7]" office:value-type="currency" office:currency="EUR" office:value="-15211500" calcext:value-type="currency">
            <text:p>-15,211,500 €</text:p>
          </table:table-cell>
          <table:table-cell table:style-name="ce67" office:value-type="currency" office:currency="EUR" office:value="2973600" calcext:value-type="currency">
            <text:p>2,973,600 €</text:p>
          </table:table-cell>
          <table:table-cell table:number-columns-repeated="991"/>
        </table:table-row>
        <table:table-row table:style-name="ro2">
          <table:table-cell table:style-name="ce41" office:value-type="string" calcext:value-type="string">
            <text:p>14 10</text:p>
          </table:table-cell>
          <table:table-cell table:style-name="ce4" office:value-type="string" calcext:value-type="string">
            <text:p>Förderung durch die EU - Europäischer Landwirtschaftsfonds für die Entwicklung des ländlichen Raums (ELER) - Förderzeitraum 2014-2022</text:p>
          </table:table-cell>
          <table:table-cell table:style-name="ce67" table:content-validation-name="val15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300000" calcext:value-type="currency">
            <text:p>300,000 €</text:p>
          </table:table-cell>
          <table:table-cell table:style-name="ce67" office:value-type="currency" office:currency="EUR" office:value="199673400" calcext:value-type="currency">
            <text:p>199,673,400 €</text:p>
          </table:table-cell>
          <table:table-cell table:style-name="ce67" office:value-type="currency" office:currency="EUR" office:value="111543500" calcext:value-type="currency">
            <text:p>111,543,500 €</text:p>
          </table:table-cell>
          <table:table-cell table:style-name="ce70" table:formula="of:=SUM([.C8:.F8])" office:value-type="currency" office:currency="EUR" office:value="311516900" calcext:value-type="currency">
            <text:p>311,516,9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27457200" calcext:value-type="currency">
            <text:p>27,457,200 €</text:p>
          </table:table-cell>
          <table:table-cell table:style-name="ce67" office:value-type="currency" office:currency="EUR" office:value="204797900" calcext:value-type="currency">
            <text:p>204,797,900 €</text:p>
          </table:table-cell>
          <table:table-cell table:style-name="ce67" office:value-type="currency" office:currency="EUR" office:value="35553300" calcext:value-type="currency">
            <text:p>35,553,300 €</text:p>
          </table:table-cell>
          <table:table-cell table:style-name="ce67" office:value-type="currency" office:currency="EUR" office:value="86791400" calcext:value-type="currency">
            <text:p>86,791,4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67" table:formula="of:=SUM([.H8:.M8])" office:value-type="currency" office:currency="EUR" office:value="354599800" calcext:value-type="currency">
            <text:p>354,599,800 €</text:p>
          </table:table-cell>
          <table:table-cell table:style-name="ce67" table:formula="of:=[.G8]-[.N8]" office:value-type="currency" office:currency="EUR" office:value="-43082900" calcext:value-type="currency">
            <text:p>-43,082,900 €</text:p>
          </table:table-cell>
          <table:table-cell table:style-name="ce67" office:value-type="currency" office:currency="EUR" office:value="2435000" calcext:value-type="currency">
            <text:p>2,435,000 €</text:p>
          </table:table-cell>
          <table:table-cell/>
          <table:table-cell table:style-name="ce41" office:value-type="string" calcext:value-type="string">
            <text:p>14 10</text:p>
          </table:table-cell>
          <table:table-cell table:style-name="ce4" office:value-type="string" calcext:value-type="string">
            <text:p>Förderung durch die EU - Europäischer Landwirtschaftsfonds für die Entwicklung des ländlichen Raums (ELER) - Förderzeitraum 2014-2022</text:p>
          </table:table-cell>
          <table:table-cell table:number-columns-repeated="2" table:style-name="ce67" office:value-type="currency" office:currency="EUR" office:value="0" calcext:value-type="currency">
            <text:p>0 €</text:p>
          </table:table-cell>
          <table:table-cell table:number-columns-repeated="2" table:style-name="ce67" office:value-type="currency" office:currency="EUR" office:value="10000000" calcext:value-type="currency">
            <text:p>10,000,000 €</text:p>
          </table:table-cell>
          <table:table-cell table:style-name="ce70" table:formula="of:=SUM([.T8:.W8])" office:value-type="currency" office:currency="EUR" office:value="20000000" calcext:value-type="currency">
            <text:p>20,000,0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2500" calcext:value-type="currency">
            <text:p>2,500 €</text:p>
          </table:table-cell>
          <table:table-cell table:style-name="ce67" office:value-type="currency" office:currency="EUR" office:value="125000" calcext:value-type="currency">
            <text:p>125,0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7500" calcext:value-type="currency">
            <text:p>7,5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67" table:formula="of:=SUM([.Y8:.AD8])" office:value-type="currency" office:currency="EUR" office:value="135000" calcext:value-type="currency">
            <text:p>135,000 €</text:p>
          </table:table-cell>
          <table:table-cell table:style-name="ce67" table:formula="of:=[.X8]-[.AE8]" office:value-type="currency" office:currency="EUR" office:value="19865000" calcext:value-type="currency">
            <text:p>19,865,000 €</text:p>
          </table:table-cell>
          <table:table-cell table:style-name="ce67" office:value-type="currency" office:currency="EUR" office:value="2435000" calcext:value-type="currency">
            <text:p>2,435,000 €</text:p>
          </table:table-cell>
          <table:table-cell table:number-columns-repeated="991"/>
        </table:table-row>
        <table:table-row table:style-name="ro2">
          <table:table-cell table:style-name="ce41" office:value-type="string" calcext:value-type="string">
            <text:p>14 11</text:p>
          </table:table-cell>
          <table:table-cell table:style-name="ce4" office:value-type="string" calcext:value-type="string">
            <text:p>Förderung durch die EU - Europäischer Landwirtschaftsfonds für die Entwicklung des ländlichen Raums (ELER) - Förderzeitraum 2023-2027</text:p>
          </table:table-cell>
          <table:table-cell table:style-name="ce67" table:content-validation-name="val15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303119700" calcext:value-type="currency">
            <text:p>303,119,700 €</text:p>
          </table:table-cell>
          <table:table-cell table:style-name="ce67" office:value-type="currency" office:currency="EUR" office:value="181520500" calcext:value-type="currency">
            <text:p>181,520,500 €</text:p>
          </table:table-cell>
          <table:table-cell table:style-name="ce70" table:formula="of:=SUM([.C9:.F9])" office:value-type="currency" office:currency="EUR" office:value="484640200" calcext:value-type="currency">
            <text:p>484,640,200 €</text:p>
          </table:table-cell>
          <table:table-cell table:style-name="ce67" office:value-type="currency" office:currency="EUR" office:value="2165200" calcext:value-type="currency">
            <text:p>2,165,200 €</text:p>
          </table:table-cell>
          <table:table-cell table:style-name="ce67" office:value-type="currency" office:currency="EUR" office:value="22041900" calcext:value-type="currency">
            <text:p>22,041,900 €</text:p>
          </table:table-cell>
          <table:table-cell table:style-name="ce67" office:value-type="currency" office:currency="EUR" office:value="321905000" calcext:value-type="currency">
            <text:p>321,905,000 €</text:p>
          </table:table-cell>
          <table:table-cell table:style-name="ce67" office:value-type="currency" office:currency="EUR" office:value="16147100" calcext:value-type="currency">
            <text:p>16,147,100 €</text:p>
          </table:table-cell>
          <table:table-cell table:style-name="ce67" office:value-type="currency" office:currency="EUR" office:value="187024000" calcext:value-type="currency">
            <text:p>187,024,0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67" table:formula="of:=SUM([.H9:.M9])" office:value-type="currency" office:currency="EUR" office:value="549283200" calcext:value-type="currency">
            <text:p>549,283,200 €</text:p>
          </table:table-cell>
          <table:table-cell table:style-name="ce67" table:formula="of:=[.G9]-[.N9]" office:value-type="currency" office:currency="EUR" office:value="-64643000" calcext:value-type="currency">
            <text:p>-64,643,000 €</text:p>
          </table:table-cell>
          <table:table-cell table:style-name="ce67" office:value-type="currency" office:currency="EUR" office:value="296934900" calcext:value-type="currency">
            <text:p>296,934,900 €</text:p>
          </table:table-cell>
          <table:table-cell/>
          <table:table-cell table:style-name="ce41" office:value-type="string" calcext:value-type="string">
            <text:p>14 11</text:p>
          </table:table-cell>
          <table:table-cell table:style-name="ce4" office:value-type="string" calcext:value-type="string">
            <text:p>Förderung durch die EU - Europäischer Landwirtschaftsfonds für die Entwicklung des ländlichen Raums (ELER) - Förderzeitraum 2023-2027</text:p>
          </table:table-cell>
          <table:table-cell table:number-columns-repeated="2" table:style-name="ce67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352297200" calcext:value-type="currency">
            <text:p>352,297,200 €</text:p>
          </table:table-cell>
          <table:table-cell table:style-name="ce67" office:value-type="currency" office:currency="EUR" office:value="230995200" calcext:value-type="currency">
            <text:p>230,995,200 €</text:p>
          </table:table-cell>
          <table:table-cell table:style-name="ce70" table:formula="of:=SUM([.T9:.W9])" office:value-type="currency" office:currency="EUR" office:value="583292400" calcext:value-type="currency">
            <text:p>583,292,400 €</text:p>
          </table:table-cell>
          <table:table-cell table:style-name="ce67" office:value-type="currency" office:currency="EUR" office:value="2665200" calcext:value-type="currency">
            <text:p>2,665,200 €</text:p>
          </table:table-cell>
          <table:table-cell table:style-name="ce67" office:value-type="currency" office:currency="EUR" office:value="22783800" calcext:value-type="currency">
            <text:p>22,783,800 €</text:p>
          </table:table-cell>
          <table:table-cell table:style-name="ce67" office:value-type="currency" office:currency="EUR" office:value="387184400" calcext:value-type="currency">
            <text:p>387,184,400 €</text:p>
          </table:table-cell>
          <table:table-cell table:style-name="ce67" office:value-type="currency" office:currency="EUR" office:value="38171000" calcext:value-type="currency">
            <text:p>38,171,000 €</text:p>
          </table:table-cell>
          <table:table-cell table:style-name="ce67" office:value-type="currency" office:currency="EUR" office:value="208388800" calcext:value-type="currency">
            <text:p>208,388,8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67" table:formula="of:=SUM([.Y9:.AD9])" office:value-type="currency" office:currency="EUR" office:value="659193200" calcext:value-type="currency">
            <text:p>659,193,200 €</text:p>
          </table:table-cell>
          <table:table-cell table:style-name="ce67" table:formula="of:=[.X9]-[.AE9]" office:value-type="currency" office:currency="EUR" office:value="-75900800" calcext:value-type="currency">
            <text:p>-75,900,800 €</text:p>
          </table:table-cell>
          <table:table-cell table:style-name="ce67" office:value-type="currency" office:currency="EUR" office:value="296934900" calcext:value-type="currency">
            <text:p>296,934,900 €</text:p>
          </table:table-cell>
          <table:table-cell table:number-columns-repeated="991"/>
        </table:table-row>
        <table:table-row table:style-name="ro2">
          <table:table-cell table:style-name="ce41" office:value-type="string" calcext:value-type="string">
            <text:p>14 12</text:p>
          </table:table-cell>
          <table:table-cell table:style-name="ce4" office:value-type="string" calcext:value-type="string">
            <text:p>Förderung durch die EU - Europäischer Meeres-, Fischerei- und Aquakulturfonds (EMFAF) - Förderzeitraum 2021 - 2027</text:p>
          </table:table-cell>
          <table:table-cell table:style-name="ce67" table:content-validation-name="val15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1959500" calcext:value-type="currency">
            <text:p>1,959,500 €</text:p>
          </table:table-cell>
          <table:table-cell table:style-name="ce67" office:value-type="currency" office:currency="EUR" office:value="8258700" calcext:value-type="currency">
            <text:p>8,258,700 €</text:p>
          </table:table-cell>
          <table:table-cell table:style-name="ce70" table:formula="of:=SUM([.C10:.F10])" office:value-type="currency" office:currency="EUR" office:value="10218200" calcext:value-type="currency">
            <text:p>10,218,200 €</text:p>
          </table:table-cell>
          <table:table-cell table:style-name="ce67" office:value-type="currency" office:currency="EUR" office:value="102600" calcext:value-type="currency">
            <text:p>102,600 €</text:p>
          </table:table-cell>
          <table:table-cell table:style-name="ce67" office:value-type="currency" office:currency="EUR" office:value="144900" calcext:value-type="currency">
            <text:p>144,900 €</text:p>
          </table:table-cell>
          <table:table-cell table:style-name="ce67" office:value-type="currency" office:currency="EUR" office:value="3651800" calcext:value-type="currency">
            <text:p>3,651,8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10855600" calcext:value-type="currency">
            <text:p>10,855,6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67" table:formula="of:=SUM([.H10:.M10])" office:value-type="currency" office:currency="EUR" office:value="14754900" calcext:value-type="currency">
            <text:p>14,754,900 €</text:p>
          </table:table-cell>
          <table:table-cell table:style-name="ce67" table:formula="of:=[.G10]-[.N10]" office:value-type="currency" office:currency="EUR" office:value="-4536700" calcext:value-type="currency">
            <text:p>-4,536,700 €</text:p>
          </table:table-cell>
          <table:table-cell table:style-name="ce67" office:value-type="currency" office:currency="EUR" office:value="1225000" calcext:value-type="currency">
            <text:p>1,225,000 €</text:p>
          </table:table-cell>
          <table:table-cell/>
          <table:table-cell table:style-name="ce41" office:value-type="string" calcext:value-type="string">
            <text:p>14 12</text:p>
          </table:table-cell>
          <table:table-cell table:style-name="ce4" office:value-type="string" calcext:value-type="string">
            <text:p>Förderung durch die EU - Europäischer Meeres-, Fischerei- und Aquakulturfonds (EMFAF) - Förderzeitraum 2021 - 2027</text:p>
          </table:table-cell>
          <table:table-cell table:number-columns-repeated="2" table:style-name="ce67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1959500" calcext:value-type="currency">
            <text:p>1,959,500 €</text:p>
          </table:table-cell>
          <table:table-cell table:style-name="ce67" office:value-type="currency" office:currency="EUR" office:value="6945800" calcext:value-type="currency">
            <text:p>6,945,800 €</text:p>
          </table:table-cell>
          <table:table-cell table:style-name="ce70" table:formula="of:=SUM([.T10:.W10])" office:value-type="currency" office:currency="EUR" office:value="8905300" calcext:value-type="currency">
            <text:p>8,905,300 €</text:p>
          </table:table-cell>
          <table:table-cell table:style-name="ce67" office:value-type="currency" office:currency="EUR" office:value="102600" calcext:value-type="currency">
            <text:p>102,600 €</text:p>
          </table:table-cell>
          <table:table-cell table:style-name="ce67" office:value-type="currency" office:currency="EUR" office:value="144900" calcext:value-type="currency">
            <text:p>144,900 €</text:p>
          </table:table-cell>
          <table:table-cell table:style-name="ce67" office:value-type="currency" office:currency="EUR" office:value="3651800" calcext:value-type="currency">
            <text:p>3,651,8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9140700" calcext:value-type="currency">
            <text:p>9,140,7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67" table:formula="of:=SUM([.Y10:.AD10])" office:value-type="currency" office:currency="EUR" office:value="13040000" calcext:value-type="currency">
            <text:p>13,040,000 €</text:p>
          </table:table-cell>
          <table:table-cell table:style-name="ce67" table:formula="of:=[.X10]-[.AE10]" office:value-type="currency" office:currency="EUR" office:value="-4134700" calcext:value-type="currency">
            <text:p>-4,134,700 €</text:p>
          </table:table-cell>
          <table:table-cell table:style-name="ce67" office:value-type="currency" office:currency="EUR" office:value="1225000" calcext:value-type="currency">
            <text:p>1,225,000 €</text:p>
          </table:table-cell>
          <table:table-cell table:number-columns-repeated="991"/>
        </table:table-row>
        <table:table-row table:style-name="ro2">
          <table:table-cell table:style-name="ce4" office:value-type="string" calcext:value-type="string">
            <text:p>14 13</text:p>
          </table:table-cell>
          <table:table-cell table:style-name="ce4" office:value-type="string" calcext:value-type="string">
            <text:p>Förderung durch die EU - Europäischer Garantiefonds für die Landwirtschaft (EGFL)</text:p>
          </table:table-cell>
          <table:table-cell table:style-name="ce67" table:content-validation-name="val15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1002500" calcext:value-type="currency">
            <text:p>1,002,5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70" table:formula="of:=SUM([.C11:.F11])" office:value-type="currency" office:currency="EUR" office:value="1002500" calcext:value-type="currency">
            <text:p>1,002,500 €</text:p>
          </table:table-cell>
          <table:table-cell table:number-columns-repeated="2" table:style-name="ce67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1143200" calcext:value-type="currency">
            <text:p>1,143,200 €</text:p>
          </table:table-cell>
          <table:table-cell table:number-columns-repeated="3" table:style-name="ce67" office:value-type="currency" office:currency="EUR" office:value="0" calcext:value-type="currency">
            <text:p>0 €</text:p>
          </table:table-cell>
          <table:table-cell table:style-name="ce67" table:formula="of:=SUM([.H11:.M11])" office:value-type="currency" office:currency="EUR" office:value="1143200" calcext:value-type="currency">
            <text:p>1,143,200 €</text:p>
          </table:table-cell>
          <table:table-cell table:style-name="ce67" table:formula="of:=[.G11]-[.N11]" office:value-type="currency" office:currency="EUR" office:value="-140700" calcext:value-type="currency">
            <text:p>-140,7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/>
          <table:table-cell table:style-name="ce4" office:value-type="string" calcext:value-type="string">
            <text:p>14 13</text:p>
          </table:table-cell>
          <table:table-cell table:style-name="ce4" office:value-type="string" calcext:value-type="string">
            <text:p>Förderung durch die EU - Europäischer Garantiefonds für die Landwirtschaft (EGFL)</text:p>
          </table:table-cell>
          <table:table-cell table:number-columns-repeated="2" table:style-name="ce67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1002500" calcext:value-type="currency">
            <text:p>1,002,5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70" table:formula="of:=SUM([.T11:.W11])" office:value-type="currency" office:currency="EUR" office:value="1002500" calcext:value-type="currency">
            <text:p>1,002,500 €</text:p>
          </table:table-cell>
          <table:table-cell table:number-columns-repeated="2" table:style-name="ce67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1143200" calcext:value-type="currency">
            <text:p>1,143,200 €</text:p>
          </table:table-cell>
          <table:table-cell table:number-columns-repeated="3" table:style-name="ce67" office:value-type="currency" office:currency="EUR" office:value="0" calcext:value-type="currency">
            <text:p>0 €</text:p>
          </table:table-cell>
          <table:table-cell table:style-name="ce67" table:formula="of:=SUM([.Y11:.AD11])" office:value-type="currency" office:currency="EUR" office:value="1143200" calcext:value-type="currency">
            <text:p>1,143,200 €</text:p>
          </table:table-cell>
          <table:table-cell table:style-name="ce67" table:formula="of:=[.X11]-[.AE11]" office:value-type="currency" office:currency="EUR" office:value="-140700" calcext:value-type="currency">
            <text:p>-140,7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number-columns-repeated="991"/>
        </table:table-row>
        <table:table-row table:style-name="ro2">
          <table:table-cell table:style-name="ce4" office:value-type="string" calcext:value-type="string">
            <text:p>14 20</text:p>
          </table:table-cell>
          <table:table-cell table:style-name="ce4" office:value-type="string" calcext:value-type="string">
            <text:p>Landesamt für Landwirtschaft, Fischerei und Forst</text:p>
          </table:table-cell>
          <table:table-cell table:style-name="ce67" table:content-validation-name="val15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13607000" calcext:value-type="currency">
            <text:p>13,607,000 €</text:p>
          </table:table-cell>
          <table:table-cell table:style-name="ce67" office:value-type="currency" office:currency="EUR" office:value="2781300" calcext:value-type="currency">
            <text:p>2,781,300 €</text:p>
          </table:table-cell>
          <table:table-cell table:style-name="ce67" office:value-type="currency" office:currency="EUR" office:value="2574000" calcext:value-type="currency">
            <text:p>2,574,000 €</text:p>
          </table:table-cell>
          <table:table-cell table:style-name="ce67" office:value-type="currency" office:currency="EUR" office:value="18962300" calcext:value-type="currency">
            <text:p>18,962,300 €</text:p>
          </table:table-cell>
          <table:table-cell table:style-name="ce67" office:value-type="currency" office:currency="EUR" office:value="82890300" calcext:value-type="currency">
            <text:p>82,890,300 €</text:p>
          </table:table-cell>
          <table:table-cell table:style-name="ce67" office:value-type="currency" office:currency="EUR" office:value="17597900" calcext:value-type="currency">
            <text:p>17,597,900 €</text:p>
          </table:table-cell>
          <table:table-cell table:style-name="ce67" office:value-type="currency" office:currency="EUR" office:value="7098600" calcext:value-type="currency">
            <text:p>7,098,6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4141300" calcext:value-type="currency">
            <text:p>4,141,300 €</text:p>
          </table:table-cell>
          <table:table-cell table:style-name="ce67" office:value-type="currency" office:currency="EUR" office:value="1302700" calcext:value-type="currency">
            <text:p>1,302,700 €</text:p>
          </table:table-cell>
          <table:table-cell table:style-name="ce67" office:value-type="currency" office:currency="EUR" office:value="113030800" calcext:value-type="currency">
            <text:p>113,030,800 €</text:p>
          </table:table-cell>
          <table:table-cell table:style-name="ce67" office:value-type="currency" office:currency="EUR" office:value="-94068500" calcext:value-type="currency">
            <text:p>-94,068,500 €</text:p>
          </table:table-cell>
          <table:table-cell table:style-name="ce67" office:value-type="currency" office:currency="EUR" office:value="9982000" calcext:value-type="currency">
            <text:p>9,982,000 €</text:p>
          </table:table-cell>
          <table:table-cell table:style-name="ce4"/>
          <table:table-cell table:style-name="ce4" office:value-type="string" calcext:value-type="string">
            <text:p>14 20</text:p>
          </table:table-cell>
          <table:table-cell table:style-name="ce4" office:value-type="string" calcext:value-type="string">
            <text:p>Landesamt für Landwirtschaft, Fischerei und Forst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14151100" calcext:value-type="currency">
            <text:p>14,151,100 €</text:p>
          </table:table-cell>
          <table:table-cell table:style-name="ce67" office:value-type="currency" office:currency="EUR" office:value="2526100" calcext:value-type="currency">
            <text:p>2,526,1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16677200" calcext:value-type="currency">
            <text:p>16,677,200 €</text:p>
          </table:table-cell>
          <table:table-cell table:style-name="ce67" office:value-type="currency" office:currency="EUR" office:value="82501800" calcext:value-type="currency">
            <text:p>82,501,800 €</text:p>
          </table:table-cell>
          <table:table-cell table:style-name="ce67" office:value-type="currency" office:currency="EUR" office:value="14673100" calcext:value-type="currency">
            <text:p>14,673,100 €</text:p>
          </table:table-cell>
          <table:table-cell table:style-name="ce67" office:value-type="currency" office:currency="EUR" office:value="7200600" calcext:value-type="currency">
            <text:p>7,200,6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3999400" calcext:value-type="currency">
            <text:p>3,999,400 €</text:p>
          </table:table-cell>
          <table:table-cell table:style-name="ce67" office:value-type="currency" office:currency="EUR" office:value="1440900" calcext:value-type="currency">
            <text:p>1,440,900 €</text:p>
          </table:table-cell>
          <table:table-cell table:style-name="ce67" office:value-type="currency" office:currency="EUR" office:value="109815800" calcext:value-type="currency">
            <text:p>109,815,800 €</text:p>
          </table:table-cell>
          <table:table-cell table:style-name="ce67" office:value-type="currency" office:currency="EUR" office:value="-93138600" calcext:value-type="currency">
            <text:p>-93,138,600 €</text:p>
          </table:table-cell>
          <table:table-cell table:style-name="ce67" office:value-type="currency" office:currency="EUR" office:value="670000" calcext:value-type="currency">
            <text:p>670,000 €</text:p>
          </table:table-cell>
          <table:table-cell table:number-columns-repeated="991"/>
        </table:table-row>
        <table:table-row table:style-name="ro2">
          <table:table-cell table:style-name="ce4" office:value-type="string" calcext:value-type="string">
            <text:p>14 30</text:p>
          </table:table-cell>
          <table:table-cell table:style-name="ce4" office:value-type="string" calcext:value-type="string">
            <text:p>Landesforschungsanstalt für Landwirtschaft, Forst, Gartenbau und Fischerei</text:p>
          </table:table-cell>
          <table:table-cell table:style-name="ce67" table:content-validation-name="val15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16084000" calcext:value-type="currency">
            <text:p>16,084,000 €</text:p>
          </table:table-cell>
          <table:table-cell table:style-name="ce67" office:value-type="currency" office:currency="EUR" office:value="2325800" calcext:value-type="currency">
            <text:p>2,325,800 €</text:p>
          </table:table-cell>
          <table:table-cell table:style-name="ce67" office:value-type="currency" office:currency="EUR" office:value="252000" calcext:value-type="currency">
            <text:p>252,000 €</text:p>
          </table:table-cell>
          <table:table-cell table:style-name="ce70" table:formula="of:=SUM([.C13:.F13])" office:value-type="currency" office:currency="EUR" office:value="18661800" calcext:value-type="currency">
            <text:p>18,661,800 €</text:p>
          </table:table-cell>
          <table:table-cell table:style-name="ce67" office:value-type="currency" office:currency="EUR" office:value="23612900" calcext:value-type="currency">
            <text:p>23,612,900 €</text:p>
          </table:table-cell>
          <table:table-cell table:style-name="ce67" office:value-type="currency" office:currency="EUR" office:value="5839300" calcext:value-type="currency">
            <text:p>5,839,300 €</text:p>
          </table:table-cell>
          <table:table-cell table:style-name="ce67" office:value-type="currency" office:currency="EUR" office:value="29608100" calcext:value-type="currency">
            <text:p>29,608,100 €</text:p>
          </table:table-cell>
          <table:table-cell table:style-name="ce67" office:value-type="currency" office:currency="EUR" office:value="1300000" calcext:value-type="currency">
            <text:p>1,300,000 €</text:p>
          </table:table-cell>
          <table:table-cell table:style-name="ce67" office:value-type="currency" office:currency="EUR" office:value="3462300" calcext:value-type="currency">
            <text:p>3,462,300 €</text:p>
          </table:table-cell>
          <table:table-cell table:style-name="ce67" office:value-type="currency" office:currency="EUR" office:value="357300" calcext:value-type="currency">
            <text:p>357,300 €</text:p>
          </table:table-cell>
          <table:table-cell table:style-name="ce67" table:formula="of:=SUM([.H13:.M13])" office:value-type="currency" office:currency="EUR" office:value="64179900" calcext:value-type="currency">
            <text:p>64,179,900 €</text:p>
          </table:table-cell>
          <table:table-cell table:style-name="ce67" table:formula="of:=[.G13]-[.N13]" office:value-type="currency" office:currency="EUR" office:value="-45518100" calcext:value-type="currency">
            <text:p>-45,518,100 €</text:p>
          </table:table-cell>
          <table:table-cell table:style-name="ce67" office:value-type="currency" office:currency="EUR" office:value="57900000" calcext:value-type="currency">
            <text:p>57,900,000 €</text:p>
          </table:table-cell>
          <table:table-cell table:style-name="ce4"/>
          <table:table-cell table:style-name="ce4" office:value-type="string" calcext:value-type="string">
            <text:p>14 30</text:p>
          </table:table-cell>
          <table:table-cell table:style-name="ce4" office:value-type="string" calcext:value-type="string">
            <text:p><text:s/>Landesforschungsanstalt für Landwirtschaft, Forst, Gartenbau und Fischerei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14179800" calcext:value-type="currency">
            <text:p>14,179,800 €</text:p>
          </table:table-cell>
          <table:table-cell table:style-name="ce67" office:value-type="currency" office:currency="EUR" office:value="2175100" calcext:value-type="currency">
            <text:p>2,175,100 €</text:p>
          </table:table-cell>
          <table:table-cell table:style-name="ce67" office:value-type="currency" office:currency="EUR" office:value="61800" calcext:value-type="currency">
            <text:p>61,800 €</text:p>
          </table:table-cell>
          <table:table-cell table:style-name="ce70" table:formula="of:=SUM([.T13:.W13])" office:value-type="currency" office:currency="EUR" office:value="16416700" calcext:value-type="currency">
            <text:p>16,416,700 €</text:p>
          </table:table-cell>
          <table:table-cell table:style-name="ce67" office:value-type="currency" office:currency="EUR" office:value="23242600" calcext:value-type="currency">
            <text:p>23,242,600 €</text:p>
          </table:table-cell>
          <table:table-cell table:style-name="ce67" office:value-type="currency" office:currency="EUR" office:value="6168200" calcext:value-type="currency">
            <text:p>6,168,200 €</text:p>
          </table:table-cell>
          <table:table-cell table:style-name="ce67" office:value-type="currency" office:currency="EUR" office:value="28548900" calcext:value-type="currency">
            <text:p>28,548,900 €</text:p>
          </table:table-cell>
          <table:table-cell table:style-name="ce67" office:value-type="currency" office:currency="EUR" office:value="2300000" calcext:value-type="currency">
            <text:p>2,300,000 €</text:p>
          </table:table-cell>
          <table:table-cell table:style-name="ce67" office:value-type="currency" office:currency="EUR" office:value="4042100" calcext:value-type="currency">
            <text:p>4,042,100 €</text:p>
          </table:table-cell>
          <table:table-cell table:style-name="ce67" office:value-type="currency" office:currency="EUR" office:value="368700" calcext:value-type="currency">
            <text:p>368,700 €</text:p>
          </table:table-cell>
          <table:table-cell table:style-name="ce67" table:formula="of:=SUM([.Y13:.AD13])" office:value-type="currency" office:currency="EUR" office:value="64670500" calcext:value-type="currency">
            <text:p>64,670,500 €</text:p>
          </table:table-cell>
          <table:table-cell table:style-name="ce67" table:formula="of:=[.X13]-[.AE13]" office:value-type="currency" office:currency="EUR" office:value="-48253800" calcext:value-type="currency">
            <text:p>-48,253,8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number-columns-repeated="991"/>
        </table:table-row>
        <table:table-row table:style-name="ro2">
          <table:table-cell table:style-name="ce4" office:value-type="string" calcext:value-type="string">
            <text:p>14 50</text:p>
          </table:table-cell>
          <table:table-cell table:style-name="ce4" office:value-type="string" calcext:value-type="string">
            <text:p>Fachschule für Agrarwirtschaft</text:p>
          </table:table-cell>
          <table:table-cell table:style-name="ce67" table:content-validation-name="val15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366000" calcext:value-type="currency">
            <text:p>366,000 €</text:p>
          </table:table-cell>
          <table:table-cell table:style-name="ce67" office:value-type="currency" office:currency="EUR" office:value="99700" calcext:value-type="currency">
            <text:p>99,7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70" table:formula="of:=SUM([.C14:.F14])" office:value-type="currency" office:currency="EUR" office:value="465700" calcext:value-type="currency">
            <text:p>465,700 €</text:p>
          </table:table-cell>
          <table:table-cell table:style-name="ce67" office:value-type="currency" office:currency="EUR" office:value="2854100" calcext:value-type="currency">
            <text:p>2,854,100 €</text:p>
          </table:table-cell>
          <table:table-cell table:style-name="ce67" office:value-type="currency" office:currency="EUR" office:value="309600" calcext:value-type="currency">
            <text:p>309,600 €</text:p>
          </table:table-cell>
          <table:table-cell table:number-columns-repeated="2" table:style-name="ce67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95000" calcext:value-type="currency">
            <text:p>95,000 €</text:p>
          </table:table-cell>
          <table:table-cell table:style-name="ce67" office:value-type="currency" office:currency="EUR" office:value="48500" calcext:value-type="currency">
            <text:p>48,500 €</text:p>
          </table:table-cell>
          <table:table-cell table:style-name="ce67" table:formula="of:=SUM([.H14:.M14])" office:value-type="currency" office:currency="EUR" office:value="3307200" calcext:value-type="currency">
            <text:p>3,307,200 €</text:p>
          </table:table-cell>
          <table:table-cell table:style-name="ce67" table:formula="of:=[.G14]-[.N14]" office:value-type="currency" office:currency="EUR" office:value="-2841500" calcext:value-type="currency">
            <text:p>-2,841,5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4"/>
          <table:table-cell table:style-name="ce4" office:value-type="string" calcext:value-type="string">
            <text:p>14 50</text:p>
          </table:table-cell>
          <table:table-cell table:style-name="ce4" office:value-type="string" calcext:value-type="string">
            <text:p>Fachschule für Agrarwirtschaft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69" office:value-type="currency" office:currency="EUR" office:value="409600" calcext:value-type="currency">
            <text:p>409,600 €</text:p>
          </table:table-cell>
          <table:table-cell table:style-name="ce69" office:value-type="currency" office:currency="EUR" office:value="114800" calcext:value-type="currency">
            <text:p>114,800 €</text:p>
          </table:table-cell>
          <table:table-cell table:style-name="ce69" office:value-type="currency" office:currency="EUR" office:value="0" calcext:value-type="currency">
            <text:p>0 €</text:p>
          </table:table-cell>
          <table:table-cell table:style-name="ce70" table:formula="of:=SUM([.T14:.W14])" office:value-type="currency" office:currency="EUR" office:value="524400" calcext:value-type="currency">
            <text:p>524,400 €</text:p>
          </table:table-cell>
          <table:table-cell table:style-name="ce69" office:value-type="currency" office:currency="EUR" office:value="2849600" calcext:value-type="currency">
            <text:p>2,849,600 €</text:p>
          </table:table-cell>
          <table:table-cell table:style-name="ce69" office:value-type="currency" office:currency="EUR" office:value="336600" calcext:value-type="currency">
            <text:p>336,600 €</text:p>
          </table:table-cell>
          <table:table-cell table:number-columns-repeated="2" table:style-name="ce69" office:value-type="currency" office:currency="EUR" office:value="0" calcext:value-type="currency">
            <text:p>0 €</text:p>
          </table:table-cell>
          <table:table-cell table:style-name="ce69" office:value-type="currency" office:currency="EUR" office:value="395000" calcext:value-type="currency">
            <text:p>395,000 €</text:p>
          </table:table-cell>
          <table:table-cell table:style-name="ce69" office:value-type="currency" office:currency="EUR" office:value="70000" calcext:value-type="currency">
            <text:p>70,000 €</text:p>
          </table:table-cell>
          <table:table-cell table:style-name="ce67" table:formula="of:=SUM([.Y14:.AD14])" office:value-type="currency" office:currency="EUR" office:value="3651200" calcext:value-type="currency">
            <text:p>3,651,200 €</text:p>
          </table:table-cell>
          <table:table-cell table:style-name="ce67" table:formula="of:=[.X14]-[.AE14]" office:value-type="currency" office:currency="EUR" office:value="-3126800" calcext:value-type="currency">
            <text:p>-3,126,800 €</text:p>
          </table:table-cell>
          <table:table-cell table:style-name="ce71" office:value-type="currency" office:currency="EUR" office:value="0" calcext:value-type="currency">
            <text:p>0 €</text:p>
          </table:table-cell>
          <table:table-cell table:number-columns-repeated="991"/>
        </table:table-row>
        <table:table-row table:style-name="ro2">
          <table:table-cell table:style-name="ce4" office:value-type="string" calcext:value-type="string">
            <text:p>Summe 2025</text:p>
          </table:table-cell>
          <table:table-cell table:style-name="ce4"/>
          <table:table-cell table:style-name="ce67" table:content-validation-name="val15" table:formula="of:=SUM([.C2:.C14])" office:value-type="currency" office:currency="EUR" office:value="20405000" calcext:value-type="currency">
            <text:p>20,405,000 €</text:p>
          </table:table-cell>
          <table:table-cell table:style-name="ce67" table:formula="of:=SUM([.D2:.D14])" office:value-type="currency" office:currency="EUR" office:value="44800600" calcext:value-type="currency">
            <text:p>44,800,600 €</text:p>
          </table:table-cell>
          <table:table-cell table:style-name="ce67" table:formula="of:=SUM([.E2:.E14])" office:value-type="currency" office:currency="EUR" office:value="590392200" calcext:value-type="currency">
            <text:p>590,392,200 €</text:p>
          </table:table-cell>
          <table:table-cell table:style-name="ce67" table:formula="of:=SUM([.F2:.F14])" office:value-type="currency" office:currency="EUR" office:value="457189000" calcext:value-type="currency">
            <text:p>457,189,000 €</text:p>
          </table:table-cell>
          <table:table-cell table:style-name="ce67" table:formula="of:=SUM([.G2:.G14])" office:value-type="currency" office:currency="EUR" office:value="1112786800" calcext:value-type="currency">
            <text:p>1,112,786,800 €</text:p>
          </table:table-cell>
          <table:table-cell table:style-name="ce67" table:formula="of:=SUM([.H2:.H14])" office:value-type="currency" office:currency="EUR" office:value="167918500" calcext:value-type="currency">
            <text:p>167,918,500 €</text:p>
          </table:table-cell>
          <table:table-cell table:style-name="ce67" table:formula="of:=SUM([.I2:.I14])" office:value-type="currency" office:currency="EUR" office:value="123895100" calcext:value-type="currency">
            <text:p>123,895,100 €</text:p>
          </table:table-cell>
          <table:table-cell table:style-name="ce67" table:formula="of:=SUM([.J2:.J14])" office:value-type="currency" office:currency="EUR" office:value="880373200" calcext:value-type="currency">
            <text:p>880,373,200 €</text:p>
          </table:table-cell>
          <table:table-cell table:style-name="ce67" table:formula="of:=SUM([.K2:.K14])" office:value-type="currency" office:currency="EUR" office:value="95227400" calcext:value-type="currency">
            <text:p>95,227,400 €</text:p>
          </table:table-cell>
          <table:table-cell table:style-name="ce67" table:formula="of:=SUM([.L2:.L14])" office:value-type="currency" office:currency="EUR" office:value="520230200" calcext:value-type="currency">
            <text:p>520,230,200 €</text:p>
          </table:table-cell>
          <table:table-cell table:style-name="ce67" table:formula="of:=SUM([.M2:.M14])" office:value-type="currency" office:currency="EUR" office:value="3971400" calcext:value-type="currency">
            <text:p>3,971,400 €</text:p>
          </table:table-cell>
          <table:table-cell table:style-name="ce67" table:formula="of:=SUM([.N2:.N14])" office:value-type="currency" office:currency="EUR" office:value="1791615800" calcext:value-type="currency">
            <text:p>1,791,615,800 €</text:p>
          </table:table-cell>
          <table:table-cell table:style-name="ce67" table:formula="of:=SUM([.O2:.O14])" office:value-type="currency" office:currency="EUR" office:value="-678829000" calcext:value-type="currency">
            <text:p>-678,829,000 €</text:p>
          </table:table-cell>
          <table:table-cell table:style-name="ce67" table:formula="of:=SUM([.P2:.P14])" office:value-type="currency" office:currency="EUR" office:value="537373400" calcext:value-type="currency">
            <text:p>537,373,400 €</text:p>
          </table:table-cell>
          <table:table-cell/>
          <table:table-cell table:style-name="ce4" office:value-type="string" calcext:value-type="string">
            <text:p>Summe 2026</text:p>
          </table:table-cell>
          <table:table-cell table:style-name="ce4"/>
          <table:table-cell table:style-name="ce67" table:formula="of:=SUM([.T2:.T14])" office:value-type="currency" office:currency="EUR" office:value="20105000" calcext:value-type="currency">
            <text:p>20,105,000 €</text:p>
          </table:table-cell>
          <table:table-cell table:style-name="ce67" table:formula="of:=SUM([.U2:.U14])" office:value-type="currency" office:currency="EUR" office:value="41710400" calcext:value-type="currency">
            <text:p>41,710,400 €</text:p>
          </table:table-cell>
          <table:table-cell table:style-name="ce67" table:formula="of:=SUM([.V2:.V14])" office:value-type="currency" office:currency="EUR" office:value="444096400" calcext:value-type="currency">
            <text:p>444,096,400 €</text:p>
          </table:table-cell>
          <table:table-cell table:style-name="ce67" table:formula="of:=SUM([.W2:.W14])" office:value-type="currency" office:currency="EUR" office:value="389901700" calcext:value-type="currency">
            <text:p>389,901,700 €</text:p>
          </table:table-cell>
          <table:table-cell table:style-name="ce67" table:formula="of:=SUM([.X2:.X14])" office:value-type="currency" office:currency="EUR" office:value="895813500" calcext:value-type="currency">
            <text:p>895,813,500 €</text:p>
          </table:table-cell>
          <table:table-cell table:style-name="ce67" table:formula="of:=SUM([.Y2:.Y14])" office:value-type="currency" office:currency="EUR" office:value="170109000" calcext:value-type="currency">
            <text:p>170,109,000 €</text:p>
          </table:table-cell>
          <table:table-cell table:style-name="ce67" table:formula="of:=SUM([.Z2:.Z14])" office:value-type="currency" office:currency="EUR" office:value="101159700" calcext:value-type="currency">
            <text:p>101,159,700 €</text:p>
          </table:table-cell>
          <table:table-cell table:style-name="ce67" table:formula="of:=SUM([.AA2:.AA14])" office:value-type="currency" office:currency="EUR" office:value="741852300" calcext:value-type="currency">
            <text:p>741,852,300 €</text:p>
          </table:table-cell>
          <table:table-cell table:style-name="ce67" table:formula="of:=SUM([.AB2:.AB14])" office:value-type="currency" office:currency="EUR" office:value="75225900" calcext:value-type="currency">
            <text:p>75,225,900 €</text:p>
          </table:table-cell>
          <table:table-cell table:style-name="ce67" table:formula="of:=SUM([.AC2:.AC14])" office:value-type="currency" office:currency="EUR" office:value="448102600" calcext:value-type="currency">
            <text:p>448,102,600 €</text:p>
          </table:table-cell>
          <table:table-cell table:style-name="ce67" table:formula="of:=SUM([.AD2:.AD14])" office:value-type="currency" office:currency="EUR" office:value="1999000" calcext:value-type="currency">
            <text:p>1,999,000 €</text:p>
          </table:table-cell>
          <table:table-cell table:style-name="ce67" table:formula="of:=SUM([.AE2:.AE14])" office:value-type="currency" office:currency="EUR" office:value="1538448500" calcext:value-type="currency">
            <text:p>1,538,448,500 €</text:p>
          </table:table-cell>
          <table:table-cell table:style-name="ce67" table:formula="of:=SUM([.AF2:.AF14])" office:value-type="currency" office:currency="EUR" office:value="-642635000" calcext:value-type="currency">
            <text:p>-642,635,000 €</text:p>
          </table:table-cell>
          <table:table-cell table:style-name="ce67" table:formula="of:=SUM([.AG2:.AG14])" office:value-type="currency" office:currency="EUR" office:value="475688400" calcext:value-type="currency">
            <text:p>475,688,400 €</text:p>
          </table:table-cell>
          <table:table-cell table:number-columns-repeated="991"/>
        </table:table-row>
        <table:table-row table:style-name="ro4" table:number-rows-repeated="104856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Einzelplan 15" table:style-name="ta16">
        <table:table-column table:style-name="co4" table:default-cell-style-name="Default"/>
        <table:table-column table:style-name="co5" table:default-cell-style-name="Default"/>
        <table:table-column table:style-name="co3" table:number-columns-repeated="14" table:default-cell-style-name="Default"/>
        <table:table-column table:style-name="co1" table:default-cell-style-name="Default"/>
        <table:table-column table:style-name="co4" table:default-cell-style-name="Default"/>
        <table:table-column table:style-name="co6" table:default-cell-style-name="Default"/>
        <table:table-column table:style-name="co3" table:number-columns-repeated="14" table:default-cell-style-name="Default"/>
        <table:table-column table:style-name="co1" table:number-columns-repeated="991" table:default-cell-style-name="Default"/>
        <table:table-row table:style-name="ro2">
          <table:table-cell table:style-name="ce64" office:value-type="string" calcext:value-type="string">
            <text:p>Kapitel</text:p>
          </table:table-cell>
          <table:table-cell table:style-name="ce64" office:value-type="string" calcext:value-type="string">
            <text:p>Bezeichnung</text:p>
          </table:table-cell>
          <table:table-cell table:style-name="ce64" office:value-type="string" calcext:value-type="string">
            <text:p>0 Einnahmen aus Steuern und steuerähnlichen Abgaben</text:p>
          </table:table-cell>
          <table:table-cell table:style-name="ce64" office:value-type="string" calcext:value-type="string">
            <text:p>1 Verwaltungseinnahmen, Einnahmen aus Schuldendienst und dgl.</text:p>
          </table:table-cell>
          <table:table-cell table:style-name="ce64" office:value-type="string" calcext:value-type="string">
            <text:p>2 Einnahmen aus Zuweisungen und Zuschüssen mit Ausnahme für Investitionen</text:p>
          </table:table-cell>
          <table:table-cell table:style-name="ce64" office:value-type="string" calcext:value-type="string">
            <text:p>3 Einnahmen aus Schuldenaufnahmen, aus Zuweisungen und Zuschüssen für Investitionen, besondere Finanzierungseinnahmen</text:p>
          </table:table-cell>
          <table:table-cell table:style-name="ce64" office:value-type="string" calcext:value-type="string">
            <text:p>Summe Einnahmen</text:p>
          </table:table-cell>
          <table:table-cell table:style-name="ce64" office:value-type="string" calcext:value-type="string">
            <text:p>4 Personalausgaben</text:p>
          </table:table-cell>
          <table:table-cell table:style-name="ce64" office:value-type="string" calcext:value-type="string">
            <text:p>5 Sächliche Verwaltungsausgaben usw., Ausgaben für den Schuldendienst</text:p>
          </table:table-cell>
          <table:table-cell table:style-name="ce64" office:value-type="string" calcext:value-type="string">
            <text:p>6 Ausgaben für Zuweisungen und Zuschüsse mit Ausnahme für Investitionen</text:p>
          </table:table-cell>
          <table:table-cell table:style-name="ce64" office:value-type="string" calcext:value-type="string">
            <text:p>7 Baumaßnahmen</text:p>
          </table:table-cell>
          <table:table-cell table:style-name="ce64" office:value-type="string" calcext:value-type="string">
            <text:p>8 Sonstige Ausgaben für Investitionen und Investitionsförderungsmaßnahmen</text:p>
          </table:table-cell>
          <table:table-cell table:style-name="ce64" office:value-type="string" calcext:value-type="string">
            <text:p>9 Besondere Finanzierungsausgaben</text:p>
          </table:table-cell>
          <table:table-cell table:style-name="ce64" office:value-type="string" calcext:value-type="string">
            <text:p>Summe Ausgaben</text:p>
          </table:table-cell>
          <table:table-cell table:style-name="ce64" office:value-type="string" calcext:value-type="string">
            <text:p>"+ Überschuss - Zuschuss"</text:p>
          </table:table-cell>
          <table:table-cell table:style-name="ce64" office:value-type="string" calcext:value-type="string">
            <text:p>Verpflichtungsermächtigungen</text:p>
          </table:table-cell>
          <table:table-cell table:style-name="ce4"/>
          <table:table-cell table:style-name="ce64" office:value-type="string" calcext:value-type="string">
            <text:p>Kapitel</text:p>
          </table:table-cell>
          <table:table-cell table:style-name="ce64" office:value-type="string" calcext:value-type="string">
            <text:p>Bezeichnung</text:p>
          </table:table-cell>
          <table:table-cell table:style-name="ce64" office:value-type="string" calcext:value-type="string">
            <text:p>0 Einnahmen aus Steuern und steuerähnlichen Abgaben</text:p>
          </table:table-cell>
          <table:table-cell table:style-name="ce64" office:value-type="string" calcext:value-type="string">
            <text:p>1 Verwaltungseinnahmen, Einnahmen aus Schuldendienst und dgl.</text:p>
          </table:table-cell>
          <table:table-cell table:style-name="ce64" office:value-type="string" calcext:value-type="string">
            <text:p>2 Einnahmen aus Zuweisungen und Zuschüssen mit Ausnahme für Investitionen</text:p>
          </table:table-cell>
          <table:table-cell table:style-name="ce64" office:value-type="string" calcext:value-type="string">
            <text:p>3 Einnahmen aus Schuldenaufnahmen, aus Zuweisungen und Zuschüssen für Investitionen, besondere Finanzierungseinnahmen</text:p>
          </table:table-cell>
          <table:table-cell table:style-name="ce64" office:value-type="string" calcext:value-type="string">
            <text:p>Summe Einnahmen</text:p>
          </table:table-cell>
          <table:table-cell table:style-name="ce64" office:value-type="string" calcext:value-type="string">
            <text:p>4 Personalausgaben</text:p>
          </table:table-cell>
          <table:table-cell table:style-name="ce64" office:value-type="string" calcext:value-type="string">
            <text:p>5 Sächliche Verwaltungsausgaben usw., Ausgaben für den Schuldendienst</text:p>
          </table:table-cell>
          <table:table-cell table:style-name="ce64" office:value-type="string" calcext:value-type="string">
            <text:p>6 Ausgaben für Zuweisungen und Zuschüsse mit Ausnahme für Investitionen</text:p>
          </table:table-cell>
          <table:table-cell table:style-name="ce64" office:value-type="string" calcext:value-type="string">
            <text:p>7 Baumaßnahmen</text:p>
          </table:table-cell>
          <table:table-cell table:style-name="ce64" office:value-type="string" calcext:value-type="string">
            <text:p>8 Sonstige Ausgaben für Investitionen und Investitionsförderungsmaßnahmen</text:p>
          </table:table-cell>
          <table:table-cell table:style-name="ce64" office:value-type="string" calcext:value-type="string">
            <text:p>9 Besondere Finanzierungsausgaben</text:p>
          </table:table-cell>
          <table:table-cell table:style-name="ce64" office:value-type="string" calcext:value-type="string">
            <text:p>Summe Ausgaben</text:p>
          </table:table-cell>
          <table:table-cell table:style-name="ce64" office:value-type="string" calcext:value-type="string">
            <text:p>"+ Überschuss - Zuschuss"</text:p>
          </table:table-cell>
          <table:table-cell table:style-name="ce64" office:value-type="string" calcext:value-type="string">
            <text:p>Verpflichtungsermächtigungen</text:p>
          </table:table-cell>
          <table:table-cell table:number-columns-repeated="991"/>
        </table:table-row>
        <table:table-row table:style-name="ro2">
          <table:table-cell table:style-name="ce110" office:value-type="date" office:date-value="2026-01-15" calcext:value-type="date">
            <text:p>15 01</text:p>
          </table:table-cell>
          <table:table-cell table:style-name="ce4" office:value-type="string" calcext:value-type="string">
            <text:p>Rechnungshof des Freistaates Ostdeutschland</text:p>
          </table:table-cell>
          <table:table-cell table:style-name="ce35" table:content-validation-name="val16" office:value-type="currency" office:currency="EUR" office:value="0" calcext:value-type="currency">
            <text:p>0 €</text:p>
          </table:table-cell>
          <table:table-cell table:style-name="ce35" office:value-type="currency" office:currency="EUR" office:value="100700" calcext:value-type="currency">
            <text:p>100,700 €</text:p>
          </table:table-cell>
          <table:table-cell table:style-name="ce35" office:value-type="currency" office:currency="EUR" office:value="350000" calcext:value-type="currency">
            <text:p>350,000 €</text:p>
          </table:table-cell>
          <table:table-cell table:style-name="ce35" office:value-type="currency" office:currency="EUR" office:value="0" calcext:value-type="currency">
            <text:p>0 €</text:p>
          </table:table-cell>
          <table:table-cell table:style-name="ce35" office:value-type="currency" office:currency="EUR" office:value="450700" calcext:value-type="currency">
            <text:p>450,700 €</text:p>
          </table:table-cell>
          <table:table-cell table:style-name="ce35" office:value-type="currency" office:currency="EUR" office:value="55331800" calcext:value-type="currency">
            <text:p>55,331,800 €</text:p>
          </table:table-cell>
          <table:table-cell table:style-name="ce35" office:value-type="currency" office:currency="EUR" office:value="3902500" calcext:value-type="currency">
            <text:p>3,902,500 €</text:p>
          </table:table-cell>
          <table:table-cell table:style-name="ce35" office:value-type="currency" office:currency="EUR" office:value="2558100" calcext:value-type="currency">
            <text:p>2,558,100 €</text:p>
          </table:table-cell>
          <table:table-cell table:style-name="ce35" office:value-type="currency" office:currency="EUR" office:value="0" calcext:value-type="currency">
            <text:p>0 €</text:p>
          </table:table-cell>
          <table:table-cell table:style-name="ce35" office:value-type="currency" office:currency="EUR" office:value="164500" calcext:value-type="currency">
            <text:p>164,500 €</text:p>
          </table:table-cell>
          <table:table-cell table:style-name="ce35" office:value-type="currency" office:currency="EUR" office:value="1391600" calcext:value-type="currency">
            <text:p>1,391,600 €</text:p>
          </table:table-cell>
          <table:table-cell table:style-name="ce67" table:formula="of:=SUM([.H2:.M2])" office:value-type="currency" office:currency="EUR" office:value="63348500" calcext:value-type="currency">
            <text:p>63,348,500 €</text:p>
          </table:table-cell>
          <table:table-cell table:style-name="ce67" table:formula="of:=[.G2]-[.N2]" office:value-type="currency" office:currency="EUR" office:value="-62897800" calcext:value-type="currency">
            <text:p>-62,897,800 €</text:p>
          </table:table-cell>
          <table:table-cell table:style-name="ce35" office:value-type="currency" office:currency="EUR" office:value="7698000" calcext:value-type="currency">
            <text:p>7,698,000 €</text:p>
          </table:table-cell>
          <table:table-cell/>
          <table:table-cell table:style-name="ce110" office:value-type="date" office:date-value="2026-01-15" calcext:value-type="date">
            <text:p>15 01</text:p>
          </table:table-cell>
          <table:table-cell table:style-name="ce4" office:value-type="string" calcext:value-type="string">
            <text:p>Rechnungshof des Freistaates Ostdeutschland</text:p>
          </table:table-cell>
          <table:table-cell table:style-name="ce35" office:value-type="currency" office:currency="EUR" office:value="0" calcext:value-type="currency">
            <text:p>0 €</text:p>
          </table:table-cell>
          <table:table-cell table:style-name="ce35" office:value-type="currency" office:currency="EUR" office:value="92200" calcext:value-type="currency">
            <text:p>92,200 €</text:p>
          </table:table-cell>
          <table:table-cell table:style-name="ce35" office:value-type="currency" office:currency="EUR" office:value="361000" calcext:value-type="currency">
            <text:p>361,000 €</text:p>
          </table:table-cell>
          <table:table-cell table:style-name="ce35" office:value-type="currency" office:currency="EUR" office:value="0" calcext:value-type="currency">
            <text:p>0 €</text:p>
          </table:table-cell>
          <table:table-cell table:style-name="ce35" office:value-type="currency" office:currency="EUR" office:value="453200" calcext:value-type="currency">
            <text:p>453,200 €</text:p>
          </table:table-cell>
          <table:table-cell table:style-name="ce35" office:value-type="currency" office:currency="EUR" office:value="68744400" calcext:value-type="currency">
            <text:p>68,744,400 €</text:p>
          </table:table-cell>
          <table:table-cell table:style-name="ce35" office:value-type="currency" office:currency="EUR" office:value="24041800" calcext:value-type="currency">
            <text:p>24,041,800 €</text:p>
          </table:table-cell>
          <table:table-cell table:style-name="ce35" office:value-type="currency" office:currency="EUR" office:value="2660400" calcext:value-type="currency">
            <text:p>2,660,400 €</text:p>
          </table:table-cell>
          <table:table-cell table:style-name="ce35" office:value-type="currency" office:currency="EUR" office:value="0" calcext:value-type="currency">
            <text:p>0 €</text:p>
          </table:table-cell>
          <table:table-cell table:style-name="ce35" office:value-type="currency" office:currency="EUR" office:value="712400" calcext:value-type="currency">
            <text:p>712,400 €</text:p>
          </table:table-cell>
          <table:table-cell table:style-name="ce35" office:value-type="currency" office:currency="EUR" office:value="1416800" calcext:value-type="currency">
            <text:p>1,416,800 €</text:p>
          </table:table-cell>
          <table:table-cell table:style-name="ce35" table:formula="of:=SUM([.Y2:.AD2])" office:value-type="currency" office:currency="EUR" office:value="97575800" calcext:value-type="currency">
            <text:p>97,575,800 €</text:p>
          </table:table-cell>
          <table:table-cell table:style-name="ce35" table:formula="of:=[.X2]-[.AE2]" office:value-type="currency" office:currency="EUR" office:value="-97122600" calcext:value-type="currency">
            <text:p>-97,122,600 €</text:p>
          </table:table-cell>
          <table:table-cell table:style-name="ce35" office:value-type="currency" office:currency="EUR" office:value="4200000" calcext:value-type="currency">
            <text:p>4,200,000 €</text:p>
          </table:table-cell>
          <table:table-cell table:number-columns-repeated="991"/>
        </table:table-row>
        <table:table-row table:style-name="ro2">
          <table:table-cell table:style-name="ce111" office:value-type="date" office:date-value="2026-02-15" calcext:value-type="date">
            <text:p>15 02</text:p>
          </table:table-cell>
          <table:table-cell table:style-name="ce106" office:value-type="string" calcext:value-type="string">
            <text:p>Sammelansätze für den Gesamtbereich des Epl. 15</text:p>
          </table:table-cell>
          <table:table-cell table:style-name="ce35" table:content-validation-name="val16" office:value-type="currency" office:currency="EUR" office:value="0" calcext:value-type="currency">
            <text:p>0 €</text:p>
          </table:table-cell>
          <table:table-cell table:style-name="ce35" office:value-type="currency" office:currency="EUR" office:value="200" calcext:value-type="currency">
            <text:p>200 €</text:p>
          </table:table-cell>
          <table:table-cell table:number-columns-repeated="2" table:style-name="ce35" office:value-type="currency" office:currency="EUR" office:value="0" calcext:value-type="currency">
            <text:p>0 €</text:p>
          </table:table-cell>
          <table:table-cell table:style-name="ce35" office:value-type="currency" office:currency="EUR" office:value="200" calcext:value-type="currency">
            <text:p>200 €</text:p>
          </table:table-cell>
          <table:table-cell table:style-name="ce35" office:value-type="currency" office:currency="EUR" office:value="116300" calcext:value-type="currency">
            <text:p>116,300 €</text:p>
          </table:table-cell>
          <table:table-cell table:style-name="ce35" office:value-type="currency" office:currency="EUR" office:value="1727200" calcext:value-type="currency">
            <text:p>1,727,200 €</text:p>
          </table:table-cell>
          <table:table-cell table:number-columns-repeated="2" table:style-name="ce35" office:value-type="currency" office:currency="EUR" office:value="0" calcext:value-type="currency">
            <text:p>0 €</text:p>
          </table:table-cell>
          <table:table-cell table:style-name="ce35" office:value-type="currency" office:currency="EUR" office:value="126400" calcext:value-type="currency">
            <text:p>126,400 €</text:p>
          </table:table-cell>
          <table:table-cell table:style-name="ce35" office:value-type="currency" office:currency="EUR" office:value="0" calcext:value-type="currency">
            <text:p>0 €</text:p>
          </table:table-cell>
          <table:table-cell table:style-name="ce67" table:formula="of:=SUM([.H3:.M3])" office:value-type="currency" office:currency="EUR" office:value="1969900" calcext:value-type="currency">
            <text:p>1,969,900 €</text:p>
          </table:table-cell>
          <table:table-cell table:style-name="ce67" table:formula="of:=[.G3]-[.N3]" office:value-type="currency" office:currency="EUR" office:value="-1969700" calcext:value-type="currency">
            <text:p>-1,969,700 €</text:p>
          </table:table-cell>
          <table:table-cell table:style-name="ce112" office:value-type="currency" office:currency="EUR" office:value="0" calcext:value-type="currency">
            <text:p>0.00 €</text:p>
          </table:table-cell>
          <table:table-cell table:style-name="ce4"/>
          <table:table-cell table:style-name="ce111" office:value-type="date" office:date-value="2026-02-15" calcext:value-type="date">
            <text:p>15 02</text:p>
          </table:table-cell>
          <table:table-cell table:style-name="ce106" office:value-type="string" calcext:value-type="string">
            <text:p>Sammelansätze für den Gesamtbereich des Epl. 15</text:p>
          </table:table-cell>
          <table:table-cell table:style-name="ce35" office:value-type="currency" office:currency="EUR" office:value="0" calcext:value-type="currency">
            <text:p>0 €</text:p>
          </table:table-cell>
          <table:table-cell table:style-name="ce35" office:value-type="currency" office:currency="EUR" office:value="200" calcext:value-type="currency">
            <text:p>200 €</text:p>
          </table:table-cell>
          <table:table-cell table:number-columns-repeated="2" table:style-name="ce35" office:value-type="currency" office:currency="EUR" office:value="0" calcext:value-type="currency">
            <text:p>0 €</text:p>
          </table:table-cell>
          <table:table-cell table:style-name="ce35" office:value-type="currency" office:currency="EUR" office:value="200" calcext:value-type="currency">
            <text:p>200 €</text:p>
          </table:table-cell>
          <table:table-cell table:style-name="ce35" office:value-type="currency" office:currency="EUR" office:value="104500" calcext:value-type="currency">
            <text:p>104,500 €</text:p>
          </table:table-cell>
          <table:table-cell table:style-name="ce35" office:value-type="currency" office:currency="EUR" office:value="1803900" calcext:value-type="currency">
            <text:p>1,803,900 €</text:p>
          </table:table-cell>
          <table:table-cell table:number-columns-repeated="2" table:style-name="ce35" office:value-type="currency" office:currency="EUR" office:value="0" calcext:value-type="currency">
            <text:p>0 €</text:p>
          </table:table-cell>
          <table:table-cell table:style-name="ce35" office:value-type="currency" office:currency="EUR" office:value="18000" calcext:value-type="currency">
            <text:p>18,000 €</text:p>
          </table:table-cell>
          <table:table-cell table:style-name="ce35" office:value-type="currency" office:currency="EUR" office:value="0" calcext:value-type="currency">
            <text:p>0 €</text:p>
          </table:table-cell>
          <table:table-cell table:style-name="ce35" table:formula="of:=SUM([.Y3:.AD3])" office:value-type="currency" office:currency="EUR" office:value="1926400" calcext:value-type="currency">
            <text:p>1,926,400 €</text:p>
          </table:table-cell>
          <table:table-cell table:style-name="ce35" table:formula="of:=[.X3]-[.AE3]" office:value-type="currency" office:currency="EUR" office:value="-1926200" calcext:value-type="currency">
            <text:p>-1,926,200 €</text:p>
          </table:table-cell>
          <table:table-cell table:style-name="ce35" office:value-type="currency" office:currency="EUR" office:value="0" calcext:value-type="currency">
            <text:p>0 €</text:p>
          </table:table-cell>
          <table:table-cell table:number-columns-repeated="991"/>
        </table:table-row>
        <table:table-row table:style-name="ro2">
          <table:table-cell table:style-name="ce100" office:value-type="date" office:date-value="2026-05-15" calcext:value-type="date">
            <text:p>15 05</text:p>
          </table:table-cell>
          <table:table-cell table:style-name="ce4" office:value-type="string" calcext:value-type="string">
            <text:p>Staatliche Rechnungsprüfungsämter - Kommunen</text:p>
          </table:table-cell>
          <table:table-cell table:style-name="ce35" table:content-validation-name="val16" office:value-type="currency" office:currency="EUR" office:value="0" calcext:value-type="currency">
            <text:p>0 €</text:p>
          </table:table-cell>
          <table:table-cell table:number-columns-repeated="4" table:style-name="ce35" office:value-type="currency" office:currency="EUR" office:value="0" calcext:value-type="currency">
            <text:p>0 €</text:p>
          </table:table-cell>
          <table:table-cell table:style-name="ce35" office:value-type="currency" office:currency="EUR" office:value="5738200" calcext:value-type="currency">
            <text:p>5,738,200 €</text:p>
          </table:table-cell>
          <table:table-cell table:style-name="ce35" office:value-type="currency" office:currency="EUR" office:value="0" calcext:value-type="currency">
            <text:p>0 €</text:p>
          </table:table-cell>
          <table:table-cell table:style-name="ce35" office:value-type="currency" office:currency="EUR" office:value="1027600" calcext:value-type="currency">
            <text:p>1,027,600 €</text:p>
          </table:table-cell>
          <table:table-cell table:number-columns-repeated="3" table:style-name="ce35" office:value-type="currency" office:currency="EUR" office:value="0" calcext:value-type="currency">
            <text:p>0 €</text:p>
          </table:table-cell>
          <table:table-cell table:style-name="ce67" table:formula="of:=SUM([.H4:.M4])" office:value-type="currency" office:currency="EUR" office:value="6765800" calcext:value-type="currency">
            <text:p>6,765,800 €</text:p>
          </table:table-cell>
          <table:table-cell table:style-name="ce67" table:formula="of:=[.G4]-[.N4]" office:value-type="currency" office:currency="EUR" office:value="-6765800" calcext:value-type="currency">
            <text:p>-6,765,800 €</text:p>
          </table:table-cell>
          <table:table-cell table:style-name="ce113" office:value-type="currency" office:currency="EUR" office:value="0" calcext:value-type="currency">
            <text:p>0.00 €</text:p>
          </table:table-cell>
          <table:table-cell table:style-name="ce4"/>
          <table:table-cell table:style-name="ce100" office:value-type="date" office:date-value="2026-05-15" calcext:value-type="date">
            <text:p>15 05</text:p>
          </table:table-cell>
          <table:table-cell table:style-name="ce4" office:value-type="string" calcext:value-type="string">
            <text:p>Staatliche Rechnungsprüfungsämter - Kommunen</text:p>
          </table:table-cell>
          <table:table-cell table:number-columns-repeated="5" table:style-name="ce35" office:value-type="currency" office:currency="EUR" office:value="0" calcext:value-type="currency">
            <text:p>0 €</text:p>
          </table:table-cell>
          <table:table-cell table:style-name="ce35" office:value-type="currency" office:currency="EUR" office:value="5993100" calcext:value-type="currency">
            <text:p>5,993,100 €</text:p>
          </table:table-cell>
          <table:table-cell table:style-name="ce35" office:value-type="currency" office:currency="EUR" office:value="0" calcext:value-type="currency">
            <text:p>0 €</text:p>
          </table:table-cell>
          <table:table-cell table:style-name="ce35" office:value-type="currency" office:currency="EUR" office:value="1068000" calcext:value-type="currency">
            <text:p>1,068,000 €</text:p>
          </table:table-cell>
          <table:table-cell table:number-columns-repeated="3" table:style-name="ce35" office:value-type="currency" office:currency="EUR" office:value="0" calcext:value-type="currency">
            <text:p>0 €</text:p>
          </table:table-cell>
          <table:table-cell table:style-name="ce35" table:formula="of:=SUM([.Y4:.AD4])" office:value-type="currency" office:currency="EUR" office:value="7061100" calcext:value-type="currency">
            <text:p>7,061,100 €</text:p>
          </table:table-cell>
          <table:table-cell table:style-name="ce35" table:formula="of:=[.X4]-[.AE4]" office:value-type="currency" office:currency="EUR" office:value="-7061100" calcext:value-type="currency">
            <text:p>-7,061,100 €</text:p>
          </table:table-cell>
          <table:table-cell table:style-name="ce35" office:value-type="currency" office:currency="EUR" office:value="0" calcext:value-type="currency">
            <text:p>0 €</text:p>
          </table:table-cell>
          <table:table-cell table:number-columns-repeated="991"/>
        </table:table-row>
        <table:table-row table:style-name="ro2">
          <table:table-cell table:style-name="ce4" office:value-type="string" calcext:value-type="string">
            <text:p>Summe 2025</text:p>
          </table:table-cell>
          <table:table-cell table:style-name="ce4"/>
          <table:table-cell table:style-name="ce67" table:content-validation-name="val16" table:formula="of:=SUM([.C2:.C4])" office:value-type="currency" office:currency="EUR" office:value="0" calcext:value-type="currency">
            <text:p>0 €</text:p>
          </table:table-cell>
          <table:table-cell table:style-name="ce67" table:formula="of:=SUM([.D2:.D4])" office:value-type="currency" office:currency="EUR" office:value="100900" calcext:value-type="currency">
            <text:p>100,900 €</text:p>
          </table:table-cell>
          <table:table-cell table:style-name="ce67" table:formula="of:=SUM([.E2:.E4])" office:value-type="currency" office:currency="EUR" office:value="350000" calcext:value-type="currency">
            <text:p>350,000 €</text:p>
          </table:table-cell>
          <table:table-cell table:style-name="ce67" table:formula="of:=SUM([.F2:.F4])" office:value-type="currency" office:currency="EUR" office:value="0" calcext:value-type="currency">
            <text:p>0 €</text:p>
          </table:table-cell>
          <table:table-cell table:style-name="ce67" table:formula="of:=SUM([.C5:.F5])" office:value-type="currency" office:currency="EUR" office:value="450900" calcext:value-type="currency">
            <text:p>450,900 €</text:p>
          </table:table-cell>
          <table:table-cell table:style-name="ce67" table:formula="of:=SUM([.H2:.H4])" office:value-type="currency" office:currency="EUR" office:value="61186300" calcext:value-type="currency">
            <text:p>61,186,300 €</text:p>
          </table:table-cell>
          <table:table-cell table:style-name="ce67" table:formula="of:=SUM([.I2:.I4])" office:value-type="currency" office:currency="EUR" office:value="5629700" calcext:value-type="currency">
            <text:p>5,629,700 €</text:p>
          </table:table-cell>
          <table:table-cell table:style-name="ce67" table:formula="of:=SUM([.J2:.J4])" office:value-type="currency" office:currency="EUR" office:value="3585700" calcext:value-type="currency">
            <text:p>3,585,700 €</text:p>
          </table:table-cell>
          <table:table-cell table:style-name="ce67" table:formula="of:=SUM([.K2:.K4])" office:value-type="currency" office:currency="EUR" office:value="0" calcext:value-type="currency">
            <text:p>0 €</text:p>
          </table:table-cell>
          <table:table-cell table:style-name="ce67" table:formula="of:=SUM([.L2:.L4])" office:value-type="currency" office:currency="EUR" office:value="290900" calcext:value-type="currency">
            <text:p>290,900 €</text:p>
          </table:table-cell>
          <table:table-cell table:style-name="ce67" table:formula="of:=SUM([.M2:.M4])" office:value-type="currency" office:currency="EUR" office:value="1391600" calcext:value-type="currency">
            <text:p>1,391,600 €</text:p>
          </table:table-cell>
          <table:table-cell table:style-name="ce67" table:formula="of:=SUM([.H5:.M5])" office:value-type="currency" office:currency="EUR" office:value="72084200" calcext:value-type="currency">
            <text:p>72,084,200 €</text:p>
          </table:table-cell>
          <table:table-cell table:style-name="ce67" table:formula="of:=[.G5]-[.N5]" office:value-type="currency" office:currency="EUR" office:value="-71633300" calcext:value-type="currency">
            <text:p>-71,633,300 €</text:p>
          </table:table-cell>
          <table:table-cell table:style-name="ce113" table:formula="of:=SUM([.P2:.P4])" office:value-type="currency" office:currency="EUR" office:value="7698000" calcext:value-type="currency">
            <text:p>7,698,000.00 €</text:p>
          </table:table-cell>
          <table:table-cell table:style-name="ce4"/>
          <table:table-cell table:style-name="ce4" office:value-type="string" calcext:value-type="string">
            <text:p>Summe 2026</text:p>
          </table:table-cell>
          <table:table-cell table:style-name="ce4"/>
          <table:table-cell table:style-name="ce35" table:formula="of:=SUM([.T2:.T4])" office:value-type="currency" office:currency="EUR" office:value="0" calcext:value-type="currency">
            <text:p>0 €</text:p>
          </table:table-cell>
          <table:table-cell table:style-name="ce35" table:formula="of:=SUM([.U2:.U4])" office:value-type="currency" office:currency="EUR" office:value="92400" calcext:value-type="currency">
            <text:p>92,400 €</text:p>
          </table:table-cell>
          <table:table-cell table:style-name="ce35" table:formula="of:=SUM([.V2:.V4])" office:value-type="currency" office:currency="EUR" office:value="361000" calcext:value-type="currency">
            <text:p>361,000 €</text:p>
          </table:table-cell>
          <table:table-cell table:style-name="ce35" table:formula="of:=SUM([.W2:.W4])" office:value-type="currency" office:currency="EUR" office:value="0" calcext:value-type="currency">
            <text:p>0 €</text:p>
          </table:table-cell>
          <table:table-cell table:style-name="ce35" table:formula="of:=SUM([.T5:.W5])" office:value-type="currency" office:currency="EUR" office:value="453400" calcext:value-type="currency">
            <text:p>453,400 €</text:p>
          </table:table-cell>
          <table:table-cell table:style-name="ce35" table:formula="of:=SUM([.Y2:.Y4])" office:value-type="currency" office:currency="EUR" office:value="74842000" calcext:value-type="currency">
            <text:p>74,842,000 €</text:p>
          </table:table-cell>
          <table:table-cell table:style-name="ce35" table:formula="of:=SUM([.Z2:.Z4])" office:value-type="currency" office:currency="EUR" office:value="25845700" calcext:value-type="currency">
            <text:p>25,845,700 €</text:p>
          </table:table-cell>
          <table:table-cell table:style-name="ce35" table:formula="of:=SUM([.AA2:.AA4])" office:value-type="currency" office:currency="EUR" office:value="3728400" calcext:value-type="currency">
            <text:p>3,728,400 €</text:p>
          </table:table-cell>
          <table:table-cell table:style-name="ce35" table:formula="of:=SUM([.AB2:.AB4])" office:value-type="currency" office:currency="EUR" office:value="0" calcext:value-type="currency">
            <text:p>0 €</text:p>
          </table:table-cell>
          <table:table-cell table:style-name="ce35" table:formula="of:=SUM([.AC2:.AC4])" office:value-type="currency" office:currency="EUR" office:value="730400" calcext:value-type="currency">
            <text:p>730,400 €</text:p>
          </table:table-cell>
          <table:table-cell table:style-name="ce35" table:formula="of:=SUM([.AD2:.AD4])" office:value-type="currency" office:currency="EUR" office:value="1416800" calcext:value-type="currency">
            <text:p>1,416,800 €</text:p>
          </table:table-cell>
          <table:table-cell table:style-name="ce35" table:formula="of:=SUM([.Y5:.AD5])" office:value-type="currency" office:currency="EUR" office:value="106563300" calcext:value-type="currency">
            <text:p>106,563,300 €</text:p>
          </table:table-cell>
          <table:table-cell table:style-name="ce35" table:formula="of:=[.X5]-[.AE5]" office:value-type="currency" office:currency="EUR" office:value="-106109900" calcext:value-type="currency">
            <text:p>-106,109,900 €</text:p>
          </table:table-cell>
          <table:table-cell table:style-name="ce35" table:formula="of:=SUM([.AG2:.AG4])" office:value-type="currency" office:currency="EUR" office:value="4200000" calcext:value-type="currency">
            <text:p>4,200,000 €</text:p>
          </table:table-cell>
          <table:table-cell table:number-columns-repeated="991"/>
        </table:table-row>
        <table:table-row table:style-name="ro4" table:number-rows-repeated="104857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Einzelplan 16" table:style-name="ta17">
        <table:table-column table:style-name="co4" table:default-cell-style-name="Default"/>
        <table:table-column table:style-name="co5" table:default-cell-style-name="Default"/>
        <table:table-column table:style-name="co3" table:number-columns-repeated="14" table:default-cell-style-name="Default"/>
        <table:table-column table:style-name="co1" table:default-cell-style-name="Default"/>
        <table:table-column table:style-name="co4" table:default-cell-style-name="Default"/>
        <table:table-column table:style-name="co6" table:default-cell-style-name="Default"/>
        <table:table-column table:style-name="co3" table:number-columns-repeated="14" table:default-cell-style-name="Default"/>
        <table:table-column table:style-name="co1" table:number-columns-repeated="991" table:default-cell-style-name="Default"/>
        <table:table-row table:style-name="ro2">
          <table:table-cell table:style-name="ce64" office:value-type="string" calcext:value-type="string">
            <text:p>Kapitel</text:p>
          </table:table-cell>
          <table:table-cell table:style-name="ce64" office:value-type="string" calcext:value-type="string">
            <text:p>Bezeichnung</text:p>
          </table:table-cell>
          <table:table-cell table:style-name="ce64" office:value-type="string" calcext:value-type="string">
            <text:p>0 Einnahmen aus Steuern und steuerähnlichen Abgaben</text:p>
          </table:table-cell>
          <table:table-cell table:style-name="ce64" office:value-type="string" calcext:value-type="string">
            <text:p>1 Verwaltungseinnahmen, Einnahmen aus Schuldendienst und dgl.</text:p>
          </table:table-cell>
          <table:table-cell table:style-name="ce64" office:value-type="string" calcext:value-type="string">
            <text:p>2 Einnahmen aus Zuweisungen und Zuschüssen mit Ausnahme für Investitionen</text:p>
          </table:table-cell>
          <table:table-cell table:style-name="ce64" office:value-type="string" calcext:value-type="string">
            <text:p>3 Einnahmen aus Schuldenaufnahmen, aus Zuweisungen und Zuschüssen für Investitionen, besondere Finanzierungseinnahmen</text:p>
          </table:table-cell>
          <table:table-cell table:style-name="ce64" office:value-type="string" calcext:value-type="string">
            <text:p>Summe Einnahmen</text:p>
          </table:table-cell>
          <table:table-cell table:style-name="ce64" office:value-type="string" calcext:value-type="string">
            <text:p>4 Personalausgaben</text:p>
          </table:table-cell>
          <table:table-cell table:style-name="ce64" office:value-type="string" calcext:value-type="string">
            <text:p>5 Sächliche Verwaltungsausgaben usw., Ausgaben für den Schuldendienst</text:p>
          </table:table-cell>
          <table:table-cell table:style-name="ce64" office:value-type="string" calcext:value-type="string">
            <text:p>6 Ausgaben für Zuweisungen und Zuschüsse mit Ausnahme für Investitionen</text:p>
          </table:table-cell>
          <table:table-cell table:style-name="ce64" office:value-type="string" calcext:value-type="string">
            <text:p>7 Baumaßnahmen</text:p>
          </table:table-cell>
          <table:table-cell table:style-name="ce64" office:value-type="string" calcext:value-type="string">
            <text:p>8 Sonstige Ausgaben für Investitionen und Investitionsförderungsmaßnahmen</text:p>
          </table:table-cell>
          <table:table-cell table:style-name="ce64" office:value-type="string" calcext:value-type="string">
            <text:p>9 Besondere Finanzierungsausgaben</text:p>
          </table:table-cell>
          <table:table-cell table:style-name="ce64" office:value-type="string" calcext:value-type="string">
            <text:p>Summe Ausgaben</text:p>
          </table:table-cell>
          <table:table-cell table:style-name="ce64" office:value-type="string" calcext:value-type="string">
            <text:p>"+ Überschuss - Zuschuss"</text:p>
          </table:table-cell>
          <table:table-cell table:style-name="ce64" office:value-type="string" calcext:value-type="string">
            <text:p>Verpflichtungsermächtigungen</text:p>
          </table:table-cell>
          <table:table-cell table:style-name="ce4"/>
          <table:table-cell table:style-name="ce64" office:value-type="string" calcext:value-type="string">
            <text:p>Kapitel</text:p>
          </table:table-cell>
          <table:table-cell table:style-name="ce64" office:value-type="string" calcext:value-type="string">
            <text:p>Bezeichnung</text:p>
          </table:table-cell>
          <table:table-cell table:style-name="ce64" office:value-type="string" calcext:value-type="string">
            <text:p>0 Einnahmen aus Steuern und steuerähnlichen Abgaben</text:p>
          </table:table-cell>
          <table:table-cell table:style-name="ce64" office:value-type="string" calcext:value-type="string">
            <text:p>1 Verwaltungseinnahmen, Einnahmen aus Schuldendienst und dgl.</text:p>
          </table:table-cell>
          <table:table-cell table:style-name="ce64" office:value-type="string" calcext:value-type="string">
            <text:p>2 Einnahmen aus Zuweisungen und Zuschüssen mit Ausnahme für Investitionen</text:p>
          </table:table-cell>
          <table:table-cell table:style-name="ce64" office:value-type="string" calcext:value-type="string">
            <text:p>3 Einnahmen aus Schuldenaufnahmen, aus Zuweisungen und Zuschüssen für Investitionen, besondere Finanzierungseinnahmen</text:p>
          </table:table-cell>
          <table:table-cell table:style-name="ce64" office:value-type="string" calcext:value-type="string">
            <text:p>Summe Einnahmen</text:p>
          </table:table-cell>
          <table:table-cell table:style-name="ce64" office:value-type="string" calcext:value-type="string">
            <text:p>4 Personalausgaben</text:p>
          </table:table-cell>
          <table:table-cell table:style-name="ce64" office:value-type="string" calcext:value-type="string">
            <text:p>5 Sächliche Verwaltungsausgaben usw., Ausgaben für den Schuldendienst</text:p>
          </table:table-cell>
          <table:table-cell table:style-name="ce64" office:value-type="string" calcext:value-type="string">
            <text:p>6 Ausgaben für Zuweisungen und Zuschüsse mit Ausnahme für Investitionen</text:p>
          </table:table-cell>
          <table:table-cell table:style-name="ce64" office:value-type="string" calcext:value-type="string">
            <text:p>7 Baumaßnahmen</text:p>
          </table:table-cell>
          <table:table-cell table:style-name="ce64" office:value-type="string" calcext:value-type="string">
            <text:p>8 Sonstige Ausgaben für Investitionen und Investitionsförderungsmaßnahmen</text:p>
          </table:table-cell>
          <table:table-cell table:style-name="ce64" office:value-type="string" calcext:value-type="string">
            <text:p>9 Besondere Finanzierungsausgaben</text:p>
          </table:table-cell>
          <table:table-cell table:style-name="ce64" office:value-type="string" calcext:value-type="string">
            <text:p>Summe Ausgaben</text:p>
          </table:table-cell>
          <table:table-cell table:style-name="ce64" office:value-type="string" calcext:value-type="string">
            <text:p>"+ Überschuss - Zuschuss"</text:p>
          </table:table-cell>
          <table:table-cell table:style-name="ce64" office:value-type="string" calcext:value-type="string">
            <text:p>Verpflichtungsermächtigungen</text:p>
          </table:table-cell>
          <table:table-cell table:number-columns-repeated="991"/>
        </table:table-row>
        <table:table-row table:style-name="ro2">
          <table:table-cell table:style-name="ce100" office:value-type="date" office:date-value="2026-01-16" calcext:value-type="date">
            <text:p>16 01</text:p>
          </table:table-cell>
          <table:table-cell table:style-name="ce4" office:value-type="string" calcext:value-type="string">
            <text:p>Verfassungsgerichtshof des Freistaates Ostdeutschland</text:p>
          </table:table-cell>
          <table:table-cell table:style-name="ce70" table:content-validation-name="val17" office:value-type="currency" office:currency="EUR" office:value="0" calcext:value-type="currency">
            <text:p>0 €</text:p>
          </table:table-cell>
          <table:table-cell table:style-name="ce70" office:value-type="currency" office:currency="EUR" office:value="1600" calcext:value-type="currency">
            <text:p>1,600 €</text:p>
          </table:table-cell>
          <table:table-cell table:number-columns-repeated="2" table:style-name="ce70" office:value-type="currency" office:currency="EUR" office:value="0" calcext:value-type="currency">
            <text:p>0 €</text:p>
          </table:table-cell>
          <table:table-cell table:style-name="ce70" table:content-validation-name="val17" office:value-type="currency" office:currency="EUR" office:value="1600" calcext:value-type="currency">
            <text:p>1,600 €</text:p>
          </table:table-cell>
          <table:table-cell table:style-name="ce70" office:value-type="currency" office:currency="EUR" office:value="1109800" calcext:value-type="currency">
            <text:p>1,109,800 €</text:p>
          </table:table-cell>
          <table:table-cell table:style-name="ce70" office:value-type="currency" office:currency="EUR" office:value="196500" calcext:value-type="currency">
            <text:p>196,500 €</text:p>
          </table:table-cell>
          <table:table-cell table:number-columns-repeated="2" table:style-name="ce70" office:value-type="currency" office:currency="EUR" office:value="0" calcext:value-type="currency">
            <text:p>0 €</text:p>
          </table:table-cell>
          <table:table-cell table:style-name="ce70" office:value-type="currency" office:currency="EUR" office:value="60000" calcext:value-type="currency">
            <text:p>60,000 €</text:p>
          </table:table-cell>
          <table:table-cell table:style-name="ce70" office:value-type="currency" office:currency="EUR" office:value="0" calcext:value-type="currency">
            <text:p>0 €</text:p>
          </table:table-cell>
          <table:table-cell table:style-name="ce67" table:formula="of:=SUM([.H2:.M2])" office:value-type="currency" office:currency="EUR" office:value="1366300" calcext:value-type="currency">
            <text:p>1,366,300 €</text:p>
          </table:table-cell>
          <table:table-cell table:style-name="ce67" table:formula="of:=[.G2]-[.N2]" office:value-type="currency" office:currency="EUR" office:value="-1364700" calcext:value-type="currency">
            <text:p>-1,364,700 €</text:p>
          </table:table-cell>
          <table:table-cell table:style-name="ce70" office:value-type="currency" office:currency="EUR" office:value="0" calcext:value-type="currency">
            <text:p>0 €</text:p>
          </table:table-cell>
          <table:table-cell table:style-name="ce4"/>
          <table:table-cell table:style-name="ce100" office:value-type="date" office:date-value="2026-01-16" calcext:value-type="date">
            <text:p>16 01</text:p>
          </table:table-cell>
          <table:table-cell table:style-name="ce4" office:value-type="string" calcext:value-type="string">
            <text:p>Verfassungsgerichtshof des Freistaates Ostdeutschland</text:p>
          </table:table-cell>
          <table:table-cell table:style-name="ce70" office:value-type="currency" office:currency="EUR" office:value="0" calcext:value-type="currency">
            <text:p>0 €</text:p>
          </table:table-cell>
          <table:table-cell table:style-name="ce114" office:value-type="currency" office:currency="EUR" office:value="1600" calcext:value-type="currency">
            <text:p>1,600 €</text:p>
          </table:table-cell>
          <table:table-cell table:number-columns-repeated="2" table:style-name="ce114" office:value-type="currency" office:currency="EUR" office:value="0" calcext:value-type="currency">
            <text:p>0 €</text:p>
          </table:table-cell>
          <table:table-cell table:style-name="ce114" office:value-type="currency" office:currency="EUR" office:value="1600" calcext:value-type="currency">
            <text:p>1,600 €</text:p>
          </table:table-cell>
          <table:table-cell table:style-name="ce114" office:value-type="currency" office:currency="EUR" office:value="1508100" calcext:value-type="currency">
            <text:p>1,508,100 €</text:p>
          </table:table-cell>
          <table:table-cell table:style-name="ce114" office:value-type="currency" office:currency="EUR" office:value="630800" calcext:value-type="currency">
            <text:p>630,800 €</text:p>
          </table:table-cell>
          <table:table-cell table:number-columns-repeated="2" table:style-name="ce114" office:value-type="currency" office:currency="EUR" office:value="0" calcext:value-type="currency">
            <text:p>0 €</text:p>
          </table:table-cell>
          <table:table-cell table:style-name="ce114" office:value-type="currency" office:currency="EUR" office:value="60000" calcext:value-type="currency">
            <text:p>60,000 €</text:p>
          </table:table-cell>
          <table:table-cell table:style-name="ce114" office:value-type="currency" office:currency="EUR" office:value="0" calcext:value-type="currency">
            <text:p>0 €</text:p>
          </table:table-cell>
          <table:table-cell table:style-name="ce67" table:formula="of:=SUM([.Y2:.AD2])" office:value-type="currency" office:currency="EUR" office:value="2198900" calcext:value-type="currency">
            <text:p>2,198,900 €</text:p>
          </table:table-cell>
          <table:table-cell table:style-name="ce67" table:formula="of:=[.X2]-[.AE2]" office:value-type="currency" office:currency="EUR" office:value="-2197300" calcext:value-type="currency">
            <text:p>-2,197,300 €</text:p>
          </table:table-cell>
          <table:table-cell table:style-name="ce115" office:value-type="currency" office:currency="EUR" office:value="0" calcext:value-type="currency">
            <text:p>0 €</text:p>
          </table:table-cell>
          <table:table-cell table:number-columns-repeated="991"/>
        </table:table-row>
        <table:table-row table:style-name="ro2">
          <table:table-cell table:style-name="ce4" office:value-type="string" calcext:value-type="string">
            <text:p>Summe 2025</text:p>
          </table:table-cell>
          <table:table-cell table:style-name="ce4"/>
          <table:table-cell table:style-name="ce67" table:content-validation-name="val17" table:formula="of:=SUM([.C2])" office:value-type="currency" office:currency="EUR" office:value="0" calcext:value-type="currency">
            <text:p>0 €</text:p>
          </table:table-cell>
          <table:table-cell table:style-name="ce67" table:formula="of:=SUM([.D2])" office:value-type="currency" office:currency="EUR" office:value="1600" calcext:value-type="currency">
            <text:p>1,600 €</text:p>
          </table:table-cell>
          <table:table-cell table:style-name="ce67" table:formula="of:=SUM([.E2])" office:value-type="currency" office:currency="EUR" office:value="0" calcext:value-type="currency">
            <text:p>0 €</text:p>
          </table:table-cell>
          <table:table-cell table:style-name="ce67" table:formula="of:=SUM([.F2])" office:value-type="currency" office:currency="EUR" office:value="0" calcext:value-type="currency">
            <text:p>0 €</text:p>
          </table:table-cell>
          <table:table-cell table:style-name="ce67" table:content-validation-name="val17" table:formula="of:=SUM([.C3:.F3])" office:value-type="currency" office:currency="EUR" office:value="1600" calcext:value-type="currency">
            <text:p>1,600 €</text:p>
          </table:table-cell>
          <table:table-cell table:style-name="ce67" table:formula="of:=SUM([.H2])" office:value-type="currency" office:currency="EUR" office:value="1109800" calcext:value-type="currency">
            <text:p>1,109,800 €</text:p>
          </table:table-cell>
          <table:table-cell table:style-name="ce67" table:formula="of:=SUM([.I2])" office:value-type="currency" office:currency="EUR" office:value="196500" calcext:value-type="currency">
            <text:p>196,500 €</text:p>
          </table:table-cell>
          <table:table-cell table:style-name="ce67" table:formula="of:=SUM([.J2])" office:value-type="currency" office:currency="EUR" office:value="0" calcext:value-type="currency">
            <text:p>0 €</text:p>
          </table:table-cell>
          <table:table-cell table:style-name="ce67" table:formula="of:=SUM([.K2])" office:value-type="currency" office:currency="EUR" office:value="0" calcext:value-type="currency">
            <text:p>0 €</text:p>
          </table:table-cell>
          <table:table-cell table:style-name="ce67" table:formula="of:=SUM([.L2])" office:value-type="currency" office:currency="EUR" office:value="60000" calcext:value-type="currency">
            <text:p>60,000 €</text:p>
          </table:table-cell>
          <table:table-cell table:style-name="ce67" table:formula="of:=SUM([.M2])" office:value-type="currency" office:currency="EUR" office:value="0" calcext:value-type="currency">
            <text:p>0 €</text:p>
          </table:table-cell>
          <table:table-cell table:style-name="ce67" table:formula="of:=SUM([.H3:.M3])" office:value-type="currency" office:currency="EUR" office:value="1366300" calcext:value-type="currency">
            <text:p>1,366,300 €</text:p>
          </table:table-cell>
          <table:table-cell table:style-name="ce67" table:formula="of:=[.G3]-[.N3]" office:value-type="currency" office:currency="EUR" office:value="-1364700" calcext:value-type="currency">
            <text:p>-1,364,700 €</text:p>
          </table:table-cell>
          <table:table-cell table:style-name="ce67" table:formula="of:=SUM([.P2])" office:value-type="currency" office:currency="EUR" office:value="0" calcext:value-type="currency">
            <text:p>0 €</text:p>
          </table:table-cell>
          <table:table-cell table:style-name="ce4"/>
          <table:table-cell table:style-name="ce4" office:value-type="string" calcext:value-type="string">
            <text:p>Summe 2026</text:p>
          </table:table-cell>
          <table:table-cell table:style-name="ce4"/>
          <table:table-cell table:style-name="ce67" table:formula="of:=SUM([.T2])" office:value-type="currency" office:currency="EUR" office:value="0" calcext:value-type="currency">
            <text:p>0 €</text:p>
          </table:table-cell>
          <table:table-cell table:style-name="ce67" table:formula="of:=SUM([.U2])" office:value-type="currency" office:currency="EUR" office:value="1600" calcext:value-type="currency">
            <text:p>1,600 €</text:p>
          </table:table-cell>
          <table:table-cell table:style-name="ce67" table:formula="of:=SUM([.V2])" office:value-type="currency" office:currency="EUR" office:value="0" calcext:value-type="currency">
            <text:p>0 €</text:p>
          </table:table-cell>
          <table:table-cell table:style-name="ce67" table:formula="of:=SUM([.W2])" office:value-type="currency" office:currency="EUR" office:value="0" calcext:value-type="currency">
            <text:p>0 €</text:p>
          </table:table-cell>
          <table:table-cell table:style-name="ce67" table:formula="of:=SUM([.X2])" office:value-type="currency" office:currency="EUR" office:value="1600" calcext:value-type="currency">
            <text:p>1,600 €</text:p>
          </table:table-cell>
          <table:table-cell table:style-name="ce67" table:formula="of:=SUM([.Y2])" office:value-type="currency" office:currency="EUR" office:value="1508100" calcext:value-type="currency">
            <text:p>1,508,100 €</text:p>
          </table:table-cell>
          <table:table-cell table:style-name="ce67" table:formula="of:=SUM([.Z2])" office:value-type="currency" office:currency="EUR" office:value="630800" calcext:value-type="currency">
            <text:p>630,800 €</text:p>
          </table:table-cell>
          <table:table-cell table:style-name="ce67" table:formula="of:=SUM([.AA2])" office:value-type="currency" office:currency="EUR" office:value="0" calcext:value-type="currency">
            <text:p>0 €</text:p>
          </table:table-cell>
          <table:table-cell table:style-name="ce67" table:formula="of:=SUM([.AB2])" office:value-type="currency" office:currency="EUR" office:value="0" calcext:value-type="currency">
            <text:p>0 €</text:p>
          </table:table-cell>
          <table:table-cell table:style-name="ce67" table:formula="of:=SUM([.AC2])" office:value-type="currency" office:currency="EUR" office:value="60000" calcext:value-type="currency">
            <text:p>60,000 €</text:p>
          </table:table-cell>
          <table:table-cell table:style-name="ce67" table:formula="of:=SUM([.AD2])" office:value-type="currency" office:currency="EUR" office:value="0" calcext:value-type="currency">
            <text:p>0 €</text:p>
          </table:table-cell>
          <table:table-cell table:style-name="ce67" table:formula="of:=SUM([.AE2])" office:value-type="currency" office:currency="EUR" office:value="2198900" calcext:value-type="currency">
            <text:p>2,198,900 €</text:p>
          </table:table-cell>
          <table:table-cell table:style-name="ce67" table:formula="of:=SUM([.AF2])" office:value-type="currency" office:currency="EUR" office:value="-2197300" calcext:value-type="currency">
            <text:p>-2,197,300 €</text:p>
          </table:table-cell>
          <table:table-cell table:style-name="ce67" table:formula="of:=SUM([.AG2])" office:value-type="currency" office:currency="EUR" office:value="0" calcext:value-type="currency">
            <text:p>0 €</text:p>
          </table:table-cell>
          <table:table-cell table:number-columns-repeated="991"/>
        </table:table-row>
        <table:table-row table:style-name="ro4" table:number-rows-repeated="104857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Einzelplan 17" table:style-name="ta18">
        <table:table-column table:style-name="co4" table:default-cell-style-name="Default"/>
        <table:table-column table:style-name="co5" table:default-cell-style-name="Default"/>
        <table:table-column table:style-name="co3" table:number-columns-repeated="14" table:default-cell-style-name="Default"/>
        <table:table-column table:style-name="co1" table:default-cell-style-name="Default"/>
        <table:table-column table:style-name="co4" table:default-cell-style-name="Default"/>
        <table:table-column table:style-name="co6" table:default-cell-style-name="Default"/>
        <table:table-column table:style-name="co3" table:number-columns-repeated="14" table:default-cell-style-name="Default"/>
        <table:table-column table:style-name="co1" table:number-columns-repeated="991" table:default-cell-style-name="Default"/>
        <table:table-row table:style-name="ro2">
          <table:table-cell table:style-name="ce64" office:value-type="string" calcext:value-type="string">
            <text:p>Kapitel</text:p>
          </table:table-cell>
          <table:table-cell table:style-name="ce64" office:value-type="string" calcext:value-type="string">
            <text:p>Bezeichnung</text:p>
          </table:table-cell>
          <table:table-cell table:style-name="ce64" office:value-type="string" calcext:value-type="string">
            <text:p>0 Einnahmen aus Steuern und steuerähnlichen Abgaben</text:p>
          </table:table-cell>
          <table:table-cell table:style-name="ce64" office:value-type="string" calcext:value-type="string">
            <text:p>1 Verwaltungseinnahmen, Einnahmen aus Schuldendienst und dgl.</text:p>
          </table:table-cell>
          <table:table-cell table:style-name="ce64" office:value-type="string" calcext:value-type="string">
            <text:p>2 Einnahmen aus Zuweisungen und Zuschüssen mit Ausnahme für Investitionen</text:p>
          </table:table-cell>
          <table:table-cell table:style-name="ce64" office:value-type="string" calcext:value-type="string">
            <text:p>3 Einnahmen aus Schuldenaufnahmen, aus Zuweisungen und Zuschüssen für Investitionen, besondere Finanzierungseinnahmen</text:p>
          </table:table-cell>
          <table:table-cell table:style-name="ce64" office:value-type="string" calcext:value-type="string">
            <text:p>Summe Einnahmen</text:p>
          </table:table-cell>
          <table:table-cell table:style-name="ce64" office:value-type="string" calcext:value-type="string">
            <text:p>4 Personalausgaben</text:p>
          </table:table-cell>
          <table:table-cell table:style-name="ce64" office:value-type="string" calcext:value-type="string">
            <text:p>5 Sächliche Verwaltungsausgaben usw., Ausgaben für den Schuldendienst</text:p>
          </table:table-cell>
          <table:table-cell table:style-name="ce64" office:value-type="string" calcext:value-type="string">
            <text:p>6 Ausgaben für Zuweisungen und Zuschüsse mit Ausnahme für Investitionen</text:p>
          </table:table-cell>
          <table:table-cell table:style-name="ce64" office:value-type="string" calcext:value-type="string">
            <text:p>7 Baumaßnahmen</text:p>
          </table:table-cell>
          <table:table-cell table:style-name="ce64" office:value-type="string" calcext:value-type="string">
            <text:p>8 Sonstige Ausgaben für Investitionen und Investitionsförderungsmaßnahmen</text:p>
          </table:table-cell>
          <table:table-cell table:style-name="ce64" office:value-type="string" calcext:value-type="string">
            <text:p>9 Besondere Finanzierungsausgaben</text:p>
          </table:table-cell>
          <table:table-cell table:style-name="ce64" office:value-type="string" calcext:value-type="string">
            <text:p>Summe Ausgaben</text:p>
          </table:table-cell>
          <table:table-cell table:style-name="ce64" office:value-type="string" calcext:value-type="string">
            <text:p>"+ Überschuss - Zuschuss"</text:p>
          </table:table-cell>
          <table:table-cell table:style-name="ce64" office:value-type="string" calcext:value-type="string">
            <text:p>Verpflichtungsermächtigungen</text:p>
          </table:table-cell>
          <table:table-cell table:style-name="ce4"/>
          <table:table-cell table:style-name="ce64" office:value-type="string" calcext:value-type="string">
            <text:p>Kapitel</text:p>
          </table:table-cell>
          <table:table-cell table:style-name="ce64" office:value-type="string" calcext:value-type="string">
            <text:p>Bezeichnung</text:p>
          </table:table-cell>
          <table:table-cell table:style-name="ce64" office:value-type="string" calcext:value-type="string">
            <text:p>0 Einnahmen aus Steuern und steuerähnlichen Abgaben</text:p>
          </table:table-cell>
          <table:table-cell table:style-name="ce64" office:value-type="string" calcext:value-type="string">
            <text:p>1 Verwaltungseinnahmen, Einnahmen aus Schuldendienst und dgl.</text:p>
          </table:table-cell>
          <table:table-cell table:style-name="ce64" office:value-type="string" calcext:value-type="string">
            <text:p>2 Einnahmen aus Zuweisungen und Zuschüssen mit Ausnahme für Investitionen</text:p>
          </table:table-cell>
          <table:table-cell table:style-name="ce64" office:value-type="string" calcext:value-type="string">
            <text:p>3 Einnahmen aus Schuldenaufnahmen, aus Zuweisungen und Zuschüssen für Investitionen, besondere Finanzierungseinnahmen</text:p>
          </table:table-cell>
          <table:table-cell table:style-name="ce64" office:value-type="string" calcext:value-type="string">
            <text:p>Summe Einnahmen</text:p>
          </table:table-cell>
          <table:table-cell table:style-name="ce64" office:value-type="string" calcext:value-type="string">
            <text:p>4 Personalausgaben</text:p>
          </table:table-cell>
          <table:table-cell table:style-name="ce64" office:value-type="string" calcext:value-type="string">
            <text:p>5 Sächliche Verwaltungsausgaben usw., Ausgaben für den Schuldendienst</text:p>
          </table:table-cell>
          <table:table-cell table:style-name="ce64" office:value-type="string" calcext:value-type="string">
            <text:p>6 Ausgaben für Zuweisungen und Zuschüsse mit Ausnahme für Investitionen</text:p>
          </table:table-cell>
          <table:table-cell table:style-name="ce64" office:value-type="string" calcext:value-type="string">
            <text:p>7 Baumaßnahmen</text:p>
          </table:table-cell>
          <table:table-cell table:style-name="ce64" office:value-type="string" calcext:value-type="string">
            <text:p>8 Sonstige Ausgaben für Investitionen und Investitionsförderungsmaßnahmen</text:p>
          </table:table-cell>
          <table:table-cell table:style-name="ce64" office:value-type="string" calcext:value-type="string">
            <text:p>9 Besondere Finanzierungsausgaben</text:p>
          </table:table-cell>
          <table:table-cell table:style-name="ce64" office:value-type="string" calcext:value-type="string">
            <text:p>Summe Ausgaben</text:p>
          </table:table-cell>
          <table:table-cell table:style-name="ce64" office:value-type="string" calcext:value-type="string">
            <text:p>"+ Überschuss - Zuschuss"</text:p>
          </table:table-cell>
          <table:table-cell table:style-name="ce64" office:value-type="string" calcext:value-type="string">
            <text:p>Verpflichtungsermächtigungen</text:p>
          </table:table-cell>
          <table:table-cell table:number-columns-repeated="991"/>
        </table:table-row>
        <table:table-row table:style-name="ro2">
          <table:table-cell table:style-name="ce41" office:value-type="string" calcext:value-type="string">
            <text:p>17 01</text:p>
          </table:table-cell>
          <table:table-cell table:style-name="ce4" office:value-type="string" calcext:value-type="string">
            <text:p>Informations- und Kommunikationstechnik Landtag</text:p>
          </table:table-cell>
          <table:table-cell table:style-name="ce67" table:content-validation-name="val18" office:value-type="currency" office:currency="EUR" office:value="0" calcext:value-type="currency">
            <text:p>0 €</text:p>
          </table:table-cell>
          <table:table-cell table:number-columns-repeated="3" table:style-name="ce67" office:value-type="currency" office:currency="EUR" office:value="0" calcext:value-type="currency">
            <text:p>0 €</text:p>
          </table:table-cell>
          <table:table-cell table:style-name="ce70" table:formula="of:=SUM([.C2:.F2])" office:value-type="currency" office:currency="EUR" office:value="0" calcext:value-type="currency">
            <text:p>0 €</text:p>
          </table:table-cell>
          <table:table-cell table:number-columns-repeated="6" table:style-name="ce67" office:value-type="currency" office:currency="EUR" office:value="0" calcext:value-type="currency">
            <text:p>0 €</text:p>
          </table:table-cell>
          <table:table-cell table:style-name="ce67" table:formula="of:=SUM([.H2:.M2])" office:value-type="currency" office:currency="EUR" office:value="0" calcext:value-type="currency">
            <text:p>0 €</text:p>
          </table:table-cell>
          <table:table-cell table:style-name="ce67" table:formula="of:=[.G2]-[.N2]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4"/>
          <table:table-cell table:style-name="ce100" office:value-type="date" office:date-value="2026-01-17" calcext:value-type="date">
            <text:p>17 01</text:p>
          </table:table-cell>
          <table:table-cell table:style-name="ce4" office:value-type="string" calcext:value-type="string">
            <text:p>Informations- und Kommunikationstechnik Landtag</text:p>
          </table:table-cell>
          <table:table-cell table:number-columns-repeated="4" table:style-name="ce67" office:value-type="currency" office:currency="EUR" office:value="0" calcext:value-type="currency">
            <text:p>0 €</text:p>
          </table:table-cell>
          <table:table-cell table:style-name="ce70" table:formula="of:=SUM([.T2:.W2])" office:value-type="currency" office:currency="EUR" office:value="0" calcext:value-type="currency">
            <text:p>0 €</text:p>
          </table:table-cell>
          <table:table-cell table:number-columns-repeated="6" table:style-name="ce67" office:value-type="currency" office:currency="EUR" office:value="0" calcext:value-type="currency">
            <text:p>0 €</text:p>
          </table:table-cell>
          <table:table-cell table:style-name="ce67" table:formula="of:=SUM([.Y2:.AD2])" office:value-type="currency" office:currency="EUR" office:value="0" calcext:value-type="currency">
            <text:p>0 €</text:p>
          </table:table-cell>
          <table:table-cell table:style-name="ce67" table:formula="of:=[.X2]-[.AE2]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number-columns-repeated="991"/>
        </table:table-row>
        <table:table-row table:style-name="ro2">
          <table:table-cell table:style-name="ce41" office:value-type="string" calcext:value-type="string">
            <text:p>17 02</text:p>
          </table:table-cell>
          <table:table-cell table:style-name="ce4" office:value-type="string" calcext:value-type="string">
            <text:p>Informations- und Kommunikationstechnik Staatskanzlei</text:p>
          </table:table-cell>
          <table:table-cell table:style-name="ce67" table:content-validation-name="val18" office:value-type="currency" office:currency="EUR" office:value="0" calcext:value-type="currency">
            <text:p>0 €</text:p>
          </table:table-cell>
          <table:table-cell table:number-columns-repeated="3" table:style-name="ce67" office:value-type="currency" office:currency="EUR" office:value="0" calcext:value-type="currency">
            <text:p>0 €</text:p>
          </table:table-cell>
          <table:table-cell table:style-name="ce70" table:formula="of:=SUM([.C3:.F3])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387000" calcext:value-type="currency">
            <text:p>387,000 €</text:p>
          </table:table-cell>
          <table:table-cell table:style-name="ce67" office:value-type="currency" office:currency="EUR" office:value="3039800" calcext:value-type="currency">
            <text:p>3,039,800 €</text:p>
          </table:table-cell>
          <table:table-cell table:style-name="ce67" office:value-type="currency" office:currency="EUR" office:value="92100" calcext:value-type="currency">
            <text:p>92,1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441000" calcext:value-type="currency">
            <text:p>441,0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67" table:formula="of:=SUM([.H3:.M3])" office:value-type="currency" office:currency="EUR" office:value="3959900" calcext:value-type="currency">
            <text:p>3,959,900 €</text:p>
          </table:table-cell>
          <table:table-cell table:style-name="ce67" table:formula="of:=[.G3]-[.N3]" office:value-type="currency" office:currency="EUR" office:value="-3959900" calcext:value-type="currency">
            <text:p>-3,959,900 €</text:p>
          </table:table-cell>
          <table:table-cell table:style-name="ce67" office:value-type="currency" office:currency="EUR" office:value="594000" calcext:value-type="currency">
            <text:p>594,000 €</text:p>
          </table:table-cell>
          <table:table-cell table:style-name="ce4"/>
          <table:table-cell table:style-name="ce100" office:value-type="date" office:date-value="2026-02-17" calcext:value-type="date">
            <text:p>17 02</text:p>
          </table:table-cell>
          <table:table-cell table:style-name="ce4" office:value-type="string" calcext:value-type="string">
            <text:p>Informations- und Kommunikationstechnik Staatskanzlei</text:p>
          </table:table-cell>
          <table:table-cell table:number-columns-repeated="4" table:style-name="ce67" office:value-type="currency" office:currency="EUR" office:value="0" calcext:value-type="currency">
            <text:p>0 €</text:p>
          </table:table-cell>
          <table:table-cell table:style-name="ce70" table:formula="of:=SUM([.T3:.W3])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10905000" calcext:value-type="currency">
            <text:p>10,905,000 €</text:p>
          </table:table-cell>
          <table:table-cell table:style-name="ce67" office:value-type="currency" office:currency="EUR" office:value="3345700" calcext:value-type="currency">
            <text:p>3,345,700 €</text:p>
          </table:table-cell>
          <table:table-cell table:style-name="ce67" office:value-type="currency" office:currency="EUR" office:value="82100" calcext:value-type="currency">
            <text:p>82,1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346900" calcext:value-type="currency">
            <text:p>346,9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67" table:formula="of:=SUM([.Y3:.AD3])" office:value-type="currency" office:currency="EUR" office:value="14679700" calcext:value-type="currency">
            <text:p>14,679,700 €</text:p>
          </table:table-cell>
          <table:table-cell table:style-name="ce67" table:formula="of:=[.X3]-[.AE3]" office:value-type="currency" office:currency="EUR" office:value="-14679700" calcext:value-type="currency">
            <text:p>-14,679,7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number-columns-repeated="991"/>
        </table:table-row>
        <table:table-row table:style-name="ro2">
          <table:table-cell table:style-name="ce41" office:value-type="string" calcext:value-type="string">
            <text:p>17 03</text:p>
          </table:table-cell>
          <table:table-cell table:style-name="ce4" office:value-type="string" calcext:value-type="string">
            <text:p>Informations- und Kommunikationstechnik Staatsministerium des Innern, Bau und für kommunale Angelegenheiten</text:p>
          </table:table-cell>
          <table:table-cell table:style-name="ce67" table:content-validation-name="val18" office:value-type="currency" office:currency="EUR" office:value="0" calcext:value-type="currency">
            <text:p>0 €</text:p>
          </table:table-cell>
          <table:table-cell table:number-columns-repeated="3" table:style-name="ce67" office:value-type="currency" office:currency="EUR" office:value="0" calcext:value-type="currency">
            <text:p>0 €</text:p>
          </table:table-cell>
          <table:table-cell table:style-name="ce70" table:formula="of:=SUM([.C4:.F4])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53164100" calcext:value-type="currency">
            <text:p>53,164,100 €</text:p>
          </table:table-cell>
          <table:table-cell table:style-name="ce67" office:value-type="currency" office:currency="EUR" office:value="9867100" calcext:value-type="currency">
            <text:p>9,867,1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16193900" calcext:value-type="currency">
            <text:p>16,193,9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67" table:formula="of:=SUM([.H4:.M4])" office:value-type="currency" office:currency="EUR" office:value="79225100" calcext:value-type="currency">
            <text:p>79,225,100 €</text:p>
          </table:table-cell>
          <table:table-cell table:style-name="ce67" table:formula="of:=[.G4]-[.N4]" office:value-type="currency" office:currency="EUR" office:value="-79225100" calcext:value-type="currency">
            <text:p>-79,225,100 €</text:p>
          </table:table-cell>
          <table:table-cell table:style-name="ce67" office:value-type="currency" office:currency="EUR" office:value="34230000" calcext:value-type="currency">
            <text:p>34,230,000 €</text:p>
          </table:table-cell>
          <table:table-cell table:style-name="ce4"/>
          <table:table-cell table:style-name="ce100" office:value-type="date" office:date-value="2026-03-17" calcext:value-type="date">
            <text:p>17 03</text:p>
          </table:table-cell>
          <table:table-cell table:style-name="ce4" office:value-type="string" calcext:value-type="string">
            <text:p>Informations- und Kommunikationstechnik Staatsministerium des Innern, Bau und für kommunale Angelegenheiten</text:p>
          </table:table-cell>
          <table:table-cell table:number-columns-repeated="4" table:style-name="ce67" office:value-type="currency" office:currency="EUR" office:value="0" calcext:value-type="currency">
            <text:p>0 €</text:p>
          </table:table-cell>
          <table:table-cell table:style-name="ce70" table:formula="of:=SUM([.T4:.W4])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46494200" calcext:value-type="currency">
            <text:p>46,494,200 €</text:p>
          </table:table-cell>
          <table:table-cell table:style-name="ce67" office:value-type="currency" office:currency="EUR" office:value="14469300" calcext:value-type="currency">
            <text:p>14,469,3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22289300" calcext:value-type="currency">
            <text:p>22,289,3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67" table:formula="of:=SUM([.Y4:.AD4])" office:value-type="currency" office:currency="EUR" office:value="83252800" calcext:value-type="currency">
            <text:p>83,252,800 €</text:p>
          </table:table-cell>
          <table:table-cell table:style-name="ce67" table:formula="of:=[.X4]-[.AE4]" office:value-type="currency" office:currency="EUR" office:value="-83252800" calcext:value-type="currency">
            <text:p>-83,252,800 €</text:p>
          </table:table-cell>
          <table:table-cell table:style-name="ce67" office:value-type="currency" office:currency="EUR" office:value="27329000" calcext:value-type="currency">
            <text:p>27,329,000 €</text:p>
          </table:table-cell>
          <table:table-cell table:number-columns-repeated="991"/>
        </table:table-row>
        <table:table-row table:style-name="ro2">
          <table:table-cell table:style-name="ce41" office:value-type="string" calcext:value-type="string">
            <text:p>17 04</text:p>
          </table:table-cell>
          <table:table-cell table:style-name="ce4" office:value-type="string" calcext:value-type="string">
            <text:p>Informations- und Kommunikationstechnik Staatsministerium für Bildung und sportliche Ertüchtigung</text:p>
          </table:table-cell>
          <table:table-cell table:style-name="ce67" table:content-validation-name="val18" office:value-type="currency" office:currency="EUR" office:value="0" calcext:value-type="currency">
            <text:p>0 €</text:p>
          </table:table-cell>
          <table:table-cell table:number-columns-repeated="3" table:style-name="ce67" office:value-type="currency" office:currency="EUR" office:value="0" calcext:value-type="currency">
            <text:p>0 €</text:p>
          </table:table-cell>
          <table:table-cell table:style-name="ce70" table:formula="of:=SUM([.C5:.F5])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60000" calcext:value-type="currency">
            <text:p>60,000 €</text:p>
          </table:table-cell>
          <table:table-cell table:style-name="ce67" office:value-type="currency" office:currency="EUR" office:value="12658300" calcext:value-type="currency">
            <text:p>12,658,300 €</text:p>
          </table:table-cell>
          <table:table-cell table:style-name="ce67" office:value-type="currency" office:currency="EUR" office:value="140200" calcext:value-type="currency">
            <text:p>140,2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2034400" calcext:value-type="currency">
            <text:p>2,034,4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67" table:formula="of:=SUM([.H5:.M5])" office:value-type="currency" office:currency="EUR" office:value="14892900" calcext:value-type="currency">
            <text:p>14,892,900 €</text:p>
          </table:table-cell>
          <table:table-cell table:style-name="ce67" table:formula="of:=[.G5]-[.N5]" office:value-type="currency" office:currency="EUR" office:value="-14892900" calcext:value-type="currency">
            <text:p>-14,892,900 €</text:p>
          </table:table-cell>
          <table:table-cell table:style-name="ce67" office:value-type="currency" office:currency="EUR" office:value="20234400" calcext:value-type="currency">
            <text:p>20,234,400 €</text:p>
          </table:table-cell>
          <table:table-cell table:style-name="ce4"/>
          <table:table-cell table:style-name="ce100" office:value-type="date" office:date-value="2026-04-17" calcext:value-type="date">
            <text:p>17 04</text:p>
          </table:table-cell>
          <table:table-cell table:style-name="ce4" office:value-type="string" calcext:value-type="string">
            <text:p>Informations- und Kommunikationstechnik Staatsministerium für Bildung und sportliche Ertüchtigung</text:p>
          </table:table-cell>
          <table:table-cell table:number-columns-repeated="4" table:style-name="ce67" office:value-type="currency" office:currency="EUR" office:value="0" calcext:value-type="currency">
            <text:p>0 €</text:p>
          </table:table-cell>
          <table:table-cell table:style-name="ce70" table:formula="of:=SUM([.T5:.W5])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70000" calcext:value-type="currency">
            <text:p>70,000 €</text:p>
          </table:table-cell>
          <table:table-cell table:style-name="ce67" office:value-type="currency" office:currency="EUR" office:value="22280900" calcext:value-type="currency">
            <text:p>22,280,900 €</text:p>
          </table:table-cell>
          <table:table-cell table:style-name="ce67" office:value-type="currency" office:currency="EUR" office:value="952500" calcext:value-type="currency">
            <text:p>952,5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1809400" calcext:value-type="currency">
            <text:p>1,809,4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67" table:formula="of:=SUM([.Y5:.AD5])" office:value-type="currency" office:currency="EUR" office:value="25112800" calcext:value-type="currency">
            <text:p>25,112,800 €</text:p>
          </table:table-cell>
          <table:table-cell table:style-name="ce67" table:formula="of:=[.X5]-[.AE5]" office:value-type="currency" office:currency="EUR" office:value="-25112800" calcext:value-type="currency">
            <text:p>-25,112,800 €</text:p>
          </table:table-cell>
          <table:table-cell table:style-name="ce67" office:value-type="currency" office:currency="EUR" office:value="65460900" calcext:value-type="currency">
            <text:p>65,460,900 €</text:p>
          </table:table-cell>
          <table:table-cell table:number-columns-repeated="991"/>
        </table:table-row>
        <table:table-row table:style-name="ro2">
          <table:table-cell table:style-name="ce41" office:value-type="string" calcext:value-type="string">
            <text:p>17 04 01</text:p>
          </table:table-cell>
          <table:table-cell table:style-name="ce4" office:value-type="string" calcext:value-type="string">
            <text:p>IKT-Bedarf Landeszentrale für politische Bildung</text:p>
          </table:table-cell>
          <table:table-cell table:style-name="ce67" table:content-validation-name="val18" office:value-type="currency" office:currency="EUR" office:value="0" calcext:value-type="currency">
            <text:p>0 €</text:p>
          </table:table-cell>
          <table:table-cell table:number-columns-repeated="3" table:style-name="ce67" office:value-type="currency" office:currency="EUR" office:value="0" calcext:value-type="currency">
            <text:p>0 €</text:p>
          </table:table-cell>
          <table:table-cell table:style-name="ce70" table:formula="of:=SUM([.C6:.F6])" office:value-type="currency" office:currency="EUR" office:value="0" calcext:value-type="currency">
            <text:p>0 €</text:p>
          </table:table-cell>
          <table:table-cell table:number-columns-repeated="6" table:style-name="ce67" office:value-type="currency" office:currency="EUR" office:value="0" calcext:value-type="currency">
            <text:p>0 €</text:p>
          </table:table-cell>
          <table:table-cell table:style-name="ce67" table:formula="of:=SUM([.H6:.M6])" office:value-type="currency" office:currency="EUR" office:value="0" calcext:value-type="currency">
            <text:p>0 €</text:p>
          </table:table-cell>
          <table:table-cell table:style-name="ce67" table:formula="of:=[.G6]-[.N6]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4"/>
          <table:table-cell table:style-name="ce116" office:value-type="date" office:date-value="2001-04-17" calcext:value-type="date">
            <text:p>17 04 01</text:p>
          </table:table-cell>
          <table:table-cell table:style-name="ce4" office:value-type="string" calcext:value-type="string">
            <text:p>IKT-Bedarf Landeszentrale für politische Bildung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number-columns-repeated="3" table:style-name="ce69" office:value-type="currency" office:currency="EUR" office:value="0" calcext:value-type="currency">
            <text:p>0 €</text:p>
          </table:table-cell>
          <table:table-cell table:style-name="ce70" table:formula="of:=SUM([.T6:.W6])" office:value-type="currency" office:currency="EUR" office:value="0" calcext:value-type="currency">
            <text:p>0 €</text:p>
          </table:table-cell>
          <table:table-cell table:style-name="ce69" office:value-type="currency" office:currency="EUR" office:value="73583900" calcext:value-type="currency">
            <text:p>73,583,900 €</text:p>
          </table:table-cell>
          <table:table-cell table:style-name="ce69" office:value-type="currency" office:currency="EUR" office:value="85274400" calcext:value-type="currency">
            <text:p>85,274,400 €</text:p>
          </table:table-cell>
          <table:table-cell table:number-columns-repeated="4" table:style-name="ce69" office:value-type="currency" office:currency="EUR" office:value="0" calcext:value-type="currency">
            <text:p>0 €</text:p>
          </table:table-cell>
          <table:table-cell table:style-name="ce67" table:formula="of:=SUM([.Y6:.AD6])" office:value-type="currency" office:currency="EUR" office:value="158858300" calcext:value-type="currency">
            <text:p>158,858,300 €</text:p>
          </table:table-cell>
          <table:table-cell table:style-name="ce67" table:formula="of:=[.X6]-[.AE6]" office:value-type="currency" office:currency="EUR" office:value="-158858300" calcext:value-type="currency">
            <text:p>-158,858,300 €</text:p>
          </table:table-cell>
          <table:table-cell table:style-name="ce71" office:value-type="currency" office:currency="EUR" office:value="0" calcext:value-type="currency">
            <text:p>0 €</text:p>
          </table:table-cell>
          <table:table-cell table:number-columns-repeated="991"/>
        </table:table-row>
        <table:table-row table:style-name="ro2">
          <table:table-cell table:style-name="ce41" office:value-type="string" calcext:value-type="string">
            <text:p>17 05</text:p>
          </table:table-cell>
          <table:table-cell table:style-name="ce4" office:value-type="string" calcext:value-type="string">
            <text:p>Informations- und Kommunikationstechnik Staatsministerium für Rechtsstaatlichkeit und Angelegenheiten des Staates</text:p>
          </table:table-cell>
          <table:table-cell table:style-name="ce67" table:content-validation-name="val18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200" calcext:value-type="currency">
            <text:p>200 €</text:p>
          </table:table-cell>
          <table:table-cell table:number-columns-repeated="2" table:style-name="ce67" office:value-type="currency" office:currency="EUR" office:value="0" calcext:value-type="currency">
            <text:p>0 €</text:p>
          </table:table-cell>
          <table:table-cell table:style-name="ce70" table:formula="of:=SUM([.C7:.F7])" office:value-type="currency" office:currency="EUR" office:value="200" calcext:value-type="currency">
            <text:p>200 €</text:p>
          </table:table-cell>
          <table:table-cell table:style-name="ce67" office:value-type="currency" office:currency="EUR" office:value="8026700" calcext:value-type="currency">
            <text:p>8,026,700 €</text:p>
          </table:table-cell>
          <table:table-cell table:style-name="ce67" office:value-type="currency" office:currency="EUR" office:value="8114500" calcext:value-type="currency">
            <text:p>8,114,500 €</text:p>
          </table:table-cell>
          <table:table-cell table:style-name="ce67" office:value-type="currency" office:currency="EUR" office:value="7018900" calcext:value-type="currency">
            <text:p>7,018,9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11019300" calcext:value-type="currency">
            <text:p>11,019,3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67" table:formula="of:=SUM([.H7:.M7])" office:value-type="currency" office:currency="EUR" office:value="34179400" calcext:value-type="currency">
            <text:p>34,179,400 €</text:p>
          </table:table-cell>
          <table:table-cell table:style-name="ce67" table:formula="of:=[.G7]-[.N7]" office:value-type="currency" office:currency="EUR" office:value="-34179200" calcext:value-type="currency">
            <text:p>-34,179,200 €</text:p>
          </table:table-cell>
          <table:table-cell table:style-name="ce67" office:value-type="currency" office:currency="EUR" office:value="15935000" calcext:value-type="currency">
            <text:p>15,935,000 €</text:p>
          </table:table-cell>
          <table:table-cell table:style-name="ce4"/>
          <table:table-cell table:style-name="ce100" office:value-type="date" office:date-value="2026-05-17" calcext:value-type="date">
            <text:p>17 05</text:p>
          </table:table-cell>
          <table:table-cell table:style-name="ce4" office:value-type="string" calcext:value-type="string">
            <text:p>Informations- und Kommunikationstechnik Staatsministerium für Rechtsstaatlichkeit und Angelegenheiten des Staates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200" calcext:value-type="currency">
            <text:p>200 €</text:p>
          </table:table-cell>
          <table:table-cell table:number-columns-repeated="2" table:style-name="ce67" office:value-type="currency" office:currency="EUR" office:value="0" calcext:value-type="currency">
            <text:p>0 €</text:p>
          </table:table-cell>
          <table:table-cell table:style-name="ce70" table:formula="of:=SUM([.T7:.W7])" office:value-type="currency" office:currency="EUR" office:value="200" calcext:value-type="currency">
            <text:p>200 €</text:p>
          </table:table-cell>
          <table:table-cell table:style-name="ce67" office:value-type="currency" office:currency="EUR" office:value="8076500" calcext:value-type="currency">
            <text:p>8,076,500 €</text:p>
          </table:table-cell>
          <table:table-cell table:style-name="ce67" office:value-type="currency" office:currency="EUR" office:value="8459000" calcext:value-type="currency">
            <text:p>8,459,000 €</text:p>
          </table:table-cell>
          <table:table-cell table:style-name="ce67" office:value-type="currency" office:currency="EUR" office:value="8100500" calcext:value-type="currency">
            <text:p>8,100,5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9663700" calcext:value-type="currency">
            <text:p>9,663,7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67" table:formula="of:=SUM([.Y7:.AD7])" office:value-type="currency" office:currency="EUR" office:value="34299700" calcext:value-type="currency">
            <text:p>34,299,700 €</text:p>
          </table:table-cell>
          <table:table-cell table:style-name="ce67" table:formula="of:=[.X7]-[.AE7]" office:value-type="currency" office:currency="EUR" office:value="-34299500" calcext:value-type="currency">
            <text:p>-34,299,500 €</text:p>
          </table:table-cell>
          <table:table-cell table:style-name="ce67" office:value-type="currency" office:currency="EUR" office:value="2861000" calcext:value-type="currency">
            <text:p>2,861,000 €</text:p>
          </table:table-cell>
          <table:table-cell table:number-columns-repeated="991"/>
        </table:table-row>
        <table:table-row table:style-name="ro2">
          <table:table-cell table:style-name="ce41" office:value-type="string" calcext:value-type="string">
            <text:p>17 06</text:p>
          </table:table-cell>
          <table:table-cell table:style-name="ce4" office:value-type="string" calcext:value-type="string">
            <text:p>Informations- und Kommunikationstechnik Staatsministerium für Kapitalakkumulation des Fiskus</text:p>
          </table:table-cell>
          <table:table-cell table:style-name="ce67" table:content-validation-name="val18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2507900" calcext:value-type="currency">
            <text:p>2,507,900 €</text:p>
          </table:table-cell>
          <table:table-cell table:number-columns-repeated="2" table:style-name="ce67" office:value-type="currency" office:currency="EUR" office:value="0" calcext:value-type="currency">
            <text:p>0 €</text:p>
          </table:table-cell>
          <table:table-cell table:style-name="ce70" table:formula="of:=SUM([.C8:.F8])" office:value-type="currency" office:currency="EUR" office:value="2507900" calcext:value-type="currency">
            <text:p>2,507,900 €</text:p>
          </table:table-cell>
          <table:table-cell table:style-name="ce67" office:value-type="currency" office:currency="EUR" office:value="25000" calcext:value-type="currency">
            <text:p>25,000 €</text:p>
          </table:table-cell>
          <table:table-cell table:style-name="ce67" office:value-type="currency" office:currency="EUR" office:value="10631000" calcext:value-type="currency">
            <text:p>10,631,000 €</text:p>
          </table:table-cell>
          <table:table-cell table:style-name="ce67" office:value-type="currency" office:currency="EUR" office:value="56488100" calcext:value-type="currency">
            <text:p>56,488,1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9549500" calcext:value-type="currency">
            <text:p>9,549,5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67" table:formula="of:=SUM([.H8:.M8])" office:value-type="currency" office:currency="EUR" office:value="76693600" calcext:value-type="currency">
            <text:p>76,693,600 €</text:p>
          </table:table-cell>
          <table:table-cell table:style-name="ce67" table:formula="of:=[.G8]-[.N8]" office:value-type="currency" office:currency="EUR" office:value="-74185700" calcext:value-type="currency">
            <text:p>-74,185,700 €</text:p>
          </table:table-cell>
          <table:table-cell table:style-name="ce67" office:value-type="currency" office:currency="EUR" office:value="17844100" calcext:value-type="currency">
            <text:p>17,844,100 €</text:p>
          </table:table-cell>
          <table:table-cell table:style-name="ce4"/>
          <table:table-cell table:style-name="ce100" office:value-type="date" office:date-value="2026-06-17" calcext:value-type="date">
            <text:p>17 06</text:p>
          </table:table-cell>
          <table:table-cell table:style-name="ce4" office:value-type="string" calcext:value-type="string">
            <text:p>Informations- und Kommunikationstechnik Staatsministerium für Kapitalakkumulation des Fiskus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69" office:value-type="currency" office:currency="EUR" office:value="2584800" calcext:value-type="currency">
            <text:p>2,584,800 €</text:p>
          </table:table-cell>
          <table:table-cell table:number-columns-repeated="2" table:style-name="ce69" office:value-type="currency" office:currency="EUR" office:value="0" calcext:value-type="currency">
            <text:p>0 €</text:p>
          </table:table-cell>
          <table:table-cell table:style-name="ce70" table:formula="of:=SUM([.T8:.W8])" office:value-type="currency" office:currency="EUR" office:value="2584800" calcext:value-type="currency">
            <text:p>2,584,800 €</text:p>
          </table:table-cell>
          <table:table-cell table:style-name="ce69" office:value-type="currency" office:currency="EUR" office:value="24400" calcext:value-type="currency">
            <text:p>24,400 €</text:p>
          </table:table-cell>
          <table:table-cell table:style-name="ce69" office:value-type="currency" office:currency="EUR" office:value="10128700" calcext:value-type="currency">
            <text:p>10,128,700 €</text:p>
          </table:table-cell>
          <table:table-cell table:style-name="ce69" office:value-type="currency" office:currency="EUR" office:value="72827700" calcext:value-type="currency">
            <text:p>72,827,700 €</text:p>
          </table:table-cell>
          <table:table-cell table:style-name="ce69" office:value-type="currency" office:currency="EUR" office:value="0" calcext:value-type="currency">
            <text:p>0 €</text:p>
          </table:table-cell>
          <table:table-cell table:style-name="ce69" office:value-type="currency" office:currency="EUR" office:value="2791200" calcext:value-type="currency">
            <text:p>2,791,200 €</text:p>
          </table:table-cell>
          <table:table-cell table:style-name="ce69" office:value-type="currency" office:currency="EUR" office:value="0" calcext:value-type="currency">
            <text:p>0 €</text:p>
          </table:table-cell>
          <table:table-cell table:style-name="ce67" table:formula="of:=SUM([.Y8:.AD8])" office:value-type="currency" office:currency="EUR" office:value="85772000" calcext:value-type="currency">
            <text:p>85,772,000 €</text:p>
          </table:table-cell>
          <table:table-cell table:style-name="ce67" table:formula="of:=[.X8]-[.AE8]" office:value-type="currency" office:currency="EUR" office:value="-83187200" calcext:value-type="currency">
            <text:p>-83,187,200 €</text:p>
          </table:table-cell>
          <table:table-cell table:style-name="ce71" office:value-type="currency" office:currency="EUR" office:value="116018300" calcext:value-type="currency">
            <text:p>116,018,300 €</text:p>
          </table:table-cell>
          <table:table-cell table:number-columns-repeated="991"/>
        </table:table-row>
        <table:table-row table:style-name="ro2">
          <table:table-cell table:style-name="ce41" office:value-type="string" calcext:value-type="string">
            <text:p>17 07</text:p>
          </table:table-cell>
          <table:table-cell table:style-name="ce4" office:value-type="string" calcext:value-type="string">
            <text:p>Informations- und Kommunikationstechnik Staatsministerium für Wirtschaft, Arbeitsmarkt und Beschäftigung</text:p>
          </table:table-cell>
          <table:table-cell table:style-name="ce67" table:content-validation-name="val18" office:value-type="currency" office:currency="EUR" office:value="0" calcext:value-type="currency">
            <text:p>0 €</text:p>
          </table:table-cell>
          <table:table-cell table:number-columns-repeated="3" table:style-name="ce67" office:value-type="currency" office:currency="EUR" office:value="0" calcext:value-type="currency">
            <text:p>0 €</text:p>
          </table:table-cell>
          <table:table-cell table:style-name="ce70" table:formula="of:=SUM([.C9:.F9])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1374000" calcext:value-type="currency">
            <text:p>1,374,000 €</text:p>
          </table:table-cell>
          <table:table-cell table:number-columns-repeated="2" table:style-name="ce67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1088700" calcext:value-type="currency">
            <text:p>1,088,7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67" table:formula="of:=SUM([.H9:.M9])" office:value-type="currency" office:currency="EUR" office:value="2462700" calcext:value-type="currency">
            <text:p>2,462,700 €</text:p>
          </table:table-cell>
          <table:table-cell table:style-name="ce67" table:formula="of:=[.G9]-[.N9]" office:value-type="currency" office:currency="EUR" office:value="-2462700" calcext:value-type="currency">
            <text:p>-2,462,7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4"/>
          <table:table-cell table:style-name="ce100" office:value-type="date" office:date-value="2026-07-17" calcext:value-type="date">
            <text:p>17 07</text:p>
          </table:table-cell>
          <table:table-cell table:style-name="ce4" office:value-type="string" calcext:value-type="string">
            <text:p>Informations- und Kommunikationstechnik Staatsministerium für Wirtschaft, Arbeitsmarkt und Beschäftigung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number-columns-repeated="3" table:style-name="ce69" office:value-type="currency" office:currency="EUR" office:value="0" calcext:value-type="currency">
            <text:p>0 €</text:p>
          </table:table-cell>
          <table:table-cell table:style-name="ce70" table:formula="of:=SUM([.T9:.W9])" office:value-type="currency" office:currency="EUR" office:value="0" calcext:value-type="currency">
            <text:p>0 €</text:p>
          </table:table-cell>
          <table:table-cell table:style-name="ce69" office:value-type="currency" office:currency="EUR" office:value="0" calcext:value-type="currency">
            <text:p>0 €</text:p>
          </table:table-cell>
          <table:table-cell table:style-name="ce69" office:value-type="currency" office:currency="EUR" office:value="1473100" calcext:value-type="currency">
            <text:p>1,473,100 €</text:p>
          </table:table-cell>
          <table:table-cell table:number-columns-repeated="2" table:style-name="ce69" office:value-type="currency" office:currency="EUR" office:value="0" calcext:value-type="currency">
            <text:p>0 €</text:p>
          </table:table-cell>
          <table:table-cell table:style-name="ce69" office:value-type="currency" office:currency="EUR" office:value="1281000" calcext:value-type="currency">
            <text:p>1,281,000 €</text:p>
          </table:table-cell>
          <table:table-cell table:style-name="ce69" office:value-type="currency" office:currency="EUR" office:value="0" calcext:value-type="currency">
            <text:p>0 €</text:p>
          </table:table-cell>
          <table:table-cell table:style-name="ce67" table:formula="of:=SUM([.Y9:.AD9])" office:value-type="currency" office:currency="EUR" office:value="2754100" calcext:value-type="currency">
            <text:p>2,754,100 €</text:p>
          </table:table-cell>
          <table:table-cell table:style-name="ce67" table:formula="of:=[.X9]-[.AE9]" office:value-type="currency" office:currency="EUR" office:value="-2754100" calcext:value-type="currency">
            <text:p>-2,754,100 €</text:p>
          </table:table-cell>
          <table:table-cell table:style-name="ce71" office:value-type="currency" office:currency="EUR" office:value="0" calcext:value-type="currency">
            <text:p>0 €</text:p>
          </table:table-cell>
          <table:table-cell table:number-columns-repeated="991"/>
        </table:table-row>
        <table:table-row table:style-name="ro2">
          <table:table-cell table:style-name="ce41" office:value-type="string" calcext:value-type="string">
            <text:p>17 08</text:p>
          </table:table-cell>
          <table:table-cell table:style-name="ce4" office:value-type="string" calcext:value-type="string">
            <text:p>Informations- und Kommunikationstechnik Staatsministerium für soziale und gesundheitliche Fürsorge</text:p>
          </table:table-cell>
          <table:table-cell table:style-name="ce67" table:content-validation-name="val18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3000000" calcext:value-type="currency">
            <text:p>3,000,000 €</text:p>
          </table:table-cell>
          <table:table-cell table:style-name="ce67" office:value-type="currency" office:currency="EUR" office:value="7000000" calcext:value-type="currency">
            <text:p>7,000,000 €</text:p>
          </table:table-cell>
          <table:table-cell table:style-name="ce70" table:formula="of:=SUM([.C10:.F10])" office:value-type="currency" office:currency="EUR" office:value="10000000" calcext:value-type="currency">
            <text:p>10,000,0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12079200" calcext:value-type="currency">
            <text:p>12,079,200 €</text:p>
          </table:table-cell>
          <table:table-cell table:style-name="ce67" office:value-type="currency" office:currency="EUR" office:value="207700" calcext:value-type="currency">
            <text:p>207,7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1053500" calcext:value-type="currency">
            <text:p>1,053,5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67" table:formula="of:=SUM([.H10:.M10])" office:value-type="currency" office:currency="EUR" office:value="13340400" calcext:value-type="currency">
            <text:p>13,340,400 €</text:p>
          </table:table-cell>
          <table:table-cell table:style-name="ce67" table:formula="of:=[.G10]-[.N10]" office:value-type="currency" office:currency="EUR" office:value="-3340400" calcext:value-type="currency">
            <text:p>-3,340,400 €</text:p>
          </table:table-cell>
          <table:table-cell table:style-name="ce67" office:value-type="currency" office:currency="EUR" office:value="3079900" calcext:value-type="currency">
            <text:p>3,079,900 €</text:p>
          </table:table-cell>
          <table:table-cell table:style-name="ce4"/>
          <table:table-cell table:style-name="ce100" office:value-type="date" office:date-value="2026-08-17" calcext:value-type="date">
            <text:p>17 08</text:p>
          </table:table-cell>
          <table:table-cell table:style-name="ce4" office:value-type="string" calcext:value-type="string">
            <text:p>Informations- und Kommunikationstechnik Staatsministerium für soziale und gesundheitliche Fürsorge</text:p>
          </table:table-cell>
          <table:table-cell table:number-columns-repeated="2" table:style-name="ce67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3731700" calcext:value-type="currency">
            <text:p>3,731,7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70" table:formula="of:=SUM([.T10:.W10])" office:value-type="currency" office:currency="EUR" office:value="3731700" calcext:value-type="currency">
            <text:p>3,731,7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6386800" calcext:value-type="currency">
            <text:p>6,386,800 €</text:p>
          </table:table-cell>
          <table:table-cell table:style-name="ce67" office:value-type="currency" office:currency="EUR" office:value="502300" calcext:value-type="currency">
            <text:p>502,3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1302300" calcext:value-type="currency">
            <text:p>1,302,3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67" table:formula="of:=SUM([.Y10:.AD10])" office:value-type="currency" office:currency="EUR" office:value="8191400" calcext:value-type="currency">
            <text:p>8,191,400 €</text:p>
          </table:table-cell>
          <table:table-cell table:style-name="ce67" table:formula="of:=[.X10]-[.AE10]" office:value-type="currency" office:currency="EUR" office:value="-4459700" calcext:value-type="currency">
            <text:p>-4,459,700 €</text:p>
          </table:table-cell>
          <table:table-cell table:style-name="ce67" office:value-type="currency" office:currency="EUR" office:value="3807700" calcext:value-type="currency">
            <text:p>3,807,700 €</text:p>
          </table:table-cell>
          <table:table-cell table:number-columns-repeated="991"/>
        </table:table-row>
        <table:table-row table:style-name="ro2">
          <table:table-cell table:style-name="ce41" office:value-type="string" calcext:value-type="string">
            <text:p>17 09</text:p>
          </table:table-cell>
          <table:table-cell table:style-name="ce4" office:value-type="string" calcext:value-type="string">
            <text:p>Informations- und Kommunikationstechnik Staatsministerium für Umwelt, Energie und Klimaschutz</text:p>
          </table:table-cell>
          <table:table-cell table:style-name="ce67" table:content-validation-name="val18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11565400" calcext:value-type="currency">
            <text:p>11,565,400 €</text:p>
          </table:table-cell>
          <table:table-cell table:style-name="ce67" office:value-type="currency" office:currency="EUR" office:value="48700" calcext:value-type="currency">
            <text:p>48,700 €</text:p>
          </table:table-cell>
          <table:table-cell table:style-name="ce70" table:formula="of:=SUM([.C11:.F11])" office:value-type="currency" office:currency="EUR" office:value="11614100" calcext:value-type="currency">
            <text:p>11,614,1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15147300" calcext:value-type="currency">
            <text:p>15,147,300 €</text:p>
          </table:table-cell>
          <table:table-cell table:style-name="ce67" office:value-type="currency" office:currency="EUR" office:value="1355700" calcext:value-type="currency">
            <text:p>1,355,7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2365500" calcext:value-type="currency">
            <text:p>2,365,500 €</text:p>
          </table:table-cell>
          <table:table-cell table:style-name="ce67" office:value-type="currency" office:currency="EUR" office:value="505600" calcext:value-type="currency">
            <text:p>505,600 €</text:p>
          </table:table-cell>
          <table:table-cell table:style-name="ce67" table:formula="of:=SUM([.H11:.M11])" office:value-type="currency" office:currency="EUR" office:value="19374100" calcext:value-type="currency">
            <text:p>19,374,100 €</text:p>
          </table:table-cell>
          <table:table-cell table:style-name="ce67" table:formula="of:=[.G11]-[.N11]" office:value-type="currency" office:currency="EUR" office:value="-7760000" calcext:value-type="currency">
            <text:p>-7,760,000 €</text:p>
          </table:table-cell>
          <table:table-cell table:style-name="ce67" office:value-type="currency" office:currency="EUR" office:value="6526600" calcext:value-type="currency">
            <text:p>6,526,600 €</text:p>
          </table:table-cell>
          <table:table-cell table:style-name="ce4"/>
          <table:table-cell table:style-name="ce100" office:value-type="date" office:date-value="2026-09-17" calcext:value-type="date">
            <text:p>17 09</text:p>
          </table:table-cell>
          <table:table-cell table:style-name="ce4" office:value-type="string" calcext:value-type="string">
            <text:p>Informations- und Kommunikationstechnik Staatsministerium für Umwelt, Energie und Klimaschutz</text:p>
          </table:table-cell>
          <table:table-cell table:number-columns-repeated="2" table:style-name="ce67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6358100" calcext:value-type="currency">
            <text:p>6,358,100 €</text:p>
          </table:table-cell>
          <table:table-cell table:style-name="ce67" office:value-type="currency" office:currency="EUR" office:value="49100" calcext:value-type="currency">
            <text:p>49,100 €</text:p>
          </table:table-cell>
          <table:table-cell table:style-name="ce70" table:formula="of:=SUM([.T11:.W11])" office:value-type="currency" office:currency="EUR" office:value="6407200" calcext:value-type="currency">
            <text:p>6,407,2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9353900" calcext:value-type="currency">
            <text:p>9,353,900 €</text:p>
          </table:table-cell>
          <table:table-cell table:style-name="ce67" office:value-type="currency" office:currency="EUR" office:value="1334200" calcext:value-type="currency">
            <text:p>1,334,2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2446500" calcext:value-type="currency">
            <text:p>2,446,500 €</text:p>
          </table:table-cell>
          <table:table-cell table:style-name="ce67" office:value-type="currency" office:currency="EUR" office:value="523700" calcext:value-type="currency">
            <text:p>523,700 €</text:p>
          </table:table-cell>
          <table:table-cell table:style-name="ce67" table:formula="of:=SUM([.Y11:.AD11])" office:value-type="currency" office:currency="EUR" office:value="13658300" calcext:value-type="currency">
            <text:p>13,658,300 €</text:p>
          </table:table-cell>
          <table:table-cell table:style-name="ce67" table:formula="of:=[.X11]-[.AE11]" office:value-type="currency" office:currency="EUR" office:value="-7251100" calcext:value-type="currency">
            <text:p>-7,251,100 €</text:p>
          </table:table-cell>
          <table:table-cell table:style-name="ce67" office:value-type="currency" office:currency="EUR" office:value="7839400" calcext:value-type="currency">
            <text:p>7,839,400 €</text:p>
          </table:table-cell>
          <table:table-cell table:number-columns-repeated="991"/>
        </table:table-row>
        <table:table-row table:style-name="ro2">
          <table:table-cell table:style-name="ce41" office:value-type="string" calcext:value-type="string">
            <text:p>17 09 01</text:p>
          </table:table-cell>
          <table:table-cell table:style-name="ce4" office:value-type="string" calcext:value-type="string">
            <text:p>IKT-Bedarf Landesamt für Umwelt und Naturschutz</text:p>
          </table:table-cell>
          <table:table-cell table:style-name="ce67" table:content-validation-name="val18" office:value-type="currency" office:currency="EUR" office:value="0" calcext:value-type="currency">
            <text:p>0 €</text:p>
          </table:table-cell>
          <table:table-cell table:number-columns-repeated="3" table:style-name="ce67" office:value-type="currency" office:currency="EUR" office:value="0" calcext:value-type="currency">
            <text:p>0 €</text:p>
          </table:table-cell>
          <table:table-cell table:style-name="ce70" table:formula="of:=SUM([.C12:.F12])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686100" calcext:value-type="currency">
            <text:p>686,100 €</text:p>
          </table:table-cell>
          <table:table-cell table:number-columns-repeated="2" table:style-name="ce67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215000" calcext:value-type="currency">
            <text:p>215,0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67" table:formula="of:=SUM([.H12:.M12])" office:value-type="currency" office:currency="EUR" office:value="901100" calcext:value-type="currency">
            <text:p>901,100 €</text:p>
          </table:table-cell>
          <table:table-cell table:style-name="ce67" table:formula="of:=[.G12]-[.N12]" office:value-type="currency" office:currency="EUR" office:value="-901100" calcext:value-type="currency">
            <text:p>-901,1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4"/>
          <table:table-cell table:style-name="ce116" office:value-type="date" office:date-value="2001-09-17" calcext:value-type="date">
            <text:p>17 09 01</text:p>
          </table:table-cell>
          <table:table-cell table:style-name="ce4" office:value-type="string" calcext:value-type="string">
            <text:p>IKT-Bedarf Landesamt für Umwelt, Landwirtschaft und Geologie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number-columns-repeated="3" table:style-name="ce69" office:value-type="currency" office:currency="EUR" office:value="0" calcext:value-type="currency">
            <text:p>0 €</text:p>
          </table:table-cell>
          <table:table-cell table:style-name="ce70" table:formula="of:=SUM([.T12:.W12])" office:value-type="currency" office:currency="EUR" office:value="0" calcext:value-type="currency">
            <text:p>0 €</text:p>
          </table:table-cell>
          <table:table-cell table:style-name="ce69" office:value-type="currency" office:currency="EUR" office:value="0" calcext:value-type="currency">
            <text:p>0 €</text:p>
          </table:table-cell>
          <table:table-cell table:style-name="ce69" office:value-type="currency" office:currency="EUR" office:value="732600" calcext:value-type="currency">
            <text:p>732,600 €</text:p>
          </table:table-cell>
          <table:table-cell table:number-columns-repeated="2" table:style-name="ce69" office:value-type="currency" office:currency="EUR" office:value="0" calcext:value-type="currency">
            <text:p>0 €</text:p>
          </table:table-cell>
          <table:table-cell table:style-name="ce69" office:value-type="currency" office:currency="EUR" office:value="183000" calcext:value-type="currency">
            <text:p>183,000 €</text:p>
          </table:table-cell>
          <table:table-cell table:style-name="ce69" office:value-type="currency" office:currency="EUR" office:value="0" calcext:value-type="currency">
            <text:p>0 €</text:p>
          </table:table-cell>
          <table:table-cell table:style-name="ce67" table:formula="of:=SUM([.Y12:.AD12])" office:value-type="currency" office:currency="EUR" office:value="915600" calcext:value-type="currency">
            <text:p>915,600 €</text:p>
          </table:table-cell>
          <table:table-cell table:style-name="ce67" table:formula="of:=[.X12]-[.AE12]" office:value-type="currency" office:currency="EUR" office:value="-915600" calcext:value-type="currency">
            <text:p>-915,600 €</text:p>
          </table:table-cell>
          <table:table-cell table:style-name="ce71" office:value-type="currency" office:currency="EUR" office:value="0" calcext:value-type="currency">
            <text:p>0 €</text:p>
          </table:table-cell>
          <table:table-cell table:number-columns-repeated="991"/>
        </table:table-row>
        <table:table-row table:style-name="ro2">
          <table:table-cell table:style-name="ce41" office:value-type="string" calcext:value-type="string">
            <text:p>17 09 02</text:p>
          </table:table-cell>
          <table:table-cell table:style-name="ce4" office:value-type="string" calcext:value-type="string">
            <text:p>IKT-Bedarf Nationalparkämter und Biosphärenreservate</text:p>
          </table:table-cell>
          <table:table-cell table:style-name="ce67" table:content-validation-name="val18" office:value-type="currency" office:currency="EUR" office:value="0" calcext:value-type="currency">
            <text:p>0 €</text:p>
          </table:table-cell>
          <table:table-cell table:number-columns-repeated="3" table:style-name="ce67" office:value-type="currency" office:currency="EUR" office:value="0" calcext:value-type="currency">
            <text:p>0 €</text:p>
          </table:table-cell>
          <table:table-cell table:style-name="ce70" table:formula="of:=SUM([.C13:.F13])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161200" calcext:value-type="currency">
            <text:p>161,200 €</text:p>
          </table:table-cell>
          <table:table-cell table:number-columns-repeated="2" table:style-name="ce67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49000" calcext:value-type="currency">
            <text:p>49,0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67" table:formula="of:=SUM([.H13:.M13])" office:value-type="currency" office:currency="EUR" office:value="210200" calcext:value-type="currency">
            <text:p>210,200 €</text:p>
          </table:table-cell>
          <table:table-cell table:style-name="ce67" table:formula="of:=[.G13]-[.N13]" office:value-type="currency" office:currency="EUR" office:value="-210200" calcext:value-type="currency">
            <text:p>-210,2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4"/>
          <table:table-cell table:style-name="ce116" office:value-type="date" office:date-value="2002-09-17" calcext:value-type="date">
            <text:p>17 09 02</text:p>
          </table:table-cell>
          <table:table-cell table:style-name="ce4" office:value-type="string" calcext:value-type="string">
            <text:p>IKT-Bedarf Nationalparkämter und Biosphärenreservate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number-columns-repeated="3" table:style-name="ce69" office:value-type="currency" office:currency="EUR" office:value="0" calcext:value-type="currency">
            <text:p>0 €</text:p>
          </table:table-cell>
          <table:table-cell table:style-name="ce70" table:formula="of:=SUM([.T13:.W13])" office:value-type="currency" office:currency="EUR" office:value="0" calcext:value-type="currency">
            <text:p>0 €</text:p>
          </table:table-cell>
          <table:table-cell table:style-name="ce69" office:value-type="currency" office:currency="EUR" office:value="0" calcext:value-type="currency">
            <text:p>0 €</text:p>
          </table:table-cell>
          <table:table-cell table:style-name="ce69" office:value-type="currency" office:currency="EUR" office:value="161200" calcext:value-type="currency">
            <text:p>161,200 €</text:p>
          </table:table-cell>
          <table:table-cell table:number-columns-repeated="2" table:style-name="ce69" office:value-type="currency" office:currency="EUR" office:value="0" calcext:value-type="currency">
            <text:p>0 €</text:p>
          </table:table-cell>
          <table:table-cell table:style-name="ce69" office:value-type="currency" office:currency="EUR" office:value="49000" calcext:value-type="currency">
            <text:p>49,000 €</text:p>
          </table:table-cell>
          <table:table-cell table:style-name="ce69" office:value-type="currency" office:currency="EUR" office:value="0" calcext:value-type="currency">
            <text:p>0 €</text:p>
          </table:table-cell>
          <table:table-cell table:style-name="ce67" table:formula="of:=SUM([.Y13:.AD13])" office:value-type="currency" office:currency="EUR" office:value="210200" calcext:value-type="currency">
            <text:p>210,200 €</text:p>
          </table:table-cell>
          <table:table-cell table:style-name="ce67" table:formula="of:=[.X13]-[.AE13]" office:value-type="currency" office:currency="EUR" office:value="-210200" calcext:value-type="currency">
            <text:p>-210,200 €</text:p>
          </table:table-cell>
          <table:table-cell table:style-name="ce71" office:value-type="currency" office:currency="EUR" office:value="0" calcext:value-type="currency">
            <text:p>0 €</text:p>
          </table:table-cell>
          <table:table-cell table:number-columns-repeated="991"/>
        </table:table-row>
        <table:table-row table:style-name="ro2">
          <table:table-cell table:style-name="ce41" office:value-type="string" calcext:value-type="string">
            <text:p>17 10</text:p>
          </table:table-cell>
          <table:table-cell table:style-name="ce4" office:value-type="string" calcext:value-type="string">
            <text:p>Informations- und Kommunikationstechnik Staatsministerium für Mobilität, Infrastruktur und Landesentwicklung</text:p>
          </table:table-cell>
          <table:table-cell table:style-name="ce67" table:content-validation-name="val18" office:value-type="currency" office:currency="EUR" office:value="0" calcext:value-type="currency">
            <text:p>0 €</text:p>
          </table:table-cell>
          <table:table-cell table:number-columns-repeated="3" table:style-name="ce67" office:value-type="currency" office:currency="EUR" office:value="0" calcext:value-type="currency">
            <text:p>0 €</text:p>
          </table:table-cell>
          <table:table-cell table:style-name="ce70" table:formula="of:=SUM([.C14:.F14])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14352700" calcext:value-type="currency">
            <text:p>14,352,700 €</text:p>
          </table:table-cell>
          <table:table-cell table:style-name="ce67" office:value-type="currency" office:currency="EUR" office:value="6140900" calcext:value-type="currency">
            <text:p>6,140,9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4704200" calcext:value-type="currency">
            <text:p>4,704,2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67" table:formula="of:=SUM([.H14:.M14])" office:value-type="currency" office:currency="EUR" office:value="25197800" calcext:value-type="currency">
            <text:p>25,197,800 €</text:p>
          </table:table-cell>
          <table:table-cell table:style-name="ce67" table:formula="of:=[.G14]-[.N14]" office:value-type="currency" office:currency="EUR" office:value="-25197800" calcext:value-type="currency">
            <text:p>-25,197,800 €</text:p>
          </table:table-cell>
          <table:table-cell table:style-name="ce67" office:value-type="currency" office:currency="EUR" office:value="16804500" calcext:value-type="currency">
            <text:p>16,804,500 €</text:p>
          </table:table-cell>
          <table:table-cell table:style-name="ce4"/>
          <table:table-cell table:style-name="ce100" office:value-type="date" office:date-value="2026-10-17" calcext:value-type="date">
            <text:p>17 10</text:p>
          </table:table-cell>
          <table:table-cell table:style-name="ce4" office:value-type="string" calcext:value-type="string">
            <text:p>Informations- und Kommunikationstechnik Staatsministerium für Mobilität, Infrastruktur und Landesentwicklung</text:p>
          </table:table-cell>
          <table:table-cell table:number-columns-repeated="4" table:style-name="ce67" office:value-type="currency" office:currency="EUR" office:value="0" calcext:value-type="currency">
            <text:p>0 €</text:p>
          </table:table-cell>
          <table:table-cell table:style-name="ce70" table:formula="of:=SUM([.T14:.W14])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16232900" calcext:value-type="currency">
            <text:p>16,232,900 €</text:p>
          </table:table-cell>
          <table:table-cell table:style-name="ce67" office:value-type="currency" office:currency="EUR" office:value="6260400" calcext:value-type="currency">
            <text:p>6,260,4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3377200" calcext:value-type="currency">
            <text:p>3,377,2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67" table:formula="of:=SUM([.Y14:.AD14])" office:value-type="currency" office:currency="EUR" office:value="25870500" calcext:value-type="currency">
            <text:p>25,870,500 €</text:p>
          </table:table-cell>
          <table:table-cell table:style-name="ce67" table:formula="of:=[.X14]-[.AE14]" office:value-type="currency" office:currency="EUR" office:value="-25870500" calcext:value-type="currency">
            <text:p>-25,870,500 €</text:p>
          </table:table-cell>
          <table:table-cell table:style-name="ce67" office:value-type="currency" office:currency="EUR" office:value="5860500" calcext:value-type="currency">
            <text:p>5,860,500 €</text:p>
          </table:table-cell>
          <table:table-cell table:number-columns-repeated="991"/>
        </table:table-row>
        <table:table-row table:style-name="ro2">
          <table:table-cell table:style-name="ce41" office:value-type="string" calcext:value-type="string">
            <text:p>17 11</text:p>
          </table:table-cell>
          <table:table-cell table:style-name="ce4" office:value-type="string" calcext:value-type="string">
            <text:p>Informations- und Kommunikationstechnik Staatsministerium für Kultur, Wissenschaft und Tourismus</text:p>
          </table:table-cell>
          <table:table-cell table:style-name="ce67" table:content-validation-name="val18" office:value-type="currency" office:currency="EUR" office:value="0" calcext:value-type="currency">
            <text:p>0 €</text:p>
          </table:table-cell>
          <table:table-cell table:number-columns-repeated="3" table:style-name="ce67" office:value-type="currency" office:currency="EUR" office:value="0" calcext:value-type="currency">
            <text:p>0 €</text:p>
          </table:table-cell>
          <table:table-cell table:style-name="ce70" table:formula="of:=SUM([.C15:.F15])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457300" calcext:value-type="currency">
            <text:p>457,300 €</text:p>
          </table:table-cell>
          <table:table-cell table:number-columns-repeated="4" table:style-name="ce67" office:value-type="currency" office:currency="EUR" office:value="0" calcext:value-type="currency">
            <text:p>0 €</text:p>
          </table:table-cell>
          <table:table-cell table:style-name="ce67" table:formula="of:=SUM([.H15:.M15])" office:value-type="currency" office:currency="EUR" office:value="457300" calcext:value-type="currency">
            <text:p>457,300 €</text:p>
          </table:table-cell>
          <table:table-cell table:style-name="ce67" table:formula="of:=[.G15]-[.N15]" office:value-type="currency" office:currency="EUR" office:value="-457300" calcext:value-type="currency">
            <text:p>-457,3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4"/>
          <table:table-cell table:style-name="ce100" office:value-type="date" office:date-value="2026-11-17" calcext:value-type="date">
            <text:p>17 11</text:p>
          </table:table-cell>
          <table:table-cell table:style-name="ce4" office:value-type="string" calcext:value-type="string">
            <text:p>Informations- und Kommunikationstechnik Staatsministerium für Kultur, Wissenschaft und Tourismus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number-columns-repeated="3" table:style-name="ce69" office:value-type="currency" office:currency="EUR" office:value="0" calcext:value-type="currency">
            <text:p>0 €</text:p>
          </table:table-cell>
          <table:table-cell table:style-name="ce70" table:formula="of:=SUM([.T15:.W15])" office:value-type="currency" office:currency="EUR" office:value="0" calcext:value-type="currency">
            <text:p>0 €</text:p>
          </table:table-cell>
          <table:table-cell table:style-name="ce69" office:value-type="currency" office:currency="EUR" office:value="0" calcext:value-type="currency">
            <text:p>0 €</text:p>
          </table:table-cell>
          <table:table-cell table:style-name="ce69" office:value-type="currency" office:currency="EUR" office:value="1113200" calcext:value-type="currency">
            <text:p>1,113,200 €</text:p>
          </table:table-cell>
          <table:table-cell table:number-columns-repeated="4" table:style-name="ce69" office:value-type="currency" office:currency="EUR" office:value="0" calcext:value-type="currency">
            <text:p>0 €</text:p>
          </table:table-cell>
          <table:table-cell table:style-name="ce67" table:formula="of:=SUM([.Y15:.AD15])" office:value-type="currency" office:currency="EUR" office:value="1113200" calcext:value-type="currency">
            <text:p>1,113,200 €</text:p>
          </table:table-cell>
          <table:table-cell table:style-name="ce67" table:formula="of:=[.X15]-[.AE15]" office:value-type="currency" office:currency="EUR" office:value="-1113200" calcext:value-type="currency">
            <text:p>-1,113,200 €</text:p>
          </table:table-cell>
          <table:table-cell table:style-name="ce71" office:value-type="currency" office:currency="EUR" office:value="0" calcext:value-type="currency">
            <text:p>0 €</text:p>
          </table:table-cell>
          <table:table-cell table:number-columns-repeated="991"/>
        </table:table-row>
        <table:table-row table:style-name="ro2">
          <table:table-cell table:style-name="ce41" office:value-type="string" calcext:value-type="string">
            <text:p>17 11 01</text:p>
          </table:table-cell>
          <table:table-cell table:style-name="ce4" office:value-type="string" calcext:value-type="string">
            <text:p>IKT-Bedarf Landesamt für Denkmalpflege und Archäologie</text:p>
          </table:table-cell>
          <table:table-cell table:style-name="ce67" table:content-validation-name="val18" office:value-type="currency" office:currency="EUR" office:value="0" calcext:value-type="currency">
            <text:p>0 €</text:p>
          </table:table-cell>
          <table:table-cell table:number-columns-repeated="3" table:style-name="ce67" office:value-type="currency" office:currency="EUR" office:value="0" calcext:value-type="currency">
            <text:p>0 €</text:p>
          </table:table-cell>
          <table:table-cell table:style-name="ce70" table:formula="of:=SUM([.C16:.F16])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835700" calcext:value-type="currency">
            <text:p>835,700 €</text:p>
          </table:table-cell>
          <table:table-cell table:number-columns-repeated="2" table:style-name="ce67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20500" calcext:value-type="currency">
            <text:p>20,5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67" table:formula="of:=SUM([.H16:.M16])" office:value-type="currency" office:currency="EUR" office:value="856200" calcext:value-type="currency">
            <text:p>856,200 €</text:p>
          </table:table-cell>
          <table:table-cell table:style-name="ce67" table:formula="of:=[.G16]-[.N16]" office:value-type="currency" office:currency="EUR" office:value="-856200" calcext:value-type="currency">
            <text:p>-856,2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4"/>
          <table:table-cell table:style-name="ce117" office:value-type="date" office:date-value="2001-11-17" calcext:value-type="date">
            <text:p>17 11 01</text:p>
          </table:table-cell>
          <table:table-cell table:style-name="ce4" office:value-type="string" calcext:value-type="string">
            <text:p>IKT-Bedarf Landesamt für Denkmalpflege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number-columns-repeated="3" table:style-name="ce69" office:value-type="currency" office:currency="EUR" office:value="0" calcext:value-type="currency">
            <text:p>0 €</text:p>
          </table:table-cell>
          <table:table-cell table:style-name="ce70" table:formula="of:=SUM([.T16:.W16])" office:value-type="currency" office:currency="EUR" office:value="0" calcext:value-type="currency">
            <text:p>0 €</text:p>
          </table:table-cell>
          <table:table-cell table:style-name="ce69" office:value-type="currency" office:currency="EUR" office:value="0" calcext:value-type="currency">
            <text:p>0 €</text:p>
          </table:table-cell>
          <table:table-cell table:style-name="ce69" office:value-type="currency" office:currency="EUR" office:value="835700" calcext:value-type="currency">
            <text:p>835,700 €</text:p>
          </table:table-cell>
          <table:table-cell table:number-columns-repeated="2" table:style-name="ce69" office:value-type="currency" office:currency="EUR" office:value="0" calcext:value-type="currency">
            <text:p>0 €</text:p>
          </table:table-cell>
          <table:table-cell table:style-name="ce69" office:value-type="currency" office:currency="EUR" office:value="20500" calcext:value-type="currency">
            <text:p>20,500 €</text:p>
          </table:table-cell>
          <table:table-cell table:style-name="ce69" office:value-type="currency" office:currency="EUR" office:value="0" calcext:value-type="currency">
            <text:p>0 €</text:p>
          </table:table-cell>
          <table:table-cell table:style-name="ce67" table:formula="of:=SUM([.Y16:.AD16])" office:value-type="currency" office:currency="EUR" office:value="856200" calcext:value-type="currency">
            <text:p>856,200 €</text:p>
          </table:table-cell>
          <table:table-cell table:style-name="ce67" table:formula="of:=[.X16]-[.AE16]" office:value-type="currency" office:currency="EUR" office:value="-856200" calcext:value-type="currency">
            <text:p>-856,200 €</text:p>
          </table:table-cell>
          <table:table-cell table:style-name="ce71" office:value-type="currency" office:currency="EUR" office:value="0" calcext:value-type="currency">
            <text:p>0 €</text:p>
          </table:table-cell>
          <table:table-cell table:number-columns-repeated="991"/>
        </table:table-row>
        <table:table-row table:style-name="ro2">
          <table:table-cell table:style-name="ce41" office:value-type="string" calcext:value-type="string">
            <text:p>17 11 02</text:p>
          </table:table-cell>
          <table:table-cell table:style-name="ce4" office:value-type="string" calcext:value-type="string">
            <text:p>IKT-Bedarf Staatliche Schlösser, Gärten und Kunstsammlungen</text:p>
          </table:table-cell>
          <table:table-cell table:style-name="ce67" table:content-validation-name="val18" office:value-type="currency" office:currency="EUR" office:value="0" calcext:value-type="currency">
            <text:p>0 €</text:p>
          </table:table-cell>
          <table:table-cell table:number-columns-repeated="3" table:style-name="ce67" office:value-type="currency" office:currency="EUR" office:value="0" calcext:value-type="currency">
            <text:p>0 €</text:p>
          </table:table-cell>
          <table:table-cell table:style-name="ce70" table:formula="of:=SUM([.C17:.F17])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794700" calcext:value-type="currency">
            <text:p>794,700 €</text:p>
          </table:table-cell>
          <table:table-cell table:number-columns-repeated="2" table:style-name="ce67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12000" calcext:value-type="currency">
            <text:p>12,0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67" table:formula="of:=SUM([.H17:.M17])" office:value-type="currency" office:currency="EUR" office:value="806700" calcext:value-type="currency">
            <text:p>806,700 €</text:p>
          </table:table-cell>
          <table:table-cell table:style-name="ce67" table:formula="of:=[.G17]-[.N17]" office:value-type="currency" office:currency="EUR" office:value="-806700" calcext:value-type="currency">
            <text:p>-806,7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4"/>
          <table:table-cell table:style-name="ce117" office:value-type="date" office:date-value="2002-11-17" calcext:value-type="date">
            <text:p>17 11 02</text:p>
          </table:table-cell>
          <table:table-cell table:style-name="ce4" office:value-type="string" calcext:value-type="string">
            <text:p>IKT-Bedarf Staatliche Schlösser, Gärten und Kunstsammlungen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number-columns-repeated="3" table:style-name="ce69" office:value-type="currency" office:currency="EUR" office:value="0" calcext:value-type="currency">
            <text:p>0 €</text:p>
          </table:table-cell>
          <table:table-cell table:style-name="ce70" table:formula="of:=SUM([.T17:.W17])" office:value-type="currency" office:currency="EUR" office:value="0" calcext:value-type="currency">
            <text:p>0 €</text:p>
          </table:table-cell>
          <table:table-cell table:style-name="ce69" office:value-type="currency" office:currency="EUR" office:value="0" calcext:value-type="currency">
            <text:p>0 €</text:p>
          </table:table-cell>
          <table:table-cell table:style-name="ce69" office:value-type="currency" office:currency="EUR" office:value="820700" calcext:value-type="currency">
            <text:p>820,700 €</text:p>
          </table:table-cell>
          <table:table-cell table:number-columns-repeated="4" table:style-name="ce69" office:value-type="currency" office:currency="EUR" office:value="0" calcext:value-type="currency">
            <text:p>0 €</text:p>
          </table:table-cell>
          <table:table-cell table:style-name="ce67" table:formula="of:=SUM([.Y17:.AD17])" office:value-type="currency" office:currency="EUR" office:value="820700" calcext:value-type="currency">
            <text:p>820,700 €</text:p>
          </table:table-cell>
          <table:table-cell table:style-name="ce67" table:formula="of:=[.X17]-[.AE17]" office:value-type="currency" office:currency="EUR" office:value="-820700" calcext:value-type="currency">
            <text:p>-820,700 €</text:p>
          </table:table-cell>
          <table:table-cell table:style-name="ce71" office:value-type="currency" office:currency="EUR" office:value="0" calcext:value-type="currency">
            <text:p>0 €</text:p>
          </table:table-cell>
          <table:table-cell table:number-columns-repeated="991"/>
        </table:table-row>
        <table:table-row table:style-name="ro2">
          <table:table-cell table:style-name="ce41" office:value-type="string" calcext:value-type="string">
            <text:p>17 12</text:p>
          </table:table-cell>
          <table:table-cell table:style-name="ce4" office:value-type="string" calcext:value-type="string">
            <text:p>Informations- und Kommunikationstechnik Staatsministerium für Völkerfreundschaft und Nachbarschaftspolitik</text:p>
          </table:table-cell>
          <table:table-cell table:style-name="ce67" table:content-validation-name="val18" office:value-type="currency" office:currency="EUR" office:value="0" calcext:value-type="currency">
            <text:p>0 €</text:p>
          </table:table-cell>
          <table:table-cell table:number-columns-repeated="3" table:style-name="ce67" office:value-type="currency" office:currency="EUR" office:value="0" calcext:value-type="currency">
            <text:p>0 €</text:p>
          </table:table-cell>
          <table:table-cell table:style-name="ce70" table:formula="of:=SUM([.C18:.F18])" office:value-type="currency" office:currency="EUR" office:value="0" calcext:value-type="currency">
            <text:p>0 €</text:p>
          </table:table-cell>
          <table:table-cell table:number-columns-repeated="6" table:style-name="ce67" office:value-type="currency" office:currency="EUR" office:value="0" calcext:value-type="currency">
            <text:p>0 €</text:p>
          </table:table-cell>
          <table:table-cell table:style-name="ce67" table:formula="of:=SUM([.H18:.M18])" office:value-type="currency" office:currency="EUR" office:value="0" calcext:value-type="currency">
            <text:p>0 €</text:p>
          </table:table-cell>
          <table:table-cell table:style-name="ce67" table:formula="of:=[.G18]-[.N18]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4"/>
          <table:table-cell table:style-name="ce100" office:value-type="date" office:date-value="2026-12-17" calcext:value-type="date">
            <text:p>17 12</text:p>
          </table:table-cell>
          <table:table-cell table:style-name="ce4" office:value-type="string" calcext:value-type="string">
            <text:p>Informations- und Kommunikationstechnik Staatsministerium für Völkerfreundschaft und Nachbarschaftspolitik</text:p>
          </table:table-cell>
          <table:table-cell table:number-columns-repeated="4" table:style-name="ce67" office:value-type="currency" office:currency="EUR" office:value="0" calcext:value-type="currency">
            <text:p>0 €</text:p>
          </table:table-cell>
          <table:table-cell table:style-name="ce70" table:formula="of:=SUM([.T18:.W18])" office:value-type="currency" office:currency="EUR" office:value="0" calcext:value-type="currency">
            <text:p>0 €</text:p>
          </table:table-cell>
          <table:table-cell table:number-columns-repeated="6" table:style-name="ce67" office:value-type="currency" office:currency="EUR" office:value="0" calcext:value-type="currency">
            <text:p>0 €</text:p>
          </table:table-cell>
          <table:table-cell table:style-name="ce67" table:formula="of:=SUM([.Y18:.AD18])" office:value-type="currency" office:currency="EUR" office:value="0" calcext:value-type="currency">
            <text:p>0 €</text:p>
          </table:table-cell>
          <table:table-cell table:style-name="ce67" table:formula="of:=[.X18]-[.AE18]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number-columns-repeated="991"/>
        </table:table-row>
        <table:table-row table:style-name="ro2">
          <table:table-cell table:style-name="ce41" office:value-type="string" calcext:value-type="string">
            <text:p>17 12 01</text:p>
          </table:table-cell>
          <table:table-cell table:style-name="ce4" office:value-type="string" calcext:value-type="string">
            <text:p>IKT-Bedarf Landesvertretung beim Bund</text:p>
          </table:table-cell>
          <table:table-cell table:style-name="ce67" table:content-validation-name="val18" office:value-type="currency" office:currency="EUR" office:value="0" calcext:value-type="currency">
            <text:p>0 €</text:p>
          </table:table-cell>
          <table:table-cell table:number-columns-repeated="3" table:style-name="ce67" office:value-type="currency" office:currency="EUR" office:value="0" calcext:value-type="currency">
            <text:p>0 €</text:p>
          </table:table-cell>
          <table:table-cell table:style-name="ce70" table:formula="of:=SUM([.C19:.F19])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9200" calcext:value-type="currency">
            <text:p>9,200 €</text:p>
          </table:table-cell>
          <table:table-cell table:number-columns-repeated="4" table:style-name="ce67" office:value-type="currency" office:currency="EUR" office:value="0" calcext:value-type="currency">
            <text:p>0 €</text:p>
          </table:table-cell>
          <table:table-cell table:style-name="ce67" table:formula="of:=SUM([.H19:.M19])" office:value-type="currency" office:currency="EUR" office:value="9200" calcext:value-type="currency">
            <text:p>9,200 €</text:p>
          </table:table-cell>
          <table:table-cell table:style-name="ce67" table:formula="of:=[.G19]-[.N19]" office:value-type="currency" office:currency="EUR" office:value="-9200" calcext:value-type="currency">
            <text:p>-9,2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4"/>
          <table:table-cell table:style-name="ce117" office:value-type="date" office:date-value="2001-12-17" calcext:value-type="date">
            <text:p>17 12 01</text:p>
          </table:table-cell>
          <table:table-cell table:style-name="ce4" office:value-type="string" calcext:value-type="string">
            <text:p>IKT-Bedarf Landesvertretung beim Bund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number-columns-repeated="3" table:style-name="ce69" office:value-type="currency" office:currency="EUR" office:value="0" calcext:value-type="currency">
            <text:p>0 €</text:p>
          </table:table-cell>
          <table:table-cell table:style-name="ce70" table:formula="of:=SUM([.T19:.W19])" office:value-type="currency" office:currency="EUR" office:value="0" calcext:value-type="currency">
            <text:p>0 €</text:p>
          </table:table-cell>
          <table:table-cell table:style-name="ce69" office:value-type="currency" office:currency="EUR" office:value="0" calcext:value-type="currency">
            <text:p>0 €</text:p>
          </table:table-cell>
          <table:table-cell table:style-name="ce69" office:value-type="currency" office:currency="EUR" office:value="9200" calcext:value-type="currency">
            <text:p>9,200 €</text:p>
          </table:table-cell>
          <table:table-cell table:number-columns-repeated="4" table:style-name="ce69" office:value-type="currency" office:currency="EUR" office:value="0" calcext:value-type="currency">
            <text:p>0 €</text:p>
          </table:table-cell>
          <table:table-cell table:style-name="ce67" table:formula="of:=SUM([.Y19:.AD19])" office:value-type="currency" office:currency="EUR" office:value="9200" calcext:value-type="currency">
            <text:p>9,200 €</text:p>
          </table:table-cell>
          <table:table-cell table:style-name="ce67" table:formula="of:=[.X19]-[.AE19]" office:value-type="currency" office:currency="EUR" office:value="-9200" calcext:value-type="currency">
            <text:p>-9,200 €</text:p>
          </table:table-cell>
          <table:table-cell table:style-name="ce71" office:value-type="currency" office:currency="EUR" office:value="0" calcext:value-type="currency">
            <text:p>0 €</text:p>
          </table:table-cell>
          <table:table-cell table:number-columns-repeated="991"/>
        </table:table-row>
        <table:table-row table:style-name="ro2">
          <table:table-cell table:style-name="ce41" office:value-type="string" calcext:value-type="string">
            <text:p>17 12 02</text:p>
          </table:table-cell>
          <table:table-cell table:style-name="ce4" office:value-type="string" calcext:value-type="string">
            <text:p>IKT-Bedarf Landesvertretung Brüssel</text:p>
          </table:table-cell>
          <table:table-cell table:style-name="ce67" table:content-validation-name="val18" office:value-type="currency" office:currency="EUR" office:value="0" calcext:value-type="currency">
            <text:p>0 €</text:p>
          </table:table-cell>
          <table:table-cell table:number-columns-repeated="3" table:style-name="ce67" office:value-type="currency" office:currency="EUR" office:value="0" calcext:value-type="currency">
            <text:p>0 €</text:p>
          </table:table-cell>
          <table:table-cell table:style-name="ce70" table:formula="of:=SUM([.C20:.F20])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6800" calcext:value-type="currency">
            <text:p>6,800 €</text:p>
          </table:table-cell>
          <table:table-cell table:number-columns-repeated="4" table:style-name="ce67" office:value-type="currency" office:currency="EUR" office:value="0" calcext:value-type="currency">
            <text:p>0 €</text:p>
          </table:table-cell>
          <table:table-cell table:style-name="ce67" table:formula="of:=SUM([.H20:.M20])" office:value-type="currency" office:currency="EUR" office:value="6800" calcext:value-type="currency">
            <text:p>6,800 €</text:p>
          </table:table-cell>
          <table:table-cell table:style-name="ce67" table:formula="of:=[.G20]-[.N20]" office:value-type="currency" office:currency="EUR" office:value="-6800" calcext:value-type="currency">
            <text:p>-6,8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4"/>
          <table:table-cell table:style-name="ce117" office:value-type="date" office:date-value="2002-12-17" calcext:value-type="date">
            <text:p>17 12 02</text:p>
          </table:table-cell>
          <table:table-cell table:style-name="ce4" office:value-type="string" calcext:value-type="string">
            <text:p>IKT-Bedarf Landesvertretung Brüssel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number-columns-repeated="3" table:style-name="ce69" office:value-type="currency" office:currency="EUR" office:value="0" calcext:value-type="currency">
            <text:p>0 €</text:p>
          </table:table-cell>
          <table:table-cell table:style-name="ce70" table:formula="of:=SUM([.T20:.W20])" office:value-type="currency" office:currency="EUR" office:value="0" calcext:value-type="currency">
            <text:p>0 €</text:p>
          </table:table-cell>
          <table:table-cell table:style-name="ce69" office:value-type="currency" office:currency="EUR" office:value="0" calcext:value-type="currency">
            <text:p>0 €</text:p>
          </table:table-cell>
          <table:table-cell table:style-name="ce69" office:value-type="currency" office:currency="EUR" office:value="6800" calcext:value-type="currency">
            <text:p>6,800 €</text:p>
          </table:table-cell>
          <table:table-cell table:number-columns-repeated="4" table:style-name="ce69" office:value-type="currency" office:currency="EUR" office:value="0" calcext:value-type="currency">
            <text:p>0 €</text:p>
          </table:table-cell>
          <table:table-cell table:style-name="ce67" table:formula="of:=SUM([.Y20:.AD20])" office:value-type="currency" office:currency="EUR" office:value="6800" calcext:value-type="currency">
            <text:p>6,800 €</text:p>
          </table:table-cell>
          <table:table-cell table:style-name="ce67" table:formula="of:=[.X20]-[.AE20]" office:value-type="currency" office:currency="EUR" office:value="-6800" calcext:value-type="currency">
            <text:p>-6,800 €</text:p>
          </table:table-cell>
          <table:table-cell table:style-name="ce71" office:value-type="currency" office:currency="EUR" office:value="0" calcext:value-type="currency">
            <text:p>0 €</text:p>
          </table:table-cell>
          <table:table-cell table:number-columns-repeated="991"/>
        </table:table-row>
        <table:table-row table:style-name="ro2">
          <table:table-cell table:style-name="ce4" office:value-type="string" calcext:value-type="string">
            <text:p>17 13</text:p>
          </table:table-cell>
          <table:table-cell table:style-name="ce4" office:value-type="string" calcext:value-type="string">
            <text:p>Informations- und Kommunikationstechnik Staatsministerium für Grenzschutz, Faschismusbekämpfung und für die bewaffneten Organe</text:p>
          </table:table-cell>
          <table:table-cell table:style-name="ce67" table:content-validation-name="val18" office:value-type="currency" office:currency="EUR" office:value="0" calcext:value-type="currency">
            <text:p>0 €</text:p>
          </table:table-cell>
          <table:table-cell table:number-columns-repeated="3" table:style-name="ce67" office:value-type="currency" office:currency="EUR" office:value="0" calcext:value-type="currency">
            <text:p>0 €</text:p>
          </table:table-cell>
          <table:table-cell table:style-name="ce70" table:formula="of:=SUM([.C21:.F21])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25856200" calcext:value-type="currency">
            <text:p>25,856,200 €</text:p>
          </table:table-cell>
          <table:table-cell table:style-name="ce67" office:value-type="currency" office:currency="EUR" office:value="22950300" calcext:value-type="currency">
            <text:p>22,950,3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6553700" calcext:value-type="currency">
            <text:p>6,553,7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67" table:formula="of:=SUM([.H21:.M21])" office:value-type="currency" office:currency="EUR" office:value="55360200" calcext:value-type="currency">
            <text:p>55,360,200 €</text:p>
          </table:table-cell>
          <table:table-cell table:style-name="ce67" table:formula="of:=[.G21]-[.N21]" office:value-type="currency" office:currency="EUR" office:value="-55360200" calcext:value-type="currency">
            <text:p>-55,360,200 €</text:p>
          </table:table-cell>
          <table:table-cell table:style-name="ce67" office:value-type="currency" office:currency="EUR" office:value="44707000" calcext:value-type="currency">
            <text:p>44,707,000 €</text:p>
          </table:table-cell>
          <table:table-cell table:style-name="ce4"/>
          <table:table-cell table:style-name="ce4" office:value-type="string" calcext:value-type="string">
            <text:p>17 13</text:p>
          </table:table-cell>
          <table:table-cell table:style-name="ce4" office:value-type="string" calcext:value-type="string">
            <text:p>Informations- und Kommunikationstechnik Staatsministerium für Grenzschutz, Faschismusbekämpfung und für die bewaffneten Organe</text:p>
          </table:table-cell>
          <table:table-cell table:number-columns-repeated="4" table:style-name="ce67" office:value-type="currency" office:currency="EUR" office:value="0" calcext:value-type="currency">
            <text:p>0 €</text:p>
          </table:table-cell>
          <table:table-cell table:style-name="ce70" table:formula="of:=SUM([.T21:.W21])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28136100" calcext:value-type="currency">
            <text:p>28,136,100 €</text:p>
          </table:table-cell>
          <table:table-cell table:style-name="ce67" office:value-type="currency" office:currency="EUR" office:value="24146600" calcext:value-type="currency">
            <text:p>24,146,6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6852200" calcext:value-type="currency">
            <text:p>6,852,2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67" table:formula="of:=SUM([.Y21:.AD21])" office:value-type="currency" office:currency="EUR" office:value="59134900" calcext:value-type="currency">
            <text:p>59,134,900 €</text:p>
          </table:table-cell>
          <table:table-cell table:style-name="ce67" table:formula="of:=[.X21]-[.AE21]" office:value-type="currency" office:currency="EUR" office:value="-59134900" calcext:value-type="currency">
            <text:p>-59,134,900 €</text:p>
          </table:table-cell>
          <table:table-cell table:style-name="ce67" office:value-type="currency" office:currency="EUR" office:value="2200000" calcext:value-type="currency">
            <text:p>2,200,000 €</text:p>
          </table:table-cell>
          <table:table-cell table:number-columns-repeated="991"/>
        </table:table-row>
        <table:table-row table:style-name="ro2">
          <table:table-cell table:style-name="ce4" office:value-type="string" calcext:value-type="string">
            <text:p>17 14</text:p>
          </table:table-cell>
          <table:table-cell table:style-name="ce4" office:value-type="string" calcext:value-type="string">
            <text:p>Informations- und Kommunikationstechnik Staatsministerium für Küste, Fischerei, Forst und Landwirtschaft</text:p>
          </table:table-cell>
          <table:table-cell table:style-name="ce67" table:content-validation-name="val18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68000" calcext:value-type="currency">
            <text:p>68,0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70" table:formula="of:=SUM([.C22:.F22])" office:value-type="currency" office:currency="EUR" office:value="68000" calcext:value-type="currency">
            <text:p>68,0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6333100" calcext:value-type="currency">
            <text:p>6,333,100 €</text:p>
          </table:table-cell>
          <table:table-cell table:style-name="ce67" office:value-type="currency" office:currency="EUR" office:value="726600" calcext:value-type="currency">
            <text:p>726,6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4950800" calcext:value-type="currency">
            <text:p>4,950,8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67" table:formula="of:=SUM([.H22:.M22])" office:value-type="currency" office:currency="EUR" office:value="12010500" calcext:value-type="currency">
            <text:p>12,010,500 €</text:p>
          </table:table-cell>
          <table:table-cell table:style-name="ce67" table:formula="of:=[.G22]-[.N22]" office:value-type="currency" office:currency="EUR" office:value="-11942500" calcext:value-type="currency">
            <text:p>-11,942,500 €</text:p>
          </table:table-cell>
          <table:table-cell table:style-name="ce67" office:value-type="currency" office:currency="EUR" office:value="853300" calcext:value-type="currency">
            <text:p>853,300 €</text:p>
          </table:table-cell>
          <table:table-cell table:style-name="ce4"/>
          <table:table-cell table:style-name="ce4" office:value-type="string" calcext:value-type="string">
            <text:p>17 14</text:p>
          </table:table-cell>
          <table:table-cell table:style-name="ce4" office:value-type="string" calcext:value-type="string">
            <text:p>Informations- und Kommunikationstechnik Staatsministerium für Küste, Fischerei, Forst und Landwirtschaft</text:p>
          </table:table-cell>
          <table:table-cell table:number-columns-repeated="2" table:style-name="ce67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68000" calcext:value-type="currency">
            <text:p>68,0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70" table:formula="of:=SUM([.T22:.W22])" office:value-type="currency" office:currency="EUR" office:value="68000" calcext:value-type="currency">
            <text:p>68,0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6791000" calcext:value-type="currency">
            <text:p>6,791,000 €</text:p>
          </table:table-cell>
          <table:table-cell table:style-name="ce67" office:value-type="currency" office:currency="EUR" office:value="698600" calcext:value-type="currency">
            <text:p>698,6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5255900" calcext:value-type="currency">
            <text:p>5,255,9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67" table:formula="of:=SUM([.Y22:.AD22])" office:value-type="currency" office:currency="EUR" office:value="12745500" calcext:value-type="currency">
            <text:p>12,745,500 €</text:p>
          </table:table-cell>
          <table:table-cell table:style-name="ce67" table:formula="of:=[.X22]-[.AE22]" office:value-type="currency" office:currency="EUR" office:value="-12677500" calcext:value-type="currency">
            <text:p>-12,677,5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number-columns-repeated="991"/>
        </table:table-row>
        <table:table-row table:style-name="ro2">
          <table:table-cell table:style-name="ce4" office:value-type="string" calcext:value-type="string">
            <text:p>17 14 01</text:p>
          </table:table-cell>
          <table:table-cell table:style-name="ce4" office:value-type="string" calcext:value-type="string">
            <text:p>IKT-Bedarf Landesforschungsanstalt für Landwirtschaft und Fischerei</text:p>
          </table:table-cell>
          <table:table-cell table:style-name="ce67" table:content-validation-name="val18" office:value-type="currency" office:currency="EUR" office:value="0" calcext:value-type="currency">
            <text:p>0 €</text:p>
          </table:table-cell>
          <table:table-cell table:number-columns-repeated="3" table:style-name="ce67" office:value-type="currency" office:currency="EUR" office:value="0" calcext:value-type="currency">
            <text:p>0 €</text:p>
          </table:table-cell>
          <table:table-cell table:style-name="ce70" table:formula="of:=SUM([.C23:.F23])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120000" calcext:value-type="currency">
            <text:p>120,000 €</text:p>
          </table:table-cell>
          <table:table-cell table:number-columns-repeated="2" table:style-name="ce67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89100" calcext:value-type="currency">
            <text:p>89,1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67" table:formula="of:=SUM([.H23:.M23])" office:value-type="currency" office:currency="EUR" office:value="209100" calcext:value-type="currency">
            <text:p>209,100 €</text:p>
          </table:table-cell>
          <table:table-cell table:style-name="ce67" table:formula="of:=[.G23]-[.N23]" office:value-type="currency" office:currency="EUR" office:value="-209100" calcext:value-type="currency">
            <text:p>-209,1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4"/>
          <table:table-cell table:style-name="ce4" office:value-type="string" calcext:value-type="string">
            <text:p>17 14 01</text:p>
          </table:table-cell>
          <table:table-cell table:style-name="ce4" office:value-type="string" calcext:value-type="string">
            <text:p>IKT-Bedarf Landesforschungsanstalt für Landwirtschaft und Fischerei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number-columns-repeated="3" table:style-name="ce69" office:value-type="currency" office:currency="EUR" office:value="0" calcext:value-type="currency">
            <text:p>0 €</text:p>
          </table:table-cell>
          <table:table-cell table:style-name="ce70" table:formula="of:=SUM([.T23:.W23])" office:value-type="currency" office:currency="EUR" office:value="0" calcext:value-type="currency">
            <text:p>0 €</text:p>
          </table:table-cell>
          <table:table-cell table:style-name="ce69" office:value-type="currency" office:currency="EUR" office:value="0" calcext:value-type="currency">
            <text:p>0 €</text:p>
          </table:table-cell>
          <table:table-cell table:style-name="ce69" office:value-type="currency" office:currency="EUR" office:value="123800" calcext:value-type="currency">
            <text:p>123,800 €</text:p>
          </table:table-cell>
          <table:table-cell table:number-columns-repeated="2" table:style-name="ce69" office:value-type="currency" office:currency="EUR" office:value="0" calcext:value-type="currency">
            <text:p>0 €</text:p>
          </table:table-cell>
          <table:table-cell table:style-name="ce69" office:value-type="currency" office:currency="EUR" office:value="89100" calcext:value-type="currency">
            <text:p>89,100 €</text:p>
          </table:table-cell>
          <table:table-cell table:style-name="ce69" office:value-type="currency" office:currency="EUR" office:value="0" calcext:value-type="currency">
            <text:p>0 €</text:p>
          </table:table-cell>
          <table:table-cell table:style-name="ce67" table:formula="of:=SUM([.Y23:.AD23])" office:value-type="currency" office:currency="EUR" office:value="212900" calcext:value-type="currency">
            <text:p>212,900 €</text:p>
          </table:table-cell>
          <table:table-cell table:style-name="ce67" table:formula="of:=[.X23]-[.AE23]" office:value-type="currency" office:currency="EUR" office:value="-212900" calcext:value-type="currency">
            <text:p>-212,900 €</text:p>
          </table:table-cell>
          <table:table-cell table:style-name="ce71" office:value-type="currency" office:currency="EUR" office:value="0" calcext:value-type="currency">
            <text:p>0 €</text:p>
          </table:table-cell>
          <table:table-cell table:number-columns-repeated="991"/>
        </table:table-row>
        <table:table-row table:style-name="ro2">
          <table:table-cell table:style-name="ce4" office:value-type="string" calcext:value-type="string">
            <text:p>17 14 02</text:p>
          </table:table-cell>
          <table:table-cell table:style-name="ce4" office:value-type="string" calcext:value-type="string">
            <text:p>IKT-Bedarf Fachschule für Agrarwirtschaft</text:p>
          </table:table-cell>
          <table:table-cell table:style-name="ce67" table:content-validation-name="val18" office:value-type="currency" office:currency="EUR" office:value="0" calcext:value-type="currency">
            <text:p>0 €</text:p>
          </table:table-cell>
          <table:table-cell table:number-columns-repeated="3" table:style-name="ce67" office:value-type="currency" office:currency="EUR" office:value="0" calcext:value-type="currency">
            <text:p>0 €</text:p>
          </table:table-cell>
          <table:table-cell table:style-name="ce70" table:formula="of:=SUM([.C24:.F24])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33900" calcext:value-type="currency">
            <text:p>33,900 €</text:p>
          </table:table-cell>
          <table:table-cell table:number-columns-repeated="2" table:style-name="ce67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45000" calcext:value-type="currency">
            <text:p>45,0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67" table:formula="of:=SUM([.H24:.M24])" office:value-type="currency" office:currency="EUR" office:value="78900" calcext:value-type="currency">
            <text:p>78,900 €</text:p>
          </table:table-cell>
          <table:table-cell table:style-name="ce67" table:formula="of:=[.G24]-[.N24]" office:value-type="currency" office:currency="EUR" office:value="-78900" calcext:value-type="currency">
            <text:p>-78,9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4"/>
          <table:table-cell table:style-name="ce4" office:value-type="string" calcext:value-type="string">
            <text:p>17 14 02</text:p>
          </table:table-cell>
          <table:table-cell table:style-name="ce4" office:value-type="string" calcext:value-type="string">
            <text:p>IKT-Bedarf Fachschule für Agrarwirtschaft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number-columns-repeated="3" table:style-name="ce69" office:value-type="currency" office:currency="EUR" office:value="0" calcext:value-type="currency">
            <text:p>0 €</text:p>
          </table:table-cell>
          <table:table-cell table:style-name="ce70" table:formula="of:=SUM([.T24:.W24])" office:value-type="currency" office:currency="EUR" office:value="0" calcext:value-type="currency">
            <text:p>0 €</text:p>
          </table:table-cell>
          <table:table-cell table:style-name="ce69" office:value-type="currency" office:currency="EUR" office:value="0" calcext:value-type="currency">
            <text:p>0 €</text:p>
          </table:table-cell>
          <table:table-cell table:style-name="ce69" office:value-type="currency" office:currency="EUR" office:value="26800" calcext:value-type="currency">
            <text:p>26,800 €</text:p>
          </table:table-cell>
          <table:table-cell table:number-columns-repeated="2" table:style-name="ce69" office:value-type="currency" office:currency="EUR" office:value="0" calcext:value-type="currency">
            <text:p>0 €</text:p>
          </table:table-cell>
          <table:table-cell table:style-name="ce69" office:value-type="currency" office:currency="EUR" office:value="33000" calcext:value-type="currency">
            <text:p>33,000 €</text:p>
          </table:table-cell>
          <table:table-cell table:style-name="ce69" office:value-type="currency" office:currency="EUR" office:value="0" calcext:value-type="currency">
            <text:p>0 €</text:p>
          </table:table-cell>
          <table:table-cell table:style-name="ce67" table:formula="of:=SUM([.Y24:.AD24])" office:value-type="currency" office:currency="EUR" office:value="59800" calcext:value-type="currency">
            <text:p>59,800 €</text:p>
          </table:table-cell>
          <table:table-cell table:style-name="ce67" table:formula="of:=[.X24]-[.AE24]" office:value-type="currency" office:currency="EUR" office:value="-59800" calcext:value-type="currency">
            <text:p>-59,800 €</text:p>
          </table:table-cell>
          <table:table-cell table:style-name="ce71" office:value-type="currency" office:currency="EUR" office:value="0" calcext:value-type="currency">
            <text:p>0 €</text:p>
          </table:table-cell>
          <table:table-cell table:number-columns-repeated="991"/>
        </table:table-row>
        <table:table-row table:style-name="ro2">
          <table:table-cell table:style-name="ce4" office:value-type="string" calcext:value-type="string">
            <text:p>17 15</text:p>
          </table:table-cell>
          <table:table-cell table:style-name="ce4" office:value-type="string" calcext:value-type="string">
            <text:p>Informations- und Kommunikationstechnik Rechnungshof</text:p>
          </table:table-cell>
          <table:table-cell table:style-name="ce67" table:content-validation-name="val18" office:value-type="currency" office:currency="EUR" office:value="0" calcext:value-type="currency">
            <text:p>0 €</text:p>
          </table:table-cell>
          <table:table-cell table:number-columns-repeated="3" table:style-name="ce67" office:value-type="currency" office:currency="EUR" office:value="0" calcext:value-type="currency">
            <text:p>0 €</text:p>
          </table:table-cell>
          <table:table-cell table:style-name="ce70" table:formula="of:=SUM([.C25:.F25])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201500" calcext:value-type="currency">
            <text:p>201,500 €</text:p>
          </table:table-cell>
          <table:table-cell table:number-columns-repeated="2" table:style-name="ce67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62400" calcext:value-type="currency">
            <text:p>62,4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67" table:formula="of:=SUM([.H25:.M25])" office:value-type="currency" office:currency="EUR" office:value="263900" calcext:value-type="currency">
            <text:p>263,900 €</text:p>
          </table:table-cell>
          <table:table-cell table:style-name="ce67" table:formula="of:=[.G25]-[.N25]" office:value-type="currency" office:currency="EUR" office:value="-263900" calcext:value-type="currency">
            <text:p>-263,9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4"/>
          <table:table-cell table:style-name="ce4" office:value-type="string" calcext:value-type="string">
            <text:p>17 15</text:p>
          </table:table-cell>
          <table:table-cell table:style-name="ce4" office:value-type="string" calcext:value-type="string">
            <text:p>Informations- und Kommunikationstechnik Rechnungshof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number-columns-repeated="3" table:style-name="ce69" office:value-type="currency" office:currency="EUR" office:value="0" calcext:value-type="currency">
            <text:p>0 €</text:p>
          </table:table-cell>
          <table:table-cell table:style-name="ce70" table:formula="of:=SUM([.T25:.W25])" office:value-type="currency" office:currency="EUR" office:value="0" calcext:value-type="currency">
            <text:p>0 €</text:p>
          </table:table-cell>
          <table:table-cell table:style-name="ce69" office:value-type="currency" office:currency="EUR" office:value="0" calcext:value-type="currency">
            <text:p>0 €</text:p>
          </table:table-cell>
          <table:table-cell table:style-name="ce69" office:value-type="currency" office:currency="EUR" office:value="131500" calcext:value-type="currency">
            <text:p>131,500 €</text:p>
          </table:table-cell>
          <table:table-cell table:number-columns-repeated="2" table:style-name="ce69" office:value-type="currency" office:currency="EUR" office:value="0" calcext:value-type="currency">
            <text:p>0 €</text:p>
          </table:table-cell>
          <table:table-cell table:style-name="ce69" office:value-type="currency" office:currency="EUR" office:value="122400" calcext:value-type="currency">
            <text:p>122,400 €</text:p>
          </table:table-cell>
          <table:table-cell table:style-name="ce69" office:value-type="currency" office:currency="EUR" office:value="0" calcext:value-type="currency">
            <text:p>0 €</text:p>
          </table:table-cell>
          <table:table-cell table:style-name="ce67" table:formula="of:=SUM([.Y25:.AD25])" office:value-type="currency" office:currency="EUR" office:value="253900" calcext:value-type="currency">
            <text:p>253,900 €</text:p>
          </table:table-cell>
          <table:table-cell table:style-name="ce67" table:formula="of:=[.X25]-[.AE25]" office:value-type="currency" office:currency="EUR" office:value="-253900" calcext:value-type="currency">
            <text:p>-253,900 €</text:p>
          </table:table-cell>
          <table:table-cell table:style-name="ce71" office:value-type="currency" office:currency="EUR" office:value="0" calcext:value-type="currency">
            <text:p>0 €</text:p>
          </table:table-cell>
          <table:table-cell table:number-columns-repeated="991"/>
        </table:table-row>
        <table:table-row table:style-name="ro2">
          <table:table-cell table:style-name="ce4" office:value-type="string" calcext:value-type="string">
            <text:p>17 16</text:p>
          </table:table-cell>
          <table:table-cell table:style-name="ce4" office:value-type="string" calcext:value-type="string">
            <text:p>Informations- und Kommunikationstechnik Verfassungsgericht</text:p>
          </table:table-cell>
          <table:table-cell table:style-name="ce74" table:content-validation-name="val18" office:value-type="currency" office:currency="EUR" office:value="0" calcext:value-type="currency">
            <text:p>0 €</text:p>
          </table:table-cell>
          <table:table-cell table:number-columns-repeated="3" table:style-name="ce74" office:value-type="currency" office:currency="EUR" office:value="0" calcext:value-type="currency">
            <text:p>0 €</text:p>
          </table:table-cell>
          <table:table-cell table:style-name="ce70" table:formula="of:=SUM([.C26:.F26])" office:value-type="currency" office:currency="EUR" office:value="0" calcext:value-type="currency">
            <text:p>0 €</text:p>
          </table:table-cell>
          <table:table-cell table:number-columns-repeated="6" table:style-name="ce74" office:value-type="currency" office:currency="EUR" office:value="0" calcext:value-type="currency">
            <text:p>0 €</text:p>
          </table:table-cell>
          <table:table-cell table:style-name="ce67" table:formula="of:=SUM([.H26:.M26])" office:value-type="currency" office:currency="EUR" office:value="0" calcext:value-type="currency">
            <text:p>0 €</text:p>
          </table:table-cell>
          <table:table-cell table:style-name="ce67" table:formula="of:=[.G26]-[.N26]" office:value-type="currency" office:currency="EUR" office:value="0" calcext:value-type="currency">
            <text:p>0 €</text:p>
          </table:table-cell>
          <table:table-cell table:style-name="ce75" office:value-type="currency" office:currency="EUR" office:value="0" calcext:value-type="currency">
            <text:p>0 €</text:p>
          </table:table-cell>
          <table:table-cell table:style-name="ce4"/>
          <table:table-cell table:style-name="ce4" office:value-type="string" calcext:value-type="string">
            <text:p>17 16</text:p>
          </table:table-cell>
          <table:table-cell table:style-name="ce4" office:value-type="string" calcext:value-type="string">
            <text:p>Informations- und Kommunikationstechnik Verfassungsgericht</text:p>
          </table:table-cell>
          <table:table-cell table:number-columns-repeated="4" table:style-name="ce74" office:value-type="currency" office:currency="EUR" office:value="0" calcext:value-type="currency">
            <text:p>0 €</text:p>
          </table:table-cell>
          <table:table-cell table:style-name="ce70" table:formula="of:=SUM([.T26:.W26])" office:value-type="currency" office:currency="EUR" office:value="0" calcext:value-type="currency">
            <text:p>0 €</text:p>
          </table:table-cell>
          <table:table-cell table:number-columns-repeated="6" table:style-name="ce74" office:value-type="currency" office:currency="EUR" office:value="0" calcext:value-type="currency">
            <text:p>0 €</text:p>
          </table:table-cell>
          <table:table-cell table:style-name="ce67" table:formula="of:=SUM([.Y26:.AD26])" office:value-type="currency" office:currency="EUR" office:value="0" calcext:value-type="currency">
            <text:p>0 €</text:p>
          </table:table-cell>
          <table:table-cell table:style-name="ce67" table:formula="of:=[.X26]-[.AE26]" office:value-type="currency" office:currency="EUR" office:value="0" calcext:value-type="currency">
            <text:p>0 €</text:p>
          </table:table-cell>
          <table:table-cell table:style-name="ce75" office:value-type="currency" office:currency="EUR" office:value="0" calcext:value-type="currency">
            <text:p>0 €</text:p>
          </table:table-cell>
          <table:table-cell table:number-columns-repeated="991"/>
        </table:table-row>
        <table:table-row table:style-name="ro2">
          <table:table-cell table:style-name="ce4" office:value-type="string" calcext:value-type="string">
            <text:p>17 17</text:p>
          </table:table-cell>
          <table:table-cell table:style-name="ce4" office:value-type="string" calcext:value-type="string">
            <text:p>Zentrale IT-Projekte</text:p>
          </table:table-cell>
          <table:table-cell table:style-name="ce67" table:content-validation-name="val18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2000000" calcext:value-type="currency">
            <text:p>2,000,0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70" table:formula="of:=SUM([.C27:.F27])" office:value-type="currency" office:currency="EUR" office:value="2000000" calcext:value-type="currency">
            <text:p>2,000,0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21282800" calcext:value-type="currency">
            <text:p>21,282,800 €</text:p>
          </table:table-cell>
          <table:table-cell table:style-name="ce67" office:value-type="currency" office:currency="EUR" office:value="11395800" calcext:value-type="currency">
            <text:p>11,395,8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1087000" calcext:value-type="currency">
            <text:p>1,087,0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67" table:formula="of:=SUM([.H27:.M27])" office:value-type="currency" office:currency="EUR" office:value="33765600" calcext:value-type="currency">
            <text:p>33,765,600 €</text:p>
          </table:table-cell>
          <table:table-cell table:style-name="ce67" table:formula="of:=[.G27]-[.N27]" office:value-type="currency" office:currency="EUR" office:value="-31765600" calcext:value-type="currency">
            <text:p>-31,765,600 €</text:p>
          </table:table-cell>
          <table:table-cell table:style-name="ce67" office:value-type="currency" office:currency="EUR" office:value="65586300" calcext:value-type="currency">
            <text:p>65,586,300 €</text:p>
          </table:table-cell>
          <table:table-cell table:style-name="ce4"/>
          <table:table-cell table:style-name="ce4" office:value-type="string" calcext:value-type="string">
            <text:p>17 17</text:p>
          </table:table-cell>
          <table:table-cell table:style-name="ce4" office:value-type="string" calcext:value-type="string">
            <text:p>Zentrale IT-Projekte</text:p>
          </table:table-cell>
          <table:table-cell table:number-columns-repeated="2" table:style-name="ce67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500000" calcext:value-type="currency">
            <text:p>500,0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70" table:formula="of:=SUM([.T27:.W27])" office:value-type="currency" office:currency="EUR" office:value="500000" calcext:value-type="currency">
            <text:p>500,0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28193400" calcext:value-type="currency">
            <text:p>28,193,400 €</text:p>
          </table:table-cell>
          <table:table-cell table:style-name="ce67" office:value-type="currency" office:currency="EUR" office:value="6855000" calcext:value-type="currency">
            <text:p>6,855,0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2310300" calcext:value-type="currency">
            <text:p>2,310,3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67" table:formula="of:=SUM([.Y27:.AD27])" office:value-type="currency" office:currency="EUR" office:value="37358700" calcext:value-type="currency">
            <text:p>37,358,700 €</text:p>
          </table:table-cell>
          <table:table-cell table:style-name="ce67" table:formula="of:=[.X27]-[.AE27]" office:value-type="currency" office:currency="EUR" office:value="-36858700" calcext:value-type="currency">
            <text:p>-36,858,700 €</text:p>
          </table:table-cell>
          <table:table-cell table:style-name="ce67" office:value-type="currency" office:currency="EUR" office:value="19880000" calcext:value-type="currency">
            <text:p>19,880,000 €</text:p>
          </table:table-cell>
          <table:table-cell table:number-columns-repeated="991"/>
        </table:table-row>
        <table:table-row table:style-name="ro2">
          <table:table-cell table:style-name="ce4" office:value-type="string" calcext:value-type="string">
            <text:p>17 18</text:p>
          </table:table-cell>
          <table:table-cell table:style-name="ce4" office:value-type="string" calcext:value-type="string">
            <text:p>IT-Betrieb</text:p>
          </table:table-cell>
          <table:table-cell table:style-name="ce67" table:content-validation-name="val18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97700" calcext:value-type="currency">
            <text:p>97,7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70" table:formula="of:=SUM([.C28:.F28])" office:value-type="currency" office:currency="EUR" office:value="97700" calcext:value-type="currency">
            <text:p>97,7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48497100" calcext:value-type="currency">
            <text:p>48,497,100 €</text:p>
          </table:table-cell>
          <table:table-cell table:style-name="ce67" office:value-type="currency" office:currency="EUR" office:value="17708400" calcext:value-type="currency">
            <text:p>17,708,4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30618900" calcext:value-type="currency">
            <text:p>30,618,900 €</text:p>
          </table:table-cell>
          <table:table-cell table:style-name="ce67" office:value-type="currency" office:currency="EUR" office:value="-24150000" calcext:value-type="currency">
            <text:p>-24,150,000 €</text:p>
          </table:table-cell>
          <table:table-cell table:style-name="ce67" table:formula="of:=SUM([.H28:.M28])" office:value-type="currency" office:currency="EUR" office:value="72674400" calcext:value-type="currency">
            <text:p>72,674,400 €</text:p>
          </table:table-cell>
          <table:table-cell table:style-name="ce67" table:formula="of:=[.G28]-[.N28]" office:value-type="currency" office:currency="EUR" office:value="-72576700" calcext:value-type="currency">
            <text:p>-72,576,700 €</text:p>
          </table:table-cell>
          <table:table-cell table:style-name="ce67" office:value-type="currency" office:currency="EUR" office:value="234308300" calcext:value-type="currency">
            <text:p>234,308,300 €</text:p>
          </table:table-cell>
          <table:table-cell table:style-name="ce4"/>
          <table:table-cell table:style-name="ce4" office:value-type="string" calcext:value-type="string">
            <text:p>17 18</text:p>
          </table:table-cell>
          <table:table-cell table:style-name="ce4" office:value-type="string" calcext:value-type="string">
            <text:p>IT-Betrieb</text:p>
          </table:table-cell>
          <table:table-cell table:number-columns-repeated="2" table:style-name="ce67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97700" calcext:value-type="currency">
            <text:p>97,7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70" table:formula="of:=SUM([.T28:.W28])" office:value-type="currency" office:currency="EUR" office:value="97700" calcext:value-type="currency">
            <text:p>97,7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54454300" calcext:value-type="currency">
            <text:p>54,454,300 €</text:p>
          </table:table-cell>
          <table:table-cell table:style-name="ce67" office:value-type="currency" office:currency="EUR" office:value="23022400" calcext:value-type="currency">
            <text:p>23,022,4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19855600" calcext:value-type="currency">
            <text:p>19,855,600 €</text:p>
          </table:table-cell>
          <table:table-cell table:style-name="ce67" office:value-type="currency" office:currency="EUR" office:value="-24150000" calcext:value-type="currency">
            <text:p>-24,150,000 €</text:p>
          </table:table-cell>
          <table:table-cell table:style-name="ce67" table:formula="of:=SUM([.Y28:.AD28])" office:value-type="currency" office:currency="EUR" office:value="73182300" calcext:value-type="currency">
            <text:p>73,182,300 €</text:p>
          </table:table-cell>
          <table:table-cell table:style-name="ce67" table:formula="of:=[.X28]-[.AE28]" office:value-type="currency" office:currency="EUR" office:value="-73084600" calcext:value-type="currency">
            <text:p>-73,084,600 €</text:p>
          </table:table-cell>
          <table:table-cell table:style-name="ce67" office:value-type="currency" office:currency="EUR" office:value="274416900" calcext:value-type="currency">
            <text:p>274,416,900 €</text:p>
          </table:table-cell>
          <table:table-cell table:number-columns-repeated="991"/>
        </table:table-row>
        <table:table-row table:style-name="ro2">
          <table:table-cell table:style-name="ce4" office:value-type="string" calcext:value-type="string">
            <text:p>17 19</text:p>
          </table:table-cell>
          <table:table-cell table:style-name="ce4" office:value-type="string" calcext:value-type="string">
            <text:p>IKT-Bedarf mit kommunalem Bezug</text:p>
          </table:table-cell>
          <table:table-cell table:style-name="ce67" table:content-validation-name="val18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534000" calcext:value-type="currency">
            <text:p>534,0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70" table:formula="of:=SUM([.C29:.F29])" office:value-type="currency" office:currency="EUR" office:value="534000" calcext:value-type="currency">
            <text:p>534,0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3309300" calcext:value-type="currency">
            <text:p>3,309,300 €</text:p>
          </table:table-cell>
          <table:table-cell table:style-name="ce67" office:value-type="currency" office:currency="EUR" office:value="2240200" calcext:value-type="currency">
            <text:p>2,240,2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1240200" calcext:value-type="currency">
            <text:p>1,240,2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67" table:formula="of:=SUM([.H29:.M29])" office:value-type="currency" office:currency="EUR" office:value="6789700" calcext:value-type="currency">
            <text:p>6,789,700 €</text:p>
          </table:table-cell>
          <table:table-cell table:style-name="ce67" table:formula="of:=[.G29]-[.N29]" office:value-type="currency" office:currency="EUR" office:value="-6255700" calcext:value-type="currency">
            <text:p>-6,255,700 €</text:p>
          </table:table-cell>
          <table:table-cell table:style-name="ce67" office:value-type="currency" office:currency="EUR" office:value="3766400" calcext:value-type="currency">
            <text:p>3,766,400 €</text:p>
          </table:table-cell>
          <table:table-cell table:style-name="ce4"/>
          <table:table-cell table:style-name="ce4" office:value-type="string" calcext:value-type="string">
            <text:p>17 19</text:p>
          </table:table-cell>
          <table:table-cell table:style-name="ce4" office:value-type="string" calcext:value-type="string">
            <text:p>IKT-Bedarf mit kommunalem Bezug</text:p>
          </table:table-cell>
          <table:table-cell table:number-columns-repeated="2" table:style-name="ce67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534000" calcext:value-type="currency">
            <text:p>534,0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70" table:formula="of:=SUM([.T29:.W29])" office:value-type="currency" office:currency="EUR" office:value="534000" calcext:value-type="currency">
            <text:p>534,0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3456800" calcext:value-type="currency">
            <text:p>3,456,800 €</text:p>
          </table:table-cell>
          <table:table-cell table:style-name="ce67" office:value-type="currency" office:currency="EUR" office:value="2247900" calcext:value-type="currency">
            <text:p>2,247,9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1447300" calcext:value-type="currency">
            <text:p>1,447,3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67" table:formula="of:=SUM([.Y29:.AD29])" office:value-type="currency" office:currency="EUR" office:value="7152000" calcext:value-type="currency">
            <text:p>7,152,000 €</text:p>
          </table:table-cell>
          <table:table-cell table:style-name="ce67" table:formula="of:=[.X29]-[.AE29]" office:value-type="currency" office:currency="EUR" office:value="-6618000" calcext:value-type="currency">
            <text:p>-6,618,000 €</text:p>
          </table:table-cell>
          <table:table-cell table:style-name="ce67" office:value-type="currency" office:currency="EUR" office:value="55429000" calcext:value-type="currency">
            <text:p>55,429,000 €</text:p>
          </table:table-cell>
          <table:table-cell table:number-columns-repeated="991"/>
        </table:table-row>
        <table:table-row table:style-name="ro2">
          <table:table-cell table:style-name="ce4" office:value-type="string" calcext:value-type="string">
            <text:p>17 20</text:p>
          </table:table-cell>
          <table:table-cell table:style-name="ce4" office:value-type="string" calcext:value-type="string">
            <text:p>IKT-Bedarf Landesrechenzentrum</text:p>
          </table:table-cell>
          <table:table-cell table:style-name="ce67" table:content-validation-name="val18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41000" calcext:value-type="currency">
            <text:p>41,000 €</text:p>
          </table:table-cell>
          <table:table-cell table:style-name="ce67" office:value-type="currency" office:currency="EUR" office:value="160800" calcext:value-type="currency">
            <text:p>160,8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70" table:formula="of:=SUM([.C30:.F30])" office:value-type="currency" office:currency="EUR" office:value="201800" calcext:value-type="currency">
            <text:p>201,800 €</text:p>
          </table:table-cell>
          <table:table-cell table:style-name="ce67" office:value-type="currency" office:currency="EUR" office:value="16737400" calcext:value-type="currency">
            <text:p>16,737,400 €</text:p>
          </table:table-cell>
          <table:table-cell table:style-name="ce67" office:value-type="currency" office:currency="EUR" office:value="38219900" calcext:value-type="currency">
            <text:p>38,219,900 €</text:p>
          </table:table-cell>
          <table:table-cell table:style-name="ce67" office:value-type="currency" office:currency="EUR" office:value="317500" calcext:value-type="currency">
            <text:p>317,5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9606900" calcext:value-type="currency">
            <text:p>9,606,9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67" table:formula="of:=SUM([.H30:.M30])" office:value-type="currency" office:currency="EUR" office:value="64881700" calcext:value-type="currency">
            <text:p>64,881,700 €</text:p>
          </table:table-cell>
          <table:table-cell table:style-name="ce67" table:formula="of:=[.G30]-[.N30]" office:value-type="currency" office:currency="EUR" office:value="-64679900" calcext:value-type="currency">
            <text:p>-64,679,9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4"/>
          <table:table-cell table:style-name="ce4" office:value-type="string" calcext:value-type="string">
            <text:p>17 20</text:p>
          </table:table-cell>
          <table:table-cell table:style-name="ce4" office:value-type="string" calcext:value-type="string">
            <text:p>IKT-Bedarf Landesrechenzentrum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24000" calcext:value-type="currency">
            <text:p>24,000 €</text:p>
          </table:table-cell>
          <table:table-cell table:style-name="ce67" office:value-type="currency" office:currency="EUR" office:value="140000" calcext:value-type="currency">
            <text:p>140,0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70" table:formula="of:=SUM([.T30:.W30])" office:value-type="currency" office:currency="EUR" office:value="164000" calcext:value-type="currency">
            <text:p>164,000 €</text:p>
          </table:table-cell>
          <table:table-cell table:style-name="ce67" office:value-type="currency" office:currency="EUR" office:value="19775600" calcext:value-type="currency">
            <text:p>19,775,600 €</text:p>
          </table:table-cell>
          <table:table-cell table:style-name="ce67" office:value-type="currency" office:currency="EUR" office:value="37356100" calcext:value-type="currency">
            <text:p>37,356,100 €</text:p>
          </table:table-cell>
          <table:table-cell table:style-name="ce67" office:value-type="currency" office:currency="EUR" office:value="215000" calcext:value-type="currency">
            <text:p>215,0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10733700" calcext:value-type="currency">
            <text:p>10,733,700 €</text:p>
          </table:table-cell>
          <table:table-cell table:style-name="ce67" office:value-type="currency" office:currency="EUR" office:value="22800" calcext:value-type="currency">
            <text:p>22,800 €</text:p>
          </table:table-cell>
          <table:table-cell table:style-name="ce67" table:formula="of:=SUM([.Y30:.AD30])" office:value-type="currency" office:currency="EUR" office:value="68103200" calcext:value-type="currency">
            <text:p>68,103,200 €</text:p>
          </table:table-cell>
          <table:table-cell table:style-name="ce67" table:formula="of:=[.X30]-[.AE30]" office:value-type="currency" office:currency="EUR" office:value="-67939200" calcext:value-type="currency">
            <text:p>-67,939,2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number-columns-repeated="991"/>
        </table:table-row>
        <table:table-row table:style-name="ro2">
          <table:table-cell table:style-name="ce4" office:value-type="string" calcext:value-type="string">
            <text:p>17 21</text:p>
          </table:table-cell>
          <table:table-cell table:style-name="ce4" office:value-type="string" calcext:value-type="string">
            <text:p>E-Government</text:p>
          </table:table-cell>
          <table:table-cell table:style-name="ce67" table:content-validation-name="val18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2533900" calcext:value-type="currency">
            <text:p>2,533,900 €</text:p>
          </table:table-cell>
          <table:table-cell table:style-name="ce67" office:value-type="currency" office:currency="EUR" office:value="15542300" calcext:value-type="currency">
            <text:p>15,542,300 €</text:p>
          </table:table-cell>
          <table:table-cell table:style-name="ce67" office:value-type="currency" office:currency="EUR" office:value="988700" calcext:value-type="currency">
            <text:p>988,700 €</text:p>
          </table:table-cell>
          <table:table-cell table:style-name="ce70" table:formula="of:=SUM([.C31:.F31])" office:value-type="currency" office:currency="EUR" office:value="19064900" calcext:value-type="currency">
            <text:p>19,064,900 €</text:p>
          </table:table-cell>
          <table:table-cell table:style-name="ce67" office:value-type="currency" office:currency="EUR" office:value="6512300" calcext:value-type="currency">
            <text:p>6,512,300 €</text:p>
          </table:table-cell>
          <table:table-cell table:style-name="ce67" office:value-type="currency" office:currency="EUR" office:value="360593600" calcext:value-type="currency">
            <text:p>360,593,600 €</text:p>
          </table:table-cell>
          <table:table-cell table:style-name="ce67" office:value-type="currency" office:currency="EUR" office:value="159012500" calcext:value-type="currency">
            <text:p>159,012,5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60366900" calcext:value-type="currency">
            <text:p>60,366,900 €</text:p>
          </table:table-cell>
          <table:table-cell table:style-name="ce67" office:value-type="currency" office:currency="EUR" office:value="506600" calcext:value-type="currency">
            <text:p>506,600 €</text:p>
          </table:table-cell>
          <table:table-cell table:style-name="ce67" table:formula="of:=SUM([.H31:.M31])" office:value-type="currency" office:currency="EUR" office:value="586991900" calcext:value-type="currency">
            <text:p>586,991,900 €</text:p>
          </table:table-cell>
          <table:table-cell table:style-name="ce67" table:formula="of:=[.G31]-[.N31]" office:value-type="currency" office:currency="EUR" office:value="-567927000" calcext:value-type="currency">
            <text:p>-567,927,000 €</text:p>
          </table:table-cell>
          <table:table-cell table:style-name="ce67" office:value-type="currency" office:currency="EUR" office:value="1251058100" calcext:value-type="currency">
            <text:p>1,251,058,100 €</text:p>
          </table:table-cell>
          <table:table-cell table:style-name="ce4"/>
          <table:table-cell table:style-name="ce4" office:value-type="string" calcext:value-type="string">
            <text:p>17 21</text:p>
          </table:table-cell>
          <table:table-cell table:style-name="ce4" office:value-type="string" calcext:value-type="string">
            <text:p>E-Government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2610800" calcext:value-type="currency">
            <text:p>2,610,800 €</text:p>
          </table:table-cell>
          <table:table-cell table:style-name="ce67" office:value-type="currency" office:currency="EUR" office:value="10335000" calcext:value-type="currency">
            <text:p>10,335,000 €</text:p>
          </table:table-cell>
          <table:table-cell table:style-name="ce67" office:value-type="currency" office:currency="EUR" office:value="989100" calcext:value-type="currency">
            <text:p>989,100 €</text:p>
          </table:table-cell>
          <table:table-cell table:style-name="ce70" table:formula="of:=SUM([.T31:.W31])" office:value-type="currency" office:currency="EUR" office:value="13934900" calcext:value-type="currency">
            <text:p>13,934,900 €</text:p>
          </table:table-cell>
          <table:table-cell table:style-name="ce67" office:value-type="currency" office:currency="EUR" office:value="6802200" calcext:value-type="currency">
            <text:p>6,802,200 €</text:p>
          </table:table-cell>
          <table:table-cell table:style-name="ce67" office:value-type="currency" office:currency="EUR" office:value="347438300" calcext:value-type="currency">
            <text:p>347,438,300 €</text:p>
          </table:table-cell>
          <table:table-cell table:style-name="ce67" office:value-type="currency" office:currency="EUR" office:value="175418800" calcext:value-type="currency">
            <text:p>175,418,8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52811700" calcext:value-type="currency">
            <text:p>52,811,700 €</text:p>
          </table:table-cell>
          <table:table-cell table:style-name="ce67" office:value-type="currency" office:currency="EUR" office:value="524700" calcext:value-type="currency">
            <text:p>524,700 €</text:p>
          </table:table-cell>
          <table:table-cell table:style-name="ce67" table:formula="of:=SUM([.Y31:.AD31])" office:value-type="currency" office:currency="EUR" office:value="582995700" calcext:value-type="currency">
            <text:p>582,995,700 €</text:p>
          </table:table-cell>
          <table:table-cell table:style-name="ce67" table:formula="of:=[.X31]-[.AE31]" office:value-type="currency" office:currency="EUR" office:value="-569060800" calcext:value-type="currency">
            <text:p>-569,060,800 €</text:p>
          </table:table-cell>
          <table:table-cell table:style-name="ce67" office:value-type="currency" office:currency="EUR" office:value="1059879900" calcext:value-type="currency">
            <text:p>1,059,879,900 €</text:p>
          </table:table-cell>
          <table:table-cell table:number-columns-repeated="991"/>
        </table:table-row>
        <table:table-row table:style-name="ro2">
          <table:table-cell table:style-name="ce4" office:value-type="string" calcext:value-type="string">
            <text:p>Summe 2025</text:p>
          </table:table-cell>
          <table:table-cell table:style-name="ce4"/>
          <table:table-cell table:style-name="ce67" table:content-validation-name="val18" table:formula="of:=SUM([.C2:.C31])" office:value-type="currency" office:currency="EUR" office:value="0" calcext:value-type="currency">
            <text:p>0 €</text:p>
          </table:table-cell>
          <table:table-cell table:style-name="ce67" table:formula="of:=SUM([.D2:.D31])" office:value-type="currency" office:currency="EUR" office:value="5083000" calcext:value-type="currency">
            <text:p>5,083,000 €</text:p>
          </table:table-cell>
          <table:table-cell table:style-name="ce67" table:formula="of:=SUM([.E2:.E31])" office:value-type="currency" office:currency="EUR" office:value="32968200" calcext:value-type="currency">
            <text:p>32,968,200 €</text:p>
          </table:table-cell>
          <table:table-cell table:style-name="ce67" table:formula="of:=SUM([.F2:.F31])" office:value-type="currency" office:currency="EUR" office:value="8037400" calcext:value-type="currency">
            <text:p>8,037,400 €</text:p>
          </table:table-cell>
          <table:table-cell table:style-name="ce67" table:formula="of:=SUM([.G2:.G31])" office:value-type="currency" office:currency="EUR" office:value="46088600" calcext:value-type="currency">
            <text:p>46,088,600 €</text:p>
          </table:table-cell>
          <table:table-cell table:style-name="ce67" table:formula="of:=SUM([.H2:.H31])" office:value-type="currency" office:currency="EUR" office:value="31748400" calcext:value-type="currency">
            <text:p>31,748,400 €</text:p>
          </table:table-cell>
          <table:table-cell table:style-name="ce67" table:formula="of:=SUM([.I2:.I31])" office:value-type="currency" office:currency="EUR" office:value="637959300" calcext:value-type="currency">
            <text:p>637,959,300 €</text:p>
          </table:table-cell>
          <table:table-cell table:style-name="ce67" table:formula="of:=SUM([.J2:.J31])" office:value-type="currency" office:currency="EUR" office:value="295662000" calcext:value-type="currency">
            <text:p>295,662,000 €</text:p>
          </table:table-cell>
          <table:table-cell table:style-name="ce67" table:formula="of:=SUM([.K2:.K31])" office:value-type="currency" office:currency="EUR" office:value="0" calcext:value-type="currency">
            <text:p>0 €</text:p>
          </table:table-cell>
          <table:table-cell table:style-name="ce67" table:formula="of:=SUM([.L2:.L31])" office:value-type="currency" office:currency="EUR" office:value="163367400" calcext:value-type="currency">
            <text:p>163,367,400 €</text:p>
          </table:table-cell>
          <table:table-cell table:style-name="ce67" table:formula="of:=SUM([.M2:.M31])" office:value-type="currency" office:currency="EUR" office:value="-23137800" calcext:value-type="currency">
            <text:p>-23,137,800 €</text:p>
          </table:table-cell>
          <table:table-cell table:style-name="ce67" table:formula="of:=SUM([.N2:.N31])" office:value-type="currency" office:currency="EUR" office:value="1105599300" calcext:value-type="currency">
            <text:p>1,105,599,300 €</text:p>
          </table:table-cell>
          <table:table-cell table:style-name="ce67" table:formula="of:=SUM([.O2:.O31])" office:value-type="currency" office:currency="EUR" office:value="-1059510700" calcext:value-type="currency">
            <text:p>-1,059,510,700 €</text:p>
          </table:table-cell>
          <table:table-cell table:style-name="ce67" table:formula="of:=SUM([.P2:.P31])" office:value-type="currency" office:currency="EUR" office:value="1715527900" calcext:value-type="currency">
            <text:p>1,715,527,900 €</text:p>
          </table:table-cell>
          <table:table-cell table:style-name="ce4"/>
          <table:table-cell table:style-name="ce4" office:value-type="string" calcext:value-type="string">
            <text:p>Summe 2026</text:p>
          </table:table-cell>
          <table:table-cell table:style-name="ce4"/>
          <table:table-cell table:style-name="ce67" table:formula="of:=SUM([.T2:.T31])" office:value-type="currency" office:currency="EUR" office:value="0" calcext:value-type="currency">
            <text:p>0 €</text:p>
          </table:table-cell>
          <table:table-cell table:style-name="ce67" table:formula="of:=SUM([.U2:.U31])" office:value-type="currency" office:currency="EUR" office:value="5219800" calcext:value-type="currency">
            <text:p>5,219,800 €</text:p>
          </table:table-cell>
          <table:table-cell table:style-name="ce67" table:formula="of:=SUM([.V2:.V31])" office:value-type="currency" office:currency="EUR" office:value="21764500" calcext:value-type="currency">
            <text:p>21,764,500 €</text:p>
          </table:table-cell>
          <table:table-cell table:style-name="ce67" table:formula="of:=SUM([.W2:.W31])" office:value-type="currency" office:currency="EUR" office:value="1038200" calcext:value-type="currency">
            <text:p>1,038,200 €</text:p>
          </table:table-cell>
          <table:table-cell table:style-name="ce67" table:formula="of:=SUM([.X2:.X31])" office:value-type="currency" office:currency="EUR" office:value="28022500" calcext:value-type="currency">
            <text:p>28,022,500 €</text:p>
          </table:table-cell>
          <table:table-cell table:style-name="ce67" table:formula="of:=SUM([.Y2:.Y31])" office:value-type="currency" office:currency="EUR" office:value="119237600" calcext:value-type="currency">
            <text:p>119,237,600 €</text:p>
          </table:table-cell>
          <table:table-cell table:style-name="ce67" table:formula="of:=SUM([.Z2:.Z31])" office:value-type="currency" office:currency="EUR" office:value="719217100" calcext:value-type="currency">
            <text:p>719,217,100 €</text:p>
          </table:table-cell>
          <table:table-cell table:style-name="ce67" table:formula="of:=SUM([.AA2:.AA31])" office:value-type="currency" office:currency="EUR" office:value="337133300" calcext:value-type="currency">
            <text:p>337,133,300 €</text:p>
          </table:table-cell>
          <table:table-cell table:style-name="ce67" table:formula="of:=SUM([.AB2:.AB31])" office:value-type="currency" office:currency="EUR" office:value="0" calcext:value-type="currency">
            <text:p>0 €</text:p>
          </table:table-cell>
          <table:table-cell table:style-name="ce67" table:formula="of:=SUM([.AC2:.AC31])" office:value-type="currency" office:currency="EUR" office:value="145071200" calcext:value-type="currency">
            <text:p>145,071,200 €</text:p>
          </table:table-cell>
          <table:table-cell table:style-name="ce67" table:formula="of:=SUM([.AD2:.AD31])" office:value-type="currency" office:currency="EUR" office:value="-23078800" calcext:value-type="currency">
            <text:p>-23,078,800 €</text:p>
          </table:table-cell>
          <table:table-cell table:style-name="ce67" table:formula="of:=SUM([.AE2:.AE31])" office:value-type="currency" office:currency="EUR" office:value="1297580400" calcext:value-type="currency">
            <text:p>1,297,580,400 €</text:p>
          </table:table-cell>
          <table:table-cell table:style-name="ce67" table:formula="of:=SUM([.AF2:.AF31])" office:value-type="currency" office:currency="EUR" office:value="-1269557900" calcext:value-type="currency">
            <text:p>-1,269,557,900 €</text:p>
          </table:table-cell>
          <table:table-cell table:style-name="ce67" table:formula="of:=SUM([.AG2:.AG31])" office:value-type="currency" office:currency="EUR" office:value="1640982600" calcext:value-type="currency">
            <text:p>1,640,982,600 €</text:p>
          </table:table-cell>
          <table:table-cell table:number-columns-repeated="991"/>
        </table:table-row>
        <table:table-row table:style-name="ro4" table:number-rows-repeated="1048543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Einzelplan 18" table:style-name="ta19">
        <table:table-column table:style-name="co4" table:default-cell-style-name="Default"/>
        <table:table-column table:style-name="co5" table:default-cell-style-name="Default"/>
        <table:table-column table:style-name="co3" table:number-columns-repeated="14" table:default-cell-style-name="Default"/>
        <table:table-column table:style-name="co1" table:default-cell-style-name="Default"/>
        <table:table-column table:style-name="co4" table:default-cell-style-name="Default"/>
        <table:table-column table:style-name="co6" table:default-cell-style-name="Default"/>
        <table:table-column table:style-name="co3" table:number-columns-repeated="14" table:default-cell-style-name="Default"/>
        <table:table-column table:style-name="co1" table:number-columns-repeated="991" table:default-cell-style-name="Default"/>
        <table:table-row table:style-name="ro2">
          <table:table-cell table:style-name="ce64" office:value-type="string" calcext:value-type="string">
            <text:p>Kapitel</text:p>
          </table:table-cell>
          <table:table-cell table:style-name="ce64" office:value-type="string" calcext:value-type="string">
            <text:p>Bezeichnung</text:p>
          </table:table-cell>
          <table:table-cell table:style-name="ce64" office:value-type="string" calcext:value-type="string">
            <text:p>0 Einnahmen aus Steuern und steuerähnlichen Abgaben</text:p>
          </table:table-cell>
          <table:table-cell table:style-name="ce64" office:value-type="string" calcext:value-type="string">
            <text:p>1 Verwaltungseinnahmen, Einnahmen aus Schuldendienst und dgl.</text:p>
          </table:table-cell>
          <table:table-cell table:style-name="ce64" office:value-type="string" calcext:value-type="string">
            <text:p>2 Einnahmen aus Zuweisungen und Zuschüssen mit Ausnahme für Investitionen</text:p>
          </table:table-cell>
          <table:table-cell table:style-name="ce64" office:value-type="string" calcext:value-type="string">
            <text:p>3 Einnahmen aus Schuldenaufnahmen, aus Zuweisungen und Zuschüssen für Investitionen, besondere Finanzierungseinnahmen</text:p>
          </table:table-cell>
          <table:table-cell table:style-name="ce64" office:value-type="string" calcext:value-type="string">
            <text:p>Summe Einnahmen</text:p>
          </table:table-cell>
          <table:table-cell table:style-name="ce64" office:value-type="string" calcext:value-type="string">
            <text:p>4 Personalausgaben</text:p>
          </table:table-cell>
          <table:table-cell table:style-name="ce64" office:value-type="string" calcext:value-type="string">
            <text:p>5 Sächliche Verwaltungsausgaben usw., Ausgaben für den Schuldendienst</text:p>
          </table:table-cell>
          <table:table-cell table:style-name="ce64" office:value-type="string" calcext:value-type="string">
            <text:p>6 Ausgaben für Zuweisungen und Zuschüsse mit Ausnahme für Investitionen</text:p>
          </table:table-cell>
          <table:table-cell table:style-name="ce64" office:value-type="string" calcext:value-type="string">
            <text:p>7 Baumaßnahmen</text:p>
          </table:table-cell>
          <table:table-cell table:style-name="ce64" office:value-type="string" calcext:value-type="string">
            <text:p>8 Sonstige Ausgaben für Investitionen und Investitionsförderungsmaßnahmen</text:p>
          </table:table-cell>
          <table:table-cell table:style-name="ce64" office:value-type="string" calcext:value-type="string">
            <text:p>9 Besondere Finanzierungsausgaben</text:p>
          </table:table-cell>
          <table:table-cell table:style-name="ce64" office:value-type="string" calcext:value-type="string">
            <text:p>Summe Ausgaben</text:p>
          </table:table-cell>
          <table:table-cell table:style-name="ce64" office:value-type="string" calcext:value-type="string">
            <text:p>"+ Überschuss - Zuschuss"</text:p>
          </table:table-cell>
          <table:table-cell table:style-name="ce64" office:value-type="string" calcext:value-type="string">
            <text:p>Verpflichtungsermächtigungen</text:p>
          </table:table-cell>
          <table:table-cell table:style-name="ce4"/>
          <table:table-cell table:style-name="ce64" office:value-type="string" calcext:value-type="string">
            <text:p>Kapitel</text:p>
          </table:table-cell>
          <table:table-cell table:style-name="ce64" office:value-type="string" calcext:value-type="string">
            <text:p>Bezeichnung</text:p>
          </table:table-cell>
          <table:table-cell table:style-name="ce64" office:value-type="string" calcext:value-type="string">
            <text:p>0 Einnahmen aus Steuern und steuerähnlichen Abgaben</text:p>
          </table:table-cell>
          <table:table-cell table:style-name="ce64" office:value-type="string" calcext:value-type="string">
            <text:p>1 Verwaltungseinnahmen, Einnahmen aus Schuldendienst und dgl.</text:p>
          </table:table-cell>
          <table:table-cell table:style-name="ce64" office:value-type="string" calcext:value-type="string">
            <text:p>2 Einnahmen aus Zuweisungen und Zuschüssen mit Ausnahme für Investitionen</text:p>
          </table:table-cell>
          <table:table-cell table:style-name="ce64" office:value-type="string" calcext:value-type="string">
            <text:p>3 Einnahmen aus Schuldenaufnahmen, aus Zuweisungen und Zuschüssen für Investitionen, besondere Finanzierungseinnahmen</text:p>
          </table:table-cell>
          <table:table-cell table:style-name="ce64" office:value-type="string" calcext:value-type="string">
            <text:p>Summe Einnahmen</text:p>
          </table:table-cell>
          <table:table-cell table:style-name="ce64" office:value-type="string" calcext:value-type="string">
            <text:p>4 Personalausgaben</text:p>
          </table:table-cell>
          <table:table-cell table:style-name="ce64" office:value-type="string" calcext:value-type="string">
            <text:p>5 Sächliche Verwaltungsausgaben usw., Ausgaben für den Schuldendienst</text:p>
          </table:table-cell>
          <table:table-cell table:style-name="ce64" office:value-type="string" calcext:value-type="string">
            <text:p>6 Ausgaben für Zuweisungen und Zuschüsse mit Ausnahme für Investitionen</text:p>
          </table:table-cell>
          <table:table-cell table:style-name="ce64" office:value-type="string" calcext:value-type="string">
            <text:p>7 Baumaßnahmen</text:p>
          </table:table-cell>
          <table:table-cell table:style-name="ce64" office:value-type="string" calcext:value-type="string">
            <text:p>8 Sonstige Ausgaben für Investitionen und Investitionsförderungsmaßnahmen</text:p>
          </table:table-cell>
          <table:table-cell table:style-name="ce64" office:value-type="string" calcext:value-type="string">
            <text:p>9 Besondere Finanzierungsausgaben</text:p>
          </table:table-cell>
          <table:table-cell table:style-name="ce64" office:value-type="string" calcext:value-type="string">
            <text:p>Summe Ausgaben</text:p>
          </table:table-cell>
          <table:table-cell table:style-name="ce64" office:value-type="string" calcext:value-type="string">
            <text:p>"+ Überschuss - Zuschuss"</text:p>
          </table:table-cell>
          <table:table-cell table:style-name="ce64" office:value-type="string" calcext:value-type="string">
            <text:p>Verpflichtungsermächtigungen</text:p>
          </table:table-cell>
          <table:table-cell table:number-columns-repeated="991"/>
        </table:table-row>
        <table:table-row table:style-name="ro2">
          <table:table-cell table:style-name="ce100" office:value-type="date" office:date-value="2026-01-18" calcext:value-type="date">
            <text:p>18 01</text:p>
          </table:table-cell>
          <table:table-cell table:style-name="ce4" office:value-type="string" calcext:value-type="string">
            <text:p>Ostdeutsche Datenschutz- und Transparenzbeauftragte</text:p>
          </table:table-cell>
          <table:table-cell table:style-name="ce103" table:content-validation-name="val19" office:value-type="currency" office:currency="EUR" office:value="0" calcext:value-type="currency">
            <text:p>0 €</text:p>
          </table:table-cell>
          <table:table-cell table:style-name="ce103" office:value-type="currency" office:currency="EUR" office:value="294500" calcext:value-type="currency">
            <text:p>294,500 €</text:p>
          </table:table-cell>
          <table:table-cell table:style-name="ce103" office:value-type="currency" office:currency="EUR" office:value="204000" calcext:value-type="currency">
            <text:p>204,000 €</text:p>
          </table:table-cell>
          <table:table-cell table:style-name="ce103" office:value-type="currency" office:currency="EUR" office:value="0" calcext:value-type="currency">
            <text:p>0 €</text:p>
          </table:table-cell>
          <table:table-cell table:style-name="ce103" office:value-type="currency" office:currency="EUR" office:value="498500" calcext:value-type="currency">
            <text:p>498,500 €</text:p>
          </table:table-cell>
          <table:table-cell table:style-name="ce103" office:value-type="currency" office:currency="EUR" office:value="25348500" calcext:value-type="currency">
            <text:p>25,348,500 €</text:p>
          </table:table-cell>
          <table:table-cell table:style-name="ce103" office:value-type="currency" office:currency="EUR" office:value="4736100" calcext:value-type="currency">
            <text:p>4,736,100 €</text:p>
          </table:table-cell>
          <table:table-cell table:style-name="ce103" office:value-type="currency" office:currency="EUR" office:value="492000" calcext:value-type="currency">
            <text:p>492,000 €</text:p>
          </table:table-cell>
          <table:table-cell table:style-name="ce103" office:value-type="currency" office:currency="EUR" office:value="0" calcext:value-type="currency">
            <text:p>0 €</text:p>
          </table:table-cell>
          <table:table-cell table:style-name="ce103" office:value-type="currency" office:currency="EUR" office:value="608500" calcext:value-type="currency">
            <text:p>608,500 €</text:p>
          </table:table-cell>
          <table:table-cell table:style-name="ce103" office:value-type="currency" office:currency="EUR" office:value="622200" calcext:value-type="currency">
            <text:p>622,200 €</text:p>
          </table:table-cell>
          <table:table-cell table:style-name="ce67" table:formula="of:=SUM([.H2:.M2])" office:value-type="currency" office:currency="EUR" office:value="31807300" calcext:value-type="currency">
            <text:p>31,807,300 €</text:p>
          </table:table-cell>
          <table:table-cell table:style-name="ce67" table:formula="of:=[.G2]-[.N2]" office:value-type="currency" office:currency="EUR" office:value="-31308800" calcext:value-type="currency">
            <text:p>-31,308,800 €</text:p>
          </table:table-cell>
          <table:table-cell table:style-name="ce103" office:value-type="currency" office:currency="EUR" office:value="480000" calcext:value-type="currency">
            <text:p>480,000 €</text:p>
          </table:table-cell>
          <table:table-cell table:style-name="ce4"/>
          <table:table-cell table:style-name="ce41" office:value-type="string" calcext:value-type="string">
            <text:p>18 01</text:p>
          </table:table-cell>
          <table:table-cell table:style-name="ce4" office:value-type="string" calcext:value-type="string">
            <text:p>Ostdeutsche Transparenz undInformationsfreiheitsbeauftragter</text:p>
          </table:table-cell>
          <table:table-cell table:style-name="ce103" office:value-type="currency" office:currency="EUR" office:value="0" calcext:value-type="currency">
            <text:p>0 €</text:p>
          </table:table-cell>
          <table:table-cell table:style-name="ce109" office:value-type="currency" office:currency="EUR" office:value="340300" calcext:value-type="currency">
            <text:p>340,300 €</text:p>
          </table:table-cell>
          <table:table-cell table:style-name="ce109" office:value-type="currency" office:currency="EUR" office:value="1000" calcext:value-type="currency">
            <text:p>1,000 €</text:p>
          </table:table-cell>
          <table:table-cell table:style-name="ce109" office:value-type="currency" office:currency="EUR" office:value="0" calcext:value-type="currency">
            <text:p>0 €</text:p>
          </table:table-cell>
          <table:table-cell table:style-name="ce109" office:value-type="currency" office:currency="EUR" office:value="341300" calcext:value-type="currency">
            <text:p>341,300 €</text:p>
          </table:table-cell>
          <table:table-cell table:style-name="ce109" office:value-type="currency" office:currency="EUR" office:value="26294100" calcext:value-type="currency">
            <text:p>26,294,100 €</text:p>
          </table:table-cell>
          <table:table-cell table:style-name="ce109" office:value-type="currency" office:currency="EUR" office:value="4393000" calcext:value-type="currency">
            <text:p>4,393,000 €</text:p>
          </table:table-cell>
          <table:table-cell table:style-name="ce109" office:value-type="currency" office:currency="EUR" office:value="511900" calcext:value-type="currency">
            <text:p>511,900 €</text:p>
          </table:table-cell>
          <table:table-cell table:style-name="ce109" office:value-type="currency" office:currency="EUR" office:value="0" calcext:value-type="currency">
            <text:p>0 €</text:p>
          </table:table-cell>
          <table:table-cell table:style-name="ce109" office:value-type="currency" office:currency="EUR" office:value="8916600" calcext:value-type="currency">
            <text:p>8,916,600 €</text:p>
          </table:table-cell>
          <table:table-cell table:style-name="ce109" office:value-type="currency" office:currency="EUR" office:value="636800" calcext:value-type="currency">
            <text:p>636,800 €</text:p>
          </table:table-cell>
          <table:table-cell table:style-name="ce67" table:formula="of:=SUM([.Y2:.AD2])" office:value-type="currency" office:currency="EUR" office:value="40752400" calcext:value-type="currency">
            <text:p>40,752,400 €</text:p>
          </table:table-cell>
          <table:table-cell table:style-name="ce67" table:formula="of:=[.X2]-[.AE2]" office:value-type="currency" office:currency="EUR" office:value="-40411100" calcext:value-type="currency">
            <text:p>-40,411,100 €</text:p>
          </table:table-cell>
          <table:table-cell table:style-name="ce118" office:value-type="currency" office:currency="EUR" office:value="0" calcext:value-type="currency">
            <text:p>0 €</text:p>
          </table:table-cell>
          <table:table-cell table:number-columns-repeated="991"/>
        </table:table-row>
        <table:table-row table:style-name="ro2">
          <table:table-cell table:style-name="ce4" office:value-type="string" calcext:value-type="string">
            <text:p>Summe 2025</text:p>
          </table:table-cell>
          <table:table-cell table:style-name="ce4"/>
          <table:table-cell table:style-name="ce67" table:content-validation-name="val19" table:formula="of:=SUM([.C2])" office:value-type="currency" office:currency="EUR" office:value="0" calcext:value-type="currency">
            <text:p>0 €</text:p>
          </table:table-cell>
          <table:table-cell table:style-name="ce67" table:formula="of:=SUM([.D2])" office:value-type="currency" office:currency="EUR" office:value="294500" calcext:value-type="currency">
            <text:p>294,500 €</text:p>
          </table:table-cell>
          <table:table-cell table:style-name="ce67" table:formula="of:=SUM([.E2])" office:value-type="currency" office:currency="EUR" office:value="204000" calcext:value-type="currency">
            <text:p>204,000 €</text:p>
          </table:table-cell>
          <table:table-cell table:style-name="ce67" table:formula="of:=SUM([.F2])" office:value-type="currency" office:currency="EUR" office:value="0" calcext:value-type="currency">
            <text:p>0 €</text:p>
          </table:table-cell>
          <table:table-cell table:style-name="ce67" table:formula="of:=SUM([.G2])" office:value-type="currency" office:currency="EUR" office:value="498500" calcext:value-type="currency">
            <text:p>498,500 €</text:p>
          </table:table-cell>
          <table:table-cell table:style-name="ce67" table:formula="of:=SUM([.H2])" office:value-type="currency" office:currency="EUR" office:value="25348500" calcext:value-type="currency">
            <text:p>25,348,500 €</text:p>
          </table:table-cell>
          <table:table-cell table:style-name="ce67" table:formula="of:=SUM([.I2])" office:value-type="currency" office:currency="EUR" office:value="4736100" calcext:value-type="currency">
            <text:p>4,736,100 €</text:p>
          </table:table-cell>
          <table:table-cell table:style-name="ce67" table:formula="of:=SUM([.J2])" office:value-type="currency" office:currency="EUR" office:value="492000" calcext:value-type="currency">
            <text:p>492,000 €</text:p>
          </table:table-cell>
          <table:table-cell table:style-name="ce67" table:formula="of:=SUM([.K2])" office:value-type="currency" office:currency="EUR" office:value="0" calcext:value-type="currency">
            <text:p>0 €</text:p>
          </table:table-cell>
          <table:table-cell table:style-name="ce67" table:formula="of:=SUM([.L2])" office:value-type="currency" office:currency="EUR" office:value="608500" calcext:value-type="currency">
            <text:p>608,500 €</text:p>
          </table:table-cell>
          <table:table-cell table:style-name="ce67" table:formula="of:=SUM([.M2])" office:value-type="currency" office:currency="EUR" office:value="622200" calcext:value-type="currency">
            <text:p>622,200 €</text:p>
          </table:table-cell>
          <table:table-cell table:style-name="ce67" table:formula="of:=SUM([.N2])" office:value-type="currency" office:currency="EUR" office:value="31807300" calcext:value-type="currency">
            <text:p>31,807,300 €</text:p>
          </table:table-cell>
          <table:table-cell table:style-name="ce67" table:formula="of:=SUM([.O2])" office:value-type="currency" office:currency="EUR" office:value="-31308800" calcext:value-type="currency">
            <text:p>-31,308,800 €</text:p>
          </table:table-cell>
          <table:table-cell table:style-name="ce67" table:formula="of:=SUM([.P2])" office:value-type="currency" office:currency="EUR" office:value="480000" calcext:value-type="currency">
            <text:p>480,000 €</text:p>
          </table:table-cell>
          <table:table-cell table:style-name="ce4"/>
          <table:table-cell table:style-name="ce41" office:value-type="string" calcext:value-type="string">
            <text:p>18 01 01</text:p>
          </table:table-cell>
          <table:table-cell table:style-name="ce4" office:value-type="string" calcext:value-type="string">
            <text:p>Einführung OstTranspIFG</text:p>
          </table:table-cell>
          <table:table-cell table:number-columns-repeated="6" table:style-name="ce103" office:value-type="currency" office:currency="EUR" office:value="0" calcext:value-type="currency">
            <text:p>0 €</text:p>
          </table:table-cell>
          <table:table-cell table:style-name="ce103" office:value-type="currency" office:currency="EUR" office:value="1255000" calcext:value-type="currency">
            <text:p>1,255,000 €</text:p>
          </table:table-cell>
          <table:table-cell table:style-name="ce103" office:value-type="currency" office:currency="EUR" office:value="489000" calcext:value-type="currency">
            <text:p>489,000 €</text:p>
          </table:table-cell>
          <table:table-cell table:style-name="ce103" office:value-type="currency" office:currency="EUR" office:value="0" calcext:value-type="currency">
            <text:p>0 €</text:p>
          </table:table-cell>
          <table:table-cell table:style-name="ce103" office:value-type="currency" office:currency="EUR" office:value="1202600" calcext:value-type="currency">
            <text:p>1,202,600 €</text:p>
          </table:table-cell>
          <table:table-cell table:style-name="ce103" office:value-type="currency" office:currency="EUR" office:value="289600" calcext:value-type="currency">
            <text:p>289,600 €</text:p>
          </table:table-cell>
          <table:table-cell table:style-name="ce67" table:formula="of:=SUM([.Y3:.AD3])" office:value-type="currency" office:currency="EUR" office:value="3236200" calcext:value-type="currency">
            <text:p>3,236,200 €</text:p>
          </table:table-cell>
          <table:table-cell table:style-name="ce67" table:formula="of:=[.X3]-[.AE3]" office:value-type="currency" office:currency="EUR" office:value="-3236200" calcext:value-type="currency">
            <text:p>-3,236,200 €</text:p>
          </table:table-cell>
          <table:table-cell table:style-name="ce109" office:value-type="currency" office:currency="EUR" office:value="0" calcext:value-type="currency">
            <text:p>0 €</text:p>
          </table:table-cell>
          <table:table-cell table:number-columns-repeated="991"/>
        </table:table-row>
        <table:table-row table:style-name="ro2">
          <table:table-cell table:number-columns-repeated="17"/>
          <table:table-cell table:style-name="ce4" office:value-type="string" calcext:value-type="string">
            <text:p>Summe 2026</text:p>
          </table:table-cell>
          <table:table-cell table:style-name="ce4"/>
          <table:table-cell table:style-name="ce67" table:formula="of:=SUM([.T2];[.T3])" office:value-type="currency" office:currency="EUR" office:value="0" calcext:value-type="currency">
            <text:p>0 €</text:p>
          </table:table-cell>
          <table:table-cell table:style-name="ce67" table:formula="of:=SUM([.U2];[.U3])" office:value-type="currency" office:currency="EUR" office:value="340300" calcext:value-type="currency">
            <text:p>340,300 €</text:p>
          </table:table-cell>
          <table:table-cell table:style-name="ce67" table:formula="of:=SUM([.V2];[.V3])" office:value-type="currency" office:currency="EUR" office:value="1000" calcext:value-type="currency">
            <text:p>1,000 €</text:p>
          </table:table-cell>
          <table:table-cell table:style-name="ce67" table:formula="of:=SUM([.W2];[.W3])" office:value-type="currency" office:currency="EUR" office:value="0" calcext:value-type="currency">
            <text:p>0 €</text:p>
          </table:table-cell>
          <table:table-cell table:style-name="ce67" table:formula="of:=SUM([.X2];[.X3])" office:value-type="currency" office:currency="EUR" office:value="341300" calcext:value-type="currency">
            <text:p>341,300 €</text:p>
          </table:table-cell>
          <table:table-cell table:style-name="ce67" table:formula="of:=SUM([.Y2];[.Y3])" office:value-type="currency" office:currency="EUR" office:value="26294100" calcext:value-type="currency">
            <text:p>26,294,100 €</text:p>
          </table:table-cell>
          <table:table-cell table:style-name="ce67" table:formula="of:=SUM([.Z2];[.Z3])" office:value-type="currency" office:currency="EUR" office:value="5648000" calcext:value-type="currency">
            <text:p>5,648,000 €</text:p>
          </table:table-cell>
          <table:table-cell table:style-name="ce67" table:formula="of:=SUM([.AA2];[.AA3])" office:value-type="currency" office:currency="EUR" office:value="1000900" calcext:value-type="currency">
            <text:p>1,000,900 €</text:p>
          </table:table-cell>
          <table:table-cell table:style-name="ce67" table:formula="of:=SUM([.AB2];[.AB3])" office:value-type="currency" office:currency="EUR" office:value="0" calcext:value-type="currency">
            <text:p>0 €</text:p>
          </table:table-cell>
          <table:table-cell table:style-name="ce67" table:formula="of:=SUM([.AC2];[.AC3])" office:value-type="currency" office:currency="EUR" office:value="10119200" calcext:value-type="currency">
            <text:p>10,119,200 €</text:p>
          </table:table-cell>
          <table:table-cell table:style-name="ce67" table:formula="of:=SUM([.AD2];[.AD3])" office:value-type="currency" office:currency="EUR" office:value="926400" calcext:value-type="currency">
            <text:p>926,400 €</text:p>
          </table:table-cell>
          <table:table-cell table:style-name="ce67" table:formula="of:=SUM([.AE2];[.AE3])" office:value-type="currency" office:currency="EUR" office:value="43988600" calcext:value-type="currency">
            <text:p>43,988,600 €</text:p>
          </table:table-cell>
          <table:table-cell table:style-name="ce67" table:formula="of:=SUM([.AF2];[.AF3])" office:value-type="currency" office:currency="EUR" office:value="-43647300" calcext:value-type="currency">
            <text:p>-43,647,300 €</text:p>
          </table:table-cell>
          <table:table-cell table:style-name="ce67" table:formula="of:=SUM([.AG2];[.AG3])" office:value-type="currency" office:currency="EUR" office:value="0" calcext:value-type="currency">
            <text:p>0 €</text:p>
          </table:table-cell>
          <table:table-cell table:number-columns-repeated="991"/>
        </table:table-row>
        <table:table-row table:style-name="ro4" table:number-rows-repeated="1048571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Einzelplan 19" table:style-name="ta20">
        <table:table-column table:style-name="co4" table:default-cell-style-name="Default"/>
        <table:table-column table:style-name="co5" table:default-cell-style-name="Default"/>
        <table:table-column table:style-name="co3" table:number-columns-repeated="14" table:default-cell-style-name="Default"/>
        <table:table-column table:style-name="co1" table:default-cell-style-name="Default"/>
        <table:table-column table:style-name="co4" table:default-cell-style-name="Default"/>
        <table:table-column table:style-name="co6" table:default-cell-style-name="Default"/>
        <table:table-column table:style-name="co3" table:number-columns-repeated="14" table:default-cell-style-name="Default"/>
        <table:table-column table:style-name="co1" table:number-columns-repeated="991" table:default-cell-style-name="Default"/>
        <table:table-row table:style-name="ro2">
          <table:table-cell table:style-name="ce64" office:value-type="string" calcext:value-type="string">
            <text:p>Kapitel</text:p>
          </table:table-cell>
          <table:table-cell table:style-name="ce64" office:value-type="string" calcext:value-type="string">
            <text:p>Bezeichnung</text:p>
          </table:table-cell>
          <table:table-cell table:style-name="ce64" office:value-type="string" calcext:value-type="string">
            <text:p>0 Einnahmen aus Steuern und steuerähnlichen Abgaben</text:p>
          </table:table-cell>
          <table:table-cell table:style-name="ce64" office:value-type="string" calcext:value-type="string">
            <text:p>1 Verwaltungseinnahmen, Einnahmen aus Schuldendienst und dgl.</text:p>
          </table:table-cell>
          <table:table-cell table:style-name="ce64" office:value-type="string" calcext:value-type="string">
            <text:p>2 Einnahmen aus Zuweisungen und Zuschüssen mit Ausnahme für Investitionen</text:p>
          </table:table-cell>
          <table:table-cell table:style-name="ce64" office:value-type="string" calcext:value-type="string">
            <text:p>3 Einnahmen aus Schuldenaufnahmen, aus Zuweisungen und Zuschüssen für Investitionen, besondere Finanzierungseinnahmen</text:p>
          </table:table-cell>
          <table:table-cell table:style-name="ce64" office:value-type="string" calcext:value-type="string">
            <text:p>Summe Einnahmen</text:p>
          </table:table-cell>
          <table:table-cell table:style-name="ce64" office:value-type="string" calcext:value-type="string">
            <text:p>4 Personalausgaben</text:p>
          </table:table-cell>
          <table:table-cell table:style-name="ce64" office:value-type="string" calcext:value-type="string">
            <text:p>5 Sächliche Verwaltungsausgaben usw., Ausgaben für den Schuldendienst</text:p>
          </table:table-cell>
          <table:table-cell table:style-name="ce64" office:value-type="string" calcext:value-type="string">
            <text:p>6 Ausgaben für Zuweisungen und Zuschüsse mit Ausnahme für Investitionen</text:p>
          </table:table-cell>
          <table:table-cell table:style-name="ce64" office:value-type="string" calcext:value-type="string">
            <text:p>7 Baumaßnahmen</text:p>
          </table:table-cell>
          <table:table-cell table:style-name="ce64" office:value-type="string" calcext:value-type="string">
            <text:p>8 Sonstige Ausgaben für Investitionen und Investitionsförderungsmaßnahmen</text:p>
          </table:table-cell>
          <table:table-cell table:style-name="ce64" office:value-type="string" calcext:value-type="string">
            <text:p>9 Besondere Finanzierungsausgaben</text:p>
          </table:table-cell>
          <table:table-cell table:style-name="ce64" office:value-type="string" calcext:value-type="string">
            <text:p>Summe Ausgaben</text:p>
          </table:table-cell>
          <table:table-cell table:style-name="ce64" office:value-type="string" calcext:value-type="string">
            <text:p>"+ Überschuss - Zuschuss"</text:p>
          </table:table-cell>
          <table:table-cell table:style-name="ce64" office:value-type="string" calcext:value-type="string">
            <text:p>Verpflichtungsermächtigungen</text:p>
          </table:table-cell>
          <table:table-cell table:style-name="ce4"/>
          <table:table-cell table:style-name="ce64" office:value-type="string" calcext:value-type="string">
            <text:p>Kapitel</text:p>
          </table:table-cell>
          <table:table-cell table:style-name="ce64" office:value-type="string" calcext:value-type="string">
            <text:p>Bezeichnung</text:p>
          </table:table-cell>
          <table:table-cell table:style-name="ce64" office:value-type="string" calcext:value-type="string">
            <text:p>0 Einnahmen aus Steuern und steuerähnlichen Abgaben</text:p>
          </table:table-cell>
          <table:table-cell table:style-name="ce64" office:value-type="string" calcext:value-type="string">
            <text:p>1 Verwaltungseinnahmen, Einnahmen aus Schuldendienst und dgl.</text:p>
          </table:table-cell>
          <table:table-cell table:style-name="ce64" office:value-type="string" calcext:value-type="string">
            <text:p>2 Einnahmen aus Zuweisungen und Zuschüssen mit Ausnahme für Investitionen</text:p>
          </table:table-cell>
          <table:table-cell table:style-name="ce64" office:value-type="string" calcext:value-type="string">
            <text:p>3 Einnahmen aus Schuldenaufnahmen, aus Zuweisungen und Zuschüssen für Investitionen, besondere Finanzierungseinnahmen</text:p>
          </table:table-cell>
          <table:table-cell table:style-name="ce64" office:value-type="string" calcext:value-type="string">
            <text:p>Summe Einnahmen</text:p>
          </table:table-cell>
          <table:table-cell table:style-name="ce64" office:value-type="string" calcext:value-type="string">
            <text:p>4 Personalausgaben</text:p>
          </table:table-cell>
          <table:table-cell table:style-name="ce64" office:value-type="string" calcext:value-type="string">
            <text:p>5 Sächliche Verwaltungsausgaben usw., Ausgaben für den Schuldendienst</text:p>
          </table:table-cell>
          <table:table-cell table:style-name="ce64" office:value-type="string" calcext:value-type="string">
            <text:p>6 Ausgaben für Zuweisungen und Zuschüsse mit Ausnahme für Investitionen</text:p>
          </table:table-cell>
          <table:table-cell table:style-name="ce64" office:value-type="string" calcext:value-type="string">
            <text:p>7 Baumaßnahmen</text:p>
          </table:table-cell>
          <table:table-cell table:style-name="ce64" office:value-type="string" calcext:value-type="string">
            <text:p>8 Sonstige Ausgaben für Investitionen und Investitionsförderungsmaßnahmen</text:p>
          </table:table-cell>
          <table:table-cell table:style-name="ce64" office:value-type="string" calcext:value-type="string">
            <text:p>9 Besondere Finanzierungsausgaben</text:p>
          </table:table-cell>
          <table:table-cell table:style-name="ce64" office:value-type="string" calcext:value-type="string">
            <text:p>Summe Ausgaben</text:p>
          </table:table-cell>
          <table:table-cell table:style-name="ce64" office:value-type="string" calcext:value-type="string">
            <text:p>"+ Überschuss - Zuschuss"</text:p>
          </table:table-cell>
          <table:table-cell table:style-name="ce64" office:value-type="string" calcext:value-type="string">
            <text:p>Verpflichtungsermächtigungen</text:p>
          </table:table-cell>
          <table:table-cell table:number-columns-repeated="991"/>
        </table:table-row>
        <table:table-row table:style-name="ro2">
          <table:table-cell table:style-name="ce100" office:value-type="date" office:date-value="2026-01-19" calcext:value-type="date">
            <text:p>19 01</text:p>
          </table:table-cell>
          <table:table-cell table:style-name="ce4" office:value-type="string" calcext:value-type="string">
            <text:p>Staatliche Hochbaumaßnahmen Bauten im Bereich Landtag</text:p>
          </table:table-cell>
          <table:table-cell table:style-name="ce103" table:content-validation-name="val20" office:value-type="currency" office:currency="EUR" office:value="0" calcext:value-type="currency">
            <text:p>0 €</text:p>
          </table:table-cell>
          <table:table-cell table:number-columns-repeated="3" table:style-name="ce103" office:value-type="currency" office:currency="EUR" office:value="0" calcext:value-type="currency">
            <text:p>0 €</text:p>
          </table:table-cell>
          <table:table-cell table:style-name="ce70" table:formula="of:=SUM([.C2:.F2])" office:value-type="currency" office:currency="EUR" office:value="0" calcext:value-type="currency">
            <text:p>0 €</text:p>
          </table:table-cell>
          <table:table-cell table:number-columns-repeated="6" table:style-name="ce103" office:value-type="currency" office:currency="EUR" office:value="0" calcext:value-type="currency">
            <text:p>0 €</text:p>
          </table:table-cell>
          <table:table-cell table:style-name="ce67" table:formula="of:=SUM([.H2:.M2])" office:value-type="currency" office:currency="EUR" office:value="0" calcext:value-type="currency">
            <text:p>0 €</text:p>
          </table:table-cell>
          <table:table-cell table:style-name="ce67" table:formula="of:=[.G2]-[.N2]" office:value-type="currency" office:currency="EUR" office:value="0" calcext:value-type="currency">
            <text:p>0 €</text:p>
          </table:table-cell>
          <table:table-cell table:style-name="ce103" office:value-type="currency" office:currency="EUR" office:value="0" calcext:value-type="currency">
            <text:p>0 €</text:p>
          </table:table-cell>
          <table:table-cell table:style-name="ce4"/>
          <table:table-cell table:style-name="ce100" office:value-type="date" office:date-value="2026-01-19" calcext:value-type="date">
            <text:p>19 01</text:p>
          </table:table-cell>
          <table:table-cell table:style-name="ce4" office:value-type="string" calcext:value-type="string">
            <text:p>Staatliche Hochbaumaßnahmen Bauten im Bereich Landtag</text:p>
          </table:table-cell>
          <table:table-cell table:style-name="ce103" office:value-type="currency" office:currency="EUR" office:value="0" calcext:value-type="currency">
            <text:p>0 €</text:p>
          </table:table-cell>
          <table:table-cell table:number-columns-repeated="3" table:style-name="ce109" office:value-type="currency" office:currency="EUR" office:value="0" calcext:value-type="currency">
            <text:p>0 €</text:p>
          </table:table-cell>
          <table:table-cell table:style-name="ce70" table:formula="of:=SUM([.T2:.W2])" office:value-type="currency" office:currency="EUR" office:value="0" calcext:value-type="currency">
            <text:p>0 €</text:p>
          </table:table-cell>
          <table:table-cell table:number-columns-repeated="6" table:style-name="ce109" office:value-type="currency" office:currency="EUR" office:value="0" calcext:value-type="currency">
            <text:p>0 €</text:p>
          </table:table-cell>
          <table:table-cell table:style-name="ce67" table:formula="of:=SUM([.Y2:.AD2])" office:value-type="currency" office:currency="EUR" office:value="0" calcext:value-type="currency">
            <text:p>0 €</text:p>
          </table:table-cell>
          <table:table-cell table:style-name="ce67" table:formula="of:=[.X2]-[.AE2]" office:value-type="currency" office:currency="EUR" office:value="0" calcext:value-type="currency">
            <text:p>0 €</text:p>
          </table:table-cell>
          <table:table-cell table:style-name="ce118" office:value-type="currency" office:currency="EUR" office:value="0" calcext:value-type="currency">
            <text:p>0 €</text:p>
          </table:table-cell>
          <table:table-cell table:number-columns-repeated="991"/>
        </table:table-row>
        <table:table-row table:style-name="ro2">
          <table:table-cell table:style-name="ce100" office:value-type="date" office:date-value="2026-02-19" calcext:value-type="date">
            <text:p>19 02</text:p>
          </table:table-cell>
          <table:table-cell table:style-name="ce4" office:value-type="string" calcext:value-type="string">
            <text:p>Staatliche Hochbaumaßnahmen Bauten im Bereich der Staatskanzlei</text:p>
          </table:table-cell>
          <table:table-cell table:style-name="ce103" table:content-validation-name="val20" office:value-type="currency" office:currency="EUR" office:value="0" calcext:value-type="currency">
            <text:p>0 €</text:p>
          </table:table-cell>
          <table:table-cell table:number-columns-repeated="3" table:style-name="ce70" office:value-type="currency" office:currency="EUR" office:value="0" calcext:value-type="currency">
            <text:p>0 €</text:p>
          </table:table-cell>
          <table:table-cell table:style-name="ce70" table:formula="of:=SUM([.C3:.F3])" office:value-type="currency" office:currency="EUR" office:value="0" calcext:value-type="currency">
            <text:p>0 €</text:p>
          </table:table-cell>
          <table:table-cell table:number-columns-repeated="3" table:style-name="ce70" office:value-type="currency" office:currency="EUR" office:value="0" calcext:value-type="currency">
            <text:p>0 €</text:p>
          </table:table-cell>
          <table:table-cell table:style-name="ce70" office:value-type="currency" office:currency="EUR" office:value="4750000" calcext:value-type="currency">
            <text:p>4,750,000 €</text:p>
          </table:table-cell>
          <table:table-cell table:number-columns-repeated="2" table:style-name="ce70" office:value-type="currency" office:currency="EUR" office:value="0" calcext:value-type="currency">
            <text:p>0 €</text:p>
          </table:table-cell>
          <table:table-cell table:style-name="ce67" table:formula="of:=SUM([.H3:.M3])" office:value-type="currency" office:currency="EUR" office:value="4750000" calcext:value-type="currency">
            <text:p>4,750,000 €</text:p>
          </table:table-cell>
          <table:table-cell table:style-name="ce67" table:formula="of:=[.G3]-[.N3]" office:value-type="currency" office:currency="EUR" office:value="-4750000" calcext:value-type="currency">
            <text:p>-4,750,000 €</text:p>
          </table:table-cell>
          <table:table-cell table:style-name="ce70" office:value-type="currency" office:currency="EUR" office:value="577000" calcext:value-type="currency">
            <text:p>577,000 €</text:p>
          </table:table-cell>
          <table:table-cell table:style-name="ce4"/>
          <table:table-cell table:style-name="ce100" office:value-type="date" office:date-value="2026-02-19" calcext:value-type="date">
            <text:p>19 02</text:p>
          </table:table-cell>
          <table:table-cell table:style-name="ce4" office:value-type="string" calcext:value-type="string">
            <text:p>Staatliche Hochbaumaßnahmen Bauten im Bereich der Staatskanzlei</text:p>
          </table:table-cell>
          <table:table-cell table:style-name="ce103" office:value-type="currency" office:currency="EUR" office:value="0" calcext:value-type="currency">
            <text:p>0 €</text:p>
          </table:table-cell>
          <table:table-cell table:number-columns-repeated="3" table:style-name="ce114" office:value-type="currency" office:currency="EUR" office:value="0" calcext:value-type="currency">
            <text:p>0 €</text:p>
          </table:table-cell>
          <table:table-cell table:style-name="ce70" table:formula="of:=SUM([.T3:.W3])" office:value-type="currency" office:currency="EUR" office:value="0" calcext:value-type="currency">
            <text:p>0 €</text:p>
          </table:table-cell>
          <table:table-cell table:number-columns-repeated="3" table:style-name="ce114" office:value-type="currency" office:currency="EUR" office:value="0" calcext:value-type="currency">
            <text:p>0 €</text:p>
          </table:table-cell>
          <table:table-cell table:style-name="ce114" office:value-type="currency" office:currency="EUR" office:value="1730000" calcext:value-type="currency">
            <text:p>1,730,000 €</text:p>
          </table:table-cell>
          <table:table-cell table:number-columns-repeated="2" table:style-name="ce114" office:value-type="currency" office:currency="EUR" office:value="0" calcext:value-type="currency">
            <text:p>0 €</text:p>
          </table:table-cell>
          <table:table-cell table:style-name="ce67" table:formula="of:=SUM([.Y3:.AD3])" office:value-type="currency" office:currency="EUR" office:value="1730000" calcext:value-type="currency">
            <text:p>1,730,000 €</text:p>
          </table:table-cell>
          <table:table-cell table:style-name="ce67" table:formula="of:=[.X3]-[.AE3]" office:value-type="currency" office:currency="EUR" office:value="-1730000" calcext:value-type="currency">
            <text:p>-1,730,000 €</text:p>
          </table:table-cell>
          <table:table-cell table:style-name="ce115" office:value-type="currency" office:currency="EUR" office:value="73000" calcext:value-type="currency">
            <text:p>73,000 €</text:p>
          </table:table-cell>
          <table:table-cell table:number-columns-repeated="991"/>
        </table:table-row>
        <table:table-row table:style-name="ro2">
          <table:table-cell table:style-name="ce100" office:value-type="date" office:date-value="2026-03-19" calcext:value-type="date">
            <text:p>19 03</text:p>
          </table:table-cell>
          <table:table-cell table:style-name="ce4" office:value-type="string" calcext:value-type="string">
            <text:p>Staatliche Hochbaumaßnahmen Bauten im Bereich des Staatsministerium des Innern, Bau und für kommunale Angelegenheiten</text:p>
          </table:table-cell>
          <table:table-cell table:style-name="ce103" table:content-validation-name="val20" office:value-type="currency" office:currency="EUR" office:value="0" calcext:value-type="currency">
            <text:p>0 €</text:p>
          </table:table-cell>
          <table:table-cell table:number-columns-repeated="3" table:style-name="ce103" office:value-type="currency" office:currency="EUR" office:value="0" calcext:value-type="currency">
            <text:p>0 €</text:p>
          </table:table-cell>
          <table:table-cell table:style-name="ce70" table:formula="of:=SUM([.C4:.F4])" office:value-type="currency" office:currency="EUR" office:value="0" calcext:value-type="currency">
            <text:p>0 €</text:p>
          </table:table-cell>
          <table:table-cell table:style-name="ce103" office:value-type="currency" office:currency="EUR" office:value="0" calcext:value-type="currency">
            <text:p>0 €</text:p>
          </table:table-cell>
          <table:table-cell table:style-name="ce103" office:value-type="currency" office:currency="EUR" office:value="20616800" calcext:value-type="currency">
            <text:p>20,616,800 €</text:p>
          </table:table-cell>
          <table:table-cell table:style-name="ce103" office:value-type="currency" office:currency="EUR" office:value="0" calcext:value-type="currency">
            <text:p>0 €</text:p>
          </table:table-cell>
          <table:table-cell table:style-name="ce103" office:value-type="currency" office:currency="EUR" office:value="108203600" calcext:value-type="currency">
            <text:p>108,203,600 €</text:p>
          </table:table-cell>
          <table:table-cell table:style-name="ce103" office:value-type="currency" office:currency="EUR" office:value="5000" calcext:value-type="currency">
            <text:p>5,000 €</text:p>
          </table:table-cell>
          <table:table-cell table:style-name="ce103" office:value-type="currency" office:currency="EUR" office:value="0" calcext:value-type="currency">
            <text:p>0 €</text:p>
          </table:table-cell>
          <table:table-cell table:style-name="ce67" table:formula="of:=SUM([.H4:.M4])" office:value-type="currency" office:currency="EUR" office:value="128825400" calcext:value-type="currency">
            <text:p>128,825,400 €</text:p>
          </table:table-cell>
          <table:table-cell table:style-name="ce67" table:formula="of:=[.G4]-[.N4]" office:value-type="currency" office:currency="EUR" office:value="-128825400" calcext:value-type="currency">
            <text:p>-128,825,400 €</text:p>
          </table:table-cell>
          <table:table-cell table:style-name="ce103" office:value-type="currency" office:currency="EUR" office:value="21703000" calcext:value-type="currency">
            <text:p>21,703,000 €</text:p>
          </table:table-cell>
          <table:table-cell table:style-name="ce4"/>
          <table:table-cell table:style-name="ce100" office:value-type="date" office:date-value="2026-03-19" calcext:value-type="date">
            <text:p>19 03</text:p>
          </table:table-cell>
          <table:table-cell table:style-name="ce4" office:value-type="string" calcext:value-type="string">
            <text:p>Staatliche Hochbaumaßnahmen Bauten im Bereich des Staatsministerium des Innern, Bau und für kommunale Angelegenheiten</text:p>
          </table:table-cell>
          <table:table-cell table:style-name="ce103" office:value-type="currency" office:currency="EUR" office:value="0" calcext:value-type="currency">
            <text:p>0 €</text:p>
          </table:table-cell>
          <table:table-cell table:number-columns-repeated="3" table:style-name="ce109" office:value-type="currency" office:currency="EUR" office:value="0" calcext:value-type="currency">
            <text:p>0 €</text:p>
          </table:table-cell>
          <table:table-cell table:style-name="ce70" table:formula="of:=SUM([.T4:.W4])" office:value-type="currency" office:currency="EUR" office:value="0" calcext:value-type="currency">
            <text:p>0 €</text:p>
          </table:table-cell>
          <table:table-cell table:style-name="ce109" office:value-type="currency" office:currency="EUR" office:value="0" calcext:value-type="currency">
            <text:p>0 €</text:p>
          </table:table-cell>
          <table:table-cell table:style-name="ce109" office:value-type="currency" office:currency="EUR" office:value="19602600" calcext:value-type="currency">
            <text:p>19,602,600 €</text:p>
          </table:table-cell>
          <table:table-cell table:style-name="ce109" office:value-type="currency" office:currency="EUR" office:value="0" calcext:value-type="currency">
            <text:p>0 €</text:p>
          </table:table-cell>
          <table:table-cell table:style-name="ce109" office:value-type="currency" office:currency="EUR" office:value="105852000" calcext:value-type="currency">
            <text:p>105,852,000 €</text:p>
          </table:table-cell>
          <table:table-cell table:number-columns-repeated="2" table:style-name="ce109" office:value-type="currency" office:currency="EUR" office:value="0" calcext:value-type="currency">
            <text:p>0 €</text:p>
          </table:table-cell>
          <table:table-cell table:style-name="ce67" table:formula="of:=SUM([.Y4:.AD4])" office:value-type="currency" office:currency="EUR" office:value="125454600" calcext:value-type="currency">
            <text:p>125,454,600 €</text:p>
          </table:table-cell>
          <table:table-cell table:style-name="ce67" table:formula="of:=[.X4]-[.AE4]" office:value-type="currency" office:currency="EUR" office:value="-125454600" calcext:value-type="currency">
            <text:p>-125,454,600 €</text:p>
          </table:table-cell>
          <table:table-cell table:style-name="ce118" office:value-type="currency" office:currency="EUR" office:value="6501000" calcext:value-type="currency">
            <text:p>6,501,000 €</text:p>
          </table:table-cell>
          <table:table-cell table:number-columns-repeated="991"/>
        </table:table-row>
        <table:table-row table:style-name="ro2">
          <table:table-cell table:style-name="ce100" office:value-type="date" office:date-value="2026-04-19" calcext:value-type="date">
            <text:p>19 04</text:p>
          </table:table-cell>
          <table:table-cell table:style-name="ce4" office:value-type="string" calcext:value-type="string">
            <text:p>Staatliche Hochbaumaßnahmen Bauten im Bereich des Staatsministerium für Bildung und sportliche Ertüchtigung</text:p>
          </table:table-cell>
          <table:table-cell table:style-name="ce103" table:content-validation-name="val20" office:value-type="currency" office:currency="EUR" office:value="0" calcext:value-type="currency">
            <text:p>0 €</text:p>
          </table:table-cell>
          <table:table-cell table:number-columns-repeated="3" table:style-name="ce70" office:value-type="currency" office:currency="EUR" office:value="0" calcext:value-type="currency">
            <text:p>0 €</text:p>
          </table:table-cell>
          <table:table-cell table:style-name="ce70" table:formula="of:=SUM([.C5:.F5])" office:value-type="currency" office:currency="EUR" office:value="0" calcext:value-type="currency">
            <text:p>0 €</text:p>
          </table:table-cell>
          <table:table-cell table:number-columns-repeated="3" table:style-name="ce70" office:value-type="currency" office:currency="EUR" office:value="0" calcext:value-type="currency">
            <text:p>0 €</text:p>
          </table:table-cell>
          <table:table-cell table:style-name="ce70" office:value-type="currency" office:currency="EUR" office:value="9169100" calcext:value-type="currency">
            <text:p>9,169,100 €</text:p>
          </table:table-cell>
          <table:table-cell table:style-name="ce70" office:value-type="currency" office:currency="EUR" office:value="1279500" calcext:value-type="currency">
            <text:p>1,279,500 €</text:p>
          </table:table-cell>
          <table:table-cell table:style-name="ce70" office:value-type="currency" office:currency="EUR" office:value="0" calcext:value-type="currency">
            <text:p>0 €</text:p>
          </table:table-cell>
          <table:table-cell table:style-name="ce67" table:formula="of:=SUM([.H5:.M5])" office:value-type="currency" office:currency="EUR" office:value="10448600" calcext:value-type="currency">
            <text:p>10,448,600 €</text:p>
          </table:table-cell>
          <table:table-cell table:style-name="ce67" table:formula="of:=[.G5]-[.N5]" office:value-type="currency" office:currency="EUR" office:value="-10448600" calcext:value-type="currency">
            <text:p>-10,448,600 €</text:p>
          </table:table-cell>
          <table:table-cell table:style-name="ce70" office:value-type="currency" office:currency="EUR" office:value="4047000" calcext:value-type="currency">
            <text:p>4,047,000 €</text:p>
          </table:table-cell>
          <table:table-cell table:style-name="ce4"/>
          <table:table-cell table:style-name="ce100" office:value-type="date" office:date-value="2026-04-19" calcext:value-type="date">
            <text:p>19 04</text:p>
          </table:table-cell>
          <table:table-cell table:style-name="ce4" office:value-type="string" calcext:value-type="string">
            <text:p>Staatliche Hochbaumaßnahmen Bauten im Bereich des Staatsministerium für Bildung und sportliche Ertüchtigung</text:p>
          </table:table-cell>
          <table:table-cell table:style-name="ce103" office:value-type="currency" office:currency="EUR" office:value="0" calcext:value-type="currency">
            <text:p>0 €</text:p>
          </table:table-cell>
          <table:table-cell table:number-columns-repeated="3" table:style-name="ce114" office:value-type="currency" office:currency="EUR" office:value="0" calcext:value-type="currency">
            <text:p>0 €</text:p>
          </table:table-cell>
          <table:table-cell table:style-name="ce70" table:formula="of:=SUM([.T5:.W5])" office:value-type="currency" office:currency="EUR" office:value="0" calcext:value-type="currency">
            <text:p>0 €</text:p>
          </table:table-cell>
          <table:table-cell table:number-columns-repeated="3" table:style-name="ce114" office:value-type="currency" office:currency="EUR" office:value="0" calcext:value-type="currency">
            <text:p>0 €</text:p>
          </table:table-cell>
          <table:table-cell table:style-name="ce114" office:value-type="currency" office:currency="EUR" office:value="12069000" calcext:value-type="currency">
            <text:p>12,069,000 €</text:p>
          </table:table-cell>
          <table:table-cell table:style-name="ce114" office:value-type="currency" office:currency="EUR" office:value="1279500" calcext:value-type="currency">
            <text:p>1,279,500 €</text:p>
          </table:table-cell>
          <table:table-cell table:style-name="ce114" office:value-type="currency" office:currency="EUR" office:value="0" calcext:value-type="currency">
            <text:p>0 €</text:p>
          </table:table-cell>
          <table:table-cell table:style-name="ce67" table:formula="of:=SUM([.Y5:.AD5])" office:value-type="currency" office:currency="EUR" office:value="13348500" calcext:value-type="currency">
            <text:p>13,348,500 €</text:p>
          </table:table-cell>
          <table:table-cell table:style-name="ce67" table:formula="of:=[.X5]-[.AE5]" office:value-type="currency" office:currency="EUR" office:value="-13348500" calcext:value-type="currency">
            <text:p>-13,348,500 €</text:p>
          </table:table-cell>
          <table:table-cell table:style-name="ce115" office:value-type="currency" office:currency="EUR" office:value="2305000" calcext:value-type="currency">
            <text:p>2,305,000 €</text:p>
          </table:table-cell>
          <table:table-cell table:number-columns-repeated="991"/>
        </table:table-row>
        <table:table-row table:style-name="ro2">
          <table:table-cell table:style-name="ce100" office:value-type="date" office:date-value="2026-05-19" calcext:value-type="date">
            <text:p>19 05</text:p>
          </table:table-cell>
          <table:table-cell table:style-name="ce4" office:value-type="string" calcext:value-type="string">
            <text:p>Staatliche Hochbaumaßnahmen Bauten im Bereich des Staatsministerium für Rechtsstaatlichkeit und Angelegenheiten des Staates</text:p>
          </table:table-cell>
          <table:table-cell table:style-name="ce103" table:content-validation-name="val20" office:value-type="currency" office:currency="EUR" office:value="0" calcext:value-type="currency">
            <text:p>0 €</text:p>
          </table:table-cell>
          <table:table-cell table:number-columns-repeated="2" table:style-name="ce103" office:value-type="currency" office:currency="EUR" office:value="0" calcext:value-type="currency">
            <text:p>0 €</text:p>
          </table:table-cell>
          <table:table-cell table:style-name="ce70" office:value-type="currency" office:currency="EUR" office:value="6300000" calcext:value-type="currency">
            <text:p>6,300,000 €</text:p>
          </table:table-cell>
          <table:table-cell table:style-name="ce70" table:formula="of:=SUM([.C6:.F6])" office:value-type="currency" office:currency="EUR" office:value="6300000" calcext:value-type="currency">
            <text:p>6,300,000 €</text:p>
          </table:table-cell>
          <table:table-cell table:style-name="ce103" office:value-type="currency" office:currency="EUR" office:value="0" calcext:value-type="currency">
            <text:p>0 €</text:p>
          </table:table-cell>
          <table:table-cell table:style-name="ce70" office:value-type="currency" office:currency="EUR" office:value="10547800" calcext:value-type="currency">
            <text:p>10,547,800 €</text:p>
          </table:table-cell>
          <table:table-cell table:style-name="ce103" office:value-type="currency" office:currency="EUR" office:value="0" calcext:value-type="currency">
            <text:p>0 €</text:p>
          </table:table-cell>
          <table:table-cell table:style-name="ce103" office:value-type="currency" office:currency="EUR" office:value="73093600" calcext:value-type="currency">
            <text:p>73,093,600 €</text:p>
          </table:table-cell>
          <table:table-cell table:style-name="ce103" office:value-type="currency" office:currency="EUR" office:value="16194600" calcext:value-type="currency">
            <text:p>16,194,600 €</text:p>
          </table:table-cell>
          <table:table-cell table:style-name="ce103" office:value-type="currency" office:currency="EUR" office:value="30000000" calcext:value-type="currency">
            <text:p>30,000,000 €</text:p>
          </table:table-cell>
          <table:table-cell table:style-name="ce67" table:formula="of:=SUM([.H6:.M6])" office:value-type="currency" office:currency="EUR" office:value="129836000" calcext:value-type="currency">
            <text:p>129,836,000 €</text:p>
          </table:table-cell>
          <table:table-cell table:style-name="ce67" table:formula="of:=[.G6]-[.N6]" office:value-type="currency" office:currency="EUR" office:value="-123536000" calcext:value-type="currency">
            <text:p>-123,536,000 €</text:p>
          </table:table-cell>
          <table:table-cell table:style-name="ce103" office:value-type="currency" office:currency="EUR" office:value="11001000" calcext:value-type="currency">
            <text:p>11,001,000 €</text:p>
          </table:table-cell>
          <table:table-cell table:style-name="ce4"/>
          <table:table-cell table:style-name="ce100" office:value-type="date" office:date-value="2026-05-19" calcext:value-type="date">
            <text:p>19 05</text:p>
          </table:table-cell>
          <table:table-cell table:style-name="ce4" office:value-type="string" calcext:value-type="string">
            <text:p>Staatliche Hochbaumaßnahmen Bauten im Bereich des Staatsministerium für Rechtsstaatlichkeit und Angelegenheiten des Staates</text:p>
          </table:table-cell>
          <table:table-cell table:style-name="ce103" office:value-type="currency" office:currency="EUR" office:value="0" calcext:value-type="currency">
            <text:p>0 €</text:p>
          </table:table-cell>
          <table:table-cell table:number-columns-repeated="2" table:style-name="ce109" office:value-type="currency" office:currency="EUR" office:value="0" calcext:value-type="currency">
            <text:p>0 €</text:p>
          </table:table-cell>
          <table:table-cell table:style-name="ce109" office:value-type="currency" office:currency="EUR" office:value="15695500" calcext:value-type="currency">
            <text:p>15,695,500 €</text:p>
          </table:table-cell>
          <table:table-cell table:style-name="ce70" table:formula="of:=SUM([.T6:.W6])" office:value-type="currency" office:currency="EUR" office:value="15695500" calcext:value-type="currency">
            <text:p>15,695,500 €</text:p>
          </table:table-cell>
          <table:table-cell table:style-name="ce109" office:value-type="currency" office:currency="EUR" office:value="0" calcext:value-type="currency">
            <text:p>0 €</text:p>
          </table:table-cell>
          <table:table-cell table:style-name="ce114" office:value-type="currency" office:currency="EUR" office:value="9314200" calcext:value-type="currency">
            <text:p>9,314,200 €</text:p>
          </table:table-cell>
          <table:table-cell table:style-name="ce109" office:value-type="currency" office:currency="EUR" office:value="0" calcext:value-type="currency">
            <text:p>0 €</text:p>
          </table:table-cell>
          <table:table-cell table:style-name="ce109" office:value-type="currency" office:currency="EUR" office:value="90700000" calcext:value-type="currency">
            <text:p>90,700,000 €</text:p>
          </table:table-cell>
          <table:table-cell table:style-name="ce109" office:value-type="currency" office:currency="EUR" office:value="16920800" calcext:value-type="currency">
            <text:p>16,920,800 €</text:p>
          </table:table-cell>
          <table:table-cell table:style-name="ce109" office:value-type="currency" office:currency="EUR" office:value="0" calcext:value-type="currency">
            <text:p>0 €</text:p>
          </table:table-cell>
          <table:table-cell table:style-name="ce67" table:formula="of:=SUM([.Y6:.AD6])" office:value-type="currency" office:currency="EUR" office:value="116935000" calcext:value-type="currency">
            <text:p>116,935,000 €</text:p>
          </table:table-cell>
          <table:table-cell table:style-name="ce67" table:formula="of:=[.X6]-[.AE6]" office:value-type="currency" office:currency="EUR" office:value="-101239500" calcext:value-type="currency">
            <text:p>-101,239,500 €</text:p>
          </table:table-cell>
          <table:table-cell table:style-name="ce118" office:value-type="currency" office:currency="EUR" office:value="5801000" calcext:value-type="currency">
            <text:p>5,801,000 €</text:p>
          </table:table-cell>
          <table:table-cell table:number-columns-repeated="991"/>
        </table:table-row>
        <table:table-row table:style-name="ro2">
          <table:table-cell table:style-name="ce100" office:value-type="date" office:date-value="2026-06-19" calcext:value-type="date">
            <text:p>19 06</text:p>
          </table:table-cell>
          <table:table-cell table:style-name="ce4" office:value-type="string" calcext:value-type="string">
            <text:p>Staatliche Hochbaumaßnahmen Bauten im Bereich des Staatsministerium für Kapitalakkumulation des Fiskus</text:p>
          </table:table-cell>
          <table:table-cell table:style-name="ce103" table:content-validation-name="val20" office:value-type="currency" office:currency="EUR" office:value="0" calcext:value-type="currency">
            <text:p>0 €</text:p>
          </table:table-cell>
          <table:table-cell table:number-columns-repeated="3" table:style-name="ce70" office:value-type="currency" office:currency="EUR" office:value="0" calcext:value-type="currency">
            <text:p>0 €</text:p>
          </table:table-cell>
          <table:table-cell table:style-name="ce70" table:formula="of:=SUM([.C7:.F7])" office:value-type="currency" office:currency="EUR" office:value="0" calcext:value-type="currency">
            <text:p>0 €</text:p>
          </table:table-cell>
          <table:table-cell table:number-columns-repeated="3" table:style-name="ce70" office:value-type="currency" office:currency="EUR" office:value="0" calcext:value-type="currency">
            <text:p>0 €</text:p>
          </table:table-cell>
          <table:table-cell table:style-name="ce70" office:value-type="currency" office:currency="EUR" office:value="3050000" calcext:value-type="currency">
            <text:p>3,050,000 €</text:p>
          </table:table-cell>
          <table:table-cell table:number-columns-repeated="2" table:style-name="ce70" office:value-type="currency" office:currency="EUR" office:value="0" calcext:value-type="currency">
            <text:p>0 €</text:p>
          </table:table-cell>
          <table:table-cell table:style-name="ce67" table:formula="of:=SUM([.H7:.M7])" office:value-type="currency" office:currency="EUR" office:value="3050000" calcext:value-type="currency">
            <text:p>3,050,000 €</text:p>
          </table:table-cell>
          <table:table-cell table:style-name="ce67" table:formula="of:=[.G7]-[.N7]" office:value-type="currency" office:currency="EUR" office:value="-3050000" calcext:value-type="currency">
            <text:p>-3,050,000 €</text:p>
          </table:table-cell>
          <table:table-cell table:style-name="ce70" office:value-type="currency" office:currency="EUR" office:value="21511000" calcext:value-type="currency">
            <text:p>21,511,000 €</text:p>
          </table:table-cell>
          <table:table-cell table:style-name="ce4"/>
          <table:table-cell table:style-name="ce100" office:value-type="date" office:date-value="2026-06-19" calcext:value-type="date">
            <text:p>19 06</text:p>
          </table:table-cell>
          <table:table-cell table:style-name="ce4" office:value-type="string" calcext:value-type="string">
            <text:p>Staatliche Hochbaumaßnahmen Bauten im Bereich des Staatsministerium für Kapitalakkumulation des Fiskus</text:p>
          </table:table-cell>
          <table:table-cell table:style-name="ce103" office:value-type="currency" office:currency="EUR" office:value="0" calcext:value-type="currency">
            <text:p>0 €</text:p>
          </table:table-cell>
          <table:table-cell table:number-columns-repeated="3" table:style-name="ce114" office:value-type="currency" office:currency="EUR" office:value="0" calcext:value-type="currency">
            <text:p>0 €</text:p>
          </table:table-cell>
          <table:table-cell table:style-name="ce70" table:formula="of:=SUM([.T7:.W7])" office:value-type="currency" office:currency="EUR" office:value="0" calcext:value-type="currency">
            <text:p>0 €</text:p>
          </table:table-cell>
          <table:table-cell table:number-columns-repeated="3" table:style-name="ce114" office:value-type="currency" office:currency="EUR" office:value="0" calcext:value-type="currency">
            <text:p>0 €</text:p>
          </table:table-cell>
          <table:table-cell table:style-name="ce114" office:value-type="currency" office:currency="EUR" office:value="5800000" calcext:value-type="currency">
            <text:p>5,800,000 €</text:p>
          </table:table-cell>
          <table:table-cell table:number-columns-repeated="2" table:style-name="ce114" office:value-type="currency" office:currency="EUR" office:value="0" calcext:value-type="currency">
            <text:p>0 €</text:p>
          </table:table-cell>
          <table:table-cell table:style-name="ce67" table:formula="of:=SUM([.Y7:.AD7])" office:value-type="currency" office:currency="EUR" office:value="5800000" calcext:value-type="currency">
            <text:p>5,800,000 €</text:p>
          </table:table-cell>
          <table:table-cell table:style-name="ce67" table:formula="of:=[.X7]-[.AE7]" office:value-type="currency" office:currency="EUR" office:value="-5800000" calcext:value-type="currency">
            <text:p>-5,800,000 €</text:p>
          </table:table-cell>
          <table:table-cell table:style-name="ce115" office:value-type="currency" office:currency="EUR" office:value="1011000" calcext:value-type="currency">
            <text:p>1,011,000 €</text:p>
          </table:table-cell>
          <table:table-cell table:number-columns-repeated="991"/>
        </table:table-row>
        <table:table-row table:style-name="ro2">
          <table:table-cell table:style-name="ce100" office:value-type="date" office:date-value="2026-07-19" calcext:value-type="date">
            <text:p>19 07</text:p>
          </table:table-cell>
          <table:table-cell table:style-name="ce4" office:value-type="string" calcext:value-type="string">
            <text:p>Staatliche Hochbaumaßnahmen Bauten im Bereich des Staatsministerium für Wirtschaft, Arbeitsmarkt und Beschäftigung</text:p>
          </table:table-cell>
          <table:table-cell table:style-name="ce103" table:content-validation-name="val20" office:value-type="currency" office:currency="EUR" office:value="0" calcext:value-type="currency">
            <text:p>0 €</text:p>
          </table:table-cell>
          <table:table-cell table:number-columns-repeated="3" table:style-name="ce103" office:value-type="currency" office:currency="EUR" office:value="0" calcext:value-type="currency">
            <text:p>0 €</text:p>
          </table:table-cell>
          <table:table-cell table:style-name="ce70" table:formula="of:=SUM([.C8:.F8])" office:value-type="currency" office:currency="EUR" office:value="0" calcext:value-type="currency">
            <text:p>0 €</text:p>
          </table:table-cell>
          <table:table-cell table:number-columns-repeated="3" table:style-name="ce103" office:value-type="currency" office:currency="EUR" office:value="0" calcext:value-type="currency">
            <text:p>0 €</text:p>
          </table:table-cell>
          <table:table-cell table:style-name="ce103" office:value-type="currency" office:currency="EUR" office:value="969000" calcext:value-type="currency">
            <text:p>969,000 €</text:p>
          </table:table-cell>
          <table:table-cell table:number-columns-repeated="2" table:style-name="ce103" office:value-type="currency" office:currency="EUR" office:value="0" calcext:value-type="currency">
            <text:p>0 €</text:p>
          </table:table-cell>
          <table:table-cell table:style-name="ce67" table:formula="of:=SUM([.H8:.M8])" office:value-type="currency" office:currency="EUR" office:value="969000" calcext:value-type="currency">
            <text:p>969,000 €</text:p>
          </table:table-cell>
          <table:table-cell table:style-name="ce67" table:formula="of:=[.G8]-[.N8]" office:value-type="currency" office:currency="EUR" office:value="-969000" calcext:value-type="currency">
            <text:p>-969,000 €</text:p>
          </table:table-cell>
          <table:table-cell table:style-name="ce103" office:value-type="currency" office:currency="EUR" office:value="2600000" calcext:value-type="currency">
            <text:p>2,600,000 €</text:p>
          </table:table-cell>
          <table:table-cell table:style-name="ce4"/>
          <table:table-cell table:style-name="ce100" office:value-type="date" office:date-value="2026-07-19" calcext:value-type="date">
            <text:p>19 07</text:p>
          </table:table-cell>
          <table:table-cell table:style-name="ce4" office:value-type="string" calcext:value-type="string">
            <text:p>Staatliche Hochbaumaßnahmen Bauten im Bereich des Staatsministerium für Wirtschaft, Arbeitsmarkt und Beschäftigung</text:p>
          </table:table-cell>
          <table:table-cell table:style-name="ce103" office:value-type="currency" office:currency="EUR" office:value="0" calcext:value-type="currency">
            <text:p>0 €</text:p>
          </table:table-cell>
          <table:table-cell table:number-columns-repeated="3" table:style-name="ce109" office:value-type="currency" office:currency="EUR" office:value="0" calcext:value-type="currency">
            <text:p>0 €</text:p>
          </table:table-cell>
          <table:table-cell table:style-name="ce70" table:formula="of:=SUM([.T8:.W8])" office:value-type="currency" office:currency="EUR" office:value="0" calcext:value-type="currency">
            <text:p>0 €</text:p>
          </table:table-cell>
          <table:table-cell table:number-columns-repeated="3" table:style-name="ce109" office:value-type="currency" office:currency="EUR" office:value="0" calcext:value-type="currency">
            <text:p>0 €</text:p>
          </table:table-cell>
          <table:table-cell table:style-name="ce109" office:value-type="currency" office:currency="EUR" office:value="2500000" calcext:value-type="currency">
            <text:p>2,500,000 €</text:p>
          </table:table-cell>
          <table:table-cell table:number-columns-repeated="2" table:style-name="ce109" office:value-type="currency" office:currency="EUR" office:value="0" calcext:value-type="currency">
            <text:p>0 €</text:p>
          </table:table-cell>
          <table:table-cell table:style-name="ce67" table:formula="of:=SUM([.Y8:.AD8])" office:value-type="currency" office:currency="EUR" office:value="2500000" calcext:value-type="currency">
            <text:p>2,500,000 €</text:p>
          </table:table-cell>
          <table:table-cell table:style-name="ce67" table:formula="of:=[.X8]-[.AE8]" office:value-type="currency" office:currency="EUR" office:value="-2500000" calcext:value-type="currency">
            <text:p>-2,500,000 €</text:p>
          </table:table-cell>
          <table:table-cell table:style-name="ce118" office:value-type="currency" office:currency="EUR" office:value="1000000" calcext:value-type="currency">
            <text:p>1,000,000 €</text:p>
          </table:table-cell>
          <table:table-cell table:number-columns-repeated="991"/>
        </table:table-row>
        <table:table-row table:style-name="ro2">
          <table:table-cell table:style-name="ce100" office:value-type="date" office:date-value="2026-08-19" calcext:value-type="date">
            <text:p>19 08</text:p>
          </table:table-cell>
          <table:table-cell table:style-name="ce4" office:value-type="string" calcext:value-type="string">
            <text:p>Staatliche Hochbaumaßnahmen Bauten im Bereich des Staatsministerium für soziale und gesundheitliche Fürsorge</text:p>
          </table:table-cell>
          <table:table-cell table:style-name="ce103" table:content-validation-name="val20" office:value-type="currency" office:currency="EUR" office:value="0" calcext:value-type="currency">
            <text:p>0 €</text:p>
          </table:table-cell>
          <table:table-cell table:number-columns-repeated="3" table:style-name="ce70" office:value-type="currency" office:currency="EUR" office:value="0" calcext:value-type="currency">
            <text:p>0 €</text:p>
          </table:table-cell>
          <table:table-cell table:style-name="ce70" table:formula="of:=SUM([.C9:.F9])" office:value-type="currency" office:currency="EUR" office:value="0" calcext:value-type="currency">
            <text:p>0 €</text:p>
          </table:table-cell>
          <table:table-cell table:number-columns-repeated="3" table:style-name="ce70" office:value-type="currency" office:currency="EUR" office:value="0" calcext:value-type="currency">
            <text:p>0 €</text:p>
          </table:table-cell>
          <table:table-cell table:style-name="ce70" office:value-type="currency" office:currency="EUR" office:value="830000" calcext:value-type="currency">
            <text:p>830,000 €</text:p>
          </table:table-cell>
          <table:table-cell table:number-columns-repeated="2" table:style-name="ce70" office:value-type="currency" office:currency="EUR" office:value="0" calcext:value-type="currency">
            <text:p>0 €</text:p>
          </table:table-cell>
          <table:table-cell table:style-name="ce67" table:formula="of:=SUM([.H9:.M9])" office:value-type="currency" office:currency="EUR" office:value="830000" calcext:value-type="currency">
            <text:p>830,000 €</text:p>
          </table:table-cell>
          <table:table-cell table:style-name="ce67" table:formula="of:=[.G9]-[.N9]" office:value-type="currency" office:currency="EUR" office:value="-830000" calcext:value-type="currency">
            <text:p>-830,000 €</text:p>
          </table:table-cell>
          <table:table-cell table:style-name="ce70" office:value-type="currency" office:currency="EUR" office:value="400000" calcext:value-type="currency">
            <text:p>400,000 €</text:p>
          </table:table-cell>
          <table:table-cell table:style-name="ce4"/>
          <table:table-cell table:style-name="ce100" office:value-type="date" office:date-value="2026-08-19" calcext:value-type="date">
            <text:p>19 08</text:p>
          </table:table-cell>
          <table:table-cell table:style-name="ce4" office:value-type="string" calcext:value-type="string">
            <text:p>Staatliche Hochbaumaßnahmen Bauten im Bereich des Staatsministerium für soziale und gesundheitliche Fürsorge</text:p>
          </table:table-cell>
          <table:table-cell table:style-name="ce103" office:value-type="currency" office:currency="EUR" office:value="0" calcext:value-type="currency">
            <text:p>0 €</text:p>
          </table:table-cell>
          <table:table-cell table:number-columns-repeated="3" table:style-name="ce114" office:value-type="currency" office:currency="EUR" office:value="0" calcext:value-type="currency">
            <text:p>0 €</text:p>
          </table:table-cell>
          <table:table-cell table:style-name="ce70" table:formula="of:=SUM([.T9:.W9])" office:value-type="currency" office:currency="EUR" office:value="0" calcext:value-type="currency">
            <text:p>0 €</text:p>
          </table:table-cell>
          <table:table-cell table:number-columns-repeated="3" table:style-name="ce114" office:value-type="currency" office:currency="EUR" office:value="0" calcext:value-type="currency">
            <text:p>0 €</text:p>
          </table:table-cell>
          <table:table-cell table:style-name="ce114" office:value-type="currency" office:currency="EUR" office:value="602000" calcext:value-type="currency">
            <text:p>602,000 €</text:p>
          </table:table-cell>
          <table:table-cell table:number-columns-repeated="2" table:style-name="ce114" office:value-type="currency" office:currency="EUR" office:value="0" calcext:value-type="currency">
            <text:p>0 €</text:p>
          </table:table-cell>
          <table:table-cell table:style-name="ce67" table:formula="of:=SUM([.Y9:.AD9])" office:value-type="currency" office:currency="EUR" office:value="602000" calcext:value-type="currency">
            <text:p>602,000 €</text:p>
          </table:table-cell>
          <table:table-cell table:style-name="ce67" table:formula="of:=[.X9]-[.AE9]" office:value-type="currency" office:currency="EUR" office:value="-602000" calcext:value-type="currency">
            <text:p>-602,000 €</text:p>
          </table:table-cell>
          <table:table-cell table:style-name="ce115" office:value-type="currency" office:currency="EUR" office:value="2000" calcext:value-type="currency">
            <text:p>2,000 €</text:p>
          </table:table-cell>
          <table:table-cell table:number-columns-repeated="991"/>
        </table:table-row>
        <table:table-row table:style-name="ro2">
          <table:table-cell table:style-name="ce100" office:value-type="date" office:date-value="2026-09-19" calcext:value-type="date">
            <text:p>19 09</text:p>
          </table:table-cell>
          <table:table-cell table:style-name="ce4" office:value-type="string" calcext:value-type="string">
            <text:p>Staatliche Hochbaumaßnahmen Bauten im Bereich des Staatsministerium für Umwelt, Energie und Klimaschutz</text:p>
          </table:table-cell>
          <table:table-cell table:style-name="ce103" table:content-validation-name="val20" office:value-type="currency" office:currency="EUR" office:value="0" calcext:value-type="currency">
            <text:p>0 €</text:p>
          </table:table-cell>
          <table:table-cell table:number-columns-repeated="3" table:style-name="ce103" office:value-type="currency" office:currency="EUR" office:value="0" calcext:value-type="currency">
            <text:p>0 €</text:p>
          </table:table-cell>
          <table:table-cell table:style-name="ce70" table:formula="of:=SUM([.C10:.F10])" office:value-type="currency" office:currency="EUR" office:value="0" calcext:value-type="currency">
            <text:p>0 €</text:p>
          </table:table-cell>
          <table:table-cell table:style-name="ce103" office:value-type="currency" office:currency="EUR" office:value="0" calcext:value-type="currency">
            <text:p>0 €</text:p>
          </table:table-cell>
          <table:table-cell table:style-name="ce103" office:value-type="currency" office:currency="EUR" office:value="360600" calcext:value-type="currency">
            <text:p>360,600 €</text:p>
          </table:table-cell>
          <table:table-cell table:style-name="ce103" office:value-type="currency" office:currency="EUR" office:value="0" calcext:value-type="currency">
            <text:p>0 €</text:p>
          </table:table-cell>
          <table:table-cell table:style-name="ce103" office:value-type="currency" office:currency="EUR" office:value="408300" calcext:value-type="currency">
            <text:p>408,300 €</text:p>
          </table:table-cell>
          <table:table-cell table:number-columns-repeated="2" table:style-name="ce103" office:value-type="currency" office:currency="EUR" office:value="0" calcext:value-type="currency">
            <text:p>0 €</text:p>
          </table:table-cell>
          <table:table-cell table:style-name="ce67" table:formula="of:=SUM([.H10:.M10])" office:value-type="currency" office:currency="EUR" office:value="768900" calcext:value-type="currency">
            <text:p>768,900 €</text:p>
          </table:table-cell>
          <table:table-cell table:style-name="ce67" table:formula="of:=[.G10]-[.N10]" office:value-type="currency" office:currency="EUR" office:value="-768900" calcext:value-type="currency">
            <text:p>-768,900 €</text:p>
          </table:table-cell>
          <table:table-cell table:style-name="ce103" office:value-type="currency" office:currency="EUR" office:value="41000" calcext:value-type="currency">
            <text:p>41,000 €</text:p>
          </table:table-cell>
          <table:table-cell table:style-name="ce4"/>
          <table:table-cell table:style-name="ce100" office:value-type="date" office:date-value="2026-09-19" calcext:value-type="date">
            <text:p>19 09</text:p>
          </table:table-cell>
          <table:table-cell table:style-name="ce4" office:value-type="string" calcext:value-type="string">
            <text:p>Staatliche Hochbaumaßnahmen Bauten im Bereich des Staatsministerium für Umwelt, Energie und Klimaschutz</text:p>
          </table:table-cell>
          <table:table-cell table:style-name="ce103" office:value-type="currency" office:currency="EUR" office:value="0" calcext:value-type="currency">
            <text:p>0 €</text:p>
          </table:table-cell>
          <table:table-cell table:number-columns-repeated="3" table:style-name="ce109" office:value-type="currency" office:currency="EUR" office:value="0" calcext:value-type="currency">
            <text:p>0 €</text:p>
          </table:table-cell>
          <table:table-cell table:style-name="ce70" table:formula="of:=SUM([.T10:.W10])" office:value-type="currency" office:currency="EUR" office:value="0" calcext:value-type="currency">
            <text:p>0 €</text:p>
          </table:table-cell>
          <table:table-cell table:style-name="ce109" office:value-type="currency" office:currency="EUR" office:value="0" calcext:value-type="currency">
            <text:p>0 €</text:p>
          </table:table-cell>
          <table:table-cell table:style-name="ce109" office:value-type="currency" office:currency="EUR" office:value="490000" calcext:value-type="currency">
            <text:p>490,000 €</text:p>
          </table:table-cell>
          <table:table-cell table:style-name="ce109" office:value-type="currency" office:currency="EUR" office:value="0" calcext:value-type="currency">
            <text:p>0 €</text:p>
          </table:table-cell>
          <table:table-cell table:style-name="ce109" office:value-type="currency" office:currency="EUR" office:value="1700000" calcext:value-type="currency">
            <text:p>1,700,000 €</text:p>
          </table:table-cell>
          <table:table-cell table:number-columns-repeated="2" table:style-name="ce109" office:value-type="currency" office:currency="EUR" office:value="0" calcext:value-type="currency">
            <text:p>0 €</text:p>
          </table:table-cell>
          <table:table-cell table:style-name="ce67" table:formula="of:=SUM([.Y10:.AD10])" office:value-type="currency" office:currency="EUR" office:value="2190000" calcext:value-type="currency">
            <text:p>2,190,000 €</text:p>
          </table:table-cell>
          <table:table-cell table:style-name="ce67" table:formula="of:=[.X10]-[.AE10]" office:value-type="currency" office:currency="EUR" office:value="-2190000" calcext:value-type="currency">
            <text:p>-2,190,000 €</text:p>
          </table:table-cell>
          <table:table-cell table:style-name="ce118" office:value-type="currency" office:currency="EUR" office:value="141000" calcext:value-type="currency">
            <text:p>141,000 €</text:p>
          </table:table-cell>
          <table:table-cell table:number-columns-repeated="991"/>
        </table:table-row>
        <table:table-row table:style-name="ro2">
          <table:table-cell table:style-name="ce100" office:value-type="date" office:date-value="2026-10-19" calcext:value-type="date">
            <text:p>19 10</text:p>
          </table:table-cell>
          <table:table-cell table:style-name="ce4" office:value-type="string" calcext:value-type="string">
            <text:p>Staatliche Hochbaumaßnahmen Bauten im Bereich des Staatsministerium für Mobilität, Infrastruktur und Landesentwicklung</text:p>
          </table:table-cell>
          <table:table-cell table:style-name="ce103" table:content-validation-name="val20" office:value-type="currency" office:currency="EUR" office:value="0" calcext:value-type="currency">
            <text:p>0 €</text:p>
          </table:table-cell>
          <table:table-cell table:style-name="ce103" office:value-type="currency" office:currency="EUR" office:value="453000" calcext:value-type="currency">
            <text:p>453,000 €</text:p>
          </table:table-cell>
          <table:table-cell table:style-name="ce103" office:value-type="currency" office:currency="EUR" office:value="10000000" calcext:value-type="currency">
            <text:p>10,000,000 €</text:p>
          </table:table-cell>
          <table:table-cell table:style-name="ce70" office:value-type="currency" office:currency="EUR" office:value="0" calcext:value-type="currency">
            <text:p>0 €</text:p>
          </table:table-cell>
          <table:table-cell table:style-name="ce70" table:formula="of:=SUM([.C11:.F11])" office:value-type="currency" office:currency="EUR" office:value="10453000" calcext:value-type="currency">
            <text:p>10,453,000 €</text:p>
          </table:table-cell>
          <table:table-cell table:style-name="ce103"/>
          <table:table-cell table:style-name="ce70" office:value-type="currency" office:currency="EUR" office:value="0" calcext:value-type="currency">
            <text:p>0 €</text:p>
          </table:table-cell>
          <table:table-cell table:style-name="ce103" office:value-type="currency" office:currency="EUR" office:value="25000" calcext:value-type="currency">
            <text:p>25,000 €</text:p>
          </table:table-cell>
          <table:table-cell table:style-name="ce103" office:value-type="currency" office:currency="EUR" office:value="27699000" calcext:value-type="currency">
            <text:p>27,699,000 €</text:p>
          </table:table-cell>
          <table:table-cell table:style-name="ce103" office:value-type="currency" office:currency="EUR" office:value="1500000" calcext:value-type="currency">
            <text:p>1,500,000 €</text:p>
          </table:table-cell>
          <table:table-cell table:style-name="ce70" office:value-type="currency" office:currency="EUR" office:value="0" calcext:value-type="currency">
            <text:p>0 €</text:p>
          </table:table-cell>
          <table:table-cell table:style-name="ce67" table:formula="of:=SUM([.H11:.M11])" office:value-type="currency" office:currency="EUR" office:value="29224000" calcext:value-type="currency">
            <text:p>29,224,000 €</text:p>
          </table:table-cell>
          <table:table-cell table:style-name="ce67" table:formula="of:=[.G11]-[.N11]" office:value-type="currency" office:currency="EUR" office:value="-18771000" calcext:value-type="currency">
            <text:p>-18,771,000 €</text:p>
          </table:table-cell>
          <table:table-cell table:style-name="ce70" office:value-type="currency" office:currency="EUR" office:value="3750000" calcext:value-type="currency">
            <text:p>3,750,000 €</text:p>
          </table:table-cell>
          <table:table-cell table:style-name="ce4"/>
          <table:table-cell table:style-name="ce100" office:value-type="date" office:date-value="2026-10-19" calcext:value-type="date">
            <text:p>19 10</text:p>
          </table:table-cell>
          <table:table-cell table:style-name="ce4" office:value-type="string" calcext:value-type="string">
            <text:p>Staatliche Hochbaumaßnahmen Bauten im Bereich des Staatsministerium für Mobilität, Infrastruktur und Landesentwicklung</text:p>
          </table:table-cell>
          <table:table-cell table:style-name="ce103" office:value-type="currency" office:currency="EUR" office:value="0" calcext:value-type="currency">
            <text:p>0 €</text:p>
          </table:table-cell>
          <table:table-cell table:style-name="ce109" office:value-type="currency" office:currency="EUR" office:value="583000" calcext:value-type="currency">
            <text:p>583,000 €</text:p>
          </table:table-cell>
          <table:table-cell table:style-name="ce109" office:value-type="currency" office:currency="EUR" office:value="10000000" calcext:value-type="currency">
            <text:p>10,000,000 €</text:p>
          </table:table-cell>
          <table:table-cell table:style-name="ce114" office:value-type="currency" office:currency="EUR" office:value="0" calcext:value-type="currency">
            <text:p>0 €</text:p>
          </table:table-cell>
          <table:table-cell table:style-name="ce70" table:formula="of:=SUM([.T11:.W11])" office:value-type="currency" office:currency="EUR" office:value="10583000" calcext:value-type="currency">
            <text:p>10,583,000 €</text:p>
          </table:table-cell>
          <table:table-cell table:style-name="ce109"/>
          <table:table-cell table:style-name="ce109" office:value-type="currency" office:currency="EUR" office:value="24477000" calcext:value-type="currency">
            <text:p>24,477,000 €</text:p>
          </table:table-cell>
          <table:table-cell table:style-name="ce109" office:value-type="currency" office:currency="EUR" office:value="25000" calcext:value-type="currency">
            <text:p>25,000 €</text:p>
          </table:table-cell>
          <table:table-cell table:style-name="ce114" office:value-type="currency" office:currency="EUR" office:value="4500000" calcext:value-type="currency">
            <text:p>4,500,000 €</text:p>
          </table:table-cell>
          <table:table-cell table:style-name="ce109" office:value-type="currency" office:currency="EUR" office:value="1500000" calcext:value-type="currency">
            <text:p>1,500,000 €</text:p>
          </table:table-cell>
          <table:table-cell table:style-name="ce114" office:value-type="currency" office:currency="EUR" office:value="0" calcext:value-type="currency">
            <text:p>0 €</text:p>
          </table:table-cell>
          <table:table-cell table:style-name="ce67" table:formula="of:=SUM([.Y11:.AD11])" office:value-type="currency" office:currency="EUR" office:value="30502000" calcext:value-type="currency">
            <text:p>30,502,000 €</text:p>
          </table:table-cell>
          <table:table-cell table:style-name="ce67" table:formula="of:=[.X11]-[.AE11]" office:value-type="currency" office:currency="EUR" office:value="-19919000" calcext:value-type="currency">
            <text:p>-19,919,000 €</text:p>
          </table:table-cell>
          <table:table-cell table:style-name="ce115" office:value-type="currency" office:currency="EUR" office:value="750000" calcext:value-type="currency">
            <text:p>750,000 €</text:p>
          </table:table-cell>
          <table:table-cell table:number-columns-repeated="991"/>
        </table:table-row>
        <table:table-row table:style-name="ro2">
          <table:table-cell table:style-name="ce64" office:value-type="string" calcext:value-type="string">
            <text:p>19 15</text:p>
          </table:table-cell>
          <table:table-cell table:style-name="ce4" office:value-type="string" calcext:value-type="string">
            <text:p>Staatliche Hochbaumaßnahmen Bauten im Bereich des Rechnungshofs</text:p>
          </table:table-cell>
          <table:table-cell table:style-name="ce103" table:content-validation-name="val20" office:value-type="currency" office:currency="EUR" office:value="0" calcext:value-type="currency">
            <text:p>0 €</text:p>
          </table:table-cell>
          <table:table-cell table:number-columns-repeated="3" table:style-name="ce103" office:value-type="currency" office:currency="EUR" office:value="0" calcext:value-type="currency">
            <text:p>0 €</text:p>
          </table:table-cell>
          <table:table-cell table:style-name="ce70" table:formula="of:=SUM([.C12:.F12])" office:value-type="currency" office:currency="EUR" office:value="0" calcext:value-type="currency">
            <text:p>0 €</text:p>
          </table:table-cell>
          <table:table-cell table:number-columns-repeated="6" table:style-name="ce103" office:value-type="currency" office:currency="EUR" office:value="0" calcext:value-type="currency">
            <text:p>0 €</text:p>
          </table:table-cell>
          <table:table-cell table:style-name="ce67" table:formula="of:=SUM([.H12:.M12])" office:value-type="currency" office:currency="EUR" office:value="0" calcext:value-type="currency">
            <text:p>0 €</text:p>
          </table:table-cell>
          <table:table-cell table:style-name="ce67" table:formula="of:=[.G12]-[.N12]" office:value-type="currency" office:currency="EUR" office:value="0" calcext:value-type="currency">
            <text:p>0 €</text:p>
          </table:table-cell>
          <table:table-cell table:style-name="ce103" office:value-type="currency" office:currency="EUR" office:value="0" calcext:value-type="currency">
            <text:p>0 €</text:p>
          </table:table-cell>
          <table:table-cell table:style-name="ce4"/>
          <table:table-cell table:style-name="ce4" office:value-type="string" calcext:value-type="string">
            <text:p>19 15</text:p>
          </table:table-cell>
          <table:table-cell table:style-name="ce4" office:value-type="string" calcext:value-type="string">
            <text:p>Staatliche Hochbaumaßnahmen Bauten im Bereich des Rechnungshofs</text:p>
          </table:table-cell>
          <table:table-cell table:number-columns-repeated="4" table:style-name="ce103" office:value-type="currency" office:currency="EUR" office:value="0" calcext:value-type="currency">
            <text:p>0 €</text:p>
          </table:table-cell>
          <table:table-cell table:style-name="ce70" table:formula="of:=SUM([.T12:.W12])" office:value-type="currency" office:currency="EUR" office:value="0" calcext:value-type="currency">
            <text:p>0 €</text:p>
          </table:table-cell>
          <table:table-cell table:number-columns-repeated="6" table:style-name="ce103" office:value-type="currency" office:currency="EUR" office:value="0" calcext:value-type="currency">
            <text:p>0 €</text:p>
          </table:table-cell>
          <table:table-cell table:style-name="ce67" table:formula="of:=SUM([.Y12:.AD12])" office:value-type="currency" office:currency="EUR" office:value="0" calcext:value-type="currency">
            <text:p>0 €</text:p>
          </table:table-cell>
          <table:table-cell table:style-name="ce67" table:formula="of:=[.X12]-[.AE12]" office:value-type="currency" office:currency="EUR" office:value="0" calcext:value-type="currency">
            <text:p>0 €</text:p>
          </table:table-cell>
          <table:table-cell table:style-name="ce118" office:value-type="currency" office:currency="EUR" office:value="0" calcext:value-type="currency">
            <text:p>0 €</text:p>
          </table:table-cell>
          <table:table-cell table:number-columns-repeated="991"/>
        </table:table-row>
        <table:table-row table:style-name="ro2">
          <table:table-cell table:style-name="ce64" office:value-type="string" calcext:value-type="string">
            <text:p>19 20</text:p>
          </table:table-cell>
          <table:table-cell table:style-name="ce4" office:value-type="string" calcext:value-type="string">
            <text:p>Staatliche Hochbaumaßnahmen Sammelansätze für den Gesamtbereich des Einzelplanes 19</text:p>
          </table:table-cell>
          <table:table-cell table:style-name="ce103" table:content-validation-name="val20" office:value-type="currency" office:currency="EUR" office:value="0" calcext:value-type="currency">
            <text:p>0 €</text:p>
          </table:table-cell>
          <table:table-cell table:number-columns-repeated="3" table:style-name="ce103" office:value-type="currency" office:currency="EUR" office:value="0" calcext:value-type="currency">
            <text:p>0 €</text:p>
          </table:table-cell>
          <table:table-cell table:style-name="ce70" table:formula="of:=SUM([.C13:.F13])" office:value-type="currency" office:currency="EUR" office:value="0" calcext:value-type="currency">
            <text:p>0 €</text:p>
          </table:table-cell>
          <table:table-cell table:number-columns-repeated="6" table:style-name="ce103" office:value-type="currency" office:currency="EUR" office:value="0" calcext:value-type="currency">
            <text:p>0 €</text:p>
          </table:table-cell>
          <table:table-cell table:style-name="ce67" table:formula="of:=SUM([.H13:.M13])" office:value-type="currency" office:currency="EUR" office:value="0" calcext:value-type="currency">
            <text:p>0 €</text:p>
          </table:table-cell>
          <table:table-cell table:style-name="ce67" table:formula="of:=[.G13]-[.N13]" office:value-type="currency" office:currency="EUR" office:value="0" calcext:value-type="currency">
            <text:p>0 €</text:p>
          </table:table-cell>
          <table:table-cell table:style-name="ce103" office:value-type="currency" office:currency="EUR" office:value="0" calcext:value-type="currency">
            <text:p>0 €</text:p>
          </table:table-cell>
          <table:table-cell table:style-name="ce4"/>
          <table:table-cell table:style-name="ce4" office:value-type="string" calcext:value-type="string">
            <text:p>19 20</text:p>
          </table:table-cell>
          <table:table-cell table:style-name="ce4" office:value-type="string" calcext:value-type="string">
            <text:p>Staatliche Hochbaumaßnahmen Sammelansätze für den Gesamtbereich des Einzelplanes 19</text:p>
          </table:table-cell>
          <table:table-cell table:number-columns-repeated="4" table:style-name="ce103" office:value-type="currency" office:currency="EUR" office:value="0" calcext:value-type="currency">
            <text:p>0 €</text:p>
          </table:table-cell>
          <table:table-cell table:style-name="ce70" table:formula="of:=SUM([.T13:.W13])" office:value-type="currency" office:currency="EUR" office:value="0" calcext:value-type="currency">
            <text:p>0 €</text:p>
          </table:table-cell>
          <table:table-cell table:number-columns-repeated="6" table:style-name="ce103" office:value-type="currency" office:currency="EUR" office:value="0" calcext:value-type="currency">
            <text:p>0 €</text:p>
          </table:table-cell>
          <table:table-cell table:style-name="ce67" table:formula="of:=SUM([.Y13:.AD13])" office:value-type="currency" office:currency="EUR" office:value="0" calcext:value-type="currency">
            <text:p>0 €</text:p>
          </table:table-cell>
          <table:table-cell table:style-name="ce67" table:formula="of:=[.X13]-[.AE13]" office:value-type="currency" office:currency="EUR" office:value="0" calcext:value-type="currency">
            <text:p>0 €</text:p>
          </table:table-cell>
          <table:table-cell table:style-name="ce103" office:value-type="currency" office:currency="EUR" office:value="0" calcext:value-type="currency">
            <text:p>0 €</text:p>
          </table:table-cell>
          <table:table-cell table:number-columns-repeated="991"/>
        </table:table-row>
        <table:table-row table:style-name="ro2">
          <table:table-cell table:style-name="ce64" office:value-type="string" calcext:value-type="string">
            <text:p>19 21</text:p>
          </table:table-cell>
          <table:table-cell table:style-name="ce4" office:value-type="string" calcext:value-type="string">
            <text:p>Hochbau- und Liegenschaftsverwaltung</text:p>
          </table:table-cell>
          <table:table-cell table:style-name="ce103" table:content-validation-name="val20" office:value-type="currency" office:currency="EUR" office:value="0" calcext:value-type="currency">
            <text:p>0 €</text:p>
          </table:table-cell>
          <table:table-cell table:style-name="ce103" office:value-type="currency" office:currency="EUR" office:value="5900000" calcext:value-type="currency">
            <text:p>5,900,000 €</text:p>
          </table:table-cell>
          <table:table-cell table:style-name="ce103" office:value-type="currency" office:currency="EUR" office:value="0" calcext:value-type="currency">
            <text:p>0 €</text:p>
          </table:table-cell>
          <table:table-cell table:style-name="ce103" office:value-type="currency" office:currency="EUR" office:value="1100000" calcext:value-type="currency">
            <text:p>1,100,000 €</text:p>
          </table:table-cell>
          <table:table-cell table:style-name="ce70" table:formula="of:=SUM([.C14:.F14])" office:value-type="currency" office:currency="EUR" office:value="7000000" calcext:value-type="currency">
            <text:p>7,000,000 €</text:p>
          </table:table-cell>
          <table:table-cell table:style-name="ce103" office:value-type="currency" office:currency="EUR" office:value="554800" calcext:value-type="currency">
            <text:p>554,800 €</text:p>
          </table:table-cell>
          <table:table-cell table:style-name="ce103" office:value-type="currency" office:currency="EUR" office:value="100092700" calcext:value-type="currency">
            <text:p>100,092,700 €</text:p>
          </table:table-cell>
          <table:table-cell table:style-name="ce103" office:value-type="currency" office:currency="EUR" office:value="85182800" calcext:value-type="currency">
            <text:p>85,182,800 €</text:p>
          </table:table-cell>
          <table:table-cell table:style-name="ce103" office:value-type="currency" office:currency="EUR" office:value="102359700" calcext:value-type="currency">
            <text:p>102,359,700 €</text:p>
          </table:table-cell>
          <table:table-cell table:style-name="ce103" office:value-type="currency" office:currency="EUR" office:value="2564300" calcext:value-type="currency">
            <text:p>2,564,300 €</text:p>
          </table:table-cell>
          <table:table-cell table:style-name="ce103" office:value-type="currency" office:currency="EUR" office:value="-11320000" calcext:value-type="currency">
            <text:p>-11,320,000 €</text:p>
          </table:table-cell>
          <table:table-cell table:style-name="ce67" table:formula="of:=SUM([.H14:.M14])" office:value-type="currency" office:currency="EUR" office:value="279434300" calcext:value-type="currency">
            <text:p>279,434,300 €</text:p>
          </table:table-cell>
          <table:table-cell table:style-name="ce67" table:formula="of:=[.G14]-[.N14]" office:value-type="currency" office:currency="EUR" office:value="-272434300" calcext:value-type="currency">
            <text:p>-272,434,300 €</text:p>
          </table:table-cell>
          <table:table-cell table:style-name="ce103" office:value-type="currency" office:currency="EUR" office:value="0" calcext:value-type="currency">
            <text:p>0 €</text:p>
          </table:table-cell>
          <table:table-cell table:style-name="ce4"/>
          <table:table-cell table:style-name="ce4" office:value-type="string" calcext:value-type="string">
            <text:p>19 21</text:p>
          </table:table-cell>
          <table:table-cell table:style-name="ce4" office:value-type="string" calcext:value-type="string">
            <text:p>Hochbau- und Liegenschaftsverwaltung</text:p>
          </table:table-cell>
          <table:table-cell table:style-name="ce103" office:value-type="currency" office:currency="EUR" office:value="0" calcext:value-type="currency">
            <text:p>0 €</text:p>
          </table:table-cell>
          <table:table-cell table:style-name="ce103" office:value-type="currency" office:currency="EUR" office:value="5900000" calcext:value-type="currency">
            <text:p>5,900,000 €</text:p>
          </table:table-cell>
          <table:table-cell table:style-name="ce103" office:value-type="currency" office:currency="EUR" office:value="0" calcext:value-type="currency">
            <text:p>0 €</text:p>
          </table:table-cell>
          <table:table-cell table:style-name="ce103" office:value-type="currency" office:currency="EUR" office:value="1100000" calcext:value-type="currency">
            <text:p>1,100,000 €</text:p>
          </table:table-cell>
          <table:table-cell table:style-name="ce70" table:formula="of:=SUM([.T14:.W14])" office:value-type="currency" office:currency="EUR" office:value="7000000" calcext:value-type="currency">
            <text:p>7,000,000 €</text:p>
          </table:table-cell>
          <table:table-cell table:style-name="ce103" office:value-type="currency" office:currency="EUR" office:value="926300" calcext:value-type="currency">
            <text:p>926,300 €</text:p>
          </table:table-cell>
          <table:table-cell table:style-name="ce103" office:value-type="currency" office:currency="EUR" office:value="105428200" calcext:value-type="currency">
            <text:p>105,428,200 €</text:p>
          </table:table-cell>
          <table:table-cell table:style-name="ce103" office:value-type="currency" office:currency="EUR" office:value="76380200" calcext:value-type="currency">
            <text:p>76,380,200 €</text:p>
          </table:table-cell>
          <table:table-cell table:style-name="ce103" office:value-type="currency" office:currency="EUR" office:value="100000000" calcext:value-type="currency">
            <text:p>100,000,000 €</text:p>
          </table:table-cell>
          <table:table-cell table:style-name="ce103" office:value-type="currency" office:currency="EUR" office:value="2009500" calcext:value-type="currency">
            <text:p>2,009,500 €</text:p>
          </table:table-cell>
          <table:table-cell table:style-name="ce103" office:value-type="currency" office:currency="EUR" office:value="1100000" calcext:value-type="currency">
            <text:p>1,100,000 €</text:p>
          </table:table-cell>
          <table:table-cell table:style-name="ce67" table:formula="of:=SUM([.Y14:.AD14])" office:value-type="currency" office:currency="EUR" office:value="285844200" calcext:value-type="currency">
            <text:p>285,844,200 €</text:p>
          </table:table-cell>
          <table:table-cell table:style-name="ce67" table:formula="of:=[.X14]-[.AE14]" office:value-type="currency" office:currency="EUR" office:value="-278844200" calcext:value-type="currency">
            <text:p>-278,844,200 €</text:p>
          </table:table-cell>
          <table:table-cell table:style-name="ce103" office:value-type="currency" office:currency="EUR" office:value="0" calcext:value-type="currency">
            <text:p>0 €</text:p>
          </table:table-cell>
          <table:table-cell table:number-columns-repeated="991"/>
        </table:table-row>
        <table:table-row table:style-name="ro2">
          <table:table-cell table:style-name="ce64" office:value-type="string" calcext:value-type="string">
            <text:p>19 22</text:p>
          </table:table-cell>
          <table:table-cell table:style-name="ce4" office:value-type="string" calcext:value-type="string">
            <text:p>Finanzvermögen</text:p>
          </table:table-cell>
          <table:table-cell table:style-name="ce35" table:content-validation-name="val20" office:value-type="currency" office:currency="EUR" office:value="0" calcext:value-type="currency">
            <text:p>0 €</text:p>
          </table:table-cell>
          <table:table-cell table:style-name="ce103" office:value-type="currency" office:currency="EUR" office:value="3000000" calcext:value-type="currency">
            <text:p>3,000,000 €</text:p>
          </table:table-cell>
          <table:table-cell table:number-columns-repeated="2" table:style-name="ce103" office:value-type="currency" office:currency="EUR" office:value="0" calcext:value-type="currency">
            <text:p>0 €</text:p>
          </table:table-cell>
          <table:table-cell table:style-name="ce70" table:formula="of:=SUM([.C15:.F15])" office:value-type="currency" office:currency="EUR" office:value="3000000" calcext:value-type="currency">
            <text:p>3,000,000 €</text:p>
          </table:table-cell>
          <table:table-cell table:style-name="ce103" office:value-type="currency" office:currency="EUR" office:value="0" calcext:value-type="currency">
            <text:p>0 €</text:p>
          </table:table-cell>
          <table:table-cell table:style-name="ce103" office:value-type="currency" office:currency="EUR" office:value="2700000" calcext:value-type="currency">
            <text:p>2,700,000 €</text:p>
          </table:table-cell>
          <table:table-cell table:style-name="ce103" office:value-type="currency" office:currency="EUR" office:value="0" calcext:value-type="currency">
            <text:p>0 €</text:p>
          </table:table-cell>
          <table:table-cell table:style-name="ce103" office:value-type="currency" office:currency="EUR" office:value="1500000" calcext:value-type="currency">
            <text:p>1,500,000 €</text:p>
          </table:table-cell>
          <table:table-cell table:number-columns-repeated="2" table:style-name="ce103" office:value-type="currency" office:currency="EUR" office:value="0" calcext:value-type="currency">
            <text:p>0 €</text:p>
          </table:table-cell>
          <table:table-cell table:style-name="ce67" table:formula="of:=SUM([.H15:.M15])" office:value-type="currency" office:currency="EUR" office:value="4200000" calcext:value-type="currency">
            <text:p>4,200,000 €</text:p>
          </table:table-cell>
          <table:table-cell table:style-name="ce67" table:formula="of:=[.G15]-[.N15]" office:value-type="currency" office:currency="EUR" office:value="-1200000" calcext:value-type="currency">
            <text:p>-1,200,000 €</text:p>
          </table:table-cell>
          <table:table-cell table:style-name="ce103" office:value-type="currency" office:currency="EUR" office:value="0" calcext:value-type="currency">
            <text:p>0 €</text:p>
          </table:table-cell>
          <table:table-cell table:style-name="ce4"/>
          <table:table-cell table:style-name="ce4" office:value-type="string" calcext:value-type="string">
            <text:p>19 22</text:p>
          </table:table-cell>
          <table:table-cell table:style-name="ce4" office:value-type="string" calcext:value-type="string">
            <text:p>Finanzvermögen</text:p>
          </table:table-cell>
          <table:table-cell table:style-name="ce103" office:value-type="currency" office:currency="EUR" office:value="0" calcext:value-type="currency">
            <text:p>0 €</text:p>
          </table:table-cell>
          <table:table-cell table:style-name="ce109" office:value-type="currency" office:currency="EUR" office:value="3000000" calcext:value-type="currency">
            <text:p>3,000,000 €</text:p>
          </table:table-cell>
          <table:table-cell table:number-columns-repeated="2" table:style-name="ce109" office:value-type="currency" office:currency="EUR" office:value="0" calcext:value-type="currency">
            <text:p>0 €</text:p>
          </table:table-cell>
          <table:table-cell table:style-name="ce70" table:formula="of:=SUM([.T15:.W15])" office:value-type="currency" office:currency="EUR" office:value="3000000" calcext:value-type="currency">
            <text:p>3,000,000 €</text:p>
          </table:table-cell>
          <table:table-cell table:style-name="ce109" office:value-type="currency" office:currency="EUR" office:value="0" calcext:value-type="currency">
            <text:p>0 €</text:p>
          </table:table-cell>
          <table:table-cell table:style-name="ce109" office:value-type="currency" office:currency="EUR" office:value="2700000" calcext:value-type="currency">
            <text:p>2,700,000 €</text:p>
          </table:table-cell>
          <table:table-cell table:style-name="ce109" office:value-type="currency" office:currency="EUR" office:value="0" calcext:value-type="currency">
            <text:p>0 €</text:p>
          </table:table-cell>
          <table:table-cell table:style-name="ce109" office:value-type="currency" office:currency="EUR" office:value="3000000" calcext:value-type="currency">
            <text:p>3,000,000 €</text:p>
          </table:table-cell>
          <table:table-cell table:number-columns-repeated="2" table:style-name="ce109" office:value-type="currency" office:currency="EUR" office:value="0" calcext:value-type="currency">
            <text:p>0 €</text:p>
          </table:table-cell>
          <table:table-cell table:style-name="ce67" table:formula="of:=SUM([.Y15:.AD15])" office:value-type="currency" office:currency="EUR" office:value="5700000" calcext:value-type="currency">
            <text:p>5,700,000 €</text:p>
          </table:table-cell>
          <table:table-cell table:style-name="ce67" table:formula="of:=[.X15]-[.AE15]" office:value-type="currency" office:currency="EUR" office:value="-2700000" calcext:value-type="currency">
            <text:p>-2,700,000 €</text:p>
          </table:table-cell>
          <table:table-cell table:style-name="ce118" office:value-type="currency" office:currency="EUR" office:value="0" calcext:value-type="currency">
            <text:p>0 €</text:p>
          </table:table-cell>
          <table:table-cell table:number-columns-repeated="991"/>
        </table:table-row>
        <table:table-row table:style-name="ro2">
          <table:table-cell table:style-name="ce64" office:value-type="string" calcext:value-type="string">
            <text:p>19 40</text:p>
          </table:table-cell>
          <table:table-cell table:style-name="ce4" office:value-type="string" calcext:value-type="string">
            <text:p>Staatliche Hochbaumaßnahmen Ausbau und Neubau von Hochschulen</text:p>
          </table:table-cell>
          <table:table-cell table:style-name="ce70" table:content-validation-name="val20" office:value-type="currency" office:currency="EUR" office:value="0" calcext:value-type="currency">
            <text:p>0 €</text:p>
          </table:table-cell>
          <table:table-cell table:style-name="ce70" office:value-type="currency" office:currency="EUR" office:value="3000" calcext:value-type="currency">
            <text:p>3,000 €</text:p>
          </table:table-cell>
          <table:table-cell table:style-name="ce70" office:value-type="currency" office:currency="EUR" office:value="0" calcext:value-type="currency">
            <text:p>0 €</text:p>
          </table:table-cell>
          <table:table-cell table:style-name="ce70" office:value-type="currency" office:currency="EUR" office:value="21269400" calcext:value-type="currency">
            <text:p>21,269,400 €</text:p>
          </table:table-cell>
          <table:table-cell table:style-name="ce70" table:formula="of:=SUM([.C16:.F16])" office:value-type="currency" office:currency="EUR" office:value="21272400" calcext:value-type="currency">
            <text:p>21,272,400 €</text:p>
          </table:table-cell>
          <table:table-cell table:style-name="ce70" office:value-type="currency" office:currency="EUR" office:value="0" calcext:value-type="currency">
            <text:p>0 €</text:p>
          </table:table-cell>
          <table:table-cell table:style-name="ce70" office:value-type="currency" office:currency="EUR" office:value="145935800" calcext:value-type="currency">
            <text:p>145,935,800 €</text:p>
          </table:table-cell>
          <table:table-cell table:style-name="ce70" office:value-type="currency" office:currency="EUR" office:value="304200" calcext:value-type="currency">
            <text:p>304,200 €</text:p>
          </table:table-cell>
          <table:table-cell table:style-name="ce70" office:value-type="currency" office:currency="EUR" office:value="275023600" calcext:value-type="currency">
            <text:p>275,023,600 €</text:p>
          </table:table-cell>
          <table:table-cell table:style-name="ce70" office:value-type="currency" office:currency="EUR" office:value="24908900" calcext:value-type="currency">
            <text:p>24,908,900 €</text:p>
          </table:table-cell>
          <table:table-cell table:style-name="ce70" office:value-type="currency" office:currency="EUR" office:value="0" calcext:value-type="currency">
            <text:p>0 €</text:p>
          </table:table-cell>
          <table:table-cell table:style-name="ce67" table:formula="of:=SUM([.H16:.M16])" office:value-type="currency" office:currency="EUR" office:value="446172500" calcext:value-type="currency">
            <text:p>446,172,500 €</text:p>
          </table:table-cell>
          <table:table-cell table:style-name="ce67" table:formula="of:=[.G16]-[.N16]" office:value-type="currency" office:currency="EUR" office:value="-424900100" calcext:value-type="currency">
            <text:p>-424,900,100 €</text:p>
          </table:table-cell>
          <table:table-cell table:style-name="ce70" office:value-type="currency" office:currency="EUR" office:value="237065500" calcext:value-type="currency">
            <text:p>237,065,500 €</text:p>
          </table:table-cell>
          <table:table-cell table:style-name="ce4"/>
          <table:table-cell table:style-name="ce4" office:value-type="string" calcext:value-type="string">
            <text:p>19 40</text:p>
          </table:table-cell>
          <table:table-cell table:style-name="ce4" office:value-type="string" calcext:value-type="string">
            <text:p>Staatliche Hochbaumaßnahmen Ausbau und Neubau von Hochschulen</text:p>
          </table:table-cell>
          <table:table-cell table:style-name="ce70" office:value-type="currency" office:currency="EUR" office:value="0" calcext:value-type="currency">
            <text:p>0 €</text:p>
          </table:table-cell>
          <table:table-cell table:style-name="ce70" office:value-type="currency" office:currency="EUR" office:value="100" calcext:value-type="currency">
            <text:p>100 €</text:p>
          </table:table-cell>
          <table:table-cell table:style-name="ce70" office:value-type="currency" office:currency="EUR" office:value="0" calcext:value-type="currency">
            <text:p>0 €</text:p>
          </table:table-cell>
          <table:table-cell table:style-name="ce70" office:value-type="currency" office:currency="EUR" office:value="8607400" calcext:value-type="currency">
            <text:p>8,607,400 €</text:p>
          </table:table-cell>
          <table:table-cell table:style-name="ce70" table:formula="of:=SUM([.T16:.W16])" office:value-type="currency" office:currency="EUR" office:value="8607500" calcext:value-type="currency">
            <text:p>8,607,500 €</text:p>
          </table:table-cell>
          <table:table-cell table:style-name="ce70" office:value-type="currency" office:currency="EUR" office:value="0" calcext:value-type="currency">
            <text:p>0 €</text:p>
          </table:table-cell>
          <table:table-cell table:style-name="ce70" office:value-type="currency" office:currency="EUR" office:value="149135800" calcext:value-type="currency">
            <text:p>149,135,800 €</text:p>
          </table:table-cell>
          <table:table-cell table:style-name="ce70" office:value-type="currency" office:currency="EUR" office:value="468400" calcext:value-type="currency">
            <text:p>468,400 €</text:p>
          </table:table-cell>
          <table:table-cell table:style-name="ce70" office:value-type="currency" office:currency="EUR" office:value="257945500" calcext:value-type="currency">
            <text:p>257,945,500 €</text:p>
          </table:table-cell>
          <table:table-cell table:style-name="ce70" office:value-type="currency" office:currency="EUR" office:value="26301300" calcext:value-type="currency">
            <text:p>26,301,300 €</text:p>
          </table:table-cell>
          <table:table-cell table:style-name="ce70" office:value-type="currency" office:currency="EUR" office:value="-5242100" calcext:value-type="currency">
            <text:p>-5,242,100 €</text:p>
          </table:table-cell>
          <table:table-cell table:style-name="ce67" table:formula="of:=SUM([.Y16:.AD16])" office:value-type="currency" office:currency="EUR" office:value="428608900" calcext:value-type="currency">
            <text:p>428,608,900 €</text:p>
          </table:table-cell>
          <table:table-cell table:style-name="ce67" table:formula="of:=[.X16]-[.AE16]" office:value-type="currency" office:currency="EUR" office:value="-420001400" calcext:value-type="currency">
            <text:p>-420,001,400 €</text:p>
          </table:table-cell>
          <table:table-cell table:style-name="ce70" office:value-type="currency" office:currency="EUR" office:value="213037400" calcext:value-type="currency">
            <text:p>213,037,400 €</text:p>
          </table:table-cell>
          <table:table-cell table:number-columns-repeated="991"/>
        </table:table-row>
        <table:table-row table:style-name="ro2">
          <table:table-cell table:style-name="ce4" office:value-type="string" calcext:value-type="string">
            <text:p>Summe 2025</text:p>
          </table:table-cell>
          <table:table-cell table:style-name="ce4"/>
          <table:table-cell table:style-name="ce67" table:content-validation-name="val20" table:formula="of:=SUM([.C2:.C16])" office:value-type="currency" office:currency="EUR" office:value="0" calcext:value-type="currency">
            <text:p>0 €</text:p>
          </table:table-cell>
          <table:table-cell table:style-name="ce67" table:formula="of:=SUM([.D2:.D16])" office:value-type="currency" office:currency="EUR" office:value="9356000" calcext:value-type="currency">
            <text:p>9,356,000 €</text:p>
          </table:table-cell>
          <table:table-cell table:style-name="ce67" table:formula="of:=SUM([.E2:.E16])" office:value-type="currency" office:currency="EUR" office:value="10000000" calcext:value-type="currency">
            <text:p>10,000,000 €</text:p>
          </table:table-cell>
          <table:table-cell table:style-name="ce67" table:formula="of:=SUM([.F2:.F16])" office:value-type="currency" office:currency="EUR" office:value="28669400" calcext:value-type="currency">
            <text:p>28,669,400 €</text:p>
          </table:table-cell>
          <table:table-cell table:style-name="ce67" table:formula="of:=SUM([.G2:.G16])" office:value-type="currency" office:currency="EUR" office:value="48025400" calcext:value-type="currency">
            <text:p>48,025,400 €</text:p>
          </table:table-cell>
          <table:table-cell table:style-name="ce67" table:formula="of:=SUM([.H2:.H16])" office:value-type="currency" office:currency="EUR" office:value="554800" calcext:value-type="currency">
            <text:p>554,800 €</text:p>
          </table:table-cell>
          <table:table-cell table:style-name="ce67" table:formula="of:=SUM([.I2:.I16])" office:value-type="currency" office:currency="EUR" office:value="280253700" calcext:value-type="currency">
            <text:p>280,253,700 €</text:p>
          </table:table-cell>
          <table:table-cell table:style-name="ce67" table:formula="of:=SUM([.J2:.J16])" office:value-type="currency" office:currency="EUR" office:value="85512000" calcext:value-type="currency">
            <text:p>85,512,000 €</text:p>
          </table:table-cell>
          <table:table-cell table:style-name="ce67" table:formula="of:=SUM([.K2:.K16])" office:value-type="currency" office:currency="EUR" office:value="607055900" calcext:value-type="currency">
            <text:p>607,055,900 €</text:p>
          </table:table-cell>
          <table:table-cell table:style-name="ce67" table:formula="of:=SUM([.L2:.L16])" office:value-type="currency" office:currency="EUR" office:value="46452300" calcext:value-type="currency">
            <text:p>46,452,300 €</text:p>
          </table:table-cell>
          <table:table-cell table:style-name="ce67" table:formula="of:=SUM([.M2:.M16])" office:value-type="currency" office:currency="EUR" office:value="18680000" calcext:value-type="currency">
            <text:p>18,680,000 €</text:p>
          </table:table-cell>
          <table:table-cell table:style-name="ce67" table:formula="of:=SUM([.N2:.N16])" office:value-type="currency" office:currency="EUR" office:value="1038508700" calcext:value-type="currency">
            <text:p>1,038,508,700 €</text:p>
          </table:table-cell>
          <table:table-cell table:style-name="ce67" table:formula="of:=SUM([.O2:.O16])" office:value-type="currency" office:currency="EUR" office:value="-990483300" calcext:value-type="currency">
            <text:p>-990,483,300 €</text:p>
          </table:table-cell>
          <table:table-cell table:style-name="ce67" table:formula="of:=SUM([.P2:.P16])" office:value-type="currency" office:currency="EUR" office:value="302695500" calcext:value-type="currency">
            <text:p>302,695,500 €</text:p>
          </table:table-cell>
          <table:table-cell table:style-name="ce4"/>
          <table:table-cell table:style-name="ce4" office:value-type="string" calcext:value-type="string">
            <text:p>Summe 2026</text:p>
          </table:table-cell>
          <table:table-cell table:style-name="ce67" table:formula="of:=SUM([.S2:.S16])" office:value-type="currency" office:currency="EUR" office:value="0" calcext:value-type="currency">
            <text:p>0 €</text:p>
          </table:table-cell>
          <table:table-cell table:style-name="ce67" table:formula="of:=SUM([.T2:.T16])" office:value-type="currency" office:currency="EUR" office:value="0" calcext:value-type="currency">
            <text:p>0 €</text:p>
          </table:table-cell>
          <table:table-cell table:style-name="ce67" table:formula="of:=SUM([.U2:.U16])" office:value-type="currency" office:currency="EUR" office:value="9483100" calcext:value-type="currency">
            <text:p>9,483,100 €</text:p>
          </table:table-cell>
          <table:table-cell table:style-name="ce67" table:formula="of:=SUM([.V2:.V16])" office:value-type="currency" office:currency="EUR" office:value="10000000" calcext:value-type="currency">
            <text:p>10,000,000 €</text:p>
          </table:table-cell>
          <table:table-cell table:style-name="ce67" table:formula="of:=SUM([.W2:.W16])" office:value-type="currency" office:currency="EUR" office:value="25402900" calcext:value-type="currency">
            <text:p>25,402,900 €</text:p>
          </table:table-cell>
          <table:table-cell table:style-name="ce67" table:formula="of:=SUM([.X2:.X16])" office:value-type="currency" office:currency="EUR" office:value="44886000" calcext:value-type="currency">
            <text:p>44,886,000 €</text:p>
          </table:table-cell>
          <table:table-cell table:style-name="ce67" table:formula="of:=SUM([.Y2:.Y16])" office:value-type="currency" office:currency="EUR" office:value="926300" calcext:value-type="currency">
            <text:p>926,300 €</text:p>
          </table:table-cell>
          <table:table-cell table:style-name="ce67" table:formula="of:=SUM([.Z2:.Z16])" office:value-type="currency" office:currency="EUR" office:value="311147800" calcext:value-type="currency">
            <text:p>311,147,800 €</text:p>
          </table:table-cell>
          <table:table-cell table:style-name="ce67" table:formula="of:=SUM([.AA2:.AA16])" office:value-type="currency" office:currency="EUR" office:value="76873600" calcext:value-type="currency">
            <text:p>76,873,600 €</text:p>
          </table:table-cell>
          <table:table-cell table:style-name="ce67" table:formula="of:=SUM([.AB2:.AB16])" office:value-type="currency" office:currency="EUR" office:value="586398500" calcext:value-type="currency">
            <text:p>586,398,500 €</text:p>
          </table:table-cell>
          <table:table-cell table:style-name="ce67" table:formula="of:=SUM([.AC2:.AC16])" office:value-type="currency" office:currency="EUR" office:value="48011100" calcext:value-type="currency">
            <text:p>48,011,100 €</text:p>
          </table:table-cell>
          <table:table-cell table:style-name="ce67" table:formula="of:=SUM([.AD2:.AD16])" office:value-type="currency" office:currency="EUR" office:value="-4142100" calcext:value-type="currency">
            <text:p>-4,142,100 €</text:p>
          </table:table-cell>
          <table:table-cell table:style-name="ce67" table:formula="of:=SUM([.AE2:.AE16])" office:value-type="currency" office:currency="EUR" office:value="1019215200" calcext:value-type="currency">
            <text:p>1,019,215,200 €</text:p>
          </table:table-cell>
          <table:table-cell table:style-name="ce67" table:formula="of:=SUM([.AF2:.AF16])" office:value-type="currency" office:currency="EUR" office:value="-974329200" calcext:value-type="currency">
            <text:p>-974,329,200 €</text:p>
          </table:table-cell>
          <table:table-cell table:style-name="ce67" table:formula="of:=SUM([.AG2:.AG15])" office:value-type="currency" office:currency="EUR" office:value="17584000" calcext:value-type="currency">
            <text:p>17,584,000 €</text:p>
          </table:table-cell>
          <table:table-cell table:number-columns-repeated="991"/>
        </table:table-row>
        <table:table-row table:style-name="ro4" table:number-rows-repeated="104855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Einzelplan 20" table:style-name="ta21">
        <table:table-column table:style-name="co4" table:default-cell-style-name="Default"/>
        <table:table-column table:style-name="co5" table:default-cell-style-name="Default"/>
        <table:table-column table:style-name="co3" table:number-columns-repeated="14" table:default-cell-style-name="Default"/>
        <table:table-column table:style-name="co1" table:default-cell-style-name="Default"/>
        <table:table-column table:style-name="co4" table:default-cell-style-name="Default"/>
        <table:table-column table:style-name="co6" table:default-cell-style-name="Default"/>
        <table:table-column table:style-name="co3" table:number-columns-repeated="14" table:default-cell-style-name="Default"/>
        <table:table-column table:style-name="co1" table:number-columns-repeated="991" table:default-cell-style-name="Default"/>
        <table:table-row table:style-name="ro2">
          <table:table-cell table:style-name="ce64" office:value-type="string" calcext:value-type="string">
            <text:p>Kapitel</text:p>
          </table:table-cell>
          <table:table-cell table:style-name="ce64" office:value-type="string" calcext:value-type="string">
            <text:p>Bezeichnung</text:p>
          </table:table-cell>
          <table:table-cell table:style-name="ce64" office:value-type="string" calcext:value-type="string">
            <text:p>0 Einnahmen aus Steuern und steuerähnlichen Abgaben</text:p>
          </table:table-cell>
          <table:table-cell table:style-name="ce64" office:value-type="string" calcext:value-type="string">
            <text:p>1 Verwaltungseinnahmen, Einnahmen aus Schuldendienst und dgl.</text:p>
          </table:table-cell>
          <table:table-cell table:style-name="ce64" office:value-type="string" calcext:value-type="string">
            <text:p>2 Einnahmen aus Zuweisungen und Zuschüssen mit Ausnahme für Investitionen</text:p>
          </table:table-cell>
          <table:table-cell table:style-name="ce64" office:value-type="string" calcext:value-type="string">
            <text:p>3 Einnahmen aus Schuldenaufnahmen, aus Zuweisungen und Zuschüssen für Investitionen, besondere Finanzierungseinnahmen</text:p>
          </table:table-cell>
          <table:table-cell table:style-name="ce64" office:value-type="string" calcext:value-type="string">
            <text:p>Summe Einnahmen</text:p>
          </table:table-cell>
          <table:table-cell table:style-name="ce64" office:value-type="string" calcext:value-type="string">
            <text:p>4 Personalausgaben</text:p>
          </table:table-cell>
          <table:table-cell table:style-name="ce64" office:value-type="string" calcext:value-type="string">
            <text:p>5 Sächliche Verwaltungsausgaben usw., Ausgaben für den Schuldendienst</text:p>
          </table:table-cell>
          <table:table-cell table:style-name="ce64" office:value-type="string" calcext:value-type="string">
            <text:p>6 Ausgaben für Zuweisungen und Zuschüsse mit Ausnahme für Investitionen</text:p>
          </table:table-cell>
          <table:table-cell table:style-name="ce64" office:value-type="string" calcext:value-type="string">
            <text:p>7 Baumaßnahmen</text:p>
          </table:table-cell>
          <table:table-cell table:style-name="ce64" office:value-type="string" calcext:value-type="string">
            <text:p>8 Sonstige Ausgaben für Investitionen und Investitionsförderungsmaßnahmen</text:p>
          </table:table-cell>
          <table:table-cell table:style-name="ce64" office:value-type="string" calcext:value-type="string">
            <text:p>9 Besondere Finanzierungsausgaben</text:p>
          </table:table-cell>
          <table:table-cell table:style-name="ce64" office:value-type="string" calcext:value-type="string">
            <text:p>Summe Ausgaben</text:p>
          </table:table-cell>
          <table:table-cell table:style-name="ce64" office:value-type="string" calcext:value-type="string">
            <text:p>"+ Überschuss - Zuschuss"</text:p>
          </table:table-cell>
          <table:table-cell table:style-name="ce64" office:value-type="string" calcext:value-type="string">
            <text:p>Verpflichtungsermächtigungen</text:p>
          </table:table-cell>
          <table:table-cell table:style-name="ce4"/>
          <table:table-cell table:style-name="ce64" office:value-type="string" calcext:value-type="string">
            <text:p>Kapitel</text:p>
          </table:table-cell>
          <table:table-cell table:style-name="ce64" office:value-type="string" calcext:value-type="string">
            <text:p>Bezeichnung</text:p>
          </table:table-cell>
          <table:table-cell table:style-name="ce119" office:value-type="string" calcext:value-type="string">
            <text:p>0 Einnahmen aus Steuern und steuerähnlichen Abgaben</text:p>
          </table:table-cell>
          <table:table-cell table:style-name="ce64" office:value-type="string" calcext:value-type="string">
            <text:p>1 Verwaltungseinnahmen, Einnahmen aus Schuldendienst und dgl.</text:p>
          </table:table-cell>
          <table:table-cell table:style-name="ce64" office:value-type="string" calcext:value-type="string">
            <text:p>2 Einnahmen aus Zuweisungen und Zuschüssen mit Ausnahme für Investitionen</text:p>
          </table:table-cell>
          <table:table-cell table:style-name="ce64" office:value-type="string" calcext:value-type="string">
            <text:p>3 Einnahmen aus Schuldenaufnahmen, aus Zuweisungen und Zuschüssen für Investitionen, besondere Finanzierungseinnahmen</text:p>
          </table:table-cell>
          <table:table-cell table:style-name="ce64" office:value-type="string" calcext:value-type="string">
            <text:p>Summe Einnahmen</text:p>
          </table:table-cell>
          <table:table-cell table:style-name="ce64" office:value-type="string" calcext:value-type="string">
            <text:p>4 Personalausgaben</text:p>
          </table:table-cell>
          <table:table-cell table:style-name="ce64" office:value-type="string" calcext:value-type="string">
            <text:p>5 Sächliche Verwaltungsausgaben usw., Ausgaben für den Schuldendienst</text:p>
          </table:table-cell>
          <table:table-cell table:style-name="ce64" office:value-type="string" calcext:value-type="string">
            <text:p>6 Ausgaben für Zuweisungen und Zuschüsse mit Ausnahme für Investitionen</text:p>
          </table:table-cell>
          <table:table-cell table:style-name="ce64" office:value-type="string" calcext:value-type="string">
            <text:p>7 Baumaßnahmen</text:p>
          </table:table-cell>
          <table:table-cell table:style-name="ce64" office:value-type="string" calcext:value-type="string">
            <text:p>8 Sonstige Ausgaben für Investitionen und Investitionsförderungsmaßnahmen</text:p>
          </table:table-cell>
          <table:table-cell table:style-name="ce64" office:value-type="string" calcext:value-type="string">
            <text:p>9 Besondere Finanzierungsausgaben</text:p>
          </table:table-cell>
          <table:table-cell table:style-name="ce64" office:value-type="string" calcext:value-type="string">
            <text:p>Summe Ausgaben</text:p>
          </table:table-cell>
          <table:table-cell table:style-name="ce64" office:value-type="string" calcext:value-type="string">
            <text:p>"+ Überschuss - Zuschuss"</text:p>
          </table:table-cell>
          <table:table-cell table:style-name="ce64" office:value-type="string" calcext:value-type="string">
            <text:p>Verpflichtungsermächtigungen</text:p>
          </table:table-cell>
          <table:table-cell table:number-columns-repeated="991"/>
        </table:table-row>
        <table:table-row table:style-name="ro2">
          <table:table-cell table:style-name="ce41" office:value-type="string" calcext:value-type="string">
            <text:p>20 01 11</text:p>
          </table:table-cell>
          <table:table-cell table:style-name="ce4" office:value-type="string" calcext:value-type="string">
            <text:p>Lohnsteuer</text:p>
          </table:table-cell>
          <table:table-cell table:style-name="ce70" table:content-validation-name="val21" office:value-type="currency" office:currency="EUR" office:value="17069460000" calcext:value-type="currency">
            <text:p>17,069,460,000 €</text:p>
          </table:table-cell>
          <table:table-cell table:number-columns-repeated="3" table:style-name="ce70" office:value-type="currency" office:currency="EUR" office:value="0" calcext:value-type="currency">
            <text:p>0 €</text:p>
          </table:table-cell>
          <table:table-cell table:style-name="ce70" table:formula="of:=SUM([.C2:.F2])" office:value-type="currency" office:currency="EUR" office:value="17069460000" calcext:value-type="currency">
            <text:p>17,069,460,000 €</text:p>
          </table:table-cell>
          <table:table-cell table:number-columns-repeated="6" table:style-name="ce70" office:value-type="currency" office:currency="EUR" office:value="0" calcext:value-type="currency">
            <text:p>0 €</text:p>
          </table:table-cell>
          <table:table-cell table:style-name="ce70" table:formula="of:=SUM([.H2:.M2])" office:value-type="currency" office:currency="EUR" office:value="0" calcext:value-type="currency">
            <text:p>0 €</text:p>
          </table:table-cell>
          <table:table-cell table:style-name="ce70" table:formula="of:=[.G2]-[.N2]" office:value-type="currency" office:currency="EUR" office:value="17069460000" calcext:value-type="currency">
            <text:p>17,069,460,000 €</text:p>
          </table:table-cell>
          <table:table-cell table:style-name="ce70" office:value-type="currency" office:currency="EUR" office:value="0" calcext:value-type="currency">
            <text:p>0 €</text:p>
          </table:table-cell>
          <table:table-cell table:style-name="ce4"/>
          <table:table-cell table:style-name="ce41" office:value-type="string" calcext:value-type="string">
            <text:p>20 01 11</text:p>
          </table:table-cell>
          <table:table-cell table:style-name="ce4" office:value-type="string" calcext:value-type="string">
            <text:p>Lohnsteuer</text:p>
          </table:table-cell>
          <table:table-cell table:style-name="ce67" table:content-validation-name="val21" office:value-type="currency" office:currency="EUR" office:value="17578750000" calcext:value-type="currency">
            <text:p>17,578,750,000 €</text:p>
          </table:table-cell>
          <table:table-cell table:number-columns-repeated="3" table:style-name="ce67" office:value-type="currency" office:currency="EUR" office:value="0" calcext:value-type="currency">
            <text:p>0 €</text:p>
          </table:table-cell>
          <table:table-cell table:style-name="ce67" table:formula="of:=SUM([.T2:.W2])" office:value-type="currency" office:currency="EUR" office:value="17578750000" calcext:value-type="currency">
            <text:p>17,578,750,000 €</text:p>
          </table:table-cell>
          <table:table-cell table:number-columns-repeated="6" table:style-name="ce67" office:value-type="currency" office:currency="EUR" office:value="0" calcext:value-type="currency">
            <text:p>0 €</text:p>
          </table:table-cell>
          <table:table-cell table:style-name="ce67" table:formula="of:=SUM([.Y2:.AD2])" office:value-type="currency" office:currency="EUR" office:value="0" calcext:value-type="currency">
            <text:p>0 €</text:p>
          </table:table-cell>
          <table:table-cell table:style-name="ce67" table:formula="of:=[.X2]-[.AE2]" office:value-type="currency" office:currency="EUR" office:value="17578750000" calcext:value-type="currency">
            <text:p>17,578,750,0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number-columns-repeated="991"/>
        </table:table-row>
        <table:table-row table:style-name="ro2">
          <table:table-cell table:style-name="ce41" office:value-type="string" calcext:value-type="string">
            <text:p>20 01 12</text:p>
          </table:table-cell>
          <table:table-cell table:style-name="ce4" office:value-type="string" calcext:value-type="string">
            <text:p>Veranlagte Einkommenssteuer</text:p>
          </table:table-cell>
          <table:table-cell table:style-name="ce103" table:content-validation-name="val21" office:value-type="currency" office:currency="EUR" office:value="4282820000" calcext:value-type="currency">
            <text:p>4,282,820,000 €</text:p>
          </table:table-cell>
          <table:table-cell table:number-columns-repeated="3" table:style-name="ce103" office:value-type="currency" office:currency="EUR" office:value="0" calcext:value-type="currency">
            <text:p>0 €</text:p>
          </table:table-cell>
          <table:table-cell table:style-name="ce70" table:formula="of:=SUM([.C3:.F3])" office:value-type="currency" office:currency="EUR" office:value="4282820000" calcext:value-type="currency">
            <text:p>4,282,820,000 €</text:p>
          </table:table-cell>
          <table:table-cell table:number-columns-repeated="6" table:style-name="ce103" office:value-type="currency" office:currency="EUR" office:value="0" calcext:value-type="currency">
            <text:p>0 €</text:p>
          </table:table-cell>
          <table:table-cell table:style-name="ce70" table:formula="of:=SUM([.H3:.M3])" office:value-type="currency" office:currency="EUR" office:value="0" calcext:value-type="currency">
            <text:p>0 €</text:p>
          </table:table-cell>
          <table:table-cell table:style-name="ce70" table:formula="of:=[.G3]-[.N3]" office:value-type="currency" office:currency="EUR" office:value="4282820000" calcext:value-type="currency">
            <text:p>4,282,820,000 €</text:p>
          </table:table-cell>
          <table:table-cell table:style-name="ce103" office:value-type="currency" office:currency="EUR" office:value="0" calcext:value-type="currency">
            <text:p>0 €</text:p>
          </table:table-cell>
          <table:table-cell table:style-name="ce4"/>
          <table:table-cell table:style-name="ce41" office:value-type="string" calcext:value-type="string">
            <text:p>20 01 12</text:p>
          </table:table-cell>
          <table:table-cell table:style-name="ce4" office:value-type="string" calcext:value-type="string">
            <text:p>Veranlagte Einkommenssteuer</text:p>
          </table:table-cell>
          <table:table-cell table:style-name="ce67" table:content-validation-name="val21" office:value-type="currency" office:currency="EUR" office:value="4260100000" calcext:value-type="currency">
            <text:p>4,260,100,000 €</text:p>
          </table:table-cell>
          <table:table-cell table:number-columns-repeated="3" table:style-name="ce67" office:value-type="currency" office:currency="EUR" office:value="0" calcext:value-type="currency">
            <text:p>0 €</text:p>
          </table:table-cell>
          <table:table-cell table:style-name="ce67" table:formula="of:=SUM([.T3:.W3])" office:value-type="currency" office:currency="EUR" office:value="4260100000" calcext:value-type="currency">
            <text:p>4,260,100,000 €</text:p>
          </table:table-cell>
          <table:table-cell table:number-columns-repeated="6" table:style-name="ce67" office:value-type="currency" office:currency="EUR" office:value="0" calcext:value-type="currency">
            <text:p>0 €</text:p>
          </table:table-cell>
          <table:table-cell table:style-name="ce67" table:formula="of:=SUM([.Y3:.AD3])" office:value-type="currency" office:currency="EUR" office:value="0" calcext:value-type="currency">
            <text:p>0 €</text:p>
          </table:table-cell>
          <table:table-cell table:style-name="ce67" table:formula="of:=[.X3]-[.AE3]" office:value-type="currency" office:currency="EUR" office:value="4260100000" calcext:value-type="currency">
            <text:p>4,260,100,0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number-columns-repeated="991"/>
        </table:table-row>
        <table:table-row table:style-name="ro2">
          <table:table-cell table:style-name="ce41" office:value-type="string" calcext:value-type="string">
            <text:p>20 01 13</text:p>
          </table:table-cell>
          <table:table-cell table:style-name="ce4" office:value-type="string" calcext:value-type="string">
            <text:p>Nicht veranlagte Steuern vom Ertrag</text:p>
          </table:table-cell>
          <table:table-cell table:style-name="ce70" table:content-validation-name="val21" office:value-type="currency" office:currency="EUR" office:value="1203340000" calcext:value-type="currency">
            <text:p>1,203,340,000 €</text:p>
          </table:table-cell>
          <table:table-cell table:number-columns-repeated="3" table:style-name="ce70" office:value-type="currency" office:currency="EUR" office:value="0" calcext:value-type="currency">
            <text:p>0 €</text:p>
          </table:table-cell>
          <table:table-cell table:style-name="ce70" table:formula="of:=SUM([.C4:.F4])" office:value-type="currency" office:currency="EUR" office:value="1203340000" calcext:value-type="currency">
            <text:p>1,203,340,000 €</text:p>
          </table:table-cell>
          <table:table-cell table:number-columns-repeated="6" table:style-name="ce70" office:value-type="currency" office:currency="EUR" office:value="0" calcext:value-type="currency">
            <text:p>0 €</text:p>
          </table:table-cell>
          <table:table-cell table:style-name="ce70" table:formula="of:=SUM([.H4:.M4])" office:value-type="currency" office:currency="EUR" office:value="0" calcext:value-type="currency">
            <text:p>0 €</text:p>
          </table:table-cell>
          <table:table-cell table:style-name="ce70" table:formula="of:=[.G4]-[.N4]" office:value-type="currency" office:currency="EUR" office:value="1203340000" calcext:value-type="currency">
            <text:p>1,203,340,000 €</text:p>
          </table:table-cell>
          <table:table-cell table:style-name="ce70" office:value-type="currency" office:currency="EUR" office:value="0" calcext:value-type="currency">
            <text:p>0 €</text:p>
          </table:table-cell>
          <table:table-cell table:style-name="ce4"/>
          <table:table-cell table:style-name="ce41" office:value-type="string" calcext:value-type="string">
            <text:p>20 01 13</text:p>
          </table:table-cell>
          <table:table-cell table:style-name="ce4" office:value-type="string" calcext:value-type="string">
            <text:p>Nicht veranlagte Steuern vom Ertrag</text:p>
          </table:table-cell>
          <table:table-cell table:style-name="ce67" table:content-validation-name="val21" office:value-type="currency" office:currency="EUR" office:value="1224610000" calcext:value-type="currency">
            <text:p>1,224,610,000 €</text:p>
          </table:table-cell>
          <table:table-cell table:number-columns-repeated="3" table:style-name="ce67" office:value-type="currency" office:currency="EUR" office:value="0" calcext:value-type="currency">
            <text:p>0 €</text:p>
          </table:table-cell>
          <table:table-cell table:style-name="ce67" table:formula="of:=SUM([.T4:.W4])" office:value-type="currency" office:currency="EUR" office:value="1224610000" calcext:value-type="currency">
            <text:p>1,224,610,000 €</text:p>
          </table:table-cell>
          <table:table-cell table:number-columns-repeated="6" table:style-name="ce67" office:value-type="currency" office:currency="EUR" office:value="0" calcext:value-type="currency">
            <text:p>0 €</text:p>
          </table:table-cell>
          <table:table-cell table:style-name="ce67" table:formula="of:=SUM([.Y4:.AD4])" office:value-type="currency" office:currency="EUR" office:value="0" calcext:value-type="currency">
            <text:p>0 €</text:p>
          </table:table-cell>
          <table:table-cell table:style-name="ce67" table:formula="of:=[.X4]-[.AE4]" office:value-type="currency" office:currency="EUR" office:value="1224610000" calcext:value-type="currency">
            <text:p>1,224,610,0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number-columns-repeated="991"/>
        </table:table-row>
        <table:table-row table:style-name="ro2">
          <table:table-cell table:style-name="ce41" office:value-type="string" calcext:value-type="string">
            <text:p>20 01 14</text:p>
          </table:table-cell>
          <table:table-cell table:style-name="ce4" office:value-type="string" calcext:value-type="string">
            <text:p>Körperschaftsteuer</text:p>
          </table:table-cell>
          <table:table-cell table:style-name="ce103" table:content-validation-name="val21" office:value-type="currency" office:currency="EUR" office:value="3476950000" calcext:value-type="currency">
            <text:p>3,476,950,000 €</text:p>
          </table:table-cell>
          <table:table-cell table:number-columns-repeated="3" table:style-name="ce103" office:value-type="currency" office:currency="EUR" office:value="0" calcext:value-type="currency">
            <text:p>0 €</text:p>
          </table:table-cell>
          <table:table-cell table:style-name="ce70" table:formula="of:=SUM([.C5:.F5])" office:value-type="currency" office:currency="EUR" office:value="3476950000" calcext:value-type="currency">
            <text:p>3,476,950,000 €</text:p>
          </table:table-cell>
          <table:table-cell table:number-columns-repeated="6" table:style-name="ce103" office:value-type="currency" office:currency="EUR" office:value="0" calcext:value-type="currency">
            <text:p>0 €</text:p>
          </table:table-cell>
          <table:table-cell table:style-name="ce70" table:formula="of:=SUM([.H5:.M5])" office:value-type="currency" office:currency="EUR" office:value="0" calcext:value-type="currency">
            <text:p>0 €</text:p>
          </table:table-cell>
          <table:table-cell table:style-name="ce70" table:formula="of:=[.G5]-[.N5]" office:value-type="currency" office:currency="EUR" office:value="3476950000" calcext:value-type="currency">
            <text:p>3,476,950,000 €</text:p>
          </table:table-cell>
          <table:table-cell table:style-name="ce103" office:value-type="currency" office:currency="EUR" office:value="0" calcext:value-type="currency">
            <text:p>0 €</text:p>
          </table:table-cell>
          <table:table-cell table:style-name="ce4"/>
          <table:table-cell table:style-name="ce41" office:value-type="string" calcext:value-type="string">
            <text:p>20 01 14</text:p>
          </table:table-cell>
          <table:table-cell table:style-name="ce4" office:value-type="string" calcext:value-type="string">
            <text:p>Körperschaftsteuer</text:p>
          </table:table-cell>
          <table:table-cell table:style-name="ce67" table:content-validation-name="val21" office:value-type="currency" office:currency="EUR" office:value="3225110000" calcext:value-type="currency">
            <text:p>3,225,110,000 €</text:p>
          </table:table-cell>
          <table:table-cell table:number-columns-repeated="3" table:style-name="ce67" office:value-type="currency" office:currency="EUR" office:value="0" calcext:value-type="currency">
            <text:p>0 €</text:p>
          </table:table-cell>
          <table:table-cell table:style-name="ce67" table:formula="of:=SUM([.T5:.W5])" office:value-type="currency" office:currency="EUR" office:value="3225110000" calcext:value-type="currency">
            <text:p>3,225,110,000 €</text:p>
          </table:table-cell>
          <table:table-cell table:number-columns-repeated="6" table:style-name="ce67" office:value-type="currency" office:currency="EUR" office:value="0" calcext:value-type="currency">
            <text:p>0 €</text:p>
          </table:table-cell>
          <table:table-cell table:style-name="ce67" table:formula="of:=SUM([.Y5:.AD5])" office:value-type="currency" office:currency="EUR" office:value="0" calcext:value-type="currency">
            <text:p>0 €</text:p>
          </table:table-cell>
          <table:table-cell table:style-name="ce67" table:formula="of:=[.X5]-[.AE5]" office:value-type="currency" office:currency="EUR" office:value="3225110000" calcext:value-type="currency">
            <text:p>3,225,110,0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number-columns-repeated="991"/>
        </table:table-row>
        <table:table-row table:style-name="ro2">
          <table:table-cell table:style-name="ce41" office:value-type="string" calcext:value-type="string">
            <text:p>20 01 15</text:p>
          </table:table-cell>
          <table:table-cell table:style-name="ce4" office:value-type="string" calcext:value-type="string">
            <text:p>Umsatzsteuer</text:p>
          </table:table-cell>
          <table:table-cell table:style-name="ce103" table:content-validation-name="val21" office:value-type="currency" office:currency="EUR" office:value="47347501600" calcext:value-type="currency">
            <text:p>47,347,501,600 €</text:p>
          </table:table-cell>
          <table:table-cell table:number-columns-repeated="3" table:style-name="ce103" office:value-type="currency" office:currency="EUR" office:value="0" calcext:value-type="currency">
            <text:p>0 €</text:p>
          </table:table-cell>
          <table:table-cell table:style-name="ce70" table:formula="of:=SUM([.C6:.F6])" office:value-type="currency" office:currency="EUR" office:value="47347501600" calcext:value-type="currency">
            <text:p>47,347,501,600 €</text:p>
          </table:table-cell>
          <table:table-cell table:number-columns-repeated="6" table:style-name="ce103" office:value-type="currency" office:currency="EUR" office:value="0" calcext:value-type="currency">
            <text:p>0 €</text:p>
          </table:table-cell>
          <table:table-cell table:style-name="ce70" table:formula="of:=SUM([.H6:.M6])" office:value-type="currency" office:currency="EUR" office:value="0" calcext:value-type="currency">
            <text:p>0 €</text:p>
          </table:table-cell>
          <table:table-cell table:style-name="ce70" table:formula="of:=[.G6]-[.N6]" office:value-type="currency" office:currency="EUR" office:value="47347501600" calcext:value-type="currency">
            <text:p>47,347,501,600 €</text:p>
          </table:table-cell>
          <table:table-cell table:style-name="ce103" office:value-type="currency" office:currency="EUR" office:value="0" calcext:value-type="currency">
            <text:p>0 €</text:p>
          </table:table-cell>
          <table:table-cell table:style-name="ce4"/>
          <table:table-cell table:style-name="ce41" office:value-type="string" calcext:value-type="string">
            <text:p>20 01 15</text:p>
          </table:table-cell>
          <table:table-cell table:style-name="ce4" office:value-type="string" calcext:value-type="string">
            <text:p>Umsatzsteuer</text:p>
          </table:table-cell>
          <table:table-cell table:style-name="ce67" table:content-validation-name="val21" office:value-type="currency" office:currency="EUR" office:value="47419940900" calcext:value-type="currency">
            <text:p>47,419,940,900 €</text:p>
          </table:table-cell>
          <table:table-cell table:number-columns-repeated="3" table:style-name="ce67" office:value-type="currency" office:currency="EUR" office:value="0" calcext:value-type="currency">
            <text:p>0 €</text:p>
          </table:table-cell>
          <table:table-cell table:style-name="ce67" table:formula="of:=SUM([.T6:.W6])" office:value-type="currency" office:currency="EUR" office:value="47419940900" calcext:value-type="currency">
            <text:p>47,419,940,900 €</text:p>
          </table:table-cell>
          <table:table-cell table:number-columns-repeated="6" table:style-name="ce67" office:value-type="currency" office:currency="EUR" office:value="0" calcext:value-type="currency">
            <text:p>0 €</text:p>
          </table:table-cell>
          <table:table-cell table:style-name="ce67" table:formula="of:=SUM([.Y6:.AD6])" office:value-type="currency" office:currency="EUR" office:value="0" calcext:value-type="currency">
            <text:p>0 €</text:p>
          </table:table-cell>
          <table:table-cell table:style-name="ce67" table:formula="of:=[.X6]-[.AE6]" office:value-type="currency" office:currency="EUR" office:value="47419940900" calcext:value-type="currency">
            <text:p>47,419,940,9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number-columns-repeated="991"/>
        </table:table-row>
        <table:table-row table:style-name="ro2">
          <table:table-cell table:style-name="ce41" office:value-type="string" calcext:value-type="string">
            <text:p>20 01 17</text:p>
          </table:table-cell>
          <table:table-cell table:style-name="ce4" office:value-type="string" calcext:value-type="string">
            <text:p>Gewerbesteuerumlage</text:p>
          </table:table-cell>
          <table:table-cell table:style-name="ce70" table:content-validation-name="val21" office:value-type="currency" office:currency="EUR" office:value="3748040000" calcext:value-type="currency">
            <text:p>3,748,040,000 €</text:p>
          </table:table-cell>
          <table:table-cell table:number-columns-repeated="3" table:style-name="ce70" office:value-type="currency" office:currency="EUR" office:value="0" calcext:value-type="currency">
            <text:p>0 €</text:p>
          </table:table-cell>
          <table:table-cell table:style-name="ce70" table:formula="of:=SUM([.C7:.F7])" office:value-type="currency" office:currency="EUR" office:value="3748040000" calcext:value-type="currency">
            <text:p>3,748,040,000 €</text:p>
          </table:table-cell>
          <table:table-cell table:number-columns-repeated="6" table:style-name="ce70" office:value-type="currency" office:currency="EUR" office:value="0" calcext:value-type="currency">
            <text:p>0 €</text:p>
          </table:table-cell>
          <table:table-cell table:style-name="ce70" table:formula="of:=SUM([.H7:.M7])" office:value-type="currency" office:currency="EUR" office:value="0" calcext:value-type="currency">
            <text:p>0 €</text:p>
          </table:table-cell>
          <table:table-cell table:style-name="ce70" table:formula="of:=[.G7]-[.N7]" office:value-type="currency" office:currency="EUR" office:value="3748040000" calcext:value-type="currency">
            <text:p>3,748,040,000 €</text:p>
          </table:table-cell>
          <table:table-cell table:style-name="ce70" office:value-type="currency" office:currency="EUR" office:value="0" calcext:value-type="currency">
            <text:p>0 €</text:p>
          </table:table-cell>
          <table:table-cell table:style-name="ce4"/>
          <table:table-cell table:style-name="ce41" office:value-type="string" calcext:value-type="string">
            <text:p>20 01 17</text:p>
          </table:table-cell>
          <table:table-cell table:style-name="ce4" office:value-type="string" calcext:value-type="string">
            <text:p>Gewerbesteuerumlage</text:p>
          </table:table-cell>
          <table:table-cell table:style-name="ce67" table:content-validation-name="val21" office:value-type="currency" office:currency="EUR" office:value="3729530000" calcext:value-type="currency">
            <text:p>3,729,530,000 €</text:p>
          </table:table-cell>
          <table:table-cell table:number-columns-repeated="3" table:style-name="ce67" office:value-type="currency" office:currency="EUR" office:value="0" calcext:value-type="currency">
            <text:p>0 €</text:p>
          </table:table-cell>
          <table:table-cell table:style-name="ce67" table:formula="of:=SUM([.T7:.W7])" office:value-type="currency" office:currency="EUR" office:value="3729530000" calcext:value-type="currency">
            <text:p>3,729,530,000 €</text:p>
          </table:table-cell>
          <table:table-cell table:number-columns-repeated="6" table:style-name="ce67" office:value-type="currency" office:currency="EUR" office:value="0" calcext:value-type="currency">
            <text:p>0 €</text:p>
          </table:table-cell>
          <table:table-cell table:style-name="ce67" table:formula="of:=SUM([.Y7:.AD7])" office:value-type="currency" office:currency="EUR" office:value="0" calcext:value-type="currency">
            <text:p>0 €</text:p>
          </table:table-cell>
          <table:table-cell table:style-name="ce67" table:formula="of:=[.X7]-[.AE7]" office:value-type="currency" office:currency="EUR" office:value="3729530000" calcext:value-type="currency">
            <text:p>3,729,530,0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number-columns-repeated="991"/>
        </table:table-row>
        <table:table-row table:style-name="ro2">
          <table:table-cell table:style-name="ce41" office:value-type="string" calcext:value-type="string">
            <text:p>20 01 18</text:p>
          </table:table-cell>
          <table:table-cell table:style-name="ce4" office:value-type="string" calcext:value-type="string">
            <text:p>Abgeltungsteuer auf Zins- und Veräußerungserträge</text:p>
          </table:table-cell>
          <table:table-cell table:style-name="ce103" table:content-validation-name="val21" office:value-type="currency" office:currency="EUR" office:value="701120000" calcext:value-type="currency">
            <text:p>701,120,000 €</text:p>
          </table:table-cell>
          <table:table-cell table:number-columns-repeated="3" table:style-name="ce103" office:value-type="currency" office:currency="EUR" office:value="0" calcext:value-type="currency">
            <text:p>0 €</text:p>
          </table:table-cell>
          <table:table-cell table:style-name="ce70" table:formula="of:=SUM([.C8:.F8])" office:value-type="currency" office:currency="EUR" office:value="701120000" calcext:value-type="currency">
            <text:p>701,120,000 €</text:p>
          </table:table-cell>
          <table:table-cell table:number-columns-repeated="6" table:style-name="ce103" office:value-type="currency" office:currency="EUR" office:value="0" calcext:value-type="currency">
            <text:p>0 €</text:p>
          </table:table-cell>
          <table:table-cell table:style-name="ce70" table:formula="of:=SUM([.H8:.M8])" office:value-type="currency" office:currency="EUR" office:value="0" calcext:value-type="currency">
            <text:p>0 €</text:p>
          </table:table-cell>
          <table:table-cell table:style-name="ce70" table:formula="of:=[.G8]-[.N8]" office:value-type="currency" office:currency="EUR" office:value="701120000" calcext:value-type="currency">
            <text:p>701,120,000 €</text:p>
          </table:table-cell>
          <table:table-cell table:style-name="ce103" office:value-type="currency" office:currency="EUR" office:value="0" calcext:value-type="currency">
            <text:p>0 €</text:p>
          </table:table-cell>
          <table:table-cell table:style-name="ce4"/>
          <table:table-cell table:style-name="ce41" office:value-type="string" calcext:value-type="string">
            <text:p>20 01 18</text:p>
          </table:table-cell>
          <table:table-cell table:style-name="ce4" office:value-type="string" calcext:value-type="string">
            <text:p>Abgeltungsteuer auf Zins- und Veräußerungserträge</text:p>
          </table:table-cell>
          <table:table-cell table:style-name="ce67" table:content-validation-name="val21" office:value-type="currency" office:currency="EUR" office:value="1033370000" calcext:value-type="currency">
            <text:p>1,033,370,000 €</text:p>
          </table:table-cell>
          <table:table-cell table:number-columns-repeated="3" table:style-name="ce67" office:value-type="currency" office:currency="EUR" office:value="0" calcext:value-type="currency">
            <text:p>0 €</text:p>
          </table:table-cell>
          <table:table-cell table:style-name="ce67" table:formula="of:=SUM([.T8:.W8])" office:value-type="currency" office:currency="EUR" office:value="1033370000" calcext:value-type="currency">
            <text:p>1,033,370,000 €</text:p>
          </table:table-cell>
          <table:table-cell table:number-columns-repeated="6" table:style-name="ce67" office:value-type="currency" office:currency="EUR" office:value="0" calcext:value-type="currency">
            <text:p>0 €</text:p>
          </table:table-cell>
          <table:table-cell table:style-name="ce67" table:formula="of:=SUM([.Y8:.AD8])" office:value-type="currency" office:currency="EUR" office:value="0" calcext:value-type="currency">
            <text:p>0 €</text:p>
          </table:table-cell>
          <table:table-cell table:style-name="ce67" table:formula="of:=[.X8]-[.AE8]" office:value-type="currency" office:currency="EUR" office:value="1033370000" calcext:value-type="currency">
            <text:p>1,033,370,0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number-columns-repeated="991"/>
        </table:table-row>
        <table:table-row table:style-name="ro2">
          <table:table-cell table:style-name="ce41" office:value-type="string" calcext:value-type="string">
            <text:p>20 01 19</text:p>
          </table:table-cell>
          <table:table-cell table:style-name="ce4" office:value-type="string" calcext:value-type="string">
            <text:p>Mindeststeuer</text:p>
          </table:table-cell>
          <table:table-cell table:style-name="ce70" table:content-validation-name="val21" office:value-type="currency" office:currency="EUR" office:value="0" calcext:value-type="currency">
            <text:p>0 €</text:p>
          </table:table-cell>
          <table:table-cell table:number-columns-repeated="3" table:style-name="ce70" office:value-type="currency" office:currency="EUR" office:value="0" calcext:value-type="currency">
            <text:p>0 €</text:p>
          </table:table-cell>
          <table:table-cell table:style-name="ce70" table:formula="of:=SUM([.C9:.F9])" office:value-type="currency" office:currency="EUR" office:value="0" calcext:value-type="currency">
            <text:p>0 €</text:p>
          </table:table-cell>
          <table:table-cell table:number-columns-repeated="6" table:style-name="ce70" office:value-type="currency" office:currency="EUR" office:value="0" calcext:value-type="currency">
            <text:p>0 €</text:p>
          </table:table-cell>
          <table:table-cell table:style-name="ce70" table:formula="of:=SUM([.H9:.M9])" office:value-type="currency" office:currency="EUR" office:value="0" calcext:value-type="currency">
            <text:p>0 €</text:p>
          </table:table-cell>
          <table:table-cell table:style-name="ce70" table:formula="of:=[.G9]-[.N9]" office:value-type="currency" office:currency="EUR" office:value="0" calcext:value-type="currency">
            <text:p>0 €</text:p>
          </table:table-cell>
          <table:table-cell table:style-name="ce70" office:value-type="currency" office:currency="EUR" office:value="0" calcext:value-type="currency">
            <text:p>0 €</text:p>
          </table:table-cell>
          <table:table-cell table:style-name="ce4"/>
          <table:table-cell table:style-name="ce41" office:value-type="string" calcext:value-type="string">
            <text:p>20 01 19</text:p>
          </table:table-cell>
          <table:table-cell table:style-name="ce4" office:value-type="string" calcext:value-type="string">
            <text:p>Mindeststeuer</text:p>
          </table:table-cell>
          <table:table-cell table:style-name="ce67" table:content-validation-name="val21" office:value-type="currency" office:currency="EUR" office:value="44370000" calcext:value-type="currency">
            <text:p>44,370,000 €</text:p>
          </table:table-cell>
          <table:table-cell table:number-columns-repeated="3" table:style-name="ce67" office:value-type="currency" office:currency="EUR" office:value="0" calcext:value-type="currency">
            <text:p>0 €</text:p>
          </table:table-cell>
          <table:table-cell table:style-name="ce67" table:formula="of:=SUM([.T9:.W9])" office:value-type="currency" office:currency="EUR" office:value="44370000" calcext:value-type="currency">
            <text:p>44,370,000 €</text:p>
          </table:table-cell>
          <table:table-cell table:number-columns-repeated="6" table:style-name="ce67" office:value-type="currency" office:currency="EUR" office:value="0" calcext:value-type="currency">
            <text:p>0 €</text:p>
          </table:table-cell>
          <table:table-cell table:style-name="ce67" table:formula="of:=SUM([.Y9:.AD9])" office:value-type="currency" office:currency="EUR" office:value="0" calcext:value-type="currency">
            <text:p>0 €</text:p>
          </table:table-cell>
          <table:table-cell table:style-name="ce67" table:formula="of:=[.X9]-[.AE9]" office:value-type="currency" office:currency="EUR" office:value="44370000" calcext:value-type="currency">
            <text:p>44,370,0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number-columns-repeated="991"/>
        </table:table-row>
        <table:table-row table:style-name="ro2">
          <table:table-cell table:style-name="ce41" office:value-type="string" calcext:value-type="string">
            <text:p>20 01 52</text:p>
          </table:table-cell>
          <table:table-cell table:style-name="ce4" office:value-type="string" calcext:value-type="string">
            <text:p>Erbschaftsteuer</text:p>
          </table:table-cell>
          <table:table-cell table:style-name="ce70" table:content-validation-name="val21" office:value-type="currency" office:currency="EUR" office:value="848210000" calcext:value-type="currency">
            <text:p>848,210,000 €</text:p>
          </table:table-cell>
          <table:table-cell table:number-columns-repeated="3" table:style-name="ce70" office:value-type="currency" office:currency="EUR" office:value="0" calcext:value-type="currency">
            <text:p>0 €</text:p>
          </table:table-cell>
          <table:table-cell table:style-name="ce70" table:formula="of:=SUM([.C10:.F10])" office:value-type="currency" office:currency="EUR" office:value="848210000" calcext:value-type="currency">
            <text:p>848,210,000 €</text:p>
          </table:table-cell>
          <table:table-cell table:number-columns-repeated="6" table:style-name="ce70" office:value-type="currency" office:currency="EUR" office:value="0" calcext:value-type="currency">
            <text:p>0 €</text:p>
          </table:table-cell>
          <table:table-cell table:style-name="ce70" table:formula="of:=SUM([.H10:.M10])" office:value-type="currency" office:currency="EUR" office:value="0" calcext:value-type="currency">
            <text:p>0 €</text:p>
          </table:table-cell>
          <table:table-cell table:style-name="ce70" table:formula="of:=[.G10]-[.N10]" office:value-type="currency" office:currency="EUR" office:value="848210000" calcext:value-type="currency">
            <text:p>848,210,000 €</text:p>
          </table:table-cell>
          <table:table-cell table:style-name="ce70" office:value-type="currency" office:currency="EUR" office:value="0" calcext:value-type="currency">
            <text:p>0 €</text:p>
          </table:table-cell>
          <table:table-cell table:style-name="ce4"/>
          <table:table-cell table:style-name="ce41" office:value-type="string" calcext:value-type="string">
            <text:p>20 01 52</text:p>
          </table:table-cell>
          <table:table-cell table:style-name="ce4" office:value-type="string" calcext:value-type="string">
            <text:p>Erbschaftsteuer</text:p>
          </table:table-cell>
          <table:table-cell table:style-name="ce67" table:content-validation-name="val21" office:value-type="currency" office:currency="EUR" office:value="824000000" calcext:value-type="currency">
            <text:p>824,000,000 €</text:p>
          </table:table-cell>
          <table:table-cell table:number-columns-repeated="3" table:style-name="ce67" office:value-type="currency" office:currency="EUR" office:value="0" calcext:value-type="currency">
            <text:p>0 €</text:p>
          </table:table-cell>
          <table:table-cell table:style-name="ce67" table:formula="of:=SUM([.T10:.W10])" office:value-type="currency" office:currency="EUR" office:value="824000000" calcext:value-type="currency">
            <text:p>824,000,000 €</text:p>
          </table:table-cell>
          <table:table-cell table:number-columns-repeated="6" table:style-name="ce67" office:value-type="currency" office:currency="EUR" office:value="0" calcext:value-type="currency">
            <text:p>0 €</text:p>
          </table:table-cell>
          <table:table-cell table:style-name="ce67" table:formula="of:=SUM([.Y10:.AD10])" office:value-type="currency" office:currency="EUR" office:value="0" calcext:value-type="currency">
            <text:p>0 €</text:p>
          </table:table-cell>
          <table:table-cell table:style-name="ce67" table:formula="of:=[.X10]-[.AE10]" office:value-type="currency" office:currency="EUR" office:value="824000000" calcext:value-type="currency">
            <text:p>824,000,0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number-columns-repeated="991"/>
        </table:table-row>
        <table:table-row table:style-name="ro2">
          <table:table-cell table:style-name="ce41" office:value-type="string" calcext:value-type="string">
            <text:p>20 01 53</text:p>
          </table:table-cell>
          <table:table-cell table:style-name="ce4" office:value-type="string" calcext:value-type="string">
            <text:p>Grunderwerbsteuer</text:p>
          </table:table-cell>
          <table:table-cell table:style-name="ce103" table:content-validation-name="val21" office:value-type="currency" office:currency="EUR" office:value="2545260000" calcext:value-type="currency">
            <text:p>2,545,260,000 €</text:p>
          </table:table-cell>
          <table:table-cell table:number-columns-repeated="3" table:style-name="ce103" office:value-type="currency" office:currency="EUR" office:value="0" calcext:value-type="currency">
            <text:p>0 €</text:p>
          </table:table-cell>
          <table:table-cell table:style-name="ce70" table:formula="of:=SUM([.C11:.F11])" office:value-type="currency" office:currency="EUR" office:value="2545260000" calcext:value-type="currency">
            <text:p>2,545,260,000 €</text:p>
          </table:table-cell>
          <table:table-cell table:number-columns-repeated="6" table:style-name="ce103" office:value-type="currency" office:currency="EUR" office:value="0" calcext:value-type="currency">
            <text:p>0 €</text:p>
          </table:table-cell>
          <table:table-cell table:style-name="ce70" table:formula="of:=SUM([.H11:.M11])" office:value-type="currency" office:currency="EUR" office:value="0" calcext:value-type="currency">
            <text:p>0 €</text:p>
          </table:table-cell>
          <table:table-cell table:style-name="ce70" table:formula="of:=[.G11]-[.N11]" office:value-type="currency" office:currency="EUR" office:value="2545260000" calcext:value-type="currency">
            <text:p>2,545,260,000 €</text:p>
          </table:table-cell>
          <table:table-cell table:style-name="ce103" office:value-type="currency" office:currency="EUR" office:value="0" calcext:value-type="currency">
            <text:p>0 €</text:p>
          </table:table-cell>
          <table:table-cell table:style-name="ce4"/>
          <table:table-cell table:style-name="ce41" office:value-type="string" calcext:value-type="string">
            <text:p>20 01 53</text:p>
          </table:table-cell>
          <table:table-cell table:style-name="ce4" office:value-type="string" calcext:value-type="string">
            <text:p>Grunderwerbsteuer</text:p>
          </table:table-cell>
          <table:table-cell table:style-name="ce67" table:content-validation-name="val21" office:value-type="currency" office:currency="EUR" office:value="2593560000" calcext:value-type="currency">
            <text:p>2,593,560,000 €</text:p>
          </table:table-cell>
          <table:table-cell table:number-columns-repeated="3" table:style-name="ce67" office:value-type="currency" office:currency="EUR" office:value="0" calcext:value-type="currency">
            <text:p>0 €</text:p>
          </table:table-cell>
          <table:table-cell table:style-name="ce67" table:formula="of:=SUM([.T11:.W11])" office:value-type="currency" office:currency="EUR" office:value="2593560000" calcext:value-type="currency">
            <text:p>2,593,560,000 €</text:p>
          </table:table-cell>
          <table:table-cell table:number-columns-repeated="6" table:style-name="ce67" office:value-type="currency" office:currency="EUR" office:value="0" calcext:value-type="currency">
            <text:p>0 €</text:p>
          </table:table-cell>
          <table:table-cell table:style-name="ce67" table:formula="of:=SUM([.Y11:.AD11])" office:value-type="currency" office:currency="EUR" office:value="0" calcext:value-type="currency">
            <text:p>0 €</text:p>
          </table:table-cell>
          <table:table-cell table:style-name="ce67" table:formula="of:=[.X11]-[.AE11]" office:value-type="currency" office:currency="EUR" office:value="2593560000" calcext:value-type="currency">
            <text:p>2,593,560,0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number-columns-repeated="991"/>
        </table:table-row>
        <table:table-row table:style-name="ro2">
          <table:table-cell table:style-name="ce41" office:value-type="string" calcext:value-type="string">
            <text:p>20 01 54</text:p>
          </table:table-cell>
          <table:table-cell table:style-name="ce4" office:value-type="string" calcext:value-type="string">
            <text:p>Vermögensteuer</text:p>
          </table:table-cell>
          <table:table-cell table:style-name="ce103" table:content-validation-name="val21" office:value-type="currency" office:currency="EUR" office:value="2242780000" calcext:value-type="currency">
            <text:p>2,242,780,000 €</text:p>
          </table:table-cell>
          <table:table-cell table:number-columns-repeated="3" table:style-name="ce103" office:value-type="currency" office:currency="EUR" office:value="0" calcext:value-type="currency">
            <text:p>0 €</text:p>
          </table:table-cell>
          <table:table-cell table:style-name="ce70" table:formula="of:=SUM([.C12:.F12])" office:value-type="currency" office:currency="EUR" office:value="2242780000" calcext:value-type="currency">
            <text:p>2,242,780,000 €</text:p>
          </table:table-cell>
          <table:table-cell table:number-columns-repeated="6" table:style-name="ce103" office:value-type="currency" office:currency="EUR" office:value="0" calcext:value-type="currency">
            <text:p>0 €</text:p>
          </table:table-cell>
          <table:table-cell table:style-name="ce70" table:formula="of:=SUM([.H12:.M12])" office:value-type="currency" office:currency="EUR" office:value="0" calcext:value-type="currency">
            <text:p>0 €</text:p>
          </table:table-cell>
          <table:table-cell table:style-name="ce70" table:formula="of:=[.G12]-[.N12]" office:value-type="currency" office:currency="EUR" office:value="2242780000" calcext:value-type="currency">
            <text:p>2,242,780,000 €</text:p>
          </table:table-cell>
          <table:table-cell table:style-name="ce103" office:value-type="currency" office:currency="EUR" office:value="0" calcext:value-type="currency">
            <text:p>0 €</text:p>
          </table:table-cell>
          <table:table-cell table:style-name="ce4"/>
          <table:table-cell table:style-name="ce41" office:value-type="string" calcext:value-type="string">
            <text:p>20 01 54</text:p>
          </table:table-cell>
          <table:table-cell table:style-name="ce4" office:value-type="string" calcext:value-type="string">
            <text:p>Vermögensteuer</text:p>
          </table:table-cell>
          <table:table-cell table:style-name="ce67" table:content-validation-name="val21" office:value-type="currency" office:currency="EUR" office:value="4750680000" calcext:value-type="currency">
            <text:p>4,750,680,000 €</text:p>
          </table:table-cell>
          <table:table-cell table:number-columns-repeated="3" table:style-name="ce67" office:value-type="currency" office:currency="EUR" office:value="0" calcext:value-type="currency">
            <text:p>0 €</text:p>
          </table:table-cell>
          <table:table-cell table:style-name="ce67" table:formula="of:=SUM([.T12:.W12])" office:value-type="currency" office:currency="EUR" office:value="4750680000" calcext:value-type="currency">
            <text:p>4,750,680,000 €</text:p>
          </table:table-cell>
          <table:table-cell table:number-columns-repeated="6" table:style-name="ce67" office:value-type="currency" office:currency="EUR" office:value="0" calcext:value-type="currency">
            <text:p>0 €</text:p>
          </table:table-cell>
          <table:table-cell table:style-name="ce67" table:formula="of:=SUM([.Y12:.AD12])" office:value-type="currency" office:currency="EUR" office:value="0" calcext:value-type="currency">
            <text:p>0 €</text:p>
          </table:table-cell>
          <table:table-cell table:style-name="ce67" table:formula="of:=[.X12]-[.AE12]" office:value-type="currency" office:currency="EUR" office:value="4750680000" calcext:value-type="currency">
            <text:p>4,750,680,0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number-columns-repeated="991"/>
        </table:table-row>
        <table:table-row table:style-name="ro2">
          <table:table-cell table:style-name="ce41" office:value-type="string" calcext:value-type="string">
            <text:p>20 01 55</text:p>
          </table:table-cell>
          <table:table-cell table:style-name="ce4" office:value-type="string" calcext:value-type="string">
            <text:p>Totalisatorsteuer</text:p>
          </table:table-cell>
          <table:table-cell table:style-name="ce70" table:content-validation-name="val21" office:value-type="currency" office:currency="EUR" office:value="0" calcext:value-type="currency">
            <text:p>0 €</text:p>
          </table:table-cell>
          <table:table-cell table:style-name="ce70" table:formula="of:=SUM([.D12])" office:value-type="currency" office:currency="EUR" office:value="0" calcext:value-type="currency">
            <text:p>0 €</text:p>
          </table:table-cell>
          <table:table-cell table:style-name="ce70" table:formula="of:=SUM([.E12])" office:value-type="currency" office:currency="EUR" office:value="0" calcext:value-type="currency">
            <text:p>0 €</text:p>
          </table:table-cell>
          <table:table-cell table:style-name="ce70" table:formula="of:=SUM([.F12])" office:value-type="currency" office:currency="EUR" office:value="0" calcext:value-type="currency">
            <text:p>0 €</text:p>
          </table:table-cell>
          <table:table-cell table:style-name="ce70" table:formula="of:=SUM([.C13:.F13])" office:value-type="currency" office:currency="EUR" office:value="0" calcext:value-type="currency">
            <text:p>0 €</text:p>
          </table:table-cell>
          <table:table-cell table:style-name="ce70" table:formula="of:=SUM([.H12])" office:value-type="currency" office:currency="EUR" office:value="0" calcext:value-type="currency">
            <text:p>0 €</text:p>
          </table:table-cell>
          <table:table-cell table:style-name="ce70" table:formula="of:=SUM([.I12])" office:value-type="currency" office:currency="EUR" office:value="0" calcext:value-type="currency">
            <text:p>0 €</text:p>
          </table:table-cell>
          <table:table-cell table:style-name="ce70" table:formula="of:=SUM([.J12])" office:value-type="currency" office:currency="EUR" office:value="0" calcext:value-type="currency">
            <text:p>0 €</text:p>
          </table:table-cell>
          <table:table-cell table:style-name="ce70" table:formula="of:=SUM([.K12])" office:value-type="currency" office:currency="EUR" office:value="0" calcext:value-type="currency">
            <text:p>0 €</text:p>
          </table:table-cell>
          <table:table-cell table:style-name="ce70" table:formula="of:=SUM([.L12])" office:value-type="currency" office:currency="EUR" office:value="0" calcext:value-type="currency">
            <text:p>0 €</text:p>
          </table:table-cell>
          <table:table-cell table:style-name="ce70" table:formula="of:=SUM([.M12])" office:value-type="currency" office:currency="EUR" office:value="0" calcext:value-type="currency">
            <text:p>0 €</text:p>
          </table:table-cell>
          <table:table-cell table:style-name="ce70" table:formula="of:=SUM([.H13:.M13])" office:value-type="currency" office:currency="EUR" office:value="0" calcext:value-type="currency">
            <text:p>0 €</text:p>
          </table:table-cell>
          <table:table-cell table:style-name="ce70" table:formula="of:=[.G13]-[.N13]" office:value-type="currency" office:currency="EUR" office:value="0" calcext:value-type="currency">
            <text:p>0 €</text:p>
          </table:table-cell>
          <table:table-cell table:style-name="ce70" table:formula="of:=SUM([.P12])" office:value-type="currency" office:currency="EUR" office:value="0" calcext:value-type="currency">
            <text:p>0 €</text:p>
          </table:table-cell>
          <table:table-cell table:style-name="ce4"/>
          <table:table-cell table:style-name="ce41" office:value-type="string" calcext:value-type="string">
            <text:p>20 01 55</text:p>
          </table:table-cell>
          <table:table-cell table:style-name="ce4" office:value-type="string" calcext:value-type="string">
            <text:p>Totalisatorsteuer</text:p>
          </table:table-cell>
          <table:table-cell table:style-name="ce67" table:content-validation-name="val21" office:value-type="currency" office:currency="EUR" office:value="0" calcext:value-type="currency">
            <text:p>0 €</text:p>
          </table:table-cell>
          <table:table-cell table:style-name="ce67" table:formula="of:=SUM([.U12])" office:value-type="currency" office:currency="EUR" office:value="0" calcext:value-type="currency">
            <text:p>0 €</text:p>
          </table:table-cell>
          <table:table-cell table:style-name="ce67" table:formula="of:=SUM([.V12])" office:value-type="currency" office:currency="EUR" office:value="0" calcext:value-type="currency">
            <text:p>0 €</text:p>
          </table:table-cell>
          <table:table-cell table:style-name="ce67" table:formula="of:=SUM([.W12])" office:value-type="currency" office:currency="EUR" office:value="0" calcext:value-type="currency">
            <text:p>0 €</text:p>
          </table:table-cell>
          <table:table-cell table:style-name="ce67" table:formula="of:=SUM([.T13:.W13])" office:value-type="currency" office:currency="EUR" office:value="0" calcext:value-type="currency">
            <text:p>0 €</text:p>
          </table:table-cell>
          <table:table-cell table:style-name="ce67" table:formula="of:=SUM([.Y12])" office:value-type="currency" office:currency="EUR" office:value="0" calcext:value-type="currency">
            <text:p>0 €</text:p>
          </table:table-cell>
          <table:table-cell table:style-name="ce67" table:formula="of:=SUM([.Z12])" office:value-type="currency" office:currency="EUR" office:value="0" calcext:value-type="currency">
            <text:p>0 €</text:p>
          </table:table-cell>
          <table:table-cell table:style-name="ce67" table:formula="of:=SUM([.AA12])" office:value-type="currency" office:currency="EUR" office:value="0" calcext:value-type="currency">
            <text:p>0 €</text:p>
          </table:table-cell>
          <table:table-cell table:style-name="ce67" table:formula="of:=SUM([.AB12])" office:value-type="currency" office:currency="EUR" office:value="0" calcext:value-type="currency">
            <text:p>0 €</text:p>
          </table:table-cell>
          <table:table-cell table:style-name="ce67" table:formula="of:=SUM([.AC12])" office:value-type="currency" office:currency="EUR" office:value="0" calcext:value-type="currency">
            <text:p>0 €</text:p>
          </table:table-cell>
          <table:table-cell table:style-name="ce67" table:formula="of:=SUM([.AD12])" office:value-type="currency" office:currency="EUR" office:value="0" calcext:value-type="currency">
            <text:p>0 €</text:p>
          </table:table-cell>
          <table:table-cell table:style-name="ce67" table:formula="of:=SUM([.Y13:.AD13])" office:value-type="currency" office:currency="EUR" office:value="0" calcext:value-type="currency">
            <text:p>0 €</text:p>
          </table:table-cell>
          <table:table-cell table:style-name="ce67" table:formula="of:=[.X13]-[.AE13]" office:value-type="currency" office:currency="EUR" office:value="0" calcext:value-type="currency">
            <text:p>0 €</text:p>
          </table:table-cell>
          <table:table-cell table:style-name="ce67" table:formula="of:=SUM([.AG12])" office:value-type="currency" office:currency="EUR" office:value="0" calcext:value-type="currency">
            <text:p>0 €</text:p>
          </table:table-cell>
          <table:table-cell table:number-columns-repeated="991"/>
        </table:table-row>
        <table:table-row table:style-name="ro2">
          <table:table-cell table:style-name="ce41" office:value-type="string" calcext:value-type="string">
            <text:p>20 01 56</text:p>
          </table:table-cell>
          <table:table-cell table:style-name="ce4" office:value-type="string" calcext:value-type="string">
            <text:p>Andere Rennwettsteuern</text:p>
          </table:table-cell>
          <table:table-cell table:style-name="ce103" table:content-validation-name="val21" office:value-type="currency" office:currency="EUR" office:value="0" calcext:value-type="currency">
            <text:p>0 €</text:p>
          </table:table-cell>
          <table:table-cell table:number-columns-repeated="3" table:style-name="ce103" office:value-type="currency" office:currency="EUR" office:value="0" calcext:value-type="currency">
            <text:p>0 €</text:p>
          </table:table-cell>
          <table:table-cell table:style-name="ce70" table:formula="of:=SUM([.C14:.F14])" office:value-type="currency" office:currency="EUR" office:value="0" calcext:value-type="currency">
            <text:p>0 €</text:p>
          </table:table-cell>
          <table:table-cell table:number-columns-repeated="6" table:style-name="ce103" office:value-type="currency" office:currency="EUR" office:value="0" calcext:value-type="currency">
            <text:p>0 €</text:p>
          </table:table-cell>
          <table:table-cell table:style-name="ce70" table:formula="of:=SUM([.H14:.M14])" office:value-type="currency" office:currency="EUR" office:value="0" calcext:value-type="currency">
            <text:p>0 €</text:p>
          </table:table-cell>
          <table:table-cell table:style-name="ce70" table:formula="of:=[.G14]-[.N14]" office:value-type="currency" office:currency="EUR" office:value="0" calcext:value-type="currency">
            <text:p>0 €</text:p>
          </table:table-cell>
          <table:table-cell table:style-name="ce103" office:value-type="currency" office:currency="EUR" office:value="0" calcext:value-type="currency">
            <text:p>0 €</text:p>
          </table:table-cell>
          <table:table-cell table:style-name="ce4"/>
          <table:table-cell table:style-name="ce41" office:value-type="string" calcext:value-type="string">
            <text:p>20 01 56</text:p>
          </table:table-cell>
          <table:table-cell table:style-name="ce4" office:value-type="string" calcext:value-type="string">
            <text:p>Andere Rennwettsteuern</text:p>
          </table:table-cell>
          <table:table-cell table:style-name="ce67" table:content-validation-name="val21" office:value-type="currency" office:currency="EUR" office:value="0" calcext:value-type="currency">
            <text:p>0 €</text:p>
          </table:table-cell>
          <table:table-cell table:number-columns-repeated="3" table:style-name="ce67" office:value-type="currency" office:currency="EUR" office:value="0" calcext:value-type="currency">
            <text:p>0 €</text:p>
          </table:table-cell>
          <table:table-cell table:style-name="ce67" table:formula="of:=SUM([.T14:.W14])" office:value-type="currency" office:currency="EUR" office:value="0" calcext:value-type="currency">
            <text:p>0 €</text:p>
          </table:table-cell>
          <table:table-cell table:number-columns-repeated="6" table:style-name="ce67" office:value-type="currency" office:currency="EUR" office:value="0" calcext:value-type="currency">
            <text:p>0 €</text:p>
          </table:table-cell>
          <table:table-cell table:style-name="ce67" table:formula="of:=SUM([.Y14:.AD14])" office:value-type="currency" office:currency="EUR" office:value="0" calcext:value-type="currency">
            <text:p>0 €</text:p>
          </table:table-cell>
          <table:table-cell table:style-name="ce67" table:formula="of:=[.X14]-[.AE14]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number-columns-repeated="991"/>
        </table:table-row>
        <table:table-row table:style-name="ro2">
          <table:table-cell table:style-name="ce41" office:value-type="string" calcext:value-type="string">
            <text:p>20 01 57</text:p>
          </table:table-cell>
          <table:table-cell table:style-name="ce4" office:value-type="string" calcext:value-type="string">
            <text:p>Lotteriesteuer</text:p>
          </table:table-cell>
          <table:table-cell table:style-name="ce103" table:content-validation-name="val21" office:value-type="currency" office:currency="EUR" office:value="266660000" calcext:value-type="currency">
            <text:p>266,660,000 €</text:p>
          </table:table-cell>
          <table:table-cell table:number-columns-repeated="3" table:style-name="ce103" office:value-type="currency" office:currency="EUR" office:value="0" calcext:value-type="currency">
            <text:p>0 €</text:p>
          </table:table-cell>
          <table:table-cell table:style-name="ce70" table:formula="of:=SUM([.C15:.F15])" office:value-type="currency" office:currency="EUR" office:value="266660000" calcext:value-type="currency">
            <text:p>266,660,000 €</text:p>
          </table:table-cell>
          <table:table-cell table:number-columns-repeated="6" table:style-name="ce103" office:value-type="currency" office:currency="EUR" office:value="0" calcext:value-type="currency">
            <text:p>0 €</text:p>
          </table:table-cell>
          <table:table-cell table:style-name="ce70" table:formula="of:=SUM([.H15:.M15])" office:value-type="currency" office:currency="EUR" office:value="0" calcext:value-type="currency">
            <text:p>0 €</text:p>
          </table:table-cell>
          <table:table-cell table:style-name="ce70" table:formula="of:=[.G15]-[.N15]" office:value-type="currency" office:currency="EUR" office:value="266660000" calcext:value-type="currency">
            <text:p>266,660,000 €</text:p>
          </table:table-cell>
          <table:table-cell table:style-name="ce103" office:value-type="currency" office:currency="EUR" office:value="0" calcext:value-type="currency">
            <text:p>0 €</text:p>
          </table:table-cell>
          <table:table-cell table:style-name="ce4"/>
          <table:table-cell table:style-name="ce41" office:value-type="string" calcext:value-type="string">
            <text:p>20 01 57</text:p>
          </table:table-cell>
          <table:table-cell table:style-name="ce4" office:value-type="string" calcext:value-type="string">
            <text:p>Lotteriesteuer</text:p>
          </table:table-cell>
          <table:table-cell table:style-name="ce67" table:content-validation-name="val21" office:value-type="currency" office:currency="EUR" office:value="268390000" calcext:value-type="currency">
            <text:p>268,390,000 €</text:p>
          </table:table-cell>
          <table:table-cell table:number-columns-repeated="3" table:style-name="ce67" office:value-type="currency" office:currency="EUR" office:value="0" calcext:value-type="currency">
            <text:p>0 €</text:p>
          </table:table-cell>
          <table:table-cell table:style-name="ce67" table:formula="of:=SUM([.T15:.W15])" office:value-type="currency" office:currency="EUR" office:value="268390000" calcext:value-type="currency">
            <text:p>268,390,000 €</text:p>
          </table:table-cell>
          <table:table-cell table:number-columns-repeated="6" table:style-name="ce67" office:value-type="currency" office:currency="EUR" office:value="0" calcext:value-type="currency">
            <text:p>0 €</text:p>
          </table:table-cell>
          <table:table-cell table:style-name="ce67" table:formula="of:=SUM([.Y15:.AD15])" office:value-type="currency" office:currency="EUR" office:value="0" calcext:value-type="currency">
            <text:p>0 €</text:p>
          </table:table-cell>
          <table:table-cell table:style-name="ce67" table:formula="of:=[.X15]-[.AE15]" office:value-type="currency" office:currency="EUR" office:value="268390000" calcext:value-type="currency">
            <text:p>268,390,0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number-columns-repeated="991"/>
        </table:table-row>
        <table:table-row table:style-name="ro2">
          <table:table-cell table:style-name="ce41" office:value-type="string" calcext:value-type="string">
            <text:p>20 01 58</text:p>
          </table:table-cell>
          <table:table-cell table:style-name="ce4" office:value-type="string" calcext:value-type="string">
            <text:p>Sportwettensteuer</text:p>
          </table:table-cell>
          <table:table-cell table:style-name="ce70" table:content-validation-name="val21" office:value-type="currency" office:currency="EUR" office:value="346870000" calcext:value-type="currency">
            <text:p>346,870,000 €</text:p>
          </table:table-cell>
          <table:table-cell table:number-columns-repeated="3" table:style-name="ce70" office:value-type="currency" office:currency="EUR" office:value="0" calcext:value-type="currency">
            <text:p>0 €</text:p>
          </table:table-cell>
          <table:table-cell table:style-name="ce70" table:formula="of:=SUM([.C16:.F16])" office:value-type="currency" office:currency="EUR" office:value="346870000" calcext:value-type="currency">
            <text:p>346,870,000 €</text:p>
          </table:table-cell>
          <table:table-cell table:number-columns-repeated="6" table:style-name="ce70" office:value-type="currency" office:currency="EUR" office:value="0" calcext:value-type="currency">
            <text:p>0 €</text:p>
          </table:table-cell>
          <table:table-cell table:style-name="ce70" table:formula="of:=SUM([.H16:.M16])" office:value-type="currency" office:currency="EUR" office:value="0" calcext:value-type="currency">
            <text:p>0 €</text:p>
          </table:table-cell>
          <table:table-cell table:style-name="ce70" table:formula="of:=[.G16]-[.N16]" office:value-type="currency" office:currency="EUR" office:value="346870000" calcext:value-type="currency">
            <text:p>346,870,000 €</text:p>
          </table:table-cell>
          <table:table-cell table:style-name="ce70" office:value-type="currency" office:currency="EUR" office:value="0" calcext:value-type="currency">
            <text:p>0 €</text:p>
          </table:table-cell>
          <table:table-cell table:style-name="ce4"/>
          <table:table-cell table:style-name="ce41" office:value-type="string" calcext:value-type="string">
            <text:p>20 01 58</text:p>
          </table:table-cell>
          <table:table-cell table:style-name="ce4" office:value-type="string" calcext:value-type="string">
            <text:p>Sportwettensteuer</text:p>
          </table:table-cell>
          <table:table-cell table:style-name="ce67" table:content-validation-name="val21" office:value-type="currency" office:currency="EUR" office:value="344730000" calcext:value-type="currency">
            <text:p>344,730,000 €</text:p>
          </table:table-cell>
          <table:table-cell table:number-columns-repeated="3" table:style-name="ce67" office:value-type="currency" office:currency="EUR" office:value="0" calcext:value-type="currency">
            <text:p>0 €</text:p>
          </table:table-cell>
          <table:table-cell table:style-name="ce67" table:formula="of:=SUM([.T16:.W16])" office:value-type="currency" office:currency="EUR" office:value="344730000" calcext:value-type="currency">
            <text:p>344,730,000 €</text:p>
          </table:table-cell>
          <table:table-cell table:number-columns-repeated="6" table:style-name="ce67" office:value-type="currency" office:currency="EUR" office:value="0" calcext:value-type="currency">
            <text:p>0 €</text:p>
          </table:table-cell>
          <table:table-cell table:style-name="ce67" table:formula="of:=SUM([.Y16:.AD16])" office:value-type="currency" office:currency="EUR" office:value="0" calcext:value-type="currency">
            <text:p>0 €</text:p>
          </table:table-cell>
          <table:table-cell table:style-name="ce67" table:formula="of:=[.X16]-[.AE16]" office:value-type="currency" office:currency="EUR" office:value="344730000" calcext:value-type="currency">
            <text:p>344,730,0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number-columns-repeated="991"/>
        </table:table-row>
        <table:table-row table:style-name="ro2">
          <table:table-cell table:style-name="ce41" office:value-type="string" calcext:value-type="string">
            <text:p>20 01 59</text:p>
          </table:table-cell>
          <table:table-cell table:style-name="ce4" office:value-type="string" calcext:value-type="string">
            <text:p>Online-Pokersteuer</text:p>
          </table:table-cell>
          <table:table-cell table:style-name="ce70" table:content-validation-name="val21" office:value-type="currency" office:currency="EUR" office:value="20910000" calcext:value-type="currency">
            <text:p>20,910,000 €</text:p>
          </table:table-cell>
          <table:table-cell table:number-columns-repeated="3" table:style-name="ce70" office:value-type="currency" office:currency="EUR" office:value="0" calcext:value-type="currency">
            <text:p>0 €</text:p>
          </table:table-cell>
          <table:table-cell table:style-name="ce70" table:formula="of:=SUM([.C17:.F17])" office:value-type="currency" office:currency="EUR" office:value="20910000" calcext:value-type="currency">
            <text:p>20,910,000 €</text:p>
          </table:table-cell>
          <table:table-cell table:number-columns-repeated="6" table:style-name="ce70" office:value-type="currency" office:currency="EUR" office:value="0" calcext:value-type="currency">
            <text:p>0 €</text:p>
          </table:table-cell>
          <table:table-cell table:style-name="ce70" table:formula="of:=SUM([.H17:.M17])" office:value-type="currency" office:currency="EUR" office:value="0" calcext:value-type="currency">
            <text:p>0 €</text:p>
          </table:table-cell>
          <table:table-cell table:style-name="ce70" table:formula="of:=[.G17]-[.N17]" office:value-type="currency" office:currency="EUR" office:value="20910000" calcext:value-type="currency">
            <text:p>20,910,000 €</text:p>
          </table:table-cell>
          <table:table-cell table:style-name="ce70" office:value-type="currency" office:currency="EUR" office:value="0" calcext:value-type="currency">
            <text:p>0 €</text:p>
          </table:table-cell>
          <table:table-cell table:style-name="ce4"/>
          <table:table-cell table:style-name="ce41" office:value-type="string" calcext:value-type="string">
            <text:p>20 01 59</text:p>
          </table:table-cell>
          <table:table-cell table:style-name="ce4" office:value-type="string" calcext:value-type="string">
            <text:p>Online-Pokersteuer</text:p>
          </table:table-cell>
          <table:table-cell table:style-name="ce67" table:content-validation-name="val21" office:value-type="currency" office:currency="EUR" office:value="20910000" calcext:value-type="currency">
            <text:p>20,910,000 €</text:p>
          </table:table-cell>
          <table:table-cell table:number-columns-repeated="3" table:style-name="ce67" office:value-type="currency" office:currency="EUR" office:value="0" calcext:value-type="currency">
            <text:p>0 €</text:p>
          </table:table-cell>
          <table:table-cell table:style-name="ce67" table:formula="of:=SUM([.T17:.W17])" office:value-type="currency" office:currency="EUR" office:value="20910000" calcext:value-type="currency">
            <text:p>20,910,000 €</text:p>
          </table:table-cell>
          <table:table-cell table:number-columns-repeated="6" table:style-name="ce67" office:value-type="currency" office:currency="EUR" office:value="0" calcext:value-type="currency">
            <text:p>0 €</text:p>
          </table:table-cell>
          <table:table-cell table:style-name="ce67" table:formula="of:=SUM([.Y17:.AD17])" office:value-type="currency" office:currency="EUR" office:value="0" calcext:value-type="currency">
            <text:p>0 €</text:p>
          </table:table-cell>
          <table:table-cell table:style-name="ce67" table:formula="of:=[.X17]-[.AE17]" office:value-type="currency" office:currency="EUR" office:value="20910000" calcext:value-type="currency">
            <text:p>20,910,0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number-columns-repeated="991"/>
        </table:table-row>
        <table:table-row table:style-name="ro2">
          <table:table-cell table:style-name="ce41" office:value-type="string" calcext:value-type="string">
            <text:p>20 01 60</text:p>
          </table:table-cell>
          <table:table-cell table:style-name="ce4" office:value-type="string" calcext:value-type="string">
            <text:p>Virtuelle Automatensteuer</text:p>
          </table:table-cell>
          <table:table-cell table:style-name="ce103" table:content-validation-name="val21" office:value-type="currency" office:currency="EUR" office:value="20470000" calcext:value-type="currency">
            <text:p>20,470,000 €</text:p>
          </table:table-cell>
          <table:table-cell table:number-columns-repeated="3" table:style-name="ce103" office:value-type="currency" office:currency="EUR" office:value="0" calcext:value-type="currency">
            <text:p>0 €</text:p>
          </table:table-cell>
          <table:table-cell table:style-name="ce70" table:formula="of:=SUM([.C18:.F18])" office:value-type="currency" office:currency="EUR" office:value="20470000" calcext:value-type="currency">
            <text:p>20,470,000 €</text:p>
          </table:table-cell>
          <table:table-cell table:number-columns-repeated="6" table:style-name="ce103" office:value-type="currency" office:currency="EUR" office:value="0" calcext:value-type="currency">
            <text:p>0 €</text:p>
          </table:table-cell>
          <table:table-cell table:style-name="ce70" table:formula="of:=SUM([.H18:.M18])" office:value-type="currency" office:currency="EUR" office:value="0" calcext:value-type="currency">
            <text:p>0 €</text:p>
          </table:table-cell>
          <table:table-cell table:style-name="ce70" table:formula="of:=[.G18]-[.N18]" office:value-type="currency" office:currency="EUR" office:value="20470000" calcext:value-type="currency">
            <text:p>20,470,000 €</text:p>
          </table:table-cell>
          <table:table-cell table:style-name="ce103" office:value-type="currency" office:currency="EUR" office:value="0" calcext:value-type="currency">
            <text:p>0 €</text:p>
          </table:table-cell>
          <table:table-cell table:style-name="ce4"/>
          <table:table-cell table:style-name="ce41" office:value-type="string" calcext:value-type="string">
            <text:p>20 01 60</text:p>
          </table:table-cell>
          <table:table-cell table:style-name="ce4" office:value-type="string" calcext:value-type="string">
            <text:p>Virtuelle Automatensteuer</text:p>
          </table:table-cell>
          <table:table-cell table:style-name="ce67" table:content-validation-name="val21" office:value-type="currency" office:currency="EUR" office:value="16470000" calcext:value-type="currency">
            <text:p>16,470,000 €</text:p>
          </table:table-cell>
          <table:table-cell table:number-columns-repeated="3" table:style-name="ce67" office:value-type="currency" office:currency="EUR" office:value="0" calcext:value-type="currency">
            <text:p>0 €</text:p>
          </table:table-cell>
          <table:table-cell table:style-name="ce67" table:formula="of:=SUM([.T18:.W18])" office:value-type="currency" office:currency="EUR" office:value="16470000" calcext:value-type="currency">
            <text:p>16,470,000 €</text:p>
          </table:table-cell>
          <table:table-cell table:number-columns-repeated="6" table:style-name="ce67" office:value-type="currency" office:currency="EUR" office:value="0" calcext:value-type="currency">
            <text:p>0 €</text:p>
          </table:table-cell>
          <table:table-cell table:style-name="ce67" table:formula="of:=SUM([.Y18:.AD18])" office:value-type="currency" office:currency="EUR" office:value="0" calcext:value-type="currency">
            <text:p>0 €</text:p>
          </table:table-cell>
          <table:table-cell table:style-name="ce67" table:formula="of:=[.X18]-[.AE18]" office:value-type="currency" office:currency="EUR" office:value="16470000" calcext:value-type="currency">
            <text:p>16,470,0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number-columns-repeated="991"/>
        </table:table-row>
        <table:table-row table:style-name="ro2">
          <table:table-cell table:style-name="ce41" office:value-type="string" calcext:value-type="string">
            <text:p>20 01 61</text:p>
          </table:table-cell>
          <table:table-cell table:style-name="ce4" office:value-type="string" calcext:value-type="string">
            <text:p>Feuerschutzsteuer</text:p>
          </table:table-cell>
          <table:table-cell table:style-name="ce103" table:content-validation-name="val21" office:value-type="currency" office:currency="EUR" office:value="129960000" calcext:value-type="currency">
            <text:p>129,960,000 €</text:p>
          </table:table-cell>
          <table:table-cell table:number-columns-repeated="3" table:style-name="ce103" office:value-type="currency" office:currency="EUR" office:value="0" calcext:value-type="currency">
            <text:p>0 €</text:p>
          </table:table-cell>
          <table:table-cell table:style-name="ce70" table:formula="of:=SUM([.C19:.F19])" office:value-type="currency" office:currency="EUR" office:value="129960000" calcext:value-type="currency">
            <text:p>129,960,000 €</text:p>
          </table:table-cell>
          <table:table-cell table:number-columns-repeated="6" table:style-name="ce103" office:value-type="currency" office:currency="EUR" office:value="0" calcext:value-type="currency">
            <text:p>0 €</text:p>
          </table:table-cell>
          <table:table-cell table:style-name="ce70" table:formula="of:=SUM([.H19:.M19])" office:value-type="currency" office:currency="EUR" office:value="0" calcext:value-type="currency">
            <text:p>0 €</text:p>
          </table:table-cell>
          <table:table-cell table:style-name="ce70" table:formula="of:=[.G19]-[.N19]" office:value-type="currency" office:currency="EUR" office:value="129960000" calcext:value-type="currency">
            <text:p>129,960,000 €</text:p>
          </table:table-cell>
          <table:table-cell table:style-name="ce103" office:value-type="currency" office:currency="EUR" office:value="0" calcext:value-type="currency">
            <text:p>0 €</text:p>
          </table:table-cell>
          <table:table-cell table:style-name="ce4"/>
          <table:table-cell table:style-name="ce41" office:value-type="string" calcext:value-type="string">
            <text:p>20 01 61</text:p>
          </table:table-cell>
          <table:table-cell table:style-name="ce4" office:value-type="string" calcext:value-type="string">
            <text:p>Feuerschutzsteuer</text:p>
          </table:table-cell>
          <table:table-cell table:style-name="ce67" table:content-validation-name="val21" office:value-type="currency" office:currency="EUR" office:value="138020000" calcext:value-type="currency">
            <text:p>138,020,000 €</text:p>
          </table:table-cell>
          <table:table-cell table:number-columns-repeated="3" table:style-name="ce67" office:value-type="currency" office:currency="EUR" office:value="0" calcext:value-type="currency">
            <text:p>0 €</text:p>
          </table:table-cell>
          <table:table-cell table:style-name="ce67" table:formula="of:=SUM([.T19:.W19])" office:value-type="currency" office:currency="EUR" office:value="138020000" calcext:value-type="currency">
            <text:p>138,020,000 €</text:p>
          </table:table-cell>
          <table:table-cell table:number-columns-repeated="6" table:style-name="ce67" office:value-type="currency" office:currency="EUR" office:value="0" calcext:value-type="currency">
            <text:p>0 €</text:p>
          </table:table-cell>
          <table:table-cell table:style-name="ce67" table:formula="of:=SUM([.Y19:.AD19])" office:value-type="currency" office:currency="EUR" office:value="0" calcext:value-type="currency">
            <text:p>0 €</text:p>
          </table:table-cell>
          <table:table-cell table:style-name="ce67" table:formula="of:=[.X19]-[.AE19]" office:value-type="currency" office:currency="EUR" office:value="138020000" calcext:value-type="currency">
            <text:p>138,020,0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number-columns-repeated="991"/>
        </table:table-row>
        <table:table-row table:style-name="ro2">
          <table:table-cell table:style-name="ce41" office:value-type="string" calcext:value-type="string">
            <text:p>20 01 62</text:p>
          </table:table-cell>
          <table:table-cell table:style-name="ce4" office:value-type="string" calcext:value-type="string">
            <text:p>Biersteuer</text:p>
          </table:table-cell>
          <table:table-cell table:style-name="ce70" table:content-validation-name="val21" office:value-type="currency" office:currency="EUR" office:value="132180000" calcext:value-type="currency">
            <text:p>132,180,000 €</text:p>
          </table:table-cell>
          <table:table-cell table:number-columns-repeated="3" table:style-name="ce70" office:value-type="currency" office:currency="EUR" office:value="0" calcext:value-type="currency">
            <text:p>0 €</text:p>
          </table:table-cell>
          <table:table-cell table:style-name="ce70" table:formula="of:=SUM([.C20:.F20])" office:value-type="currency" office:currency="EUR" office:value="132180000" calcext:value-type="currency">
            <text:p>132,180,000 €</text:p>
          </table:table-cell>
          <table:table-cell table:number-columns-repeated="6" table:style-name="ce70" office:value-type="currency" office:currency="EUR" office:value="0" calcext:value-type="currency">
            <text:p>0 €</text:p>
          </table:table-cell>
          <table:table-cell table:style-name="ce70" table:formula="of:=SUM([.H20:.M20])" office:value-type="currency" office:currency="EUR" office:value="0" calcext:value-type="currency">
            <text:p>0 €</text:p>
          </table:table-cell>
          <table:table-cell table:style-name="ce70" table:formula="of:=[.G20]-[.N20]" office:value-type="currency" office:currency="EUR" office:value="132180000" calcext:value-type="currency">
            <text:p>132,180,000 €</text:p>
          </table:table-cell>
          <table:table-cell table:style-name="ce70" office:value-type="currency" office:currency="EUR" office:value="0" calcext:value-type="currency">
            <text:p>0 €</text:p>
          </table:table-cell>
          <table:table-cell table:style-name="ce4"/>
          <table:table-cell table:style-name="ce41" office:value-type="string" calcext:value-type="string">
            <text:p>20 01 62</text:p>
          </table:table-cell>
          <table:table-cell table:style-name="ce4" office:value-type="string" calcext:value-type="string">
            <text:p>Biersteuer</text:p>
          </table:table-cell>
          <table:table-cell table:style-name="ce67" table:content-validation-name="val21" office:value-type="currency" office:currency="EUR" office:value="127020000" calcext:value-type="currency">
            <text:p>127,020,000 €</text:p>
          </table:table-cell>
          <table:table-cell table:number-columns-repeated="3" table:style-name="ce67" office:value-type="currency" office:currency="EUR" office:value="0" calcext:value-type="currency">
            <text:p>0 €</text:p>
          </table:table-cell>
          <table:table-cell table:style-name="ce67" table:formula="of:=SUM([.T20:.W20])" office:value-type="currency" office:currency="EUR" office:value="127020000" calcext:value-type="currency">
            <text:p>127,020,000 €</text:p>
          </table:table-cell>
          <table:table-cell table:number-columns-repeated="6" table:style-name="ce67" office:value-type="currency" office:currency="EUR" office:value="0" calcext:value-type="currency">
            <text:p>0 €</text:p>
          </table:table-cell>
          <table:table-cell table:style-name="ce67" table:formula="of:=SUM([.Y20:.AD20])" office:value-type="currency" office:currency="EUR" office:value="0" calcext:value-type="currency">
            <text:p>0 €</text:p>
          </table:table-cell>
          <table:table-cell table:style-name="ce67" table:formula="of:=[.X20]-[.AE20]" office:value-type="currency" office:currency="EUR" office:value="127020000" calcext:value-type="currency">
            <text:p>127,020,0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number-columns-repeated="991"/>
        </table:table-row>
        <table:table-row table:style-name="ro2">
          <table:table-cell table:style-name="ce41" office:value-type="string" calcext:value-type="string">
            <text:p>20 01 63</text:p>
          </table:table-cell>
          <table:table-cell table:style-name="ce4" office:value-type="string" calcext:value-type="string">
            <text:p>Online-Casinospielsteuer</text:p>
          </table:table-cell>
          <table:table-cell table:style-name="ce70" table:content-validation-name="val21" office:value-type="currency" office:currency="EUR" office:value="0" calcext:value-type="currency">
            <text:p>0 €</text:p>
          </table:table-cell>
          <table:table-cell table:number-columns-repeated="3" table:style-name="ce70" office:value-type="currency" office:currency="EUR" office:value="0" calcext:value-type="currency">
            <text:p>0 €</text:p>
          </table:table-cell>
          <table:table-cell table:style-name="ce70" table:formula="of:=SUM([.C21:.F21])" office:value-type="currency" office:currency="EUR" office:value="0" calcext:value-type="currency">
            <text:p>0 €</text:p>
          </table:table-cell>
          <table:table-cell table:number-columns-repeated="6" table:style-name="ce70" office:value-type="currency" office:currency="EUR" office:value="0" calcext:value-type="currency">
            <text:p>0 €</text:p>
          </table:table-cell>
          <table:table-cell table:style-name="ce70" table:formula="of:=SUM([.H21:.M21])" office:value-type="currency" office:currency="EUR" office:value="0" calcext:value-type="currency">
            <text:p>0 €</text:p>
          </table:table-cell>
          <table:table-cell table:style-name="ce70" table:formula="of:=[.G21]-[.N21]" office:value-type="currency" office:currency="EUR" office:value="0" calcext:value-type="currency">
            <text:p>0 €</text:p>
          </table:table-cell>
          <table:table-cell table:style-name="ce70" office:value-type="currency" office:currency="EUR" office:value="0" calcext:value-type="currency">
            <text:p>0 €</text:p>
          </table:table-cell>
          <table:table-cell table:style-name="ce4"/>
          <table:table-cell table:style-name="ce41" office:value-type="string" calcext:value-type="string">
            <text:p>20 01 63</text:p>
          </table:table-cell>
          <table:table-cell table:style-name="ce4" office:value-type="string" calcext:value-type="string">
            <text:p>Online-Casinospielsteuer</text:p>
          </table:table-cell>
          <table:table-cell table:style-name="ce67" table:content-validation-name="val21" office:value-type="currency" office:currency="EUR" office:value="0" calcext:value-type="currency">
            <text:p>0 €</text:p>
          </table:table-cell>
          <table:table-cell table:number-columns-repeated="3" table:style-name="ce67" office:value-type="currency" office:currency="EUR" office:value="0" calcext:value-type="currency">
            <text:p>0 €</text:p>
          </table:table-cell>
          <table:table-cell table:style-name="ce67" table:formula="of:=SUM([.T21:.W21])" office:value-type="currency" office:currency="EUR" office:value="0" calcext:value-type="currency">
            <text:p>0 €</text:p>
          </table:table-cell>
          <table:table-cell table:number-columns-repeated="6" table:style-name="ce67" office:value-type="currency" office:currency="EUR" office:value="0" calcext:value-type="currency">
            <text:p>0 €</text:p>
          </table:table-cell>
          <table:table-cell table:style-name="ce67" table:formula="of:=SUM([.Y21:.AD21])" office:value-type="currency" office:currency="EUR" office:value="0" calcext:value-type="currency">
            <text:p>0 €</text:p>
          </table:table-cell>
          <table:table-cell table:style-name="ce67" table:formula="of:=[.X21]-[.AE21]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number-columns-repeated="991"/>
        </table:table-row>
        <table:table-row table:style-name="ro2">
          <table:table-cell table:style-name="ce41" office:value-type="string" calcext:value-type="string">
            <text:p>20 01 69</text:p>
          </table:table-cell>
          <table:table-cell table:style-name="ce4" office:value-type="string" calcext:value-type="string">
            <text:p>Sonstige Steuern</text:p>
          </table:table-cell>
          <table:table-cell table:style-name="ce103" table:content-validation-name="val21" office:value-type="currency" office:currency="EUR" office:value="1029060000" calcext:value-type="currency">
            <text:p>1,029,060,000 €</text:p>
          </table:table-cell>
          <table:table-cell table:number-columns-repeated="3" table:style-name="ce103" office:value-type="currency" office:currency="EUR" office:value="0" calcext:value-type="currency">
            <text:p>0 €</text:p>
          </table:table-cell>
          <table:table-cell table:style-name="ce70" table:formula="of:=SUM([.C22:.F22])" office:value-type="currency" office:currency="EUR" office:value="1029060000" calcext:value-type="currency">
            <text:p>1,029,060,000 €</text:p>
          </table:table-cell>
          <table:table-cell table:number-columns-repeated="6" table:style-name="ce103" office:value-type="currency" office:currency="EUR" office:value="0" calcext:value-type="currency">
            <text:p>0 €</text:p>
          </table:table-cell>
          <table:table-cell table:style-name="ce70" table:formula="of:=SUM([.H22:.M22])" office:value-type="currency" office:currency="EUR" office:value="0" calcext:value-type="currency">
            <text:p>0 €</text:p>
          </table:table-cell>
          <table:table-cell table:style-name="ce70" table:formula="of:=[.G22]-[.N22]" office:value-type="currency" office:currency="EUR" office:value="1029060000" calcext:value-type="currency">
            <text:p>1,029,060,000 €</text:p>
          </table:table-cell>
          <table:table-cell table:style-name="ce103" office:value-type="currency" office:currency="EUR" office:value="0" calcext:value-type="currency">
            <text:p>0 €</text:p>
          </table:table-cell>
          <table:table-cell table:style-name="ce4"/>
          <table:table-cell table:style-name="ce41" office:value-type="string" calcext:value-type="string">
            <text:p>20 01 69</text:p>
          </table:table-cell>
          <table:table-cell table:style-name="ce4" office:value-type="string" calcext:value-type="string">
            <text:p>Sonstige Steuern</text:p>
          </table:table-cell>
          <table:table-cell table:style-name="ce67" table:content-validation-name="val21" office:value-type="currency" office:currency="EUR" office:value="1090000000" calcext:value-type="currency">
            <text:p>1,090,000,000 €</text:p>
          </table:table-cell>
          <table:table-cell table:number-columns-repeated="3" table:style-name="ce67" office:value-type="currency" office:currency="EUR" office:value="0" calcext:value-type="currency">
            <text:p>0 €</text:p>
          </table:table-cell>
          <table:table-cell table:style-name="ce67" table:formula="of:=SUM([.T22:.W22])" office:value-type="currency" office:currency="EUR" office:value="1090000000" calcext:value-type="currency">
            <text:p>1,090,000,000 €</text:p>
          </table:table-cell>
          <table:table-cell table:number-columns-repeated="6" table:style-name="ce67" office:value-type="currency" office:currency="EUR" office:value="0" calcext:value-type="currency">
            <text:p>0 €</text:p>
          </table:table-cell>
          <table:table-cell table:style-name="ce67" table:formula="of:=SUM([.Y22:.AD22])" office:value-type="currency" office:currency="EUR" office:value="0" calcext:value-type="currency">
            <text:p>0 €</text:p>
          </table:table-cell>
          <table:table-cell table:style-name="ce67" table:formula="of:=[.X22]-[.AE22]" office:value-type="currency" office:currency="EUR" office:value="1090000000" calcext:value-type="currency">
            <text:p>1,090,000,0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number-columns-repeated="991"/>
        </table:table-row>
        <table:table-row table:style-name="ro2">
          <table:table-cell table:style-name="ce41" office:value-type="string" calcext:value-type="string">
            <text:p>20 01 93</text:p>
          </table:table-cell>
          <table:table-cell table:style-name="ce4" office:value-type="string" calcext:value-type="string">
            <text:p>Spielbankabgabe</text:p>
          </table:table-cell>
          <table:table-cell table:style-name="ce70" table:content-validation-name="val21" office:value-type="currency" office:currency="EUR" office:value="45604400" calcext:value-type="currency">
            <text:p>45,604,400 €</text:p>
          </table:table-cell>
          <table:table-cell table:number-columns-repeated="3" table:style-name="ce70" office:value-type="currency" office:currency="EUR" office:value="0" calcext:value-type="currency">
            <text:p>0 €</text:p>
          </table:table-cell>
          <table:table-cell table:style-name="ce70" table:formula="of:=SUM([.C23:.F23])" office:value-type="currency" office:currency="EUR" office:value="45604400" calcext:value-type="currency">
            <text:p>45,604,400 €</text:p>
          </table:table-cell>
          <table:table-cell table:number-columns-repeated="6" table:style-name="ce70" office:value-type="currency" office:currency="EUR" office:value="0" calcext:value-type="currency">
            <text:p>0 €</text:p>
          </table:table-cell>
          <table:table-cell table:style-name="ce70" table:formula="of:=SUM([.H23:.M23])" office:value-type="currency" office:currency="EUR" office:value="0" calcext:value-type="currency">
            <text:p>0 €</text:p>
          </table:table-cell>
          <table:table-cell table:style-name="ce70" table:formula="of:=[.G23]-[.N23]" office:value-type="currency" office:currency="EUR" office:value="45604400" calcext:value-type="currency">
            <text:p>45,604,400 €</text:p>
          </table:table-cell>
          <table:table-cell table:style-name="ce70" office:value-type="currency" office:currency="EUR" office:value="0" calcext:value-type="currency">
            <text:p>0 €</text:p>
          </table:table-cell>
          <table:table-cell table:style-name="ce4"/>
          <table:table-cell table:style-name="ce41" office:value-type="string" calcext:value-type="string">
            <text:p>20 01 93</text:p>
          </table:table-cell>
          <table:table-cell table:style-name="ce4" office:value-type="string" calcext:value-type="string">
            <text:p>Spielbankabgabe</text:p>
          </table:table-cell>
          <table:table-cell table:style-name="ce67" table:content-validation-name="val21" office:value-type="currency" office:currency="EUR" office:value="50356000" calcext:value-type="currency">
            <text:p>50,356,000 €</text:p>
          </table:table-cell>
          <table:table-cell table:number-columns-repeated="3" table:style-name="ce67" office:value-type="currency" office:currency="EUR" office:value="0" calcext:value-type="currency">
            <text:p>0 €</text:p>
          </table:table-cell>
          <table:table-cell table:style-name="ce67" table:formula="of:=SUM([.T23:.W23])" office:value-type="currency" office:currency="EUR" office:value="50356000" calcext:value-type="currency">
            <text:p>50,356,000 €</text:p>
          </table:table-cell>
          <table:table-cell table:number-columns-repeated="6" table:style-name="ce67" office:value-type="currency" office:currency="EUR" office:value="0" calcext:value-type="currency">
            <text:p>0 €</text:p>
          </table:table-cell>
          <table:table-cell table:style-name="ce67" table:formula="of:=SUM([.Y23:.AD23])" office:value-type="currency" office:currency="EUR" office:value="0" calcext:value-type="currency">
            <text:p>0 €</text:p>
          </table:table-cell>
          <table:table-cell table:style-name="ce67" table:formula="of:=[.X23]-[.AE23]" office:value-type="currency" office:currency="EUR" office:value="50356000" calcext:value-type="currency">
            <text:p>50,356,0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number-columns-repeated="991"/>
        </table:table-row>
        <table:table-row table:style-name="ro2">
          <table:table-cell table:style-name="ce41" office:value-type="string" calcext:value-type="string">
            <text:p>20 03</text:p>
          </table:table-cell>
          <table:table-cell table:style-name="ce4" office:value-type="string" calcext:value-type="string">
            <text:p>Allgemeine Bewilligungen</text:p>
          </table:table-cell>
          <table:table-cell table:style-name="ce70" table:content-validation-name="val21" office:value-type="currency" office:currency="EUR" office:value="20710000" calcext:value-type="currency">
            <text:p>20,710,000 €</text:p>
          </table:table-cell>
          <table:table-cell table:style-name="ce70" office:value-type="currency" office:currency="EUR" office:value="97380000" calcext:value-type="currency">
            <text:p>97,380,000 €</text:p>
          </table:table-cell>
          <table:table-cell table:style-name="ce70" office:value-type="currency" office:currency="EUR" office:value="1445217900" calcext:value-type="currency">
            <text:p>1,445,217,900 €</text:p>
          </table:table-cell>
          <table:table-cell table:style-name="ce70" office:value-type="currency" office:currency="EUR" office:value="812031500" calcext:value-type="currency">
            <text:p>812,031,500 €</text:p>
          </table:table-cell>
          <table:table-cell table:style-name="ce70" table:formula="of:=SUM([.C24:.F24])" office:value-type="currency" office:currency="EUR" office:value="2375339400" calcext:value-type="currency">
            <text:p>2,375,339,400 €</text:p>
          </table:table-cell>
          <table:table-cell table:style-name="ce70" office:value-type="currency" office:currency="EUR" office:value="434869500" calcext:value-type="currency">
            <text:p>434,869,500 €</text:p>
          </table:table-cell>
          <table:table-cell table:style-name="ce70" office:value-type="currency" office:currency="EUR" office:value="114974500" calcext:value-type="currency">
            <text:p>114,974,500 €</text:p>
          </table:table-cell>
          <table:table-cell table:style-name="ce70" office:value-type="currency" office:currency="EUR" office:value="1272671000" calcext:value-type="currency">
            <text:p>1,272,671,000 €</text:p>
          </table:table-cell>
          <table:table-cell table:style-name="ce70" office:value-type="currency" office:currency="EUR" office:value="0" calcext:value-type="currency">
            <text:p>0 €</text:p>
          </table:table-cell>
          <table:table-cell table:style-name="ce70" office:value-type="currency" office:currency="EUR" office:value="396915000" calcext:value-type="currency">
            <text:p>396,915,000 €</text:p>
          </table:table-cell>
          <table:table-cell table:style-name="ce70" office:value-type="currency" office:currency="EUR" office:value="-1033969700" calcext:value-type="currency">
            <text:p>-1,033,969,700 €</text:p>
          </table:table-cell>
          <table:table-cell table:style-name="ce70" table:formula="of:=SUM([.H24:.M24])" office:value-type="currency" office:currency="EUR" office:value="1185460300" calcext:value-type="currency">
            <text:p>1,185,460,300 €</text:p>
          </table:table-cell>
          <table:table-cell table:style-name="ce70" table:formula="of:=[.G24]-[.N24]" office:value-type="currency" office:currency="EUR" office:value="1189879100" calcext:value-type="currency">
            <text:p>1,189,879,100 €</text:p>
          </table:table-cell>
          <table:table-cell table:style-name="ce70" office:value-type="currency" office:currency="EUR" office:value="171013700" calcext:value-type="currency">
            <text:p>171,013,700 €</text:p>
          </table:table-cell>
          <table:table-cell table:style-name="ce4"/>
          <table:table-cell table:style-name="ce41" office:value-type="string" calcext:value-type="string">
            <text:p>20 03</text:p>
          </table:table-cell>
          <table:table-cell table:style-name="ce4" office:value-type="string" calcext:value-type="string">
            <text:p>Allgemeine Bewilligungen</text:p>
          </table:table-cell>
          <table:table-cell table:style-name="ce67" table:content-validation-name="val21" office:value-type="currency" office:currency="EUR" office:value="21325000" calcext:value-type="currency">
            <text:p>21,325,000 €</text:p>
          </table:table-cell>
          <table:table-cell table:style-name="ce67" office:value-type="currency" office:currency="EUR" office:value="96629200" calcext:value-type="currency">
            <text:p>96,629,200 €</text:p>
          </table:table-cell>
          <table:table-cell table:style-name="ce67" office:value-type="currency" office:currency="EUR" office:value="1475574400" calcext:value-type="currency">
            <text:p>1,475,574,400 €</text:p>
          </table:table-cell>
          <table:table-cell table:style-name="ce67" office:value-type="currency" office:currency="EUR" office:value="1281952300" calcext:value-type="currency">
            <text:p>1,281,952,300 €</text:p>
          </table:table-cell>
          <table:table-cell table:style-name="ce67" table:formula="of:=SUM([.T24:.W24])" office:value-type="currency" office:currency="EUR" office:value="2875480900" calcext:value-type="currency">
            <text:p>2,875,480,900 €</text:p>
          </table:table-cell>
          <table:table-cell table:style-name="ce67" office:value-type="currency" office:currency="EUR" office:value="653760200" calcext:value-type="currency">
            <text:p>653,760,200 €</text:p>
          </table:table-cell>
          <table:table-cell table:style-name="ce67" office:value-type="currency" office:currency="EUR" office:value="102747800" calcext:value-type="currency">
            <text:p>102,747,800 €</text:p>
          </table:table-cell>
          <table:table-cell table:style-name="ce67" office:value-type="currency" office:currency="EUR" office:value="1259013400" calcext:value-type="currency">
            <text:p>1,259,013,4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523919300" calcext:value-type="currency">
            <text:p>523,919,300 €</text:p>
          </table:table-cell>
          <table:table-cell table:style-name="ce67" office:value-type="currency" office:currency="EUR" office:value="-1051313900" calcext:value-type="currency">
            <text:p>-1,051,313,900 €</text:p>
          </table:table-cell>
          <table:table-cell table:style-name="ce67" table:formula="of:=SUM([.Y24:.AD24])" office:value-type="currency" office:currency="EUR" office:value="1488126800" calcext:value-type="currency">
            <text:p>1,488,126,800 €</text:p>
          </table:table-cell>
          <table:table-cell table:style-name="ce67" table:formula="of:=[.X24]-[.AE24]" office:value-type="currency" office:currency="EUR" office:value="1387354100" calcext:value-type="currency">
            <text:p>1,387,354,100 €</text:p>
          </table:table-cell>
          <table:table-cell table:style-name="ce67" office:value-type="currency" office:currency="EUR" office:value="136267100" calcext:value-type="currency">
            <text:p>136,267,100 €</text:p>
          </table:table-cell>
          <table:table-cell table:number-columns-repeated="991"/>
        </table:table-row>
        <table:table-row table:style-name="ro2">
          <table:table-cell table:style-name="ce41" office:value-type="string" calcext:value-type="string">
            <text:p>20 04</text:p>
          </table:table-cell>
          <table:table-cell table:style-name="ce4" office:value-type="string" calcext:value-type="string">
            <text:p>Wiederaufbauhilfe Hochwasser 2013</text:p>
          </table:table-cell>
          <table:table-cell table:style-name="ce70" table:content-validation-name="val21" office:value-type="currency" office:currency="EUR" office:value="0" calcext:value-type="currency">
            <text:p>0 €</text:p>
          </table:table-cell>
          <table:table-cell table:style-name="ce70" office:value-type="currency" office:currency="EUR" office:value="15000" calcext:value-type="currency">
            <text:p>15,000 €</text:p>
          </table:table-cell>
          <table:table-cell table:style-name="ce70" office:value-type="currency" office:currency="EUR" office:value="6639200" calcext:value-type="currency">
            <text:p>6,639,200 €</text:p>
          </table:table-cell>
          <table:table-cell table:style-name="ce70" office:value-type="currency" office:currency="EUR" office:value="40384000" calcext:value-type="currency">
            <text:p>40,384,000 €</text:p>
          </table:table-cell>
          <table:table-cell table:style-name="ce70" table:formula="of:=SUM([.C25:.F25])" office:value-type="currency" office:currency="EUR" office:value="47038200" calcext:value-type="currency">
            <text:p>47,038,200 €</text:p>
          </table:table-cell>
          <table:table-cell table:style-name="ce70" office:value-type="currency" office:currency="EUR" office:value="747200" calcext:value-type="currency">
            <text:p>747,200 €</text:p>
          </table:table-cell>
          <table:table-cell table:style-name="ce70" office:value-type="currency" office:currency="EUR" office:value="892000" calcext:value-type="currency">
            <text:p>892,000 €</text:p>
          </table:table-cell>
          <table:table-cell table:style-name="ce70" office:value-type="currency" office:currency="EUR" office:value="5080000" calcext:value-type="currency">
            <text:p>5,080,000 €</text:p>
          </table:table-cell>
          <table:table-cell table:style-name="ce70" office:value-type="currency" office:currency="EUR" office:value="34000" calcext:value-type="currency">
            <text:p>34,000 €</text:p>
          </table:table-cell>
          <table:table-cell table:style-name="ce70" office:value-type="currency" office:currency="EUR" office:value="40350000" calcext:value-type="currency">
            <text:p>40,350,000 €</text:p>
          </table:table-cell>
          <table:table-cell table:style-name="ce70" office:value-type="currency" office:currency="EUR" office:value="0" calcext:value-type="currency">
            <text:p>0 €</text:p>
          </table:table-cell>
          <table:table-cell table:style-name="ce70" table:formula="of:=SUM([.H25:.M25])" office:value-type="currency" office:currency="EUR" office:value="47103200" calcext:value-type="currency">
            <text:p>47,103,200 €</text:p>
          </table:table-cell>
          <table:table-cell table:style-name="ce70" table:formula="of:=[.G25]-[.N25]" office:value-type="currency" office:currency="EUR" office:value="-65000" calcext:value-type="currency">
            <text:p>-65,000 €</text:p>
          </table:table-cell>
          <table:table-cell table:style-name="ce70" office:value-type="currency" office:currency="EUR" office:value="0" calcext:value-type="currency">
            <text:p>0 €</text:p>
          </table:table-cell>
          <table:table-cell table:style-name="ce4"/>
          <table:table-cell table:style-name="ce41" office:value-type="string" calcext:value-type="string">
            <text:p>20 03 122</text:p>
          </table:table-cell>
          <table:table-cell table:style-name="ce4" office:value-type="string" calcext:value-type="string">
            <text:p>Zuschuss an die Landesbank ElbeLB</text:p>
          </table:table-cell>
          <table:table-cell table:style-name="ce67" table:content-validation-name="val21" office:value-type="currency" office:currency="EUR" office:value="0" calcext:value-type="currency">
            <text:p>0 €</text:p>
          </table:table-cell>
          <table:table-cell table:number-columns-repeated="3" table:style-name="ce67" office:value-type="currency" office:currency="EUR" office:value="0" calcext:value-type="currency">
            <text:p>0 €</text:p>
          </table:table-cell>
          <table:table-cell table:style-name="ce67" table:formula="of:=SUM([.T25:.W25])" office:value-type="currency" office:currency="EUR" office:value="0" calcext:value-type="currency">
            <text:p>0 €</text:p>
          </table:table-cell>
          <table:table-cell table:number-columns-repeated="2" table:style-name="ce67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20000000000" calcext:value-type="currency">
            <text:p>20,000,000,000 €</text:p>
          </table:table-cell>
          <table:table-cell table:number-columns-repeated="3" table:style-name="ce67" office:value-type="currency" office:currency="EUR" office:value="0" calcext:value-type="currency">
            <text:p>0 €</text:p>
          </table:table-cell>
          <table:table-cell table:style-name="ce67" table:formula="of:=SUM([.Y25:.AD25])" office:value-type="currency" office:currency="EUR" office:value="20000000000" calcext:value-type="currency">
            <text:p>20,000,000,000 €</text:p>
          </table:table-cell>
          <table:table-cell table:style-name="ce67" table:formula="of:=[.X25]-[.AE25]" office:value-type="currency" office:currency="EUR" office:value="-20000000000" calcext:value-type="currency">
            <text:p>-20,000,000,0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number-columns-repeated="991"/>
        </table:table-row>
        <table:table-row table:style-name="ro2">
          <table:table-cell table:style-name="ce41" office:value-type="string" calcext:value-type="string">
            <text:p>20 05</text:p>
          </table:table-cell>
          <table:table-cell table:style-name="ce4" office:value-type="string" calcext:value-type="string">
            <text:p>Strukturstärkung Kohleregionen</text:p>
          </table:table-cell>
          <table:table-cell table:style-name="ce103" table:content-validation-name="val21" office:value-type="currency" office:currency="EUR" office:value="0" calcext:value-type="currency">
            <text:p>0 €</text:p>
          </table:table-cell>
          <table:table-cell table:style-name="ce103" office:value-type="currency" office:currency="EUR" office:value="6408000" calcext:value-type="currency">
            <text:p>6,408,000 €</text:p>
          </table:table-cell>
          <table:table-cell table:style-name="ce103" office:value-type="currency" office:currency="EUR" office:value="1274400" calcext:value-type="currency">
            <text:p>1,274,400 €</text:p>
          </table:table-cell>
          <table:table-cell table:style-name="ce103" office:value-type="currency" office:currency="EUR" office:value="119815300" calcext:value-type="currency">
            <text:p>119,815,300 €</text:p>
          </table:table-cell>
          <table:table-cell table:style-name="ce70" table:formula="of:=SUM([.C26:.F26])" office:value-type="currency" office:currency="EUR" office:value="127497700" calcext:value-type="currency">
            <text:p>127,497,700 €</text:p>
          </table:table-cell>
          <table:table-cell table:style-name="ce103" office:value-type="currency" office:currency="EUR" office:value="0" calcext:value-type="currency">
            <text:p>0 €</text:p>
          </table:table-cell>
          <table:table-cell table:style-name="ce103" office:value-type="currency" office:currency="EUR" office:value="4585000" calcext:value-type="currency">
            <text:p>4,585,000 €</text:p>
          </table:table-cell>
          <table:table-cell table:style-name="ce103" office:value-type="currency" office:currency="EUR" office:value="5637500" calcext:value-type="currency">
            <text:p>5,637,500 €</text:p>
          </table:table-cell>
          <table:table-cell table:style-name="ce103" office:value-type="currency" office:currency="EUR" office:value="0" calcext:value-type="currency">
            <text:p>0 €</text:p>
          </table:table-cell>
          <table:table-cell table:style-name="ce103" office:value-type="currency" office:currency="EUR" office:value="137444700" calcext:value-type="currency">
            <text:p>137,444,700 €</text:p>
          </table:table-cell>
          <table:table-cell table:style-name="ce103" office:value-type="currency" office:currency="EUR" office:value="0" calcext:value-type="currency">
            <text:p>0 €</text:p>
          </table:table-cell>
          <table:table-cell table:style-name="ce70" table:formula="of:=SUM([.H26:.M26])" office:value-type="currency" office:currency="EUR" office:value="147667200" calcext:value-type="currency">
            <text:p>147,667,200 €</text:p>
          </table:table-cell>
          <table:table-cell table:style-name="ce70" table:formula="of:=[.G26]-[.N26]" office:value-type="currency" office:currency="EUR" office:value="-20169500" calcext:value-type="currency">
            <text:p>-20,169,500 €</text:p>
          </table:table-cell>
          <table:table-cell table:style-name="ce103" office:value-type="currency" office:currency="EUR" office:value="311710100" calcext:value-type="currency">
            <text:p>311,710,100 €</text:p>
          </table:table-cell>
          <table:table-cell table:style-name="ce4"/>
          <table:table-cell table:style-name="ce41" office:value-type="string" calcext:value-type="string">
            <text:p>20 04</text:p>
          </table:table-cell>
          <table:table-cell table:style-name="ce4" office:value-type="string" calcext:value-type="string">
            <text:p>Wiederaufbauhilfe Hochwasser 2013</text:p>
          </table:table-cell>
          <table:table-cell table:style-name="ce67" table:content-validation-name="val21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15000" calcext:value-type="currency">
            <text:p>15,000 €</text:p>
          </table:table-cell>
          <table:table-cell table:style-name="ce67" office:value-type="currency" office:currency="EUR" office:value="5100000" calcext:value-type="currency">
            <text:p>5,100,000 €</text:p>
          </table:table-cell>
          <table:table-cell table:style-name="ce67" office:value-type="currency" office:currency="EUR" office:value="26506500" calcext:value-type="currency">
            <text:p>26,506,500 €</text:p>
          </table:table-cell>
          <table:table-cell table:style-name="ce67" table:formula="of:=SUM([.T26:.W26])" office:value-type="currency" office:currency="EUR" office:value="31621500" calcext:value-type="currency">
            <text:p>31,621,5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100000" calcext:value-type="currency">
            <text:p>100,000 €</text:p>
          </table:table-cell>
          <table:table-cell table:style-name="ce67" office:value-type="currency" office:currency="EUR" office:value="5080000" calcext:value-type="currency">
            <text:p>5,080,000 €</text:p>
          </table:table-cell>
          <table:table-cell table:style-name="ce67" office:value-type="currency" office:currency="EUR" office:value="8500" calcext:value-type="currency">
            <text:p>8,500 €</text:p>
          </table:table-cell>
          <table:table-cell table:style-name="ce67" office:value-type="currency" office:currency="EUR" office:value="26498000" calcext:value-type="currency">
            <text:p>26,498,0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67" table:formula="of:=SUM([.Y26:.AD26])" office:value-type="currency" office:currency="EUR" office:value="31686500" calcext:value-type="currency">
            <text:p>31,686,500 €</text:p>
          </table:table-cell>
          <table:table-cell table:style-name="ce67" table:formula="of:=[.X26]-[.AE26]" office:value-type="currency" office:currency="EUR" office:value="-65000" calcext:value-type="currency">
            <text:p>-65,0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number-columns-repeated="991"/>
        </table:table-row>
        <table:table-row table:style-name="ro2">
          <table:table-cell table:style-name="ce41" office:value-type="string" calcext:value-type="string">
            <text:p>20 10</text:p>
          </table:table-cell>
          <table:table-cell table:style-name="ce4" office:value-type="string" calcext:value-type="string">
            <text:p>Kapital und Schulden</text:p>
          </table:table-cell>
          <table:table-cell table:style-name="ce70" table:content-validation-name="val21" office:value-type="currency" office:currency="EUR" office:value="0" calcext:value-type="currency">
            <text:p>0 €</text:p>
          </table:table-cell>
          <table:table-cell table:style-name="ce70" office:value-type="currency" office:currency="EUR" office:value="167982100" calcext:value-type="currency">
            <text:p>167,982,100 €</text:p>
          </table:table-cell>
          <table:table-cell table:style-name="ce70" office:value-type="currency" office:currency="EUR" office:value="175108500" calcext:value-type="currency">
            <text:p>175,108,500 €</text:p>
          </table:table-cell>
          <table:table-cell table:style-name="ce70" office:value-type="currency" office:currency="EUR" office:value="-7384499700" calcext:value-type="currency">
            <text:p>-7,384,499,700 €</text:p>
          </table:table-cell>
          <table:table-cell table:style-name="ce70" table:formula="of:=SUM([.C27:.F27])" office:value-type="currency" office:currency="EUR" office:value="-7041409100" calcext:value-type="currency">
            <text:p>-7,041,409,100 €</text:p>
          </table:table-cell>
          <table:table-cell table:style-name="ce70" office:value-type="currency" office:currency="EUR" office:value="0" calcext:value-type="currency">
            <text:p>0 €</text:p>
          </table:table-cell>
          <table:table-cell table:style-name="ce70" office:value-type="currency" office:currency="EUR" office:value="285076600" calcext:value-type="currency">
            <text:p>285,076,600 €</text:p>
          </table:table-cell>
          <table:table-cell table:style-name="ce70" office:value-type="currency" office:currency="EUR" office:value="372165500" calcext:value-type="currency">
            <text:p>372,165,500 €</text:p>
          </table:table-cell>
          <table:table-cell table:style-name="ce70" office:value-type="currency" office:currency="EUR" office:value="0" calcext:value-type="currency">
            <text:p>0 €</text:p>
          </table:table-cell>
          <table:table-cell table:style-name="ce70" office:value-type="currency" office:currency="EUR" office:value="38001000" calcext:value-type="currency">
            <text:p>38,001,000 €</text:p>
          </table:table-cell>
          <table:table-cell table:style-name="ce70" office:value-type="currency" office:currency="EUR" office:value="1263650800" calcext:value-type="currency">
            <text:p>1,263,650,800 €</text:p>
          </table:table-cell>
          <table:table-cell table:style-name="ce70" table:formula="of:=SUM([.H27:.M27])" office:value-type="currency" office:currency="EUR" office:value="1958893900" calcext:value-type="currency">
            <text:p>1,958,893,900 €</text:p>
          </table:table-cell>
          <table:table-cell table:style-name="ce70" table:formula="of:=[.G27]-[.N27]" office:value-type="currency" office:currency="EUR" office:value="-9000303000" calcext:value-type="currency">
            <text:p>-9,000,303,000 €</text:p>
          </table:table-cell>
          <table:table-cell table:style-name="ce70" office:value-type="currency" office:currency="EUR" office:value="189587000" calcext:value-type="currency">
            <text:p>189,587,000 €</text:p>
          </table:table-cell>
          <table:table-cell table:style-name="ce4"/>
          <table:table-cell table:style-name="ce41" office:value-type="string" calcext:value-type="string">
            <text:p>20 05</text:p>
          </table:table-cell>
          <table:table-cell table:style-name="ce4" office:value-type="string" calcext:value-type="string">
            <text:p>Strukturstärkung Kohleregionen</text:p>
          </table:table-cell>
          <table:table-cell table:style-name="ce67" table:content-validation-name="val21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2702000" calcext:value-type="currency">
            <text:p>2,702,000 €</text:p>
          </table:table-cell>
          <table:table-cell table:style-name="ce67" office:value-type="currency" office:currency="EUR" office:value="1395500" calcext:value-type="currency">
            <text:p>1,395,500 €</text:p>
          </table:table-cell>
          <table:table-cell table:style-name="ce67" office:value-type="currency" office:currency="EUR" office:value="146627700" calcext:value-type="currency">
            <text:p>146,627,700 €</text:p>
          </table:table-cell>
          <table:table-cell table:style-name="ce67" table:formula="of:=SUM([.T27:.W27])" office:value-type="currency" office:currency="EUR" office:value="150725200" calcext:value-type="currency">
            <text:p>150,725,2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4769000" calcext:value-type="currency">
            <text:p>4,769,000 €</text:p>
          </table:table-cell>
          <table:table-cell table:style-name="ce67" office:value-type="currency" office:currency="EUR" office:value="5241800" calcext:value-type="currency">
            <text:p>5,241,8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164996400" calcext:value-type="currency">
            <text:p>164,996,4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67" table:formula="of:=SUM([.Y27:.AD27])" office:value-type="currency" office:currency="EUR" office:value="175007200" calcext:value-type="currency">
            <text:p>175,007,200 €</text:p>
          </table:table-cell>
          <table:table-cell table:style-name="ce67" table:formula="of:=[.X27]-[.AE27]" office:value-type="currency" office:currency="EUR" office:value="-24282000" calcext:value-type="currency">
            <text:p>-24,282,000 €</text:p>
          </table:table-cell>
          <table:table-cell table:style-name="ce67" office:value-type="currency" office:currency="EUR" office:value="468324900" calcext:value-type="currency">
            <text:p>468,324,900 €</text:p>
          </table:table-cell>
          <table:table-cell table:number-columns-repeated="991"/>
        </table:table-row>
        <table:table-row table:style-name="ro2">
          <table:table-cell table:style-name="ce41" office:value-type="string" calcext:value-type="string">
            <text:p>20 20</text:p>
          </table:table-cell>
          <table:table-cell table:style-name="ce4" office:value-type="string" calcext:value-type="string">
            <text:p>Staatsvermögen</text:p>
          </table:table-cell>
          <table:table-cell table:style-name="ce70" table:content-validation-name="val21" office:value-type="currency" office:currency="EUR" office:value="0" calcext:value-type="currency">
            <text:p>0 €</text:p>
          </table:table-cell>
          <table:table-cell table:style-name="ce70" office:value-type="currency" office:currency="EUR" office:value="263063100" calcext:value-type="currency">
            <text:p>263,063,100 €</text:p>
          </table:table-cell>
          <table:table-cell table:style-name="ce70" office:value-type="currency" office:currency="EUR" office:value="100000" calcext:value-type="currency">
            <text:p>100,000 €</text:p>
          </table:table-cell>
          <table:table-cell table:style-name="ce70" office:value-type="currency" office:currency="EUR" office:value="8685400" calcext:value-type="currency">
            <text:p>8,685,400 €</text:p>
          </table:table-cell>
          <table:table-cell table:style-name="ce70" table:formula="of:=SUM([.C28:.F28])" office:value-type="currency" office:currency="EUR" office:value="271848500" calcext:value-type="currency">
            <text:p>271,848,500 €</text:p>
          </table:table-cell>
          <table:table-cell table:style-name="ce70" office:value-type="currency" office:currency="EUR" office:value="0" calcext:value-type="currency">
            <text:p>0 €</text:p>
          </table:table-cell>
          <table:table-cell table:style-name="ce70" office:value-type="currency" office:currency="EUR" office:value="27304400" calcext:value-type="currency">
            <text:p>27,304,400 €</text:p>
          </table:table-cell>
          <table:table-cell table:style-name="ce70" office:value-type="currency" office:currency="EUR" office:value="171575200" calcext:value-type="currency">
            <text:p>171,575,200 €</text:p>
          </table:table-cell>
          <table:table-cell table:style-name="ce70" office:value-type="currency" office:currency="EUR" office:value="0" calcext:value-type="currency">
            <text:p>0 €</text:p>
          </table:table-cell>
          <table:table-cell table:style-name="ce70" office:value-type="currency" office:currency="EUR" office:value="846244000" calcext:value-type="currency">
            <text:p>846,244,000 €</text:p>
          </table:table-cell>
          <table:table-cell table:style-name="ce70" office:value-type="currency" office:currency="EUR" office:value="543808300" calcext:value-type="currency">
            <text:p>543,808,300 €</text:p>
          </table:table-cell>
          <table:table-cell table:style-name="ce70" table:formula="of:=SUM([.H28:.M28])" office:value-type="currency" office:currency="EUR" office:value="1588931900" calcext:value-type="currency">
            <text:p>1,588,931,900 €</text:p>
          </table:table-cell>
          <table:table-cell table:style-name="ce70" table:formula="of:=[.G28]-[.N28]" office:value-type="currency" office:currency="EUR" office:value="-1317083400" calcext:value-type="currency">
            <text:p>-1,317,083,400 €</text:p>
          </table:table-cell>
          <table:table-cell table:style-name="ce70" office:value-type="currency" office:currency="EUR" office:value="497161000" calcext:value-type="currency">
            <text:p>497,161,000 €</text:p>
          </table:table-cell>
          <table:table-cell table:style-name="ce4"/>
          <table:table-cell table:style-name="ce41" office:value-type="string" calcext:value-type="string">
            <text:p>20 10</text:p>
          </table:table-cell>
          <table:table-cell table:style-name="ce4" office:value-type="string" calcext:value-type="string">
            <text:p>Kapital und Schulden</text:p>
          </table:table-cell>
          <table:table-cell table:style-name="ce67" table:content-validation-name="val21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114379400" calcext:value-type="currency">
            <text:p>114,379,400 €</text:p>
          </table:table-cell>
          <table:table-cell table:style-name="ce67" office:value-type="currency" office:currency="EUR" office:value="146000000" calcext:value-type="currency">
            <text:p>146,000,000 €</text:p>
          </table:table-cell>
          <table:table-cell table:style-name="ce67" office:value-type="currency" office:currency="EUR" office:value="21097049600" calcext:value-type="currency">
            <text:p>21,097,049,600 €</text:p>
          </table:table-cell>
          <table:table-cell table:style-name="ce67" table:formula="of:=SUM([.T28:.W28])" office:value-type="currency" office:currency="EUR" office:value="21357429000" calcext:value-type="currency">
            <text:p>21,357,429,000 €</text:p>
          </table:table-cell>
          <table:table-cell table:style-name="ce67" office:value-type="currency" office:currency="EUR" office:value="11000000" calcext:value-type="currency">
            <text:p>11,000,000 €</text:p>
          </table:table-cell>
          <table:table-cell table:style-name="ce67" office:value-type="currency" office:currency="EUR" office:value="1535990600" calcext:value-type="currency">
            <text:p>1,535,990,600 €</text:p>
          </table:table-cell>
          <table:table-cell table:style-name="ce67" office:value-type="currency" office:currency="EUR" office:value="317739500" calcext:value-type="currency">
            <text:p>317,739,5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45452600" calcext:value-type="currency">
            <text:p>45,452,600 €</text:p>
          </table:table-cell>
          <table:table-cell table:style-name="ce67" office:value-type="currency" office:currency="EUR" office:value="-8617379500" calcext:value-type="currency">
            <text:p>-8,617,379,500 €</text:p>
          </table:table-cell>
          <table:table-cell table:style-name="ce67" table:formula="of:=SUM([.Y28:.AD28])" office:value-type="currency" office:currency="EUR" office:value="-6707196800" calcext:value-type="currency">
            <text:p>-6,707,196,800 €</text:p>
          </table:table-cell>
          <table:table-cell table:style-name="ce67" table:formula="of:=[.X28]-[.AE28]" office:value-type="currency" office:currency="EUR" office:value="28064625800" calcext:value-type="currency">
            <text:p>28,064,625,800 €</text:p>
          </table:table-cell>
          <table:table-cell table:style-name="ce67" office:value-type="currency" office:currency="EUR" office:value="1104000" calcext:value-type="currency">
            <text:p>1,104,000 €</text:p>
          </table:table-cell>
          <table:table-cell table:number-columns-repeated="991"/>
        </table:table-row>
        <table:table-row table:style-name="ro2">
          <table:table-cell table:style-name="ce41" office:value-type="string" calcext:value-type="string">
            <text:p>20 21</text:p>
          </table:table-cell>
          <table:table-cell table:style-name="ce106" office:value-type="string" calcext:value-type="string">
            <text:p>Betriebe und Beteiligungen</text:p>
          </table:table-cell>
          <table:table-cell table:style-name="ce70" table:content-validation-name="val21"/>
          <table:table-cell table:style-name="ce70" office:value-type="currency" office:currency="EUR" office:value="67458600" calcext:value-type="currency">
            <text:p>67,458,600 €</text:p>
          </table:table-cell>
          <table:table-cell table:number-columns-repeated="2" table:style-name="ce70" office:value-type="currency" office:currency="EUR" office:value="0" calcext:value-type="currency">
            <text:p>0 €</text:p>
          </table:table-cell>
          <table:table-cell table:style-name="ce70" table:formula="of:=SUM([.C29:.F29])" office:value-type="currency" office:currency="EUR" office:value="67458600" calcext:value-type="currency">
            <text:p>67,458,600 €</text:p>
          </table:table-cell>
          <table:table-cell table:style-name="ce70" office:value-type="currency" office:currency="EUR" office:value="0" calcext:value-type="currency">
            <text:p>0 €</text:p>
          </table:table-cell>
          <table:table-cell table:style-name="ce70" office:value-type="currency" office:currency="EUR" office:value="1645000" calcext:value-type="currency">
            <text:p>1,645,000 €</text:p>
          </table:table-cell>
          <table:table-cell table:style-name="ce70" office:value-type="currency" office:currency="EUR" office:value="111220200" calcext:value-type="currency">
            <text:p>111,220,200 €</text:p>
          </table:table-cell>
          <table:table-cell table:style-name="ce70" office:value-type="currency" office:currency="EUR" office:value="0" calcext:value-type="currency">
            <text:p>0 €</text:p>
          </table:table-cell>
          <table:table-cell table:style-name="ce70" office:value-type="currency" office:currency="EUR" office:value="23897600" calcext:value-type="currency">
            <text:p>23,897,600 €</text:p>
          </table:table-cell>
          <table:table-cell table:style-name="ce70" office:value-type="currency" office:currency="EUR" office:value="0" calcext:value-type="currency">
            <text:p>0 €</text:p>
          </table:table-cell>
          <table:table-cell table:style-name="ce70" table:formula="of:=SUM([.H29:.M29])" office:value-type="currency" office:currency="EUR" office:value="136762800" calcext:value-type="currency">
            <text:p>136,762,800 €</text:p>
          </table:table-cell>
          <table:table-cell table:style-name="ce70" table:formula="of:=[.G29]-[.N29]" office:value-type="currency" office:currency="EUR" office:value="-69304200" calcext:value-type="currency">
            <text:p>-69,304,200 €</text:p>
          </table:table-cell>
          <table:table-cell table:style-name="ce70" office:value-type="currency" office:currency="EUR" office:value="4727300" calcext:value-type="currency">
            <text:p>4,727,300 €</text:p>
          </table:table-cell>
          <table:table-cell table:style-name="ce4"/>
          <table:table-cell table:style-name="ce41" office:value-type="string" calcext:value-type="string">
            <text:p>20 20</text:p>
          </table:table-cell>
          <table:table-cell table:style-name="ce4" office:value-type="string" calcext:value-type="string">
            <text:p>Staatsvermögen</text:p>
          </table:table-cell>
          <table:table-cell table:style-name="ce67" table:content-validation-name="val21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145044100" calcext:value-type="currency">
            <text:p>145,044,1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7572300" calcext:value-type="currency">
            <text:p>7,572,300 €</text:p>
          </table:table-cell>
          <table:table-cell table:style-name="ce67" table:formula="of:=SUM([.T29:.W29])" office:value-type="currency" office:currency="EUR" office:value="152616400" calcext:value-type="currency">
            <text:p>152,616,400 €</text:p>
          </table:table-cell>
          <table:table-cell table:style-name="ce67" office:value-type="currency" office:currency="EUR" office:value="1446000" calcext:value-type="currency">
            <text:p>1,446,000 €</text:p>
          </table:table-cell>
          <table:table-cell table:style-name="ce67" office:value-type="currency" office:currency="EUR" office:value="27910900" calcext:value-type="currency">
            <text:p>27,910,900 €</text:p>
          </table:table-cell>
          <table:table-cell table:style-name="ce67" office:value-type="currency" office:currency="EUR" office:value="15213200" calcext:value-type="currency">
            <text:p>15,213,2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1845197600" calcext:value-type="currency">
            <text:p>1,845,197,600 €</text:p>
          </table:table-cell>
          <table:table-cell table:style-name="ce67" office:value-type="currency" office:currency="EUR" office:value="1129581300" calcext:value-type="currency">
            <text:p>1,129,581,300 €</text:p>
          </table:table-cell>
          <table:table-cell table:style-name="ce67" table:formula="of:=SUM([.Y29:.AD29])" office:value-type="currency" office:currency="EUR" office:value="3019349000" calcext:value-type="currency">
            <text:p>3,019,349,000 €</text:p>
          </table:table-cell>
          <table:table-cell table:style-name="ce67" table:formula="of:=[.X29]-[.AE29]" office:value-type="currency" office:currency="EUR" office:value="-2866732600" calcext:value-type="currency">
            <text:p>-2,866,732,600 €</text:p>
          </table:table-cell>
          <table:table-cell table:style-name="ce67" office:value-type="currency" office:currency="EUR" office:value="1305701000" calcext:value-type="currency">
            <text:p>1,305,701,000 €</text:p>
          </table:table-cell>
          <table:table-cell table:number-columns-repeated="991"/>
        </table:table-row>
        <table:table-row table:style-name="ro2">
          <table:table-cell table:style-name="ce41" office:value-type="string" calcext:value-type="string">
            <text:p>20 28</text:p>
          </table:table-cell>
          <table:table-cell table:style-name="ce4" office:value-type="string" calcext:value-type="string">
            <text:p>Bundesstaatlicher Finanzausgleich</text:p>
          </table:table-cell>
          <table:table-cell table:style-name="ce103" table:content-validation-name="val21" office:value-type="currency" office:currency="EUR" office:value="0" calcext:value-type="currency">
            <text:p>0 €</text:p>
          </table:table-cell>
          <table:table-cell table:style-name="ce103" office:value-type="currency" office:currency="EUR" office:value="0" calcext:value-type="currency">
            <text:p>0 €</text:p>
          </table:table-cell>
          <table:table-cell table:style-name="ce103" office:value-type="currency" office:currency="EUR" office:value="5721945300" calcext:value-type="currency">
            <text:p>5,721,945,300 €</text:p>
          </table:table-cell>
          <table:table-cell table:style-name="ce103" office:value-type="currency" office:currency="EUR" office:value="0" calcext:value-type="currency">
            <text:p>0 €</text:p>
          </table:table-cell>
          <table:table-cell table:style-name="ce70" table:formula="of:=SUM([.C30:.F30])" office:value-type="currency" office:currency="EUR" office:value="5721945300" calcext:value-type="currency">
            <text:p>5,721,945,300 €</text:p>
          </table:table-cell>
          <table:table-cell table:number-columns-repeated="2" table:style-name="ce103" office:value-type="currency" office:currency="EUR" office:value="0" calcext:value-type="currency">
            <text:p>0 €</text:p>
          </table:table-cell>
          <table:table-cell table:style-name="ce103" office:value-type="currency" office:currency="EUR" office:value="800" calcext:value-type="currency">
            <text:p>800 €</text:p>
          </table:table-cell>
          <table:table-cell table:number-columns-repeated="3" table:style-name="ce103" office:value-type="currency" office:currency="EUR" office:value="0" calcext:value-type="currency">
            <text:p>0 €</text:p>
          </table:table-cell>
          <table:table-cell table:style-name="ce70" table:formula="of:=SUM([.H30:.M30])" office:value-type="currency" office:currency="EUR" office:value="800" calcext:value-type="currency">
            <text:p>800 €</text:p>
          </table:table-cell>
          <table:table-cell table:style-name="ce70" table:formula="of:=[.G30]-[.N30]" office:value-type="currency" office:currency="EUR" office:value="5721944500" calcext:value-type="currency">
            <text:p>5,721,944,500 €</text:p>
          </table:table-cell>
          <table:table-cell table:style-name="ce103" office:value-type="currency" office:currency="EUR" office:value="0" calcext:value-type="currency">
            <text:p>0 €</text:p>
          </table:table-cell>
          <table:table-cell table:style-name="ce4"/>
          <table:table-cell table:style-name="ce41" office:value-type="string" calcext:value-type="string">
            <text:p>20 21</text:p>
          </table:table-cell>
          <table:table-cell table:style-name="ce4" office:value-type="string" calcext:value-type="string">
            <text:p>Betriebe und Beteiligungen</text:p>
          </table:table-cell>
          <table:table-cell table:style-name="ce67" table:content-validation-name="val21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68958600" calcext:value-type="currency">
            <text:p>68,958,600 €</text:p>
          </table:table-cell>
          <table:table-cell table:number-columns-repeated="2" table:style-name="ce67" office:value-type="currency" office:currency="EUR" office:value="0" calcext:value-type="currency">
            <text:p>0 €</text:p>
          </table:table-cell>
          <table:table-cell table:style-name="ce67" table:formula="of:=SUM([.T30:.W30])" office:value-type="currency" office:currency="EUR" office:value="68958600" calcext:value-type="currency">
            <text:p>68,958,6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1670000" calcext:value-type="currency">
            <text:p>1,670,000 €</text:p>
          </table:table-cell>
          <table:table-cell table:style-name="ce67" office:value-type="currency" office:currency="EUR" office:value="111246600" calcext:value-type="currency">
            <text:p>111,246,6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28132400" calcext:value-type="currency">
            <text:p>28,132,4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67" table:formula="of:=SUM([.Y30:.AD30])" office:value-type="currency" office:currency="EUR" office:value="141049000" calcext:value-type="currency">
            <text:p>141,049,000 €</text:p>
          </table:table-cell>
          <table:table-cell table:style-name="ce67" table:formula="of:=[.X30]-[.AE30]" office:value-type="currency" office:currency="EUR" office:value="-72090400" calcext:value-type="currency">
            <text:p>-72,090,400 €</text:p>
          </table:table-cell>
          <table:table-cell table:style-name="ce67" office:value-type="currency" office:currency="EUR" office:value="17614300" calcext:value-type="currency">
            <text:p>17,614,300 €</text:p>
          </table:table-cell>
          <table:table-cell table:number-columns-repeated="991"/>
        </table:table-row>
        <table:table-row table:style-name="ro2">
          <table:table-cell table:style-name="ce41" office:value-type="string" calcext:value-type="string">
            <text:p>20 29</text:p>
          </table:table-cell>
          <table:table-cell table:style-name="ce4" office:value-type="string" calcext:value-type="string">
            <text:p>Zuschüsse an Religions- und Weltanschauungsgemeinschaften</text:p>
          </table:table-cell>
          <table:table-cell table:style-name="ce70" table:content-validation-name="val21" office:value-type="currency" office:currency="EUR" office:value="0" calcext:value-type="currency">
            <text:p>0 €</text:p>
          </table:table-cell>
          <table:table-cell table:style-name="ce70" office:value-type="currency" office:currency="EUR" office:value="0" calcext:value-type="currency">
            <text:p>0 €</text:p>
          </table:table-cell>
          <table:table-cell table:style-name="ce70" office:value-type="currency" office:currency="EUR" office:value="61000" calcext:value-type="currency">
            <text:p>61,000 €</text:p>
          </table:table-cell>
          <table:table-cell table:style-name="ce70" office:value-type="currency" office:currency="EUR" office:value="0" calcext:value-type="currency">
            <text:p>0 €</text:p>
          </table:table-cell>
          <table:table-cell table:style-name="ce70" table:formula="of:=SUM([.C31:.F31])" office:value-type="currency" office:currency="EUR" office:value="61000" calcext:value-type="currency">
            <text:p>61,000 €</text:p>
          </table:table-cell>
          <table:table-cell table:number-columns-repeated="2" table:style-name="ce70" office:value-type="currency" office:currency="EUR" office:value="0" calcext:value-type="currency">
            <text:p>0 €</text:p>
          </table:table-cell>
          <table:table-cell table:style-name="ce70" office:value-type="currency" office:currency="EUR" office:value="156054700" calcext:value-type="currency">
            <text:p>156,054,700 €</text:p>
          </table:table-cell>
          <table:table-cell table:number-columns-repeated="3" table:style-name="ce70" office:value-type="currency" office:currency="EUR" office:value="0" calcext:value-type="currency">
            <text:p>0 €</text:p>
          </table:table-cell>
          <table:table-cell table:style-name="ce70" table:formula="of:=SUM([.H31:.M31])" office:value-type="currency" office:currency="EUR" office:value="156054700" calcext:value-type="currency">
            <text:p>156,054,700 €</text:p>
          </table:table-cell>
          <table:table-cell table:style-name="ce70" table:formula="of:=[.G31]-[.N31]" office:value-type="currency" office:currency="EUR" office:value="-155993700" calcext:value-type="currency">
            <text:p>-155,993,700 €</text:p>
          </table:table-cell>
          <table:table-cell table:style-name="ce70" office:value-type="currency" office:currency="EUR" office:value="0" calcext:value-type="currency">
            <text:p>0 €</text:p>
          </table:table-cell>
          <table:table-cell table:style-name="ce4"/>
          <table:table-cell table:style-name="ce41" office:value-type="string" calcext:value-type="string">
            <text:p>20 28</text:p>
          </table:table-cell>
          <table:table-cell table:style-name="ce4" office:value-type="string" calcext:value-type="string">
            <text:p>Bundesstaatlicher Finanzausgleich</text:p>
          </table:table-cell>
          <table:table-cell table:style-name="ce67" table:content-validation-name="val21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5890196300" calcext:value-type="currency">
            <text:p>5,890,196,3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67" table:formula="of:=SUM([.T31:.W31])" office:value-type="currency" office:currency="EUR" office:value="5890196300" calcext:value-type="currency">
            <text:p>5,890,196,300 €</text:p>
          </table:table-cell>
          <table:table-cell table:number-columns-repeated="2" table:style-name="ce67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800" calcext:value-type="currency">
            <text:p>800 €</text:p>
          </table:table-cell>
          <table:table-cell table:number-columns-repeated="3" table:style-name="ce67" office:value-type="currency" office:currency="EUR" office:value="0" calcext:value-type="currency">
            <text:p>0 €</text:p>
          </table:table-cell>
          <table:table-cell table:style-name="ce67" table:formula="of:=SUM([.Y31:.AD31])" office:value-type="currency" office:currency="EUR" office:value="800" calcext:value-type="currency">
            <text:p>800 €</text:p>
          </table:table-cell>
          <table:table-cell table:style-name="ce67" table:formula="of:=[.X31]-[.AE31]" office:value-type="currency" office:currency="EUR" office:value="5890195500" calcext:value-type="currency">
            <text:p>5,890,195,5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number-columns-repeated="991"/>
        </table:table-row>
        <table:table-row table:style-name="ro2">
          <table:table-cell table:style-name="ce41" office:value-type="string" calcext:value-type="string">
            <text:p>20 30</text:p>
          </table:table-cell>
          <table:table-cell table:style-name="ce4" office:value-type="string" calcext:value-type="string">
            <text:p>Kommunaler Finanzausgleich</text:p>
          </table:table-cell>
          <table:table-cell table:style-name="ce70" table:content-validation-name="val21" office:value-type="currency" office:currency="EUR" office:value="0" calcext:value-type="currency">
            <text:p>0 €</text:p>
          </table:table-cell>
          <table:table-cell table:style-name="ce70" office:value-type="currency" office:currency="EUR" office:value="9915000" calcext:value-type="currency">
            <text:p>9,915,000 €</text:p>
          </table:table-cell>
          <table:table-cell table:style-name="ce70" office:value-type="currency" office:currency="EUR" office:value="69117300" calcext:value-type="currency">
            <text:p>69,117,300 €</text:p>
          </table:table-cell>
          <table:table-cell table:style-name="ce70" office:value-type="currency" office:currency="EUR" office:value="301395500" calcext:value-type="currency">
            <text:p>301,395,500 €</text:p>
          </table:table-cell>
          <table:table-cell table:style-name="ce70" table:formula="of:=SUM([.C32:.F32])" office:value-type="currency" office:currency="EUR" office:value="380427800" calcext:value-type="currency">
            <text:p>380,427,800 €</text:p>
          </table:table-cell>
          <table:table-cell table:style-name="ce70" office:value-type="currency" office:currency="EUR" office:value="0" calcext:value-type="currency">
            <text:p>0 €</text:p>
          </table:table-cell>
          <table:table-cell table:style-name="ce70" office:value-type="currency" office:currency="EUR" office:value="653000" calcext:value-type="currency">
            <text:p>653,000 €</text:p>
          </table:table-cell>
          <table:table-cell table:style-name="ce70" office:value-type="currency" office:currency="EUR" office:value="13595913200" calcext:value-type="currency">
            <text:p>13,595,913,200 €</text:p>
          </table:table-cell>
          <table:table-cell table:style-name="ce70" office:value-type="currency" office:currency="EUR" office:value="0" calcext:value-type="currency">
            <text:p>0 €</text:p>
          </table:table-cell>
          <table:table-cell table:style-name="ce70" office:value-type="currency" office:currency="EUR" office:value="1061412100" calcext:value-type="currency">
            <text:p>1,061,412,100 €</text:p>
          </table:table-cell>
          <table:table-cell table:style-name="ce70" office:value-type="currency" office:currency="EUR" office:value="3857700" calcext:value-type="currency">
            <text:p>3,857,700 €</text:p>
          </table:table-cell>
          <table:table-cell table:style-name="ce70" table:formula="of:=SUM([.H32:.M32])" office:value-type="currency" office:currency="EUR" office:value="14661836000" calcext:value-type="currency">
            <text:p>14,661,836,000 €</text:p>
          </table:table-cell>
          <table:table-cell table:style-name="ce70" table:formula="of:=[.G32]-[.N32]" office:value-type="currency" office:currency="EUR" office:value="-14281408200" calcext:value-type="currency">
            <text:p>-14,281,408,200 €</text:p>
          </table:table-cell>
          <table:table-cell table:style-name="ce70" office:value-type="currency" office:currency="EUR" office:value="138600000" calcext:value-type="currency">
            <text:p>138,600,000 €</text:p>
          </table:table-cell>
          <table:table-cell table:style-name="ce4"/>
          <table:table-cell table:style-name="ce41" office:value-type="string" calcext:value-type="string">
            <text:p>20 29</text:p>
          </table:table-cell>
          <table:table-cell table:style-name="ce4" office:value-type="string" calcext:value-type="string">
            <text:p>Ablösung der Staatsleistungen an Religionsgesellschaften</text:p>
          </table:table-cell>
          <table:table-cell table:style-name="ce67" table:content-validation-name="val21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61000" calcext:value-type="currency">
            <text:p>61,0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67" table:formula="of:=SUM([.T32:.W32])" office:value-type="currency" office:currency="EUR" office:value="61000" calcext:value-type="currency">
            <text:p>61,000 €</text:p>
          </table:table-cell>
          <table:table-cell table:number-columns-repeated="2" table:style-name="ce67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37640700" calcext:value-type="currency">
            <text:p>37,640,700 €</text:p>
          </table:table-cell>
          <table:table-cell table:number-columns-repeated="3" table:style-name="ce67" office:value-type="currency" office:currency="EUR" office:value="0" calcext:value-type="currency">
            <text:p>0 €</text:p>
          </table:table-cell>
          <table:table-cell table:style-name="ce67" table:formula="of:=SUM([.Y32:.AD32])" office:value-type="currency" office:currency="EUR" office:value="37640700" calcext:value-type="currency">
            <text:p>37,640,700 €</text:p>
          </table:table-cell>
          <table:table-cell table:style-name="ce67" table:formula="of:=[.X32]-[.AE32]" office:value-type="currency" office:currency="EUR" office:value="-37579700" calcext:value-type="currency">
            <text:p>-37,579,7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number-columns-repeated="991"/>
        </table:table-row>
        <table:table-row table:style-name="ro2">
          <table:table-cell table:style-name="ce41" office:value-type="string" calcext:value-type="string">
            <text:p>20 40</text:p>
          </table:table-cell>
          <table:table-cell table:style-name="ce4" office:value-type="string" calcext:value-type="string">
            <text:p>Versorgung und Beihilfen</text:p>
          </table:table-cell>
          <table:table-cell table:style-name="ce103" table:content-validation-name="val21" office:value-type="currency" office:currency="EUR" office:value="0" calcext:value-type="currency">
            <text:p>0 €</text:p>
          </table:table-cell>
          <table:table-cell table:style-name="ce103" office:value-type="currency" office:currency="EUR" office:value="5730000" calcext:value-type="currency">
            <text:p>5,730,000 €</text:p>
          </table:table-cell>
          <table:table-cell table:style-name="ce103" office:value-type="currency" office:currency="EUR" office:value="458607700" calcext:value-type="currency">
            <text:p>458,607,700 €</text:p>
          </table:table-cell>
          <table:table-cell table:style-name="ce103" office:value-type="currency" office:currency="EUR" office:value="0" calcext:value-type="currency">
            <text:p>0 €</text:p>
          </table:table-cell>
          <table:table-cell table:style-name="ce70" table:formula="of:=SUM([.C33:.F33])" office:value-type="currency" office:currency="EUR" office:value="464337700" calcext:value-type="currency">
            <text:p>464,337,700 €</text:p>
          </table:table-cell>
          <table:table-cell table:style-name="ce103" office:value-type="currency" office:currency="EUR" office:value="3738653800" calcext:value-type="currency">
            <text:p>3,738,653,800 €</text:p>
          </table:table-cell>
          <table:table-cell table:style-name="ce103" office:value-type="currency" office:currency="EUR" office:value="10000" calcext:value-type="currency">
            <text:p>10,000 €</text:p>
          </table:table-cell>
          <table:table-cell table:style-name="ce103" office:value-type="currency" office:currency="EUR" office:value="2501176900" calcext:value-type="currency">
            <text:p>2,501,176,900 €</text:p>
          </table:table-cell>
          <table:table-cell table:number-columns-repeated="2" table:style-name="ce103" office:value-type="currency" office:currency="EUR" office:value="0" calcext:value-type="currency">
            <text:p>0 €</text:p>
          </table:table-cell>
          <table:table-cell table:style-name="ce103" office:value-type="currency" office:currency="EUR" office:value="40114700" calcext:value-type="currency">
            <text:p>40,114,700 €</text:p>
          </table:table-cell>
          <table:table-cell table:style-name="ce70" table:formula="of:=SUM([.H33:.M33])" office:value-type="currency" office:currency="EUR" office:value="6279955400" calcext:value-type="currency">
            <text:p>6,279,955,400 €</text:p>
          </table:table-cell>
          <table:table-cell table:style-name="ce70" table:formula="of:=[.G33]-[.N33]" office:value-type="currency" office:currency="EUR" office:value="-5815617700" calcext:value-type="currency">
            <text:p>-5,815,617,700 €</text:p>
          </table:table-cell>
          <table:table-cell table:style-name="ce103" office:value-type="currency" office:currency="EUR" office:value="0" calcext:value-type="currency">
            <text:p>0 €</text:p>
          </table:table-cell>
          <table:table-cell table:style-name="ce4"/>
          <table:table-cell table:style-name="ce41" office:value-type="string" calcext:value-type="string">
            <text:p>20 30</text:p>
          </table:table-cell>
          <table:table-cell table:style-name="ce4" office:value-type="string" calcext:value-type="string">
            <text:p>Kommunaler Finanzausgleich</text:p>
          </table:table-cell>
          <table:table-cell table:style-name="ce67" table:content-validation-name="val21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19380100" calcext:value-type="currency">
            <text:p>19,380,100 €</text:p>
          </table:table-cell>
          <table:table-cell table:style-name="ce67" office:value-type="currency" office:currency="EUR" office:value="72721000" calcext:value-type="currency">
            <text:p>72,721,0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67" table:formula="of:=SUM([.T33:.W33])" office:value-type="currency" office:currency="EUR" office:value="92101100" calcext:value-type="currency">
            <text:p>92,101,1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672000" calcext:value-type="currency">
            <text:p>672,000 €</text:p>
          </table:table-cell>
          <table:table-cell table:style-name="ce67" office:value-type="currency" office:currency="EUR" office:value="13365284800" calcext:value-type="currency">
            <text:p>13,365,284,8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976870600" calcext:value-type="currency">
            <text:p>976,870,600 €</text:p>
          </table:table-cell>
          <table:table-cell table:style-name="ce67" office:value-type="currency" office:currency="EUR" office:value="3857700" calcext:value-type="currency">
            <text:p>3,857,700 €</text:p>
          </table:table-cell>
          <table:table-cell table:style-name="ce67" table:formula="of:=SUM([.Y33:.AD33])" office:value-type="currency" office:currency="EUR" office:value="14346685100" calcext:value-type="currency">
            <text:p>14,346,685,100 €</text:p>
          </table:table-cell>
          <table:table-cell table:style-name="ce67" table:formula="of:=[.X33]-[.AE33]" office:value-type="currency" office:currency="EUR" office:value="-14254584000" calcext:value-type="currency">
            <text:p>-14,254,584,000 €</text:p>
          </table:table-cell>
          <table:table-cell table:style-name="ce67" office:value-type="currency" office:currency="EUR" office:value="121036800" calcext:value-type="currency">
            <text:p>121,036,800 €</text:p>
          </table:table-cell>
          <table:table-cell table:number-columns-repeated="991"/>
        </table:table-row>
        <table:table-row table:style-name="ro2">
          <table:table-cell table:style-name="ce4" office:value-type="string" calcext:value-type="string">
            <text:p>Summe 2025</text:p>
          </table:table-cell>
          <table:table-cell table:style-name="ce4"/>
          <table:table-cell table:style-name="ce67" table:content-validation-name="val21" table:formula="of:=SUM([.C2:.C33])" office:value-type="currency" office:currency="EUR" office:value="85477906000" calcext:value-type="currency">
            <text:p>85,477,906,000 €</text:p>
          </table:table-cell>
          <table:table-cell table:style-name="ce67" table:formula="of:=SUM([.D2:.D33])" office:value-type="currency" office:currency="EUR" office:value="617951800" calcext:value-type="currency">
            <text:p>617,951,800 €</text:p>
          </table:table-cell>
          <table:table-cell table:style-name="ce67" table:formula="of:=SUM([.E2:.E33])" office:value-type="currency" office:currency="EUR" office:value="7878071300" calcext:value-type="currency">
            <text:p>7,878,071,300 €</text:p>
          </table:table-cell>
          <table:table-cell table:style-name="ce67" table:formula="of:=SUM([.F2:.F33])" office:value-type="currency" office:currency="EUR" office:value="-6102188000" calcext:value-type="currency">
            <text:p>-6,102,188,000 €</text:p>
          </table:table-cell>
          <table:table-cell table:style-name="ce67" table:formula="of:=SUM([.G2:.G33])" office:value-type="currency" office:currency="EUR" office:value="87871741100" calcext:value-type="currency">
            <text:p>87,871,741,100 €</text:p>
          </table:table-cell>
          <table:table-cell table:style-name="ce67" table:formula="of:=SUM([.H2:.H33])" office:value-type="currency" office:currency="EUR" office:value="4174270500" calcext:value-type="currency">
            <text:p>4,174,270,500 €</text:p>
          </table:table-cell>
          <table:table-cell table:style-name="ce67" table:formula="of:=SUM([.I2:.I33])" office:value-type="currency" office:currency="EUR" office:value="435140500" calcext:value-type="currency">
            <text:p>435,140,500 €</text:p>
          </table:table-cell>
          <table:table-cell table:style-name="ce67" table:formula="of:=SUM([.J2:.J33])" office:value-type="currency" office:currency="EUR" office:value="18191495000" calcext:value-type="currency">
            <text:p>18,191,495,000 €</text:p>
          </table:table-cell>
          <table:table-cell table:style-name="ce67" table:formula="of:=SUM([.K2:.K33])" office:value-type="currency" office:currency="EUR" office:value="34000" calcext:value-type="currency">
            <text:p>34,000 €</text:p>
          </table:table-cell>
          <table:table-cell table:style-name="ce67" table:formula="of:=SUM([.L2:.L33])" office:value-type="currency" office:currency="EUR" office:value="2544264400" calcext:value-type="currency">
            <text:p>2,544,264,400 €</text:p>
          </table:table-cell>
          <table:table-cell table:style-name="ce67" table:formula="of:=SUM([.M2:.M33])" office:value-type="currency" office:currency="EUR" office:value="817461800" calcext:value-type="currency">
            <text:p>817,461,800 €</text:p>
          </table:table-cell>
          <table:table-cell table:style-name="ce67" table:formula="of:=SUM([.N2:.N33])" office:value-type="currency" office:currency="EUR" office:value="26162666200" calcext:value-type="currency">
            <text:p>26,162,666,200 €</text:p>
          </table:table-cell>
          <table:table-cell table:style-name="ce67" table:formula="of:=SUM([.O2:.O33])" office:value-type="currency" office:currency="EUR" office:value="61709074900" calcext:value-type="currency">
            <text:p>61,709,074,900 €</text:p>
          </table:table-cell>
          <table:table-cell table:style-name="ce67" table:formula="of:=SUM([.P2:.P33])" office:value-type="currency" office:currency="EUR" office:value="1312799100" calcext:value-type="currency">
            <text:p>1,312,799,100 €</text:p>
          </table:table-cell>
          <table:table-cell table:style-name="ce4"/>
          <table:table-cell table:style-name="ce41" office:value-type="string" calcext:value-type="string">
            <text:p>20 40</text:p>
          </table:table-cell>
          <table:table-cell table:style-name="ce4" office:value-type="string" calcext:value-type="string">
            <text:p>Versorgung und Beihilfen</text:p>
          </table:table-cell>
          <table:table-cell table:style-name="ce67" table:content-validation-name="val21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7505000" calcext:value-type="currency">
            <text:p>7,505,000 €</text:p>
          </table:table-cell>
          <table:table-cell table:style-name="ce67" office:value-type="currency" office:currency="EUR" office:value="505407600" calcext:value-type="currency">
            <text:p>505,407,6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style-name="ce67" table:formula="of:=SUM([.T34:.W34])" office:value-type="currency" office:currency="EUR" office:value="512912600" calcext:value-type="currency">
            <text:p>512,912,600 €</text:p>
          </table:table-cell>
          <table:table-cell table:style-name="ce67" office:value-type="currency" office:currency="EUR" office:value="4249560500" calcext:value-type="currency">
            <text:p>4,249,560,500 €</text:p>
          </table:table-cell>
          <table:table-cell table:style-name="ce67" office:value-type="currency" office:currency="EUR" office:value="5000" calcext:value-type="currency">
            <text:p>5,000 €</text:p>
          </table:table-cell>
          <table:table-cell table:style-name="ce67" office:value-type="currency" office:currency="EUR" office:value="2519085600" calcext:value-type="currency">
            <text:p>2,519,085,600 €</text:p>
          </table:table-cell>
          <table:table-cell table:number-columns-repeated="2" table:style-name="ce67" office:value-type="currency" office:currency="EUR" office:value="0" calcext:value-type="currency">
            <text:p>0 €</text:p>
          </table:table-cell>
          <table:table-cell table:style-name="ce67" office:value-type="currency" office:currency="EUR" office:value="45407300" calcext:value-type="currency">
            <text:p>45,407,300 €</text:p>
          </table:table-cell>
          <table:table-cell table:style-name="ce67" table:formula="of:=SUM([.Y34:.AD34])" office:value-type="currency" office:currency="EUR" office:value="6814058400" calcext:value-type="currency">
            <text:p>6,814,058,400 €</text:p>
          </table:table-cell>
          <table:table-cell table:style-name="ce67" table:formula="of:=[.X34]-[.AE34]" office:value-type="currency" office:currency="EUR" office:value="-6301145800" calcext:value-type="currency">
            <text:p>-6,301,145,800 €</text:p>
          </table:table-cell>
          <table:table-cell table:style-name="ce67" office:value-type="currency" office:currency="EUR" office:value="0" calcext:value-type="currency">
            <text:p>0 €</text:p>
          </table:table-cell>
          <table:table-cell table:number-columns-repeated="991"/>
        </table:table-row>
        <table:table-row table:style-name="ro2">
          <table:table-cell table:number-columns-repeated="17"/>
          <table:table-cell table:style-name="ce4" office:value-type="string" calcext:value-type="string">
            <text:p>Summe 2026</text:p>
          </table:table-cell>
          <table:table-cell table:style-name="ce4"/>
          <table:table-cell table:style-name="ce67" table:content-validation-name="val21" table:formula="of:=SUM([.T2:.T34])" office:value-type="currency" office:currency="EUR" office:value="88761241900" calcext:value-type="currency">
            <text:p>88,761,241,900 €</text:p>
          </table:table-cell>
          <table:table-cell table:style-name="ce67" table:formula="of:=SUM([.U2:.U34])" office:value-type="currency" office:currency="EUR" office:value="454613400" calcext:value-type="currency">
            <text:p>454,613,400 €</text:p>
          </table:table-cell>
          <table:table-cell table:style-name="ce67" table:formula="of:=SUM([.V2:.V34])" office:value-type="currency" office:currency="EUR" office:value="8096455800" calcext:value-type="currency">
            <text:p>8,096,455,800 €</text:p>
          </table:table-cell>
          <table:table-cell table:style-name="ce67" table:formula="of:=SUM([.W2:.W34])" office:value-type="currency" office:currency="EUR" office:value="22559708400" calcext:value-type="currency">
            <text:p>22,559,708,400 €</text:p>
          </table:table-cell>
          <table:table-cell table:style-name="ce67" table:formula="of:=SUM([.X2:.X34])" office:value-type="currency" office:currency="EUR" office:value="119872019500" calcext:value-type="currency">
            <text:p>119,872,019,500 €</text:p>
          </table:table-cell>
          <table:table-cell table:style-name="ce67" table:formula="of:=SUM([.Y2:.Y34])" office:value-type="currency" office:currency="EUR" office:value="4915766700" calcext:value-type="currency">
            <text:p>4,915,766,700 €</text:p>
          </table:table-cell>
          <table:table-cell table:style-name="ce67" table:formula="of:=SUM([.Z2:.Z34])" office:value-type="currency" office:currency="EUR" office:value="1673865300" calcext:value-type="currency">
            <text:p>1,673,865,300 €</text:p>
          </table:table-cell>
          <table:table-cell table:style-name="ce67" table:formula="of:=SUM([.AA2:.AA34])" office:value-type="currency" office:currency="EUR" office:value="37635546400" calcext:value-type="currency">
            <text:p>37,635,546,400 €</text:p>
          </table:table-cell>
          <table:table-cell table:style-name="ce67" table:formula="of:=SUM([.AB2:.AB34])" office:value-type="currency" office:currency="EUR" office:value="8500" calcext:value-type="currency">
            <text:p>8,500 €</text:p>
          </table:table-cell>
          <table:table-cell table:style-name="ce67" table:formula="of:=SUM([.AC2:.AC34])" office:value-type="currency" office:currency="EUR" office:value="3611066900" calcext:value-type="currency">
            <text:p>3,611,066,900 €</text:p>
          </table:table-cell>
          <table:table-cell table:style-name="ce67" table:formula="of:=SUM([.AD2:.AD34])" office:value-type="currency" office:currency="EUR" office:value="-8489847100" calcext:value-type="currency">
            <text:p>-8,489,847,100 €</text:p>
          </table:table-cell>
          <table:table-cell table:style-name="ce67" table:formula="of:=SUM([.AE2:.AE34])" office:value-type="currency" office:currency="EUR" office:value="39346406700" calcext:value-type="currency">
            <text:p>39,346,406,700 €</text:p>
          </table:table-cell>
          <table:table-cell table:style-name="ce67" table:formula="of:=SUM([.AF2:.AF34])" office:value-type="currency" office:currency="EUR" office:value="80525612800" calcext:value-type="currency">
            <text:p>80,525,612,800 €</text:p>
          </table:table-cell>
          <table:table-cell table:style-name="ce67" table:formula="of:=SUM([.AG2:.AG34])" office:value-type="currency" office:currency="EUR" office:value="2050048100" calcext:value-type="currency">
            <text:p>2,050,048,100 €</text:p>
          </table:table-cell>
          <table:table-cell table:number-columns-repeated="991"/>
        </table:table-row>
        <table:table-row table:style-name="ro3" table:number-rows-repeated="3">
          <table:table-cell table:number-columns-repeated="17"/>
          <table:table-cell table:style-name="ce4" table:number-columns-repeated="2"/>
          <table:table-cell table:number-columns-repeated="1005"/>
        </table:table-row>
        <table:table-row table:style-name="ro3">
          <table:table-cell table:number-columns-repeated="17"/>
          <table:table-cell table:style-name="ce4" table:number-columns-repeated="2"/>
          <table:table-cell table:number-columns-repeated="2"/>
          <table:table-cell table:style-name="ce120" table:number-columns-repeated="2"/>
          <table:table-cell table:number-columns-repeated="1001"/>
        </table:table-row>
        <table:table-row table:style-name="ro3" table:number-rows-repeated="27">
          <table:table-cell table:number-columns-repeated="17"/>
          <table:table-cell table:style-name="ce4" table:number-columns-repeated="2"/>
          <table:table-cell table:number-columns-repeated="1005"/>
        </table:table-row>
        <table:table-row table:style-name="ro3">
          <table:table-cell table:number-columns-repeated="17"/>
          <table:table-cell table:style-name="ce4" table:number-columns-repeated="2"/>
          <table:table-cell table:number-columns-repeated="1005"/>
        </table:table-row>
        <table:table-row table:style-name="ro3" table:number-rows-repeated="30">
          <table:table-cell table:number-columns-repeated="17"/>
          <table:table-cell table:style-name="ce4" table:number-columns-repeated="2"/>
          <table:table-cell table:number-columns-repeated="1005"/>
        </table:table-row>
        <table:table-row table:style-name="ro3">
          <table:table-cell table:number-columns-repeated="17"/>
          <table:table-cell table:style-name="ce4" table:number-columns-repeated="2"/>
          <table:table-cell table:number-columns-repeated="1005"/>
        </table:table-row>
        <table:table-row table:style-name="ro3" table:number-rows-repeated="42">
          <table:table-cell table:number-columns-repeated="17"/>
          <table:table-cell table:style-name="ce4" table:number-columns-repeated="2"/>
          <table:table-cell table:number-columns-repeated="1005"/>
        </table:table-row>
        <table:table-row table:style-name="ro3">
          <table:table-cell table:number-columns-repeated="17"/>
          <table:table-cell table:style-name="ce4" table:number-columns-repeated="2"/>
          <table:table-cell table:number-columns-repeated="1005"/>
        </table:table-row>
        <table:table-row table:style-name="ro3" table:number-rows-repeated="30">
          <table:table-cell table:number-columns-repeated="17"/>
          <table:table-cell table:style-name="ce4" table:number-columns-repeated="2"/>
          <table:table-cell table:number-columns-repeated="1005"/>
        </table:table-row>
        <table:table-row table:style-name="ro3">
          <table:table-cell table:number-columns-repeated="17"/>
          <table:table-cell table:style-name="ce4" table:number-columns-repeated="2"/>
          <table:table-cell table:number-columns-repeated="1005"/>
        </table:table-row>
        <table:table-row table:style-name="ro3" table:number-rows-repeated="32">
          <table:table-cell table:number-columns-repeated="17"/>
          <table:table-cell table:style-name="ce4" table:number-columns-repeated="2"/>
          <table:table-cell table:number-columns-repeated="1005"/>
        </table:table-row>
        <table:table-row table:style-name="ro3">
          <table:table-cell table:number-columns-repeated="17"/>
          <table:table-cell table:style-name="ce4" table:number-columns-repeated="2"/>
          <table:table-cell table:number-columns-repeated="1005"/>
        </table:table-row>
        <table:table-row table:style-name="ro3" table:number-rows-repeated="39">
          <table:table-cell table:number-columns-repeated="17"/>
          <table:table-cell table:style-name="ce4" table:number-columns-repeated="2"/>
          <table:table-cell table:number-columns-repeated="1005"/>
        </table:table-row>
        <table:table-row table:style-name="ro3">
          <table:table-cell table:number-columns-repeated="17"/>
          <table:table-cell table:style-name="ce4" table:number-columns-repeated="2"/>
          <table:table-cell table:number-columns-repeated="1005"/>
        </table:table-row>
        <table:table-row table:style-name="ro3">
          <table:table-cell table:number-columns-repeated="17"/>
          <table:table-cell table:style-name="ce4" table:number-columns-repeated="2"/>
          <table:table-cell table:number-columns-repeated="1005"/>
        </table:table-row>
        <table:table-row table:style-name="ro3" table:number-rows-repeated="31">
          <table:table-cell table:number-columns-repeated="17"/>
          <table:table-cell table:style-name="ce4" table:number-columns-repeated="2"/>
          <table:table-cell table:number-columns-repeated="1005"/>
        </table:table-row>
        <table:table-row table:style-name="ro3">
          <table:table-cell table:number-columns-repeated="17"/>
          <table:table-cell table:style-name="ce4" table:number-columns-repeated="2"/>
          <table:table-cell table:number-columns-repeated="1005"/>
        </table:table-row>
        <table:table-row table:style-name="ro3" table:number-rows-repeated="30">
          <table:table-cell table:number-columns-repeated="17"/>
          <table:table-cell table:style-name="ce4" table:number-columns-repeated="2"/>
          <table:table-cell table:number-columns-repeated="1005"/>
        </table:table-row>
        <table:table-row table:style-name="ro3">
          <table:table-cell table:number-columns-repeated="17"/>
          <table:table-cell table:style-name="ce4" table:number-columns-repeated="2"/>
          <table:table-cell table:number-columns-repeated="1005"/>
        </table:table-row>
        <table:table-row table:style-name="ro3" table:number-rows-repeated="42">
          <table:table-cell table:number-columns-repeated="17"/>
          <table:table-cell table:style-name="ce4" table:number-columns-repeated="2"/>
          <table:table-cell table:number-columns-repeated="1005"/>
        </table:table-row>
        <table:table-row table:style-name="ro3">
          <table:table-cell table:number-columns-repeated="17"/>
          <table:table-cell table:style-name="ce4" table:number-columns-repeated="2"/>
          <table:table-cell table:number-columns-repeated="1005"/>
        </table:table-row>
        <table:table-row table:style-name="ro3" table:number-rows-repeated="30">
          <table:table-cell table:number-columns-repeated="17"/>
          <table:table-cell table:style-name="ce4" table:number-columns-repeated="2"/>
          <table:table-cell table:number-columns-repeated="1005"/>
        </table:table-row>
        <table:table-row table:style-name="ro3">
          <table:table-cell table:number-columns-repeated="17"/>
          <table:table-cell table:style-name="ce4" table:number-columns-repeated="2"/>
          <table:table-cell table:number-columns-repeated="1005"/>
        </table:table-row>
        <table:table-row table:style-name="ro3" table:number-rows-repeated="32">
          <table:table-cell table:number-columns-repeated="17"/>
          <table:table-cell table:style-name="ce4" table:number-columns-repeated="2"/>
          <table:table-cell table:number-columns-repeated="1005"/>
        </table:table-row>
        <table:table-row table:style-name="ro3">
          <table:table-cell table:number-columns-repeated="17"/>
          <table:table-cell table:style-name="ce4" table:number-columns-repeated="2"/>
          <table:table-cell table:number-columns-repeated="1005"/>
        </table:table-row>
        <table:table-row table:style-name="ro3" table:number-rows-repeated="39">
          <table:table-cell table:number-columns-repeated="17"/>
          <table:table-cell table:style-name="ce4" table:number-columns-repeated="2"/>
          <table:table-cell table:number-columns-repeated="1005"/>
        </table:table-row>
        <table:table-row table:style-name="ro3">
          <table:table-cell table:number-columns-repeated="17"/>
          <table:table-cell table:style-name="ce4" table:number-columns-repeated="2"/>
          <table:table-cell table:number-columns-repeated="1005"/>
        </table:table-row>
        <table:table-row table:style-name="ro3">
          <table:table-cell table:number-columns-repeated="17"/>
          <table:table-cell table:style-name="ce4" table:number-columns-repeated="2"/>
          <table:table-cell table:number-columns-repeated="1005"/>
        </table:table-row>
        <table:table-row table:style-name="ro3" table:number-rows-repeated="31">
          <table:table-cell table:number-columns-repeated="17"/>
          <table:table-cell table:style-name="ce4" table:number-columns-repeated="2"/>
          <table:table-cell table:number-columns-repeated="1005"/>
        </table:table-row>
        <table:table-row table:style-name="ro3">
          <table:table-cell table:number-columns-repeated="17"/>
          <table:table-cell table:style-name="ce4" table:number-columns-repeated="2"/>
          <table:table-cell table:number-columns-repeated="1005"/>
        </table:table-row>
        <table:table-row table:style-name="ro3" table:number-rows-repeated="30">
          <table:table-cell table:number-columns-repeated="17"/>
          <table:table-cell table:style-name="ce4" table:number-columns-repeated="2"/>
          <table:table-cell table:number-columns-repeated="1005"/>
        </table:table-row>
        <table:table-row table:style-name="ro3">
          <table:table-cell table:number-columns-repeated="17"/>
          <table:table-cell table:style-name="ce4" table:number-columns-repeated="2"/>
          <table:table-cell table:number-columns-repeated="1005"/>
        </table:table-row>
        <table:table-row table:style-name="ro3" table:number-rows-repeated="42">
          <table:table-cell table:number-columns-repeated="17"/>
          <table:table-cell table:style-name="ce4" table:number-columns-repeated="2"/>
          <table:table-cell table:number-columns-repeated="1005"/>
        </table:table-row>
        <table:table-row table:style-name="ro3">
          <table:table-cell table:number-columns-repeated="17"/>
          <table:table-cell table:style-name="ce4" table:number-columns-repeated="2"/>
          <table:table-cell table:number-columns-repeated="1005"/>
        </table:table-row>
        <table:table-row table:style-name="ro3" table:number-rows-repeated="30">
          <table:table-cell table:number-columns-repeated="17"/>
          <table:table-cell table:style-name="ce4" table:number-columns-repeated="2"/>
          <table:table-cell table:number-columns-repeated="1005"/>
        </table:table-row>
        <table:table-row table:style-name="ro3">
          <table:table-cell table:number-columns-repeated="17"/>
          <table:table-cell table:style-name="ce4" table:number-columns-repeated="2"/>
          <table:table-cell table:number-columns-repeated="1005"/>
        </table:table-row>
        <table:table-row table:style-name="ro3" table:number-rows-repeated="32">
          <table:table-cell table:number-columns-repeated="17"/>
          <table:table-cell table:style-name="ce4" table:number-columns-repeated="2"/>
          <table:table-cell table:number-columns-repeated="1005"/>
        </table:table-row>
        <table:table-row table:style-name="ro3">
          <table:table-cell table:number-columns-repeated="17"/>
          <table:table-cell table:style-name="ce4" table:number-columns-repeated="2"/>
          <table:table-cell table:number-columns-repeated="1005"/>
        </table:table-row>
        <table:table-row table:style-name="ro3" table:number-rows-repeated="39">
          <table:table-cell table:number-columns-repeated="17"/>
          <table:table-cell table:style-name="ce4" table:number-columns-repeated="2"/>
          <table:table-cell table:number-columns-repeated="1005"/>
        </table:table-row>
        <table:table-row table:style-name="ro3">
          <table:table-cell table:number-columns-repeated="17"/>
          <table:table-cell table:style-name="ce4" table:number-columns-repeated="2"/>
          <table:table-cell table:number-columns-repeated="1005"/>
        </table:table-row>
        <table:table-row table:style-name="ro3">
          <table:table-cell table:number-columns-repeated="17"/>
          <table:table-cell table:style-name="ce4" table:number-columns-repeated="2"/>
          <table:table-cell table:number-columns-repeated="1005"/>
        </table:table-row>
        <table:table-row table:style-name="ro4" table:number-rows-repeated="1047907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  <table:database-ranges>
        <table:database-range table:name="EP01_26" table:target-range-address="'Einzelplan 01'.R1:'Einzelplan 01'.AG12"/>
        <table:database-range table:name="EP02_25" table:target-range-address="'Einzelplan 02'.A1:'Einzelplan 02'.P5"/>
        <table:database-range table:name="EP02_26" table:target-range-address="'Einzelplan 02'.R1:'Einzelplan 02'.AG7"/>
        <table:database-range table:name="EP03_25" table:target-range-address="'Einzelplan 03'.A1:'Einzelplan 03'.P12"/>
        <table:database-range table:name="EP03_26" table:target-range-address="'Einzelplan 03'.R1:'Einzelplan 03'.AG20"/>
        <table:database-range table:name="EP04_25" table:target-range-address="'Einzelplan 04'.A1:'Einzelplan 04'.P49"/>
        <table:database-range table:name="EP04_26" table:target-range-address="'Einzelplan 04'.R1:'Einzelplan 04'.AG49"/>
        <table:database-range table:name="EP05_25" table:target-range-address="'Einzelplan 05'.A1:'Einzelplan 05'.P15"/>
        <table:database-range table:name="EP05_26" table:target-range-address="'Einzelplan 05'.R1:'Einzelplan 05'.AG15"/>
        <table:database-range table:name="EP06_25" table:target-range-address="'Einzelplan 06'.A1:'Einzelplan 06'.P9"/>
        <table:database-range table:name="EP06_26" table:target-range-address="'Einzelplan 06'.R1:'Einzelplan 06'.AG10"/>
        <table:database-range table:name="Ep07_25" table:target-range-address="'Einzelplan 07'.A1:'Einzelplan 07'.P14"/>
        <table:database-range table:name="EP07_26" table:target-range-address="'Einzelplan 07'.R1:'Einzelplan 07'.AG16"/>
        <table:database-range table:name="EP08_25" table:target-range-address="'Einzelplan 08'.A1:'Einzelplan 08'.P19"/>
        <table:database-range table:name="EP08_26" table:target-range-address="'Einzelplan 08'.R1:'Einzelplan 08'.AG22"/>
        <table:database-range table:name="EP09_25" table:target-range-address="'Einzelplan 09'.A1:'Einzelplan 09'.P16"/>
        <table:database-range table:name="EP09_26" table:target-range-address="'Einzelplan 09'.R1:'Einzelplan 09'.AG20"/>
        <table:database-range table:name="EP10_25" table:target-range-address="'Einzelplan 10'.A1:'Einzelplan 10'.P14"/>
        <table:database-range table:name="EP10_27" table:target-range-address="'Einzelplan 10'.R1:'Einzelplan 10'.AG15"/>
        <table:database-range table:name="EP11_25" table:target-range-address="'Einzelplan 11'.A1:'Einzelplan 11'.P35"/>
        <table:database-range table:name="EP11_26" table:target-range-address="'Einzelplan 11'.R1:'Einzelplan 11'.AG37"/>
        <table:database-range table:name="EP12_25" table:target-range-address="'Einzelplan 12'.A1:'Einzelplan 12'.P6"/>
        <table:database-range table:name="EP12_26" table:target-range-address="'Einzelplan 12'.R1:'Einzelplan 12'.AG11"/>
        <table:database-range table:name="EP13_25" table:target-range-address="'Einzelplan 13'.A1:'Einzelplan 13'.P9"/>
        <table:database-range table:name="EP13_26" table:target-range-address="'Einzelplan 13'.R1:'Einzelplan 13'.AG13"/>
        <table:database-range table:name="EP14_25" table:target-range-address="'Einzelplan 14'.A1:'Einzelplan 14'.P15"/>
        <table:database-range table:name="EP14_26" table:target-range-address="'Einzelplan 14'.R1:'Einzelplan 14'.AG15"/>
        <table:database-range table:name="EP15_25" table:target-range-address="'Einzelplan 15'.A1:'Einzelplan 15'.P5"/>
        <table:database-range table:name="EP15_26" table:target-range-address="'Einzelplan 15'.R1:'Einzelplan 15'.AG5"/>
        <table:database-range table:name="EP16_25" table:target-range-address="'Einzelplan 16'.A1:'Einzelplan 16'.P3"/>
        <table:database-range table:name="EP16_26" table:target-range-address="'Einzelplan 16'.R1:'Einzelplan 16'.AG3"/>
        <table:database-range table:name="EP17_25" table:target-range-address="'Einzelplan 17'.A1:'Einzelplan 17'.P32"/>
        <table:database-range table:name="EP17_26" table:target-range-address="'Einzelplan 17'.R1:'Einzelplan 17'.AG32"/>
        <table:database-range table:name="EP18_25" table:target-range-address="'Einzelplan 18'.A1:'Einzelplan 18'.P3"/>
        <table:database-range table:name="EP18_26" table:target-range-address="'Einzelplan 18'.R1:'Einzelplan 18'.AG4"/>
        <table:database-range table:name="EP19_25" table:target-range-address="'Einzelplan 19'.A1:'Einzelplan 19'.P17"/>
        <table:database-range table:name="EP19_26" table:target-range-address="'Einzelplan 19'.R1:'Einzelplan 19'.AG17"/>
        <table:database-range table:name="EP20_25" table:target-range-address="'Einzelplan 20'.A1:'Einzelplan 20'.P34"/>
        <table:database-range table:name="EP20_26" table:target-range-address="'Einzelplan 20'.R1:'Einzelplan 20'.AG35"/>
        <table:database-range table:name="HH_2025" table:target-range-address="Zusammenfassung.A1:Zusammenfassung.P22"/>
        <table:database-range table:name="HH_2026" table:target-range-address="Zusammenfassung.R1:Zusammenfassung.AG22"/>
        <table:database-range table:name="Tabelle1" table:target-range-address="'Einzelplan 01'.A1:'Einzelplan 01'.P9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Jost" svg:font-family="Jost"/>
    <style:font-face style:name="Roboto" svg:font-family="Roboto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25">
      <number:number number:decimal-places="0" loext:min-decimal-places="0" number:min-integer-digits="1" number:grouping="true"/>
      <number:text> </number:text>
      <number:currency-symbol number:language="ar">€</number:currency-symbol>
    </number:currency-style>
    <number:currency-style style:name="N126">
      <number:number number:decimal-places="2" loext:min-decimal-places="2" number:min-integer-digits="1" number:grouping="true"/>
      <number:text> </number:text>
      <number:currency-symbol number:language="ar">€</number:currency-symbol>
    </number:currency-style>
    <number:date-style style:name="N127">
      <number:day number:style="long"/>
      <number:text> </number:text>
      <number:month number:style="long"/>
    </number:date-style>
    <number:date-style style:name="N128">
      <number:day number:style="long"/>
      <number:text> </number:text>
      <number:month number:style="long"/>
      <number:text> </number:text>
      <number:year/>
    </number:date-style>
    <number:date-style style:name="N129">
      <number:day/>
      <number:text> </number:text>
      <number:month/>
      <number:text> </number:text>
      <number:year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Zusammenfassung" style:display-name="PageStyle_Zusammenfassung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inzelplan_20_01" style:display-name="PageStyle_Einzelplan 0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inzelplan_20_02" style:display-name="PageStyle_Einzelplan 0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inzelplan_20_03" style:display-name="PageStyle_Einzelplan 0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inzelplan_20_04" style:display-name="PageStyle_Einzelplan 0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inzelplan_20_05" style:display-name="PageStyle_Einzelplan 0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inzelplan_20_06" style:display-name="PageStyle_Einzelplan 0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inzelplan_20_07" style:display-name="PageStyle_Einzelplan 0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inzelplan_20_08" style:display-name="PageStyle_Einzelplan 0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inzelplan_20_09" style:display-name="PageStyle_Einzelplan 0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inzelplan_20_10" style:display-name="PageStyle_Einzelplan 1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inzelplan_20_11" style:display-name="PageStyle_Einzelplan 1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inzelplan_20_12" style:display-name="PageStyle_Einzelplan 1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inzelplan_20_13" style:display-name="PageStyle_Einzelplan 1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inzelplan_20_14" style:display-name="PageStyle_Einzelplan 1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inzelplan_20_15" style:display-name="PageStyle_Einzelplan 1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inzelplan_20_16" style:display-name="PageStyle_Einzelplan 1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inzelplan_20_17" style:display-name="PageStyle_Einzelplan 1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inzelplan_20_18" style:display-name="PageStyle_Einzelplan 1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inzelplan_20_19" style:display-name="PageStyle_Einzelplan 1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inzelplan_20_20" style:display-name="PageStyle_Einzelplan 20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1" meta:cell-count="11523" meta:object-count="0"/>
    <meta:generator>LibreOfficeDev/6.0.5.2$Linux_X86_64 LibreOffice_project/</meta:generator>
  </office:meta>
</office:document-meta>
</file>